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2.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72cm"/>
    </style:style>
    <style:style style:name="co2" style:family="table-column">
      <style:table-column-properties fo:break-before="auto" style:column-width="7.962cm"/>
    </style:style>
    <style:style style:name="co3" style:family="table-column">
      <style:table-column-properties fo:break-before="auto" style:column-width="2.267cm"/>
    </style:style>
    <style:style style:name="co4" style:family="table-column">
      <style:table-column-properties fo:break-before="auto" style:column-width="1.109cm"/>
    </style:style>
    <style:style style:name="co5" style:family="table-column">
      <style:table-column-properties fo:break-before="auto" style:column-width="2.459cm"/>
    </style:style>
    <style:style style:name="co6" style:family="table-column">
      <style:table-column-properties fo:break-before="auto" style:column-width="2.385cm"/>
    </style:style>
    <style:style style:name="co7" style:family="table-column">
      <style:table-column-properties fo:break-before="auto" style:column-width="1.219cm"/>
    </style:style>
    <style:style style:name="co8" style:family="table-column">
      <style:table-column-properties fo:break-before="auto" style:column-width="5.81cm"/>
    </style:style>
    <style:style style:name="co9" style:family="table-column">
      <style:table-column-properties fo:break-before="auto" style:column-width="1cm"/>
    </style:style>
    <style:style style:name="co10" style:family="table-column">
      <style:table-column-properties fo:break-before="auto" style:column-width="2.094cm"/>
    </style:style>
    <style:style style:name="co11" style:family="table-column">
      <style:table-column-properties fo:break-before="auto" style:column-width="9.857cm"/>
    </style:style>
    <style:style style:name="co12" style:family="table-column">
      <style:table-column-properties fo:break-before="auto" style:column-width="2.24cm"/>
    </style:style>
    <style:style style:name="co13" style:family="table-column">
      <style:table-column-properties fo:break-before="auto" style:column-width="2.275cm"/>
    </style:style>
    <style:style style:name="co14" style:family="table-column">
      <style:table-column-properties fo:break-before="auto" style:column-width="1.256cm"/>
    </style:style>
    <style:style style:name="co15" style:family="table-column">
      <style:table-column-properties fo:break-before="auto" style:column-width="1.328cm"/>
    </style:style>
    <style:style style:name="co16" style:family="table-column">
      <style:table-column-properties fo:break-before="auto" style:column-width="4.426cm"/>
    </style:style>
    <style:style style:name="co17" style:family="table-column">
      <style:table-column-properties fo:break-before="auto" style:column-width="5.738cm"/>
    </style:style>
    <style:style style:name="co18" style:family="table-column">
      <style:table-column-properties fo:break-before="auto" style:column-width="4.062cm"/>
    </style:style>
    <style:style style:name="co19" style:family="table-column">
      <style:table-column-properties fo:break-before="auto" style:column-width="2.057cm"/>
    </style:style>
    <style:style style:name="co20" style:family="table-column">
      <style:table-column-properties fo:break-before="auto" style:column-width="2.312cm"/>
    </style:style>
    <style:style style:name="co21" style:family="table-column">
      <style:table-column-properties fo:break-before="auto" style:column-width="3.26cm"/>
    </style:style>
    <style:style style:name="co22" style:family="table-column">
      <style:table-column-properties fo:break-before="auto" style:column-width="3.697cm"/>
    </style:style>
    <style:style style:name="co23" style:family="table-column">
      <style:table-column-properties fo:break-before="auto" style:column-width="5.009cm"/>
    </style:style>
    <style:style style:name="co24" style:family="table-column">
      <style:table-column-properties fo:break-before="auto" style:column-width="3.953cm"/>
    </style:style>
    <style:style style:name="co25" style:family="table-column">
      <style:table-column-properties fo:break-before="auto" style:column-width="6.212cm"/>
    </style:style>
    <style:style style:name="co26" style:family="table-column">
      <style:table-column-properties fo:break-before="auto" style:column-width="2.822cm"/>
    </style:style>
    <style:style style:name="co27" style:family="table-column">
      <style:table-column-properties fo:break-before="auto" style:column-width="4.172cm"/>
    </style:style>
    <style:style style:name="co28" style:family="table-column">
      <style:table-column-properties fo:break-before="auto" style:column-width="5.484cm"/>
    </style:style>
    <style:style style:name="co29" style:family="table-column">
      <style:table-column-properties fo:break-before="auto" style:column-width="3.844cm"/>
    </style:style>
    <style:style style:name="co30" style:family="table-column">
      <style:table-column-properties fo:break-before="auto" style:column-width="1.51cm"/>
    </style:style>
    <style:style style:name="co31" style:family="table-column">
      <style:table-column-properties fo:break-before="auto" style:column-width="2.859cm"/>
    </style:style>
    <style:style style:name="co32" style:family="table-column">
      <style:table-column-properties fo:break-before="auto" style:column-width="1.401cm"/>
    </style:style>
    <style:style style:name="co33" style:family="table-column">
      <style:table-column-properties fo:break-before="auto" style:column-width="20.463cm"/>
    </style:style>
    <style:style style:name="co34" style:family="table-column">
      <style:table-column-properties fo:break-before="auto" style:column-width="0.963cm"/>
    </style:style>
    <style:style style:name="co35" style:family="table-column">
      <style:table-column-properties fo:break-before="auto" style:column-width="23.305cm"/>
    </style:style>
    <style:style style:name="ro1" style:family="table-row">
      <style:table-row-properties style:row-height="0.504cm" fo:break-before="auto" style:use-optimal-row-height="true"/>
    </style:style>
    <style:style style:name="ro2" style:family="table-row">
      <style:table-row-properties style:row-height="0.5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ff" fo:font-weight="bold" style:font-weight-asian="bold" style:font-weight-complex="bold"/>
    </style:style>
    <style:style style:name="ce2" style:family="table-cell" style:parent-style-name="Default">
      <style:table-cell-properties style:text-align-source="value-type" style:repeat-content="false"/>
      <style:paragraph-properties fo:margin-left="0cm"/>
      <style:text-properties fo:color="#0000ff" fo:font-weight="normal" style:font-weight-asian="normal" style:font-weight-complex="normal"/>
    </style:style>
    <style:style style:name="ce3" style:family="table-cell" style:parent-style-name="Default">
      <style:text-properties fo:color="#0000ff"/>
    </style:style>
    <style:style style:name="ce4" style:family="table-cell" style:parent-style-name="Default">
      <style:table-cell-properties style:text-align-source="value-type" style:repeat-content="false"/>
      <style:paragraph-properties fo:margin-left="0cm"/>
      <style:text-properties fo:font-weight="normal" style:font-weight-asian="normal" style:font-weight-complex="normal"/>
    </style:style>
    <style:style style:name="ce5" style:family="table-cell" style:parent-style-name="Default">
      <style:text-properties fo:font-style="italic" style:font-style-asian="italic" style:font-style-complex="italic"/>
    </style:style>
    <style:style style:name="ce6" style:family="table-cell" style:parent-style-name="Default">
      <style:text-properties fo:color="#000000"/>
    </style:style>
    <style:style style:name="ce7" style:family="table-cell" style:parent-style-name="Default">
      <style:table-cell-properties style:text-align-source="value-type" style:repeat-content="false"/>
      <style:paragraph-properties fo:margin-left="0cm"/>
      <style:text-properties style:use-window-font-color="true" fo:font-weight="normal" style:font-weight-asian="normal" style:font-weight-complex="normal"/>
    </style:style>
    <style:style style:name="ce8" style:family="table-cell" style:parent-style-name="Default">
      <style:table-cell-properties style:text-align-source="value-type" style:repeat-content="false"/>
      <style:paragraph-properties fo:margin-left="0cm"/>
      <style:text-properties style:use-window-font-color="true" fo:font-style="italic" fo:font-weight="normal" style:font-style-asian="italic" style:font-weight-asian="normal" style:font-style-complex="italic" style:font-weight-complex="normal"/>
    </style:style>
    <style:style style:name="ce9" style:family="table-cell" style:parent-style-name="Default">
      <style:text-properties style:use-window-font-color="true"/>
    </style:style>
    <style:style style:name="ce10" style:family="table-cell" style:parent-style-name="Default">
      <style:table-cell-properties style:text-align-source="fix" style:repeat-content="false"/>
      <style:paragraph-properties fo:text-align="center" fo:margin-left="0cm"/>
      <style:text-properties style:use-window-font-color="true" fo:font-weight="bold" style:font-weight-asian="bold" style:font-weight-complex="bold"/>
    </style:style>
    <style:style style:name="ce11" style:family="table-cell" style:parent-style-name="Default">
      <style:text-properties fo:font-style="italic" fo:font-weight="bold" style:font-style-asian="italic" style:font-weight-asian="bold" style:font-style-complex="italic" style:font-weight-complex="bold"/>
    </style:style>
  </office:automatic-styles>
  <office:body>
    <office:spreadsheet>
      <table:table table:name="pkgz" table:style-name="ta1" table:print="false">
        <office:forms form:automatic-focus="false" form:apply-design-mode="false"/>
        <table:table-column table:style-name="co1" table:default-cell-style-name="Default"/>
        <table:table-column table:style-name="co2" table:default-cell-style-name="ce3"/>
        <table:table-column table:style-name="co2" table:default-cell-style-name="Default"/>
        <table:table-column table:style-name="co3" table:number-columns-repeated="252" table:default-cell-style-name="Default"/>
        <table:table-row table:style-name="ro1">
          <table:table-cell table:style-name="ce1" office:value-type="string">
            <text:p>Pkg:</text:p>
          </table:table-cell>
          <table:table-cell table:style-name="ce1" office:value-type="string">
            <text:p>name*</text:p>
          </table:table-cell>
          <table:table-cell table:style-name="ce1" office:value-type="string">
            <text:p>folder</text:p>
          </table:table-cell>
          <table:table-cell table:style-name="ce1" table:number-columns-repeated="252"/>
        </table:table-row>
        <table:table-row table:style-name="ro1">
          <table:table-cell table:formula="oooc:=LOW(QUIET([.A1];[.B2]))" office:value-type="string" office:string-value="pkg:">
            <text:p>pkg:</text:p>
          </table:table-cell>
          <table:table-cell table:style-name="ce2" office:value-type="string">
            <text:p>info.lrbh.codable</text:p>
          </table:table-cell>
          <table:table-cell table:style-name="ce4" table:formula="oooc:=PKGFOLDER(QUIET([.B2];[.B2]))" office:value-type="string" office:string-value="info/lrbh/codable">
            <text:p>info/lrbh/codable</text:p>
          </table:table-cell>
          <table:table-cell table:style-name="ce4" table:number-columns-repeated="252"/>
        </table:table-row>
        <table:table-row table:style-name="ro1">
          <table:table-cell table:formula="oooc:=LOW(QUIET([.A2];[.B3]))" office:value-type="string" office:string-value="pkg:">
            <text:p>pkg:</text:p>
          </table:table-cell>
          <table:table-cell office:value-type="string">
            <text:p>info.lrbh.codable.schema</text:p>
          </table:table-cell>
          <table:table-cell table:style-name="ce4" table:formula="oooc:=PKGFOLDER(QUIET([.B3];[.B3]))" office:value-type="string" office:string-value="info/lrbh/codable/schema">
            <text:p>info/lrbh/codable/schema</text:p>
          </table:table-cell>
          <table:table-cell table:number-columns-repeated="252"/>
        </table:table-row>
        <table:table-row table:style-name="ro1">
          <table:table-cell table:formula="oooc:=LOW(QUIET([.A3];[.B4]))" office:value-type="string" office:string-value="pkg:">
            <text:p>pkg:</text:p>
          </table:table-cell>
          <table:table-cell office:value-type="string">
            <text:p>info.lrbh.codable.schema.template</text:p>
          </table:table-cell>
          <table:table-cell table:style-name="ce4" table:formula="oooc:=PKGFOLDER(QUIET([.B4];[.B4]))" office:value-type="string" office:string-value="info/lrbh/codable/schema/template">
            <text:p>info/lrbh/codable/schema/template</text:p>
          </table:table-cell>
          <table:table-cell table:number-columns-repeated="252"/>
        </table:table-row>
        <table:table-row table:style-name="ro1">
          <table:table-cell table:formula="oooc:=LOW(QUIET([.A4];[.B5]))" office:value-type="string" office:string-value="pkg:">
            <text:p>pkg:</text:p>
          </table:table-cell>
          <table:table-cell office:value-type="string">
            <text:p>info.lrbh.codable.schema.template.parsement</text:p>
          </table:table-cell>
          <table:table-cell table:style-name="ce4" table:formula="oooc:=PKGFOLDER(QUIET([.B5];[.B5]))" office:value-type="string" office:string-value="info/lrbh/codable/schema/template/parsement">
            <text:p>info/lrbh/codable/schema/template/parsement</text:p>
          </table:table-cell>
          <table:table-cell table:number-columns-repeated="252"/>
        </table:table-row>
        <table:table-row table:style-name="ro1">
          <table:table-cell table:formula="oooc:=LOW(QUIET([.A5];[.B6]))" office:value-type="string" office:string-value="pkg:">
            <text:p>pkg:</text:p>
          </table:table-cell>
          <table:table-cell office:value-type="string">
            <text:p>info.lrbh.codive.schema.template</text:p>
          </table:table-cell>
          <table:table-cell table:style-name="ce4" table:formula="oooc:=PKGFOLDER(QUIET([.B6];[.B6]))" office:value-type="string" office:string-value="info/lrbh/codive/schema/template">
            <text:p>info/lrbh/codive/schema/template</text:p>
          </table:table-cell>
          <table:table-cell table:number-columns-repeated="252"/>
        </table:table-row>
        <table:table-row table:style-name="ro1">
          <table:table-cell table:formula="oooc:=LOW(QUIET([.A6];[.B7]))" office:value-type="string" office:string-value=".">
            <text:p>.</text:p>
          </table:table-cell>
          <table:table-cell/>
          <table:table-cell table:style-name="ce4" table:formula="oooc:=PKGFOLDER(QUIET([.B7];[.B7]))" office:value-type="string" office:string-value="/">
            <text:p>/</text:p>
          </table:table-cell>
          <table:table-cell table:number-columns-repeated="252"/>
        </table:table-row>
        <table:table-row table:style-name="ro1">
          <table:table-cell table:formula="oooc:=LOW(QUIET([.A7];[.B8]))" office:value-type="string" office:string-value=".">
            <text:p>.</text:p>
          </table:table-cell>
          <table:table-cell/>
          <table:table-cell table:style-name="ce4" table:formula="oooc:=PKGFOLDER(QUIET([.B8];[.B8]))" office:value-type="string" office:string-value="/">
            <text:p>/</text:p>
          </table:table-cell>
          <table:table-cell table:number-columns-repeated="252"/>
        </table:table-row>
        <table:table-row table:style-name="ro1">
          <table:table-cell table:formula="oooc:=LOW(QUIET([.A8];[.B9]))" office:value-type="string" office:string-value=".">
            <text:p>.</text:p>
          </table:table-cell>
          <table:table-cell/>
          <table:table-cell table:style-name="ce4" table:formula="oooc:=PKGFOLDER(QUIET([.B9];[.B9]))" office:value-type="string" office:string-value="/">
            <text:p>/</text:p>
          </table:table-cell>
          <table:table-cell table:number-columns-repeated="252"/>
        </table:table-row>
        <table:table-row table:style-name="ro1">
          <table:table-cell table:formula="oooc:=LOW(QUIET([.A9];[.B10]))" office:value-type="string" office:string-value=".">
            <text:p>.</text:p>
          </table:table-cell>
          <table:table-cell/>
          <table:table-cell table:style-name="ce4" table:formula="oooc:=PKGFOLDER(QUIET([.B10];[.B10]))" office:value-type="string" office:string-value="/">
            <text:p>/</text:p>
          </table:table-cell>
          <table:table-cell table:number-columns-repeated="252"/>
        </table:table-row>
        <table:table-row table:style-name="ro1">
          <table:table-cell table:formula="oooc:=LOW(QUIET([.A10];[.B11]))" office:value-type="string" office:string-value=".">
            <text:p>.</text:p>
          </table:table-cell>
          <table:table-cell/>
          <table:table-cell table:style-name="ce4" table:formula="oooc:=PKGFOLDER(QUIET([.B11];[.B11]))" office:value-type="string" office:string-value="/">
            <text:p>/</text:p>
          </table:table-cell>
          <table:table-cell table:number-columns-repeated="252"/>
        </table:table-row>
        <table:table-row table:style-name="ro1">
          <table:table-cell table:formula="oooc:=LOW(QUIET([.A11];[.B12]))" office:value-type="string" office:string-value=".">
            <text:p>.</text:p>
          </table:table-cell>
          <table:table-cell/>
          <table:table-cell table:style-name="ce4" table:formula="oooc:=PKGFOLDER(QUIET([.B12];[.B12]))" office:value-type="string" office:string-value="/">
            <text:p>/</text:p>
          </table:table-cell>
          <table:table-cell table:number-columns-repeated="252"/>
        </table:table-row>
        <table:table-row table:style-name="ro1">
          <table:table-cell table:formula="oooc:=LOW(QUIET([.A12];[.B13]))" office:value-type="string" office:string-value=".">
            <text:p>.</text:p>
          </table:table-cell>
          <table:table-cell/>
          <table:table-cell table:style-name="ce4" table:formula="oooc:=PKGFOLDER(QUIET([.B13];[.B13]))" office:value-type="string" office:string-value="/">
            <text:p>/</text:p>
          </table:table-cell>
          <table:table-cell table:number-columns-repeated="252"/>
        </table:table-row>
        <table:table-row table:style-name="ro1">
          <table:table-cell table:formula="oooc:=LOW(QUIET([.A13];[.B14]))" office:value-type="string" office:string-value=".">
            <text:p>.</text:p>
          </table:table-cell>
          <table:table-cell/>
          <table:table-cell table:style-name="ce4" table:formula="oooc:=PKGFOLDER(QUIET([.B14];[.B14]))" office:value-type="string" office:string-value="/">
            <text:p>/</text:p>
          </table:table-cell>
          <table:table-cell table:number-columns-repeated="252"/>
        </table:table-row>
        <table:table-row table:style-name="ro1">
          <table:table-cell table:formula="oooc:=LOW(QUIET([.A14];[.B15]))" office:value-type="string" office:string-value=".">
            <text:p>.</text:p>
          </table:table-cell>
          <table:table-cell/>
          <table:table-cell table:style-name="ce4" table:formula="oooc:=PKGFOLDER(QUIET([.B15];[.B15]))" office:value-type="string" office:string-value="/">
            <text:p>/</text:p>
          </table:table-cell>
          <table:table-cell table:number-columns-repeated="252"/>
        </table:table-row>
        <table:table-row table:style-name="ro1">
          <table:table-cell table:formula="oooc:=LOW(QUIET([.A15];[.B16]))" office:value-type="string" office:string-value=".">
            <text:p>.</text:p>
          </table:table-cell>
          <table:table-cell/>
          <table:table-cell table:style-name="ce4" table:formula="oooc:=PKGFOLDER(QUIET([.B16];[.B16]))" office:value-type="string" office:string-value="/">
            <text:p>/</text:p>
          </table:table-cell>
          <table:table-cell table:number-columns-repeated="252"/>
        </table:table-row>
        <table:table-row table:style-name="ro1">
          <table:table-cell table:formula="oooc:=LOW(QUIET([.A16];[.B17]))" office:value-type="string" office:string-value=".">
            <text:p>.</text:p>
          </table:table-cell>
          <table:table-cell/>
          <table:table-cell table:style-name="ce4" table:formula="oooc:=PKGFOLDER(QUIET([.B17];[.B17]))" office:value-type="string" office:string-value="/">
            <text:p>/</text:p>
          </table:table-cell>
          <table:table-cell table:number-columns-repeated="252"/>
        </table:table-row>
        <table:table-row table:style-name="ro1">
          <table:table-cell table:formula="oooc:=LOW(QUIET([.A17];[.B18]))" office:value-type="string" office:string-value=".">
            <text:p>.</text:p>
          </table:table-cell>
          <table:table-cell/>
          <table:table-cell table:style-name="ce4" table:formula="oooc:=PKGFOLDER(QUIET([.B18];[.B18]))" office:value-type="string" office:string-value="/">
            <text:p>/</text:p>
          </table:table-cell>
          <table:table-cell table:number-columns-repeated="252"/>
        </table:table-row>
        <table:table-row table:style-name="ro1">
          <table:table-cell table:formula="oooc:=LOW(QUIET([.A18];[.B19]))" office:value-type="string" office:string-value=".">
            <text:p>.</text:p>
          </table:table-cell>
          <table:table-cell/>
          <table:table-cell table:style-name="ce4" table:formula="oooc:=PKGFOLDER(QUIET([.B19];[.B19]))" office:value-type="string" office:string-value="/">
            <text:p>/</text:p>
          </table:table-cell>
          <table:table-cell table:number-columns-repeated="252"/>
        </table:table-row>
        <table:table-row table:style-name="ro1">
          <table:table-cell table:formula="oooc:=LOW(QUIET([.A19];[.B20]))" office:value-type="string" office:string-value=".">
            <text:p>.</text:p>
          </table:table-cell>
          <table:table-cell/>
          <table:table-cell table:style-name="ce4" table:formula="oooc:=PKGFOLDER(QUIET([.B20];[.B20]))" office:value-type="string" office:string-value="/">
            <text:p>/</text:p>
          </table:table-cell>
          <table:table-cell table:number-columns-repeated="252"/>
        </table:table-row>
        <table:table-row table:style-name="ro1">
          <table:table-cell table:formula="oooc:=LOW(QUIET([.A20];[.B21]))" office:value-type="string" office:string-value=".">
            <text:p>.</text:p>
          </table:table-cell>
          <table:table-cell/>
          <table:table-cell table:style-name="ce4" table:formula="oooc:=PKGFOLDER(QUIET([.B21];[.B21]))" office:value-type="string" office:string-value="/">
            <text:p>/</text:p>
          </table:table-cell>
          <table:table-cell table:number-columns-repeated="252"/>
        </table:table-row>
        <table:table-row table:style-name="ro1">
          <table:table-cell table:formula="oooc:=LOW(QUIET([.A21];[.B22]))" office:value-type="string" office:string-value=".">
            <text:p>.</text:p>
          </table:table-cell>
          <table:table-cell/>
          <table:table-cell table:style-name="ce4" table:formula="oooc:=PKGFOLDER(QUIET([.B22];[.B22]))" office:value-type="string" office:string-value="/">
            <text:p>/</text:p>
          </table:table-cell>
          <table:table-cell table:number-columns-repeated="252"/>
        </table:table-row>
        <table:table-row table:style-name="ro1">
          <table:table-cell table:formula="oooc:=LOW(QUIET([.A22];[.B23]))" office:value-type="string" office:string-value=".">
            <text:p>.</text:p>
          </table:table-cell>
          <table:table-cell/>
          <table:table-cell table:style-name="ce4" table:formula="oooc:=PKGFOLDER(QUIET([.B23];[.B23]))" office:value-type="string" office:string-value="/">
            <text:p>/</text:p>
          </table:table-cell>
          <table:table-cell table:number-columns-repeated="252"/>
        </table:table-row>
        <table:table-row table:style-name="ro1">
          <table:table-cell table:formula="oooc:=LOW(QUIET([.A23];[.B24]))" office:value-type="string" office:string-value=".">
            <text:p>.</text:p>
          </table:table-cell>
          <table:table-cell/>
          <table:table-cell table:style-name="ce4" table:formula="oooc:=PKGFOLDER(QUIET([.B24];[.B24]))" office:value-type="string" office:string-value="/">
            <text:p>/</text:p>
          </table:table-cell>
          <table:table-cell table:number-columns-repeated="252"/>
        </table:table-row>
        <table:table-row table:style-name="ro1">
          <table:table-cell table:formula="oooc:=LOW(QUIET([.A24];[.B25]))" office:value-type="string" office:string-value=".">
            <text:p>.</text:p>
          </table:table-cell>
          <table:table-cell/>
          <table:table-cell table:style-name="ce4" table:formula="oooc:=PKGFOLDER(QUIET([.B25];[.B25]))" office:value-type="string" office:string-value="/">
            <text:p>/</text:p>
          </table:table-cell>
          <table:table-cell table:number-columns-repeated="252"/>
        </table:table-row>
        <table:table-row table:style-name="ro1">
          <table:table-cell table:formula="oooc:=LOW(QUIET([.A25];[.B26]))" office:value-type="string" office:string-value=".">
            <text:p>.</text:p>
          </table:table-cell>
          <table:table-cell/>
          <table:table-cell table:style-name="ce4" table:formula="oooc:=PKGFOLDER(QUIET([.B26];[.B26]))" office:value-type="string" office:string-value="/">
            <text:p>/</text:p>
          </table:table-cell>
          <table:table-cell table:number-columns-repeated="252"/>
        </table:table-row>
        <table:table-row table:style-name="ro1">
          <table:table-cell table:formula="oooc:=LOW(QUIET([.A26];[.B27]))" office:value-type="string" office:string-value=".">
            <text:p>.</text:p>
          </table:table-cell>
          <table:table-cell/>
          <table:table-cell table:style-name="ce4" table:formula="oooc:=PKGFOLDER(QUIET([.B27];[.B27]))" office:value-type="string" office:string-value="/">
            <text:p>/</text:p>
          </table:table-cell>
          <table:table-cell table:number-columns-repeated="252"/>
        </table:table-row>
        <table:table-row table:style-name="ro1">
          <table:table-cell table:formula="oooc:=LOW(QUIET([.A27];[.B28]))" office:value-type="string" office:string-value=".">
            <text:p>.</text:p>
          </table:table-cell>
          <table:table-cell/>
          <table:table-cell table:style-name="ce4" table:formula="oooc:=PKGFOLDER(QUIET([.B28];[.B28]))" office:value-type="string" office:string-value="/">
            <text:p>/</text:p>
          </table:table-cell>
          <table:table-cell table:number-columns-repeated="252"/>
        </table:table-row>
        <table:table-row table:style-name="ro1">
          <table:table-cell table:formula="oooc:=LOW(QUIET([.A28];[.B29]))" office:value-type="string" office:string-value=".">
            <text:p>.</text:p>
          </table:table-cell>
          <table:table-cell/>
          <table:table-cell table:style-name="ce4" table:formula="oooc:=PKGFOLDER(QUIET([.B29];[.B29]))" office:value-type="string" office:string-value="/">
            <text:p>/</text:p>
          </table:table-cell>
          <table:table-cell table:number-columns-repeated="252"/>
        </table:table-row>
        <table:table-row table:style-name="ro1">
          <table:table-cell table:formula="oooc:=LOW(QUIET([.A29];[.B30]))" office:value-type="string" office:string-value=".">
            <text:p>.</text:p>
          </table:table-cell>
          <table:table-cell/>
          <table:table-cell table:style-name="ce4" table:formula="oooc:=PKGFOLDER(QUIET([.B30];[.B30]))" office:value-type="string" office:string-value="/">
            <text:p>/</text:p>
          </table:table-cell>
          <table:table-cell table:number-columns-repeated="252"/>
        </table:table-row>
        <table:table-row table:style-name="ro1">
          <table:table-cell table:formula="oooc:=LOW(QUIET([.A30];[.B31]))" office:value-type="string" office:string-value=".">
            <text:p>.</text:p>
          </table:table-cell>
          <table:table-cell/>
          <table:table-cell table:style-name="ce4" table:formula="oooc:=PKGFOLDER(QUIET([.B31];[.B31]))" office:value-type="string" office:string-value="/">
            <text:p>/</text:p>
          </table:table-cell>
          <table:table-cell table:number-columns-repeated="252"/>
        </table:table-row>
        <table:table-row table:style-name="ro1">
          <table:table-cell table:formula="oooc:=LOW(QUIET([.A31];[.B32]))" office:value-type="string" office:string-value=".">
            <text:p>.</text:p>
          </table:table-cell>
          <table:table-cell/>
          <table:table-cell table:style-name="ce4" table:formula="oooc:=PKGFOLDER(QUIET([.B32];[.B32]))" office:value-type="string" office:string-value="/">
            <text:p>/</text:p>
          </table:table-cell>
          <table:table-cell table:number-columns-repeated="252"/>
        </table:table-row>
        <table:table-row table:style-name="ro1" table:number-rows-repeated="8">
          <table:table-cell table:number-columns-repeated="2"/>
          <table:table-cell table:style-name="ce4"/>
          <table:table-cell table:number-columns-repeated="252"/>
        </table:table-row>
        <table:table-row table:style-name="ro1" table:number-rows-repeated="65495">
          <table:table-cell table:number-columns-repeated="255"/>
        </table:table-row>
        <table:table-row table:style-name="ro1">
          <table:table-cell table:number-columns-repeated="255"/>
        </table:table-row>
      </table:table>
      <table:table table:name="resz" table:style-name="ta1" table:print="false">
        <table:table-column table:style-name="co4" table:default-cell-style-name="Default"/>
        <table:table-column table:style-name="co2" table:default-cell-style-name="Default"/>
        <table:table-column table:style-name="co5" table:default-cell-style-name="ce3"/>
        <table:table-column table:style-name="co6" table:default-cell-style-name="ce6"/>
        <table:table-column table:style-name="co3" table:default-cell-style-name="ce3"/>
        <table:table-column table:style-name="co3" table:number-columns-repeated="248" table:default-cell-style-name="Default"/>
        <table:table-row table:style-name="ro1">
          <table:table-cell table:style-name="ce1" office:value-type="string">
            <text:p>Res:</text:p>
          </table:table-cell>
          <table:table-cell table:style-name="ce1" office:value-type="string">
            <text:p>pkg.name*</text:p>
          </table:table-cell>
          <table:table-cell table:style-name="ce1" office:value-type="string">
            <text:p>name*</text:p>
          </table:table-cell>
          <table:table-cell table:style-name="ce1" office:value-type="string">
            <text:p>humble</text:p>
          </table:table-cell>
          <table:table-cell table:style-name="ce1" office:value-type="string">
            <text:p>ext</text:p>
          </table:table-cell>
          <table:table-cell table:style-name="ce1" table:number-columns-repeated="248"/>
        </table:table-row>
        <table:table-row table:style-name="ro1">
          <table:table-cell table:formula="oooc:=LOW(QUIET([.A1];[.C2]))" office:value-type="string" office:string-value="res:">
            <text:p>res:</text:p>
          </table:table-cell>
          <table:table-cell table:style-name="ce5" table:formula="oooc:=[pkgz.B4]" office:value-type="string" office:string-value="info.lrbh.codable.schema.template">
            <text:p>info.lrbh.codable.schema.template</text:p>
          </table:table-cell>
          <table:table-cell office:value-type="string">
            <text:p>Cleanment</text:p>
          </table:table-cell>
          <table:table-cell table:style-name="Default" table:formula="oooc:=LOW(QUIET([.C2];[.C2]))" office:value-type="string" office:string-value="cleanment">
            <text:p>cleanment</text:p>
          </table:table-cell>
          <table:table-cell office:value-type="string">
            <text:p>null</text:p>
          </table:table-cell>
          <table:table-cell table:number-columns-repeated="248"/>
        </table:table-row>
        <table:table-row table:style-name="ro1">
          <table:table-cell table:formula="oooc:=LOW(QUIET([.A2];[.C3]))" office:value-type="string" office:string-value="res:">
            <text:p>res:</text:p>
          </table:table-cell>
          <table:table-cell table:formula="oooc:=QUIET([.B2];[.C3])" office:value-type="string" office:string-value="info.lrbh.codable.schema.template">
            <text:p>info.lrbh.codable.schema.template</text:p>
          </table:table-cell>
          <table:table-cell office:value-type="string">
            <text:p>Token</text:p>
          </table:table-cell>
          <table:table-cell table:style-name="Default" table:formula="oooc:=LOW(QUIET([.C3];[.C3]))" office:value-type="string" office:string-value="token">
            <text:p>token</text:p>
          </table:table-cell>
          <table:table-cell office:value-type="string">
            <text:p>null</text:p>
          </table:table-cell>
          <table:table-cell table:number-columns-repeated="248"/>
        </table:table-row>
        <table:table-row table:style-name="ro1">
          <table:table-cell table:formula="oooc:=LOW(QUIET([.A3];[.C4]))" office:value-type="string" office:string-value="res:">
            <text:p>res:</text:p>
          </table:table-cell>
          <table:table-cell table:formula="oooc:=QUIET([.B3];[.C4])" office:value-type="string" office:string-value="info.lrbh.codable.schema.template">
            <text:p>info.lrbh.codable.schema.template</text:p>
          </table:table-cell>
          <table:table-cell office:value-type="string">
            <text:p>Parsement</text:p>
          </table:table-cell>
          <table:table-cell table:style-name="Default" table:formula="oooc:=LOW(QUIET([.C4];[.C4]))" office:value-type="string" office:string-value="parsement">
            <text:p>parsement</text:p>
          </table:table-cell>
          <table:table-cell office:value-type="string">
            <text:p>null</text:p>
          </table:table-cell>
          <table:table-cell table:number-columns-repeated="248"/>
        </table:table-row>
        <table:table-row table:style-name="ro1">
          <table:table-cell table:formula="oooc:=LOW(QUIET([.A4];[.C5]))" office:value-type="string" office:string-value="res:">
            <text:p>res:</text:p>
          </table:table-cell>
          <table:table-cell table:formula="oooc:=QUIET([.B4];[.C5])" office:value-type="string" office:string-value="info.lrbh.codable.schema.template">
            <text:p>info.lrbh.codable.schema.template</text:p>
          </table:table-cell>
          <table:table-cell office:value-type="string">
            <text:p>Link</text:p>
          </table:table-cell>
          <table:table-cell table:style-name="Default" table:formula="oooc:=LOW(QUIET([.C5];[.C5]))" office:value-type="string" office:string-value="link">
            <text:p>link</text:p>
          </table:table-cell>
          <table:table-cell office:value-type="string">
            <text:p>null</text:p>
          </table:table-cell>
          <table:table-cell table:number-columns-repeated="248"/>
        </table:table-row>
        <table:table-row table:style-name="ro1">
          <table:table-cell table:formula="oooc:=LOW(QUIET([.A5];[.C6]))" office:value-type="string" office:string-value="res:">
            <text:p>res:</text:p>
          </table:table-cell>
          <table:table-cell table:formula="oooc:=QUIET([.B5];[.C6])" office:value-type="string" office:string-value="info.lrbh.codable.schema.template">
            <text:p>info.lrbh.codable.schema.template</text:p>
          </table:table-cell>
          <table:table-cell office:value-type="string">
            <text:p>Compilement</text:p>
          </table:table-cell>
          <table:table-cell table:style-name="Default" table:formula="oooc:=LOW(QUIET([.C6];[.C6]))" office:value-type="string" office:string-value="compilement">
            <text:p>compilement</text:p>
          </table:table-cell>
          <table:table-cell office:value-type="string">
            <text:p>null</text:p>
          </table:table-cell>
          <table:table-cell table:number-columns-repeated="248"/>
        </table:table-row>
        <table:table-row table:style-name="ro1">
          <table:table-cell table:formula="oooc:=LOW(QUIET([.A6];[.C7]))" office:value-type="string" office:string-value="res:">
            <text:p>res:</text:p>
          </table:table-cell>
          <table:table-cell table:style-name="ce5" table:formula="oooc:=[pkgz.B5]" office:value-type="string" office:string-value="info.lrbh.codable.schema.template.parsement">
            <text:p>info.lrbh.codable.schema.template.parsement</text:p>
          </table:table-cell>
          <table:table-cell office:value-type="string">
            <text:p>Constant</text:p>
          </table:table-cell>
          <table:table-cell table:style-name="Default" table:formula="oooc:=LOW(QUIET([.C7];[.C7]))" office:value-type="string" office:string-value="constant">
            <text:p>constant</text:p>
          </table:table-cell>
          <table:table-cell office:value-type="string">
            <text:p>Parsement</text:p>
          </table:table-cell>
          <table:table-cell table:number-columns-repeated="248"/>
        </table:table-row>
        <table:table-row table:style-name="ro1">
          <table:table-cell table:formula="oooc:=LOW(QUIET([.A7];[.C8]))" office:value-type="string" office:string-value="res:">
            <text:p>res:</text:p>
          </table:table-cell>
          <table:table-cell table:formula="oooc:=QUIET([.B7];[.C8])" office:value-type="string" office:string-value="info.lrbh.codable.schema.template.parsement">
            <text:p>info.lrbh.codable.schema.template.parsement</text:p>
          </table:table-cell>
          <table:table-cell office:value-type="string">
            <text:p>Variable</text:p>
          </table:table-cell>
          <table:table-cell table:style-name="Default" table:formula="oooc:=LOW(QUIET([.C8];[.C8]))" office:value-type="string" office:string-value="variable">
            <text:p>variable</text:p>
          </table:table-cell>
          <table:table-cell office:value-type="string">
            <text:p>Parsement</text:p>
          </table:table-cell>
          <table:table-cell table:number-columns-repeated="248"/>
        </table:table-row>
        <table:table-row table:style-name="ro1">
          <table:table-cell table:formula="oooc:=LOW(QUIET([.A8];[.C9]))" office:value-type="string" office:string-value="res:">
            <text:p>res:</text:p>
          </table:table-cell>
          <table:table-cell table:formula="oooc:=QUIET([.B8];[.C9])" office:value-type="string" office:string-value="info.lrbh.codable.schema.template.parsement">
            <text:p>info.lrbh.codable.schema.template.parsement</text:p>
          </table:table-cell>
          <table:table-cell office:value-type="string">
            <text:p>Iteration</text:p>
          </table:table-cell>
          <table:table-cell table:style-name="Default" table:formula="oooc:=LOW(QUIET([.C9];[.C9]))" office:value-type="string" office:string-value="iteration">
            <text:p>iteration</text:p>
          </table:table-cell>
          <table:table-cell office:value-type="string">
            <text:p>Parsement</text:p>
          </table:table-cell>
          <table:table-cell table:number-columns-repeated="248"/>
        </table:table-row>
        <table:table-row table:style-name="ro1">
          <table:table-cell table:formula="oooc:=LOW(QUIET([.A9];[.C10]))" office:value-type="string" office:string-value="res:">
            <text:p>res:</text:p>
          </table:table-cell>
          <table:table-cell table:formula="oooc:=QUIET([.B9];[.C10])" office:value-type="string" office:string-value="info.lrbh.codable.schema.template.parsement">
            <text:p>info.lrbh.codable.schema.template.parsement</text:p>
          </table:table-cell>
          <table:table-cell office:value-type="string">
            <text:p>Condition</text:p>
          </table:table-cell>
          <table:table-cell table:style-name="Default" table:formula="oooc:=LOW(QUIET([.C10];[.C10]))" office:value-type="string" office:string-value="condition">
            <text:p>condition</text:p>
          </table:table-cell>
          <table:table-cell office:value-type="string">
            <text:p>Parsement</text:p>
          </table:table-cell>
          <table:table-cell table:number-columns-repeated="248"/>
        </table:table-row>
        <table:table-row table:style-name="ro1">
          <table:table-cell table:formula="oooc:=LOW(QUIET([.A10];[.C11]))" office:value-type="string" office:string-value="res:">
            <text:p>res:</text:p>
          </table:table-cell>
          <table:table-cell table:formula="oooc:=QUIET([.B10];[.C11])" office:value-type="string" office:string-value="info.lrbh.codable.schema.template.parsement">
            <text:p>info.lrbh.codable.schema.template.parsement</text:p>
          </table:table-cell>
          <table:table-cell office:value-type="string">
            <text:p>Alternative</text:p>
          </table:table-cell>
          <table:table-cell table:style-name="Default" table:formula="oooc:=LOW(QUIET([.C11];[.C11]))" office:value-type="string" office:string-value="alternative">
            <text:p>alternative</text:p>
          </table:table-cell>
          <table:table-cell office:value-type="string">
            <text:p>Parsement</text:p>
          </table:table-cell>
          <table:table-cell table:number-columns-repeated="248"/>
        </table:table-row>
        <table:table-row table:style-name="ro1">
          <table:table-cell table:formula="oooc:=LOW(QUIET([.A11];[.C12]))" office:value-type="string" office:string-value="res:">
            <text:p>res:</text:p>
          </table:table-cell>
          <table:table-cell table:style-name="ce5" table:formula="oooc:=[pkgz.B3]" office:value-type="string" office:string-value="info.lrbh.codable.schema">
            <text:p>info.lrbh.codable.schema</text:p>
          </table:table-cell>
          <table:table-cell office:value-type="string">
            <text:p>Symbol</text:p>
          </table:table-cell>
          <table:table-cell table:style-name="Default" table:formula="oooc:=LOW(QUIET([.C12];[.C12]))" office:value-type="string" office:string-value="symbol">
            <text:p>symbol</text:p>
          </table:table-cell>
          <table:table-cell office:value-type="string">
            <text:p>null</text:p>
          </table:table-cell>
          <table:table-cell table:number-columns-repeated="248"/>
        </table:table-row>
        <table:table-row table:style-name="ro1">
          <table:table-cell table:formula="oooc:=LOW(QUIET([.A12];[.C13]))" office:value-type="string" office:string-value="res:">
            <text:p>res:</text:p>
          </table:table-cell>
          <table:table-cell table:formula="oooc:=QUIET([.B12];[.C13])" office:value-type="string" office:string-value="info.lrbh.codable.schema">
            <text:p>info.lrbh.codable.schema</text:p>
          </table:table-cell>
          <table:table-cell office:value-type="string">
            <text:p>Relation</text:p>
          </table:table-cell>
          <table:table-cell table:style-name="Default" table:formula="oooc:=LOW(QUIET([.C13];[.C13]))" office:value-type="string" office:string-value="relation">
            <text:p>relation</text:p>
          </table:table-cell>
          <table:table-cell office:value-type="string">
            <text:p>null</text:p>
          </table:table-cell>
          <table:table-cell table:number-columns-repeated="248"/>
        </table:table-row>
        <table:table-row table:style-name="ro1">
          <table:table-cell table:formula="oooc:=LOW(QUIET([.A13];[.C14]))" office:value-type="string" office:string-value="res:">
            <text:p>res:</text:p>
          </table:table-cell>
          <table:table-cell table:formula="oooc:=QUIET([.B13];[.C14])" office:value-type="string" office:string-value="info.lrbh.codable.schema">
            <text:p>info.lrbh.codable.schema</text:p>
          </table:table-cell>
          <table:table-cell office:value-type="string">
            <text:p>Record</text:p>
          </table:table-cell>
          <table:table-cell table:style-name="Default" table:formula="oooc:=LOW(QUIET([.C14];[.C14]))" office:value-type="string" office:string-value="record">
            <text:p>record</text:p>
          </table:table-cell>
          <table:table-cell office:value-type="string">
            <text:p>null</text:p>
          </table:table-cell>
          <table:table-cell table:number-columns-repeated="248"/>
        </table:table-row>
        <table:table-row table:style-name="ro1">
          <table:table-cell table:formula="oooc:=LOW(QUIET([.A14];[.C15]))" office:value-type="string" office:string-value="res:">
            <text:p>res:</text:p>
          </table:table-cell>
          <table:table-cell table:formula="oooc:=QUIET([.B14];[.C15])" office:value-type="string" office:string-value="info.lrbh.codable.schema">
            <text:p>info.lrbh.codable.schema</text:p>
          </table:table-cell>
          <table:table-cell office:value-type="string">
            <text:p>Function</text:p>
          </table:table-cell>
          <table:table-cell table:style-name="Default" table:formula="oooc:=LOW(QUIET([.C15];[.C15]))" office:value-type="string" office:string-value="function">
            <text:p>function</text:p>
          </table:table-cell>
          <table:table-cell office:value-type="string">
            <text:p>null</text:p>
          </table:table-cell>
          <table:table-cell table:number-columns-repeated="248"/>
        </table:table-row>
        <table:table-row table:style-name="ro1">
          <table:table-cell table:formula="oooc:=LOW(QUIET([.A15];[.C16]))" office:value-type="string" office:string-value="res:">
            <text:p>res:</text:p>
          </table:table-cell>
          <table:table-cell table:formula="oooc:=QUIET([.B15];[.C16])" office:value-type="string" office:string-value="info.lrbh.codable.schema">
            <text:p>info.lrbh.codable.schema</text:p>
          </table:table-cell>
          <table:table-cell office:value-type="string">
            <text:p>Procedure</text:p>
          </table:table-cell>
          <table:table-cell table:style-name="Default" table:formula="oooc:=LOW(QUIET([.C16];[.C16]))" office:value-type="string" office:string-value="procedure">
            <text:p>procedure</text:p>
          </table:table-cell>
          <table:table-cell office:value-type="string">
            <text:p>null</text:p>
          </table:table-cell>
          <table:table-cell table:number-columns-repeated="248"/>
        </table:table-row>
        <table:table-row table:style-name="ro1">
          <table:table-cell table:formula="oooc:=LOW(QUIET([.A16];[.C17]))" office:value-type="string" office:string-value="res:">
            <text:p>res:</text:p>
          </table:table-cell>
          <table:table-cell table:formula="oooc:=QUIET([.B16];[.C17])" office:value-type="string" office:string-value="info.lrbh.codable.schema">
            <text:p>info.lrbh.codable.schema</text:p>
          </table:table-cell>
          <table:table-cell office:value-type="string">
            <text:p>Template</text:p>
          </table:table-cell>
          <table:table-cell table:style-name="Default" table:formula="oooc:=LOW(QUIET([.C17];[.C17]))" office:value-type="string" office:string-value="template">
            <text:p>template</text:p>
          </table:table-cell>
          <table:table-cell office:value-type="string">
            <text:p>null</text:p>
          </table:table-cell>
          <table:table-cell table:number-columns-repeated="248"/>
        </table:table-row>
        <table:table-row table:style-name="ro1">
          <table:table-cell table:formula="oooc:=LOW(QUIET([.A17];[.C18]))" office:value-type="string" office:string-value="res:">
            <text:p>res:</text:p>
          </table:table-cell>
          <table:table-cell table:formula="oooc:=QUIET([.B17];[.C18])" office:value-type="string" office:string-value="info.lrbh.codable.schema">
            <text:p>info.lrbh.codable.schema</text:p>
          </table:table-cell>
          <table:table-cell office:value-type="string">
            <text:p>Vertex</text:p>
          </table:table-cell>
          <table:table-cell table:style-name="Default" table:formula="oooc:=LOW(QUIET([.C18];[.C18]))" office:value-type="string" office:string-value="vertex">
            <text:p>vertex</text:p>
          </table:table-cell>
          <table:table-cell office:value-type="string">
            <text:p>null</text:p>
          </table:table-cell>
          <table:table-cell table:number-columns-repeated="248"/>
        </table:table-row>
        <table:table-row table:style-name="ro1">
          <table:table-cell table:formula="oooc:=LOW(QUIET([.A18];[.C19]))" office:value-type="string" office:string-value="res:">
            <text:p>res:</text:p>
          </table:table-cell>
          <table:table-cell table:style-name="ce5" table:formula="oooc:=[pkgz.B2]" office:value-type="string" office:string-value="info.lrbh.codable">
            <text:p>info.lrbh.codable</text:p>
          </table:table-cell>
          <table:table-cell office:value-type="string">
            <text:p>Schema</text:p>
          </table:table-cell>
          <table:table-cell table:style-name="Default" table:formula="oooc:=LOW(QUIET([.C19];[.C19]))" office:value-type="string" office:string-value="schema">
            <text:p>schema</text:p>
          </table:table-cell>
          <table:table-cell office:value-type="string">
            <text:p>null</text:p>
          </table:table-cell>
          <table:table-cell table:number-columns-repeated="248"/>
        </table:table-row>
        <table:table-row table:style-name="ro1">
          <table:table-cell table:formula="oooc:=LOW(QUIET([.A19];[.C20]))" office:value-type="string" office:string-value=".">
            <text:p>.</text:p>
          </table:table-cell>
          <table:table-cell table:formula="oooc:=QUIET([.B19];[.C20])" office:value-type="string" office:string-value=".">
            <text:p>.</text:p>
          </table:table-cell>
          <table:table-cell/>
          <table:table-cell table:style-name="Default" table:formula="oooc:=LOW(QUIET([.C20];[.C20]))" office:value-type="string" office:string-value=".">
            <text:p>.</text:p>
          </table:table-cell>
          <table:table-cell table:number-columns-repeated="249"/>
        </table:table-row>
        <table:table-row table:style-name="ro1">
          <table:table-cell table:formula="oooc:=LOW(QUIET([.A20];[.C21]))" office:value-type="string" office:string-value=".">
            <text:p>.</text:p>
          </table:table-cell>
          <table:table-cell table:formula="oooc:=QUIET([.B20];[.C21])" office:value-type="string" office:string-value=".">
            <text:p>.</text:p>
          </table:table-cell>
          <table:table-cell/>
          <table:table-cell table:style-name="Default" table:formula="oooc:=LOW(QUIET([.C21];[.C21]))" office:value-type="string" office:string-value=".">
            <text:p>.</text:p>
          </table:table-cell>
          <table:table-cell table:number-columns-repeated="249"/>
        </table:table-row>
        <table:table-row table:style-name="ro1">
          <table:table-cell table:formula="oooc:=LOW(QUIET([.A21];[.C22]))" office:value-type="string" office:string-value=".">
            <text:p>.</text:p>
          </table:table-cell>
          <table:table-cell table:formula="oooc:=QUIET([.B21];[.C22])" office:value-type="string" office:string-value=".">
            <text:p>.</text:p>
          </table:table-cell>
          <table:table-cell/>
          <table:table-cell table:style-name="Default" table:formula="oooc:=LOW(QUIET([.C22];[.C22]))" office:value-type="string" office:string-value=".">
            <text:p>.</text:p>
          </table:table-cell>
          <table:table-cell table:number-columns-repeated="249"/>
        </table:table-row>
        <table:table-row table:style-name="ro1">
          <table:table-cell table:formula="oooc:=LOW(QUIET([.A22];[.C23]))" office:value-type="string" office:string-value=".">
            <text:p>.</text:p>
          </table:table-cell>
          <table:table-cell table:formula="oooc:=QUIET([.B22];[.C23])" office:value-type="string" office:string-value=".">
            <text:p>.</text:p>
          </table:table-cell>
          <table:table-cell/>
          <table:table-cell table:style-name="Default" table:formula="oooc:=LOW(QUIET([.C23];[.C23]))" office:value-type="string" office:string-value=".">
            <text:p>.</text:p>
          </table:table-cell>
          <table:table-cell table:number-columns-repeated="249"/>
        </table:table-row>
        <table:table-row table:style-name="ro1">
          <table:table-cell table:formula="oooc:=LOW(QUIET([.A23];[.C24]))" office:value-type="string" office:string-value=".">
            <text:p>.</text:p>
          </table:table-cell>
          <table:table-cell table:formula="oooc:=QUIET([.B23];[.C24])" office:value-type="string" office:string-value=".">
            <text:p>.</text:p>
          </table:table-cell>
          <table:table-cell/>
          <table:table-cell table:style-name="Default" table:formula="oooc:=LOW(QUIET([.C24];[.C24]))" office:value-type="string" office:string-value=".">
            <text:p>.</text:p>
          </table:table-cell>
          <table:table-cell table:number-columns-repeated="249"/>
        </table:table-row>
        <table:table-row table:style-name="ro1">
          <table:table-cell table:formula="oooc:=LOW(QUIET([.A24];[.C25]))" office:value-type="string" office:string-value=".">
            <text:p>.</text:p>
          </table:table-cell>
          <table:table-cell table:formula="oooc:=QUIET([.B24];[.C25])" office:value-type="string" office:string-value=".">
            <text:p>.</text:p>
          </table:table-cell>
          <table:table-cell/>
          <table:table-cell table:style-name="Default" table:formula="oooc:=LOW(QUIET([.C25];[.C25]))" office:value-type="string" office:string-value=".">
            <text:p>.</text:p>
          </table:table-cell>
          <table:table-cell table:number-columns-repeated="249"/>
        </table:table-row>
        <table:table-row table:style-name="ro1">
          <table:table-cell table:formula="oooc:=LOW(QUIET([.A25];[.C26]))" office:value-type="string" office:string-value=".">
            <text:p>.</text:p>
          </table:table-cell>
          <table:table-cell table:formula="oooc:=QUIET([.B25];[.C26])" office:value-type="string" office:string-value=".">
            <text:p>.</text:p>
          </table:table-cell>
          <table:table-cell/>
          <table:table-cell table:style-name="Default" table:formula="oooc:=LOW(QUIET([.C26];[.C26]))" office:value-type="string" office:string-value=".">
            <text:p>.</text:p>
          </table:table-cell>
          <table:table-cell table:number-columns-repeated="249"/>
        </table:table-row>
        <table:table-row table:style-name="ro1">
          <table:table-cell table:formula="oooc:=LOW(QUIET([.A26];[.C27]))" office:value-type="string" office:string-value=".">
            <text:p>.</text:p>
          </table:table-cell>
          <table:table-cell table:formula="oooc:=QUIET([.B26];[.C27])" office:value-type="string" office:string-value=".">
            <text:p>.</text:p>
          </table:table-cell>
          <table:table-cell/>
          <table:table-cell table:style-name="Default" table:formula="oooc:=LOW(QUIET([.C27];[.C27]))" office:value-type="string" office:string-value=".">
            <text:p>.</text:p>
          </table:table-cell>
          <table:table-cell table:number-columns-repeated="249"/>
        </table:table-row>
        <table:table-row table:style-name="ro1">
          <table:table-cell table:formula="oooc:=LOW(QUIET([.A27];[.C28]))" office:value-type="string" office:string-value=".">
            <text:p>.</text:p>
          </table:table-cell>
          <table:table-cell table:formula="oooc:=QUIET([.B27];[.C28])" office:value-type="string" office:string-value=".">
            <text:p>.</text:p>
          </table:table-cell>
          <table:table-cell/>
          <table:table-cell table:style-name="Default" table:formula="oooc:=LOW(QUIET([.C28];[.C28]))" office:value-type="string" office:string-value=".">
            <text:p>.</text:p>
          </table:table-cell>
          <table:table-cell table:number-columns-repeated="249"/>
        </table:table-row>
        <table:table-row table:style-name="ro1">
          <table:table-cell table:formula="oooc:=LOW(QUIET([.A28];[.C29]))" office:value-type="string" office:string-value=".">
            <text:p>.</text:p>
          </table:table-cell>
          <table:table-cell table:formula="oooc:=QUIET([.B28];[.C29])" office:value-type="string" office:string-value=".">
            <text:p>.</text:p>
          </table:table-cell>
          <table:table-cell/>
          <table:table-cell table:style-name="Default" table:formula="oooc:=LOW(QUIET([.C29];[.C29]))" office:value-type="string" office:string-value=".">
            <text:p>.</text:p>
          </table:table-cell>
          <table:table-cell table:number-columns-repeated="249"/>
        </table:table-row>
        <table:table-row table:style-name="ro1">
          <table:table-cell table:formula="oooc:=LOW(QUIET([.A29];[.C30]))" office:value-type="string" office:string-value=".">
            <text:p>.</text:p>
          </table:table-cell>
          <table:table-cell table:formula="oooc:=QUIET([.B29];[.C30])" office:value-type="string" office:string-value=".">
            <text:p>.</text:p>
          </table:table-cell>
          <table:table-cell/>
          <table:table-cell table:style-name="Default" table:formula="oooc:=LOW(QUIET([.C30];[.C30]))" office:value-type="string" office:string-value=".">
            <text:p>.</text:p>
          </table:table-cell>
          <table:table-cell table:number-columns-repeated="249"/>
        </table:table-row>
        <table:table-row table:style-name="ro1">
          <table:table-cell table:formula="oooc:=LOW(QUIET([.A30];[.C31]))" office:value-type="string" office:string-value=".">
            <text:p>.</text:p>
          </table:table-cell>
          <table:table-cell table:formula="oooc:=QUIET([.B30];[.C31])" office:value-type="string" office:string-value=".">
            <text:p>.</text:p>
          </table:table-cell>
          <table:table-cell/>
          <table:table-cell table:style-name="Default" table:formula="oooc:=LOW(QUIET([.C31];[.C31]))" office:value-type="string" office:string-value=".">
            <text:p>.</text:p>
          </table:table-cell>
          <table:table-cell table:number-columns-repeated="249"/>
        </table:table-row>
        <table:table-row table:style-name="ro1">
          <table:table-cell table:formula="oooc:=LOW(QUIET([.A31];[.C32]))" office:value-type="string" office:string-value=".">
            <text:p>.</text:p>
          </table:table-cell>
          <table:table-cell table:formula="oooc:=QUIET([.B31];[.C32])" office:value-type="string" office:string-value=".">
            <text:p>.</text:p>
          </table:table-cell>
          <table:table-cell/>
          <table:table-cell table:style-name="Default" table:formula="oooc:=LOW(QUIET([.C32];[.C32]))" office:value-type="string" office:string-value=".">
            <text:p>.</text:p>
          </table:table-cell>
          <table:table-cell table:number-columns-repeated="249"/>
        </table:table-row>
        <table:table-row table:style-name="ro1">
          <table:table-cell table:number-columns-repeated="253"/>
        </table:table-row>
        <table:table-row table:style-name="ro1">
          <table:table-cell table:number-columns-repeated="2"/>
          <table:table-cell/>
          <table:table-cell table:formula="oooc:=IF([.C34]=&quot;&quot;;&quot;&quot;;LOWER(LEFT([.C34];1))&amp;RIGHT([.C34];LEN([.C34])-1))">
            <text:p/>
          </table:table-cell>
          <table:table-cell table:number-columns-repeated="249"/>
        </table:table-row>
        <table:table-row table:style-name="ro1">
          <table:table-cell table:number-columns-repeated="2"/>
          <table:table-cell/>
          <table:table-cell table:formula="oooc:=IF([.C35]=&quot;&quot;;&quot;&quot;;LOWER(LEFT([.C35];1))&amp;RIGHT([.C35];LEN([.C35])-1))">
            <text:p/>
          </table:table-cell>
          <table:table-cell table:number-columns-repeated="249"/>
        </table:table-row>
        <table:table-row table:style-name="ro1">
          <table:table-cell table:number-columns-repeated="2"/>
          <table:table-cell/>
          <table:table-cell table:formula="oooc:=IF([.C36]=&quot;&quot;;&quot;&quot;;LOWER(LEFT([.C36];1))&amp;RIGHT([.C36];LEN([.C36])-1))">
            <text:p/>
          </table:table-cell>
          <table:table-cell table:number-columns-repeated="249"/>
        </table:table-row>
        <table:table-row table:style-name="ro1">
          <table:table-cell table:number-columns-repeated="2"/>
          <table:table-cell/>
          <table:table-cell table:formula="oooc:=IF([.C37]=&quot;&quot;;&quot;&quot;;LOWER(LEFT([.C37];1))&amp;RIGHT([.C37];LEN([.C37])-1))">
            <text:p/>
          </table:table-cell>
          <table:table-cell table:number-columns-repeated="249"/>
        </table:table-row>
        <table:table-row table:style-name="ro1">
          <table:table-cell table:number-columns-repeated="2"/>
          <table:table-cell/>
          <table:table-cell table:formula="oooc:=IF([.C38]=&quot;&quot;;&quot;&quot;;LOWER(LEFT([.C38];1))&amp;RIGHT([.C38];LEN([.C38])-1))">
            <text:p/>
          </table:table-cell>
          <table:table-cell table:number-columns-repeated="249"/>
        </table:table-row>
        <table:table-row table:style-name="ro1">
          <table:table-cell table:number-columns-repeated="2"/>
          <table:table-cell/>
          <table:table-cell table:formula="oooc:=IF([.C39]=&quot;&quot;;&quot;&quot;;LOWER(LEFT([.C39];1))&amp;RIGHT([.C39];LEN([.C39])-1))">
            <text:p/>
          </table:table-cell>
          <table:table-cell table:number-columns-repeated="249"/>
        </table:table-row>
        <table:table-row table:style-name="ro1">
          <table:table-cell table:number-columns-repeated="2"/>
          <table:table-cell/>
          <table:table-cell table:formula="oooc:=IF([.C40]=&quot;&quot;;&quot;&quot;;LOWER(LEFT([.C40];1))&amp;RIGHT([.C40];LEN([.C40])-1))">
            <text:p/>
          </table:table-cell>
          <table:table-cell table:number-columns-repeated="249"/>
        </table:table-row>
        <table:table-row table:style-name="ro1">
          <table:table-cell table:number-columns-repeated="2"/>
          <table:table-cell/>
          <table:table-cell table:formula="oooc:=IF([.C41]=&quot;&quot;;&quot;&quot;;LOWER(LEFT([.C41];1))&amp;RIGHT([.C41];LEN([.C41])-1))">
            <text:p/>
          </table:table-cell>
          <table:table-cell table:number-columns-repeated="249"/>
        </table:table-row>
        <table:table-row table:style-name="ro1">
          <table:table-cell table:number-columns-repeated="2"/>
          <table:table-cell/>
          <table:table-cell table:formula="oooc:=IF([.C42]=&quot;&quot;;&quot;&quot;;LOWER(LEFT([.C42];1))&amp;RIGHT([.C42];LEN([.C42])-1))">
            <text:p/>
          </table:table-cell>
          <table:table-cell table:number-columns-repeated="249"/>
        </table:table-row>
        <table:table-row table:style-name="ro1">
          <table:table-cell table:number-columns-repeated="2"/>
          <table:table-cell/>
          <table:table-cell table:formula="oooc:=IF([.C43]=&quot;&quot;;&quot;&quot;;LOWER(LEFT([.C43];1))&amp;RIGHT([.C43];LEN([.C43])-1))">
            <text:p/>
          </table:table-cell>
          <table:table-cell table:number-columns-repeated="249"/>
        </table:table-row>
        <table:table-row table:style-name="ro1">
          <table:table-cell table:number-columns-repeated="2"/>
          <table:table-cell/>
          <table:table-cell table:formula="oooc:=IF([.C44]=&quot;&quot;;&quot;&quot;;LOWER(LEFT([.C44];1))&amp;RIGHT([.C44];LEN([.C44])-1))">
            <text:p/>
          </table:table-cell>
          <table:table-cell table:number-columns-repeated="249"/>
        </table:table-row>
        <table:table-row table:style-name="ro1">
          <table:table-cell table:number-columns-repeated="2"/>
          <table:table-cell/>
          <table:table-cell table:formula="oooc:=IF([.C45]=&quot;&quot;;&quot;&quot;;LOWER(LEFT([.C45];1))&amp;RIGHT([.C45];LEN([.C45])-1))">
            <text:p/>
          </table:table-cell>
          <table:table-cell table:number-columns-repeated="249"/>
        </table:table-row>
        <table:table-row table:style-name="ro1">
          <table:table-cell table:number-columns-repeated="2"/>
          <table:table-cell/>
          <table:table-cell table:formula="oooc:=IF([.C46]=&quot;&quot;;&quot;&quot;;LOWER(LEFT([.C46];1))&amp;RIGHT([.C46];LEN([.C46])-1))">
            <text:p/>
          </table:table-cell>
          <table:table-cell table:number-columns-repeated="249"/>
        </table:table-row>
        <table:table-row table:style-name="ro1">
          <table:table-cell table:number-columns-repeated="2"/>
          <table:table-cell/>
          <table:table-cell table:formula="oooc:=IF([.C47]=&quot;&quot;;&quot;&quot;;LOWER(LEFT([.C47];1))&amp;RIGHT([.C47];LEN([.C47])-1))">
            <text:p/>
          </table:table-cell>
          <table:table-cell table:number-columns-repeated="249"/>
        </table:table-row>
        <table:table-row table:style-name="ro1">
          <table:table-cell table:number-columns-repeated="2"/>
          <table:table-cell/>
          <table:table-cell table:formula="oooc:=IF([.C48]=&quot;&quot;;&quot;&quot;;LOWER(LEFT([.C48];1))&amp;RIGHT([.C48];LEN([.C48])-1))">
            <text:p/>
          </table:table-cell>
          <table:table-cell table:number-columns-repeated="249"/>
        </table:table-row>
        <table:table-row table:style-name="ro1">
          <table:table-cell table:number-columns-repeated="2"/>
          <table:table-cell/>
          <table:table-cell table:formula="oooc:=IF([.C49]=&quot;&quot;;&quot;&quot;;LOWER(LEFT([.C49];1))&amp;RIGHT([.C49];LEN([.C49])-1))">
            <text:p/>
          </table:table-cell>
          <table:table-cell table:number-columns-repeated="249"/>
        </table:table-row>
        <table:table-row table:style-name="ro1">
          <table:table-cell table:number-columns-repeated="2"/>
          <table:table-cell/>
          <table:table-cell table:formula="oooc:=IF([.C50]=&quot;&quot;;&quot;&quot;;LOWER(LEFT([.C50];1))&amp;RIGHT([.C50];LEN([.C50])-1))">
            <text:p/>
          </table:table-cell>
          <table:table-cell table:number-columns-repeated="249"/>
        </table:table-row>
        <table:table-row table:style-name="ro1">
          <table:table-cell table:number-columns-repeated="2"/>
          <table:table-cell/>
          <table:table-cell table:formula="oooc:=IF([.C51]=&quot;&quot;;&quot;&quot;;LOWER(LEFT([.C51];1))&amp;RIGHT([.C51];LEN([.C51])-1))">
            <text:p/>
          </table:table-cell>
          <table:table-cell table:number-columns-repeated="249"/>
        </table:table-row>
        <table:table-row table:style-name="ro1">
          <table:table-cell table:number-columns-repeated="2"/>
          <table:table-cell/>
          <table:table-cell table:formula="oooc:=IF([.C52]=&quot;&quot;;&quot;&quot;;LOWER(LEFT([.C52];1))&amp;RIGHT([.C52];LEN([.C52])-1))">
            <text:p/>
          </table:table-cell>
          <table:table-cell table:number-columns-repeated="249"/>
        </table:table-row>
        <table:table-row table:style-name="ro1">
          <table:table-cell table:number-columns-repeated="2"/>
          <table:table-cell/>
          <table:table-cell table:formula="oooc:=IF([.C53]=&quot;&quot;;&quot;&quot;;LOWER(LEFT([.C53];1))&amp;RIGHT([.C53];LEN([.C53])-1))">
            <text:p/>
          </table:table-cell>
          <table:table-cell table:number-columns-repeated="249"/>
        </table:table-row>
        <table:table-row table:style-name="ro1">
          <table:table-cell table:number-columns-repeated="2"/>
          <table:table-cell/>
          <table:table-cell table:formula="oooc:=IF([.C54]=&quot;&quot;;&quot;&quot;;LOWER(LEFT([.C54];1))&amp;RIGHT([.C54];LEN([.C54])-1))">
            <text:p/>
          </table:table-cell>
          <table:table-cell table:number-columns-repeated="249"/>
        </table:table-row>
        <table:table-row table:style-name="ro1">
          <table:table-cell table:number-columns-repeated="2"/>
          <table:table-cell/>
          <table:table-cell table:formula="oooc:=IF([.C55]=&quot;&quot;;&quot;&quot;;LOWER(LEFT([.C55];1))&amp;RIGHT([.C55];LEN([.C55])-1))">
            <text:p/>
          </table:table-cell>
          <table:table-cell table:number-columns-repeated="249"/>
        </table:table-row>
        <table:table-row table:style-name="ro1">
          <table:table-cell table:number-columns-repeated="2"/>
          <table:table-cell/>
          <table:table-cell table:formula="oooc:=IF([.C56]=&quot;&quot;;&quot;&quot;;LOWER(LEFT([.C56];1))&amp;RIGHT([.C56];LEN([.C56])-1))">
            <text:p/>
          </table:table-cell>
          <table:table-cell table:number-columns-repeated="249"/>
        </table:table-row>
        <table:table-row table:style-name="ro1">
          <table:table-cell table:number-columns-repeated="2"/>
          <table:table-cell/>
          <table:table-cell table:formula="oooc:=IF([.C57]=&quot;&quot;;&quot;&quot;;LOWER(LEFT([.C57];1))&amp;RIGHT([.C57];LEN([.C57])-1))">
            <text:p/>
          </table:table-cell>
          <table:table-cell table:number-columns-repeated="249"/>
        </table:table-row>
        <table:table-row table:style-name="ro1">
          <table:table-cell table:number-columns-repeated="2"/>
          <table:table-cell/>
          <table:table-cell table:formula="oooc:=IF([.C58]=&quot;&quot;;&quot;&quot;;LOWER(LEFT([.C58];1))&amp;RIGHT([.C58];LEN([.C58])-1))">
            <text:p/>
          </table:table-cell>
          <table:table-cell table:number-columns-repeated="249"/>
        </table:table-row>
        <table:table-row table:style-name="ro1">
          <table:table-cell table:number-columns-repeated="2"/>
          <table:table-cell/>
          <table:table-cell table:formula="oooc:=IF([.C59]=&quot;&quot;;&quot;&quot;;LOWER(LEFT([.C59];1))&amp;RIGHT([.C59];LEN([.C59])-1))">
            <text:p/>
          </table:table-cell>
          <table:table-cell table:number-columns-repeated="249"/>
        </table:table-row>
        <table:table-row table:style-name="ro1">
          <table:table-cell table:number-columns-repeated="2"/>
          <table:table-cell/>
          <table:table-cell table:formula="oooc:=IF([.C60]=&quot;&quot;;&quot;&quot;;LOWER(LEFT([.C60];1))&amp;RIGHT([.C60];LEN([.C60])-1))">
            <text:p/>
          </table:table-cell>
          <table:table-cell table:number-columns-repeated="249"/>
        </table:table-row>
        <table:table-row table:style-name="ro1">
          <table:table-cell table:number-columns-repeated="2"/>
          <table:table-cell/>
          <table:table-cell table:formula="oooc:=IF([.C61]=&quot;&quot;;&quot;&quot;;LOWER(LEFT([.C61];1))&amp;RIGHT([.C61];LEN([.C61])-1))">
            <text:p/>
          </table:table-cell>
          <table:table-cell table:number-columns-repeated="249"/>
        </table:table-row>
        <table:table-row table:style-name="ro1">
          <table:table-cell table:number-columns-repeated="2"/>
          <table:table-cell/>
          <table:table-cell table:formula="oooc:=IF([.C62]=&quot;&quot;;&quot;&quot;;LOWER(LEFT([.C62];1))&amp;RIGHT([.C62];LEN([.C62])-1))">
            <text:p/>
          </table:table-cell>
          <table:table-cell table:number-columns-repeated="249"/>
        </table:table-row>
        <table:table-row table:style-name="ro1">
          <table:table-cell table:number-columns-repeated="2"/>
          <table:table-cell/>
          <table:table-cell table:formula="oooc:=IF([.C63]=&quot;&quot;;&quot;&quot;;LOWER(LEFT([.C63];1))&amp;RIGHT([.C63];LEN([.C63])-1))">
            <text:p/>
          </table:table-cell>
          <table:table-cell table:number-columns-repeated="249"/>
        </table:table-row>
        <table:table-row table:style-name="ro1">
          <table:table-cell table:number-columns-repeated="2"/>
          <table:table-cell/>
          <table:table-cell table:formula="oooc:=IF([.C64]=&quot;&quot;;&quot;&quot;;LOWER(LEFT([.C64];1))&amp;RIGHT([.C64];LEN([.C64])-1))">
            <text:p/>
          </table:table-cell>
          <table:table-cell table:number-columns-repeated="249"/>
        </table:table-row>
        <table:table-row table:style-name="ro1">
          <table:table-cell table:number-columns-repeated="2"/>
          <table:table-cell/>
          <table:table-cell table:formula="oooc:=IF([.C65]=&quot;&quot;;&quot;&quot;;LOWER(LEFT([.C65];1))&amp;RIGHT([.C65];LEN([.C65])-1))">
            <text:p/>
          </table:table-cell>
          <table:table-cell table:number-columns-repeated="249"/>
        </table:table-row>
        <table:table-row table:style-name="ro1">
          <table:table-cell table:number-columns-repeated="2"/>
          <table:table-cell/>
          <table:table-cell table:formula="oooc:=IF([.C66]=&quot;&quot;;&quot;&quot;;LOWER(LEFT([.C66];1))&amp;RIGHT([.C66];LEN([.C66])-1))">
            <text:p/>
          </table:table-cell>
          <table:table-cell table:number-columns-repeated="249"/>
        </table:table-row>
        <table:table-row table:style-name="ro1">
          <table:table-cell table:number-columns-repeated="2"/>
          <table:table-cell/>
          <table:table-cell table:formula="oooc:=IF([.C67]=&quot;&quot;;&quot;&quot;;LOWER(LEFT([.C67];1))&amp;RIGHT([.C67];LEN([.C67])-1))">
            <text:p/>
          </table:table-cell>
          <table:table-cell table:number-columns-repeated="249"/>
        </table:table-row>
        <table:table-row table:style-name="ro1">
          <table:table-cell table:number-columns-repeated="2"/>
          <table:table-cell/>
          <table:table-cell table:formula="oooc:=IF([.C68]=&quot;&quot;;&quot;&quot;;LOWER(LEFT([.C68];1))&amp;RIGHT([.C68];LEN([.C68])-1))">
            <text:p/>
          </table:table-cell>
          <table:table-cell table:number-columns-repeated="249"/>
        </table:table-row>
        <table:table-row table:style-name="ro1">
          <table:table-cell table:number-columns-repeated="2"/>
          <table:table-cell/>
          <table:table-cell table:formula="oooc:=IF([.C69]=&quot;&quot;;&quot;&quot;;LOWER(LEFT([.C69];1))&amp;RIGHT([.C69];LEN([.C69])-1))">
            <text:p/>
          </table:table-cell>
          <table:table-cell table:number-columns-repeated="249"/>
        </table:table-row>
        <table:table-row table:style-name="ro1">
          <table:table-cell table:number-columns-repeated="2"/>
          <table:table-cell/>
          <table:table-cell table:formula="oooc:=IF([.C70]=&quot;&quot;;&quot;&quot;;LOWER(LEFT([.C70];1))&amp;RIGHT([.C70];LEN([.C70])-1))">
            <text:p/>
          </table:table-cell>
          <table:table-cell table:number-columns-repeated="249"/>
        </table:table-row>
        <table:table-row table:style-name="ro1">
          <table:table-cell table:number-columns-repeated="2"/>
          <table:table-cell/>
          <table:table-cell table:formula="oooc:=IF([.C71]=&quot;&quot;;&quot;&quot;;LOWER(LEFT([.C71];1))&amp;RIGHT([.C71];LEN([.C71])-1))">
            <text:p/>
          </table:table-cell>
          <table:table-cell table:number-columns-repeated="249"/>
        </table:table-row>
        <table:table-row table:style-name="ro1">
          <table:table-cell table:number-columns-repeated="2"/>
          <table:table-cell/>
          <table:table-cell table:formula="oooc:=IF([.C72]=&quot;&quot;;&quot;&quot;;LOWER(LEFT([.C72];1))&amp;RIGHT([.C72];LEN([.C72])-1))">
            <text:p/>
          </table:table-cell>
          <table:table-cell table:number-columns-repeated="249"/>
        </table:table-row>
        <table:table-row table:style-name="ro1">
          <table:table-cell table:number-columns-repeated="2"/>
          <table:table-cell/>
          <table:table-cell table:formula="oooc:=IF([.C73]=&quot;&quot;;&quot;&quot;;LOWER(LEFT([.C73];1))&amp;RIGHT([.C73];LEN([.C73])-1))">
            <text:p/>
          </table:table-cell>
          <table:table-cell table:number-columns-repeated="249"/>
        </table:table-row>
        <table:table-row table:style-name="ro1">
          <table:table-cell table:number-columns-repeated="2"/>
          <table:table-cell/>
          <table:table-cell table:formula="oooc:=IF([.C74]=&quot;&quot;;&quot;&quot;;LOWER(LEFT([.C74];1))&amp;RIGHT([.C74];LEN([.C74])-1))">
            <text:p/>
          </table:table-cell>
          <table:table-cell table:number-columns-repeated="249"/>
        </table:table-row>
        <table:table-row table:style-name="ro1">
          <table:table-cell table:number-columns-repeated="2"/>
          <table:table-cell/>
          <table:table-cell table:formula="oooc:=IF([.C75]=&quot;&quot;;&quot;&quot;;LOWER(LEFT([.C75];1))&amp;RIGHT([.C75];LEN([.C75])-1))">
            <text:p/>
          </table:table-cell>
          <table:table-cell table:number-columns-repeated="249"/>
        </table:table-row>
        <table:table-row table:style-name="ro1">
          <table:table-cell table:number-columns-repeated="2"/>
          <table:table-cell/>
          <table:table-cell table:formula="oooc:=IF([.C76]=&quot;&quot;;&quot;&quot;;LOWER(LEFT([.C76];1))&amp;RIGHT([.C76];LEN([.C76])-1))">
            <text:p/>
          </table:table-cell>
          <table:table-cell table:number-columns-repeated="249"/>
        </table:table-row>
        <table:table-row table:style-name="ro1">
          <table:table-cell table:number-columns-repeated="2"/>
          <table:table-cell/>
          <table:table-cell table:formula="oooc:=IF([.C77]=&quot;&quot;;&quot;&quot;;LOWER(LEFT([.C77];1))&amp;RIGHT([.C77];LEN([.C77])-1))">
            <text:p/>
          </table:table-cell>
          <table:table-cell table:number-columns-repeated="249"/>
        </table:table-row>
        <table:table-row table:style-name="ro1">
          <table:table-cell table:number-columns-repeated="2"/>
          <table:table-cell/>
          <table:table-cell table:formula="oooc:=IF([.C78]=&quot;&quot;;&quot;&quot;;LOWER(LEFT([.C78];1))&amp;RIGHT([.C78];LEN([.C78])-1))">
            <text:p/>
          </table:table-cell>
          <table:table-cell table:number-columns-repeated="249"/>
        </table:table-row>
        <table:table-row table:style-name="ro1">
          <table:table-cell table:number-columns-repeated="2"/>
          <table:table-cell/>
          <table:table-cell table:formula="oooc:=IF([.C79]=&quot;&quot;;&quot;&quot;;LOWER(LEFT([.C79];1))&amp;RIGHT([.C79];LEN([.C79])-1))">
            <text:p/>
          </table:table-cell>
          <table:table-cell table:number-columns-repeated="249"/>
        </table:table-row>
        <table:table-row table:style-name="ro1">
          <table:table-cell table:number-columns-repeated="2"/>
          <table:table-cell/>
          <table:table-cell table:formula="oooc:=IF([.C80]=&quot;&quot;;&quot;&quot;;LOWER(LEFT([.C80];1))&amp;RIGHT([.C80];LEN([.C80])-1))">
            <text:p/>
          </table:table-cell>
          <table:table-cell table:number-columns-repeated="249"/>
        </table:table-row>
        <table:table-row table:style-name="ro1">
          <table:table-cell table:number-columns-repeated="2"/>
          <table:table-cell/>
          <table:table-cell table:formula="oooc:=IF([.C81]=&quot;&quot;;&quot;&quot;;LOWER(LEFT([.C81];1))&amp;RIGHT([.C81];LEN([.C81])-1))">
            <text:p/>
          </table:table-cell>
          <table:table-cell table:number-columns-repeated="249"/>
        </table:table-row>
        <table:table-row table:style-name="ro1">
          <table:table-cell table:number-columns-repeated="2"/>
          <table:table-cell/>
          <table:table-cell table:formula="oooc:=IF([.C82]=&quot;&quot;;&quot;&quot;;LOWER(LEFT([.C82];1))&amp;RIGHT([.C82];LEN([.C82])-1))">
            <text:p/>
          </table:table-cell>
          <table:table-cell table:number-columns-repeated="249"/>
        </table:table-row>
        <table:table-row table:style-name="ro1">
          <table:table-cell table:number-columns-repeated="2"/>
          <table:table-cell/>
          <table:table-cell table:formula="oooc:=IF([.C83]=&quot;&quot;;&quot;&quot;;LOWER(LEFT([.C83];1))&amp;RIGHT([.C83];LEN([.C83])-1))">
            <text:p/>
          </table:table-cell>
          <table:table-cell table:number-columns-repeated="249"/>
        </table:table-row>
        <table:table-row table:style-name="ro1">
          <table:table-cell table:number-columns-repeated="2"/>
          <table:table-cell/>
          <table:table-cell table:formula="oooc:=IF([.C84]=&quot;&quot;;&quot;&quot;;LOWER(LEFT([.C84];1))&amp;RIGHT([.C84];LEN([.C84])-1))">
            <text:p/>
          </table:table-cell>
          <table:table-cell table:number-columns-repeated="249"/>
        </table:table-row>
        <table:table-row table:style-name="ro1">
          <table:table-cell table:number-columns-repeated="2"/>
          <table:table-cell/>
          <table:table-cell table:formula="oooc:=IF([.C85]=&quot;&quot;;&quot;&quot;;LOWER(LEFT([.C85];1))&amp;RIGHT([.C85];LEN([.C85])-1))">
            <text:p/>
          </table:table-cell>
          <table:table-cell table:number-columns-repeated="249"/>
        </table:table-row>
        <table:table-row table:style-name="ro1">
          <table:table-cell table:number-columns-repeated="2"/>
          <table:table-cell/>
          <table:table-cell table:formula="oooc:=IF([.C86]=&quot;&quot;;&quot;&quot;;LOWER(LEFT([.C86];1))&amp;RIGHT([.C86];LEN([.C86])-1))">
            <text:p/>
          </table:table-cell>
          <table:table-cell table:number-columns-repeated="249"/>
        </table:table-row>
        <table:table-row table:style-name="ro1">
          <table:table-cell table:number-columns-repeated="2"/>
          <table:table-cell/>
          <table:table-cell table:formula="oooc:=IF([.C87]=&quot;&quot;;&quot;&quot;;LOWER(LEFT([.C87];1))&amp;RIGHT([.C87];LEN([.C87])-1))">
            <text:p/>
          </table:table-cell>
          <table:table-cell table:number-columns-repeated="249"/>
        </table:table-row>
        <table:table-row table:style-name="ro1">
          <table:table-cell table:number-columns-repeated="2"/>
          <table:table-cell/>
          <table:table-cell table:formula="oooc:=IF([.C88]=&quot;&quot;;&quot;&quot;;LOWER(LEFT([.C88];1))&amp;RIGHT([.C88];LEN([.C88])-1))">
            <text:p/>
          </table:table-cell>
          <table:table-cell table:number-columns-repeated="249"/>
        </table:table-row>
        <table:table-row table:style-name="ro1">
          <table:table-cell table:number-columns-repeated="2"/>
          <table:table-cell/>
          <table:table-cell table:formula="oooc:=IF([.C89]=&quot;&quot;;&quot;&quot;;LOWER(LEFT([.C89];1))&amp;RIGHT([.C89];LEN([.C89])-1))">
            <text:p/>
          </table:table-cell>
          <table:table-cell table:number-columns-repeated="249"/>
        </table:table-row>
        <table:table-row table:style-name="ro1">
          <table:table-cell table:number-columns-repeated="2"/>
          <table:table-cell/>
          <table:table-cell table:formula="oooc:=IF([.C90]=&quot;&quot;;&quot;&quot;;LOWER(LEFT([.C90];1))&amp;RIGHT([.C90];LEN([.C90])-1))">
            <text:p/>
          </table:table-cell>
          <table:table-cell table:number-columns-repeated="249"/>
        </table:table-row>
        <table:table-row table:style-name="ro1">
          <table:table-cell table:number-columns-repeated="2"/>
          <table:table-cell/>
          <table:table-cell table:formula="oooc:=IF([.C91]=&quot;&quot;;&quot;&quot;;LOWER(LEFT([.C91];1))&amp;RIGHT([.C91];LEN([.C91])-1))">
            <text:p/>
          </table:table-cell>
          <table:table-cell table:number-columns-repeated="249"/>
        </table:table-row>
        <table:table-row table:style-name="ro1">
          <table:table-cell table:number-columns-repeated="2"/>
          <table:table-cell/>
          <table:table-cell table:formula="oooc:=IF([.C92]=&quot;&quot;;&quot;&quot;;LOWER(LEFT([.C92];1))&amp;RIGHT([.C92];LEN([.C92])-1))">
            <text:p/>
          </table:table-cell>
          <table:table-cell table:number-columns-repeated="249"/>
        </table:table-row>
        <table:table-row table:style-name="ro1">
          <table:table-cell table:number-columns-repeated="2"/>
          <table:table-cell/>
          <table:table-cell table:formula="oooc:=IF([.C93]=&quot;&quot;;&quot;&quot;;LOWER(LEFT([.C93];1))&amp;RIGHT([.C93];LEN([.C93])-1))">
            <text:p/>
          </table:table-cell>
          <table:table-cell table:number-columns-repeated="249"/>
        </table:table-row>
        <table:table-row table:style-name="ro1">
          <table:table-cell table:number-columns-repeated="2"/>
          <table:table-cell/>
          <table:table-cell table:formula="oooc:=IF([.C94]=&quot;&quot;;&quot;&quot;;LOWER(LEFT([.C94];1))&amp;RIGHT([.C94];LEN([.C94])-1))">
            <text:p/>
          </table:table-cell>
          <table:table-cell table:number-columns-repeated="249"/>
        </table:table-row>
        <table:table-row table:style-name="ro1">
          <table:table-cell table:number-columns-repeated="2"/>
          <table:table-cell/>
          <table:table-cell table:formula="oooc:=IF([.C95]=&quot;&quot;;&quot;&quot;;LOWER(LEFT([.C95];1))&amp;RIGHT([.C95];LEN([.C95])-1))">
            <text:p/>
          </table:table-cell>
          <table:table-cell table:number-columns-repeated="249"/>
        </table:table-row>
        <table:table-row table:style-name="ro1">
          <table:table-cell table:number-columns-repeated="2"/>
          <table:table-cell/>
          <table:table-cell table:formula="oooc:=IF([.C96]=&quot;&quot;;&quot;&quot;;LOWER(LEFT([.C96];1))&amp;RIGHT([.C96];LEN([.C96])-1))">
            <text:p/>
          </table:table-cell>
          <table:table-cell table:number-columns-repeated="249"/>
        </table:table-row>
        <table:table-row table:style-name="ro1">
          <table:table-cell table:number-columns-repeated="2"/>
          <table:table-cell/>
          <table:table-cell table:formula="oooc:=IF([.C97]=&quot;&quot;;&quot;&quot;;LOWER(LEFT([.C97];1))&amp;RIGHT([.C97];LEN([.C97])-1))">
            <text:p/>
          </table:table-cell>
          <table:table-cell table:number-columns-repeated="249"/>
        </table:table-row>
        <table:table-row table:style-name="ro1">
          <table:table-cell table:number-columns-repeated="2"/>
          <table:table-cell/>
          <table:table-cell table:formula="oooc:=IF([.C98]=&quot;&quot;;&quot;&quot;;LOWER(LEFT([.C98];1))&amp;RIGHT([.C98];LEN([.C98])-1))">
            <text:p/>
          </table:table-cell>
          <table:table-cell table:number-columns-repeated="249"/>
        </table:table-row>
        <table:table-row table:style-name="ro1">
          <table:table-cell table:number-columns-repeated="2"/>
          <table:table-cell/>
          <table:table-cell table:formula="oooc:=IF([.C99]=&quot;&quot;;&quot;&quot;;LOWER(LEFT([.C99];1))&amp;RIGHT([.C99];LEN([.C99])-1))">
            <text:p/>
          </table:table-cell>
          <table:table-cell table:number-columns-repeated="249"/>
        </table:table-row>
        <table:table-row table:style-name="ro1">
          <table:table-cell table:number-columns-repeated="2"/>
          <table:table-cell/>
          <table:table-cell table:formula="oooc:=IF([.C100]=&quot;&quot;;&quot;&quot;;LOWER(LEFT([.C100];1))&amp;RIGHT([.C100];LEN([.C100])-1))">
            <text:p/>
          </table:table-cell>
          <table:table-cell table:number-columns-repeated="249"/>
        </table:table-row>
        <table:table-row table:style-name="ro1">
          <table:table-cell table:number-columns-repeated="2"/>
          <table:table-cell/>
          <table:table-cell table:formula="oooc:=IF([.C101]=&quot;&quot;;&quot;&quot;;LOWER(LEFT([.C101];1))&amp;RIGHT([.C101];LEN([.C101])-1))">
            <text:p/>
          </table:table-cell>
          <table:table-cell table:number-columns-repeated="249"/>
        </table:table-row>
        <table:table-row table:style-name="ro1">
          <table:table-cell table:number-columns-repeated="2"/>
          <table:table-cell/>
          <table:table-cell table:formula="oooc:=IF([.C102]=&quot;&quot;;&quot;&quot;;LOWER(LEFT([.C102];1))&amp;RIGHT([.C102];LEN([.C102])-1))">
            <text:p/>
          </table:table-cell>
          <table:table-cell table:number-columns-repeated="249"/>
        </table:table-row>
        <table:table-row table:style-name="ro1">
          <table:table-cell table:number-columns-repeated="2"/>
          <table:table-cell/>
          <table:table-cell table:formula="oooc:=IF([.C103]=&quot;&quot;;&quot;&quot;;LOWER(LEFT([.C103];1))&amp;RIGHT([.C103];LEN([.C103])-1))">
            <text:p/>
          </table:table-cell>
          <table:table-cell table:number-columns-repeated="249"/>
        </table:table-row>
        <table:table-row table:style-name="ro1">
          <table:table-cell table:number-columns-repeated="2"/>
          <table:table-cell/>
          <table:table-cell table:formula="oooc:=IF([.C104]=&quot;&quot;;&quot;&quot;;LOWER(LEFT([.C104];1))&amp;RIGHT([.C104];LEN([.C104])-1))">
            <text:p/>
          </table:table-cell>
          <table:table-cell table:number-columns-repeated="249"/>
        </table:table-row>
        <table:table-row table:style-name="ro1">
          <table:table-cell table:number-columns-repeated="2"/>
          <table:table-cell/>
          <table:table-cell table:formula="oooc:=IF([.C105]=&quot;&quot;;&quot;&quot;;LOWER(LEFT([.C105];1))&amp;RIGHT([.C105];LEN([.C105])-1))">
            <text:p/>
          </table:table-cell>
          <table:table-cell table:number-columns-repeated="249"/>
        </table:table-row>
        <table:table-row table:style-name="ro1">
          <table:table-cell table:number-columns-repeated="2"/>
          <table:table-cell/>
          <table:table-cell table:formula="oooc:=IF([.C106]=&quot;&quot;;&quot;&quot;;LOWER(LEFT([.C106];1))&amp;RIGHT([.C106];LEN([.C106])-1))">
            <text:p/>
          </table:table-cell>
          <table:table-cell table:number-columns-repeated="249"/>
        </table:table-row>
        <table:table-row table:style-name="ro1">
          <table:table-cell table:number-columns-repeated="2"/>
          <table:table-cell/>
          <table:table-cell table:formula="oooc:=IF([.C107]=&quot;&quot;;&quot;&quot;;LOWER(LEFT([.C107];1))&amp;RIGHT([.C107];LEN([.C107])-1))">
            <text:p/>
          </table:table-cell>
          <table:table-cell table:number-columns-repeated="249"/>
        </table:table-row>
        <table:table-row table:style-name="ro1">
          <table:table-cell table:number-columns-repeated="2"/>
          <table:table-cell/>
          <table:table-cell table:formula="oooc:=IF([.C108]=&quot;&quot;;&quot;&quot;;LOWER(LEFT([.C108];1))&amp;RIGHT([.C108];LEN([.C108])-1))">
            <text:p/>
          </table:table-cell>
          <table:table-cell table:number-columns-repeated="249"/>
        </table:table-row>
        <table:table-row table:style-name="ro1">
          <table:table-cell table:number-columns-repeated="2"/>
          <table:table-cell/>
          <table:table-cell table:formula="oooc:=IF([.C109]=&quot;&quot;;&quot;&quot;;LOWER(LEFT([.C109];1))&amp;RIGHT([.C109];LEN([.C109])-1))">
            <text:p/>
          </table:table-cell>
          <table:table-cell table:number-columns-repeated="249"/>
        </table:table-row>
        <table:table-row table:style-name="ro1">
          <table:table-cell table:number-columns-repeated="2"/>
          <table:table-cell/>
          <table:table-cell table:formula="oooc:=IF([.C110]=&quot;&quot;;&quot;&quot;;LOWER(LEFT([.C110];1))&amp;RIGHT([.C110];LEN([.C110])-1))">
            <text:p/>
          </table:table-cell>
          <table:table-cell table:number-columns-repeated="249"/>
        </table:table-row>
        <table:table-row table:style-name="ro1">
          <table:table-cell table:number-columns-repeated="2"/>
          <table:table-cell/>
          <table:table-cell table:formula="oooc:=IF([.C111]=&quot;&quot;;&quot;&quot;;LOWER(LEFT([.C111];1))&amp;RIGHT([.C111];LEN([.C111])-1))">
            <text:p/>
          </table:table-cell>
          <table:table-cell table:number-columns-repeated="249"/>
        </table:table-row>
        <table:table-row table:style-name="ro1">
          <table:table-cell table:number-columns-repeated="2"/>
          <table:table-cell/>
          <table:table-cell table:formula="oooc:=IF([.C112]=&quot;&quot;;&quot;&quot;;LOWER(LEFT([.C112];1))&amp;RIGHT([.C112];LEN([.C112])-1))">
            <text:p/>
          </table:table-cell>
          <table:table-cell table:number-columns-repeated="249"/>
        </table:table-row>
        <table:table-row table:style-name="ro1">
          <table:table-cell table:number-columns-repeated="2"/>
          <table:table-cell/>
          <table:table-cell table:formula="oooc:=IF([.C113]=&quot;&quot;;&quot;&quot;;LOWER(LEFT([.C113];1))&amp;RIGHT([.C113];LEN([.C113])-1))">
            <text:p/>
          </table:table-cell>
          <table:table-cell table:number-columns-repeated="249"/>
        </table:table-row>
        <table:table-row table:style-name="ro1">
          <table:table-cell table:number-columns-repeated="2"/>
          <table:table-cell/>
          <table:table-cell table:formula="oooc:=IF([.C114]=&quot;&quot;;&quot;&quot;;LOWER(LEFT([.C114];1))&amp;RIGHT([.C114];LEN([.C114])-1))">
            <text:p/>
          </table:table-cell>
          <table:table-cell table:number-columns-repeated="249"/>
        </table:table-row>
        <table:table-row table:style-name="ro1">
          <table:table-cell table:number-columns-repeated="2"/>
          <table:table-cell/>
          <table:table-cell table:formula="oooc:=IF([.C115]=&quot;&quot;;&quot;&quot;;LOWER(LEFT([.C115];1))&amp;RIGHT([.C115];LEN([.C115])-1))">
            <text:p/>
          </table:table-cell>
          <table:table-cell table:number-columns-repeated="249"/>
        </table:table-row>
        <table:table-row table:style-name="ro1">
          <table:table-cell table:number-columns-repeated="2"/>
          <table:table-cell/>
          <table:table-cell table:formula="oooc:=IF([.C116]=&quot;&quot;;&quot;&quot;;LOWER(LEFT([.C116];1))&amp;RIGHT([.C116];LEN([.C116])-1))">
            <text:p/>
          </table:table-cell>
          <table:table-cell table:number-columns-repeated="249"/>
        </table:table-row>
        <table:table-row table:style-name="ro1">
          <table:table-cell table:number-columns-repeated="2"/>
          <table:table-cell/>
          <table:table-cell table:formula="oooc:=IF([.C117]=&quot;&quot;;&quot;&quot;;LOWER(LEFT([.C117];1))&amp;RIGHT([.C117];LEN([.C117])-1))">
            <text:p/>
          </table:table-cell>
          <table:table-cell table:number-columns-repeated="249"/>
        </table:table-row>
        <table:table-row table:style-name="ro1">
          <table:table-cell table:number-columns-repeated="2"/>
          <table:table-cell/>
          <table:table-cell table:formula="oooc:=IF([.C118]=&quot;&quot;;&quot;&quot;;LOWER(LEFT([.C118];1))&amp;RIGHT([.C118];LEN([.C118])-1))">
            <text:p/>
          </table:table-cell>
          <table:table-cell table:number-columns-repeated="249"/>
        </table:table-row>
        <table:table-row table:style-name="ro1">
          <table:table-cell table:number-columns-repeated="2"/>
          <table:table-cell/>
          <table:table-cell table:formula="oooc:=IF([.C119]=&quot;&quot;;&quot;&quot;;LOWER(LEFT([.C119];1))&amp;RIGHT([.C119];LEN([.C119])-1))">
            <text:p/>
          </table:table-cell>
          <table:table-cell table:number-columns-repeated="249"/>
        </table:table-row>
        <table:table-row table:style-name="ro1">
          <table:table-cell table:number-columns-repeated="2"/>
          <table:table-cell/>
          <table:table-cell table:formula="oooc:=IF([.C120]=&quot;&quot;;&quot;&quot;;LOWER(LEFT([.C120];1))&amp;RIGHT([.C120];LEN([.C120])-1))">
            <text:p/>
          </table:table-cell>
          <table:table-cell table:number-columns-repeated="249"/>
        </table:table-row>
        <table:table-row table:style-name="ro1">
          <table:table-cell table:number-columns-repeated="2"/>
          <table:table-cell/>
          <table:table-cell table:formula="oooc:=IF([.C121]=&quot;&quot;;&quot;&quot;;LOWER(LEFT([.C121];1))&amp;RIGHT([.C121];LEN([.C121])-1))">
            <text:p/>
          </table:table-cell>
          <table:table-cell table:number-columns-repeated="249"/>
        </table:table-row>
        <table:table-row table:style-name="ro1">
          <table:table-cell table:number-columns-repeated="2"/>
          <table:table-cell/>
          <table:table-cell table:formula="oooc:=IF([.C122]=&quot;&quot;;&quot;&quot;;LOWER(LEFT([.C122];1))&amp;RIGHT([.C122];LEN([.C122])-1))">
            <text:p/>
          </table:table-cell>
          <table:table-cell table:number-columns-repeated="249"/>
        </table:table-row>
        <table:table-row table:style-name="ro1">
          <table:table-cell table:number-columns-repeated="2"/>
          <table:table-cell/>
          <table:table-cell table:formula="oooc:=IF([.C123]=&quot;&quot;;&quot;&quot;;LOWER(LEFT([.C123];1))&amp;RIGHT([.C123];LEN([.C123])-1))">
            <text:p/>
          </table:table-cell>
          <table:table-cell table:number-columns-repeated="249"/>
        </table:table-row>
        <table:table-row table:style-name="ro1">
          <table:table-cell table:number-columns-repeated="2"/>
          <table:table-cell/>
          <table:table-cell table:formula="oooc:=IF([.C124]=&quot;&quot;;&quot;&quot;;LOWER(LEFT([.C124];1))&amp;RIGHT([.C124];LEN([.C124])-1))">
            <text:p/>
          </table:table-cell>
          <table:table-cell table:number-columns-repeated="249"/>
        </table:table-row>
        <table:table-row table:style-name="ro1">
          <table:table-cell table:number-columns-repeated="2"/>
          <table:table-cell/>
          <table:table-cell table:formula="oooc:=IF([.C125]=&quot;&quot;;&quot;&quot;;LOWER(LEFT([.C125];1))&amp;RIGHT([.C125];LEN([.C125])-1))">
            <text:p/>
          </table:table-cell>
          <table:table-cell table:number-columns-repeated="249"/>
        </table:table-row>
        <table:table-row table:style-name="ro1">
          <table:table-cell table:number-columns-repeated="2"/>
          <table:table-cell/>
          <table:table-cell table:formula="oooc:=IF([.C126]=&quot;&quot;;&quot;&quot;;LOWER(LEFT([.C126];1))&amp;RIGHT([.C126];LEN([.C126])-1))">
            <text:p/>
          </table:table-cell>
          <table:table-cell table:number-columns-repeated="249"/>
        </table:table-row>
        <table:table-row table:style-name="ro1">
          <table:table-cell table:number-columns-repeated="2"/>
          <table:table-cell/>
          <table:table-cell table:formula="oooc:=IF([.C127]=&quot;&quot;;&quot;&quot;;LOWER(LEFT([.C127];1))&amp;RIGHT([.C127];LEN([.C127])-1))">
            <text:p/>
          </table:table-cell>
          <table:table-cell table:number-columns-repeated="249"/>
        </table:table-row>
        <table:table-row table:style-name="ro1">
          <table:table-cell table:number-columns-repeated="2"/>
          <table:table-cell/>
          <table:table-cell table:formula="oooc:=IF([.C128]=&quot;&quot;;&quot;&quot;;LOWER(LEFT([.C128];1))&amp;RIGHT([.C128];LEN([.C128])-1))">
            <text:p/>
          </table:table-cell>
          <table:table-cell table:number-columns-repeated="249"/>
        </table:table-row>
        <table:table-row table:style-name="ro1">
          <table:table-cell table:number-columns-repeated="2"/>
          <table:table-cell/>
          <table:table-cell table:formula="oooc:=IF([.C129]=&quot;&quot;;&quot;&quot;;LOWER(LEFT([.C129];1))&amp;RIGHT([.C129];LEN([.C129])-1))">
            <text:p/>
          </table:table-cell>
          <table:table-cell table:number-columns-repeated="249"/>
        </table:table-row>
        <table:table-row table:style-name="ro1">
          <table:table-cell table:number-columns-repeated="2"/>
          <table:table-cell/>
          <table:table-cell table:formula="oooc:=IF([.C130]=&quot;&quot;;&quot;&quot;;LOWER(LEFT([.C130];1))&amp;RIGHT([.C130];LEN([.C130])-1))">
            <text:p/>
          </table:table-cell>
          <table:table-cell table:number-columns-repeated="249"/>
        </table:table-row>
        <table:table-row table:style-name="ro1">
          <table:table-cell table:number-columns-repeated="2"/>
          <table:table-cell/>
          <table:table-cell table:formula="oooc:=IF([.C131]=&quot;&quot;;&quot;&quot;;LOWER(LEFT([.C131];1))&amp;RIGHT([.C131];LEN([.C131])-1))">
            <text:p/>
          </table:table-cell>
          <table:table-cell table:number-columns-repeated="249"/>
        </table:table-row>
        <table:table-row table:style-name="ro1">
          <table:table-cell table:number-columns-repeated="2"/>
          <table:table-cell/>
          <table:table-cell table:formula="oooc:=IF([.C132]=&quot;&quot;;&quot;&quot;;LOWER(LEFT([.C132];1))&amp;RIGHT([.C132];LEN([.C132])-1))">
            <text:p/>
          </table:table-cell>
          <table:table-cell table:number-columns-repeated="249"/>
        </table:table-row>
        <table:table-row table:style-name="ro1">
          <table:table-cell table:number-columns-repeated="2"/>
          <table:table-cell/>
          <table:table-cell table:formula="oooc:=IF([.C133]=&quot;&quot;;&quot;&quot;;LOWER(LEFT([.C133];1))&amp;RIGHT([.C133];LEN([.C133])-1))">
            <text:p/>
          </table:table-cell>
          <table:table-cell table:number-columns-repeated="249"/>
        </table:table-row>
        <table:table-row table:style-name="ro1">
          <table:table-cell table:number-columns-repeated="2"/>
          <table:table-cell/>
          <table:table-cell table:formula="oooc:=IF([.C134]=&quot;&quot;;&quot;&quot;;LOWER(LEFT([.C134];1))&amp;RIGHT([.C134];LEN([.C134])-1))">
            <text:p/>
          </table:table-cell>
          <table:table-cell table:number-columns-repeated="249"/>
        </table:table-row>
        <table:table-row table:style-name="ro1">
          <table:table-cell table:number-columns-repeated="2"/>
          <table:table-cell/>
          <table:table-cell table:formula="oooc:=IF([.C135]=&quot;&quot;;&quot;&quot;;LOWER(LEFT([.C135];1))&amp;RIGHT([.C135];LEN([.C135])-1))">
            <text:p/>
          </table:table-cell>
          <table:table-cell table:number-columns-repeated="249"/>
        </table:table-row>
        <table:table-row table:style-name="ro1">
          <table:table-cell table:number-columns-repeated="2"/>
          <table:table-cell/>
          <table:table-cell table:formula="oooc:=IF([.C136]=&quot;&quot;;&quot;&quot;;LOWER(LEFT([.C136];1))&amp;RIGHT([.C136];LEN([.C136])-1))">
            <text:p/>
          </table:table-cell>
          <table:table-cell table:number-columns-repeated="249"/>
        </table:table-row>
        <table:table-row table:style-name="ro1">
          <table:table-cell table:number-columns-repeated="2"/>
          <table:table-cell/>
          <table:table-cell table:formula="oooc:=IF([.C137]=&quot;&quot;;&quot;&quot;;LOWER(LEFT([.C137];1))&amp;RIGHT([.C137];LEN([.C137])-1))">
            <text:p/>
          </table:table-cell>
          <table:table-cell table:number-columns-repeated="249"/>
        </table:table-row>
        <table:table-row table:style-name="ro1">
          <table:table-cell table:number-columns-repeated="2"/>
          <table:table-cell/>
          <table:table-cell table:formula="oooc:=IF([.C138]=&quot;&quot;;&quot;&quot;;LOWER(LEFT([.C138];1))&amp;RIGHT([.C138];LEN([.C138])-1))">
            <text:p/>
          </table:table-cell>
          <table:table-cell table:number-columns-repeated="249"/>
        </table:table-row>
        <table:table-row table:style-name="ro1">
          <table:table-cell table:number-columns-repeated="2"/>
          <table:table-cell/>
          <table:table-cell table:formula="oooc:=IF([.C139]=&quot;&quot;;&quot;&quot;;LOWER(LEFT([.C139];1))&amp;RIGHT([.C139];LEN([.C139])-1))">
            <text:p/>
          </table:table-cell>
          <table:table-cell table:number-columns-repeated="249"/>
        </table:table-row>
        <table:table-row table:style-name="ro1">
          <table:table-cell table:number-columns-repeated="2"/>
          <table:table-cell/>
          <table:table-cell table:formula="oooc:=IF([.C140]=&quot;&quot;;&quot;&quot;;LOWER(LEFT([.C140];1))&amp;RIGHT([.C140];LEN([.C140])-1))">
            <text:p/>
          </table:table-cell>
          <table:table-cell table:number-columns-repeated="249"/>
        </table:table-row>
        <table:table-row table:style-name="ro1">
          <table:table-cell table:number-columns-repeated="2"/>
          <table:table-cell/>
          <table:table-cell table:formula="oooc:=IF([.C141]=&quot;&quot;;&quot;&quot;;LOWER(LEFT([.C141];1))&amp;RIGHT([.C141];LEN([.C141])-1))">
            <text:p/>
          </table:table-cell>
          <table:table-cell table:number-columns-repeated="249"/>
        </table:table-row>
        <table:table-row table:style-name="ro1">
          <table:table-cell table:number-columns-repeated="2"/>
          <table:table-cell/>
          <table:table-cell table:formula="oooc:=IF([.C142]=&quot;&quot;;&quot;&quot;;LOWER(LEFT([.C142];1))&amp;RIGHT([.C142];LEN([.C142])-1))">
            <text:p/>
          </table:table-cell>
          <table:table-cell table:number-columns-repeated="249"/>
        </table:table-row>
        <table:table-row table:style-name="ro1">
          <table:table-cell table:number-columns-repeated="2"/>
          <table:table-cell/>
          <table:table-cell table:formula="oooc:=IF([.C143]=&quot;&quot;;&quot;&quot;;LOWER(LEFT([.C143];1))&amp;RIGHT([.C143];LEN([.C143])-1))">
            <text:p/>
          </table:table-cell>
          <table:table-cell table:number-columns-repeated="249"/>
        </table:table-row>
        <table:table-row table:style-name="ro1">
          <table:table-cell table:number-columns-repeated="2"/>
          <table:table-cell/>
          <table:table-cell table:formula="oooc:=IF([.C144]=&quot;&quot;;&quot;&quot;;LOWER(LEFT([.C144];1))&amp;RIGHT([.C144];LEN([.C144])-1))">
            <text:p/>
          </table:table-cell>
          <table:table-cell table:number-columns-repeated="249"/>
        </table:table-row>
        <table:table-row table:style-name="ro1">
          <table:table-cell table:number-columns-repeated="2"/>
          <table:table-cell/>
          <table:table-cell table:formula="oooc:=IF([.C145]=&quot;&quot;;&quot;&quot;;LOWER(LEFT([.C145];1))&amp;RIGHT([.C145];LEN([.C145])-1))">
            <text:p/>
          </table:table-cell>
          <table:table-cell table:number-columns-repeated="249"/>
        </table:table-row>
        <table:table-row table:style-name="ro1">
          <table:table-cell table:number-columns-repeated="2"/>
          <table:table-cell/>
          <table:table-cell table:formula="oooc:=IF([.C146]=&quot;&quot;;&quot;&quot;;LOWER(LEFT([.C146];1))&amp;RIGHT([.C146];LEN([.C146])-1))">
            <text:p/>
          </table:table-cell>
          <table:table-cell table:number-columns-repeated="249"/>
        </table:table-row>
        <table:table-row table:style-name="ro1">
          <table:table-cell table:number-columns-repeated="2"/>
          <table:table-cell/>
          <table:table-cell table:formula="oooc:=IF([.C147]=&quot;&quot;;&quot;&quot;;LOWER(LEFT([.C147];1))&amp;RIGHT([.C147];LEN([.C147])-1))">
            <text:p/>
          </table:table-cell>
          <table:table-cell table:number-columns-repeated="249"/>
        </table:table-row>
        <table:table-row table:style-name="ro1">
          <table:table-cell table:number-columns-repeated="2"/>
          <table:table-cell/>
          <table:table-cell table:formula="oooc:=IF([.C148]=&quot;&quot;;&quot;&quot;;LOWER(LEFT([.C148];1))&amp;RIGHT([.C148];LEN([.C148])-1))">
            <text:p/>
          </table:table-cell>
          <table:table-cell table:number-columns-repeated="249"/>
        </table:table-row>
        <table:table-row table:style-name="ro1">
          <table:table-cell table:number-columns-repeated="2"/>
          <table:table-cell/>
          <table:table-cell table:formula="oooc:=IF([.C149]=&quot;&quot;;&quot;&quot;;LOWER(LEFT([.C149];1))&amp;RIGHT([.C149];LEN([.C149])-1))">
            <text:p/>
          </table:table-cell>
          <table:table-cell table:number-columns-repeated="249"/>
        </table:table-row>
        <table:table-row table:style-name="ro1">
          <table:table-cell table:number-columns-repeated="2"/>
          <table:table-cell/>
          <table:table-cell table:formula="oooc:=IF([.C150]=&quot;&quot;;&quot;&quot;;LOWER(LEFT([.C150];1))&amp;RIGHT([.C150];LEN([.C150])-1))">
            <text:p/>
          </table:table-cell>
          <table:table-cell table:number-columns-repeated="249"/>
        </table:table-row>
        <table:table-row table:style-name="ro1">
          <table:table-cell table:number-columns-repeated="2"/>
          <table:table-cell/>
          <table:table-cell table:formula="oooc:=IF([.C151]=&quot;&quot;;&quot;&quot;;LOWER(LEFT([.C151];1))&amp;RIGHT([.C151];LEN([.C151])-1))">
            <text:p/>
          </table:table-cell>
          <table:table-cell table:number-columns-repeated="249"/>
        </table:table-row>
        <table:table-row table:style-name="ro1">
          <table:table-cell table:number-columns-repeated="2"/>
          <table:table-cell/>
          <table:table-cell table:formula="oooc:=IF([.C152]=&quot;&quot;;&quot;&quot;;LOWER(LEFT([.C152];1))&amp;RIGHT([.C152];LEN([.C152])-1))">
            <text:p/>
          </table:table-cell>
          <table:table-cell table:number-columns-repeated="249"/>
        </table:table-row>
        <table:table-row table:style-name="ro1">
          <table:table-cell table:number-columns-repeated="2"/>
          <table:table-cell/>
          <table:table-cell table:formula="oooc:=IF([.C153]=&quot;&quot;;&quot;&quot;;LOWER(LEFT([.C153];1))&amp;RIGHT([.C153];LEN([.C153])-1))">
            <text:p/>
          </table:table-cell>
          <table:table-cell table:number-columns-repeated="249"/>
        </table:table-row>
        <table:table-row table:style-name="ro1">
          <table:table-cell table:number-columns-repeated="2"/>
          <table:table-cell/>
          <table:table-cell table:formula="oooc:=IF([.C154]=&quot;&quot;;&quot;&quot;;LOWER(LEFT([.C154];1))&amp;RIGHT([.C154];LEN([.C154])-1))">
            <text:p/>
          </table:table-cell>
          <table:table-cell table:number-columns-repeated="249"/>
        </table:table-row>
        <table:table-row table:style-name="ro1">
          <table:table-cell table:number-columns-repeated="2"/>
          <table:table-cell/>
          <table:table-cell table:formula="oooc:=IF([.C155]=&quot;&quot;;&quot;&quot;;LOWER(LEFT([.C155];1))&amp;RIGHT([.C155];LEN([.C155])-1))">
            <text:p/>
          </table:table-cell>
          <table:table-cell table:number-columns-repeated="249"/>
        </table:table-row>
        <table:table-row table:style-name="ro1">
          <table:table-cell table:number-columns-repeated="2"/>
          <table:table-cell/>
          <table:table-cell table:formula="oooc:=IF([.C156]=&quot;&quot;;&quot;&quot;;LOWER(LEFT([.C156];1))&amp;RIGHT([.C156];LEN([.C156])-1))">
            <text:p/>
          </table:table-cell>
          <table:table-cell table:number-columns-repeated="249"/>
        </table:table-row>
        <table:table-row table:style-name="ro1">
          <table:table-cell table:number-columns-repeated="2"/>
          <table:table-cell/>
          <table:table-cell table:formula="oooc:=IF([.C157]=&quot;&quot;;&quot;&quot;;LOWER(LEFT([.C157];1))&amp;RIGHT([.C157];LEN([.C157])-1))">
            <text:p/>
          </table:table-cell>
          <table:table-cell table:number-columns-repeated="249"/>
        </table:table-row>
        <table:table-row table:style-name="ro1">
          <table:table-cell table:number-columns-repeated="2"/>
          <table:table-cell/>
          <table:table-cell table:formula="oooc:=IF([.C158]=&quot;&quot;;&quot;&quot;;LOWER(LEFT([.C158];1))&amp;RIGHT([.C158];LEN([.C158])-1))">
            <text:p/>
          </table:table-cell>
          <table:table-cell table:number-columns-repeated="249"/>
        </table:table-row>
        <table:table-row table:style-name="ro1">
          <table:table-cell table:number-columns-repeated="2"/>
          <table:table-cell/>
          <table:table-cell table:formula="oooc:=IF([.C159]=&quot;&quot;;&quot;&quot;;LOWER(LEFT([.C159];1))&amp;RIGHT([.C159];LEN([.C159])-1))">
            <text:p/>
          </table:table-cell>
          <table:table-cell table:number-columns-repeated="249"/>
        </table:table-row>
        <table:table-row table:style-name="ro1">
          <table:table-cell table:number-columns-repeated="2"/>
          <table:table-cell/>
          <table:table-cell table:formula="oooc:=IF([.C160]=&quot;&quot;;&quot;&quot;;LOWER(LEFT([.C160];1))&amp;RIGHT([.C160];LEN([.C160])-1))">
            <text:p/>
          </table:table-cell>
          <table:table-cell table:number-columns-repeated="249"/>
        </table:table-row>
        <table:table-row table:style-name="ro1">
          <table:table-cell table:number-columns-repeated="2"/>
          <table:table-cell/>
          <table:table-cell table:formula="oooc:=IF([.C161]=&quot;&quot;;&quot;&quot;;LOWER(LEFT([.C161];1))&amp;RIGHT([.C161];LEN([.C161])-1))">
            <text:p/>
          </table:table-cell>
          <table:table-cell table:number-columns-repeated="249"/>
        </table:table-row>
        <table:table-row table:style-name="ro1">
          <table:table-cell table:number-columns-repeated="2"/>
          <table:table-cell/>
          <table:table-cell table:formula="oooc:=IF([.C162]=&quot;&quot;;&quot;&quot;;LOWER(LEFT([.C162];1))&amp;RIGHT([.C162];LEN([.C162])-1))">
            <text:p/>
          </table:table-cell>
          <table:table-cell table:number-columns-repeated="249"/>
        </table:table-row>
        <table:table-row table:style-name="ro1">
          <table:table-cell table:number-columns-repeated="2"/>
          <table:table-cell/>
          <table:table-cell table:formula="oooc:=IF([.C163]=&quot;&quot;;&quot;&quot;;LOWER(LEFT([.C163];1))&amp;RIGHT([.C163];LEN([.C163])-1))">
            <text:p/>
          </table:table-cell>
          <table:table-cell table:number-columns-repeated="249"/>
        </table:table-row>
        <table:table-row table:style-name="ro1">
          <table:table-cell table:number-columns-repeated="2"/>
          <table:table-cell/>
          <table:table-cell table:formula="oooc:=IF([.C164]=&quot;&quot;;&quot;&quot;;LOWER(LEFT([.C164];1))&amp;RIGHT([.C164];LEN([.C164])-1))">
            <text:p/>
          </table:table-cell>
          <table:table-cell table:number-columns-repeated="249"/>
        </table:table-row>
        <table:table-row table:style-name="ro1">
          <table:table-cell table:number-columns-repeated="2"/>
          <table:table-cell/>
          <table:table-cell table:formula="oooc:=IF([.C165]=&quot;&quot;;&quot;&quot;;LOWER(LEFT([.C165];1))&amp;RIGHT([.C165];LEN([.C165])-1))">
            <text:p/>
          </table:table-cell>
          <table:table-cell table:number-columns-repeated="249"/>
        </table:table-row>
        <table:table-row table:style-name="ro1">
          <table:table-cell table:number-columns-repeated="2"/>
          <table:table-cell/>
          <table:table-cell table:formula="oooc:=IF([.C166]=&quot;&quot;;&quot;&quot;;LOWER(LEFT([.C166];1))&amp;RIGHT([.C166];LEN([.C166])-1))">
            <text:p/>
          </table:table-cell>
          <table:table-cell table:number-columns-repeated="249"/>
        </table:table-row>
        <table:table-row table:style-name="ro1">
          <table:table-cell table:number-columns-repeated="2"/>
          <table:table-cell/>
          <table:table-cell table:formula="oooc:=IF([.C167]=&quot;&quot;;&quot;&quot;;LOWER(LEFT([.C167];1))&amp;RIGHT([.C167];LEN([.C167])-1))">
            <text:p/>
          </table:table-cell>
          <table:table-cell table:number-columns-repeated="249"/>
        </table:table-row>
        <table:table-row table:style-name="ro1">
          <table:table-cell table:number-columns-repeated="2"/>
          <table:table-cell/>
          <table:table-cell table:formula="oooc:=IF([.C168]=&quot;&quot;;&quot;&quot;;LOWER(LEFT([.C168];1))&amp;RIGHT([.C168];LEN([.C168])-1))">
            <text:p/>
          </table:table-cell>
          <table:table-cell table:number-columns-repeated="249"/>
        </table:table-row>
        <table:table-row table:style-name="ro1">
          <table:table-cell table:number-columns-repeated="2"/>
          <table:table-cell/>
          <table:table-cell table:formula="oooc:=IF([.C169]=&quot;&quot;;&quot;&quot;;LOWER(LEFT([.C169];1))&amp;RIGHT([.C169];LEN([.C169])-1))">
            <text:p/>
          </table:table-cell>
          <table:table-cell table:number-columns-repeated="249"/>
        </table:table-row>
        <table:table-row table:style-name="ro1">
          <table:table-cell table:number-columns-repeated="2"/>
          <table:table-cell/>
          <table:table-cell table:formula="oooc:=IF([.C170]=&quot;&quot;;&quot;&quot;;LOWER(LEFT([.C170];1))&amp;RIGHT([.C170];LEN([.C170])-1))">
            <text:p/>
          </table:table-cell>
          <table:table-cell table:number-columns-repeated="249"/>
        </table:table-row>
        <table:table-row table:style-name="ro1">
          <table:table-cell table:number-columns-repeated="2"/>
          <table:table-cell/>
          <table:table-cell table:formula="oooc:=IF([.C171]=&quot;&quot;;&quot;&quot;;LOWER(LEFT([.C171];1))&amp;RIGHT([.C171];LEN([.C171])-1))">
            <text:p/>
          </table:table-cell>
          <table:table-cell table:number-columns-repeated="249"/>
        </table:table-row>
        <table:table-row table:style-name="ro1">
          <table:table-cell table:number-columns-repeated="2"/>
          <table:table-cell/>
          <table:table-cell table:formula="oooc:=IF([.C172]=&quot;&quot;;&quot;&quot;;LOWER(LEFT([.C172];1))&amp;RIGHT([.C172];LEN([.C172])-1))">
            <text:p/>
          </table:table-cell>
          <table:table-cell table:number-columns-repeated="249"/>
        </table:table-row>
        <table:table-row table:style-name="ro1">
          <table:table-cell table:number-columns-repeated="2"/>
          <table:table-cell/>
          <table:table-cell table:formula="oooc:=IF([.C173]=&quot;&quot;;&quot;&quot;;LOWER(LEFT([.C173];1))&amp;RIGHT([.C173];LEN([.C173])-1))">
            <text:p/>
          </table:table-cell>
          <table:table-cell table:number-columns-repeated="249"/>
        </table:table-row>
        <table:table-row table:style-name="ro1">
          <table:table-cell table:number-columns-repeated="2"/>
          <table:table-cell/>
          <table:table-cell table:formula="oooc:=IF([.C174]=&quot;&quot;;&quot;&quot;;LOWER(LEFT([.C174];1))&amp;RIGHT([.C174];LEN([.C174])-1))">
            <text:p/>
          </table:table-cell>
          <table:table-cell table:number-columns-repeated="249"/>
        </table:table-row>
        <table:table-row table:style-name="ro1">
          <table:table-cell table:number-columns-repeated="2"/>
          <table:table-cell/>
          <table:table-cell table:formula="oooc:=IF([.C175]=&quot;&quot;;&quot;&quot;;LOWER(LEFT([.C175];1))&amp;RIGHT([.C175];LEN([.C175])-1))">
            <text:p/>
          </table:table-cell>
          <table:table-cell table:number-columns-repeated="249"/>
        </table:table-row>
        <table:table-row table:style-name="ro1">
          <table:table-cell table:number-columns-repeated="2"/>
          <table:table-cell/>
          <table:table-cell table:formula="oooc:=IF([.C176]=&quot;&quot;;&quot;&quot;;LOWER(LEFT([.C176];1))&amp;RIGHT([.C176];LEN([.C176])-1))">
            <text:p/>
          </table:table-cell>
          <table:table-cell table:number-columns-repeated="249"/>
        </table:table-row>
        <table:table-row table:style-name="ro1">
          <table:table-cell table:number-columns-repeated="2"/>
          <table:table-cell/>
          <table:table-cell table:formula="oooc:=IF([.C177]=&quot;&quot;;&quot;&quot;;LOWER(LEFT([.C177];1))&amp;RIGHT([.C177];LEN([.C177])-1))">
            <text:p/>
          </table:table-cell>
          <table:table-cell table:number-columns-repeated="249"/>
        </table:table-row>
        <table:table-row table:style-name="ro1">
          <table:table-cell table:number-columns-repeated="2"/>
          <table:table-cell/>
          <table:table-cell table:formula="oooc:=IF([.C178]=&quot;&quot;;&quot;&quot;;LOWER(LEFT([.C178];1))&amp;RIGHT([.C178];LEN([.C178])-1))">
            <text:p/>
          </table:table-cell>
          <table:table-cell table:number-columns-repeated="249"/>
        </table:table-row>
        <table:table-row table:style-name="ro1">
          <table:table-cell table:number-columns-repeated="2"/>
          <table:table-cell/>
          <table:table-cell table:formula="oooc:=IF([.C179]=&quot;&quot;;&quot;&quot;;LOWER(LEFT([.C179];1))&amp;RIGHT([.C179];LEN([.C179])-1))">
            <text:p/>
          </table:table-cell>
          <table:table-cell table:number-columns-repeated="249"/>
        </table:table-row>
        <table:table-row table:style-name="ro1">
          <table:table-cell table:number-columns-repeated="2"/>
          <table:table-cell/>
          <table:table-cell table:formula="oooc:=IF([.C180]=&quot;&quot;;&quot;&quot;;LOWER(LEFT([.C180];1))&amp;RIGHT([.C180];LEN([.C180])-1))">
            <text:p/>
          </table:table-cell>
          <table:table-cell table:number-columns-repeated="249"/>
        </table:table-row>
        <table:table-row table:style-name="ro1">
          <table:table-cell table:number-columns-repeated="2"/>
          <table:table-cell/>
          <table:table-cell table:formula="oooc:=IF([.C181]=&quot;&quot;;&quot;&quot;;LOWER(LEFT([.C181];1))&amp;RIGHT([.C181];LEN([.C181])-1))">
            <text:p/>
          </table:table-cell>
          <table:table-cell table:number-columns-repeated="249"/>
        </table:table-row>
        <table:table-row table:style-name="ro1">
          <table:table-cell table:number-columns-repeated="2"/>
          <table:table-cell/>
          <table:table-cell table:formula="oooc:=IF([.C182]=&quot;&quot;;&quot;&quot;;LOWER(LEFT([.C182];1))&amp;RIGHT([.C182];LEN([.C182])-1))">
            <text:p/>
          </table:table-cell>
          <table:table-cell table:number-columns-repeated="249"/>
        </table:table-row>
        <table:table-row table:style-name="ro1">
          <table:table-cell table:number-columns-repeated="2"/>
          <table:table-cell/>
          <table:table-cell table:formula="oooc:=IF([.C183]=&quot;&quot;;&quot;&quot;;LOWER(LEFT([.C183];1))&amp;RIGHT([.C183];LEN([.C183])-1))">
            <text:p/>
          </table:table-cell>
          <table:table-cell table:number-columns-repeated="249"/>
        </table:table-row>
        <table:table-row table:style-name="ro1">
          <table:table-cell table:number-columns-repeated="2"/>
          <table:table-cell/>
          <table:table-cell table:formula="oooc:=IF([.C184]=&quot;&quot;;&quot;&quot;;LOWER(LEFT([.C184];1))&amp;RIGHT([.C184];LEN([.C184])-1))">
            <text:p/>
          </table:table-cell>
          <table:table-cell table:number-columns-repeated="249"/>
        </table:table-row>
        <table:table-row table:style-name="ro1">
          <table:table-cell table:number-columns-repeated="2"/>
          <table:table-cell/>
          <table:table-cell table:formula="oooc:=IF([.C185]=&quot;&quot;;&quot;&quot;;LOWER(LEFT([.C185];1))&amp;RIGHT([.C185];LEN([.C185])-1))">
            <text:p/>
          </table:table-cell>
          <table:table-cell table:number-columns-repeated="249"/>
        </table:table-row>
        <table:table-row table:style-name="ro1">
          <table:table-cell table:number-columns-repeated="2"/>
          <table:table-cell/>
          <table:table-cell table:formula="oooc:=IF([.C186]=&quot;&quot;;&quot;&quot;;LOWER(LEFT([.C186];1))&amp;RIGHT([.C186];LEN([.C186])-1))">
            <text:p/>
          </table:table-cell>
          <table:table-cell table:number-columns-repeated="249"/>
        </table:table-row>
        <table:table-row table:style-name="ro1">
          <table:table-cell table:number-columns-repeated="2"/>
          <table:table-cell/>
          <table:table-cell table:formula="oooc:=IF([.C187]=&quot;&quot;;&quot;&quot;;LOWER(LEFT([.C187];1))&amp;RIGHT([.C187];LEN([.C187])-1))">
            <text:p/>
          </table:table-cell>
          <table:table-cell table:number-columns-repeated="249"/>
        </table:table-row>
        <table:table-row table:style-name="ro1">
          <table:table-cell table:number-columns-repeated="2"/>
          <table:table-cell/>
          <table:table-cell table:formula="oooc:=IF([.C188]=&quot;&quot;;&quot;&quot;;LOWER(LEFT([.C188];1))&amp;RIGHT([.C188];LEN([.C188])-1))">
            <text:p/>
          </table:table-cell>
          <table:table-cell table:number-columns-repeated="249"/>
        </table:table-row>
        <table:table-row table:style-name="ro1">
          <table:table-cell table:number-columns-repeated="2"/>
          <table:table-cell/>
          <table:table-cell table:formula="oooc:=IF([.C189]=&quot;&quot;;&quot;&quot;;LOWER(LEFT([.C189];1))&amp;RIGHT([.C189];LEN([.C189])-1))">
            <text:p/>
          </table:table-cell>
          <table:table-cell table:number-columns-repeated="249"/>
        </table:table-row>
        <table:table-row table:style-name="ro1">
          <table:table-cell table:number-columns-repeated="2"/>
          <table:table-cell/>
          <table:table-cell table:formula="oooc:=IF([.C190]=&quot;&quot;;&quot;&quot;;LOWER(LEFT([.C190];1))&amp;RIGHT([.C190];LEN([.C190])-1))">
            <text:p/>
          </table:table-cell>
          <table:table-cell table:number-columns-repeated="249"/>
        </table:table-row>
        <table:table-row table:style-name="ro1">
          <table:table-cell table:number-columns-repeated="2"/>
          <table:table-cell/>
          <table:table-cell table:formula="oooc:=IF([.C191]=&quot;&quot;;&quot;&quot;;LOWER(LEFT([.C191];1))&amp;RIGHT([.C191];LEN([.C191])-1))">
            <text:p/>
          </table:table-cell>
          <table:table-cell table:number-columns-repeated="249"/>
        </table:table-row>
        <table:table-row table:style-name="ro1">
          <table:table-cell table:number-columns-repeated="2"/>
          <table:table-cell/>
          <table:table-cell table:formula="oooc:=IF([.C192]=&quot;&quot;;&quot;&quot;;LOWER(LEFT([.C192];1))&amp;RIGHT([.C192];LEN([.C192])-1))">
            <text:p/>
          </table:table-cell>
          <table:table-cell table:number-columns-repeated="249"/>
        </table:table-row>
        <table:table-row table:style-name="ro1">
          <table:table-cell table:number-columns-repeated="2"/>
          <table:table-cell/>
          <table:table-cell table:formula="oooc:=IF([.C193]=&quot;&quot;;&quot;&quot;;LOWER(LEFT([.C193];1))&amp;RIGHT([.C193];LEN([.C193])-1))">
            <text:p/>
          </table:table-cell>
          <table:table-cell table:number-columns-repeated="249"/>
        </table:table-row>
        <table:table-row table:style-name="ro1">
          <table:table-cell table:number-columns-repeated="2"/>
          <table:table-cell/>
          <table:table-cell table:formula="oooc:=IF([.C194]=&quot;&quot;;&quot;&quot;;LOWER(LEFT([.C194];1))&amp;RIGHT([.C194];LEN([.C194])-1))">
            <text:p/>
          </table:table-cell>
          <table:table-cell table:number-columns-repeated="249"/>
        </table:table-row>
        <table:table-row table:style-name="ro1">
          <table:table-cell table:number-columns-repeated="2"/>
          <table:table-cell/>
          <table:table-cell table:formula="oooc:=IF([.C195]=&quot;&quot;;&quot;&quot;;LOWER(LEFT([.C195];1))&amp;RIGHT([.C195];LEN([.C195])-1))">
            <text:p/>
          </table:table-cell>
          <table:table-cell table:number-columns-repeated="249"/>
        </table:table-row>
        <table:table-row table:style-name="ro1">
          <table:table-cell table:number-columns-repeated="2"/>
          <table:table-cell/>
          <table:table-cell table:formula="oooc:=IF([.C196]=&quot;&quot;;&quot;&quot;;LOWER(LEFT([.C196];1))&amp;RIGHT([.C196];LEN([.C196])-1))">
            <text:p/>
          </table:table-cell>
          <table:table-cell table:number-columns-repeated="249"/>
        </table:table-row>
        <table:table-row table:style-name="ro1">
          <table:table-cell table:number-columns-repeated="2"/>
          <table:table-cell/>
          <table:table-cell table:formula="oooc:=IF([.C197]=&quot;&quot;;&quot;&quot;;LOWER(LEFT([.C197];1))&amp;RIGHT([.C197];LEN([.C197])-1))">
            <text:p/>
          </table:table-cell>
          <table:table-cell table:number-columns-repeated="249"/>
        </table:table-row>
        <table:table-row table:style-name="ro1">
          <table:table-cell table:number-columns-repeated="2"/>
          <table:table-cell/>
          <table:table-cell table:formula="oooc:=IF([.C198]=&quot;&quot;;&quot;&quot;;LOWER(LEFT([.C198];1))&amp;RIGHT([.C198];LEN([.C198])-1))">
            <text:p/>
          </table:table-cell>
          <table:table-cell table:number-columns-repeated="249"/>
        </table:table-row>
        <table:table-row table:style-name="ro1">
          <table:table-cell table:number-columns-repeated="2"/>
          <table:table-cell/>
          <table:table-cell table:formula="oooc:=IF([.C199]=&quot;&quot;;&quot;&quot;;LOWER(LEFT([.C199];1))&amp;RIGHT([.C199];LEN([.C199])-1))">
            <text:p/>
          </table:table-cell>
          <table:table-cell table:number-columns-repeated="249"/>
        </table:table-row>
        <table:table-row table:style-name="ro1">
          <table:table-cell table:number-columns-repeated="2"/>
          <table:table-cell/>
          <table:table-cell table:formula="oooc:=IF([.C200]=&quot;&quot;;&quot;&quot;;LOWER(LEFT([.C200];1))&amp;RIGHT([.C200];LEN([.C200])-1))">
            <text:p/>
          </table:table-cell>
          <table:table-cell table:number-columns-repeated="249"/>
        </table:table-row>
        <table:table-row table:style-name="ro1">
          <table:table-cell table:number-columns-repeated="2"/>
          <table:table-cell/>
          <table:table-cell table:formula="oooc:=IF([.C201]=&quot;&quot;;&quot;&quot;;LOWER(LEFT([.C201];1))&amp;RIGHT([.C201];LEN([.C201])-1))">
            <text:p/>
          </table:table-cell>
          <table:table-cell table:number-columns-repeated="249"/>
        </table:table-row>
        <table:table-row table:style-name="ro1">
          <table:table-cell table:number-columns-repeated="2"/>
          <table:table-cell/>
          <table:table-cell table:formula="oooc:=IF([.C202]=&quot;&quot;;&quot;&quot;;LOWER(LEFT([.C202];1))&amp;RIGHT([.C202];LEN([.C202])-1))">
            <text:p/>
          </table:table-cell>
          <table:table-cell table:number-columns-repeated="249"/>
        </table:table-row>
        <table:table-row table:style-name="ro1">
          <table:table-cell table:number-columns-repeated="2"/>
          <table:table-cell/>
          <table:table-cell table:formula="oooc:=IF([.C203]=&quot;&quot;;&quot;&quot;;LOWER(LEFT([.C203];1))&amp;RIGHT([.C203];LEN([.C203])-1))">
            <text:p/>
          </table:table-cell>
          <table:table-cell table:number-columns-repeated="249"/>
        </table:table-row>
        <table:table-row table:style-name="ro1">
          <table:table-cell table:number-columns-repeated="2"/>
          <table:table-cell/>
          <table:table-cell table:formula="oooc:=IF([.C204]=&quot;&quot;;&quot;&quot;;LOWER(LEFT([.C204];1))&amp;RIGHT([.C204];LEN([.C204])-1))">
            <text:p/>
          </table:table-cell>
          <table:table-cell table:number-columns-repeated="249"/>
        </table:table-row>
        <table:table-row table:style-name="ro1">
          <table:table-cell table:number-columns-repeated="2"/>
          <table:table-cell/>
          <table:table-cell table:formula="oooc:=IF([.C205]=&quot;&quot;;&quot;&quot;;LOWER(LEFT([.C205];1))&amp;RIGHT([.C205];LEN([.C205])-1))">
            <text:p/>
          </table:table-cell>
          <table:table-cell table:number-columns-repeated="249"/>
        </table:table-row>
        <table:table-row table:style-name="ro1">
          <table:table-cell table:number-columns-repeated="2"/>
          <table:table-cell/>
          <table:table-cell table:formula="oooc:=IF([.C206]=&quot;&quot;;&quot;&quot;;LOWER(LEFT([.C206];1))&amp;RIGHT([.C206];LEN([.C206])-1))">
            <text:p/>
          </table:table-cell>
          <table:table-cell table:number-columns-repeated="249"/>
        </table:table-row>
        <table:table-row table:style-name="ro1">
          <table:table-cell table:number-columns-repeated="2"/>
          <table:table-cell/>
          <table:table-cell table:formula="oooc:=IF([.C207]=&quot;&quot;;&quot;&quot;;LOWER(LEFT([.C207];1))&amp;RIGHT([.C207];LEN([.C207])-1))">
            <text:p/>
          </table:table-cell>
          <table:table-cell table:number-columns-repeated="249"/>
        </table:table-row>
        <table:table-row table:style-name="ro1">
          <table:table-cell table:number-columns-repeated="2"/>
          <table:table-cell/>
          <table:table-cell table:formula="oooc:=IF([.C208]=&quot;&quot;;&quot;&quot;;LOWER(LEFT([.C208];1))&amp;RIGHT([.C208];LEN([.C208])-1))">
            <text:p/>
          </table:table-cell>
          <table:table-cell table:number-columns-repeated="249"/>
        </table:table-row>
        <table:table-row table:style-name="ro1">
          <table:table-cell table:number-columns-repeated="2"/>
          <table:table-cell/>
          <table:table-cell table:formula="oooc:=IF([.C209]=&quot;&quot;;&quot;&quot;;LOWER(LEFT([.C209];1))&amp;RIGHT([.C209];LEN([.C209])-1))">
            <text:p/>
          </table:table-cell>
          <table:table-cell table:number-columns-repeated="249"/>
        </table:table-row>
        <table:table-row table:style-name="ro1">
          <table:table-cell table:number-columns-repeated="2"/>
          <table:table-cell/>
          <table:table-cell table:formula="oooc:=IF([.C210]=&quot;&quot;;&quot;&quot;;LOWER(LEFT([.C210];1))&amp;RIGHT([.C210];LEN([.C210])-1))">
            <text:p/>
          </table:table-cell>
          <table:table-cell table:number-columns-repeated="249"/>
        </table:table-row>
        <table:table-row table:style-name="ro1">
          <table:table-cell table:number-columns-repeated="2"/>
          <table:table-cell/>
          <table:table-cell table:formula="oooc:=IF([.C211]=&quot;&quot;;&quot;&quot;;LOWER(LEFT([.C211];1))&amp;RIGHT([.C211];LEN([.C211])-1))">
            <text:p/>
          </table:table-cell>
          <table:table-cell table:number-columns-repeated="249"/>
        </table:table-row>
        <table:table-row table:style-name="ro1">
          <table:table-cell table:number-columns-repeated="2"/>
          <table:table-cell/>
          <table:table-cell table:formula="oooc:=IF([.C212]=&quot;&quot;;&quot;&quot;;LOWER(LEFT([.C212];1))&amp;RIGHT([.C212];LEN([.C212])-1))">
            <text:p/>
          </table:table-cell>
          <table:table-cell table:number-columns-repeated="249"/>
        </table:table-row>
        <table:table-row table:style-name="ro1">
          <table:table-cell table:number-columns-repeated="2"/>
          <table:table-cell/>
          <table:table-cell table:formula="oooc:=IF([.C213]=&quot;&quot;;&quot;&quot;;LOWER(LEFT([.C213];1))&amp;RIGHT([.C213];LEN([.C213])-1))">
            <text:p/>
          </table:table-cell>
          <table:table-cell table:number-columns-repeated="249"/>
        </table:table-row>
        <table:table-row table:style-name="ro1">
          <table:table-cell table:number-columns-repeated="2"/>
          <table:table-cell/>
          <table:table-cell table:formula="oooc:=IF([.C214]=&quot;&quot;;&quot;&quot;;LOWER(LEFT([.C214];1))&amp;RIGHT([.C214];LEN([.C214])-1))">
            <text:p/>
          </table:table-cell>
          <table:table-cell table:number-columns-repeated="249"/>
        </table:table-row>
        <table:table-row table:style-name="ro1">
          <table:table-cell table:number-columns-repeated="2"/>
          <table:table-cell/>
          <table:table-cell table:formula="oooc:=IF([.C215]=&quot;&quot;;&quot;&quot;;LOWER(LEFT([.C215];1))&amp;RIGHT([.C215];LEN([.C215])-1))">
            <text:p/>
          </table:table-cell>
          <table:table-cell table:number-columns-repeated="249"/>
        </table:table-row>
        <table:table-row table:style-name="ro1">
          <table:table-cell table:number-columns-repeated="2"/>
          <table:table-cell/>
          <table:table-cell table:formula="oooc:=IF([.C216]=&quot;&quot;;&quot;&quot;;LOWER(LEFT([.C216];1))&amp;RIGHT([.C216];LEN([.C216])-1))">
            <text:p/>
          </table:table-cell>
          <table:table-cell table:number-columns-repeated="249"/>
        </table:table-row>
        <table:table-row table:style-name="ro1">
          <table:table-cell table:number-columns-repeated="2"/>
          <table:table-cell/>
          <table:table-cell table:formula="oooc:=IF([.C217]=&quot;&quot;;&quot;&quot;;LOWER(LEFT([.C217];1))&amp;RIGHT([.C217];LEN([.C217])-1))">
            <text:p/>
          </table:table-cell>
          <table:table-cell table:number-columns-repeated="249"/>
        </table:table-row>
        <table:table-row table:style-name="ro1">
          <table:table-cell table:number-columns-repeated="2"/>
          <table:table-cell/>
          <table:table-cell table:formula="oooc:=IF([.C218]=&quot;&quot;;&quot;&quot;;LOWER(LEFT([.C218];1))&amp;RIGHT([.C218];LEN([.C218])-1))">
            <text:p/>
          </table:table-cell>
          <table:table-cell table:number-columns-repeated="249"/>
        </table:table-row>
        <table:table-row table:style-name="ro1">
          <table:table-cell table:number-columns-repeated="2"/>
          <table:table-cell/>
          <table:table-cell table:formula="oooc:=IF([.C219]=&quot;&quot;;&quot;&quot;;LOWER(LEFT([.C219];1))&amp;RIGHT([.C219];LEN([.C219])-1))">
            <text:p/>
          </table:table-cell>
          <table:table-cell table:number-columns-repeated="249"/>
        </table:table-row>
        <table:table-row table:style-name="ro1">
          <table:table-cell table:number-columns-repeated="2"/>
          <table:table-cell/>
          <table:table-cell table:formula="oooc:=IF([.C220]=&quot;&quot;;&quot;&quot;;LOWER(LEFT([.C220];1))&amp;RIGHT([.C220];LEN([.C220])-1))">
            <text:p/>
          </table:table-cell>
          <table:table-cell table:number-columns-repeated="249"/>
        </table:table-row>
        <table:table-row table:style-name="ro1">
          <table:table-cell table:number-columns-repeated="2"/>
          <table:table-cell/>
          <table:table-cell table:formula="oooc:=IF([.C221]=&quot;&quot;;&quot;&quot;;LOWER(LEFT([.C221];1))&amp;RIGHT([.C221];LEN([.C221])-1))">
            <text:p/>
          </table:table-cell>
          <table:table-cell table:number-columns-repeated="249"/>
        </table:table-row>
        <table:table-row table:style-name="ro1">
          <table:table-cell table:number-columns-repeated="2"/>
          <table:table-cell/>
          <table:table-cell table:formula="oooc:=IF([.C222]=&quot;&quot;;&quot;&quot;;LOWER(LEFT([.C222];1))&amp;RIGHT([.C222];LEN([.C222])-1))">
            <text:p/>
          </table:table-cell>
          <table:table-cell table:number-columns-repeated="249"/>
        </table:table-row>
        <table:table-row table:style-name="ro1">
          <table:table-cell table:number-columns-repeated="2"/>
          <table:table-cell/>
          <table:table-cell table:formula="oooc:=IF([.C223]=&quot;&quot;;&quot;&quot;;LOWER(LEFT([.C223];1))&amp;RIGHT([.C223];LEN([.C223])-1))">
            <text:p/>
          </table:table-cell>
          <table:table-cell table:number-columns-repeated="249"/>
        </table:table-row>
        <table:table-row table:style-name="ro1">
          <table:table-cell table:number-columns-repeated="2"/>
          <table:table-cell/>
          <table:table-cell table:formula="oooc:=IF([.C224]=&quot;&quot;;&quot;&quot;;LOWER(LEFT([.C224];1))&amp;RIGHT([.C224];LEN([.C224])-1))">
            <text:p/>
          </table:table-cell>
          <table:table-cell table:number-columns-repeated="249"/>
        </table:table-row>
        <table:table-row table:style-name="ro1">
          <table:table-cell table:number-columns-repeated="2"/>
          <table:table-cell/>
          <table:table-cell table:formula="oooc:=IF([.C225]=&quot;&quot;;&quot;&quot;;LOWER(LEFT([.C225];1))&amp;RIGHT([.C225];LEN([.C225])-1))">
            <text:p/>
          </table:table-cell>
          <table:table-cell table:number-columns-repeated="249"/>
        </table:table-row>
        <table:table-row table:style-name="ro1">
          <table:table-cell table:number-columns-repeated="2"/>
          <table:table-cell/>
          <table:table-cell table:formula="oooc:=IF([.C226]=&quot;&quot;;&quot;&quot;;LOWER(LEFT([.C226];1))&amp;RIGHT([.C226];LEN([.C226])-1))">
            <text:p/>
          </table:table-cell>
          <table:table-cell table:number-columns-repeated="249"/>
        </table:table-row>
        <table:table-row table:style-name="ro1">
          <table:table-cell table:number-columns-repeated="2"/>
          <table:table-cell/>
          <table:table-cell table:formula="oooc:=IF([.C227]=&quot;&quot;;&quot;&quot;;LOWER(LEFT([.C227];1))&amp;RIGHT([.C227];LEN([.C227])-1))">
            <text:p/>
          </table:table-cell>
          <table:table-cell table:number-columns-repeated="249"/>
        </table:table-row>
        <table:table-row table:style-name="ro1">
          <table:table-cell table:number-columns-repeated="2"/>
          <table:table-cell/>
          <table:table-cell table:formula="oooc:=IF([.C228]=&quot;&quot;;&quot;&quot;;LOWER(LEFT([.C228];1))&amp;RIGHT([.C228];LEN([.C228])-1))">
            <text:p/>
          </table:table-cell>
          <table:table-cell table:number-columns-repeated="249"/>
        </table:table-row>
        <table:table-row table:style-name="ro1">
          <table:table-cell table:number-columns-repeated="2"/>
          <table:table-cell/>
          <table:table-cell table:formula="oooc:=IF([.C229]=&quot;&quot;;&quot;&quot;;LOWER(LEFT([.C229];1))&amp;RIGHT([.C229];LEN([.C229])-1))">
            <text:p/>
          </table:table-cell>
          <table:table-cell table:number-columns-repeated="249"/>
        </table:table-row>
        <table:table-row table:style-name="ro1">
          <table:table-cell table:number-columns-repeated="2"/>
          <table:table-cell/>
          <table:table-cell table:formula="oooc:=IF([.C230]=&quot;&quot;;&quot;&quot;;LOWER(LEFT([.C230];1))&amp;RIGHT([.C230];LEN([.C230])-1))">
            <text:p/>
          </table:table-cell>
          <table:table-cell table:number-columns-repeated="249"/>
        </table:table-row>
        <table:table-row table:style-name="ro1">
          <table:table-cell table:number-columns-repeated="2"/>
          <table:table-cell/>
          <table:table-cell table:formula="oooc:=IF([.C231]=&quot;&quot;;&quot;&quot;;LOWER(LEFT([.C231];1))&amp;RIGHT([.C231];LEN([.C231])-1))">
            <text:p/>
          </table:table-cell>
          <table:table-cell table:number-columns-repeated="249"/>
        </table:table-row>
        <table:table-row table:style-name="ro1">
          <table:table-cell table:number-columns-repeated="2"/>
          <table:table-cell/>
          <table:table-cell table:formula="oooc:=IF([.C232]=&quot;&quot;;&quot;&quot;;LOWER(LEFT([.C232];1))&amp;RIGHT([.C232];LEN([.C232])-1))">
            <text:p/>
          </table:table-cell>
          <table:table-cell table:number-columns-repeated="249"/>
        </table:table-row>
        <table:table-row table:style-name="ro1">
          <table:table-cell table:number-columns-repeated="2"/>
          <table:table-cell/>
          <table:table-cell table:formula="oooc:=IF([.C233]=&quot;&quot;;&quot;&quot;;LOWER(LEFT([.C233];1))&amp;RIGHT([.C233];LEN([.C233])-1))">
            <text:p/>
          </table:table-cell>
          <table:table-cell table:number-columns-repeated="249"/>
        </table:table-row>
        <table:table-row table:style-name="ro1">
          <table:table-cell table:number-columns-repeated="2"/>
          <table:table-cell/>
          <table:table-cell table:formula="oooc:=IF([.C234]=&quot;&quot;;&quot;&quot;;LOWER(LEFT([.C234];1))&amp;RIGHT([.C234];LEN([.C234])-1))">
            <text:p/>
          </table:table-cell>
          <table:table-cell table:number-columns-repeated="249"/>
        </table:table-row>
        <table:table-row table:style-name="ro1">
          <table:table-cell table:number-columns-repeated="2"/>
          <table:table-cell/>
          <table:table-cell table:formula="oooc:=IF([.C235]=&quot;&quot;;&quot;&quot;;LOWER(LEFT([.C235];1))&amp;RIGHT([.C235];LEN([.C235])-1))">
            <text:p/>
          </table:table-cell>
          <table:table-cell table:number-columns-repeated="249"/>
        </table:table-row>
        <table:table-row table:style-name="ro1">
          <table:table-cell table:number-columns-repeated="2"/>
          <table:table-cell/>
          <table:table-cell table:formula="oooc:=IF([.C236]=&quot;&quot;;&quot;&quot;;LOWER(LEFT([.C236];1))&amp;RIGHT([.C236];LEN([.C236])-1))">
            <text:p/>
          </table:table-cell>
          <table:table-cell table:number-columns-repeated="249"/>
        </table:table-row>
        <table:table-row table:style-name="ro1">
          <table:table-cell table:number-columns-repeated="2"/>
          <table:table-cell/>
          <table:table-cell table:formula="oooc:=IF([.C237]=&quot;&quot;;&quot;&quot;;LOWER(LEFT([.C237];1))&amp;RIGHT([.C237];LEN([.C237])-1))">
            <text:p/>
          </table:table-cell>
          <table:table-cell table:number-columns-repeated="249"/>
        </table:table-row>
        <table:table-row table:style-name="ro1">
          <table:table-cell table:number-columns-repeated="2"/>
          <table:table-cell/>
          <table:table-cell table:formula="oooc:=IF([.C238]=&quot;&quot;;&quot;&quot;;LOWER(LEFT([.C238];1))&amp;RIGHT([.C238];LEN([.C238])-1))">
            <text:p/>
          </table:table-cell>
          <table:table-cell table:number-columns-repeated="249"/>
        </table:table-row>
        <table:table-row table:style-name="ro1">
          <table:table-cell table:number-columns-repeated="2"/>
          <table:table-cell/>
          <table:table-cell table:formula="oooc:=IF([.C239]=&quot;&quot;;&quot;&quot;;LOWER(LEFT([.C239];1))&amp;RIGHT([.C239];LEN([.C239])-1))">
            <text:p/>
          </table:table-cell>
          <table:table-cell table:number-columns-repeated="249"/>
        </table:table-row>
        <table:table-row table:style-name="ro1">
          <table:table-cell table:number-columns-repeated="2"/>
          <table:table-cell/>
          <table:table-cell table:formula="oooc:=IF([.C240]=&quot;&quot;;&quot;&quot;;LOWER(LEFT([.C240];1))&amp;RIGHT([.C240];LEN([.C240])-1))">
            <text:p/>
          </table:table-cell>
          <table:table-cell table:number-columns-repeated="249"/>
        </table:table-row>
        <table:table-row table:style-name="ro1">
          <table:table-cell table:number-columns-repeated="2"/>
          <table:table-cell/>
          <table:table-cell table:formula="oooc:=IF([.C241]=&quot;&quot;;&quot;&quot;;LOWER(LEFT([.C241];1))&amp;RIGHT([.C241];LEN([.C241])-1))">
            <text:p/>
          </table:table-cell>
          <table:table-cell table:number-columns-repeated="249"/>
        </table:table-row>
        <table:table-row table:style-name="ro1">
          <table:table-cell table:number-columns-repeated="2"/>
          <table:table-cell/>
          <table:table-cell table:formula="oooc:=IF([.C242]=&quot;&quot;;&quot;&quot;;LOWER(LEFT([.C242];1))&amp;RIGHT([.C242];LEN([.C242])-1))">
            <text:p/>
          </table:table-cell>
          <table:table-cell table:number-columns-repeated="249"/>
        </table:table-row>
        <table:table-row table:style-name="ro1">
          <table:table-cell table:number-columns-repeated="2"/>
          <table:table-cell/>
          <table:table-cell table:formula="oooc:=IF([.C243]=&quot;&quot;;&quot;&quot;;LOWER(LEFT([.C243];1))&amp;RIGHT([.C243];LEN([.C243])-1))">
            <text:p/>
          </table:table-cell>
          <table:table-cell table:number-columns-repeated="249"/>
        </table:table-row>
        <table:table-row table:style-name="ro1">
          <table:table-cell table:number-columns-repeated="2"/>
          <table:table-cell/>
          <table:table-cell table:formula="oooc:=IF([.C244]=&quot;&quot;;&quot;&quot;;LOWER(LEFT([.C244];1))&amp;RIGHT([.C244];LEN([.C244])-1))">
            <text:p/>
          </table:table-cell>
          <table:table-cell table:number-columns-repeated="249"/>
        </table:table-row>
        <table:table-row table:style-name="ro1">
          <table:table-cell table:number-columns-repeated="2"/>
          <table:table-cell/>
          <table:table-cell table:formula="oooc:=IF([.C245]=&quot;&quot;;&quot;&quot;;LOWER(LEFT([.C245];1))&amp;RIGHT([.C245];LEN([.C245])-1))">
            <text:p/>
          </table:table-cell>
          <table:table-cell table:number-columns-repeated="249"/>
        </table:table-row>
        <table:table-row table:style-name="ro1">
          <table:table-cell table:number-columns-repeated="2"/>
          <table:table-cell/>
          <table:table-cell table:formula="oooc:=IF([.C246]=&quot;&quot;;&quot;&quot;;LOWER(LEFT([.C246];1))&amp;RIGHT([.C246];LEN([.C246])-1))">
            <text:p/>
          </table:table-cell>
          <table:table-cell table:number-columns-repeated="249"/>
        </table:table-row>
        <table:table-row table:style-name="ro1">
          <table:table-cell table:number-columns-repeated="2"/>
          <table:table-cell/>
          <table:table-cell table:formula="oooc:=IF([.C247]=&quot;&quot;;&quot;&quot;;LOWER(LEFT([.C247];1))&amp;RIGHT([.C247];LEN([.C247])-1))">
            <text:p/>
          </table:table-cell>
          <table:table-cell table:number-columns-repeated="249"/>
        </table:table-row>
        <table:table-row table:style-name="ro1">
          <table:table-cell table:number-columns-repeated="2"/>
          <table:table-cell/>
          <table:table-cell table:formula="oooc:=IF([.C248]=&quot;&quot;;&quot;&quot;;LOWER(LEFT([.C248];1))&amp;RIGHT([.C248];LEN([.C248])-1))">
            <text:p/>
          </table:table-cell>
          <table:table-cell table:number-columns-repeated="249"/>
        </table:table-row>
        <table:table-row table:style-name="ro1">
          <table:table-cell table:number-columns-repeated="2"/>
          <table:table-cell/>
          <table:table-cell table:formula="oooc:=IF([.C249]=&quot;&quot;;&quot;&quot;;LOWER(LEFT([.C249];1))&amp;RIGHT([.C249];LEN([.C249])-1))">
            <text:p/>
          </table:table-cell>
          <table:table-cell table:number-columns-repeated="249"/>
        </table:table-row>
        <table:table-row table:style-name="ro1">
          <table:table-cell table:number-columns-repeated="2"/>
          <table:table-cell/>
          <table:table-cell table:formula="oooc:=IF([.C250]=&quot;&quot;;&quot;&quot;;LOWER(LEFT([.C250];1))&amp;RIGHT([.C250];LEN([.C250])-1))">
            <text:p/>
          </table:table-cell>
          <table:table-cell table:number-columns-repeated="249"/>
        </table:table-row>
        <table:table-row table:style-name="ro1">
          <table:table-cell table:number-columns-repeated="2"/>
          <table:table-cell/>
          <table:table-cell table:formula="oooc:=IF([.C251]=&quot;&quot;;&quot;&quot;;LOWER(LEFT([.C251];1))&amp;RIGHT([.C251];LEN([.C251])-1))">
            <text:p/>
          </table:table-cell>
          <table:table-cell table:number-columns-repeated="249"/>
        </table:table-row>
        <table:table-row table:style-name="ro1">
          <table:table-cell table:number-columns-repeated="2"/>
          <table:table-cell/>
          <table:table-cell table:formula="oooc:=IF([.C252]=&quot;&quot;;&quot;&quot;;LOWER(LEFT([.C252];1))&amp;RIGHT([.C252];LEN([.C252])-1))">
            <text:p/>
          </table:table-cell>
          <table:table-cell table:number-columns-repeated="249"/>
        </table:table-row>
        <table:table-row table:style-name="ro1">
          <table:table-cell table:number-columns-repeated="2"/>
          <table:table-cell/>
          <table:table-cell table:formula="oooc:=IF([.C253]=&quot;&quot;;&quot;&quot;;LOWER(LEFT([.C253];1))&amp;RIGHT([.C253];LEN([.C253])-1))">
            <text:p/>
          </table:table-cell>
          <table:table-cell table:number-columns-repeated="249"/>
        </table:table-row>
        <table:table-row table:style-name="ro1">
          <table:table-cell table:number-columns-repeated="2"/>
          <table:table-cell/>
          <table:table-cell table:formula="oooc:=IF([.C254]=&quot;&quot;;&quot;&quot;;LOWER(LEFT([.C254];1))&amp;RIGHT([.C254];LEN([.C254])-1))">
            <text:p/>
          </table:table-cell>
          <table:table-cell table:number-columns-repeated="249"/>
        </table:table-row>
        <table:table-row table:style-name="ro1">
          <table:table-cell table:number-columns-repeated="2"/>
          <table:table-cell/>
          <table:table-cell table:formula="oooc:=IF([.C255]=&quot;&quot;;&quot;&quot;;LOWER(LEFT([.C255];1))&amp;RIGHT([.C255];LEN([.C255])-1))">
            <text:p/>
          </table:table-cell>
          <table:table-cell table:number-columns-repeated="249"/>
        </table:table-row>
        <table:table-row table:style-name="ro1">
          <table:table-cell table:number-columns-repeated="2"/>
          <table:table-cell/>
          <table:table-cell table:formula="oooc:=IF([.C256]=&quot;&quot;;&quot;&quot;;LOWER(LEFT([.C256];1))&amp;RIGHT([.C256];LEN([.C256])-1))">
            <text:p/>
          </table:table-cell>
          <table:table-cell table:number-columns-repeated="249"/>
        </table:table-row>
        <table:table-row table:style-name="ro1">
          <table:table-cell table:number-columns-repeated="2"/>
          <table:table-cell/>
          <table:table-cell table:formula="oooc:=IF([.C257]=&quot;&quot;;&quot;&quot;;LOWER(LEFT([.C257];1))&amp;RIGHT([.C257];LEN([.C257])-1))">
            <text:p/>
          </table:table-cell>
          <table:table-cell table:number-columns-repeated="249"/>
        </table:table-row>
        <table:table-row table:style-name="ro1">
          <table:table-cell table:number-columns-repeated="2"/>
          <table:table-cell/>
          <table:table-cell table:formula="oooc:=IF([.C258]=&quot;&quot;;&quot;&quot;;LOWER(LEFT([.C258];1))&amp;RIGHT([.C258];LEN([.C258])-1))">
            <text:p/>
          </table:table-cell>
          <table:table-cell table:number-columns-repeated="249"/>
        </table:table-row>
        <table:table-row table:style-name="ro1">
          <table:table-cell table:number-columns-repeated="2"/>
          <table:table-cell/>
          <table:table-cell table:formula="oooc:=IF([.C259]=&quot;&quot;;&quot;&quot;;LOWER(LEFT([.C259];1))&amp;RIGHT([.C259];LEN([.C259])-1))">
            <text:p/>
          </table:table-cell>
          <table:table-cell table:number-columns-repeated="249"/>
        </table:table-row>
        <table:table-row table:style-name="ro1">
          <table:table-cell table:number-columns-repeated="2"/>
          <table:table-cell/>
          <table:table-cell table:formula="oooc:=IF([.C260]=&quot;&quot;;&quot;&quot;;LOWER(LEFT([.C260];1))&amp;RIGHT([.C260];LEN([.C260])-1))">
            <text:p/>
          </table:table-cell>
          <table:table-cell table:number-columns-repeated="249"/>
        </table:table-row>
        <table:table-row table:style-name="ro1">
          <table:table-cell table:number-columns-repeated="2"/>
          <table:table-cell/>
          <table:table-cell table:formula="oooc:=IF([.C261]=&quot;&quot;;&quot;&quot;;LOWER(LEFT([.C261];1))&amp;RIGHT([.C261];LEN([.C261])-1))">
            <text:p/>
          </table:table-cell>
          <table:table-cell table:number-columns-repeated="249"/>
        </table:table-row>
        <table:table-row table:style-name="ro1">
          <table:table-cell table:number-columns-repeated="2"/>
          <table:table-cell/>
          <table:table-cell table:formula="oooc:=IF([.C262]=&quot;&quot;;&quot;&quot;;LOWER(LEFT([.C262];1))&amp;RIGHT([.C262];LEN([.C262])-1))">
            <text:p/>
          </table:table-cell>
          <table:table-cell table:number-columns-repeated="249"/>
        </table:table-row>
        <table:table-row table:style-name="ro1">
          <table:table-cell table:number-columns-repeated="2"/>
          <table:table-cell/>
          <table:table-cell table:formula="oooc:=IF([.C263]=&quot;&quot;;&quot;&quot;;LOWER(LEFT([.C263];1))&amp;RIGHT([.C263];LEN([.C263])-1))">
            <text:p/>
          </table:table-cell>
          <table:table-cell table:number-columns-repeated="249"/>
        </table:table-row>
        <table:table-row table:style-name="ro1">
          <table:table-cell table:number-columns-repeated="2"/>
          <table:table-cell/>
          <table:table-cell table:formula="oooc:=IF([.C264]=&quot;&quot;;&quot;&quot;;LOWER(LEFT([.C264];1))&amp;RIGHT([.C264];LEN([.C264])-1))">
            <text:p/>
          </table:table-cell>
          <table:table-cell table:number-columns-repeated="249"/>
        </table:table-row>
        <table:table-row table:style-name="ro1">
          <table:table-cell table:number-columns-repeated="2"/>
          <table:table-cell/>
          <table:table-cell table:formula="oooc:=IF([.C265]=&quot;&quot;;&quot;&quot;;LOWER(LEFT([.C265];1))&amp;RIGHT([.C265];LEN([.C265])-1))">
            <text:p/>
          </table:table-cell>
          <table:table-cell table:number-columns-repeated="249"/>
        </table:table-row>
        <table:table-row table:style-name="ro1">
          <table:table-cell table:number-columns-repeated="2"/>
          <table:table-cell/>
          <table:table-cell table:formula="oooc:=IF([.C266]=&quot;&quot;;&quot;&quot;;LOWER(LEFT([.C266];1))&amp;RIGHT([.C266];LEN([.C266])-1))">
            <text:p/>
          </table:table-cell>
          <table:table-cell table:number-columns-repeated="249"/>
        </table:table-row>
        <table:table-row table:style-name="ro1">
          <table:table-cell table:number-columns-repeated="2"/>
          <table:table-cell/>
          <table:table-cell table:formula="oooc:=IF([.C267]=&quot;&quot;;&quot;&quot;;LOWER(LEFT([.C267];1))&amp;RIGHT([.C267];LEN([.C267])-1))">
            <text:p/>
          </table:table-cell>
          <table:table-cell table:number-columns-repeated="249"/>
        </table:table-row>
        <table:table-row table:style-name="ro1">
          <table:table-cell table:number-columns-repeated="2"/>
          <table:table-cell/>
          <table:table-cell table:formula="oooc:=IF([.C268]=&quot;&quot;;&quot;&quot;;LOWER(LEFT([.C268];1))&amp;RIGHT([.C268];LEN([.C268])-1))">
            <text:p/>
          </table:table-cell>
          <table:table-cell table:number-columns-repeated="249"/>
        </table:table-row>
        <table:table-row table:style-name="ro1">
          <table:table-cell table:number-columns-repeated="2"/>
          <table:table-cell/>
          <table:table-cell table:formula="oooc:=IF([.C269]=&quot;&quot;;&quot;&quot;;LOWER(LEFT([.C269];1))&amp;RIGHT([.C269];LEN([.C269])-1))">
            <text:p/>
          </table:table-cell>
          <table:table-cell table:number-columns-repeated="249"/>
        </table:table-row>
        <table:table-row table:style-name="ro1">
          <table:table-cell table:number-columns-repeated="2"/>
          <table:table-cell/>
          <table:table-cell table:formula="oooc:=IF([.C270]=&quot;&quot;;&quot;&quot;;LOWER(LEFT([.C270];1))&amp;RIGHT([.C270];LEN([.C270])-1))">
            <text:p/>
          </table:table-cell>
          <table:table-cell table:number-columns-repeated="249"/>
        </table:table-row>
        <table:table-row table:style-name="ro1">
          <table:table-cell table:number-columns-repeated="2"/>
          <table:table-cell/>
          <table:table-cell table:formula="oooc:=IF([.C271]=&quot;&quot;;&quot;&quot;;LOWER(LEFT([.C271];1))&amp;RIGHT([.C271];LEN([.C271])-1))">
            <text:p/>
          </table:table-cell>
          <table:table-cell table:number-columns-repeated="249"/>
        </table:table-row>
        <table:table-row table:style-name="ro1">
          <table:table-cell table:number-columns-repeated="2"/>
          <table:table-cell/>
          <table:table-cell table:formula="oooc:=IF([.C272]=&quot;&quot;;&quot;&quot;;LOWER(LEFT([.C272];1))&amp;RIGHT([.C272];LEN([.C272])-1))">
            <text:p/>
          </table:table-cell>
          <table:table-cell table:number-columns-repeated="249"/>
        </table:table-row>
        <table:table-row table:style-name="ro1">
          <table:table-cell table:number-columns-repeated="2"/>
          <table:table-cell/>
          <table:table-cell table:formula="oooc:=IF([.C273]=&quot;&quot;;&quot;&quot;;LOWER(LEFT([.C273];1))&amp;RIGHT([.C273];LEN([.C273])-1))">
            <text:p/>
          </table:table-cell>
          <table:table-cell table:number-columns-repeated="249"/>
        </table:table-row>
        <table:table-row table:style-name="ro1">
          <table:table-cell table:number-columns-repeated="2"/>
          <table:table-cell/>
          <table:table-cell table:formula="oooc:=IF([.C274]=&quot;&quot;;&quot;&quot;;LOWER(LEFT([.C274];1))&amp;RIGHT([.C274];LEN([.C274])-1))">
            <text:p/>
          </table:table-cell>
          <table:table-cell table:number-columns-repeated="249"/>
        </table:table-row>
        <table:table-row table:style-name="ro1">
          <table:table-cell table:number-columns-repeated="2"/>
          <table:table-cell/>
          <table:table-cell table:formula="oooc:=IF([.C275]=&quot;&quot;;&quot;&quot;;LOWER(LEFT([.C275];1))&amp;RIGHT([.C275];LEN([.C275])-1))">
            <text:p/>
          </table:table-cell>
          <table:table-cell table:number-columns-repeated="249"/>
        </table:table-row>
        <table:table-row table:style-name="ro1">
          <table:table-cell table:number-columns-repeated="2"/>
          <table:table-cell/>
          <table:table-cell table:formula="oooc:=IF([.C276]=&quot;&quot;;&quot;&quot;;LOWER(LEFT([.C276];1))&amp;RIGHT([.C276];LEN([.C276])-1))">
            <text:p/>
          </table:table-cell>
          <table:table-cell table:number-columns-repeated="249"/>
        </table:table-row>
        <table:table-row table:style-name="ro1">
          <table:table-cell table:number-columns-repeated="2"/>
          <table:table-cell/>
          <table:table-cell table:formula="oooc:=IF([.C277]=&quot;&quot;;&quot;&quot;;LOWER(LEFT([.C277];1))&amp;RIGHT([.C277];LEN([.C277])-1))">
            <text:p/>
          </table:table-cell>
          <table:table-cell table:number-columns-repeated="249"/>
        </table:table-row>
        <table:table-row table:style-name="ro1">
          <table:table-cell table:number-columns-repeated="2"/>
          <table:table-cell/>
          <table:table-cell table:formula="oooc:=IF([.C278]=&quot;&quot;;&quot;&quot;;LOWER(LEFT([.C278];1))&amp;RIGHT([.C278];LEN([.C278])-1))">
            <text:p/>
          </table:table-cell>
          <table:table-cell table:number-columns-repeated="249"/>
        </table:table-row>
        <table:table-row table:style-name="ro1">
          <table:table-cell table:number-columns-repeated="2"/>
          <table:table-cell/>
          <table:table-cell table:formula="oooc:=IF([.C279]=&quot;&quot;;&quot;&quot;;LOWER(LEFT([.C279];1))&amp;RIGHT([.C279];LEN([.C279])-1))">
            <text:p/>
          </table:table-cell>
          <table:table-cell table:number-columns-repeated="249"/>
        </table:table-row>
        <table:table-row table:style-name="ro1">
          <table:table-cell table:number-columns-repeated="2"/>
          <table:table-cell/>
          <table:table-cell table:formula="oooc:=IF([.C280]=&quot;&quot;;&quot;&quot;;LOWER(LEFT([.C280];1))&amp;RIGHT([.C280];LEN([.C280])-1))">
            <text:p/>
          </table:table-cell>
          <table:table-cell table:number-columns-repeated="249"/>
        </table:table-row>
        <table:table-row table:style-name="ro1">
          <table:table-cell table:number-columns-repeated="2"/>
          <table:table-cell/>
          <table:table-cell table:formula="oooc:=IF([.C281]=&quot;&quot;;&quot;&quot;;LOWER(LEFT([.C281];1))&amp;RIGHT([.C281];LEN([.C281])-1))">
            <text:p/>
          </table:table-cell>
          <table:table-cell table:number-columns-repeated="249"/>
        </table:table-row>
        <table:table-row table:style-name="ro1">
          <table:table-cell table:number-columns-repeated="2"/>
          <table:table-cell/>
          <table:table-cell table:formula="oooc:=IF([.C282]=&quot;&quot;;&quot;&quot;;LOWER(LEFT([.C282];1))&amp;RIGHT([.C282];LEN([.C282])-1))">
            <text:p/>
          </table:table-cell>
          <table:table-cell table:number-columns-repeated="249"/>
        </table:table-row>
        <table:table-row table:style-name="ro1">
          <table:table-cell table:number-columns-repeated="2"/>
          <table:table-cell/>
          <table:table-cell table:formula="oooc:=IF([.C283]=&quot;&quot;;&quot;&quot;;LOWER(LEFT([.C283];1))&amp;RIGHT([.C283];LEN([.C283])-1))">
            <text:p/>
          </table:table-cell>
          <table:table-cell table:number-columns-repeated="249"/>
        </table:table-row>
        <table:table-row table:style-name="ro1">
          <table:table-cell table:number-columns-repeated="2"/>
          <table:table-cell/>
          <table:table-cell table:formula="oooc:=IF([.C284]=&quot;&quot;;&quot;&quot;;LOWER(LEFT([.C284];1))&amp;RIGHT([.C284];LEN([.C284])-1))">
            <text:p/>
          </table:table-cell>
          <table:table-cell table:number-columns-repeated="249"/>
        </table:table-row>
        <table:table-row table:style-name="ro1">
          <table:table-cell table:number-columns-repeated="2"/>
          <table:table-cell/>
          <table:table-cell table:formula="oooc:=IF([.C285]=&quot;&quot;;&quot;&quot;;LOWER(LEFT([.C285];1))&amp;RIGHT([.C285];LEN([.C285])-1))">
            <text:p/>
          </table:table-cell>
          <table:table-cell table:number-columns-repeated="249"/>
        </table:table-row>
        <table:table-row table:style-name="ro1">
          <table:table-cell table:number-columns-repeated="2"/>
          <table:table-cell/>
          <table:table-cell table:formula="oooc:=IF([.C286]=&quot;&quot;;&quot;&quot;;LOWER(LEFT([.C286];1))&amp;RIGHT([.C286];LEN([.C286])-1))">
            <text:p/>
          </table:table-cell>
          <table:table-cell table:number-columns-repeated="249"/>
        </table:table-row>
        <table:table-row table:style-name="ro1">
          <table:table-cell table:number-columns-repeated="2"/>
          <table:table-cell/>
          <table:table-cell table:formula="oooc:=IF([.C287]=&quot;&quot;;&quot;&quot;;LOWER(LEFT([.C287];1))&amp;RIGHT([.C287];LEN([.C287])-1))">
            <text:p/>
          </table:table-cell>
          <table:table-cell table:number-columns-repeated="249"/>
        </table:table-row>
        <table:table-row table:style-name="ro1">
          <table:table-cell table:number-columns-repeated="2"/>
          <table:table-cell/>
          <table:table-cell table:formula="oooc:=IF([.C288]=&quot;&quot;;&quot;&quot;;LOWER(LEFT([.C288];1))&amp;RIGHT([.C288];LEN([.C288])-1))">
            <text:p/>
          </table:table-cell>
          <table:table-cell table:number-columns-repeated="249"/>
        </table:table-row>
        <table:table-row table:style-name="ro1">
          <table:table-cell table:number-columns-repeated="2"/>
          <table:table-cell/>
          <table:table-cell table:formula="oooc:=IF([.C289]=&quot;&quot;;&quot;&quot;;LOWER(LEFT([.C289];1))&amp;RIGHT([.C289];LEN([.C289])-1))">
            <text:p/>
          </table:table-cell>
          <table:table-cell table:number-columns-repeated="249"/>
        </table:table-row>
        <table:table-row table:style-name="ro1">
          <table:table-cell table:number-columns-repeated="2"/>
          <table:table-cell/>
          <table:table-cell table:formula="oooc:=IF([.C290]=&quot;&quot;;&quot;&quot;;LOWER(LEFT([.C290];1))&amp;RIGHT([.C290];LEN([.C290])-1))">
            <text:p/>
          </table:table-cell>
          <table:table-cell table:number-columns-repeated="249"/>
        </table:table-row>
        <table:table-row table:style-name="ro1">
          <table:table-cell table:number-columns-repeated="2"/>
          <table:table-cell/>
          <table:table-cell table:formula="oooc:=IF([.C291]=&quot;&quot;;&quot;&quot;;LOWER(LEFT([.C291];1))&amp;RIGHT([.C291];LEN([.C291])-1))">
            <text:p/>
          </table:table-cell>
          <table:table-cell table:number-columns-repeated="249"/>
        </table:table-row>
        <table:table-row table:style-name="ro1">
          <table:table-cell table:number-columns-repeated="2"/>
          <table:table-cell/>
          <table:table-cell table:formula="oooc:=IF([.C292]=&quot;&quot;;&quot;&quot;;LOWER(LEFT([.C292];1))&amp;RIGHT([.C292];LEN([.C292])-1))">
            <text:p/>
          </table:table-cell>
          <table:table-cell table:number-columns-repeated="249"/>
        </table:table-row>
        <table:table-row table:style-name="ro1">
          <table:table-cell table:number-columns-repeated="2"/>
          <table:table-cell/>
          <table:table-cell table:formula="oooc:=IF([.C293]=&quot;&quot;;&quot;&quot;;LOWER(LEFT([.C293];1))&amp;RIGHT([.C293];LEN([.C293])-1))">
            <text:p/>
          </table:table-cell>
          <table:table-cell table:number-columns-repeated="249"/>
        </table:table-row>
        <table:table-row table:style-name="ro1">
          <table:table-cell table:number-columns-repeated="2"/>
          <table:table-cell/>
          <table:table-cell table:formula="oooc:=IF([.C294]=&quot;&quot;;&quot;&quot;;LOWER(LEFT([.C294];1))&amp;RIGHT([.C294];LEN([.C294])-1))">
            <text:p/>
          </table:table-cell>
          <table:table-cell table:number-columns-repeated="249"/>
        </table:table-row>
        <table:table-row table:style-name="ro1">
          <table:table-cell table:number-columns-repeated="2"/>
          <table:table-cell/>
          <table:table-cell table:formula="oooc:=IF([.C295]=&quot;&quot;;&quot;&quot;;LOWER(LEFT([.C295];1))&amp;RIGHT([.C295];LEN([.C295])-1))">
            <text:p/>
          </table:table-cell>
          <table:table-cell table:number-columns-repeated="249"/>
        </table:table-row>
        <table:table-row table:style-name="ro1">
          <table:table-cell table:number-columns-repeated="2"/>
          <table:table-cell/>
          <table:table-cell table:formula="oooc:=IF([.C296]=&quot;&quot;;&quot;&quot;;LOWER(LEFT([.C296];1))&amp;RIGHT([.C296];LEN([.C296])-1))">
            <text:p/>
          </table:table-cell>
          <table:table-cell table:number-columns-repeated="249"/>
        </table:table-row>
        <table:table-row table:style-name="ro1">
          <table:table-cell table:number-columns-repeated="2"/>
          <table:table-cell/>
          <table:table-cell table:formula="oooc:=IF([.C297]=&quot;&quot;;&quot;&quot;;LOWER(LEFT([.C297];1))&amp;RIGHT([.C297];LEN([.C297])-1))">
            <text:p/>
          </table:table-cell>
          <table:table-cell table:number-columns-repeated="249"/>
        </table:table-row>
        <table:table-row table:style-name="ro1">
          <table:table-cell table:number-columns-repeated="2"/>
          <table:table-cell/>
          <table:table-cell table:formula="oooc:=IF([.C298]=&quot;&quot;;&quot;&quot;;LOWER(LEFT([.C298];1))&amp;RIGHT([.C298];LEN([.C298])-1))">
            <text:p/>
          </table:table-cell>
          <table:table-cell table:number-columns-repeated="249"/>
        </table:table-row>
        <table:table-row table:style-name="ro1">
          <table:table-cell table:number-columns-repeated="2"/>
          <table:table-cell/>
          <table:table-cell table:formula="oooc:=IF([.C299]=&quot;&quot;;&quot;&quot;;LOWER(LEFT([.C299];1))&amp;RIGHT([.C299];LEN([.C299])-1))">
            <text:p/>
          </table:table-cell>
          <table:table-cell table:number-columns-repeated="249"/>
        </table:table-row>
        <table:table-row table:style-name="ro1">
          <table:table-cell table:number-columns-repeated="2"/>
          <table:table-cell/>
          <table:table-cell table:formula="oooc:=IF([.C300]=&quot;&quot;;&quot;&quot;;LOWER(LEFT([.C300];1))&amp;RIGHT([.C300];LEN([.C300])-1))">
            <text:p/>
          </table:table-cell>
          <table:table-cell table:number-columns-repeated="249"/>
        </table:table-row>
        <table:table-row table:style-name="ro1">
          <table:table-cell table:number-columns-repeated="2"/>
          <table:table-cell/>
          <table:table-cell table:formula="oooc:=IF([.C301]=&quot;&quot;;&quot;&quot;;LOWER(LEFT([.C301];1))&amp;RIGHT([.C301];LEN([.C301])-1))">
            <text:p/>
          </table:table-cell>
          <table:table-cell table:number-columns-repeated="249"/>
        </table:table-row>
        <table:table-row table:style-name="ro1">
          <table:table-cell table:number-columns-repeated="2"/>
          <table:table-cell/>
          <table:table-cell table:formula="oooc:=IF([.C302]=&quot;&quot;;&quot;&quot;;LOWER(LEFT([.C302];1))&amp;RIGHT([.C302];LEN([.C302])-1))">
            <text:p/>
          </table:table-cell>
          <table:table-cell table:number-columns-repeated="249"/>
        </table:table-row>
        <table:table-row table:style-name="ro1">
          <table:table-cell table:number-columns-repeated="2"/>
          <table:table-cell/>
          <table:table-cell table:formula="oooc:=IF([.C303]=&quot;&quot;;&quot;&quot;;LOWER(LEFT([.C303];1))&amp;RIGHT([.C303];LEN([.C303])-1))">
            <text:p/>
          </table:table-cell>
          <table:table-cell table:number-columns-repeated="249"/>
        </table:table-row>
        <table:table-row table:style-name="ro1">
          <table:table-cell table:number-columns-repeated="2"/>
          <table:table-cell/>
          <table:table-cell table:formula="oooc:=IF([.C304]=&quot;&quot;;&quot;&quot;;LOWER(LEFT([.C304];1))&amp;RIGHT([.C304];LEN([.C304])-1))">
            <text:p/>
          </table:table-cell>
          <table:table-cell table:number-columns-repeated="249"/>
        </table:table-row>
        <table:table-row table:style-name="ro1">
          <table:table-cell table:number-columns-repeated="2"/>
          <table:table-cell/>
          <table:table-cell table:formula="oooc:=IF([.C305]=&quot;&quot;;&quot;&quot;;LOWER(LEFT([.C305];1))&amp;RIGHT([.C305];LEN([.C305])-1))">
            <text:p/>
          </table:table-cell>
          <table:table-cell table:number-columns-repeated="249"/>
        </table:table-row>
        <table:table-row table:style-name="ro1">
          <table:table-cell table:number-columns-repeated="2"/>
          <table:table-cell/>
          <table:table-cell table:formula="oooc:=IF([.C306]=&quot;&quot;;&quot;&quot;;LOWER(LEFT([.C306];1))&amp;RIGHT([.C306];LEN([.C306])-1))">
            <text:p/>
          </table:table-cell>
          <table:table-cell table:number-columns-repeated="249"/>
        </table:table-row>
        <table:table-row table:style-name="ro1">
          <table:table-cell table:number-columns-repeated="2"/>
          <table:table-cell/>
          <table:table-cell table:formula="oooc:=IF([.C307]=&quot;&quot;;&quot;&quot;;LOWER(LEFT([.C307];1))&amp;RIGHT([.C307];LEN([.C307])-1))">
            <text:p/>
          </table:table-cell>
          <table:table-cell table:number-columns-repeated="249"/>
        </table:table-row>
        <table:table-row table:style-name="ro1">
          <table:table-cell table:number-columns-repeated="2"/>
          <table:table-cell/>
          <table:table-cell table:formula="oooc:=IF([.C308]=&quot;&quot;;&quot;&quot;;LOWER(LEFT([.C308];1))&amp;RIGHT([.C308];LEN([.C308])-1))">
            <text:p/>
          </table:table-cell>
          <table:table-cell table:number-columns-repeated="249"/>
        </table:table-row>
        <table:table-row table:style-name="ro1">
          <table:table-cell table:number-columns-repeated="2"/>
          <table:table-cell/>
          <table:table-cell table:formula="oooc:=IF([.C309]=&quot;&quot;;&quot;&quot;;LOWER(LEFT([.C309];1))&amp;RIGHT([.C309];LEN([.C309])-1))">
            <text:p/>
          </table:table-cell>
          <table:table-cell table:number-columns-repeated="249"/>
        </table:table-row>
        <table:table-row table:style-name="ro1">
          <table:table-cell table:number-columns-repeated="2"/>
          <table:table-cell/>
          <table:table-cell table:formula="oooc:=IF([.C310]=&quot;&quot;;&quot;&quot;;LOWER(LEFT([.C310];1))&amp;RIGHT([.C310];LEN([.C310])-1))">
            <text:p/>
          </table:table-cell>
          <table:table-cell table:number-columns-repeated="249"/>
        </table:table-row>
        <table:table-row table:style-name="ro1">
          <table:table-cell table:number-columns-repeated="2"/>
          <table:table-cell/>
          <table:table-cell table:formula="oooc:=IF([.C311]=&quot;&quot;;&quot;&quot;;LOWER(LEFT([.C311];1))&amp;RIGHT([.C311];LEN([.C311])-1))">
            <text:p/>
          </table:table-cell>
          <table:table-cell table:number-columns-repeated="249"/>
        </table:table-row>
        <table:table-row table:style-name="ro1">
          <table:table-cell table:number-columns-repeated="2"/>
          <table:table-cell/>
          <table:table-cell table:formula="oooc:=IF([.C312]=&quot;&quot;;&quot;&quot;;LOWER(LEFT([.C312];1))&amp;RIGHT([.C312];LEN([.C312])-1))">
            <text:p/>
          </table:table-cell>
          <table:table-cell table:number-columns-repeated="249"/>
        </table:table-row>
        <table:table-row table:style-name="ro1">
          <table:table-cell table:number-columns-repeated="2"/>
          <table:table-cell/>
          <table:table-cell table:formula="oooc:=IF([.C313]=&quot;&quot;;&quot;&quot;;LOWER(LEFT([.C313];1))&amp;RIGHT([.C313];LEN([.C313])-1))">
            <text:p/>
          </table:table-cell>
          <table:table-cell table:number-columns-repeated="249"/>
        </table:table-row>
        <table:table-row table:style-name="ro1">
          <table:table-cell table:number-columns-repeated="2"/>
          <table:table-cell/>
          <table:table-cell table:formula="oooc:=IF([.C314]=&quot;&quot;;&quot;&quot;;LOWER(LEFT([.C314];1))&amp;RIGHT([.C314];LEN([.C314])-1))">
            <text:p/>
          </table:table-cell>
          <table:table-cell table:number-columns-repeated="249"/>
        </table:table-row>
        <table:table-row table:style-name="ro1">
          <table:table-cell table:number-columns-repeated="2"/>
          <table:table-cell/>
          <table:table-cell table:formula="oooc:=IF([.C315]=&quot;&quot;;&quot;&quot;;LOWER(LEFT([.C315];1))&amp;RIGHT([.C315];LEN([.C315])-1))">
            <text:p/>
          </table:table-cell>
          <table:table-cell table:number-columns-repeated="249"/>
        </table:table-row>
        <table:table-row table:style-name="ro1">
          <table:table-cell table:number-columns-repeated="2"/>
          <table:table-cell/>
          <table:table-cell table:formula="oooc:=IF([.C316]=&quot;&quot;;&quot;&quot;;LOWER(LEFT([.C316];1))&amp;RIGHT([.C316];LEN([.C316])-1))">
            <text:p/>
          </table:table-cell>
          <table:table-cell table:number-columns-repeated="249"/>
        </table:table-row>
        <table:table-row table:style-name="ro1">
          <table:table-cell table:number-columns-repeated="2"/>
          <table:table-cell/>
          <table:table-cell table:formula="oooc:=IF([.C317]=&quot;&quot;;&quot;&quot;;LOWER(LEFT([.C317];1))&amp;RIGHT([.C317];LEN([.C317])-1))">
            <text:p/>
          </table:table-cell>
          <table:table-cell table:number-columns-repeated="249"/>
        </table:table-row>
        <table:table-row table:style-name="ro1">
          <table:table-cell table:number-columns-repeated="2"/>
          <table:table-cell/>
          <table:table-cell table:formula="oooc:=IF([.C318]=&quot;&quot;;&quot;&quot;;LOWER(LEFT([.C318];1))&amp;RIGHT([.C318];LEN([.C318])-1))">
            <text:p/>
          </table:table-cell>
          <table:table-cell table:number-columns-repeated="249"/>
        </table:table-row>
        <table:table-row table:style-name="ro1">
          <table:table-cell table:number-columns-repeated="2"/>
          <table:table-cell/>
          <table:table-cell table:formula="oooc:=IF([.C319]=&quot;&quot;;&quot;&quot;;LOWER(LEFT([.C319];1))&amp;RIGHT([.C319];LEN([.C319])-1))">
            <text:p/>
          </table:table-cell>
          <table:table-cell table:number-columns-repeated="249"/>
        </table:table-row>
        <table:table-row table:style-name="ro1">
          <table:table-cell table:number-columns-repeated="2"/>
          <table:table-cell/>
          <table:table-cell table:formula="oooc:=IF([.C320]=&quot;&quot;;&quot;&quot;;LOWER(LEFT([.C320];1))&amp;RIGHT([.C320];LEN([.C320])-1))">
            <text:p/>
          </table:table-cell>
          <table:table-cell table:number-columns-repeated="249"/>
        </table:table-row>
        <table:table-row table:style-name="ro1">
          <table:table-cell table:number-columns-repeated="2"/>
          <table:table-cell/>
          <table:table-cell table:formula="oooc:=IF([.C321]=&quot;&quot;;&quot;&quot;;LOWER(LEFT([.C321];1))&amp;RIGHT([.C321];LEN([.C321])-1))">
            <text:p/>
          </table:table-cell>
          <table:table-cell table:number-columns-repeated="249"/>
        </table:table-row>
        <table:table-row table:style-name="ro1">
          <table:table-cell table:number-columns-repeated="2"/>
          <table:table-cell/>
          <table:table-cell table:formula="oooc:=IF([.C322]=&quot;&quot;;&quot;&quot;;LOWER(LEFT([.C322];1))&amp;RIGHT([.C322];LEN([.C322])-1))">
            <text:p/>
          </table:table-cell>
          <table:table-cell table:number-columns-repeated="249"/>
        </table:table-row>
        <table:table-row table:style-name="ro1">
          <table:table-cell table:number-columns-repeated="2"/>
          <table:table-cell/>
          <table:table-cell table:formula="oooc:=IF([.C323]=&quot;&quot;;&quot;&quot;;LOWER(LEFT([.C323];1))&amp;RIGHT([.C323];LEN([.C323])-1))">
            <text:p/>
          </table:table-cell>
          <table:table-cell table:number-columns-repeated="249"/>
        </table:table-row>
        <table:table-row table:style-name="ro1">
          <table:table-cell table:number-columns-repeated="2"/>
          <table:table-cell/>
          <table:table-cell table:formula="oooc:=IF([.C324]=&quot;&quot;;&quot;&quot;;LOWER(LEFT([.C324];1))&amp;RIGHT([.C324];LEN([.C324])-1))">
            <text:p/>
          </table:table-cell>
          <table:table-cell table:number-columns-repeated="249"/>
        </table:table-row>
        <table:table-row table:style-name="ro1">
          <table:table-cell table:number-columns-repeated="2"/>
          <table:table-cell/>
          <table:table-cell table:formula="oooc:=IF([.C325]=&quot;&quot;;&quot;&quot;;LOWER(LEFT([.C325];1))&amp;RIGHT([.C325];LEN([.C325])-1))">
            <text:p/>
          </table:table-cell>
          <table:table-cell table:number-columns-repeated="249"/>
        </table:table-row>
        <table:table-row table:style-name="ro1">
          <table:table-cell table:number-columns-repeated="2"/>
          <table:table-cell/>
          <table:table-cell table:formula="oooc:=IF([.C326]=&quot;&quot;;&quot;&quot;;LOWER(LEFT([.C326];1))&amp;RIGHT([.C326];LEN([.C326])-1))">
            <text:p/>
          </table:table-cell>
          <table:table-cell table:number-columns-repeated="249"/>
        </table:table-row>
        <table:table-row table:style-name="ro1">
          <table:table-cell table:number-columns-repeated="2"/>
          <table:table-cell/>
          <table:table-cell table:formula="oooc:=IF([.C327]=&quot;&quot;;&quot;&quot;;LOWER(LEFT([.C327];1))&amp;RIGHT([.C327];LEN([.C327])-1))">
            <text:p/>
          </table:table-cell>
          <table:table-cell table:number-columns-repeated="249"/>
        </table:table-row>
        <table:table-row table:style-name="ro1">
          <table:table-cell table:number-columns-repeated="2"/>
          <table:table-cell/>
          <table:table-cell table:formula="oooc:=IF([.C328]=&quot;&quot;;&quot;&quot;;LOWER(LEFT([.C328];1))&amp;RIGHT([.C328];LEN([.C328])-1))">
            <text:p/>
          </table:table-cell>
          <table:table-cell table:number-columns-repeated="249"/>
        </table:table-row>
        <table:table-row table:style-name="ro1">
          <table:table-cell table:number-columns-repeated="2"/>
          <table:table-cell/>
          <table:table-cell table:formula="oooc:=IF([.C329]=&quot;&quot;;&quot;&quot;;LOWER(LEFT([.C329];1))&amp;RIGHT([.C329];LEN([.C329])-1))">
            <text:p/>
          </table:table-cell>
          <table:table-cell table:number-columns-repeated="249"/>
        </table:table-row>
        <table:table-row table:style-name="ro1">
          <table:table-cell table:number-columns-repeated="2"/>
          <table:table-cell/>
          <table:table-cell table:formula="oooc:=IF([.C330]=&quot;&quot;;&quot;&quot;;LOWER(LEFT([.C330];1))&amp;RIGHT([.C330];LEN([.C330])-1))">
            <text:p/>
          </table:table-cell>
          <table:table-cell table:number-columns-repeated="249"/>
        </table:table-row>
        <table:table-row table:style-name="ro1">
          <table:table-cell table:number-columns-repeated="2"/>
          <table:table-cell/>
          <table:table-cell table:formula="oooc:=IF([.C331]=&quot;&quot;;&quot;&quot;;LOWER(LEFT([.C331];1))&amp;RIGHT([.C331];LEN([.C331])-1))">
            <text:p/>
          </table:table-cell>
          <table:table-cell table:number-columns-repeated="249"/>
        </table:table-row>
        <table:table-row table:style-name="ro1">
          <table:table-cell table:number-columns-repeated="2"/>
          <table:table-cell/>
          <table:table-cell table:formula="oooc:=IF([.C332]=&quot;&quot;;&quot;&quot;;LOWER(LEFT([.C332];1))&amp;RIGHT([.C332];LEN([.C332])-1))">
            <text:p/>
          </table:table-cell>
          <table:table-cell table:number-columns-repeated="249"/>
        </table:table-row>
        <table:table-row table:style-name="ro1">
          <table:table-cell table:number-columns-repeated="2"/>
          <table:table-cell/>
          <table:table-cell table:formula="oooc:=IF([.C333]=&quot;&quot;;&quot;&quot;;LOWER(LEFT([.C333];1))&amp;RIGHT([.C333];LEN([.C333])-1))">
            <text:p/>
          </table:table-cell>
          <table:table-cell table:number-columns-repeated="249"/>
        </table:table-row>
        <table:table-row table:style-name="ro1">
          <table:table-cell table:number-columns-repeated="2"/>
          <table:table-cell/>
          <table:table-cell table:formula="oooc:=IF([.C334]=&quot;&quot;;&quot;&quot;;LOWER(LEFT([.C334];1))&amp;RIGHT([.C334];LEN([.C334])-1))">
            <text:p/>
          </table:table-cell>
          <table:table-cell table:number-columns-repeated="249"/>
        </table:table-row>
        <table:table-row table:style-name="ro1">
          <table:table-cell table:number-columns-repeated="2"/>
          <table:table-cell/>
          <table:table-cell table:formula="oooc:=IF([.C335]=&quot;&quot;;&quot;&quot;;LOWER(LEFT([.C335];1))&amp;RIGHT([.C335];LEN([.C335])-1))">
            <text:p/>
          </table:table-cell>
          <table:table-cell table:number-columns-repeated="249"/>
        </table:table-row>
        <table:table-row table:style-name="ro1">
          <table:table-cell table:number-columns-repeated="2"/>
          <table:table-cell/>
          <table:table-cell table:formula="oooc:=IF([.C336]=&quot;&quot;;&quot;&quot;;LOWER(LEFT([.C336];1))&amp;RIGHT([.C336];LEN([.C336])-1))">
            <text:p/>
          </table:table-cell>
          <table:table-cell table:number-columns-repeated="249"/>
        </table:table-row>
        <table:table-row table:style-name="ro1">
          <table:table-cell table:number-columns-repeated="2"/>
          <table:table-cell/>
          <table:table-cell table:formula="oooc:=IF([.C337]=&quot;&quot;;&quot;&quot;;LOWER(LEFT([.C337];1))&amp;RIGHT([.C337];LEN([.C337])-1))">
            <text:p/>
          </table:table-cell>
          <table:table-cell table:number-columns-repeated="249"/>
        </table:table-row>
        <table:table-row table:style-name="ro1">
          <table:table-cell table:number-columns-repeated="2"/>
          <table:table-cell/>
          <table:table-cell table:formula="oooc:=IF([.C338]=&quot;&quot;;&quot;&quot;;LOWER(LEFT([.C338];1))&amp;RIGHT([.C338];LEN([.C338])-1))">
            <text:p/>
          </table:table-cell>
          <table:table-cell table:number-columns-repeated="249"/>
        </table:table-row>
        <table:table-row table:style-name="ro1">
          <table:table-cell table:number-columns-repeated="2"/>
          <table:table-cell/>
          <table:table-cell table:formula="oooc:=IF([.C339]=&quot;&quot;;&quot;&quot;;LOWER(LEFT([.C339];1))&amp;RIGHT([.C339];LEN([.C339])-1))">
            <text:p/>
          </table:table-cell>
          <table:table-cell table:number-columns-repeated="249"/>
        </table:table-row>
        <table:table-row table:style-name="ro1">
          <table:table-cell table:number-columns-repeated="2"/>
          <table:table-cell/>
          <table:table-cell table:formula="oooc:=IF([.C340]=&quot;&quot;;&quot;&quot;;LOWER(LEFT([.C340];1))&amp;RIGHT([.C340];LEN([.C340])-1))">
            <text:p/>
          </table:table-cell>
          <table:table-cell table:number-columns-repeated="249"/>
        </table:table-row>
        <table:table-row table:style-name="ro1">
          <table:table-cell table:number-columns-repeated="2"/>
          <table:table-cell/>
          <table:table-cell table:formula="oooc:=IF([.C341]=&quot;&quot;;&quot;&quot;;LOWER(LEFT([.C341];1))&amp;RIGHT([.C341];LEN([.C341])-1))">
            <text:p/>
          </table:table-cell>
          <table:table-cell table:number-columns-repeated="249"/>
        </table:table-row>
        <table:table-row table:style-name="ro1">
          <table:table-cell table:number-columns-repeated="2"/>
          <table:table-cell/>
          <table:table-cell table:formula="oooc:=IF([.C342]=&quot;&quot;;&quot;&quot;;LOWER(LEFT([.C342];1))&amp;RIGHT([.C342];LEN([.C342])-1))">
            <text:p/>
          </table:table-cell>
          <table:table-cell table:number-columns-repeated="249"/>
        </table:table-row>
        <table:table-row table:style-name="ro1">
          <table:table-cell table:number-columns-repeated="2"/>
          <table:table-cell/>
          <table:table-cell table:formula="oooc:=IF([.C343]=&quot;&quot;;&quot;&quot;;LOWER(LEFT([.C343];1))&amp;RIGHT([.C343];LEN([.C343])-1))">
            <text:p/>
          </table:table-cell>
          <table:table-cell table:number-columns-repeated="249"/>
        </table:table-row>
        <table:table-row table:style-name="ro1">
          <table:table-cell table:number-columns-repeated="2"/>
          <table:table-cell/>
          <table:table-cell table:formula="oooc:=IF([.C344]=&quot;&quot;;&quot;&quot;;LOWER(LEFT([.C344];1))&amp;RIGHT([.C344];LEN([.C344])-1))">
            <text:p/>
          </table:table-cell>
          <table:table-cell table:number-columns-repeated="249"/>
        </table:table-row>
        <table:table-row table:style-name="ro1">
          <table:table-cell table:number-columns-repeated="2"/>
          <table:table-cell/>
          <table:table-cell table:formula="oooc:=IF([.C345]=&quot;&quot;;&quot;&quot;;LOWER(LEFT([.C345];1))&amp;RIGHT([.C345];LEN([.C345])-1))">
            <text:p/>
          </table:table-cell>
          <table:table-cell table:number-columns-repeated="249"/>
        </table:table-row>
        <table:table-row table:style-name="ro1">
          <table:table-cell table:number-columns-repeated="2"/>
          <table:table-cell/>
          <table:table-cell table:formula="oooc:=IF([.C346]=&quot;&quot;;&quot;&quot;;LOWER(LEFT([.C346];1))&amp;RIGHT([.C346];LEN([.C346])-1))">
            <text:p/>
          </table:table-cell>
          <table:table-cell table:number-columns-repeated="249"/>
        </table:table-row>
        <table:table-row table:style-name="ro1">
          <table:table-cell table:number-columns-repeated="2"/>
          <table:table-cell/>
          <table:table-cell table:formula="oooc:=IF([.C347]=&quot;&quot;;&quot;&quot;;LOWER(LEFT([.C347];1))&amp;RIGHT([.C347];LEN([.C347])-1))">
            <text:p/>
          </table:table-cell>
          <table:table-cell table:number-columns-repeated="249"/>
        </table:table-row>
        <table:table-row table:style-name="ro1">
          <table:table-cell table:number-columns-repeated="2"/>
          <table:table-cell/>
          <table:table-cell table:formula="oooc:=IF([.C348]=&quot;&quot;;&quot;&quot;;LOWER(LEFT([.C348];1))&amp;RIGHT([.C348];LEN([.C348])-1))">
            <text:p/>
          </table:table-cell>
          <table:table-cell table:number-columns-repeated="249"/>
        </table:table-row>
        <table:table-row table:style-name="ro1">
          <table:table-cell table:number-columns-repeated="2"/>
          <table:table-cell/>
          <table:table-cell table:formula="oooc:=IF([.C349]=&quot;&quot;;&quot;&quot;;LOWER(LEFT([.C349];1))&amp;RIGHT([.C349];LEN([.C349])-1))">
            <text:p/>
          </table:table-cell>
          <table:table-cell table:number-columns-repeated="249"/>
        </table:table-row>
        <table:table-row table:style-name="ro1">
          <table:table-cell table:number-columns-repeated="2"/>
          <table:table-cell/>
          <table:table-cell table:formula="oooc:=IF([.C350]=&quot;&quot;;&quot;&quot;;LOWER(LEFT([.C350];1))&amp;RIGHT([.C350];LEN([.C350])-1))">
            <text:p/>
          </table:table-cell>
          <table:table-cell table:number-columns-repeated="249"/>
        </table:table-row>
        <table:table-row table:style-name="ro1">
          <table:table-cell table:number-columns-repeated="2"/>
          <table:table-cell/>
          <table:table-cell table:formula="oooc:=IF([.C351]=&quot;&quot;;&quot;&quot;;LOWER(LEFT([.C351];1))&amp;RIGHT([.C351];LEN([.C351])-1))">
            <text:p/>
          </table:table-cell>
          <table:table-cell table:number-columns-repeated="249"/>
        </table:table-row>
        <table:table-row table:style-name="ro1">
          <table:table-cell table:number-columns-repeated="2"/>
          <table:table-cell/>
          <table:table-cell table:formula="oooc:=IF([.C352]=&quot;&quot;;&quot;&quot;;LOWER(LEFT([.C352];1))&amp;RIGHT([.C352];LEN([.C352])-1))">
            <text:p/>
          </table:table-cell>
          <table:table-cell table:number-columns-repeated="249"/>
        </table:table-row>
        <table:table-row table:style-name="ro1">
          <table:table-cell table:number-columns-repeated="2"/>
          <table:table-cell/>
          <table:table-cell table:formula="oooc:=IF([.C353]=&quot;&quot;;&quot;&quot;;LOWER(LEFT([.C353];1))&amp;RIGHT([.C353];LEN([.C353])-1))">
            <text:p/>
          </table:table-cell>
          <table:table-cell table:number-columns-repeated="249"/>
        </table:table-row>
        <table:table-row table:style-name="ro1">
          <table:table-cell table:number-columns-repeated="2"/>
          <table:table-cell/>
          <table:table-cell table:formula="oooc:=IF([.C354]=&quot;&quot;;&quot;&quot;;LOWER(LEFT([.C354];1))&amp;RIGHT([.C354];LEN([.C354])-1))">
            <text:p/>
          </table:table-cell>
          <table:table-cell table:number-columns-repeated="249"/>
        </table:table-row>
        <table:table-row table:style-name="ro1">
          <table:table-cell table:number-columns-repeated="2"/>
          <table:table-cell/>
          <table:table-cell table:formula="oooc:=IF([.C355]=&quot;&quot;;&quot;&quot;;LOWER(LEFT([.C355];1))&amp;RIGHT([.C355];LEN([.C355])-1))">
            <text:p/>
          </table:table-cell>
          <table:table-cell table:number-columns-repeated="249"/>
        </table:table-row>
        <table:table-row table:style-name="ro1">
          <table:table-cell table:number-columns-repeated="2"/>
          <table:table-cell/>
          <table:table-cell table:formula="oooc:=IF([.C356]=&quot;&quot;;&quot;&quot;;LOWER(LEFT([.C356];1))&amp;RIGHT([.C356];LEN([.C356])-1))">
            <text:p/>
          </table:table-cell>
          <table:table-cell table:number-columns-repeated="249"/>
        </table:table-row>
        <table:table-row table:style-name="ro1">
          <table:table-cell table:number-columns-repeated="2"/>
          <table:table-cell/>
          <table:table-cell table:formula="oooc:=IF([.C357]=&quot;&quot;;&quot;&quot;;LOWER(LEFT([.C357];1))&amp;RIGHT([.C357];LEN([.C357])-1))">
            <text:p/>
          </table:table-cell>
          <table:table-cell table:number-columns-repeated="249"/>
        </table:table-row>
        <table:table-row table:style-name="ro1">
          <table:table-cell table:number-columns-repeated="2"/>
          <table:table-cell/>
          <table:table-cell table:formula="oooc:=IF([.C358]=&quot;&quot;;&quot;&quot;;LOWER(LEFT([.C358];1))&amp;RIGHT([.C358];LEN([.C358])-1))">
            <text:p/>
          </table:table-cell>
          <table:table-cell table:number-columns-repeated="249"/>
        </table:table-row>
        <table:table-row table:style-name="ro1">
          <table:table-cell table:number-columns-repeated="2"/>
          <table:table-cell/>
          <table:table-cell table:formula="oooc:=IF([.C359]=&quot;&quot;;&quot;&quot;;LOWER(LEFT([.C359];1))&amp;RIGHT([.C359];LEN([.C359])-1))">
            <text:p/>
          </table:table-cell>
          <table:table-cell table:number-columns-repeated="249"/>
        </table:table-row>
        <table:table-row table:style-name="ro1">
          <table:table-cell table:number-columns-repeated="2"/>
          <table:table-cell/>
          <table:table-cell table:formula="oooc:=IF([.C360]=&quot;&quot;;&quot;&quot;;LOWER(LEFT([.C360];1))&amp;RIGHT([.C360];LEN([.C360])-1))">
            <text:p/>
          </table:table-cell>
          <table:table-cell table:number-columns-repeated="249"/>
        </table:table-row>
        <table:table-row table:style-name="ro1">
          <table:table-cell table:number-columns-repeated="2"/>
          <table:table-cell/>
          <table:table-cell table:formula="oooc:=IF([.C361]=&quot;&quot;;&quot;&quot;;LOWER(LEFT([.C361];1))&amp;RIGHT([.C361];LEN([.C361])-1))">
            <text:p/>
          </table:table-cell>
          <table:table-cell table:number-columns-repeated="249"/>
        </table:table-row>
        <table:table-row table:style-name="ro1">
          <table:table-cell table:number-columns-repeated="2"/>
          <table:table-cell/>
          <table:table-cell table:formula="oooc:=IF([.C362]=&quot;&quot;;&quot;&quot;;LOWER(LEFT([.C362];1))&amp;RIGHT([.C362];LEN([.C362])-1))">
            <text:p/>
          </table:table-cell>
          <table:table-cell table:number-columns-repeated="249"/>
        </table:table-row>
        <table:table-row table:style-name="ro1">
          <table:table-cell table:number-columns-repeated="2"/>
          <table:table-cell/>
          <table:table-cell table:formula="oooc:=IF([.C363]=&quot;&quot;;&quot;&quot;;LOWER(LEFT([.C363];1))&amp;RIGHT([.C363];LEN([.C363])-1))">
            <text:p/>
          </table:table-cell>
          <table:table-cell table:number-columns-repeated="249"/>
        </table:table-row>
        <table:table-row table:style-name="ro1">
          <table:table-cell table:number-columns-repeated="2"/>
          <table:table-cell/>
          <table:table-cell table:formula="oooc:=IF([.C364]=&quot;&quot;;&quot;&quot;;LOWER(LEFT([.C364];1))&amp;RIGHT([.C364];LEN([.C364])-1))">
            <text:p/>
          </table:table-cell>
          <table:table-cell table:number-columns-repeated="249"/>
        </table:table-row>
        <table:table-row table:style-name="ro1">
          <table:table-cell table:number-columns-repeated="2"/>
          <table:table-cell/>
          <table:table-cell table:formula="oooc:=IF([.C365]=&quot;&quot;;&quot;&quot;;LOWER(LEFT([.C365];1))&amp;RIGHT([.C365];LEN([.C365])-1))">
            <text:p/>
          </table:table-cell>
          <table:table-cell table:number-columns-repeated="249"/>
        </table:table-row>
        <table:table-row table:style-name="ro1">
          <table:table-cell table:number-columns-repeated="2"/>
          <table:table-cell/>
          <table:table-cell table:formula="oooc:=IF([.C366]=&quot;&quot;;&quot;&quot;;LOWER(LEFT([.C366];1))&amp;RIGHT([.C366];LEN([.C366])-1))">
            <text:p/>
          </table:table-cell>
          <table:table-cell table:number-columns-repeated="249"/>
        </table:table-row>
        <table:table-row table:style-name="ro1">
          <table:table-cell table:number-columns-repeated="2"/>
          <table:table-cell/>
          <table:table-cell table:formula="oooc:=IF([.C367]=&quot;&quot;;&quot;&quot;;LOWER(LEFT([.C367];1))&amp;RIGHT([.C367];LEN([.C367])-1))">
            <text:p/>
          </table:table-cell>
          <table:table-cell table:number-columns-repeated="249"/>
        </table:table-row>
        <table:table-row table:style-name="ro1">
          <table:table-cell table:number-columns-repeated="2"/>
          <table:table-cell/>
          <table:table-cell table:formula="oooc:=IF([.C368]=&quot;&quot;;&quot;&quot;;LOWER(LEFT([.C368];1))&amp;RIGHT([.C368];LEN([.C368])-1))">
            <text:p/>
          </table:table-cell>
          <table:table-cell table:number-columns-repeated="249"/>
        </table:table-row>
        <table:table-row table:style-name="ro1">
          <table:table-cell table:number-columns-repeated="2"/>
          <table:table-cell/>
          <table:table-cell table:formula="oooc:=IF([.C369]=&quot;&quot;;&quot;&quot;;LOWER(LEFT([.C369];1))&amp;RIGHT([.C369];LEN([.C369])-1))">
            <text:p/>
          </table:table-cell>
          <table:table-cell table:number-columns-repeated="249"/>
        </table:table-row>
        <table:table-row table:style-name="ro1">
          <table:table-cell table:number-columns-repeated="2"/>
          <table:table-cell/>
          <table:table-cell table:formula="oooc:=IF([.C370]=&quot;&quot;;&quot;&quot;;LOWER(LEFT([.C370];1))&amp;RIGHT([.C370];LEN([.C370])-1))">
            <text:p/>
          </table:table-cell>
          <table:table-cell table:number-columns-repeated="249"/>
        </table:table-row>
        <table:table-row table:style-name="ro1">
          <table:table-cell table:number-columns-repeated="2"/>
          <table:table-cell/>
          <table:table-cell table:formula="oooc:=IF([.C371]=&quot;&quot;;&quot;&quot;;LOWER(LEFT([.C371];1))&amp;RIGHT([.C371];LEN([.C371])-1))">
            <text:p/>
          </table:table-cell>
          <table:table-cell table:number-columns-repeated="249"/>
        </table:table-row>
        <table:table-row table:style-name="ro1">
          <table:table-cell table:number-columns-repeated="2"/>
          <table:table-cell/>
          <table:table-cell table:formula="oooc:=IF([.C372]=&quot;&quot;;&quot;&quot;;LOWER(LEFT([.C372];1))&amp;RIGHT([.C372];LEN([.C372])-1))">
            <text:p/>
          </table:table-cell>
          <table:table-cell table:number-columns-repeated="249"/>
        </table:table-row>
        <table:table-row table:style-name="ro1">
          <table:table-cell table:number-columns-repeated="2"/>
          <table:table-cell/>
          <table:table-cell table:formula="oooc:=IF([.C373]=&quot;&quot;;&quot;&quot;;LOWER(LEFT([.C373];1))&amp;RIGHT([.C373];LEN([.C373])-1))">
            <text:p/>
          </table:table-cell>
          <table:table-cell table:number-columns-repeated="249"/>
        </table:table-row>
        <table:table-row table:style-name="ro1">
          <table:table-cell table:number-columns-repeated="2"/>
          <table:table-cell/>
          <table:table-cell table:formula="oooc:=IF([.C374]=&quot;&quot;;&quot;&quot;;LOWER(LEFT([.C374];1))&amp;RIGHT([.C374];LEN([.C374])-1))">
            <text:p/>
          </table:table-cell>
          <table:table-cell table:number-columns-repeated="249"/>
        </table:table-row>
        <table:table-row table:style-name="ro1">
          <table:table-cell table:number-columns-repeated="2"/>
          <table:table-cell/>
          <table:table-cell table:formula="oooc:=IF([.C375]=&quot;&quot;;&quot;&quot;;LOWER(LEFT([.C375];1))&amp;RIGHT([.C375];LEN([.C375])-1))">
            <text:p/>
          </table:table-cell>
          <table:table-cell table:number-columns-repeated="249"/>
        </table:table-row>
        <table:table-row table:style-name="ro1">
          <table:table-cell table:number-columns-repeated="2"/>
          <table:table-cell/>
          <table:table-cell table:formula="oooc:=IF([.C376]=&quot;&quot;;&quot;&quot;;LOWER(LEFT([.C376];1))&amp;RIGHT([.C376];LEN([.C376])-1))">
            <text:p/>
          </table:table-cell>
          <table:table-cell table:number-columns-repeated="249"/>
        </table:table-row>
        <table:table-row table:style-name="ro1">
          <table:table-cell table:number-columns-repeated="2"/>
          <table:table-cell/>
          <table:table-cell table:formula="oooc:=IF([.C377]=&quot;&quot;;&quot;&quot;;LOWER(LEFT([.C377];1))&amp;RIGHT([.C377];LEN([.C377])-1))">
            <text:p/>
          </table:table-cell>
          <table:table-cell table:number-columns-repeated="249"/>
        </table:table-row>
        <table:table-row table:style-name="ro1">
          <table:table-cell table:number-columns-repeated="2"/>
          <table:table-cell/>
          <table:table-cell table:formula="oooc:=IF([.C378]=&quot;&quot;;&quot;&quot;;LOWER(LEFT([.C378];1))&amp;RIGHT([.C378];LEN([.C378])-1))">
            <text:p/>
          </table:table-cell>
          <table:table-cell table:number-columns-repeated="249"/>
        </table:table-row>
        <table:table-row table:style-name="ro1">
          <table:table-cell table:number-columns-repeated="2"/>
          <table:table-cell/>
          <table:table-cell table:formula="oooc:=IF([.C379]=&quot;&quot;;&quot;&quot;;LOWER(LEFT([.C379];1))&amp;RIGHT([.C379];LEN([.C379])-1))">
            <text:p/>
          </table:table-cell>
          <table:table-cell table:number-columns-repeated="249"/>
        </table:table-row>
        <table:table-row table:style-name="ro1">
          <table:table-cell table:number-columns-repeated="2"/>
          <table:table-cell/>
          <table:table-cell table:formula="oooc:=IF([.C380]=&quot;&quot;;&quot;&quot;;LOWER(LEFT([.C380];1))&amp;RIGHT([.C380];LEN([.C380])-1))">
            <text:p/>
          </table:table-cell>
          <table:table-cell table:number-columns-repeated="249"/>
        </table:table-row>
        <table:table-row table:style-name="ro1">
          <table:table-cell table:number-columns-repeated="2"/>
          <table:table-cell/>
          <table:table-cell table:formula="oooc:=IF([.C381]=&quot;&quot;;&quot;&quot;;LOWER(LEFT([.C381];1))&amp;RIGHT([.C381];LEN([.C381])-1))">
            <text:p/>
          </table:table-cell>
          <table:table-cell table:number-columns-repeated="249"/>
        </table:table-row>
        <table:table-row table:style-name="ro1">
          <table:table-cell table:number-columns-repeated="2"/>
          <table:table-cell/>
          <table:table-cell table:formula="oooc:=IF([.C382]=&quot;&quot;;&quot;&quot;;LOWER(LEFT([.C382];1))&amp;RIGHT([.C382];LEN([.C382])-1))">
            <text:p/>
          </table:table-cell>
          <table:table-cell table:number-columns-repeated="249"/>
        </table:table-row>
        <table:table-row table:style-name="ro1">
          <table:table-cell table:number-columns-repeated="2"/>
          <table:table-cell/>
          <table:table-cell table:formula="oooc:=IF([.C383]=&quot;&quot;;&quot;&quot;;LOWER(LEFT([.C383];1))&amp;RIGHT([.C383];LEN([.C383])-1))">
            <text:p/>
          </table:table-cell>
          <table:table-cell table:number-columns-repeated="249"/>
        </table:table-row>
        <table:table-row table:style-name="ro1">
          <table:table-cell table:number-columns-repeated="2"/>
          <table:table-cell/>
          <table:table-cell table:formula="oooc:=IF([.C384]=&quot;&quot;;&quot;&quot;;LOWER(LEFT([.C384];1))&amp;RIGHT([.C384];LEN([.C384])-1))">
            <text:p/>
          </table:table-cell>
          <table:table-cell table:number-columns-repeated="249"/>
        </table:table-row>
        <table:table-row table:style-name="ro1">
          <table:table-cell table:number-columns-repeated="2"/>
          <table:table-cell/>
          <table:table-cell table:formula="oooc:=IF([.C385]=&quot;&quot;;&quot;&quot;;LOWER(LEFT([.C385];1))&amp;RIGHT([.C385];LEN([.C385])-1))">
            <text:p/>
          </table:table-cell>
          <table:table-cell table:number-columns-repeated="249"/>
        </table:table-row>
        <table:table-row table:style-name="ro1">
          <table:table-cell table:number-columns-repeated="2"/>
          <table:table-cell/>
          <table:table-cell table:formula="oooc:=IF([.C386]=&quot;&quot;;&quot;&quot;;LOWER(LEFT([.C386];1))&amp;RIGHT([.C386];LEN([.C386])-1))">
            <text:p/>
          </table:table-cell>
          <table:table-cell table:number-columns-repeated="249"/>
        </table:table-row>
        <table:table-row table:style-name="ro1">
          <table:table-cell table:number-columns-repeated="2"/>
          <table:table-cell/>
          <table:table-cell table:formula="oooc:=IF([.C387]=&quot;&quot;;&quot;&quot;;LOWER(LEFT([.C387];1))&amp;RIGHT([.C387];LEN([.C387])-1))">
            <text:p/>
          </table:table-cell>
          <table:table-cell table:number-columns-repeated="249"/>
        </table:table-row>
        <table:table-row table:style-name="ro1">
          <table:table-cell table:number-columns-repeated="2"/>
          <table:table-cell/>
          <table:table-cell table:formula="oooc:=IF([.C388]=&quot;&quot;;&quot;&quot;;LOWER(LEFT([.C388];1))&amp;RIGHT([.C388];LEN([.C388])-1))">
            <text:p/>
          </table:table-cell>
          <table:table-cell table:number-columns-repeated="249"/>
        </table:table-row>
        <table:table-row table:style-name="ro1">
          <table:table-cell table:number-columns-repeated="2"/>
          <table:table-cell/>
          <table:table-cell table:formula="oooc:=IF([.C389]=&quot;&quot;;&quot;&quot;;LOWER(LEFT([.C389];1))&amp;RIGHT([.C389];LEN([.C389])-1))">
            <text:p/>
          </table:table-cell>
          <table:table-cell table:number-columns-repeated="249"/>
        </table:table-row>
        <table:table-row table:style-name="ro1">
          <table:table-cell table:number-columns-repeated="2"/>
          <table:table-cell/>
          <table:table-cell table:formula="oooc:=IF([.C390]=&quot;&quot;;&quot;&quot;;LOWER(LEFT([.C390];1))&amp;RIGHT([.C390];LEN([.C390])-1))">
            <text:p/>
          </table:table-cell>
          <table:table-cell table:number-columns-repeated="249"/>
        </table:table-row>
        <table:table-row table:style-name="ro1">
          <table:table-cell table:number-columns-repeated="2"/>
          <table:table-cell/>
          <table:table-cell table:formula="oooc:=IF([.C391]=&quot;&quot;;&quot;&quot;;LOWER(LEFT([.C391];1))&amp;RIGHT([.C391];LEN([.C391])-1))">
            <text:p/>
          </table:table-cell>
          <table:table-cell table:number-columns-repeated="249"/>
        </table:table-row>
        <table:table-row table:style-name="ro1">
          <table:table-cell table:number-columns-repeated="2"/>
          <table:table-cell/>
          <table:table-cell table:formula="oooc:=IF([.C392]=&quot;&quot;;&quot;&quot;;LOWER(LEFT([.C392];1))&amp;RIGHT([.C392];LEN([.C392])-1))">
            <text:p/>
          </table:table-cell>
          <table:table-cell table:number-columns-repeated="249"/>
        </table:table-row>
        <table:table-row table:style-name="ro1">
          <table:table-cell table:number-columns-repeated="2"/>
          <table:table-cell/>
          <table:table-cell table:formula="oooc:=IF([.C393]=&quot;&quot;;&quot;&quot;;LOWER(LEFT([.C393];1))&amp;RIGHT([.C393];LEN([.C393])-1))">
            <text:p/>
          </table:table-cell>
          <table:table-cell table:number-columns-repeated="249"/>
        </table:table-row>
        <table:table-row table:style-name="ro1">
          <table:table-cell table:number-columns-repeated="2"/>
          <table:table-cell/>
          <table:table-cell table:formula="oooc:=IF([.C394]=&quot;&quot;;&quot;&quot;;LOWER(LEFT([.C394];1))&amp;RIGHT([.C394];LEN([.C394])-1))">
            <text:p/>
          </table:table-cell>
          <table:table-cell table:number-columns-repeated="249"/>
        </table:table-row>
        <table:table-row table:style-name="ro1">
          <table:table-cell table:number-columns-repeated="2"/>
          <table:table-cell/>
          <table:table-cell table:formula="oooc:=IF([.C395]=&quot;&quot;;&quot;&quot;;LOWER(LEFT([.C395];1))&amp;RIGHT([.C395];LEN([.C395])-1))">
            <text:p/>
          </table:table-cell>
          <table:table-cell table:number-columns-repeated="249"/>
        </table:table-row>
        <table:table-row table:style-name="ro1">
          <table:table-cell table:number-columns-repeated="2"/>
          <table:table-cell/>
          <table:table-cell table:formula="oooc:=IF([.C396]=&quot;&quot;;&quot;&quot;;LOWER(LEFT([.C396];1))&amp;RIGHT([.C396];LEN([.C396])-1))">
            <text:p/>
          </table:table-cell>
          <table:table-cell table:number-columns-repeated="249"/>
        </table:table-row>
        <table:table-row table:style-name="ro1">
          <table:table-cell table:number-columns-repeated="2"/>
          <table:table-cell/>
          <table:table-cell table:formula="oooc:=IF([.C397]=&quot;&quot;;&quot;&quot;;LOWER(LEFT([.C397];1))&amp;RIGHT([.C397];LEN([.C397])-1))">
            <text:p/>
          </table:table-cell>
          <table:table-cell table:number-columns-repeated="249"/>
        </table:table-row>
        <table:table-row table:style-name="ro1">
          <table:table-cell table:number-columns-repeated="2"/>
          <table:table-cell/>
          <table:table-cell table:formula="oooc:=IF([.C398]=&quot;&quot;;&quot;&quot;;LOWER(LEFT([.C398];1))&amp;RIGHT([.C398];LEN([.C398])-1))">
            <text:p/>
          </table:table-cell>
          <table:table-cell table:number-columns-repeated="249"/>
        </table:table-row>
        <table:table-row table:style-name="ro1">
          <table:table-cell table:number-columns-repeated="2"/>
          <table:table-cell/>
          <table:table-cell table:formula="oooc:=IF([.C399]=&quot;&quot;;&quot;&quot;;LOWER(LEFT([.C399];1))&amp;RIGHT([.C399];LEN([.C399])-1))">
            <text:p/>
          </table:table-cell>
          <table:table-cell table:number-columns-repeated="249"/>
        </table:table-row>
        <table:table-row table:style-name="ro1">
          <table:table-cell table:number-columns-repeated="2"/>
          <table:table-cell/>
          <table:table-cell table:formula="oooc:=IF([.C400]=&quot;&quot;;&quot;&quot;;LOWER(LEFT([.C400];1))&amp;RIGHT([.C400];LEN([.C400])-1))">
            <text:p/>
          </table:table-cell>
          <table:table-cell table:number-columns-repeated="249"/>
        </table:table-row>
        <table:table-row table:style-name="ro1">
          <table:table-cell table:number-columns-repeated="2"/>
          <table:table-cell/>
          <table:table-cell table:formula="oooc:=IF([.C401]=&quot;&quot;;&quot;&quot;;LOWER(LEFT([.C401];1))&amp;RIGHT([.C401];LEN([.C401])-1))">
            <text:p/>
          </table:table-cell>
          <table:table-cell table:number-columns-repeated="249"/>
        </table:table-row>
        <table:table-row table:style-name="ro1">
          <table:table-cell table:number-columns-repeated="2"/>
          <table:table-cell/>
          <table:table-cell table:formula="oooc:=IF([.C402]=&quot;&quot;;&quot;&quot;;LOWER(LEFT([.C402];1))&amp;RIGHT([.C402];LEN([.C402])-1))">
            <text:p/>
          </table:table-cell>
          <table:table-cell table:number-columns-repeated="249"/>
        </table:table-row>
        <table:table-row table:style-name="ro1">
          <table:table-cell table:number-columns-repeated="2"/>
          <table:table-cell/>
          <table:table-cell table:formula="oooc:=IF([.C403]=&quot;&quot;;&quot;&quot;;LOWER(LEFT([.C403];1))&amp;RIGHT([.C403];LEN([.C403])-1))">
            <text:p/>
          </table:table-cell>
          <table:table-cell table:number-columns-repeated="249"/>
        </table:table-row>
        <table:table-row table:style-name="ro1">
          <table:table-cell table:number-columns-repeated="2"/>
          <table:table-cell/>
          <table:table-cell table:formula="oooc:=IF([.C404]=&quot;&quot;;&quot;&quot;;LOWER(LEFT([.C404];1))&amp;RIGHT([.C404];LEN([.C404])-1))">
            <text:p/>
          </table:table-cell>
          <table:table-cell table:number-columns-repeated="249"/>
        </table:table-row>
        <table:table-row table:style-name="ro1">
          <table:table-cell table:number-columns-repeated="2"/>
          <table:table-cell/>
          <table:table-cell table:formula="oooc:=IF([.C405]=&quot;&quot;;&quot;&quot;;LOWER(LEFT([.C405];1))&amp;RIGHT([.C405];LEN([.C405])-1))">
            <text:p/>
          </table:table-cell>
          <table:table-cell table:number-columns-repeated="249"/>
        </table:table-row>
        <table:table-row table:style-name="ro1">
          <table:table-cell table:number-columns-repeated="2"/>
          <table:table-cell/>
          <table:table-cell table:formula="oooc:=IF([.C406]=&quot;&quot;;&quot;&quot;;LOWER(LEFT([.C406];1))&amp;RIGHT([.C406];LEN([.C406])-1))">
            <text:p/>
          </table:table-cell>
          <table:table-cell table:number-columns-repeated="249"/>
        </table:table-row>
        <table:table-row table:style-name="ro1">
          <table:table-cell table:number-columns-repeated="2"/>
          <table:table-cell/>
          <table:table-cell table:formula="oooc:=IF([.C407]=&quot;&quot;;&quot;&quot;;LOWER(LEFT([.C407];1))&amp;RIGHT([.C407];LEN([.C407])-1))">
            <text:p/>
          </table:table-cell>
          <table:table-cell table:number-columns-repeated="249"/>
        </table:table-row>
        <table:table-row table:style-name="ro1">
          <table:table-cell table:number-columns-repeated="2"/>
          <table:table-cell/>
          <table:table-cell table:formula="oooc:=IF([.C408]=&quot;&quot;;&quot;&quot;;LOWER(LEFT([.C408];1))&amp;RIGHT([.C408];LEN([.C408])-1))">
            <text:p/>
          </table:table-cell>
          <table:table-cell table:number-columns-repeated="249"/>
        </table:table-row>
        <table:table-row table:style-name="ro1">
          <table:table-cell table:number-columns-repeated="2"/>
          <table:table-cell/>
          <table:table-cell table:formula="oooc:=IF([.C409]=&quot;&quot;;&quot;&quot;;LOWER(LEFT([.C409];1))&amp;RIGHT([.C409];LEN([.C409])-1))">
            <text:p/>
          </table:table-cell>
          <table:table-cell table:number-columns-repeated="249"/>
        </table:table-row>
        <table:table-row table:style-name="ro1">
          <table:table-cell table:number-columns-repeated="2"/>
          <table:table-cell/>
          <table:table-cell table:formula="oooc:=IF([.C410]=&quot;&quot;;&quot;&quot;;LOWER(LEFT([.C410];1))&amp;RIGHT([.C410];LEN([.C410])-1))">
            <text:p/>
          </table:table-cell>
          <table:table-cell table:number-columns-repeated="249"/>
        </table:table-row>
        <table:table-row table:style-name="ro1">
          <table:table-cell table:number-columns-repeated="2"/>
          <table:table-cell/>
          <table:table-cell table:formula="oooc:=IF([.C411]=&quot;&quot;;&quot;&quot;;LOWER(LEFT([.C411];1))&amp;RIGHT([.C411];LEN([.C411])-1))">
            <text:p/>
          </table:table-cell>
          <table:table-cell table:number-columns-repeated="249"/>
        </table:table-row>
        <table:table-row table:style-name="ro1">
          <table:table-cell table:number-columns-repeated="2"/>
          <table:table-cell/>
          <table:table-cell table:formula="oooc:=IF([.C412]=&quot;&quot;;&quot;&quot;;LOWER(LEFT([.C412];1))&amp;RIGHT([.C412];LEN([.C412])-1))">
            <text:p/>
          </table:table-cell>
          <table:table-cell table:number-columns-repeated="249"/>
        </table:table-row>
        <table:table-row table:style-name="ro1">
          <table:table-cell table:number-columns-repeated="2"/>
          <table:table-cell/>
          <table:table-cell table:formula="oooc:=IF([.C413]=&quot;&quot;;&quot;&quot;;LOWER(LEFT([.C413];1))&amp;RIGHT([.C413];LEN([.C413])-1))">
            <text:p/>
          </table:table-cell>
          <table:table-cell table:number-columns-repeated="249"/>
        </table:table-row>
        <table:table-row table:style-name="ro1">
          <table:table-cell table:number-columns-repeated="2"/>
          <table:table-cell/>
          <table:table-cell table:formula="oooc:=IF([.C414]=&quot;&quot;;&quot;&quot;;LOWER(LEFT([.C414];1))&amp;RIGHT([.C414];LEN([.C414])-1))">
            <text:p/>
          </table:table-cell>
          <table:table-cell table:number-columns-repeated="249"/>
        </table:table-row>
        <table:table-row table:style-name="ro1">
          <table:table-cell table:number-columns-repeated="2"/>
          <table:table-cell/>
          <table:table-cell table:formula="oooc:=IF([.C415]=&quot;&quot;;&quot;&quot;;LOWER(LEFT([.C415];1))&amp;RIGHT([.C415];LEN([.C415])-1))">
            <text:p/>
          </table:table-cell>
          <table:table-cell table:number-columns-repeated="249"/>
        </table:table-row>
        <table:table-row table:style-name="ro1">
          <table:table-cell table:number-columns-repeated="2"/>
          <table:table-cell/>
          <table:table-cell table:formula="oooc:=IF([.C416]=&quot;&quot;;&quot;&quot;;LOWER(LEFT([.C416];1))&amp;RIGHT([.C416];LEN([.C416])-1))">
            <text:p/>
          </table:table-cell>
          <table:table-cell table:number-columns-repeated="249"/>
        </table:table-row>
        <table:table-row table:style-name="ro1">
          <table:table-cell table:number-columns-repeated="2"/>
          <table:table-cell/>
          <table:table-cell table:formula="oooc:=IF([.C417]=&quot;&quot;;&quot;&quot;;LOWER(LEFT([.C417];1))&amp;RIGHT([.C417];LEN([.C417])-1))">
            <text:p/>
          </table:table-cell>
          <table:table-cell table:number-columns-repeated="249"/>
        </table:table-row>
        <table:table-row table:style-name="ro1">
          <table:table-cell table:number-columns-repeated="2"/>
          <table:table-cell/>
          <table:table-cell table:formula="oooc:=IF([.C418]=&quot;&quot;;&quot;&quot;;LOWER(LEFT([.C418];1))&amp;RIGHT([.C418];LEN([.C418])-1))">
            <text:p/>
          </table:table-cell>
          <table:table-cell table:number-columns-repeated="249"/>
        </table:table-row>
        <table:table-row table:style-name="ro1">
          <table:table-cell table:number-columns-repeated="2"/>
          <table:table-cell/>
          <table:table-cell table:formula="oooc:=IF([.C419]=&quot;&quot;;&quot;&quot;;LOWER(LEFT([.C419];1))&amp;RIGHT([.C419];LEN([.C419])-1))">
            <text:p/>
          </table:table-cell>
          <table:table-cell table:number-columns-repeated="249"/>
        </table:table-row>
        <table:table-row table:style-name="ro1">
          <table:table-cell table:number-columns-repeated="2"/>
          <table:table-cell/>
          <table:table-cell table:formula="oooc:=IF([.C420]=&quot;&quot;;&quot;&quot;;LOWER(LEFT([.C420];1))&amp;RIGHT([.C420];LEN([.C420])-1))">
            <text:p/>
          </table:table-cell>
          <table:table-cell table:number-columns-repeated="249"/>
        </table:table-row>
        <table:table-row table:style-name="ro1">
          <table:table-cell table:number-columns-repeated="2"/>
          <table:table-cell/>
          <table:table-cell table:formula="oooc:=IF([.C421]=&quot;&quot;;&quot;&quot;;LOWER(LEFT([.C421];1))&amp;RIGHT([.C421];LEN([.C421])-1))">
            <text:p/>
          </table:table-cell>
          <table:table-cell table:number-columns-repeated="249"/>
        </table:table-row>
        <table:table-row table:style-name="ro1">
          <table:table-cell table:number-columns-repeated="2"/>
          <table:table-cell/>
          <table:table-cell table:formula="oooc:=IF([.C422]=&quot;&quot;;&quot;&quot;;LOWER(LEFT([.C422];1))&amp;RIGHT([.C422];LEN([.C422])-1))">
            <text:p/>
          </table:table-cell>
          <table:table-cell table:number-columns-repeated="249"/>
        </table:table-row>
        <table:table-row table:style-name="ro1">
          <table:table-cell table:number-columns-repeated="2"/>
          <table:table-cell/>
          <table:table-cell table:formula="oooc:=IF([.C423]=&quot;&quot;;&quot;&quot;;LOWER(LEFT([.C423];1))&amp;RIGHT([.C423];LEN([.C423])-1))">
            <text:p/>
          </table:table-cell>
          <table:table-cell table:number-columns-repeated="249"/>
        </table:table-row>
        <table:table-row table:style-name="ro1">
          <table:table-cell table:number-columns-repeated="2"/>
          <table:table-cell/>
          <table:table-cell table:formula="oooc:=IF([.C424]=&quot;&quot;;&quot;&quot;;LOWER(LEFT([.C424];1))&amp;RIGHT([.C424];LEN([.C424])-1))">
            <text:p/>
          </table:table-cell>
          <table:table-cell table:number-columns-repeated="249"/>
        </table:table-row>
        <table:table-row table:style-name="ro1">
          <table:table-cell table:number-columns-repeated="2"/>
          <table:table-cell/>
          <table:table-cell table:formula="oooc:=IF([.C425]=&quot;&quot;;&quot;&quot;;LOWER(LEFT([.C425];1))&amp;RIGHT([.C425];LEN([.C425])-1))">
            <text:p/>
          </table:table-cell>
          <table:table-cell table:number-columns-repeated="249"/>
        </table:table-row>
        <table:table-row table:style-name="ro1">
          <table:table-cell table:number-columns-repeated="2"/>
          <table:table-cell/>
          <table:table-cell table:formula="oooc:=IF([.C426]=&quot;&quot;;&quot;&quot;;LOWER(LEFT([.C426];1))&amp;RIGHT([.C426];LEN([.C426])-1))">
            <text:p/>
          </table:table-cell>
          <table:table-cell table:number-columns-repeated="249"/>
        </table:table-row>
        <table:table-row table:style-name="ro1">
          <table:table-cell table:number-columns-repeated="2"/>
          <table:table-cell/>
          <table:table-cell table:formula="oooc:=IF([.C427]=&quot;&quot;;&quot;&quot;;LOWER(LEFT([.C427];1))&amp;RIGHT([.C427];LEN([.C427])-1))">
            <text:p/>
          </table:table-cell>
          <table:table-cell table:number-columns-repeated="249"/>
        </table:table-row>
        <table:table-row table:style-name="ro1">
          <table:table-cell table:number-columns-repeated="2"/>
          <table:table-cell/>
          <table:table-cell table:formula="oooc:=IF([.C428]=&quot;&quot;;&quot;&quot;;LOWER(LEFT([.C428];1))&amp;RIGHT([.C428];LEN([.C428])-1))">
            <text:p/>
          </table:table-cell>
          <table:table-cell table:number-columns-repeated="249"/>
        </table:table-row>
        <table:table-row table:style-name="ro1">
          <table:table-cell table:number-columns-repeated="2"/>
          <table:table-cell/>
          <table:table-cell table:formula="oooc:=IF([.C429]=&quot;&quot;;&quot;&quot;;LOWER(LEFT([.C429];1))&amp;RIGHT([.C429];LEN([.C429])-1))">
            <text:p/>
          </table:table-cell>
          <table:table-cell table:number-columns-repeated="249"/>
        </table:table-row>
        <table:table-row table:style-name="ro1">
          <table:table-cell table:number-columns-repeated="2"/>
          <table:table-cell/>
          <table:table-cell table:formula="oooc:=IF([.C430]=&quot;&quot;;&quot;&quot;;LOWER(LEFT([.C430];1))&amp;RIGHT([.C430];LEN([.C430])-1))">
            <text:p/>
          </table:table-cell>
          <table:table-cell table:number-columns-repeated="249"/>
        </table:table-row>
        <table:table-row table:style-name="ro1">
          <table:table-cell table:number-columns-repeated="2"/>
          <table:table-cell/>
          <table:table-cell table:formula="oooc:=IF([.C431]=&quot;&quot;;&quot;&quot;;LOWER(LEFT([.C431];1))&amp;RIGHT([.C431];LEN([.C431])-1))">
            <text:p/>
          </table:table-cell>
          <table:table-cell table:number-columns-repeated="249"/>
        </table:table-row>
        <table:table-row table:style-name="ro1">
          <table:table-cell table:number-columns-repeated="2"/>
          <table:table-cell/>
          <table:table-cell table:formula="oooc:=IF([.C432]=&quot;&quot;;&quot;&quot;;LOWER(LEFT([.C432];1))&amp;RIGHT([.C432];LEN([.C432])-1))">
            <text:p/>
          </table:table-cell>
          <table:table-cell table:number-columns-repeated="249"/>
        </table:table-row>
        <table:table-row table:style-name="ro1">
          <table:table-cell table:number-columns-repeated="2"/>
          <table:table-cell/>
          <table:table-cell table:formula="oooc:=IF([.C433]=&quot;&quot;;&quot;&quot;;LOWER(LEFT([.C433];1))&amp;RIGHT([.C433];LEN([.C433])-1))">
            <text:p/>
          </table:table-cell>
          <table:table-cell table:number-columns-repeated="249"/>
        </table:table-row>
        <table:table-row table:style-name="ro1">
          <table:table-cell table:number-columns-repeated="2"/>
          <table:table-cell/>
          <table:table-cell table:formula="oooc:=IF([.C434]=&quot;&quot;;&quot;&quot;;LOWER(LEFT([.C434];1))&amp;RIGHT([.C434];LEN([.C434])-1))">
            <text:p/>
          </table:table-cell>
          <table:table-cell table:number-columns-repeated="249"/>
        </table:table-row>
        <table:table-row table:style-name="ro1">
          <table:table-cell table:number-columns-repeated="2"/>
          <table:table-cell/>
          <table:table-cell table:formula="oooc:=IF([.C435]=&quot;&quot;;&quot;&quot;;LOWER(LEFT([.C435];1))&amp;RIGHT([.C435];LEN([.C435])-1))">
            <text:p/>
          </table:table-cell>
          <table:table-cell table:number-columns-repeated="249"/>
        </table:table-row>
        <table:table-row table:style-name="ro1">
          <table:table-cell table:number-columns-repeated="2"/>
          <table:table-cell/>
          <table:table-cell table:formula="oooc:=IF([.C436]=&quot;&quot;;&quot;&quot;;LOWER(LEFT([.C436];1))&amp;RIGHT([.C436];LEN([.C436])-1))">
            <text:p/>
          </table:table-cell>
          <table:table-cell table:number-columns-repeated="249"/>
        </table:table-row>
        <table:table-row table:style-name="ro1">
          <table:table-cell table:number-columns-repeated="2"/>
          <table:table-cell/>
          <table:table-cell table:formula="oooc:=IF([.C437]=&quot;&quot;;&quot;&quot;;LOWER(LEFT([.C437];1))&amp;RIGHT([.C437];LEN([.C437])-1))">
            <text:p/>
          </table:table-cell>
          <table:table-cell table:number-columns-repeated="249"/>
        </table:table-row>
        <table:table-row table:style-name="ro1">
          <table:table-cell table:number-columns-repeated="2"/>
          <table:table-cell/>
          <table:table-cell table:formula="oooc:=IF([.C438]=&quot;&quot;;&quot;&quot;;LOWER(LEFT([.C438];1))&amp;RIGHT([.C438];LEN([.C438])-1))">
            <text:p/>
          </table:table-cell>
          <table:table-cell table:number-columns-repeated="249"/>
        </table:table-row>
        <table:table-row table:style-name="ro1">
          <table:table-cell table:number-columns-repeated="2"/>
          <table:table-cell/>
          <table:table-cell table:formula="oooc:=IF([.C439]=&quot;&quot;;&quot;&quot;;LOWER(LEFT([.C439];1))&amp;RIGHT([.C439];LEN([.C439])-1))">
            <text:p/>
          </table:table-cell>
          <table:table-cell table:number-columns-repeated="249"/>
        </table:table-row>
        <table:table-row table:style-name="ro1">
          <table:table-cell table:number-columns-repeated="2"/>
          <table:table-cell/>
          <table:table-cell table:formula="oooc:=IF([.C440]=&quot;&quot;;&quot;&quot;;LOWER(LEFT([.C440];1))&amp;RIGHT([.C440];LEN([.C440])-1))">
            <text:p/>
          </table:table-cell>
          <table:table-cell table:number-columns-repeated="249"/>
        </table:table-row>
        <table:table-row table:style-name="ro1">
          <table:table-cell table:number-columns-repeated="2"/>
          <table:table-cell/>
          <table:table-cell table:formula="oooc:=IF([.C441]=&quot;&quot;;&quot;&quot;;LOWER(LEFT([.C441];1))&amp;RIGHT([.C441];LEN([.C441])-1))">
            <text:p/>
          </table:table-cell>
          <table:table-cell table:number-columns-repeated="249"/>
        </table:table-row>
        <table:table-row table:style-name="ro1">
          <table:table-cell table:number-columns-repeated="2"/>
          <table:table-cell/>
          <table:table-cell table:formula="oooc:=IF([.C442]=&quot;&quot;;&quot;&quot;;LOWER(LEFT([.C442];1))&amp;RIGHT([.C442];LEN([.C442])-1))">
            <text:p/>
          </table:table-cell>
          <table:table-cell table:number-columns-repeated="249"/>
        </table:table-row>
        <table:table-row table:style-name="ro1">
          <table:table-cell table:number-columns-repeated="2"/>
          <table:table-cell/>
          <table:table-cell table:formula="oooc:=IF([.C443]=&quot;&quot;;&quot;&quot;;LOWER(LEFT([.C443];1))&amp;RIGHT([.C443];LEN([.C443])-1))">
            <text:p/>
          </table:table-cell>
          <table:table-cell table:number-columns-repeated="249"/>
        </table:table-row>
        <table:table-row table:style-name="ro1">
          <table:table-cell table:number-columns-repeated="2"/>
          <table:table-cell/>
          <table:table-cell table:formula="oooc:=IF([.C444]=&quot;&quot;;&quot;&quot;;LOWER(LEFT([.C444];1))&amp;RIGHT([.C444];LEN([.C444])-1))">
            <text:p/>
          </table:table-cell>
          <table:table-cell table:number-columns-repeated="249"/>
        </table:table-row>
        <table:table-row table:style-name="ro1">
          <table:table-cell table:number-columns-repeated="2"/>
          <table:table-cell/>
          <table:table-cell table:formula="oooc:=IF([.C445]=&quot;&quot;;&quot;&quot;;LOWER(LEFT([.C445];1))&amp;RIGHT([.C445];LEN([.C445])-1))">
            <text:p/>
          </table:table-cell>
          <table:table-cell table:number-columns-repeated="249"/>
        </table:table-row>
        <table:table-row table:style-name="ro1">
          <table:table-cell table:number-columns-repeated="2"/>
          <table:table-cell/>
          <table:table-cell table:formula="oooc:=IF([.C446]=&quot;&quot;;&quot;&quot;;LOWER(LEFT([.C446];1))&amp;RIGHT([.C446];LEN([.C446])-1))">
            <text:p/>
          </table:table-cell>
          <table:table-cell table:number-columns-repeated="249"/>
        </table:table-row>
        <table:table-row table:style-name="ro1">
          <table:table-cell table:number-columns-repeated="2"/>
          <table:table-cell/>
          <table:table-cell table:formula="oooc:=IF([.C447]=&quot;&quot;;&quot;&quot;;LOWER(LEFT([.C447];1))&amp;RIGHT([.C447];LEN([.C447])-1))">
            <text:p/>
          </table:table-cell>
          <table:table-cell table:number-columns-repeated="249"/>
        </table:table-row>
        <table:table-row table:style-name="ro1">
          <table:table-cell table:number-columns-repeated="2"/>
          <table:table-cell/>
          <table:table-cell table:formula="oooc:=IF([.C448]=&quot;&quot;;&quot;&quot;;LOWER(LEFT([.C448];1))&amp;RIGHT([.C448];LEN([.C448])-1))">
            <text:p/>
          </table:table-cell>
          <table:table-cell table:number-columns-repeated="249"/>
        </table:table-row>
        <table:table-row table:style-name="ro1">
          <table:table-cell table:number-columns-repeated="2"/>
          <table:table-cell/>
          <table:table-cell table:formula="oooc:=IF([.C449]=&quot;&quot;;&quot;&quot;;LOWER(LEFT([.C449];1))&amp;RIGHT([.C449];LEN([.C449])-1))">
            <text:p/>
          </table:table-cell>
          <table:table-cell table:number-columns-repeated="249"/>
        </table:table-row>
        <table:table-row table:style-name="ro1">
          <table:table-cell table:number-columns-repeated="2"/>
          <table:table-cell/>
          <table:table-cell table:formula="oooc:=IF([.C450]=&quot;&quot;;&quot;&quot;;LOWER(LEFT([.C450];1))&amp;RIGHT([.C450];LEN([.C450])-1))">
            <text:p/>
          </table:table-cell>
          <table:table-cell table:number-columns-repeated="249"/>
        </table:table-row>
        <table:table-row table:style-name="ro1">
          <table:table-cell table:number-columns-repeated="2"/>
          <table:table-cell/>
          <table:table-cell table:formula="oooc:=IF([.C451]=&quot;&quot;;&quot;&quot;;LOWER(LEFT([.C451];1))&amp;RIGHT([.C451];LEN([.C451])-1))">
            <text:p/>
          </table:table-cell>
          <table:table-cell table:number-columns-repeated="249"/>
        </table:table-row>
        <table:table-row table:style-name="ro1">
          <table:table-cell table:number-columns-repeated="2"/>
          <table:table-cell/>
          <table:table-cell table:formula="oooc:=IF([.C452]=&quot;&quot;;&quot;&quot;;LOWER(LEFT([.C452];1))&amp;RIGHT([.C452];LEN([.C452])-1))">
            <text:p/>
          </table:table-cell>
          <table:table-cell table:number-columns-repeated="249"/>
        </table:table-row>
        <table:table-row table:style-name="ro1">
          <table:table-cell table:number-columns-repeated="2"/>
          <table:table-cell/>
          <table:table-cell table:formula="oooc:=IF([.C453]=&quot;&quot;;&quot;&quot;;LOWER(LEFT([.C453];1))&amp;RIGHT([.C453];LEN([.C453])-1))">
            <text:p/>
          </table:table-cell>
          <table:table-cell table:number-columns-repeated="249"/>
        </table:table-row>
        <table:table-row table:style-name="ro1">
          <table:table-cell table:number-columns-repeated="2"/>
          <table:table-cell/>
          <table:table-cell table:formula="oooc:=IF([.C454]=&quot;&quot;;&quot;&quot;;LOWER(LEFT([.C454];1))&amp;RIGHT([.C454];LEN([.C454])-1))">
            <text:p/>
          </table:table-cell>
          <table:table-cell table:number-columns-repeated="249"/>
        </table:table-row>
        <table:table-row table:style-name="ro1">
          <table:table-cell table:number-columns-repeated="2"/>
          <table:table-cell/>
          <table:table-cell table:formula="oooc:=IF([.C455]=&quot;&quot;;&quot;&quot;;LOWER(LEFT([.C455];1))&amp;RIGHT([.C455];LEN([.C455])-1))">
            <text:p/>
          </table:table-cell>
          <table:table-cell table:number-columns-repeated="249"/>
        </table:table-row>
        <table:table-row table:style-name="ro1">
          <table:table-cell table:number-columns-repeated="2"/>
          <table:table-cell/>
          <table:table-cell table:formula="oooc:=IF([.C456]=&quot;&quot;;&quot;&quot;;LOWER(LEFT([.C456];1))&amp;RIGHT([.C456];LEN([.C456])-1))">
            <text:p/>
          </table:table-cell>
          <table:table-cell table:number-columns-repeated="249"/>
        </table:table-row>
        <table:table-row table:style-name="ro1">
          <table:table-cell table:number-columns-repeated="2"/>
          <table:table-cell/>
          <table:table-cell table:formula="oooc:=IF([.C457]=&quot;&quot;;&quot;&quot;;LOWER(LEFT([.C457];1))&amp;RIGHT([.C457];LEN([.C457])-1))">
            <text:p/>
          </table:table-cell>
          <table:table-cell table:number-columns-repeated="249"/>
        </table:table-row>
        <table:table-row table:style-name="ro1">
          <table:table-cell table:number-columns-repeated="2"/>
          <table:table-cell/>
          <table:table-cell table:formula="oooc:=IF([.C458]=&quot;&quot;;&quot;&quot;;LOWER(LEFT([.C458];1))&amp;RIGHT([.C458];LEN([.C458])-1))">
            <text:p/>
          </table:table-cell>
          <table:table-cell table:number-columns-repeated="249"/>
        </table:table-row>
        <table:table-row table:style-name="ro1">
          <table:table-cell table:number-columns-repeated="2"/>
          <table:table-cell/>
          <table:table-cell table:formula="oooc:=IF([.C459]=&quot;&quot;;&quot;&quot;;LOWER(LEFT([.C459];1))&amp;RIGHT([.C459];LEN([.C459])-1))">
            <text:p/>
          </table:table-cell>
          <table:table-cell table:number-columns-repeated="249"/>
        </table:table-row>
        <table:table-row table:style-name="ro1">
          <table:table-cell table:number-columns-repeated="2"/>
          <table:table-cell/>
          <table:table-cell table:formula="oooc:=IF([.C460]=&quot;&quot;;&quot;&quot;;LOWER(LEFT([.C460];1))&amp;RIGHT([.C460];LEN([.C460])-1))">
            <text:p/>
          </table:table-cell>
          <table:table-cell table:number-columns-repeated="249"/>
        </table:table-row>
        <table:table-row table:style-name="ro1">
          <table:table-cell table:number-columns-repeated="2"/>
          <table:table-cell/>
          <table:table-cell table:formula="oooc:=IF([.C461]=&quot;&quot;;&quot;&quot;;LOWER(LEFT([.C461];1))&amp;RIGHT([.C461];LEN([.C461])-1))">
            <text:p/>
          </table:table-cell>
          <table:table-cell table:number-columns-repeated="249"/>
        </table:table-row>
        <table:table-row table:style-name="ro1">
          <table:table-cell table:number-columns-repeated="2"/>
          <table:table-cell/>
          <table:table-cell table:formula="oooc:=IF([.C462]=&quot;&quot;;&quot;&quot;;LOWER(LEFT([.C462];1))&amp;RIGHT([.C462];LEN([.C462])-1))">
            <text:p/>
          </table:table-cell>
          <table:table-cell table:number-columns-repeated="249"/>
        </table:table-row>
        <table:table-row table:style-name="ro1">
          <table:table-cell table:number-columns-repeated="2"/>
          <table:table-cell/>
          <table:table-cell table:formula="oooc:=IF([.C463]=&quot;&quot;;&quot;&quot;;LOWER(LEFT([.C463];1))&amp;RIGHT([.C463];LEN([.C463])-1))">
            <text:p/>
          </table:table-cell>
          <table:table-cell table:number-columns-repeated="249"/>
        </table:table-row>
        <table:table-row table:style-name="ro1">
          <table:table-cell table:number-columns-repeated="2"/>
          <table:table-cell/>
          <table:table-cell table:formula="oooc:=IF([.C464]=&quot;&quot;;&quot;&quot;;LOWER(LEFT([.C464];1))&amp;RIGHT([.C464];LEN([.C464])-1))">
            <text:p/>
          </table:table-cell>
          <table:table-cell table:number-columns-repeated="249"/>
        </table:table-row>
        <table:table-row table:style-name="ro1">
          <table:table-cell table:number-columns-repeated="2"/>
          <table:table-cell/>
          <table:table-cell table:formula="oooc:=IF([.C465]=&quot;&quot;;&quot;&quot;;LOWER(LEFT([.C465];1))&amp;RIGHT([.C465];LEN([.C465])-1))">
            <text:p/>
          </table:table-cell>
          <table:table-cell table:number-columns-repeated="249"/>
        </table:table-row>
        <table:table-row table:style-name="ro1">
          <table:table-cell table:number-columns-repeated="2"/>
          <table:table-cell/>
          <table:table-cell table:formula="oooc:=IF([.C466]=&quot;&quot;;&quot;&quot;;LOWER(LEFT([.C466];1))&amp;RIGHT([.C466];LEN([.C466])-1))">
            <text:p/>
          </table:table-cell>
          <table:table-cell table:number-columns-repeated="249"/>
        </table:table-row>
        <table:table-row table:style-name="ro1">
          <table:table-cell table:number-columns-repeated="2"/>
          <table:table-cell/>
          <table:table-cell table:formula="oooc:=IF([.C467]=&quot;&quot;;&quot;&quot;;LOWER(LEFT([.C467];1))&amp;RIGHT([.C467];LEN([.C467])-1))">
            <text:p/>
          </table:table-cell>
          <table:table-cell table:number-columns-repeated="249"/>
        </table:table-row>
        <table:table-row table:style-name="ro1">
          <table:table-cell table:number-columns-repeated="2"/>
          <table:table-cell/>
          <table:table-cell table:formula="oooc:=IF([.C468]=&quot;&quot;;&quot;&quot;;LOWER(LEFT([.C468];1))&amp;RIGHT([.C468];LEN([.C468])-1))">
            <text:p/>
          </table:table-cell>
          <table:table-cell table:number-columns-repeated="249"/>
        </table:table-row>
        <table:table-row table:style-name="ro1">
          <table:table-cell table:number-columns-repeated="2"/>
          <table:table-cell/>
          <table:table-cell table:formula="oooc:=IF([.C469]=&quot;&quot;;&quot;&quot;;LOWER(LEFT([.C469];1))&amp;RIGHT([.C469];LEN([.C469])-1))">
            <text:p/>
          </table:table-cell>
          <table:table-cell table:number-columns-repeated="249"/>
        </table:table-row>
        <table:table-row table:style-name="ro1">
          <table:table-cell table:number-columns-repeated="2"/>
          <table:table-cell/>
          <table:table-cell table:formula="oooc:=IF([.C470]=&quot;&quot;;&quot;&quot;;LOWER(LEFT([.C470];1))&amp;RIGHT([.C470];LEN([.C470])-1))">
            <text:p/>
          </table:table-cell>
          <table:table-cell table:number-columns-repeated="249"/>
        </table:table-row>
        <table:table-row table:style-name="ro1">
          <table:table-cell table:number-columns-repeated="2"/>
          <table:table-cell/>
          <table:table-cell table:formula="oooc:=IF([.C471]=&quot;&quot;;&quot;&quot;;LOWER(LEFT([.C471];1))&amp;RIGHT([.C471];LEN([.C471])-1))">
            <text:p/>
          </table:table-cell>
          <table:table-cell table:number-columns-repeated="249"/>
        </table:table-row>
        <table:table-row table:style-name="ro1">
          <table:table-cell table:number-columns-repeated="2"/>
          <table:table-cell/>
          <table:table-cell table:formula="oooc:=IF([.C472]=&quot;&quot;;&quot;&quot;;LOWER(LEFT([.C472];1))&amp;RIGHT([.C472];LEN([.C472])-1))">
            <text:p/>
          </table:table-cell>
          <table:table-cell table:number-columns-repeated="249"/>
        </table:table-row>
        <table:table-row table:style-name="ro1">
          <table:table-cell table:number-columns-repeated="2"/>
          <table:table-cell/>
          <table:table-cell table:formula="oooc:=IF([.C473]=&quot;&quot;;&quot;&quot;;LOWER(LEFT([.C473];1))&amp;RIGHT([.C473];LEN([.C473])-1))">
            <text:p/>
          </table:table-cell>
          <table:table-cell table:number-columns-repeated="249"/>
        </table:table-row>
        <table:table-row table:style-name="ro1">
          <table:table-cell table:number-columns-repeated="2"/>
          <table:table-cell/>
          <table:table-cell table:formula="oooc:=IF([.C474]=&quot;&quot;;&quot;&quot;;LOWER(LEFT([.C474];1))&amp;RIGHT([.C474];LEN([.C474])-1))">
            <text:p/>
          </table:table-cell>
          <table:table-cell table:number-columns-repeated="249"/>
        </table:table-row>
        <table:table-row table:style-name="ro1">
          <table:table-cell table:number-columns-repeated="2"/>
          <table:table-cell/>
          <table:table-cell table:formula="oooc:=IF([.C475]=&quot;&quot;;&quot;&quot;;LOWER(LEFT([.C475];1))&amp;RIGHT([.C475];LEN([.C475])-1))">
            <text:p/>
          </table:table-cell>
          <table:table-cell table:number-columns-repeated="249"/>
        </table:table-row>
        <table:table-row table:style-name="ro1">
          <table:table-cell table:number-columns-repeated="2"/>
          <table:table-cell/>
          <table:table-cell table:formula="oooc:=IF([.C476]=&quot;&quot;;&quot;&quot;;LOWER(LEFT([.C476];1))&amp;RIGHT([.C476];LEN([.C476])-1))">
            <text:p/>
          </table:table-cell>
          <table:table-cell table:number-columns-repeated="249"/>
        </table:table-row>
        <table:table-row table:style-name="ro1">
          <table:table-cell table:number-columns-repeated="2"/>
          <table:table-cell/>
          <table:table-cell table:formula="oooc:=IF([.C477]=&quot;&quot;;&quot;&quot;;LOWER(LEFT([.C477];1))&amp;RIGHT([.C477];LEN([.C477])-1))">
            <text:p/>
          </table:table-cell>
          <table:table-cell table:number-columns-repeated="249"/>
        </table:table-row>
        <table:table-row table:style-name="ro1">
          <table:table-cell table:number-columns-repeated="2"/>
          <table:table-cell/>
          <table:table-cell table:formula="oooc:=IF([.C478]=&quot;&quot;;&quot;&quot;;LOWER(LEFT([.C478];1))&amp;RIGHT([.C478];LEN([.C478])-1))">
            <text:p/>
          </table:table-cell>
          <table:table-cell table:number-columns-repeated="249"/>
        </table:table-row>
        <table:table-row table:style-name="ro1">
          <table:table-cell table:number-columns-repeated="2"/>
          <table:table-cell/>
          <table:table-cell table:formula="oooc:=IF([.C479]=&quot;&quot;;&quot;&quot;;LOWER(LEFT([.C479];1))&amp;RIGHT([.C479];LEN([.C479])-1))">
            <text:p/>
          </table:table-cell>
          <table:table-cell table:number-columns-repeated="249"/>
        </table:table-row>
        <table:table-row table:style-name="ro1">
          <table:table-cell table:number-columns-repeated="2"/>
          <table:table-cell/>
          <table:table-cell table:formula="oooc:=IF([.C480]=&quot;&quot;;&quot;&quot;;LOWER(LEFT([.C480];1))&amp;RIGHT([.C480];LEN([.C480])-1))">
            <text:p/>
          </table:table-cell>
          <table:table-cell table:number-columns-repeated="249"/>
        </table:table-row>
        <table:table-row table:style-name="ro1">
          <table:table-cell table:number-columns-repeated="2"/>
          <table:table-cell/>
          <table:table-cell table:formula="oooc:=IF([.C481]=&quot;&quot;;&quot;&quot;;LOWER(LEFT([.C481];1))&amp;RIGHT([.C481];LEN([.C481])-1))">
            <text:p/>
          </table:table-cell>
          <table:table-cell table:number-columns-repeated="249"/>
        </table:table-row>
        <table:table-row table:style-name="ro1">
          <table:table-cell table:number-columns-repeated="2"/>
          <table:table-cell/>
          <table:table-cell table:formula="oooc:=IF([.C482]=&quot;&quot;;&quot;&quot;;LOWER(LEFT([.C482];1))&amp;RIGHT([.C482];LEN([.C482])-1))">
            <text:p/>
          </table:table-cell>
          <table:table-cell table:number-columns-repeated="249"/>
        </table:table-row>
        <table:table-row table:style-name="ro1">
          <table:table-cell table:number-columns-repeated="2"/>
          <table:table-cell/>
          <table:table-cell table:formula="oooc:=IF([.C483]=&quot;&quot;;&quot;&quot;;LOWER(LEFT([.C483];1))&amp;RIGHT([.C483];LEN([.C483])-1))">
            <text:p/>
          </table:table-cell>
          <table:table-cell table:number-columns-repeated="249"/>
        </table:table-row>
        <table:table-row table:style-name="ro1">
          <table:table-cell table:number-columns-repeated="2"/>
          <table:table-cell/>
          <table:table-cell table:formula="oooc:=IF([.C484]=&quot;&quot;;&quot;&quot;;LOWER(LEFT([.C484];1))&amp;RIGHT([.C484];LEN([.C484])-1))">
            <text:p/>
          </table:table-cell>
          <table:table-cell table:number-columns-repeated="249"/>
        </table:table-row>
        <table:table-row table:style-name="ro1">
          <table:table-cell table:number-columns-repeated="2"/>
          <table:table-cell/>
          <table:table-cell table:formula="oooc:=IF([.C485]=&quot;&quot;;&quot;&quot;;LOWER(LEFT([.C485];1))&amp;RIGHT([.C485];LEN([.C485])-1))">
            <text:p/>
          </table:table-cell>
          <table:table-cell table:number-columns-repeated="249"/>
        </table:table-row>
        <table:table-row table:style-name="ro1">
          <table:table-cell table:number-columns-repeated="2"/>
          <table:table-cell/>
          <table:table-cell table:formula="oooc:=IF([.C486]=&quot;&quot;;&quot;&quot;;LOWER(LEFT([.C486];1))&amp;RIGHT([.C486];LEN([.C486])-1))">
            <text:p/>
          </table:table-cell>
          <table:table-cell table:number-columns-repeated="249"/>
        </table:table-row>
        <table:table-row table:style-name="ro1">
          <table:table-cell table:number-columns-repeated="2"/>
          <table:table-cell/>
          <table:table-cell table:formula="oooc:=IF([.C487]=&quot;&quot;;&quot;&quot;;LOWER(LEFT([.C487];1))&amp;RIGHT([.C487];LEN([.C487])-1))">
            <text:p/>
          </table:table-cell>
          <table:table-cell table:number-columns-repeated="249"/>
        </table:table-row>
        <table:table-row table:style-name="ro1">
          <table:table-cell table:number-columns-repeated="2"/>
          <table:table-cell/>
          <table:table-cell table:formula="oooc:=IF([.C488]=&quot;&quot;;&quot;&quot;;LOWER(LEFT([.C488];1))&amp;RIGHT([.C488];LEN([.C488])-1))">
            <text:p/>
          </table:table-cell>
          <table:table-cell table:number-columns-repeated="249"/>
        </table:table-row>
        <table:table-row table:style-name="ro1">
          <table:table-cell table:number-columns-repeated="2"/>
          <table:table-cell/>
          <table:table-cell table:formula="oooc:=IF([.C489]=&quot;&quot;;&quot;&quot;;LOWER(LEFT([.C489];1))&amp;RIGHT([.C489];LEN([.C489])-1))">
            <text:p/>
          </table:table-cell>
          <table:table-cell table:number-columns-repeated="249"/>
        </table:table-row>
        <table:table-row table:style-name="ro1">
          <table:table-cell table:number-columns-repeated="2"/>
          <table:table-cell/>
          <table:table-cell table:formula="oooc:=IF([.C490]=&quot;&quot;;&quot;&quot;;LOWER(LEFT([.C490];1))&amp;RIGHT([.C490];LEN([.C490])-1))">
            <text:p/>
          </table:table-cell>
          <table:table-cell table:number-columns-repeated="249"/>
        </table:table-row>
        <table:table-row table:style-name="ro1">
          <table:table-cell table:number-columns-repeated="2"/>
          <table:table-cell/>
          <table:table-cell table:formula="oooc:=IF([.C491]=&quot;&quot;;&quot;&quot;;LOWER(LEFT([.C491];1))&amp;RIGHT([.C491];LEN([.C491])-1))">
            <text:p/>
          </table:table-cell>
          <table:table-cell table:number-columns-repeated="249"/>
        </table:table-row>
        <table:table-row table:style-name="ro1">
          <table:table-cell table:number-columns-repeated="2"/>
          <table:table-cell/>
          <table:table-cell table:formula="oooc:=IF([.C492]=&quot;&quot;;&quot;&quot;;LOWER(LEFT([.C492];1))&amp;RIGHT([.C492];LEN([.C492])-1))">
            <text:p/>
          </table:table-cell>
          <table:table-cell table:number-columns-repeated="249"/>
        </table:table-row>
        <table:table-row table:style-name="ro1">
          <table:table-cell table:number-columns-repeated="2"/>
          <table:table-cell/>
          <table:table-cell table:formula="oooc:=IF([.C493]=&quot;&quot;;&quot;&quot;;LOWER(LEFT([.C493];1))&amp;RIGHT([.C493];LEN([.C493])-1))">
            <text:p/>
          </table:table-cell>
          <table:table-cell table:number-columns-repeated="249"/>
        </table:table-row>
        <table:table-row table:style-name="ro1">
          <table:table-cell table:number-columns-repeated="2"/>
          <table:table-cell/>
          <table:table-cell table:formula="oooc:=IF([.C494]=&quot;&quot;;&quot;&quot;;LOWER(LEFT([.C494];1))&amp;RIGHT([.C494];LEN([.C494])-1))">
            <text:p/>
          </table:table-cell>
          <table:table-cell table:number-columns-repeated="249"/>
        </table:table-row>
        <table:table-row table:style-name="ro1">
          <table:table-cell table:number-columns-repeated="2"/>
          <table:table-cell/>
          <table:table-cell table:formula="oooc:=IF([.C495]=&quot;&quot;;&quot;&quot;;LOWER(LEFT([.C495];1))&amp;RIGHT([.C495];LEN([.C495])-1))">
            <text:p/>
          </table:table-cell>
          <table:table-cell table:number-columns-repeated="249"/>
        </table:table-row>
        <table:table-row table:style-name="ro1">
          <table:table-cell table:number-columns-repeated="2"/>
          <table:table-cell/>
          <table:table-cell table:formula="oooc:=IF([.C496]=&quot;&quot;;&quot;&quot;;LOWER(LEFT([.C496];1))&amp;RIGHT([.C496];LEN([.C496])-1))">
            <text:p/>
          </table:table-cell>
          <table:table-cell table:number-columns-repeated="249"/>
        </table:table-row>
        <table:table-row table:style-name="ro1">
          <table:table-cell table:number-columns-repeated="2"/>
          <table:table-cell/>
          <table:table-cell table:formula="oooc:=IF([.C497]=&quot;&quot;;&quot;&quot;;LOWER(LEFT([.C497];1))&amp;RIGHT([.C497];LEN([.C497])-1))">
            <text:p/>
          </table:table-cell>
          <table:table-cell table:number-columns-repeated="249"/>
        </table:table-row>
        <table:table-row table:style-name="ro1">
          <table:table-cell table:number-columns-repeated="2"/>
          <table:table-cell/>
          <table:table-cell table:formula="oooc:=IF([.C498]=&quot;&quot;;&quot;&quot;;LOWER(LEFT([.C498];1))&amp;RIGHT([.C498];LEN([.C498])-1))">
            <text:p/>
          </table:table-cell>
          <table:table-cell table:number-columns-repeated="249"/>
        </table:table-row>
        <table:table-row table:style-name="ro1">
          <table:table-cell table:number-columns-repeated="2"/>
          <table:table-cell/>
          <table:table-cell table:formula="oooc:=IF([.C499]=&quot;&quot;;&quot;&quot;;LOWER(LEFT([.C499];1))&amp;RIGHT([.C499];LEN([.C499])-1))">
            <text:p/>
          </table:table-cell>
          <table:table-cell table:number-columns-repeated="249"/>
        </table:table-row>
        <table:table-row table:style-name="ro1">
          <table:table-cell table:number-columns-repeated="2"/>
          <table:table-cell/>
          <table:table-cell table:formula="oooc:=IF([.C500]=&quot;&quot;;&quot;&quot;;LOWER(LEFT([.C500];1))&amp;RIGHT([.C500];LEN([.C500])-1))">
            <text:p/>
          </table:table-cell>
          <table:table-cell table:number-columns-repeated="249"/>
        </table:table-row>
        <table:table-row table:style-name="ro1">
          <table:table-cell table:number-columns-repeated="2"/>
          <table:table-cell/>
          <table:table-cell table:formula="oooc:=IF([.C501]=&quot;&quot;;&quot;&quot;;LOWER(LEFT([.C501];1))&amp;RIGHT([.C501];LEN([.C501])-1))">
            <text:p/>
          </table:table-cell>
          <table:table-cell table:number-columns-repeated="249"/>
        </table:table-row>
        <table:table-row table:style-name="ro1">
          <table:table-cell table:number-columns-repeated="2"/>
          <table:table-cell/>
          <table:table-cell table:formula="oooc:=IF([.C502]=&quot;&quot;;&quot;&quot;;LOWER(LEFT([.C502];1))&amp;RIGHT([.C502];LEN([.C502])-1))">
            <text:p/>
          </table:table-cell>
          <table:table-cell table:number-columns-repeated="249"/>
        </table:table-row>
        <table:table-row table:style-name="ro1">
          <table:table-cell table:number-columns-repeated="2"/>
          <table:table-cell/>
          <table:table-cell table:formula="oooc:=IF([.C503]=&quot;&quot;;&quot;&quot;;LOWER(LEFT([.C503];1))&amp;RIGHT([.C503];LEN([.C503])-1))">
            <text:p/>
          </table:table-cell>
          <table:table-cell table:number-columns-repeated="249"/>
        </table:table-row>
        <table:table-row table:style-name="ro1">
          <table:table-cell table:number-columns-repeated="2"/>
          <table:table-cell/>
          <table:table-cell table:formula="oooc:=IF([.C504]=&quot;&quot;;&quot;&quot;;LOWER(LEFT([.C504];1))&amp;RIGHT([.C504];LEN([.C504])-1))">
            <text:p/>
          </table:table-cell>
          <table:table-cell table:number-columns-repeated="249"/>
        </table:table-row>
        <table:table-row table:style-name="ro1">
          <table:table-cell table:number-columns-repeated="2"/>
          <table:table-cell/>
          <table:table-cell table:formula="oooc:=IF([.C505]=&quot;&quot;;&quot;&quot;;LOWER(LEFT([.C505];1))&amp;RIGHT([.C505];LEN([.C505])-1))">
            <text:p/>
          </table:table-cell>
          <table:table-cell table:number-columns-repeated="249"/>
        </table:table-row>
        <table:table-row table:style-name="ro1">
          <table:table-cell table:number-columns-repeated="2"/>
          <table:table-cell/>
          <table:table-cell table:formula="oooc:=IF([.C506]=&quot;&quot;;&quot;&quot;;LOWER(LEFT([.C506];1))&amp;RIGHT([.C506];LEN([.C506])-1))">
            <text:p/>
          </table:table-cell>
          <table:table-cell table:number-columns-repeated="249"/>
        </table:table-row>
        <table:table-row table:style-name="ro1">
          <table:table-cell table:number-columns-repeated="2"/>
          <table:table-cell/>
          <table:table-cell table:formula="oooc:=IF([.C507]=&quot;&quot;;&quot;&quot;;LOWER(LEFT([.C507];1))&amp;RIGHT([.C507];LEN([.C507])-1))">
            <text:p/>
          </table:table-cell>
          <table:table-cell table:number-columns-repeated="249"/>
        </table:table-row>
        <table:table-row table:style-name="ro1">
          <table:table-cell table:number-columns-repeated="2"/>
          <table:table-cell/>
          <table:table-cell table:formula="oooc:=IF([.C508]=&quot;&quot;;&quot;&quot;;LOWER(LEFT([.C508];1))&amp;RIGHT([.C508];LEN([.C508])-1))">
            <text:p/>
          </table:table-cell>
          <table:table-cell table:number-columns-repeated="249"/>
        </table:table-row>
        <table:table-row table:style-name="ro1">
          <table:table-cell table:number-columns-repeated="2"/>
          <table:table-cell/>
          <table:table-cell table:formula="oooc:=IF([.C509]=&quot;&quot;;&quot;&quot;;LOWER(LEFT([.C509];1))&amp;RIGHT([.C509];LEN([.C509])-1))">
            <text:p/>
          </table:table-cell>
          <table:table-cell table:number-columns-repeated="249"/>
        </table:table-row>
        <table:table-row table:style-name="ro1">
          <table:table-cell table:number-columns-repeated="2"/>
          <table:table-cell/>
          <table:table-cell table:formula="oooc:=IF([.C510]=&quot;&quot;;&quot;&quot;;LOWER(LEFT([.C510];1))&amp;RIGHT([.C510];LEN([.C510])-1))">
            <text:p/>
          </table:table-cell>
          <table:table-cell table:number-columns-repeated="249"/>
        </table:table-row>
        <table:table-row table:style-name="ro1">
          <table:table-cell table:number-columns-repeated="2"/>
          <table:table-cell/>
          <table:table-cell table:formula="oooc:=IF([.C511]=&quot;&quot;;&quot;&quot;;LOWER(LEFT([.C511];1))&amp;RIGHT([.C511];LEN([.C511])-1))">
            <text:p/>
          </table:table-cell>
          <table:table-cell table:number-columns-repeated="249"/>
        </table:table-row>
        <table:table-row table:style-name="ro1">
          <table:table-cell table:number-columns-repeated="2"/>
          <table:table-cell/>
          <table:table-cell table:formula="oooc:=IF([.C512]=&quot;&quot;;&quot;&quot;;LOWER(LEFT([.C512];1))&amp;RIGHT([.C512];LEN([.C512])-1))">
            <text:p/>
          </table:table-cell>
          <table:table-cell table:number-columns-repeated="249"/>
        </table:table-row>
        <table:table-row table:style-name="ro1">
          <table:table-cell table:number-columns-repeated="2"/>
          <table:table-cell/>
          <table:table-cell table:formula="oooc:=IF([.C513]=&quot;&quot;;&quot;&quot;;LOWER(LEFT([.C513];1))&amp;RIGHT([.C513];LEN([.C513])-1))">
            <text:p/>
          </table:table-cell>
          <table:table-cell table:number-columns-repeated="249"/>
        </table:table-row>
        <table:table-row table:style-name="ro1">
          <table:table-cell table:number-columns-repeated="2"/>
          <table:table-cell/>
          <table:table-cell table:formula="oooc:=IF([.C514]=&quot;&quot;;&quot;&quot;;LOWER(LEFT([.C514];1))&amp;RIGHT([.C514];LEN([.C514])-1))">
            <text:p/>
          </table:table-cell>
          <table:table-cell table:number-columns-repeated="249"/>
        </table:table-row>
        <table:table-row table:style-name="ro1">
          <table:table-cell table:number-columns-repeated="2"/>
          <table:table-cell/>
          <table:table-cell table:formula="oooc:=IF([.C515]=&quot;&quot;;&quot;&quot;;LOWER(LEFT([.C515];1))&amp;RIGHT([.C515];LEN([.C515])-1))">
            <text:p/>
          </table:table-cell>
          <table:table-cell table:number-columns-repeated="249"/>
        </table:table-row>
        <table:table-row table:style-name="ro1">
          <table:table-cell table:number-columns-repeated="2"/>
          <table:table-cell/>
          <table:table-cell table:formula="oooc:=IF([.C516]=&quot;&quot;;&quot;&quot;;LOWER(LEFT([.C516];1))&amp;RIGHT([.C516];LEN([.C516])-1))">
            <text:p/>
          </table:table-cell>
          <table:table-cell table:number-columns-repeated="249"/>
        </table:table-row>
        <table:table-row table:style-name="ro1">
          <table:table-cell table:number-columns-repeated="2"/>
          <table:table-cell/>
          <table:table-cell table:formula="oooc:=IF([.C517]=&quot;&quot;;&quot;&quot;;LOWER(LEFT([.C517];1))&amp;RIGHT([.C517];LEN([.C517])-1))">
            <text:p/>
          </table:table-cell>
          <table:table-cell table:number-columns-repeated="249"/>
        </table:table-row>
        <table:table-row table:style-name="ro1">
          <table:table-cell table:number-columns-repeated="2"/>
          <table:table-cell/>
          <table:table-cell table:formula="oooc:=IF([.C518]=&quot;&quot;;&quot;&quot;;LOWER(LEFT([.C518];1))&amp;RIGHT([.C518];LEN([.C518])-1))">
            <text:p/>
          </table:table-cell>
          <table:table-cell table:number-columns-repeated="249"/>
        </table:table-row>
        <table:table-row table:style-name="ro1">
          <table:table-cell table:number-columns-repeated="2"/>
          <table:table-cell/>
          <table:table-cell table:formula="oooc:=IF([.C519]=&quot;&quot;;&quot;&quot;;LOWER(LEFT([.C519];1))&amp;RIGHT([.C519];LEN([.C519])-1))">
            <text:p/>
          </table:table-cell>
          <table:table-cell table:number-columns-repeated="249"/>
        </table:table-row>
        <table:table-row table:style-name="ro1">
          <table:table-cell table:number-columns-repeated="2"/>
          <table:table-cell/>
          <table:table-cell table:formula="oooc:=IF([.C520]=&quot;&quot;;&quot;&quot;;LOWER(LEFT([.C520];1))&amp;RIGHT([.C520];LEN([.C520])-1))">
            <text:p/>
          </table:table-cell>
          <table:table-cell table:number-columns-repeated="249"/>
        </table:table-row>
        <table:table-row table:style-name="ro1">
          <table:table-cell table:number-columns-repeated="2"/>
          <table:table-cell/>
          <table:table-cell table:formula="oooc:=IF([.C521]=&quot;&quot;;&quot;&quot;;LOWER(LEFT([.C521];1))&amp;RIGHT([.C521];LEN([.C521])-1))">
            <text:p/>
          </table:table-cell>
          <table:table-cell table:number-columns-repeated="249"/>
        </table:table-row>
        <table:table-row table:style-name="ro1">
          <table:table-cell table:number-columns-repeated="2"/>
          <table:table-cell/>
          <table:table-cell table:formula="oooc:=IF([.C522]=&quot;&quot;;&quot;&quot;;LOWER(LEFT([.C522];1))&amp;RIGHT([.C522];LEN([.C522])-1))">
            <text:p/>
          </table:table-cell>
          <table:table-cell table:number-columns-repeated="249"/>
        </table:table-row>
        <table:table-row table:style-name="ro1">
          <table:table-cell table:number-columns-repeated="2"/>
          <table:table-cell/>
          <table:table-cell table:formula="oooc:=IF([.C523]=&quot;&quot;;&quot;&quot;;LOWER(LEFT([.C523];1))&amp;RIGHT([.C523];LEN([.C523])-1))">
            <text:p/>
          </table:table-cell>
          <table:table-cell table:number-columns-repeated="249"/>
        </table:table-row>
        <table:table-row table:style-name="ro1">
          <table:table-cell table:number-columns-repeated="2"/>
          <table:table-cell/>
          <table:table-cell table:formula="oooc:=IF([.C524]=&quot;&quot;;&quot;&quot;;LOWER(LEFT([.C524];1))&amp;RIGHT([.C524];LEN([.C524])-1))">
            <text:p/>
          </table:table-cell>
          <table:table-cell table:number-columns-repeated="249"/>
        </table:table-row>
        <table:table-row table:style-name="ro1">
          <table:table-cell table:number-columns-repeated="2"/>
          <table:table-cell/>
          <table:table-cell table:formula="oooc:=IF([.C525]=&quot;&quot;;&quot;&quot;;LOWER(LEFT([.C525];1))&amp;RIGHT([.C525];LEN([.C525])-1))">
            <text:p/>
          </table:table-cell>
          <table:table-cell table:number-columns-repeated="249"/>
        </table:table-row>
        <table:table-row table:style-name="ro1">
          <table:table-cell table:number-columns-repeated="2"/>
          <table:table-cell/>
          <table:table-cell table:formula="oooc:=IF([.C526]=&quot;&quot;;&quot;&quot;;LOWER(LEFT([.C526];1))&amp;RIGHT([.C526];LEN([.C526])-1))">
            <text:p/>
          </table:table-cell>
          <table:table-cell table:number-columns-repeated="249"/>
        </table:table-row>
        <table:table-row table:style-name="ro1">
          <table:table-cell table:number-columns-repeated="2"/>
          <table:table-cell/>
          <table:table-cell table:formula="oooc:=IF([.C527]=&quot;&quot;;&quot;&quot;;LOWER(LEFT([.C527];1))&amp;RIGHT([.C527];LEN([.C527])-1))">
            <text:p/>
          </table:table-cell>
          <table:table-cell table:number-columns-repeated="249"/>
        </table:table-row>
        <table:table-row table:style-name="ro1">
          <table:table-cell table:number-columns-repeated="2"/>
          <table:table-cell/>
          <table:table-cell table:formula="oooc:=IF([.C528]=&quot;&quot;;&quot;&quot;;LOWER(LEFT([.C528];1))&amp;RIGHT([.C528];LEN([.C528])-1))">
            <text:p/>
          </table:table-cell>
          <table:table-cell table:number-columns-repeated="249"/>
        </table:table-row>
        <table:table-row table:style-name="ro1">
          <table:table-cell table:number-columns-repeated="2"/>
          <table:table-cell/>
          <table:table-cell table:formula="oooc:=IF([.C529]=&quot;&quot;;&quot;&quot;;LOWER(LEFT([.C529];1))&amp;RIGHT([.C529];LEN([.C529])-1))">
            <text:p/>
          </table:table-cell>
          <table:table-cell table:number-columns-repeated="249"/>
        </table:table-row>
        <table:table-row table:style-name="ro1">
          <table:table-cell table:number-columns-repeated="2"/>
          <table:table-cell/>
          <table:table-cell table:formula="oooc:=IF([.C530]=&quot;&quot;;&quot;&quot;;LOWER(LEFT([.C530];1))&amp;RIGHT([.C530];LEN([.C530])-1))">
            <text:p/>
          </table:table-cell>
          <table:table-cell table:number-columns-repeated="249"/>
        </table:table-row>
        <table:table-row table:style-name="ro1">
          <table:table-cell table:number-columns-repeated="2"/>
          <table:table-cell/>
          <table:table-cell table:formula="oooc:=IF([.C531]=&quot;&quot;;&quot;&quot;;LOWER(LEFT([.C531];1))&amp;RIGHT([.C531];LEN([.C531])-1))">
            <text:p/>
          </table:table-cell>
          <table:table-cell table:number-columns-repeated="249"/>
        </table:table-row>
        <table:table-row table:style-name="ro1">
          <table:table-cell table:number-columns-repeated="2"/>
          <table:table-cell/>
          <table:table-cell table:formula="oooc:=IF([.C532]=&quot;&quot;;&quot;&quot;;LOWER(LEFT([.C532];1))&amp;RIGHT([.C532];LEN([.C532])-1))">
            <text:p/>
          </table:table-cell>
          <table:table-cell table:number-columns-repeated="249"/>
        </table:table-row>
        <table:table-row table:style-name="ro1">
          <table:table-cell table:number-columns-repeated="2"/>
          <table:table-cell/>
          <table:table-cell table:formula="oooc:=IF([.C533]=&quot;&quot;;&quot;&quot;;LOWER(LEFT([.C533];1))&amp;RIGHT([.C533];LEN([.C533])-1))">
            <text:p/>
          </table:table-cell>
          <table:table-cell table:number-columns-repeated="249"/>
        </table:table-row>
        <table:table-row table:style-name="ro1">
          <table:table-cell table:number-columns-repeated="2"/>
          <table:table-cell/>
          <table:table-cell table:formula="oooc:=IF([.C534]=&quot;&quot;;&quot;&quot;;LOWER(LEFT([.C534];1))&amp;RIGHT([.C534];LEN([.C534])-1))">
            <text:p/>
          </table:table-cell>
          <table:table-cell table:number-columns-repeated="249"/>
        </table:table-row>
        <table:table-row table:style-name="ro1">
          <table:table-cell table:number-columns-repeated="2"/>
          <table:table-cell/>
          <table:table-cell table:formula="oooc:=IF([.C535]=&quot;&quot;;&quot;&quot;;LOWER(LEFT([.C535];1))&amp;RIGHT([.C535];LEN([.C535])-1))">
            <text:p/>
          </table:table-cell>
          <table:table-cell table:number-columns-repeated="249"/>
        </table:table-row>
        <table:table-row table:style-name="ro1">
          <table:table-cell table:number-columns-repeated="2"/>
          <table:table-cell/>
          <table:table-cell table:formula="oooc:=IF([.C536]=&quot;&quot;;&quot;&quot;;LOWER(LEFT([.C536];1))&amp;RIGHT([.C536];LEN([.C536])-1))">
            <text:p/>
          </table:table-cell>
          <table:table-cell table:number-columns-repeated="249"/>
        </table:table-row>
        <table:table-row table:style-name="ro1">
          <table:table-cell table:number-columns-repeated="2"/>
          <table:table-cell/>
          <table:table-cell table:formula="oooc:=IF([.C537]=&quot;&quot;;&quot;&quot;;LOWER(LEFT([.C537];1))&amp;RIGHT([.C537];LEN([.C537])-1))">
            <text:p/>
          </table:table-cell>
          <table:table-cell table:number-columns-repeated="249"/>
        </table:table-row>
        <table:table-row table:style-name="ro1">
          <table:table-cell table:number-columns-repeated="2"/>
          <table:table-cell/>
          <table:table-cell table:formula="oooc:=IF([.C538]=&quot;&quot;;&quot;&quot;;LOWER(LEFT([.C538];1))&amp;RIGHT([.C538];LEN([.C538])-1))">
            <text:p/>
          </table:table-cell>
          <table:table-cell table:number-columns-repeated="249"/>
        </table:table-row>
        <table:table-row table:style-name="ro1">
          <table:table-cell table:number-columns-repeated="2"/>
          <table:table-cell/>
          <table:table-cell table:formula="oooc:=IF([.C539]=&quot;&quot;;&quot;&quot;;LOWER(LEFT([.C539];1))&amp;RIGHT([.C539];LEN([.C539])-1))">
            <text:p/>
          </table:table-cell>
          <table:table-cell table:number-columns-repeated="249"/>
        </table:table-row>
        <table:table-row table:style-name="ro1">
          <table:table-cell table:number-columns-repeated="2"/>
          <table:table-cell/>
          <table:table-cell table:formula="oooc:=IF([.C540]=&quot;&quot;;&quot;&quot;;LOWER(LEFT([.C540];1))&amp;RIGHT([.C540];LEN([.C540])-1))">
            <text:p/>
          </table:table-cell>
          <table:table-cell table:number-columns-repeated="249"/>
        </table:table-row>
        <table:table-row table:style-name="ro1">
          <table:table-cell table:number-columns-repeated="2"/>
          <table:table-cell/>
          <table:table-cell table:formula="oooc:=IF([.C541]=&quot;&quot;;&quot;&quot;;LOWER(LEFT([.C541];1))&amp;RIGHT([.C541];LEN([.C541])-1))">
            <text:p/>
          </table:table-cell>
          <table:table-cell table:number-columns-repeated="249"/>
        </table:table-row>
        <table:table-row table:style-name="ro1">
          <table:table-cell table:number-columns-repeated="2"/>
          <table:table-cell/>
          <table:table-cell table:formula="oooc:=IF([.C542]=&quot;&quot;;&quot;&quot;;LOWER(LEFT([.C542];1))&amp;RIGHT([.C542];LEN([.C542])-1))">
            <text:p/>
          </table:table-cell>
          <table:table-cell table:number-columns-repeated="249"/>
        </table:table-row>
        <table:table-row table:style-name="ro1">
          <table:table-cell table:number-columns-repeated="2"/>
          <table:table-cell/>
          <table:table-cell table:formula="oooc:=IF([.C543]=&quot;&quot;;&quot;&quot;;LOWER(LEFT([.C543];1))&amp;RIGHT([.C543];LEN([.C543])-1))">
            <text:p/>
          </table:table-cell>
          <table:table-cell table:number-columns-repeated="249"/>
        </table:table-row>
        <table:table-row table:style-name="ro1">
          <table:table-cell table:number-columns-repeated="2"/>
          <table:table-cell/>
          <table:table-cell table:formula="oooc:=IF([.C544]=&quot;&quot;;&quot;&quot;;LOWER(LEFT([.C544];1))&amp;RIGHT([.C544];LEN([.C544])-1))">
            <text:p/>
          </table:table-cell>
          <table:table-cell table:number-columns-repeated="249"/>
        </table:table-row>
        <table:table-row table:style-name="ro1">
          <table:table-cell table:number-columns-repeated="2"/>
          <table:table-cell/>
          <table:table-cell table:formula="oooc:=IF([.C545]=&quot;&quot;;&quot;&quot;;LOWER(LEFT([.C545];1))&amp;RIGHT([.C545];LEN([.C545])-1))">
            <text:p/>
          </table:table-cell>
          <table:table-cell table:number-columns-repeated="249"/>
        </table:table-row>
        <table:table-row table:style-name="ro1">
          <table:table-cell table:number-columns-repeated="2"/>
          <table:table-cell/>
          <table:table-cell table:formula="oooc:=IF([.C546]=&quot;&quot;;&quot;&quot;;LOWER(LEFT([.C546];1))&amp;RIGHT([.C546];LEN([.C546])-1))">
            <text:p/>
          </table:table-cell>
          <table:table-cell table:number-columns-repeated="249"/>
        </table:table-row>
        <table:table-row table:style-name="ro1">
          <table:table-cell table:number-columns-repeated="2"/>
          <table:table-cell/>
          <table:table-cell table:formula="oooc:=IF([.C547]=&quot;&quot;;&quot;&quot;;LOWER(LEFT([.C547];1))&amp;RIGHT([.C547];LEN([.C547])-1))">
            <text:p/>
          </table:table-cell>
          <table:table-cell table:number-columns-repeated="249"/>
        </table:table-row>
        <table:table-row table:style-name="ro1">
          <table:table-cell table:number-columns-repeated="2"/>
          <table:table-cell/>
          <table:table-cell table:formula="oooc:=IF([.C548]=&quot;&quot;;&quot;&quot;;LOWER(LEFT([.C548];1))&amp;RIGHT([.C548];LEN([.C548])-1))">
            <text:p/>
          </table:table-cell>
          <table:table-cell table:number-columns-repeated="249"/>
        </table:table-row>
        <table:table-row table:style-name="ro1">
          <table:table-cell table:number-columns-repeated="2"/>
          <table:table-cell/>
          <table:table-cell table:formula="oooc:=IF([.C549]=&quot;&quot;;&quot;&quot;;LOWER(LEFT([.C549];1))&amp;RIGHT([.C549];LEN([.C549])-1))">
            <text:p/>
          </table:table-cell>
          <table:table-cell table:number-columns-repeated="249"/>
        </table:table-row>
        <table:table-row table:style-name="ro1">
          <table:table-cell table:number-columns-repeated="2"/>
          <table:table-cell/>
          <table:table-cell table:formula="oooc:=IF([.C550]=&quot;&quot;;&quot;&quot;;LOWER(LEFT([.C550];1))&amp;RIGHT([.C550];LEN([.C550])-1))">
            <text:p/>
          </table:table-cell>
          <table:table-cell table:number-columns-repeated="249"/>
        </table:table-row>
        <table:table-row table:style-name="ro1">
          <table:table-cell table:number-columns-repeated="2"/>
          <table:table-cell/>
          <table:table-cell table:formula="oooc:=IF([.C551]=&quot;&quot;;&quot;&quot;;LOWER(LEFT([.C551];1))&amp;RIGHT([.C551];LEN([.C551])-1))">
            <text:p/>
          </table:table-cell>
          <table:table-cell table:number-columns-repeated="249"/>
        </table:table-row>
        <table:table-row table:style-name="ro1">
          <table:table-cell table:number-columns-repeated="2"/>
          <table:table-cell/>
          <table:table-cell table:formula="oooc:=IF([.C552]=&quot;&quot;;&quot;&quot;;LOWER(LEFT([.C552];1))&amp;RIGHT([.C552];LEN([.C552])-1))">
            <text:p/>
          </table:table-cell>
          <table:table-cell table:number-columns-repeated="249"/>
        </table:table-row>
        <table:table-row table:style-name="ro1">
          <table:table-cell table:number-columns-repeated="2"/>
          <table:table-cell/>
          <table:table-cell table:formula="oooc:=IF([.C553]=&quot;&quot;;&quot;&quot;;LOWER(LEFT([.C553];1))&amp;RIGHT([.C553];LEN([.C553])-1))">
            <text:p/>
          </table:table-cell>
          <table:table-cell table:number-columns-repeated="249"/>
        </table:table-row>
        <table:table-row table:style-name="ro1">
          <table:table-cell table:number-columns-repeated="2"/>
          <table:table-cell/>
          <table:table-cell table:formula="oooc:=IF([.C554]=&quot;&quot;;&quot;&quot;;LOWER(LEFT([.C554];1))&amp;RIGHT([.C554];LEN([.C554])-1))">
            <text:p/>
          </table:table-cell>
          <table:table-cell table:number-columns-repeated="249"/>
        </table:table-row>
        <table:table-row table:style-name="ro1">
          <table:table-cell table:number-columns-repeated="2"/>
          <table:table-cell/>
          <table:table-cell table:formula="oooc:=IF([.C555]=&quot;&quot;;&quot;&quot;;LOWER(LEFT([.C555];1))&amp;RIGHT([.C555];LEN([.C555])-1))">
            <text:p/>
          </table:table-cell>
          <table:table-cell table:number-columns-repeated="249"/>
        </table:table-row>
        <table:table-row table:style-name="ro1">
          <table:table-cell table:number-columns-repeated="2"/>
          <table:table-cell/>
          <table:table-cell table:formula="oooc:=IF([.C556]=&quot;&quot;;&quot;&quot;;LOWER(LEFT([.C556];1))&amp;RIGHT([.C556];LEN([.C556])-1))">
            <text:p/>
          </table:table-cell>
          <table:table-cell table:number-columns-repeated="249"/>
        </table:table-row>
        <table:table-row table:style-name="ro1">
          <table:table-cell table:number-columns-repeated="2"/>
          <table:table-cell/>
          <table:table-cell table:formula="oooc:=IF([.C557]=&quot;&quot;;&quot;&quot;;LOWER(LEFT([.C557];1))&amp;RIGHT([.C557];LEN([.C557])-1))">
            <text:p/>
          </table:table-cell>
          <table:table-cell table:number-columns-repeated="249"/>
        </table:table-row>
        <table:table-row table:style-name="ro1">
          <table:table-cell table:number-columns-repeated="2"/>
          <table:table-cell/>
          <table:table-cell table:formula="oooc:=IF([.C558]=&quot;&quot;;&quot;&quot;;LOWER(LEFT([.C558];1))&amp;RIGHT([.C558];LEN([.C558])-1))">
            <text:p/>
          </table:table-cell>
          <table:table-cell table:number-columns-repeated="249"/>
        </table:table-row>
        <table:table-row table:style-name="ro1">
          <table:table-cell table:number-columns-repeated="2"/>
          <table:table-cell/>
          <table:table-cell table:formula="oooc:=IF([.C559]=&quot;&quot;;&quot;&quot;;LOWER(LEFT([.C559];1))&amp;RIGHT([.C559];LEN([.C559])-1))">
            <text:p/>
          </table:table-cell>
          <table:table-cell table:number-columns-repeated="249"/>
        </table:table-row>
        <table:table-row table:style-name="ro1">
          <table:table-cell table:number-columns-repeated="2"/>
          <table:table-cell/>
          <table:table-cell table:formula="oooc:=IF([.C560]=&quot;&quot;;&quot;&quot;;LOWER(LEFT([.C560];1))&amp;RIGHT([.C560];LEN([.C560])-1))">
            <text:p/>
          </table:table-cell>
          <table:table-cell table:number-columns-repeated="249"/>
        </table:table-row>
        <table:table-row table:style-name="ro1">
          <table:table-cell table:number-columns-repeated="2"/>
          <table:table-cell/>
          <table:table-cell table:formula="oooc:=IF([.C561]=&quot;&quot;;&quot;&quot;;LOWER(LEFT([.C561];1))&amp;RIGHT([.C561];LEN([.C561])-1))">
            <text:p/>
          </table:table-cell>
          <table:table-cell table:number-columns-repeated="249"/>
        </table:table-row>
        <table:table-row table:style-name="ro1">
          <table:table-cell table:number-columns-repeated="2"/>
          <table:table-cell/>
          <table:table-cell table:formula="oooc:=IF([.C562]=&quot;&quot;;&quot;&quot;;LOWER(LEFT([.C562];1))&amp;RIGHT([.C562];LEN([.C562])-1))">
            <text:p/>
          </table:table-cell>
          <table:table-cell table:number-columns-repeated="249"/>
        </table:table-row>
        <table:table-row table:style-name="ro1">
          <table:table-cell table:number-columns-repeated="2"/>
          <table:table-cell/>
          <table:table-cell table:formula="oooc:=IF([.C563]=&quot;&quot;;&quot;&quot;;LOWER(LEFT([.C563];1))&amp;RIGHT([.C563];LEN([.C563])-1))">
            <text:p/>
          </table:table-cell>
          <table:table-cell table:number-columns-repeated="249"/>
        </table:table-row>
        <table:table-row table:style-name="ro1">
          <table:table-cell table:number-columns-repeated="2"/>
          <table:table-cell/>
          <table:table-cell table:formula="oooc:=IF([.C564]=&quot;&quot;;&quot;&quot;;LOWER(LEFT([.C564];1))&amp;RIGHT([.C564];LEN([.C564])-1))">
            <text:p/>
          </table:table-cell>
          <table:table-cell table:number-columns-repeated="249"/>
        </table:table-row>
        <table:table-row table:style-name="ro1">
          <table:table-cell table:number-columns-repeated="2"/>
          <table:table-cell/>
          <table:table-cell table:formula="oooc:=IF([.C565]=&quot;&quot;;&quot;&quot;;LOWER(LEFT([.C565];1))&amp;RIGHT([.C565];LEN([.C565])-1))">
            <text:p/>
          </table:table-cell>
          <table:table-cell table:number-columns-repeated="249"/>
        </table:table-row>
        <table:table-row table:style-name="ro1">
          <table:table-cell table:number-columns-repeated="2"/>
          <table:table-cell/>
          <table:table-cell table:formula="oooc:=IF([.C566]=&quot;&quot;;&quot;&quot;;LOWER(LEFT([.C566];1))&amp;RIGHT([.C566];LEN([.C566])-1))">
            <text:p/>
          </table:table-cell>
          <table:table-cell table:number-columns-repeated="249"/>
        </table:table-row>
        <table:table-row table:style-name="ro1">
          <table:table-cell table:number-columns-repeated="2"/>
          <table:table-cell/>
          <table:table-cell table:formula="oooc:=IF([.C567]=&quot;&quot;;&quot;&quot;;LOWER(LEFT([.C567];1))&amp;RIGHT([.C567];LEN([.C567])-1))">
            <text:p/>
          </table:table-cell>
          <table:table-cell table:number-columns-repeated="249"/>
        </table:table-row>
        <table:table-row table:style-name="ro1">
          <table:table-cell table:number-columns-repeated="2"/>
          <table:table-cell/>
          <table:table-cell table:formula="oooc:=IF([.C568]=&quot;&quot;;&quot;&quot;;LOWER(LEFT([.C568];1))&amp;RIGHT([.C568];LEN([.C568])-1))">
            <text:p/>
          </table:table-cell>
          <table:table-cell table:number-columns-repeated="249"/>
        </table:table-row>
        <table:table-row table:style-name="ro1">
          <table:table-cell table:number-columns-repeated="2"/>
          <table:table-cell/>
          <table:table-cell table:formula="oooc:=IF([.C569]=&quot;&quot;;&quot;&quot;;LOWER(LEFT([.C569];1))&amp;RIGHT([.C569];LEN([.C569])-1))">
            <text:p/>
          </table:table-cell>
          <table:table-cell table:number-columns-repeated="249"/>
        </table:table-row>
        <table:table-row table:style-name="ro1">
          <table:table-cell table:number-columns-repeated="2"/>
          <table:table-cell/>
          <table:table-cell table:formula="oooc:=IF([.C570]=&quot;&quot;;&quot;&quot;;LOWER(LEFT([.C570];1))&amp;RIGHT([.C570];LEN([.C570])-1))">
            <text:p/>
          </table:table-cell>
          <table:table-cell table:number-columns-repeated="249"/>
        </table:table-row>
        <table:table-row table:style-name="ro1">
          <table:table-cell table:number-columns-repeated="2"/>
          <table:table-cell/>
          <table:table-cell table:formula="oooc:=IF([.C571]=&quot;&quot;;&quot;&quot;;LOWER(LEFT([.C571];1))&amp;RIGHT([.C571];LEN([.C571])-1))">
            <text:p/>
          </table:table-cell>
          <table:table-cell table:number-columns-repeated="249"/>
        </table:table-row>
        <table:table-row table:style-name="ro1">
          <table:table-cell table:number-columns-repeated="2"/>
          <table:table-cell/>
          <table:table-cell table:formula="oooc:=IF([.C572]=&quot;&quot;;&quot;&quot;;LOWER(LEFT([.C572];1))&amp;RIGHT([.C572];LEN([.C572])-1))">
            <text:p/>
          </table:table-cell>
          <table:table-cell table:number-columns-repeated="249"/>
        </table:table-row>
        <table:table-row table:style-name="ro1">
          <table:table-cell table:number-columns-repeated="2"/>
          <table:table-cell/>
          <table:table-cell table:formula="oooc:=IF([.C573]=&quot;&quot;;&quot;&quot;;LOWER(LEFT([.C573];1))&amp;RIGHT([.C573];LEN([.C573])-1))">
            <text:p/>
          </table:table-cell>
          <table:table-cell table:number-columns-repeated="249"/>
        </table:table-row>
        <table:table-row table:style-name="ro1">
          <table:table-cell table:number-columns-repeated="2"/>
          <table:table-cell/>
          <table:table-cell table:formula="oooc:=IF([.C574]=&quot;&quot;;&quot;&quot;;LOWER(LEFT([.C574];1))&amp;RIGHT([.C574];LEN([.C574])-1))">
            <text:p/>
          </table:table-cell>
          <table:table-cell table:number-columns-repeated="249"/>
        </table:table-row>
        <table:table-row table:style-name="ro1">
          <table:table-cell table:number-columns-repeated="2"/>
          <table:table-cell/>
          <table:table-cell table:formula="oooc:=IF([.C575]=&quot;&quot;;&quot;&quot;;LOWER(LEFT([.C575];1))&amp;RIGHT([.C575];LEN([.C575])-1))">
            <text:p/>
          </table:table-cell>
          <table:table-cell table:number-columns-repeated="249"/>
        </table:table-row>
        <table:table-row table:style-name="ro1">
          <table:table-cell table:number-columns-repeated="2"/>
          <table:table-cell/>
          <table:table-cell table:formula="oooc:=IF([.C576]=&quot;&quot;;&quot;&quot;;LOWER(LEFT([.C576];1))&amp;RIGHT([.C576];LEN([.C576])-1))">
            <text:p/>
          </table:table-cell>
          <table:table-cell table:number-columns-repeated="249"/>
        </table:table-row>
        <table:table-row table:style-name="ro1">
          <table:table-cell table:number-columns-repeated="2"/>
          <table:table-cell/>
          <table:table-cell table:formula="oooc:=IF([.C577]=&quot;&quot;;&quot;&quot;;LOWER(LEFT([.C577];1))&amp;RIGHT([.C577];LEN([.C577])-1))">
            <text:p/>
          </table:table-cell>
          <table:table-cell table:number-columns-repeated="249"/>
        </table:table-row>
        <table:table-row table:style-name="ro1">
          <table:table-cell table:number-columns-repeated="2"/>
          <table:table-cell/>
          <table:table-cell table:formula="oooc:=IF([.C578]=&quot;&quot;;&quot;&quot;;LOWER(LEFT([.C578];1))&amp;RIGHT([.C578];LEN([.C578])-1))">
            <text:p/>
          </table:table-cell>
          <table:table-cell table:number-columns-repeated="249"/>
        </table:table-row>
        <table:table-row table:style-name="ro1">
          <table:table-cell table:number-columns-repeated="2"/>
          <table:table-cell/>
          <table:table-cell table:formula="oooc:=IF([.C579]=&quot;&quot;;&quot;&quot;;LOWER(LEFT([.C579];1))&amp;RIGHT([.C579];LEN([.C579])-1))">
            <text:p/>
          </table:table-cell>
          <table:table-cell table:number-columns-repeated="249"/>
        </table:table-row>
        <table:table-row table:style-name="ro1">
          <table:table-cell table:number-columns-repeated="2"/>
          <table:table-cell/>
          <table:table-cell table:formula="oooc:=IF([.C580]=&quot;&quot;;&quot;&quot;;LOWER(LEFT([.C580];1))&amp;RIGHT([.C580];LEN([.C580])-1))">
            <text:p/>
          </table:table-cell>
          <table:table-cell table:number-columns-repeated="249"/>
        </table:table-row>
        <table:table-row table:style-name="ro1">
          <table:table-cell table:number-columns-repeated="2"/>
          <table:table-cell/>
          <table:table-cell table:formula="oooc:=IF([.C581]=&quot;&quot;;&quot;&quot;;LOWER(LEFT([.C581];1))&amp;RIGHT([.C581];LEN([.C581])-1))">
            <text:p/>
          </table:table-cell>
          <table:table-cell table:number-columns-repeated="249"/>
        </table:table-row>
        <table:table-row table:style-name="ro1">
          <table:table-cell table:number-columns-repeated="2"/>
          <table:table-cell/>
          <table:table-cell table:formula="oooc:=IF([.C582]=&quot;&quot;;&quot;&quot;;LOWER(LEFT([.C582];1))&amp;RIGHT([.C582];LEN([.C582])-1))">
            <text:p/>
          </table:table-cell>
          <table:table-cell table:number-columns-repeated="249"/>
        </table:table-row>
        <table:table-row table:style-name="ro1">
          <table:table-cell table:number-columns-repeated="2"/>
          <table:table-cell/>
          <table:table-cell table:formula="oooc:=IF([.C583]=&quot;&quot;;&quot;&quot;;LOWER(LEFT([.C583];1))&amp;RIGHT([.C583];LEN([.C583])-1))">
            <text:p/>
          </table:table-cell>
          <table:table-cell table:number-columns-repeated="249"/>
        </table:table-row>
        <table:table-row table:style-name="ro1">
          <table:table-cell table:number-columns-repeated="2"/>
          <table:table-cell/>
          <table:table-cell table:formula="oooc:=IF([.C584]=&quot;&quot;;&quot;&quot;;LOWER(LEFT([.C584];1))&amp;RIGHT([.C584];LEN([.C584])-1))">
            <text:p/>
          </table:table-cell>
          <table:table-cell table:number-columns-repeated="249"/>
        </table:table-row>
        <table:table-row table:style-name="ro1">
          <table:table-cell table:number-columns-repeated="2"/>
          <table:table-cell/>
          <table:table-cell table:formula="oooc:=IF([.C585]=&quot;&quot;;&quot;&quot;;LOWER(LEFT([.C585];1))&amp;RIGHT([.C585];LEN([.C585])-1))">
            <text:p/>
          </table:table-cell>
          <table:table-cell table:number-columns-repeated="249"/>
        </table:table-row>
        <table:table-row table:style-name="ro1">
          <table:table-cell table:number-columns-repeated="2"/>
          <table:table-cell/>
          <table:table-cell table:formula="oooc:=IF([.C586]=&quot;&quot;;&quot;&quot;;LOWER(LEFT([.C586];1))&amp;RIGHT([.C586];LEN([.C586])-1))">
            <text:p/>
          </table:table-cell>
          <table:table-cell table:number-columns-repeated="249"/>
        </table:table-row>
        <table:table-row table:style-name="ro1">
          <table:table-cell table:number-columns-repeated="2"/>
          <table:table-cell/>
          <table:table-cell table:formula="oooc:=IF([.C587]=&quot;&quot;;&quot;&quot;;LOWER(LEFT([.C587];1))&amp;RIGHT([.C587];LEN([.C587])-1))">
            <text:p/>
          </table:table-cell>
          <table:table-cell table:number-columns-repeated="249"/>
        </table:table-row>
        <table:table-row table:style-name="ro1">
          <table:table-cell table:number-columns-repeated="2"/>
          <table:table-cell/>
          <table:table-cell table:formula="oooc:=IF([.C588]=&quot;&quot;;&quot;&quot;;LOWER(LEFT([.C588];1))&amp;RIGHT([.C588];LEN([.C588])-1))">
            <text:p/>
          </table:table-cell>
          <table:table-cell table:number-columns-repeated="249"/>
        </table:table-row>
        <table:table-row table:style-name="ro1">
          <table:table-cell table:number-columns-repeated="2"/>
          <table:table-cell/>
          <table:table-cell table:formula="oooc:=IF([.C589]=&quot;&quot;;&quot;&quot;;LOWER(LEFT([.C589];1))&amp;RIGHT([.C589];LEN([.C589])-1))">
            <text:p/>
          </table:table-cell>
          <table:table-cell table:number-columns-repeated="249"/>
        </table:table-row>
        <table:table-row table:style-name="ro1">
          <table:table-cell table:number-columns-repeated="2"/>
          <table:table-cell/>
          <table:table-cell table:formula="oooc:=IF([.C590]=&quot;&quot;;&quot;&quot;;LOWER(LEFT([.C590];1))&amp;RIGHT([.C590];LEN([.C590])-1))">
            <text:p/>
          </table:table-cell>
          <table:table-cell table:number-columns-repeated="249"/>
        </table:table-row>
        <table:table-row table:style-name="ro1">
          <table:table-cell table:number-columns-repeated="2"/>
          <table:table-cell/>
          <table:table-cell table:formula="oooc:=IF([.C591]=&quot;&quot;;&quot;&quot;;LOWER(LEFT([.C591];1))&amp;RIGHT([.C591];LEN([.C591])-1))">
            <text:p/>
          </table:table-cell>
          <table:table-cell table:number-columns-repeated="249"/>
        </table:table-row>
        <table:table-row table:style-name="ro1">
          <table:table-cell table:number-columns-repeated="2"/>
          <table:table-cell/>
          <table:table-cell table:formula="oooc:=IF([.C592]=&quot;&quot;;&quot;&quot;;LOWER(LEFT([.C592];1))&amp;RIGHT([.C592];LEN([.C592])-1))">
            <text:p/>
          </table:table-cell>
          <table:table-cell table:number-columns-repeated="249"/>
        </table:table-row>
        <table:table-row table:style-name="ro1">
          <table:table-cell table:number-columns-repeated="2"/>
          <table:table-cell/>
          <table:table-cell table:formula="oooc:=IF([.C593]=&quot;&quot;;&quot;&quot;;LOWER(LEFT([.C593];1))&amp;RIGHT([.C593];LEN([.C593])-1))">
            <text:p/>
          </table:table-cell>
          <table:table-cell table:number-columns-repeated="249"/>
        </table:table-row>
        <table:table-row table:style-name="ro1">
          <table:table-cell table:number-columns-repeated="2"/>
          <table:table-cell/>
          <table:table-cell table:formula="oooc:=IF([.C594]=&quot;&quot;;&quot;&quot;;LOWER(LEFT([.C594];1))&amp;RIGHT([.C594];LEN([.C594])-1))">
            <text:p/>
          </table:table-cell>
          <table:table-cell table:number-columns-repeated="249"/>
        </table:table-row>
        <table:table-row table:style-name="ro1">
          <table:table-cell table:number-columns-repeated="2"/>
          <table:table-cell/>
          <table:table-cell table:formula="oooc:=IF([.C595]=&quot;&quot;;&quot;&quot;;LOWER(LEFT([.C595];1))&amp;RIGHT([.C595];LEN([.C595])-1))">
            <text:p/>
          </table:table-cell>
          <table:table-cell table:number-columns-repeated="249"/>
        </table:table-row>
        <table:table-row table:style-name="ro1">
          <table:table-cell table:number-columns-repeated="2"/>
          <table:table-cell/>
          <table:table-cell table:formula="oooc:=IF([.C596]=&quot;&quot;;&quot;&quot;;LOWER(LEFT([.C596];1))&amp;RIGHT([.C596];LEN([.C596])-1))">
            <text:p/>
          </table:table-cell>
          <table:table-cell table:number-columns-repeated="249"/>
        </table:table-row>
        <table:table-row table:style-name="ro1">
          <table:table-cell table:number-columns-repeated="2"/>
          <table:table-cell/>
          <table:table-cell table:formula="oooc:=IF([.C597]=&quot;&quot;;&quot;&quot;;LOWER(LEFT([.C597];1))&amp;RIGHT([.C597];LEN([.C597])-1))">
            <text:p/>
          </table:table-cell>
          <table:table-cell table:number-columns-repeated="249"/>
        </table:table-row>
        <table:table-row table:style-name="ro1">
          <table:table-cell table:number-columns-repeated="2"/>
          <table:table-cell/>
          <table:table-cell table:formula="oooc:=IF([.C598]=&quot;&quot;;&quot;&quot;;LOWER(LEFT([.C598];1))&amp;RIGHT([.C598];LEN([.C598])-1))">
            <text:p/>
          </table:table-cell>
          <table:table-cell table:number-columns-repeated="249"/>
        </table:table-row>
        <table:table-row table:style-name="ro1">
          <table:table-cell table:number-columns-repeated="2"/>
          <table:table-cell/>
          <table:table-cell table:formula="oooc:=IF([.C599]=&quot;&quot;;&quot;&quot;;LOWER(LEFT([.C599];1))&amp;RIGHT([.C599];LEN([.C599])-1))">
            <text:p/>
          </table:table-cell>
          <table:table-cell table:number-columns-repeated="249"/>
        </table:table-row>
        <table:table-row table:style-name="ro1">
          <table:table-cell table:number-columns-repeated="2"/>
          <table:table-cell/>
          <table:table-cell table:formula="oooc:=IF([.C600]=&quot;&quot;;&quot;&quot;;LOWER(LEFT([.C600];1))&amp;RIGHT([.C600];LEN([.C600])-1))">
            <text:p/>
          </table:table-cell>
          <table:table-cell table:number-columns-repeated="249"/>
        </table:table-row>
        <table:table-row table:style-name="ro1">
          <table:table-cell table:number-columns-repeated="2"/>
          <table:table-cell/>
          <table:table-cell table:formula="oooc:=IF([.C601]=&quot;&quot;;&quot;&quot;;LOWER(LEFT([.C601];1))&amp;RIGHT([.C601];LEN([.C601])-1))">
            <text:p/>
          </table:table-cell>
          <table:table-cell table:number-columns-repeated="249"/>
        </table:table-row>
        <table:table-row table:style-name="ro1">
          <table:table-cell table:number-columns-repeated="2"/>
          <table:table-cell/>
          <table:table-cell table:formula="oooc:=IF([.C602]=&quot;&quot;;&quot;&quot;;LOWER(LEFT([.C602];1))&amp;RIGHT([.C602];LEN([.C602])-1))">
            <text:p/>
          </table:table-cell>
          <table:table-cell table:number-columns-repeated="249"/>
        </table:table-row>
        <table:table-row table:style-name="ro1">
          <table:table-cell table:number-columns-repeated="2"/>
          <table:table-cell/>
          <table:table-cell table:formula="oooc:=IF([.C603]=&quot;&quot;;&quot;&quot;;LOWER(LEFT([.C603];1))&amp;RIGHT([.C603];LEN([.C603])-1))">
            <text:p/>
          </table:table-cell>
          <table:table-cell table:number-columns-repeated="249"/>
        </table:table-row>
        <table:table-row table:style-name="ro1">
          <table:table-cell table:number-columns-repeated="2"/>
          <table:table-cell/>
          <table:table-cell table:formula="oooc:=IF([.C604]=&quot;&quot;;&quot;&quot;;LOWER(LEFT([.C604];1))&amp;RIGHT([.C604];LEN([.C604])-1))">
            <text:p/>
          </table:table-cell>
          <table:table-cell table:number-columns-repeated="249"/>
        </table:table-row>
        <table:table-row table:style-name="ro1">
          <table:table-cell table:number-columns-repeated="2"/>
          <table:table-cell/>
          <table:table-cell table:formula="oooc:=IF([.C605]=&quot;&quot;;&quot;&quot;;LOWER(LEFT([.C605];1))&amp;RIGHT([.C605];LEN([.C605])-1))">
            <text:p/>
          </table:table-cell>
          <table:table-cell table:number-columns-repeated="249"/>
        </table:table-row>
        <table:table-row table:style-name="ro1">
          <table:table-cell table:number-columns-repeated="2"/>
          <table:table-cell/>
          <table:table-cell table:formula="oooc:=IF([.C606]=&quot;&quot;;&quot;&quot;;LOWER(LEFT([.C606];1))&amp;RIGHT([.C606];LEN([.C606])-1))">
            <text:p/>
          </table:table-cell>
          <table:table-cell table:number-columns-repeated="249"/>
        </table:table-row>
        <table:table-row table:style-name="ro1">
          <table:table-cell table:number-columns-repeated="2"/>
          <table:table-cell/>
          <table:table-cell table:formula="oooc:=IF([.C607]=&quot;&quot;;&quot;&quot;;LOWER(LEFT([.C607];1))&amp;RIGHT([.C607];LEN([.C607])-1))">
            <text:p/>
          </table:table-cell>
          <table:table-cell table:number-columns-repeated="249"/>
        </table:table-row>
        <table:table-row table:style-name="ro1">
          <table:table-cell table:number-columns-repeated="2"/>
          <table:table-cell/>
          <table:table-cell table:formula="oooc:=IF([.C608]=&quot;&quot;;&quot;&quot;;LOWER(LEFT([.C608];1))&amp;RIGHT([.C608];LEN([.C608])-1))">
            <text:p/>
          </table:table-cell>
          <table:table-cell table:number-columns-repeated="249"/>
        </table:table-row>
        <table:table-row table:style-name="ro1">
          <table:table-cell table:number-columns-repeated="2"/>
          <table:table-cell/>
          <table:table-cell table:formula="oooc:=IF([.C609]=&quot;&quot;;&quot;&quot;;LOWER(LEFT([.C609];1))&amp;RIGHT([.C609];LEN([.C609])-1))">
            <text:p/>
          </table:table-cell>
          <table:table-cell table:number-columns-repeated="249"/>
        </table:table-row>
        <table:table-row table:style-name="ro1">
          <table:table-cell table:number-columns-repeated="2"/>
          <table:table-cell/>
          <table:table-cell table:formula="oooc:=IF([.C610]=&quot;&quot;;&quot;&quot;;LOWER(LEFT([.C610];1))&amp;RIGHT([.C610];LEN([.C610])-1))">
            <text:p/>
          </table:table-cell>
          <table:table-cell table:number-columns-repeated="249"/>
        </table:table-row>
        <table:table-row table:style-name="ro1">
          <table:table-cell table:number-columns-repeated="2"/>
          <table:table-cell/>
          <table:table-cell table:formula="oooc:=IF([.C611]=&quot;&quot;;&quot;&quot;;LOWER(LEFT([.C611];1))&amp;RIGHT([.C611];LEN([.C611])-1))">
            <text:p/>
          </table:table-cell>
          <table:table-cell table:number-columns-repeated="249"/>
        </table:table-row>
        <table:table-row table:style-name="ro1">
          <table:table-cell table:number-columns-repeated="2"/>
          <table:table-cell/>
          <table:table-cell table:formula="oooc:=IF([.C612]=&quot;&quot;;&quot;&quot;;LOWER(LEFT([.C612];1))&amp;RIGHT([.C612];LEN([.C612])-1))">
            <text:p/>
          </table:table-cell>
          <table:table-cell table:number-columns-repeated="249"/>
        </table:table-row>
        <table:table-row table:style-name="ro1">
          <table:table-cell table:number-columns-repeated="2"/>
          <table:table-cell/>
          <table:table-cell table:formula="oooc:=IF([.C613]=&quot;&quot;;&quot;&quot;;LOWER(LEFT([.C613];1))&amp;RIGHT([.C613];LEN([.C613])-1))">
            <text:p/>
          </table:table-cell>
          <table:table-cell table:number-columns-repeated="249"/>
        </table:table-row>
        <table:table-row table:style-name="ro1">
          <table:table-cell table:number-columns-repeated="2"/>
          <table:table-cell/>
          <table:table-cell table:formula="oooc:=IF([.C614]=&quot;&quot;;&quot;&quot;;LOWER(LEFT([.C614];1))&amp;RIGHT([.C614];LEN([.C614])-1))">
            <text:p/>
          </table:table-cell>
          <table:table-cell table:number-columns-repeated="249"/>
        </table:table-row>
        <table:table-row table:style-name="ro1">
          <table:table-cell table:number-columns-repeated="2"/>
          <table:table-cell/>
          <table:table-cell table:formula="oooc:=IF([.C615]=&quot;&quot;;&quot;&quot;;LOWER(LEFT([.C615];1))&amp;RIGHT([.C615];LEN([.C615])-1))">
            <text:p/>
          </table:table-cell>
          <table:table-cell table:number-columns-repeated="249"/>
        </table:table-row>
        <table:table-row table:style-name="ro1">
          <table:table-cell table:number-columns-repeated="2"/>
          <table:table-cell/>
          <table:table-cell table:formula="oooc:=IF([.C616]=&quot;&quot;;&quot;&quot;;LOWER(LEFT([.C616];1))&amp;RIGHT([.C616];LEN([.C616])-1))">
            <text:p/>
          </table:table-cell>
          <table:table-cell table:number-columns-repeated="249"/>
        </table:table-row>
        <table:table-row table:style-name="ro1">
          <table:table-cell table:number-columns-repeated="2"/>
          <table:table-cell/>
          <table:table-cell table:formula="oooc:=IF([.C617]=&quot;&quot;;&quot;&quot;;LOWER(LEFT([.C617];1))&amp;RIGHT([.C617];LEN([.C617])-1))">
            <text:p/>
          </table:table-cell>
          <table:table-cell table:number-columns-repeated="249"/>
        </table:table-row>
        <table:table-row table:style-name="ro1">
          <table:table-cell table:number-columns-repeated="2"/>
          <table:table-cell/>
          <table:table-cell table:formula="oooc:=IF([.C618]=&quot;&quot;;&quot;&quot;;LOWER(LEFT([.C618];1))&amp;RIGHT([.C618];LEN([.C618])-1))">
            <text:p/>
          </table:table-cell>
          <table:table-cell table:number-columns-repeated="249"/>
        </table:table-row>
        <table:table-row table:style-name="ro1">
          <table:table-cell table:number-columns-repeated="2"/>
          <table:table-cell/>
          <table:table-cell table:formula="oooc:=IF([.C619]=&quot;&quot;;&quot;&quot;;LOWER(LEFT([.C619];1))&amp;RIGHT([.C619];LEN([.C619])-1))">
            <text:p/>
          </table:table-cell>
          <table:table-cell table:number-columns-repeated="249"/>
        </table:table-row>
        <table:table-row table:style-name="ro1">
          <table:table-cell table:number-columns-repeated="2"/>
          <table:table-cell/>
          <table:table-cell table:formula="oooc:=IF([.C620]=&quot;&quot;;&quot;&quot;;LOWER(LEFT([.C620];1))&amp;RIGHT([.C620];LEN([.C620])-1))">
            <text:p/>
          </table:table-cell>
          <table:table-cell table:number-columns-repeated="249"/>
        </table:table-row>
        <table:table-row table:style-name="ro1">
          <table:table-cell table:number-columns-repeated="2"/>
          <table:table-cell/>
          <table:table-cell table:formula="oooc:=IF([.C621]=&quot;&quot;;&quot;&quot;;LOWER(LEFT([.C621];1))&amp;RIGHT([.C621];LEN([.C621])-1))">
            <text:p/>
          </table:table-cell>
          <table:table-cell table:number-columns-repeated="249"/>
        </table:table-row>
        <table:table-row table:style-name="ro1">
          <table:table-cell table:number-columns-repeated="2"/>
          <table:table-cell/>
          <table:table-cell table:formula="oooc:=IF([.C622]=&quot;&quot;;&quot;&quot;;LOWER(LEFT([.C622];1))&amp;RIGHT([.C622];LEN([.C622])-1))">
            <text:p/>
          </table:table-cell>
          <table:table-cell table:number-columns-repeated="249"/>
        </table:table-row>
        <table:table-row table:style-name="ro1">
          <table:table-cell table:number-columns-repeated="2"/>
          <table:table-cell/>
          <table:table-cell table:formula="oooc:=IF([.C623]=&quot;&quot;;&quot;&quot;;LOWER(LEFT([.C623];1))&amp;RIGHT([.C623];LEN([.C623])-1))">
            <text:p/>
          </table:table-cell>
          <table:table-cell table:number-columns-repeated="249"/>
        </table:table-row>
        <table:table-row table:style-name="ro1">
          <table:table-cell table:number-columns-repeated="2"/>
          <table:table-cell/>
          <table:table-cell table:formula="oooc:=IF([.C624]=&quot;&quot;;&quot;&quot;;LOWER(LEFT([.C624];1))&amp;RIGHT([.C624];LEN([.C624])-1))">
            <text:p/>
          </table:table-cell>
          <table:table-cell table:number-columns-repeated="249"/>
        </table:table-row>
        <table:table-row table:style-name="ro1">
          <table:table-cell table:number-columns-repeated="2"/>
          <table:table-cell/>
          <table:table-cell table:formula="oooc:=IF([.C625]=&quot;&quot;;&quot;&quot;;LOWER(LEFT([.C625];1))&amp;RIGHT([.C625];LEN([.C625])-1))">
            <text:p/>
          </table:table-cell>
          <table:table-cell table:number-columns-repeated="249"/>
        </table:table-row>
        <table:table-row table:style-name="ro1">
          <table:table-cell table:number-columns-repeated="2"/>
          <table:table-cell/>
          <table:table-cell table:formula="oooc:=IF([.C626]=&quot;&quot;;&quot;&quot;;LOWER(LEFT([.C626];1))&amp;RIGHT([.C626];LEN([.C626])-1))">
            <text:p/>
          </table:table-cell>
          <table:table-cell table:number-columns-repeated="249"/>
        </table:table-row>
        <table:table-row table:style-name="ro1">
          <table:table-cell table:number-columns-repeated="2"/>
          <table:table-cell/>
          <table:table-cell table:formula="oooc:=IF([.C627]=&quot;&quot;;&quot;&quot;;LOWER(LEFT([.C627];1))&amp;RIGHT([.C627];LEN([.C627])-1))">
            <text:p/>
          </table:table-cell>
          <table:table-cell table:number-columns-repeated="249"/>
        </table:table-row>
        <table:table-row table:style-name="ro1">
          <table:table-cell table:number-columns-repeated="2"/>
          <table:table-cell/>
          <table:table-cell table:formula="oooc:=IF([.C628]=&quot;&quot;;&quot;&quot;;LOWER(LEFT([.C628];1))&amp;RIGHT([.C628];LEN([.C628])-1))">
            <text:p/>
          </table:table-cell>
          <table:table-cell table:number-columns-repeated="249"/>
        </table:table-row>
        <table:table-row table:style-name="ro1">
          <table:table-cell table:number-columns-repeated="2"/>
          <table:table-cell/>
          <table:table-cell table:formula="oooc:=IF([.C629]=&quot;&quot;;&quot;&quot;;LOWER(LEFT([.C629];1))&amp;RIGHT([.C629];LEN([.C629])-1))">
            <text:p/>
          </table:table-cell>
          <table:table-cell table:number-columns-repeated="249"/>
        </table:table-row>
        <table:table-row table:style-name="ro1">
          <table:table-cell table:number-columns-repeated="2"/>
          <table:table-cell/>
          <table:table-cell table:formula="oooc:=IF([.C630]=&quot;&quot;;&quot;&quot;;LOWER(LEFT([.C630];1))&amp;RIGHT([.C630];LEN([.C630])-1))">
            <text:p/>
          </table:table-cell>
          <table:table-cell table:number-columns-repeated="249"/>
        </table:table-row>
        <table:table-row table:style-name="ro1">
          <table:table-cell table:number-columns-repeated="2"/>
          <table:table-cell/>
          <table:table-cell table:formula="oooc:=IF([.C631]=&quot;&quot;;&quot;&quot;;LOWER(LEFT([.C631];1))&amp;RIGHT([.C631];LEN([.C631])-1))">
            <text:p/>
          </table:table-cell>
          <table:table-cell table:number-columns-repeated="249"/>
        </table:table-row>
        <table:table-row table:style-name="ro1">
          <table:table-cell table:number-columns-repeated="2"/>
          <table:table-cell/>
          <table:table-cell table:formula="oooc:=IF([.C632]=&quot;&quot;;&quot;&quot;;LOWER(LEFT([.C632];1))&amp;RIGHT([.C632];LEN([.C632])-1))">
            <text:p/>
          </table:table-cell>
          <table:table-cell table:number-columns-repeated="249"/>
        </table:table-row>
        <table:table-row table:style-name="ro1">
          <table:table-cell table:number-columns-repeated="2"/>
          <table:table-cell/>
          <table:table-cell table:formula="oooc:=IF([.C633]=&quot;&quot;;&quot;&quot;;LOWER(LEFT([.C633];1))&amp;RIGHT([.C633];LEN([.C633])-1))">
            <text:p/>
          </table:table-cell>
          <table:table-cell table:number-columns-repeated="249"/>
        </table:table-row>
        <table:table-row table:style-name="ro1">
          <table:table-cell table:number-columns-repeated="2"/>
          <table:table-cell/>
          <table:table-cell table:formula="oooc:=IF([.C634]=&quot;&quot;;&quot;&quot;;LOWER(LEFT([.C634];1))&amp;RIGHT([.C634];LEN([.C634])-1))">
            <text:p/>
          </table:table-cell>
          <table:table-cell table:number-columns-repeated="249"/>
        </table:table-row>
        <table:table-row table:style-name="ro1">
          <table:table-cell table:number-columns-repeated="2"/>
          <table:table-cell/>
          <table:table-cell table:formula="oooc:=IF([.C635]=&quot;&quot;;&quot;&quot;;LOWER(LEFT([.C635];1))&amp;RIGHT([.C635];LEN([.C635])-1))">
            <text:p/>
          </table:table-cell>
          <table:table-cell table:number-columns-repeated="249"/>
        </table:table-row>
        <table:table-row table:style-name="ro1">
          <table:table-cell table:number-columns-repeated="2"/>
          <table:table-cell/>
          <table:table-cell table:formula="oooc:=IF([.C636]=&quot;&quot;;&quot;&quot;;LOWER(LEFT([.C636];1))&amp;RIGHT([.C636];LEN([.C636])-1))">
            <text:p/>
          </table:table-cell>
          <table:table-cell table:number-columns-repeated="249"/>
        </table:table-row>
        <table:table-row table:style-name="ro1">
          <table:table-cell table:number-columns-repeated="2"/>
          <table:table-cell/>
          <table:table-cell table:formula="oooc:=IF([.C637]=&quot;&quot;;&quot;&quot;;LOWER(LEFT([.C637];1))&amp;RIGHT([.C637];LEN([.C637])-1))">
            <text:p/>
          </table:table-cell>
          <table:table-cell table:number-columns-repeated="249"/>
        </table:table-row>
        <table:table-row table:style-name="ro1">
          <table:table-cell table:number-columns-repeated="2"/>
          <table:table-cell/>
          <table:table-cell table:formula="oooc:=IF([.C638]=&quot;&quot;;&quot;&quot;;LOWER(LEFT([.C638];1))&amp;RIGHT([.C638];LEN([.C638])-1))">
            <text:p/>
          </table:table-cell>
          <table:table-cell table:number-columns-repeated="249"/>
        </table:table-row>
        <table:table-row table:style-name="ro1">
          <table:table-cell table:number-columns-repeated="2"/>
          <table:table-cell/>
          <table:table-cell table:formula="oooc:=IF([.C639]=&quot;&quot;;&quot;&quot;;LOWER(LEFT([.C639];1))&amp;RIGHT([.C639];LEN([.C639])-1))">
            <text:p/>
          </table:table-cell>
          <table:table-cell table:number-columns-repeated="249"/>
        </table:table-row>
        <table:table-row table:style-name="ro1">
          <table:table-cell table:number-columns-repeated="2"/>
          <table:table-cell/>
          <table:table-cell table:formula="oooc:=IF([.C640]=&quot;&quot;;&quot;&quot;;LOWER(LEFT([.C640];1))&amp;RIGHT([.C640];LEN([.C640])-1))">
            <text:p/>
          </table:table-cell>
          <table:table-cell table:number-columns-repeated="249"/>
        </table:table-row>
        <table:table-row table:style-name="ro1">
          <table:table-cell table:number-columns-repeated="2"/>
          <table:table-cell/>
          <table:table-cell table:formula="oooc:=IF([.C641]=&quot;&quot;;&quot;&quot;;LOWER(LEFT([.C641];1))&amp;RIGHT([.C641];LEN([.C641])-1))">
            <text:p/>
          </table:table-cell>
          <table:table-cell table:number-columns-repeated="249"/>
        </table:table-row>
        <table:table-row table:style-name="ro1">
          <table:table-cell table:number-columns-repeated="2"/>
          <table:table-cell/>
          <table:table-cell table:formula="oooc:=IF([.C642]=&quot;&quot;;&quot;&quot;;LOWER(LEFT([.C642];1))&amp;RIGHT([.C642];LEN([.C642])-1))">
            <text:p/>
          </table:table-cell>
          <table:table-cell table:number-columns-repeated="249"/>
        </table:table-row>
        <table:table-row table:style-name="ro1">
          <table:table-cell table:number-columns-repeated="2"/>
          <table:table-cell/>
          <table:table-cell table:formula="oooc:=IF([.C643]=&quot;&quot;;&quot;&quot;;LOWER(LEFT([.C643];1))&amp;RIGHT([.C643];LEN([.C643])-1))">
            <text:p/>
          </table:table-cell>
          <table:table-cell table:number-columns-repeated="249"/>
        </table:table-row>
        <table:table-row table:style-name="ro1">
          <table:table-cell table:number-columns-repeated="2"/>
          <table:table-cell/>
          <table:table-cell table:formula="oooc:=IF([.C644]=&quot;&quot;;&quot;&quot;;LOWER(LEFT([.C644];1))&amp;RIGHT([.C644];LEN([.C644])-1))">
            <text:p/>
          </table:table-cell>
          <table:table-cell table:number-columns-repeated="249"/>
        </table:table-row>
        <table:table-row table:style-name="ro1">
          <table:table-cell table:number-columns-repeated="2"/>
          <table:table-cell/>
          <table:table-cell table:formula="oooc:=IF([.C645]=&quot;&quot;;&quot;&quot;;LOWER(LEFT([.C645];1))&amp;RIGHT([.C645];LEN([.C645])-1))">
            <text:p/>
          </table:table-cell>
          <table:table-cell table:number-columns-repeated="249"/>
        </table:table-row>
        <table:table-row table:style-name="ro1">
          <table:table-cell table:number-columns-repeated="2"/>
          <table:table-cell/>
          <table:table-cell table:formula="oooc:=IF([.C646]=&quot;&quot;;&quot;&quot;;LOWER(LEFT([.C646];1))&amp;RIGHT([.C646];LEN([.C646])-1))">
            <text:p/>
          </table:table-cell>
          <table:table-cell table:number-columns-repeated="249"/>
        </table:table-row>
        <table:table-row table:style-name="ro1">
          <table:table-cell table:number-columns-repeated="2"/>
          <table:table-cell/>
          <table:table-cell table:formula="oooc:=IF([.C647]=&quot;&quot;;&quot;&quot;;LOWER(LEFT([.C647];1))&amp;RIGHT([.C647];LEN([.C647])-1))">
            <text:p/>
          </table:table-cell>
          <table:table-cell table:number-columns-repeated="249"/>
        </table:table-row>
        <table:table-row table:style-name="ro1">
          <table:table-cell table:number-columns-repeated="2"/>
          <table:table-cell/>
          <table:table-cell table:formula="oooc:=IF([.C648]=&quot;&quot;;&quot;&quot;;LOWER(LEFT([.C648];1))&amp;RIGHT([.C648];LEN([.C648])-1))">
            <text:p/>
          </table:table-cell>
          <table:table-cell table:number-columns-repeated="249"/>
        </table:table-row>
        <table:table-row table:style-name="ro1">
          <table:table-cell table:number-columns-repeated="2"/>
          <table:table-cell/>
          <table:table-cell table:formula="oooc:=IF([.C649]=&quot;&quot;;&quot;&quot;;LOWER(LEFT([.C649];1))&amp;RIGHT([.C649];LEN([.C649])-1))">
            <text:p/>
          </table:table-cell>
          <table:table-cell table:number-columns-repeated="249"/>
        </table:table-row>
        <table:table-row table:style-name="ro1">
          <table:table-cell table:number-columns-repeated="2"/>
          <table:table-cell/>
          <table:table-cell table:formula="oooc:=IF([.C650]=&quot;&quot;;&quot;&quot;;LOWER(LEFT([.C650];1))&amp;RIGHT([.C650];LEN([.C650])-1))">
            <text:p/>
          </table:table-cell>
          <table:table-cell table:number-columns-repeated="249"/>
        </table:table-row>
        <table:table-row table:style-name="ro1">
          <table:table-cell table:number-columns-repeated="2"/>
          <table:table-cell/>
          <table:table-cell table:formula="oooc:=IF([.C651]=&quot;&quot;;&quot;&quot;;LOWER(LEFT([.C651];1))&amp;RIGHT([.C651];LEN([.C651])-1))">
            <text:p/>
          </table:table-cell>
          <table:table-cell table:number-columns-repeated="249"/>
        </table:table-row>
        <table:table-row table:style-name="ro1">
          <table:table-cell table:number-columns-repeated="2"/>
          <table:table-cell/>
          <table:table-cell table:formula="oooc:=IF([.C652]=&quot;&quot;;&quot;&quot;;LOWER(LEFT([.C652];1))&amp;RIGHT([.C652];LEN([.C652])-1))">
            <text:p/>
          </table:table-cell>
          <table:table-cell table:number-columns-repeated="249"/>
        </table:table-row>
        <table:table-row table:style-name="ro1">
          <table:table-cell table:number-columns-repeated="2"/>
          <table:table-cell/>
          <table:table-cell table:formula="oooc:=IF([.C653]=&quot;&quot;;&quot;&quot;;LOWER(LEFT([.C653];1))&amp;RIGHT([.C653];LEN([.C653])-1))">
            <text:p/>
          </table:table-cell>
          <table:table-cell table:number-columns-repeated="249"/>
        </table:table-row>
        <table:table-row table:style-name="ro1">
          <table:table-cell table:number-columns-repeated="2"/>
          <table:table-cell/>
          <table:table-cell table:formula="oooc:=IF([.C654]=&quot;&quot;;&quot;&quot;;LOWER(LEFT([.C654];1))&amp;RIGHT([.C654];LEN([.C654])-1))">
            <text:p/>
          </table:table-cell>
          <table:table-cell table:number-columns-repeated="249"/>
        </table:table-row>
        <table:table-row table:style-name="ro1">
          <table:table-cell table:number-columns-repeated="2"/>
          <table:table-cell/>
          <table:table-cell table:formula="oooc:=IF([.C655]=&quot;&quot;;&quot;&quot;;LOWER(LEFT([.C655];1))&amp;RIGHT([.C655];LEN([.C655])-1))">
            <text:p/>
          </table:table-cell>
          <table:table-cell table:number-columns-repeated="249"/>
        </table:table-row>
        <table:table-row table:style-name="ro1">
          <table:table-cell table:number-columns-repeated="2"/>
          <table:table-cell/>
          <table:table-cell table:formula="oooc:=IF([.C656]=&quot;&quot;;&quot;&quot;;LOWER(LEFT([.C656];1))&amp;RIGHT([.C656];LEN([.C656])-1))">
            <text:p/>
          </table:table-cell>
          <table:table-cell table:number-columns-repeated="249"/>
        </table:table-row>
        <table:table-row table:style-name="ro1">
          <table:table-cell table:number-columns-repeated="2"/>
          <table:table-cell/>
          <table:table-cell table:formula="oooc:=IF([.C657]=&quot;&quot;;&quot;&quot;;LOWER(LEFT([.C657];1))&amp;RIGHT([.C657];LEN([.C657])-1))">
            <text:p/>
          </table:table-cell>
          <table:table-cell table:number-columns-repeated="249"/>
        </table:table-row>
        <table:table-row table:style-name="ro1">
          <table:table-cell table:number-columns-repeated="2"/>
          <table:table-cell/>
          <table:table-cell table:formula="oooc:=IF([.C658]=&quot;&quot;;&quot;&quot;;LOWER(LEFT([.C658];1))&amp;RIGHT([.C658];LEN([.C658])-1))">
            <text:p/>
          </table:table-cell>
          <table:table-cell table:number-columns-repeated="249"/>
        </table:table-row>
        <table:table-row table:style-name="ro1">
          <table:table-cell table:number-columns-repeated="2"/>
          <table:table-cell/>
          <table:table-cell table:formula="oooc:=IF([.C659]=&quot;&quot;;&quot;&quot;;LOWER(LEFT([.C659];1))&amp;RIGHT([.C659];LEN([.C659])-1))">
            <text:p/>
          </table:table-cell>
          <table:table-cell table:number-columns-repeated="249"/>
        </table:table-row>
        <table:table-row table:style-name="ro1">
          <table:table-cell table:number-columns-repeated="2"/>
          <table:table-cell/>
          <table:table-cell table:formula="oooc:=IF([.C660]=&quot;&quot;;&quot;&quot;;LOWER(LEFT([.C660];1))&amp;RIGHT([.C660];LEN([.C660])-1))">
            <text:p/>
          </table:table-cell>
          <table:table-cell table:number-columns-repeated="249"/>
        </table:table-row>
        <table:table-row table:style-name="ro1">
          <table:table-cell table:number-columns-repeated="2"/>
          <table:table-cell/>
          <table:table-cell table:formula="oooc:=IF([.C661]=&quot;&quot;;&quot;&quot;;LOWER(LEFT([.C661];1))&amp;RIGHT([.C661];LEN([.C661])-1))">
            <text:p/>
          </table:table-cell>
          <table:table-cell table:number-columns-repeated="249"/>
        </table:table-row>
        <table:table-row table:style-name="ro1">
          <table:table-cell table:number-columns-repeated="2"/>
          <table:table-cell/>
          <table:table-cell table:formula="oooc:=IF([.C662]=&quot;&quot;;&quot;&quot;;LOWER(LEFT([.C662];1))&amp;RIGHT([.C662];LEN([.C662])-1))">
            <text:p/>
          </table:table-cell>
          <table:table-cell table:number-columns-repeated="249"/>
        </table:table-row>
        <table:table-row table:style-name="ro1">
          <table:table-cell table:number-columns-repeated="2"/>
          <table:table-cell/>
          <table:table-cell table:formula="oooc:=IF([.C663]=&quot;&quot;;&quot;&quot;;LOWER(LEFT([.C663];1))&amp;RIGHT([.C663];LEN([.C663])-1))">
            <text:p/>
          </table:table-cell>
          <table:table-cell table:number-columns-repeated="249"/>
        </table:table-row>
        <table:table-row table:style-name="ro1">
          <table:table-cell table:number-columns-repeated="2"/>
          <table:table-cell/>
          <table:table-cell table:formula="oooc:=IF([.C664]=&quot;&quot;;&quot;&quot;;LOWER(LEFT([.C664];1))&amp;RIGHT([.C664];LEN([.C664])-1))">
            <text:p/>
          </table:table-cell>
          <table:table-cell table:number-columns-repeated="249"/>
        </table:table-row>
        <table:table-row table:style-name="ro1">
          <table:table-cell table:number-columns-repeated="2"/>
          <table:table-cell/>
          <table:table-cell table:formula="oooc:=IF([.C665]=&quot;&quot;;&quot;&quot;;LOWER(LEFT([.C665];1))&amp;RIGHT([.C665];LEN([.C665])-1))">
            <text:p/>
          </table:table-cell>
          <table:table-cell table:number-columns-repeated="249"/>
        </table:table-row>
        <table:table-row table:style-name="ro1">
          <table:table-cell table:number-columns-repeated="2"/>
          <table:table-cell/>
          <table:table-cell table:formula="oooc:=IF([.C666]=&quot;&quot;;&quot;&quot;;LOWER(LEFT([.C666];1))&amp;RIGHT([.C666];LEN([.C666])-1))">
            <text:p/>
          </table:table-cell>
          <table:table-cell table:number-columns-repeated="249"/>
        </table:table-row>
        <table:table-row table:style-name="ro1">
          <table:table-cell table:number-columns-repeated="2"/>
          <table:table-cell/>
          <table:table-cell table:formula="oooc:=IF([.C667]=&quot;&quot;;&quot;&quot;;LOWER(LEFT([.C667];1))&amp;RIGHT([.C667];LEN([.C667])-1))">
            <text:p/>
          </table:table-cell>
          <table:table-cell table:number-columns-repeated="249"/>
        </table:table-row>
        <table:table-row table:style-name="ro1">
          <table:table-cell table:number-columns-repeated="2"/>
          <table:table-cell/>
          <table:table-cell table:formula="oooc:=IF([.C668]=&quot;&quot;;&quot;&quot;;LOWER(LEFT([.C668];1))&amp;RIGHT([.C668];LEN([.C668])-1))">
            <text:p/>
          </table:table-cell>
          <table:table-cell table:number-columns-repeated="249"/>
        </table:table-row>
        <table:table-row table:style-name="ro1">
          <table:table-cell table:number-columns-repeated="2"/>
          <table:table-cell/>
          <table:table-cell table:formula="oooc:=IF([.C669]=&quot;&quot;;&quot;&quot;;LOWER(LEFT([.C669];1))&amp;RIGHT([.C669];LEN([.C669])-1))">
            <text:p/>
          </table:table-cell>
          <table:table-cell table:number-columns-repeated="249"/>
        </table:table-row>
        <table:table-row table:style-name="ro1">
          <table:table-cell table:number-columns-repeated="2"/>
          <table:table-cell/>
          <table:table-cell table:formula="oooc:=IF([.C670]=&quot;&quot;;&quot;&quot;;LOWER(LEFT([.C670];1))&amp;RIGHT([.C670];LEN([.C670])-1))">
            <text:p/>
          </table:table-cell>
          <table:table-cell table:number-columns-repeated="249"/>
        </table:table-row>
        <table:table-row table:style-name="ro1">
          <table:table-cell table:number-columns-repeated="2"/>
          <table:table-cell/>
          <table:table-cell table:formula="oooc:=IF([.C671]=&quot;&quot;;&quot;&quot;;LOWER(LEFT([.C671];1))&amp;RIGHT([.C671];LEN([.C671])-1))">
            <text:p/>
          </table:table-cell>
          <table:table-cell table:number-columns-repeated="249"/>
        </table:table-row>
        <table:table-row table:style-name="ro1">
          <table:table-cell table:number-columns-repeated="2"/>
          <table:table-cell/>
          <table:table-cell table:formula="oooc:=IF([.C672]=&quot;&quot;;&quot;&quot;;LOWER(LEFT([.C672];1))&amp;RIGHT([.C672];LEN([.C672])-1))">
            <text:p/>
          </table:table-cell>
          <table:table-cell table:number-columns-repeated="249"/>
        </table:table-row>
        <table:table-row table:style-name="ro1">
          <table:table-cell table:number-columns-repeated="2"/>
          <table:table-cell/>
          <table:table-cell table:formula="oooc:=IF([.C673]=&quot;&quot;;&quot;&quot;;LOWER(LEFT([.C673];1))&amp;RIGHT([.C673];LEN([.C673])-1))">
            <text:p/>
          </table:table-cell>
          <table:table-cell table:number-columns-repeated="249"/>
        </table:table-row>
        <table:table-row table:style-name="ro1">
          <table:table-cell table:number-columns-repeated="2"/>
          <table:table-cell/>
          <table:table-cell table:formula="oooc:=IF([.C674]=&quot;&quot;;&quot;&quot;;LOWER(LEFT([.C674];1))&amp;RIGHT([.C674];LEN([.C674])-1))">
            <text:p/>
          </table:table-cell>
          <table:table-cell table:number-columns-repeated="249"/>
        </table:table-row>
        <table:table-row table:style-name="ro1">
          <table:table-cell table:number-columns-repeated="2"/>
          <table:table-cell/>
          <table:table-cell table:formula="oooc:=IF([.C675]=&quot;&quot;;&quot;&quot;;LOWER(LEFT([.C675];1))&amp;RIGHT([.C675];LEN([.C675])-1))">
            <text:p/>
          </table:table-cell>
          <table:table-cell table:number-columns-repeated="249"/>
        </table:table-row>
        <table:table-row table:style-name="ro1">
          <table:table-cell table:number-columns-repeated="2"/>
          <table:table-cell/>
          <table:table-cell table:formula="oooc:=IF([.C676]=&quot;&quot;;&quot;&quot;;LOWER(LEFT([.C676];1))&amp;RIGHT([.C676];LEN([.C676])-1))">
            <text:p/>
          </table:table-cell>
          <table:table-cell table:number-columns-repeated="249"/>
        </table:table-row>
        <table:table-row table:style-name="ro1">
          <table:table-cell table:number-columns-repeated="2"/>
          <table:table-cell/>
          <table:table-cell table:formula="oooc:=IF([.C677]=&quot;&quot;;&quot;&quot;;LOWER(LEFT([.C677];1))&amp;RIGHT([.C677];LEN([.C677])-1))">
            <text:p/>
          </table:table-cell>
          <table:table-cell table:number-columns-repeated="249"/>
        </table:table-row>
        <table:table-row table:style-name="ro1">
          <table:table-cell table:number-columns-repeated="2"/>
          <table:table-cell/>
          <table:table-cell table:formula="oooc:=IF([.C678]=&quot;&quot;;&quot;&quot;;LOWER(LEFT([.C678];1))&amp;RIGHT([.C678];LEN([.C678])-1))">
            <text:p/>
          </table:table-cell>
          <table:table-cell table:number-columns-repeated="249"/>
        </table:table-row>
        <table:table-row table:style-name="ro1">
          <table:table-cell table:number-columns-repeated="2"/>
          <table:table-cell/>
          <table:table-cell table:formula="oooc:=IF([.C679]=&quot;&quot;;&quot;&quot;;LOWER(LEFT([.C679];1))&amp;RIGHT([.C679];LEN([.C679])-1))">
            <text:p/>
          </table:table-cell>
          <table:table-cell table:number-columns-repeated="249"/>
        </table:table-row>
        <table:table-row table:style-name="ro1">
          <table:table-cell table:number-columns-repeated="2"/>
          <table:table-cell/>
          <table:table-cell table:formula="oooc:=IF([.C680]=&quot;&quot;;&quot;&quot;;LOWER(LEFT([.C680];1))&amp;RIGHT([.C680];LEN([.C680])-1))">
            <text:p/>
          </table:table-cell>
          <table:table-cell table:number-columns-repeated="249"/>
        </table:table-row>
        <table:table-row table:style-name="ro1">
          <table:table-cell table:number-columns-repeated="2"/>
          <table:table-cell/>
          <table:table-cell table:formula="oooc:=IF([.C681]=&quot;&quot;;&quot;&quot;;LOWER(LEFT([.C681];1))&amp;RIGHT([.C681];LEN([.C681])-1))">
            <text:p/>
          </table:table-cell>
          <table:table-cell table:number-columns-repeated="249"/>
        </table:table-row>
        <table:table-row table:style-name="ro1">
          <table:table-cell table:number-columns-repeated="2"/>
          <table:table-cell/>
          <table:table-cell table:formula="oooc:=IF([.C682]=&quot;&quot;;&quot;&quot;;LOWER(LEFT([.C682];1))&amp;RIGHT([.C682];LEN([.C682])-1))">
            <text:p/>
          </table:table-cell>
          <table:table-cell table:number-columns-repeated="249"/>
        </table:table-row>
        <table:table-row table:style-name="ro1">
          <table:table-cell table:number-columns-repeated="2"/>
          <table:table-cell/>
          <table:table-cell table:formula="oooc:=IF([.C683]=&quot;&quot;;&quot;&quot;;LOWER(LEFT([.C683];1))&amp;RIGHT([.C683];LEN([.C683])-1))">
            <text:p/>
          </table:table-cell>
          <table:table-cell table:number-columns-repeated="249"/>
        </table:table-row>
        <table:table-row table:style-name="ro1">
          <table:table-cell table:number-columns-repeated="2"/>
          <table:table-cell/>
          <table:table-cell table:formula="oooc:=IF([.C684]=&quot;&quot;;&quot;&quot;;LOWER(LEFT([.C684];1))&amp;RIGHT([.C684];LEN([.C684])-1))">
            <text:p/>
          </table:table-cell>
          <table:table-cell table:number-columns-repeated="249"/>
        </table:table-row>
        <table:table-row table:style-name="ro1">
          <table:table-cell table:number-columns-repeated="2"/>
          <table:table-cell/>
          <table:table-cell table:formula="oooc:=IF([.C685]=&quot;&quot;;&quot;&quot;;LOWER(LEFT([.C685];1))&amp;RIGHT([.C685];LEN([.C685])-1))">
            <text:p/>
          </table:table-cell>
          <table:table-cell table:number-columns-repeated="249"/>
        </table:table-row>
        <table:table-row table:style-name="ro1">
          <table:table-cell table:number-columns-repeated="2"/>
          <table:table-cell/>
          <table:table-cell table:formula="oooc:=IF([.C686]=&quot;&quot;;&quot;&quot;;LOWER(LEFT([.C686];1))&amp;RIGHT([.C686];LEN([.C686])-1))">
            <text:p/>
          </table:table-cell>
          <table:table-cell table:number-columns-repeated="249"/>
        </table:table-row>
        <table:table-row table:style-name="ro1">
          <table:table-cell table:number-columns-repeated="2"/>
          <table:table-cell/>
          <table:table-cell table:formula="oooc:=IF([.C687]=&quot;&quot;;&quot;&quot;;LOWER(LEFT([.C687];1))&amp;RIGHT([.C687];LEN([.C687])-1))">
            <text:p/>
          </table:table-cell>
          <table:table-cell table:number-columns-repeated="249"/>
        </table:table-row>
        <table:table-row table:style-name="ro1">
          <table:table-cell table:number-columns-repeated="2"/>
          <table:table-cell/>
          <table:table-cell table:formula="oooc:=IF([.C688]=&quot;&quot;;&quot;&quot;;LOWER(LEFT([.C688];1))&amp;RIGHT([.C688];LEN([.C688])-1))">
            <text:p/>
          </table:table-cell>
          <table:table-cell table:number-columns-repeated="249"/>
        </table:table-row>
        <table:table-row table:style-name="ro1">
          <table:table-cell table:number-columns-repeated="2"/>
          <table:table-cell/>
          <table:table-cell table:formula="oooc:=IF([.C689]=&quot;&quot;;&quot;&quot;;LOWER(LEFT([.C689];1))&amp;RIGHT([.C689];LEN([.C689])-1))">
            <text:p/>
          </table:table-cell>
          <table:table-cell table:number-columns-repeated="249"/>
        </table:table-row>
        <table:table-row table:style-name="ro1">
          <table:table-cell table:number-columns-repeated="2"/>
          <table:table-cell/>
          <table:table-cell table:formula="oooc:=IF([.C690]=&quot;&quot;;&quot;&quot;;LOWER(LEFT([.C690];1))&amp;RIGHT([.C690];LEN([.C690])-1))">
            <text:p/>
          </table:table-cell>
          <table:table-cell table:number-columns-repeated="249"/>
        </table:table-row>
        <table:table-row table:style-name="ro1">
          <table:table-cell table:number-columns-repeated="2"/>
          <table:table-cell/>
          <table:table-cell table:formula="oooc:=IF([.C691]=&quot;&quot;;&quot;&quot;;LOWER(LEFT([.C691];1))&amp;RIGHT([.C691];LEN([.C691])-1))">
            <text:p/>
          </table:table-cell>
          <table:table-cell table:number-columns-repeated="249"/>
        </table:table-row>
        <table:table-row table:style-name="ro1">
          <table:table-cell table:number-columns-repeated="2"/>
          <table:table-cell/>
          <table:table-cell table:formula="oooc:=IF([.C692]=&quot;&quot;;&quot;&quot;;LOWER(LEFT([.C692];1))&amp;RIGHT([.C692];LEN([.C692])-1))">
            <text:p/>
          </table:table-cell>
          <table:table-cell table:number-columns-repeated="249"/>
        </table:table-row>
        <table:table-row table:style-name="ro1">
          <table:table-cell table:number-columns-repeated="2"/>
          <table:table-cell/>
          <table:table-cell table:formula="oooc:=IF([.C693]=&quot;&quot;;&quot;&quot;;LOWER(LEFT([.C693];1))&amp;RIGHT([.C693];LEN([.C693])-1))">
            <text:p/>
          </table:table-cell>
          <table:table-cell table:number-columns-repeated="249"/>
        </table:table-row>
        <table:table-row table:style-name="ro1">
          <table:table-cell table:number-columns-repeated="2"/>
          <table:table-cell/>
          <table:table-cell table:formula="oooc:=IF([.C694]=&quot;&quot;;&quot;&quot;;LOWER(LEFT([.C694];1))&amp;RIGHT([.C694];LEN([.C694])-1))">
            <text:p/>
          </table:table-cell>
          <table:table-cell table:number-columns-repeated="249"/>
        </table:table-row>
        <table:table-row table:style-name="ro1">
          <table:table-cell table:number-columns-repeated="2"/>
          <table:table-cell/>
          <table:table-cell table:formula="oooc:=IF([.C695]=&quot;&quot;;&quot;&quot;;LOWER(LEFT([.C695];1))&amp;RIGHT([.C695];LEN([.C695])-1))">
            <text:p/>
          </table:table-cell>
          <table:table-cell table:number-columns-repeated="249"/>
        </table:table-row>
        <table:table-row table:style-name="ro1">
          <table:table-cell table:number-columns-repeated="2"/>
          <table:table-cell/>
          <table:table-cell table:formula="oooc:=IF([.C696]=&quot;&quot;;&quot;&quot;;LOWER(LEFT([.C696];1))&amp;RIGHT([.C696];LEN([.C696])-1))">
            <text:p/>
          </table:table-cell>
          <table:table-cell table:number-columns-repeated="249"/>
        </table:table-row>
        <table:table-row table:style-name="ro1">
          <table:table-cell table:number-columns-repeated="2"/>
          <table:table-cell/>
          <table:table-cell table:formula="oooc:=IF([.C697]=&quot;&quot;;&quot;&quot;;LOWER(LEFT([.C697];1))&amp;RIGHT([.C697];LEN([.C697])-1))">
            <text:p/>
          </table:table-cell>
          <table:table-cell table:number-columns-repeated="249"/>
        </table:table-row>
        <table:table-row table:style-name="ro1">
          <table:table-cell table:number-columns-repeated="2"/>
          <table:table-cell/>
          <table:table-cell table:formula="oooc:=IF([.C698]=&quot;&quot;;&quot;&quot;;LOWER(LEFT([.C698];1))&amp;RIGHT([.C698];LEN([.C698])-1))">
            <text:p/>
          </table:table-cell>
          <table:table-cell table:number-columns-repeated="249"/>
        </table:table-row>
        <table:table-row table:style-name="ro1">
          <table:table-cell table:number-columns-repeated="2"/>
          <table:table-cell/>
          <table:table-cell table:formula="oooc:=IF([.C699]=&quot;&quot;;&quot;&quot;;LOWER(LEFT([.C699];1))&amp;RIGHT([.C699];LEN([.C699])-1))">
            <text:p/>
          </table:table-cell>
          <table:table-cell table:number-columns-repeated="249"/>
        </table:table-row>
        <table:table-row table:style-name="ro1">
          <table:table-cell table:number-columns-repeated="2"/>
          <table:table-cell/>
          <table:table-cell table:formula="oooc:=IF([.C700]=&quot;&quot;;&quot;&quot;;LOWER(LEFT([.C700];1))&amp;RIGHT([.C700];LEN([.C700])-1))">
            <text:p/>
          </table:table-cell>
          <table:table-cell table:number-columns-repeated="249"/>
        </table:table-row>
        <table:table-row table:style-name="ro1">
          <table:table-cell table:number-columns-repeated="2"/>
          <table:table-cell/>
          <table:table-cell table:formula="oooc:=IF([.C701]=&quot;&quot;;&quot;&quot;;LOWER(LEFT([.C701];1))&amp;RIGHT([.C701];LEN([.C701])-1))">
            <text:p/>
          </table:table-cell>
          <table:table-cell table:number-columns-repeated="249"/>
        </table:table-row>
        <table:table-row table:style-name="ro1">
          <table:table-cell table:number-columns-repeated="2"/>
          <table:table-cell/>
          <table:table-cell table:formula="oooc:=IF([.C702]=&quot;&quot;;&quot;&quot;;LOWER(LEFT([.C702];1))&amp;RIGHT([.C702];LEN([.C702])-1))">
            <text:p/>
          </table:table-cell>
          <table:table-cell table:number-columns-repeated="249"/>
        </table:table-row>
        <table:table-row table:style-name="ro1">
          <table:table-cell table:number-columns-repeated="2"/>
          <table:table-cell/>
          <table:table-cell table:formula="oooc:=IF([.C703]=&quot;&quot;;&quot;&quot;;LOWER(LEFT([.C703];1))&amp;RIGHT([.C703];LEN([.C703])-1))">
            <text:p/>
          </table:table-cell>
          <table:table-cell table:number-columns-repeated="249"/>
        </table:table-row>
        <table:table-row table:style-name="ro1">
          <table:table-cell table:number-columns-repeated="2"/>
          <table:table-cell/>
          <table:table-cell table:formula="oooc:=IF([.C704]=&quot;&quot;;&quot;&quot;;LOWER(LEFT([.C704];1))&amp;RIGHT([.C704];LEN([.C704])-1))">
            <text:p/>
          </table:table-cell>
          <table:table-cell table:number-columns-repeated="249"/>
        </table:table-row>
        <table:table-row table:style-name="ro1">
          <table:table-cell table:number-columns-repeated="2"/>
          <table:table-cell/>
          <table:table-cell table:formula="oooc:=IF([.C705]=&quot;&quot;;&quot;&quot;;LOWER(LEFT([.C705];1))&amp;RIGHT([.C705];LEN([.C705])-1))">
            <text:p/>
          </table:table-cell>
          <table:table-cell table:number-columns-repeated="249"/>
        </table:table-row>
        <table:table-row table:style-name="ro1">
          <table:table-cell table:number-columns-repeated="2"/>
          <table:table-cell/>
          <table:table-cell table:formula="oooc:=IF([.C706]=&quot;&quot;;&quot;&quot;;LOWER(LEFT([.C706];1))&amp;RIGHT([.C706];LEN([.C706])-1))">
            <text:p/>
          </table:table-cell>
          <table:table-cell table:number-columns-repeated="249"/>
        </table:table-row>
        <table:table-row table:style-name="ro1">
          <table:table-cell table:number-columns-repeated="2"/>
          <table:table-cell/>
          <table:table-cell table:formula="oooc:=IF([.C707]=&quot;&quot;;&quot;&quot;;LOWER(LEFT([.C707];1))&amp;RIGHT([.C707];LEN([.C707])-1))">
            <text:p/>
          </table:table-cell>
          <table:table-cell table:number-columns-repeated="249"/>
        </table:table-row>
        <table:table-row table:style-name="ro1">
          <table:table-cell table:number-columns-repeated="2"/>
          <table:table-cell/>
          <table:table-cell table:formula="oooc:=IF([.C708]=&quot;&quot;;&quot;&quot;;LOWER(LEFT([.C708];1))&amp;RIGHT([.C708];LEN([.C708])-1))">
            <text:p/>
          </table:table-cell>
          <table:table-cell table:number-columns-repeated="249"/>
        </table:table-row>
        <table:table-row table:style-name="ro1">
          <table:table-cell table:number-columns-repeated="2"/>
          <table:table-cell/>
          <table:table-cell table:formula="oooc:=IF([.C709]=&quot;&quot;;&quot;&quot;;LOWER(LEFT([.C709];1))&amp;RIGHT([.C709];LEN([.C709])-1))">
            <text:p/>
          </table:table-cell>
          <table:table-cell table:number-columns-repeated="249"/>
        </table:table-row>
        <table:table-row table:style-name="ro1">
          <table:table-cell table:number-columns-repeated="2"/>
          <table:table-cell/>
          <table:table-cell table:formula="oooc:=IF([.C710]=&quot;&quot;;&quot;&quot;;LOWER(LEFT([.C710];1))&amp;RIGHT([.C710];LEN([.C710])-1))">
            <text:p/>
          </table:table-cell>
          <table:table-cell table:number-columns-repeated="249"/>
        </table:table-row>
        <table:table-row table:style-name="ro1">
          <table:table-cell table:number-columns-repeated="2"/>
          <table:table-cell/>
          <table:table-cell table:formula="oooc:=IF([.C711]=&quot;&quot;;&quot;&quot;;LOWER(LEFT([.C711];1))&amp;RIGHT([.C711];LEN([.C711])-1))">
            <text:p/>
          </table:table-cell>
          <table:table-cell table:number-columns-repeated="249"/>
        </table:table-row>
        <table:table-row table:style-name="ro1">
          <table:table-cell table:number-columns-repeated="2"/>
          <table:table-cell/>
          <table:table-cell table:formula="oooc:=IF([.C712]=&quot;&quot;;&quot;&quot;;LOWER(LEFT([.C712];1))&amp;RIGHT([.C712];LEN([.C712])-1))">
            <text:p/>
          </table:table-cell>
          <table:table-cell table:number-columns-repeated="249"/>
        </table:table-row>
        <table:table-row table:style-name="ro1">
          <table:table-cell table:number-columns-repeated="2"/>
          <table:table-cell/>
          <table:table-cell table:formula="oooc:=IF([.C713]=&quot;&quot;;&quot;&quot;;LOWER(LEFT([.C713];1))&amp;RIGHT([.C713];LEN([.C713])-1))">
            <text:p/>
          </table:table-cell>
          <table:table-cell table:number-columns-repeated="249"/>
        </table:table-row>
        <table:table-row table:style-name="ro1">
          <table:table-cell table:number-columns-repeated="2"/>
          <table:table-cell/>
          <table:table-cell table:formula="oooc:=IF([.C714]=&quot;&quot;;&quot;&quot;;LOWER(LEFT([.C714];1))&amp;RIGHT([.C714];LEN([.C714])-1))">
            <text:p/>
          </table:table-cell>
          <table:table-cell table:number-columns-repeated="249"/>
        </table:table-row>
        <table:table-row table:style-name="ro1">
          <table:table-cell table:number-columns-repeated="2"/>
          <table:table-cell/>
          <table:table-cell table:formula="oooc:=IF([.C715]=&quot;&quot;;&quot;&quot;;LOWER(LEFT([.C715];1))&amp;RIGHT([.C715];LEN([.C715])-1))">
            <text:p/>
          </table:table-cell>
          <table:table-cell table:number-columns-repeated="249"/>
        </table:table-row>
        <table:table-row table:style-name="ro1">
          <table:table-cell table:number-columns-repeated="2"/>
          <table:table-cell/>
          <table:table-cell table:formula="oooc:=IF([.C716]=&quot;&quot;;&quot;&quot;;LOWER(LEFT([.C716];1))&amp;RIGHT([.C716];LEN([.C716])-1))">
            <text:p/>
          </table:table-cell>
          <table:table-cell table:number-columns-repeated="249"/>
        </table:table-row>
        <table:table-row table:style-name="ro1">
          <table:table-cell table:number-columns-repeated="2"/>
          <table:table-cell/>
          <table:table-cell table:formula="oooc:=IF([.C717]=&quot;&quot;;&quot;&quot;;LOWER(LEFT([.C717];1))&amp;RIGHT([.C717];LEN([.C717])-1))">
            <text:p/>
          </table:table-cell>
          <table:table-cell table:number-columns-repeated="249"/>
        </table:table-row>
        <table:table-row table:style-name="ro1">
          <table:table-cell table:number-columns-repeated="2"/>
          <table:table-cell/>
          <table:table-cell table:formula="oooc:=IF([.C718]=&quot;&quot;;&quot;&quot;;LOWER(LEFT([.C718];1))&amp;RIGHT([.C718];LEN([.C718])-1))">
            <text:p/>
          </table:table-cell>
          <table:table-cell table:number-columns-repeated="249"/>
        </table:table-row>
        <table:table-row table:style-name="ro1">
          <table:table-cell table:number-columns-repeated="2"/>
          <table:table-cell/>
          <table:table-cell table:formula="oooc:=IF([.C719]=&quot;&quot;;&quot;&quot;;LOWER(LEFT([.C719];1))&amp;RIGHT([.C719];LEN([.C719])-1))">
            <text:p/>
          </table:table-cell>
          <table:table-cell table:number-columns-repeated="249"/>
        </table:table-row>
        <table:table-row table:style-name="ro1">
          <table:table-cell table:number-columns-repeated="2"/>
          <table:table-cell/>
          <table:table-cell table:formula="oooc:=IF([.C720]=&quot;&quot;;&quot;&quot;;LOWER(LEFT([.C720];1))&amp;RIGHT([.C720];LEN([.C720])-1))">
            <text:p/>
          </table:table-cell>
          <table:table-cell table:number-columns-repeated="249"/>
        </table:table-row>
        <table:table-row table:style-name="ro1">
          <table:table-cell table:number-columns-repeated="2"/>
          <table:table-cell/>
          <table:table-cell table:formula="oooc:=IF([.C721]=&quot;&quot;;&quot;&quot;;LOWER(LEFT([.C721];1))&amp;RIGHT([.C721];LEN([.C721])-1))">
            <text:p/>
          </table:table-cell>
          <table:table-cell table:number-columns-repeated="249"/>
        </table:table-row>
        <table:table-row table:style-name="ro1">
          <table:table-cell table:number-columns-repeated="2"/>
          <table:table-cell/>
          <table:table-cell table:formula="oooc:=IF([.C722]=&quot;&quot;;&quot;&quot;;LOWER(LEFT([.C722];1))&amp;RIGHT([.C722];LEN([.C722])-1))">
            <text:p/>
          </table:table-cell>
          <table:table-cell table:number-columns-repeated="249"/>
        </table:table-row>
        <table:table-row table:style-name="ro1">
          <table:table-cell table:number-columns-repeated="2"/>
          <table:table-cell/>
          <table:table-cell table:formula="oooc:=IF([.C723]=&quot;&quot;;&quot;&quot;;LOWER(LEFT([.C723];1))&amp;RIGHT([.C723];LEN([.C723])-1))">
            <text:p/>
          </table:table-cell>
          <table:table-cell table:number-columns-repeated="249"/>
        </table:table-row>
        <table:table-row table:style-name="ro1">
          <table:table-cell table:number-columns-repeated="2"/>
          <table:table-cell/>
          <table:table-cell table:formula="oooc:=IF([.C724]=&quot;&quot;;&quot;&quot;;LOWER(LEFT([.C724];1))&amp;RIGHT([.C724];LEN([.C724])-1))">
            <text:p/>
          </table:table-cell>
          <table:table-cell table:number-columns-repeated="249"/>
        </table:table-row>
        <table:table-row table:style-name="ro1">
          <table:table-cell table:number-columns-repeated="2"/>
          <table:table-cell/>
          <table:table-cell table:formula="oooc:=IF([.C725]=&quot;&quot;;&quot;&quot;;LOWER(LEFT([.C725];1))&amp;RIGHT([.C725];LEN([.C725])-1))">
            <text:p/>
          </table:table-cell>
          <table:table-cell table:number-columns-repeated="249"/>
        </table:table-row>
        <table:table-row table:style-name="ro1">
          <table:table-cell table:number-columns-repeated="2"/>
          <table:table-cell/>
          <table:table-cell table:formula="oooc:=IF([.C726]=&quot;&quot;;&quot;&quot;;LOWER(LEFT([.C726];1))&amp;RIGHT([.C726];LEN([.C726])-1))">
            <text:p/>
          </table:table-cell>
          <table:table-cell table:number-columns-repeated="249"/>
        </table:table-row>
        <table:table-row table:style-name="ro1">
          <table:table-cell table:number-columns-repeated="2"/>
          <table:table-cell/>
          <table:table-cell table:formula="oooc:=IF([.C727]=&quot;&quot;;&quot;&quot;;LOWER(LEFT([.C727];1))&amp;RIGHT([.C727];LEN([.C727])-1))">
            <text:p/>
          </table:table-cell>
          <table:table-cell table:number-columns-repeated="249"/>
        </table:table-row>
        <table:table-row table:style-name="ro1">
          <table:table-cell table:number-columns-repeated="2"/>
          <table:table-cell/>
          <table:table-cell table:formula="oooc:=IF([.C728]=&quot;&quot;;&quot;&quot;;LOWER(LEFT([.C728];1))&amp;RIGHT([.C728];LEN([.C728])-1))">
            <text:p/>
          </table:table-cell>
          <table:table-cell table:number-columns-repeated="249"/>
        </table:table-row>
        <table:table-row table:style-name="ro1">
          <table:table-cell table:number-columns-repeated="2"/>
          <table:table-cell/>
          <table:table-cell table:formula="oooc:=IF([.C729]=&quot;&quot;;&quot;&quot;;LOWER(LEFT([.C729];1))&amp;RIGHT([.C729];LEN([.C729])-1))">
            <text:p/>
          </table:table-cell>
          <table:table-cell table:number-columns-repeated="249"/>
        </table:table-row>
        <table:table-row table:style-name="ro1">
          <table:table-cell table:number-columns-repeated="2"/>
          <table:table-cell/>
          <table:table-cell table:formula="oooc:=IF([.C730]=&quot;&quot;;&quot;&quot;;LOWER(LEFT([.C730];1))&amp;RIGHT([.C730];LEN([.C730])-1))">
            <text:p/>
          </table:table-cell>
          <table:table-cell table:number-columns-repeated="249"/>
        </table:table-row>
        <table:table-row table:style-name="ro1">
          <table:table-cell table:number-columns-repeated="2"/>
          <table:table-cell/>
          <table:table-cell table:formula="oooc:=IF([.C731]=&quot;&quot;;&quot;&quot;;LOWER(LEFT([.C731];1))&amp;RIGHT([.C731];LEN([.C731])-1))">
            <text:p/>
          </table:table-cell>
          <table:table-cell table:number-columns-repeated="249"/>
        </table:table-row>
        <table:table-row table:style-name="ro1">
          <table:table-cell table:number-columns-repeated="2"/>
          <table:table-cell/>
          <table:table-cell table:formula="oooc:=IF([.C732]=&quot;&quot;;&quot;&quot;;LOWER(LEFT([.C732];1))&amp;RIGHT([.C732];LEN([.C732])-1))">
            <text:p/>
          </table:table-cell>
          <table:table-cell table:number-columns-repeated="249"/>
        </table:table-row>
        <table:table-row table:style-name="ro1">
          <table:table-cell table:number-columns-repeated="2"/>
          <table:table-cell/>
          <table:table-cell table:formula="oooc:=IF([.C733]=&quot;&quot;;&quot;&quot;;LOWER(LEFT([.C733];1))&amp;RIGHT([.C733];LEN([.C733])-1))">
            <text:p/>
          </table:table-cell>
          <table:table-cell table:number-columns-repeated="249"/>
        </table:table-row>
        <table:table-row table:style-name="ro1">
          <table:table-cell table:number-columns-repeated="2"/>
          <table:table-cell/>
          <table:table-cell table:formula="oooc:=IF([.C734]=&quot;&quot;;&quot;&quot;;LOWER(LEFT([.C734];1))&amp;RIGHT([.C734];LEN([.C734])-1))">
            <text:p/>
          </table:table-cell>
          <table:table-cell table:number-columns-repeated="249"/>
        </table:table-row>
        <table:table-row table:style-name="ro1">
          <table:table-cell table:number-columns-repeated="2"/>
          <table:table-cell/>
          <table:table-cell table:formula="oooc:=IF([.C735]=&quot;&quot;;&quot;&quot;;LOWER(LEFT([.C735];1))&amp;RIGHT([.C735];LEN([.C735])-1))">
            <text:p/>
          </table:table-cell>
          <table:table-cell table:number-columns-repeated="249"/>
        </table:table-row>
        <table:table-row table:style-name="ro1">
          <table:table-cell table:number-columns-repeated="2"/>
          <table:table-cell/>
          <table:table-cell table:formula="oooc:=IF([.C736]=&quot;&quot;;&quot;&quot;;LOWER(LEFT([.C736];1))&amp;RIGHT([.C736];LEN([.C736])-1))">
            <text:p/>
          </table:table-cell>
          <table:table-cell table:number-columns-repeated="249"/>
        </table:table-row>
        <table:table-row table:style-name="ro1">
          <table:table-cell table:number-columns-repeated="2"/>
          <table:table-cell/>
          <table:table-cell table:formula="oooc:=IF([.C737]=&quot;&quot;;&quot;&quot;;LOWER(LEFT([.C737];1))&amp;RIGHT([.C737];LEN([.C737])-1))">
            <text:p/>
          </table:table-cell>
          <table:table-cell table:number-columns-repeated="249"/>
        </table:table-row>
        <table:table-row table:style-name="ro1">
          <table:table-cell table:number-columns-repeated="2"/>
          <table:table-cell/>
          <table:table-cell table:formula="oooc:=IF([.C738]=&quot;&quot;;&quot;&quot;;LOWER(LEFT([.C738];1))&amp;RIGHT([.C738];LEN([.C738])-1))">
            <text:p/>
          </table:table-cell>
          <table:table-cell table:number-columns-repeated="249"/>
        </table:table-row>
        <table:table-row table:style-name="ro1">
          <table:table-cell table:number-columns-repeated="2"/>
          <table:table-cell/>
          <table:table-cell table:formula="oooc:=IF([.C739]=&quot;&quot;;&quot;&quot;;LOWER(LEFT([.C739];1))&amp;RIGHT([.C739];LEN([.C739])-1))">
            <text:p/>
          </table:table-cell>
          <table:table-cell table:number-columns-repeated="249"/>
        </table:table-row>
        <table:table-row table:style-name="ro1">
          <table:table-cell table:number-columns-repeated="2"/>
          <table:table-cell/>
          <table:table-cell table:formula="oooc:=IF([.C740]=&quot;&quot;;&quot;&quot;;LOWER(LEFT([.C740];1))&amp;RIGHT([.C740];LEN([.C740])-1))">
            <text:p/>
          </table:table-cell>
          <table:table-cell table:number-columns-repeated="249"/>
        </table:table-row>
        <table:table-row table:style-name="ro1">
          <table:table-cell table:number-columns-repeated="2"/>
          <table:table-cell/>
          <table:table-cell table:formula="oooc:=IF([.C741]=&quot;&quot;;&quot;&quot;;LOWER(LEFT([.C741];1))&amp;RIGHT([.C741];LEN([.C741])-1))">
            <text:p/>
          </table:table-cell>
          <table:table-cell table:number-columns-repeated="249"/>
        </table:table-row>
        <table:table-row table:style-name="ro1">
          <table:table-cell table:number-columns-repeated="2"/>
          <table:table-cell/>
          <table:table-cell table:formula="oooc:=IF([.C742]=&quot;&quot;;&quot;&quot;;LOWER(LEFT([.C742];1))&amp;RIGHT([.C742];LEN([.C742])-1))">
            <text:p/>
          </table:table-cell>
          <table:table-cell table:number-columns-repeated="249"/>
        </table:table-row>
        <table:table-row table:style-name="ro1">
          <table:table-cell table:number-columns-repeated="2"/>
          <table:table-cell/>
          <table:table-cell table:formula="oooc:=IF([.C743]=&quot;&quot;;&quot;&quot;;LOWER(LEFT([.C743];1))&amp;RIGHT([.C743];LEN([.C743])-1))">
            <text:p/>
          </table:table-cell>
          <table:table-cell table:number-columns-repeated="249"/>
        </table:table-row>
        <table:table-row table:style-name="ro1">
          <table:table-cell table:number-columns-repeated="2"/>
          <table:table-cell/>
          <table:table-cell table:formula="oooc:=IF([.C744]=&quot;&quot;;&quot;&quot;;LOWER(LEFT([.C744];1))&amp;RIGHT([.C744];LEN([.C744])-1))">
            <text:p/>
          </table:table-cell>
          <table:table-cell table:number-columns-repeated="249"/>
        </table:table-row>
        <table:table-row table:style-name="ro1">
          <table:table-cell table:number-columns-repeated="2"/>
          <table:table-cell/>
          <table:table-cell table:formula="oooc:=IF([.C745]=&quot;&quot;;&quot;&quot;;LOWER(LEFT([.C745];1))&amp;RIGHT([.C745];LEN([.C745])-1))">
            <text:p/>
          </table:table-cell>
          <table:table-cell table:number-columns-repeated="249"/>
        </table:table-row>
        <table:table-row table:style-name="ro1">
          <table:table-cell table:number-columns-repeated="2"/>
          <table:table-cell/>
          <table:table-cell table:formula="oooc:=IF([.C746]=&quot;&quot;;&quot;&quot;;LOWER(LEFT([.C746];1))&amp;RIGHT([.C746];LEN([.C746])-1))">
            <text:p/>
          </table:table-cell>
          <table:table-cell table:number-columns-repeated="249"/>
        </table:table-row>
        <table:table-row table:style-name="ro1">
          <table:table-cell table:number-columns-repeated="2"/>
          <table:table-cell/>
          <table:table-cell table:formula="oooc:=IF([.C747]=&quot;&quot;;&quot;&quot;;LOWER(LEFT([.C747];1))&amp;RIGHT([.C747];LEN([.C747])-1))">
            <text:p/>
          </table:table-cell>
          <table:table-cell table:number-columns-repeated="249"/>
        </table:table-row>
        <table:table-row table:style-name="ro1">
          <table:table-cell table:number-columns-repeated="2"/>
          <table:table-cell/>
          <table:table-cell table:formula="oooc:=IF([.C748]=&quot;&quot;;&quot;&quot;;LOWER(LEFT([.C748];1))&amp;RIGHT([.C748];LEN([.C748])-1))">
            <text:p/>
          </table:table-cell>
          <table:table-cell table:number-columns-repeated="249"/>
        </table:table-row>
        <table:table-row table:style-name="ro1">
          <table:table-cell table:number-columns-repeated="2"/>
          <table:table-cell/>
          <table:table-cell table:formula="oooc:=IF([.C749]=&quot;&quot;;&quot;&quot;;LOWER(LEFT([.C749];1))&amp;RIGHT([.C749];LEN([.C749])-1))">
            <text:p/>
          </table:table-cell>
          <table:table-cell table:number-columns-repeated="249"/>
        </table:table-row>
        <table:table-row table:style-name="ro1">
          <table:table-cell table:number-columns-repeated="2"/>
          <table:table-cell/>
          <table:table-cell table:formula="oooc:=IF([.C750]=&quot;&quot;;&quot;&quot;;LOWER(LEFT([.C750];1))&amp;RIGHT([.C750];LEN([.C750])-1))">
            <text:p/>
          </table:table-cell>
          <table:table-cell table:number-columns-repeated="249"/>
        </table:table-row>
        <table:table-row table:style-name="ro1">
          <table:table-cell table:number-columns-repeated="2"/>
          <table:table-cell/>
          <table:table-cell table:formula="oooc:=IF([.C751]=&quot;&quot;;&quot;&quot;;LOWER(LEFT([.C751];1))&amp;RIGHT([.C751];LEN([.C751])-1))">
            <text:p/>
          </table:table-cell>
          <table:table-cell table:number-columns-repeated="249"/>
        </table:table-row>
        <table:table-row table:style-name="ro1">
          <table:table-cell table:number-columns-repeated="2"/>
          <table:table-cell/>
          <table:table-cell table:formula="oooc:=IF([.C752]=&quot;&quot;;&quot;&quot;;LOWER(LEFT([.C752];1))&amp;RIGHT([.C752];LEN([.C752])-1))">
            <text:p/>
          </table:table-cell>
          <table:table-cell table:number-columns-repeated="249"/>
        </table:table-row>
        <table:table-row table:style-name="ro1">
          <table:table-cell table:number-columns-repeated="2"/>
          <table:table-cell/>
          <table:table-cell table:formula="oooc:=IF([.C753]=&quot;&quot;;&quot;&quot;;LOWER(LEFT([.C753];1))&amp;RIGHT([.C753];LEN([.C753])-1))">
            <text:p/>
          </table:table-cell>
          <table:table-cell table:number-columns-repeated="249"/>
        </table:table-row>
        <table:table-row table:style-name="ro1">
          <table:table-cell table:number-columns-repeated="2"/>
          <table:table-cell/>
          <table:table-cell table:formula="oooc:=IF([.C754]=&quot;&quot;;&quot;&quot;;LOWER(LEFT([.C754];1))&amp;RIGHT([.C754];LEN([.C754])-1))">
            <text:p/>
          </table:table-cell>
          <table:table-cell table:number-columns-repeated="249"/>
        </table:table-row>
        <table:table-row table:style-name="ro1">
          <table:table-cell table:number-columns-repeated="2"/>
          <table:table-cell/>
          <table:table-cell table:formula="oooc:=IF([.C755]=&quot;&quot;;&quot;&quot;;LOWER(LEFT([.C755];1))&amp;RIGHT([.C755];LEN([.C755])-1))">
            <text:p/>
          </table:table-cell>
          <table:table-cell table:number-columns-repeated="249"/>
        </table:table-row>
        <table:table-row table:style-name="ro1">
          <table:table-cell table:number-columns-repeated="2"/>
          <table:table-cell/>
          <table:table-cell table:formula="oooc:=IF([.C756]=&quot;&quot;;&quot;&quot;;LOWER(LEFT([.C756];1))&amp;RIGHT([.C756];LEN([.C756])-1))">
            <text:p/>
          </table:table-cell>
          <table:table-cell table:number-columns-repeated="249"/>
        </table:table-row>
        <table:table-row table:style-name="ro1">
          <table:table-cell table:number-columns-repeated="2"/>
          <table:table-cell/>
          <table:table-cell table:formula="oooc:=IF([.C757]=&quot;&quot;;&quot;&quot;;LOWER(LEFT([.C757];1))&amp;RIGHT([.C757];LEN([.C757])-1))">
            <text:p/>
          </table:table-cell>
          <table:table-cell table:number-columns-repeated="249"/>
        </table:table-row>
        <table:table-row table:style-name="ro1">
          <table:table-cell table:number-columns-repeated="2"/>
          <table:table-cell/>
          <table:table-cell table:formula="oooc:=IF([.C758]=&quot;&quot;;&quot;&quot;;LOWER(LEFT([.C758];1))&amp;RIGHT([.C758];LEN([.C758])-1))">
            <text:p/>
          </table:table-cell>
          <table:table-cell table:number-columns-repeated="249"/>
        </table:table-row>
        <table:table-row table:style-name="ro1">
          <table:table-cell table:number-columns-repeated="2"/>
          <table:table-cell/>
          <table:table-cell table:formula="oooc:=IF([.C759]=&quot;&quot;;&quot;&quot;;LOWER(LEFT([.C759];1))&amp;RIGHT([.C759];LEN([.C759])-1))">
            <text:p/>
          </table:table-cell>
          <table:table-cell table:number-columns-repeated="249"/>
        </table:table-row>
        <table:table-row table:style-name="ro1">
          <table:table-cell table:number-columns-repeated="2"/>
          <table:table-cell/>
          <table:table-cell table:formula="oooc:=IF([.C760]=&quot;&quot;;&quot;&quot;;LOWER(LEFT([.C760];1))&amp;RIGHT([.C760];LEN([.C760])-1))">
            <text:p/>
          </table:table-cell>
          <table:table-cell table:number-columns-repeated="249"/>
        </table:table-row>
        <table:table-row table:style-name="ro1">
          <table:table-cell table:number-columns-repeated="2"/>
          <table:table-cell/>
          <table:table-cell table:formula="oooc:=IF([.C761]=&quot;&quot;;&quot;&quot;;LOWER(LEFT([.C761];1))&amp;RIGHT([.C761];LEN([.C761])-1))">
            <text:p/>
          </table:table-cell>
          <table:table-cell table:number-columns-repeated="249"/>
        </table:table-row>
        <table:table-row table:style-name="ro1">
          <table:table-cell table:number-columns-repeated="2"/>
          <table:table-cell/>
          <table:table-cell table:formula="oooc:=IF([.C762]=&quot;&quot;;&quot;&quot;;LOWER(LEFT([.C762];1))&amp;RIGHT([.C762];LEN([.C762])-1))">
            <text:p/>
          </table:table-cell>
          <table:table-cell table:number-columns-repeated="249"/>
        </table:table-row>
        <table:table-row table:style-name="ro1">
          <table:table-cell table:number-columns-repeated="2"/>
          <table:table-cell/>
          <table:table-cell table:formula="oooc:=IF([.C763]=&quot;&quot;;&quot;&quot;;LOWER(LEFT([.C763];1))&amp;RIGHT([.C763];LEN([.C763])-1))">
            <text:p/>
          </table:table-cell>
          <table:table-cell table:number-columns-repeated="249"/>
        </table:table-row>
        <table:table-row table:style-name="ro1">
          <table:table-cell table:number-columns-repeated="2"/>
          <table:table-cell/>
          <table:table-cell table:formula="oooc:=IF([.C764]=&quot;&quot;;&quot;&quot;;LOWER(LEFT([.C764];1))&amp;RIGHT([.C764];LEN([.C764])-1))">
            <text:p/>
          </table:table-cell>
          <table:table-cell table:number-columns-repeated="249"/>
        </table:table-row>
        <table:table-row table:style-name="ro1">
          <table:table-cell table:number-columns-repeated="2"/>
          <table:table-cell/>
          <table:table-cell table:formula="oooc:=IF([.C765]=&quot;&quot;;&quot;&quot;;LOWER(LEFT([.C765];1))&amp;RIGHT([.C765];LEN([.C765])-1))">
            <text:p/>
          </table:table-cell>
          <table:table-cell table:number-columns-repeated="249"/>
        </table:table-row>
        <table:table-row table:style-name="ro1">
          <table:table-cell table:number-columns-repeated="2"/>
          <table:table-cell/>
          <table:table-cell table:formula="oooc:=IF([.C766]=&quot;&quot;;&quot;&quot;;LOWER(LEFT([.C766];1))&amp;RIGHT([.C766];LEN([.C766])-1))">
            <text:p/>
          </table:table-cell>
          <table:table-cell table:number-columns-repeated="249"/>
        </table:table-row>
        <table:table-row table:style-name="ro1">
          <table:table-cell table:number-columns-repeated="2"/>
          <table:table-cell/>
          <table:table-cell table:formula="oooc:=IF([.C767]=&quot;&quot;;&quot;&quot;;LOWER(LEFT([.C767];1))&amp;RIGHT([.C767];LEN([.C767])-1))">
            <text:p/>
          </table:table-cell>
          <table:table-cell table:number-columns-repeated="249"/>
        </table:table-row>
        <table:table-row table:style-name="ro1">
          <table:table-cell table:number-columns-repeated="2"/>
          <table:table-cell/>
          <table:table-cell table:formula="oooc:=IF([.C768]=&quot;&quot;;&quot;&quot;;LOWER(LEFT([.C768];1))&amp;RIGHT([.C768];LEN([.C768])-1))">
            <text:p/>
          </table:table-cell>
          <table:table-cell table:number-columns-repeated="249"/>
        </table:table-row>
        <table:table-row table:style-name="ro1">
          <table:table-cell table:number-columns-repeated="2"/>
          <table:table-cell/>
          <table:table-cell table:formula="oooc:=IF([.C769]=&quot;&quot;;&quot;&quot;;LOWER(LEFT([.C769];1))&amp;RIGHT([.C769];LEN([.C769])-1))">
            <text:p/>
          </table:table-cell>
          <table:table-cell table:number-columns-repeated="249"/>
        </table:table-row>
        <table:table-row table:style-name="ro1">
          <table:table-cell table:number-columns-repeated="2"/>
          <table:table-cell/>
          <table:table-cell table:formula="oooc:=IF([.C770]=&quot;&quot;;&quot;&quot;;LOWER(LEFT([.C770];1))&amp;RIGHT([.C770];LEN([.C770])-1))">
            <text:p/>
          </table:table-cell>
          <table:table-cell table:number-columns-repeated="249"/>
        </table:table-row>
        <table:table-row table:style-name="ro1">
          <table:table-cell table:number-columns-repeated="2"/>
          <table:table-cell/>
          <table:table-cell table:formula="oooc:=IF([.C771]=&quot;&quot;;&quot;&quot;;LOWER(LEFT([.C771];1))&amp;RIGHT([.C771];LEN([.C771])-1))">
            <text:p/>
          </table:table-cell>
          <table:table-cell table:number-columns-repeated="249"/>
        </table:table-row>
        <table:table-row table:style-name="ro1">
          <table:table-cell table:number-columns-repeated="2"/>
          <table:table-cell/>
          <table:table-cell table:formula="oooc:=IF([.C772]=&quot;&quot;;&quot;&quot;;LOWER(LEFT([.C772];1))&amp;RIGHT([.C772];LEN([.C772])-1))">
            <text:p/>
          </table:table-cell>
          <table:table-cell table:number-columns-repeated="249"/>
        </table:table-row>
        <table:table-row table:style-name="ro1">
          <table:table-cell table:number-columns-repeated="2"/>
          <table:table-cell/>
          <table:table-cell table:formula="oooc:=IF([.C773]=&quot;&quot;;&quot;&quot;;LOWER(LEFT([.C773];1))&amp;RIGHT([.C773];LEN([.C773])-1))">
            <text:p/>
          </table:table-cell>
          <table:table-cell table:number-columns-repeated="249"/>
        </table:table-row>
        <table:table-row table:style-name="ro1">
          <table:table-cell table:number-columns-repeated="2"/>
          <table:table-cell/>
          <table:table-cell table:formula="oooc:=IF([.C774]=&quot;&quot;;&quot;&quot;;LOWER(LEFT([.C774];1))&amp;RIGHT([.C774];LEN([.C774])-1))">
            <text:p/>
          </table:table-cell>
          <table:table-cell table:number-columns-repeated="249"/>
        </table:table-row>
        <table:table-row table:style-name="ro1">
          <table:table-cell table:number-columns-repeated="2"/>
          <table:table-cell/>
          <table:table-cell table:formula="oooc:=IF([.C775]=&quot;&quot;;&quot;&quot;;LOWER(LEFT([.C775];1))&amp;RIGHT([.C775];LEN([.C775])-1))">
            <text:p/>
          </table:table-cell>
          <table:table-cell table:number-columns-repeated="249"/>
        </table:table-row>
        <table:table-row table:style-name="ro1">
          <table:table-cell table:number-columns-repeated="2"/>
          <table:table-cell/>
          <table:table-cell table:formula="oooc:=IF([.C776]=&quot;&quot;;&quot;&quot;;LOWER(LEFT([.C776];1))&amp;RIGHT([.C776];LEN([.C776])-1))">
            <text:p/>
          </table:table-cell>
          <table:table-cell table:number-columns-repeated="249"/>
        </table:table-row>
        <table:table-row table:style-name="ro1">
          <table:table-cell table:number-columns-repeated="2"/>
          <table:table-cell/>
          <table:table-cell table:formula="oooc:=IF([.C777]=&quot;&quot;;&quot;&quot;;LOWER(LEFT([.C777];1))&amp;RIGHT([.C777];LEN([.C777])-1))">
            <text:p/>
          </table:table-cell>
          <table:table-cell table:number-columns-repeated="249"/>
        </table:table-row>
        <table:table-row table:style-name="ro1">
          <table:table-cell table:number-columns-repeated="2"/>
          <table:table-cell/>
          <table:table-cell table:formula="oooc:=IF([.C778]=&quot;&quot;;&quot;&quot;;LOWER(LEFT([.C778];1))&amp;RIGHT([.C778];LEN([.C778])-1))">
            <text:p/>
          </table:table-cell>
          <table:table-cell table:number-columns-repeated="249"/>
        </table:table-row>
        <table:table-row table:style-name="ro1">
          <table:table-cell table:number-columns-repeated="2"/>
          <table:table-cell/>
          <table:table-cell table:formula="oooc:=IF([.C779]=&quot;&quot;;&quot;&quot;;LOWER(LEFT([.C779];1))&amp;RIGHT([.C779];LEN([.C779])-1))">
            <text:p/>
          </table:table-cell>
          <table:table-cell table:number-columns-repeated="249"/>
        </table:table-row>
        <table:table-row table:style-name="ro1">
          <table:table-cell table:number-columns-repeated="2"/>
          <table:table-cell/>
          <table:table-cell table:formula="oooc:=IF([.C780]=&quot;&quot;;&quot;&quot;;LOWER(LEFT([.C780];1))&amp;RIGHT([.C780];LEN([.C780])-1))">
            <text:p/>
          </table:table-cell>
          <table:table-cell table:number-columns-repeated="249"/>
        </table:table-row>
        <table:table-row table:style-name="ro1">
          <table:table-cell table:number-columns-repeated="2"/>
          <table:table-cell/>
          <table:table-cell table:formula="oooc:=IF([.C781]=&quot;&quot;;&quot;&quot;;LOWER(LEFT([.C781];1))&amp;RIGHT([.C781];LEN([.C781])-1))">
            <text:p/>
          </table:table-cell>
          <table:table-cell table:number-columns-repeated="249"/>
        </table:table-row>
        <table:table-row table:style-name="ro1">
          <table:table-cell table:number-columns-repeated="2"/>
          <table:table-cell/>
          <table:table-cell table:formula="oooc:=IF([.C782]=&quot;&quot;;&quot;&quot;;LOWER(LEFT([.C782];1))&amp;RIGHT([.C782];LEN([.C782])-1))">
            <text:p/>
          </table:table-cell>
          <table:table-cell table:number-columns-repeated="249"/>
        </table:table-row>
        <table:table-row table:style-name="ro1">
          <table:table-cell table:number-columns-repeated="2"/>
          <table:table-cell/>
          <table:table-cell table:formula="oooc:=IF([.C783]=&quot;&quot;;&quot;&quot;;LOWER(LEFT([.C783];1))&amp;RIGHT([.C783];LEN([.C783])-1))">
            <text:p/>
          </table:table-cell>
          <table:table-cell table:number-columns-repeated="249"/>
        </table:table-row>
        <table:table-row table:style-name="ro1">
          <table:table-cell table:number-columns-repeated="2"/>
          <table:table-cell/>
          <table:table-cell table:formula="oooc:=IF([.C784]=&quot;&quot;;&quot;&quot;;LOWER(LEFT([.C784];1))&amp;RIGHT([.C784];LEN([.C784])-1))">
            <text:p/>
          </table:table-cell>
          <table:table-cell table:number-columns-repeated="249"/>
        </table:table-row>
        <table:table-row table:style-name="ro1">
          <table:table-cell table:number-columns-repeated="2"/>
          <table:table-cell/>
          <table:table-cell table:formula="oooc:=IF([.C785]=&quot;&quot;;&quot;&quot;;LOWER(LEFT([.C785];1))&amp;RIGHT([.C785];LEN([.C785])-1))">
            <text:p/>
          </table:table-cell>
          <table:table-cell table:number-columns-repeated="249"/>
        </table:table-row>
        <table:table-row table:style-name="ro1">
          <table:table-cell table:number-columns-repeated="2"/>
          <table:table-cell/>
          <table:table-cell table:formula="oooc:=IF([.C786]=&quot;&quot;;&quot;&quot;;LOWER(LEFT([.C786];1))&amp;RIGHT([.C786];LEN([.C786])-1))">
            <text:p/>
          </table:table-cell>
          <table:table-cell table:number-columns-repeated="249"/>
        </table:table-row>
        <table:table-row table:style-name="ro1">
          <table:table-cell table:number-columns-repeated="2"/>
          <table:table-cell/>
          <table:table-cell table:formula="oooc:=IF([.C787]=&quot;&quot;;&quot;&quot;;LOWER(LEFT([.C787];1))&amp;RIGHT([.C787];LEN([.C787])-1))">
            <text:p/>
          </table:table-cell>
          <table:table-cell table:number-columns-repeated="249"/>
        </table:table-row>
        <table:table-row table:style-name="ro1">
          <table:table-cell table:number-columns-repeated="2"/>
          <table:table-cell/>
          <table:table-cell table:formula="oooc:=IF([.C788]=&quot;&quot;;&quot;&quot;;LOWER(LEFT([.C788];1))&amp;RIGHT([.C788];LEN([.C788])-1))">
            <text:p/>
          </table:table-cell>
          <table:table-cell table:number-columns-repeated="249"/>
        </table:table-row>
        <table:table-row table:style-name="ro1">
          <table:table-cell table:number-columns-repeated="2"/>
          <table:table-cell/>
          <table:table-cell table:formula="oooc:=IF([.C789]=&quot;&quot;;&quot;&quot;;LOWER(LEFT([.C789];1))&amp;RIGHT([.C789];LEN([.C789])-1))">
            <text:p/>
          </table:table-cell>
          <table:table-cell table:number-columns-repeated="249"/>
        </table:table-row>
        <table:table-row table:style-name="ro1">
          <table:table-cell table:number-columns-repeated="2"/>
          <table:table-cell/>
          <table:table-cell table:formula="oooc:=IF([.C790]=&quot;&quot;;&quot;&quot;;LOWER(LEFT([.C790];1))&amp;RIGHT([.C790];LEN([.C790])-1))">
            <text:p/>
          </table:table-cell>
          <table:table-cell table:number-columns-repeated="249"/>
        </table:table-row>
        <table:table-row table:style-name="ro1">
          <table:table-cell table:number-columns-repeated="2"/>
          <table:table-cell/>
          <table:table-cell table:formula="oooc:=IF([.C791]=&quot;&quot;;&quot;&quot;;LOWER(LEFT([.C791];1))&amp;RIGHT([.C791];LEN([.C791])-1))">
            <text:p/>
          </table:table-cell>
          <table:table-cell table:number-columns-repeated="249"/>
        </table:table-row>
        <table:table-row table:style-name="ro1">
          <table:table-cell table:number-columns-repeated="2"/>
          <table:table-cell/>
          <table:table-cell table:formula="oooc:=IF([.C792]=&quot;&quot;;&quot;&quot;;LOWER(LEFT([.C792];1))&amp;RIGHT([.C792];LEN([.C792])-1))">
            <text:p/>
          </table:table-cell>
          <table:table-cell table:number-columns-repeated="249"/>
        </table:table-row>
        <table:table-row table:style-name="ro1">
          <table:table-cell table:number-columns-repeated="2"/>
          <table:table-cell/>
          <table:table-cell table:formula="oooc:=IF([.C793]=&quot;&quot;;&quot;&quot;;LOWER(LEFT([.C793];1))&amp;RIGHT([.C793];LEN([.C793])-1))">
            <text:p/>
          </table:table-cell>
          <table:table-cell table:number-columns-repeated="249"/>
        </table:table-row>
        <table:table-row table:style-name="ro1">
          <table:table-cell table:number-columns-repeated="2"/>
          <table:table-cell/>
          <table:table-cell table:formula="oooc:=IF([.C794]=&quot;&quot;;&quot;&quot;;LOWER(LEFT([.C794];1))&amp;RIGHT([.C794];LEN([.C794])-1))">
            <text:p/>
          </table:table-cell>
          <table:table-cell table:number-columns-repeated="249"/>
        </table:table-row>
        <table:table-row table:style-name="ro1">
          <table:table-cell table:number-columns-repeated="2"/>
          <table:table-cell/>
          <table:table-cell table:formula="oooc:=IF([.C795]=&quot;&quot;;&quot;&quot;;LOWER(LEFT([.C795];1))&amp;RIGHT([.C795];LEN([.C795])-1))">
            <text:p/>
          </table:table-cell>
          <table:table-cell table:number-columns-repeated="249"/>
        </table:table-row>
        <table:table-row table:style-name="ro1">
          <table:table-cell table:number-columns-repeated="2"/>
          <table:table-cell/>
          <table:table-cell table:formula="oooc:=IF([.C796]=&quot;&quot;;&quot;&quot;;LOWER(LEFT([.C796];1))&amp;RIGHT([.C796];LEN([.C796])-1))">
            <text:p/>
          </table:table-cell>
          <table:table-cell table:number-columns-repeated="249"/>
        </table:table-row>
        <table:table-row table:style-name="ro1">
          <table:table-cell table:number-columns-repeated="2"/>
          <table:table-cell/>
          <table:table-cell table:formula="oooc:=IF([.C797]=&quot;&quot;;&quot;&quot;;LOWER(LEFT([.C797];1))&amp;RIGHT([.C797];LEN([.C797])-1))">
            <text:p/>
          </table:table-cell>
          <table:table-cell table:number-columns-repeated="249"/>
        </table:table-row>
        <table:table-row table:style-name="ro1">
          <table:table-cell table:number-columns-repeated="2"/>
          <table:table-cell/>
          <table:table-cell table:formula="oooc:=IF([.C798]=&quot;&quot;;&quot;&quot;;LOWER(LEFT([.C798];1))&amp;RIGHT([.C798];LEN([.C798])-1))">
            <text:p/>
          </table:table-cell>
          <table:table-cell table:number-columns-repeated="249"/>
        </table:table-row>
        <table:table-row table:style-name="ro1">
          <table:table-cell table:number-columns-repeated="2"/>
          <table:table-cell/>
          <table:table-cell table:formula="oooc:=IF([.C799]=&quot;&quot;;&quot;&quot;;LOWER(LEFT([.C799];1))&amp;RIGHT([.C799];LEN([.C799])-1))">
            <text:p/>
          </table:table-cell>
          <table:table-cell table:number-columns-repeated="249"/>
        </table:table-row>
        <table:table-row table:style-name="ro1">
          <table:table-cell table:number-columns-repeated="2"/>
          <table:table-cell/>
          <table:table-cell table:formula="oooc:=IF([.C800]=&quot;&quot;;&quot;&quot;;LOWER(LEFT([.C800];1))&amp;RIGHT([.C800];LEN([.C800])-1))">
            <text:p/>
          </table:table-cell>
          <table:table-cell table:number-columns-repeated="249"/>
        </table:table-row>
        <table:table-row table:style-name="ro1">
          <table:table-cell table:number-columns-repeated="2"/>
          <table:table-cell/>
          <table:table-cell table:formula="oooc:=IF([.C801]=&quot;&quot;;&quot;&quot;;LOWER(LEFT([.C801];1))&amp;RIGHT([.C801];LEN([.C801])-1))">
            <text:p/>
          </table:table-cell>
          <table:table-cell table:number-columns-repeated="249"/>
        </table:table-row>
        <table:table-row table:style-name="ro1">
          <table:table-cell table:number-columns-repeated="2"/>
          <table:table-cell/>
          <table:table-cell table:formula="oooc:=IF([.C802]=&quot;&quot;;&quot;&quot;;LOWER(LEFT([.C802];1))&amp;RIGHT([.C802];LEN([.C802])-1))">
            <text:p/>
          </table:table-cell>
          <table:table-cell table:number-columns-repeated="249"/>
        </table:table-row>
        <table:table-row table:style-name="ro1">
          <table:table-cell table:number-columns-repeated="2"/>
          <table:table-cell/>
          <table:table-cell table:formula="oooc:=IF([.C803]=&quot;&quot;;&quot;&quot;;LOWER(LEFT([.C803];1))&amp;RIGHT([.C803];LEN([.C803])-1))">
            <text:p/>
          </table:table-cell>
          <table:table-cell table:number-columns-repeated="249"/>
        </table:table-row>
        <table:table-row table:style-name="ro1">
          <table:table-cell table:number-columns-repeated="2"/>
          <table:table-cell/>
          <table:table-cell table:formula="oooc:=IF([.C804]=&quot;&quot;;&quot;&quot;;LOWER(LEFT([.C804];1))&amp;RIGHT([.C804];LEN([.C804])-1))">
            <text:p/>
          </table:table-cell>
          <table:table-cell table:number-columns-repeated="249"/>
        </table:table-row>
        <table:table-row table:style-name="ro1">
          <table:table-cell table:number-columns-repeated="2"/>
          <table:table-cell/>
          <table:table-cell table:formula="oooc:=IF([.C805]=&quot;&quot;;&quot;&quot;;LOWER(LEFT([.C805];1))&amp;RIGHT([.C805];LEN([.C805])-1))">
            <text:p/>
          </table:table-cell>
          <table:table-cell table:number-columns-repeated="249"/>
        </table:table-row>
        <table:table-row table:style-name="ro1">
          <table:table-cell table:number-columns-repeated="2"/>
          <table:table-cell/>
          <table:table-cell table:formula="oooc:=IF([.C806]=&quot;&quot;;&quot;&quot;;LOWER(LEFT([.C806];1))&amp;RIGHT([.C806];LEN([.C806])-1))">
            <text:p/>
          </table:table-cell>
          <table:table-cell table:number-columns-repeated="249"/>
        </table:table-row>
        <table:table-row table:style-name="ro1">
          <table:table-cell table:number-columns-repeated="2"/>
          <table:table-cell/>
          <table:table-cell table:formula="oooc:=IF([.C807]=&quot;&quot;;&quot;&quot;;LOWER(LEFT([.C807];1))&amp;RIGHT([.C807];LEN([.C807])-1))">
            <text:p/>
          </table:table-cell>
          <table:table-cell table:number-columns-repeated="249"/>
        </table:table-row>
        <table:table-row table:style-name="ro1">
          <table:table-cell table:number-columns-repeated="2"/>
          <table:table-cell/>
          <table:table-cell table:formula="oooc:=IF([.C808]=&quot;&quot;;&quot;&quot;;LOWER(LEFT([.C808];1))&amp;RIGHT([.C808];LEN([.C808])-1))">
            <text:p/>
          </table:table-cell>
          <table:table-cell table:number-columns-repeated="249"/>
        </table:table-row>
        <table:table-row table:style-name="ro1">
          <table:table-cell table:number-columns-repeated="2"/>
          <table:table-cell/>
          <table:table-cell table:formula="oooc:=IF([.C809]=&quot;&quot;;&quot;&quot;;LOWER(LEFT([.C809];1))&amp;RIGHT([.C809];LEN([.C809])-1))">
            <text:p/>
          </table:table-cell>
          <table:table-cell table:number-columns-repeated="249"/>
        </table:table-row>
        <table:table-row table:style-name="ro1">
          <table:table-cell table:number-columns-repeated="2"/>
          <table:table-cell/>
          <table:table-cell table:formula="oooc:=IF([.C810]=&quot;&quot;;&quot;&quot;;LOWER(LEFT([.C810];1))&amp;RIGHT([.C810];LEN([.C810])-1))">
            <text:p/>
          </table:table-cell>
          <table:table-cell table:number-columns-repeated="249"/>
        </table:table-row>
        <table:table-row table:style-name="ro1">
          <table:table-cell table:number-columns-repeated="2"/>
          <table:table-cell/>
          <table:table-cell table:formula="oooc:=IF([.C811]=&quot;&quot;;&quot;&quot;;LOWER(LEFT([.C811];1))&amp;RIGHT([.C811];LEN([.C811])-1))">
            <text:p/>
          </table:table-cell>
          <table:table-cell table:number-columns-repeated="249"/>
        </table:table-row>
        <table:table-row table:style-name="ro1">
          <table:table-cell table:number-columns-repeated="2"/>
          <table:table-cell/>
          <table:table-cell table:formula="oooc:=IF([.C812]=&quot;&quot;;&quot;&quot;;LOWER(LEFT([.C812];1))&amp;RIGHT([.C812];LEN([.C812])-1))">
            <text:p/>
          </table:table-cell>
          <table:table-cell table:number-columns-repeated="249"/>
        </table:table-row>
        <table:table-row table:style-name="ro1">
          <table:table-cell table:number-columns-repeated="2"/>
          <table:table-cell/>
          <table:table-cell table:formula="oooc:=IF([.C813]=&quot;&quot;;&quot;&quot;;LOWER(LEFT([.C813];1))&amp;RIGHT([.C813];LEN([.C813])-1))">
            <text:p/>
          </table:table-cell>
          <table:table-cell table:number-columns-repeated="249"/>
        </table:table-row>
        <table:table-row table:style-name="ro1">
          <table:table-cell table:number-columns-repeated="2"/>
          <table:table-cell/>
          <table:table-cell table:formula="oooc:=IF([.C814]=&quot;&quot;;&quot;&quot;;LOWER(LEFT([.C814];1))&amp;RIGHT([.C814];LEN([.C814])-1))">
            <text:p/>
          </table:table-cell>
          <table:table-cell table:number-columns-repeated="249"/>
        </table:table-row>
        <table:table-row table:style-name="ro1">
          <table:table-cell table:number-columns-repeated="2"/>
          <table:table-cell/>
          <table:table-cell table:formula="oooc:=IF([.C815]=&quot;&quot;;&quot;&quot;;LOWER(LEFT([.C815];1))&amp;RIGHT([.C815];LEN([.C815])-1))">
            <text:p/>
          </table:table-cell>
          <table:table-cell table:number-columns-repeated="249"/>
        </table:table-row>
        <table:table-row table:style-name="ro1">
          <table:table-cell table:number-columns-repeated="2"/>
          <table:table-cell/>
          <table:table-cell table:formula="oooc:=IF([.C816]=&quot;&quot;;&quot;&quot;;LOWER(LEFT([.C816];1))&amp;RIGHT([.C816];LEN([.C816])-1))">
            <text:p/>
          </table:table-cell>
          <table:table-cell table:number-columns-repeated="249"/>
        </table:table-row>
        <table:table-row table:style-name="ro1">
          <table:table-cell table:number-columns-repeated="2"/>
          <table:table-cell/>
          <table:table-cell table:formula="oooc:=IF([.C817]=&quot;&quot;;&quot;&quot;;LOWER(LEFT([.C817];1))&amp;RIGHT([.C817];LEN([.C817])-1))">
            <text:p/>
          </table:table-cell>
          <table:table-cell table:number-columns-repeated="249"/>
        </table:table-row>
        <table:table-row table:style-name="ro1">
          <table:table-cell table:number-columns-repeated="2"/>
          <table:table-cell/>
          <table:table-cell table:formula="oooc:=IF([.C818]=&quot;&quot;;&quot;&quot;;LOWER(LEFT([.C818];1))&amp;RIGHT([.C818];LEN([.C818])-1))">
            <text:p/>
          </table:table-cell>
          <table:table-cell table:number-columns-repeated="249"/>
        </table:table-row>
        <table:table-row table:style-name="ro1">
          <table:table-cell table:number-columns-repeated="2"/>
          <table:table-cell/>
          <table:table-cell table:formula="oooc:=IF([.C819]=&quot;&quot;;&quot;&quot;;LOWER(LEFT([.C819];1))&amp;RIGHT([.C819];LEN([.C819])-1))">
            <text:p/>
          </table:table-cell>
          <table:table-cell table:number-columns-repeated="249"/>
        </table:table-row>
        <table:table-row table:style-name="ro1">
          <table:table-cell table:number-columns-repeated="2"/>
          <table:table-cell/>
          <table:table-cell table:formula="oooc:=IF([.C820]=&quot;&quot;;&quot;&quot;;LOWER(LEFT([.C820];1))&amp;RIGHT([.C820];LEN([.C820])-1))">
            <text:p/>
          </table:table-cell>
          <table:table-cell table:number-columns-repeated="249"/>
        </table:table-row>
        <table:table-row table:style-name="ro1">
          <table:table-cell table:number-columns-repeated="2"/>
          <table:table-cell/>
          <table:table-cell table:formula="oooc:=IF([.C821]=&quot;&quot;;&quot;&quot;;LOWER(LEFT([.C821];1))&amp;RIGHT([.C821];LEN([.C821])-1))">
            <text:p/>
          </table:table-cell>
          <table:table-cell table:number-columns-repeated="249"/>
        </table:table-row>
        <table:table-row table:style-name="ro1">
          <table:table-cell table:number-columns-repeated="2"/>
          <table:table-cell/>
          <table:table-cell table:formula="oooc:=IF([.C822]=&quot;&quot;;&quot;&quot;;LOWER(LEFT([.C822];1))&amp;RIGHT([.C822];LEN([.C822])-1))">
            <text:p/>
          </table:table-cell>
          <table:table-cell table:number-columns-repeated="249"/>
        </table:table-row>
        <table:table-row table:style-name="ro1">
          <table:table-cell table:number-columns-repeated="2"/>
          <table:table-cell/>
          <table:table-cell table:formula="oooc:=IF([.C823]=&quot;&quot;;&quot;&quot;;LOWER(LEFT([.C823];1))&amp;RIGHT([.C823];LEN([.C823])-1))">
            <text:p/>
          </table:table-cell>
          <table:table-cell table:number-columns-repeated="249"/>
        </table:table-row>
        <table:table-row table:style-name="ro1">
          <table:table-cell table:number-columns-repeated="2"/>
          <table:table-cell/>
          <table:table-cell table:formula="oooc:=IF([.C824]=&quot;&quot;;&quot;&quot;;LOWER(LEFT([.C824];1))&amp;RIGHT([.C824];LEN([.C824])-1))">
            <text:p/>
          </table:table-cell>
          <table:table-cell table:number-columns-repeated="249"/>
        </table:table-row>
        <table:table-row table:style-name="ro1">
          <table:table-cell table:number-columns-repeated="2"/>
          <table:table-cell/>
          <table:table-cell table:formula="oooc:=IF([.C825]=&quot;&quot;;&quot;&quot;;LOWER(LEFT([.C825];1))&amp;RIGHT([.C825];LEN([.C825])-1))">
            <text:p/>
          </table:table-cell>
          <table:table-cell table:number-columns-repeated="249"/>
        </table:table-row>
        <table:table-row table:style-name="ro1">
          <table:table-cell table:number-columns-repeated="2"/>
          <table:table-cell/>
          <table:table-cell table:formula="oooc:=IF([.C826]=&quot;&quot;;&quot;&quot;;LOWER(LEFT([.C826];1))&amp;RIGHT([.C826];LEN([.C826])-1))">
            <text:p/>
          </table:table-cell>
          <table:table-cell table:number-columns-repeated="249"/>
        </table:table-row>
        <table:table-row table:style-name="ro1">
          <table:table-cell table:number-columns-repeated="2"/>
          <table:table-cell/>
          <table:table-cell table:formula="oooc:=IF([.C827]=&quot;&quot;;&quot;&quot;;LOWER(LEFT([.C827];1))&amp;RIGHT([.C827];LEN([.C827])-1))">
            <text:p/>
          </table:table-cell>
          <table:table-cell table:number-columns-repeated="249"/>
        </table:table-row>
        <table:table-row table:style-name="ro1">
          <table:table-cell table:number-columns-repeated="2"/>
          <table:table-cell/>
          <table:table-cell table:formula="oooc:=IF([.C828]=&quot;&quot;;&quot;&quot;;LOWER(LEFT([.C828];1))&amp;RIGHT([.C828];LEN([.C828])-1))">
            <text:p/>
          </table:table-cell>
          <table:table-cell table:number-columns-repeated="249"/>
        </table:table-row>
        <table:table-row table:style-name="ro1">
          <table:table-cell table:number-columns-repeated="2"/>
          <table:table-cell/>
          <table:table-cell table:formula="oooc:=IF([.C829]=&quot;&quot;;&quot;&quot;;LOWER(LEFT([.C829];1))&amp;RIGHT([.C829];LEN([.C829])-1))">
            <text:p/>
          </table:table-cell>
          <table:table-cell table:number-columns-repeated="249"/>
        </table:table-row>
        <table:table-row table:style-name="ro1">
          <table:table-cell table:number-columns-repeated="2"/>
          <table:table-cell/>
          <table:table-cell table:formula="oooc:=IF([.C830]=&quot;&quot;;&quot;&quot;;LOWER(LEFT([.C830];1))&amp;RIGHT([.C830];LEN([.C830])-1))">
            <text:p/>
          </table:table-cell>
          <table:table-cell table:number-columns-repeated="249"/>
        </table:table-row>
        <table:table-row table:style-name="ro1">
          <table:table-cell table:number-columns-repeated="2"/>
          <table:table-cell/>
          <table:table-cell table:formula="oooc:=IF([.C831]=&quot;&quot;;&quot;&quot;;LOWER(LEFT([.C831];1))&amp;RIGHT([.C831];LEN([.C831])-1))">
            <text:p/>
          </table:table-cell>
          <table:table-cell table:number-columns-repeated="249"/>
        </table:table-row>
        <table:table-row table:style-name="ro1">
          <table:table-cell table:number-columns-repeated="2"/>
          <table:table-cell/>
          <table:table-cell table:formula="oooc:=IF([.C832]=&quot;&quot;;&quot;&quot;;LOWER(LEFT([.C832];1))&amp;RIGHT([.C832];LEN([.C832])-1))">
            <text:p/>
          </table:table-cell>
          <table:table-cell table:number-columns-repeated="249"/>
        </table:table-row>
        <table:table-row table:style-name="ro1">
          <table:table-cell table:number-columns-repeated="2"/>
          <table:table-cell/>
          <table:table-cell table:formula="oooc:=IF([.C833]=&quot;&quot;;&quot;&quot;;LOWER(LEFT([.C833];1))&amp;RIGHT([.C833];LEN([.C833])-1))">
            <text:p/>
          </table:table-cell>
          <table:table-cell table:number-columns-repeated="249"/>
        </table:table-row>
        <table:table-row table:style-name="ro1">
          <table:table-cell table:number-columns-repeated="2"/>
          <table:table-cell/>
          <table:table-cell table:formula="oooc:=IF([.C834]=&quot;&quot;;&quot;&quot;;LOWER(LEFT([.C834];1))&amp;RIGHT([.C834];LEN([.C834])-1))">
            <text:p/>
          </table:table-cell>
          <table:table-cell table:number-columns-repeated="249"/>
        </table:table-row>
        <table:table-row table:style-name="ro1">
          <table:table-cell table:number-columns-repeated="2"/>
          <table:table-cell/>
          <table:table-cell table:formula="oooc:=IF([.C835]=&quot;&quot;;&quot;&quot;;LOWER(LEFT([.C835];1))&amp;RIGHT([.C835];LEN([.C835])-1))">
            <text:p/>
          </table:table-cell>
          <table:table-cell table:number-columns-repeated="249"/>
        </table:table-row>
        <table:table-row table:style-name="ro1">
          <table:table-cell table:number-columns-repeated="2"/>
          <table:table-cell/>
          <table:table-cell table:formula="oooc:=IF([.C836]=&quot;&quot;;&quot;&quot;;LOWER(LEFT([.C836];1))&amp;RIGHT([.C836];LEN([.C836])-1))">
            <text:p/>
          </table:table-cell>
          <table:table-cell table:number-columns-repeated="249"/>
        </table:table-row>
        <table:table-row table:style-name="ro1">
          <table:table-cell table:number-columns-repeated="2"/>
          <table:table-cell/>
          <table:table-cell table:formula="oooc:=IF([.C837]=&quot;&quot;;&quot;&quot;;LOWER(LEFT([.C837];1))&amp;RIGHT([.C837];LEN([.C837])-1))">
            <text:p/>
          </table:table-cell>
          <table:table-cell table:number-columns-repeated="249"/>
        </table:table-row>
        <table:table-row table:style-name="ro1">
          <table:table-cell table:number-columns-repeated="2"/>
          <table:table-cell/>
          <table:table-cell table:formula="oooc:=IF([.C838]=&quot;&quot;;&quot;&quot;;LOWER(LEFT([.C838];1))&amp;RIGHT([.C838];LEN([.C838])-1))">
            <text:p/>
          </table:table-cell>
          <table:table-cell table:number-columns-repeated="249"/>
        </table:table-row>
        <table:table-row table:style-name="ro1">
          <table:table-cell table:number-columns-repeated="2"/>
          <table:table-cell/>
          <table:table-cell table:formula="oooc:=IF([.C839]=&quot;&quot;;&quot;&quot;;LOWER(LEFT([.C839];1))&amp;RIGHT([.C839];LEN([.C839])-1))">
            <text:p/>
          </table:table-cell>
          <table:table-cell table:number-columns-repeated="249"/>
        </table:table-row>
        <table:table-row table:style-name="ro1">
          <table:table-cell table:number-columns-repeated="2"/>
          <table:table-cell/>
          <table:table-cell table:formula="oooc:=IF([.C840]=&quot;&quot;;&quot;&quot;;LOWER(LEFT([.C840];1))&amp;RIGHT([.C840];LEN([.C840])-1))">
            <text:p/>
          </table:table-cell>
          <table:table-cell table:number-columns-repeated="249"/>
        </table:table-row>
        <table:table-row table:style-name="ro1">
          <table:table-cell table:number-columns-repeated="2"/>
          <table:table-cell/>
          <table:table-cell table:formula="oooc:=IF([.C841]=&quot;&quot;;&quot;&quot;;LOWER(LEFT([.C841];1))&amp;RIGHT([.C841];LEN([.C841])-1))">
            <text:p/>
          </table:table-cell>
          <table:table-cell table:number-columns-repeated="249"/>
        </table:table-row>
        <table:table-row table:style-name="ro1">
          <table:table-cell table:number-columns-repeated="2"/>
          <table:table-cell/>
          <table:table-cell table:formula="oooc:=IF([.C842]=&quot;&quot;;&quot;&quot;;LOWER(LEFT([.C842];1))&amp;RIGHT([.C842];LEN([.C842])-1))">
            <text:p/>
          </table:table-cell>
          <table:table-cell table:number-columns-repeated="249"/>
        </table:table-row>
        <table:table-row table:style-name="ro1">
          <table:table-cell table:number-columns-repeated="2"/>
          <table:table-cell/>
          <table:table-cell table:formula="oooc:=IF([.C843]=&quot;&quot;;&quot;&quot;;LOWER(LEFT([.C843];1))&amp;RIGHT([.C843];LEN([.C843])-1))">
            <text:p/>
          </table:table-cell>
          <table:table-cell table:number-columns-repeated="249"/>
        </table:table-row>
        <table:table-row table:style-name="ro1">
          <table:table-cell table:number-columns-repeated="2"/>
          <table:table-cell/>
          <table:table-cell table:formula="oooc:=IF([.C844]=&quot;&quot;;&quot;&quot;;LOWER(LEFT([.C844];1))&amp;RIGHT([.C844];LEN([.C844])-1))">
            <text:p/>
          </table:table-cell>
          <table:table-cell table:number-columns-repeated="249"/>
        </table:table-row>
        <table:table-row table:style-name="ro1">
          <table:table-cell table:number-columns-repeated="2"/>
          <table:table-cell/>
          <table:table-cell table:formula="oooc:=IF([.C845]=&quot;&quot;;&quot;&quot;;LOWER(LEFT([.C845];1))&amp;RIGHT([.C845];LEN([.C845])-1))">
            <text:p/>
          </table:table-cell>
          <table:table-cell table:number-columns-repeated="249"/>
        </table:table-row>
        <table:table-row table:style-name="ro1">
          <table:table-cell table:number-columns-repeated="2"/>
          <table:table-cell/>
          <table:table-cell table:formula="oooc:=IF([.C846]=&quot;&quot;;&quot;&quot;;LOWER(LEFT([.C846];1))&amp;RIGHT([.C846];LEN([.C846])-1))">
            <text:p/>
          </table:table-cell>
          <table:table-cell table:number-columns-repeated="249"/>
        </table:table-row>
        <table:table-row table:style-name="ro1">
          <table:table-cell table:number-columns-repeated="2"/>
          <table:table-cell/>
          <table:table-cell table:formula="oooc:=IF([.C847]=&quot;&quot;;&quot;&quot;;LOWER(LEFT([.C847];1))&amp;RIGHT([.C847];LEN([.C847])-1))">
            <text:p/>
          </table:table-cell>
          <table:table-cell table:number-columns-repeated="249"/>
        </table:table-row>
        <table:table-row table:style-name="ro1">
          <table:table-cell table:number-columns-repeated="2"/>
          <table:table-cell/>
          <table:table-cell table:formula="oooc:=IF([.C848]=&quot;&quot;;&quot;&quot;;LOWER(LEFT([.C848];1))&amp;RIGHT([.C848];LEN([.C848])-1))">
            <text:p/>
          </table:table-cell>
          <table:table-cell table:number-columns-repeated="249"/>
        </table:table-row>
        <table:table-row table:style-name="ro1">
          <table:table-cell table:number-columns-repeated="2"/>
          <table:table-cell/>
          <table:table-cell table:formula="oooc:=IF([.C849]=&quot;&quot;;&quot;&quot;;LOWER(LEFT([.C849];1))&amp;RIGHT([.C849];LEN([.C849])-1))">
            <text:p/>
          </table:table-cell>
          <table:table-cell table:number-columns-repeated="249"/>
        </table:table-row>
        <table:table-row table:style-name="ro1">
          <table:table-cell table:number-columns-repeated="2"/>
          <table:table-cell/>
          <table:table-cell table:formula="oooc:=IF([.C850]=&quot;&quot;;&quot;&quot;;LOWER(LEFT([.C850];1))&amp;RIGHT([.C850];LEN([.C850])-1))">
            <text:p/>
          </table:table-cell>
          <table:table-cell table:number-columns-repeated="249"/>
        </table:table-row>
        <table:table-row table:style-name="ro1">
          <table:table-cell table:number-columns-repeated="2"/>
          <table:table-cell/>
          <table:table-cell table:formula="oooc:=IF([.C851]=&quot;&quot;;&quot;&quot;;LOWER(LEFT([.C851];1))&amp;RIGHT([.C851];LEN([.C851])-1))">
            <text:p/>
          </table:table-cell>
          <table:table-cell table:number-columns-repeated="249"/>
        </table:table-row>
        <table:table-row table:style-name="ro1">
          <table:table-cell table:number-columns-repeated="2"/>
          <table:table-cell/>
          <table:table-cell table:formula="oooc:=IF([.C852]=&quot;&quot;;&quot;&quot;;LOWER(LEFT([.C852];1))&amp;RIGHT([.C852];LEN([.C852])-1))">
            <text:p/>
          </table:table-cell>
          <table:table-cell table:number-columns-repeated="249"/>
        </table:table-row>
        <table:table-row table:style-name="ro1">
          <table:table-cell table:number-columns-repeated="2"/>
          <table:table-cell/>
          <table:table-cell table:formula="oooc:=IF([.C853]=&quot;&quot;;&quot;&quot;;LOWER(LEFT([.C853];1))&amp;RIGHT([.C853];LEN([.C853])-1))">
            <text:p/>
          </table:table-cell>
          <table:table-cell table:number-columns-repeated="249"/>
        </table:table-row>
        <table:table-row table:style-name="ro1">
          <table:table-cell table:number-columns-repeated="2"/>
          <table:table-cell/>
          <table:table-cell table:formula="oooc:=IF([.C854]=&quot;&quot;;&quot;&quot;;LOWER(LEFT([.C854];1))&amp;RIGHT([.C854];LEN([.C854])-1))">
            <text:p/>
          </table:table-cell>
          <table:table-cell table:number-columns-repeated="249"/>
        </table:table-row>
        <table:table-row table:style-name="ro1">
          <table:table-cell table:number-columns-repeated="2"/>
          <table:table-cell/>
          <table:table-cell table:formula="oooc:=IF([.C855]=&quot;&quot;;&quot;&quot;;LOWER(LEFT([.C855];1))&amp;RIGHT([.C855];LEN([.C855])-1))">
            <text:p/>
          </table:table-cell>
          <table:table-cell table:number-columns-repeated="249"/>
        </table:table-row>
        <table:table-row table:style-name="ro1">
          <table:table-cell table:number-columns-repeated="2"/>
          <table:table-cell/>
          <table:table-cell table:formula="oooc:=IF([.C856]=&quot;&quot;;&quot;&quot;;LOWER(LEFT([.C856];1))&amp;RIGHT([.C856];LEN([.C856])-1))">
            <text:p/>
          </table:table-cell>
          <table:table-cell table:number-columns-repeated="249"/>
        </table:table-row>
        <table:table-row table:style-name="ro1">
          <table:table-cell table:number-columns-repeated="2"/>
          <table:table-cell/>
          <table:table-cell table:formula="oooc:=IF([.C857]=&quot;&quot;;&quot;&quot;;LOWER(LEFT([.C857];1))&amp;RIGHT([.C857];LEN([.C857])-1))">
            <text:p/>
          </table:table-cell>
          <table:table-cell table:number-columns-repeated="249"/>
        </table:table-row>
        <table:table-row table:style-name="ro1">
          <table:table-cell table:number-columns-repeated="2"/>
          <table:table-cell/>
          <table:table-cell table:formula="oooc:=IF([.C858]=&quot;&quot;;&quot;&quot;;LOWER(LEFT([.C858];1))&amp;RIGHT([.C858];LEN([.C858])-1))">
            <text:p/>
          </table:table-cell>
          <table:table-cell table:number-columns-repeated="249"/>
        </table:table-row>
        <table:table-row table:style-name="ro1">
          <table:table-cell table:number-columns-repeated="2"/>
          <table:table-cell/>
          <table:table-cell table:formula="oooc:=IF([.C859]=&quot;&quot;;&quot;&quot;;LOWER(LEFT([.C859];1))&amp;RIGHT([.C859];LEN([.C859])-1))">
            <text:p/>
          </table:table-cell>
          <table:table-cell table:number-columns-repeated="249"/>
        </table:table-row>
        <table:table-row table:style-name="ro1">
          <table:table-cell table:number-columns-repeated="2"/>
          <table:table-cell/>
          <table:table-cell table:formula="oooc:=IF([.C860]=&quot;&quot;;&quot;&quot;;LOWER(LEFT([.C860];1))&amp;RIGHT([.C860];LEN([.C860])-1))">
            <text:p/>
          </table:table-cell>
          <table:table-cell table:number-columns-repeated="249"/>
        </table:table-row>
        <table:table-row table:style-name="ro1">
          <table:table-cell table:number-columns-repeated="2"/>
          <table:table-cell/>
          <table:table-cell table:formula="oooc:=IF([.C861]=&quot;&quot;;&quot;&quot;;LOWER(LEFT([.C861];1))&amp;RIGHT([.C861];LEN([.C861])-1))">
            <text:p/>
          </table:table-cell>
          <table:table-cell table:number-columns-repeated="249"/>
        </table:table-row>
        <table:table-row table:style-name="ro1">
          <table:table-cell table:number-columns-repeated="2"/>
          <table:table-cell/>
          <table:table-cell table:formula="oooc:=IF([.C862]=&quot;&quot;;&quot;&quot;;LOWER(LEFT([.C862];1))&amp;RIGHT([.C862];LEN([.C862])-1))">
            <text:p/>
          </table:table-cell>
          <table:table-cell table:number-columns-repeated="249"/>
        </table:table-row>
        <table:table-row table:style-name="ro1">
          <table:table-cell table:number-columns-repeated="2"/>
          <table:table-cell/>
          <table:table-cell table:formula="oooc:=IF([.C863]=&quot;&quot;;&quot;&quot;;LOWER(LEFT([.C863];1))&amp;RIGHT([.C863];LEN([.C863])-1))">
            <text:p/>
          </table:table-cell>
          <table:table-cell table:number-columns-repeated="249"/>
        </table:table-row>
        <table:table-row table:style-name="ro1">
          <table:table-cell table:number-columns-repeated="2"/>
          <table:table-cell/>
          <table:table-cell table:formula="oooc:=IF([.C864]=&quot;&quot;;&quot;&quot;;LOWER(LEFT([.C864];1))&amp;RIGHT([.C864];LEN([.C864])-1))">
            <text:p/>
          </table:table-cell>
          <table:table-cell table:number-columns-repeated="249"/>
        </table:table-row>
        <table:table-row table:style-name="ro1">
          <table:table-cell table:number-columns-repeated="2"/>
          <table:table-cell/>
          <table:table-cell table:formula="oooc:=IF([.C865]=&quot;&quot;;&quot;&quot;;LOWER(LEFT([.C865];1))&amp;RIGHT([.C865];LEN([.C865])-1))">
            <text:p/>
          </table:table-cell>
          <table:table-cell table:number-columns-repeated="249"/>
        </table:table-row>
        <table:table-row table:style-name="ro1">
          <table:table-cell table:number-columns-repeated="2"/>
          <table:table-cell/>
          <table:table-cell table:formula="oooc:=IF([.C866]=&quot;&quot;;&quot;&quot;;LOWER(LEFT([.C866];1))&amp;RIGHT([.C866];LEN([.C866])-1))">
            <text:p/>
          </table:table-cell>
          <table:table-cell table:number-columns-repeated="249"/>
        </table:table-row>
        <table:table-row table:style-name="ro1">
          <table:table-cell table:number-columns-repeated="2"/>
          <table:table-cell/>
          <table:table-cell table:formula="oooc:=IF([.C867]=&quot;&quot;;&quot;&quot;;LOWER(LEFT([.C867];1))&amp;RIGHT([.C867];LEN([.C867])-1))">
            <text:p/>
          </table:table-cell>
          <table:table-cell table:number-columns-repeated="249"/>
        </table:table-row>
        <table:table-row table:style-name="ro1">
          <table:table-cell table:number-columns-repeated="2"/>
          <table:table-cell/>
          <table:table-cell table:formula="oooc:=IF([.C868]=&quot;&quot;;&quot;&quot;;LOWER(LEFT([.C868];1))&amp;RIGHT([.C868];LEN([.C868])-1))">
            <text:p/>
          </table:table-cell>
          <table:table-cell table:number-columns-repeated="249"/>
        </table:table-row>
        <table:table-row table:style-name="ro1">
          <table:table-cell table:number-columns-repeated="2"/>
          <table:table-cell/>
          <table:table-cell table:formula="oooc:=IF([.C869]=&quot;&quot;;&quot;&quot;;LOWER(LEFT([.C869];1))&amp;RIGHT([.C869];LEN([.C869])-1))">
            <text:p/>
          </table:table-cell>
          <table:table-cell table:number-columns-repeated="249"/>
        </table:table-row>
        <table:table-row table:style-name="ro1">
          <table:table-cell table:number-columns-repeated="2"/>
          <table:table-cell/>
          <table:table-cell table:formula="oooc:=IF([.C870]=&quot;&quot;;&quot;&quot;;LOWER(LEFT([.C870];1))&amp;RIGHT([.C870];LEN([.C870])-1))">
            <text:p/>
          </table:table-cell>
          <table:table-cell table:number-columns-repeated="249"/>
        </table:table-row>
        <table:table-row table:style-name="ro1">
          <table:table-cell table:number-columns-repeated="2"/>
          <table:table-cell/>
          <table:table-cell table:formula="oooc:=IF([.C871]=&quot;&quot;;&quot;&quot;;LOWER(LEFT([.C871];1))&amp;RIGHT([.C871];LEN([.C871])-1))">
            <text:p/>
          </table:table-cell>
          <table:table-cell table:number-columns-repeated="249"/>
        </table:table-row>
        <table:table-row table:style-name="ro1">
          <table:table-cell table:number-columns-repeated="2"/>
          <table:table-cell/>
          <table:table-cell table:formula="oooc:=IF([.C872]=&quot;&quot;;&quot;&quot;;LOWER(LEFT([.C872];1))&amp;RIGHT([.C872];LEN([.C872])-1))">
            <text:p/>
          </table:table-cell>
          <table:table-cell table:number-columns-repeated="249"/>
        </table:table-row>
        <table:table-row table:style-name="ro1">
          <table:table-cell table:number-columns-repeated="2"/>
          <table:table-cell/>
          <table:table-cell table:formula="oooc:=IF([.C873]=&quot;&quot;;&quot;&quot;;LOWER(LEFT([.C873];1))&amp;RIGHT([.C873];LEN([.C873])-1))">
            <text:p/>
          </table:table-cell>
          <table:table-cell table:number-columns-repeated="249"/>
        </table:table-row>
        <table:table-row table:style-name="ro1">
          <table:table-cell table:number-columns-repeated="2"/>
          <table:table-cell/>
          <table:table-cell table:formula="oooc:=IF([.C874]=&quot;&quot;;&quot;&quot;;LOWER(LEFT([.C874];1))&amp;RIGHT([.C874];LEN([.C874])-1))">
            <text:p/>
          </table:table-cell>
          <table:table-cell table:number-columns-repeated="249"/>
        </table:table-row>
        <table:table-row table:style-name="ro1">
          <table:table-cell table:number-columns-repeated="2"/>
          <table:table-cell/>
          <table:table-cell table:formula="oooc:=IF([.C875]=&quot;&quot;;&quot;&quot;;LOWER(LEFT([.C875];1))&amp;RIGHT([.C875];LEN([.C875])-1))">
            <text:p/>
          </table:table-cell>
          <table:table-cell table:number-columns-repeated="249"/>
        </table:table-row>
        <table:table-row table:style-name="ro1">
          <table:table-cell table:number-columns-repeated="2"/>
          <table:table-cell/>
          <table:table-cell table:formula="oooc:=IF([.C876]=&quot;&quot;;&quot;&quot;;LOWER(LEFT([.C876];1))&amp;RIGHT([.C876];LEN([.C876])-1))">
            <text:p/>
          </table:table-cell>
          <table:table-cell table:number-columns-repeated="249"/>
        </table:table-row>
        <table:table-row table:style-name="ro1">
          <table:table-cell table:number-columns-repeated="2"/>
          <table:table-cell/>
          <table:table-cell table:formula="oooc:=IF([.C877]=&quot;&quot;;&quot;&quot;;LOWER(LEFT([.C877];1))&amp;RIGHT([.C877];LEN([.C877])-1))">
            <text:p/>
          </table:table-cell>
          <table:table-cell table:number-columns-repeated="249"/>
        </table:table-row>
        <table:table-row table:style-name="ro1">
          <table:table-cell table:number-columns-repeated="2"/>
          <table:table-cell/>
          <table:table-cell table:formula="oooc:=IF([.C878]=&quot;&quot;;&quot;&quot;;LOWER(LEFT([.C878];1))&amp;RIGHT([.C878];LEN([.C878])-1))">
            <text:p/>
          </table:table-cell>
          <table:table-cell table:number-columns-repeated="249"/>
        </table:table-row>
        <table:table-row table:style-name="ro1">
          <table:table-cell table:number-columns-repeated="2"/>
          <table:table-cell/>
          <table:table-cell table:formula="oooc:=IF([.C879]=&quot;&quot;;&quot;&quot;;LOWER(LEFT([.C879];1))&amp;RIGHT([.C879];LEN([.C879])-1))">
            <text:p/>
          </table:table-cell>
          <table:table-cell table:number-columns-repeated="249"/>
        </table:table-row>
        <table:table-row table:style-name="ro1">
          <table:table-cell table:number-columns-repeated="2"/>
          <table:table-cell/>
          <table:table-cell table:formula="oooc:=IF([.C880]=&quot;&quot;;&quot;&quot;;LOWER(LEFT([.C880];1))&amp;RIGHT([.C880];LEN([.C880])-1))">
            <text:p/>
          </table:table-cell>
          <table:table-cell table:number-columns-repeated="249"/>
        </table:table-row>
        <table:table-row table:style-name="ro1">
          <table:table-cell table:number-columns-repeated="2"/>
          <table:table-cell/>
          <table:table-cell table:formula="oooc:=IF([.C881]=&quot;&quot;;&quot;&quot;;LOWER(LEFT([.C881];1))&amp;RIGHT([.C881];LEN([.C881])-1))">
            <text:p/>
          </table:table-cell>
          <table:table-cell table:number-columns-repeated="249"/>
        </table:table-row>
        <table:table-row table:style-name="ro1">
          <table:table-cell table:number-columns-repeated="2"/>
          <table:table-cell/>
          <table:table-cell table:formula="oooc:=IF([.C882]=&quot;&quot;;&quot;&quot;;LOWER(LEFT([.C882];1))&amp;RIGHT([.C882];LEN([.C882])-1))">
            <text:p/>
          </table:table-cell>
          <table:table-cell table:number-columns-repeated="249"/>
        </table:table-row>
        <table:table-row table:style-name="ro1">
          <table:table-cell table:number-columns-repeated="2"/>
          <table:table-cell/>
          <table:table-cell table:formula="oooc:=IF([.C883]=&quot;&quot;;&quot;&quot;;LOWER(LEFT([.C883];1))&amp;RIGHT([.C883];LEN([.C883])-1))">
            <text:p/>
          </table:table-cell>
          <table:table-cell table:number-columns-repeated="249"/>
        </table:table-row>
        <table:table-row table:style-name="ro1">
          <table:table-cell table:number-columns-repeated="2"/>
          <table:table-cell/>
          <table:table-cell table:formula="oooc:=IF([.C884]=&quot;&quot;;&quot;&quot;;LOWER(LEFT([.C884];1))&amp;RIGHT([.C884];LEN([.C884])-1))">
            <text:p/>
          </table:table-cell>
          <table:table-cell table:number-columns-repeated="249"/>
        </table:table-row>
        <table:table-row table:style-name="ro1">
          <table:table-cell table:number-columns-repeated="2"/>
          <table:table-cell/>
          <table:table-cell table:formula="oooc:=IF([.C885]=&quot;&quot;;&quot;&quot;;LOWER(LEFT([.C885];1))&amp;RIGHT([.C885];LEN([.C885])-1))">
            <text:p/>
          </table:table-cell>
          <table:table-cell table:number-columns-repeated="249"/>
        </table:table-row>
        <table:table-row table:style-name="ro1">
          <table:table-cell table:number-columns-repeated="2"/>
          <table:table-cell/>
          <table:table-cell table:formula="oooc:=IF([.C886]=&quot;&quot;;&quot;&quot;;LOWER(LEFT([.C886];1))&amp;RIGHT([.C886];LEN([.C886])-1))">
            <text:p/>
          </table:table-cell>
          <table:table-cell table:number-columns-repeated="249"/>
        </table:table-row>
        <table:table-row table:style-name="ro1">
          <table:table-cell table:number-columns-repeated="2"/>
          <table:table-cell/>
          <table:table-cell table:formula="oooc:=IF([.C887]=&quot;&quot;;&quot;&quot;;LOWER(LEFT([.C887];1))&amp;RIGHT([.C887];LEN([.C887])-1))">
            <text:p/>
          </table:table-cell>
          <table:table-cell table:number-columns-repeated="249"/>
        </table:table-row>
        <table:table-row table:style-name="ro1">
          <table:table-cell table:number-columns-repeated="2"/>
          <table:table-cell/>
          <table:table-cell table:formula="oooc:=IF([.C888]=&quot;&quot;;&quot;&quot;;LOWER(LEFT([.C888];1))&amp;RIGHT([.C888];LEN([.C888])-1))">
            <text:p/>
          </table:table-cell>
          <table:table-cell table:number-columns-repeated="249"/>
        </table:table-row>
        <table:table-row table:style-name="ro1">
          <table:table-cell table:number-columns-repeated="2"/>
          <table:table-cell/>
          <table:table-cell table:formula="oooc:=IF([.C889]=&quot;&quot;;&quot;&quot;;LOWER(LEFT([.C889];1))&amp;RIGHT([.C889];LEN([.C889])-1))">
            <text:p/>
          </table:table-cell>
          <table:table-cell table:number-columns-repeated="249"/>
        </table:table-row>
        <table:table-row table:style-name="ro1">
          <table:table-cell table:number-columns-repeated="2"/>
          <table:table-cell/>
          <table:table-cell table:formula="oooc:=IF([.C890]=&quot;&quot;;&quot;&quot;;LOWER(LEFT([.C890];1))&amp;RIGHT([.C890];LEN([.C890])-1))">
            <text:p/>
          </table:table-cell>
          <table:table-cell table:number-columns-repeated="249"/>
        </table:table-row>
        <table:table-row table:style-name="ro1">
          <table:table-cell table:number-columns-repeated="2"/>
          <table:table-cell/>
          <table:table-cell table:formula="oooc:=IF([.C891]=&quot;&quot;;&quot;&quot;;LOWER(LEFT([.C891];1))&amp;RIGHT([.C891];LEN([.C891])-1))">
            <text:p/>
          </table:table-cell>
          <table:table-cell table:number-columns-repeated="249"/>
        </table:table-row>
        <table:table-row table:style-name="ro1">
          <table:table-cell table:number-columns-repeated="2"/>
          <table:table-cell/>
          <table:table-cell table:formula="oooc:=IF([.C892]=&quot;&quot;;&quot;&quot;;LOWER(LEFT([.C892];1))&amp;RIGHT([.C892];LEN([.C892])-1))">
            <text:p/>
          </table:table-cell>
          <table:table-cell table:number-columns-repeated="249"/>
        </table:table-row>
        <table:table-row table:style-name="ro1">
          <table:table-cell table:number-columns-repeated="2"/>
          <table:table-cell/>
          <table:table-cell table:formula="oooc:=IF([.C893]=&quot;&quot;;&quot;&quot;;LOWER(LEFT([.C893];1))&amp;RIGHT([.C893];LEN([.C893])-1))">
            <text:p/>
          </table:table-cell>
          <table:table-cell table:number-columns-repeated="249"/>
        </table:table-row>
        <table:table-row table:style-name="ro1">
          <table:table-cell table:number-columns-repeated="2"/>
          <table:table-cell/>
          <table:table-cell table:formula="oooc:=IF([.C894]=&quot;&quot;;&quot;&quot;;LOWER(LEFT([.C894];1))&amp;RIGHT([.C894];LEN([.C894])-1))">
            <text:p/>
          </table:table-cell>
          <table:table-cell table:number-columns-repeated="249"/>
        </table:table-row>
        <table:table-row table:style-name="ro1">
          <table:table-cell table:number-columns-repeated="2"/>
          <table:table-cell/>
          <table:table-cell table:formula="oooc:=IF([.C895]=&quot;&quot;;&quot;&quot;;LOWER(LEFT([.C895];1))&amp;RIGHT([.C895];LEN([.C895])-1))">
            <text:p/>
          </table:table-cell>
          <table:table-cell table:number-columns-repeated="249"/>
        </table:table-row>
        <table:table-row table:style-name="ro1">
          <table:table-cell table:number-columns-repeated="2"/>
          <table:table-cell/>
          <table:table-cell table:formula="oooc:=IF([.C896]=&quot;&quot;;&quot;&quot;;LOWER(LEFT([.C896];1))&amp;RIGHT([.C896];LEN([.C896])-1))">
            <text:p/>
          </table:table-cell>
          <table:table-cell table:number-columns-repeated="249"/>
        </table:table-row>
        <table:table-row table:style-name="ro1">
          <table:table-cell table:number-columns-repeated="2"/>
          <table:table-cell/>
          <table:table-cell table:formula="oooc:=IF([.C897]=&quot;&quot;;&quot;&quot;;LOWER(LEFT([.C897];1))&amp;RIGHT([.C897];LEN([.C897])-1))">
            <text:p/>
          </table:table-cell>
          <table:table-cell table:number-columns-repeated="249"/>
        </table:table-row>
        <table:table-row table:style-name="ro1">
          <table:table-cell table:number-columns-repeated="2"/>
          <table:table-cell/>
          <table:table-cell table:formula="oooc:=IF([.C898]=&quot;&quot;;&quot;&quot;;LOWER(LEFT([.C898];1))&amp;RIGHT([.C898];LEN([.C898])-1))">
            <text:p/>
          </table:table-cell>
          <table:table-cell table:number-columns-repeated="249"/>
        </table:table-row>
        <table:table-row table:style-name="ro1">
          <table:table-cell table:number-columns-repeated="2"/>
          <table:table-cell/>
          <table:table-cell table:formula="oooc:=IF([.C899]=&quot;&quot;;&quot;&quot;;LOWER(LEFT([.C899];1))&amp;RIGHT([.C899];LEN([.C899])-1))">
            <text:p/>
          </table:table-cell>
          <table:table-cell table:number-columns-repeated="249"/>
        </table:table-row>
        <table:table-row table:style-name="ro1">
          <table:table-cell table:number-columns-repeated="2"/>
          <table:table-cell/>
          <table:table-cell table:formula="oooc:=IF([.C900]=&quot;&quot;;&quot;&quot;;LOWER(LEFT([.C900];1))&amp;RIGHT([.C900];LEN([.C900])-1))">
            <text:p/>
          </table:table-cell>
          <table:table-cell table:number-columns-repeated="249"/>
        </table:table-row>
        <table:table-row table:style-name="ro1">
          <table:table-cell table:number-columns-repeated="2"/>
          <table:table-cell/>
          <table:table-cell table:formula="oooc:=IF([.C901]=&quot;&quot;;&quot;&quot;;LOWER(LEFT([.C901];1))&amp;RIGHT([.C901];LEN([.C901])-1))">
            <text:p/>
          </table:table-cell>
          <table:table-cell table:number-columns-repeated="249"/>
        </table:table-row>
        <table:table-row table:style-name="ro1">
          <table:table-cell table:number-columns-repeated="2"/>
          <table:table-cell/>
          <table:table-cell table:formula="oooc:=IF([.C902]=&quot;&quot;;&quot;&quot;;LOWER(LEFT([.C902];1))&amp;RIGHT([.C902];LEN([.C902])-1))">
            <text:p/>
          </table:table-cell>
          <table:table-cell table:number-columns-repeated="249"/>
        </table:table-row>
        <table:table-row table:style-name="ro1">
          <table:table-cell table:number-columns-repeated="2"/>
          <table:table-cell/>
          <table:table-cell table:formula="oooc:=IF([.C903]=&quot;&quot;;&quot;&quot;;LOWER(LEFT([.C903];1))&amp;RIGHT([.C903];LEN([.C903])-1))">
            <text:p/>
          </table:table-cell>
          <table:table-cell table:number-columns-repeated="249"/>
        </table:table-row>
        <table:table-row table:style-name="ro1">
          <table:table-cell table:number-columns-repeated="2"/>
          <table:table-cell/>
          <table:table-cell table:formula="oooc:=IF([.C904]=&quot;&quot;;&quot;&quot;;LOWER(LEFT([.C904];1))&amp;RIGHT([.C904];LEN([.C904])-1))">
            <text:p/>
          </table:table-cell>
          <table:table-cell table:number-columns-repeated="249"/>
        </table:table-row>
        <table:table-row table:style-name="ro1">
          <table:table-cell table:number-columns-repeated="2"/>
          <table:table-cell/>
          <table:table-cell table:formula="oooc:=IF([.C905]=&quot;&quot;;&quot;&quot;;LOWER(LEFT([.C905];1))&amp;RIGHT([.C905];LEN([.C905])-1))">
            <text:p/>
          </table:table-cell>
          <table:table-cell table:number-columns-repeated="249"/>
        </table:table-row>
        <table:table-row table:style-name="ro1">
          <table:table-cell table:number-columns-repeated="2"/>
          <table:table-cell/>
          <table:table-cell table:formula="oooc:=IF([.C906]=&quot;&quot;;&quot;&quot;;LOWER(LEFT([.C906];1))&amp;RIGHT([.C906];LEN([.C906])-1))">
            <text:p/>
          </table:table-cell>
          <table:table-cell table:number-columns-repeated="249"/>
        </table:table-row>
        <table:table-row table:style-name="ro1">
          <table:table-cell table:number-columns-repeated="2"/>
          <table:table-cell/>
          <table:table-cell table:formula="oooc:=IF([.C907]=&quot;&quot;;&quot;&quot;;LOWER(LEFT([.C907];1))&amp;RIGHT([.C907];LEN([.C907])-1))">
            <text:p/>
          </table:table-cell>
          <table:table-cell table:number-columns-repeated="249"/>
        </table:table-row>
        <table:table-row table:style-name="ro1">
          <table:table-cell table:number-columns-repeated="2"/>
          <table:table-cell/>
          <table:table-cell table:formula="oooc:=IF([.C908]=&quot;&quot;;&quot;&quot;;LOWER(LEFT([.C908];1))&amp;RIGHT([.C908];LEN([.C908])-1))">
            <text:p/>
          </table:table-cell>
          <table:table-cell table:number-columns-repeated="249"/>
        </table:table-row>
        <table:table-row table:style-name="ro1">
          <table:table-cell table:number-columns-repeated="2"/>
          <table:table-cell/>
          <table:table-cell table:formula="oooc:=IF([.C909]=&quot;&quot;;&quot;&quot;;LOWER(LEFT([.C909];1))&amp;RIGHT([.C909];LEN([.C909])-1))">
            <text:p/>
          </table:table-cell>
          <table:table-cell table:number-columns-repeated="249"/>
        </table:table-row>
        <table:table-row table:style-name="ro1">
          <table:table-cell table:number-columns-repeated="2"/>
          <table:table-cell/>
          <table:table-cell table:formula="oooc:=IF([.C910]=&quot;&quot;;&quot;&quot;;LOWER(LEFT([.C910];1))&amp;RIGHT([.C910];LEN([.C910])-1))">
            <text:p/>
          </table:table-cell>
          <table:table-cell table:number-columns-repeated="249"/>
        </table:table-row>
        <table:table-row table:style-name="ro1">
          <table:table-cell table:number-columns-repeated="2"/>
          <table:table-cell/>
          <table:table-cell table:formula="oooc:=IF([.C911]=&quot;&quot;;&quot;&quot;;LOWER(LEFT([.C911];1))&amp;RIGHT([.C911];LEN([.C911])-1))">
            <text:p/>
          </table:table-cell>
          <table:table-cell table:number-columns-repeated="249"/>
        </table:table-row>
        <table:table-row table:style-name="ro1">
          <table:table-cell table:number-columns-repeated="2"/>
          <table:table-cell/>
          <table:table-cell table:formula="oooc:=IF([.C912]=&quot;&quot;;&quot;&quot;;LOWER(LEFT([.C912];1))&amp;RIGHT([.C912];LEN([.C912])-1))">
            <text:p/>
          </table:table-cell>
          <table:table-cell table:number-columns-repeated="249"/>
        </table:table-row>
        <table:table-row table:style-name="ro1">
          <table:table-cell table:number-columns-repeated="2"/>
          <table:table-cell/>
          <table:table-cell table:formula="oooc:=IF([.C913]=&quot;&quot;;&quot;&quot;;LOWER(LEFT([.C913];1))&amp;RIGHT([.C913];LEN([.C913])-1))">
            <text:p/>
          </table:table-cell>
          <table:table-cell table:number-columns-repeated="249"/>
        </table:table-row>
        <table:table-row table:style-name="ro1">
          <table:table-cell table:number-columns-repeated="2"/>
          <table:table-cell/>
          <table:table-cell table:formula="oooc:=IF([.C914]=&quot;&quot;;&quot;&quot;;LOWER(LEFT([.C914];1))&amp;RIGHT([.C914];LEN([.C914])-1))">
            <text:p/>
          </table:table-cell>
          <table:table-cell table:number-columns-repeated="249"/>
        </table:table-row>
        <table:table-row table:style-name="ro1">
          <table:table-cell table:number-columns-repeated="2"/>
          <table:table-cell/>
          <table:table-cell table:formula="oooc:=IF([.C915]=&quot;&quot;;&quot;&quot;;LOWER(LEFT([.C915];1))&amp;RIGHT([.C915];LEN([.C915])-1))">
            <text:p/>
          </table:table-cell>
          <table:table-cell table:number-columns-repeated="249"/>
        </table:table-row>
        <table:table-row table:style-name="ro1">
          <table:table-cell table:number-columns-repeated="2"/>
          <table:table-cell/>
          <table:table-cell table:formula="oooc:=IF([.C916]=&quot;&quot;;&quot;&quot;;LOWER(LEFT([.C916];1))&amp;RIGHT([.C916];LEN([.C916])-1))">
            <text:p/>
          </table:table-cell>
          <table:table-cell table:number-columns-repeated="249"/>
        </table:table-row>
        <table:table-row table:style-name="ro1">
          <table:table-cell table:number-columns-repeated="2"/>
          <table:table-cell/>
          <table:table-cell table:formula="oooc:=IF([.C917]=&quot;&quot;;&quot;&quot;;LOWER(LEFT([.C917];1))&amp;RIGHT([.C917];LEN([.C917])-1))">
            <text:p/>
          </table:table-cell>
          <table:table-cell table:number-columns-repeated="249"/>
        </table:table-row>
        <table:table-row table:style-name="ro1">
          <table:table-cell table:number-columns-repeated="2"/>
          <table:table-cell/>
          <table:table-cell table:formula="oooc:=IF([.C918]=&quot;&quot;;&quot;&quot;;LOWER(LEFT([.C918];1))&amp;RIGHT([.C918];LEN([.C918])-1))">
            <text:p/>
          </table:table-cell>
          <table:table-cell table:number-columns-repeated="249"/>
        </table:table-row>
        <table:table-row table:style-name="ro1">
          <table:table-cell table:number-columns-repeated="2"/>
          <table:table-cell/>
          <table:table-cell table:formula="oooc:=IF([.C919]=&quot;&quot;;&quot;&quot;;LOWER(LEFT([.C919];1))&amp;RIGHT([.C919];LEN([.C919])-1))">
            <text:p/>
          </table:table-cell>
          <table:table-cell table:number-columns-repeated="249"/>
        </table:table-row>
        <table:table-row table:style-name="ro1">
          <table:table-cell table:number-columns-repeated="2"/>
          <table:table-cell/>
          <table:table-cell table:formula="oooc:=IF([.C920]=&quot;&quot;;&quot;&quot;;LOWER(LEFT([.C920];1))&amp;RIGHT([.C920];LEN([.C920])-1))">
            <text:p/>
          </table:table-cell>
          <table:table-cell table:number-columns-repeated="249"/>
        </table:table-row>
        <table:table-row table:style-name="ro1">
          <table:table-cell table:number-columns-repeated="2"/>
          <table:table-cell/>
          <table:table-cell table:formula="oooc:=IF([.C921]=&quot;&quot;;&quot;&quot;;LOWER(LEFT([.C921];1))&amp;RIGHT([.C921];LEN([.C921])-1))">
            <text:p/>
          </table:table-cell>
          <table:table-cell table:number-columns-repeated="249"/>
        </table:table-row>
        <table:table-row table:style-name="ro1">
          <table:table-cell table:number-columns-repeated="2"/>
          <table:table-cell/>
          <table:table-cell table:formula="oooc:=IF([.C922]=&quot;&quot;;&quot;&quot;;LOWER(LEFT([.C922];1))&amp;RIGHT([.C922];LEN([.C922])-1))">
            <text:p/>
          </table:table-cell>
          <table:table-cell table:number-columns-repeated="249"/>
        </table:table-row>
        <table:table-row table:style-name="ro1">
          <table:table-cell table:number-columns-repeated="2"/>
          <table:table-cell/>
          <table:table-cell table:formula="oooc:=IF([.C923]=&quot;&quot;;&quot;&quot;;LOWER(LEFT([.C923];1))&amp;RIGHT([.C923];LEN([.C923])-1))">
            <text:p/>
          </table:table-cell>
          <table:table-cell table:number-columns-repeated="249"/>
        </table:table-row>
        <table:table-row table:style-name="ro1">
          <table:table-cell table:number-columns-repeated="2"/>
          <table:table-cell/>
          <table:table-cell table:formula="oooc:=IF([.C924]=&quot;&quot;;&quot;&quot;;LOWER(LEFT([.C924];1))&amp;RIGHT([.C924];LEN([.C924])-1))">
            <text:p/>
          </table:table-cell>
          <table:table-cell table:number-columns-repeated="249"/>
        </table:table-row>
        <table:table-row table:style-name="ro1">
          <table:table-cell table:number-columns-repeated="2"/>
          <table:table-cell/>
          <table:table-cell table:formula="oooc:=IF([.C925]=&quot;&quot;;&quot;&quot;;LOWER(LEFT([.C925];1))&amp;RIGHT([.C925];LEN([.C925])-1))">
            <text:p/>
          </table:table-cell>
          <table:table-cell table:number-columns-repeated="249"/>
        </table:table-row>
        <table:table-row table:style-name="ro1">
          <table:table-cell table:number-columns-repeated="2"/>
          <table:table-cell/>
          <table:table-cell table:formula="oooc:=IF([.C926]=&quot;&quot;;&quot;&quot;;LOWER(LEFT([.C926];1))&amp;RIGHT([.C926];LEN([.C926])-1))">
            <text:p/>
          </table:table-cell>
          <table:table-cell table:number-columns-repeated="249"/>
        </table:table-row>
        <table:table-row table:style-name="ro1">
          <table:table-cell table:number-columns-repeated="2"/>
          <table:table-cell/>
          <table:table-cell table:formula="oooc:=IF([.C927]=&quot;&quot;;&quot;&quot;;LOWER(LEFT([.C927];1))&amp;RIGHT([.C927];LEN([.C927])-1))">
            <text:p/>
          </table:table-cell>
          <table:table-cell table:number-columns-repeated="249"/>
        </table:table-row>
        <table:table-row table:style-name="ro1">
          <table:table-cell table:number-columns-repeated="2"/>
          <table:table-cell/>
          <table:table-cell table:formula="oooc:=IF([.C928]=&quot;&quot;;&quot;&quot;;LOWER(LEFT([.C928];1))&amp;RIGHT([.C928];LEN([.C928])-1))">
            <text:p/>
          </table:table-cell>
          <table:table-cell table:number-columns-repeated="249"/>
        </table:table-row>
        <table:table-row table:style-name="ro1">
          <table:table-cell table:number-columns-repeated="2"/>
          <table:table-cell/>
          <table:table-cell table:formula="oooc:=IF([.C929]=&quot;&quot;;&quot;&quot;;LOWER(LEFT([.C929];1))&amp;RIGHT([.C929];LEN([.C929])-1))">
            <text:p/>
          </table:table-cell>
          <table:table-cell table:number-columns-repeated="249"/>
        </table:table-row>
        <table:table-row table:style-name="ro1">
          <table:table-cell table:number-columns-repeated="2"/>
          <table:table-cell/>
          <table:table-cell table:formula="oooc:=IF([.C930]=&quot;&quot;;&quot;&quot;;LOWER(LEFT([.C930];1))&amp;RIGHT([.C930];LEN([.C930])-1))">
            <text:p/>
          </table:table-cell>
          <table:table-cell table:number-columns-repeated="249"/>
        </table:table-row>
        <table:table-row table:style-name="ro1">
          <table:table-cell table:number-columns-repeated="2"/>
          <table:table-cell/>
          <table:table-cell table:formula="oooc:=IF([.C931]=&quot;&quot;;&quot;&quot;;LOWER(LEFT([.C931];1))&amp;RIGHT([.C931];LEN([.C931])-1))">
            <text:p/>
          </table:table-cell>
          <table:table-cell table:number-columns-repeated="249"/>
        </table:table-row>
        <table:table-row table:style-name="ro1">
          <table:table-cell table:number-columns-repeated="2"/>
          <table:table-cell/>
          <table:table-cell table:formula="oooc:=IF([.C932]=&quot;&quot;;&quot;&quot;;LOWER(LEFT([.C932];1))&amp;RIGHT([.C932];LEN([.C932])-1))">
            <text:p/>
          </table:table-cell>
          <table:table-cell table:number-columns-repeated="249"/>
        </table:table-row>
        <table:table-row table:style-name="ro1">
          <table:table-cell table:number-columns-repeated="2"/>
          <table:table-cell/>
          <table:table-cell table:formula="oooc:=IF([.C933]=&quot;&quot;;&quot;&quot;;LOWER(LEFT([.C933];1))&amp;RIGHT([.C933];LEN([.C933])-1))">
            <text:p/>
          </table:table-cell>
          <table:table-cell table:number-columns-repeated="249"/>
        </table:table-row>
        <table:table-row table:style-name="ro1">
          <table:table-cell table:number-columns-repeated="2"/>
          <table:table-cell/>
          <table:table-cell table:formula="oooc:=IF([.C934]=&quot;&quot;;&quot;&quot;;LOWER(LEFT([.C934];1))&amp;RIGHT([.C934];LEN([.C934])-1))">
            <text:p/>
          </table:table-cell>
          <table:table-cell table:number-columns-repeated="249"/>
        </table:table-row>
        <table:table-row table:style-name="ro1">
          <table:table-cell table:number-columns-repeated="2"/>
          <table:table-cell/>
          <table:table-cell table:formula="oooc:=IF([.C935]=&quot;&quot;;&quot;&quot;;LOWER(LEFT([.C935];1))&amp;RIGHT([.C935];LEN([.C935])-1))">
            <text:p/>
          </table:table-cell>
          <table:table-cell table:number-columns-repeated="249"/>
        </table:table-row>
        <table:table-row table:style-name="ro1">
          <table:table-cell table:number-columns-repeated="2"/>
          <table:table-cell/>
          <table:table-cell table:formula="oooc:=IF([.C936]=&quot;&quot;;&quot;&quot;;LOWER(LEFT([.C936];1))&amp;RIGHT([.C936];LEN([.C936])-1))">
            <text:p/>
          </table:table-cell>
          <table:table-cell table:number-columns-repeated="249"/>
        </table:table-row>
        <table:table-row table:style-name="ro1">
          <table:table-cell table:number-columns-repeated="2"/>
          <table:table-cell/>
          <table:table-cell table:formula="oooc:=IF([.C937]=&quot;&quot;;&quot;&quot;;LOWER(LEFT([.C937];1))&amp;RIGHT([.C937];LEN([.C937])-1))">
            <text:p/>
          </table:table-cell>
          <table:table-cell table:number-columns-repeated="249"/>
        </table:table-row>
        <table:table-row table:style-name="ro1">
          <table:table-cell table:number-columns-repeated="2"/>
          <table:table-cell/>
          <table:table-cell table:formula="oooc:=IF([.C938]=&quot;&quot;;&quot;&quot;;LOWER(LEFT([.C938];1))&amp;RIGHT([.C938];LEN([.C938])-1))">
            <text:p/>
          </table:table-cell>
          <table:table-cell table:number-columns-repeated="249"/>
        </table:table-row>
        <table:table-row table:style-name="ro1">
          <table:table-cell table:number-columns-repeated="2"/>
          <table:table-cell/>
          <table:table-cell table:formula="oooc:=IF([.C939]=&quot;&quot;;&quot;&quot;;LOWER(LEFT([.C939];1))&amp;RIGHT([.C939];LEN([.C939])-1))">
            <text:p/>
          </table:table-cell>
          <table:table-cell table:number-columns-repeated="249"/>
        </table:table-row>
        <table:table-row table:style-name="ro1">
          <table:table-cell table:number-columns-repeated="2"/>
          <table:table-cell/>
          <table:table-cell table:formula="oooc:=IF([.C940]=&quot;&quot;;&quot;&quot;;LOWER(LEFT([.C940];1))&amp;RIGHT([.C940];LEN([.C940])-1))">
            <text:p/>
          </table:table-cell>
          <table:table-cell table:number-columns-repeated="249"/>
        </table:table-row>
        <table:table-row table:style-name="ro1">
          <table:table-cell table:number-columns-repeated="2"/>
          <table:table-cell/>
          <table:table-cell table:formula="oooc:=IF([.C941]=&quot;&quot;;&quot;&quot;;LOWER(LEFT([.C941];1))&amp;RIGHT([.C941];LEN([.C941])-1))">
            <text:p/>
          </table:table-cell>
          <table:table-cell table:number-columns-repeated="249"/>
        </table:table-row>
        <table:table-row table:style-name="ro1">
          <table:table-cell table:number-columns-repeated="2"/>
          <table:table-cell/>
          <table:table-cell table:formula="oooc:=IF([.C942]=&quot;&quot;;&quot;&quot;;LOWER(LEFT([.C942];1))&amp;RIGHT([.C942];LEN([.C942])-1))">
            <text:p/>
          </table:table-cell>
          <table:table-cell table:number-columns-repeated="249"/>
        </table:table-row>
        <table:table-row table:style-name="ro1">
          <table:table-cell table:number-columns-repeated="2"/>
          <table:table-cell/>
          <table:table-cell table:formula="oooc:=IF([.C943]=&quot;&quot;;&quot;&quot;;LOWER(LEFT([.C943];1))&amp;RIGHT([.C943];LEN([.C943])-1))">
            <text:p/>
          </table:table-cell>
          <table:table-cell table:number-columns-repeated="249"/>
        </table:table-row>
        <table:table-row table:style-name="ro1">
          <table:table-cell table:number-columns-repeated="2"/>
          <table:table-cell/>
          <table:table-cell table:formula="oooc:=IF([.C944]=&quot;&quot;;&quot;&quot;;LOWER(LEFT([.C944];1))&amp;RIGHT([.C944];LEN([.C944])-1))">
            <text:p/>
          </table:table-cell>
          <table:table-cell table:number-columns-repeated="249"/>
        </table:table-row>
        <table:table-row table:style-name="ro1">
          <table:table-cell table:number-columns-repeated="2"/>
          <table:table-cell/>
          <table:table-cell table:formula="oooc:=IF([.C945]=&quot;&quot;;&quot;&quot;;LOWER(LEFT([.C945];1))&amp;RIGHT([.C945];LEN([.C945])-1))">
            <text:p/>
          </table:table-cell>
          <table:table-cell table:number-columns-repeated="249"/>
        </table:table-row>
        <table:table-row table:style-name="ro1">
          <table:table-cell table:number-columns-repeated="2"/>
          <table:table-cell/>
          <table:table-cell table:formula="oooc:=IF([.C946]=&quot;&quot;;&quot;&quot;;LOWER(LEFT([.C946];1))&amp;RIGHT([.C946];LEN([.C946])-1))">
            <text:p/>
          </table:table-cell>
          <table:table-cell table:number-columns-repeated="249"/>
        </table:table-row>
        <table:table-row table:style-name="ro1">
          <table:table-cell table:number-columns-repeated="2"/>
          <table:table-cell/>
          <table:table-cell table:formula="oooc:=IF([.C947]=&quot;&quot;;&quot;&quot;;LOWER(LEFT([.C947];1))&amp;RIGHT([.C947];LEN([.C947])-1))">
            <text:p/>
          </table:table-cell>
          <table:table-cell table:number-columns-repeated="249"/>
        </table:table-row>
        <table:table-row table:style-name="ro1">
          <table:table-cell table:number-columns-repeated="2"/>
          <table:table-cell/>
          <table:table-cell table:formula="oooc:=IF([.C948]=&quot;&quot;;&quot;&quot;;LOWER(LEFT([.C948];1))&amp;RIGHT([.C948];LEN([.C948])-1))">
            <text:p/>
          </table:table-cell>
          <table:table-cell table:number-columns-repeated="249"/>
        </table:table-row>
        <table:table-row table:style-name="ro1">
          <table:table-cell table:number-columns-repeated="2"/>
          <table:table-cell/>
          <table:table-cell table:formula="oooc:=IF([.C949]=&quot;&quot;;&quot;&quot;;LOWER(LEFT([.C949];1))&amp;RIGHT([.C949];LEN([.C949])-1))">
            <text:p/>
          </table:table-cell>
          <table:table-cell table:number-columns-repeated="249"/>
        </table:table-row>
        <table:table-row table:style-name="ro1">
          <table:table-cell table:number-columns-repeated="2"/>
          <table:table-cell/>
          <table:table-cell table:formula="oooc:=IF([.C950]=&quot;&quot;;&quot;&quot;;LOWER(LEFT([.C950];1))&amp;RIGHT([.C950];LEN([.C950])-1))">
            <text:p/>
          </table:table-cell>
          <table:table-cell table:number-columns-repeated="249"/>
        </table:table-row>
        <table:table-row table:style-name="ro1">
          <table:table-cell table:number-columns-repeated="2"/>
          <table:table-cell/>
          <table:table-cell table:formula="oooc:=IF([.C951]=&quot;&quot;;&quot;&quot;;LOWER(LEFT([.C951];1))&amp;RIGHT([.C951];LEN([.C951])-1))">
            <text:p/>
          </table:table-cell>
          <table:table-cell table:number-columns-repeated="249"/>
        </table:table-row>
        <table:table-row table:style-name="ro1">
          <table:table-cell table:number-columns-repeated="2"/>
          <table:table-cell/>
          <table:table-cell table:formula="oooc:=IF([.C952]=&quot;&quot;;&quot;&quot;;LOWER(LEFT([.C952];1))&amp;RIGHT([.C952];LEN([.C952])-1))">
            <text:p/>
          </table:table-cell>
          <table:table-cell table:number-columns-repeated="249"/>
        </table:table-row>
        <table:table-row table:style-name="ro1">
          <table:table-cell table:number-columns-repeated="2"/>
          <table:table-cell/>
          <table:table-cell table:formula="oooc:=IF([.C953]=&quot;&quot;;&quot;&quot;;LOWER(LEFT([.C953];1))&amp;RIGHT([.C953];LEN([.C953])-1))">
            <text:p/>
          </table:table-cell>
          <table:table-cell table:number-columns-repeated="249"/>
        </table:table-row>
        <table:table-row table:style-name="ro1">
          <table:table-cell table:number-columns-repeated="2"/>
          <table:table-cell/>
          <table:table-cell table:formula="oooc:=IF([.C954]=&quot;&quot;;&quot;&quot;;LOWER(LEFT([.C954];1))&amp;RIGHT([.C954];LEN([.C954])-1))">
            <text:p/>
          </table:table-cell>
          <table:table-cell table:number-columns-repeated="249"/>
        </table:table-row>
        <table:table-row table:style-name="ro1">
          <table:table-cell table:number-columns-repeated="2"/>
          <table:table-cell/>
          <table:table-cell table:formula="oooc:=IF([.C955]=&quot;&quot;;&quot;&quot;;LOWER(LEFT([.C955];1))&amp;RIGHT([.C955];LEN([.C955])-1))">
            <text:p/>
          </table:table-cell>
          <table:table-cell table:number-columns-repeated="249"/>
        </table:table-row>
        <table:table-row table:style-name="ro1">
          <table:table-cell table:number-columns-repeated="2"/>
          <table:table-cell/>
          <table:table-cell table:formula="oooc:=IF([.C956]=&quot;&quot;;&quot;&quot;;LOWER(LEFT([.C956];1))&amp;RIGHT([.C956];LEN([.C956])-1))">
            <text:p/>
          </table:table-cell>
          <table:table-cell table:number-columns-repeated="249"/>
        </table:table-row>
        <table:table-row table:style-name="ro1">
          <table:table-cell table:number-columns-repeated="2"/>
          <table:table-cell/>
          <table:table-cell table:formula="oooc:=IF([.C957]=&quot;&quot;;&quot;&quot;;LOWER(LEFT([.C957];1))&amp;RIGHT([.C957];LEN([.C957])-1))">
            <text:p/>
          </table:table-cell>
          <table:table-cell table:number-columns-repeated="249"/>
        </table:table-row>
        <table:table-row table:style-name="ro1">
          <table:table-cell table:number-columns-repeated="2"/>
          <table:table-cell/>
          <table:table-cell table:formula="oooc:=IF([.C958]=&quot;&quot;;&quot;&quot;;LOWER(LEFT([.C958];1))&amp;RIGHT([.C958];LEN([.C958])-1))">
            <text:p/>
          </table:table-cell>
          <table:table-cell table:number-columns-repeated="249"/>
        </table:table-row>
        <table:table-row table:style-name="ro1">
          <table:table-cell table:number-columns-repeated="2"/>
          <table:table-cell/>
          <table:table-cell table:formula="oooc:=IF([.C959]=&quot;&quot;;&quot;&quot;;LOWER(LEFT([.C959];1))&amp;RIGHT([.C959];LEN([.C959])-1))">
            <text:p/>
          </table:table-cell>
          <table:table-cell table:number-columns-repeated="249"/>
        </table:table-row>
        <table:table-row table:style-name="ro1">
          <table:table-cell table:number-columns-repeated="2"/>
          <table:table-cell/>
          <table:table-cell table:formula="oooc:=IF([.C960]=&quot;&quot;;&quot;&quot;;LOWER(LEFT([.C960];1))&amp;RIGHT([.C960];LEN([.C960])-1))">
            <text:p/>
          </table:table-cell>
          <table:table-cell table:number-columns-repeated="249"/>
        </table:table-row>
        <table:table-row table:style-name="ro1">
          <table:table-cell table:number-columns-repeated="2"/>
          <table:table-cell/>
          <table:table-cell table:formula="oooc:=IF([.C961]=&quot;&quot;;&quot;&quot;;LOWER(LEFT([.C961];1))&amp;RIGHT([.C961];LEN([.C961])-1))">
            <text:p/>
          </table:table-cell>
          <table:table-cell table:number-columns-repeated="249"/>
        </table:table-row>
        <table:table-row table:style-name="ro1">
          <table:table-cell table:number-columns-repeated="2"/>
          <table:table-cell/>
          <table:table-cell table:formula="oooc:=IF([.C962]=&quot;&quot;;&quot;&quot;;LOWER(LEFT([.C962];1))&amp;RIGHT([.C962];LEN([.C962])-1))">
            <text:p/>
          </table:table-cell>
          <table:table-cell table:number-columns-repeated="249"/>
        </table:table-row>
        <table:table-row table:style-name="ro1">
          <table:table-cell table:number-columns-repeated="2"/>
          <table:table-cell/>
          <table:table-cell table:formula="oooc:=IF([.C963]=&quot;&quot;;&quot;&quot;;LOWER(LEFT([.C963];1))&amp;RIGHT([.C963];LEN([.C963])-1))">
            <text:p/>
          </table:table-cell>
          <table:table-cell table:number-columns-repeated="249"/>
        </table:table-row>
        <table:table-row table:style-name="ro1">
          <table:table-cell table:number-columns-repeated="2"/>
          <table:table-cell/>
          <table:table-cell table:formula="oooc:=IF([.C964]=&quot;&quot;;&quot;&quot;;LOWER(LEFT([.C964];1))&amp;RIGHT([.C964];LEN([.C964])-1))">
            <text:p/>
          </table:table-cell>
          <table:table-cell table:number-columns-repeated="249"/>
        </table:table-row>
        <table:table-row table:style-name="ro1">
          <table:table-cell table:number-columns-repeated="2"/>
          <table:table-cell/>
          <table:table-cell table:formula="oooc:=IF([.C965]=&quot;&quot;;&quot;&quot;;LOWER(LEFT([.C965];1))&amp;RIGHT([.C965];LEN([.C965])-1))">
            <text:p/>
          </table:table-cell>
          <table:table-cell table:number-columns-repeated="249"/>
        </table:table-row>
        <table:table-row table:style-name="ro1">
          <table:table-cell table:number-columns-repeated="2"/>
          <table:table-cell/>
          <table:table-cell table:formula="oooc:=IF([.C966]=&quot;&quot;;&quot;&quot;;LOWER(LEFT([.C966];1))&amp;RIGHT([.C966];LEN([.C966])-1))">
            <text:p/>
          </table:table-cell>
          <table:table-cell table:number-columns-repeated="249"/>
        </table:table-row>
        <table:table-row table:style-name="ro1">
          <table:table-cell table:number-columns-repeated="2"/>
          <table:table-cell/>
          <table:table-cell table:formula="oooc:=IF([.C967]=&quot;&quot;;&quot;&quot;;LOWER(LEFT([.C967];1))&amp;RIGHT([.C967];LEN([.C967])-1))">
            <text:p/>
          </table:table-cell>
          <table:table-cell table:number-columns-repeated="249"/>
        </table:table-row>
        <table:table-row table:style-name="ro1">
          <table:table-cell table:number-columns-repeated="2"/>
          <table:table-cell/>
          <table:table-cell table:formula="oooc:=IF([.C968]=&quot;&quot;;&quot;&quot;;LOWER(LEFT([.C968];1))&amp;RIGHT([.C968];LEN([.C968])-1))">
            <text:p/>
          </table:table-cell>
          <table:table-cell table:number-columns-repeated="249"/>
        </table:table-row>
        <table:table-row table:style-name="ro1">
          <table:table-cell table:number-columns-repeated="2"/>
          <table:table-cell/>
          <table:table-cell table:formula="oooc:=IF([.C969]=&quot;&quot;;&quot;&quot;;LOWER(LEFT([.C969];1))&amp;RIGHT([.C969];LEN([.C969])-1))">
            <text:p/>
          </table:table-cell>
          <table:table-cell table:number-columns-repeated="249"/>
        </table:table-row>
        <table:table-row table:style-name="ro1">
          <table:table-cell table:number-columns-repeated="2"/>
          <table:table-cell/>
          <table:table-cell table:formula="oooc:=IF([.C970]=&quot;&quot;;&quot;&quot;;LOWER(LEFT([.C970];1))&amp;RIGHT([.C970];LEN([.C970])-1))">
            <text:p/>
          </table:table-cell>
          <table:table-cell table:number-columns-repeated="249"/>
        </table:table-row>
        <table:table-row table:style-name="ro1">
          <table:table-cell table:number-columns-repeated="2"/>
          <table:table-cell/>
          <table:table-cell table:formula="oooc:=IF([.C971]=&quot;&quot;;&quot;&quot;;LOWER(LEFT([.C971];1))&amp;RIGHT([.C971];LEN([.C971])-1))">
            <text:p/>
          </table:table-cell>
          <table:table-cell table:number-columns-repeated="249"/>
        </table:table-row>
        <table:table-row table:style-name="ro1">
          <table:table-cell table:number-columns-repeated="2"/>
          <table:table-cell/>
          <table:table-cell table:formula="oooc:=IF([.C972]=&quot;&quot;;&quot;&quot;;LOWER(LEFT([.C972];1))&amp;RIGHT([.C972];LEN([.C972])-1))">
            <text:p/>
          </table:table-cell>
          <table:table-cell table:number-columns-repeated="249"/>
        </table:table-row>
        <table:table-row table:style-name="ro1">
          <table:table-cell table:number-columns-repeated="2"/>
          <table:table-cell/>
          <table:table-cell table:formula="oooc:=IF([.C973]=&quot;&quot;;&quot;&quot;;LOWER(LEFT([.C973];1))&amp;RIGHT([.C973];LEN([.C973])-1))">
            <text:p/>
          </table:table-cell>
          <table:table-cell table:number-columns-repeated="249"/>
        </table:table-row>
        <table:table-row table:style-name="ro1">
          <table:table-cell table:number-columns-repeated="2"/>
          <table:table-cell/>
          <table:table-cell table:formula="oooc:=IF([.C974]=&quot;&quot;;&quot;&quot;;LOWER(LEFT([.C974];1))&amp;RIGHT([.C974];LEN([.C974])-1))">
            <text:p/>
          </table:table-cell>
          <table:table-cell table:number-columns-repeated="249"/>
        </table:table-row>
        <table:table-row table:style-name="ro1">
          <table:table-cell table:number-columns-repeated="2"/>
          <table:table-cell/>
          <table:table-cell table:formula="oooc:=IF([.C975]=&quot;&quot;;&quot;&quot;;LOWER(LEFT([.C975];1))&amp;RIGHT([.C975];LEN([.C975])-1))">
            <text:p/>
          </table:table-cell>
          <table:table-cell table:number-columns-repeated="249"/>
        </table:table-row>
        <table:table-row table:style-name="ro1">
          <table:table-cell table:number-columns-repeated="2"/>
          <table:table-cell/>
          <table:table-cell table:formula="oooc:=IF([.C976]=&quot;&quot;;&quot;&quot;;LOWER(LEFT([.C976];1))&amp;RIGHT([.C976];LEN([.C976])-1))">
            <text:p/>
          </table:table-cell>
          <table:table-cell table:number-columns-repeated="249"/>
        </table:table-row>
        <table:table-row table:style-name="ro1">
          <table:table-cell table:number-columns-repeated="2"/>
          <table:table-cell/>
          <table:table-cell table:formula="oooc:=IF([.C977]=&quot;&quot;;&quot;&quot;;LOWER(LEFT([.C977];1))&amp;RIGHT([.C977];LEN([.C977])-1))">
            <text:p/>
          </table:table-cell>
          <table:table-cell table:number-columns-repeated="249"/>
        </table:table-row>
        <table:table-row table:style-name="ro1">
          <table:table-cell table:number-columns-repeated="2"/>
          <table:table-cell/>
          <table:table-cell table:formula="oooc:=IF([.C978]=&quot;&quot;;&quot;&quot;;LOWER(LEFT([.C978];1))&amp;RIGHT([.C978];LEN([.C978])-1))">
            <text:p/>
          </table:table-cell>
          <table:table-cell table:number-columns-repeated="249"/>
        </table:table-row>
        <table:table-row table:style-name="ro1">
          <table:table-cell table:number-columns-repeated="2"/>
          <table:table-cell/>
          <table:table-cell table:formula="oooc:=IF([.C979]=&quot;&quot;;&quot;&quot;;LOWER(LEFT([.C979];1))&amp;RIGHT([.C979];LEN([.C979])-1))">
            <text:p/>
          </table:table-cell>
          <table:table-cell table:number-columns-repeated="249"/>
        </table:table-row>
        <table:table-row table:style-name="ro1">
          <table:table-cell table:number-columns-repeated="2"/>
          <table:table-cell/>
          <table:table-cell table:formula="oooc:=IF([.C980]=&quot;&quot;;&quot;&quot;;LOWER(LEFT([.C980];1))&amp;RIGHT([.C980];LEN([.C980])-1))">
            <text:p/>
          </table:table-cell>
          <table:table-cell table:number-columns-repeated="249"/>
        </table:table-row>
        <table:table-row table:style-name="ro1">
          <table:table-cell table:number-columns-repeated="2"/>
          <table:table-cell/>
          <table:table-cell table:formula="oooc:=IF([.C981]=&quot;&quot;;&quot;&quot;;LOWER(LEFT([.C981];1))&amp;RIGHT([.C981];LEN([.C981])-1))">
            <text:p/>
          </table:table-cell>
          <table:table-cell table:number-columns-repeated="249"/>
        </table:table-row>
        <table:table-row table:style-name="ro1">
          <table:table-cell table:number-columns-repeated="2"/>
          <table:table-cell/>
          <table:table-cell table:formula="oooc:=IF([.C982]=&quot;&quot;;&quot;&quot;;LOWER(LEFT([.C982];1))&amp;RIGHT([.C982];LEN([.C982])-1))">
            <text:p/>
          </table:table-cell>
          <table:table-cell table:number-columns-repeated="249"/>
        </table:table-row>
        <table:table-row table:style-name="ro1">
          <table:table-cell table:number-columns-repeated="2"/>
          <table:table-cell/>
          <table:table-cell table:formula="oooc:=IF([.C983]=&quot;&quot;;&quot;&quot;;LOWER(LEFT([.C983];1))&amp;RIGHT([.C983];LEN([.C983])-1))">
            <text:p/>
          </table:table-cell>
          <table:table-cell table:number-columns-repeated="249"/>
        </table:table-row>
        <table:table-row table:style-name="ro1">
          <table:table-cell table:number-columns-repeated="2"/>
          <table:table-cell/>
          <table:table-cell table:formula="oooc:=IF([.C984]=&quot;&quot;;&quot;&quot;;LOWER(LEFT([.C984];1))&amp;RIGHT([.C984];LEN([.C984])-1))">
            <text:p/>
          </table:table-cell>
          <table:table-cell table:number-columns-repeated="249"/>
        </table:table-row>
        <table:table-row table:style-name="ro1">
          <table:table-cell table:number-columns-repeated="2"/>
          <table:table-cell/>
          <table:table-cell table:formula="oooc:=IF([.C985]=&quot;&quot;;&quot;&quot;;LOWER(LEFT([.C985];1))&amp;RIGHT([.C985];LEN([.C985])-1))">
            <text:p/>
          </table:table-cell>
          <table:table-cell table:number-columns-repeated="249"/>
        </table:table-row>
        <table:table-row table:style-name="ro1">
          <table:table-cell table:number-columns-repeated="2"/>
          <table:table-cell/>
          <table:table-cell table:formula="oooc:=IF([.C986]=&quot;&quot;;&quot;&quot;;LOWER(LEFT([.C986];1))&amp;RIGHT([.C986];LEN([.C986])-1))">
            <text:p/>
          </table:table-cell>
          <table:table-cell table:number-columns-repeated="249"/>
        </table:table-row>
        <table:table-row table:style-name="ro1">
          <table:table-cell table:number-columns-repeated="2"/>
          <table:table-cell/>
          <table:table-cell table:formula="oooc:=IF([.C987]=&quot;&quot;;&quot;&quot;;LOWER(LEFT([.C987];1))&amp;RIGHT([.C987];LEN([.C987])-1))">
            <text:p/>
          </table:table-cell>
          <table:table-cell table:number-columns-repeated="249"/>
        </table:table-row>
        <table:table-row table:style-name="ro1">
          <table:table-cell table:number-columns-repeated="2"/>
          <table:table-cell/>
          <table:table-cell table:formula="oooc:=IF([.C988]=&quot;&quot;;&quot;&quot;;LOWER(LEFT([.C988];1))&amp;RIGHT([.C988];LEN([.C988])-1))">
            <text:p/>
          </table:table-cell>
          <table:table-cell table:number-columns-repeated="249"/>
        </table:table-row>
        <table:table-row table:style-name="ro1">
          <table:table-cell table:number-columns-repeated="2"/>
          <table:table-cell/>
          <table:table-cell table:formula="oooc:=IF([.C989]=&quot;&quot;;&quot;&quot;;LOWER(LEFT([.C989];1))&amp;RIGHT([.C989];LEN([.C989])-1))">
            <text:p/>
          </table:table-cell>
          <table:table-cell table:number-columns-repeated="249"/>
        </table:table-row>
        <table:table-row table:style-name="ro1">
          <table:table-cell table:number-columns-repeated="2"/>
          <table:table-cell/>
          <table:table-cell table:formula="oooc:=IF([.C990]=&quot;&quot;;&quot;&quot;;LOWER(LEFT([.C990];1))&amp;RIGHT([.C990];LEN([.C990])-1))">
            <text:p/>
          </table:table-cell>
          <table:table-cell table:number-columns-repeated="249"/>
        </table:table-row>
        <table:table-row table:style-name="ro1">
          <table:table-cell table:number-columns-repeated="2"/>
          <table:table-cell/>
          <table:table-cell table:formula="oooc:=IF([.C991]=&quot;&quot;;&quot;&quot;;LOWER(LEFT([.C991];1))&amp;RIGHT([.C991];LEN([.C991])-1))">
            <text:p/>
          </table:table-cell>
          <table:table-cell table:number-columns-repeated="249"/>
        </table:table-row>
        <table:table-row table:style-name="ro1">
          <table:table-cell table:number-columns-repeated="2"/>
          <table:table-cell/>
          <table:table-cell table:formula="oooc:=IF([.C992]=&quot;&quot;;&quot;&quot;;LOWER(LEFT([.C992];1))&amp;RIGHT([.C992];LEN([.C992])-1))">
            <text:p/>
          </table:table-cell>
          <table:table-cell table:number-columns-repeated="249"/>
        </table:table-row>
        <table:table-row table:style-name="ro1">
          <table:table-cell table:number-columns-repeated="2"/>
          <table:table-cell/>
          <table:table-cell table:formula="oooc:=IF([.C993]=&quot;&quot;;&quot;&quot;;LOWER(LEFT([.C993];1))&amp;RIGHT([.C993];LEN([.C993])-1))">
            <text:p/>
          </table:table-cell>
          <table:table-cell table:number-columns-repeated="249"/>
        </table:table-row>
        <table:table-row table:style-name="ro1">
          <table:table-cell table:number-columns-repeated="2"/>
          <table:table-cell/>
          <table:table-cell table:formula="oooc:=IF([.C994]=&quot;&quot;;&quot;&quot;;LOWER(LEFT([.C994];1))&amp;RIGHT([.C994];LEN([.C994])-1))">
            <text:p/>
          </table:table-cell>
          <table:table-cell table:number-columns-repeated="249"/>
        </table:table-row>
        <table:table-row table:style-name="ro1">
          <table:table-cell table:number-columns-repeated="2"/>
          <table:table-cell/>
          <table:table-cell table:formula="oooc:=IF([.C995]=&quot;&quot;;&quot;&quot;;LOWER(LEFT([.C995];1))&amp;RIGHT([.C995];LEN([.C995])-1))">
            <text:p/>
          </table:table-cell>
          <table:table-cell table:number-columns-repeated="249"/>
        </table:table-row>
        <table:table-row table:style-name="ro1">
          <table:table-cell table:number-columns-repeated="2"/>
          <table:table-cell/>
          <table:table-cell table:formula="oooc:=IF([.C996]=&quot;&quot;;&quot;&quot;;LOWER(LEFT([.C996];1))&amp;RIGHT([.C996];LEN([.C996])-1))">
            <text:p/>
          </table:table-cell>
          <table:table-cell table:number-columns-repeated="249"/>
        </table:table-row>
        <table:table-row table:style-name="ro1">
          <table:table-cell table:number-columns-repeated="2"/>
          <table:table-cell/>
          <table:table-cell table:formula="oooc:=IF([.C997]=&quot;&quot;;&quot;&quot;;LOWER(LEFT([.C997];1))&amp;RIGHT([.C997];LEN([.C997])-1))">
            <text:p/>
          </table:table-cell>
          <table:table-cell table:number-columns-repeated="249"/>
        </table:table-row>
        <table:table-row table:style-name="ro1">
          <table:table-cell table:number-columns-repeated="2"/>
          <table:table-cell/>
          <table:table-cell table:formula="oooc:=IF([.C998]=&quot;&quot;;&quot;&quot;;LOWER(LEFT([.C998];1))&amp;RIGHT([.C998];LEN([.C998])-1))">
            <text:p/>
          </table:table-cell>
          <table:table-cell table:number-columns-repeated="249"/>
        </table:table-row>
        <table:table-row table:style-name="ro1">
          <table:table-cell table:number-columns-repeated="2"/>
          <table:table-cell/>
          <table:table-cell table:formula="oooc:=IF([.C999]=&quot;&quot;;&quot;&quot;;LOWER(LEFT([.C999];1))&amp;RIGHT([.C999];LEN([.C999])-1))">
            <text:p/>
          </table:table-cell>
          <table:table-cell table:number-columns-repeated="249"/>
        </table:table-row>
        <table:table-row table:style-name="ro1">
          <table:table-cell table:number-columns-repeated="2"/>
          <table:table-cell/>
          <table:table-cell table:formula="oooc:=IF([.C1000]=&quot;&quot;;&quot;&quot;;LOWER(LEFT([.C1000];1))&amp;RIGHT([.C1000];LEN([.C1000])-1))">
            <text:p/>
          </table:table-cell>
          <table:table-cell table:number-columns-repeated="249"/>
        </table:table-row>
        <table:table-row table:style-name="ro1">
          <table:table-cell table:number-columns-repeated="2"/>
          <table:table-cell/>
          <table:table-cell table:formula="oooc:=IF([.C1001]=&quot;&quot;;&quot;&quot;;LOWER(LEFT([.C1001];1))&amp;RIGHT([.C1001];LEN([.C1001])-1))">
            <text:p/>
          </table:table-cell>
          <table:table-cell table:number-columns-repeated="249"/>
        </table:table-row>
        <table:table-row table:style-name="ro1">
          <table:table-cell table:number-columns-repeated="2"/>
          <table:table-cell/>
          <table:table-cell table:formula="oooc:=IF([.C1002]=&quot;&quot;;&quot;&quot;;LOWER(LEFT([.C1002];1))&amp;RIGHT([.C1002];LEN([.C1002])-1))">
            <text:p/>
          </table:table-cell>
          <table:table-cell table:number-columns-repeated="249"/>
        </table:table-row>
        <table:table-row table:style-name="ro1">
          <table:table-cell table:number-columns-repeated="2"/>
          <table:table-cell/>
          <table:table-cell table:formula="oooc:=IF([.C1003]=&quot;&quot;;&quot;&quot;;LOWER(LEFT([.C1003];1))&amp;RIGHT([.C1003];LEN([.C1003])-1))">
            <text:p/>
          </table:table-cell>
          <table:table-cell table:number-columns-repeated="249"/>
        </table:table-row>
        <table:table-row table:style-name="ro1">
          <table:table-cell table:number-columns-repeated="2"/>
          <table:table-cell/>
          <table:table-cell table:formula="oooc:=IF([.C1004]=&quot;&quot;;&quot;&quot;;LOWER(LEFT([.C1004];1))&amp;RIGHT([.C1004];LEN([.C1004])-1))">
            <text:p/>
          </table:table-cell>
          <table:table-cell table:number-columns-repeated="249"/>
        </table:table-row>
        <table:table-row table:style-name="ro1">
          <table:table-cell table:number-columns-repeated="2"/>
          <table:table-cell/>
          <table:table-cell table:formula="oooc:=IF([.C1005]=&quot;&quot;;&quot;&quot;;LOWER(LEFT([.C1005];1))&amp;RIGHT([.C1005];LEN([.C1005])-1))">
            <text:p/>
          </table:table-cell>
          <table:table-cell table:number-columns-repeated="249"/>
        </table:table-row>
        <table:table-row table:style-name="ro1">
          <table:table-cell table:number-columns-repeated="2"/>
          <table:table-cell/>
          <table:table-cell table:formula="oooc:=IF([.C1006]=&quot;&quot;;&quot;&quot;;LOWER(LEFT([.C1006];1))&amp;RIGHT([.C1006];LEN([.C1006])-1))">
            <text:p/>
          </table:table-cell>
          <table:table-cell table:number-columns-repeated="249"/>
        </table:table-row>
        <table:table-row table:style-name="ro1">
          <table:table-cell table:number-columns-repeated="2"/>
          <table:table-cell/>
          <table:table-cell table:formula="oooc:=IF([.C1007]=&quot;&quot;;&quot;&quot;;LOWER(LEFT([.C1007];1))&amp;RIGHT([.C1007];LEN([.C1007])-1))">
            <text:p/>
          </table:table-cell>
          <table:table-cell table:number-columns-repeated="249"/>
        </table:table-row>
        <table:table-row table:style-name="ro1">
          <table:table-cell table:number-columns-repeated="2"/>
          <table:table-cell/>
          <table:table-cell table:formula="oooc:=IF([.C1008]=&quot;&quot;;&quot;&quot;;LOWER(LEFT([.C1008];1))&amp;RIGHT([.C1008];LEN([.C1008])-1))">
            <text:p/>
          </table:table-cell>
          <table:table-cell table:number-columns-repeated="249"/>
        </table:table-row>
        <table:table-row table:style-name="ro1">
          <table:table-cell table:number-columns-repeated="2"/>
          <table:table-cell/>
          <table:table-cell table:formula="oooc:=IF([.C1009]=&quot;&quot;;&quot;&quot;;LOWER(LEFT([.C1009];1))&amp;RIGHT([.C1009];LEN([.C1009])-1))">
            <text:p/>
          </table:table-cell>
          <table:table-cell table:number-columns-repeated="249"/>
        </table:table-row>
        <table:table-row table:style-name="ro1">
          <table:table-cell table:number-columns-repeated="2"/>
          <table:table-cell/>
          <table:table-cell table:formula="oooc:=IF([.C1010]=&quot;&quot;;&quot;&quot;;LOWER(LEFT([.C1010];1))&amp;RIGHT([.C1010];LEN([.C1010])-1))">
            <text:p/>
          </table:table-cell>
          <table:table-cell table:number-columns-repeated="249"/>
        </table:table-row>
        <table:table-row table:style-name="ro1">
          <table:table-cell table:number-columns-repeated="2"/>
          <table:table-cell/>
          <table:table-cell table:formula="oooc:=IF([.C1011]=&quot;&quot;;&quot;&quot;;LOWER(LEFT([.C1011];1))&amp;RIGHT([.C1011];LEN([.C1011])-1))">
            <text:p/>
          </table:table-cell>
          <table:table-cell table:number-columns-repeated="249"/>
        </table:table-row>
        <table:table-row table:style-name="ro1">
          <table:table-cell table:number-columns-repeated="2"/>
          <table:table-cell/>
          <table:table-cell table:formula="oooc:=IF([.C1012]=&quot;&quot;;&quot;&quot;;LOWER(LEFT([.C1012];1))&amp;RIGHT([.C1012];LEN([.C1012])-1))">
            <text:p/>
          </table:table-cell>
          <table:table-cell table:number-columns-repeated="249"/>
        </table:table-row>
        <table:table-row table:style-name="ro1">
          <table:table-cell table:number-columns-repeated="2"/>
          <table:table-cell/>
          <table:table-cell table:formula="oooc:=IF([.C1013]=&quot;&quot;;&quot;&quot;;LOWER(LEFT([.C1013];1))&amp;RIGHT([.C1013];LEN([.C1013])-1))">
            <text:p/>
          </table:table-cell>
          <table:table-cell table:number-columns-repeated="249"/>
        </table:table-row>
        <table:table-row table:style-name="ro1">
          <table:table-cell table:number-columns-repeated="2"/>
          <table:table-cell/>
          <table:table-cell table:formula="oooc:=IF([.C1014]=&quot;&quot;;&quot;&quot;;LOWER(LEFT([.C1014];1))&amp;RIGHT([.C1014];LEN([.C1014])-1))">
            <text:p/>
          </table:table-cell>
          <table:table-cell table:number-columns-repeated="249"/>
        </table:table-row>
        <table:table-row table:style-name="ro1">
          <table:table-cell table:number-columns-repeated="2"/>
          <table:table-cell/>
          <table:table-cell table:formula="oooc:=IF([.C1015]=&quot;&quot;;&quot;&quot;;LOWER(LEFT([.C1015];1))&amp;RIGHT([.C1015];LEN([.C1015])-1))">
            <text:p/>
          </table:table-cell>
          <table:table-cell table:number-columns-repeated="249"/>
        </table:table-row>
        <table:table-row table:style-name="ro1">
          <table:table-cell table:number-columns-repeated="2"/>
          <table:table-cell/>
          <table:table-cell table:formula="oooc:=IF([.C1016]=&quot;&quot;;&quot;&quot;;LOWER(LEFT([.C1016];1))&amp;RIGHT([.C1016];LEN([.C1016])-1))">
            <text:p/>
          </table:table-cell>
          <table:table-cell table:number-columns-repeated="249"/>
        </table:table-row>
        <table:table-row table:style-name="ro1">
          <table:table-cell table:number-columns-repeated="2"/>
          <table:table-cell/>
          <table:table-cell table:formula="oooc:=IF([.C1017]=&quot;&quot;;&quot;&quot;;LOWER(LEFT([.C1017];1))&amp;RIGHT([.C1017];LEN([.C1017])-1))">
            <text:p/>
          </table:table-cell>
          <table:table-cell table:number-columns-repeated="249"/>
        </table:table-row>
        <table:table-row table:style-name="ro1">
          <table:table-cell table:number-columns-repeated="2"/>
          <table:table-cell/>
          <table:table-cell table:formula="oooc:=IF([.C1018]=&quot;&quot;;&quot;&quot;;LOWER(LEFT([.C1018];1))&amp;RIGHT([.C1018];LEN([.C1018])-1))">
            <text:p/>
          </table:table-cell>
          <table:table-cell table:number-columns-repeated="249"/>
        </table:table-row>
        <table:table-row table:style-name="ro1">
          <table:table-cell table:number-columns-repeated="2"/>
          <table:table-cell/>
          <table:table-cell table:formula="oooc:=IF([.C1019]=&quot;&quot;;&quot;&quot;;LOWER(LEFT([.C1019];1))&amp;RIGHT([.C1019];LEN([.C1019])-1))">
            <text:p/>
          </table:table-cell>
          <table:table-cell table:number-columns-repeated="249"/>
        </table:table-row>
        <table:table-row table:style-name="ro1">
          <table:table-cell table:number-columns-repeated="2"/>
          <table:table-cell/>
          <table:table-cell table:formula="oooc:=IF([.C1020]=&quot;&quot;;&quot;&quot;;LOWER(LEFT([.C1020];1))&amp;RIGHT([.C1020];LEN([.C1020])-1))">
            <text:p/>
          </table:table-cell>
          <table:table-cell table:number-columns-repeated="249"/>
        </table:table-row>
        <table:table-row table:style-name="ro1">
          <table:table-cell table:number-columns-repeated="2"/>
          <table:table-cell/>
          <table:table-cell table:formula="oooc:=IF([.C1021]=&quot;&quot;;&quot;&quot;;LOWER(LEFT([.C1021];1))&amp;RIGHT([.C1021];LEN([.C1021])-1))">
            <text:p/>
          </table:table-cell>
          <table:table-cell table:number-columns-repeated="249"/>
        </table:table-row>
        <table:table-row table:style-name="ro1">
          <table:table-cell table:number-columns-repeated="2"/>
          <table:table-cell/>
          <table:table-cell table:formula="oooc:=IF([.C1022]=&quot;&quot;;&quot;&quot;;LOWER(LEFT([.C1022];1))&amp;RIGHT([.C1022];LEN([.C1022])-1))">
            <text:p/>
          </table:table-cell>
          <table:table-cell table:number-columns-repeated="249"/>
        </table:table-row>
        <table:table-row table:style-name="ro1">
          <table:table-cell table:number-columns-repeated="2"/>
          <table:table-cell/>
          <table:table-cell table:formula="oooc:=IF([.C1023]=&quot;&quot;;&quot;&quot;;LOWER(LEFT([.C1023];1))&amp;RIGHT([.C1023];LEN([.C1023])-1))">
            <text:p/>
          </table:table-cell>
          <table:table-cell table:number-columns-repeated="249"/>
        </table:table-row>
        <table:table-row table:style-name="ro1">
          <table:table-cell table:number-columns-repeated="2"/>
          <table:table-cell/>
          <table:table-cell table:formula="oooc:=IF([.C1024]=&quot;&quot;;&quot;&quot;;LOWER(LEFT([.C1024];1))&amp;RIGHT([.C1024];LEN([.C1024])-1))">
            <text:p/>
          </table:table-cell>
          <table:table-cell table:number-columns-repeated="249"/>
        </table:table-row>
        <table:table-row table:style-name="ro1">
          <table:table-cell table:number-columns-repeated="2"/>
          <table:table-cell/>
          <table:table-cell table:formula="oooc:=IF([.C1025]=&quot;&quot;;&quot;&quot;;LOWER(LEFT([.C1025];1))&amp;RIGHT([.C1025];LEN([.C1025])-1))">
            <text:p/>
          </table:table-cell>
          <table:table-cell table:number-columns-repeated="249"/>
        </table:table-row>
        <table:table-row table:style-name="ro1">
          <table:table-cell table:number-columns-repeated="2"/>
          <table:table-cell/>
          <table:table-cell table:formula="oooc:=IF([.C1026]=&quot;&quot;;&quot;&quot;;LOWER(LEFT([.C1026];1))&amp;RIGHT([.C1026];LEN([.C1026])-1))">
            <text:p/>
          </table:table-cell>
          <table:table-cell table:number-columns-repeated="249"/>
        </table:table-row>
        <table:table-row table:style-name="ro1">
          <table:table-cell table:number-columns-repeated="2"/>
          <table:table-cell/>
          <table:table-cell table:formula="oooc:=IF([.C1027]=&quot;&quot;;&quot;&quot;;LOWER(LEFT([.C1027];1))&amp;RIGHT([.C1027];LEN([.C1027])-1))">
            <text:p/>
          </table:table-cell>
          <table:table-cell table:number-columns-repeated="249"/>
        </table:table-row>
        <table:table-row table:style-name="ro1">
          <table:table-cell table:number-columns-repeated="2"/>
          <table:table-cell/>
          <table:table-cell table:formula="oooc:=IF([.C1028]=&quot;&quot;;&quot;&quot;;LOWER(LEFT([.C1028];1))&amp;RIGHT([.C1028];LEN([.C1028])-1))">
            <text:p/>
          </table:table-cell>
          <table:table-cell table:number-columns-repeated="249"/>
        </table:table-row>
        <table:table-row table:style-name="ro1">
          <table:table-cell table:number-columns-repeated="2"/>
          <table:table-cell/>
          <table:table-cell table:formula="oooc:=IF([.C1029]=&quot;&quot;;&quot;&quot;;LOWER(LEFT([.C1029];1))&amp;RIGHT([.C1029];LEN([.C1029])-1))">
            <text:p/>
          </table:table-cell>
          <table:table-cell table:number-columns-repeated="249"/>
        </table:table-row>
        <table:table-row table:style-name="ro1">
          <table:table-cell table:number-columns-repeated="2"/>
          <table:table-cell/>
          <table:table-cell table:formula="oooc:=IF([.C1030]=&quot;&quot;;&quot;&quot;;LOWER(LEFT([.C1030];1))&amp;RIGHT([.C1030];LEN([.C1030])-1))">
            <text:p/>
          </table:table-cell>
          <table:table-cell table:number-columns-repeated="249"/>
        </table:table-row>
        <table:table-row table:style-name="ro1">
          <table:table-cell table:number-columns-repeated="2"/>
          <table:table-cell/>
          <table:table-cell table:formula="oooc:=IF([.C1031]=&quot;&quot;;&quot;&quot;;LOWER(LEFT([.C1031];1))&amp;RIGHT([.C1031];LEN([.C1031])-1))">
            <text:p/>
          </table:table-cell>
          <table:table-cell table:number-columns-repeated="249"/>
        </table:table-row>
        <table:table-row table:style-name="ro1">
          <table:table-cell table:number-columns-repeated="2"/>
          <table:table-cell/>
          <table:table-cell table:formula="oooc:=IF([.C1032]=&quot;&quot;;&quot;&quot;;LOWER(LEFT([.C1032];1))&amp;RIGHT([.C1032];LEN([.C1032])-1))">
            <text:p/>
          </table:table-cell>
          <table:table-cell table:number-columns-repeated="249"/>
        </table:table-row>
        <table:table-row table:style-name="ro1">
          <table:table-cell table:number-columns-repeated="2"/>
          <table:table-cell/>
          <table:table-cell table:formula="oooc:=IF([.C1033]=&quot;&quot;;&quot;&quot;;LOWER(LEFT([.C1033];1))&amp;RIGHT([.C1033];LEN([.C1033])-1))">
            <text:p/>
          </table:table-cell>
          <table:table-cell table:number-columns-repeated="249"/>
        </table:table-row>
        <table:table-row table:style-name="ro1">
          <table:table-cell table:number-columns-repeated="2"/>
          <table:table-cell/>
          <table:table-cell table:formula="oooc:=IF([.C1034]=&quot;&quot;;&quot;&quot;;LOWER(LEFT([.C1034];1))&amp;RIGHT([.C1034];LEN([.C1034])-1))">
            <text:p/>
          </table:table-cell>
          <table:table-cell table:number-columns-repeated="249"/>
        </table:table-row>
        <table:table-row table:style-name="ro1">
          <table:table-cell table:number-columns-repeated="2"/>
          <table:table-cell/>
          <table:table-cell table:formula="oooc:=IF([.C1035]=&quot;&quot;;&quot;&quot;;LOWER(LEFT([.C1035];1))&amp;RIGHT([.C1035];LEN([.C1035])-1))">
            <text:p/>
          </table:table-cell>
          <table:table-cell table:number-columns-repeated="249"/>
        </table:table-row>
        <table:table-row table:style-name="ro1">
          <table:table-cell table:number-columns-repeated="2"/>
          <table:table-cell/>
          <table:table-cell table:formula="oooc:=IF([.C1036]=&quot;&quot;;&quot;&quot;;LOWER(LEFT([.C1036];1))&amp;RIGHT([.C1036];LEN([.C1036])-1))">
            <text:p/>
          </table:table-cell>
          <table:table-cell table:number-columns-repeated="249"/>
        </table:table-row>
        <table:table-row table:style-name="ro1">
          <table:table-cell table:number-columns-repeated="2"/>
          <table:table-cell/>
          <table:table-cell table:formula="oooc:=IF([.C1037]=&quot;&quot;;&quot;&quot;;LOWER(LEFT([.C1037];1))&amp;RIGHT([.C1037];LEN([.C1037])-1))">
            <text:p/>
          </table:table-cell>
          <table:table-cell table:number-columns-repeated="249"/>
        </table:table-row>
        <table:table-row table:style-name="ro1">
          <table:table-cell table:number-columns-repeated="2"/>
          <table:table-cell/>
          <table:table-cell table:formula="oooc:=IF([.C1038]=&quot;&quot;;&quot;&quot;;LOWER(LEFT([.C1038];1))&amp;RIGHT([.C1038];LEN([.C1038])-1))">
            <text:p/>
          </table:table-cell>
          <table:table-cell table:number-columns-repeated="249"/>
        </table:table-row>
        <table:table-row table:style-name="ro1">
          <table:table-cell table:number-columns-repeated="2"/>
          <table:table-cell/>
          <table:table-cell table:formula="oooc:=IF([.C1039]=&quot;&quot;;&quot;&quot;;LOWER(LEFT([.C1039];1))&amp;RIGHT([.C1039];LEN([.C1039])-1))">
            <text:p/>
          </table:table-cell>
          <table:table-cell table:number-columns-repeated="249"/>
        </table:table-row>
        <table:table-row table:style-name="ro1">
          <table:table-cell table:number-columns-repeated="2"/>
          <table:table-cell/>
          <table:table-cell table:formula="oooc:=IF([.C1040]=&quot;&quot;;&quot;&quot;;LOWER(LEFT([.C1040];1))&amp;RIGHT([.C1040];LEN([.C1040])-1))">
            <text:p/>
          </table:table-cell>
          <table:table-cell table:number-columns-repeated="249"/>
        </table:table-row>
        <table:table-row table:style-name="ro1">
          <table:table-cell table:number-columns-repeated="2"/>
          <table:table-cell/>
          <table:table-cell table:formula="oooc:=IF([.C1041]=&quot;&quot;;&quot;&quot;;LOWER(LEFT([.C1041];1))&amp;RIGHT([.C1041];LEN([.C1041])-1))">
            <text:p/>
          </table:table-cell>
          <table:table-cell table:number-columns-repeated="249"/>
        </table:table-row>
        <table:table-row table:style-name="ro1">
          <table:table-cell table:number-columns-repeated="2"/>
          <table:table-cell/>
          <table:table-cell table:formula="oooc:=IF([.C1042]=&quot;&quot;;&quot;&quot;;LOWER(LEFT([.C1042];1))&amp;RIGHT([.C1042];LEN([.C1042])-1))">
            <text:p/>
          </table:table-cell>
          <table:table-cell table:number-columns-repeated="249"/>
        </table:table-row>
        <table:table-row table:style-name="ro1">
          <table:table-cell table:number-columns-repeated="2"/>
          <table:table-cell/>
          <table:table-cell table:formula="oooc:=IF([.C1043]=&quot;&quot;;&quot;&quot;;LOWER(LEFT([.C1043];1))&amp;RIGHT([.C1043];LEN([.C1043])-1))">
            <text:p/>
          </table:table-cell>
          <table:table-cell table:number-columns-repeated="249"/>
        </table:table-row>
        <table:table-row table:style-name="ro1">
          <table:table-cell table:number-columns-repeated="2"/>
          <table:table-cell/>
          <table:table-cell table:formula="oooc:=IF([.C1044]=&quot;&quot;;&quot;&quot;;LOWER(LEFT([.C1044];1))&amp;RIGHT([.C1044];LEN([.C1044])-1))">
            <text:p/>
          </table:table-cell>
          <table:table-cell table:number-columns-repeated="249"/>
        </table:table-row>
        <table:table-row table:style-name="ro1">
          <table:table-cell table:number-columns-repeated="2"/>
          <table:table-cell/>
          <table:table-cell table:formula="oooc:=IF([.C1045]=&quot;&quot;;&quot;&quot;;LOWER(LEFT([.C1045];1))&amp;RIGHT([.C1045];LEN([.C1045])-1))">
            <text:p/>
          </table:table-cell>
          <table:table-cell table:number-columns-repeated="249"/>
        </table:table-row>
        <table:table-row table:style-name="ro1">
          <table:table-cell table:number-columns-repeated="2"/>
          <table:table-cell/>
          <table:table-cell table:formula="oooc:=IF([.C1046]=&quot;&quot;;&quot;&quot;;LOWER(LEFT([.C1046];1))&amp;RIGHT([.C1046];LEN([.C1046])-1))">
            <text:p/>
          </table:table-cell>
          <table:table-cell table:number-columns-repeated="249"/>
        </table:table-row>
        <table:table-row table:style-name="ro1">
          <table:table-cell table:number-columns-repeated="2"/>
          <table:table-cell/>
          <table:table-cell table:formula="oooc:=IF([.C1047]=&quot;&quot;;&quot;&quot;;LOWER(LEFT([.C1047];1))&amp;RIGHT([.C1047];LEN([.C1047])-1))">
            <text:p/>
          </table:table-cell>
          <table:table-cell table:number-columns-repeated="249"/>
        </table:table-row>
        <table:table-row table:style-name="ro1">
          <table:table-cell table:number-columns-repeated="2"/>
          <table:table-cell/>
          <table:table-cell table:formula="oooc:=IF([.C1048]=&quot;&quot;;&quot;&quot;;LOWER(LEFT([.C1048];1))&amp;RIGHT([.C1048];LEN([.C1048])-1))">
            <text:p/>
          </table:table-cell>
          <table:table-cell table:number-columns-repeated="249"/>
        </table:table-row>
        <table:table-row table:style-name="ro1">
          <table:table-cell table:number-columns-repeated="2"/>
          <table:table-cell/>
          <table:table-cell table:formula="oooc:=IF([.C1049]=&quot;&quot;;&quot;&quot;;LOWER(LEFT([.C1049];1))&amp;RIGHT([.C1049];LEN([.C1049])-1))">
            <text:p/>
          </table:table-cell>
          <table:table-cell table:number-columns-repeated="249"/>
        </table:table-row>
        <table:table-row table:style-name="ro1">
          <table:table-cell table:number-columns-repeated="2"/>
          <table:table-cell/>
          <table:table-cell table:formula="oooc:=IF([.C1050]=&quot;&quot;;&quot;&quot;;LOWER(LEFT([.C1050];1))&amp;RIGHT([.C1050];LEN([.C1050])-1))">
            <text:p/>
          </table:table-cell>
          <table:table-cell table:number-columns-repeated="249"/>
        </table:table-row>
        <table:table-row table:style-name="ro1">
          <table:table-cell table:number-columns-repeated="2"/>
          <table:table-cell/>
          <table:table-cell table:formula="oooc:=IF([.C1051]=&quot;&quot;;&quot;&quot;;LOWER(LEFT([.C1051];1))&amp;RIGHT([.C1051];LEN([.C1051])-1))">
            <text:p/>
          </table:table-cell>
          <table:table-cell table:number-columns-repeated="249"/>
        </table:table-row>
        <table:table-row table:style-name="ro1">
          <table:table-cell table:number-columns-repeated="2"/>
          <table:table-cell/>
          <table:table-cell table:formula="oooc:=IF([.C1052]=&quot;&quot;;&quot;&quot;;LOWER(LEFT([.C1052];1))&amp;RIGHT([.C1052];LEN([.C1052])-1))">
            <text:p/>
          </table:table-cell>
          <table:table-cell table:number-columns-repeated="249"/>
        </table:table-row>
        <table:table-row table:style-name="ro1">
          <table:table-cell table:number-columns-repeated="2"/>
          <table:table-cell/>
          <table:table-cell table:formula="oooc:=IF([.C1053]=&quot;&quot;;&quot;&quot;;LOWER(LEFT([.C1053];1))&amp;RIGHT([.C1053];LEN([.C1053])-1))">
            <text:p/>
          </table:table-cell>
          <table:table-cell table:number-columns-repeated="249"/>
        </table:table-row>
        <table:table-row table:style-name="ro1">
          <table:table-cell table:number-columns-repeated="2"/>
          <table:table-cell/>
          <table:table-cell table:formula="oooc:=IF([.C1054]=&quot;&quot;;&quot;&quot;;LOWER(LEFT([.C1054];1))&amp;RIGHT([.C1054];LEN([.C1054])-1))">
            <text:p/>
          </table:table-cell>
          <table:table-cell table:number-columns-repeated="249"/>
        </table:table-row>
        <table:table-row table:style-name="ro1">
          <table:table-cell table:number-columns-repeated="2"/>
          <table:table-cell/>
          <table:table-cell table:formula="oooc:=IF([.C1055]=&quot;&quot;;&quot;&quot;;LOWER(LEFT([.C1055];1))&amp;RIGHT([.C1055];LEN([.C1055])-1))">
            <text:p/>
          </table:table-cell>
          <table:table-cell table:number-columns-repeated="249"/>
        </table:table-row>
        <table:table-row table:style-name="ro1">
          <table:table-cell table:number-columns-repeated="2"/>
          <table:table-cell/>
          <table:table-cell table:formula="oooc:=IF([.C1056]=&quot;&quot;;&quot;&quot;;LOWER(LEFT([.C1056];1))&amp;RIGHT([.C1056];LEN([.C1056])-1))">
            <text:p/>
          </table:table-cell>
          <table:table-cell table:number-columns-repeated="249"/>
        </table:table-row>
        <table:table-row table:style-name="ro1">
          <table:table-cell table:number-columns-repeated="2"/>
          <table:table-cell/>
          <table:table-cell table:formula="oooc:=IF([.C1057]=&quot;&quot;;&quot;&quot;;LOWER(LEFT([.C1057];1))&amp;RIGHT([.C1057];LEN([.C1057])-1))">
            <text:p/>
          </table:table-cell>
          <table:table-cell table:number-columns-repeated="249"/>
        </table:table-row>
        <table:table-row table:style-name="ro1">
          <table:table-cell table:number-columns-repeated="2"/>
          <table:table-cell/>
          <table:table-cell table:formula="oooc:=IF([.C1058]=&quot;&quot;;&quot;&quot;;LOWER(LEFT([.C1058];1))&amp;RIGHT([.C1058];LEN([.C1058])-1))">
            <text:p/>
          </table:table-cell>
          <table:table-cell table:number-columns-repeated="249"/>
        </table:table-row>
        <table:table-row table:style-name="ro1">
          <table:table-cell table:number-columns-repeated="2"/>
          <table:table-cell/>
          <table:table-cell table:formula="oooc:=IF([.C1059]=&quot;&quot;;&quot;&quot;;LOWER(LEFT([.C1059];1))&amp;RIGHT([.C1059];LEN([.C1059])-1))">
            <text:p/>
          </table:table-cell>
          <table:table-cell table:number-columns-repeated="249"/>
        </table:table-row>
        <table:table-row table:style-name="ro1">
          <table:table-cell table:number-columns-repeated="2"/>
          <table:table-cell/>
          <table:table-cell table:formula="oooc:=IF([.C1060]=&quot;&quot;;&quot;&quot;;LOWER(LEFT([.C1060];1))&amp;RIGHT([.C1060];LEN([.C1060])-1))">
            <text:p/>
          </table:table-cell>
          <table:table-cell table:number-columns-repeated="249"/>
        </table:table-row>
        <table:table-row table:style-name="ro1">
          <table:table-cell table:number-columns-repeated="2"/>
          <table:table-cell/>
          <table:table-cell table:formula="oooc:=IF([.C1061]=&quot;&quot;;&quot;&quot;;LOWER(LEFT([.C1061];1))&amp;RIGHT([.C1061];LEN([.C1061])-1))">
            <text:p/>
          </table:table-cell>
          <table:table-cell table:number-columns-repeated="249"/>
        </table:table-row>
        <table:table-row table:style-name="ro1">
          <table:table-cell table:number-columns-repeated="2"/>
          <table:table-cell/>
          <table:table-cell table:formula="oooc:=IF([.C1062]=&quot;&quot;;&quot;&quot;;LOWER(LEFT([.C1062];1))&amp;RIGHT([.C1062];LEN([.C1062])-1))">
            <text:p/>
          </table:table-cell>
          <table:table-cell table:number-columns-repeated="249"/>
        </table:table-row>
        <table:table-row table:style-name="ro1">
          <table:table-cell table:number-columns-repeated="2"/>
          <table:table-cell/>
          <table:table-cell table:formula="oooc:=IF([.C1063]=&quot;&quot;;&quot;&quot;;LOWER(LEFT([.C1063];1))&amp;RIGHT([.C1063];LEN([.C1063])-1))">
            <text:p/>
          </table:table-cell>
          <table:table-cell table:number-columns-repeated="249"/>
        </table:table-row>
        <table:table-row table:style-name="ro1">
          <table:table-cell table:number-columns-repeated="2"/>
          <table:table-cell/>
          <table:table-cell table:formula="oooc:=IF([.C1064]=&quot;&quot;;&quot;&quot;;LOWER(LEFT([.C1064];1))&amp;RIGHT([.C1064];LEN([.C1064])-1))">
            <text:p/>
          </table:table-cell>
          <table:table-cell table:number-columns-repeated="249"/>
        </table:table-row>
        <table:table-row table:style-name="ro1">
          <table:table-cell table:number-columns-repeated="2"/>
          <table:table-cell/>
          <table:table-cell table:formula="oooc:=IF([.C1065]=&quot;&quot;;&quot;&quot;;LOWER(LEFT([.C1065];1))&amp;RIGHT([.C1065];LEN([.C1065])-1))">
            <text:p/>
          </table:table-cell>
          <table:table-cell table:number-columns-repeated="249"/>
        </table:table-row>
        <table:table-row table:style-name="ro1">
          <table:table-cell table:number-columns-repeated="2"/>
          <table:table-cell/>
          <table:table-cell table:formula="oooc:=IF([.C1066]=&quot;&quot;;&quot;&quot;;LOWER(LEFT([.C1066];1))&amp;RIGHT([.C1066];LEN([.C1066])-1))">
            <text:p/>
          </table:table-cell>
          <table:table-cell table:number-columns-repeated="249"/>
        </table:table-row>
        <table:table-row table:style-name="ro1">
          <table:table-cell table:number-columns-repeated="2"/>
          <table:table-cell/>
          <table:table-cell table:formula="oooc:=IF([.C1067]=&quot;&quot;;&quot;&quot;;LOWER(LEFT([.C1067];1))&amp;RIGHT([.C1067];LEN([.C1067])-1))">
            <text:p/>
          </table:table-cell>
          <table:table-cell table:number-columns-repeated="249"/>
        </table:table-row>
        <table:table-row table:style-name="ro1">
          <table:table-cell table:number-columns-repeated="2"/>
          <table:table-cell/>
          <table:table-cell table:formula="oooc:=IF([.C1068]=&quot;&quot;;&quot;&quot;;LOWER(LEFT([.C1068];1))&amp;RIGHT([.C1068];LEN([.C1068])-1))">
            <text:p/>
          </table:table-cell>
          <table:table-cell table:number-columns-repeated="249"/>
        </table:table-row>
        <table:table-row table:style-name="ro1">
          <table:table-cell table:number-columns-repeated="2"/>
          <table:table-cell/>
          <table:table-cell table:formula="oooc:=IF([.C1069]=&quot;&quot;;&quot;&quot;;LOWER(LEFT([.C1069];1))&amp;RIGHT([.C1069];LEN([.C1069])-1))">
            <text:p/>
          </table:table-cell>
          <table:table-cell table:number-columns-repeated="249"/>
        </table:table-row>
        <table:table-row table:style-name="ro1">
          <table:table-cell table:number-columns-repeated="2"/>
          <table:table-cell/>
          <table:table-cell table:formula="oooc:=IF([.C1070]=&quot;&quot;;&quot;&quot;;LOWER(LEFT([.C1070];1))&amp;RIGHT([.C1070];LEN([.C1070])-1))">
            <text:p/>
          </table:table-cell>
          <table:table-cell table:number-columns-repeated="249"/>
        </table:table-row>
        <table:table-row table:style-name="ro1">
          <table:table-cell table:number-columns-repeated="2"/>
          <table:table-cell/>
          <table:table-cell table:formula="oooc:=IF([.C1071]=&quot;&quot;;&quot;&quot;;LOWER(LEFT([.C1071];1))&amp;RIGHT([.C1071];LEN([.C1071])-1))">
            <text:p/>
          </table:table-cell>
          <table:table-cell table:number-columns-repeated="249"/>
        </table:table-row>
        <table:table-row table:style-name="ro1">
          <table:table-cell table:number-columns-repeated="2"/>
          <table:table-cell/>
          <table:table-cell table:formula="oooc:=IF([.C1072]=&quot;&quot;;&quot;&quot;;LOWER(LEFT([.C1072];1))&amp;RIGHT([.C1072];LEN([.C1072])-1))">
            <text:p/>
          </table:table-cell>
          <table:table-cell table:number-columns-repeated="249"/>
        </table:table-row>
        <table:table-row table:style-name="ro1">
          <table:table-cell table:number-columns-repeated="2"/>
          <table:table-cell/>
          <table:table-cell table:formula="oooc:=IF([.C1073]=&quot;&quot;;&quot;&quot;;LOWER(LEFT([.C1073];1))&amp;RIGHT([.C1073];LEN([.C1073])-1))">
            <text:p/>
          </table:table-cell>
          <table:table-cell table:number-columns-repeated="249"/>
        </table:table-row>
        <table:table-row table:style-name="ro1">
          <table:table-cell table:number-columns-repeated="2"/>
          <table:table-cell/>
          <table:table-cell table:formula="oooc:=IF([.C1074]=&quot;&quot;;&quot;&quot;;LOWER(LEFT([.C1074];1))&amp;RIGHT([.C1074];LEN([.C1074])-1))">
            <text:p/>
          </table:table-cell>
          <table:table-cell table:number-columns-repeated="249"/>
        </table:table-row>
        <table:table-row table:style-name="ro1">
          <table:table-cell table:number-columns-repeated="2"/>
          <table:table-cell/>
          <table:table-cell table:formula="oooc:=IF([.C1075]=&quot;&quot;;&quot;&quot;;LOWER(LEFT([.C1075];1))&amp;RIGHT([.C1075];LEN([.C1075])-1))">
            <text:p/>
          </table:table-cell>
          <table:table-cell table:number-columns-repeated="249"/>
        </table:table-row>
        <table:table-row table:style-name="ro1">
          <table:table-cell table:number-columns-repeated="2"/>
          <table:table-cell/>
          <table:table-cell table:formula="oooc:=IF([.C1076]=&quot;&quot;;&quot;&quot;;LOWER(LEFT([.C1076];1))&amp;RIGHT([.C1076];LEN([.C1076])-1))">
            <text:p/>
          </table:table-cell>
          <table:table-cell table:number-columns-repeated="249"/>
        </table:table-row>
        <table:table-row table:style-name="ro1">
          <table:table-cell table:number-columns-repeated="2"/>
          <table:table-cell/>
          <table:table-cell table:formula="oooc:=IF([.C1077]=&quot;&quot;;&quot;&quot;;LOWER(LEFT([.C1077];1))&amp;RIGHT([.C1077];LEN([.C1077])-1))">
            <text:p/>
          </table:table-cell>
          <table:table-cell table:number-columns-repeated="249"/>
        </table:table-row>
        <table:table-row table:style-name="ro1">
          <table:table-cell table:number-columns-repeated="2"/>
          <table:table-cell/>
          <table:table-cell table:formula="oooc:=IF([.C1078]=&quot;&quot;;&quot;&quot;;LOWER(LEFT([.C1078];1))&amp;RIGHT([.C1078];LEN([.C1078])-1))">
            <text:p/>
          </table:table-cell>
          <table:table-cell table:number-columns-repeated="249"/>
        </table:table-row>
        <table:table-row table:style-name="ro1">
          <table:table-cell table:number-columns-repeated="2"/>
          <table:table-cell/>
          <table:table-cell table:formula="oooc:=IF([.C1079]=&quot;&quot;;&quot;&quot;;LOWER(LEFT([.C1079];1))&amp;RIGHT([.C1079];LEN([.C1079])-1))">
            <text:p/>
          </table:table-cell>
          <table:table-cell table:number-columns-repeated="249"/>
        </table:table-row>
        <table:table-row table:style-name="ro1">
          <table:table-cell table:number-columns-repeated="2"/>
          <table:table-cell/>
          <table:table-cell table:formula="oooc:=IF([.C1080]=&quot;&quot;;&quot;&quot;;LOWER(LEFT([.C1080];1))&amp;RIGHT([.C1080];LEN([.C1080])-1))">
            <text:p/>
          </table:table-cell>
          <table:table-cell table:number-columns-repeated="249"/>
        </table:table-row>
        <table:table-row table:style-name="ro1">
          <table:table-cell table:number-columns-repeated="2"/>
          <table:table-cell/>
          <table:table-cell table:formula="oooc:=IF([.C1081]=&quot;&quot;;&quot;&quot;;LOWER(LEFT([.C1081];1))&amp;RIGHT([.C1081];LEN([.C1081])-1))">
            <text:p/>
          </table:table-cell>
          <table:table-cell table:number-columns-repeated="249"/>
        </table:table-row>
        <table:table-row table:style-name="ro1">
          <table:table-cell table:number-columns-repeated="2"/>
          <table:table-cell/>
          <table:table-cell table:formula="oooc:=IF([.C1082]=&quot;&quot;;&quot;&quot;;LOWER(LEFT([.C1082];1))&amp;RIGHT([.C1082];LEN([.C1082])-1))">
            <text:p/>
          </table:table-cell>
          <table:table-cell table:number-columns-repeated="249"/>
        </table:table-row>
        <table:table-row table:style-name="ro1">
          <table:table-cell table:number-columns-repeated="2"/>
          <table:table-cell/>
          <table:table-cell table:formula="oooc:=IF([.C1083]=&quot;&quot;;&quot;&quot;;LOWER(LEFT([.C1083];1))&amp;RIGHT([.C1083];LEN([.C1083])-1))">
            <text:p/>
          </table:table-cell>
          <table:table-cell table:number-columns-repeated="249"/>
        </table:table-row>
        <table:table-row table:style-name="ro1">
          <table:table-cell table:number-columns-repeated="2"/>
          <table:table-cell/>
          <table:table-cell table:formula="oooc:=IF([.C1084]=&quot;&quot;;&quot;&quot;;LOWER(LEFT([.C1084];1))&amp;RIGHT([.C1084];LEN([.C1084])-1))">
            <text:p/>
          </table:table-cell>
          <table:table-cell table:number-columns-repeated="249"/>
        </table:table-row>
        <table:table-row table:style-name="ro1">
          <table:table-cell table:number-columns-repeated="2"/>
          <table:table-cell/>
          <table:table-cell table:formula="oooc:=IF([.C1085]=&quot;&quot;;&quot;&quot;;LOWER(LEFT([.C1085];1))&amp;RIGHT([.C1085];LEN([.C1085])-1))">
            <text:p/>
          </table:table-cell>
          <table:table-cell table:number-columns-repeated="249"/>
        </table:table-row>
        <table:table-row table:style-name="ro1">
          <table:table-cell table:number-columns-repeated="2"/>
          <table:table-cell/>
          <table:table-cell table:formula="oooc:=IF([.C1086]=&quot;&quot;;&quot;&quot;;LOWER(LEFT([.C1086];1))&amp;RIGHT([.C1086];LEN([.C1086])-1))">
            <text:p/>
          </table:table-cell>
          <table:table-cell table:number-columns-repeated="249"/>
        </table:table-row>
        <table:table-row table:style-name="ro1">
          <table:table-cell table:number-columns-repeated="2"/>
          <table:table-cell/>
          <table:table-cell table:formula="oooc:=IF([.C1087]=&quot;&quot;;&quot;&quot;;LOWER(LEFT([.C1087];1))&amp;RIGHT([.C1087];LEN([.C1087])-1))">
            <text:p/>
          </table:table-cell>
          <table:table-cell table:number-columns-repeated="249"/>
        </table:table-row>
        <table:table-row table:style-name="ro1">
          <table:table-cell table:number-columns-repeated="2"/>
          <table:table-cell/>
          <table:table-cell table:formula="oooc:=IF([.C1088]=&quot;&quot;;&quot;&quot;;LOWER(LEFT([.C1088];1))&amp;RIGHT([.C1088];LEN([.C1088])-1))">
            <text:p/>
          </table:table-cell>
          <table:table-cell table:number-columns-repeated="249"/>
        </table:table-row>
        <table:table-row table:style-name="ro1">
          <table:table-cell table:number-columns-repeated="2"/>
          <table:table-cell/>
          <table:table-cell table:formula="oooc:=IF([.C1089]=&quot;&quot;;&quot;&quot;;LOWER(LEFT([.C1089];1))&amp;RIGHT([.C1089];LEN([.C1089])-1))">
            <text:p/>
          </table:table-cell>
          <table:table-cell table:number-columns-repeated="249"/>
        </table:table-row>
        <table:table-row table:style-name="ro1">
          <table:table-cell table:number-columns-repeated="2"/>
          <table:table-cell/>
          <table:table-cell table:formula="oooc:=IF([.C1090]=&quot;&quot;;&quot;&quot;;LOWER(LEFT([.C1090];1))&amp;RIGHT([.C1090];LEN([.C1090])-1))">
            <text:p/>
          </table:table-cell>
          <table:table-cell table:number-columns-repeated="249"/>
        </table:table-row>
        <table:table-row table:style-name="ro1">
          <table:table-cell table:number-columns-repeated="2"/>
          <table:table-cell/>
          <table:table-cell table:formula="oooc:=IF([.C1091]=&quot;&quot;;&quot;&quot;;LOWER(LEFT([.C1091];1))&amp;RIGHT([.C1091];LEN([.C1091])-1))">
            <text:p/>
          </table:table-cell>
          <table:table-cell table:number-columns-repeated="249"/>
        </table:table-row>
        <table:table-row table:style-name="ro1">
          <table:table-cell table:number-columns-repeated="2"/>
          <table:table-cell/>
          <table:table-cell table:formula="oooc:=IF([.C1092]=&quot;&quot;;&quot;&quot;;LOWER(LEFT([.C1092];1))&amp;RIGHT([.C1092];LEN([.C1092])-1))">
            <text:p/>
          </table:table-cell>
          <table:table-cell table:number-columns-repeated="249"/>
        </table:table-row>
        <table:table-row table:style-name="ro1">
          <table:table-cell table:number-columns-repeated="2"/>
          <table:table-cell/>
          <table:table-cell table:formula="oooc:=IF([.C1093]=&quot;&quot;;&quot;&quot;;LOWER(LEFT([.C1093];1))&amp;RIGHT([.C1093];LEN([.C1093])-1))">
            <text:p/>
          </table:table-cell>
          <table:table-cell table:number-columns-repeated="249"/>
        </table:table-row>
        <table:table-row table:style-name="ro1">
          <table:table-cell table:number-columns-repeated="2"/>
          <table:table-cell/>
          <table:table-cell table:formula="oooc:=IF([.C1094]=&quot;&quot;;&quot;&quot;;LOWER(LEFT([.C1094];1))&amp;RIGHT([.C1094];LEN([.C1094])-1))">
            <text:p/>
          </table:table-cell>
          <table:table-cell table:number-columns-repeated="249"/>
        </table:table-row>
        <table:table-row table:style-name="ro1">
          <table:table-cell table:number-columns-repeated="2"/>
          <table:table-cell/>
          <table:table-cell table:formula="oooc:=IF([.C1095]=&quot;&quot;;&quot;&quot;;LOWER(LEFT([.C1095];1))&amp;RIGHT([.C1095];LEN([.C1095])-1))">
            <text:p/>
          </table:table-cell>
          <table:table-cell table:number-columns-repeated="249"/>
        </table:table-row>
        <table:table-row table:style-name="ro1">
          <table:table-cell table:number-columns-repeated="2"/>
          <table:table-cell/>
          <table:table-cell table:formula="oooc:=IF([.C1096]=&quot;&quot;;&quot;&quot;;LOWER(LEFT([.C1096];1))&amp;RIGHT([.C1096];LEN([.C1096])-1))">
            <text:p/>
          </table:table-cell>
          <table:table-cell table:number-columns-repeated="249"/>
        </table:table-row>
        <table:table-row table:style-name="ro1">
          <table:table-cell table:number-columns-repeated="2"/>
          <table:table-cell/>
          <table:table-cell table:formula="oooc:=IF([.C1097]=&quot;&quot;;&quot;&quot;;LOWER(LEFT([.C1097];1))&amp;RIGHT([.C1097];LEN([.C1097])-1))">
            <text:p/>
          </table:table-cell>
          <table:table-cell table:number-columns-repeated="249"/>
        </table:table-row>
        <table:table-row table:style-name="ro1">
          <table:table-cell table:number-columns-repeated="2"/>
          <table:table-cell/>
          <table:table-cell table:formula="oooc:=IF([.C1098]=&quot;&quot;;&quot;&quot;;LOWER(LEFT([.C1098];1))&amp;RIGHT([.C1098];LEN([.C1098])-1))">
            <text:p/>
          </table:table-cell>
          <table:table-cell table:number-columns-repeated="249"/>
        </table:table-row>
        <table:table-row table:style-name="ro1">
          <table:table-cell table:number-columns-repeated="2"/>
          <table:table-cell/>
          <table:table-cell table:formula="oooc:=IF([.C1099]=&quot;&quot;;&quot;&quot;;LOWER(LEFT([.C1099];1))&amp;RIGHT([.C1099];LEN([.C1099])-1))">
            <text:p/>
          </table:table-cell>
          <table:table-cell table:number-columns-repeated="249"/>
        </table:table-row>
        <table:table-row table:style-name="ro1">
          <table:table-cell table:number-columns-repeated="2"/>
          <table:table-cell/>
          <table:table-cell table:formula="oooc:=IF([.C1100]=&quot;&quot;;&quot;&quot;;LOWER(LEFT([.C1100];1))&amp;RIGHT([.C1100];LEN([.C1100])-1))">
            <text:p/>
          </table:table-cell>
          <table:table-cell table:number-columns-repeated="249"/>
        </table:table-row>
        <table:table-row table:style-name="ro1">
          <table:table-cell table:number-columns-repeated="2"/>
          <table:table-cell/>
          <table:table-cell table:formula="oooc:=IF([.C1101]=&quot;&quot;;&quot;&quot;;LOWER(LEFT([.C1101];1))&amp;RIGHT([.C1101];LEN([.C1101])-1))">
            <text:p/>
          </table:table-cell>
          <table:table-cell table:number-columns-repeated="249"/>
        </table:table-row>
        <table:table-row table:style-name="ro1">
          <table:table-cell table:number-columns-repeated="2"/>
          <table:table-cell/>
          <table:table-cell table:formula="oooc:=IF([.C1102]=&quot;&quot;;&quot;&quot;;LOWER(LEFT([.C1102];1))&amp;RIGHT([.C1102];LEN([.C1102])-1))">
            <text:p/>
          </table:table-cell>
          <table:table-cell table:number-columns-repeated="249"/>
        </table:table-row>
        <table:table-row table:style-name="ro1">
          <table:table-cell table:number-columns-repeated="2"/>
          <table:table-cell/>
          <table:table-cell table:formula="oooc:=IF([.C1103]=&quot;&quot;;&quot;&quot;;LOWER(LEFT([.C1103];1))&amp;RIGHT([.C1103];LEN([.C1103])-1))">
            <text:p/>
          </table:table-cell>
          <table:table-cell table:number-columns-repeated="249"/>
        </table:table-row>
        <table:table-row table:style-name="ro1">
          <table:table-cell table:number-columns-repeated="2"/>
          <table:table-cell/>
          <table:table-cell table:formula="oooc:=IF([.C1104]=&quot;&quot;;&quot;&quot;;LOWER(LEFT([.C1104];1))&amp;RIGHT([.C1104];LEN([.C1104])-1))">
            <text:p/>
          </table:table-cell>
          <table:table-cell table:number-columns-repeated="249"/>
        </table:table-row>
        <table:table-row table:style-name="ro1">
          <table:table-cell table:number-columns-repeated="2"/>
          <table:table-cell/>
          <table:table-cell table:formula="oooc:=IF([.C1105]=&quot;&quot;;&quot;&quot;;LOWER(LEFT([.C1105];1))&amp;RIGHT([.C1105];LEN([.C1105])-1))">
            <text:p/>
          </table:table-cell>
          <table:table-cell table:number-columns-repeated="249"/>
        </table:table-row>
        <table:table-row table:style-name="ro1">
          <table:table-cell table:number-columns-repeated="2"/>
          <table:table-cell/>
          <table:table-cell table:formula="oooc:=IF([.C1106]=&quot;&quot;;&quot;&quot;;LOWER(LEFT([.C1106];1))&amp;RIGHT([.C1106];LEN([.C1106])-1))">
            <text:p/>
          </table:table-cell>
          <table:table-cell table:number-columns-repeated="249"/>
        </table:table-row>
        <table:table-row table:style-name="ro1">
          <table:table-cell table:number-columns-repeated="2"/>
          <table:table-cell/>
          <table:table-cell table:formula="oooc:=IF([.C1107]=&quot;&quot;;&quot;&quot;;LOWER(LEFT([.C1107];1))&amp;RIGHT([.C1107];LEN([.C1107])-1))">
            <text:p/>
          </table:table-cell>
          <table:table-cell table:number-columns-repeated="249"/>
        </table:table-row>
        <table:table-row table:style-name="ro1">
          <table:table-cell table:number-columns-repeated="2"/>
          <table:table-cell/>
          <table:table-cell table:formula="oooc:=IF([.C1108]=&quot;&quot;;&quot;&quot;;LOWER(LEFT([.C1108];1))&amp;RIGHT([.C1108];LEN([.C1108])-1))">
            <text:p/>
          </table:table-cell>
          <table:table-cell table:number-columns-repeated="249"/>
        </table:table-row>
        <table:table-row table:style-name="ro1">
          <table:table-cell table:number-columns-repeated="2"/>
          <table:table-cell/>
          <table:table-cell table:formula="oooc:=IF([.C1109]=&quot;&quot;;&quot;&quot;;LOWER(LEFT([.C1109];1))&amp;RIGHT([.C1109];LEN([.C1109])-1))">
            <text:p/>
          </table:table-cell>
          <table:table-cell table:number-columns-repeated="249"/>
        </table:table-row>
        <table:table-row table:style-name="ro1">
          <table:table-cell table:number-columns-repeated="2"/>
          <table:table-cell/>
          <table:table-cell table:formula="oooc:=IF([.C1110]=&quot;&quot;;&quot;&quot;;LOWER(LEFT([.C1110];1))&amp;RIGHT([.C1110];LEN([.C1110])-1))">
            <text:p/>
          </table:table-cell>
          <table:table-cell table:number-columns-repeated="249"/>
        </table:table-row>
        <table:table-row table:style-name="ro1">
          <table:table-cell table:number-columns-repeated="2"/>
          <table:table-cell/>
          <table:table-cell table:formula="oooc:=IF([.C1111]=&quot;&quot;;&quot;&quot;;LOWER(LEFT([.C1111];1))&amp;RIGHT([.C1111];LEN([.C1111])-1))">
            <text:p/>
          </table:table-cell>
          <table:table-cell table:number-columns-repeated="249"/>
        </table:table-row>
        <table:table-row table:style-name="ro1">
          <table:table-cell table:number-columns-repeated="2"/>
          <table:table-cell/>
          <table:table-cell table:formula="oooc:=IF([.C1112]=&quot;&quot;;&quot;&quot;;LOWER(LEFT([.C1112];1))&amp;RIGHT([.C1112];LEN([.C1112])-1))">
            <text:p/>
          </table:table-cell>
          <table:table-cell table:number-columns-repeated="249"/>
        </table:table-row>
        <table:table-row table:style-name="ro1">
          <table:table-cell table:number-columns-repeated="2"/>
          <table:table-cell/>
          <table:table-cell table:formula="oooc:=IF([.C1113]=&quot;&quot;;&quot;&quot;;LOWER(LEFT([.C1113];1))&amp;RIGHT([.C1113];LEN([.C1113])-1))">
            <text:p/>
          </table:table-cell>
          <table:table-cell table:number-columns-repeated="249"/>
        </table:table-row>
        <table:table-row table:style-name="ro1">
          <table:table-cell table:number-columns-repeated="2"/>
          <table:table-cell/>
          <table:table-cell table:formula="oooc:=IF([.C1114]=&quot;&quot;;&quot;&quot;;LOWER(LEFT([.C1114];1))&amp;RIGHT([.C1114];LEN([.C1114])-1))">
            <text:p/>
          </table:table-cell>
          <table:table-cell table:number-columns-repeated="249"/>
        </table:table-row>
        <table:table-row table:style-name="ro1">
          <table:table-cell table:number-columns-repeated="2"/>
          <table:table-cell/>
          <table:table-cell table:formula="oooc:=IF([.C1115]=&quot;&quot;;&quot;&quot;;LOWER(LEFT([.C1115];1))&amp;RIGHT([.C1115];LEN([.C1115])-1))">
            <text:p/>
          </table:table-cell>
          <table:table-cell table:number-columns-repeated="249"/>
        </table:table-row>
        <table:table-row table:style-name="ro1">
          <table:table-cell table:number-columns-repeated="2"/>
          <table:table-cell/>
          <table:table-cell table:formula="oooc:=IF([.C1116]=&quot;&quot;;&quot;&quot;;LOWER(LEFT([.C1116];1))&amp;RIGHT([.C1116];LEN([.C1116])-1))">
            <text:p/>
          </table:table-cell>
          <table:table-cell table:number-columns-repeated="249"/>
        </table:table-row>
        <table:table-row table:style-name="ro1">
          <table:table-cell table:number-columns-repeated="2"/>
          <table:table-cell/>
          <table:table-cell table:formula="oooc:=IF([.C1117]=&quot;&quot;;&quot;&quot;;LOWER(LEFT([.C1117];1))&amp;RIGHT([.C1117];LEN([.C1117])-1))">
            <text:p/>
          </table:table-cell>
          <table:table-cell table:number-columns-repeated="249"/>
        </table:table-row>
        <table:table-row table:style-name="ro1">
          <table:table-cell table:number-columns-repeated="2"/>
          <table:table-cell/>
          <table:table-cell table:formula="oooc:=IF([.C1118]=&quot;&quot;;&quot;&quot;;LOWER(LEFT([.C1118];1))&amp;RIGHT([.C1118];LEN([.C1118])-1))">
            <text:p/>
          </table:table-cell>
          <table:table-cell table:number-columns-repeated="249"/>
        </table:table-row>
        <table:table-row table:style-name="ro1">
          <table:table-cell table:number-columns-repeated="2"/>
          <table:table-cell/>
          <table:table-cell table:formula="oooc:=IF([.C1119]=&quot;&quot;;&quot;&quot;;LOWER(LEFT([.C1119];1))&amp;RIGHT([.C1119];LEN([.C1119])-1))">
            <text:p/>
          </table:table-cell>
          <table:table-cell table:number-columns-repeated="249"/>
        </table:table-row>
        <table:table-row table:style-name="ro1">
          <table:table-cell table:number-columns-repeated="2"/>
          <table:table-cell/>
          <table:table-cell table:formula="oooc:=IF([.C1120]=&quot;&quot;;&quot;&quot;;LOWER(LEFT([.C1120];1))&amp;RIGHT([.C1120];LEN([.C1120])-1))">
            <text:p/>
          </table:table-cell>
          <table:table-cell table:number-columns-repeated="249"/>
        </table:table-row>
        <table:table-row table:style-name="ro1">
          <table:table-cell table:number-columns-repeated="2"/>
          <table:table-cell/>
          <table:table-cell table:formula="oooc:=IF([.C1121]=&quot;&quot;;&quot;&quot;;LOWER(LEFT([.C1121];1))&amp;RIGHT([.C1121];LEN([.C1121])-1))">
            <text:p/>
          </table:table-cell>
          <table:table-cell table:number-columns-repeated="249"/>
        </table:table-row>
        <table:table-row table:style-name="ro1">
          <table:table-cell table:number-columns-repeated="2"/>
          <table:table-cell/>
          <table:table-cell table:formula="oooc:=IF([.C1122]=&quot;&quot;;&quot;&quot;;LOWER(LEFT([.C1122];1))&amp;RIGHT([.C1122];LEN([.C1122])-1))">
            <text:p/>
          </table:table-cell>
          <table:table-cell table:number-columns-repeated="249"/>
        </table:table-row>
        <table:table-row table:style-name="ro1">
          <table:table-cell table:number-columns-repeated="2"/>
          <table:table-cell/>
          <table:table-cell table:formula="oooc:=IF([.C1123]=&quot;&quot;;&quot;&quot;;LOWER(LEFT([.C1123];1))&amp;RIGHT([.C1123];LEN([.C1123])-1))">
            <text:p/>
          </table:table-cell>
          <table:table-cell table:number-columns-repeated="249"/>
        </table:table-row>
        <table:table-row table:style-name="ro1">
          <table:table-cell table:number-columns-repeated="2"/>
          <table:table-cell/>
          <table:table-cell table:formula="oooc:=IF([.C1124]=&quot;&quot;;&quot;&quot;;LOWER(LEFT([.C1124];1))&amp;RIGHT([.C1124];LEN([.C1124])-1))">
            <text:p/>
          </table:table-cell>
          <table:table-cell table:number-columns-repeated="249"/>
        </table:table-row>
        <table:table-row table:style-name="ro1">
          <table:table-cell table:number-columns-repeated="2"/>
          <table:table-cell/>
          <table:table-cell table:formula="oooc:=IF([.C1125]=&quot;&quot;;&quot;&quot;;LOWER(LEFT([.C1125];1))&amp;RIGHT([.C1125];LEN([.C1125])-1))">
            <text:p/>
          </table:table-cell>
          <table:table-cell table:number-columns-repeated="249"/>
        </table:table-row>
        <table:table-row table:style-name="ro1">
          <table:table-cell table:number-columns-repeated="2"/>
          <table:table-cell/>
          <table:table-cell table:formula="oooc:=IF([.C1126]=&quot;&quot;;&quot;&quot;;LOWER(LEFT([.C1126];1))&amp;RIGHT([.C1126];LEN([.C1126])-1))">
            <text:p/>
          </table:table-cell>
          <table:table-cell table:number-columns-repeated="249"/>
        </table:table-row>
        <table:table-row table:style-name="ro1">
          <table:table-cell table:number-columns-repeated="2"/>
          <table:table-cell/>
          <table:table-cell table:formula="oooc:=IF([.C1127]=&quot;&quot;;&quot;&quot;;LOWER(LEFT([.C1127];1))&amp;RIGHT([.C1127];LEN([.C1127])-1))">
            <text:p/>
          </table:table-cell>
          <table:table-cell table:number-columns-repeated="249"/>
        </table:table-row>
        <table:table-row table:style-name="ro1">
          <table:table-cell table:number-columns-repeated="2"/>
          <table:table-cell/>
          <table:table-cell table:formula="oooc:=IF([.C1128]=&quot;&quot;;&quot;&quot;;LOWER(LEFT([.C1128];1))&amp;RIGHT([.C1128];LEN([.C1128])-1))">
            <text:p/>
          </table:table-cell>
          <table:table-cell table:number-columns-repeated="249"/>
        </table:table-row>
        <table:table-row table:style-name="ro1">
          <table:table-cell table:number-columns-repeated="2"/>
          <table:table-cell/>
          <table:table-cell table:formula="oooc:=IF([.C1129]=&quot;&quot;;&quot;&quot;;LOWER(LEFT([.C1129];1))&amp;RIGHT([.C1129];LEN([.C1129])-1))">
            <text:p/>
          </table:table-cell>
          <table:table-cell table:number-columns-repeated="249"/>
        </table:table-row>
        <table:table-row table:style-name="ro1">
          <table:table-cell table:number-columns-repeated="2"/>
          <table:table-cell/>
          <table:table-cell table:formula="oooc:=IF([.C1130]=&quot;&quot;;&quot;&quot;;LOWER(LEFT([.C1130];1))&amp;RIGHT([.C1130];LEN([.C1130])-1))">
            <text:p/>
          </table:table-cell>
          <table:table-cell table:number-columns-repeated="249"/>
        </table:table-row>
        <table:table-row table:style-name="ro1">
          <table:table-cell table:number-columns-repeated="2"/>
          <table:table-cell/>
          <table:table-cell table:formula="oooc:=IF([.C1131]=&quot;&quot;;&quot;&quot;;LOWER(LEFT([.C1131];1))&amp;RIGHT([.C1131];LEN([.C1131])-1))">
            <text:p/>
          </table:table-cell>
          <table:table-cell table:number-columns-repeated="249"/>
        </table:table-row>
        <table:table-row table:style-name="ro1">
          <table:table-cell table:number-columns-repeated="2"/>
          <table:table-cell/>
          <table:table-cell table:formula="oooc:=IF([.C1132]=&quot;&quot;;&quot;&quot;;LOWER(LEFT([.C1132];1))&amp;RIGHT([.C1132];LEN([.C1132])-1))">
            <text:p/>
          </table:table-cell>
          <table:table-cell table:number-columns-repeated="249"/>
        </table:table-row>
        <table:table-row table:style-name="ro1">
          <table:table-cell table:number-columns-repeated="2"/>
          <table:table-cell/>
          <table:table-cell table:formula="oooc:=IF([.C1133]=&quot;&quot;;&quot;&quot;;LOWER(LEFT([.C1133];1))&amp;RIGHT([.C1133];LEN([.C1133])-1))">
            <text:p/>
          </table:table-cell>
          <table:table-cell table:number-columns-repeated="249"/>
        </table:table-row>
        <table:table-row table:style-name="ro1">
          <table:table-cell table:number-columns-repeated="2"/>
          <table:table-cell/>
          <table:table-cell table:formula="oooc:=IF([.C1134]=&quot;&quot;;&quot;&quot;;LOWER(LEFT([.C1134];1))&amp;RIGHT([.C1134];LEN([.C1134])-1))">
            <text:p/>
          </table:table-cell>
          <table:table-cell table:number-columns-repeated="249"/>
        </table:table-row>
        <table:table-row table:style-name="ro1">
          <table:table-cell table:number-columns-repeated="2"/>
          <table:table-cell/>
          <table:table-cell table:formula="oooc:=IF([.C1135]=&quot;&quot;;&quot;&quot;;LOWER(LEFT([.C1135];1))&amp;RIGHT([.C1135];LEN([.C1135])-1))">
            <text:p/>
          </table:table-cell>
          <table:table-cell table:number-columns-repeated="249"/>
        </table:table-row>
        <table:table-row table:style-name="ro1">
          <table:table-cell table:number-columns-repeated="2"/>
          <table:table-cell/>
          <table:table-cell table:formula="oooc:=IF([.C1136]=&quot;&quot;;&quot;&quot;;LOWER(LEFT([.C1136];1))&amp;RIGHT([.C1136];LEN([.C1136])-1))">
            <text:p/>
          </table:table-cell>
          <table:table-cell table:number-columns-repeated="249"/>
        </table:table-row>
        <table:table-row table:style-name="ro1">
          <table:table-cell table:number-columns-repeated="2"/>
          <table:table-cell/>
          <table:table-cell table:formula="oooc:=IF([.C1137]=&quot;&quot;;&quot;&quot;;LOWER(LEFT([.C1137];1))&amp;RIGHT([.C1137];LEN([.C1137])-1))">
            <text:p/>
          </table:table-cell>
          <table:table-cell table:number-columns-repeated="249"/>
        </table:table-row>
        <table:table-row table:style-name="ro1">
          <table:table-cell table:number-columns-repeated="2"/>
          <table:table-cell/>
          <table:table-cell table:formula="oooc:=IF([.C1138]=&quot;&quot;;&quot;&quot;;LOWER(LEFT([.C1138];1))&amp;RIGHT([.C1138];LEN([.C1138])-1))">
            <text:p/>
          </table:table-cell>
          <table:table-cell table:number-columns-repeated="249"/>
        </table:table-row>
        <table:table-row table:style-name="ro1">
          <table:table-cell table:number-columns-repeated="2"/>
          <table:table-cell/>
          <table:table-cell table:formula="oooc:=IF([.C1139]=&quot;&quot;;&quot;&quot;;LOWER(LEFT([.C1139];1))&amp;RIGHT([.C1139];LEN([.C1139])-1))">
            <text:p/>
          </table:table-cell>
          <table:table-cell table:number-columns-repeated="249"/>
        </table:table-row>
        <table:table-row table:style-name="ro1">
          <table:table-cell table:number-columns-repeated="2"/>
          <table:table-cell/>
          <table:table-cell table:formula="oooc:=IF([.C1140]=&quot;&quot;;&quot;&quot;;LOWER(LEFT([.C1140];1))&amp;RIGHT([.C1140];LEN([.C1140])-1))">
            <text:p/>
          </table:table-cell>
          <table:table-cell table:number-columns-repeated="249"/>
        </table:table-row>
        <table:table-row table:style-name="ro1">
          <table:table-cell table:number-columns-repeated="2"/>
          <table:table-cell/>
          <table:table-cell table:formula="oooc:=IF([.C1141]=&quot;&quot;;&quot;&quot;;LOWER(LEFT([.C1141];1))&amp;RIGHT([.C1141];LEN([.C1141])-1))">
            <text:p/>
          </table:table-cell>
          <table:table-cell table:number-columns-repeated="249"/>
        </table:table-row>
        <table:table-row table:style-name="ro1">
          <table:table-cell table:number-columns-repeated="2"/>
          <table:table-cell/>
          <table:table-cell table:formula="oooc:=IF([.C1142]=&quot;&quot;;&quot;&quot;;LOWER(LEFT([.C1142];1))&amp;RIGHT([.C1142];LEN([.C1142])-1))">
            <text:p/>
          </table:table-cell>
          <table:table-cell table:number-columns-repeated="249"/>
        </table:table-row>
        <table:table-row table:style-name="ro1">
          <table:table-cell table:number-columns-repeated="2"/>
          <table:table-cell/>
          <table:table-cell table:formula="oooc:=IF([.C1143]=&quot;&quot;;&quot;&quot;;LOWER(LEFT([.C1143];1))&amp;RIGHT([.C1143];LEN([.C1143])-1))">
            <text:p/>
          </table:table-cell>
          <table:table-cell table:number-columns-repeated="249"/>
        </table:table-row>
        <table:table-row table:style-name="ro1">
          <table:table-cell table:number-columns-repeated="2"/>
          <table:table-cell/>
          <table:table-cell table:formula="oooc:=IF([.C1144]=&quot;&quot;;&quot;&quot;;LOWER(LEFT([.C1144];1))&amp;RIGHT([.C1144];LEN([.C1144])-1))">
            <text:p/>
          </table:table-cell>
          <table:table-cell table:number-columns-repeated="249"/>
        </table:table-row>
        <table:table-row table:style-name="ro1">
          <table:table-cell table:number-columns-repeated="2"/>
          <table:table-cell/>
          <table:table-cell table:formula="oooc:=IF([.C1145]=&quot;&quot;;&quot;&quot;;LOWER(LEFT([.C1145];1))&amp;RIGHT([.C1145];LEN([.C1145])-1))">
            <text:p/>
          </table:table-cell>
          <table:table-cell table:number-columns-repeated="249"/>
        </table:table-row>
        <table:table-row table:style-name="ro1">
          <table:table-cell table:number-columns-repeated="2"/>
          <table:table-cell/>
          <table:table-cell table:formula="oooc:=IF([.C1146]=&quot;&quot;;&quot;&quot;;LOWER(LEFT([.C1146];1))&amp;RIGHT([.C1146];LEN([.C1146])-1))">
            <text:p/>
          </table:table-cell>
          <table:table-cell table:number-columns-repeated="249"/>
        </table:table-row>
        <table:table-row table:style-name="ro1">
          <table:table-cell table:number-columns-repeated="2"/>
          <table:table-cell/>
          <table:table-cell table:formula="oooc:=IF([.C1147]=&quot;&quot;;&quot;&quot;;LOWER(LEFT([.C1147];1))&amp;RIGHT([.C1147];LEN([.C1147])-1))">
            <text:p/>
          </table:table-cell>
          <table:table-cell table:number-columns-repeated="249"/>
        </table:table-row>
        <table:table-row table:style-name="ro1">
          <table:table-cell table:number-columns-repeated="2"/>
          <table:table-cell/>
          <table:table-cell table:formula="oooc:=IF([.C1148]=&quot;&quot;;&quot;&quot;;LOWER(LEFT([.C1148];1))&amp;RIGHT([.C1148];LEN([.C1148])-1))">
            <text:p/>
          </table:table-cell>
          <table:table-cell table:number-columns-repeated="249"/>
        </table:table-row>
        <table:table-row table:style-name="ro1">
          <table:table-cell table:number-columns-repeated="2"/>
          <table:table-cell/>
          <table:table-cell table:formula="oooc:=IF([.C1149]=&quot;&quot;;&quot;&quot;;LOWER(LEFT([.C1149];1))&amp;RIGHT([.C1149];LEN([.C1149])-1))">
            <text:p/>
          </table:table-cell>
          <table:table-cell table:number-columns-repeated="249"/>
        </table:table-row>
        <table:table-row table:style-name="ro1">
          <table:table-cell table:number-columns-repeated="2"/>
          <table:table-cell/>
          <table:table-cell table:formula="oooc:=IF([.C1150]=&quot;&quot;;&quot;&quot;;LOWER(LEFT([.C1150];1))&amp;RIGHT([.C1150];LEN([.C1150])-1))">
            <text:p/>
          </table:table-cell>
          <table:table-cell table:number-columns-repeated="249"/>
        </table:table-row>
        <table:table-row table:style-name="ro1">
          <table:table-cell table:number-columns-repeated="2"/>
          <table:table-cell/>
          <table:table-cell table:formula="oooc:=IF([.C1151]=&quot;&quot;;&quot;&quot;;LOWER(LEFT([.C1151];1))&amp;RIGHT([.C1151];LEN([.C1151])-1))">
            <text:p/>
          </table:table-cell>
          <table:table-cell table:number-columns-repeated="249"/>
        </table:table-row>
        <table:table-row table:style-name="ro1">
          <table:table-cell table:number-columns-repeated="2"/>
          <table:table-cell/>
          <table:table-cell table:formula="oooc:=IF([.C1152]=&quot;&quot;;&quot;&quot;;LOWER(LEFT([.C1152];1))&amp;RIGHT([.C1152];LEN([.C1152])-1))">
            <text:p/>
          </table:table-cell>
          <table:table-cell table:number-columns-repeated="249"/>
        </table:table-row>
        <table:table-row table:style-name="ro1">
          <table:table-cell table:number-columns-repeated="2"/>
          <table:table-cell/>
          <table:table-cell table:formula="oooc:=IF([.C1153]=&quot;&quot;;&quot;&quot;;LOWER(LEFT([.C1153];1))&amp;RIGHT([.C1153];LEN([.C1153])-1))">
            <text:p/>
          </table:table-cell>
          <table:table-cell table:number-columns-repeated="249"/>
        </table:table-row>
        <table:table-row table:style-name="ro1">
          <table:table-cell table:number-columns-repeated="2"/>
          <table:table-cell/>
          <table:table-cell table:formula="oooc:=IF([.C1154]=&quot;&quot;;&quot;&quot;;LOWER(LEFT([.C1154];1))&amp;RIGHT([.C1154];LEN([.C1154])-1))">
            <text:p/>
          </table:table-cell>
          <table:table-cell table:number-columns-repeated="249"/>
        </table:table-row>
        <table:table-row table:style-name="ro1">
          <table:table-cell table:number-columns-repeated="2"/>
          <table:table-cell/>
          <table:table-cell table:formula="oooc:=IF([.C1155]=&quot;&quot;;&quot;&quot;;LOWER(LEFT([.C1155];1))&amp;RIGHT([.C1155];LEN([.C1155])-1))">
            <text:p/>
          </table:table-cell>
          <table:table-cell table:number-columns-repeated="249"/>
        </table:table-row>
        <table:table-row table:style-name="ro1">
          <table:table-cell table:number-columns-repeated="2"/>
          <table:table-cell/>
          <table:table-cell table:formula="oooc:=IF([.C1156]=&quot;&quot;;&quot;&quot;;LOWER(LEFT([.C1156];1))&amp;RIGHT([.C1156];LEN([.C1156])-1))">
            <text:p/>
          </table:table-cell>
          <table:table-cell table:number-columns-repeated="249"/>
        </table:table-row>
        <table:table-row table:style-name="ro1">
          <table:table-cell table:number-columns-repeated="2"/>
          <table:table-cell/>
          <table:table-cell table:formula="oooc:=IF([.C1157]=&quot;&quot;;&quot;&quot;;LOWER(LEFT([.C1157];1))&amp;RIGHT([.C1157];LEN([.C1157])-1))">
            <text:p/>
          </table:table-cell>
          <table:table-cell table:number-columns-repeated="249"/>
        </table:table-row>
        <table:table-row table:style-name="ro1">
          <table:table-cell table:number-columns-repeated="2"/>
          <table:table-cell/>
          <table:table-cell table:formula="oooc:=IF([.C1158]=&quot;&quot;;&quot;&quot;;LOWER(LEFT([.C1158];1))&amp;RIGHT([.C1158];LEN([.C1158])-1))">
            <text:p/>
          </table:table-cell>
          <table:table-cell table:number-columns-repeated="249"/>
        </table:table-row>
        <table:table-row table:style-name="ro1">
          <table:table-cell table:number-columns-repeated="2"/>
          <table:table-cell/>
          <table:table-cell table:formula="oooc:=IF([.C1159]=&quot;&quot;;&quot;&quot;;LOWER(LEFT([.C1159];1))&amp;RIGHT([.C1159];LEN([.C1159])-1))">
            <text:p/>
          </table:table-cell>
          <table:table-cell table:number-columns-repeated="249"/>
        </table:table-row>
        <table:table-row table:style-name="ro1">
          <table:table-cell table:number-columns-repeated="2"/>
          <table:table-cell/>
          <table:table-cell table:formula="oooc:=IF([.C1160]=&quot;&quot;;&quot;&quot;;LOWER(LEFT([.C1160];1))&amp;RIGHT([.C1160];LEN([.C1160])-1))">
            <text:p/>
          </table:table-cell>
          <table:table-cell table:number-columns-repeated="249"/>
        </table:table-row>
        <table:table-row table:style-name="ro1">
          <table:table-cell table:number-columns-repeated="2"/>
          <table:table-cell/>
          <table:table-cell table:formula="oooc:=IF([.C1161]=&quot;&quot;;&quot;&quot;;LOWER(LEFT([.C1161];1))&amp;RIGHT([.C1161];LEN([.C1161])-1))">
            <text:p/>
          </table:table-cell>
          <table:table-cell table:number-columns-repeated="249"/>
        </table:table-row>
        <table:table-row table:style-name="ro1">
          <table:table-cell table:number-columns-repeated="2"/>
          <table:table-cell/>
          <table:table-cell table:formula="oooc:=IF([.C1162]=&quot;&quot;;&quot;&quot;;LOWER(LEFT([.C1162];1))&amp;RIGHT([.C1162];LEN([.C1162])-1))">
            <text:p/>
          </table:table-cell>
          <table:table-cell table:number-columns-repeated="249"/>
        </table:table-row>
        <table:table-row table:style-name="ro1">
          <table:table-cell table:number-columns-repeated="2"/>
          <table:table-cell/>
          <table:table-cell table:formula="oooc:=IF([.C1163]=&quot;&quot;;&quot;&quot;;LOWER(LEFT([.C1163];1))&amp;RIGHT([.C1163];LEN([.C1163])-1))">
            <text:p/>
          </table:table-cell>
          <table:table-cell table:number-columns-repeated="249"/>
        </table:table-row>
        <table:table-row table:style-name="ro1">
          <table:table-cell table:number-columns-repeated="2"/>
          <table:table-cell/>
          <table:table-cell table:formula="oooc:=IF([.C1164]=&quot;&quot;;&quot;&quot;;LOWER(LEFT([.C1164];1))&amp;RIGHT([.C1164];LEN([.C1164])-1))">
            <text:p/>
          </table:table-cell>
          <table:table-cell table:number-columns-repeated="249"/>
        </table:table-row>
        <table:table-row table:style-name="ro1">
          <table:table-cell table:number-columns-repeated="2"/>
          <table:table-cell/>
          <table:table-cell table:formula="oooc:=IF([.C1165]=&quot;&quot;;&quot;&quot;;LOWER(LEFT([.C1165];1))&amp;RIGHT([.C1165];LEN([.C1165])-1))">
            <text:p/>
          </table:table-cell>
          <table:table-cell table:number-columns-repeated="249"/>
        </table:table-row>
        <table:table-row table:style-name="ro1">
          <table:table-cell table:number-columns-repeated="2"/>
          <table:table-cell/>
          <table:table-cell table:formula="oooc:=IF([.C1166]=&quot;&quot;;&quot;&quot;;LOWER(LEFT([.C1166];1))&amp;RIGHT([.C1166];LEN([.C1166])-1))">
            <text:p/>
          </table:table-cell>
          <table:table-cell table:number-columns-repeated="249"/>
        </table:table-row>
        <table:table-row table:style-name="ro1">
          <table:table-cell table:number-columns-repeated="2"/>
          <table:table-cell/>
          <table:table-cell table:formula="oooc:=IF([.C1167]=&quot;&quot;;&quot;&quot;;LOWER(LEFT([.C1167];1))&amp;RIGHT([.C1167];LEN([.C1167])-1))">
            <text:p/>
          </table:table-cell>
          <table:table-cell table:number-columns-repeated="249"/>
        </table:table-row>
        <table:table-row table:style-name="ro1">
          <table:table-cell table:number-columns-repeated="2"/>
          <table:table-cell/>
          <table:table-cell table:formula="oooc:=IF([.C1168]=&quot;&quot;;&quot;&quot;;LOWER(LEFT([.C1168];1))&amp;RIGHT([.C1168];LEN([.C1168])-1))">
            <text:p/>
          </table:table-cell>
          <table:table-cell table:number-columns-repeated="249"/>
        </table:table-row>
        <table:table-row table:style-name="ro1">
          <table:table-cell table:number-columns-repeated="2"/>
          <table:table-cell/>
          <table:table-cell table:formula="oooc:=IF([.C1169]=&quot;&quot;;&quot;&quot;;LOWER(LEFT([.C1169];1))&amp;RIGHT([.C1169];LEN([.C1169])-1))">
            <text:p/>
          </table:table-cell>
          <table:table-cell table:number-columns-repeated="249"/>
        </table:table-row>
        <table:table-row table:style-name="ro1">
          <table:table-cell table:number-columns-repeated="2"/>
          <table:table-cell/>
          <table:table-cell table:formula="oooc:=IF([.C1170]=&quot;&quot;;&quot;&quot;;LOWER(LEFT([.C1170];1))&amp;RIGHT([.C1170];LEN([.C1170])-1))">
            <text:p/>
          </table:table-cell>
          <table:table-cell table:number-columns-repeated="249"/>
        </table:table-row>
        <table:table-row table:style-name="ro1">
          <table:table-cell table:number-columns-repeated="2"/>
          <table:table-cell/>
          <table:table-cell table:formula="oooc:=IF([.C1171]=&quot;&quot;;&quot;&quot;;LOWER(LEFT([.C1171];1))&amp;RIGHT([.C1171];LEN([.C1171])-1))">
            <text:p/>
          </table:table-cell>
          <table:table-cell table:number-columns-repeated="249"/>
        </table:table-row>
        <table:table-row table:style-name="ro1">
          <table:table-cell table:number-columns-repeated="2"/>
          <table:table-cell/>
          <table:table-cell table:formula="oooc:=IF([.C1172]=&quot;&quot;;&quot;&quot;;LOWER(LEFT([.C1172];1))&amp;RIGHT([.C1172];LEN([.C1172])-1))">
            <text:p/>
          </table:table-cell>
          <table:table-cell table:number-columns-repeated="249"/>
        </table:table-row>
        <table:table-row table:style-name="ro1">
          <table:table-cell table:number-columns-repeated="2"/>
          <table:table-cell/>
          <table:table-cell table:formula="oooc:=IF([.C1173]=&quot;&quot;;&quot;&quot;;LOWER(LEFT([.C1173];1))&amp;RIGHT([.C1173];LEN([.C1173])-1))">
            <text:p/>
          </table:table-cell>
          <table:table-cell table:number-columns-repeated="249"/>
        </table:table-row>
        <table:table-row table:style-name="ro1">
          <table:table-cell table:number-columns-repeated="2"/>
          <table:table-cell/>
          <table:table-cell table:formula="oooc:=IF([.C1174]=&quot;&quot;;&quot;&quot;;LOWER(LEFT([.C1174];1))&amp;RIGHT([.C1174];LEN([.C1174])-1))">
            <text:p/>
          </table:table-cell>
          <table:table-cell table:number-columns-repeated="249"/>
        </table:table-row>
        <table:table-row table:style-name="ro1">
          <table:table-cell table:number-columns-repeated="2"/>
          <table:table-cell/>
          <table:table-cell table:formula="oooc:=IF([.C1175]=&quot;&quot;;&quot;&quot;;LOWER(LEFT([.C1175];1))&amp;RIGHT([.C1175];LEN([.C1175])-1))">
            <text:p/>
          </table:table-cell>
          <table:table-cell table:number-columns-repeated="249"/>
        </table:table-row>
        <table:table-row table:style-name="ro1">
          <table:table-cell table:number-columns-repeated="2"/>
          <table:table-cell/>
          <table:table-cell table:formula="oooc:=IF([.C1176]=&quot;&quot;;&quot;&quot;;LOWER(LEFT([.C1176];1))&amp;RIGHT([.C1176];LEN([.C1176])-1))">
            <text:p/>
          </table:table-cell>
          <table:table-cell table:number-columns-repeated="249"/>
        </table:table-row>
        <table:table-row table:style-name="ro1">
          <table:table-cell table:number-columns-repeated="2"/>
          <table:table-cell/>
          <table:table-cell table:formula="oooc:=IF([.C1177]=&quot;&quot;;&quot;&quot;;LOWER(LEFT([.C1177];1))&amp;RIGHT([.C1177];LEN([.C1177])-1))">
            <text:p/>
          </table:table-cell>
          <table:table-cell table:number-columns-repeated="249"/>
        </table:table-row>
        <table:table-row table:style-name="ro1">
          <table:table-cell table:number-columns-repeated="2"/>
          <table:table-cell/>
          <table:table-cell table:formula="oooc:=IF([.C1178]=&quot;&quot;;&quot;&quot;;LOWER(LEFT([.C1178];1))&amp;RIGHT([.C1178];LEN([.C1178])-1))">
            <text:p/>
          </table:table-cell>
          <table:table-cell table:number-columns-repeated="249"/>
        </table:table-row>
        <table:table-row table:style-name="ro1">
          <table:table-cell table:number-columns-repeated="2"/>
          <table:table-cell/>
          <table:table-cell table:formula="oooc:=IF([.C1179]=&quot;&quot;;&quot;&quot;;LOWER(LEFT([.C1179];1))&amp;RIGHT([.C1179];LEN([.C1179])-1))">
            <text:p/>
          </table:table-cell>
          <table:table-cell table:number-columns-repeated="249"/>
        </table:table-row>
        <table:table-row table:style-name="ro1">
          <table:table-cell table:number-columns-repeated="2"/>
          <table:table-cell/>
          <table:table-cell table:formula="oooc:=IF([.C1180]=&quot;&quot;;&quot;&quot;;LOWER(LEFT([.C1180];1))&amp;RIGHT([.C1180];LEN([.C1180])-1))">
            <text:p/>
          </table:table-cell>
          <table:table-cell table:number-columns-repeated="249"/>
        </table:table-row>
        <table:table-row table:style-name="ro1">
          <table:table-cell table:number-columns-repeated="2"/>
          <table:table-cell/>
          <table:table-cell table:formula="oooc:=IF([.C1181]=&quot;&quot;;&quot;&quot;;LOWER(LEFT([.C1181];1))&amp;RIGHT([.C1181];LEN([.C1181])-1))">
            <text:p/>
          </table:table-cell>
          <table:table-cell table:number-columns-repeated="249"/>
        </table:table-row>
        <table:table-row table:style-name="ro1">
          <table:table-cell table:number-columns-repeated="2"/>
          <table:table-cell/>
          <table:table-cell table:formula="oooc:=IF([.C1182]=&quot;&quot;;&quot;&quot;;LOWER(LEFT([.C1182];1))&amp;RIGHT([.C1182];LEN([.C1182])-1))">
            <text:p/>
          </table:table-cell>
          <table:table-cell table:number-columns-repeated="249"/>
        </table:table-row>
        <table:table-row table:style-name="ro1">
          <table:table-cell table:number-columns-repeated="2"/>
          <table:table-cell/>
          <table:table-cell table:formula="oooc:=IF([.C1183]=&quot;&quot;;&quot;&quot;;LOWER(LEFT([.C1183];1))&amp;RIGHT([.C1183];LEN([.C1183])-1))">
            <text:p/>
          </table:table-cell>
          <table:table-cell table:number-columns-repeated="249"/>
        </table:table-row>
        <table:table-row table:style-name="ro1">
          <table:table-cell table:number-columns-repeated="2"/>
          <table:table-cell/>
          <table:table-cell table:formula="oooc:=IF([.C1184]=&quot;&quot;;&quot;&quot;;LOWER(LEFT([.C1184];1))&amp;RIGHT([.C1184];LEN([.C1184])-1))">
            <text:p/>
          </table:table-cell>
          <table:table-cell table:number-columns-repeated="249"/>
        </table:table-row>
        <table:table-row table:style-name="ro1">
          <table:table-cell table:number-columns-repeated="2"/>
          <table:table-cell/>
          <table:table-cell table:formula="oooc:=IF([.C1185]=&quot;&quot;;&quot;&quot;;LOWER(LEFT([.C1185];1))&amp;RIGHT([.C1185];LEN([.C1185])-1))">
            <text:p/>
          </table:table-cell>
          <table:table-cell table:number-columns-repeated="249"/>
        </table:table-row>
        <table:table-row table:style-name="ro1">
          <table:table-cell table:number-columns-repeated="2"/>
          <table:table-cell/>
          <table:table-cell table:formula="oooc:=IF([.C1186]=&quot;&quot;;&quot;&quot;;LOWER(LEFT([.C1186];1))&amp;RIGHT([.C1186];LEN([.C1186])-1))">
            <text:p/>
          </table:table-cell>
          <table:table-cell table:number-columns-repeated="249"/>
        </table:table-row>
        <table:table-row table:style-name="ro1">
          <table:table-cell table:number-columns-repeated="2"/>
          <table:table-cell/>
          <table:table-cell table:formula="oooc:=IF([.C1187]=&quot;&quot;;&quot;&quot;;LOWER(LEFT([.C1187];1))&amp;RIGHT([.C1187];LEN([.C1187])-1))">
            <text:p/>
          </table:table-cell>
          <table:table-cell table:number-columns-repeated="249"/>
        </table:table-row>
        <table:table-row table:style-name="ro1">
          <table:table-cell table:number-columns-repeated="2"/>
          <table:table-cell/>
          <table:table-cell table:formula="oooc:=IF([.C1188]=&quot;&quot;;&quot;&quot;;LOWER(LEFT([.C1188];1))&amp;RIGHT([.C1188];LEN([.C1188])-1))">
            <text:p/>
          </table:table-cell>
          <table:table-cell table:number-columns-repeated="249"/>
        </table:table-row>
        <table:table-row table:style-name="ro1">
          <table:table-cell table:number-columns-repeated="2"/>
          <table:table-cell/>
          <table:table-cell table:formula="oooc:=IF([.C1189]=&quot;&quot;;&quot;&quot;;LOWER(LEFT([.C1189];1))&amp;RIGHT([.C1189];LEN([.C1189])-1))">
            <text:p/>
          </table:table-cell>
          <table:table-cell table:number-columns-repeated="249"/>
        </table:table-row>
        <table:table-row table:style-name="ro1">
          <table:table-cell table:number-columns-repeated="2"/>
          <table:table-cell/>
          <table:table-cell table:formula="oooc:=IF([.C1190]=&quot;&quot;;&quot;&quot;;LOWER(LEFT([.C1190];1))&amp;RIGHT([.C1190];LEN([.C1190])-1))">
            <text:p/>
          </table:table-cell>
          <table:table-cell table:number-columns-repeated="249"/>
        </table:table-row>
        <table:table-row table:style-name="ro1">
          <table:table-cell table:number-columns-repeated="2"/>
          <table:table-cell/>
          <table:table-cell table:formula="oooc:=IF([.C1191]=&quot;&quot;;&quot;&quot;;LOWER(LEFT([.C1191];1))&amp;RIGHT([.C1191];LEN([.C1191])-1))">
            <text:p/>
          </table:table-cell>
          <table:table-cell table:number-columns-repeated="249"/>
        </table:table-row>
        <table:table-row table:style-name="ro1">
          <table:table-cell table:number-columns-repeated="2"/>
          <table:table-cell/>
          <table:table-cell table:formula="oooc:=IF([.C1192]=&quot;&quot;;&quot;&quot;;LOWER(LEFT([.C1192];1))&amp;RIGHT([.C1192];LEN([.C1192])-1))">
            <text:p/>
          </table:table-cell>
          <table:table-cell table:number-columns-repeated="249"/>
        </table:table-row>
        <table:table-row table:style-name="ro1">
          <table:table-cell table:number-columns-repeated="2"/>
          <table:table-cell/>
          <table:table-cell table:formula="oooc:=IF([.C1193]=&quot;&quot;;&quot;&quot;;LOWER(LEFT([.C1193];1))&amp;RIGHT([.C1193];LEN([.C1193])-1))">
            <text:p/>
          </table:table-cell>
          <table:table-cell table:number-columns-repeated="249"/>
        </table:table-row>
        <table:table-row table:style-name="ro1">
          <table:table-cell table:number-columns-repeated="2"/>
          <table:table-cell/>
          <table:table-cell table:formula="oooc:=IF([.C1194]=&quot;&quot;;&quot;&quot;;LOWER(LEFT([.C1194];1))&amp;RIGHT([.C1194];LEN([.C1194])-1))">
            <text:p/>
          </table:table-cell>
          <table:table-cell table:number-columns-repeated="249"/>
        </table:table-row>
        <table:table-row table:style-name="ro1">
          <table:table-cell table:number-columns-repeated="2"/>
          <table:table-cell/>
          <table:table-cell table:formula="oooc:=IF([.C1195]=&quot;&quot;;&quot;&quot;;LOWER(LEFT([.C1195];1))&amp;RIGHT([.C1195];LEN([.C1195])-1))">
            <text:p/>
          </table:table-cell>
          <table:table-cell table:number-columns-repeated="249"/>
        </table:table-row>
        <table:table-row table:style-name="ro1">
          <table:table-cell table:number-columns-repeated="2"/>
          <table:table-cell/>
          <table:table-cell table:formula="oooc:=IF([.C1196]=&quot;&quot;;&quot;&quot;;LOWER(LEFT([.C1196];1))&amp;RIGHT([.C1196];LEN([.C1196])-1))">
            <text:p/>
          </table:table-cell>
          <table:table-cell table:number-columns-repeated="249"/>
        </table:table-row>
        <table:table-row table:style-name="ro1">
          <table:table-cell table:number-columns-repeated="2"/>
          <table:table-cell/>
          <table:table-cell table:formula="oooc:=IF([.C1197]=&quot;&quot;;&quot;&quot;;LOWER(LEFT([.C1197];1))&amp;RIGHT([.C1197];LEN([.C1197])-1))">
            <text:p/>
          </table:table-cell>
          <table:table-cell table:number-columns-repeated="249"/>
        </table:table-row>
        <table:table-row table:style-name="ro1">
          <table:table-cell table:number-columns-repeated="2"/>
          <table:table-cell/>
          <table:table-cell table:formula="oooc:=IF([.C1198]=&quot;&quot;;&quot;&quot;;LOWER(LEFT([.C1198];1))&amp;RIGHT([.C1198];LEN([.C1198])-1))">
            <text:p/>
          </table:table-cell>
          <table:table-cell table:number-columns-repeated="249"/>
        </table:table-row>
        <table:table-row table:style-name="ro1">
          <table:table-cell table:number-columns-repeated="2"/>
          <table:table-cell/>
          <table:table-cell table:formula="oooc:=IF([.C1199]=&quot;&quot;;&quot;&quot;;LOWER(LEFT([.C1199];1))&amp;RIGHT([.C1199];LEN([.C1199])-1))">
            <text:p/>
          </table:table-cell>
          <table:table-cell table:number-columns-repeated="249"/>
        </table:table-row>
        <table:table-row table:style-name="ro1">
          <table:table-cell table:number-columns-repeated="2"/>
          <table:table-cell/>
          <table:table-cell table:formula="oooc:=IF([.C1200]=&quot;&quot;;&quot;&quot;;LOWER(LEFT([.C1200];1))&amp;RIGHT([.C1200];LEN([.C1200])-1))">
            <text:p/>
          </table:table-cell>
          <table:table-cell table:number-columns-repeated="249"/>
        </table:table-row>
        <table:table-row table:style-name="ro1">
          <table:table-cell table:number-columns-repeated="2"/>
          <table:table-cell/>
          <table:table-cell table:formula="oooc:=IF([.C1201]=&quot;&quot;;&quot;&quot;;LOWER(LEFT([.C1201];1))&amp;RIGHT([.C1201];LEN([.C1201])-1))">
            <text:p/>
          </table:table-cell>
          <table:table-cell table:number-columns-repeated="249"/>
        </table:table-row>
        <table:table-row table:style-name="ro1">
          <table:table-cell table:number-columns-repeated="2"/>
          <table:table-cell/>
          <table:table-cell table:formula="oooc:=IF([.C1202]=&quot;&quot;;&quot;&quot;;LOWER(LEFT([.C1202];1))&amp;RIGHT([.C1202];LEN([.C1202])-1))">
            <text:p/>
          </table:table-cell>
          <table:table-cell table:number-columns-repeated="249"/>
        </table:table-row>
        <table:table-row table:style-name="ro1">
          <table:table-cell table:number-columns-repeated="2"/>
          <table:table-cell/>
          <table:table-cell table:formula="oooc:=IF([.C1203]=&quot;&quot;;&quot;&quot;;LOWER(LEFT([.C1203];1))&amp;RIGHT([.C1203];LEN([.C1203])-1))">
            <text:p/>
          </table:table-cell>
          <table:table-cell table:number-columns-repeated="249"/>
        </table:table-row>
        <table:table-row table:style-name="ro1">
          <table:table-cell table:number-columns-repeated="2"/>
          <table:table-cell/>
          <table:table-cell table:formula="oooc:=IF([.C1204]=&quot;&quot;;&quot;&quot;;LOWER(LEFT([.C1204];1))&amp;RIGHT([.C1204];LEN([.C1204])-1))">
            <text:p/>
          </table:table-cell>
          <table:table-cell table:number-columns-repeated="249"/>
        </table:table-row>
        <table:table-row table:style-name="ro1">
          <table:table-cell table:number-columns-repeated="2"/>
          <table:table-cell/>
          <table:table-cell table:formula="oooc:=IF([.C1205]=&quot;&quot;;&quot;&quot;;LOWER(LEFT([.C1205];1))&amp;RIGHT([.C1205];LEN([.C1205])-1))">
            <text:p/>
          </table:table-cell>
          <table:table-cell table:number-columns-repeated="249"/>
        </table:table-row>
        <table:table-row table:style-name="ro1">
          <table:table-cell table:number-columns-repeated="2"/>
          <table:table-cell/>
          <table:table-cell table:formula="oooc:=IF([.C1206]=&quot;&quot;;&quot;&quot;;LOWER(LEFT([.C1206];1))&amp;RIGHT([.C1206];LEN([.C1206])-1))">
            <text:p/>
          </table:table-cell>
          <table:table-cell table:number-columns-repeated="249"/>
        </table:table-row>
        <table:table-row table:style-name="ro1">
          <table:table-cell table:number-columns-repeated="2"/>
          <table:table-cell/>
          <table:table-cell table:formula="oooc:=IF([.C1207]=&quot;&quot;;&quot;&quot;;LOWER(LEFT([.C1207];1))&amp;RIGHT([.C1207];LEN([.C1207])-1))">
            <text:p/>
          </table:table-cell>
          <table:table-cell table:number-columns-repeated="249"/>
        </table:table-row>
        <table:table-row table:style-name="ro1">
          <table:table-cell table:number-columns-repeated="2"/>
          <table:table-cell/>
          <table:table-cell table:formula="oooc:=IF([.C1208]=&quot;&quot;;&quot;&quot;;LOWER(LEFT([.C1208];1))&amp;RIGHT([.C1208];LEN([.C1208])-1))">
            <text:p/>
          </table:table-cell>
          <table:table-cell table:number-columns-repeated="249"/>
        </table:table-row>
        <table:table-row table:style-name="ro1">
          <table:table-cell table:number-columns-repeated="2"/>
          <table:table-cell/>
          <table:table-cell table:formula="oooc:=IF([.C1209]=&quot;&quot;;&quot;&quot;;LOWER(LEFT([.C1209];1))&amp;RIGHT([.C1209];LEN([.C1209])-1))">
            <text:p/>
          </table:table-cell>
          <table:table-cell table:number-columns-repeated="249"/>
        </table:table-row>
        <table:table-row table:style-name="ro1">
          <table:table-cell table:number-columns-repeated="2"/>
          <table:table-cell/>
          <table:table-cell table:formula="oooc:=IF([.C1210]=&quot;&quot;;&quot;&quot;;LOWER(LEFT([.C1210];1))&amp;RIGHT([.C1210];LEN([.C1210])-1))">
            <text:p/>
          </table:table-cell>
          <table:table-cell table:number-columns-repeated="249"/>
        </table:table-row>
        <table:table-row table:style-name="ro1">
          <table:table-cell table:number-columns-repeated="2"/>
          <table:table-cell/>
          <table:table-cell table:formula="oooc:=IF([.C1211]=&quot;&quot;;&quot;&quot;;LOWER(LEFT([.C1211];1))&amp;RIGHT([.C1211];LEN([.C1211])-1))">
            <text:p/>
          </table:table-cell>
          <table:table-cell table:number-columns-repeated="249"/>
        </table:table-row>
        <table:table-row table:style-name="ro1">
          <table:table-cell table:number-columns-repeated="2"/>
          <table:table-cell/>
          <table:table-cell table:formula="oooc:=IF([.C1212]=&quot;&quot;;&quot;&quot;;LOWER(LEFT([.C1212];1))&amp;RIGHT([.C1212];LEN([.C1212])-1))">
            <text:p/>
          </table:table-cell>
          <table:table-cell table:number-columns-repeated="249"/>
        </table:table-row>
        <table:table-row table:style-name="ro1">
          <table:table-cell table:number-columns-repeated="2"/>
          <table:table-cell/>
          <table:table-cell table:formula="oooc:=IF([.C1213]=&quot;&quot;;&quot;&quot;;LOWER(LEFT([.C1213];1))&amp;RIGHT([.C1213];LEN([.C1213])-1))">
            <text:p/>
          </table:table-cell>
          <table:table-cell table:number-columns-repeated="249"/>
        </table:table-row>
        <table:table-row table:style-name="ro1">
          <table:table-cell table:number-columns-repeated="2"/>
          <table:table-cell/>
          <table:table-cell table:formula="oooc:=IF([.C1214]=&quot;&quot;;&quot;&quot;;LOWER(LEFT([.C1214];1))&amp;RIGHT([.C1214];LEN([.C1214])-1))">
            <text:p/>
          </table:table-cell>
          <table:table-cell table:number-columns-repeated="249"/>
        </table:table-row>
        <table:table-row table:style-name="ro1">
          <table:table-cell table:number-columns-repeated="2"/>
          <table:table-cell/>
          <table:table-cell table:formula="oooc:=IF([.C1215]=&quot;&quot;;&quot;&quot;;LOWER(LEFT([.C1215];1))&amp;RIGHT([.C1215];LEN([.C1215])-1))">
            <text:p/>
          </table:table-cell>
          <table:table-cell table:number-columns-repeated="249"/>
        </table:table-row>
        <table:table-row table:style-name="ro1">
          <table:table-cell table:number-columns-repeated="2"/>
          <table:table-cell/>
          <table:table-cell table:formula="oooc:=IF([.C1216]=&quot;&quot;;&quot;&quot;;LOWER(LEFT([.C1216];1))&amp;RIGHT([.C1216];LEN([.C1216])-1))">
            <text:p/>
          </table:table-cell>
          <table:table-cell table:number-columns-repeated="249"/>
        </table:table-row>
        <table:table-row table:style-name="ro1">
          <table:table-cell table:number-columns-repeated="2"/>
          <table:table-cell/>
          <table:table-cell table:formula="oooc:=IF([.C1217]=&quot;&quot;;&quot;&quot;;LOWER(LEFT([.C1217];1))&amp;RIGHT([.C1217];LEN([.C1217])-1))">
            <text:p/>
          </table:table-cell>
          <table:table-cell table:number-columns-repeated="249"/>
        </table:table-row>
        <table:table-row table:style-name="ro1">
          <table:table-cell table:number-columns-repeated="2"/>
          <table:table-cell/>
          <table:table-cell table:formula="oooc:=IF([.C1218]=&quot;&quot;;&quot;&quot;;LOWER(LEFT([.C1218];1))&amp;RIGHT([.C1218];LEN([.C1218])-1))">
            <text:p/>
          </table:table-cell>
          <table:table-cell table:number-columns-repeated="249"/>
        </table:table-row>
        <table:table-row table:style-name="ro1">
          <table:table-cell table:number-columns-repeated="2"/>
          <table:table-cell/>
          <table:table-cell table:formula="oooc:=IF([.C1219]=&quot;&quot;;&quot;&quot;;LOWER(LEFT([.C1219];1))&amp;RIGHT([.C1219];LEN([.C1219])-1))">
            <text:p/>
          </table:table-cell>
          <table:table-cell table:number-columns-repeated="249"/>
        </table:table-row>
        <table:table-row table:style-name="ro1">
          <table:table-cell table:number-columns-repeated="2"/>
          <table:table-cell/>
          <table:table-cell table:formula="oooc:=IF([.C1220]=&quot;&quot;;&quot;&quot;;LOWER(LEFT([.C1220];1))&amp;RIGHT([.C1220];LEN([.C1220])-1))">
            <text:p/>
          </table:table-cell>
          <table:table-cell table:number-columns-repeated="249"/>
        </table:table-row>
        <table:table-row table:style-name="ro1">
          <table:table-cell table:number-columns-repeated="2"/>
          <table:table-cell/>
          <table:table-cell table:formula="oooc:=IF([.C1221]=&quot;&quot;;&quot;&quot;;LOWER(LEFT([.C1221];1))&amp;RIGHT([.C1221];LEN([.C1221])-1))">
            <text:p/>
          </table:table-cell>
          <table:table-cell table:number-columns-repeated="249"/>
        </table:table-row>
        <table:table-row table:style-name="ro1">
          <table:table-cell table:number-columns-repeated="2"/>
          <table:table-cell/>
          <table:table-cell table:formula="oooc:=IF([.C1222]=&quot;&quot;;&quot;&quot;;LOWER(LEFT([.C1222];1))&amp;RIGHT([.C1222];LEN([.C1222])-1))">
            <text:p/>
          </table:table-cell>
          <table:table-cell table:number-columns-repeated="249"/>
        </table:table-row>
        <table:table-row table:style-name="ro1">
          <table:table-cell table:number-columns-repeated="2"/>
          <table:table-cell/>
          <table:table-cell table:formula="oooc:=IF([.C1223]=&quot;&quot;;&quot;&quot;;LOWER(LEFT([.C1223];1))&amp;RIGHT([.C1223];LEN([.C1223])-1))">
            <text:p/>
          </table:table-cell>
          <table:table-cell table:number-columns-repeated="249"/>
        </table:table-row>
        <table:table-row table:style-name="ro1">
          <table:table-cell table:number-columns-repeated="2"/>
          <table:table-cell/>
          <table:table-cell table:formula="oooc:=IF([.C1224]=&quot;&quot;;&quot;&quot;;LOWER(LEFT([.C1224];1))&amp;RIGHT([.C1224];LEN([.C1224])-1))">
            <text:p/>
          </table:table-cell>
          <table:table-cell table:number-columns-repeated="249"/>
        </table:table-row>
        <table:table-row table:style-name="ro1">
          <table:table-cell table:number-columns-repeated="2"/>
          <table:table-cell/>
          <table:table-cell table:formula="oooc:=IF([.C1225]=&quot;&quot;;&quot;&quot;;LOWER(LEFT([.C1225];1))&amp;RIGHT([.C1225];LEN([.C1225])-1))">
            <text:p/>
          </table:table-cell>
          <table:table-cell table:number-columns-repeated="249"/>
        </table:table-row>
        <table:table-row table:style-name="ro1">
          <table:table-cell table:number-columns-repeated="2"/>
          <table:table-cell/>
          <table:table-cell table:formula="oooc:=IF([.C1226]=&quot;&quot;;&quot;&quot;;LOWER(LEFT([.C1226];1))&amp;RIGHT([.C1226];LEN([.C1226])-1))">
            <text:p/>
          </table:table-cell>
          <table:table-cell table:number-columns-repeated="249"/>
        </table:table-row>
        <table:table-row table:style-name="ro1">
          <table:table-cell table:number-columns-repeated="2"/>
          <table:table-cell/>
          <table:table-cell table:formula="oooc:=IF([.C1227]=&quot;&quot;;&quot;&quot;;LOWER(LEFT([.C1227];1))&amp;RIGHT([.C1227];LEN([.C1227])-1))">
            <text:p/>
          </table:table-cell>
          <table:table-cell table:number-columns-repeated="249"/>
        </table:table-row>
        <table:table-row table:style-name="ro1">
          <table:table-cell table:number-columns-repeated="2"/>
          <table:table-cell/>
          <table:table-cell table:formula="oooc:=IF([.C1228]=&quot;&quot;;&quot;&quot;;LOWER(LEFT([.C1228];1))&amp;RIGHT([.C1228];LEN([.C1228])-1))">
            <text:p/>
          </table:table-cell>
          <table:table-cell table:number-columns-repeated="249"/>
        </table:table-row>
        <table:table-row table:style-name="ro1">
          <table:table-cell table:number-columns-repeated="2"/>
          <table:table-cell/>
          <table:table-cell table:formula="oooc:=IF([.C1229]=&quot;&quot;;&quot;&quot;;LOWER(LEFT([.C1229];1))&amp;RIGHT([.C1229];LEN([.C1229])-1))">
            <text:p/>
          </table:table-cell>
          <table:table-cell table:number-columns-repeated="249"/>
        </table:table-row>
        <table:table-row table:style-name="ro1">
          <table:table-cell table:number-columns-repeated="2"/>
          <table:table-cell/>
          <table:table-cell table:formula="oooc:=IF([.C1230]=&quot;&quot;;&quot;&quot;;LOWER(LEFT([.C1230];1))&amp;RIGHT([.C1230];LEN([.C1230])-1))">
            <text:p/>
          </table:table-cell>
          <table:table-cell table:number-columns-repeated="249"/>
        </table:table-row>
        <table:table-row table:style-name="ro1">
          <table:table-cell table:number-columns-repeated="2"/>
          <table:table-cell/>
          <table:table-cell table:formula="oooc:=IF([.C1231]=&quot;&quot;;&quot;&quot;;LOWER(LEFT([.C1231];1))&amp;RIGHT([.C1231];LEN([.C1231])-1))">
            <text:p/>
          </table:table-cell>
          <table:table-cell table:number-columns-repeated="249"/>
        </table:table-row>
        <table:table-row table:style-name="ro1">
          <table:table-cell table:number-columns-repeated="2"/>
          <table:table-cell/>
          <table:table-cell table:formula="oooc:=IF([.C1232]=&quot;&quot;;&quot;&quot;;LOWER(LEFT([.C1232];1))&amp;RIGHT([.C1232];LEN([.C1232])-1))">
            <text:p/>
          </table:table-cell>
          <table:table-cell table:number-columns-repeated="249"/>
        </table:table-row>
        <table:table-row table:style-name="ro1">
          <table:table-cell table:number-columns-repeated="2"/>
          <table:table-cell/>
          <table:table-cell table:formula="oooc:=IF([.C1233]=&quot;&quot;;&quot;&quot;;LOWER(LEFT([.C1233];1))&amp;RIGHT([.C1233];LEN([.C1233])-1))">
            <text:p/>
          </table:table-cell>
          <table:table-cell table:number-columns-repeated="249"/>
        </table:table-row>
        <table:table-row table:style-name="ro1">
          <table:table-cell table:number-columns-repeated="2"/>
          <table:table-cell/>
          <table:table-cell table:formula="oooc:=IF([.C1234]=&quot;&quot;;&quot;&quot;;LOWER(LEFT([.C1234];1))&amp;RIGHT([.C1234];LEN([.C1234])-1))">
            <text:p/>
          </table:table-cell>
          <table:table-cell table:number-columns-repeated="249"/>
        </table:table-row>
        <table:table-row table:style-name="ro1">
          <table:table-cell table:number-columns-repeated="2"/>
          <table:table-cell/>
          <table:table-cell table:formula="oooc:=IF([.C1235]=&quot;&quot;;&quot;&quot;;LOWER(LEFT([.C1235];1))&amp;RIGHT([.C1235];LEN([.C1235])-1))">
            <text:p/>
          </table:table-cell>
          <table:table-cell table:number-columns-repeated="249"/>
        </table:table-row>
        <table:table-row table:style-name="ro1">
          <table:table-cell table:number-columns-repeated="2"/>
          <table:table-cell/>
          <table:table-cell table:formula="oooc:=IF([.C1236]=&quot;&quot;;&quot;&quot;;LOWER(LEFT([.C1236];1))&amp;RIGHT([.C1236];LEN([.C1236])-1))">
            <text:p/>
          </table:table-cell>
          <table:table-cell table:number-columns-repeated="249"/>
        </table:table-row>
        <table:table-row table:style-name="ro1">
          <table:table-cell table:number-columns-repeated="2"/>
          <table:table-cell/>
          <table:table-cell table:formula="oooc:=IF([.C1237]=&quot;&quot;;&quot;&quot;;LOWER(LEFT([.C1237];1))&amp;RIGHT([.C1237];LEN([.C1237])-1))">
            <text:p/>
          </table:table-cell>
          <table:table-cell table:number-columns-repeated="249"/>
        </table:table-row>
        <table:table-row table:style-name="ro1">
          <table:table-cell table:number-columns-repeated="2"/>
          <table:table-cell/>
          <table:table-cell table:formula="oooc:=IF([.C1238]=&quot;&quot;;&quot;&quot;;LOWER(LEFT([.C1238];1))&amp;RIGHT([.C1238];LEN([.C1238])-1))">
            <text:p/>
          </table:table-cell>
          <table:table-cell table:number-columns-repeated="249"/>
        </table:table-row>
        <table:table-row table:style-name="ro1">
          <table:table-cell table:number-columns-repeated="2"/>
          <table:table-cell/>
          <table:table-cell table:formula="oooc:=IF([.C1239]=&quot;&quot;;&quot;&quot;;LOWER(LEFT([.C1239];1))&amp;RIGHT([.C1239];LEN([.C1239])-1))">
            <text:p/>
          </table:table-cell>
          <table:table-cell table:number-columns-repeated="249"/>
        </table:table-row>
        <table:table-row table:style-name="ro1">
          <table:table-cell table:number-columns-repeated="2"/>
          <table:table-cell/>
          <table:table-cell table:formula="oooc:=IF([.C1240]=&quot;&quot;;&quot;&quot;;LOWER(LEFT([.C1240];1))&amp;RIGHT([.C1240];LEN([.C1240])-1))">
            <text:p/>
          </table:table-cell>
          <table:table-cell table:number-columns-repeated="249"/>
        </table:table-row>
        <table:table-row table:style-name="ro1">
          <table:table-cell table:number-columns-repeated="2"/>
          <table:table-cell/>
          <table:table-cell table:formula="oooc:=IF([.C1241]=&quot;&quot;;&quot;&quot;;LOWER(LEFT([.C1241];1))&amp;RIGHT([.C1241];LEN([.C1241])-1))">
            <text:p/>
          </table:table-cell>
          <table:table-cell table:number-columns-repeated="249"/>
        </table:table-row>
        <table:table-row table:style-name="ro1">
          <table:table-cell table:number-columns-repeated="2"/>
          <table:table-cell/>
          <table:table-cell table:formula="oooc:=IF([.C1242]=&quot;&quot;;&quot;&quot;;LOWER(LEFT([.C1242];1))&amp;RIGHT([.C1242];LEN([.C1242])-1))">
            <text:p/>
          </table:table-cell>
          <table:table-cell table:number-columns-repeated="249"/>
        </table:table-row>
        <table:table-row table:style-name="ro1">
          <table:table-cell table:number-columns-repeated="2"/>
          <table:table-cell/>
          <table:table-cell table:formula="oooc:=IF([.C1243]=&quot;&quot;;&quot;&quot;;LOWER(LEFT([.C1243];1))&amp;RIGHT([.C1243];LEN([.C1243])-1))">
            <text:p/>
          </table:table-cell>
          <table:table-cell table:number-columns-repeated="249"/>
        </table:table-row>
        <table:table-row table:style-name="ro1">
          <table:table-cell table:number-columns-repeated="2"/>
          <table:table-cell/>
          <table:table-cell table:formula="oooc:=IF([.C1244]=&quot;&quot;;&quot;&quot;;LOWER(LEFT([.C1244];1))&amp;RIGHT([.C1244];LEN([.C1244])-1))">
            <text:p/>
          </table:table-cell>
          <table:table-cell table:number-columns-repeated="249"/>
        </table:table-row>
        <table:table-row table:style-name="ro1">
          <table:table-cell table:number-columns-repeated="2"/>
          <table:table-cell/>
          <table:table-cell table:formula="oooc:=IF([.C1245]=&quot;&quot;;&quot;&quot;;LOWER(LEFT([.C1245];1))&amp;RIGHT([.C1245];LEN([.C1245])-1))">
            <text:p/>
          </table:table-cell>
          <table:table-cell table:number-columns-repeated="249"/>
        </table:table-row>
        <table:table-row table:style-name="ro1">
          <table:table-cell table:number-columns-repeated="2"/>
          <table:table-cell/>
          <table:table-cell table:formula="oooc:=IF([.C1246]=&quot;&quot;;&quot;&quot;;LOWER(LEFT([.C1246];1))&amp;RIGHT([.C1246];LEN([.C1246])-1))">
            <text:p/>
          </table:table-cell>
          <table:table-cell table:number-columns-repeated="249"/>
        </table:table-row>
        <table:table-row table:style-name="ro1">
          <table:table-cell table:number-columns-repeated="2"/>
          <table:table-cell/>
          <table:table-cell table:formula="oooc:=IF([.C1247]=&quot;&quot;;&quot;&quot;;LOWER(LEFT([.C1247];1))&amp;RIGHT([.C1247];LEN([.C1247])-1))">
            <text:p/>
          </table:table-cell>
          <table:table-cell table:number-columns-repeated="249"/>
        </table:table-row>
        <table:table-row table:style-name="ro1">
          <table:table-cell table:number-columns-repeated="2"/>
          <table:table-cell/>
          <table:table-cell table:formula="oooc:=IF([.C1248]=&quot;&quot;;&quot;&quot;;LOWER(LEFT([.C1248];1))&amp;RIGHT([.C1248];LEN([.C1248])-1))">
            <text:p/>
          </table:table-cell>
          <table:table-cell table:number-columns-repeated="249"/>
        </table:table-row>
        <table:table-row table:style-name="ro1">
          <table:table-cell table:number-columns-repeated="2"/>
          <table:table-cell/>
          <table:table-cell table:formula="oooc:=IF([.C1249]=&quot;&quot;;&quot;&quot;;LOWER(LEFT([.C1249];1))&amp;RIGHT([.C1249];LEN([.C1249])-1))">
            <text:p/>
          </table:table-cell>
          <table:table-cell table:number-columns-repeated="249"/>
        </table:table-row>
        <table:table-row table:style-name="ro1">
          <table:table-cell table:number-columns-repeated="2"/>
          <table:table-cell/>
          <table:table-cell table:formula="oooc:=IF([.C1250]=&quot;&quot;;&quot;&quot;;LOWER(LEFT([.C1250];1))&amp;RIGHT([.C1250];LEN([.C1250])-1))">
            <text:p/>
          </table:table-cell>
          <table:table-cell table:number-columns-repeated="249"/>
        </table:table-row>
        <table:table-row table:style-name="ro1">
          <table:table-cell table:number-columns-repeated="2"/>
          <table:table-cell/>
          <table:table-cell table:formula="oooc:=IF([.C1251]=&quot;&quot;;&quot;&quot;;LOWER(LEFT([.C1251];1))&amp;RIGHT([.C1251];LEN([.C1251])-1))">
            <text:p/>
          </table:table-cell>
          <table:table-cell table:number-columns-repeated="249"/>
        </table:table-row>
        <table:table-row table:style-name="ro1">
          <table:table-cell table:number-columns-repeated="2"/>
          <table:table-cell/>
          <table:table-cell table:formula="oooc:=IF([.C1252]=&quot;&quot;;&quot;&quot;;LOWER(LEFT([.C1252];1))&amp;RIGHT([.C1252];LEN([.C1252])-1))">
            <text:p/>
          </table:table-cell>
          <table:table-cell table:number-columns-repeated="249"/>
        </table:table-row>
        <table:table-row table:style-name="ro1">
          <table:table-cell table:number-columns-repeated="2"/>
          <table:table-cell/>
          <table:table-cell table:formula="oooc:=IF([.C1253]=&quot;&quot;;&quot;&quot;;LOWER(LEFT([.C1253];1))&amp;RIGHT([.C1253];LEN([.C1253])-1))">
            <text:p/>
          </table:table-cell>
          <table:table-cell table:number-columns-repeated="249"/>
        </table:table-row>
        <table:table-row table:style-name="ro1">
          <table:table-cell table:number-columns-repeated="2"/>
          <table:table-cell/>
          <table:table-cell table:formula="oooc:=IF([.C1254]=&quot;&quot;;&quot;&quot;;LOWER(LEFT([.C1254];1))&amp;RIGHT([.C1254];LEN([.C1254])-1))">
            <text:p/>
          </table:table-cell>
          <table:table-cell table:number-columns-repeated="249"/>
        </table:table-row>
        <table:table-row table:style-name="ro1">
          <table:table-cell table:number-columns-repeated="2"/>
          <table:table-cell/>
          <table:table-cell table:formula="oooc:=IF([.C1255]=&quot;&quot;;&quot;&quot;;LOWER(LEFT([.C1255];1))&amp;RIGHT([.C1255];LEN([.C1255])-1))">
            <text:p/>
          </table:table-cell>
          <table:table-cell table:number-columns-repeated="249"/>
        </table:table-row>
        <table:table-row table:style-name="ro1">
          <table:table-cell table:number-columns-repeated="2"/>
          <table:table-cell/>
          <table:table-cell table:formula="oooc:=IF([.C1256]=&quot;&quot;;&quot;&quot;;LOWER(LEFT([.C1256];1))&amp;RIGHT([.C1256];LEN([.C1256])-1))">
            <text:p/>
          </table:table-cell>
          <table:table-cell table:number-columns-repeated="249"/>
        </table:table-row>
        <table:table-row table:style-name="ro1">
          <table:table-cell table:number-columns-repeated="2"/>
          <table:table-cell/>
          <table:table-cell table:formula="oooc:=IF([.C1257]=&quot;&quot;;&quot;&quot;;LOWER(LEFT([.C1257];1))&amp;RIGHT([.C1257];LEN([.C1257])-1))">
            <text:p/>
          </table:table-cell>
          <table:table-cell table:number-columns-repeated="249"/>
        </table:table-row>
        <table:table-row table:style-name="ro1">
          <table:table-cell table:number-columns-repeated="2"/>
          <table:table-cell/>
          <table:table-cell table:formula="oooc:=IF([.C1258]=&quot;&quot;;&quot;&quot;;LOWER(LEFT([.C1258];1))&amp;RIGHT([.C1258];LEN([.C1258])-1))">
            <text:p/>
          </table:table-cell>
          <table:table-cell table:number-columns-repeated="249"/>
        </table:table-row>
        <table:table-row table:style-name="ro1">
          <table:table-cell table:number-columns-repeated="2"/>
          <table:table-cell/>
          <table:table-cell table:formula="oooc:=IF([.C1259]=&quot;&quot;;&quot;&quot;;LOWER(LEFT([.C1259];1))&amp;RIGHT([.C1259];LEN([.C1259])-1))">
            <text:p/>
          </table:table-cell>
          <table:table-cell table:number-columns-repeated="249"/>
        </table:table-row>
        <table:table-row table:style-name="ro1">
          <table:table-cell table:number-columns-repeated="2"/>
          <table:table-cell/>
          <table:table-cell table:formula="oooc:=IF([.C1260]=&quot;&quot;;&quot;&quot;;LOWER(LEFT([.C1260];1))&amp;RIGHT([.C1260];LEN([.C1260])-1))">
            <text:p/>
          </table:table-cell>
          <table:table-cell table:number-columns-repeated="249"/>
        </table:table-row>
        <table:table-row table:style-name="ro1">
          <table:table-cell table:number-columns-repeated="2"/>
          <table:table-cell/>
          <table:table-cell table:formula="oooc:=IF([.C1261]=&quot;&quot;;&quot;&quot;;LOWER(LEFT([.C1261];1))&amp;RIGHT([.C1261];LEN([.C1261])-1))">
            <text:p/>
          </table:table-cell>
          <table:table-cell table:number-columns-repeated="249"/>
        </table:table-row>
        <table:table-row table:style-name="ro1">
          <table:table-cell table:number-columns-repeated="2"/>
          <table:table-cell/>
          <table:table-cell table:formula="oooc:=IF([.C1262]=&quot;&quot;;&quot;&quot;;LOWER(LEFT([.C1262];1))&amp;RIGHT([.C1262];LEN([.C1262])-1))">
            <text:p/>
          </table:table-cell>
          <table:table-cell table:number-columns-repeated="249"/>
        </table:table-row>
        <table:table-row table:style-name="ro1">
          <table:table-cell table:number-columns-repeated="2"/>
          <table:table-cell/>
          <table:table-cell table:formula="oooc:=IF([.C1263]=&quot;&quot;;&quot;&quot;;LOWER(LEFT([.C1263];1))&amp;RIGHT([.C1263];LEN([.C1263])-1))">
            <text:p/>
          </table:table-cell>
          <table:table-cell table:number-columns-repeated="249"/>
        </table:table-row>
        <table:table-row table:style-name="ro1">
          <table:table-cell table:number-columns-repeated="2"/>
          <table:table-cell/>
          <table:table-cell table:formula="oooc:=IF([.C1264]=&quot;&quot;;&quot;&quot;;LOWER(LEFT([.C1264];1))&amp;RIGHT([.C1264];LEN([.C1264])-1))">
            <text:p/>
          </table:table-cell>
          <table:table-cell table:number-columns-repeated="249"/>
        </table:table-row>
        <table:table-row table:style-name="ro1">
          <table:table-cell table:number-columns-repeated="2"/>
          <table:table-cell/>
          <table:table-cell table:formula="oooc:=IF([.C1265]=&quot;&quot;;&quot;&quot;;LOWER(LEFT([.C1265];1))&amp;RIGHT([.C1265];LEN([.C1265])-1))">
            <text:p/>
          </table:table-cell>
          <table:table-cell table:number-columns-repeated="249"/>
        </table:table-row>
        <table:table-row table:style-name="ro1">
          <table:table-cell table:number-columns-repeated="2"/>
          <table:table-cell/>
          <table:table-cell table:formula="oooc:=IF([.C1266]=&quot;&quot;;&quot;&quot;;LOWER(LEFT([.C1266];1))&amp;RIGHT([.C1266];LEN([.C1266])-1))">
            <text:p/>
          </table:table-cell>
          <table:table-cell table:number-columns-repeated="249"/>
        </table:table-row>
        <table:table-row table:style-name="ro1">
          <table:table-cell table:number-columns-repeated="2"/>
          <table:table-cell/>
          <table:table-cell table:formula="oooc:=IF([.C1267]=&quot;&quot;;&quot;&quot;;LOWER(LEFT([.C1267];1))&amp;RIGHT([.C1267];LEN([.C1267])-1))">
            <text:p/>
          </table:table-cell>
          <table:table-cell table:number-columns-repeated="249"/>
        </table:table-row>
        <table:table-row table:style-name="ro1">
          <table:table-cell table:number-columns-repeated="2"/>
          <table:table-cell/>
          <table:table-cell table:formula="oooc:=IF([.C1268]=&quot;&quot;;&quot;&quot;;LOWER(LEFT([.C1268];1))&amp;RIGHT([.C1268];LEN([.C1268])-1))">
            <text:p/>
          </table:table-cell>
          <table:table-cell table:number-columns-repeated="249"/>
        </table:table-row>
        <table:table-row table:style-name="ro1">
          <table:table-cell table:number-columns-repeated="2"/>
          <table:table-cell/>
          <table:table-cell table:formula="oooc:=IF([.C1269]=&quot;&quot;;&quot;&quot;;LOWER(LEFT([.C1269];1))&amp;RIGHT([.C1269];LEN([.C1269])-1))">
            <text:p/>
          </table:table-cell>
          <table:table-cell table:number-columns-repeated="249"/>
        </table:table-row>
        <table:table-row table:style-name="ro1">
          <table:table-cell table:number-columns-repeated="2"/>
          <table:table-cell/>
          <table:table-cell table:formula="oooc:=IF([.C1270]=&quot;&quot;;&quot;&quot;;LOWER(LEFT([.C1270];1))&amp;RIGHT([.C1270];LEN([.C1270])-1))">
            <text:p/>
          </table:table-cell>
          <table:table-cell table:number-columns-repeated="249"/>
        </table:table-row>
        <table:table-row table:style-name="ro1">
          <table:table-cell table:number-columns-repeated="2"/>
          <table:table-cell/>
          <table:table-cell table:formula="oooc:=IF([.C1271]=&quot;&quot;;&quot;&quot;;LOWER(LEFT([.C1271];1))&amp;RIGHT([.C1271];LEN([.C1271])-1))">
            <text:p/>
          </table:table-cell>
          <table:table-cell table:number-columns-repeated="249"/>
        </table:table-row>
        <table:table-row table:style-name="ro1">
          <table:table-cell table:number-columns-repeated="2"/>
          <table:table-cell/>
          <table:table-cell table:formula="oooc:=IF([.C1272]=&quot;&quot;;&quot;&quot;;LOWER(LEFT([.C1272];1))&amp;RIGHT([.C1272];LEN([.C1272])-1))">
            <text:p/>
          </table:table-cell>
          <table:table-cell table:number-columns-repeated="249"/>
        </table:table-row>
        <table:table-row table:style-name="ro1">
          <table:table-cell table:number-columns-repeated="2"/>
          <table:table-cell/>
          <table:table-cell table:formula="oooc:=IF([.C1273]=&quot;&quot;;&quot;&quot;;LOWER(LEFT([.C1273];1))&amp;RIGHT([.C1273];LEN([.C1273])-1))">
            <text:p/>
          </table:table-cell>
          <table:table-cell table:number-columns-repeated="249"/>
        </table:table-row>
        <table:table-row table:style-name="ro1">
          <table:table-cell table:number-columns-repeated="2"/>
          <table:table-cell/>
          <table:table-cell table:formula="oooc:=IF([.C1274]=&quot;&quot;;&quot;&quot;;LOWER(LEFT([.C1274];1))&amp;RIGHT([.C1274];LEN([.C1274])-1))">
            <text:p/>
          </table:table-cell>
          <table:table-cell table:number-columns-repeated="249"/>
        </table:table-row>
        <table:table-row table:style-name="ro1">
          <table:table-cell table:number-columns-repeated="2"/>
          <table:table-cell/>
          <table:table-cell table:formula="oooc:=IF([.C1275]=&quot;&quot;;&quot;&quot;;LOWER(LEFT([.C1275];1))&amp;RIGHT([.C1275];LEN([.C1275])-1))">
            <text:p/>
          </table:table-cell>
          <table:table-cell table:number-columns-repeated="249"/>
        </table:table-row>
        <table:table-row table:style-name="ro1">
          <table:table-cell table:number-columns-repeated="2"/>
          <table:table-cell/>
          <table:table-cell table:formula="oooc:=IF([.C1276]=&quot;&quot;;&quot;&quot;;LOWER(LEFT([.C1276];1))&amp;RIGHT([.C1276];LEN([.C1276])-1))">
            <text:p/>
          </table:table-cell>
          <table:table-cell table:number-columns-repeated="249"/>
        </table:table-row>
        <table:table-row table:style-name="ro1">
          <table:table-cell table:number-columns-repeated="2"/>
          <table:table-cell/>
          <table:table-cell table:formula="oooc:=IF([.C1277]=&quot;&quot;;&quot;&quot;;LOWER(LEFT([.C1277];1))&amp;RIGHT([.C1277];LEN([.C1277])-1))">
            <text:p/>
          </table:table-cell>
          <table:table-cell table:number-columns-repeated="249"/>
        </table:table-row>
        <table:table-row table:style-name="ro1">
          <table:table-cell table:number-columns-repeated="2"/>
          <table:table-cell/>
          <table:table-cell table:formula="oooc:=IF([.C1278]=&quot;&quot;;&quot;&quot;;LOWER(LEFT([.C1278];1))&amp;RIGHT([.C1278];LEN([.C1278])-1))">
            <text:p/>
          </table:table-cell>
          <table:table-cell table:number-columns-repeated="249"/>
        </table:table-row>
        <table:table-row table:style-name="ro1">
          <table:table-cell table:number-columns-repeated="2"/>
          <table:table-cell/>
          <table:table-cell table:formula="oooc:=IF([.C1279]=&quot;&quot;;&quot;&quot;;LOWER(LEFT([.C1279];1))&amp;RIGHT([.C1279];LEN([.C1279])-1))">
            <text:p/>
          </table:table-cell>
          <table:table-cell table:number-columns-repeated="249"/>
        </table:table-row>
        <table:table-row table:style-name="ro1">
          <table:table-cell table:number-columns-repeated="2"/>
          <table:table-cell/>
          <table:table-cell table:formula="oooc:=IF([.C1280]=&quot;&quot;;&quot;&quot;;LOWER(LEFT([.C1280];1))&amp;RIGHT([.C1280];LEN([.C1280])-1))">
            <text:p/>
          </table:table-cell>
          <table:table-cell table:number-columns-repeated="249"/>
        </table:table-row>
        <table:table-row table:style-name="ro1">
          <table:table-cell table:number-columns-repeated="2"/>
          <table:table-cell/>
          <table:table-cell table:formula="oooc:=IF([.C1281]=&quot;&quot;;&quot;&quot;;LOWER(LEFT([.C1281];1))&amp;RIGHT([.C1281];LEN([.C1281])-1))">
            <text:p/>
          </table:table-cell>
          <table:table-cell table:number-columns-repeated="249"/>
        </table:table-row>
        <table:table-row table:style-name="ro1">
          <table:table-cell table:number-columns-repeated="2"/>
          <table:table-cell/>
          <table:table-cell table:formula="oooc:=IF([.C1282]=&quot;&quot;;&quot;&quot;;LOWER(LEFT([.C1282];1))&amp;RIGHT([.C1282];LEN([.C1282])-1))">
            <text:p/>
          </table:table-cell>
          <table:table-cell table:number-columns-repeated="249"/>
        </table:table-row>
        <table:table-row table:style-name="ro1">
          <table:table-cell table:number-columns-repeated="2"/>
          <table:table-cell/>
          <table:table-cell table:formula="oooc:=IF([.C1283]=&quot;&quot;;&quot;&quot;;LOWER(LEFT([.C1283];1))&amp;RIGHT([.C1283];LEN([.C1283])-1))">
            <text:p/>
          </table:table-cell>
          <table:table-cell table:number-columns-repeated="249"/>
        </table:table-row>
        <table:table-row table:style-name="ro1">
          <table:table-cell table:number-columns-repeated="2"/>
          <table:table-cell/>
          <table:table-cell table:formula="oooc:=IF([.C1284]=&quot;&quot;;&quot;&quot;;LOWER(LEFT([.C1284];1))&amp;RIGHT([.C1284];LEN([.C1284])-1))">
            <text:p/>
          </table:table-cell>
          <table:table-cell table:number-columns-repeated="249"/>
        </table:table-row>
        <table:table-row table:style-name="ro1">
          <table:table-cell table:number-columns-repeated="2"/>
          <table:table-cell/>
          <table:table-cell table:formula="oooc:=IF([.C1285]=&quot;&quot;;&quot;&quot;;LOWER(LEFT([.C1285];1))&amp;RIGHT([.C1285];LEN([.C1285])-1))">
            <text:p/>
          </table:table-cell>
          <table:table-cell table:number-columns-repeated="249"/>
        </table:table-row>
        <table:table-row table:style-name="ro1">
          <table:table-cell table:number-columns-repeated="2"/>
          <table:table-cell/>
          <table:table-cell table:formula="oooc:=IF([.C1286]=&quot;&quot;;&quot;&quot;;LOWER(LEFT([.C1286];1))&amp;RIGHT([.C1286];LEN([.C1286])-1))">
            <text:p/>
          </table:table-cell>
          <table:table-cell table:number-columns-repeated="249"/>
        </table:table-row>
        <table:table-row table:style-name="ro1">
          <table:table-cell table:number-columns-repeated="2"/>
          <table:table-cell/>
          <table:table-cell table:formula="oooc:=IF([.C1287]=&quot;&quot;;&quot;&quot;;LOWER(LEFT([.C1287];1))&amp;RIGHT([.C1287];LEN([.C1287])-1))">
            <text:p/>
          </table:table-cell>
          <table:table-cell table:number-columns-repeated="249"/>
        </table:table-row>
        <table:table-row table:style-name="ro1">
          <table:table-cell table:number-columns-repeated="2"/>
          <table:table-cell/>
          <table:table-cell table:formula="oooc:=IF([.C1288]=&quot;&quot;;&quot;&quot;;LOWER(LEFT([.C1288];1))&amp;RIGHT([.C1288];LEN([.C1288])-1))">
            <text:p/>
          </table:table-cell>
          <table:table-cell table:number-columns-repeated="249"/>
        </table:table-row>
        <table:table-row table:style-name="ro1">
          <table:table-cell table:number-columns-repeated="2"/>
          <table:table-cell/>
          <table:table-cell table:formula="oooc:=IF([.C1289]=&quot;&quot;;&quot;&quot;;LOWER(LEFT([.C1289];1))&amp;RIGHT([.C1289];LEN([.C1289])-1))">
            <text:p/>
          </table:table-cell>
          <table:table-cell table:number-columns-repeated="249"/>
        </table:table-row>
        <table:table-row table:style-name="ro1">
          <table:table-cell table:number-columns-repeated="2"/>
          <table:table-cell/>
          <table:table-cell table:formula="oooc:=IF([.C1290]=&quot;&quot;;&quot;&quot;;LOWER(LEFT([.C1290];1))&amp;RIGHT([.C1290];LEN([.C1290])-1))">
            <text:p/>
          </table:table-cell>
          <table:table-cell table:number-columns-repeated="249"/>
        </table:table-row>
        <table:table-row table:style-name="ro1">
          <table:table-cell table:number-columns-repeated="2"/>
          <table:table-cell/>
          <table:table-cell table:formula="oooc:=IF([.C1291]=&quot;&quot;;&quot;&quot;;LOWER(LEFT([.C1291];1))&amp;RIGHT([.C1291];LEN([.C1291])-1))">
            <text:p/>
          </table:table-cell>
          <table:table-cell table:number-columns-repeated="249"/>
        </table:table-row>
        <table:table-row table:style-name="ro1">
          <table:table-cell table:number-columns-repeated="2"/>
          <table:table-cell/>
          <table:table-cell table:formula="oooc:=IF([.C1292]=&quot;&quot;;&quot;&quot;;LOWER(LEFT([.C1292];1))&amp;RIGHT([.C1292];LEN([.C1292])-1))">
            <text:p/>
          </table:table-cell>
          <table:table-cell table:number-columns-repeated="249"/>
        </table:table-row>
        <table:table-row table:style-name="ro1">
          <table:table-cell table:number-columns-repeated="2"/>
          <table:table-cell/>
          <table:table-cell table:formula="oooc:=IF([.C1293]=&quot;&quot;;&quot;&quot;;LOWER(LEFT([.C1293];1))&amp;RIGHT([.C1293];LEN([.C1293])-1))">
            <text:p/>
          </table:table-cell>
          <table:table-cell table:number-columns-repeated="249"/>
        </table:table-row>
        <table:table-row table:style-name="ro1">
          <table:table-cell table:number-columns-repeated="2"/>
          <table:table-cell/>
          <table:table-cell table:formula="oooc:=IF([.C1294]=&quot;&quot;;&quot;&quot;;LOWER(LEFT([.C1294];1))&amp;RIGHT([.C1294];LEN([.C1294])-1))">
            <text:p/>
          </table:table-cell>
          <table:table-cell table:number-columns-repeated="249"/>
        </table:table-row>
        <table:table-row table:style-name="ro1">
          <table:table-cell table:number-columns-repeated="2"/>
          <table:table-cell/>
          <table:table-cell table:formula="oooc:=IF([.C1295]=&quot;&quot;;&quot;&quot;;LOWER(LEFT([.C1295];1))&amp;RIGHT([.C1295];LEN([.C1295])-1))">
            <text:p/>
          </table:table-cell>
          <table:table-cell table:number-columns-repeated="249"/>
        </table:table-row>
        <table:table-row table:style-name="ro1">
          <table:table-cell table:number-columns-repeated="2"/>
          <table:table-cell/>
          <table:table-cell table:formula="oooc:=IF([.C1296]=&quot;&quot;;&quot;&quot;;LOWER(LEFT([.C1296];1))&amp;RIGHT([.C1296];LEN([.C1296])-1))">
            <text:p/>
          </table:table-cell>
          <table:table-cell table:number-columns-repeated="249"/>
        </table:table-row>
        <table:table-row table:style-name="ro1">
          <table:table-cell table:number-columns-repeated="2"/>
          <table:table-cell/>
          <table:table-cell table:formula="oooc:=IF([.C1297]=&quot;&quot;;&quot;&quot;;LOWER(LEFT([.C1297];1))&amp;RIGHT([.C1297];LEN([.C1297])-1))">
            <text:p/>
          </table:table-cell>
          <table:table-cell table:number-columns-repeated="249"/>
        </table:table-row>
        <table:table-row table:style-name="ro1">
          <table:table-cell table:number-columns-repeated="2"/>
          <table:table-cell/>
          <table:table-cell table:formula="oooc:=IF([.C1298]=&quot;&quot;;&quot;&quot;;LOWER(LEFT([.C1298];1))&amp;RIGHT([.C1298];LEN([.C1298])-1))">
            <text:p/>
          </table:table-cell>
          <table:table-cell table:number-columns-repeated="249"/>
        </table:table-row>
        <table:table-row table:style-name="ro1">
          <table:table-cell table:number-columns-repeated="2"/>
          <table:table-cell/>
          <table:table-cell table:formula="oooc:=IF([.C1299]=&quot;&quot;;&quot;&quot;;LOWER(LEFT([.C1299];1))&amp;RIGHT([.C1299];LEN([.C1299])-1))">
            <text:p/>
          </table:table-cell>
          <table:table-cell table:number-columns-repeated="249"/>
        </table:table-row>
        <table:table-row table:style-name="ro1">
          <table:table-cell table:number-columns-repeated="2"/>
          <table:table-cell/>
          <table:table-cell table:formula="oooc:=IF([.C1300]=&quot;&quot;;&quot;&quot;;LOWER(LEFT([.C1300];1))&amp;RIGHT([.C1300];LEN([.C1300])-1))">
            <text:p/>
          </table:table-cell>
          <table:table-cell table:number-columns-repeated="249"/>
        </table:table-row>
        <table:table-row table:style-name="ro1">
          <table:table-cell table:number-columns-repeated="2"/>
          <table:table-cell/>
          <table:table-cell table:formula="oooc:=IF([.C1301]=&quot;&quot;;&quot;&quot;;LOWER(LEFT([.C1301];1))&amp;RIGHT([.C1301];LEN([.C1301])-1))">
            <text:p/>
          </table:table-cell>
          <table:table-cell table:number-columns-repeated="249"/>
        </table:table-row>
        <table:table-row table:style-name="ro1">
          <table:table-cell table:number-columns-repeated="2"/>
          <table:table-cell/>
          <table:table-cell table:formula="oooc:=IF([.C1302]=&quot;&quot;;&quot;&quot;;LOWER(LEFT([.C1302];1))&amp;RIGHT([.C1302];LEN([.C1302])-1))">
            <text:p/>
          </table:table-cell>
          <table:table-cell table:number-columns-repeated="249"/>
        </table:table-row>
        <table:table-row table:style-name="ro1">
          <table:table-cell table:number-columns-repeated="2"/>
          <table:table-cell/>
          <table:table-cell table:formula="oooc:=IF([.C1303]=&quot;&quot;;&quot;&quot;;LOWER(LEFT([.C1303];1))&amp;RIGHT([.C1303];LEN([.C1303])-1))">
            <text:p/>
          </table:table-cell>
          <table:table-cell table:number-columns-repeated="249"/>
        </table:table-row>
        <table:table-row table:style-name="ro1">
          <table:table-cell table:number-columns-repeated="2"/>
          <table:table-cell/>
          <table:table-cell table:formula="oooc:=IF([.C1304]=&quot;&quot;;&quot;&quot;;LOWER(LEFT([.C1304];1))&amp;RIGHT([.C1304];LEN([.C1304])-1))">
            <text:p/>
          </table:table-cell>
          <table:table-cell table:number-columns-repeated="249"/>
        </table:table-row>
        <table:table-row table:style-name="ro1">
          <table:table-cell table:number-columns-repeated="2"/>
          <table:table-cell/>
          <table:table-cell table:formula="oooc:=IF([.C1305]=&quot;&quot;;&quot;&quot;;LOWER(LEFT([.C1305];1))&amp;RIGHT([.C1305];LEN([.C1305])-1))">
            <text:p/>
          </table:table-cell>
          <table:table-cell table:number-columns-repeated="249"/>
        </table:table-row>
        <table:table-row table:style-name="ro1">
          <table:table-cell table:number-columns-repeated="2"/>
          <table:table-cell/>
          <table:table-cell table:formula="oooc:=IF([.C1306]=&quot;&quot;;&quot;&quot;;LOWER(LEFT([.C1306];1))&amp;RIGHT([.C1306];LEN([.C1306])-1))">
            <text:p/>
          </table:table-cell>
          <table:table-cell table:number-columns-repeated="249"/>
        </table:table-row>
        <table:table-row table:style-name="ro1">
          <table:table-cell table:number-columns-repeated="2"/>
          <table:table-cell/>
          <table:table-cell table:formula="oooc:=IF([.C1307]=&quot;&quot;;&quot;&quot;;LOWER(LEFT([.C1307];1))&amp;RIGHT([.C1307];LEN([.C1307])-1))">
            <text:p/>
          </table:table-cell>
          <table:table-cell table:number-columns-repeated="249"/>
        </table:table-row>
        <table:table-row table:style-name="ro1">
          <table:table-cell table:number-columns-repeated="2"/>
          <table:table-cell/>
          <table:table-cell table:formula="oooc:=IF([.C1308]=&quot;&quot;;&quot;&quot;;LOWER(LEFT([.C1308];1))&amp;RIGHT([.C1308];LEN([.C1308])-1))">
            <text:p/>
          </table:table-cell>
          <table:table-cell table:number-columns-repeated="249"/>
        </table:table-row>
        <table:table-row table:style-name="ro1">
          <table:table-cell table:number-columns-repeated="2"/>
          <table:table-cell/>
          <table:table-cell table:formula="oooc:=IF([.C1309]=&quot;&quot;;&quot;&quot;;LOWER(LEFT([.C1309];1))&amp;RIGHT([.C1309];LEN([.C1309])-1))">
            <text:p/>
          </table:table-cell>
          <table:table-cell table:number-columns-repeated="249"/>
        </table:table-row>
        <table:table-row table:style-name="ro1">
          <table:table-cell table:number-columns-repeated="2"/>
          <table:table-cell/>
          <table:table-cell table:formula="oooc:=IF([.C1310]=&quot;&quot;;&quot;&quot;;LOWER(LEFT([.C1310];1))&amp;RIGHT([.C1310];LEN([.C1310])-1))">
            <text:p/>
          </table:table-cell>
          <table:table-cell table:number-columns-repeated="249"/>
        </table:table-row>
        <table:table-row table:style-name="ro1">
          <table:table-cell table:number-columns-repeated="2"/>
          <table:table-cell/>
          <table:table-cell table:formula="oooc:=IF([.C1311]=&quot;&quot;;&quot;&quot;;LOWER(LEFT([.C1311];1))&amp;RIGHT([.C1311];LEN([.C1311])-1))">
            <text:p/>
          </table:table-cell>
          <table:table-cell table:number-columns-repeated="249"/>
        </table:table-row>
        <table:table-row table:style-name="ro1">
          <table:table-cell table:number-columns-repeated="2"/>
          <table:table-cell/>
          <table:table-cell table:formula="oooc:=IF([.C1312]=&quot;&quot;;&quot;&quot;;LOWER(LEFT([.C1312];1))&amp;RIGHT([.C1312];LEN([.C1312])-1))">
            <text:p/>
          </table:table-cell>
          <table:table-cell table:number-columns-repeated="249"/>
        </table:table-row>
        <table:table-row table:style-name="ro1">
          <table:table-cell table:number-columns-repeated="2"/>
          <table:table-cell/>
          <table:table-cell table:formula="oooc:=IF([.C1313]=&quot;&quot;;&quot;&quot;;LOWER(LEFT([.C1313];1))&amp;RIGHT([.C1313];LEN([.C1313])-1))">
            <text:p/>
          </table:table-cell>
          <table:table-cell table:number-columns-repeated="249"/>
        </table:table-row>
        <table:table-row table:style-name="ro1">
          <table:table-cell table:number-columns-repeated="2"/>
          <table:table-cell/>
          <table:table-cell table:formula="oooc:=IF([.C1314]=&quot;&quot;;&quot;&quot;;LOWER(LEFT([.C1314];1))&amp;RIGHT([.C1314];LEN([.C1314])-1))">
            <text:p/>
          </table:table-cell>
          <table:table-cell table:number-columns-repeated="249"/>
        </table:table-row>
        <table:table-row table:style-name="ro1">
          <table:table-cell table:number-columns-repeated="2"/>
          <table:table-cell/>
          <table:table-cell table:formula="oooc:=IF([.C1315]=&quot;&quot;;&quot;&quot;;LOWER(LEFT([.C1315];1))&amp;RIGHT([.C1315];LEN([.C1315])-1))">
            <text:p/>
          </table:table-cell>
          <table:table-cell table:number-columns-repeated="249"/>
        </table:table-row>
        <table:table-row table:style-name="ro1">
          <table:table-cell table:number-columns-repeated="2"/>
          <table:table-cell/>
          <table:table-cell table:formula="oooc:=IF([.C1316]=&quot;&quot;;&quot;&quot;;LOWER(LEFT([.C1316];1))&amp;RIGHT([.C1316];LEN([.C1316])-1))">
            <text:p/>
          </table:table-cell>
          <table:table-cell table:number-columns-repeated="249"/>
        </table:table-row>
        <table:table-row table:style-name="ro1">
          <table:table-cell table:number-columns-repeated="2"/>
          <table:table-cell/>
          <table:table-cell table:formula="oooc:=IF([.C1317]=&quot;&quot;;&quot;&quot;;LOWER(LEFT([.C1317];1))&amp;RIGHT([.C1317];LEN([.C1317])-1))">
            <text:p/>
          </table:table-cell>
          <table:table-cell table:number-columns-repeated="249"/>
        </table:table-row>
        <table:table-row table:style-name="ro1">
          <table:table-cell table:number-columns-repeated="2"/>
          <table:table-cell/>
          <table:table-cell table:formula="oooc:=IF([.C1318]=&quot;&quot;;&quot;&quot;;LOWER(LEFT([.C1318];1))&amp;RIGHT([.C1318];LEN([.C1318])-1))">
            <text:p/>
          </table:table-cell>
          <table:table-cell table:number-columns-repeated="249"/>
        </table:table-row>
        <table:table-row table:style-name="ro1">
          <table:table-cell table:number-columns-repeated="2"/>
          <table:table-cell/>
          <table:table-cell table:formula="oooc:=IF([.C1319]=&quot;&quot;;&quot;&quot;;LOWER(LEFT([.C1319];1))&amp;RIGHT([.C1319];LEN([.C1319])-1))">
            <text:p/>
          </table:table-cell>
          <table:table-cell table:number-columns-repeated="249"/>
        </table:table-row>
        <table:table-row table:style-name="ro1">
          <table:table-cell table:number-columns-repeated="2"/>
          <table:table-cell/>
          <table:table-cell table:formula="oooc:=IF([.C1320]=&quot;&quot;;&quot;&quot;;LOWER(LEFT([.C1320];1))&amp;RIGHT([.C1320];LEN([.C1320])-1))">
            <text:p/>
          </table:table-cell>
          <table:table-cell table:number-columns-repeated="249"/>
        </table:table-row>
        <table:table-row table:style-name="ro1">
          <table:table-cell table:number-columns-repeated="2"/>
          <table:table-cell/>
          <table:table-cell table:formula="oooc:=IF([.C1321]=&quot;&quot;;&quot;&quot;;LOWER(LEFT([.C1321];1))&amp;RIGHT([.C1321];LEN([.C1321])-1))">
            <text:p/>
          </table:table-cell>
          <table:table-cell table:number-columns-repeated="249"/>
        </table:table-row>
        <table:table-row table:style-name="ro1">
          <table:table-cell table:number-columns-repeated="2"/>
          <table:table-cell/>
          <table:table-cell table:formula="oooc:=IF([.C1322]=&quot;&quot;;&quot;&quot;;LOWER(LEFT([.C1322];1))&amp;RIGHT([.C1322];LEN([.C1322])-1))">
            <text:p/>
          </table:table-cell>
          <table:table-cell table:number-columns-repeated="249"/>
        </table:table-row>
        <table:table-row table:style-name="ro1">
          <table:table-cell table:number-columns-repeated="2"/>
          <table:table-cell/>
          <table:table-cell table:formula="oooc:=IF([.C1323]=&quot;&quot;;&quot;&quot;;LOWER(LEFT([.C1323];1))&amp;RIGHT([.C1323];LEN([.C1323])-1))">
            <text:p/>
          </table:table-cell>
          <table:table-cell table:number-columns-repeated="249"/>
        </table:table-row>
        <table:table-row table:style-name="ro1">
          <table:table-cell table:number-columns-repeated="2"/>
          <table:table-cell/>
          <table:table-cell table:formula="oooc:=IF([.C1324]=&quot;&quot;;&quot;&quot;;LOWER(LEFT([.C1324];1))&amp;RIGHT([.C1324];LEN([.C1324])-1))">
            <text:p/>
          </table:table-cell>
          <table:table-cell table:number-columns-repeated="249"/>
        </table:table-row>
        <table:table-row table:style-name="ro1">
          <table:table-cell table:number-columns-repeated="2"/>
          <table:table-cell/>
          <table:table-cell table:formula="oooc:=IF([.C1325]=&quot;&quot;;&quot;&quot;;LOWER(LEFT([.C1325];1))&amp;RIGHT([.C1325];LEN([.C1325])-1))">
            <text:p/>
          </table:table-cell>
          <table:table-cell table:number-columns-repeated="249"/>
        </table:table-row>
        <table:table-row table:style-name="ro1">
          <table:table-cell table:number-columns-repeated="2"/>
          <table:table-cell/>
          <table:table-cell table:formula="oooc:=IF([.C1326]=&quot;&quot;;&quot;&quot;;LOWER(LEFT([.C1326];1))&amp;RIGHT([.C1326];LEN([.C1326])-1))">
            <text:p/>
          </table:table-cell>
          <table:table-cell table:number-columns-repeated="249"/>
        </table:table-row>
        <table:table-row table:style-name="ro1">
          <table:table-cell table:number-columns-repeated="2"/>
          <table:table-cell/>
          <table:table-cell table:formula="oooc:=IF([.C1327]=&quot;&quot;;&quot;&quot;;LOWER(LEFT([.C1327];1))&amp;RIGHT([.C1327];LEN([.C1327])-1))">
            <text:p/>
          </table:table-cell>
          <table:table-cell table:number-columns-repeated="249"/>
        </table:table-row>
        <table:table-row table:style-name="ro1">
          <table:table-cell table:number-columns-repeated="2"/>
          <table:table-cell/>
          <table:table-cell table:formula="oooc:=IF([.C1328]=&quot;&quot;;&quot;&quot;;LOWER(LEFT([.C1328];1))&amp;RIGHT([.C1328];LEN([.C1328])-1))">
            <text:p/>
          </table:table-cell>
          <table:table-cell table:number-columns-repeated="249"/>
        </table:table-row>
        <table:table-row table:style-name="ro1">
          <table:table-cell table:number-columns-repeated="2"/>
          <table:table-cell/>
          <table:table-cell table:formula="oooc:=IF([.C1329]=&quot;&quot;;&quot;&quot;;LOWER(LEFT([.C1329];1))&amp;RIGHT([.C1329];LEN([.C1329])-1))">
            <text:p/>
          </table:table-cell>
          <table:table-cell table:number-columns-repeated="249"/>
        </table:table-row>
        <table:table-row table:style-name="ro1">
          <table:table-cell table:number-columns-repeated="2"/>
          <table:table-cell/>
          <table:table-cell table:formula="oooc:=IF([.C1330]=&quot;&quot;;&quot;&quot;;LOWER(LEFT([.C1330];1))&amp;RIGHT([.C1330];LEN([.C1330])-1))">
            <text:p/>
          </table:table-cell>
          <table:table-cell table:number-columns-repeated="249"/>
        </table:table-row>
        <table:table-row table:style-name="ro1">
          <table:table-cell table:number-columns-repeated="2"/>
          <table:table-cell/>
          <table:table-cell table:formula="oooc:=IF([.C1331]=&quot;&quot;;&quot;&quot;;LOWER(LEFT([.C1331];1))&amp;RIGHT([.C1331];LEN([.C1331])-1))">
            <text:p/>
          </table:table-cell>
          <table:table-cell table:number-columns-repeated="249"/>
        </table:table-row>
        <table:table-row table:style-name="ro1">
          <table:table-cell table:number-columns-repeated="2"/>
          <table:table-cell/>
          <table:table-cell table:formula="oooc:=IF([.C1332]=&quot;&quot;;&quot;&quot;;LOWER(LEFT([.C1332];1))&amp;RIGHT([.C1332];LEN([.C1332])-1))">
            <text:p/>
          </table:table-cell>
          <table:table-cell table:number-columns-repeated="249"/>
        </table:table-row>
        <table:table-row table:style-name="ro1">
          <table:table-cell table:number-columns-repeated="2"/>
          <table:table-cell/>
          <table:table-cell table:formula="oooc:=IF([.C1333]=&quot;&quot;;&quot;&quot;;LOWER(LEFT([.C1333];1))&amp;RIGHT([.C1333];LEN([.C1333])-1))">
            <text:p/>
          </table:table-cell>
          <table:table-cell table:number-columns-repeated="249"/>
        </table:table-row>
        <table:table-row table:style-name="ro1">
          <table:table-cell table:number-columns-repeated="2"/>
          <table:table-cell/>
          <table:table-cell table:formula="oooc:=IF([.C1334]=&quot;&quot;;&quot;&quot;;LOWER(LEFT([.C1334];1))&amp;RIGHT([.C1334];LEN([.C1334])-1))">
            <text:p/>
          </table:table-cell>
          <table:table-cell table:number-columns-repeated="249"/>
        </table:table-row>
        <table:table-row table:style-name="ro1">
          <table:table-cell table:number-columns-repeated="2"/>
          <table:table-cell/>
          <table:table-cell table:formula="oooc:=IF([.C1335]=&quot;&quot;;&quot;&quot;;LOWER(LEFT([.C1335];1))&amp;RIGHT([.C1335];LEN([.C1335])-1))">
            <text:p/>
          </table:table-cell>
          <table:table-cell table:number-columns-repeated="249"/>
        </table:table-row>
        <table:table-row table:style-name="ro1">
          <table:table-cell table:number-columns-repeated="2"/>
          <table:table-cell/>
          <table:table-cell table:formula="oooc:=IF([.C1336]=&quot;&quot;;&quot;&quot;;LOWER(LEFT([.C1336];1))&amp;RIGHT([.C1336];LEN([.C1336])-1))">
            <text:p/>
          </table:table-cell>
          <table:table-cell table:number-columns-repeated="249"/>
        </table:table-row>
        <table:table-row table:style-name="ro1">
          <table:table-cell table:number-columns-repeated="2"/>
          <table:table-cell/>
          <table:table-cell table:formula="oooc:=IF([.C1337]=&quot;&quot;;&quot;&quot;;LOWER(LEFT([.C1337];1))&amp;RIGHT([.C1337];LEN([.C1337])-1))">
            <text:p/>
          </table:table-cell>
          <table:table-cell table:number-columns-repeated="249"/>
        </table:table-row>
        <table:table-row table:style-name="ro1">
          <table:table-cell table:number-columns-repeated="2"/>
          <table:table-cell/>
          <table:table-cell table:formula="oooc:=IF([.C1338]=&quot;&quot;;&quot;&quot;;LOWER(LEFT([.C1338];1))&amp;RIGHT([.C1338];LEN([.C1338])-1))">
            <text:p/>
          </table:table-cell>
          <table:table-cell table:number-columns-repeated="249"/>
        </table:table-row>
        <table:table-row table:style-name="ro1">
          <table:table-cell table:number-columns-repeated="2"/>
          <table:table-cell/>
          <table:table-cell table:formula="oooc:=IF([.C1339]=&quot;&quot;;&quot;&quot;;LOWER(LEFT([.C1339];1))&amp;RIGHT([.C1339];LEN([.C1339])-1))">
            <text:p/>
          </table:table-cell>
          <table:table-cell table:number-columns-repeated="249"/>
        </table:table-row>
        <table:table-row table:style-name="ro1">
          <table:table-cell table:number-columns-repeated="2"/>
          <table:table-cell/>
          <table:table-cell table:formula="oooc:=IF([.C1340]=&quot;&quot;;&quot;&quot;;LOWER(LEFT([.C1340];1))&amp;RIGHT([.C1340];LEN([.C1340])-1))">
            <text:p/>
          </table:table-cell>
          <table:table-cell table:number-columns-repeated="249"/>
        </table:table-row>
        <table:table-row table:style-name="ro1">
          <table:table-cell table:number-columns-repeated="2"/>
          <table:table-cell/>
          <table:table-cell table:formula="oooc:=IF([.C1341]=&quot;&quot;;&quot;&quot;;LOWER(LEFT([.C1341];1))&amp;RIGHT([.C1341];LEN([.C1341])-1))">
            <text:p/>
          </table:table-cell>
          <table:table-cell table:number-columns-repeated="249"/>
        </table:table-row>
        <table:table-row table:style-name="ro1">
          <table:table-cell table:number-columns-repeated="2"/>
          <table:table-cell/>
          <table:table-cell table:formula="oooc:=IF([.C1342]=&quot;&quot;;&quot;&quot;;LOWER(LEFT([.C1342];1))&amp;RIGHT([.C1342];LEN([.C1342])-1))">
            <text:p/>
          </table:table-cell>
          <table:table-cell table:number-columns-repeated="249"/>
        </table:table-row>
        <table:table-row table:style-name="ro1">
          <table:table-cell table:number-columns-repeated="2"/>
          <table:table-cell/>
          <table:table-cell table:formula="oooc:=IF([.C1343]=&quot;&quot;;&quot;&quot;;LOWER(LEFT([.C1343];1))&amp;RIGHT([.C1343];LEN([.C1343])-1))">
            <text:p/>
          </table:table-cell>
          <table:table-cell table:number-columns-repeated="249"/>
        </table:table-row>
        <table:table-row table:style-name="ro1">
          <table:table-cell table:number-columns-repeated="2"/>
          <table:table-cell/>
          <table:table-cell table:formula="oooc:=IF([.C1344]=&quot;&quot;;&quot;&quot;;LOWER(LEFT([.C1344];1))&amp;RIGHT([.C1344];LEN([.C1344])-1))">
            <text:p/>
          </table:table-cell>
          <table:table-cell table:number-columns-repeated="249"/>
        </table:table-row>
        <table:table-row table:style-name="ro1">
          <table:table-cell table:number-columns-repeated="2"/>
          <table:table-cell/>
          <table:table-cell table:formula="oooc:=IF([.C1345]=&quot;&quot;;&quot;&quot;;LOWER(LEFT([.C1345];1))&amp;RIGHT([.C1345];LEN([.C1345])-1))">
            <text:p/>
          </table:table-cell>
          <table:table-cell table:number-columns-repeated="249"/>
        </table:table-row>
        <table:table-row table:style-name="ro1">
          <table:table-cell table:number-columns-repeated="2"/>
          <table:table-cell/>
          <table:table-cell table:formula="oooc:=IF([.C1346]=&quot;&quot;;&quot;&quot;;LOWER(LEFT([.C1346];1))&amp;RIGHT([.C1346];LEN([.C1346])-1))">
            <text:p/>
          </table:table-cell>
          <table:table-cell table:number-columns-repeated="249"/>
        </table:table-row>
        <table:table-row table:style-name="ro1">
          <table:table-cell table:number-columns-repeated="2"/>
          <table:table-cell/>
          <table:table-cell table:formula="oooc:=IF([.C1347]=&quot;&quot;;&quot;&quot;;LOWER(LEFT([.C1347];1))&amp;RIGHT([.C1347];LEN([.C1347])-1))">
            <text:p/>
          </table:table-cell>
          <table:table-cell table:number-columns-repeated="249"/>
        </table:table-row>
        <table:table-row table:style-name="ro1">
          <table:table-cell table:number-columns-repeated="2"/>
          <table:table-cell/>
          <table:table-cell table:formula="oooc:=IF([.C1348]=&quot;&quot;;&quot;&quot;;LOWER(LEFT([.C1348];1))&amp;RIGHT([.C1348];LEN([.C1348])-1))">
            <text:p/>
          </table:table-cell>
          <table:table-cell table:number-columns-repeated="249"/>
        </table:table-row>
        <table:table-row table:style-name="ro1">
          <table:table-cell table:number-columns-repeated="2"/>
          <table:table-cell/>
          <table:table-cell table:formula="oooc:=IF([.C1349]=&quot;&quot;;&quot;&quot;;LOWER(LEFT([.C1349];1))&amp;RIGHT([.C1349];LEN([.C1349])-1))">
            <text:p/>
          </table:table-cell>
          <table:table-cell table:number-columns-repeated="249"/>
        </table:table-row>
        <table:table-row table:style-name="ro1">
          <table:table-cell table:number-columns-repeated="2"/>
          <table:table-cell/>
          <table:table-cell table:formula="oooc:=IF([.C1350]=&quot;&quot;;&quot;&quot;;LOWER(LEFT([.C1350];1))&amp;RIGHT([.C1350];LEN([.C1350])-1))">
            <text:p/>
          </table:table-cell>
          <table:table-cell table:number-columns-repeated="249"/>
        </table:table-row>
        <table:table-row table:style-name="ro1">
          <table:table-cell table:number-columns-repeated="2"/>
          <table:table-cell/>
          <table:table-cell table:formula="oooc:=IF([.C1351]=&quot;&quot;;&quot;&quot;;LOWER(LEFT([.C1351];1))&amp;RIGHT([.C1351];LEN([.C1351])-1))">
            <text:p/>
          </table:table-cell>
          <table:table-cell table:number-columns-repeated="249"/>
        </table:table-row>
        <table:table-row table:style-name="ro1">
          <table:table-cell table:number-columns-repeated="2"/>
          <table:table-cell/>
          <table:table-cell table:formula="oooc:=IF([.C1352]=&quot;&quot;;&quot;&quot;;LOWER(LEFT([.C1352];1))&amp;RIGHT([.C1352];LEN([.C1352])-1))">
            <text:p/>
          </table:table-cell>
          <table:table-cell table:number-columns-repeated="249"/>
        </table:table-row>
        <table:table-row table:style-name="ro1">
          <table:table-cell table:number-columns-repeated="2"/>
          <table:table-cell/>
          <table:table-cell table:formula="oooc:=IF([.C1353]=&quot;&quot;;&quot;&quot;;LOWER(LEFT([.C1353];1))&amp;RIGHT([.C1353];LEN([.C1353])-1))">
            <text:p/>
          </table:table-cell>
          <table:table-cell table:number-columns-repeated="249"/>
        </table:table-row>
        <table:table-row table:style-name="ro1">
          <table:table-cell table:number-columns-repeated="2"/>
          <table:table-cell/>
          <table:table-cell table:formula="oooc:=IF([.C1354]=&quot;&quot;;&quot;&quot;;LOWER(LEFT([.C1354];1))&amp;RIGHT([.C1354];LEN([.C1354])-1))">
            <text:p/>
          </table:table-cell>
          <table:table-cell table:number-columns-repeated="249"/>
        </table:table-row>
        <table:table-row table:style-name="ro1">
          <table:table-cell table:number-columns-repeated="2"/>
          <table:table-cell/>
          <table:table-cell table:formula="oooc:=IF([.C1355]=&quot;&quot;;&quot;&quot;;LOWER(LEFT([.C1355];1))&amp;RIGHT([.C1355];LEN([.C1355])-1))">
            <text:p/>
          </table:table-cell>
          <table:table-cell table:number-columns-repeated="249"/>
        </table:table-row>
        <table:table-row table:style-name="ro1">
          <table:table-cell table:number-columns-repeated="2"/>
          <table:table-cell/>
          <table:table-cell table:formula="oooc:=IF([.C1356]=&quot;&quot;;&quot;&quot;;LOWER(LEFT([.C1356];1))&amp;RIGHT([.C1356];LEN([.C1356])-1))">
            <text:p/>
          </table:table-cell>
          <table:table-cell table:number-columns-repeated="249"/>
        </table:table-row>
        <table:table-row table:style-name="ro1">
          <table:table-cell table:number-columns-repeated="2"/>
          <table:table-cell/>
          <table:table-cell table:formula="oooc:=IF([.C1357]=&quot;&quot;;&quot;&quot;;LOWER(LEFT([.C1357];1))&amp;RIGHT([.C1357];LEN([.C1357])-1))">
            <text:p/>
          </table:table-cell>
          <table:table-cell table:number-columns-repeated="249"/>
        </table:table-row>
        <table:table-row table:style-name="ro1">
          <table:table-cell table:number-columns-repeated="2"/>
          <table:table-cell/>
          <table:table-cell table:formula="oooc:=IF([.C1358]=&quot;&quot;;&quot;&quot;;LOWER(LEFT([.C1358];1))&amp;RIGHT([.C1358];LEN([.C1358])-1))">
            <text:p/>
          </table:table-cell>
          <table:table-cell table:number-columns-repeated="249"/>
        </table:table-row>
        <table:table-row table:style-name="ro1">
          <table:table-cell table:number-columns-repeated="2"/>
          <table:table-cell/>
          <table:table-cell table:formula="oooc:=IF([.C1359]=&quot;&quot;;&quot;&quot;;LOWER(LEFT([.C1359];1))&amp;RIGHT([.C1359];LEN([.C1359])-1))">
            <text:p/>
          </table:table-cell>
          <table:table-cell table:number-columns-repeated="249"/>
        </table:table-row>
        <table:table-row table:style-name="ro1">
          <table:table-cell table:number-columns-repeated="2"/>
          <table:table-cell/>
          <table:table-cell table:formula="oooc:=IF([.C1360]=&quot;&quot;;&quot;&quot;;LOWER(LEFT([.C1360];1))&amp;RIGHT([.C1360];LEN([.C1360])-1))">
            <text:p/>
          </table:table-cell>
          <table:table-cell table:number-columns-repeated="249"/>
        </table:table-row>
        <table:table-row table:style-name="ro1">
          <table:table-cell table:number-columns-repeated="2"/>
          <table:table-cell/>
          <table:table-cell table:formula="oooc:=IF([.C1361]=&quot;&quot;;&quot;&quot;;LOWER(LEFT([.C1361];1))&amp;RIGHT([.C1361];LEN([.C1361])-1))">
            <text:p/>
          </table:table-cell>
          <table:table-cell table:number-columns-repeated="249"/>
        </table:table-row>
        <table:table-row table:style-name="ro1">
          <table:table-cell table:number-columns-repeated="2"/>
          <table:table-cell/>
          <table:table-cell table:formula="oooc:=IF([.C1362]=&quot;&quot;;&quot;&quot;;LOWER(LEFT([.C1362];1))&amp;RIGHT([.C1362];LEN([.C1362])-1))">
            <text:p/>
          </table:table-cell>
          <table:table-cell table:number-columns-repeated="249"/>
        </table:table-row>
        <table:table-row table:style-name="ro1">
          <table:table-cell table:number-columns-repeated="2"/>
          <table:table-cell/>
          <table:table-cell table:formula="oooc:=IF([.C1363]=&quot;&quot;;&quot;&quot;;LOWER(LEFT([.C1363];1))&amp;RIGHT([.C1363];LEN([.C1363])-1))">
            <text:p/>
          </table:table-cell>
          <table:table-cell table:number-columns-repeated="249"/>
        </table:table-row>
        <table:table-row table:style-name="ro1">
          <table:table-cell table:number-columns-repeated="2"/>
          <table:table-cell/>
          <table:table-cell table:formula="oooc:=IF([.C1364]=&quot;&quot;;&quot;&quot;;LOWER(LEFT([.C1364];1))&amp;RIGHT([.C1364];LEN([.C1364])-1))">
            <text:p/>
          </table:table-cell>
          <table:table-cell table:number-columns-repeated="249"/>
        </table:table-row>
        <table:table-row table:style-name="ro1">
          <table:table-cell table:number-columns-repeated="2"/>
          <table:table-cell/>
          <table:table-cell table:formula="oooc:=IF([.C1365]=&quot;&quot;;&quot;&quot;;LOWER(LEFT([.C1365];1))&amp;RIGHT([.C1365];LEN([.C1365])-1))">
            <text:p/>
          </table:table-cell>
          <table:table-cell table:number-columns-repeated="249"/>
        </table:table-row>
        <table:table-row table:style-name="ro1">
          <table:table-cell table:number-columns-repeated="2"/>
          <table:table-cell/>
          <table:table-cell table:formula="oooc:=IF([.C1366]=&quot;&quot;;&quot;&quot;;LOWER(LEFT([.C1366];1))&amp;RIGHT([.C1366];LEN([.C1366])-1))">
            <text:p/>
          </table:table-cell>
          <table:table-cell table:number-columns-repeated="249"/>
        </table:table-row>
        <table:table-row table:style-name="ro1">
          <table:table-cell table:number-columns-repeated="2"/>
          <table:table-cell/>
          <table:table-cell table:formula="oooc:=IF([.C1367]=&quot;&quot;;&quot;&quot;;LOWER(LEFT([.C1367];1))&amp;RIGHT([.C1367];LEN([.C1367])-1))">
            <text:p/>
          </table:table-cell>
          <table:table-cell table:number-columns-repeated="249"/>
        </table:table-row>
        <table:table-row table:style-name="ro1">
          <table:table-cell table:number-columns-repeated="2"/>
          <table:table-cell/>
          <table:table-cell table:formula="oooc:=IF([.C1368]=&quot;&quot;;&quot;&quot;;LOWER(LEFT([.C1368];1))&amp;RIGHT([.C1368];LEN([.C1368])-1))">
            <text:p/>
          </table:table-cell>
          <table:table-cell table:number-columns-repeated="249"/>
        </table:table-row>
        <table:table-row table:style-name="ro1">
          <table:table-cell table:number-columns-repeated="2"/>
          <table:table-cell/>
          <table:table-cell table:formula="oooc:=IF([.C1369]=&quot;&quot;;&quot;&quot;;LOWER(LEFT([.C1369];1))&amp;RIGHT([.C1369];LEN([.C1369])-1))">
            <text:p/>
          </table:table-cell>
          <table:table-cell table:number-columns-repeated="249"/>
        </table:table-row>
        <table:table-row table:style-name="ro1">
          <table:table-cell table:number-columns-repeated="2"/>
          <table:table-cell/>
          <table:table-cell table:formula="oooc:=IF([.C1370]=&quot;&quot;;&quot;&quot;;LOWER(LEFT([.C1370];1))&amp;RIGHT([.C1370];LEN([.C1370])-1))">
            <text:p/>
          </table:table-cell>
          <table:table-cell table:number-columns-repeated="249"/>
        </table:table-row>
        <table:table-row table:style-name="ro1">
          <table:table-cell table:number-columns-repeated="2"/>
          <table:table-cell/>
          <table:table-cell table:formula="oooc:=IF([.C1371]=&quot;&quot;;&quot;&quot;;LOWER(LEFT([.C1371];1))&amp;RIGHT([.C1371];LEN([.C1371])-1))">
            <text:p/>
          </table:table-cell>
          <table:table-cell table:number-columns-repeated="249"/>
        </table:table-row>
        <table:table-row table:style-name="ro1">
          <table:table-cell table:number-columns-repeated="2"/>
          <table:table-cell/>
          <table:table-cell table:formula="oooc:=IF([.C1372]=&quot;&quot;;&quot;&quot;;LOWER(LEFT([.C1372];1))&amp;RIGHT([.C1372];LEN([.C1372])-1))">
            <text:p/>
          </table:table-cell>
          <table:table-cell table:number-columns-repeated="249"/>
        </table:table-row>
        <table:table-row table:style-name="ro1">
          <table:table-cell table:number-columns-repeated="2"/>
          <table:table-cell/>
          <table:table-cell table:formula="oooc:=IF([.C1373]=&quot;&quot;;&quot;&quot;;LOWER(LEFT([.C1373];1))&amp;RIGHT([.C1373];LEN([.C1373])-1))">
            <text:p/>
          </table:table-cell>
          <table:table-cell table:number-columns-repeated="249"/>
        </table:table-row>
        <table:table-row table:style-name="ro1">
          <table:table-cell table:number-columns-repeated="2"/>
          <table:table-cell/>
          <table:table-cell table:formula="oooc:=IF([.C1374]=&quot;&quot;;&quot;&quot;;LOWER(LEFT([.C1374];1))&amp;RIGHT([.C1374];LEN([.C1374])-1))">
            <text:p/>
          </table:table-cell>
          <table:table-cell table:number-columns-repeated="249"/>
        </table:table-row>
        <table:table-row table:style-name="ro1">
          <table:table-cell table:number-columns-repeated="2"/>
          <table:table-cell/>
          <table:table-cell table:formula="oooc:=IF([.C1375]=&quot;&quot;;&quot;&quot;;LOWER(LEFT([.C1375];1))&amp;RIGHT([.C1375];LEN([.C1375])-1))">
            <text:p/>
          </table:table-cell>
          <table:table-cell table:number-columns-repeated="249"/>
        </table:table-row>
        <table:table-row table:style-name="ro1">
          <table:table-cell table:number-columns-repeated="2"/>
          <table:table-cell/>
          <table:table-cell table:formula="oooc:=IF([.C1376]=&quot;&quot;;&quot;&quot;;LOWER(LEFT([.C1376];1))&amp;RIGHT([.C1376];LEN([.C1376])-1))">
            <text:p/>
          </table:table-cell>
          <table:table-cell table:number-columns-repeated="249"/>
        </table:table-row>
        <table:table-row table:style-name="ro1">
          <table:table-cell table:number-columns-repeated="2"/>
          <table:table-cell/>
          <table:table-cell table:formula="oooc:=IF([.C1377]=&quot;&quot;;&quot;&quot;;LOWER(LEFT([.C1377];1))&amp;RIGHT([.C1377];LEN([.C1377])-1))">
            <text:p/>
          </table:table-cell>
          <table:table-cell table:number-columns-repeated="249"/>
        </table:table-row>
        <table:table-row table:style-name="ro1">
          <table:table-cell table:number-columns-repeated="2"/>
          <table:table-cell/>
          <table:table-cell table:formula="oooc:=IF([.C1378]=&quot;&quot;;&quot;&quot;;LOWER(LEFT([.C1378];1))&amp;RIGHT([.C1378];LEN([.C1378])-1))">
            <text:p/>
          </table:table-cell>
          <table:table-cell table:number-columns-repeated="249"/>
        </table:table-row>
        <table:table-row table:style-name="ro1">
          <table:table-cell table:number-columns-repeated="2"/>
          <table:table-cell/>
          <table:table-cell table:formula="oooc:=IF([.C1379]=&quot;&quot;;&quot;&quot;;LOWER(LEFT([.C1379];1))&amp;RIGHT([.C1379];LEN([.C1379])-1))">
            <text:p/>
          </table:table-cell>
          <table:table-cell table:number-columns-repeated="249"/>
        </table:table-row>
        <table:table-row table:style-name="ro1">
          <table:table-cell table:number-columns-repeated="2"/>
          <table:table-cell/>
          <table:table-cell table:formula="oooc:=IF([.C1380]=&quot;&quot;;&quot;&quot;;LOWER(LEFT([.C1380];1))&amp;RIGHT([.C1380];LEN([.C1380])-1))">
            <text:p/>
          </table:table-cell>
          <table:table-cell table:number-columns-repeated="249"/>
        </table:table-row>
        <table:table-row table:style-name="ro1">
          <table:table-cell table:number-columns-repeated="2"/>
          <table:table-cell/>
          <table:table-cell table:formula="oooc:=IF([.C1381]=&quot;&quot;;&quot;&quot;;LOWER(LEFT([.C1381];1))&amp;RIGHT([.C1381];LEN([.C1381])-1))">
            <text:p/>
          </table:table-cell>
          <table:table-cell table:number-columns-repeated="249"/>
        </table:table-row>
        <table:table-row table:style-name="ro1">
          <table:table-cell table:number-columns-repeated="2"/>
          <table:table-cell/>
          <table:table-cell table:formula="oooc:=IF([.C1382]=&quot;&quot;;&quot;&quot;;LOWER(LEFT([.C1382];1))&amp;RIGHT([.C1382];LEN([.C1382])-1))">
            <text:p/>
          </table:table-cell>
          <table:table-cell table:number-columns-repeated="249"/>
        </table:table-row>
        <table:table-row table:style-name="ro1">
          <table:table-cell table:number-columns-repeated="2"/>
          <table:table-cell/>
          <table:table-cell table:formula="oooc:=IF([.C1383]=&quot;&quot;;&quot;&quot;;LOWER(LEFT([.C1383];1))&amp;RIGHT([.C1383];LEN([.C1383])-1))">
            <text:p/>
          </table:table-cell>
          <table:table-cell table:number-columns-repeated="249"/>
        </table:table-row>
        <table:table-row table:style-name="ro1">
          <table:table-cell table:number-columns-repeated="2"/>
          <table:table-cell/>
          <table:table-cell table:formula="oooc:=IF([.C1384]=&quot;&quot;;&quot;&quot;;LOWER(LEFT([.C1384];1))&amp;RIGHT([.C1384];LEN([.C1384])-1))">
            <text:p/>
          </table:table-cell>
          <table:table-cell table:number-columns-repeated="249"/>
        </table:table-row>
        <table:table-row table:style-name="ro1">
          <table:table-cell table:number-columns-repeated="2"/>
          <table:table-cell/>
          <table:table-cell table:formula="oooc:=IF([.C1385]=&quot;&quot;;&quot;&quot;;LOWER(LEFT([.C1385];1))&amp;RIGHT([.C1385];LEN([.C1385])-1))">
            <text:p/>
          </table:table-cell>
          <table:table-cell table:number-columns-repeated="249"/>
        </table:table-row>
        <table:table-row table:style-name="ro1">
          <table:table-cell table:number-columns-repeated="2"/>
          <table:table-cell/>
          <table:table-cell table:formula="oooc:=IF([.C1386]=&quot;&quot;;&quot;&quot;;LOWER(LEFT([.C1386];1))&amp;RIGHT([.C1386];LEN([.C1386])-1))">
            <text:p/>
          </table:table-cell>
          <table:table-cell table:number-columns-repeated="249"/>
        </table:table-row>
        <table:table-row table:style-name="ro1">
          <table:table-cell table:number-columns-repeated="2"/>
          <table:table-cell/>
          <table:table-cell table:formula="oooc:=IF([.C1387]=&quot;&quot;;&quot;&quot;;LOWER(LEFT([.C1387];1))&amp;RIGHT([.C1387];LEN([.C1387])-1))">
            <text:p/>
          </table:table-cell>
          <table:table-cell table:number-columns-repeated="249"/>
        </table:table-row>
        <table:table-row table:style-name="ro1">
          <table:table-cell table:number-columns-repeated="2"/>
          <table:table-cell/>
          <table:table-cell table:formula="oooc:=IF([.C1388]=&quot;&quot;;&quot;&quot;;LOWER(LEFT([.C1388];1))&amp;RIGHT([.C1388];LEN([.C1388])-1))">
            <text:p/>
          </table:table-cell>
          <table:table-cell table:number-columns-repeated="249"/>
        </table:table-row>
        <table:table-row table:style-name="ro1">
          <table:table-cell table:number-columns-repeated="2"/>
          <table:table-cell/>
          <table:table-cell table:formula="oooc:=IF([.C1389]=&quot;&quot;;&quot;&quot;;LOWER(LEFT([.C1389];1))&amp;RIGHT([.C1389];LEN([.C1389])-1))">
            <text:p/>
          </table:table-cell>
          <table:table-cell table:number-columns-repeated="249"/>
        </table:table-row>
        <table:table-row table:style-name="ro1">
          <table:table-cell table:number-columns-repeated="2"/>
          <table:table-cell/>
          <table:table-cell table:formula="oooc:=IF([.C1390]=&quot;&quot;;&quot;&quot;;LOWER(LEFT([.C1390];1))&amp;RIGHT([.C1390];LEN([.C1390])-1))">
            <text:p/>
          </table:table-cell>
          <table:table-cell table:number-columns-repeated="249"/>
        </table:table-row>
        <table:table-row table:style-name="ro1">
          <table:table-cell table:number-columns-repeated="2"/>
          <table:table-cell/>
          <table:table-cell table:formula="oooc:=IF([.C1391]=&quot;&quot;;&quot;&quot;;LOWER(LEFT([.C1391];1))&amp;RIGHT([.C1391];LEN([.C1391])-1))">
            <text:p/>
          </table:table-cell>
          <table:table-cell table:number-columns-repeated="249"/>
        </table:table-row>
        <table:table-row table:style-name="ro1">
          <table:table-cell table:number-columns-repeated="2"/>
          <table:table-cell/>
          <table:table-cell table:formula="oooc:=IF([.C1392]=&quot;&quot;;&quot;&quot;;LOWER(LEFT([.C1392];1))&amp;RIGHT([.C1392];LEN([.C1392])-1))">
            <text:p/>
          </table:table-cell>
          <table:table-cell table:number-columns-repeated="249"/>
        </table:table-row>
        <table:table-row table:style-name="ro1">
          <table:table-cell table:number-columns-repeated="2"/>
          <table:table-cell/>
          <table:table-cell table:formula="oooc:=IF([.C1393]=&quot;&quot;;&quot;&quot;;LOWER(LEFT([.C1393];1))&amp;RIGHT([.C1393];LEN([.C1393])-1))">
            <text:p/>
          </table:table-cell>
          <table:table-cell table:number-columns-repeated="249"/>
        </table:table-row>
        <table:table-row table:style-name="ro1">
          <table:table-cell table:number-columns-repeated="2"/>
          <table:table-cell/>
          <table:table-cell table:formula="oooc:=IF([.C1394]=&quot;&quot;;&quot;&quot;;LOWER(LEFT([.C1394];1))&amp;RIGHT([.C1394];LEN([.C1394])-1))">
            <text:p/>
          </table:table-cell>
          <table:table-cell table:number-columns-repeated="249"/>
        </table:table-row>
        <table:table-row table:style-name="ro1">
          <table:table-cell table:number-columns-repeated="2"/>
          <table:table-cell/>
          <table:table-cell table:formula="oooc:=IF([.C1395]=&quot;&quot;;&quot;&quot;;LOWER(LEFT([.C1395];1))&amp;RIGHT([.C1395];LEN([.C1395])-1))">
            <text:p/>
          </table:table-cell>
          <table:table-cell table:number-columns-repeated="249"/>
        </table:table-row>
        <table:table-row table:style-name="ro1">
          <table:table-cell table:number-columns-repeated="2"/>
          <table:table-cell/>
          <table:table-cell table:formula="oooc:=IF([.C1396]=&quot;&quot;;&quot;&quot;;LOWER(LEFT([.C1396];1))&amp;RIGHT([.C1396];LEN([.C1396])-1))">
            <text:p/>
          </table:table-cell>
          <table:table-cell table:number-columns-repeated="249"/>
        </table:table-row>
        <table:table-row table:style-name="ro1">
          <table:table-cell table:number-columns-repeated="2"/>
          <table:table-cell/>
          <table:table-cell table:formula="oooc:=IF([.C1397]=&quot;&quot;;&quot;&quot;;LOWER(LEFT([.C1397];1))&amp;RIGHT([.C1397];LEN([.C1397])-1))">
            <text:p/>
          </table:table-cell>
          <table:table-cell table:number-columns-repeated="249"/>
        </table:table-row>
        <table:table-row table:style-name="ro1">
          <table:table-cell table:number-columns-repeated="2"/>
          <table:table-cell/>
          <table:table-cell table:formula="oooc:=IF([.C1398]=&quot;&quot;;&quot;&quot;;LOWER(LEFT([.C1398];1))&amp;RIGHT([.C1398];LEN([.C1398])-1))">
            <text:p/>
          </table:table-cell>
          <table:table-cell table:number-columns-repeated="249"/>
        </table:table-row>
        <table:table-row table:style-name="ro1">
          <table:table-cell table:number-columns-repeated="2"/>
          <table:table-cell/>
          <table:table-cell table:formula="oooc:=IF([.C1399]=&quot;&quot;;&quot;&quot;;LOWER(LEFT([.C1399];1))&amp;RIGHT([.C1399];LEN([.C1399])-1))">
            <text:p/>
          </table:table-cell>
          <table:table-cell table:number-columns-repeated="249"/>
        </table:table-row>
        <table:table-row table:style-name="ro1">
          <table:table-cell table:number-columns-repeated="2"/>
          <table:table-cell/>
          <table:table-cell table:formula="oooc:=IF([.C1400]=&quot;&quot;;&quot;&quot;;LOWER(LEFT([.C1400];1))&amp;RIGHT([.C1400];LEN([.C1400])-1))">
            <text:p/>
          </table:table-cell>
          <table:table-cell table:number-columns-repeated="249"/>
        </table:table-row>
        <table:table-row table:style-name="ro1">
          <table:table-cell table:number-columns-repeated="2"/>
          <table:table-cell/>
          <table:table-cell table:formula="oooc:=IF([.C1401]=&quot;&quot;;&quot;&quot;;LOWER(LEFT([.C1401];1))&amp;RIGHT([.C1401];LEN([.C1401])-1))">
            <text:p/>
          </table:table-cell>
          <table:table-cell table:number-columns-repeated="249"/>
        </table:table-row>
        <table:table-row table:style-name="ro1">
          <table:table-cell table:number-columns-repeated="2"/>
          <table:table-cell/>
          <table:table-cell table:formula="oooc:=IF([.C1402]=&quot;&quot;;&quot;&quot;;LOWER(LEFT([.C1402];1))&amp;RIGHT([.C1402];LEN([.C1402])-1))">
            <text:p/>
          </table:table-cell>
          <table:table-cell table:number-columns-repeated="249"/>
        </table:table-row>
        <table:table-row table:style-name="ro1">
          <table:table-cell table:number-columns-repeated="2"/>
          <table:table-cell/>
          <table:table-cell table:formula="oooc:=IF([.C1403]=&quot;&quot;;&quot;&quot;;LOWER(LEFT([.C1403];1))&amp;RIGHT([.C1403];LEN([.C1403])-1))">
            <text:p/>
          </table:table-cell>
          <table:table-cell table:number-columns-repeated="249"/>
        </table:table-row>
        <table:table-row table:style-name="ro1">
          <table:table-cell table:number-columns-repeated="2"/>
          <table:table-cell/>
          <table:table-cell table:formula="oooc:=IF([.C1404]=&quot;&quot;;&quot;&quot;;LOWER(LEFT([.C1404];1))&amp;RIGHT([.C1404];LEN([.C1404])-1))">
            <text:p/>
          </table:table-cell>
          <table:table-cell table:number-columns-repeated="249"/>
        </table:table-row>
        <table:table-row table:style-name="ro1">
          <table:table-cell table:number-columns-repeated="2"/>
          <table:table-cell/>
          <table:table-cell table:formula="oooc:=IF([.C1405]=&quot;&quot;;&quot;&quot;;LOWER(LEFT([.C1405];1))&amp;RIGHT([.C1405];LEN([.C1405])-1))">
            <text:p/>
          </table:table-cell>
          <table:table-cell table:number-columns-repeated="249"/>
        </table:table-row>
        <table:table-row table:style-name="ro1">
          <table:table-cell table:number-columns-repeated="2"/>
          <table:table-cell/>
          <table:table-cell table:formula="oooc:=IF([.C1406]=&quot;&quot;;&quot;&quot;;LOWER(LEFT([.C1406];1))&amp;RIGHT([.C1406];LEN([.C1406])-1))">
            <text:p/>
          </table:table-cell>
          <table:table-cell table:number-columns-repeated="249"/>
        </table:table-row>
        <table:table-row table:style-name="ro1">
          <table:table-cell table:number-columns-repeated="2"/>
          <table:table-cell/>
          <table:table-cell table:formula="oooc:=IF([.C1407]=&quot;&quot;;&quot;&quot;;LOWER(LEFT([.C1407];1))&amp;RIGHT([.C1407];LEN([.C1407])-1))">
            <text:p/>
          </table:table-cell>
          <table:table-cell table:number-columns-repeated="249"/>
        </table:table-row>
        <table:table-row table:style-name="ro1">
          <table:table-cell table:number-columns-repeated="2"/>
          <table:table-cell/>
          <table:table-cell table:formula="oooc:=IF([.C1408]=&quot;&quot;;&quot;&quot;;LOWER(LEFT([.C1408];1))&amp;RIGHT([.C1408];LEN([.C1408])-1))">
            <text:p/>
          </table:table-cell>
          <table:table-cell table:number-columns-repeated="249"/>
        </table:table-row>
        <table:table-row table:style-name="ro1">
          <table:table-cell table:number-columns-repeated="2"/>
          <table:table-cell/>
          <table:table-cell table:formula="oooc:=IF([.C1409]=&quot;&quot;;&quot;&quot;;LOWER(LEFT([.C1409];1))&amp;RIGHT([.C1409];LEN([.C1409])-1))">
            <text:p/>
          </table:table-cell>
          <table:table-cell table:number-columns-repeated="249"/>
        </table:table-row>
        <table:table-row table:style-name="ro1">
          <table:table-cell table:number-columns-repeated="2"/>
          <table:table-cell/>
          <table:table-cell table:formula="oooc:=IF([.C1410]=&quot;&quot;;&quot;&quot;;LOWER(LEFT([.C1410];1))&amp;RIGHT([.C1410];LEN([.C1410])-1))">
            <text:p/>
          </table:table-cell>
          <table:table-cell table:number-columns-repeated="249"/>
        </table:table-row>
        <table:table-row table:style-name="ro1">
          <table:table-cell table:number-columns-repeated="2"/>
          <table:table-cell/>
          <table:table-cell table:formula="oooc:=IF([.C1411]=&quot;&quot;;&quot;&quot;;LOWER(LEFT([.C1411];1))&amp;RIGHT([.C1411];LEN([.C1411])-1))">
            <text:p/>
          </table:table-cell>
          <table:table-cell table:number-columns-repeated="249"/>
        </table:table-row>
        <table:table-row table:style-name="ro1">
          <table:table-cell table:number-columns-repeated="2"/>
          <table:table-cell/>
          <table:table-cell table:formula="oooc:=IF([.C1412]=&quot;&quot;;&quot;&quot;;LOWER(LEFT([.C1412];1))&amp;RIGHT([.C1412];LEN([.C1412])-1))">
            <text:p/>
          </table:table-cell>
          <table:table-cell table:number-columns-repeated="249"/>
        </table:table-row>
        <table:table-row table:style-name="ro1">
          <table:table-cell table:number-columns-repeated="2"/>
          <table:table-cell/>
          <table:table-cell table:formula="oooc:=IF([.C1413]=&quot;&quot;;&quot;&quot;;LOWER(LEFT([.C1413];1))&amp;RIGHT([.C1413];LEN([.C1413])-1))">
            <text:p/>
          </table:table-cell>
          <table:table-cell table:number-columns-repeated="249"/>
        </table:table-row>
        <table:table-row table:style-name="ro1">
          <table:table-cell table:number-columns-repeated="2"/>
          <table:table-cell/>
          <table:table-cell table:formula="oooc:=IF([.C1414]=&quot;&quot;;&quot;&quot;;LOWER(LEFT([.C1414];1))&amp;RIGHT([.C1414];LEN([.C1414])-1))">
            <text:p/>
          </table:table-cell>
          <table:table-cell table:number-columns-repeated="249"/>
        </table:table-row>
        <table:table-row table:style-name="ro1">
          <table:table-cell table:number-columns-repeated="2"/>
          <table:table-cell/>
          <table:table-cell table:formula="oooc:=IF([.C1415]=&quot;&quot;;&quot;&quot;;LOWER(LEFT([.C1415];1))&amp;RIGHT([.C1415];LEN([.C1415])-1))">
            <text:p/>
          </table:table-cell>
          <table:table-cell table:number-columns-repeated="249"/>
        </table:table-row>
        <table:table-row table:style-name="ro1">
          <table:table-cell table:number-columns-repeated="2"/>
          <table:table-cell/>
          <table:table-cell table:formula="oooc:=IF([.C1416]=&quot;&quot;;&quot;&quot;;LOWER(LEFT([.C1416];1))&amp;RIGHT([.C1416];LEN([.C1416])-1))">
            <text:p/>
          </table:table-cell>
          <table:table-cell table:number-columns-repeated="249"/>
        </table:table-row>
        <table:table-row table:style-name="ro1">
          <table:table-cell table:number-columns-repeated="2"/>
          <table:table-cell/>
          <table:table-cell table:formula="oooc:=IF([.C1417]=&quot;&quot;;&quot;&quot;;LOWER(LEFT([.C1417];1))&amp;RIGHT([.C1417];LEN([.C1417])-1))">
            <text:p/>
          </table:table-cell>
          <table:table-cell table:number-columns-repeated="249"/>
        </table:table-row>
        <table:table-row table:style-name="ro1">
          <table:table-cell table:number-columns-repeated="2"/>
          <table:table-cell/>
          <table:table-cell table:formula="oooc:=IF([.C1418]=&quot;&quot;;&quot;&quot;;LOWER(LEFT([.C1418];1))&amp;RIGHT([.C1418];LEN([.C1418])-1))">
            <text:p/>
          </table:table-cell>
          <table:table-cell table:number-columns-repeated="249"/>
        </table:table-row>
        <table:table-row table:style-name="ro1">
          <table:table-cell table:number-columns-repeated="2"/>
          <table:table-cell/>
          <table:table-cell table:formula="oooc:=IF([.C1419]=&quot;&quot;;&quot;&quot;;LOWER(LEFT([.C1419];1))&amp;RIGHT([.C1419];LEN([.C1419])-1))">
            <text:p/>
          </table:table-cell>
          <table:table-cell table:number-columns-repeated="249"/>
        </table:table-row>
        <table:table-row table:style-name="ro1">
          <table:table-cell table:number-columns-repeated="2"/>
          <table:table-cell/>
          <table:table-cell table:formula="oooc:=IF([.C1420]=&quot;&quot;;&quot;&quot;;LOWER(LEFT([.C1420];1))&amp;RIGHT([.C1420];LEN([.C1420])-1))">
            <text:p/>
          </table:table-cell>
          <table:table-cell table:number-columns-repeated="249"/>
        </table:table-row>
        <table:table-row table:style-name="ro1">
          <table:table-cell table:number-columns-repeated="2"/>
          <table:table-cell/>
          <table:table-cell table:formula="oooc:=IF([.C1421]=&quot;&quot;;&quot;&quot;;LOWER(LEFT([.C1421];1))&amp;RIGHT([.C1421];LEN([.C1421])-1))">
            <text:p/>
          </table:table-cell>
          <table:table-cell table:number-columns-repeated="249"/>
        </table:table-row>
        <table:table-row table:style-name="ro1">
          <table:table-cell table:number-columns-repeated="2"/>
          <table:table-cell/>
          <table:table-cell table:formula="oooc:=IF([.C1422]=&quot;&quot;;&quot;&quot;;LOWER(LEFT([.C1422];1))&amp;RIGHT([.C1422];LEN([.C1422])-1))">
            <text:p/>
          </table:table-cell>
          <table:table-cell table:number-columns-repeated="249"/>
        </table:table-row>
        <table:table-row table:style-name="ro1">
          <table:table-cell table:number-columns-repeated="2"/>
          <table:table-cell/>
          <table:table-cell table:formula="oooc:=IF([.C1423]=&quot;&quot;;&quot;&quot;;LOWER(LEFT([.C1423];1))&amp;RIGHT([.C1423];LEN([.C1423])-1))">
            <text:p/>
          </table:table-cell>
          <table:table-cell table:number-columns-repeated="249"/>
        </table:table-row>
        <table:table-row table:style-name="ro1">
          <table:table-cell table:number-columns-repeated="2"/>
          <table:table-cell/>
          <table:table-cell table:formula="oooc:=IF([.C1424]=&quot;&quot;;&quot;&quot;;LOWER(LEFT([.C1424];1))&amp;RIGHT([.C1424];LEN([.C1424])-1))">
            <text:p/>
          </table:table-cell>
          <table:table-cell table:number-columns-repeated="249"/>
        </table:table-row>
        <table:table-row table:style-name="ro1">
          <table:table-cell table:number-columns-repeated="2"/>
          <table:table-cell/>
          <table:table-cell table:formula="oooc:=IF([.C1425]=&quot;&quot;;&quot;&quot;;LOWER(LEFT([.C1425];1))&amp;RIGHT([.C1425];LEN([.C1425])-1))">
            <text:p/>
          </table:table-cell>
          <table:table-cell table:number-columns-repeated="249"/>
        </table:table-row>
        <table:table-row table:style-name="ro1">
          <table:table-cell table:number-columns-repeated="2"/>
          <table:table-cell/>
          <table:table-cell table:formula="oooc:=IF([.C1426]=&quot;&quot;;&quot;&quot;;LOWER(LEFT([.C1426];1))&amp;RIGHT([.C1426];LEN([.C1426])-1))">
            <text:p/>
          </table:table-cell>
          <table:table-cell table:number-columns-repeated="249"/>
        </table:table-row>
        <table:table-row table:style-name="ro1">
          <table:table-cell table:number-columns-repeated="2"/>
          <table:table-cell/>
          <table:table-cell table:formula="oooc:=IF([.C1427]=&quot;&quot;;&quot;&quot;;LOWER(LEFT([.C1427];1))&amp;RIGHT([.C1427];LEN([.C1427])-1))">
            <text:p/>
          </table:table-cell>
          <table:table-cell table:number-columns-repeated="249"/>
        </table:table-row>
        <table:table-row table:style-name="ro1">
          <table:table-cell table:number-columns-repeated="2"/>
          <table:table-cell/>
          <table:table-cell table:formula="oooc:=IF([.C1428]=&quot;&quot;;&quot;&quot;;LOWER(LEFT([.C1428];1))&amp;RIGHT([.C1428];LEN([.C1428])-1))">
            <text:p/>
          </table:table-cell>
          <table:table-cell table:number-columns-repeated="249"/>
        </table:table-row>
        <table:table-row table:style-name="ro1">
          <table:table-cell table:number-columns-repeated="2"/>
          <table:table-cell/>
          <table:table-cell table:formula="oooc:=IF([.C1429]=&quot;&quot;;&quot;&quot;;LOWER(LEFT([.C1429];1))&amp;RIGHT([.C1429];LEN([.C1429])-1))">
            <text:p/>
          </table:table-cell>
          <table:table-cell table:number-columns-repeated="249"/>
        </table:table-row>
        <table:table-row table:style-name="ro1">
          <table:table-cell table:number-columns-repeated="2"/>
          <table:table-cell/>
          <table:table-cell table:formula="oooc:=IF([.C1430]=&quot;&quot;;&quot;&quot;;LOWER(LEFT([.C1430];1))&amp;RIGHT([.C1430];LEN([.C1430])-1))">
            <text:p/>
          </table:table-cell>
          <table:table-cell table:number-columns-repeated="249"/>
        </table:table-row>
        <table:table-row table:style-name="ro1">
          <table:table-cell table:number-columns-repeated="2"/>
          <table:table-cell/>
          <table:table-cell table:formula="oooc:=IF([.C1431]=&quot;&quot;;&quot;&quot;;LOWER(LEFT([.C1431];1))&amp;RIGHT([.C1431];LEN([.C1431])-1))">
            <text:p/>
          </table:table-cell>
          <table:table-cell table:number-columns-repeated="249"/>
        </table:table-row>
        <table:table-row table:style-name="ro1">
          <table:table-cell table:number-columns-repeated="2"/>
          <table:table-cell/>
          <table:table-cell table:formula="oooc:=IF([.C1432]=&quot;&quot;;&quot;&quot;;LOWER(LEFT([.C1432];1))&amp;RIGHT([.C1432];LEN([.C1432])-1))">
            <text:p/>
          </table:table-cell>
          <table:table-cell table:number-columns-repeated="249"/>
        </table:table-row>
        <table:table-row table:style-name="ro1">
          <table:table-cell table:number-columns-repeated="2"/>
          <table:table-cell/>
          <table:table-cell table:formula="oooc:=IF([.C1433]=&quot;&quot;;&quot;&quot;;LOWER(LEFT([.C1433];1))&amp;RIGHT([.C1433];LEN([.C1433])-1))">
            <text:p/>
          </table:table-cell>
          <table:table-cell table:number-columns-repeated="249"/>
        </table:table-row>
        <table:table-row table:style-name="ro1">
          <table:table-cell table:number-columns-repeated="2"/>
          <table:table-cell/>
          <table:table-cell table:formula="oooc:=IF([.C1434]=&quot;&quot;;&quot;&quot;;LOWER(LEFT([.C1434];1))&amp;RIGHT([.C1434];LEN([.C1434])-1))">
            <text:p/>
          </table:table-cell>
          <table:table-cell table:number-columns-repeated="249"/>
        </table:table-row>
        <table:table-row table:style-name="ro1">
          <table:table-cell table:number-columns-repeated="2"/>
          <table:table-cell/>
          <table:table-cell table:formula="oooc:=IF([.C1435]=&quot;&quot;;&quot;&quot;;LOWER(LEFT([.C1435];1))&amp;RIGHT([.C1435];LEN([.C1435])-1))">
            <text:p/>
          </table:table-cell>
          <table:table-cell table:number-columns-repeated="249"/>
        </table:table-row>
        <table:table-row table:style-name="ro1">
          <table:table-cell table:number-columns-repeated="2"/>
          <table:table-cell/>
          <table:table-cell table:formula="oooc:=IF([.C1436]=&quot;&quot;;&quot;&quot;;LOWER(LEFT([.C1436];1))&amp;RIGHT([.C1436];LEN([.C1436])-1))">
            <text:p/>
          </table:table-cell>
          <table:table-cell table:number-columns-repeated="249"/>
        </table:table-row>
        <table:table-row table:style-name="ro1">
          <table:table-cell table:number-columns-repeated="2"/>
          <table:table-cell/>
          <table:table-cell table:formula="oooc:=IF([.C1437]=&quot;&quot;;&quot;&quot;;LOWER(LEFT([.C1437];1))&amp;RIGHT([.C1437];LEN([.C1437])-1))">
            <text:p/>
          </table:table-cell>
          <table:table-cell table:number-columns-repeated="249"/>
        </table:table-row>
        <table:table-row table:style-name="ro1">
          <table:table-cell table:number-columns-repeated="2"/>
          <table:table-cell/>
          <table:table-cell table:formula="oooc:=IF([.C1438]=&quot;&quot;;&quot;&quot;;LOWER(LEFT([.C1438];1))&amp;RIGHT([.C1438];LEN([.C1438])-1))">
            <text:p/>
          </table:table-cell>
          <table:table-cell table:number-columns-repeated="249"/>
        </table:table-row>
        <table:table-row table:style-name="ro1">
          <table:table-cell table:number-columns-repeated="2"/>
          <table:table-cell/>
          <table:table-cell table:formula="oooc:=IF([.C1439]=&quot;&quot;;&quot;&quot;;LOWER(LEFT([.C1439];1))&amp;RIGHT([.C1439];LEN([.C1439])-1))">
            <text:p/>
          </table:table-cell>
          <table:table-cell table:number-columns-repeated="249"/>
        </table:table-row>
        <table:table-row table:style-name="ro1">
          <table:table-cell table:number-columns-repeated="2"/>
          <table:table-cell/>
          <table:table-cell table:formula="oooc:=IF([.C1440]=&quot;&quot;;&quot;&quot;;LOWER(LEFT([.C1440];1))&amp;RIGHT([.C1440];LEN([.C1440])-1))">
            <text:p/>
          </table:table-cell>
          <table:table-cell table:number-columns-repeated="249"/>
        </table:table-row>
        <table:table-row table:style-name="ro1">
          <table:table-cell table:number-columns-repeated="2"/>
          <table:table-cell/>
          <table:table-cell table:formula="oooc:=IF([.C1441]=&quot;&quot;;&quot;&quot;;LOWER(LEFT([.C1441];1))&amp;RIGHT([.C1441];LEN([.C1441])-1))">
            <text:p/>
          </table:table-cell>
          <table:table-cell table:number-columns-repeated="249"/>
        </table:table-row>
        <table:table-row table:style-name="ro1">
          <table:table-cell table:number-columns-repeated="2"/>
          <table:table-cell/>
          <table:table-cell table:formula="oooc:=IF([.C1442]=&quot;&quot;;&quot;&quot;;LOWER(LEFT([.C1442];1))&amp;RIGHT([.C1442];LEN([.C1442])-1))">
            <text:p/>
          </table:table-cell>
          <table:table-cell table:number-columns-repeated="249"/>
        </table:table-row>
        <table:table-row table:style-name="ro1">
          <table:table-cell table:number-columns-repeated="2"/>
          <table:table-cell/>
          <table:table-cell table:formula="oooc:=IF([.C1443]=&quot;&quot;;&quot;&quot;;LOWER(LEFT([.C1443];1))&amp;RIGHT([.C1443];LEN([.C1443])-1))">
            <text:p/>
          </table:table-cell>
          <table:table-cell table:number-columns-repeated="249"/>
        </table:table-row>
        <table:table-row table:style-name="ro1">
          <table:table-cell table:number-columns-repeated="2"/>
          <table:table-cell/>
          <table:table-cell table:formula="oooc:=IF([.C1444]=&quot;&quot;;&quot;&quot;;LOWER(LEFT([.C1444];1))&amp;RIGHT([.C1444];LEN([.C1444])-1))">
            <text:p/>
          </table:table-cell>
          <table:table-cell table:number-columns-repeated="249"/>
        </table:table-row>
        <table:table-row table:style-name="ro1">
          <table:table-cell table:number-columns-repeated="2"/>
          <table:table-cell/>
          <table:table-cell table:formula="oooc:=IF([.C1445]=&quot;&quot;;&quot;&quot;;LOWER(LEFT([.C1445];1))&amp;RIGHT([.C1445];LEN([.C1445])-1))">
            <text:p/>
          </table:table-cell>
          <table:table-cell table:number-columns-repeated="249"/>
        </table:table-row>
        <table:table-row table:style-name="ro1">
          <table:table-cell table:number-columns-repeated="2"/>
          <table:table-cell/>
          <table:table-cell table:formula="oooc:=IF([.C1446]=&quot;&quot;;&quot;&quot;;LOWER(LEFT([.C1446];1))&amp;RIGHT([.C1446];LEN([.C1446])-1))">
            <text:p/>
          </table:table-cell>
          <table:table-cell table:number-columns-repeated="249"/>
        </table:table-row>
        <table:table-row table:style-name="ro1">
          <table:table-cell table:number-columns-repeated="2"/>
          <table:table-cell/>
          <table:table-cell table:formula="oooc:=IF([.C1447]=&quot;&quot;;&quot;&quot;;LOWER(LEFT([.C1447];1))&amp;RIGHT([.C1447];LEN([.C1447])-1))">
            <text:p/>
          </table:table-cell>
          <table:table-cell table:number-columns-repeated="249"/>
        </table:table-row>
        <table:table-row table:style-name="ro1">
          <table:table-cell table:number-columns-repeated="2"/>
          <table:table-cell/>
          <table:table-cell table:formula="oooc:=IF([.C1448]=&quot;&quot;;&quot;&quot;;LOWER(LEFT([.C1448];1))&amp;RIGHT([.C1448];LEN([.C1448])-1))">
            <text:p/>
          </table:table-cell>
          <table:table-cell table:number-columns-repeated="249"/>
        </table:table-row>
        <table:table-row table:style-name="ro1">
          <table:table-cell table:number-columns-repeated="2"/>
          <table:table-cell/>
          <table:table-cell table:formula="oooc:=IF([.C1449]=&quot;&quot;;&quot;&quot;;LOWER(LEFT([.C1449];1))&amp;RIGHT([.C1449];LEN([.C1449])-1))">
            <text:p/>
          </table:table-cell>
          <table:table-cell table:number-columns-repeated="249"/>
        </table:table-row>
        <table:table-row table:style-name="ro1">
          <table:table-cell table:number-columns-repeated="2"/>
          <table:table-cell/>
          <table:table-cell table:formula="oooc:=IF([.C1450]=&quot;&quot;;&quot;&quot;;LOWER(LEFT([.C1450];1))&amp;RIGHT([.C1450];LEN([.C1450])-1))">
            <text:p/>
          </table:table-cell>
          <table:table-cell table:number-columns-repeated="249"/>
        </table:table-row>
        <table:table-row table:style-name="ro1">
          <table:table-cell table:number-columns-repeated="2"/>
          <table:table-cell/>
          <table:table-cell table:formula="oooc:=IF([.C1451]=&quot;&quot;;&quot;&quot;;LOWER(LEFT([.C1451];1))&amp;RIGHT([.C1451];LEN([.C1451])-1))">
            <text:p/>
          </table:table-cell>
          <table:table-cell table:number-columns-repeated="249"/>
        </table:table-row>
        <table:table-row table:style-name="ro1">
          <table:table-cell table:number-columns-repeated="2"/>
          <table:table-cell/>
          <table:table-cell table:formula="oooc:=IF([.C1452]=&quot;&quot;;&quot;&quot;;LOWER(LEFT([.C1452];1))&amp;RIGHT([.C1452];LEN([.C1452])-1))">
            <text:p/>
          </table:table-cell>
          <table:table-cell table:number-columns-repeated="249"/>
        </table:table-row>
        <table:table-row table:style-name="ro1">
          <table:table-cell table:number-columns-repeated="2"/>
          <table:table-cell/>
          <table:table-cell table:formula="oooc:=IF([.C1453]=&quot;&quot;;&quot;&quot;;LOWER(LEFT([.C1453];1))&amp;RIGHT([.C1453];LEN([.C1453])-1))">
            <text:p/>
          </table:table-cell>
          <table:table-cell table:number-columns-repeated="249"/>
        </table:table-row>
        <table:table-row table:style-name="ro1">
          <table:table-cell table:number-columns-repeated="2"/>
          <table:table-cell/>
          <table:table-cell table:formula="oooc:=IF([.C1454]=&quot;&quot;;&quot;&quot;;LOWER(LEFT([.C1454];1))&amp;RIGHT([.C1454];LEN([.C1454])-1))">
            <text:p/>
          </table:table-cell>
          <table:table-cell table:number-columns-repeated="249"/>
        </table:table-row>
        <table:table-row table:style-name="ro1">
          <table:table-cell table:number-columns-repeated="2"/>
          <table:table-cell/>
          <table:table-cell table:formula="oooc:=IF([.C1455]=&quot;&quot;;&quot;&quot;;LOWER(LEFT([.C1455];1))&amp;RIGHT([.C1455];LEN([.C1455])-1))">
            <text:p/>
          </table:table-cell>
          <table:table-cell table:number-columns-repeated="249"/>
        </table:table-row>
        <table:table-row table:style-name="ro1">
          <table:table-cell table:number-columns-repeated="2"/>
          <table:table-cell/>
          <table:table-cell table:formula="oooc:=IF([.C1456]=&quot;&quot;;&quot;&quot;;LOWER(LEFT([.C1456];1))&amp;RIGHT([.C1456];LEN([.C1456])-1))">
            <text:p/>
          </table:table-cell>
          <table:table-cell table:number-columns-repeated="249"/>
        </table:table-row>
        <table:table-row table:style-name="ro1">
          <table:table-cell table:number-columns-repeated="2"/>
          <table:table-cell/>
          <table:table-cell table:formula="oooc:=IF([.C1457]=&quot;&quot;;&quot;&quot;;LOWER(LEFT([.C1457];1))&amp;RIGHT([.C1457];LEN([.C1457])-1))">
            <text:p/>
          </table:table-cell>
          <table:table-cell table:number-columns-repeated="249"/>
        </table:table-row>
        <table:table-row table:style-name="ro1">
          <table:table-cell table:number-columns-repeated="2"/>
          <table:table-cell/>
          <table:table-cell table:formula="oooc:=IF([.C1458]=&quot;&quot;;&quot;&quot;;LOWER(LEFT([.C1458];1))&amp;RIGHT([.C1458];LEN([.C1458])-1))">
            <text:p/>
          </table:table-cell>
          <table:table-cell table:number-columns-repeated="249"/>
        </table:table-row>
        <table:table-row table:style-name="ro1">
          <table:table-cell table:number-columns-repeated="2"/>
          <table:table-cell/>
          <table:table-cell table:formula="oooc:=IF([.C1459]=&quot;&quot;;&quot;&quot;;LOWER(LEFT([.C1459];1))&amp;RIGHT([.C1459];LEN([.C1459])-1))">
            <text:p/>
          </table:table-cell>
          <table:table-cell table:number-columns-repeated="249"/>
        </table:table-row>
        <table:table-row table:style-name="ro1">
          <table:table-cell table:number-columns-repeated="2"/>
          <table:table-cell/>
          <table:table-cell table:formula="oooc:=IF([.C1460]=&quot;&quot;;&quot;&quot;;LOWER(LEFT([.C1460];1))&amp;RIGHT([.C1460];LEN([.C1460])-1))">
            <text:p/>
          </table:table-cell>
          <table:table-cell table:number-columns-repeated="249"/>
        </table:table-row>
        <table:table-row table:style-name="ro1">
          <table:table-cell table:number-columns-repeated="2"/>
          <table:table-cell/>
          <table:table-cell table:formula="oooc:=IF([.C1461]=&quot;&quot;;&quot;&quot;;LOWER(LEFT([.C1461];1))&amp;RIGHT([.C1461];LEN([.C1461])-1))">
            <text:p/>
          </table:table-cell>
          <table:table-cell table:number-columns-repeated="249"/>
        </table:table-row>
        <table:table-row table:style-name="ro1">
          <table:table-cell table:number-columns-repeated="2"/>
          <table:table-cell/>
          <table:table-cell table:formula="oooc:=IF([.C1462]=&quot;&quot;;&quot;&quot;;LOWER(LEFT([.C1462];1))&amp;RIGHT([.C1462];LEN([.C1462])-1))">
            <text:p/>
          </table:table-cell>
          <table:table-cell table:number-columns-repeated="249"/>
        </table:table-row>
        <table:table-row table:style-name="ro1">
          <table:table-cell table:number-columns-repeated="2"/>
          <table:table-cell/>
          <table:table-cell table:formula="oooc:=IF([.C1463]=&quot;&quot;;&quot;&quot;;LOWER(LEFT([.C1463];1))&amp;RIGHT([.C1463];LEN([.C1463])-1))">
            <text:p/>
          </table:table-cell>
          <table:table-cell table:number-columns-repeated="249"/>
        </table:table-row>
        <table:table-row table:style-name="ro1">
          <table:table-cell table:number-columns-repeated="2"/>
          <table:table-cell/>
          <table:table-cell table:formula="oooc:=IF([.C1464]=&quot;&quot;;&quot;&quot;;LOWER(LEFT([.C1464];1))&amp;RIGHT([.C1464];LEN([.C1464])-1))">
            <text:p/>
          </table:table-cell>
          <table:table-cell table:number-columns-repeated="249"/>
        </table:table-row>
        <table:table-row table:style-name="ro1">
          <table:table-cell table:number-columns-repeated="2"/>
          <table:table-cell/>
          <table:table-cell table:formula="oooc:=IF([.C1465]=&quot;&quot;;&quot;&quot;;LOWER(LEFT([.C1465];1))&amp;RIGHT([.C1465];LEN([.C1465])-1))">
            <text:p/>
          </table:table-cell>
          <table:table-cell table:number-columns-repeated="249"/>
        </table:table-row>
        <table:table-row table:style-name="ro1">
          <table:table-cell table:number-columns-repeated="2"/>
          <table:table-cell/>
          <table:table-cell table:formula="oooc:=IF([.C1466]=&quot;&quot;;&quot;&quot;;LOWER(LEFT([.C1466];1))&amp;RIGHT([.C1466];LEN([.C1466])-1))">
            <text:p/>
          </table:table-cell>
          <table:table-cell table:number-columns-repeated="249"/>
        </table:table-row>
        <table:table-row table:style-name="ro1">
          <table:table-cell table:number-columns-repeated="2"/>
          <table:table-cell/>
          <table:table-cell table:formula="oooc:=IF([.C1467]=&quot;&quot;;&quot;&quot;;LOWER(LEFT([.C1467];1))&amp;RIGHT([.C1467];LEN([.C1467])-1))">
            <text:p/>
          </table:table-cell>
          <table:table-cell table:number-columns-repeated="249"/>
        </table:table-row>
        <table:table-row table:style-name="ro1">
          <table:table-cell table:number-columns-repeated="2"/>
          <table:table-cell/>
          <table:table-cell table:formula="oooc:=IF([.C1468]=&quot;&quot;;&quot;&quot;;LOWER(LEFT([.C1468];1))&amp;RIGHT([.C1468];LEN([.C1468])-1))">
            <text:p/>
          </table:table-cell>
          <table:table-cell table:number-columns-repeated="249"/>
        </table:table-row>
        <table:table-row table:style-name="ro1">
          <table:table-cell table:number-columns-repeated="2"/>
          <table:table-cell/>
          <table:table-cell table:formula="oooc:=IF([.C1469]=&quot;&quot;;&quot;&quot;;LOWER(LEFT([.C1469];1))&amp;RIGHT([.C1469];LEN([.C1469])-1))">
            <text:p/>
          </table:table-cell>
          <table:table-cell table:number-columns-repeated="249"/>
        </table:table-row>
        <table:table-row table:style-name="ro1">
          <table:table-cell table:number-columns-repeated="2"/>
          <table:table-cell/>
          <table:table-cell table:formula="oooc:=IF([.C1470]=&quot;&quot;;&quot;&quot;;LOWER(LEFT([.C1470];1))&amp;RIGHT([.C1470];LEN([.C1470])-1))">
            <text:p/>
          </table:table-cell>
          <table:table-cell table:number-columns-repeated="249"/>
        </table:table-row>
        <table:table-row table:style-name="ro1">
          <table:table-cell table:number-columns-repeated="2"/>
          <table:table-cell/>
          <table:table-cell table:formula="oooc:=IF([.C1471]=&quot;&quot;;&quot;&quot;;LOWER(LEFT([.C1471];1))&amp;RIGHT([.C1471];LEN([.C1471])-1))">
            <text:p/>
          </table:table-cell>
          <table:table-cell table:number-columns-repeated="249"/>
        </table:table-row>
        <table:table-row table:style-name="ro1">
          <table:table-cell table:number-columns-repeated="2"/>
          <table:table-cell/>
          <table:table-cell table:formula="oooc:=IF([.C1472]=&quot;&quot;;&quot;&quot;;LOWER(LEFT([.C1472];1))&amp;RIGHT([.C1472];LEN([.C1472])-1))">
            <text:p/>
          </table:table-cell>
          <table:table-cell table:number-columns-repeated="249"/>
        </table:table-row>
        <table:table-row table:style-name="ro1">
          <table:table-cell table:number-columns-repeated="2"/>
          <table:table-cell/>
          <table:table-cell table:formula="oooc:=IF([.C1473]=&quot;&quot;;&quot;&quot;;LOWER(LEFT([.C1473];1))&amp;RIGHT([.C1473];LEN([.C1473])-1))">
            <text:p/>
          </table:table-cell>
          <table:table-cell table:number-columns-repeated="249"/>
        </table:table-row>
        <table:table-row table:style-name="ro1">
          <table:table-cell table:number-columns-repeated="2"/>
          <table:table-cell/>
          <table:table-cell table:formula="oooc:=IF([.C1474]=&quot;&quot;;&quot;&quot;;LOWER(LEFT([.C1474];1))&amp;RIGHT([.C1474];LEN([.C1474])-1))">
            <text:p/>
          </table:table-cell>
          <table:table-cell table:number-columns-repeated="249"/>
        </table:table-row>
        <table:table-row table:style-name="ro1">
          <table:table-cell table:number-columns-repeated="2"/>
          <table:table-cell/>
          <table:table-cell table:formula="oooc:=IF([.C1475]=&quot;&quot;;&quot;&quot;;LOWER(LEFT([.C1475];1))&amp;RIGHT([.C1475];LEN([.C1475])-1))">
            <text:p/>
          </table:table-cell>
          <table:table-cell table:number-columns-repeated="249"/>
        </table:table-row>
        <table:table-row table:style-name="ro1">
          <table:table-cell table:number-columns-repeated="2"/>
          <table:table-cell/>
          <table:table-cell table:formula="oooc:=IF([.C1476]=&quot;&quot;;&quot;&quot;;LOWER(LEFT([.C1476];1))&amp;RIGHT([.C1476];LEN([.C1476])-1))">
            <text:p/>
          </table:table-cell>
          <table:table-cell table:number-columns-repeated="249"/>
        </table:table-row>
        <table:table-row table:style-name="ro1">
          <table:table-cell table:number-columns-repeated="2"/>
          <table:table-cell/>
          <table:table-cell table:formula="oooc:=IF([.C1477]=&quot;&quot;;&quot;&quot;;LOWER(LEFT([.C1477];1))&amp;RIGHT([.C1477];LEN([.C1477])-1))">
            <text:p/>
          </table:table-cell>
          <table:table-cell table:number-columns-repeated="249"/>
        </table:table-row>
        <table:table-row table:style-name="ro1">
          <table:table-cell table:number-columns-repeated="2"/>
          <table:table-cell/>
          <table:table-cell table:formula="oooc:=IF([.C1478]=&quot;&quot;;&quot;&quot;;LOWER(LEFT([.C1478];1))&amp;RIGHT([.C1478];LEN([.C1478])-1))">
            <text:p/>
          </table:table-cell>
          <table:table-cell table:number-columns-repeated="249"/>
        </table:table-row>
        <table:table-row table:style-name="ro1">
          <table:table-cell table:number-columns-repeated="2"/>
          <table:table-cell/>
          <table:table-cell table:formula="oooc:=IF([.C1479]=&quot;&quot;;&quot;&quot;;LOWER(LEFT([.C1479];1))&amp;RIGHT([.C1479];LEN([.C1479])-1))">
            <text:p/>
          </table:table-cell>
          <table:table-cell table:number-columns-repeated="249"/>
        </table:table-row>
        <table:table-row table:style-name="ro1">
          <table:table-cell table:number-columns-repeated="2"/>
          <table:table-cell/>
          <table:table-cell table:formula="oooc:=IF([.C1480]=&quot;&quot;;&quot;&quot;;LOWER(LEFT([.C1480];1))&amp;RIGHT([.C1480];LEN([.C1480])-1))">
            <text:p/>
          </table:table-cell>
          <table:table-cell table:number-columns-repeated="249"/>
        </table:table-row>
        <table:table-row table:style-name="ro1">
          <table:table-cell table:number-columns-repeated="2"/>
          <table:table-cell/>
          <table:table-cell table:formula="oooc:=IF([.C1481]=&quot;&quot;;&quot;&quot;;LOWER(LEFT([.C1481];1))&amp;RIGHT([.C1481];LEN([.C1481])-1))">
            <text:p/>
          </table:table-cell>
          <table:table-cell table:number-columns-repeated="249"/>
        </table:table-row>
        <table:table-row table:style-name="ro1">
          <table:table-cell table:number-columns-repeated="2"/>
          <table:table-cell/>
          <table:table-cell table:formula="oooc:=IF([.C1482]=&quot;&quot;;&quot;&quot;;LOWER(LEFT([.C1482];1))&amp;RIGHT([.C1482];LEN([.C1482])-1))">
            <text:p/>
          </table:table-cell>
          <table:table-cell table:number-columns-repeated="249"/>
        </table:table-row>
        <table:table-row table:style-name="ro1">
          <table:table-cell table:number-columns-repeated="2"/>
          <table:table-cell/>
          <table:table-cell table:formula="oooc:=IF([.C1483]=&quot;&quot;;&quot;&quot;;LOWER(LEFT([.C1483];1))&amp;RIGHT([.C1483];LEN([.C1483])-1))">
            <text:p/>
          </table:table-cell>
          <table:table-cell table:number-columns-repeated="249"/>
        </table:table-row>
        <table:table-row table:style-name="ro1">
          <table:table-cell table:number-columns-repeated="2"/>
          <table:table-cell/>
          <table:table-cell table:formula="oooc:=IF([.C1484]=&quot;&quot;;&quot;&quot;;LOWER(LEFT([.C1484];1))&amp;RIGHT([.C1484];LEN([.C1484])-1))">
            <text:p/>
          </table:table-cell>
          <table:table-cell table:number-columns-repeated="249"/>
        </table:table-row>
        <table:table-row table:style-name="ro1">
          <table:table-cell table:number-columns-repeated="2"/>
          <table:table-cell/>
          <table:table-cell table:formula="oooc:=IF([.C1485]=&quot;&quot;;&quot;&quot;;LOWER(LEFT([.C1485];1))&amp;RIGHT([.C1485];LEN([.C1485])-1))">
            <text:p/>
          </table:table-cell>
          <table:table-cell table:number-columns-repeated="249"/>
        </table:table-row>
        <table:table-row table:style-name="ro1">
          <table:table-cell table:number-columns-repeated="2"/>
          <table:table-cell/>
          <table:table-cell table:formula="oooc:=IF([.C1486]=&quot;&quot;;&quot;&quot;;LOWER(LEFT([.C1486];1))&amp;RIGHT([.C1486];LEN([.C1486])-1))">
            <text:p/>
          </table:table-cell>
          <table:table-cell table:number-columns-repeated="249"/>
        </table:table-row>
        <table:table-row table:style-name="ro1">
          <table:table-cell table:number-columns-repeated="2"/>
          <table:table-cell/>
          <table:table-cell table:formula="oooc:=IF([.C1487]=&quot;&quot;;&quot;&quot;;LOWER(LEFT([.C1487];1))&amp;RIGHT([.C1487];LEN([.C1487])-1))">
            <text:p/>
          </table:table-cell>
          <table:table-cell table:number-columns-repeated="249"/>
        </table:table-row>
        <table:table-row table:style-name="ro1">
          <table:table-cell table:number-columns-repeated="2"/>
          <table:table-cell/>
          <table:table-cell table:formula="oooc:=IF([.C1488]=&quot;&quot;;&quot;&quot;;LOWER(LEFT([.C1488];1))&amp;RIGHT([.C1488];LEN([.C1488])-1))">
            <text:p/>
          </table:table-cell>
          <table:table-cell table:number-columns-repeated="249"/>
        </table:table-row>
        <table:table-row table:style-name="ro1">
          <table:table-cell table:number-columns-repeated="2"/>
          <table:table-cell/>
          <table:table-cell table:formula="oooc:=IF([.C1489]=&quot;&quot;;&quot;&quot;;LOWER(LEFT([.C1489];1))&amp;RIGHT([.C1489];LEN([.C1489])-1))">
            <text:p/>
          </table:table-cell>
          <table:table-cell table:number-columns-repeated="249"/>
        </table:table-row>
        <table:table-row table:style-name="ro1">
          <table:table-cell table:number-columns-repeated="2"/>
          <table:table-cell/>
          <table:table-cell table:formula="oooc:=IF([.C1490]=&quot;&quot;;&quot;&quot;;LOWER(LEFT([.C1490];1))&amp;RIGHT([.C1490];LEN([.C1490])-1))">
            <text:p/>
          </table:table-cell>
          <table:table-cell table:number-columns-repeated="249"/>
        </table:table-row>
        <table:table-row table:style-name="ro1">
          <table:table-cell table:number-columns-repeated="2"/>
          <table:table-cell/>
          <table:table-cell table:formula="oooc:=IF([.C1491]=&quot;&quot;;&quot;&quot;;LOWER(LEFT([.C1491];1))&amp;RIGHT([.C1491];LEN([.C1491])-1))">
            <text:p/>
          </table:table-cell>
          <table:table-cell table:number-columns-repeated="249"/>
        </table:table-row>
        <table:table-row table:style-name="ro1">
          <table:table-cell table:number-columns-repeated="2"/>
          <table:table-cell/>
          <table:table-cell table:formula="oooc:=IF([.C1492]=&quot;&quot;;&quot;&quot;;LOWER(LEFT([.C1492];1))&amp;RIGHT([.C1492];LEN([.C1492])-1))">
            <text:p/>
          </table:table-cell>
          <table:table-cell table:number-columns-repeated="249"/>
        </table:table-row>
        <table:table-row table:style-name="ro1">
          <table:table-cell table:number-columns-repeated="2"/>
          <table:table-cell/>
          <table:table-cell table:formula="oooc:=IF([.C1493]=&quot;&quot;;&quot;&quot;;LOWER(LEFT([.C1493];1))&amp;RIGHT([.C1493];LEN([.C1493])-1))">
            <text:p/>
          </table:table-cell>
          <table:table-cell table:number-columns-repeated="249"/>
        </table:table-row>
        <table:table-row table:style-name="ro1">
          <table:table-cell table:number-columns-repeated="2"/>
          <table:table-cell/>
          <table:table-cell table:formula="oooc:=IF([.C1494]=&quot;&quot;;&quot;&quot;;LOWER(LEFT([.C1494];1))&amp;RIGHT([.C1494];LEN([.C1494])-1))">
            <text:p/>
          </table:table-cell>
          <table:table-cell table:number-columns-repeated="249"/>
        </table:table-row>
        <table:table-row table:style-name="ro1">
          <table:table-cell table:number-columns-repeated="2"/>
          <table:table-cell/>
          <table:table-cell table:formula="oooc:=IF([.C1495]=&quot;&quot;;&quot;&quot;;LOWER(LEFT([.C1495];1))&amp;RIGHT([.C1495];LEN([.C1495])-1))">
            <text:p/>
          </table:table-cell>
          <table:table-cell table:number-columns-repeated="249"/>
        </table:table-row>
        <table:table-row table:style-name="ro1">
          <table:table-cell table:number-columns-repeated="2"/>
          <table:table-cell/>
          <table:table-cell table:formula="oooc:=IF([.C1496]=&quot;&quot;;&quot;&quot;;LOWER(LEFT([.C1496];1))&amp;RIGHT([.C1496];LEN([.C1496])-1))">
            <text:p/>
          </table:table-cell>
          <table:table-cell table:number-columns-repeated="249"/>
        </table:table-row>
        <table:table-row table:style-name="ro1">
          <table:table-cell table:number-columns-repeated="2"/>
          <table:table-cell/>
          <table:table-cell table:formula="oooc:=IF([.C1497]=&quot;&quot;;&quot;&quot;;LOWER(LEFT([.C1497];1))&amp;RIGHT([.C1497];LEN([.C1497])-1))">
            <text:p/>
          </table:table-cell>
          <table:table-cell table:number-columns-repeated="249"/>
        </table:table-row>
        <table:table-row table:style-name="ro1">
          <table:table-cell table:number-columns-repeated="2"/>
          <table:table-cell/>
          <table:table-cell table:formula="oooc:=IF([.C1498]=&quot;&quot;;&quot;&quot;;LOWER(LEFT([.C1498];1))&amp;RIGHT([.C1498];LEN([.C1498])-1))">
            <text:p/>
          </table:table-cell>
          <table:table-cell table:number-columns-repeated="249"/>
        </table:table-row>
        <table:table-row table:style-name="ro1">
          <table:table-cell table:number-columns-repeated="2"/>
          <table:table-cell/>
          <table:table-cell table:formula="oooc:=IF([.C1499]=&quot;&quot;;&quot;&quot;;LOWER(LEFT([.C1499];1))&amp;RIGHT([.C1499];LEN([.C1499])-1))">
            <text:p/>
          </table:table-cell>
          <table:table-cell table:number-columns-repeated="249"/>
        </table:table-row>
        <table:table-row table:style-name="ro1">
          <table:table-cell table:number-columns-repeated="2"/>
          <table:table-cell/>
          <table:table-cell table:formula="oooc:=IF([.C1500]=&quot;&quot;;&quot;&quot;;LOWER(LEFT([.C1500];1))&amp;RIGHT([.C1500];LEN([.C1500])-1))">
            <text:p/>
          </table:table-cell>
          <table:table-cell table:number-columns-repeated="249"/>
        </table:table-row>
        <table:table-row table:style-name="ro1">
          <table:table-cell table:number-columns-repeated="2"/>
          <table:table-cell/>
          <table:table-cell table:formula="oooc:=IF([.C1501]=&quot;&quot;;&quot;&quot;;LOWER(LEFT([.C1501];1))&amp;RIGHT([.C1501];LEN([.C1501])-1))">
            <text:p/>
          </table:table-cell>
          <table:table-cell table:number-columns-repeated="249"/>
        </table:table-row>
        <table:table-row table:style-name="ro1">
          <table:table-cell table:number-columns-repeated="2"/>
          <table:table-cell/>
          <table:table-cell table:formula="oooc:=IF([.C1502]=&quot;&quot;;&quot;&quot;;LOWER(LEFT([.C1502];1))&amp;RIGHT([.C1502];LEN([.C1502])-1))">
            <text:p/>
          </table:table-cell>
          <table:table-cell table:number-columns-repeated="249"/>
        </table:table-row>
        <table:table-row table:style-name="ro1">
          <table:table-cell table:number-columns-repeated="2"/>
          <table:table-cell/>
          <table:table-cell table:formula="oooc:=IF([.C1503]=&quot;&quot;;&quot;&quot;;LOWER(LEFT([.C1503];1))&amp;RIGHT([.C1503];LEN([.C1503])-1))">
            <text:p/>
          </table:table-cell>
          <table:table-cell table:number-columns-repeated="249"/>
        </table:table-row>
        <table:table-row table:style-name="ro1">
          <table:table-cell table:number-columns-repeated="2"/>
          <table:table-cell/>
          <table:table-cell table:formula="oooc:=IF([.C1504]=&quot;&quot;;&quot;&quot;;LOWER(LEFT([.C1504];1))&amp;RIGHT([.C1504];LEN([.C1504])-1))">
            <text:p/>
          </table:table-cell>
          <table:table-cell table:number-columns-repeated="249"/>
        </table:table-row>
        <table:table-row table:style-name="ro1">
          <table:table-cell table:number-columns-repeated="2"/>
          <table:table-cell/>
          <table:table-cell table:formula="oooc:=IF([.C1505]=&quot;&quot;;&quot;&quot;;LOWER(LEFT([.C1505];1))&amp;RIGHT([.C1505];LEN([.C1505])-1))">
            <text:p/>
          </table:table-cell>
          <table:table-cell table:number-columns-repeated="249"/>
        </table:table-row>
        <table:table-row table:style-name="ro1">
          <table:table-cell table:number-columns-repeated="2"/>
          <table:table-cell/>
          <table:table-cell table:formula="oooc:=IF([.C1506]=&quot;&quot;;&quot;&quot;;LOWER(LEFT([.C1506];1))&amp;RIGHT([.C1506];LEN([.C1506])-1))">
            <text:p/>
          </table:table-cell>
          <table:table-cell table:number-columns-repeated="249"/>
        </table:table-row>
        <table:table-row table:style-name="ro1">
          <table:table-cell table:number-columns-repeated="2"/>
          <table:table-cell/>
          <table:table-cell table:formula="oooc:=IF([.C1507]=&quot;&quot;;&quot;&quot;;LOWER(LEFT([.C1507];1))&amp;RIGHT([.C1507];LEN([.C1507])-1))">
            <text:p/>
          </table:table-cell>
          <table:table-cell table:number-columns-repeated="249"/>
        </table:table-row>
        <table:table-row table:style-name="ro1">
          <table:table-cell table:number-columns-repeated="2"/>
          <table:table-cell/>
          <table:table-cell table:formula="oooc:=IF([.C1508]=&quot;&quot;;&quot;&quot;;LOWER(LEFT([.C1508];1))&amp;RIGHT([.C1508];LEN([.C1508])-1))">
            <text:p/>
          </table:table-cell>
          <table:table-cell table:number-columns-repeated="249"/>
        </table:table-row>
        <table:table-row table:style-name="ro1">
          <table:table-cell table:number-columns-repeated="2"/>
          <table:table-cell/>
          <table:table-cell table:formula="oooc:=IF([.C1509]=&quot;&quot;;&quot;&quot;;LOWER(LEFT([.C1509];1))&amp;RIGHT([.C1509];LEN([.C1509])-1))">
            <text:p/>
          </table:table-cell>
          <table:table-cell table:number-columns-repeated="249"/>
        </table:table-row>
        <table:table-row table:style-name="ro1">
          <table:table-cell table:number-columns-repeated="2"/>
          <table:table-cell/>
          <table:table-cell table:formula="oooc:=IF([.C1510]=&quot;&quot;;&quot;&quot;;LOWER(LEFT([.C1510];1))&amp;RIGHT([.C1510];LEN([.C1510])-1))">
            <text:p/>
          </table:table-cell>
          <table:table-cell table:number-columns-repeated="249"/>
        </table:table-row>
        <table:table-row table:style-name="ro1">
          <table:table-cell table:number-columns-repeated="2"/>
          <table:table-cell/>
          <table:table-cell table:formula="oooc:=IF([.C1511]=&quot;&quot;;&quot;&quot;;LOWER(LEFT([.C1511];1))&amp;RIGHT([.C1511];LEN([.C1511])-1))">
            <text:p/>
          </table:table-cell>
          <table:table-cell table:number-columns-repeated="249"/>
        </table:table-row>
        <table:table-row table:style-name="ro1">
          <table:table-cell table:number-columns-repeated="2"/>
          <table:table-cell/>
          <table:table-cell table:formula="oooc:=IF([.C1512]=&quot;&quot;;&quot;&quot;;LOWER(LEFT([.C1512];1))&amp;RIGHT([.C1512];LEN([.C1512])-1))">
            <text:p/>
          </table:table-cell>
          <table:table-cell table:number-columns-repeated="249"/>
        </table:table-row>
        <table:table-row table:style-name="ro1">
          <table:table-cell table:number-columns-repeated="2"/>
          <table:table-cell/>
          <table:table-cell table:formula="oooc:=IF([.C1513]=&quot;&quot;;&quot;&quot;;LOWER(LEFT([.C1513];1))&amp;RIGHT([.C1513];LEN([.C1513])-1))">
            <text:p/>
          </table:table-cell>
          <table:table-cell table:number-columns-repeated="249"/>
        </table:table-row>
        <table:table-row table:style-name="ro1">
          <table:table-cell table:number-columns-repeated="2"/>
          <table:table-cell/>
          <table:table-cell table:formula="oooc:=IF([.C1514]=&quot;&quot;;&quot;&quot;;LOWER(LEFT([.C1514];1))&amp;RIGHT([.C1514];LEN([.C1514])-1))">
            <text:p/>
          </table:table-cell>
          <table:table-cell table:number-columns-repeated="249"/>
        </table:table-row>
        <table:table-row table:style-name="ro1">
          <table:table-cell table:number-columns-repeated="2"/>
          <table:table-cell/>
          <table:table-cell table:formula="oooc:=IF([.C1515]=&quot;&quot;;&quot;&quot;;LOWER(LEFT([.C1515];1))&amp;RIGHT([.C1515];LEN([.C1515])-1))">
            <text:p/>
          </table:table-cell>
          <table:table-cell table:number-columns-repeated="249"/>
        </table:table-row>
        <table:table-row table:style-name="ro1">
          <table:table-cell table:number-columns-repeated="2"/>
          <table:table-cell/>
          <table:table-cell table:formula="oooc:=IF([.C1516]=&quot;&quot;;&quot;&quot;;LOWER(LEFT([.C1516];1))&amp;RIGHT([.C1516];LEN([.C1516])-1))">
            <text:p/>
          </table:table-cell>
          <table:table-cell table:number-columns-repeated="249"/>
        </table:table-row>
        <table:table-row table:style-name="ro1">
          <table:table-cell table:number-columns-repeated="2"/>
          <table:table-cell/>
          <table:table-cell table:formula="oooc:=IF([.C1517]=&quot;&quot;;&quot;&quot;;LOWER(LEFT([.C1517];1))&amp;RIGHT([.C1517];LEN([.C1517])-1))">
            <text:p/>
          </table:table-cell>
          <table:table-cell table:number-columns-repeated="249"/>
        </table:table-row>
        <table:table-row table:style-name="ro1">
          <table:table-cell table:number-columns-repeated="2"/>
          <table:table-cell/>
          <table:table-cell table:formula="oooc:=IF([.C1518]=&quot;&quot;;&quot;&quot;;LOWER(LEFT([.C1518];1))&amp;RIGHT([.C1518];LEN([.C1518])-1))">
            <text:p/>
          </table:table-cell>
          <table:table-cell table:number-columns-repeated="249"/>
        </table:table-row>
        <table:table-row table:style-name="ro1">
          <table:table-cell table:number-columns-repeated="2"/>
          <table:table-cell/>
          <table:table-cell table:formula="oooc:=IF([.C1519]=&quot;&quot;;&quot;&quot;;LOWER(LEFT([.C1519];1))&amp;RIGHT([.C1519];LEN([.C1519])-1))">
            <text:p/>
          </table:table-cell>
          <table:table-cell table:number-columns-repeated="249"/>
        </table:table-row>
        <table:table-row table:style-name="ro1">
          <table:table-cell table:number-columns-repeated="2"/>
          <table:table-cell/>
          <table:table-cell table:formula="oooc:=IF([.C1520]=&quot;&quot;;&quot;&quot;;LOWER(LEFT([.C1520];1))&amp;RIGHT([.C1520];LEN([.C1520])-1))">
            <text:p/>
          </table:table-cell>
          <table:table-cell table:number-columns-repeated="249"/>
        </table:table-row>
        <table:table-row table:style-name="ro1">
          <table:table-cell table:number-columns-repeated="2"/>
          <table:table-cell/>
          <table:table-cell table:formula="oooc:=IF([.C1521]=&quot;&quot;;&quot;&quot;;LOWER(LEFT([.C1521];1))&amp;RIGHT([.C1521];LEN([.C1521])-1))">
            <text:p/>
          </table:table-cell>
          <table:table-cell table:number-columns-repeated="249"/>
        </table:table-row>
        <table:table-row table:style-name="ro1">
          <table:table-cell table:number-columns-repeated="2"/>
          <table:table-cell/>
          <table:table-cell table:formula="oooc:=IF([.C1522]=&quot;&quot;;&quot;&quot;;LOWER(LEFT([.C1522];1))&amp;RIGHT([.C1522];LEN([.C1522])-1))">
            <text:p/>
          </table:table-cell>
          <table:table-cell table:number-columns-repeated="249"/>
        </table:table-row>
        <table:table-row table:style-name="ro1">
          <table:table-cell table:number-columns-repeated="2"/>
          <table:table-cell/>
          <table:table-cell table:formula="oooc:=IF([.C1523]=&quot;&quot;;&quot;&quot;;LOWER(LEFT([.C1523];1))&amp;RIGHT([.C1523];LEN([.C1523])-1))">
            <text:p/>
          </table:table-cell>
          <table:table-cell table:number-columns-repeated="249"/>
        </table:table-row>
        <table:table-row table:style-name="ro1">
          <table:table-cell table:number-columns-repeated="2"/>
          <table:table-cell/>
          <table:table-cell table:formula="oooc:=IF([.C1524]=&quot;&quot;;&quot;&quot;;LOWER(LEFT([.C1524];1))&amp;RIGHT([.C1524];LEN([.C1524])-1))">
            <text:p/>
          </table:table-cell>
          <table:table-cell table:number-columns-repeated="249"/>
        </table:table-row>
        <table:table-row table:style-name="ro1">
          <table:table-cell table:number-columns-repeated="2"/>
          <table:table-cell/>
          <table:table-cell table:formula="oooc:=IF([.C1525]=&quot;&quot;;&quot;&quot;;LOWER(LEFT([.C1525];1))&amp;RIGHT([.C1525];LEN([.C1525])-1))">
            <text:p/>
          </table:table-cell>
          <table:table-cell table:number-columns-repeated="249"/>
        </table:table-row>
        <table:table-row table:style-name="ro1">
          <table:table-cell table:number-columns-repeated="2"/>
          <table:table-cell/>
          <table:table-cell table:formula="oooc:=IF([.C1526]=&quot;&quot;;&quot;&quot;;LOWER(LEFT([.C1526];1))&amp;RIGHT([.C1526];LEN([.C1526])-1))">
            <text:p/>
          </table:table-cell>
          <table:table-cell table:number-columns-repeated="249"/>
        </table:table-row>
        <table:table-row table:style-name="ro1">
          <table:table-cell table:number-columns-repeated="2"/>
          <table:table-cell/>
          <table:table-cell table:formula="oooc:=IF([.C1527]=&quot;&quot;;&quot;&quot;;LOWER(LEFT([.C1527];1))&amp;RIGHT([.C1527];LEN([.C1527])-1))">
            <text:p/>
          </table:table-cell>
          <table:table-cell table:number-columns-repeated="249"/>
        </table:table-row>
        <table:table-row table:style-name="ro1">
          <table:table-cell table:number-columns-repeated="2"/>
          <table:table-cell/>
          <table:table-cell table:formula="oooc:=IF([.C1528]=&quot;&quot;;&quot;&quot;;LOWER(LEFT([.C1528];1))&amp;RIGHT([.C1528];LEN([.C1528])-1))">
            <text:p/>
          </table:table-cell>
          <table:table-cell table:number-columns-repeated="249"/>
        </table:table-row>
        <table:table-row table:style-name="ro1">
          <table:table-cell table:number-columns-repeated="2"/>
          <table:table-cell/>
          <table:table-cell table:formula="oooc:=IF([.C1529]=&quot;&quot;;&quot;&quot;;LOWER(LEFT([.C1529];1))&amp;RIGHT([.C1529];LEN([.C1529])-1))">
            <text:p/>
          </table:table-cell>
          <table:table-cell table:number-columns-repeated="249"/>
        </table:table-row>
        <table:table-row table:style-name="ro1">
          <table:table-cell table:number-columns-repeated="2"/>
          <table:table-cell/>
          <table:table-cell table:formula="oooc:=IF([.C1530]=&quot;&quot;;&quot;&quot;;LOWER(LEFT([.C1530];1))&amp;RIGHT([.C1530];LEN([.C1530])-1))">
            <text:p/>
          </table:table-cell>
          <table:table-cell table:number-columns-repeated="249"/>
        </table:table-row>
        <table:table-row table:style-name="ro1">
          <table:table-cell table:number-columns-repeated="2"/>
          <table:table-cell/>
          <table:table-cell table:formula="oooc:=IF([.C1531]=&quot;&quot;;&quot;&quot;;LOWER(LEFT([.C1531];1))&amp;RIGHT([.C1531];LEN([.C1531])-1))">
            <text:p/>
          </table:table-cell>
          <table:table-cell table:number-columns-repeated="249"/>
        </table:table-row>
        <table:table-row table:style-name="ro1">
          <table:table-cell table:number-columns-repeated="2"/>
          <table:table-cell/>
          <table:table-cell table:formula="oooc:=IF([.C1532]=&quot;&quot;;&quot;&quot;;LOWER(LEFT([.C1532];1))&amp;RIGHT([.C1532];LEN([.C1532])-1))">
            <text:p/>
          </table:table-cell>
          <table:table-cell table:number-columns-repeated="249"/>
        </table:table-row>
        <table:table-row table:style-name="ro1">
          <table:table-cell table:number-columns-repeated="2"/>
          <table:table-cell/>
          <table:table-cell table:formula="oooc:=IF([.C1533]=&quot;&quot;;&quot;&quot;;LOWER(LEFT([.C1533];1))&amp;RIGHT([.C1533];LEN([.C1533])-1))">
            <text:p/>
          </table:table-cell>
          <table:table-cell table:number-columns-repeated="249"/>
        </table:table-row>
        <table:table-row table:style-name="ro1">
          <table:table-cell table:number-columns-repeated="2"/>
          <table:table-cell/>
          <table:table-cell table:formula="oooc:=IF([.C1534]=&quot;&quot;;&quot;&quot;;LOWER(LEFT([.C1534];1))&amp;RIGHT([.C1534];LEN([.C1534])-1))">
            <text:p/>
          </table:table-cell>
          <table:table-cell table:number-columns-repeated="249"/>
        </table:table-row>
        <table:table-row table:style-name="ro1">
          <table:table-cell table:number-columns-repeated="2"/>
          <table:table-cell/>
          <table:table-cell table:formula="oooc:=IF([.C1535]=&quot;&quot;;&quot;&quot;;LOWER(LEFT([.C1535];1))&amp;RIGHT([.C1535];LEN([.C1535])-1))">
            <text:p/>
          </table:table-cell>
          <table:table-cell table:number-columns-repeated="249"/>
        </table:table-row>
        <table:table-row table:style-name="ro1">
          <table:table-cell table:number-columns-repeated="2"/>
          <table:table-cell/>
          <table:table-cell table:formula="oooc:=IF([.C1536]=&quot;&quot;;&quot;&quot;;LOWER(LEFT([.C1536];1))&amp;RIGHT([.C1536];LEN([.C1536])-1))">
            <text:p/>
          </table:table-cell>
          <table:table-cell table:number-columns-repeated="249"/>
        </table:table-row>
        <table:table-row table:style-name="ro1">
          <table:table-cell table:number-columns-repeated="2"/>
          <table:table-cell/>
          <table:table-cell table:formula="oooc:=IF([.C1537]=&quot;&quot;;&quot;&quot;;LOWER(LEFT([.C1537];1))&amp;RIGHT([.C1537];LEN([.C1537])-1))">
            <text:p/>
          </table:table-cell>
          <table:table-cell table:number-columns-repeated="249"/>
        </table:table-row>
        <table:table-row table:style-name="ro1">
          <table:table-cell table:number-columns-repeated="2"/>
          <table:table-cell/>
          <table:table-cell table:formula="oooc:=IF([.C1538]=&quot;&quot;;&quot;&quot;;LOWER(LEFT([.C1538];1))&amp;RIGHT([.C1538];LEN([.C1538])-1))">
            <text:p/>
          </table:table-cell>
          <table:table-cell table:number-columns-repeated="249"/>
        </table:table-row>
        <table:table-row table:style-name="ro1">
          <table:table-cell table:number-columns-repeated="2"/>
          <table:table-cell/>
          <table:table-cell table:formula="oooc:=IF([.C1539]=&quot;&quot;;&quot;&quot;;LOWER(LEFT([.C1539];1))&amp;RIGHT([.C1539];LEN([.C1539])-1))">
            <text:p/>
          </table:table-cell>
          <table:table-cell table:number-columns-repeated="249"/>
        </table:table-row>
        <table:table-row table:style-name="ro1">
          <table:table-cell table:number-columns-repeated="2"/>
          <table:table-cell/>
          <table:table-cell table:formula="oooc:=IF([.C1540]=&quot;&quot;;&quot;&quot;;LOWER(LEFT([.C1540];1))&amp;RIGHT([.C1540];LEN([.C1540])-1))">
            <text:p/>
          </table:table-cell>
          <table:table-cell table:number-columns-repeated="249"/>
        </table:table-row>
        <table:table-row table:style-name="ro1">
          <table:table-cell table:number-columns-repeated="2"/>
          <table:table-cell/>
          <table:table-cell table:formula="oooc:=IF([.C1541]=&quot;&quot;;&quot;&quot;;LOWER(LEFT([.C1541];1))&amp;RIGHT([.C1541];LEN([.C1541])-1))">
            <text:p/>
          </table:table-cell>
          <table:table-cell table:number-columns-repeated="249"/>
        </table:table-row>
        <table:table-row table:style-name="ro1">
          <table:table-cell table:number-columns-repeated="2"/>
          <table:table-cell/>
          <table:table-cell table:formula="oooc:=IF([.C1542]=&quot;&quot;;&quot;&quot;;LOWER(LEFT([.C1542];1))&amp;RIGHT([.C1542];LEN([.C1542])-1))">
            <text:p/>
          </table:table-cell>
          <table:table-cell table:number-columns-repeated="249"/>
        </table:table-row>
        <table:table-row table:style-name="ro1">
          <table:table-cell table:number-columns-repeated="2"/>
          <table:table-cell/>
          <table:table-cell table:formula="oooc:=IF([.C1543]=&quot;&quot;;&quot;&quot;;LOWER(LEFT([.C1543];1))&amp;RIGHT([.C1543];LEN([.C1543])-1))">
            <text:p/>
          </table:table-cell>
          <table:table-cell table:number-columns-repeated="249"/>
        </table:table-row>
        <table:table-row table:style-name="ro1">
          <table:table-cell table:number-columns-repeated="2"/>
          <table:table-cell/>
          <table:table-cell table:formula="oooc:=IF([.C1544]=&quot;&quot;;&quot;&quot;;LOWER(LEFT([.C1544];1))&amp;RIGHT([.C1544];LEN([.C1544])-1))">
            <text:p/>
          </table:table-cell>
          <table:table-cell table:number-columns-repeated="249"/>
        </table:table-row>
        <table:table-row table:style-name="ro1">
          <table:table-cell table:number-columns-repeated="2"/>
          <table:table-cell/>
          <table:table-cell table:formula="oooc:=IF([.C1545]=&quot;&quot;;&quot;&quot;;LOWER(LEFT([.C1545];1))&amp;RIGHT([.C1545];LEN([.C1545])-1))">
            <text:p/>
          </table:table-cell>
          <table:table-cell table:number-columns-repeated="249"/>
        </table:table-row>
        <table:table-row table:style-name="ro1">
          <table:table-cell table:number-columns-repeated="2"/>
          <table:table-cell/>
          <table:table-cell table:formula="oooc:=IF([.C1546]=&quot;&quot;;&quot;&quot;;LOWER(LEFT([.C1546];1))&amp;RIGHT([.C1546];LEN([.C1546])-1))">
            <text:p/>
          </table:table-cell>
          <table:table-cell table:number-columns-repeated="249"/>
        </table:table-row>
        <table:table-row table:style-name="ro1">
          <table:table-cell table:number-columns-repeated="2"/>
          <table:table-cell/>
          <table:table-cell table:formula="oooc:=IF([.C1547]=&quot;&quot;;&quot;&quot;;LOWER(LEFT([.C1547];1))&amp;RIGHT([.C1547];LEN([.C1547])-1))">
            <text:p/>
          </table:table-cell>
          <table:table-cell table:number-columns-repeated="249"/>
        </table:table-row>
        <table:table-row table:style-name="ro1">
          <table:table-cell table:number-columns-repeated="2"/>
          <table:table-cell/>
          <table:table-cell table:formula="oooc:=IF([.C1548]=&quot;&quot;;&quot;&quot;;LOWER(LEFT([.C1548];1))&amp;RIGHT([.C1548];LEN([.C1548])-1))">
            <text:p/>
          </table:table-cell>
          <table:table-cell table:number-columns-repeated="249"/>
        </table:table-row>
        <table:table-row table:style-name="ro1">
          <table:table-cell table:number-columns-repeated="2"/>
          <table:table-cell/>
          <table:table-cell table:formula="oooc:=IF([.C1549]=&quot;&quot;;&quot;&quot;;LOWER(LEFT([.C1549];1))&amp;RIGHT([.C1549];LEN([.C1549])-1))">
            <text:p/>
          </table:table-cell>
          <table:table-cell table:number-columns-repeated="249"/>
        </table:table-row>
        <table:table-row table:style-name="ro1">
          <table:table-cell table:number-columns-repeated="2"/>
          <table:table-cell/>
          <table:table-cell table:formula="oooc:=IF([.C1550]=&quot;&quot;;&quot;&quot;;LOWER(LEFT([.C1550];1))&amp;RIGHT([.C1550];LEN([.C1550])-1))">
            <text:p/>
          </table:table-cell>
          <table:table-cell table:number-columns-repeated="249"/>
        </table:table-row>
        <table:table-row table:style-name="ro1">
          <table:table-cell table:number-columns-repeated="2"/>
          <table:table-cell/>
          <table:table-cell table:formula="oooc:=IF([.C1551]=&quot;&quot;;&quot;&quot;;LOWER(LEFT([.C1551];1))&amp;RIGHT([.C1551];LEN([.C1551])-1))">
            <text:p/>
          </table:table-cell>
          <table:table-cell table:number-columns-repeated="249"/>
        </table:table-row>
        <table:table-row table:style-name="ro1">
          <table:table-cell table:number-columns-repeated="2"/>
          <table:table-cell/>
          <table:table-cell table:formula="oooc:=IF([.C1552]=&quot;&quot;;&quot;&quot;;LOWER(LEFT([.C1552];1))&amp;RIGHT([.C1552];LEN([.C1552])-1))">
            <text:p/>
          </table:table-cell>
          <table:table-cell table:number-columns-repeated="249"/>
        </table:table-row>
        <table:table-row table:style-name="ro1">
          <table:table-cell table:number-columns-repeated="2"/>
          <table:table-cell/>
          <table:table-cell table:formula="oooc:=IF([.C1553]=&quot;&quot;;&quot;&quot;;LOWER(LEFT([.C1553];1))&amp;RIGHT([.C1553];LEN([.C1553])-1))">
            <text:p/>
          </table:table-cell>
          <table:table-cell table:number-columns-repeated="249"/>
        </table:table-row>
        <table:table-row table:style-name="ro1">
          <table:table-cell table:number-columns-repeated="2"/>
          <table:table-cell/>
          <table:table-cell table:formula="oooc:=IF([.C1554]=&quot;&quot;;&quot;&quot;;LOWER(LEFT([.C1554];1))&amp;RIGHT([.C1554];LEN([.C1554])-1))">
            <text:p/>
          </table:table-cell>
          <table:table-cell table:number-columns-repeated="249"/>
        </table:table-row>
        <table:table-row table:style-name="ro1">
          <table:table-cell table:number-columns-repeated="2"/>
          <table:table-cell/>
          <table:table-cell table:formula="oooc:=IF([.C1555]=&quot;&quot;;&quot;&quot;;LOWER(LEFT([.C1555];1))&amp;RIGHT([.C1555];LEN([.C1555])-1))">
            <text:p/>
          </table:table-cell>
          <table:table-cell table:number-columns-repeated="249"/>
        </table:table-row>
        <table:table-row table:style-name="ro1">
          <table:table-cell table:number-columns-repeated="2"/>
          <table:table-cell/>
          <table:table-cell table:formula="oooc:=IF([.C1556]=&quot;&quot;;&quot;&quot;;LOWER(LEFT([.C1556];1))&amp;RIGHT([.C1556];LEN([.C1556])-1))">
            <text:p/>
          </table:table-cell>
          <table:table-cell table:number-columns-repeated="249"/>
        </table:table-row>
        <table:table-row table:style-name="ro1">
          <table:table-cell table:number-columns-repeated="2"/>
          <table:table-cell/>
          <table:table-cell table:formula="oooc:=IF([.C1557]=&quot;&quot;;&quot;&quot;;LOWER(LEFT([.C1557];1))&amp;RIGHT([.C1557];LEN([.C1557])-1))">
            <text:p/>
          </table:table-cell>
          <table:table-cell table:number-columns-repeated="249"/>
        </table:table-row>
        <table:table-row table:style-name="ro1">
          <table:table-cell table:number-columns-repeated="2"/>
          <table:table-cell/>
          <table:table-cell table:formula="oooc:=IF([.C1558]=&quot;&quot;;&quot;&quot;;LOWER(LEFT([.C1558];1))&amp;RIGHT([.C1558];LEN([.C1558])-1))">
            <text:p/>
          </table:table-cell>
          <table:table-cell table:number-columns-repeated="249"/>
        </table:table-row>
        <table:table-row table:style-name="ro1">
          <table:table-cell table:number-columns-repeated="2"/>
          <table:table-cell/>
          <table:table-cell table:formula="oooc:=IF([.C1559]=&quot;&quot;;&quot;&quot;;LOWER(LEFT([.C1559];1))&amp;RIGHT([.C1559];LEN([.C1559])-1))">
            <text:p/>
          </table:table-cell>
          <table:table-cell table:number-columns-repeated="249"/>
        </table:table-row>
        <table:table-row table:style-name="ro1">
          <table:table-cell table:number-columns-repeated="2"/>
          <table:table-cell/>
          <table:table-cell table:formula="oooc:=IF([.C1560]=&quot;&quot;;&quot;&quot;;LOWER(LEFT([.C1560];1))&amp;RIGHT([.C1560];LEN([.C1560])-1))">
            <text:p/>
          </table:table-cell>
          <table:table-cell table:number-columns-repeated="249"/>
        </table:table-row>
        <table:table-row table:style-name="ro1">
          <table:table-cell table:number-columns-repeated="2"/>
          <table:table-cell/>
          <table:table-cell table:formula="oooc:=IF([.C1561]=&quot;&quot;;&quot;&quot;;LOWER(LEFT([.C1561];1))&amp;RIGHT([.C1561];LEN([.C1561])-1))">
            <text:p/>
          </table:table-cell>
          <table:table-cell table:number-columns-repeated="249"/>
        </table:table-row>
        <table:table-row table:style-name="ro1">
          <table:table-cell table:number-columns-repeated="2"/>
          <table:table-cell/>
          <table:table-cell table:formula="oooc:=IF([.C1562]=&quot;&quot;;&quot;&quot;;LOWER(LEFT([.C1562];1))&amp;RIGHT([.C1562];LEN([.C1562])-1))">
            <text:p/>
          </table:table-cell>
          <table:table-cell table:number-columns-repeated="249"/>
        </table:table-row>
        <table:table-row table:style-name="ro1">
          <table:table-cell table:number-columns-repeated="2"/>
          <table:table-cell/>
          <table:table-cell table:formula="oooc:=IF([.C1563]=&quot;&quot;;&quot;&quot;;LOWER(LEFT([.C1563];1))&amp;RIGHT([.C1563];LEN([.C1563])-1))">
            <text:p/>
          </table:table-cell>
          <table:table-cell table:number-columns-repeated="249"/>
        </table:table-row>
        <table:table-row table:style-name="ro1">
          <table:table-cell table:number-columns-repeated="2"/>
          <table:table-cell/>
          <table:table-cell table:formula="oooc:=IF([.C1564]=&quot;&quot;;&quot;&quot;;LOWER(LEFT([.C1564];1))&amp;RIGHT([.C1564];LEN([.C1564])-1))">
            <text:p/>
          </table:table-cell>
          <table:table-cell table:number-columns-repeated="249"/>
        </table:table-row>
        <table:table-row table:style-name="ro1">
          <table:table-cell table:number-columns-repeated="2"/>
          <table:table-cell/>
          <table:table-cell table:formula="oooc:=IF([.C1565]=&quot;&quot;;&quot;&quot;;LOWER(LEFT([.C1565];1))&amp;RIGHT([.C1565];LEN([.C1565])-1))">
            <text:p/>
          </table:table-cell>
          <table:table-cell table:number-columns-repeated="249"/>
        </table:table-row>
        <table:table-row table:style-name="ro1">
          <table:table-cell table:number-columns-repeated="2"/>
          <table:table-cell/>
          <table:table-cell table:formula="oooc:=IF([.C1566]=&quot;&quot;;&quot;&quot;;LOWER(LEFT([.C1566];1))&amp;RIGHT([.C1566];LEN([.C1566])-1))">
            <text:p/>
          </table:table-cell>
          <table:table-cell table:number-columns-repeated="249"/>
        </table:table-row>
        <table:table-row table:style-name="ro1">
          <table:table-cell table:number-columns-repeated="2"/>
          <table:table-cell/>
          <table:table-cell table:formula="oooc:=IF([.C1567]=&quot;&quot;;&quot;&quot;;LOWER(LEFT([.C1567];1))&amp;RIGHT([.C1567];LEN([.C1567])-1))">
            <text:p/>
          </table:table-cell>
          <table:table-cell table:number-columns-repeated="249"/>
        </table:table-row>
        <table:table-row table:style-name="ro1">
          <table:table-cell table:number-columns-repeated="2"/>
          <table:table-cell/>
          <table:table-cell table:formula="oooc:=IF([.C1568]=&quot;&quot;;&quot;&quot;;LOWER(LEFT([.C1568];1))&amp;RIGHT([.C1568];LEN([.C1568])-1))">
            <text:p/>
          </table:table-cell>
          <table:table-cell table:number-columns-repeated="249"/>
        </table:table-row>
        <table:table-row table:style-name="ro1">
          <table:table-cell table:number-columns-repeated="2"/>
          <table:table-cell/>
          <table:table-cell table:formula="oooc:=IF([.C1569]=&quot;&quot;;&quot;&quot;;LOWER(LEFT([.C1569];1))&amp;RIGHT([.C1569];LEN([.C1569])-1))">
            <text:p/>
          </table:table-cell>
          <table:table-cell table:number-columns-repeated="249"/>
        </table:table-row>
        <table:table-row table:style-name="ro1">
          <table:table-cell table:number-columns-repeated="2"/>
          <table:table-cell/>
          <table:table-cell table:formula="oooc:=IF([.C1570]=&quot;&quot;;&quot;&quot;;LOWER(LEFT([.C1570];1))&amp;RIGHT([.C1570];LEN([.C1570])-1))">
            <text:p/>
          </table:table-cell>
          <table:table-cell table:number-columns-repeated="249"/>
        </table:table-row>
        <table:table-row table:style-name="ro1">
          <table:table-cell table:number-columns-repeated="2"/>
          <table:table-cell/>
          <table:table-cell table:formula="oooc:=IF([.C1571]=&quot;&quot;;&quot;&quot;;LOWER(LEFT([.C1571];1))&amp;RIGHT([.C1571];LEN([.C1571])-1))">
            <text:p/>
          </table:table-cell>
          <table:table-cell table:number-columns-repeated="249"/>
        </table:table-row>
        <table:table-row table:style-name="ro1">
          <table:table-cell table:number-columns-repeated="2"/>
          <table:table-cell/>
          <table:table-cell table:formula="oooc:=IF([.C1572]=&quot;&quot;;&quot;&quot;;LOWER(LEFT([.C1572];1))&amp;RIGHT([.C1572];LEN([.C1572])-1))">
            <text:p/>
          </table:table-cell>
          <table:table-cell table:number-columns-repeated="249"/>
        </table:table-row>
        <table:table-row table:style-name="ro1">
          <table:table-cell table:number-columns-repeated="2"/>
          <table:table-cell/>
          <table:table-cell table:formula="oooc:=IF([.C1573]=&quot;&quot;;&quot;&quot;;LOWER(LEFT([.C1573];1))&amp;RIGHT([.C1573];LEN([.C1573])-1))">
            <text:p/>
          </table:table-cell>
          <table:table-cell table:number-columns-repeated="249"/>
        </table:table-row>
        <table:table-row table:style-name="ro1">
          <table:table-cell table:number-columns-repeated="2"/>
          <table:table-cell/>
          <table:table-cell table:formula="oooc:=IF([.C1574]=&quot;&quot;;&quot;&quot;;LOWER(LEFT([.C1574];1))&amp;RIGHT([.C1574];LEN([.C1574])-1))">
            <text:p/>
          </table:table-cell>
          <table:table-cell table:number-columns-repeated="249"/>
        </table:table-row>
        <table:table-row table:style-name="ro1">
          <table:table-cell table:number-columns-repeated="2"/>
          <table:table-cell/>
          <table:table-cell table:formula="oooc:=IF([.C1575]=&quot;&quot;;&quot;&quot;;LOWER(LEFT([.C1575];1))&amp;RIGHT([.C1575];LEN([.C1575])-1))">
            <text:p/>
          </table:table-cell>
          <table:table-cell table:number-columns-repeated="249"/>
        </table:table-row>
        <table:table-row table:style-name="ro1">
          <table:table-cell table:number-columns-repeated="2"/>
          <table:table-cell/>
          <table:table-cell table:formula="oooc:=IF([.C1576]=&quot;&quot;;&quot;&quot;;LOWER(LEFT([.C1576];1))&amp;RIGHT([.C1576];LEN([.C1576])-1))">
            <text:p/>
          </table:table-cell>
          <table:table-cell table:number-columns-repeated="249"/>
        </table:table-row>
        <table:table-row table:style-name="ro1">
          <table:table-cell table:number-columns-repeated="2"/>
          <table:table-cell/>
          <table:table-cell table:formula="oooc:=IF([.C1577]=&quot;&quot;;&quot;&quot;;LOWER(LEFT([.C1577];1))&amp;RIGHT([.C1577];LEN([.C1577])-1))">
            <text:p/>
          </table:table-cell>
          <table:table-cell table:number-columns-repeated="249"/>
        </table:table-row>
        <table:table-row table:style-name="ro1">
          <table:table-cell table:number-columns-repeated="2"/>
          <table:table-cell/>
          <table:table-cell table:formula="oooc:=IF([.C1578]=&quot;&quot;;&quot;&quot;;LOWER(LEFT([.C1578];1))&amp;RIGHT([.C1578];LEN([.C1578])-1))">
            <text:p/>
          </table:table-cell>
          <table:table-cell table:number-columns-repeated="249"/>
        </table:table-row>
        <table:table-row table:style-name="ro1">
          <table:table-cell table:number-columns-repeated="2"/>
          <table:table-cell/>
          <table:table-cell table:formula="oooc:=IF([.C1579]=&quot;&quot;;&quot;&quot;;LOWER(LEFT([.C1579];1))&amp;RIGHT([.C1579];LEN([.C1579])-1))">
            <text:p/>
          </table:table-cell>
          <table:table-cell table:number-columns-repeated="249"/>
        </table:table-row>
        <table:table-row table:style-name="ro1">
          <table:table-cell table:number-columns-repeated="2"/>
          <table:table-cell/>
          <table:table-cell table:formula="oooc:=IF([.C1580]=&quot;&quot;;&quot;&quot;;LOWER(LEFT([.C1580];1))&amp;RIGHT([.C1580];LEN([.C1580])-1))">
            <text:p/>
          </table:table-cell>
          <table:table-cell table:number-columns-repeated="249"/>
        </table:table-row>
        <table:table-row table:style-name="ro1">
          <table:table-cell table:number-columns-repeated="2"/>
          <table:table-cell/>
          <table:table-cell table:formula="oooc:=IF([.C1581]=&quot;&quot;;&quot;&quot;;LOWER(LEFT([.C1581];1))&amp;RIGHT([.C1581];LEN([.C1581])-1))">
            <text:p/>
          </table:table-cell>
          <table:table-cell table:number-columns-repeated="249"/>
        </table:table-row>
        <table:table-row table:style-name="ro1">
          <table:table-cell table:number-columns-repeated="2"/>
          <table:table-cell/>
          <table:table-cell table:formula="oooc:=IF([.C1582]=&quot;&quot;;&quot;&quot;;LOWER(LEFT([.C1582];1))&amp;RIGHT([.C1582];LEN([.C1582])-1))">
            <text:p/>
          </table:table-cell>
          <table:table-cell table:number-columns-repeated="249"/>
        </table:table-row>
        <table:table-row table:style-name="ro1">
          <table:table-cell table:number-columns-repeated="2"/>
          <table:table-cell/>
          <table:table-cell table:formula="oooc:=IF([.C1583]=&quot;&quot;;&quot;&quot;;LOWER(LEFT([.C1583];1))&amp;RIGHT([.C1583];LEN([.C1583])-1))">
            <text:p/>
          </table:table-cell>
          <table:table-cell table:number-columns-repeated="249"/>
        </table:table-row>
        <table:table-row table:style-name="ro1">
          <table:table-cell table:number-columns-repeated="2"/>
          <table:table-cell/>
          <table:table-cell table:formula="oooc:=IF([.C1584]=&quot;&quot;;&quot;&quot;;LOWER(LEFT([.C1584];1))&amp;RIGHT([.C1584];LEN([.C1584])-1))">
            <text:p/>
          </table:table-cell>
          <table:table-cell table:number-columns-repeated="249"/>
        </table:table-row>
        <table:table-row table:style-name="ro1">
          <table:table-cell table:number-columns-repeated="2"/>
          <table:table-cell/>
          <table:table-cell table:formula="oooc:=IF([.C1585]=&quot;&quot;;&quot;&quot;;LOWER(LEFT([.C1585];1))&amp;RIGHT([.C1585];LEN([.C1585])-1))">
            <text:p/>
          </table:table-cell>
          <table:table-cell table:number-columns-repeated="249"/>
        </table:table-row>
        <table:table-row table:style-name="ro1">
          <table:table-cell table:number-columns-repeated="2"/>
          <table:table-cell/>
          <table:table-cell table:formula="oooc:=IF([.C1586]=&quot;&quot;;&quot;&quot;;LOWER(LEFT([.C1586];1))&amp;RIGHT([.C1586];LEN([.C1586])-1))">
            <text:p/>
          </table:table-cell>
          <table:table-cell table:number-columns-repeated="249"/>
        </table:table-row>
        <table:table-row table:style-name="ro1">
          <table:table-cell table:number-columns-repeated="2"/>
          <table:table-cell/>
          <table:table-cell table:formula="oooc:=IF([.C1587]=&quot;&quot;;&quot;&quot;;LOWER(LEFT([.C1587];1))&amp;RIGHT([.C1587];LEN([.C1587])-1))">
            <text:p/>
          </table:table-cell>
          <table:table-cell table:number-columns-repeated="249"/>
        </table:table-row>
        <table:table-row table:style-name="ro1">
          <table:table-cell table:number-columns-repeated="2"/>
          <table:table-cell/>
          <table:table-cell table:formula="oooc:=IF([.C1588]=&quot;&quot;;&quot;&quot;;LOWER(LEFT([.C1588];1))&amp;RIGHT([.C1588];LEN([.C1588])-1))">
            <text:p/>
          </table:table-cell>
          <table:table-cell table:number-columns-repeated="249"/>
        </table:table-row>
        <table:table-row table:style-name="ro1">
          <table:table-cell table:number-columns-repeated="2"/>
          <table:table-cell/>
          <table:table-cell table:formula="oooc:=IF([.C1589]=&quot;&quot;;&quot;&quot;;LOWER(LEFT([.C1589];1))&amp;RIGHT([.C1589];LEN([.C1589])-1))">
            <text:p/>
          </table:table-cell>
          <table:table-cell table:number-columns-repeated="249"/>
        </table:table-row>
        <table:table-row table:style-name="ro1">
          <table:table-cell table:number-columns-repeated="2"/>
          <table:table-cell/>
          <table:table-cell table:formula="oooc:=IF([.C1590]=&quot;&quot;;&quot;&quot;;LOWER(LEFT([.C1590];1))&amp;RIGHT([.C1590];LEN([.C1590])-1))">
            <text:p/>
          </table:table-cell>
          <table:table-cell table:number-columns-repeated="249"/>
        </table:table-row>
        <table:table-row table:style-name="ro1">
          <table:table-cell table:number-columns-repeated="2"/>
          <table:table-cell/>
          <table:table-cell table:formula="oooc:=IF([.C1591]=&quot;&quot;;&quot;&quot;;LOWER(LEFT([.C1591];1))&amp;RIGHT([.C1591];LEN([.C1591])-1))">
            <text:p/>
          </table:table-cell>
          <table:table-cell table:number-columns-repeated="249"/>
        </table:table-row>
        <table:table-row table:style-name="ro1">
          <table:table-cell table:number-columns-repeated="2"/>
          <table:table-cell/>
          <table:table-cell table:formula="oooc:=IF([.C1592]=&quot;&quot;;&quot;&quot;;LOWER(LEFT([.C1592];1))&amp;RIGHT([.C1592];LEN([.C1592])-1))">
            <text:p/>
          </table:table-cell>
          <table:table-cell table:number-columns-repeated="249"/>
        </table:table-row>
        <table:table-row table:style-name="ro1">
          <table:table-cell table:number-columns-repeated="2"/>
          <table:table-cell/>
          <table:table-cell table:formula="oooc:=IF([.C1593]=&quot;&quot;;&quot;&quot;;LOWER(LEFT([.C1593];1))&amp;RIGHT([.C1593];LEN([.C1593])-1))">
            <text:p/>
          </table:table-cell>
          <table:table-cell table:number-columns-repeated="249"/>
        </table:table-row>
        <table:table-row table:style-name="ro1">
          <table:table-cell table:number-columns-repeated="2"/>
          <table:table-cell/>
          <table:table-cell table:formula="oooc:=IF([.C1594]=&quot;&quot;;&quot;&quot;;LOWER(LEFT([.C1594];1))&amp;RIGHT([.C1594];LEN([.C1594])-1))">
            <text:p/>
          </table:table-cell>
          <table:table-cell table:number-columns-repeated="249"/>
        </table:table-row>
        <table:table-row table:style-name="ro1">
          <table:table-cell table:number-columns-repeated="2"/>
          <table:table-cell/>
          <table:table-cell table:formula="oooc:=IF([.C1595]=&quot;&quot;;&quot;&quot;;LOWER(LEFT([.C1595];1))&amp;RIGHT([.C1595];LEN([.C1595])-1))">
            <text:p/>
          </table:table-cell>
          <table:table-cell table:number-columns-repeated="249"/>
        </table:table-row>
        <table:table-row table:style-name="ro1">
          <table:table-cell table:number-columns-repeated="2"/>
          <table:table-cell/>
          <table:table-cell table:formula="oooc:=IF([.C1596]=&quot;&quot;;&quot;&quot;;LOWER(LEFT([.C1596];1))&amp;RIGHT([.C1596];LEN([.C1596])-1))">
            <text:p/>
          </table:table-cell>
          <table:table-cell table:number-columns-repeated="249"/>
        </table:table-row>
        <table:table-row table:style-name="ro1">
          <table:table-cell table:number-columns-repeated="2"/>
          <table:table-cell/>
          <table:table-cell table:formula="oooc:=IF([.C1597]=&quot;&quot;;&quot;&quot;;LOWER(LEFT([.C1597];1))&amp;RIGHT([.C1597];LEN([.C1597])-1))">
            <text:p/>
          </table:table-cell>
          <table:table-cell table:number-columns-repeated="249"/>
        </table:table-row>
        <table:table-row table:style-name="ro1">
          <table:table-cell table:number-columns-repeated="2"/>
          <table:table-cell/>
          <table:table-cell table:formula="oooc:=IF([.C1598]=&quot;&quot;;&quot;&quot;;LOWER(LEFT([.C1598];1))&amp;RIGHT([.C1598];LEN([.C1598])-1))">
            <text:p/>
          </table:table-cell>
          <table:table-cell table:number-columns-repeated="249"/>
        </table:table-row>
        <table:table-row table:style-name="ro1">
          <table:table-cell table:number-columns-repeated="2"/>
          <table:table-cell/>
          <table:table-cell table:formula="oooc:=IF([.C1599]=&quot;&quot;;&quot;&quot;;LOWER(LEFT([.C1599];1))&amp;RIGHT([.C1599];LEN([.C1599])-1))">
            <text:p/>
          </table:table-cell>
          <table:table-cell table:number-columns-repeated="249"/>
        </table:table-row>
        <table:table-row table:style-name="ro1">
          <table:table-cell table:number-columns-repeated="2"/>
          <table:table-cell/>
          <table:table-cell table:formula="oooc:=IF([.C1600]=&quot;&quot;;&quot;&quot;;LOWER(LEFT([.C1600];1))&amp;RIGHT([.C1600];LEN([.C1600])-1))">
            <text:p/>
          </table:table-cell>
          <table:table-cell table:number-columns-repeated="249"/>
        </table:table-row>
        <table:table-row table:style-name="ro1">
          <table:table-cell table:number-columns-repeated="2"/>
          <table:table-cell/>
          <table:table-cell table:formula="oooc:=IF([.C1601]=&quot;&quot;;&quot;&quot;;LOWER(LEFT([.C1601];1))&amp;RIGHT([.C1601];LEN([.C1601])-1))">
            <text:p/>
          </table:table-cell>
          <table:table-cell table:number-columns-repeated="249"/>
        </table:table-row>
        <table:table-row table:style-name="ro1">
          <table:table-cell table:number-columns-repeated="2"/>
          <table:table-cell/>
          <table:table-cell table:formula="oooc:=IF([.C1602]=&quot;&quot;;&quot;&quot;;LOWER(LEFT([.C1602];1))&amp;RIGHT([.C1602];LEN([.C1602])-1))">
            <text:p/>
          </table:table-cell>
          <table:table-cell table:number-columns-repeated="249"/>
        </table:table-row>
        <table:table-row table:style-name="ro1">
          <table:table-cell table:number-columns-repeated="2"/>
          <table:table-cell/>
          <table:table-cell table:formula="oooc:=IF([.C1603]=&quot;&quot;;&quot;&quot;;LOWER(LEFT([.C1603];1))&amp;RIGHT([.C1603];LEN([.C1603])-1))">
            <text:p/>
          </table:table-cell>
          <table:table-cell table:number-columns-repeated="249"/>
        </table:table-row>
        <table:table-row table:style-name="ro1">
          <table:table-cell table:number-columns-repeated="2"/>
          <table:table-cell/>
          <table:table-cell table:formula="oooc:=IF([.C1604]=&quot;&quot;;&quot;&quot;;LOWER(LEFT([.C1604];1))&amp;RIGHT([.C1604];LEN([.C1604])-1))">
            <text:p/>
          </table:table-cell>
          <table:table-cell table:number-columns-repeated="249"/>
        </table:table-row>
        <table:table-row table:style-name="ro1">
          <table:table-cell table:number-columns-repeated="2"/>
          <table:table-cell/>
          <table:table-cell table:formula="oooc:=IF([.C1605]=&quot;&quot;;&quot;&quot;;LOWER(LEFT([.C1605];1))&amp;RIGHT([.C1605];LEN([.C1605])-1))">
            <text:p/>
          </table:table-cell>
          <table:table-cell table:number-columns-repeated="249"/>
        </table:table-row>
        <table:table-row table:style-name="ro1">
          <table:table-cell table:number-columns-repeated="2"/>
          <table:table-cell/>
          <table:table-cell table:formula="oooc:=IF([.C1606]=&quot;&quot;;&quot;&quot;;LOWER(LEFT([.C1606];1))&amp;RIGHT([.C1606];LEN([.C1606])-1))">
            <text:p/>
          </table:table-cell>
          <table:table-cell table:number-columns-repeated="249"/>
        </table:table-row>
        <table:table-row table:style-name="ro1">
          <table:table-cell table:number-columns-repeated="2"/>
          <table:table-cell/>
          <table:table-cell table:formula="oooc:=IF([.C1607]=&quot;&quot;;&quot;&quot;;LOWER(LEFT([.C1607];1))&amp;RIGHT([.C1607];LEN([.C1607])-1))">
            <text:p/>
          </table:table-cell>
          <table:table-cell table:number-columns-repeated="249"/>
        </table:table-row>
        <table:table-row table:style-name="ro1">
          <table:table-cell table:number-columns-repeated="2"/>
          <table:table-cell/>
          <table:table-cell table:formula="oooc:=IF([.C1608]=&quot;&quot;;&quot;&quot;;LOWER(LEFT([.C1608];1))&amp;RIGHT([.C1608];LEN([.C1608])-1))">
            <text:p/>
          </table:table-cell>
          <table:table-cell table:number-columns-repeated="249"/>
        </table:table-row>
        <table:table-row table:style-name="ro1">
          <table:table-cell table:number-columns-repeated="2"/>
          <table:table-cell/>
          <table:table-cell table:formula="oooc:=IF([.C1609]=&quot;&quot;;&quot;&quot;;LOWER(LEFT([.C1609];1))&amp;RIGHT([.C1609];LEN([.C1609])-1))">
            <text:p/>
          </table:table-cell>
          <table:table-cell table:number-columns-repeated="249"/>
        </table:table-row>
        <table:table-row table:style-name="ro1">
          <table:table-cell table:number-columns-repeated="2"/>
          <table:table-cell/>
          <table:table-cell table:formula="oooc:=IF([.C1610]=&quot;&quot;;&quot;&quot;;LOWER(LEFT([.C1610];1))&amp;RIGHT([.C1610];LEN([.C1610])-1))">
            <text:p/>
          </table:table-cell>
          <table:table-cell table:number-columns-repeated="249"/>
        </table:table-row>
        <table:table-row table:style-name="ro1">
          <table:table-cell table:number-columns-repeated="2"/>
          <table:table-cell/>
          <table:table-cell table:formula="oooc:=IF([.C1611]=&quot;&quot;;&quot;&quot;;LOWER(LEFT([.C1611];1))&amp;RIGHT([.C1611];LEN([.C1611])-1))">
            <text:p/>
          </table:table-cell>
          <table:table-cell table:number-columns-repeated="249"/>
        </table:table-row>
        <table:table-row table:style-name="ro1">
          <table:table-cell table:number-columns-repeated="2"/>
          <table:table-cell/>
          <table:table-cell table:formula="oooc:=IF([.C1612]=&quot;&quot;;&quot;&quot;;LOWER(LEFT([.C1612];1))&amp;RIGHT([.C1612];LEN([.C1612])-1))">
            <text:p/>
          </table:table-cell>
          <table:table-cell table:number-columns-repeated="249"/>
        </table:table-row>
        <table:table-row table:style-name="ro1">
          <table:table-cell table:number-columns-repeated="2"/>
          <table:table-cell/>
          <table:table-cell table:formula="oooc:=IF([.C1613]=&quot;&quot;;&quot;&quot;;LOWER(LEFT([.C1613];1))&amp;RIGHT([.C1613];LEN([.C1613])-1))">
            <text:p/>
          </table:table-cell>
          <table:table-cell table:number-columns-repeated="249"/>
        </table:table-row>
        <table:table-row table:style-name="ro1">
          <table:table-cell table:number-columns-repeated="2"/>
          <table:table-cell/>
          <table:table-cell table:formula="oooc:=IF([.C1614]=&quot;&quot;;&quot;&quot;;LOWER(LEFT([.C1614];1))&amp;RIGHT([.C1614];LEN([.C1614])-1))">
            <text:p/>
          </table:table-cell>
          <table:table-cell table:number-columns-repeated="249"/>
        </table:table-row>
        <table:table-row table:style-name="ro1">
          <table:table-cell table:number-columns-repeated="2"/>
          <table:table-cell/>
          <table:table-cell table:formula="oooc:=IF([.C1615]=&quot;&quot;;&quot;&quot;;LOWER(LEFT([.C1615];1))&amp;RIGHT([.C1615];LEN([.C1615])-1))">
            <text:p/>
          </table:table-cell>
          <table:table-cell table:number-columns-repeated="249"/>
        </table:table-row>
        <table:table-row table:style-name="ro1">
          <table:table-cell table:number-columns-repeated="2"/>
          <table:table-cell/>
          <table:table-cell table:formula="oooc:=IF([.C1616]=&quot;&quot;;&quot;&quot;;LOWER(LEFT([.C1616];1))&amp;RIGHT([.C1616];LEN([.C1616])-1))">
            <text:p/>
          </table:table-cell>
          <table:table-cell table:number-columns-repeated="249"/>
        </table:table-row>
        <table:table-row table:style-name="ro1">
          <table:table-cell table:number-columns-repeated="2"/>
          <table:table-cell/>
          <table:table-cell table:formula="oooc:=IF([.C1617]=&quot;&quot;;&quot;&quot;;LOWER(LEFT([.C1617];1))&amp;RIGHT([.C1617];LEN([.C1617])-1))">
            <text:p/>
          </table:table-cell>
          <table:table-cell table:number-columns-repeated="249"/>
        </table:table-row>
        <table:table-row table:style-name="ro1">
          <table:table-cell table:number-columns-repeated="2"/>
          <table:table-cell/>
          <table:table-cell table:formula="oooc:=IF([.C1618]=&quot;&quot;;&quot;&quot;;LOWER(LEFT([.C1618];1))&amp;RIGHT([.C1618];LEN([.C1618])-1))">
            <text:p/>
          </table:table-cell>
          <table:table-cell table:number-columns-repeated="249"/>
        </table:table-row>
        <table:table-row table:style-name="ro1">
          <table:table-cell table:number-columns-repeated="2"/>
          <table:table-cell/>
          <table:table-cell table:formula="oooc:=IF([.C1619]=&quot;&quot;;&quot;&quot;;LOWER(LEFT([.C1619];1))&amp;RIGHT([.C1619];LEN([.C1619])-1))">
            <text:p/>
          </table:table-cell>
          <table:table-cell table:number-columns-repeated="249"/>
        </table:table-row>
        <table:table-row table:style-name="ro1">
          <table:table-cell table:number-columns-repeated="2"/>
          <table:table-cell/>
          <table:table-cell table:formula="oooc:=IF([.C1620]=&quot;&quot;;&quot;&quot;;LOWER(LEFT([.C1620];1))&amp;RIGHT([.C1620];LEN([.C1620])-1))">
            <text:p/>
          </table:table-cell>
          <table:table-cell table:number-columns-repeated="249"/>
        </table:table-row>
        <table:table-row table:style-name="ro1">
          <table:table-cell table:number-columns-repeated="2"/>
          <table:table-cell/>
          <table:table-cell table:formula="oooc:=IF([.C1621]=&quot;&quot;;&quot;&quot;;LOWER(LEFT([.C1621];1))&amp;RIGHT([.C1621];LEN([.C1621])-1))">
            <text:p/>
          </table:table-cell>
          <table:table-cell table:number-columns-repeated="249"/>
        </table:table-row>
        <table:table-row table:style-name="ro1">
          <table:table-cell table:number-columns-repeated="2"/>
          <table:table-cell/>
          <table:table-cell table:formula="oooc:=IF([.C1622]=&quot;&quot;;&quot;&quot;;LOWER(LEFT([.C1622];1))&amp;RIGHT([.C1622];LEN([.C1622])-1))">
            <text:p/>
          </table:table-cell>
          <table:table-cell table:number-columns-repeated="249"/>
        </table:table-row>
        <table:table-row table:style-name="ro1">
          <table:table-cell table:number-columns-repeated="2"/>
          <table:table-cell/>
          <table:table-cell table:formula="oooc:=IF([.C1623]=&quot;&quot;;&quot;&quot;;LOWER(LEFT([.C1623];1))&amp;RIGHT([.C1623];LEN([.C1623])-1))">
            <text:p/>
          </table:table-cell>
          <table:table-cell table:number-columns-repeated="249"/>
        </table:table-row>
        <table:table-row table:style-name="ro1">
          <table:table-cell table:number-columns-repeated="2"/>
          <table:table-cell/>
          <table:table-cell table:formula="oooc:=IF([.C1624]=&quot;&quot;;&quot;&quot;;LOWER(LEFT([.C1624];1))&amp;RIGHT([.C1624];LEN([.C1624])-1))">
            <text:p/>
          </table:table-cell>
          <table:table-cell table:number-columns-repeated="249"/>
        </table:table-row>
        <table:table-row table:style-name="ro1">
          <table:table-cell table:number-columns-repeated="2"/>
          <table:table-cell/>
          <table:table-cell table:formula="oooc:=IF([.C1625]=&quot;&quot;;&quot;&quot;;LOWER(LEFT([.C1625];1))&amp;RIGHT([.C1625];LEN([.C1625])-1))">
            <text:p/>
          </table:table-cell>
          <table:table-cell table:number-columns-repeated="249"/>
        </table:table-row>
        <table:table-row table:style-name="ro1">
          <table:table-cell table:number-columns-repeated="2"/>
          <table:table-cell/>
          <table:table-cell table:formula="oooc:=IF([.C1626]=&quot;&quot;;&quot;&quot;;LOWER(LEFT([.C1626];1))&amp;RIGHT([.C1626];LEN([.C1626])-1))">
            <text:p/>
          </table:table-cell>
          <table:table-cell table:number-columns-repeated="249"/>
        </table:table-row>
        <table:table-row table:style-name="ro1">
          <table:table-cell table:number-columns-repeated="2"/>
          <table:table-cell/>
          <table:table-cell table:formula="oooc:=IF([.C1627]=&quot;&quot;;&quot;&quot;;LOWER(LEFT([.C1627];1))&amp;RIGHT([.C1627];LEN([.C1627])-1))">
            <text:p/>
          </table:table-cell>
          <table:table-cell table:number-columns-repeated="249"/>
        </table:table-row>
        <table:table-row table:style-name="ro1">
          <table:table-cell table:number-columns-repeated="2"/>
          <table:table-cell/>
          <table:table-cell table:formula="oooc:=IF([.C1628]=&quot;&quot;;&quot;&quot;;LOWER(LEFT([.C1628];1))&amp;RIGHT([.C1628];LEN([.C1628])-1))">
            <text:p/>
          </table:table-cell>
          <table:table-cell table:number-columns-repeated="249"/>
        </table:table-row>
        <table:table-row table:style-name="ro1">
          <table:table-cell table:number-columns-repeated="2"/>
          <table:table-cell/>
          <table:table-cell table:formula="oooc:=IF([.C1629]=&quot;&quot;;&quot;&quot;;LOWER(LEFT([.C1629];1))&amp;RIGHT([.C1629];LEN([.C1629])-1))">
            <text:p/>
          </table:table-cell>
          <table:table-cell table:number-columns-repeated="249"/>
        </table:table-row>
        <table:table-row table:style-name="ro1">
          <table:table-cell table:number-columns-repeated="2"/>
          <table:table-cell/>
          <table:table-cell table:formula="oooc:=IF([.C1630]=&quot;&quot;;&quot;&quot;;LOWER(LEFT([.C1630];1))&amp;RIGHT([.C1630];LEN([.C1630])-1))">
            <text:p/>
          </table:table-cell>
          <table:table-cell table:number-columns-repeated="249"/>
        </table:table-row>
        <table:table-row table:style-name="ro1">
          <table:table-cell table:number-columns-repeated="2"/>
          <table:table-cell/>
          <table:table-cell table:formula="oooc:=IF([.C1631]=&quot;&quot;;&quot;&quot;;LOWER(LEFT([.C1631];1))&amp;RIGHT([.C1631];LEN([.C1631])-1))">
            <text:p/>
          </table:table-cell>
          <table:table-cell table:number-columns-repeated="249"/>
        </table:table-row>
        <table:table-row table:style-name="ro1">
          <table:table-cell table:number-columns-repeated="2"/>
          <table:table-cell/>
          <table:table-cell table:formula="oooc:=IF([.C1632]=&quot;&quot;;&quot;&quot;;LOWER(LEFT([.C1632];1))&amp;RIGHT([.C1632];LEN([.C1632])-1))">
            <text:p/>
          </table:table-cell>
          <table:table-cell table:number-columns-repeated="249"/>
        </table:table-row>
        <table:table-row table:style-name="ro1">
          <table:table-cell table:number-columns-repeated="2"/>
          <table:table-cell/>
          <table:table-cell table:formula="oooc:=IF([.C1633]=&quot;&quot;;&quot;&quot;;LOWER(LEFT([.C1633];1))&amp;RIGHT([.C1633];LEN([.C1633])-1))">
            <text:p/>
          </table:table-cell>
          <table:table-cell table:number-columns-repeated="249"/>
        </table:table-row>
        <table:table-row table:style-name="ro1">
          <table:table-cell table:number-columns-repeated="2"/>
          <table:table-cell/>
          <table:table-cell table:formula="oooc:=IF([.C1634]=&quot;&quot;;&quot;&quot;;LOWER(LEFT([.C1634];1))&amp;RIGHT([.C1634];LEN([.C1634])-1))">
            <text:p/>
          </table:table-cell>
          <table:table-cell table:number-columns-repeated="249"/>
        </table:table-row>
        <table:table-row table:style-name="ro1">
          <table:table-cell table:number-columns-repeated="2"/>
          <table:table-cell/>
          <table:table-cell table:formula="oooc:=IF([.C1635]=&quot;&quot;;&quot;&quot;;LOWER(LEFT([.C1635];1))&amp;RIGHT([.C1635];LEN([.C1635])-1))">
            <text:p/>
          </table:table-cell>
          <table:table-cell table:number-columns-repeated="249"/>
        </table:table-row>
        <table:table-row table:style-name="ro1">
          <table:table-cell table:number-columns-repeated="2"/>
          <table:table-cell/>
          <table:table-cell table:formula="oooc:=IF([.C1636]=&quot;&quot;;&quot;&quot;;LOWER(LEFT([.C1636];1))&amp;RIGHT([.C1636];LEN([.C1636])-1))">
            <text:p/>
          </table:table-cell>
          <table:table-cell table:number-columns-repeated="249"/>
        </table:table-row>
        <table:table-row table:style-name="ro1">
          <table:table-cell table:number-columns-repeated="2"/>
          <table:table-cell/>
          <table:table-cell table:formula="oooc:=IF([.C1637]=&quot;&quot;;&quot;&quot;;LOWER(LEFT([.C1637];1))&amp;RIGHT([.C1637];LEN([.C1637])-1))">
            <text:p/>
          </table:table-cell>
          <table:table-cell table:number-columns-repeated="249"/>
        </table:table-row>
        <table:table-row table:style-name="ro1">
          <table:table-cell table:number-columns-repeated="2"/>
          <table:table-cell/>
          <table:table-cell table:formula="oooc:=IF([.C1638]=&quot;&quot;;&quot;&quot;;LOWER(LEFT([.C1638];1))&amp;RIGHT([.C1638];LEN([.C1638])-1))">
            <text:p/>
          </table:table-cell>
          <table:table-cell table:number-columns-repeated="249"/>
        </table:table-row>
        <table:table-row table:style-name="ro1">
          <table:table-cell table:number-columns-repeated="2"/>
          <table:table-cell/>
          <table:table-cell table:formula="oooc:=IF([.C1639]=&quot;&quot;;&quot;&quot;;LOWER(LEFT([.C1639];1))&amp;RIGHT([.C1639];LEN([.C1639])-1))">
            <text:p/>
          </table:table-cell>
          <table:table-cell table:number-columns-repeated="249"/>
        </table:table-row>
        <table:table-row table:style-name="ro1">
          <table:table-cell table:number-columns-repeated="2"/>
          <table:table-cell/>
          <table:table-cell table:formula="oooc:=IF([.C1640]=&quot;&quot;;&quot;&quot;;LOWER(LEFT([.C1640];1))&amp;RIGHT([.C1640];LEN([.C1640])-1))">
            <text:p/>
          </table:table-cell>
          <table:table-cell table:number-columns-repeated="249"/>
        </table:table-row>
        <table:table-row table:style-name="ro1">
          <table:table-cell table:number-columns-repeated="2"/>
          <table:table-cell/>
          <table:table-cell table:formula="oooc:=IF([.C1641]=&quot;&quot;;&quot;&quot;;LOWER(LEFT([.C1641];1))&amp;RIGHT([.C1641];LEN([.C1641])-1))">
            <text:p/>
          </table:table-cell>
          <table:table-cell table:number-columns-repeated="249"/>
        </table:table-row>
        <table:table-row table:style-name="ro1">
          <table:table-cell table:number-columns-repeated="2"/>
          <table:table-cell/>
          <table:table-cell table:formula="oooc:=IF([.C1642]=&quot;&quot;;&quot;&quot;;LOWER(LEFT([.C1642];1))&amp;RIGHT([.C1642];LEN([.C1642])-1))">
            <text:p/>
          </table:table-cell>
          <table:table-cell table:number-columns-repeated="249"/>
        </table:table-row>
        <table:table-row table:style-name="ro1">
          <table:table-cell table:number-columns-repeated="2"/>
          <table:table-cell/>
          <table:table-cell table:formula="oooc:=IF([.C1643]=&quot;&quot;;&quot;&quot;;LOWER(LEFT([.C1643];1))&amp;RIGHT([.C1643];LEN([.C1643])-1))">
            <text:p/>
          </table:table-cell>
          <table:table-cell table:number-columns-repeated="249"/>
        </table:table-row>
        <table:table-row table:style-name="ro1">
          <table:table-cell table:number-columns-repeated="2"/>
          <table:table-cell/>
          <table:table-cell table:formula="oooc:=IF([.C1644]=&quot;&quot;;&quot;&quot;;LOWER(LEFT([.C1644];1))&amp;RIGHT([.C1644];LEN([.C1644])-1))">
            <text:p/>
          </table:table-cell>
          <table:table-cell table:number-columns-repeated="249"/>
        </table:table-row>
        <table:table-row table:style-name="ro1">
          <table:table-cell table:number-columns-repeated="2"/>
          <table:table-cell/>
          <table:table-cell table:formula="oooc:=IF([.C1645]=&quot;&quot;;&quot;&quot;;LOWER(LEFT([.C1645];1))&amp;RIGHT([.C1645];LEN([.C1645])-1))">
            <text:p/>
          </table:table-cell>
          <table:table-cell table:number-columns-repeated="249"/>
        </table:table-row>
        <table:table-row table:style-name="ro1">
          <table:table-cell table:number-columns-repeated="2"/>
          <table:table-cell/>
          <table:table-cell table:formula="oooc:=IF([.C1646]=&quot;&quot;;&quot;&quot;;LOWER(LEFT([.C1646];1))&amp;RIGHT([.C1646];LEN([.C1646])-1))">
            <text:p/>
          </table:table-cell>
          <table:table-cell table:number-columns-repeated="249"/>
        </table:table-row>
        <table:table-row table:style-name="ro1">
          <table:table-cell table:number-columns-repeated="2"/>
          <table:table-cell/>
          <table:table-cell table:formula="oooc:=IF([.C1647]=&quot;&quot;;&quot;&quot;;LOWER(LEFT([.C1647];1))&amp;RIGHT([.C1647];LEN([.C1647])-1))">
            <text:p/>
          </table:table-cell>
          <table:table-cell table:number-columns-repeated="249"/>
        </table:table-row>
        <table:table-row table:style-name="ro1">
          <table:table-cell table:number-columns-repeated="2"/>
          <table:table-cell/>
          <table:table-cell table:formula="oooc:=IF([.C1648]=&quot;&quot;;&quot;&quot;;LOWER(LEFT([.C1648];1))&amp;RIGHT([.C1648];LEN([.C1648])-1))">
            <text:p/>
          </table:table-cell>
          <table:table-cell table:number-columns-repeated="249"/>
        </table:table-row>
        <table:table-row table:style-name="ro1">
          <table:table-cell table:number-columns-repeated="2"/>
          <table:table-cell/>
          <table:table-cell table:formula="oooc:=IF([.C1649]=&quot;&quot;;&quot;&quot;;LOWER(LEFT([.C1649];1))&amp;RIGHT([.C1649];LEN([.C1649])-1))">
            <text:p/>
          </table:table-cell>
          <table:table-cell table:number-columns-repeated="249"/>
        </table:table-row>
        <table:table-row table:style-name="ro1">
          <table:table-cell table:number-columns-repeated="2"/>
          <table:table-cell/>
          <table:table-cell table:formula="oooc:=IF([.C1650]=&quot;&quot;;&quot;&quot;;LOWER(LEFT([.C1650];1))&amp;RIGHT([.C1650];LEN([.C1650])-1))">
            <text:p/>
          </table:table-cell>
          <table:table-cell table:number-columns-repeated="249"/>
        </table:table-row>
        <table:table-row table:style-name="ro1">
          <table:table-cell table:number-columns-repeated="2"/>
          <table:table-cell/>
          <table:table-cell table:formula="oooc:=IF([.C1651]=&quot;&quot;;&quot;&quot;;LOWER(LEFT([.C1651];1))&amp;RIGHT([.C1651];LEN([.C1651])-1))">
            <text:p/>
          </table:table-cell>
          <table:table-cell table:number-columns-repeated="249"/>
        </table:table-row>
        <table:table-row table:style-name="ro1">
          <table:table-cell table:number-columns-repeated="2"/>
          <table:table-cell/>
          <table:table-cell table:formula="oooc:=IF([.C1652]=&quot;&quot;;&quot;&quot;;LOWER(LEFT([.C1652];1))&amp;RIGHT([.C1652];LEN([.C1652])-1))">
            <text:p/>
          </table:table-cell>
          <table:table-cell table:number-columns-repeated="249"/>
        </table:table-row>
        <table:table-row table:style-name="ro1">
          <table:table-cell table:number-columns-repeated="2"/>
          <table:table-cell/>
          <table:table-cell table:formula="oooc:=IF([.C1653]=&quot;&quot;;&quot;&quot;;LOWER(LEFT([.C1653];1))&amp;RIGHT([.C1653];LEN([.C1653])-1))">
            <text:p/>
          </table:table-cell>
          <table:table-cell table:number-columns-repeated="249"/>
        </table:table-row>
        <table:table-row table:style-name="ro1">
          <table:table-cell table:number-columns-repeated="2"/>
          <table:table-cell/>
          <table:table-cell table:formula="oooc:=IF([.C1654]=&quot;&quot;;&quot;&quot;;LOWER(LEFT([.C1654];1))&amp;RIGHT([.C1654];LEN([.C1654])-1))">
            <text:p/>
          </table:table-cell>
          <table:table-cell table:number-columns-repeated="249"/>
        </table:table-row>
        <table:table-row table:style-name="ro1">
          <table:table-cell table:number-columns-repeated="2"/>
          <table:table-cell/>
          <table:table-cell table:formula="oooc:=IF([.C1655]=&quot;&quot;;&quot;&quot;;LOWER(LEFT([.C1655];1))&amp;RIGHT([.C1655];LEN([.C1655])-1))">
            <text:p/>
          </table:table-cell>
          <table:table-cell table:number-columns-repeated="249"/>
        </table:table-row>
        <table:table-row table:style-name="ro1">
          <table:table-cell table:number-columns-repeated="2"/>
          <table:table-cell/>
          <table:table-cell table:formula="oooc:=IF([.C1656]=&quot;&quot;;&quot;&quot;;LOWER(LEFT([.C1656];1))&amp;RIGHT([.C1656];LEN([.C1656])-1))">
            <text:p/>
          </table:table-cell>
          <table:table-cell table:number-columns-repeated="249"/>
        </table:table-row>
        <table:table-row table:style-name="ro1">
          <table:table-cell table:number-columns-repeated="2"/>
          <table:table-cell/>
          <table:table-cell table:formula="oooc:=IF([.C1657]=&quot;&quot;;&quot;&quot;;LOWER(LEFT([.C1657];1))&amp;RIGHT([.C1657];LEN([.C1657])-1))">
            <text:p/>
          </table:table-cell>
          <table:table-cell table:number-columns-repeated="249"/>
        </table:table-row>
        <table:table-row table:style-name="ro1">
          <table:table-cell table:number-columns-repeated="2"/>
          <table:table-cell/>
          <table:table-cell table:formula="oooc:=IF([.C1658]=&quot;&quot;;&quot;&quot;;LOWER(LEFT([.C1658];1))&amp;RIGHT([.C1658];LEN([.C1658])-1))">
            <text:p/>
          </table:table-cell>
          <table:table-cell table:number-columns-repeated="249"/>
        </table:table-row>
        <table:table-row table:style-name="ro1">
          <table:table-cell table:number-columns-repeated="2"/>
          <table:table-cell/>
          <table:table-cell table:formula="oooc:=IF([.C1659]=&quot;&quot;;&quot;&quot;;LOWER(LEFT([.C1659];1))&amp;RIGHT([.C1659];LEN([.C1659])-1))">
            <text:p/>
          </table:table-cell>
          <table:table-cell table:number-columns-repeated="249"/>
        </table:table-row>
        <table:table-row table:style-name="ro1">
          <table:table-cell table:number-columns-repeated="2"/>
          <table:table-cell/>
          <table:table-cell table:formula="oooc:=IF([.C1660]=&quot;&quot;;&quot;&quot;;LOWER(LEFT([.C1660];1))&amp;RIGHT([.C1660];LEN([.C1660])-1))">
            <text:p/>
          </table:table-cell>
          <table:table-cell table:number-columns-repeated="249"/>
        </table:table-row>
        <table:table-row table:style-name="ro1">
          <table:table-cell table:number-columns-repeated="2"/>
          <table:table-cell/>
          <table:table-cell table:formula="oooc:=IF([.C1661]=&quot;&quot;;&quot;&quot;;LOWER(LEFT([.C1661];1))&amp;RIGHT([.C1661];LEN([.C1661])-1))">
            <text:p/>
          </table:table-cell>
          <table:table-cell table:number-columns-repeated="249"/>
        </table:table-row>
        <table:table-row table:style-name="ro1">
          <table:table-cell table:number-columns-repeated="2"/>
          <table:table-cell/>
          <table:table-cell table:formula="oooc:=IF([.C1662]=&quot;&quot;;&quot;&quot;;LOWER(LEFT([.C1662];1))&amp;RIGHT([.C1662];LEN([.C1662])-1))">
            <text:p/>
          </table:table-cell>
          <table:table-cell table:number-columns-repeated="249"/>
        </table:table-row>
        <table:table-row table:style-name="ro1">
          <table:table-cell table:number-columns-repeated="2"/>
          <table:table-cell/>
          <table:table-cell table:formula="oooc:=IF([.C1663]=&quot;&quot;;&quot;&quot;;LOWER(LEFT([.C1663];1))&amp;RIGHT([.C1663];LEN([.C1663])-1))">
            <text:p/>
          </table:table-cell>
          <table:table-cell table:number-columns-repeated="249"/>
        </table:table-row>
        <table:table-row table:style-name="ro1">
          <table:table-cell table:number-columns-repeated="2"/>
          <table:table-cell/>
          <table:table-cell table:formula="oooc:=IF([.C1664]=&quot;&quot;;&quot;&quot;;LOWER(LEFT([.C1664];1))&amp;RIGHT([.C1664];LEN([.C1664])-1))">
            <text:p/>
          </table:table-cell>
          <table:table-cell table:number-columns-repeated="249"/>
        </table:table-row>
        <table:table-row table:style-name="ro1">
          <table:table-cell table:number-columns-repeated="2"/>
          <table:table-cell/>
          <table:table-cell table:formula="oooc:=IF([.C1665]=&quot;&quot;;&quot;&quot;;LOWER(LEFT([.C1665];1))&amp;RIGHT([.C1665];LEN([.C1665])-1))">
            <text:p/>
          </table:table-cell>
          <table:table-cell table:number-columns-repeated="249"/>
        </table:table-row>
        <table:table-row table:style-name="ro1">
          <table:table-cell table:number-columns-repeated="2"/>
          <table:table-cell/>
          <table:table-cell table:formula="oooc:=IF([.C1666]=&quot;&quot;;&quot;&quot;;LOWER(LEFT([.C1666];1))&amp;RIGHT([.C1666];LEN([.C1666])-1))">
            <text:p/>
          </table:table-cell>
          <table:table-cell table:number-columns-repeated="249"/>
        </table:table-row>
        <table:table-row table:style-name="ro1">
          <table:table-cell table:number-columns-repeated="2"/>
          <table:table-cell/>
          <table:table-cell table:formula="oooc:=IF([.C1667]=&quot;&quot;;&quot;&quot;;LOWER(LEFT([.C1667];1))&amp;RIGHT([.C1667];LEN([.C1667])-1))">
            <text:p/>
          </table:table-cell>
          <table:table-cell table:number-columns-repeated="249"/>
        </table:table-row>
        <table:table-row table:style-name="ro1">
          <table:table-cell table:number-columns-repeated="2"/>
          <table:table-cell/>
          <table:table-cell table:formula="oooc:=IF([.C1668]=&quot;&quot;;&quot;&quot;;LOWER(LEFT([.C1668];1))&amp;RIGHT([.C1668];LEN([.C1668])-1))">
            <text:p/>
          </table:table-cell>
          <table:table-cell table:number-columns-repeated="249"/>
        </table:table-row>
        <table:table-row table:style-name="ro1">
          <table:table-cell table:number-columns-repeated="2"/>
          <table:table-cell/>
          <table:table-cell table:formula="oooc:=IF([.C1669]=&quot;&quot;;&quot;&quot;;LOWER(LEFT([.C1669];1))&amp;RIGHT([.C1669];LEN([.C1669])-1))">
            <text:p/>
          </table:table-cell>
          <table:table-cell table:number-columns-repeated="249"/>
        </table:table-row>
        <table:table-row table:style-name="ro1">
          <table:table-cell table:number-columns-repeated="2"/>
          <table:table-cell/>
          <table:table-cell table:formula="oooc:=IF([.C1670]=&quot;&quot;;&quot;&quot;;LOWER(LEFT([.C1670];1))&amp;RIGHT([.C1670];LEN([.C1670])-1))">
            <text:p/>
          </table:table-cell>
          <table:table-cell table:number-columns-repeated="249"/>
        </table:table-row>
        <table:table-row table:style-name="ro1">
          <table:table-cell table:number-columns-repeated="2"/>
          <table:table-cell/>
          <table:table-cell table:formula="oooc:=IF([.C1671]=&quot;&quot;;&quot;&quot;;LOWER(LEFT([.C1671];1))&amp;RIGHT([.C1671];LEN([.C1671])-1))">
            <text:p/>
          </table:table-cell>
          <table:table-cell table:number-columns-repeated="249"/>
        </table:table-row>
        <table:table-row table:style-name="ro1">
          <table:table-cell table:number-columns-repeated="2"/>
          <table:table-cell/>
          <table:table-cell table:formula="oooc:=IF([.C1672]=&quot;&quot;;&quot;&quot;;LOWER(LEFT([.C1672];1))&amp;RIGHT([.C1672];LEN([.C1672])-1))">
            <text:p/>
          </table:table-cell>
          <table:table-cell table:number-columns-repeated="249"/>
        </table:table-row>
        <table:table-row table:style-name="ro1">
          <table:table-cell table:number-columns-repeated="2"/>
          <table:table-cell/>
          <table:table-cell table:formula="oooc:=IF([.C1673]=&quot;&quot;;&quot;&quot;;LOWER(LEFT([.C1673];1))&amp;RIGHT([.C1673];LEN([.C1673])-1))">
            <text:p/>
          </table:table-cell>
          <table:table-cell table:number-columns-repeated="249"/>
        </table:table-row>
        <table:table-row table:style-name="ro1">
          <table:table-cell table:number-columns-repeated="2"/>
          <table:table-cell/>
          <table:table-cell table:formula="oooc:=IF([.C1674]=&quot;&quot;;&quot;&quot;;LOWER(LEFT([.C1674];1))&amp;RIGHT([.C1674];LEN([.C1674])-1))">
            <text:p/>
          </table:table-cell>
          <table:table-cell table:number-columns-repeated="249"/>
        </table:table-row>
        <table:table-row table:style-name="ro1">
          <table:table-cell table:number-columns-repeated="2"/>
          <table:table-cell/>
          <table:table-cell table:formula="oooc:=IF([.C1675]=&quot;&quot;;&quot;&quot;;LOWER(LEFT([.C1675];1))&amp;RIGHT([.C1675];LEN([.C1675])-1))">
            <text:p/>
          </table:table-cell>
          <table:table-cell table:number-columns-repeated="249"/>
        </table:table-row>
        <table:table-row table:style-name="ro1">
          <table:table-cell table:number-columns-repeated="2"/>
          <table:table-cell/>
          <table:table-cell table:formula="oooc:=IF([.C1676]=&quot;&quot;;&quot;&quot;;LOWER(LEFT([.C1676];1))&amp;RIGHT([.C1676];LEN([.C1676])-1))">
            <text:p/>
          </table:table-cell>
          <table:table-cell table:number-columns-repeated="249"/>
        </table:table-row>
        <table:table-row table:style-name="ro1">
          <table:table-cell table:number-columns-repeated="2"/>
          <table:table-cell/>
          <table:table-cell table:formula="oooc:=IF([.C1677]=&quot;&quot;;&quot;&quot;;LOWER(LEFT([.C1677];1))&amp;RIGHT([.C1677];LEN([.C1677])-1))">
            <text:p/>
          </table:table-cell>
          <table:table-cell table:number-columns-repeated="249"/>
        </table:table-row>
        <table:table-row table:style-name="ro1">
          <table:table-cell table:number-columns-repeated="2"/>
          <table:table-cell/>
          <table:table-cell table:formula="oooc:=IF([.C1678]=&quot;&quot;;&quot;&quot;;LOWER(LEFT([.C1678];1))&amp;RIGHT([.C1678];LEN([.C1678])-1))">
            <text:p/>
          </table:table-cell>
          <table:table-cell table:number-columns-repeated="249"/>
        </table:table-row>
        <table:table-row table:style-name="ro1">
          <table:table-cell table:number-columns-repeated="2"/>
          <table:table-cell/>
          <table:table-cell table:formula="oooc:=IF([.C1679]=&quot;&quot;;&quot;&quot;;LOWER(LEFT([.C1679];1))&amp;RIGHT([.C1679];LEN([.C1679])-1))">
            <text:p/>
          </table:table-cell>
          <table:table-cell table:number-columns-repeated="249"/>
        </table:table-row>
        <table:table-row table:style-name="ro1">
          <table:table-cell table:number-columns-repeated="2"/>
          <table:table-cell/>
          <table:table-cell table:formula="oooc:=IF([.C1680]=&quot;&quot;;&quot;&quot;;LOWER(LEFT([.C1680];1))&amp;RIGHT([.C1680];LEN([.C1680])-1))">
            <text:p/>
          </table:table-cell>
          <table:table-cell table:number-columns-repeated="249"/>
        </table:table-row>
        <table:table-row table:style-name="ro1">
          <table:table-cell table:number-columns-repeated="2"/>
          <table:table-cell/>
          <table:table-cell table:formula="oooc:=IF([.C1681]=&quot;&quot;;&quot;&quot;;LOWER(LEFT([.C1681];1))&amp;RIGHT([.C1681];LEN([.C1681])-1))">
            <text:p/>
          </table:table-cell>
          <table:table-cell table:number-columns-repeated="249"/>
        </table:table-row>
        <table:table-row table:style-name="ro1">
          <table:table-cell table:number-columns-repeated="2"/>
          <table:table-cell/>
          <table:table-cell table:formula="oooc:=IF([.C1682]=&quot;&quot;;&quot;&quot;;LOWER(LEFT([.C1682];1))&amp;RIGHT([.C1682];LEN([.C1682])-1))">
            <text:p/>
          </table:table-cell>
          <table:table-cell table:number-columns-repeated="249"/>
        </table:table-row>
        <table:table-row table:style-name="ro1">
          <table:table-cell table:number-columns-repeated="2"/>
          <table:table-cell/>
          <table:table-cell table:formula="oooc:=IF([.C1683]=&quot;&quot;;&quot;&quot;;LOWER(LEFT([.C1683];1))&amp;RIGHT([.C1683];LEN([.C1683])-1))">
            <text:p/>
          </table:table-cell>
          <table:table-cell table:number-columns-repeated="249"/>
        </table:table-row>
        <table:table-row table:style-name="ro1">
          <table:table-cell table:number-columns-repeated="2"/>
          <table:table-cell/>
          <table:table-cell table:formula="oooc:=IF([.C1684]=&quot;&quot;;&quot;&quot;;LOWER(LEFT([.C1684];1))&amp;RIGHT([.C1684];LEN([.C1684])-1))">
            <text:p/>
          </table:table-cell>
          <table:table-cell table:number-columns-repeated="249"/>
        </table:table-row>
        <table:table-row table:style-name="ro1">
          <table:table-cell table:number-columns-repeated="2"/>
          <table:table-cell/>
          <table:table-cell table:formula="oooc:=IF([.C1685]=&quot;&quot;;&quot;&quot;;LOWER(LEFT([.C1685];1))&amp;RIGHT([.C1685];LEN([.C1685])-1))">
            <text:p/>
          </table:table-cell>
          <table:table-cell table:number-columns-repeated="249"/>
        </table:table-row>
        <table:table-row table:style-name="ro1">
          <table:table-cell table:number-columns-repeated="2"/>
          <table:table-cell/>
          <table:table-cell table:formula="oooc:=IF([.C1686]=&quot;&quot;;&quot;&quot;;LOWER(LEFT([.C1686];1))&amp;RIGHT([.C1686];LEN([.C1686])-1))">
            <text:p/>
          </table:table-cell>
          <table:table-cell table:number-columns-repeated="249"/>
        </table:table-row>
        <table:table-row table:style-name="ro1">
          <table:table-cell table:number-columns-repeated="2"/>
          <table:table-cell/>
          <table:table-cell table:formula="oooc:=IF([.C1687]=&quot;&quot;;&quot;&quot;;LOWER(LEFT([.C1687];1))&amp;RIGHT([.C1687];LEN([.C1687])-1))">
            <text:p/>
          </table:table-cell>
          <table:table-cell table:number-columns-repeated="249"/>
        </table:table-row>
        <table:table-row table:style-name="ro1">
          <table:table-cell table:number-columns-repeated="2"/>
          <table:table-cell/>
          <table:table-cell table:formula="oooc:=IF([.C1688]=&quot;&quot;;&quot;&quot;;LOWER(LEFT([.C1688];1))&amp;RIGHT([.C1688];LEN([.C1688])-1))">
            <text:p/>
          </table:table-cell>
          <table:table-cell table:number-columns-repeated="249"/>
        </table:table-row>
        <table:table-row table:style-name="ro1">
          <table:table-cell table:number-columns-repeated="2"/>
          <table:table-cell/>
          <table:table-cell table:formula="oooc:=IF([.C1689]=&quot;&quot;;&quot;&quot;;LOWER(LEFT([.C1689];1))&amp;RIGHT([.C1689];LEN([.C1689])-1))">
            <text:p/>
          </table:table-cell>
          <table:table-cell table:number-columns-repeated="249"/>
        </table:table-row>
        <table:table-row table:style-name="ro1">
          <table:table-cell table:number-columns-repeated="2"/>
          <table:table-cell/>
          <table:table-cell table:formula="oooc:=IF([.C1690]=&quot;&quot;;&quot;&quot;;LOWER(LEFT([.C1690];1))&amp;RIGHT([.C1690];LEN([.C1690])-1))">
            <text:p/>
          </table:table-cell>
          <table:table-cell table:number-columns-repeated="249"/>
        </table:table-row>
        <table:table-row table:style-name="ro1">
          <table:table-cell table:number-columns-repeated="2"/>
          <table:table-cell/>
          <table:table-cell table:formula="oooc:=IF([.C1691]=&quot;&quot;;&quot;&quot;;LOWER(LEFT([.C1691];1))&amp;RIGHT([.C1691];LEN([.C1691])-1))">
            <text:p/>
          </table:table-cell>
          <table:table-cell table:number-columns-repeated="249"/>
        </table:table-row>
        <table:table-row table:style-name="ro1">
          <table:table-cell table:number-columns-repeated="2"/>
          <table:table-cell/>
          <table:table-cell table:formula="oooc:=IF([.C1692]=&quot;&quot;;&quot;&quot;;LOWER(LEFT([.C1692];1))&amp;RIGHT([.C1692];LEN([.C1692])-1))">
            <text:p/>
          </table:table-cell>
          <table:table-cell table:number-columns-repeated="249"/>
        </table:table-row>
        <table:table-row table:style-name="ro1">
          <table:table-cell table:number-columns-repeated="2"/>
          <table:table-cell/>
          <table:table-cell table:formula="oooc:=IF([.C1693]=&quot;&quot;;&quot;&quot;;LOWER(LEFT([.C1693];1))&amp;RIGHT([.C1693];LEN([.C1693])-1))">
            <text:p/>
          </table:table-cell>
          <table:table-cell table:number-columns-repeated="249"/>
        </table:table-row>
        <table:table-row table:style-name="ro1">
          <table:table-cell table:number-columns-repeated="2"/>
          <table:table-cell/>
          <table:table-cell table:formula="oooc:=IF([.C1694]=&quot;&quot;;&quot;&quot;;LOWER(LEFT([.C1694];1))&amp;RIGHT([.C1694];LEN([.C1694])-1))">
            <text:p/>
          </table:table-cell>
          <table:table-cell table:number-columns-repeated="249"/>
        </table:table-row>
        <table:table-row table:style-name="ro1">
          <table:table-cell table:number-columns-repeated="2"/>
          <table:table-cell/>
          <table:table-cell table:formula="oooc:=IF([.C1695]=&quot;&quot;;&quot;&quot;;LOWER(LEFT([.C1695];1))&amp;RIGHT([.C1695];LEN([.C1695])-1))">
            <text:p/>
          </table:table-cell>
          <table:table-cell table:number-columns-repeated="249"/>
        </table:table-row>
        <table:table-row table:style-name="ro1">
          <table:table-cell table:number-columns-repeated="2"/>
          <table:table-cell/>
          <table:table-cell table:formula="oooc:=IF([.C1696]=&quot;&quot;;&quot;&quot;;LOWER(LEFT([.C1696];1))&amp;RIGHT([.C1696];LEN([.C1696])-1))">
            <text:p/>
          </table:table-cell>
          <table:table-cell table:number-columns-repeated="249"/>
        </table:table-row>
        <table:table-row table:style-name="ro1">
          <table:table-cell table:number-columns-repeated="2"/>
          <table:table-cell/>
          <table:table-cell table:formula="oooc:=IF([.C1697]=&quot;&quot;;&quot;&quot;;LOWER(LEFT([.C1697];1))&amp;RIGHT([.C1697];LEN([.C1697])-1))">
            <text:p/>
          </table:table-cell>
          <table:table-cell table:number-columns-repeated="249"/>
        </table:table-row>
        <table:table-row table:style-name="ro1">
          <table:table-cell table:number-columns-repeated="2"/>
          <table:table-cell/>
          <table:table-cell table:formula="oooc:=IF([.C1698]=&quot;&quot;;&quot;&quot;;LOWER(LEFT([.C1698];1))&amp;RIGHT([.C1698];LEN([.C1698])-1))">
            <text:p/>
          </table:table-cell>
          <table:table-cell table:number-columns-repeated="249"/>
        </table:table-row>
        <table:table-row table:style-name="ro1">
          <table:table-cell table:number-columns-repeated="2"/>
          <table:table-cell/>
          <table:table-cell table:formula="oooc:=IF([.C1699]=&quot;&quot;;&quot;&quot;;LOWER(LEFT([.C1699];1))&amp;RIGHT([.C1699];LEN([.C1699])-1))">
            <text:p/>
          </table:table-cell>
          <table:table-cell table:number-columns-repeated="249"/>
        </table:table-row>
        <table:table-row table:style-name="ro1">
          <table:table-cell table:number-columns-repeated="2"/>
          <table:table-cell/>
          <table:table-cell table:formula="oooc:=IF([.C1700]=&quot;&quot;;&quot;&quot;;LOWER(LEFT([.C1700];1))&amp;RIGHT([.C1700];LEN([.C1700])-1))">
            <text:p/>
          </table:table-cell>
          <table:table-cell table:number-columns-repeated="249"/>
        </table:table-row>
        <table:table-row table:style-name="ro1">
          <table:table-cell table:number-columns-repeated="2"/>
          <table:table-cell/>
          <table:table-cell table:formula="oooc:=IF([.C1701]=&quot;&quot;;&quot;&quot;;LOWER(LEFT([.C1701];1))&amp;RIGHT([.C1701];LEN([.C1701])-1))">
            <text:p/>
          </table:table-cell>
          <table:table-cell table:number-columns-repeated="249"/>
        </table:table-row>
        <table:table-row table:style-name="ro1">
          <table:table-cell table:number-columns-repeated="2"/>
          <table:table-cell/>
          <table:table-cell table:formula="oooc:=IF([.C1702]=&quot;&quot;;&quot;&quot;;LOWER(LEFT([.C1702];1))&amp;RIGHT([.C1702];LEN([.C1702])-1))">
            <text:p/>
          </table:table-cell>
          <table:table-cell table:number-columns-repeated="249"/>
        </table:table-row>
        <table:table-row table:style-name="ro1">
          <table:table-cell table:number-columns-repeated="2"/>
          <table:table-cell/>
          <table:table-cell table:formula="oooc:=IF([.C1703]=&quot;&quot;;&quot;&quot;;LOWER(LEFT([.C1703];1))&amp;RIGHT([.C1703];LEN([.C1703])-1))">
            <text:p/>
          </table:table-cell>
          <table:table-cell table:number-columns-repeated="249"/>
        </table:table-row>
        <table:table-row table:style-name="ro1">
          <table:table-cell table:number-columns-repeated="2"/>
          <table:table-cell/>
          <table:table-cell table:formula="oooc:=IF([.C1704]=&quot;&quot;;&quot;&quot;;LOWER(LEFT([.C1704];1))&amp;RIGHT([.C1704];LEN([.C1704])-1))">
            <text:p/>
          </table:table-cell>
          <table:table-cell table:number-columns-repeated="249"/>
        </table:table-row>
        <table:table-row table:style-name="ro1">
          <table:table-cell table:number-columns-repeated="2"/>
          <table:table-cell/>
          <table:table-cell table:formula="oooc:=IF([.C1705]=&quot;&quot;;&quot;&quot;;LOWER(LEFT([.C1705];1))&amp;RIGHT([.C1705];LEN([.C1705])-1))">
            <text:p/>
          </table:table-cell>
          <table:table-cell table:number-columns-repeated="249"/>
        </table:table-row>
        <table:table-row table:style-name="ro1">
          <table:table-cell table:number-columns-repeated="2"/>
          <table:table-cell/>
          <table:table-cell table:formula="oooc:=IF([.C1706]=&quot;&quot;;&quot;&quot;;LOWER(LEFT([.C1706];1))&amp;RIGHT([.C1706];LEN([.C1706])-1))">
            <text:p/>
          </table:table-cell>
          <table:table-cell table:number-columns-repeated="249"/>
        </table:table-row>
        <table:table-row table:style-name="ro1">
          <table:table-cell table:number-columns-repeated="2"/>
          <table:table-cell/>
          <table:table-cell table:formula="oooc:=IF([.C1707]=&quot;&quot;;&quot;&quot;;LOWER(LEFT([.C1707];1))&amp;RIGHT([.C1707];LEN([.C1707])-1))">
            <text:p/>
          </table:table-cell>
          <table:table-cell table:number-columns-repeated="249"/>
        </table:table-row>
        <table:table-row table:style-name="ro1">
          <table:table-cell table:number-columns-repeated="2"/>
          <table:table-cell/>
          <table:table-cell table:formula="oooc:=IF([.C1708]=&quot;&quot;;&quot;&quot;;LOWER(LEFT([.C1708];1))&amp;RIGHT([.C1708];LEN([.C1708])-1))">
            <text:p/>
          </table:table-cell>
          <table:table-cell table:number-columns-repeated="249"/>
        </table:table-row>
        <table:table-row table:style-name="ro1">
          <table:table-cell table:number-columns-repeated="2"/>
          <table:table-cell/>
          <table:table-cell table:formula="oooc:=IF([.C1709]=&quot;&quot;;&quot;&quot;;LOWER(LEFT([.C1709];1))&amp;RIGHT([.C1709];LEN([.C1709])-1))">
            <text:p/>
          </table:table-cell>
          <table:table-cell table:number-columns-repeated="249"/>
        </table:table-row>
        <table:table-row table:style-name="ro1">
          <table:table-cell table:number-columns-repeated="2"/>
          <table:table-cell/>
          <table:table-cell table:formula="oooc:=IF([.C1710]=&quot;&quot;;&quot;&quot;;LOWER(LEFT([.C1710];1))&amp;RIGHT([.C1710];LEN([.C1710])-1))">
            <text:p/>
          </table:table-cell>
          <table:table-cell table:number-columns-repeated="249"/>
        </table:table-row>
        <table:table-row table:style-name="ro1">
          <table:table-cell table:number-columns-repeated="2"/>
          <table:table-cell/>
          <table:table-cell table:formula="oooc:=IF([.C1711]=&quot;&quot;;&quot;&quot;;LOWER(LEFT([.C1711];1))&amp;RIGHT([.C1711];LEN([.C1711])-1))">
            <text:p/>
          </table:table-cell>
          <table:table-cell table:number-columns-repeated="249"/>
        </table:table-row>
        <table:table-row table:style-name="ro1">
          <table:table-cell table:number-columns-repeated="2"/>
          <table:table-cell/>
          <table:table-cell table:formula="oooc:=IF([.C1712]=&quot;&quot;;&quot;&quot;;LOWER(LEFT([.C1712];1))&amp;RIGHT([.C1712];LEN([.C1712])-1))">
            <text:p/>
          </table:table-cell>
          <table:table-cell table:number-columns-repeated="249"/>
        </table:table-row>
        <table:table-row table:style-name="ro1">
          <table:table-cell table:number-columns-repeated="2"/>
          <table:table-cell/>
          <table:table-cell table:formula="oooc:=IF([.C1713]=&quot;&quot;;&quot;&quot;;LOWER(LEFT([.C1713];1))&amp;RIGHT([.C1713];LEN([.C1713])-1))">
            <text:p/>
          </table:table-cell>
          <table:table-cell table:number-columns-repeated="249"/>
        </table:table-row>
        <table:table-row table:style-name="ro1">
          <table:table-cell table:number-columns-repeated="2"/>
          <table:table-cell/>
          <table:table-cell table:formula="oooc:=IF([.C1714]=&quot;&quot;;&quot;&quot;;LOWER(LEFT([.C1714];1))&amp;RIGHT([.C1714];LEN([.C1714])-1))">
            <text:p/>
          </table:table-cell>
          <table:table-cell table:number-columns-repeated="249"/>
        </table:table-row>
        <table:table-row table:style-name="ro1">
          <table:table-cell table:number-columns-repeated="2"/>
          <table:table-cell/>
          <table:table-cell table:formula="oooc:=IF([.C1715]=&quot;&quot;;&quot;&quot;;LOWER(LEFT([.C1715];1))&amp;RIGHT([.C1715];LEN([.C1715])-1))">
            <text:p/>
          </table:table-cell>
          <table:table-cell table:number-columns-repeated="249"/>
        </table:table-row>
        <table:table-row table:style-name="ro1">
          <table:table-cell table:number-columns-repeated="2"/>
          <table:table-cell/>
          <table:table-cell table:formula="oooc:=IF([.C1716]=&quot;&quot;;&quot;&quot;;LOWER(LEFT([.C1716];1))&amp;RIGHT([.C1716];LEN([.C1716])-1))">
            <text:p/>
          </table:table-cell>
          <table:table-cell table:number-columns-repeated="249"/>
        </table:table-row>
        <table:table-row table:style-name="ro1">
          <table:table-cell table:number-columns-repeated="2"/>
          <table:table-cell/>
          <table:table-cell table:formula="oooc:=IF([.C1717]=&quot;&quot;;&quot;&quot;;LOWER(LEFT([.C1717];1))&amp;RIGHT([.C1717];LEN([.C1717])-1))">
            <text:p/>
          </table:table-cell>
          <table:table-cell table:number-columns-repeated="249"/>
        </table:table-row>
        <table:table-row table:style-name="ro1">
          <table:table-cell table:number-columns-repeated="2"/>
          <table:table-cell/>
          <table:table-cell table:formula="oooc:=IF([.C1718]=&quot;&quot;;&quot;&quot;;LOWER(LEFT([.C1718];1))&amp;RIGHT([.C1718];LEN([.C1718])-1))">
            <text:p/>
          </table:table-cell>
          <table:table-cell table:number-columns-repeated="249"/>
        </table:table-row>
        <table:table-row table:style-name="ro1">
          <table:table-cell table:number-columns-repeated="2"/>
          <table:table-cell/>
          <table:table-cell table:formula="oooc:=IF([.C1719]=&quot;&quot;;&quot;&quot;;LOWER(LEFT([.C1719];1))&amp;RIGHT([.C1719];LEN([.C1719])-1))">
            <text:p/>
          </table:table-cell>
          <table:table-cell table:number-columns-repeated="249"/>
        </table:table-row>
        <table:table-row table:style-name="ro1">
          <table:table-cell table:number-columns-repeated="2"/>
          <table:table-cell/>
          <table:table-cell table:formula="oooc:=IF([.C1720]=&quot;&quot;;&quot;&quot;;LOWER(LEFT([.C1720];1))&amp;RIGHT([.C1720];LEN([.C1720])-1))">
            <text:p/>
          </table:table-cell>
          <table:table-cell table:number-columns-repeated="249"/>
        </table:table-row>
        <table:table-row table:style-name="ro1">
          <table:table-cell table:number-columns-repeated="2"/>
          <table:table-cell/>
          <table:table-cell table:formula="oooc:=IF([.C1721]=&quot;&quot;;&quot;&quot;;LOWER(LEFT([.C1721];1))&amp;RIGHT([.C1721];LEN([.C1721])-1))">
            <text:p/>
          </table:table-cell>
          <table:table-cell table:number-columns-repeated="249"/>
        </table:table-row>
        <table:table-row table:style-name="ro1">
          <table:table-cell table:number-columns-repeated="2"/>
          <table:table-cell/>
          <table:table-cell table:formula="oooc:=IF([.C1722]=&quot;&quot;;&quot;&quot;;LOWER(LEFT([.C1722];1))&amp;RIGHT([.C1722];LEN([.C1722])-1))">
            <text:p/>
          </table:table-cell>
          <table:table-cell table:number-columns-repeated="249"/>
        </table:table-row>
        <table:table-row table:style-name="ro1">
          <table:table-cell table:number-columns-repeated="2"/>
          <table:table-cell/>
          <table:table-cell table:formula="oooc:=IF([.C1723]=&quot;&quot;;&quot;&quot;;LOWER(LEFT([.C1723];1))&amp;RIGHT([.C1723];LEN([.C1723])-1))">
            <text:p/>
          </table:table-cell>
          <table:table-cell table:number-columns-repeated="249"/>
        </table:table-row>
        <table:table-row table:style-name="ro1">
          <table:table-cell table:number-columns-repeated="2"/>
          <table:table-cell/>
          <table:table-cell table:formula="oooc:=IF([.C1724]=&quot;&quot;;&quot;&quot;;LOWER(LEFT([.C1724];1))&amp;RIGHT([.C1724];LEN([.C1724])-1))">
            <text:p/>
          </table:table-cell>
          <table:table-cell table:number-columns-repeated="249"/>
        </table:table-row>
        <table:table-row table:style-name="ro1">
          <table:table-cell table:number-columns-repeated="2"/>
          <table:table-cell/>
          <table:table-cell table:formula="oooc:=IF([.C1725]=&quot;&quot;;&quot;&quot;;LOWER(LEFT([.C1725];1))&amp;RIGHT([.C1725];LEN([.C1725])-1))">
            <text:p/>
          </table:table-cell>
          <table:table-cell table:number-columns-repeated="249"/>
        </table:table-row>
        <table:table-row table:style-name="ro1">
          <table:table-cell table:number-columns-repeated="2"/>
          <table:table-cell/>
          <table:table-cell table:formula="oooc:=IF([.C1726]=&quot;&quot;;&quot;&quot;;LOWER(LEFT([.C1726];1))&amp;RIGHT([.C1726];LEN([.C1726])-1))">
            <text:p/>
          </table:table-cell>
          <table:table-cell table:number-columns-repeated="249"/>
        </table:table-row>
        <table:table-row table:style-name="ro1">
          <table:table-cell table:number-columns-repeated="2"/>
          <table:table-cell/>
          <table:table-cell table:formula="oooc:=IF([.C1727]=&quot;&quot;;&quot;&quot;;LOWER(LEFT([.C1727];1))&amp;RIGHT([.C1727];LEN([.C1727])-1))">
            <text:p/>
          </table:table-cell>
          <table:table-cell table:number-columns-repeated="249"/>
        </table:table-row>
        <table:table-row table:style-name="ro1">
          <table:table-cell table:number-columns-repeated="2"/>
          <table:table-cell/>
          <table:table-cell table:formula="oooc:=IF([.C1728]=&quot;&quot;;&quot;&quot;;LOWER(LEFT([.C1728];1))&amp;RIGHT([.C1728];LEN([.C1728])-1))">
            <text:p/>
          </table:table-cell>
          <table:table-cell table:number-columns-repeated="249"/>
        </table:table-row>
        <table:table-row table:style-name="ro1">
          <table:table-cell table:number-columns-repeated="2"/>
          <table:table-cell/>
          <table:table-cell table:formula="oooc:=IF([.C1729]=&quot;&quot;;&quot;&quot;;LOWER(LEFT([.C1729];1))&amp;RIGHT([.C1729];LEN([.C1729])-1))">
            <text:p/>
          </table:table-cell>
          <table:table-cell table:number-columns-repeated="249"/>
        </table:table-row>
        <table:table-row table:style-name="ro1">
          <table:table-cell table:number-columns-repeated="2"/>
          <table:table-cell/>
          <table:table-cell table:formula="oooc:=IF([.C1730]=&quot;&quot;;&quot;&quot;;LOWER(LEFT([.C1730];1))&amp;RIGHT([.C1730];LEN([.C1730])-1))">
            <text:p/>
          </table:table-cell>
          <table:table-cell table:number-columns-repeated="249"/>
        </table:table-row>
        <table:table-row table:style-name="ro1">
          <table:table-cell table:number-columns-repeated="2"/>
          <table:table-cell/>
          <table:table-cell table:formula="oooc:=IF([.C1731]=&quot;&quot;;&quot;&quot;;LOWER(LEFT([.C1731];1))&amp;RIGHT([.C1731];LEN([.C1731])-1))">
            <text:p/>
          </table:table-cell>
          <table:table-cell table:number-columns-repeated="249"/>
        </table:table-row>
        <table:table-row table:style-name="ro1">
          <table:table-cell table:number-columns-repeated="2"/>
          <table:table-cell/>
          <table:table-cell table:formula="oooc:=IF([.C1732]=&quot;&quot;;&quot;&quot;;LOWER(LEFT([.C1732];1))&amp;RIGHT([.C1732];LEN([.C1732])-1))">
            <text:p/>
          </table:table-cell>
          <table:table-cell table:number-columns-repeated="249"/>
        </table:table-row>
        <table:table-row table:style-name="ro1">
          <table:table-cell table:number-columns-repeated="2"/>
          <table:table-cell/>
          <table:table-cell table:formula="oooc:=IF([.C1733]=&quot;&quot;;&quot;&quot;;LOWER(LEFT([.C1733];1))&amp;RIGHT([.C1733];LEN([.C1733])-1))">
            <text:p/>
          </table:table-cell>
          <table:table-cell table:number-columns-repeated="249"/>
        </table:table-row>
        <table:table-row table:style-name="ro1">
          <table:table-cell table:number-columns-repeated="2"/>
          <table:table-cell/>
          <table:table-cell table:formula="oooc:=IF([.C1734]=&quot;&quot;;&quot;&quot;;LOWER(LEFT([.C1734];1))&amp;RIGHT([.C1734];LEN([.C1734])-1))">
            <text:p/>
          </table:table-cell>
          <table:table-cell table:number-columns-repeated="249"/>
        </table:table-row>
        <table:table-row table:style-name="ro1">
          <table:table-cell table:number-columns-repeated="2"/>
          <table:table-cell/>
          <table:table-cell table:formula="oooc:=IF([.C1735]=&quot;&quot;;&quot;&quot;;LOWER(LEFT([.C1735];1))&amp;RIGHT([.C1735];LEN([.C1735])-1))">
            <text:p/>
          </table:table-cell>
          <table:table-cell table:number-columns-repeated="249"/>
        </table:table-row>
        <table:table-row table:style-name="ro1">
          <table:table-cell table:number-columns-repeated="2"/>
          <table:table-cell/>
          <table:table-cell table:formula="oooc:=IF([.C1736]=&quot;&quot;;&quot;&quot;;LOWER(LEFT([.C1736];1))&amp;RIGHT([.C1736];LEN([.C1736])-1))">
            <text:p/>
          </table:table-cell>
          <table:table-cell table:number-columns-repeated="249"/>
        </table:table-row>
        <table:table-row table:style-name="ro1">
          <table:table-cell table:number-columns-repeated="2"/>
          <table:table-cell/>
          <table:table-cell table:formula="oooc:=IF([.C1737]=&quot;&quot;;&quot;&quot;;LOWER(LEFT([.C1737];1))&amp;RIGHT([.C1737];LEN([.C1737])-1))">
            <text:p/>
          </table:table-cell>
          <table:table-cell table:number-columns-repeated="249"/>
        </table:table-row>
        <table:table-row table:style-name="ro1">
          <table:table-cell table:number-columns-repeated="2"/>
          <table:table-cell/>
          <table:table-cell table:formula="oooc:=IF([.C1738]=&quot;&quot;;&quot;&quot;;LOWER(LEFT([.C1738];1))&amp;RIGHT([.C1738];LEN([.C1738])-1))">
            <text:p/>
          </table:table-cell>
          <table:table-cell table:number-columns-repeated="249"/>
        </table:table-row>
        <table:table-row table:style-name="ro1">
          <table:table-cell table:number-columns-repeated="2"/>
          <table:table-cell/>
          <table:table-cell table:formula="oooc:=IF([.C1739]=&quot;&quot;;&quot;&quot;;LOWER(LEFT([.C1739];1))&amp;RIGHT([.C1739];LEN([.C1739])-1))">
            <text:p/>
          </table:table-cell>
          <table:table-cell table:number-columns-repeated="249"/>
        </table:table-row>
        <table:table-row table:style-name="ro1">
          <table:table-cell table:number-columns-repeated="2"/>
          <table:table-cell/>
          <table:table-cell table:formula="oooc:=IF([.C1740]=&quot;&quot;;&quot;&quot;;LOWER(LEFT([.C1740];1))&amp;RIGHT([.C1740];LEN([.C1740])-1))">
            <text:p/>
          </table:table-cell>
          <table:table-cell table:number-columns-repeated="249"/>
        </table:table-row>
        <table:table-row table:style-name="ro1">
          <table:table-cell table:number-columns-repeated="2"/>
          <table:table-cell/>
          <table:table-cell table:formula="oooc:=IF([.C1741]=&quot;&quot;;&quot;&quot;;LOWER(LEFT([.C1741];1))&amp;RIGHT([.C1741];LEN([.C1741])-1))">
            <text:p/>
          </table:table-cell>
          <table:table-cell table:number-columns-repeated="249"/>
        </table:table-row>
        <table:table-row table:style-name="ro1">
          <table:table-cell table:number-columns-repeated="2"/>
          <table:table-cell/>
          <table:table-cell table:formula="oooc:=IF([.C1742]=&quot;&quot;;&quot;&quot;;LOWER(LEFT([.C1742];1))&amp;RIGHT([.C1742];LEN([.C1742])-1))">
            <text:p/>
          </table:table-cell>
          <table:table-cell table:number-columns-repeated="249"/>
        </table:table-row>
        <table:table-row table:style-name="ro1">
          <table:table-cell table:number-columns-repeated="2"/>
          <table:table-cell/>
          <table:table-cell table:formula="oooc:=IF([.C1743]=&quot;&quot;;&quot;&quot;;LOWER(LEFT([.C1743];1))&amp;RIGHT([.C1743];LEN([.C1743])-1))">
            <text:p/>
          </table:table-cell>
          <table:table-cell table:number-columns-repeated="249"/>
        </table:table-row>
        <table:table-row table:style-name="ro1">
          <table:table-cell table:number-columns-repeated="2"/>
          <table:table-cell/>
          <table:table-cell table:formula="oooc:=IF([.C1744]=&quot;&quot;;&quot;&quot;;LOWER(LEFT([.C1744];1))&amp;RIGHT([.C1744];LEN([.C1744])-1))">
            <text:p/>
          </table:table-cell>
          <table:table-cell table:number-columns-repeated="249"/>
        </table:table-row>
        <table:table-row table:style-name="ro1">
          <table:table-cell table:number-columns-repeated="2"/>
          <table:table-cell/>
          <table:table-cell table:formula="oooc:=IF([.C1745]=&quot;&quot;;&quot;&quot;;LOWER(LEFT([.C1745];1))&amp;RIGHT([.C1745];LEN([.C1745])-1))">
            <text:p/>
          </table:table-cell>
          <table:table-cell table:number-columns-repeated="249"/>
        </table:table-row>
        <table:table-row table:style-name="ro1">
          <table:table-cell table:number-columns-repeated="2"/>
          <table:table-cell/>
          <table:table-cell table:formula="oooc:=IF([.C1746]=&quot;&quot;;&quot;&quot;;LOWER(LEFT([.C1746];1))&amp;RIGHT([.C1746];LEN([.C1746])-1))">
            <text:p/>
          </table:table-cell>
          <table:table-cell table:number-columns-repeated="249"/>
        </table:table-row>
        <table:table-row table:style-name="ro1">
          <table:table-cell table:number-columns-repeated="2"/>
          <table:table-cell/>
          <table:table-cell table:formula="oooc:=IF([.C1747]=&quot;&quot;;&quot;&quot;;LOWER(LEFT([.C1747];1))&amp;RIGHT([.C1747];LEN([.C1747])-1))">
            <text:p/>
          </table:table-cell>
          <table:table-cell table:number-columns-repeated="249"/>
        </table:table-row>
        <table:table-row table:style-name="ro1">
          <table:table-cell table:number-columns-repeated="2"/>
          <table:table-cell/>
          <table:table-cell table:formula="oooc:=IF([.C1748]=&quot;&quot;;&quot;&quot;;LOWER(LEFT([.C1748];1))&amp;RIGHT([.C1748];LEN([.C1748])-1))">
            <text:p/>
          </table:table-cell>
          <table:table-cell table:number-columns-repeated="249"/>
        </table:table-row>
        <table:table-row table:style-name="ro1">
          <table:table-cell table:number-columns-repeated="2"/>
          <table:table-cell/>
          <table:table-cell table:formula="oooc:=IF([.C1749]=&quot;&quot;;&quot;&quot;;LOWER(LEFT([.C1749];1))&amp;RIGHT([.C1749];LEN([.C1749])-1))">
            <text:p/>
          </table:table-cell>
          <table:table-cell table:number-columns-repeated="249"/>
        </table:table-row>
        <table:table-row table:style-name="ro1">
          <table:table-cell table:number-columns-repeated="2"/>
          <table:table-cell/>
          <table:table-cell table:formula="oooc:=IF([.C1750]=&quot;&quot;;&quot;&quot;;LOWER(LEFT([.C1750];1))&amp;RIGHT([.C1750];LEN([.C1750])-1))">
            <text:p/>
          </table:table-cell>
          <table:table-cell table:number-columns-repeated="249"/>
        </table:table-row>
        <table:table-row table:style-name="ro1">
          <table:table-cell table:number-columns-repeated="2"/>
          <table:table-cell/>
          <table:table-cell table:formula="oooc:=IF([.C1751]=&quot;&quot;;&quot;&quot;;LOWER(LEFT([.C1751];1))&amp;RIGHT([.C1751];LEN([.C1751])-1))">
            <text:p/>
          </table:table-cell>
          <table:table-cell table:number-columns-repeated="249"/>
        </table:table-row>
        <table:table-row table:style-name="ro1">
          <table:table-cell table:number-columns-repeated="2"/>
          <table:table-cell/>
          <table:table-cell table:formula="oooc:=IF([.C1752]=&quot;&quot;;&quot;&quot;;LOWER(LEFT([.C1752];1))&amp;RIGHT([.C1752];LEN([.C1752])-1))">
            <text:p/>
          </table:table-cell>
          <table:table-cell table:number-columns-repeated="249"/>
        </table:table-row>
        <table:table-row table:style-name="ro1">
          <table:table-cell table:number-columns-repeated="2"/>
          <table:table-cell/>
          <table:table-cell table:formula="oooc:=IF([.C1753]=&quot;&quot;;&quot;&quot;;LOWER(LEFT([.C1753];1))&amp;RIGHT([.C1753];LEN([.C1753])-1))">
            <text:p/>
          </table:table-cell>
          <table:table-cell table:number-columns-repeated="249"/>
        </table:table-row>
        <table:table-row table:style-name="ro1">
          <table:table-cell table:number-columns-repeated="2"/>
          <table:table-cell/>
          <table:table-cell table:formula="oooc:=IF([.C1754]=&quot;&quot;;&quot;&quot;;LOWER(LEFT([.C1754];1))&amp;RIGHT([.C1754];LEN([.C1754])-1))">
            <text:p/>
          </table:table-cell>
          <table:table-cell table:number-columns-repeated="249"/>
        </table:table-row>
        <table:table-row table:style-name="ro1">
          <table:table-cell table:number-columns-repeated="2"/>
          <table:table-cell/>
          <table:table-cell table:formula="oooc:=IF([.C1755]=&quot;&quot;;&quot;&quot;;LOWER(LEFT([.C1755];1))&amp;RIGHT([.C1755];LEN([.C1755])-1))">
            <text:p/>
          </table:table-cell>
          <table:table-cell table:number-columns-repeated="249"/>
        </table:table-row>
        <table:table-row table:style-name="ro1">
          <table:table-cell table:number-columns-repeated="2"/>
          <table:table-cell/>
          <table:table-cell table:formula="oooc:=IF([.C1756]=&quot;&quot;;&quot;&quot;;LOWER(LEFT([.C1756];1))&amp;RIGHT([.C1756];LEN([.C1756])-1))">
            <text:p/>
          </table:table-cell>
          <table:table-cell table:number-columns-repeated="249"/>
        </table:table-row>
        <table:table-row table:style-name="ro1">
          <table:table-cell table:number-columns-repeated="2"/>
          <table:table-cell/>
          <table:table-cell table:formula="oooc:=IF([.C1757]=&quot;&quot;;&quot;&quot;;LOWER(LEFT([.C1757];1))&amp;RIGHT([.C1757];LEN([.C1757])-1))">
            <text:p/>
          </table:table-cell>
          <table:table-cell table:number-columns-repeated="249"/>
        </table:table-row>
        <table:table-row table:style-name="ro1">
          <table:table-cell table:number-columns-repeated="2"/>
          <table:table-cell/>
          <table:table-cell table:formula="oooc:=IF([.C1758]=&quot;&quot;;&quot;&quot;;LOWER(LEFT([.C1758];1))&amp;RIGHT([.C1758];LEN([.C1758])-1))">
            <text:p/>
          </table:table-cell>
          <table:table-cell table:number-columns-repeated="249"/>
        </table:table-row>
        <table:table-row table:style-name="ro1">
          <table:table-cell table:number-columns-repeated="2"/>
          <table:table-cell/>
          <table:table-cell table:formula="oooc:=IF([.C1759]=&quot;&quot;;&quot;&quot;;LOWER(LEFT([.C1759];1))&amp;RIGHT([.C1759];LEN([.C1759])-1))">
            <text:p/>
          </table:table-cell>
          <table:table-cell table:number-columns-repeated="249"/>
        </table:table-row>
        <table:table-row table:style-name="ro1">
          <table:table-cell table:number-columns-repeated="2"/>
          <table:table-cell/>
          <table:table-cell table:formula="oooc:=IF([.C1760]=&quot;&quot;;&quot;&quot;;LOWER(LEFT([.C1760];1))&amp;RIGHT([.C1760];LEN([.C1760])-1))">
            <text:p/>
          </table:table-cell>
          <table:table-cell table:number-columns-repeated="249"/>
        </table:table-row>
        <table:table-row table:style-name="ro1">
          <table:table-cell table:number-columns-repeated="2"/>
          <table:table-cell/>
          <table:table-cell table:formula="oooc:=IF([.C1761]=&quot;&quot;;&quot;&quot;;LOWER(LEFT([.C1761];1))&amp;RIGHT([.C1761];LEN([.C1761])-1))">
            <text:p/>
          </table:table-cell>
          <table:table-cell table:number-columns-repeated="249"/>
        </table:table-row>
        <table:table-row table:style-name="ro1">
          <table:table-cell table:number-columns-repeated="2"/>
          <table:table-cell/>
          <table:table-cell table:formula="oooc:=IF([.C1762]=&quot;&quot;;&quot;&quot;;LOWER(LEFT([.C1762];1))&amp;RIGHT([.C1762];LEN([.C1762])-1))">
            <text:p/>
          </table:table-cell>
          <table:table-cell table:number-columns-repeated="249"/>
        </table:table-row>
        <table:table-row table:style-name="ro1">
          <table:table-cell table:number-columns-repeated="2"/>
          <table:table-cell/>
          <table:table-cell table:formula="oooc:=IF([.C1763]=&quot;&quot;;&quot;&quot;;LOWER(LEFT([.C1763];1))&amp;RIGHT([.C1763];LEN([.C1763])-1))">
            <text:p/>
          </table:table-cell>
          <table:table-cell table:number-columns-repeated="249"/>
        </table:table-row>
        <table:table-row table:style-name="ro1">
          <table:table-cell table:number-columns-repeated="2"/>
          <table:table-cell/>
          <table:table-cell table:formula="oooc:=IF([.C1764]=&quot;&quot;;&quot;&quot;;LOWER(LEFT([.C1764];1))&amp;RIGHT([.C1764];LEN([.C1764])-1))">
            <text:p/>
          </table:table-cell>
          <table:table-cell table:number-columns-repeated="249"/>
        </table:table-row>
        <table:table-row table:style-name="ro1">
          <table:table-cell table:number-columns-repeated="2"/>
          <table:table-cell/>
          <table:table-cell table:formula="oooc:=IF([.C1765]=&quot;&quot;;&quot;&quot;;LOWER(LEFT([.C1765];1))&amp;RIGHT([.C1765];LEN([.C1765])-1))">
            <text:p/>
          </table:table-cell>
          <table:table-cell table:number-columns-repeated="249"/>
        </table:table-row>
        <table:table-row table:style-name="ro1">
          <table:table-cell table:number-columns-repeated="2"/>
          <table:table-cell/>
          <table:table-cell table:formula="oooc:=IF([.C1766]=&quot;&quot;;&quot;&quot;;LOWER(LEFT([.C1766];1))&amp;RIGHT([.C1766];LEN([.C1766])-1))">
            <text:p/>
          </table:table-cell>
          <table:table-cell table:number-columns-repeated="249"/>
        </table:table-row>
        <table:table-row table:style-name="ro1">
          <table:table-cell table:number-columns-repeated="2"/>
          <table:table-cell/>
          <table:table-cell table:formula="oooc:=IF([.C1767]=&quot;&quot;;&quot;&quot;;LOWER(LEFT([.C1767];1))&amp;RIGHT([.C1767];LEN([.C1767])-1))">
            <text:p/>
          </table:table-cell>
          <table:table-cell table:number-columns-repeated="249"/>
        </table:table-row>
        <table:table-row table:style-name="ro1">
          <table:table-cell table:number-columns-repeated="2"/>
          <table:table-cell/>
          <table:table-cell table:formula="oooc:=IF([.C1768]=&quot;&quot;;&quot;&quot;;LOWER(LEFT([.C1768];1))&amp;RIGHT([.C1768];LEN([.C1768])-1))">
            <text:p/>
          </table:table-cell>
          <table:table-cell table:number-columns-repeated="249"/>
        </table:table-row>
        <table:table-row table:style-name="ro1">
          <table:table-cell table:number-columns-repeated="2"/>
          <table:table-cell/>
          <table:table-cell table:formula="oooc:=IF([.C1769]=&quot;&quot;;&quot;&quot;;LOWER(LEFT([.C1769];1))&amp;RIGHT([.C1769];LEN([.C1769])-1))">
            <text:p/>
          </table:table-cell>
          <table:table-cell table:number-columns-repeated="249"/>
        </table:table-row>
        <table:table-row table:style-name="ro1">
          <table:table-cell table:number-columns-repeated="2"/>
          <table:table-cell/>
          <table:table-cell table:formula="oooc:=IF([.C1770]=&quot;&quot;;&quot;&quot;;LOWER(LEFT([.C1770];1))&amp;RIGHT([.C1770];LEN([.C1770])-1))">
            <text:p/>
          </table:table-cell>
          <table:table-cell table:number-columns-repeated="249"/>
        </table:table-row>
        <table:table-row table:style-name="ro1">
          <table:table-cell table:number-columns-repeated="2"/>
          <table:table-cell/>
          <table:table-cell table:formula="oooc:=IF([.C1771]=&quot;&quot;;&quot;&quot;;LOWER(LEFT([.C1771];1))&amp;RIGHT([.C1771];LEN([.C1771])-1))">
            <text:p/>
          </table:table-cell>
          <table:table-cell table:number-columns-repeated="249"/>
        </table:table-row>
        <table:table-row table:style-name="ro1">
          <table:table-cell table:number-columns-repeated="2"/>
          <table:table-cell/>
          <table:table-cell table:formula="oooc:=IF([.C1772]=&quot;&quot;;&quot;&quot;;LOWER(LEFT([.C1772];1))&amp;RIGHT([.C1772];LEN([.C1772])-1))">
            <text:p/>
          </table:table-cell>
          <table:table-cell table:number-columns-repeated="249"/>
        </table:table-row>
        <table:table-row table:style-name="ro1">
          <table:table-cell table:number-columns-repeated="2"/>
          <table:table-cell/>
          <table:table-cell table:formula="oooc:=IF([.C1773]=&quot;&quot;;&quot;&quot;;LOWER(LEFT([.C1773];1))&amp;RIGHT([.C1773];LEN([.C1773])-1))">
            <text:p/>
          </table:table-cell>
          <table:table-cell table:number-columns-repeated="249"/>
        </table:table-row>
        <table:table-row table:style-name="ro1">
          <table:table-cell table:number-columns-repeated="2"/>
          <table:table-cell/>
          <table:table-cell table:formula="oooc:=IF([.C1774]=&quot;&quot;;&quot;&quot;;LOWER(LEFT([.C1774];1))&amp;RIGHT([.C1774];LEN([.C1774])-1))">
            <text:p/>
          </table:table-cell>
          <table:table-cell table:number-columns-repeated="249"/>
        </table:table-row>
        <table:table-row table:style-name="ro1">
          <table:table-cell table:number-columns-repeated="2"/>
          <table:table-cell/>
          <table:table-cell table:formula="oooc:=IF([.C1775]=&quot;&quot;;&quot;&quot;;LOWER(LEFT([.C1775];1))&amp;RIGHT([.C1775];LEN([.C1775])-1))">
            <text:p/>
          </table:table-cell>
          <table:table-cell table:number-columns-repeated="249"/>
        </table:table-row>
        <table:table-row table:style-name="ro1">
          <table:table-cell table:number-columns-repeated="2"/>
          <table:table-cell/>
          <table:table-cell table:formula="oooc:=IF([.C1776]=&quot;&quot;;&quot;&quot;;LOWER(LEFT([.C1776];1))&amp;RIGHT([.C1776];LEN([.C1776])-1))">
            <text:p/>
          </table:table-cell>
          <table:table-cell table:number-columns-repeated="249"/>
        </table:table-row>
        <table:table-row table:style-name="ro1">
          <table:table-cell table:number-columns-repeated="2"/>
          <table:table-cell/>
          <table:table-cell table:formula="oooc:=IF([.C1777]=&quot;&quot;;&quot;&quot;;LOWER(LEFT([.C1777];1))&amp;RIGHT([.C1777];LEN([.C1777])-1))">
            <text:p/>
          </table:table-cell>
          <table:table-cell table:number-columns-repeated="249"/>
        </table:table-row>
        <table:table-row table:style-name="ro1">
          <table:table-cell table:number-columns-repeated="2"/>
          <table:table-cell/>
          <table:table-cell table:formula="oooc:=IF([.C1778]=&quot;&quot;;&quot;&quot;;LOWER(LEFT([.C1778];1))&amp;RIGHT([.C1778];LEN([.C1778])-1))">
            <text:p/>
          </table:table-cell>
          <table:table-cell table:number-columns-repeated="249"/>
        </table:table-row>
        <table:table-row table:style-name="ro1">
          <table:table-cell table:number-columns-repeated="2"/>
          <table:table-cell/>
          <table:table-cell table:formula="oooc:=IF([.C1779]=&quot;&quot;;&quot;&quot;;LOWER(LEFT([.C1779];1))&amp;RIGHT([.C1779];LEN([.C1779])-1))">
            <text:p/>
          </table:table-cell>
          <table:table-cell table:number-columns-repeated="249"/>
        </table:table-row>
        <table:table-row table:style-name="ro1">
          <table:table-cell table:number-columns-repeated="2"/>
          <table:table-cell/>
          <table:table-cell table:formula="oooc:=IF([.C1780]=&quot;&quot;;&quot;&quot;;LOWER(LEFT([.C1780];1))&amp;RIGHT([.C1780];LEN([.C1780])-1))">
            <text:p/>
          </table:table-cell>
          <table:table-cell table:number-columns-repeated="249"/>
        </table:table-row>
        <table:table-row table:style-name="ro1">
          <table:table-cell table:number-columns-repeated="2"/>
          <table:table-cell/>
          <table:table-cell table:formula="oooc:=IF([.C1781]=&quot;&quot;;&quot;&quot;;LOWER(LEFT([.C1781];1))&amp;RIGHT([.C1781];LEN([.C1781])-1))">
            <text:p/>
          </table:table-cell>
          <table:table-cell table:number-columns-repeated="249"/>
        </table:table-row>
        <table:table-row table:style-name="ro1">
          <table:table-cell table:number-columns-repeated="2"/>
          <table:table-cell/>
          <table:table-cell table:formula="oooc:=IF([.C1782]=&quot;&quot;;&quot;&quot;;LOWER(LEFT([.C1782];1))&amp;RIGHT([.C1782];LEN([.C1782])-1))">
            <text:p/>
          </table:table-cell>
          <table:table-cell table:number-columns-repeated="249"/>
        </table:table-row>
        <table:table-row table:style-name="ro1">
          <table:table-cell table:number-columns-repeated="2"/>
          <table:table-cell/>
          <table:table-cell table:formula="oooc:=IF([.C1783]=&quot;&quot;;&quot;&quot;;LOWER(LEFT([.C1783];1))&amp;RIGHT([.C1783];LEN([.C1783])-1))">
            <text:p/>
          </table:table-cell>
          <table:table-cell table:number-columns-repeated="249"/>
        </table:table-row>
        <table:table-row table:style-name="ro1">
          <table:table-cell table:number-columns-repeated="2"/>
          <table:table-cell/>
          <table:table-cell table:formula="oooc:=IF([.C1784]=&quot;&quot;;&quot;&quot;;LOWER(LEFT([.C1784];1))&amp;RIGHT([.C1784];LEN([.C1784])-1))">
            <text:p/>
          </table:table-cell>
          <table:table-cell table:number-columns-repeated="249"/>
        </table:table-row>
        <table:table-row table:style-name="ro1">
          <table:table-cell table:number-columns-repeated="2"/>
          <table:table-cell/>
          <table:table-cell table:formula="oooc:=IF([.C1785]=&quot;&quot;;&quot;&quot;;LOWER(LEFT([.C1785];1))&amp;RIGHT([.C1785];LEN([.C1785])-1))">
            <text:p/>
          </table:table-cell>
          <table:table-cell table:number-columns-repeated="249"/>
        </table:table-row>
        <table:table-row table:style-name="ro1">
          <table:table-cell table:number-columns-repeated="2"/>
          <table:table-cell/>
          <table:table-cell table:formula="oooc:=IF([.C1786]=&quot;&quot;;&quot;&quot;;LOWER(LEFT([.C1786];1))&amp;RIGHT([.C1786];LEN([.C1786])-1))">
            <text:p/>
          </table:table-cell>
          <table:table-cell table:number-columns-repeated="249"/>
        </table:table-row>
        <table:table-row table:style-name="ro1">
          <table:table-cell table:number-columns-repeated="2"/>
          <table:table-cell/>
          <table:table-cell table:formula="oooc:=IF([.C1787]=&quot;&quot;;&quot;&quot;;LOWER(LEFT([.C1787];1))&amp;RIGHT([.C1787];LEN([.C1787])-1))">
            <text:p/>
          </table:table-cell>
          <table:table-cell table:number-columns-repeated="249"/>
        </table:table-row>
        <table:table-row table:style-name="ro1">
          <table:table-cell table:number-columns-repeated="2"/>
          <table:table-cell/>
          <table:table-cell table:formula="oooc:=IF([.C1788]=&quot;&quot;;&quot;&quot;;LOWER(LEFT([.C1788];1))&amp;RIGHT([.C1788];LEN([.C1788])-1))">
            <text:p/>
          </table:table-cell>
          <table:table-cell table:number-columns-repeated="249"/>
        </table:table-row>
        <table:table-row table:style-name="ro1">
          <table:table-cell table:number-columns-repeated="2"/>
          <table:table-cell/>
          <table:table-cell table:formula="oooc:=IF([.C1789]=&quot;&quot;;&quot;&quot;;LOWER(LEFT([.C1789];1))&amp;RIGHT([.C1789];LEN([.C1789])-1))">
            <text:p/>
          </table:table-cell>
          <table:table-cell table:number-columns-repeated="249"/>
        </table:table-row>
        <table:table-row table:style-name="ro1">
          <table:table-cell table:number-columns-repeated="2"/>
          <table:table-cell/>
          <table:table-cell table:formula="oooc:=IF([.C1790]=&quot;&quot;;&quot;&quot;;LOWER(LEFT([.C1790];1))&amp;RIGHT([.C1790];LEN([.C1790])-1))">
            <text:p/>
          </table:table-cell>
          <table:table-cell table:number-columns-repeated="249"/>
        </table:table-row>
        <table:table-row table:style-name="ro1">
          <table:table-cell table:number-columns-repeated="2"/>
          <table:table-cell/>
          <table:table-cell table:formula="oooc:=IF([.C1791]=&quot;&quot;;&quot;&quot;;LOWER(LEFT([.C1791];1))&amp;RIGHT([.C1791];LEN([.C1791])-1))">
            <text:p/>
          </table:table-cell>
          <table:table-cell table:number-columns-repeated="249"/>
        </table:table-row>
        <table:table-row table:style-name="ro1">
          <table:table-cell table:number-columns-repeated="2"/>
          <table:table-cell/>
          <table:table-cell table:formula="oooc:=IF([.C1792]=&quot;&quot;;&quot;&quot;;LOWER(LEFT([.C1792];1))&amp;RIGHT([.C1792];LEN([.C1792])-1))">
            <text:p/>
          </table:table-cell>
          <table:table-cell table:number-columns-repeated="249"/>
        </table:table-row>
        <table:table-row table:style-name="ro1">
          <table:table-cell table:number-columns-repeated="2"/>
          <table:table-cell/>
          <table:table-cell table:formula="oooc:=IF([.C1793]=&quot;&quot;;&quot;&quot;;LOWER(LEFT([.C1793];1))&amp;RIGHT([.C1793];LEN([.C1793])-1))">
            <text:p/>
          </table:table-cell>
          <table:table-cell table:number-columns-repeated="249"/>
        </table:table-row>
        <table:table-row table:style-name="ro1">
          <table:table-cell table:number-columns-repeated="2"/>
          <table:table-cell/>
          <table:table-cell table:formula="oooc:=IF([.C1794]=&quot;&quot;;&quot;&quot;;LOWER(LEFT([.C1794];1))&amp;RIGHT([.C1794];LEN([.C1794])-1))">
            <text:p/>
          </table:table-cell>
          <table:table-cell table:number-columns-repeated="249"/>
        </table:table-row>
        <table:table-row table:style-name="ro1">
          <table:table-cell table:number-columns-repeated="2"/>
          <table:table-cell/>
          <table:table-cell table:formula="oooc:=IF([.C1795]=&quot;&quot;;&quot;&quot;;LOWER(LEFT([.C1795];1))&amp;RIGHT([.C1795];LEN([.C1795])-1))">
            <text:p/>
          </table:table-cell>
          <table:table-cell table:number-columns-repeated="249"/>
        </table:table-row>
        <table:table-row table:style-name="ro1">
          <table:table-cell table:number-columns-repeated="2"/>
          <table:table-cell/>
          <table:table-cell table:formula="oooc:=IF([.C1796]=&quot;&quot;;&quot;&quot;;LOWER(LEFT([.C1796];1))&amp;RIGHT([.C1796];LEN([.C1796])-1))">
            <text:p/>
          </table:table-cell>
          <table:table-cell table:number-columns-repeated="249"/>
        </table:table-row>
        <table:table-row table:style-name="ro1">
          <table:table-cell table:number-columns-repeated="2"/>
          <table:table-cell/>
          <table:table-cell table:formula="oooc:=IF([.C1797]=&quot;&quot;;&quot;&quot;;LOWER(LEFT([.C1797];1))&amp;RIGHT([.C1797];LEN([.C1797])-1))">
            <text:p/>
          </table:table-cell>
          <table:table-cell table:number-columns-repeated="249"/>
        </table:table-row>
        <table:table-row table:style-name="ro1">
          <table:table-cell table:number-columns-repeated="2"/>
          <table:table-cell/>
          <table:table-cell table:formula="oooc:=IF([.C1798]=&quot;&quot;;&quot;&quot;;LOWER(LEFT([.C1798];1))&amp;RIGHT([.C1798];LEN([.C1798])-1))">
            <text:p/>
          </table:table-cell>
          <table:table-cell table:number-columns-repeated="249"/>
        </table:table-row>
        <table:table-row table:style-name="ro1">
          <table:table-cell table:number-columns-repeated="2"/>
          <table:table-cell/>
          <table:table-cell table:formula="oooc:=IF([.C1799]=&quot;&quot;;&quot;&quot;;LOWER(LEFT([.C1799];1))&amp;RIGHT([.C1799];LEN([.C1799])-1))">
            <text:p/>
          </table:table-cell>
          <table:table-cell table:number-columns-repeated="249"/>
        </table:table-row>
        <table:table-row table:style-name="ro1">
          <table:table-cell table:number-columns-repeated="2"/>
          <table:table-cell/>
          <table:table-cell table:formula="oooc:=IF([.C1800]=&quot;&quot;;&quot;&quot;;LOWER(LEFT([.C1800];1))&amp;RIGHT([.C1800];LEN([.C1800])-1))">
            <text:p/>
          </table:table-cell>
          <table:table-cell table:number-columns-repeated="249"/>
        </table:table-row>
        <table:table-row table:style-name="ro1">
          <table:table-cell table:number-columns-repeated="2"/>
          <table:table-cell/>
          <table:table-cell table:formula="oooc:=IF([.C1801]=&quot;&quot;;&quot;&quot;;LOWER(LEFT([.C1801];1))&amp;RIGHT([.C1801];LEN([.C1801])-1))">
            <text:p/>
          </table:table-cell>
          <table:table-cell table:number-columns-repeated="249"/>
        </table:table-row>
        <table:table-row table:style-name="ro1">
          <table:table-cell table:number-columns-repeated="2"/>
          <table:table-cell/>
          <table:table-cell table:formula="oooc:=IF([.C1802]=&quot;&quot;;&quot;&quot;;LOWER(LEFT([.C1802];1))&amp;RIGHT([.C1802];LEN([.C1802])-1))">
            <text:p/>
          </table:table-cell>
          <table:table-cell table:number-columns-repeated="249"/>
        </table:table-row>
        <table:table-row table:style-name="ro1">
          <table:table-cell table:number-columns-repeated="2"/>
          <table:table-cell/>
          <table:table-cell table:formula="oooc:=IF([.C1803]=&quot;&quot;;&quot;&quot;;LOWER(LEFT([.C1803];1))&amp;RIGHT([.C1803];LEN([.C1803])-1))">
            <text:p/>
          </table:table-cell>
          <table:table-cell table:number-columns-repeated="249"/>
        </table:table-row>
        <table:table-row table:style-name="ro1">
          <table:table-cell table:number-columns-repeated="2"/>
          <table:table-cell/>
          <table:table-cell table:formula="oooc:=IF([.C1804]=&quot;&quot;;&quot;&quot;;LOWER(LEFT([.C1804];1))&amp;RIGHT([.C1804];LEN([.C1804])-1))">
            <text:p/>
          </table:table-cell>
          <table:table-cell table:number-columns-repeated="249"/>
        </table:table-row>
        <table:table-row table:style-name="ro1">
          <table:table-cell table:number-columns-repeated="2"/>
          <table:table-cell/>
          <table:table-cell table:formula="oooc:=IF([.C1805]=&quot;&quot;;&quot;&quot;;LOWER(LEFT([.C1805];1))&amp;RIGHT([.C1805];LEN([.C1805])-1))">
            <text:p/>
          </table:table-cell>
          <table:table-cell table:number-columns-repeated="249"/>
        </table:table-row>
        <table:table-row table:style-name="ro1">
          <table:table-cell table:number-columns-repeated="2"/>
          <table:table-cell/>
          <table:table-cell table:formula="oooc:=IF([.C1806]=&quot;&quot;;&quot;&quot;;LOWER(LEFT([.C1806];1))&amp;RIGHT([.C1806];LEN([.C1806])-1))">
            <text:p/>
          </table:table-cell>
          <table:table-cell table:number-columns-repeated="249"/>
        </table:table-row>
        <table:table-row table:style-name="ro1">
          <table:table-cell table:number-columns-repeated="2"/>
          <table:table-cell/>
          <table:table-cell table:formula="oooc:=IF([.C1807]=&quot;&quot;;&quot;&quot;;LOWER(LEFT([.C1807];1))&amp;RIGHT([.C1807];LEN([.C1807])-1))">
            <text:p/>
          </table:table-cell>
          <table:table-cell table:number-columns-repeated="249"/>
        </table:table-row>
        <table:table-row table:style-name="ro1">
          <table:table-cell table:number-columns-repeated="2"/>
          <table:table-cell/>
          <table:table-cell table:formula="oooc:=IF([.C1808]=&quot;&quot;;&quot;&quot;;LOWER(LEFT([.C1808];1))&amp;RIGHT([.C1808];LEN([.C1808])-1))">
            <text:p/>
          </table:table-cell>
          <table:table-cell table:number-columns-repeated="249"/>
        </table:table-row>
        <table:table-row table:style-name="ro1">
          <table:table-cell table:number-columns-repeated="2"/>
          <table:table-cell/>
          <table:table-cell table:formula="oooc:=IF([.C1809]=&quot;&quot;;&quot;&quot;;LOWER(LEFT([.C1809];1))&amp;RIGHT([.C1809];LEN([.C1809])-1))">
            <text:p/>
          </table:table-cell>
          <table:table-cell table:number-columns-repeated="249"/>
        </table:table-row>
        <table:table-row table:style-name="ro1">
          <table:table-cell table:number-columns-repeated="2"/>
          <table:table-cell/>
          <table:table-cell table:formula="oooc:=IF([.C1810]=&quot;&quot;;&quot;&quot;;LOWER(LEFT([.C1810];1))&amp;RIGHT([.C1810];LEN([.C1810])-1))">
            <text:p/>
          </table:table-cell>
          <table:table-cell table:number-columns-repeated="249"/>
        </table:table-row>
        <table:table-row table:style-name="ro1">
          <table:table-cell table:number-columns-repeated="2"/>
          <table:table-cell/>
          <table:table-cell table:formula="oooc:=IF([.C1811]=&quot;&quot;;&quot;&quot;;LOWER(LEFT([.C1811];1))&amp;RIGHT([.C1811];LEN([.C1811])-1))">
            <text:p/>
          </table:table-cell>
          <table:table-cell table:number-columns-repeated="249"/>
        </table:table-row>
        <table:table-row table:style-name="ro1">
          <table:table-cell table:number-columns-repeated="2"/>
          <table:table-cell/>
          <table:table-cell table:formula="oooc:=IF([.C1812]=&quot;&quot;;&quot;&quot;;LOWER(LEFT([.C1812];1))&amp;RIGHT([.C1812];LEN([.C1812])-1))">
            <text:p/>
          </table:table-cell>
          <table:table-cell table:number-columns-repeated="249"/>
        </table:table-row>
        <table:table-row table:style-name="ro1">
          <table:table-cell table:number-columns-repeated="2"/>
          <table:table-cell/>
          <table:table-cell table:formula="oooc:=IF([.C1813]=&quot;&quot;;&quot;&quot;;LOWER(LEFT([.C1813];1))&amp;RIGHT([.C1813];LEN([.C1813])-1))">
            <text:p/>
          </table:table-cell>
          <table:table-cell table:number-columns-repeated="249"/>
        </table:table-row>
        <table:table-row table:style-name="ro1">
          <table:table-cell table:number-columns-repeated="2"/>
          <table:table-cell/>
          <table:table-cell table:formula="oooc:=IF([.C1814]=&quot;&quot;;&quot;&quot;;LOWER(LEFT([.C1814];1))&amp;RIGHT([.C1814];LEN([.C1814])-1))">
            <text:p/>
          </table:table-cell>
          <table:table-cell table:number-columns-repeated="249"/>
        </table:table-row>
        <table:table-row table:style-name="ro1">
          <table:table-cell table:number-columns-repeated="2"/>
          <table:table-cell/>
          <table:table-cell table:formula="oooc:=IF([.C1815]=&quot;&quot;;&quot;&quot;;LOWER(LEFT([.C1815];1))&amp;RIGHT([.C1815];LEN([.C1815])-1))">
            <text:p/>
          </table:table-cell>
          <table:table-cell table:number-columns-repeated="249"/>
        </table:table-row>
        <table:table-row table:style-name="ro1">
          <table:table-cell table:number-columns-repeated="2"/>
          <table:table-cell/>
          <table:table-cell table:formula="oooc:=IF([.C1816]=&quot;&quot;;&quot;&quot;;LOWER(LEFT([.C1816];1))&amp;RIGHT([.C1816];LEN([.C1816])-1))">
            <text:p/>
          </table:table-cell>
          <table:table-cell table:number-columns-repeated="249"/>
        </table:table-row>
        <table:table-row table:style-name="ro1">
          <table:table-cell table:number-columns-repeated="2"/>
          <table:table-cell/>
          <table:table-cell table:formula="oooc:=IF([.C1817]=&quot;&quot;;&quot;&quot;;LOWER(LEFT([.C1817];1))&amp;RIGHT([.C1817];LEN([.C1817])-1))">
            <text:p/>
          </table:table-cell>
          <table:table-cell table:number-columns-repeated="249"/>
        </table:table-row>
        <table:table-row table:style-name="ro1">
          <table:table-cell table:number-columns-repeated="2"/>
          <table:table-cell/>
          <table:table-cell table:formula="oooc:=IF([.C1818]=&quot;&quot;;&quot;&quot;;LOWER(LEFT([.C1818];1))&amp;RIGHT([.C1818];LEN([.C1818])-1))">
            <text:p/>
          </table:table-cell>
          <table:table-cell table:number-columns-repeated="249"/>
        </table:table-row>
        <table:table-row table:style-name="ro1">
          <table:table-cell table:number-columns-repeated="2"/>
          <table:table-cell/>
          <table:table-cell table:formula="oooc:=IF([.C1819]=&quot;&quot;;&quot;&quot;;LOWER(LEFT([.C1819];1))&amp;RIGHT([.C1819];LEN([.C1819])-1))">
            <text:p/>
          </table:table-cell>
          <table:table-cell table:number-columns-repeated="249"/>
        </table:table-row>
        <table:table-row table:style-name="ro1">
          <table:table-cell table:number-columns-repeated="2"/>
          <table:table-cell/>
          <table:table-cell table:formula="oooc:=IF([.C1820]=&quot;&quot;;&quot;&quot;;LOWER(LEFT([.C1820];1))&amp;RIGHT([.C1820];LEN([.C1820])-1))">
            <text:p/>
          </table:table-cell>
          <table:table-cell table:number-columns-repeated="249"/>
        </table:table-row>
        <table:table-row table:style-name="ro1">
          <table:table-cell table:number-columns-repeated="2"/>
          <table:table-cell/>
          <table:table-cell table:formula="oooc:=IF([.C1821]=&quot;&quot;;&quot;&quot;;LOWER(LEFT([.C1821];1))&amp;RIGHT([.C1821];LEN([.C1821])-1))">
            <text:p/>
          </table:table-cell>
          <table:table-cell table:number-columns-repeated="249"/>
        </table:table-row>
        <table:table-row table:style-name="ro1">
          <table:table-cell table:number-columns-repeated="2"/>
          <table:table-cell/>
          <table:table-cell table:formula="oooc:=IF([.C1822]=&quot;&quot;;&quot;&quot;;LOWER(LEFT([.C1822];1))&amp;RIGHT([.C1822];LEN([.C1822])-1))">
            <text:p/>
          </table:table-cell>
          <table:table-cell table:number-columns-repeated="249"/>
        </table:table-row>
        <table:table-row table:style-name="ro1">
          <table:table-cell table:number-columns-repeated="2"/>
          <table:table-cell/>
          <table:table-cell table:formula="oooc:=IF([.C1823]=&quot;&quot;;&quot;&quot;;LOWER(LEFT([.C1823];1))&amp;RIGHT([.C1823];LEN([.C1823])-1))">
            <text:p/>
          </table:table-cell>
          <table:table-cell table:number-columns-repeated="249"/>
        </table:table-row>
        <table:table-row table:style-name="ro1">
          <table:table-cell table:number-columns-repeated="2"/>
          <table:table-cell/>
          <table:table-cell table:formula="oooc:=IF([.C1824]=&quot;&quot;;&quot;&quot;;LOWER(LEFT([.C1824];1))&amp;RIGHT([.C1824];LEN([.C1824])-1))">
            <text:p/>
          </table:table-cell>
          <table:table-cell table:number-columns-repeated="249"/>
        </table:table-row>
        <table:table-row table:style-name="ro1">
          <table:table-cell table:number-columns-repeated="2"/>
          <table:table-cell/>
          <table:table-cell table:formula="oooc:=IF([.C1825]=&quot;&quot;;&quot;&quot;;LOWER(LEFT([.C1825];1))&amp;RIGHT([.C1825];LEN([.C1825])-1))">
            <text:p/>
          </table:table-cell>
          <table:table-cell table:number-columns-repeated="249"/>
        </table:table-row>
        <table:table-row table:style-name="ro1">
          <table:table-cell table:number-columns-repeated="2"/>
          <table:table-cell/>
          <table:table-cell table:formula="oooc:=IF([.C1826]=&quot;&quot;;&quot;&quot;;LOWER(LEFT([.C1826];1))&amp;RIGHT([.C1826];LEN([.C1826])-1))">
            <text:p/>
          </table:table-cell>
          <table:table-cell table:number-columns-repeated="249"/>
        </table:table-row>
        <table:table-row table:style-name="ro1">
          <table:table-cell table:number-columns-repeated="2"/>
          <table:table-cell/>
          <table:table-cell table:formula="oooc:=IF([.C1827]=&quot;&quot;;&quot;&quot;;LOWER(LEFT([.C1827];1))&amp;RIGHT([.C1827];LEN([.C1827])-1))">
            <text:p/>
          </table:table-cell>
          <table:table-cell table:number-columns-repeated="249"/>
        </table:table-row>
        <table:table-row table:style-name="ro1">
          <table:table-cell table:number-columns-repeated="2"/>
          <table:table-cell/>
          <table:table-cell table:formula="oooc:=IF([.C1828]=&quot;&quot;;&quot;&quot;;LOWER(LEFT([.C1828];1))&amp;RIGHT([.C1828];LEN([.C1828])-1))">
            <text:p/>
          </table:table-cell>
          <table:table-cell table:number-columns-repeated="249"/>
        </table:table-row>
        <table:table-row table:style-name="ro1">
          <table:table-cell table:number-columns-repeated="2"/>
          <table:table-cell/>
          <table:table-cell table:formula="oooc:=IF([.C1829]=&quot;&quot;;&quot;&quot;;LOWER(LEFT([.C1829];1))&amp;RIGHT([.C1829];LEN([.C1829])-1))">
            <text:p/>
          </table:table-cell>
          <table:table-cell table:number-columns-repeated="249"/>
        </table:table-row>
        <table:table-row table:style-name="ro1">
          <table:table-cell table:number-columns-repeated="2"/>
          <table:table-cell/>
          <table:table-cell table:formula="oooc:=IF([.C1830]=&quot;&quot;;&quot;&quot;;LOWER(LEFT([.C1830];1))&amp;RIGHT([.C1830];LEN([.C1830])-1))">
            <text:p/>
          </table:table-cell>
          <table:table-cell table:number-columns-repeated="249"/>
        </table:table-row>
        <table:table-row table:style-name="ro1">
          <table:table-cell table:number-columns-repeated="2"/>
          <table:table-cell/>
          <table:table-cell table:formula="oooc:=IF([.C1831]=&quot;&quot;;&quot;&quot;;LOWER(LEFT([.C1831];1))&amp;RIGHT([.C1831];LEN([.C1831])-1))">
            <text:p/>
          </table:table-cell>
          <table:table-cell table:number-columns-repeated="249"/>
        </table:table-row>
        <table:table-row table:style-name="ro1">
          <table:table-cell table:number-columns-repeated="2"/>
          <table:table-cell/>
          <table:table-cell table:formula="oooc:=IF([.C1832]=&quot;&quot;;&quot;&quot;;LOWER(LEFT([.C1832];1))&amp;RIGHT([.C1832];LEN([.C1832])-1))">
            <text:p/>
          </table:table-cell>
          <table:table-cell table:number-columns-repeated="249"/>
        </table:table-row>
        <table:table-row table:style-name="ro1">
          <table:table-cell table:number-columns-repeated="2"/>
          <table:table-cell/>
          <table:table-cell table:formula="oooc:=IF([.C1833]=&quot;&quot;;&quot;&quot;;LOWER(LEFT([.C1833];1))&amp;RIGHT([.C1833];LEN([.C1833])-1))">
            <text:p/>
          </table:table-cell>
          <table:table-cell table:number-columns-repeated="249"/>
        </table:table-row>
        <table:table-row table:style-name="ro1">
          <table:table-cell table:number-columns-repeated="2"/>
          <table:table-cell/>
          <table:table-cell table:formula="oooc:=IF([.C1834]=&quot;&quot;;&quot;&quot;;LOWER(LEFT([.C1834];1))&amp;RIGHT([.C1834];LEN([.C1834])-1))">
            <text:p/>
          </table:table-cell>
          <table:table-cell table:number-columns-repeated="249"/>
        </table:table-row>
        <table:table-row table:style-name="ro1">
          <table:table-cell table:number-columns-repeated="2"/>
          <table:table-cell/>
          <table:table-cell table:formula="oooc:=IF([.C1835]=&quot;&quot;;&quot;&quot;;LOWER(LEFT([.C1835];1))&amp;RIGHT([.C1835];LEN([.C1835])-1))">
            <text:p/>
          </table:table-cell>
          <table:table-cell table:number-columns-repeated="249"/>
        </table:table-row>
        <table:table-row table:style-name="ro1">
          <table:table-cell table:number-columns-repeated="2"/>
          <table:table-cell/>
          <table:table-cell table:formula="oooc:=IF([.C1836]=&quot;&quot;;&quot;&quot;;LOWER(LEFT([.C1836];1))&amp;RIGHT([.C1836];LEN([.C1836])-1))">
            <text:p/>
          </table:table-cell>
          <table:table-cell table:number-columns-repeated="249"/>
        </table:table-row>
        <table:table-row table:style-name="ro1">
          <table:table-cell table:number-columns-repeated="2"/>
          <table:table-cell/>
          <table:table-cell table:formula="oooc:=IF([.C1837]=&quot;&quot;;&quot;&quot;;LOWER(LEFT([.C1837];1))&amp;RIGHT([.C1837];LEN([.C1837])-1))">
            <text:p/>
          </table:table-cell>
          <table:table-cell table:number-columns-repeated="249"/>
        </table:table-row>
        <table:table-row table:style-name="ro1">
          <table:table-cell table:number-columns-repeated="2"/>
          <table:table-cell/>
          <table:table-cell table:formula="oooc:=IF([.C1838]=&quot;&quot;;&quot;&quot;;LOWER(LEFT([.C1838];1))&amp;RIGHT([.C1838];LEN([.C1838])-1))">
            <text:p/>
          </table:table-cell>
          <table:table-cell table:number-columns-repeated="249"/>
        </table:table-row>
        <table:table-row table:style-name="ro1">
          <table:table-cell table:number-columns-repeated="2"/>
          <table:table-cell/>
          <table:table-cell table:formula="oooc:=IF([.C1839]=&quot;&quot;;&quot;&quot;;LOWER(LEFT([.C1839];1))&amp;RIGHT([.C1839];LEN([.C1839])-1))">
            <text:p/>
          </table:table-cell>
          <table:table-cell table:number-columns-repeated="249"/>
        </table:table-row>
        <table:table-row table:style-name="ro1">
          <table:table-cell table:number-columns-repeated="2"/>
          <table:table-cell/>
          <table:table-cell table:formula="oooc:=IF([.C1840]=&quot;&quot;;&quot;&quot;;LOWER(LEFT([.C1840];1))&amp;RIGHT([.C1840];LEN([.C1840])-1))">
            <text:p/>
          </table:table-cell>
          <table:table-cell table:number-columns-repeated="249"/>
        </table:table-row>
        <table:table-row table:style-name="ro1">
          <table:table-cell table:number-columns-repeated="2"/>
          <table:table-cell/>
          <table:table-cell table:formula="oooc:=IF([.C1841]=&quot;&quot;;&quot;&quot;;LOWER(LEFT([.C1841];1))&amp;RIGHT([.C1841];LEN([.C1841])-1))">
            <text:p/>
          </table:table-cell>
          <table:table-cell table:number-columns-repeated="249"/>
        </table:table-row>
        <table:table-row table:style-name="ro1">
          <table:table-cell table:number-columns-repeated="2"/>
          <table:table-cell/>
          <table:table-cell table:formula="oooc:=IF([.C1842]=&quot;&quot;;&quot;&quot;;LOWER(LEFT([.C1842];1))&amp;RIGHT([.C1842];LEN([.C1842])-1))">
            <text:p/>
          </table:table-cell>
          <table:table-cell table:number-columns-repeated="249"/>
        </table:table-row>
        <table:table-row table:style-name="ro1">
          <table:table-cell table:number-columns-repeated="2"/>
          <table:table-cell/>
          <table:table-cell table:formula="oooc:=IF([.C1843]=&quot;&quot;;&quot;&quot;;LOWER(LEFT([.C1843];1))&amp;RIGHT([.C1843];LEN([.C1843])-1))">
            <text:p/>
          </table:table-cell>
          <table:table-cell table:number-columns-repeated="249"/>
        </table:table-row>
        <table:table-row table:style-name="ro1">
          <table:table-cell table:number-columns-repeated="2"/>
          <table:table-cell/>
          <table:table-cell table:formula="oooc:=IF([.C1844]=&quot;&quot;;&quot;&quot;;LOWER(LEFT([.C1844];1))&amp;RIGHT([.C1844];LEN([.C1844])-1))">
            <text:p/>
          </table:table-cell>
          <table:table-cell table:number-columns-repeated="249"/>
        </table:table-row>
        <table:table-row table:style-name="ro1">
          <table:table-cell table:number-columns-repeated="2"/>
          <table:table-cell/>
          <table:table-cell table:formula="oooc:=IF([.C1845]=&quot;&quot;;&quot;&quot;;LOWER(LEFT([.C1845];1))&amp;RIGHT([.C1845];LEN([.C1845])-1))">
            <text:p/>
          </table:table-cell>
          <table:table-cell table:number-columns-repeated="249"/>
        </table:table-row>
        <table:table-row table:style-name="ro1">
          <table:table-cell table:number-columns-repeated="2"/>
          <table:table-cell/>
          <table:table-cell table:formula="oooc:=IF([.C1846]=&quot;&quot;;&quot;&quot;;LOWER(LEFT([.C1846];1))&amp;RIGHT([.C1846];LEN([.C1846])-1))">
            <text:p/>
          </table:table-cell>
          <table:table-cell table:number-columns-repeated="249"/>
        </table:table-row>
        <table:table-row table:style-name="ro1">
          <table:table-cell table:number-columns-repeated="2"/>
          <table:table-cell/>
          <table:table-cell table:formula="oooc:=IF([.C1847]=&quot;&quot;;&quot;&quot;;LOWER(LEFT([.C1847];1))&amp;RIGHT([.C1847];LEN([.C1847])-1))">
            <text:p/>
          </table:table-cell>
          <table:table-cell table:number-columns-repeated="249"/>
        </table:table-row>
        <table:table-row table:style-name="ro1">
          <table:table-cell table:number-columns-repeated="2"/>
          <table:table-cell/>
          <table:table-cell table:formula="oooc:=IF([.C1848]=&quot;&quot;;&quot;&quot;;LOWER(LEFT([.C1848];1))&amp;RIGHT([.C1848];LEN([.C1848])-1))">
            <text:p/>
          </table:table-cell>
          <table:table-cell table:number-columns-repeated="249"/>
        </table:table-row>
        <table:table-row table:style-name="ro1">
          <table:table-cell table:number-columns-repeated="2"/>
          <table:table-cell/>
          <table:table-cell table:formula="oooc:=IF([.C1849]=&quot;&quot;;&quot;&quot;;LOWER(LEFT([.C1849];1))&amp;RIGHT([.C1849];LEN([.C1849])-1))">
            <text:p/>
          </table:table-cell>
          <table:table-cell table:number-columns-repeated="249"/>
        </table:table-row>
        <table:table-row table:style-name="ro1">
          <table:table-cell table:number-columns-repeated="2"/>
          <table:table-cell/>
          <table:table-cell table:formula="oooc:=IF([.C1850]=&quot;&quot;;&quot;&quot;;LOWER(LEFT([.C1850];1))&amp;RIGHT([.C1850];LEN([.C1850])-1))">
            <text:p/>
          </table:table-cell>
          <table:table-cell table:number-columns-repeated="249"/>
        </table:table-row>
        <table:table-row table:style-name="ro1">
          <table:table-cell table:number-columns-repeated="2"/>
          <table:table-cell/>
          <table:table-cell table:formula="oooc:=IF([.C1851]=&quot;&quot;;&quot;&quot;;LOWER(LEFT([.C1851];1))&amp;RIGHT([.C1851];LEN([.C1851])-1))">
            <text:p/>
          </table:table-cell>
          <table:table-cell table:number-columns-repeated="249"/>
        </table:table-row>
        <table:table-row table:style-name="ro1">
          <table:table-cell table:number-columns-repeated="2"/>
          <table:table-cell/>
          <table:table-cell table:formula="oooc:=IF([.C1852]=&quot;&quot;;&quot;&quot;;LOWER(LEFT([.C1852];1))&amp;RIGHT([.C1852];LEN([.C1852])-1))">
            <text:p/>
          </table:table-cell>
          <table:table-cell table:number-columns-repeated="249"/>
        </table:table-row>
        <table:table-row table:style-name="ro1">
          <table:table-cell table:number-columns-repeated="2"/>
          <table:table-cell/>
          <table:table-cell table:formula="oooc:=IF([.C1853]=&quot;&quot;;&quot;&quot;;LOWER(LEFT([.C1853];1))&amp;RIGHT([.C1853];LEN([.C1853])-1))">
            <text:p/>
          </table:table-cell>
          <table:table-cell table:number-columns-repeated="249"/>
        </table:table-row>
        <table:table-row table:style-name="ro1">
          <table:table-cell table:number-columns-repeated="2"/>
          <table:table-cell/>
          <table:table-cell table:formula="oooc:=IF([.C1854]=&quot;&quot;;&quot;&quot;;LOWER(LEFT([.C1854];1))&amp;RIGHT([.C1854];LEN([.C1854])-1))">
            <text:p/>
          </table:table-cell>
          <table:table-cell table:number-columns-repeated="249"/>
        </table:table-row>
        <table:table-row table:style-name="ro1">
          <table:table-cell table:number-columns-repeated="2"/>
          <table:table-cell/>
          <table:table-cell table:formula="oooc:=IF([.C1855]=&quot;&quot;;&quot;&quot;;LOWER(LEFT([.C1855];1))&amp;RIGHT([.C1855];LEN([.C1855])-1))">
            <text:p/>
          </table:table-cell>
          <table:table-cell table:number-columns-repeated="249"/>
        </table:table-row>
        <table:table-row table:style-name="ro1">
          <table:table-cell table:number-columns-repeated="2"/>
          <table:table-cell/>
          <table:table-cell table:formula="oooc:=IF([.C1856]=&quot;&quot;;&quot;&quot;;LOWER(LEFT([.C1856];1))&amp;RIGHT([.C1856];LEN([.C1856])-1))">
            <text:p/>
          </table:table-cell>
          <table:table-cell table:number-columns-repeated="249"/>
        </table:table-row>
        <table:table-row table:style-name="ro1">
          <table:table-cell table:number-columns-repeated="2"/>
          <table:table-cell/>
          <table:table-cell table:formula="oooc:=IF([.C1857]=&quot;&quot;;&quot;&quot;;LOWER(LEFT([.C1857];1))&amp;RIGHT([.C1857];LEN([.C1857])-1))">
            <text:p/>
          </table:table-cell>
          <table:table-cell table:number-columns-repeated="249"/>
        </table:table-row>
        <table:table-row table:style-name="ro1">
          <table:table-cell table:number-columns-repeated="2"/>
          <table:table-cell/>
          <table:table-cell table:formula="oooc:=IF([.C1858]=&quot;&quot;;&quot;&quot;;LOWER(LEFT([.C1858];1))&amp;RIGHT([.C1858];LEN([.C1858])-1))">
            <text:p/>
          </table:table-cell>
          <table:table-cell table:number-columns-repeated="249"/>
        </table:table-row>
        <table:table-row table:style-name="ro1">
          <table:table-cell table:number-columns-repeated="2"/>
          <table:table-cell/>
          <table:table-cell table:formula="oooc:=IF([.C1859]=&quot;&quot;;&quot;&quot;;LOWER(LEFT([.C1859];1))&amp;RIGHT([.C1859];LEN([.C1859])-1))">
            <text:p/>
          </table:table-cell>
          <table:table-cell table:number-columns-repeated="249"/>
        </table:table-row>
        <table:table-row table:style-name="ro1">
          <table:table-cell table:number-columns-repeated="2"/>
          <table:table-cell/>
          <table:table-cell table:formula="oooc:=IF([.C1860]=&quot;&quot;;&quot;&quot;;LOWER(LEFT([.C1860];1))&amp;RIGHT([.C1860];LEN([.C1860])-1))">
            <text:p/>
          </table:table-cell>
          <table:table-cell table:number-columns-repeated="249"/>
        </table:table-row>
        <table:table-row table:style-name="ro1">
          <table:table-cell table:number-columns-repeated="2"/>
          <table:table-cell/>
          <table:table-cell table:formula="oooc:=IF([.C1861]=&quot;&quot;;&quot;&quot;;LOWER(LEFT([.C1861];1))&amp;RIGHT([.C1861];LEN([.C1861])-1))">
            <text:p/>
          </table:table-cell>
          <table:table-cell table:number-columns-repeated="249"/>
        </table:table-row>
        <table:table-row table:style-name="ro1">
          <table:table-cell table:number-columns-repeated="2"/>
          <table:table-cell/>
          <table:table-cell table:formula="oooc:=IF([.C1862]=&quot;&quot;;&quot;&quot;;LOWER(LEFT([.C1862];1))&amp;RIGHT([.C1862];LEN([.C1862])-1))">
            <text:p/>
          </table:table-cell>
          <table:table-cell table:number-columns-repeated="249"/>
        </table:table-row>
        <table:table-row table:style-name="ro1">
          <table:table-cell table:number-columns-repeated="2"/>
          <table:table-cell/>
          <table:table-cell table:formula="oooc:=IF([.C1863]=&quot;&quot;;&quot;&quot;;LOWER(LEFT([.C1863];1))&amp;RIGHT([.C1863];LEN([.C1863])-1))">
            <text:p/>
          </table:table-cell>
          <table:table-cell table:number-columns-repeated="249"/>
        </table:table-row>
        <table:table-row table:style-name="ro1">
          <table:table-cell table:number-columns-repeated="2"/>
          <table:table-cell/>
          <table:table-cell table:formula="oooc:=IF([.C1864]=&quot;&quot;;&quot;&quot;;LOWER(LEFT([.C1864];1))&amp;RIGHT([.C1864];LEN([.C1864])-1))">
            <text:p/>
          </table:table-cell>
          <table:table-cell table:number-columns-repeated="249"/>
        </table:table-row>
        <table:table-row table:style-name="ro1">
          <table:table-cell table:number-columns-repeated="2"/>
          <table:table-cell/>
          <table:table-cell table:formula="oooc:=IF([.C1865]=&quot;&quot;;&quot;&quot;;LOWER(LEFT([.C1865];1))&amp;RIGHT([.C1865];LEN([.C1865])-1))">
            <text:p/>
          </table:table-cell>
          <table:table-cell table:number-columns-repeated="249"/>
        </table:table-row>
        <table:table-row table:style-name="ro1">
          <table:table-cell table:number-columns-repeated="2"/>
          <table:table-cell/>
          <table:table-cell table:formula="oooc:=IF([.C1866]=&quot;&quot;;&quot;&quot;;LOWER(LEFT([.C1866];1))&amp;RIGHT([.C1866];LEN([.C1866])-1))">
            <text:p/>
          </table:table-cell>
          <table:table-cell table:number-columns-repeated="249"/>
        </table:table-row>
        <table:table-row table:style-name="ro1">
          <table:table-cell table:number-columns-repeated="2"/>
          <table:table-cell/>
          <table:table-cell table:formula="oooc:=IF([.C1867]=&quot;&quot;;&quot;&quot;;LOWER(LEFT([.C1867];1))&amp;RIGHT([.C1867];LEN([.C1867])-1))">
            <text:p/>
          </table:table-cell>
          <table:table-cell table:number-columns-repeated="249"/>
        </table:table-row>
        <table:table-row table:style-name="ro1">
          <table:table-cell table:number-columns-repeated="2"/>
          <table:table-cell/>
          <table:table-cell table:formula="oooc:=IF([.C1868]=&quot;&quot;;&quot;&quot;;LOWER(LEFT([.C1868];1))&amp;RIGHT([.C1868];LEN([.C1868])-1))">
            <text:p/>
          </table:table-cell>
          <table:table-cell table:number-columns-repeated="249"/>
        </table:table-row>
        <table:table-row table:style-name="ro1">
          <table:table-cell table:number-columns-repeated="2"/>
          <table:table-cell/>
          <table:table-cell table:formula="oooc:=IF([.C1869]=&quot;&quot;;&quot;&quot;;LOWER(LEFT([.C1869];1))&amp;RIGHT([.C1869];LEN([.C1869])-1))">
            <text:p/>
          </table:table-cell>
          <table:table-cell table:number-columns-repeated="249"/>
        </table:table-row>
        <table:table-row table:style-name="ro1">
          <table:table-cell table:number-columns-repeated="2"/>
          <table:table-cell/>
          <table:table-cell table:formula="oooc:=IF([.C1870]=&quot;&quot;;&quot;&quot;;LOWER(LEFT([.C1870];1))&amp;RIGHT([.C1870];LEN([.C1870])-1))">
            <text:p/>
          </table:table-cell>
          <table:table-cell table:number-columns-repeated="249"/>
        </table:table-row>
        <table:table-row table:style-name="ro1">
          <table:table-cell table:number-columns-repeated="2"/>
          <table:table-cell/>
          <table:table-cell table:formula="oooc:=IF([.C1871]=&quot;&quot;;&quot;&quot;;LOWER(LEFT([.C1871];1))&amp;RIGHT([.C1871];LEN([.C1871])-1))">
            <text:p/>
          </table:table-cell>
          <table:table-cell table:number-columns-repeated="249"/>
        </table:table-row>
        <table:table-row table:style-name="ro1">
          <table:table-cell table:number-columns-repeated="2"/>
          <table:table-cell/>
          <table:table-cell table:formula="oooc:=IF([.C1872]=&quot;&quot;;&quot;&quot;;LOWER(LEFT([.C1872];1))&amp;RIGHT([.C1872];LEN([.C1872])-1))">
            <text:p/>
          </table:table-cell>
          <table:table-cell table:number-columns-repeated="249"/>
        </table:table-row>
        <table:table-row table:style-name="ro1">
          <table:table-cell table:number-columns-repeated="2"/>
          <table:table-cell/>
          <table:table-cell table:formula="oooc:=IF([.C1873]=&quot;&quot;;&quot;&quot;;LOWER(LEFT([.C1873];1))&amp;RIGHT([.C1873];LEN([.C1873])-1))">
            <text:p/>
          </table:table-cell>
          <table:table-cell table:number-columns-repeated="249"/>
        </table:table-row>
        <table:table-row table:style-name="ro1">
          <table:table-cell table:number-columns-repeated="2"/>
          <table:table-cell/>
          <table:table-cell table:formula="oooc:=IF([.C1874]=&quot;&quot;;&quot;&quot;;LOWER(LEFT([.C1874];1))&amp;RIGHT([.C1874];LEN([.C1874])-1))">
            <text:p/>
          </table:table-cell>
          <table:table-cell table:number-columns-repeated="249"/>
        </table:table-row>
        <table:table-row table:style-name="ro1">
          <table:table-cell table:number-columns-repeated="2"/>
          <table:table-cell/>
          <table:table-cell table:formula="oooc:=IF([.C1875]=&quot;&quot;;&quot;&quot;;LOWER(LEFT([.C1875];1))&amp;RIGHT([.C1875];LEN([.C1875])-1))">
            <text:p/>
          </table:table-cell>
          <table:table-cell table:number-columns-repeated="249"/>
        </table:table-row>
        <table:table-row table:style-name="ro1">
          <table:table-cell table:number-columns-repeated="2"/>
          <table:table-cell/>
          <table:table-cell table:formula="oooc:=IF([.C1876]=&quot;&quot;;&quot;&quot;;LOWER(LEFT([.C1876];1))&amp;RIGHT([.C1876];LEN([.C1876])-1))">
            <text:p/>
          </table:table-cell>
          <table:table-cell table:number-columns-repeated="249"/>
        </table:table-row>
        <table:table-row table:style-name="ro1">
          <table:table-cell table:number-columns-repeated="2"/>
          <table:table-cell/>
          <table:table-cell table:formula="oooc:=IF([.C1877]=&quot;&quot;;&quot;&quot;;LOWER(LEFT([.C1877];1))&amp;RIGHT([.C1877];LEN([.C1877])-1))">
            <text:p/>
          </table:table-cell>
          <table:table-cell table:number-columns-repeated="249"/>
        </table:table-row>
        <table:table-row table:style-name="ro1">
          <table:table-cell table:number-columns-repeated="2"/>
          <table:table-cell/>
          <table:table-cell table:formula="oooc:=IF([.C1878]=&quot;&quot;;&quot;&quot;;LOWER(LEFT([.C1878];1))&amp;RIGHT([.C1878];LEN([.C1878])-1))">
            <text:p/>
          </table:table-cell>
          <table:table-cell table:number-columns-repeated="249"/>
        </table:table-row>
        <table:table-row table:style-name="ro1">
          <table:table-cell table:number-columns-repeated="2"/>
          <table:table-cell/>
          <table:table-cell table:formula="oooc:=IF([.C1879]=&quot;&quot;;&quot;&quot;;LOWER(LEFT([.C1879];1))&amp;RIGHT([.C1879];LEN([.C1879])-1))">
            <text:p/>
          </table:table-cell>
          <table:table-cell table:number-columns-repeated="249"/>
        </table:table-row>
        <table:table-row table:style-name="ro1">
          <table:table-cell table:number-columns-repeated="2"/>
          <table:table-cell/>
          <table:table-cell table:formula="oooc:=IF([.C1880]=&quot;&quot;;&quot;&quot;;LOWER(LEFT([.C1880];1))&amp;RIGHT([.C1880];LEN([.C1880])-1))">
            <text:p/>
          </table:table-cell>
          <table:table-cell table:number-columns-repeated="249"/>
        </table:table-row>
        <table:table-row table:style-name="ro1">
          <table:table-cell table:number-columns-repeated="2"/>
          <table:table-cell/>
          <table:table-cell table:formula="oooc:=IF([.C1881]=&quot;&quot;;&quot;&quot;;LOWER(LEFT([.C1881];1))&amp;RIGHT([.C1881];LEN([.C1881])-1))">
            <text:p/>
          </table:table-cell>
          <table:table-cell table:number-columns-repeated="249"/>
        </table:table-row>
        <table:table-row table:style-name="ro1">
          <table:table-cell table:number-columns-repeated="2"/>
          <table:table-cell/>
          <table:table-cell table:formula="oooc:=IF([.C1882]=&quot;&quot;;&quot;&quot;;LOWER(LEFT([.C1882];1))&amp;RIGHT([.C1882];LEN([.C1882])-1))">
            <text:p/>
          </table:table-cell>
          <table:table-cell table:number-columns-repeated="249"/>
        </table:table-row>
        <table:table-row table:style-name="ro1">
          <table:table-cell table:number-columns-repeated="2"/>
          <table:table-cell/>
          <table:table-cell table:formula="oooc:=IF([.C1883]=&quot;&quot;;&quot;&quot;;LOWER(LEFT([.C1883];1))&amp;RIGHT([.C1883];LEN([.C1883])-1))">
            <text:p/>
          </table:table-cell>
          <table:table-cell table:number-columns-repeated="249"/>
        </table:table-row>
        <table:table-row table:style-name="ro1">
          <table:table-cell table:number-columns-repeated="2"/>
          <table:table-cell/>
          <table:table-cell table:formula="oooc:=IF([.C1884]=&quot;&quot;;&quot;&quot;;LOWER(LEFT([.C1884];1))&amp;RIGHT([.C1884];LEN([.C1884])-1))">
            <text:p/>
          </table:table-cell>
          <table:table-cell table:number-columns-repeated="249"/>
        </table:table-row>
        <table:table-row table:style-name="ro1">
          <table:table-cell table:number-columns-repeated="2"/>
          <table:table-cell/>
          <table:table-cell table:formula="oooc:=IF([.C1885]=&quot;&quot;;&quot;&quot;;LOWER(LEFT([.C1885];1))&amp;RIGHT([.C1885];LEN([.C1885])-1))">
            <text:p/>
          </table:table-cell>
          <table:table-cell table:number-columns-repeated="249"/>
        </table:table-row>
        <table:table-row table:style-name="ro1">
          <table:table-cell table:number-columns-repeated="2"/>
          <table:table-cell/>
          <table:table-cell table:formula="oooc:=IF([.C1886]=&quot;&quot;;&quot;&quot;;LOWER(LEFT([.C1886];1))&amp;RIGHT([.C1886];LEN([.C1886])-1))">
            <text:p/>
          </table:table-cell>
          <table:table-cell table:number-columns-repeated="249"/>
        </table:table-row>
        <table:table-row table:style-name="ro1">
          <table:table-cell table:number-columns-repeated="2"/>
          <table:table-cell/>
          <table:table-cell table:formula="oooc:=IF([.C1887]=&quot;&quot;;&quot;&quot;;LOWER(LEFT([.C1887];1))&amp;RIGHT([.C1887];LEN([.C1887])-1))">
            <text:p/>
          </table:table-cell>
          <table:table-cell table:number-columns-repeated="249"/>
        </table:table-row>
        <table:table-row table:style-name="ro1">
          <table:table-cell table:number-columns-repeated="2"/>
          <table:table-cell/>
          <table:table-cell table:formula="oooc:=IF([.C1888]=&quot;&quot;;&quot;&quot;;LOWER(LEFT([.C1888];1))&amp;RIGHT([.C1888];LEN([.C1888])-1))">
            <text:p/>
          </table:table-cell>
          <table:table-cell table:number-columns-repeated="249"/>
        </table:table-row>
        <table:table-row table:style-name="ro1">
          <table:table-cell table:number-columns-repeated="2"/>
          <table:table-cell/>
          <table:table-cell table:formula="oooc:=IF([.C1889]=&quot;&quot;;&quot;&quot;;LOWER(LEFT([.C1889];1))&amp;RIGHT([.C1889];LEN([.C1889])-1))">
            <text:p/>
          </table:table-cell>
          <table:table-cell table:number-columns-repeated="249"/>
        </table:table-row>
        <table:table-row table:style-name="ro1">
          <table:table-cell table:number-columns-repeated="2"/>
          <table:table-cell/>
          <table:table-cell table:formula="oooc:=IF([.C1890]=&quot;&quot;;&quot;&quot;;LOWER(LEFT([.C1890];1))&amp;RIGHT([.C1890];LEN([.C1890])-1))">
            <text:p/>
          </table:table-cell>
          <table:table-cell table:number-columns-repeated="249"/>
        </table:table-row>
        <table:table-row table:style-name="ro1">
          <table:table-cell table:number-columns-repeated="2"/>
          <table:table-cell/>
          <table:table-cell table:formula="oooc:=IF([.C1891]=&quot;&quot;;&quot;&quot;;LOWER(LEFT([.C1891];1))&amp;RIGHT([.C1891];LEN([.C1891])-1))">
            <text:p/>
          </table:table-cell>
          <table:table-cell table:number-columns-repeated="249"/>
        </table:table-row>
        <table:table-row table:style-name="ro1">
          <table:table-cell table:number-columns-repeated="2"/>
          <table:table-cell/>
          <table:table-cell table:formula="oooc:=IF([.C1892]=&quot;&quot;;&quot;&quot;;LOWER(LEFT([.C1892];1))&amp;RIGHT([.C1892];LEN([.C1892])-1))">
            <text:p/>
          </table:table-cell>
          <table:table-cell table:number-columns-repeated="249"/>
        </table:table-row>
        <table:table-row table:style-name="ro1">
          <table:table-cell table:number-columns-repeated="2"/>
          <table:table-cell/>
          <table:table-cell table:formula="oooc:=IF([.C1893]=&quot;&quot;;&quot;&quot;;LOWER(LEFT([.C1893];1))&amp;RIGHT([.C1893];LEN([.C1893])-1))">
            <text:p/>
          </table:table-cell>
          <table:table-cell table:number-columns-repeated="249"/>
        </table:table-row>
        <table:table-row table:style-name="ro1">
          <table:table-cell table:number-columns-repeated="2"/>
          <table:table-cell/>
          <table:table-cell table:formula="oooc:=IF([.C1894]=&quot;&quot;;&quot;&quot;;LOWER(LEFT([.C1894];1))&amp;RIGHT([.C1894];LEN([.C1894])-1))">
            <text:p/>
          </table:table-cell>
          <table:table-cell table:number-columns-repeated="249"/>
        </table:table-row>
        <table:table-row table:style-name="ro1">
          <table:table-cell table:number-columns-repeated="2"/>
          <table:table-cell/>
          <table:table-cell table:formula="oooc:=IF([.C1895]=&quot;&quot;;&quot;&quot;;LOWER(LEFT([.C1895];1))&amp;RIGHT([.C1895];LEN([.C1895])-1))">
            <text:p/>
          </table:table-cell>
          <table:table-cell table:number-columns-repeated="249"/>
        </table:table-row>
        <table:table-row table:style-name="ro1">
          <table:table-cell table:number-columns-repeated="2"/>
          <table:table-cell/>
          <table:table-cell table:formula="oooc:=IF([.C1896]=&quot;&quot;;&quot;&quot;;LOWER(LEFT([.C1896];1))&amp;RIGHT([.C1896];LEN([.C1896])-1))">
            <text:p/>
          </table:table-cell>
          <table:table-cell table:number-columns-repeated="249"/>
        </table:table-row>
        <table:table-row table:style-name="ro1">
          <table:table-cell table:number-columns-repeated="2"/>
          <table:table-cell/>
          <table:table-cell table:formula="oooc:=IF([.C1897]=&quot;&quot;;&quot;&quot;;LOWER(LEFT([.C1897];1))&amp;RIGHT([.C1897];LEN([.C1897])-1))">
            <text:p/>
          </table:table-cell>
          <table:table-cell table:number-columns-repeated="249"/>
        </table:table-row>
        <table:table-row table:style-name="ro1">
          <table:table-cell table:number-columns-repeated="2"/>
          <table:table-cell/>
          <table:table-cell table:formula="oooc:=IF([.C1898]=&quot;&quot;;&quot;&quot;;LOWER(LEFT([.C1898];1))&amp;RIGHT([.C1898];LEN([.C1898])-1))">
            <text:p/>
          </table:table-cell>
          <table:table-cell table:number-columns-repeated="249"/>
        </table:table-row>
        <table:table-row table:style-name="ro1">
          <table:table-cell table:number-columns-repeated="2"/>
          <table:table-cell/>
          <table:table-cell table:formula="oooc:=IF([.C1899]=&quot;&quot;;&quot;&quot;;LOWER(LEFT([.C1899];1))&amp;RIGHT([.C1899];LEN([.C1899])-1))">
            <text:p/>
          </table:table-cell>
          <table:table-cell table:number-columns-repeated="249"/>
        </table:table-row>
        <table:table-row table:style-name="ro1">
          <table:table-cell table:number-columns-repeated="2"/>
          <table:table-cell/>
          <table:table-cell table:formula="oooc:=IF([.C1900]=&quot;&quot;;&quot;&quot;;LOWER(LEFT([.C1900];1))&amp;RIGHT([.C1900];LEN([.C1900])-1))">
            <text:p/>
          </table:table-cell>
          <table:table-cell table:number-columns-repeated="249"/>
        </table:table-row>
        <table:table-row table:style-name="ro1">
          <table:table-cell table:number-columns-repeated="2"/>
          <table:table-cell/>
          <table:table-cell table:formula="oooc:=IF([.C1901]=&quot;&quot;;&quot;&quot;;LOWER(LEFT([.C1901];1))&amp;RIGHT([.C1901];LEN([.C1901])-1))">
            <text:p/>
          </table:table-cell>
          <table:table-cell table:number-columns-repeated="249"/>
        </table:table-row>
        <table:table-row table:style-name="ro1">
          <table:table-cell table:number-columns-repeated="2"/>
          <table:table-cell/>
          <table:table-cell table:formula="oooc:=IF([.C1902]=&quot;&quot;;&quot;&quot;;LOWER(LEFT([.C1902];1))&amp;RIGHT([.C1902];LEN([.C1902])-1))">
            <text:p/>
          </table:table-cell>
          <table:table-cell table:number-columns-repeated="249"/>
        </table:table-row>
        <table:table-row table:style-name="ro1">
          <table:table-cell table:number-columns-repeated="2"/>
          <table:table-cell/>
          <table:table-cell table:formula="oooc:=IF([.C1903]=&quot;&quot;;&quot;&quot;;LOWER(LEFT([.C1903];1))&amp;RIGHT([.C1903];LEN([.C1903])-1))">
            <text:p/>
          </table:table-cell>
          <table:table-cell table:number-columns-repeated="249"/>
        </table:table-row>
        <table:table-row table:style-name="ro1">
          <table:table-cell table:number-columns-repeated="2"/>
          <table:table-cell/>
          <table:table-cell table:formula="oooc:=IF([.C1904]=&quot;&quot;;&quot;&quot;;LOWER(LEFT([.C1904];1))&amp;RIGHT([.C1904];LEN([.C1904])-1))">
            <text:p/>
          </table:table-cell>
          <table:table-cell table:number-columns-repeated="249"/>
        </table:table-row>
        <table:table-row table:style-name="ro1">
          <table:table-cell table:number-columns-repeated="2"/>
          <table:table-cell/>
          <table:table-cell table:formula="oooc:=IF([.C1905]=&quot;&quot;;&quot;&quot;;LOWER(LEFT([.C1905];1))&amp;RIGHT([.C1905];LEN([.C1905])-1))">
            <text:p/>
          </table:table-cell>
          <table:table-cell table:number-columns-repeated="249"/>
        </table:table-row>
        <table:table-row table:style-name="ro1">
          <table:table-cell table:number-columns-repeated="2"/>
          <table:table-cell/>
          <table:table-cell table:formula="oooc:=IF([.C1906]=&quot;&quot;;&quot;&quot;;LOWER(LEFT([.C1906];1))&amp;RIGHT([.C1906];LEN([.C1906])-1))">
            <text:p/>
          </table:table-cell>
          <table:table-cell table:number-columns-repeated="249"/>
        </table:table-row>
        <table:table-row table:style-name="ro1">
          <table:table-cell table:number-columns-repeated="2"/>
          <table:table-cell/>
          <table:table-cell table:formula="oooc:=IF([.C1907]=&quot;&quot;;&quot;&quot;;LOWER(LEFT([.C1907];1))&amp;RIGHT([.C1907];LEN([.C1907])-1))">
            <text:p/>
          </table:table-cell>
          <table:table-cell table:number-columns-repeated="249"/>
        </table:table-row>
        <table:table-row table:style-name="ro1">
          <table:table-cell table:number-columns-repeated="2"/>
          <table:table-cell/>
          <table:table-cell table:formula="oooc:=IF([.C1908]=&quot;&quot;;&quot;&quot;;LOWER(LEFT([.C1908];1))&amp;RIGHT([.C1908];LEN([.C1908])-1))">
            <text:p/>
          </table:table-cell>
          <table:table-cell table:number-columns-repeated="249"/>
        </table:table-row>
        <table:table-row table:style-name="ro1">
          <table:table-cell table:number-columns-repeated="2"/>
          <table:table-cell/>
          <table:table-cell table:formula="oooc:=IF([.C1909]=&quot;&quot;;&quot;&quot;;LOWER(LEFT([.C1909];1))&amp;RIGHT([.C1909];LEN([.C1909])-1))">
            <text:p/>
          </table:table-cell>
          <table:table-cell table:number-columns-repeated="249"/>
        </table:table-row>
        <table:table-row table:style-name="ro1">
          <table:table-cell table:number-columns-repeated="2"/>
          <table:table-cell/>
          <table:table-cell table:formula="oooc:=IF([.C1910]=&quot;&quot;;&quot;&quot;;LOWER(LEFT([.C1910];1))&amp;RIGHT([.C1910];LEN([.C1910])-1))">
            <text:p/>
          </table:table-cell>
          <table:table-cell table:number-columns-repeated="249"/>
        </table:table-row>
        <table:table-row table:style-name="ro1">
          <table:table-cell table:number-columns-repeated="2"/>
          <table:table-cell/>
          <table:table-cell table:formula="oooc:=IF([.C1911]=&quot;&quot;;&quot;&quot;;LOWER(LEFT([.C1911];1))&amp;RIGHT([.C1911];LEN([.C1911])-1))">
            <text:p/>
          </table:table-cell>
          <table:table-cell table:number-columns-repeated="249"/>
        </table:table-row>
        <table:table-row table:style-name="ro1">
          <table:table-cell table:number-columns-repeated="2"/>
          <table:table-cell/>
          <table:table-cell table:formula="oooc:=IF([.C1912]=&quot;&quot;;&quot;&quot;;LOWER(LEFT([.C1912];1))&amp;RIGHT([.C1912];LEN([.C1912])-1))">
            <text:p/>
          </table:table-cell>
          <table:table-cell table:number-columns-repeated="249"/>
        </table:table-row>
        <table:table-row table:style-name="ro1">
          <table:table-cell table:number-columns-repeated="2"/>
          <table:table-cell/>
          <table:table-cell table:formula="oooc:=IF([.C1913]=&quot;&quot;;&quot;&quot;;LOWER(LEFT([.C1913];1))&amp;RIGHT([.C1913];LEN([.C1913])-1))">
            <text:p/>
          </table:table-cell>
          <table:table-cell table:number-columns-repeated="249"/>
        </table:table-row>
        <table:table-row table:style-name="ro1">
          <table:table-cell table:number-columns-repeated="2"/>
          <table:table-cell/>
          <table:table-cell table:formula="oooc:=IF([.C1914]=&quot;&quot;;&quot;&quot;;LOWER(LEFT([.C1914];1))&amp;RIGHT([.C1914];LEN([.C1914])-1))">
            <text:p/>
          </table:table-cell>
          <table:table-cell table:number-columns-repeated="249"/>
        </table:table-row>
        <table:table-row table:style-name="ro1">
          <table:table-cell table:number-columns-repeated="2"/>
          <table:table-cell/>
          <table:table-cell table:formula="oooc:=IF([.C1915]=&quot;&quot;;&quot;&quot;;LOWER(LEFT([.C1915];1))&amp;RIGHT([.C1915];LEN([.C1915])-1))">
            <text:p/>
          </table:table-cell>
          <table:table-cell table:number-columns-repeated="249"/>
        </table:table-row>
        <table:table-row table:style-name="ro1">
          <table:table-cell table:number-columns-repeated="2"/>
          <table:table-cell/>
          <table:table-cell table:formula="oooc:=IF([.C1916]=&quot;&quot;;&quot;&quot;;LOWER(LEFT([.C1916];1))&amp;RIGHT([.C1916];LEN([.C1916])-1))">
            <text:p/>
          </table:table-cell>
          <table:table-cell table:number-columns-repeated="249"/>
        </table:table-row>
        <table:table-row table:style-name="ro1">
          <table:table-cell table:number-columns-repeated="2"/>
          <table:table-cell/>
          <table:table-cell table:formula="oooc:=IF([.C1917]=&quot;&quot;;&quot;&quot;;LOWER(LEFT([.C1917];1))&amp;RIGHT([.C1917];LEN([.C1917])-1))">
            <text:p/>
          </table:table-cell>
          <table:table-cell table:number-columns-repeated="249"/>
        </table:table-row>
        <table:table-row table:style-name="ro1">
          <table:table-cell table:number-columns-repeated="2"/>
          <table:table-cell/>
          <table:table-cell table:formula="oooc:=IF([.C1918]=&quot;&quot;;&quot;&quot;;LOWER(LEFT([.C1918];1))&amp;RIGHT([.C1918];LEN([.C1918])-1))">
            <text:p/>
          </table:table-cell>
          <table:table-cell table:number-columns-repeated="249"/>
        </table:table-row>
        <table:table-row table:style-name="ro1">
          <table:table-cell table:number-columns-repeated="2"/>
          <table:table-cell/>
          <table:table-cell table:formula="oooc:=IF([.C1919]=&quot;&quot;;&quot;&quot;;LOWER(LEFT([.C1919];1))&amp;RIGHT([.C1919];LEN([.C1919])-1))">
            <text:p/>
          </table:table-cell>
          <table:table-cell table:number-columns-repeated="249"/>
        </table:table-row>
        <table:table-row table:style-name="ro1">
          <table:table-cell table:number-columns-repeated="2"/>
          <table:table-cell/>
          <table:table-cell table:formula="oooc:=IF([.C1920]=&quot;&quot;;&quot;&quot;;LOWER(LEFT([.C1920];1))&amp;RIGHT([.C1920];LEN([.C1920])-1))">
            <text:p/>
          </table:table-cell>
          <table:table-cell table:number-columns-repeated="249"/>
        </table:table-row>
        <table:table-row table:style-name="ro1">
          <table:table-cell table:number-columns-repeated="2"/>
          <table:table-cell/>
          <table:table-cell table:formula="oooc:=IF([.C1921]=&quot;&quot;;&quot;&quot;;LOWER(LEFT([.C1921];1))&amp;RIGHT([.C1921];LEN([.C1921])-1))">
            <text:p/>
          </table:table-cell>
          <table:table-cell table:number-columns-repeated="249"/>
        </table:table-row>
        <table:table-row table:style-name="ro1">
          <table:table-cell table:number-columns-repeated="2"/>
          <table:table-cell/>
          <table:table-cell table:formula="oooc:=IF([.C1922]=&quot;&quot;;&quot;&quot;;LOWER(LEFT([.C1922];1))&amp;RIGHT([.C1922];LEN([.C1922])-1))">
            <text:p/>
          </table:table-cell>
          <table:table-cell table:number-columns-repeated="249"/>
        </table:table-row>
        <table:table-row table:style-name="ro1">
          <table:table-cell table:number-columns-repeated="2"/>
          <table:table-cell/>
          <table:table-cell table:formula="oooc:=IF([.C1923]=&quot;&quot;;&quot;&quot;;LOWER(LEFT([.C1923];1))&amp;RIGHT([.C1923];LEN([.C1923])-1))">
            <text:p/>
          </table:table-cell>
          <table:table-cell table:number-columns-repeated="249"/>
        </table:table-row>
        <table:table-row table:style-name="ro1">
          <table:table-cell table:number-columns-repeated="2"/>
          <table:table-cell/>
          <table:table-cell table:formula="oooc:=IF([.C1924]=&quot;&quot;;&quot;&quot;;LOWER(LEFT([.C1924];1))&amp;RIGHT([.C1924];LEN([.C1924])-1))">
            <text:p/>
          </table:table-cell>
          <table:table-cell table:number-columns-repeated="249"/>
        </table:table-row>
        <table:table-row table:style-name="ro1">
          <table:table-cell table:number-columns-repeated="2"/>
          <table:table-cell/>
          <table:table-cell table:formula="oooc:=IF([.C1925]=&quot;&quot;;&quot;&quot;;LOWER(LEFT([.C1925];1))&amp;RIGHT([.C1925];LEN([.C1925])-1))">
            <text:p/>
          </table:table-cell>
          <table:table-cell table:number-columns-repeated="249"/>
        </table:table-row>
        <table:table-row table:style-name="ro1">
          <table:table-cell table:number-columns-repeated="2"/>
          <table:table-cell/>
          <table:table-cell table:formula="oooc:=IF([.C1926]=&quot;&quot;;&quot;&quot;;LOWER(LEFT([.C1926];1))&amp;RIGHT([.C1926];LEN([.C1926])-1))">
            <text:p/>
          </table:table-cell>
          <table:table-cell table:number-columns-repeated="249"/>
        </table:table-row>
        <table:table-row table:style-name="ro1">
          <table:table-cell table:number-columns-repeated="2"/>
          <table:table-cell/>
          <table:table-cell table:formula="oooc:=IF([.C1927]=&quot;&quot;;&quot;&quot;;LOWER(LEFT([.C1927];1))&amp;RIGHT([.C1927];LEN([.C1927])-1))">
            <text:p/>
          </table:table-cell>
          <table:table-cell table:number-columns-repeated="249"/>
        </table:table-row>
        <table:table-row table:style-name="ro1">
          <table:table-cell table:number-columns-repeated="2"/>
          <table:table-cell/>
          <table:table-cell table:formula="oooc:=IF([.C1928]=&quot;&quot;;&quot;&quot;;LOWER(LEFT([.C1928];1))&amp;RIGHT([.C1928];LEN([.C1928])-1))">
            <text:p/>
          </table:table-cell>
          <table:table-cell table:number-columns-repeated="249"/>
        </table:table-row>
        <table:table-row table:style-name="ro1">
          <table:table-cell table:number-columns-repeated="2"/>
          <table:table-cell/>
          <table:table-cell table:formula="oooc:=IF([.C1929]=&quot;&quot;;&quot;&quot;;LOWER(LEFT([.C1929];1))&amp;RIGHT([.C1929];LEN([.C1929])-1))">
            <text:p/>
          </table:table-cell>
          <table:table-cell table:number-columns-repeated="249"/>
        </table:table-row>
        <table:table-row table:style-name="ro1">
          <table:table-cell table:number-columns-repeated="2"/>
          <table:table-cell/>
          <table:table-cell table:formula="oooc:=IF([.C1930]=&quot;&quot;;&quot;&quot;;LOWER(LEFT([.C1930];1))&amp;RIGHT([.C1930];LEN([.C1930])-1))">
            <text:p/>
          </table:table-cell>
          <table:table-cell table:number-columns-repeated="249"/>
        </table:table-row>
        <table:table-row table:style-name="ro1">
          <table:table-cell table:number-columns-repeated="2"/>
          <table:table-cell/>
          <table:table-cell table:formula="oooc:=IF([.C1931]=&quot;&quot;;&quot;&quot;;LOWER(LEFT([.C1931];1))&amp;RIGHT([.C1931];LEN([.C1931])-1))">
            <text:p/>
          </table:table-cell>
          <table:table-cell table:number-columns-repeated="249"/>
        </table:table-row>
        <table:table-row table:style-name="ro1">
          <table:table-cell table:number-columns-repeated="2"/>
          <table:table-cell/>
          <table:table-cell table:formula="oooc:=IF([.C1932]=&quot;&quot;;&quot;&quot;;LOWER(LEFT([.C1932];1))&amp;RIGHT([.C1932];LEN([.C1932])-1))">
            <text:p/>
          </table:table-cell>
          <table:table-cell table:number-columns-repeated="249"/>
        </table:table-row>
        <table:table-row table:style-name="ro1">
          <table:table-cell table:number-columns-repeated="2"/>
          <table:table-cell/>
          <table:table-cell table:formula="oooc:=IF([.C1933]=&quot;&quot;;&quot;&quot;;LOWER(LEFT([.C1933];1))&amp;RIGHT([.C1933];LEN([.C1933])-1))">
            <text:p/>
          </table:table-cell>
          <table:table-cell table:number-columns-repeated="249"/>
        </table:table-row>
        <table:table-row table:style-name="ro1">
          <table:table-cell table:number-columns-repeated="2"/>
          <table:table-cell/>
          <table:table-cell table:formula="oooc:=IF([.C1934]=&quot;&quot;;&quot;&quot;;LOWER(LEFT([.C1934];1))&amp;RIGHT([.C1934];LEN([.C1934])-1))">
            <text:p/>
          </table:table-cell>
          <table:table-cell table:number-columns-repeated="249"/>
        </table:table-row>
        <table:table-row table:style-name="ro1">
          <table:table-cell table:number-columns-repeated="2"/>
          <table:table-cell/>
          <table:table-cell table:formula="oooc:=IF([.C1935]=&quot;&quot;;&quot;&quot;;LOWER(LEFT([.C1935];1))&amp;RIGHT([.C1935];LEN([.C1935])-1))">
            <text:p/>
          </table:table-cell>
          <table:table-cell table:number-columns-repeated="249"/>
        </table:table-row>
        <table:table-row table:style-name="ro1">
          <table:table-cell table:number-columns-repeated="2"/>
          <table:table-cell/>
          <table:table-cell table:formula="oooc:=IF([.C1936]=&quot;&quot;;&quot;&quot;;LOWER(LEFT([.C1936];1))&amp;RIGHT([.C1936];LEN([.C1936])-1))">
            <text:p/>
          </table:table-cell>
          <table:table-cell table:number-columns-repeated="249"/>
        </table:table-row>
        <table:table-row table:style-name="ro1">
          <table:table-cell table:number-columns-repeated="2"/>
          <table:table-cell/>
          <table:table-cell table:formula="oooc:=IF([.C1937]=&quot;&quot;;&quot;&quot;;LOWER(LEFT([.C1937];1))&amp;RIGHT([.C1937];LEN([.C1937])-1))">
            <text:p/>
          </table:table-cell>
          <table:table-cell table:number-columns-repeated="249"/>
        </table:table-row>
        <table:table-row table:style-name="ro1">
          <table:table-cell table:number-columns-repeated="2"/>
          <table:table-cell/>
          <table:table-cell table:formula="oooc:=IF([.C1938]=&quot;&quot;;&quot;&quot;;LOWER(LEFT([.C1938];1))&amp;RIGHT([.C1938];LEN([.C1938])-1))">
            <text:p/>
          </table:table-cell>
          <table:table-cell table:number-columns-repeated="249"/>
        </table:table-row>
        <table:table-row table:style-name="ro1">
          <table:table-cell table:number-columns-repeated="2"/>
          <table:table-cell/>
          <table:table-cell table:formula="oooc:=IF([.C1939]=&quot;&quot;;&quot;&quot;;LOWER(LEFT([.C1939];1))&amp;RIGHT([.C1939];LEN([.C1939])-1))">
            <text:p/>
          </table:table-cell>
          <table:table-cell table:number-columns-repeated="249"/>
        </table:table-row>
        <table:table-row table:style-name="ro1">
          <table:table-cell table:number-columns-repeated="2"/>
          <table:table-cell/>
          <table:table-cell table:formula="oooc:=IF([.C1940]=&quot;&quot;;&quot;&quot;;LOWER(LEFT([.C1940];1))&amp;RIGHT([.C1940];LEN([.C1940])-1))">
            <text:p/>
          </table:table-cell>
          <table:table-cell table:number-columns-repeated="249"/>
        </table:table-row>
        <table:table-row table:style-name="ro1">
          <table:table-cell table:number-columns-repeated="2"/>
          <table:table-cell/>
          <table:table-cell table:formula="oooc:=IF([.C1941]=&quot;&quot;;&quot;&quot;;LOWER(LEFT([.C1941];1))&amp;RIGHT([.C1941];LEN([.C1941])-1))">
            <text:p/>
          </table:table-cell>
          <table:table-cell table:number-columns-repeated="249"/>
        </table:table-row>
        <table:table-row table:style-name="ro1">
          <table:table-cell table:number-columns-repeated="2"/>
          <table:table-cell/>
          <table:table-cell table:formula="oooc:=IF([.C1942]=&quot;&quot;;&quot;&quot;;LOWER(LEFT([.C1942];1))&amp;RIGHT([.C1942];LEN([.C1942])-1))">
            <text:p/>
          </table:table-cell>
          <table:table-cell table:number-columns-repeated="249"/>
        </table:table-row>
        <table:table-row table:style-name="ro1">
          <table:table-cell table:number-columns-repeated="2"/>
          <table:table-cell/>
          <table:table-cell table:formula="oooc:=IF([.C1943]=&quot;&quot;;&quot;&quot;;LOWER(LEFT([.C1943];1))&amp;RIGHT([.C1943];LEN([.C1943])-1))">
            <text:p/>
          </table:table-cell>
          <table:table-cell table:number-columns-repeated="249"/>
        </table:table-row>
        <table:table-row table:style-name="ro1">
          <table:table-cell table:number-columns-repeated="2"/>
          <table:table-cell/>
          <table:table-cell table:formula="oooc:=IF([.C1944]=&quot;&quot;;&quot;&quot;;LOWER(LEFT([.C1944];1))&amp;RIGHT([.C1944];LEN([.C1944])-1))">
            <text:p/>
          </table:table-cell>
          <table:table-cell table:number-columns-repeated="249"/>
        </table:table-row>
        <table:table-row table:style-name="ro1">
          <table:table-cell table:number-columns-repeated="2"/>
          <table:table-cell/>
          <table:table-cell table:formula="oooc:=IF([.C1945]=&quot;&quot;;&quot;&quot;;LOWER(LEFT([.C1945];1))&amp;RIGHT([.C1945];LEN([.C1945])-1))">
            <text:p/>
          </table:table-cell>
          <table:table-cell table:number-columns-repeated="249"/>
        </table:table-row>
        <table:table-row table:style-name="ro1">
          <table:table-cell table:number-columns-repeated="2"/>
          <table:table-cell/>
          <table:table-cell table:formula="oooc:=IF([.C1946]=&quot;&quot;;&quot;&quot;;LOWER(LEFT([.C1946];1))&amp;RIGHT([.C1946];LEN([.C1946])-1))">
            <text:p/>
          </table:table-cell>
          <table:table-cell table:number-columns-repeated="249"/>
        </table:table-row>
        <table:table-row table:style-name="ro1">
          <table:table-cell table:number-columns-repeated="2"/>
          <table:table-cell/>
          <table:table-cell table:formula="oooc:=IF([.C1947]=&quot;&quot;;&quot;&quot;;LOWER(LEFT([.C1947];1))&amp;RIGHT([.C1947];LEN([.C1947])-1))">
            <text:p/>
          </table:table-cell>
          <table:table-cell table:number-columns-repeated="249"/>
        </table:table-row>
        <table:table-row table:style-name="ro1">
          <table:table-cell table:number-columns-repeated="2"/>
          <table:table-cell/>
          <table:table-cell table:formula="oooc:=IF([.C1948]=&quot;&quot;;&quot;&quot;;LOWER(LEFT([.C1948];1))&amp;RIGHT([.C1948];LEN([.C1948])-1))">
            <text:p/>
          </table:table-cell>
          <table:table-cell table:number-columns-repeated="249"/>
        </table:table-row>
        <table:table-row table:style-name="ro1">
          <table:table-cell table:number-columns-repeated="2"/>
          <table:table-cell/>
          <table:table-cell table:formula="oooc:=IF([.C1949]=&quot;&quot;;&quot;&quot;;LOWER(LEFT([.C1949];1))&amp;RIGHT([.C1949];LEN([.C1949])-1))">
            <text:p/>
          </table:table-cell>
          <table:table-cell table:number-columns-repeated="249"/>
        </table:table-row>
        <table:table-row table:style-name="ro1">
          <table:table-cell table:number-columns-repeated="2"/>
          <table:table-cell/>
          <table:table-cell table:formula="oooc:=IF([.C1950]=&quot;&quot;;&quot;&quot;;LOWER(LEFT([.C1950];1))&amp;RIGHT([.C1950];LEN([.C1950])-1))">
            <text:p/>
          </table:table-cell>
          <table:table-cell table:number-columns-repeated="249"/>
        </table:table-row>
        <table:table-row table:style-name="ro1">
          <table:table-cell table:number-columns-repeated="2"/>
          <table:table-cell/>
          <table:table-cell table:formula="oooc:=IF([.C1951]=&quot;&quot;;&quot;&quot;;LOWER(LEFT([.C1951];1))&amp;RIGHT([.C1951];LEN([.C1951])-1))">
            <text:p/>
          </table:table-cell>
          <table:table-cell table:number-columns-repeated="249"/>
        </table:table-row>
        <table:table-row table:style-name="ro1">
          <table:table-cell table:number-columns-repeated="2"/>
          <table:table-cell/>
          <table:table-cell table:formula="oooc:=IF([.C1952]=&quot;&quot;;&quot;&quot;;LOWER(LEFT([.C1952];1))&amp;RIGHT([.C1952];LEN([.C1952])-1))">
            <text:p/>
          </table:table-cell>
          <table:table-cell table:number-columns-repeated="249"/>
        </table:table-row>
        <table:table-row table:style-name="ro1">
          <table:table-cell table:number-columns-repeated="2"/>
          <table:table-cell/>
          <table:table-cell table:formula="oooc:=IF([.C1953]=&quot;&quot;;&quot;&quot;;LOWER(LEFT([.C1953];1))&amp;RIGHT([.C1953];LEN([.C1953])-1))">
            <text:p/>
          </table:table-cell>
          <table:table-cell table:number-columns-repeated="249"/>
        </table:table-row>
        <table:table-row table:style-name="ro1">
          <table:table-cell table:number-columns-repeated="2"/>
          <table:table-cell/>
          <table:table-cell table:formula="oooc:=IF([.C1954]=&quot;&quot;;&quot;&quot;;LOWER(LEFT([.C1954];1))&amp;RIGHT([.C1954];LEN([.C1954])-1))">
            <text:p/>
          </table:table-cell>
          <table:table-cell table:number-columns-repeated="249"/>
        </table:table-row>
        <table:table-row table:style-name="ro1">
          <table:table-cell table:number-columns-repeated="2"/>
          <table:table-cell/>
          <table:table-cell table:formula="oooc:=IF([.C1955]=&quot;&quot;;&quot;&quot;;LOWER(LEFT([.C1955];1))&amp;RIGHT([.C1955];LEN([.C1955])-1))">
            <text:p/>
          </table:table-cell>
          <table:table-cell table:number-columns-repeated="249"/>
        </table:table-row>
        <table:table-row table:style-name="ro1">
          <table:table-cell table:number-columns-repeated="2"/>
          <table:table-cell/>
          <table:table-cell table:formula="oooc:=IF([.C1956]=&quot;&quot;;&quot;&quot;;LOWER(LEFT([.C1956];1))&amp;RIGHT([.C1956];LEN([.C1956])-1))">
            <text:p/>
          </table:table-cell>
          <table:table-cell table:number-columns-repeated="249"/>
        </table:table-row>
        <table:table-row table:style-name="ro1">
          <table:table-cell table:number-columns-repeated="2"/>
          <table:table-cell/>
          <table:table-cell table:formula="oooc:=IF([.C1957]=&quot;&quot;;&quot;&quot;;LOWER(LEFT([.C1957];1))&amp;RIGHT([.C1957];LEN([.C1957])-1))">
            <text:p/>
          </table:table-cell>
          <table:table-cell table:number-columns-repeated="249"/>
        </table:table-row>
        <table:table-row table:style-name="ro1">
          <table:table-cell table:number-columns-repeated="2"/>
          <table:table-cell/>
          <table:table-cell table:formula="oooc:=IF([.C1958]=&quot;&quot;;&quot;&quot;;LOWER(LEFT([.C1958];1))&amp;RIGHT([.C1958];LEN([.C1958])-1))">
            <text:p/>
          </table:table-cell>
          <table:table-cell table:number-columns-repeated="249"/>
        </table:table-row>
        <table:table-row table:style-name="ro1">
          <table:table-cell table:number-columns-repeated="2"/>
          <table:table-cell/>
          <table:table-cell table:formula="oooc:=IF([.C1959]=&quot;&quot;;&quot;&quot;;LOWER(LEFT([.C1959];1))&amp;RIGHT([.C1959];LEN([.C1959])-1))">
            <text:p/>
          </table:table-cell>
          <table:table-cell table:number-columns-repeated="249"/>
        </table:table-row>
        <table:table-row table:style-name="ro1">
          <table:table-cell table:number-columns-repeated="2"/>
          <table:table-cell/>
          <table:table-cell table:formula="oooc:=IF([.C1960]=&quot;&quot;;&quot;&quot;;LOWER(LEFT([.C1960];1))&amp;RIGHT([.C1960];LEN([.C1960])-1))">
            <text:p/>
          </table:table-cell>
          <table:table-cell table:number-columns-repeated="249"/>
        </table:table-row>
        <table:table-row table:style-name="ro1">
          <table:table-cell table:number-columns-repeated="2"/>
          <table:table-cell/>
          <table:table-cell table:formula="oooc:=IF([.C1961]=&quot;&quot;;&quot;&quot;;LOWER(LEFT([.C1961];1))&amp;RIGHT([.C1961];LEN([.C1961])-1))">
            <text:p/>
          </table:table-cell>
          <table:table-cell table:number-columns-repeated="249"/>
        </table:table-row>
        <table:table-row table:style-name="ro1">
          <table:table-cell table:number-columns-repeated="2"/>
          <table:table-cell/>
          <table:table-cell table:formula="oooc:=IF([.C1962]=&quot;&quot;;&quot;&quot;;LOWER(LEFT([.C1962];1))&amp;RIGHT([.C1962];LEN([.C1962])-1))">
            <text:p/>
          </table:table-cell>
          <table:table-cell table:number-columns-repeated="249"/>
        </table:table-row>
        <table:table-row table:style-name="ro1">
          <table:table-cell table:number-columns-repeated="2"/>
          <table:table-cell/>
          <table:table-cell table:formula="oooc:=IF([.C1963]=&quot;&quot;;&quot;&quot;;LOWER(LEFT([.C1963];1))&amp;RIGHT([.C1963];LEN([.C1963])-1))">
            <text:p/>
          </table:table-cell>
          <table:table-cell table:number-columns-repeated="249"/>
        </table:table-row>
        <table:table-row table:style-name="ro1">
          <table:table-cell table:number-columns-repeated="2"/>
          <table:table-cell/>
          <table:table-cell table:formula="oooc:=IF([.C1964]=&quot;&quot;;&quot;&quot;;LOWER(LEFT([.C1964];1))&amp;RIGHT([.C1964];LEN([.C1964])-1))">
            <text:p/>
          </table:table-cell>
          <table:table-cell table:number-columns-repeated="249"/>
        </table:table-row>
        <table:table-row table:style-name="ro1">
          <table:table-cell table:number-columns-repeated="2"/>
          <table:table-cell/>
          <table:table-cell table:formula="oooc:=IF([.C1965]=&quot;&quot;;&quot;&quot;;LOWER(LEFT([.C1965];1))&amp;RIGHT([.C1965];LEN([.C1965])-1))">
            <text:p/>
          </table:table-cell>
          <table:table-cell table:number-columns-repeated="249"/>
        </table:table-row>
        <table:table-row table:style-name="ro1">
          <table:table-cell table:number-columns-repeated="2"/>
          <table:table-cell/>
          <table:table-cell table:formula="oooc:=IF([.C1966]=&quot;&quot;;&quot;&quot;;LOWER(LEFT([.C1966];1))&amp;RIGHT([.C1966];LEN([.C1966])-1))">
            <text:p/>
          </table:table-cell>
          <table:table-cell table:number-columns-repeated="249"/>
        </table:table-row>
        <table:table-row table:style-name="ro1">
          <table:table-cell table:number-columns-repeated="2"/>
          <table:table-cell/>
          <table:table-cell table:formula="oooc:=IF([.C1967]=&quot;&quot;;&quot;&quot;;LOWER(LEFT([.C1967];1))&amp;RIGHT([.C1967];LEN([.C1967])-1))">
            <text:p/>
          </table:table-cell>
          <table:table-cell table:number-columns-repeated="249"/>
        </table:table-row>
        <table:table-row table:style-name="ro1">
          <table:table-cell table:number-columns-repeated="2"/>
          <table:table-cell/>
          <table:table-cell table:formula="oooc:=IF([.C1968]=&quot;&quot;;&quot;&quot;;LOWER(LEFT([.C1968];1))&amp;RIGHT([.C1968];LEN([.C1968])-1))">
            <text:p/>
          </table:table-cell>
          <table:table-cell table:number-columns-repeated="249"/>
        </table:table-row>
        <table:table-row table:style-name="ro1">
          <table:table-cell table:number-columns-repeated="2"/>
          <table:table-cell/>
          <table:table-cell table:formula="oooc:=IF([.C1969]=&quot;&quot;;&quot;&quot;;LOWER(LEFT([.C1969];1))&amp;RIGHT([.C1969];LEN([.C1969])-1))">
            <text:p/>
          </table:table-cell>
          <table:table-cell table:number-columns-repeated="249"/>
        </table:table-row>
        <table:table-row table:style-name="ro1">
          <table:table-cell table:number-columns-repeated="2"/>
          <table:table-cell/>
          <table:table-cell table:formula="oooc:=IF([.C1970]=&quot;&quot;;&quot;&quot;;LOWER(LEFT([.C1970];1))&amp;RIGHT([.C1970];LEN([.C1970])-1))">
            <text:p/>
          </table:table-cell>
          <table:table-cell table:number-columns-repeated="249"/>
        </table:table-row>
        <table:table-row table:style-name="ro1">
          <table:table-cell table:number-columns-repeated="2"/>
          <table:table-cell/>
          <table:table-cell table:formula="oooc:=IF([.C1971]=&quot;&quot;;&quot;&quot;;LOWER(LEFT([.C1971];1))&amp;RIGHT([.C1971];LEN([.C1971])-1))">
            <text:p/>
          </table:table-cell>
          <table:table-cell table:number-columns-repeated="249"/>
        </table:table-row>
        <table:table-row table:style-name="ro1">
          <table:table-cell table:number-columns-repeated="2"/>
          <table:table-cell/>
          <table:table-cell table:formula="oooc:=IF([.C1972]=&quot;&quot;;&quot;&quot;;LOWER(LEFT([.C1972];1))&amp;RIGHT([.C1972];LEN([.C1972])-1))">
            <text:p/>
          </table:table-cell>
          <table:table-cell table:number-columns-repeated="249"/>
        </table:table-row>
        <table:table-row table:style-name="ro1">
          <table:table-cell table:number-columns-repeated="2"/>
          <table:table-cell/>
          <table:table-cell table:formula="oooc:=IF([.C1973]=&quot;&quot;;&quot;&quot;;LOWER(LEFT([.C1973];1))&amp;RIGHT([.C1973];LEN([.C1973])-1))">
            <text:p/>
          </table:table-cell>
          <table:table-cell table:number-columns-repeated="249"/>
        </table:table-row>
        <table:table-row table:style-name="ro1">
          <table:table-cell table:number-columns-repeated="2"/>
          <table:table-cell/>
          <table:table-cell table:formula="oooc:=IF([.C1974]=&quot;&quot;;&quot;&quot;;LOWER(LEFT([.C1974];1))&amp;RIGHT([.C1974];LEN([.C1974])-1))">
            <text:p/>
          </table:table-cell>
          <table:table-cell table:number-columns-repeated="249"/>
        </table:table-row>
        <table:table-row table:style-name="ro1">
          <table:table-cell table:number-columns-repeated="2"/>
          <table:table-cell/>
          <table:table-cell table:formula="oooc:=IF([.C1975]=&quot;&quot;;&quot;&quot;;LOWER(LEFT([.C1975];1))&amp;RIGHT([.C1975];LEN([.C1975])-1))">
            <text:p/>
          </table:table-cell>
          <table:table-cell table:number-columns-repeated="249"/>
        </table:table-row>
        <table:table-row table:style-name="ro1">
          <table:table-cell table:number-columns-repeated="2"/>
          <table:table-cell/>
          <table:table-cell table:formula="oooc:=IF([.C1976]=&quot;&quot;;&quot;&quot;;LOWER(LEFT([.C1976];1))&amp;RIGHT([.C1976];LEN([.C1976])-1))">
            <text:p/>
          </table:table-cell>
          <table:table-cell table:number-columns-repeated="249"/>
        </table:table-row>
        <table:table-row table:style-name="ro1">
          <table:table-cell table:number-columns-repeated="2"/>
          <table:table-cell/>
          <table:table-cell table:formula="oooc:=IF([.C1977]=&quot;&quot;;&quot;&quot;;LOWER(LEFT([.C1977];1))&amp;RIGHT([.C1977];LEN([.C1977])-1))">
            <text:p/>
          </table:table-cell>
          <table:table-cell table:number-columns-repeated="249"/>
        </table:table-row>
        <table:table-row table:style-name="ro1">
          <table:table-cell table:number-columns-repeated="2"/>
          <table:table-cell/>
          <table:table-cell table:formula="oooc:=IF([.C1978]=&quot;&quot;;&quot;&quot;;LOWER(LEFT([.C1978];1))&amp;RIGHT([.C1978];LEN([.C1978])-1))">
            <text:p/>
          </table:table-cell>
          <table:table-cell table:number-columns-repeated="249"/>
        </table:table-row>
        <table:table-row table:style-name="ro1">
          <table:table-cell table:number-columns-repeated="2"/>
          <table:table-cell/>
          <table:table-cell table:formula="oooc:=IF([.C1979]=&quot;&quot;;&quot;&quot;;LOWER(LEFT([.C1979];1))&amp;RIGHT([.C1979];LEN([.C1979])-1))">
            <text:p/>
          </table:table-cell>
          <table:table-cell table:number-columns-repeated="249"/>
        </table:table-row>
        <table:table-row table:style-name="ro1">
          <table:table-cell table:number-columns-repeated="2"/>
          <table:table-cell/>
          <table:table-cell table:formula="oooc:=IF([.C1980]=&quot;&quot;;&quot;&quot;;LOWER(LEFT([.C1980];1))&amp;RIGHT([.C1980];LEN([.C1980])-1))">
            <text:p/>
          </table:table-cell>
          <table:table-cell table:number-columns-repeated="249"/>
        </table:table-row>
        <table:table-row table:style-name="ro1">
          <table:table-cell table:number-columns-repeated="2"/>
          <table:table-cell/>
          <table:table-cell table:formula="oooc:=IF([.C1981]=&quot;&quot;;&quot;&quot;;LOWER(LEFT([.C1981];1))&amp;RIGHT([.C1981];LEN([.C1981])-1))">
            <text:p/>
          </table:table-cell>
          <table:table-cell table:number-columns-repeated="249"/>
        </table:table-row>
        <table:table-row table:style-name="ro1">
          <table:table-cell table:number-columns-repeated="2"/>
          <table:table-cell/>
          <table:table-cell table:formula="oooc:=IF([.C1982]=&quot;&quot;;&quot;&quot;;LOWER(LEFT([.C1982];1))&amp;RIGHT([.C1982];LEN([.C1982])-1))">
            <text:p/>
          </table:table-cell>
          <table:table-cell table:number-columns-repeated="249"/>
        </table:table-row>
        <table:table-row table:style-name="ro1">
          <table:table-cell table:number-columns-repeated="2"/>
          <table:table-cell/>
          <table:table-cell table:formula="oooc:=IF([.C1983]=&quot;&quot;;&quot;&quot;;LOWER(LEFT([.C1983];1))&amp;RIGHT([.C1983];LEN([.C1983])-1))">
            <text:p/>
          </table:table-cell>
          <table:table-cell table:number-columns-repeated="249"/>
        </table:table-row>
        <table:table-row table:style-name="ro1">
          <table:table-cell table:number-columns-repeated="2"/>
          <table:table-cell/>
          <table:table-cell table:formula="oooc:=IF([.C1984]=&quot;&quot;;&quot;&quot;;LOWER(LEFT([.C1984];1))&amp;RIGHT([.C1984];LEN([.C1984])-1))">
            <text:p/>
          </table:table-cell>
          <table:table-cell table:number-columns-repeated="249"/>
        </table:table-row>
        <table:table-row table:style-name="ro1">
          <table:table-cell table:number-columns-repeated="2"/>
          <table:table-cell/>
          <table:table-cell table:formula="oooc:=IF([.C1985]=&quot;&quot;;&quot;&quot;;LOWER(LEFT([.C1985];1))&amp;RIGHT([.C1985];LEN([.C1985])-1))">
            <text:p/>
          </table:table-cell>
          <table:table-cell table:number-columns-repeated="249"/>
        </table:table-row>
        <table:table-row table:style-name="ro1">
          <table:table-cell table:number-columns-repeated="2"/>
          <table:table-cell/>
          <table:table-cell table:formula="oooc:=IF([.C1986]=&quot;&quot;;&quot;&quot;;LOWER(LEFT([.C1986];1))&amp;RIGHT([.C1986];LEN([.C1986])-1))">
            <text:p/>
          </table:table-cell>
          <table:table-cell table:number-columns-repeated="249"/>
        </table:table-row>
        <table:table-row table:style-name="ro1">
          <table:table-cell table:number-columns-repeated="2"/>
          <table:table-cell/>
          <table:table-cell table:formula="oooc:=IF([.C1987]=&quot;&quot;;&quot;&quot;;LOWER(LEFT([.C1987];1))&amp;RIGHT([.C1987];LEN([.C1987])-1))">
            <text:p/>
          </table:table-cell>
          <table:table-cell table:number-columns-repeated="249"/>
        </table:table-row>
        <table:table-row table:style-name="ro1">
          <table:table-cell table:number-columns-repeated="2"/>
          <table:table-cell/>
          <table:table-cell table:formula="oooc:=IF([.C1988]=&quot;&quot;;&quot;&quot;;LOWER(LEFT([.C1988];1))&amp;RIGHT([.C1988];LEN([.C1988])-1))">
            <text:p/>
          </table:table-cell>
          <table:table-cell table:number-columns-repeated="249"/>
        </table:table-row>
        <table:table-row table:style-name="ro1">
          <table:table-cell table:number-columns-repeated="2"/>
          <table:table-cell/>
          <table:table-cell table:formula="oooc:=IF([.C1989]=&quot;&quot;;&quot;&quot;;LOWER(LEFT([.C1989];1))&amp;RIGHT([.C1989];LEN([.C1989])-1))">
            <text:p/>
          </table:table-cell>
          <table:table-cell table:number-columns-repeated="249"/>
        </table:table-row>
        <table:table-row table:style-name="ro1">
          <table:table-cell table:number-columns-repeated="2"/>
          <table:table-cell/>
          <table:table-cell table:formula="oooc:=IF([.C1990]=&quot;&quot;;&quot;&quot;;LOWER(LEFT([.C1990];1))&amp;RIGHT([.C1990];LEN([.C1990])-1))">
            <text:p/>
          </table:table-cell>
          <table:table-cell table:number-columns-repeated="249"/>
        </table:table-row>
        <table:table-row table:style-name="ro1">
          <table:table-cell table:number-columns-repeated="2"/>
          <table:table-cell/>
          <table:table-cell table:formula="oooc:=IF([.C1991]=&quot;&quot;;&quot;&quot;;LOWER(LEFT([.C1991];1))&amp;RIGHT([.C1991];LEN([.C1991])-1))">
            <text:p/>
          </table:table-cell>
          <table:table-cell table:number-columns-repeated="249"/>
        </table:table-row>
        <table:table-row table:style-name="ro1">
          <table:table-cell table:number-columns-repeated="2"/>
          <table:table-cell/>
          <table:table-cell table:formula="oooc:=IF([.C1992]=&quot;&quot;;&quot;&quot;;LOWER(LEFT([.C1992];1))&amp;RIGHT([.C1992];LEN([.C1992])-1))">
            <text:p/>
          </table:table-cell>
          <table:table-cell table:number-columns-repeated="249"/>
        </table:table-row>
        <table:table-row table:style-name="ro1">
          <table:table-cell table:number-columns-repeated="2"/>
          <table:table-cell/>
          <table:table-cell table:formula="oooc:=IF([.C1993]=&quot;&quot;;&quot;&quot;;LOWER(LEFT([.C1993];1))&amp;RIGHT([.C1993];LEN([.C1993])-1))">
            <text:p/>
          </table:table-cell>
          <table:table-cell table:number-columns-repeated="249"/>
        </table:table-row>
        <table:table-row table:style-name="ro1">
          <table:table-cell table:number-columns-repeated="2"/>
          <table:table-cell/>
          <table:table-cell table:formula="oooc:=IF([.C1994]=&quot;&quot;;&quot;&quot;;LOWER(LEFT([.C1994];1))&amp;RIGHT([.C1994];LEN([.C1994])-1))">
            <text:p/>
          </table:table-cell>
          <table:table-cell table:number-columns-repeated="249"/>
        </table:table-row>
        <table:table-row table:style-name="ro1">
          <table:table-cell table:number-columns-repeated="2"/>
          <table:table-cell/>
          <table:table-cell table:formula="oooc:=IF([.C1995]=&quot;&quot;;&quot;&quot;;LOWER(LEFT([.C1995];1))&amp;RIGHT([.C1995];LEN([.C1995])-1))">
            <text:p/>
          </table:table-cell>
          <table:table-cell table:number-columns-repeated="249"/>
        </table:table-row>
        <table:table-row table:style-name="ro1">
          <table:table-cell table:number-columns-repeated="2"/>
          <table:table-cell/>
          <table:table-cell table:formula="oooc:=IF([.C1996]=&quot;&quot;;&quot;&quot;;LOWER(LEFT([.C1996];1))&amp;RIGHT([.C1996];LEN([.C1996])-1))">
            <text:p/>
          </table:table-cell>
          <table:table-cell table:number-columns-repeated="249"/>
        </table:table-row>
        <table:table-row table:style-name="ro1">
          <table:table-cell table:number-columns-repeated="2"/>
          <table:table-cell/>
          <table:table-cell table:formula="oooc:=IF([.C1997]=&quot;&quot;;&quot;&quot;;LOWER(LEFT([.C1997];1))&amp;RIGHT([.C1997];LEN([.C1997])-1))">
            <text:p/>
          </table:table-cell>
          <table:table-cell table:number-columns-repeated="249"/>
        </table:table-row>
        <table:table-row table:style-name="ro1">
          <table:table-cell table:number-columns-repeated="2"/>
          <table:table-cell/>
          <table:table-cell table:formula="oooc:=IF([.C1998]=&quot;&quot;;&quot;&quot;;LOWER(LEFT([.C1998];1))&amp;RIGHT([.C1998];LEN([.C1998])-1))">
            <text:p/>
          </table:table-cell>
          <table:table-cell table:number-columns-repeated="249"/>
        </table:table-row>
        <table:table-row table:style-name="ro1">
          <table:table-cell table:number-columns-repeated="2"/>
          <table:table-cell/>
          <table:table-cell table:formula="oooc:=IF([.C1999]=&quot;&quot;;&quot;&quot;;LOWER(LEFT([.C1999];1))&amp;RIGHT([.C1999];LEN([.C1999])-1))">
            <text:p/>
          </table:table-cell>
          <table:table-cell table:number-columns-repeated="249"/>
        </table:table-row>
        <table:table-row table:style-name="ro1">
          <table:table-cell table:number-columns-repeated="2"/>
          <table:table-cell/>
          <table:table-cell table:formula="oooc:=IF([.C2000]=&quot;&quot;;&quot;&quot;;LOWER(LEFT([.C2000];1))&amp;RIGHT([.C2000];LEN([.C2000])-1))">
            <text:p/>
          </table:table-cell>
          <table:table-cell table:number-columns-repeated="249"/>
        </table:table-row>
        <table:table-row table:style-name="ro1">
          <table:table-cell table:number-columns-repeated="2"/>
          <table:table-cell/>
          <table:table-cell table:formula="oooc:=IF([.C2001]=&quot;&quot;;&quot;&quot;;LOWER(LEFT([.C2001];1))&amp;RIGHT([.C2001];LEN([.C2001])-1))">
            <text:p/>
          </table:table-cell>
          <table:table-cell table:number-columns-repeated="249"/>
        </table:table-row>
        <table:table-row table:style-name="ro1">
          <table:table-cell table:number-columns-repeated="2"/>
          <table:table-cell/>
          <table:table-cell table:formula="oooc:=IF([.C2002]=&quot;&quot;;&quot;&quot;;LOWER(LEFT([.C2002];1))&amp;RIGHT([.C2002];LEN([.C2002])-1))">
            <text:p/>
          </table:table-cell>
          <table:table-cell table:number-columns-repeated="249"/>
        </table:table-row>
        <table:table-row table:style-name="ro1">
          <table:table-cell table:number-columns-repeated="2"/>
          <table:table-cell/>
          <table:table-cell table:formula="oooc:=IF([.C2003]=&quot;&quot;;&quot;&quot;;LOWER(LEFT([.C2003];1))&amp;RIGHT([.C2003];LEN([.C2003])-1))">
            <text:p/>
          </table:table-cell>
          <table:table-cell table:number-columns-repeated="249"/>
        </table:table-row>
        <table:table-row table:style-name="ro1">
          <table:table-cell table:number-columns-repeated="2"/>
          <table:table-cell/>
          <table:table-cell table:formula="oooc:=IF([.C2004]=&quot;&quot;;&quot;&quot;;LOWER(LEFT([.C2004];1))&amp;RIGHT([.C2004];LEN([.C2004])-1))">
            <text:p/>
          </table:table-cell>
          <table:table-cell table:number-columns-repeated="249"/>
        </table:table-row>
        <table:table-row table:style-name="ro1">
          <table:table-cell table:number-columns-repeated="2"/>
          <table:table-cell/>
          <table:table-cell table:formula="oooc:=IF([.C2005]=&quot;&quot;;&quot;&quot;;LOWER(LEFT([.C2005];1))&amp;RIGHT([.C2005];LEN([.C2005])-1))">
            <text:p/>
          </table:table-cell>
          <table:table-cell table:number-columns-repeated="249"/>
        </table:table-row>
        <table:table-row table:style-name="ro1">
          <table:table-cell table:number-columns-repeated="2"/>
          <table:table-cell/>
          <table:table-cell table:formula="oooc:=IF([.C2006]=&quot;&quot;;&quot;&quot;;LOWER(LEFT([.C2006];1))&amp;RIGHT([.C2006];LEN([.C2006])-1))">
            <text:p/>
          </table:table-cell>
          <table:table-cell table:number-columns-repeated="249"/>
        </table:table-row>
        <table:table-row table:style-name="ro1">
          <table:table-cell table:number-columns-repeated="2"/>
          <table:table-cell/>
          <table:table-cell table:formula="oooc:=IF([.C2007]=&quot;&quot;;&quot;&quot;;LOWER(LEFT([.C2007];1))&amp;RIGHT([.C2007];LEN([.C2007])-1))">
            <text:p/>
          </table:table-cell>
          <table:table-cell table:number-columns-repeated="249"/>
        </table:table-row>
        <table:table-row table:style-name="ro1">
          <table:table-cell table:number-columns-repeated="2"/>
          <table:table-cell/>
          <table:table-cell table:formula="oooc:=IF([.C2008]=&quot;&quot;;&quot;&quot;;LOWER(LEFT([.C2008];1))&amp;RIGHT([.C2008];LEN([.C2008])-1))">
            <text:p/>
          </table:table-cell>
          <table:table-cell table:number-columns-repeated="249"/>
        </table:table-row>
        <table:table-row table:style-name="ro1">
          <table:table-cell table:number-columns-repeated="2"/>
          <table:table-cell/>
          <table:table-cell table:formula="oooc:=IF([.C2009]=&quot;&quot;;&quot;&quot;;LOWER(LEFT([.C2009];1))&amp;RIGHT([.C2009];LEN([.C2009])-1))">
            <text:p/>
          </table:table-cell>
          <table:table-cell table:number-columns-repeated="249"/>
        </table:table-row>
        <table:table-row table:style-name="ro1">
          <table:table-cell table:number-columns-repeated="2"/>
          <table:table-cell/>
          <table:table-cell table:formula="oooc:=IF([.C2010]=&quot;&quot;;&quot;&quot;;LOWER(LEFT([.C2010];1))&amp;RIGHT([.C2010];LEN([.C2010])-1))">
            <text:p/>
          </table:table-cell>
          <table:table-cell table:number-columns-repeated="249"/>
        </table:table-row>
        <table:table-row table:style-name="ro1">
          <table:table-cell table:number-columns-repeated="2"/>
          <table:table-cell/>
          <table:table-cell table:formula="oooc:=IF([.C2011]=&quot;&quot;;&quot;&quot;;LOWER(LEFT([.C2011];1))&amp;RIGHT([.C2011];LEN([.C2011])-1))">
            <text:p/>
          </table:table-cell>
          <table:table-cell table:number-columns-repeated="249"/>
        </table:table-row>
        <table:table-row table:style-name="ro1">
          <table:table-cell table:number-columns-repeated="2"/>
          <table:table-cell/>
          <table:table-cell table:formula="oooc:=IF([.C2012]=&quot;&quot;;&quot;&quot;;LOWER(LEFT([.C2012];1))&amp;RIGHT([.C2012];LEN([.C2012])-1))">
            <text:p/>
          </table:table-cell>
          <table:table-cell table:number-columns-repeated="249"/>
        </table:table-row>
        <table:table-row table:style-name="ro1">
          <table:table-cell table:number-columns-repeated="2"/>
          <table:table-cell/>
          <table:table-cell table:formula="oooc:=IF([.C2013]=&quot;&quot;;&quot;&quot;;LOWER(LEFT([.C2013];1))&amp;RIGHT([.C2013];LEN([.C2013])-1))">
            <text:p/>
          </table:table-cell>
          <table:table-cell table:number-columns-repeated="249"/>
        </table:table-row>
        <table:table-row table:style-name="ro1">
          <table:table-cell table:number-columns-repeated="2"/>
          <table:table-cell/>
          <table:table-cell table:formula="oooc:=IF([.C2014]=&quot;&quot;;&quot;&quot;;LOWER(LEFT([.C2014];1))&amp;RIGHT([.C2014];LEN([.C2014])-1))">
            <text:p/>
          </table:table-cell>
          <table:table-cell table:number-columns-repeated="249"/>
        </table:table-row>
        <table:table-row table:style-name="ro1">
          <table:table-cell table:number-columns-repeated="2"/>
          <table:table-cell/>
          <table:table-cell table:formula="oooc:=IF([.C2015]=&quot;&quot;;&quot;&quot;;LOWER(LEFT([.C2015];1))&amp;RIGHT([.C2015];LEN([.C2015])-1))">
            <text:p/>
          </table:table-cell>
          <table:table-cell table:number-columns-repeated="249"/>
        </table:table-row>
        <table:table-row table:style-name="ro1">
          <table:table-cell table:number-columns-repeated="2"/>
          <table:table-cell/>
          <table:table-cell table:formula="oooc:=IF([.C2016]=&quot;&quot;;&quot;&quot;;LOWER(LEFT([.C2016];1))&amp;RIGHT([.C2016];LEN([.C2016])-1))">
            <text:p/>
          </table:table-cell>
          <table:table-cell table:number-columns-repeated="249"/>
        </table:table-row>
        <table:table-row table:style-name="ro1">
          <table:table-cell table:number-columns-repeated="2"/>
          <table:table-cell/>
          <table:table-cell table:formula="oooc:=IF([.C2017]=&quot;&quot;;&quot;&quot;;LOWER(LEFT([.C2017];1))&amp;RIGHT([.C2017];LEN([.C2017])-1))">
            <text:p/>
          </table:table-cell>
          <table:table-cell table:number-columns-repeated="249"/>
        </table:table-row>
        <table:table-row table:style-name="ro1">
          <table:table-cell table:number-columns-repeated="2"/>
          <table:table-cell/>
          <table:table-cell table:formula="oooc:=IF([.C2018]=&quot;&quot;;&quot;&quot;;LOWER(LEFT([.C2018];1))&amp;RIGHT([.C2018];LEN([.C2018])-1))">
            <text:p/>
          </table:table-cell>
          <table:table-cell table:number-columns-repeated="249"/>
        </table:table-row>
        <table:table-row table:style-name="ro1">
          <table:table-cell table:number-columns-repeated="2"/>
          <table:table-cell/>
          <table:table-cell table:formula="oooc:=IF([.C2019]=&quot;&quot;;&quot;&quot;;LOWER(LEFT([.C2019];1))&amp;RIGHT([.C2019];LEN([.C2019])-1))">
            <text:p/>
          </table:table-cell>
          <table:table-cell table:number-columns-repeated="249"/>
        </table:table-row>
        <table:table-row table:style-name="ro1">
          <table:table-cell table:number-columns-repeated="2"/>
          <table:table-cell/>
          <table:table-cell table:formula="oooc:=IF([.C2020]=&quot;&quot;;&quot;&quot;;LOWER(LEFT([.C2020];1))&amp;RIGHT([.C2020];LEN([.C2020])-1))">
            <text:p/>
          </table:table-cell>
          <table:table-cell table:number-columns-repeated="249"/>
        </table:table-row>
        <table:table-row table:style-name="ro1">
          <table:table-cell table:number-columns-repeated="2"/>
          <table:table-cell/>
          <table:table-cell table:formula="oooc:=IF([.C2021]=&quot;&quot;;&quot;&quot;;LOWER(LEFT([.C2021];1))&amp;RIGHT([.C2021];LEN([.C2021])-1))">
            <text:p/>
          </table:table-cell>
          <table:table-cell table:number-columns-repeated="249"/>
        </table:table-row>
        <table:table-row table:style-name="ro1">
          <table:table-cell table:number-columns-repeated="2"/>
          <table:table-cell/>
          <table:table-cell table:formula="oooc:=IF([.C2022]=&quot;&quot;;&quot;&quot;;LOWER(LEFT([.C2022];1))&amp;RIGHT([.C2022];LEN([.C2022])-1))">
            <text:p/>
          </table:table-cell>
          <table:table-cell table:number-columns-repeated="249"/>
        </table:table-row>
        <table:table-row table:style-name="ro1">
          <table:table-cell table:number-columns-repeated="2"/>
          <table:table-cell/>
          <table:table-cell table:formula="oooc:=IF([.C2023]=&quot;&quot;;&quot;&quot;;LOWER(LEFT([.C2023];1))&amp;RIGHT([.C2023];LEN([.C2023])-1))">
            <text:p/>
          </table:table-cell>
          <table:table-cell table:number-columns-repeated="249"/>
        </table:table-row>
        <table:table-row table:style-name="ro1">
          <table:table-cell table:number-columns-repeated="2"/>
          <table:table-cell/>
          <table:table-cell table:formula="oooc:=IF([.C2024]=&quot;&quot;;&quot;&quot;;LOWER(LEFT([.C2024];1))&amp;RIGHT([.C2024];LEN([.C2024])-1))">
            <text:p/>
          </table:table-cell>
          <table:table-cell table:number-columns-repeated="249"/>
        </table:table-row>
        <table:table-row table:style-name="ro1">
          <table:table-cell table:number-columns-repeated="2"/>
          <table:table-cell/>
          <table:table-cell table:formula="oooc:=IF([.C2025]=&quot;&quot;;&quot;&quot;;LOWER(LEFT([.C2025];1))&amp;RIGHT([.C2025];LEN([.C2025])-1))">
            <text:p/>
          </table:table-cell>
          <table:table-cell table:number-columns-repeated="249"/>
        </table:table-row>
        <table:table-row table:style-name="ro1">
          <table:table-cell table:number-columns-repeated="2"/>
          <table:table-cell/>
          <table:table-cell table:formula="oooc:=IF([.C2026]=&quot;&quot;;&quot;&quot;;LOWER(LEFT([.C2026];1))&amp;RIGHT([.C2026];LEN([.C2026])-1))">
            <text:p/>
          </table:table-cell>
          <table:table-cell table:number-columns-repeated="249"/>
        </table:table-row>
        <table:table-row table:style-name="ro1">
          <table:table-cell table:number-columns-repeated="2"/>
          <table:table-cell/>
          <table:table-cell table:formula="oooc:=IF([.C2027]=&quot;&quot;;&quot;&quot;;LOWER(LEFT([.C2027];1))&amp;RIGHT([.C2027];LEN([.C2027])-1))">
            <text:p/>
          </table:table-cell>
          <table:table-cell table:number-columns-repeated="249"/>
        </table:table-row>
        <table:table-row table:style-name="ro1">
          <table:table-cell table:number-columns-repeated="2"/>
          <table:table-cell/>
          <table:table-cell table:formula="oooc:=IF([.C2028]=&quot;&quot;;&quot;&quot;;LOWER(LEFT([.C2028];1))&amp;RIGHT([.C2028];LEN([.C2028])-1))">
            <text:p/>
          </table:table-cell>
          <table:table-cell table:number-columns-repeated="249"/>
        </table:table-row>
        <table:table-row table:style-name="ro1">
          <table:table-cell table:number-columns-repeated="2"/>
          <table:table-cell/>
          <table:table-cell table:formula="oooc:=IF([.C2029]=&quot;&quot;;&quot;&quot;;LOWER(LEFT([.C2029];1))&amp;RIGHT([.C2029];LEN([.C2029])-1))">
            <text:p/>
          </table:table-cell>
          <table:table-cell table:number-columns-repeated="249"/>
        </table:table-row>
        <table:table-row table:style-name="ro1">
          <table:table-cell table:number-columns-repeated="2"/>
          <table:table-cell/>
          <table:table-cell table:formula="oooc:=IF([.C2030]=&quot;&quot;;&quot;&quot;;LOWER(LEFT([.C2030];1))&amp;RIGHT([.C2030];LEN([.C2030])-1))">
            <text:p/>
          </table:table-cell>
          <table:table-cell table:number-columns-repeated="249"/>
        </table:table-row>
        <table:table-row table:style-name="ro1">
          <table:table-cell table:number-columns-repeated="2"/>
          <table:table-cell/>
          <table:table-cell table:formula="oooc:=IF([.C2031]=&quot;&quot;;&quot;&quot;;LOWER(LEFT([.C2031];1))&amp;RIGHT([.C2031];LEN([.C2031])-1))">
            <text:p/>
          </table:table-cell>
          <table:table-cell table:number-columns-repeated="249"/>
        </table:table-row>
        <table:table-row table:style-name="ro1">
          <table:table-cell table:number-columns-repeated="2"/>
          <table:table-cell/>
          <table:table-cell table:formula="oooc:=IF([.C2032]=&quot;&quot;;&quot;&quot;;LOWER(LEFT([.C2032];1))&amp;RIGHT([.C2032];LEN([.C2032])-1))">
            <text:p/>
          </table:table-cell>
          <table:table-cell table:number-columns-repeated="249"/>
        </table:table-row>
        <table:table-row table:style-name="ro1">
          <table:table-cell table:number-columns-repeated="2"/>
          <table:table-cell/>
          <table:table-cell table:formula="oooc:=IF([.C2033]=&quot;&quot;;&quot;&quot;;LOWER(LEFT([.C2033];1))&amp;RIGHT([.C2033];LEN([.C2033])-1))">
            <text:p/>
          </table:table-cell>
          <table:table-cell table:number-columns-repeated="249"/>
        </table:table-row>
        <table:table-row table:style-name="ro1">
          <table:table-cell table:number-columns-repeated="2"/>
          <table:table-cell/>
          <table:table-cell table:formula="oooc:=IF([.C2034]=&quot;&quot;;&quot;&quot;;LOWER(LEFT([.C2034];1))&amp;RIGHT([.C2034];LEN([.C2034])-1))">
            <text:p/>
          </table:table-cell>
          <table:table-cell table:number-columns-repeated="249"/>
        </table:table-row>
        <table:table-row table:style-name="ro1">
          <table:table-cell table:number-columns-repeated="2"/>
          <table:table-cell/>
          <table:table-cell table:formula="oooc:=IF([.C2035]=&quot;&quot;;&quot;&quot;;LOWER(LEFT([.C2035];1))&amp;RIGHT([.C2035];LEN([.C2035])-1))">
            <text:p/>
          </table:table-cell>
          <table:table-cell table:number-columns-repeated="249"/>
        </table:table-row>
        <table:table-row table:style-name="ro1">
          <table:table-cell table:number-columns-repeated="2"/>
          <table:table-cell/>
          <table:table-cell table:formula="oooc:=IF([.C2036]=&quot;&quot;;&quot;&quot;;LOWER(LEFT([.C2036];1))&amp;RIGHT([.C2036];LEN([.C2036])-1))">
            <text:p/>
          </table:table-cell>
          <table:table-cell table:number-columns-repeated="249"/>
        </table:table-row>
        <table:table-row table:style-name="ro1">
          <table:table-cell table:number-columns-repeated="2"/>
          <table:table-cell/>
          <table:table-cell table:formula="oooc:=IF([.C2037]=&quot;&quot;;&quot;&quot;;LOWER(LEFT([.C2037];1))&amp;RIGHT([.C2037];LEN([.C2037])-1))">
            <text:p/>
          </table:table-cell>
          <table:table-cell table:number-columns-repeated="249"/>
        </table:table-row>
        <table:table-row table:style-name="ro1">
          <table:table-cell table:number-columns-repeated="2"/>
          <table:table-cell/>
          <table:table-cell table:formula="oooc:=IF([.C2038]=&quot;&quot;;&quot;&quot;;LOWER(LEFT([.C2038];1))&amp;RIGHT([.C2038];LEN([.C2038])-1))">
            <text:p/>
          </table:table-cell>
          <table:table-cell table:number-columns-repeated="249"/>
        </table:table-row>
        <table:table-row table:style-name="ro1">
          <table:table-cell table:number-columns-repeated="2"/>
          <table:table-cell/>
          <table:table-cell table:formula="oooc:=IF([.C2039]=&quot;&quot;;&quot;&quot;;LOWER(LEFT([.C2039];1))&amp;RIGHT([.C2039];LEN([.C2039])-1))">
            <text:p/>
          </table:table-cell>
          <table:table-cell table:number-columns-repeated="249"/>
        </table:table-row>
        <table:table-row table:style-name="ro1">
          <table:table-cell table:number-columns-repeated="2"/>
          <table:table-cell/>
          <table:table-cell table:formula="oooc:=IF([.C2040]=&quot;&quot;;&quot;&quot;;LOWER(LEFT([.C2040];1))&amp;RIGHT([.C2040];LEN([.C2040])-1))">
            <text:p/>
          </table:table-cell>
          <table:table-cell table:number-columns-repeated="249"/>
        </table:table-row>
        <table:table-row table:style-name="ro1">
          <table:table-cell table:number-columns-repeated="2"/>
          <table:table-cell/>
          <table:table-cell table:formula="oooc:=IF([.C2041]=&quot;&quot;;&quot;&quot;;LOWER(LEFT([.C2041];1))&amp;RIGHT([.C2041];LEN([.C2041])-1))">
            <text:p/>
          </table:table-cell>
          <table:table-cell table:number-columns-repeated="249"/>
        </table:table-row>
        <table:table-row table:style-name="ro1">
          <table:table-cell table:number-columns-repeated="2"/>
          <table:table-cell/>
          <table:table-cell table:formula="oooc:=IF([.C2042]=&quot;&quot;;&quot;&quot;;LOWER(LEFT([.C2042];1))&amp;RIGHT([.C2042];LEN([.C2042])-1))">
            <text:p/>
          </table:table-cell>
          <table:table-cell table:number-columns-repeated="249"/>
        </table:table-row>
        <table:table-row table:style-name="ro1">
          <table:table-cell table:number-columns-repeated="2"/>
          <table:table-cell/>
          <table:table-cell table:formula="oooc:=IF([.C2043]=&quot;&quot;;&quot;&quot;;LOWER(LEFT([.C2043];1))&amp;RIGHT([.C2043];LEN([.C2043])-1))">
            <text:p/>
          </table:table-cell>
          <table:table-cell table:number-columns-repeated="249"/>
        </table:table-row>
        <table:table-row table:style-name="ro1">
          <table:table-cell table:number-columns-repeated="2"/>
          <table:table-cell/>
          <table:table-cell table:formula="oooc:=IF([.C2044]=&quot;&quot;;&quot;&quot;;LOWER(LEFT([.C2044];1))&amp;RIGHT([.C2044];LEN([.C2044])-1))">
            <text:p/>
          </table:table-cell>
          <table:table-cell table:number-columns-repeated="249"/>
        </table:table-row>
        <table:table-row table:style-name="ro1">
          <table:table-cell table:number-columns-repeated="2"/>
          <table:table-cell/>
          <table:table-cell table:formula="oooc:=IF([.C2045]=&quot;&quot;;&quot;&quot;;LOWER(LEFT([.C2045];1))&amp;RIGHT([.C2045];LEN([.C2045])-1))">
            <text:p/>
          </table:table-cell>
          <table:table-cell table:number-columns-repeated="249"/>
        </table:table-row>
        <table:table-row table:style-name="ro1">
          <table:table-cell table:number-columns-repeated="2"/>
          <table:table-cell/>
          <table:table-cell table:formula="oooc:=IF([.C2046]=&quot;&quot;;&quot;&quot;;LOWER(LEFT([.C2046];1))&amp;RIGHT([.C2046];LEN([.C2046])-1))">
            <text:p/>
          </table:table-cell>
          <table:table-cell table:number-columns-repeated="249"/>
        </table:table-row>
        <table:table-row table:style-name="ro1">
          <table:table-cell table:number-columns-repeated="2"/>
          <table:table-cell/>
          <table:table-cell table:formula="oooc:=IF([.C2047]=&quot;&quot;;&quot;&quot;;LOWER(LEFT([.C2047];1))&amp;RIGHT([.C2047];LEN([.C2047])-1))">
            <text:p/>
          </table:table-cell>
          <table:table-cell table:number-columns-repeated="249"/>
        </table:table-row>
        <table:table-row table:style-name="ro1">
          <table:table-cell table:number-columns-repeated="2"/>
          <table:table-cell/>
          <table:table-cell table:formula="oooc:=IF([.C2048]=&quot;&quot;;&quot;&quot;;LOWER(LEFT([.C2048];1))&amp;RIGHT([.C2048];LEN([.C2048])-1))">
            <text:p/>
          </table:table-cell>
          <table:table-cell table:number-columns-repeated="249"/>
        </table:table-row>
        <table:table-row table:style-name="ro1">
          <table:table-cell table:number-columns-repeated="2"/>
          <table:table-cell/>
          <table:table-cell table:formula="oooc:=IF([.C2049]=&quot;&quot;;&quot;&quot;;LOWER(LEFT([.C2049];1))&amp;RIGHT([.C2049];LEN([.C2049])-1))">
            <text:p/>
          </table:table-cell>
          <table:table-cell table:number-columns-repeated="249"/>
        </table:table-row>
        <table:table-row table:style-name="ro1">
          <table:table-cell table:number-columns-repeated="2"/>
          <table:table-cell/>
          <table:table-cell table:formula="oooc:=IF([.C2050]=&quot;&quot;;&quot;&quot;;LOWER(LEFT([.C2050];1))&amp;RIGHT([.C2050];LEN([.C2050])-1))">
            <text:p/>
          </table:table-cell>
          <table:table-cell table:number-columns-repeated="249"/>
        </table:table-row>
        <table:table-row table:style-name="ro1">
          <table:table-cell table:number-columns-repeated="2"/>
          <table:table-cell/>
          <table:table-cell table:formula="oooc:=IF([.C2051]=&quot;&quot;;&quot;&quot;;LOWER(LEFT([.C2051];1))&amp;RIGHT([.C2051];LEN([.C2051])-1))">
            <text:p/>
          </table:table-cell>
          <table:table-cell table:number-columns-repeated="249"/>
        </table:table-row>
        <table:table-row table:style-name="ro1">
          <table:table-cell table:number-columns-repeated="2"/>
          <table:table-cell/>
          <table:table-cell table:formula="oooc:=IF([.C2052]=&quot;&quot;;&quot;&quot;;LOWER(LEFT([.C2052];1))&amp;RIGHT([.C2052];LEN([.C2052])-1))">
            <text:p/>
          </table:table-cell>
          <table:table-cell table:number-columns-repeated="249"/>
        </table:table-row>
        <table:table-row table:style-name="ro1">
          <table:table-cell table:number-columns-repeated="2"/>
          <table:table-cell/>
          <table:table-cell table:formula="oooc:=IF([.C2053]=&quot;&quot;;&quot;&quot;;LOWER(LEFT([.C2053];1))&amp;RIGHT([.C2053];LEN([.C2053])-1))">
            <text:p/>
          </table:table-cell>
          <table:table-cell table:number-columns-repeated="249"/>
        </table:table-row>
        <table:table-row table:style-name="ro1">
          <table:table-cell table:number-columns-repeated="2"/>
          <table:table-cell/>
          <table:table-cell table:formula="oooc:=IF([.C2054]=&quot;&quot;;&quot;&quot;;LOWER(LEFT([.C2054];1))&amp;RIGHT([.C2054];LEN([.C2054])-1))">
            <text:p/>
          </table:table-cell>
          <table:table-cell table:number-columns-repeated="249"/>
        </table:table-row>
        <table:table-row table:style-name="ro1">
          <table:table-cell table:number-columns-repeated="2"/>
          <table:table-cell/>
          <table:table-cell table:formula="oooc:=IF([.C2055]=&quot;&quot;;&quot;&quot;;LOWER(LEFT([.C2055];1))&amp;RIGHT([.C2055];LEN([.C2055])-1))">
            <text:p/>
          </table:table-cell>
          <table:table-cell table:number-columns-repeated="249"/>
        </table:table-row>
        <table:table-row table:style-name="ro1">
          <table:table-cell table:number-columns-repeated="2"/>
          <table:table-cell/>
          <table:table-cell table:formula="oooc:=IF([.C2056]=&quot;&quot;;&quot;&quot;;LOWER(LEFT([.C2056];1))&amp;RIGHT([.C2056];LEN([.C2056])-1))">
            <text:p/>
          </table:table-cell>
          <table:table-cell table:number-columns-repeated="249"/>
        </table:table-row>
        <table:table-row table:style-name="ro1">
          <table:table-cell table:number-columns-repeated="2"/>
          <table:table-cell/>
          <table:table-cell table:formula="oooc:=IF([.C2057]=&quot;&quot;;&quot;&quot;;LOWER(LEFT([.C2057];1))&amp;RIGHT([.C2057];LEN([.C2057])-1))">
            <text:p/>
          </table:table-cell>
          <table:table-cell table:number-columns-repeated="249"/>
        </table:table-row>
        <table:table-row table:style-name="ro1">
          <table:table-cell table:number-columns-repeated="2"/>
          <table:table-cell/>
          <table:table-cell table:formula="oooc:=IF([.C2058]=&quot;&quot;;&quot;&quot;;LOWER(LEFT([.C2058];1))&amp;RIGHT([.C2058];LEN([.C2058])-1))">
            <text:p/>
          </table:table-cell>
          <table:table-cell table:number-columns-repeated="249"/>
        </table:table-row>
        <table:table-row table:style-name="ro1">
          <table:table-cell table:number-columns-repeated="2"/>
          <table:table-cell/>
          <table:table-cell table:formula="oooc:=IF([.C2059]=&quot;&quot;;&quot;&quot;;LOWER(LEFT([.C2059];1))&amp;RIGHT([.C2059];LEN([.C2059])-1))">
            <text:p/>
          </table:table-cell>
          <table:table-cell table:number-columns-repeated="249"/>
        </table:table-row>
        <table:table-row table:style-name="ro1">
          <table:table-cell table:number-columns-repeated="2"/>
          <table:table-cell/>
          <table:table-cell table:formula="oooc:=IF([.C2060]=&quot;&quot;;&quot;&quot;;LOWER(LEFT([.C2060];1))&amp;RIGHT([.C2060];LEN([.C2060])-1))">
            <text:p/>
          </table:table-cell>
          <table:table-cell table:number-columns-repeated="249"/>
        </table:table-row>
        <table:table-row table:style-name="ro1">
          <table:table-cell table:number-columns-repeated="2"/>
          <table:table-cell/>
          <table:table-cell table:formula="oooc:=IF([.C2061]=&quot;&quot;;&quot;&quot;;LOWER(LEFT([.C2061];1))&amp;RIGHT([.C2061];LEN([.C2061])-1))">
            <text:p/>
          </table:table-cell>
          <table:table-cell table:number-columns-repeated="249"/>
        </table:table-row>
        <table:table-row table:style-name="ro1">
          <table:table-cell table:number-columns-repeated="2"/>
          <table:table-cell/>
          <table:table-cell table:formula="oooc:=IF([.C2062]=&quot;&quot;;&quot;&quot;;LOWER(LEFT([.C2062];1))&amp;RIGHT([.C2062];LEN([.C2062])-1))">
            <text:p/>
          </table:table-cell>
          <table:table-cell table:number-columns-repeated="249"/>
        </table:table-row>
        <table:table-row table:style-name="ro1">
          <table:table-cell table:number-columns-repeated="2"/>
          <table:table-cell/>
          <table:table-cell table:formula="oooc:=IF([.C2063]=&quot;&quot;;&quot;&quot;;LOWER(LEFT([.C2063];1))&amp;RIGHT([.C2063];LEN([.C2063])-1))">
            <text:p/>
          </table:table-cell>
          <table:table-cell table:number-columns-repeated="249"/>
        </table:table-row>
        <table:table-row table:style-name="ro1">
          <table:table-cell table:number-columns-repeated="2"/>
          <table:table-cell/>
          <table:table-cell table:formula="oooc:=IF([.C2064]=&quot;&quot;;&quot;&quot;;LOWER(LEFT([.C2064];1))&amp;RIGHT([.C2064];LEN([.C2064])-1))">
            <text:p/>
          </table:table-cell>
          <table:table-cell table:number-columns-repeated="249"/>
        </table:table-row>
        <table:table-row table:style-name="ro1">
          <table:table-cell table:number-columns-repeated="2"/>
          <table:table-cell/>
          <table:table-cell table:formula="oooc:=IF([.C2065]=&quot;&quot;;&quot;&quot;;LOWER(LEFT([.C2065];1))&amp;RIGHT([.C2065];LEN([.C2065])-1))">
            <text:p/>
          </table:table-cell>
          <table:table-cell table:number-columns-repeated="249"/>
        </table:table-row>
        <table:table-row table:style-name="ro1">
          <table:table-cell table:number-columns-repeated="2"/>
          <table:table-cell/>
          <table:table-cell table:formula="oooc:=IF([.C2066]=&quot;&quot;;&quot;&quot;;LOWER(LEFT([.C2066];1))&amp;RIGHT([.C2066];LEN([.C2066])-1))">
            <text:p/>
          </table:table-cell>
          <table:table-cell table:number-columns-repeated="249"/>
        </table:table-row>
        <table:table-row table:style-name="ro1">
          <table:table-cell table:number-columns-repeated="2"/>
          <table:table-cell/>
          <table:table-cell table:formula="oooc:=IF([.C2067]=&quot;&quot;;&quot;&quot;;LOWER(LEFT([.C2067];1))&amp;RIGHT([.C2067];LEN([.C2067])-1))">
            <text:p/>
          </table:table-cell>
          <table:table-cell table:number-columns-repeated="249"/>
        </table:table-row>
        <table:table-row table:style-name="ro1">
          <table:table-cell table:number-columns-repeated="2"/>
          <table:table-cell/>
          <table:table-cell table:formula="oooc:=IF([.C2068]=&quot;&quot;;&quot;&quot;;LOWER(LEFT([.C2068];1))&amp;RIGHT([.C2068];LEN([.C2068])-1))">
            <text:p/>
          </table:table-cell>
          <table:table-cell table:number-columns-repeated="249"/>
        </table:table-row>
        <table:table-row table:style-name="ro1">
          <table:table-cell table:number-columns-repeated="2"/>
          <table:table-cell/>
          <table:table-cell table:formula="oooc:=IF([.C2069]=&quot;&quot;;&quot;&quot;;LOWER(LEFT([.C2069];1))&amp;RIGHT([.C2069];LEN([.C2069])-1))">
            <text:p/>
          </table:table-cell>
          <table:table-cell table:number-columns-repeated="249"/>
        </table:table-row>
        <table:table-row table:style-name="ro1">
          <table:table-cell table:number-columns-repeated="2"/>
          <table:table-cell/>
          <table:table-cell table:formula="oooc:=IF([.C2070]=&quot;&quot;;&quot;&quot;;LOWER(LEFT([.C2070];1))&amp;RIGHT([.C2070];LEN([.C2070])-1))">
            <text:p/>
          </table:table-cell>
          <table:table-cell table:number-columns-repeated="249"/>
        </table:table-row>
        <table:table-row table:style-name="ro1">
          <table:table-cell table:number-columns-repeated="2"/>
          <table:table-cell/>
          <table:table-cell table:formula="oooc:=IF([.C2071]=&quot;&quot;;&quot;&quot;;LOWER(LEFT([.C2071];1))&amp;RIGHT([.C2071];LEN([.C2071])-1))">
            <text:p/>
          </table:table-cell>
          <table:table-cell table:number-columns-repeated="249"/>
        </table:table-row>
        <table:table-row table:style-name="ro1">
          <table:table-cell table:number-columns-repeated="2"/>
          <table:table-cell/>
          <table:table-cell table:formula="oooc:=IF([.C2072]=&quot;&quot;;&quot;&quot;;LOWER(LEFT([.C2072];1))&amp;RIGHT([.C2072];LEN([.C2072])-1))">
            <text:p/>
          </table:table-cell>
          <table:table-cell table:number-columns-repeated="249"/>
        </table:table-row>
        <table:table-row table:style-name="ro1">
          <table:table-cell table:number-columns-repeated="2"/>
          <table:table-cell/>
          <table:table-cell table:formula="oooc:=IF([.C2073]=&quot;&quot;;&quot;&quot;;LOWER(LEFT([.C2073];1))&amp;RIGHT([.C2073];LEN([.C2073])-1))">
            <text:p/>
          </table:table-cell>
          <table:table-cell table:number-columns-repeated="249"/>
        </table:table-row>
        <table:table-row table:style-name="ro1">
          <table:table-cell table:number-columns-repeated="2"/>
          <table:table-cell/>
          <table:table-cell table:formula="oooc:=IF([.C2074]=&quot;&quot;;&quot;&quot;;LOWER(LEFT([.C2074];1))&amp;RIGHT([.C2074];LEN([.C2074])-1))">
            <text:p/>
          </table:table-cell>
          <table:table-cell table:number-columns-repeated="249"/>
        </table:table-row>
        <table:table-row table:style-name="ro1">
          <table:table-cell table:number-columns-repeated="2"/>
          <table:table-cell/>
          <table:table-cell table:formula="oooc:=IF([.C2075]=&quot;&quot;;&quot;&quot;;LOWER(LEFT([.C2075];1))&amp;RIGHT([.C2075];LEN([.C2075])-1))">
            <text:p/>
          </table:table-cell>
          <table:table-cell table:number-columns-repeated="249"/>
        </table:table-row>
        <table:table-row table:style-name="ro1">
          <table:table-cell table:number-columns-repeated="2"/>
          <table:table-cell/>
          <table:table-cell table:formula="oooc:=IF([.C2076]=&quot;&quot;;&quot;&quot;;LOWER(LEFT([.C2076];1))&amp;RIGHT([.C2076];LEN([.C2076])-1))">
            <text:p/>
          </table:table-cell>
          <table:table-cell table:number-columns-repeated="249"/>
        </table:table-row>
        <table:table-row table:style-name="ro1">
          <table:table-cell table:number-columns-repeated="2"/>
          <table:table-cell/>
          <table:table-cell table:formula="oooc:=IF([.C2077]=&quot;&quot;;&quot;&quot;;LOWER(LEFT([.C2077];1))&amp;RIGHT([.C2077];LEN([.C2077])-1))">
            <text:p/>
          </table:table-cell>
          <table:table-cell table:number-columns-repeated="249"/>
        </table:table-row>
        <table:table-row table:style-name="ro1">
          <table:table-cell table:number-columns-repeated="2"/>
          <table:table-cell/>
          <table:table-cell table:formula="oooc:=IF([.C2078]=&quot;&quot;;&quot;&quot;;LOWER(LEFT([.C2078];1))&amp;RIGHT([.C2078];LEN([.C2078])-1))">
            <text:p/>
          </table:table-cell>
          <table:table-cell table:number-columns-repeated="249"/>
        </table:table-row>
        <table:table-row table:style-name="ro1">
          <table:table-cell table:number-columns-repeated="2"/>
          <table:table-cell/>
          <table:table-cell table:formula="oooc:=IF([.C2079]=&quot;&quot;;&quot;&quot;;LOWER(LEFT([.C2079];1))&amp;RIGHT([.C2079];LEN([.C2079])-1))">
            <text:p/>
          </table:table-cell>
          <table:table-cell table:number-columns-repeated="249"/>
        </table:table-row>
        <table:table-row table:style-name="ro1">
          <table:table-cell table:number-columns-repeated="2"/>
          <table:table-cell/>
          <table:table-cell table:formula="oooc:=IF([.C2080]=&quot;&quot;;&quot;&quot;;LOWER(LEFT([.C2080];1))&amp;RIGHT([.C2080];LEN([.C2080])-1))">
            <text:p/>
          </table:table-cell>
          <table:table-cell table:number-columns-repeated="249"/>
        </table:table-row>
        <table:table-row table:style-name="ro1">
          <table:table-cell table:number-columns-repeated="2"/>
          <table:table-cell/>
          <table:table-cell table:formula="oooc:=IF([.C2081]=&quot;&quot;;&quot;&quot;;LOWER(LEFT([.C2081];1))&amp;RIGHT([.C2081];LEN([.C2081])-1))">
            <text:p/>
          </table:table-cell>
          <table:table-cell table:number-columns-repeated="249"/>
        </table:table-row>
        <table:table-row table:style-name="ro1">
          <table:table-cell table:number-columns-repeated="2"/>
          <table:table-cell/>
          <table:table-cell table:formula="oooc:=IF([.C2082]=&quot;&quot;;&quot;&quot;;LOWER(LEFT([.C2082];1))&amp;RIGHT([.C2082];LEN([.C2082])-1))">
            <text:p/>
          </table:table-cell>
          <table:table-cell table:number-columns-repeated="249"/>
        </table:table-row>
        <table:table-row table:style-name="ro1">
          <table:table-cell table:number-columns-repeated="2"/>
          <table:table-cell/>
          <table:table-cell table:formula="oooc:=IF([.C2083]=&quot;&quot;;&quot;&quot;;LOWER(LEFT([.C2083];1))&amp;RIGHT([.C2083];LEN([.C2083])-1))">
            <text:p/>
          </table:table-cell>
          <table:table-cell table:number-columns-repeated="249"/>
        </table:table-row>
        <table:table-row table:style-name="ro1">
          <table:table-cell table:number-columns-repeated="2"/>
          <table:table-cell/>
          <table:table-cell table:formula="oooc:=IF([.C2084]=&quot;&quot;;&quot;&quot;;LOWER(LEFT([.C2084];1))&amp;RIGHT([.C2084];LEN([.C2084])-1))">
            <text:p/>
          </table:table-cell>
          <table:table-cell table:number-columns-repeated="249"/>
        </table:table-row>
        <table:table-row table:style-name="ro1">
          <table:table-cell table:number-columns-repeated="2"/>
          <table:table-cell/>
          <table:table-cell table:formula="oooc:=IF([.C2085]=&quot;&quot;;&quot;&quot;;LOWER(LEFT([.C2085];1))&amp;RIGHT([.C2085];LEN([.C2085])-1))">
            <text:p/>
          </table:table-cell>
          <table:table-cell table:number-columns-repeated="249"/>
        </table:table-row>
        <table:table-row table:style-name="ro1">
          <table:table-cell table:number-columns-repeated="2"/>
          <table:table-cell/>
          <table:table-cell table:formula="oooc:=IF([.C2086]=&quot;&quot;;&quot;&quot;;LOWER(LEFT([.C2086];1))&amp;RIGHT([.C2086];LEN([.C2086])-1))">
            <text:p/>
          </table:table-cell>
          <table:table-cell table:number-columns-repeated="249"/>
        </table:table-row>
        <table:table-row table:style-name="ro1">
          <table:table-cell table:number-columns-repeated="2"/>
          <table:table-cell/>
          <table:table-cell table:formula="oooc:=IF([.C2087]=&quot;&quot;;&quot;&quot;;LOWER(LEFT([.C2087];1))&amp;RIGHT([.C2087];LEN([.C2087])-1))">
            <text:p/>
          </table:table-cell>
          <table:table-cell table:number-columns-repeated="249"/>
        </table:table-row>
        <table:table-row table:style-name="ro1">
          <table:table-cell table:number-columns-repeated="2"/>
          <table:table-cell/>
          <table:table-cell table:formula="oooc:=IF([.C2088]=&quot;&quot;;&quot;&quot;;LOWER(LEFT([.C2088];1))&amp;RIGHT([.C2088];LEN([.C2088])-1))">
            <text:p/>
          </table:table-cell>
          <table:table-cell table:number-columns-repeated="249"/>
        </table:table-row>
        <table:table-row table:style-name="ro1">
          <table:table-cell table:number-columns-repeated="2"/>
          <table:table-cell/>
          <table:table-cell table:formula="oooc:=IF([.C2089]=&quot;&quot;;&quot;&quot;;LOWER(LEFT([.C2089];1))&amp;RIGHT([.C2089];LEN([.C2089])-1))">
            <text:p/>
          </table:table-cell>
          <table:table-cell table:number-columns-repeated="249"/>
        </table:table-row>
        <table:table-row table:style-name="ro1">
          <table:table-cell table:number-columns-repeated="2"/>
          <table:table-cell/>
          <table:table-cell table:formula="oooc:=IF([.C2090]=&quot;&quot;;&quot;&quot;;LOWER(LEFT([.C2090];1))&amp;RIGHT([.C2090];LEN([.C2090])-1))">
            <text:p/>
          </table:table-cell>
          <table:table-cell table:number-columns-repeated="249"/>
        </table:table-row>
        <table:table-row table:style-name="ro1">
          <table:table-cell table:number-columns-repeated="2"/>
          <table:table-cell/>
          <table:table-cell table:formula="oooc:=IF([.C2091]=&quot;&quot;;&quot;&quot;;LOWER(LEFT([.C2091];1))&amp;RIGHT([.C2091];LEN([.C2091])-1))">
            <text:p/>
          </table:table-cell>
          <table:table-cell table:number-columns-repeated="249"/>
        </table:table-row>
        <table:table-row table:style-name="ro1">
          <table:table-cell table:number-columns-repeated="2"/>
          <table:table-cell/>
          <table:table-cell table:formula="oooc:=IF([.C2092]=&quot;&quot;;&quot;&quot;;LOWER(LEFT([.C2092];1))&amp;RIGHT([.C2092];LEN([.C2092])-1))">
            <text:p/>
          </table:table-cell>
          <table:table-cell table:number-columns-repeated="249"/>
        </table:table-row>
        <table:table-row table:style-name="ro1">
          <table:table-cell table:number-columns-repeated="2"/>
          <table:table-cell/>
          <table:table-cell table:formula="oooc:=IF([.C2093]=&quot;&quot;;&quot;&quot;;LOWER(LEFT([.C2093];1))&amp;RIGHT([.C2093];LEN([.C2093])-1))">
            <text:p/>
          </table:table-cell>
          <table:table-cell table:number-columns-repeated="249"/>
        </table:table-row>
        <table:table-row table:style-name="ro1">
          <table:table-cell table:number-columns-repeated="2"/>
          <table:table-cell/>
          <table:table-cell table:formula="oooc:=IF([.C2094]=&quot;&quot;;&quot;&quot;;LOWER(LEFT([.C2094];1))&amp;RIGHT([.C2094];LEN([.C2094])-1))">
            <text:p/>
          </table:table-cell>
          <table:table-cell table:number-columns-repeated="249"/>
        </table:table-row>
        <table:table-row table:style-name="ro1">
          <table:table-cell table:number-columns-repeated="2"/>
          <table:table-cell/>
          <table:table-cell table:formula="oooc:=IF([.C2095]=&quot;&quot;;&quot;&quot;;LOWER(LEFT([.C2095];1))&amp;RIGHT([.C2095];LEN([.C2095])-1))">
            <text:p/>
          </table:table-cell>
          <table:table-cell table:number-columns-repeated="249"/>
        </table:table-row>
        <table:table-row table:style-name="ro1">
          <table:table-cell table:number-columns-repeated="2"/>
          <table:table-cell/>
          <table:table-cell table:formula="oooc:=IF([.C2096]=&quot;&quot;;&quot;&quot;;LOWER(LEFT([.C2096];1))&amp;RIGHT([.C2096];LEN([.C2096])-1))">
            <text:p/>
          </table:table-cell>
          <table:table-cell table:number-columns-repeated="249"/>
        </table:table-row>
        <table:table-row table:style-name="ro1">
          <table:table-cell table:number-columns-repeated="2"/>
          <table:table-cell/>
          <table:table-cell table:formula="oooc:=IF([.C2097]=&quot;&quot;;&quot;&quot;;LOWER(LEFT([.C2097];1))&amp;RIGHT([.C2097];LEN([.C2097])-1))">
            <text:p/>
          </table:table-cell>
          <table:table-cell table:number-columns-repeated="249"/>
        </table:table-row>
        <table:table-row table:style-name="ro1">
          <table:table-cell table:number-columns-repeated="2"/>
          <table:table-cell/>
          <table:table-cell table:formula="oooc:=IF([.C2098]=&quot;&quot;;&quot;&quot;;LOWER(LEFT([.C2098];1))&amp;RIGHT([.C2098];LEN([.C2098])-1))">
            <text:p/>
          </table:table-cell>
          <table:table-cell table:number-columns-repeated="249"/>
        </table:table-row>
        <table:table-row table:style-name="ro1">
          <table:table-cell table:number-columns-repeated="2"/>
          <table:table-cell/>
          <table:table-cell table:formula="oooc:=IF([.C2099]=&quot;&quot;;&quot;&quot;;LOWER(LEFT([.C2099];1))&amp;RIGHT([.C2099];LEN([.C2099])-1))">
            <text:p/>
          </table:table-cell>
          <table:table-cell table:number-columns-repeated="249"/>
        </table:table-row>
        <table:table-row table:style-name="ro1">
          <table:table-cell table:number-columns-repeated="2"/>
          <table:table-cell/>
          <table:table-cell table:formula="oooc:=IF([.C2100]=&quot;&quot;;&quot;&quot;;LOWER(LEFT([.C2100];1))&amp;RIGHT([.C2100];LEN([.C2100])-1))">
            <text:p/>
          </table:table-cell>
          <table:table-cell table:number-columns-repeated="249"/>
        </table:table-row>
        <table:table-row table:style-name="ro1">
          <table:table-cell table:number-columns-repeated="2"/>
          <table:table-cell/>
          <table:table-cell table:formula="oooc:=IF([.C2101]=&quot;&quot;;&quot;&quot;;LOWER(LEFT([.C2101];1))&amp;RIGHT([.C2101];LEN([.C2101])-1))">
            <text:p/>
          </table:table-cell>
          <table:table-cell table:number-columns-repeated="249"/>
        </table:table-row>
        <table:table-row table:style-name="ro1">
          <table:table-cell table:number-columns-repeated="2"/>
          <table:table-cell/>
          <table:table-cell table:formula="oooc:=IF([.C2102]=&quot;&quot;;&quot;&quot;;LOWER(LEFT([.C2102];1))&amp;RIGHT([.C2102];LEN([.C2102])-1))">
            <text:p/>
          </table:table-cell>
          <table:table-cell table:number-columns-repeated="249"/>
        </table:table-row>
        <table:table-row table:style-name="ro1">
          <table:table-cell table:number-columns-repeated="2"/>
          <table:table-cell/>
          <table:table-cell table:formula="oooc:=IF([.C2103]=&quot;&quot;;&quot;&quot;;LOWER(LEFT([.C2103];1))&amp;RIGHT([.C2103];LEN([.C2103])-1))">
            <text:p/>
          </table:table-cell>
          <table:table-cell table:number-columns-repeated="249"/>
        </table:table-row>
        <table:table-row table:style-name="ro1">
          <table:table-cell table:number-columns-repeated="2"/>
          <table:table-cell/>
          <table:table-cell table:formula="oooc:=IF([.C2104]=&quot;&quot;;&quot;&quot;;LOWER(LEFT([.C2104];1))&amp;RIGHT([.C2104];LEN([.C2104])-1))">
            <text:p/>
          </table:table-cell>
          <table:table-cell table:number-columns-repeated="249"/>
        </table:table-row>
        <table:table-row table:style-name="ro1">
          <table:table-cell table:number-columns-repeated="2"/>
          <table:table-cell/>
          <table:table-cell table:formula="oooc:=IF([.C2105]=&quot;&quot;;&quot;&quot;;LOWER(LEFT([.C2105];1))&amp;RIGHT([.C2105];LEN([.C2105])-1))">
            <text:p/>
          </table:table-cell>
          <table:table-cell table:number-columns-repeated="249"/>
        </table:table-row>
        <table:table-row table:style-name="ro1">
          <table:table-cell table:number-columns-repeated="2"/>
          <table:table-cell/>
          <table:table-cell table:formula="oooc:=IF([.C2106]=&quot;&quot;;&quot;&quot;;LOWER(LEFT([.C2106];1))&amp;RIGHT([.C2106];LEN([.C2106])-1))">
            <text:p/>
          </table:table-cell>
          <table:table-cell table:number-columns-repeated="249"/>
        </table:table-row>
        <table:table-row table:style-name="ro1">
          <table:table-cell table:number-columns-repeated="2"/>
          <table:table-cell/>
          <table:table-cell table:formula="oooc:=IF([.C2107]=&quot;&quot;;&quot;&quot;;LOWER(LEFT([.C2107];1))&amp;RIGHT([.C2107];LEN([.C2107])-1))">
            <text:p/>
          </table:table-cell>
          <table:table-cell table:number-columns-repeated="249"/>
        </table:table-row>
        <table:table-row table:style-name="ro1">
          <table:table-cell table:number-columns-repeated="2"/>
          <table:table-cell/>
          <table:table-cell table:formula="oooc:=IF([.C2108]=&quot;&quot;;&quot;&quot;;LOWER(LEFT([.C2108];1))&amp;RIGHT([.C2108];LEN([.C2108])-1))">
            <text:p/>
          </table:table-cell>
          <table:table-cell table:number-columns-repeated="249"/>
        </table:table-row>
        <table:table-row table:style-name="ro1">
          <table:table-cell table:number-columns-repeated="2"/>
          <table:table-cell/>
          <table:table-cell table:formula="oooc:=IF([.C2109]=&quot;&quot;;&quot;&quot;;LOWER(LEFT([.C2109];1))&amp;RIGHT([.C2109];LEN([.C2109])-1))">
            <text:p/>
          </table:table-cell>
          <table:table-cell table:number-columns-repeated="249"/>
        </table:table-row>
        <table:table-row table:style-name="ro1">
          <table:table-cell table:number-columns-repeated="2"/>
          <table:table-cell/>
          <table:table-cell table:formula="oooc:=IF([.C2110]=&quot;&quot;;&quot;&quot;;LOWER(LEFT([.C2110];1))&amp;RIGHT([.C2110];LEN([.C2110])-1))">
            <text:p/>
          </table:table-cell>
          <table:table-cell table:number-columns-repeated="249"/>
        </table:table-row>
        <table:table-row table:style-name="ro1">
          <table:table-cell table:number-columns-repeated="2"/>
          <table:table-cell/>
          <table:table-cell table:formula="oooc:=IF([.C2111]=&quot;&quot;;&quot;&quot;;LOWER(LEFT([.C2111];1))&amp;RIGHT([.C2111];LEN([.C2111])-1))">
            <text:p/>
          </table:table-cell>
          <table:table-cell table:number-columns-repeated="249"/>
        </table:table-row>
        <table:table-row table:style-name="ro1">
          <table:table-cell table:number-columns-repeated="2"/>
          <table:table-cell/>
          <table:table-cell table:formula="oooc:=IF([.C2112]=&quot;&quot;;&quot;&quot;;LOWER(LEFT([.C2112];1))&amp;RIGHT([.C2112];LEN([.C2112])-1))">
            <text:p/>
          </table:table-cell>
          <table:table-cell table:number-columns-repeated="249"/>
        </table:table-row>
        <table:table-row table:style-name="ro1">
          <table:table-cell table:number-columns-repeated="2"/>
          <table:table-cell/>
          <table:table-cell table:formula="oooc:=IF([.C2113]=&quot;&quot;;&quot;&quot;;LOWER(LEFT([.C2113];1))&amp;RIGHT([.C2113];LEN([.C2113])-1))">
            <text:p/>
          </table:table-cell>
          <table:table-cell table:number-columns-repeated="249"/>
        </table:table-row>
        <table:table-row table:style-name="ro1">
          <table:table-cell table:number-columns-repeated="2"/>
          <table:table-cell/>
          <table:table-cell table:formula="oooc:=IF([.C2114]=&quot;&quot;;&quot;&quot;;LOWER(LEFT([.C2114];1))&amp;RIGHT([.C2114];LEN([.C2114])-1))">
            <text:p/>
          </table:table-cell>
          <table:table-cell table:number-columns-repeated="249"/>
        </table:table-row>
        <table:table-row table:style-name="ro1">
          <table:table-cell table:number-columns-repeated="2"/>
          <table:table-cell/>
          <table:table-cell table:formula="oooc:=IF([.C2115]=&quot;&quot;;&quot;&quot;;LOWER(LEFT([.C2115];1))&amp;RIGHT([.C2115];LEN([.C2115])-1))">
            <text:p/>
          </table:table-cell>
          <table:table-cell table:number-columns-repeated="249"/>
        </table:table-row>
        <table:table-row table:style-name="ro1">
          <table:table-cell table:number-columns-repeated="2"/>
          <table:table-cell/>
          <table:table-cell table:formula="oooc:=IF([.C2116]=&quot;&quot;;&quot;&quot;;LOWER(LEFT([.C2116];1))&amp;RIGHT([.C2116];LEN([.C2116])-1))">
            <text:p/>
          </table:table-cell>
          <table:table-cell table:number-columns-repeated="249"/>
        </table:table-row>
        <table:table-row table:style-name="ro1">
          <table:table-cell table:number-columns-repeated="2"/>
          <table:table-cell/>
          <table:table-cell table:formula="oooc:=IF([.C2117]=&quot;&quot;;&quot;&quot;;LOWER(LEFT([.C2117];1))&amp;RIGHT([.C2117];LEN([.C2117])-1))">
            <text:p/>
          </table:table-cell>
          <table:table-cell table:number-columns-repeated="249"/>
        </table:table-row>
        <table:table-row table:style-name="ro1">
          <table:table-cell table:number-columns-repeated="2"/>
          <table:table-cell/>
          <table:table-cell table:formula="oooc:=IF([.C2118]=&quot;&quot;;&quot;&quot;;LOWER(LEFT([.C2118];1))&amp;RIGHT([.C2118];LEN([.C2118])-1))">
            <text:p/>
          </table:table-cell>
          <table:table-cell table:number-columns-repeated="249"/>
        </table:table-row>
        <table:table-row table:style-name="ro1">
          <table:table-cell table:number-columns-repeated="2"/>
          <table:table-cell/>
          <table:table-cell table:formula="oooc:=IF([.C2119]=&quot;&quot;;&quot;&quot;;LOWER(LEFT([.C2119];1))&amp;RIGHT([.C2119];LEN([.C2119])-1))">
            <text:p/>
          </table:table-cell>
          <table:table-cell table:number-columns-repeated="249"/>
        </table:table-row>
        <table:table-row table:style-name="ro1">
          <table:table-cell table:number-columns-repeated="2"/>
          <table:table-cell/>
          <table:table-cell table:formula="oooc:=IF([.C2120]=&quot;&quot;;&quot;&quot;;LOWER(LEFT([.C2120];1))&amp;RIGHT([.C2120];LEN([.C2120])-1))">
            <text:p/>
          </table:table-cell>
          <table:table-cell table:number-columns-repeated="249"/>
        </table:table-row>
        <table:table-row table:style-name="ro1">
          <table:table-cell table:number-columns-repeated="2"/>
          <table:table-cell/>
          <table:table-cell table:formula="oooc:=IF([.C2121]=&quot;&quot;;&quot;&quot;;LOWER(LEFT([.C2121];1))&amp;RIGHT([.C2121];LEN([.C2121])-1))">
            <text:p/>
          </table:table-cell>
          <table:table-cell table:number-columns-repeated="249"/>
        </table:table-row>
        <table:table-row table:style-name="ro1">
          <table:table-cell table:number-columns-repeated="2"/>
          <table:table-cell/>
          <table:table-cell table:formula="oooc:=IF([.C2122]=&quot;&quot;;&quot;&quot;;LOWER(LEFT([.C2122];1))&amp;RIGHT([.C2122];LEN([.C2122])-1))">
            <text:p/>
          </table:table-cell>
          <table:table-cell table:number-columns-repeated="249"/>
        </table:table-row>
        <table:table-row table:style-name="ro1">
          <table:table-cell table:number-columns-repeated="2"/>
          <table:table-cell/>
          <table:table-cell table:formula="oooc:=IF([.C2123]=&quot;&quot;;&quot;&quot;;LOWER(LEFT([.C2123];1))&amp;RIGHT([.C2123];LEN([.C2123])-1))">
            <text:p/>
          </table:table-cell>
          <table:table-cell table:number-columns-repeated="249"/>
        </table:table-row>
        <table:table-row table:style-name="ro1">
          <table:table-cell table:number-columns-repeated="2"/>
          <table:table-cell/>
          <table:table-cell table:formula="oooc:=IF([.C2124]=&quot;&quot;;&quot;&quot;;LOWER(LEFT([.C2124];1))&amp;RIGHT([.C2124];LEN([.C2124])-1))">
            <text:p/>
          </table:table-cell>
          <table:table-cell table:number-columns-repeated="249"/>
        </table:table-row>
        <table:table-row table:style-name="ro1">
          <table:table-cell table:number-columns-repeated="2"/>
          <table:table-cell/>
          <table:table-cell table:formula="oooc:=IF([.C2125]=&quot;&quot;;&quot;&quot;;LOWER(LEFT([.C2125];1))&amp;RIGHT([.C2125];LEN([.C2125])-1))">
            <text:p/>
          </table:table-cell>
          <table:table-cell table:number-columns-repeated="249"/>
        </table:table-row>
        <table:table-row table:style-name="ro1">
          <table:table-cell table:number-columns-repeated="2"/>
          <table:table-cell/>
          <table:table-cell table:formula="oooc:=IF([.C2126]=&quot;&quot;;&quot;&quot;;LOWER(LEFT([.C2126];1))&amp;RIGHT([.C2126];LEN([.C2126])-1))">
            <text:p/>
          </table:table-cell>
          <table:table-cell table:number-columns-repeated="249"/>
        </table:table-row>
        <table:table-row table:style-name="ro1">
          <table:table-cell table:number-columns-repeated="2"/>
          <table:table-cell/>
          <table:table-cell table:formula="oooc:=IF([.C2127]=&quot;&quot;;&quot;&quot;;LOWER(LEFT([.C2127];1))&amp;RIGHT([.C2127];LEN([.C2127])-1))">
            <text:p/>
          </table:table-cell>
          <table:table-cell table:number-columns-repeated="249"/>
        </table:table-row>
        <table:table-row table:style-name="ro1">
          <table:table-cell table:number-columns-repeated="2"/>
          <table:table-cell/>
          <table:table-cell table:formula="oooc:=IF([.C2128]=&quot;&quot;;&quot;&quot;;LOWER(LEFT([.C2128];1))&amp;RIGHT([.C2128];LEN([.C2128])-1))">
            <text:p/>
          </table:table-cell>
          <table:table-cell table:number-columns-repeated="249"/>
        </table:table-row>
        <table:table-row table:style-name="ro1">
          <table:table-cell table:number-columns-repeated="2"/>
          <table:table-cell/>
          <table:table-cell table:formula="oooc:=IF([.C2129]=&quot;&quot;;&quot;&quot;;LOWER(LEFT([.C2129];1))&amp;RIGHT([.C2129];LEN([.C2129])-1))">
            <text:p/>
          </table:table-cell>
          <table:table-cell table:number-columns-repeated="249"/>
        </table:table-row>
        <table:table-row table:style-name="ro1">
          <table:table-cell table:number-columns-repeated="2"/>
          <table:table-cell/>
          <table:table-cell table:formula="oooc:=IF([.C2130]=&quot;&quot;;&quot;&quot;;LOWER(LEFT([.C2130];1))&amp;RIGHT([.C2130];LEN([.C2130])-1))">
            <text:p/>
          </table:table-cell>
          <table:table-cell table:number-columns-repeated="249"/>
        </table:table-row>
        <table:table-row table:style-name="ro1">
          <table:table-cell table:number-columns-repeated="2"/>
          <table:table-cell/>
          <table:table-cell table:formula="oooc:=IF([.C2131]=&quot;&quot;;&quot;&quot;;LOWER(LEFT([.C2131];1))&amp;RIGHT([.C2131];LEN([.C2131])-1))">
            <text:p/>
          </table:table-cell>
          <table:table-cell table:number-columns-repeated="249"/>
        </table:table-row>
        <table:table-row table:style-name="ro1">
          <table:table-cell table:number-columns-repeated="2"/>
          <table:table-cell/>
          <table:table-cell table:formula="oooc:=IF([.C2132]=&quot;&quot;;&quot;&quot;;LOWER(LEFT([.C2132];1))&amp;RIGHT([.C2132];LEN([.C2132])-1))">
            <text:p/>
          </table:table-cell>
          <table:table-cell table:number-columns-repeated="249"/>
        </table:table-row>
        <table:table-row table:style-name="ro1">
          <table:table-cell table:number-columns-repeated="2"/>
          <table:table-cell/>
          <table:table-cell table:formula="oooc:=IF([.C2133]=&quot;&quot;;&quot;&quot;;LOWER(LEFT([.C2133];1))&amp;RIGHT([.C2133];LEN([.C2133])-1))">
            <text:p/>
          </table:table-cell>
          <table:table-cell table:number-columns-repeated="249"/>
        </table:table-row>
        <table:table-row table:style-name="ro1">
          <table:table-cell table:number-columns-repeated="2"/>
          <table:table-cell/>
          <table:table-cell table:formula="oooc:=IF([.C2134]=&quot;&quot;;&quot;&quot;;LOWER(LEFT([.C2134];1))&amp;RIGHT([.C2134];LEN([.C2134])-1))">
            <text:p/>
          </table:table-cell>
          <table:table-cell table:number-columns-repeated="249"/>
        </table:table-row>
        <table:table-row table:style-name="ro1">
          <table:table-cell table:number-columns-repeated="2"/>
          <table:table-cell/>
          <table:table-cell table:formula="oooc:=IF([.C2135]=&quot;&quot;;&quot;&quot;;LOWER(LEFT([.C2135];1))&amp;RIGHT([.C2135];LEN([.C2135])-1))">
            <text:p/>
          </table:table-cell>
          <table:table-cell table:number-columns-repeated="249"/>
        </table:table-row>
        <table:table-row table:style-name="ro1">
          <table:table-cell table:number-columns-repeated="2"/>
          <table:table-cell/>
          <table:table-cell table:formula="oooc:=IF([.C2136]=&quot;&quot;;&quot;&quot;;LOWER(LEFT([.C2136];1))&amp;RIGHT([.C2136];LEN([.C2136])-1))">
            <text:p/>
          </table:table-cell>
          <table:table-cell table:number-columns-repeated="249"/>
        </table:table-row>
        <table:table-row table:style-name="ro1">
          <table:table-cell table:number-columns-repeated="2"/>
          <table:table-cell/>
          <table:table-cell table:formula="oooc:=IF([.C2137]=&quot;&quot;;&quot;&quot;;LOWER(LEFT([.C2137];1))&amp;RIGHT([.C2137];LEN([.C2137])-1))">
            <text:p/>
          </table:table-cell>
          <table:table-cell table:number-columns-repeated="249"/>
        </table:table-row>
        <table:table-row table:style-name="ro1">
          <table:table-cell table:number-columns-repeated="2"/>
          <table:table-cell/>
          <table:table-cell table:formula="oooc:=IF([.C2138]=&quot;&quot;;&quot;&quot;;LOWER(LEFT([.C2138];1))&amp;RIGHT([.C2138];LEN([.C2138])-1))">
            <text:p/>
          </table:table-cell>
          <table:table-cell table:number-columns-repeated="249"/>
        </table:table-row>
        <table:table-row table:style-name="ro1">
          <table:table-cell table:number-columns-repeated="2"/>
          <table:table-cell/>
          <table:table-cell table:formula="oooc:=IF([.C2139]=&quot;&quot;;&quot;&quot;;LOWER(LEFT([.C2139];1))&amp;RIGHT([.C2139];LEN([.C2139])-1))">
            <text:p/>
          </table:table-cell>
          <table:table-cell table:number-columns-repeated="249"/>
        </table:table-row>
        <table:table-row table:style-name="ro1">
          <table:table-cell table:number-columns-repeated="2"/>
          <table:table-cell/>
          <table:table-cell table:formula="oooc:=IF([.C2140]=&quot;&quot;;&quot;&quot;;LOWER(LEFT([.C2140];1))&amp;RIGHT([.C2140];LEN([.C2140])-1))">
            <text:p/>
          </table:table-cell>
          <table:table-cell table:number-columns-repeated="249"/>
        </table:table-row>
        <table:table-row table:style-name="ro1">
          <table:table-cell table:number-columns-repeated="2"/>
          <table:table-cell/>
          <table:table-cell table:formula="oooc:=IF([.C2141]=&quot;&quot;;&quot;&quot;;LOWER(LEFT([.C2141];1))&amp;RIGHT([.C2141];LEN([.C2141])-1))">
            <text:p/>
          </table:table-cell>
          <table:table-cell table:number-columns-repeated="249"/>
        </table:table-row>
        <table:table-row table:style-name="ro1">
          <table:table-cell table:number-columns-repeated="2"/>
          <table:table-cell/>
          <table:table-cell table:formula="oooc:=IF([.C2142]=&quot;&quot;;&quot;&quot;;LOWER(LEFT([.C2142];1))&amp;RIGHT([.C2142];LEN([.C2142])-1))">
            <text:p/>
          </table:table-cell>
          <table:table-cell table:number-columns-repeated="249"/>
        </table:table-row>
        <table:table-row table:style-name="ro1">
          <table:table-cell table:number-columns-repeated="2"/>
          <table:table-cell/>
          <table:table-cell table:formula="oooc:=IF([.C2143]=&quot;&quot;;&quot;&quot;;LOWER(LEFT([.C2143];1))&amp;RIGHT([.C2143];LEN([.C2143])-1))">
            <text:p/>
          </table:table-cell>
          <table:table-cell table:number-columns-repeated="249"/>
        </table:table-row>
        <table:table-row table:style-name="ro1">
          <table:table-cell table:number-columns-repeated="2"/>
          <table:table-cell/>
          <table:table-cell table:formula="oooc:=IF([.C2144]=&quot;&quot;;&quot;&quot;;LOWER(LEFT([.C2144];1))&amp;RIGHT([.C2144];LEN([.C2144])-1))">
            <text:p/>
          </table:table-cell>
          <table:table-cell table:number-columns-repeated="249"/>
        </table:table-row>
        <table:table-row table:style-name="ro1">
          <table:table-cell table:number-columns-repeated="2"/>
          <table:table-cell/>
          <table:table-cell table:formula="oooc:=IF([.C2145]=&quot;&quot;;&quot;&quot;;LOWER(LEFT([.C2145];1))&amp;RIGHT([.C2145];LEN([.C2145])-1))">
            <text:p/>
          </table:table-cell>
          <table:table-cell table:number-columns-repeated="249"/>
        </table:table-row>
        <table:table-row table:style-name="ro1">
          <table:table-cell table:number-columns-repeated="2"/>
          <table:table-cell/>
          <table:table-cell table:formula="oooc:=IF([.C2146]=&quot;&quot;;&quot;&quot;;LOWER(LEFT([.C2146];1))&amp;RIGHT([.C2146];LEN([.C2146])-1))">
            <text:p/>
          </table:table-cell>
          <table:table-cell table:number-columns-repeated="249"/>
        </table:table-row>
        <table:table-row table:style-name="ro1">
          <table:table-cell table:number-columns-repeated="2"/>
          <table:table-cell/>
          <table:table-cell table:formula="oooc:=IF([.C2147]=&quot;&quot;;&quot;&quot;;LOWER(LEFT([.C2147];1))&amp;RIGHT([.C2147];LEN([.C2147])-1))">
            <text:p/>
          </table:table-cell>
          <table:table-cell table:number-columns-repeated="249"/>
        </table:table-row>
        <table:table-row table:style-name="ro1">
          <table:table-cell table:number-columns-repeated="2"/>
          <table:table-cell/>
          <table:table-cell table:formula="oooc:=IF([.C2148]=&quot;&quot;;&quot;&quot;;LOWER(LEFT([.C2148];1))&amp;RIGHT([.C2148];LEN([.C2148])-1))">
            <text:p/>
          </table:table-cell>
          <table:table-cell table:number-columns-repeated="249"/>
        </table:table-row>
        <table:table-row table:style-name="ro1">
          <table:table-cell table:number-columns-repeated="2"/>
          <table:table-cell/>
          <table:table-cell table:formula="oooc:=IF([.C2149]=&quot;&quot;;&quot;&quot;;LOWER(LEFT([.C2149];1))&amp;RIGHT([.C2149];LEN([.C2149])-1))">
            <text:p/>
          </table:table-cell>
          <table:table-cell table:number-columns-repeated="249"/>
        </table:table-row>
        <table:table-row table:style-name="ro1">
          <table:table-cell table:number-columns-repeated="2"/>
          <table:table-cell/>
          <table:table-cell table:formula="oooc:=IF([.C2150]=&quot;&quot;;&quot;&quot;;LOWER(LEFT([.C2150];1))&amp;RIGHT([.C2150];LEN([.C2150])-1))">
            <text:p/>
          </table:table-cell>
          <table:table-cell table:number-columns-repeated="249"/>
        </table:table-row>
        <table:table-row table:style-name="ro1">
          <table:table-cell table:number-columns-repeated="2"/>
          <table:table-cell/>
          <table:table-cell table:formula="oooc:=IF([.C2151]=&quot;&quot;;&quot;&quot;;LOWER(LEFT([.C2151];1))&amp;RIGHT([.C2151];LEN([.C2151])-1))">
            <text:p/>
          </table:table-cell>
          <table:table-cell table:number-columns-repeated="249"/>
        </table:table-row>
        <table:table-row table:style-name="ro1">
          <table:table-cell table:number-columns-repeated="2"/>
          <table:table-cell/>
          <table:table-cell table:formula="oooc:=IF([.C2152]=&quot;&quot;;&quot;&quot;;LOWER(LEFT([.C2152];1))&amp;RIGHT([.C2152];LEN([.C2152])-1))">
            <text:p/>
          </table:table-cell>
          <table:table-cell table:number-columns-repeated="249"/>
        </table:table-row>
        <table:table-row table:style-name="ro1">
          <table:table-cell table:number-columns-repeated="2"/>
          <table:table-cell/>
          <table:table-cell table:formula="oooc:=IF([.C2153]=&quot;&quot;;&quot;&quot;;LOWER(LEFT([.C2153];1))&amp;RIGHT([.C2153];LEN([.C2153])-1))">
            <text:p/>
          </table:table-cell>
          <table:table-cell table:number-columns-repeated="249"/>
        </table:table-row>
        <table:table-row table:style-name="ro1">
          <table:table-cell table:number-columns-repeated="2"/>
          <table:table-cell/>
          <table:table-cell table:formula="oooc:=IF([.C2154]=&quot;&quot;;&quot;&quot;;LOWER(LEFT([.C2154];1))&amp;RIGHT([.C2154];LEN([.C2154])-1))">
            <text:p/>
          </table:table-cell>
          <table:table-cell table:number-columns-repeated="249"/>
        </table:table-row>
        <table:table-row table:style-name="ro1">
          <table:table-cell table:number-columns-repeated="2"/>
          <table:table-cell/>
          <table:table-cell table:formula="oooc:=IF([.C2155]=&quot;&quot;;&quot;&quot;;LOWER(LEFT([.C2155];1))&amp;RIGHT([.C2155];LEN([.C2155])-1))">
            <text:p/>
          </table:table-cell>
          <table:table-cell table:number-columns-repeated="249"/>
        </table:table-row>
        <table:table-row table:style-name="ro1">
          <table:table-cell table:number-columns-repeated="2"/>
          <table:table-cell/>
          <table:table-cell table:formula="oooc:=IF([.C2156]=&quot;&quot;;&quot;&quot;;LOWER(LEFT([.C2156];1))&amp;RIGHT([.C2156];LEN([.C2156])-1))">
            <text:p/>
          </table:table-cell>
          <table:table-cell table:number-columns-repeated="249"/>
        </table:table-row>
        <table:table-row table:style-name="ro1">
          <table:table-cell table:number-columns-repeated="2"/>
          <table:table-cell/>
          <table:table-cell table:formula="oooc:=IF([.C2157]=&quot;&quot;;&quot;&quot;;LOWER(LEFT([.C2157];1))&amp;RIGHT([.C2157];LEN([.C2157])-1))">
            <text:p/>
          </table:table-cell>
          <table:table-cell table:number-columns-repeated="249"/>
        </table:table-row>
        <table:table-row table:style-name="ro1">
          <table:table-cell table:number-columns-repeated="2"/>
          <table:table-cell/>
          <table:table-cell table:formula="oooc:=IF([.C2158]=&quot;&quot;;&quot;&quot;;LOWER(LEFT([.C2158];1))&amp;RIGHT([.C2158];LEN([.C2158])-1))">
            <text:p/>
          </table:table-cell>
          <table:table-cell table:number-columns-repeated="249"/>
        </table:table-row>
        <table:table-row table:style-name="ro1">
          <table:table-cell table:number-columns-repeated="2"/>
          <table:table-cell/>
          <table:table-cell table:formula="oooc:=IF([.C2159]=&quot;&quot;;&quot;&quot;;LOWER(LEFT([.C2159];1))&amp;RIGHT([.C2159];LEN([.C2159])-1))">
            <text:p/>
          </table:table-cell>
          <table:table-cell table:number-columns-repeated="249"/>
        </table:table-row>
        <table:table-row table:style-name="ro1">
          <table:table-cell table:number-columns-repeated="2"/>
          <table:table-cell/>
          <table:table-cell table:formula="oooc:=IF([.C2160]=&quot;&quot;;&quot;&quot;;LOWER(LEFT([.C2160];1))&amp;RIGHT([.C2160];LEN([.C2160])-1))">
            <text:p/>
          </table:table-cell>
          <table:table-cell table:number-columns-repeated="249"/>
        </table:table-row>
        <table:table-row table:style-name="ro1">
          <table:table-cell table:number-columns-repeated="2"/>
          <table:table-cell/>
          <table:table-cell table:formula="oooc:=IF([.C2161]=&quot;&quot;;&quot;&quot;;LOWER(LEFT([.C2161];1))&amp;RIGHT([.C2161];LEN([.C2161])-1))">
            <text:p/>
          </table:table-cell>
          <table:table-cell table:number-columns-repeated="249"/>
        </table:table-row>
        <table:table-row table:style-name="ro1">
          <table:table-cell table:number-columns-repeated="2"/>
          <table:table-cell/>
          <table:table-cell table:formula="oooc:=IF([.C2162]=&quot;&quot;;&quot;&quot;;LOWER(LEFT([.C2162];1))&amp;RIGHT([.C2162];LEN([.C2162])-1))">
            <text:p/>
          </table:table-cell>
          <table:table-cell table:number-columns-repeated="249"/>
        </table:table-row>
        <table:table-row table:style-name="ro1">
          <table:table-cell table:number-columns-repeated="2"/>
          <table:table-cell/>
          <table:table-cell table:formula="oooc:=IF([.C2163]=&quot;&quot;;&quot;&quot;;LOWER(LEFT([.C2163];1))&amp;RIGHT([.C2163];LEN([.C2163])-1))">
            <text:p/>
          </table:table-cell>
          <table:table-cell table:number-columns-repeated="249"/>
        </table:table-row>
        <table:table-row table:style-name="ro1">
          <table:table-cell table:number-columns-repeated="2"/>
          <table:table-cell/>
          <table:table-cell table:formula="oooc:=IF([.C2164]=&quot;&quot;;&quot;&quot;;LOWER(LEFT([.C2164];1))&amp;RIGHT([.C2164];LEN([.C2164])-1))">
            <text:p/>
          </table:table-cell>
          <table:table-cell table:number-columns-repeated="249"/>
        </table:table-row>
        <table:table-row table:style-name="ro1">
          <table:table-cell table:number-columns-repeated="2"/>
          <table:table-cell/>
          <table:table-cell table:formula="oooc:=IF([.C2165]=&quot;&quot;;&quot;&quot;;LOWER(LEFT([.C2165];1))&amp;RIGHT([.C2165];LEN([.C2165])-1))">
            <text:p/>
          </table:table-cell>
          <table:table-cell table:number-columns-repeated="249"/>
        </table:table-row>
        <table:table-row table:style-name="ro1">
          <table:table-cell table:number-columns-repeated="2"/>
          <table:table-cell/>
          <table:table-cell table:formula="oooc:=IF([.C2166]=&quot;&quot;;&quot;&quot;;LOWER(LEFT([.C2166];1))&amp;RIGHT([.C2166];LEN([.C2166])-1))">
            <text:p/>
          </table:table-cell>
          <table:table-cell table:number-columns-repeated="249"/>
        </table:table-row>
        <table:table-row table:style-name="ro1">
          <table:table-cell table:number-columns-repeated="2"/>
          <table:table-cell/>
          <table:table-cell table:formula="oooc:=IF([.C2167]=&quot;&quot;;&quot;&quot;;LOWER(LEFT([.C2167];1))&amp;RIGHT([.C2167];LEN([.C2167])-1))">
            <text:p/>
          </table:table-cell>
          <table:table-cell table:number-columns-repeated="249"/>
        </table:table-row>
        <table:table-row table:style-name="ro1">
          <table:table-cell table:number-columns-repeated="2"/>
          <table:table-cell/>
          <table:table-cell table:formula="oooc:=IF([.C2168]=&quot;&quot;;&quot;&quot;;LOWER(LEFT([.C2168];1))&amp;RIGHT([.C2168];LEN([.C2168])-1))">
            <text:p/>
          </table:table-cell>
          <table:table-cell table:number-columns-repeated="249"/>
        </table:table-row>
        <table:table-row table:style-name="ro1">
          <table:table-cell table:number-columns-repeated="2"/>
          <table:table-cell/>
          <table:table-cell table:formula="oooc:=IF([.C2169]=&quot;&quot;;&quot;&quot;;LOWER(LEFT([.C2169];1))&amp;RIGHT([.C2169];LEN([.C2169])-1))">
            <text:p/>
          </table:table-cell>
          <table:table-cell table:number-columns-repeated="249"/>
        </table:table-row>
        <table:table-row table:style-name="ro1">
          <table:table-cell table:number-columns-repeated="2"/>
          <table:table-cell/>
          <table:table-cell table:formula="oooc:=IF([.C2170]=&quot;&quot;;&quot;&quot;;LOWER(LEFT([.C2170];1))&amp;RIGHT([.C2170];LEN([.C2170])-1))">
            <text:p/>
          </table:table-cell>
          <table:table-cell table:number-columns-repeated="249"/>
        </table:table-row>
        <table:table-row table:style-name="ro1">
          <table:table-cell table:number-columns-repeated="2"/>
          <table:table-cell/>
          <table:table-cell table:formula="oooc:=IF([.C2171]=&quot;&quot;;&quot;&quot;;LOWER(LEFT([.C2171];1))&amp;RIGHT([.C2171];LEN([.C2171])-1))">
            <text:p/>
          </table:table-cell>
          <table:table-cell table:number-columns-repeated="249"/>
        </table:table-row>
        <table:table-row table:style-name="ro1">
          <table:table-cell table:number-columns-repeated="2"/>
          <table:table-cell/>
          <table:table-cell table:formula="oooc:=IF([.C2172]=&quot;&quot;;&quot;&quot;;LOWER(LEFT([.C2172];1))&amp;RIGHT([.C2172];LEN([.C2172])-1))">
            <text:p/>
          </table:table-cell>
          <table:table-cell table:number-columns-repeated="249"/>
        </table:table-row>
        <table:table-row table:style-name="ro1">
          <table:table-cell table:number-columns-repeated="2"/>
          <table:table-cell/>
          <table:table-cell table:formula="oooc:=IF([.C2173]=&quot;&quot;;&quot;&quot;;LOWER(LEFT([.C2173];1))&amp;RIGHT([.C2173];LEN([.C2173])-1))">
            <text:p/>
          </table:table-cell>
          <table:table-cell table:number-columns-repeated="249"/>
        </table:table-row>
        <table:table-row table:style-name="ro1">
          <table:table-cell table:number-columns-repeated="2"/>
          <table:table-cell/>
          <table:table-cell table:formula="oooc:=IF([.C2174]=&quot;&quot;;&quot;&quot;;LOWER(LEFT([.C2174];1))&amp;RIGHT([.C2174];LEN([.C2174])-1))">
            <text:p/>
          </table:table-cell>
          <table:table-cell table:number-columns-repeated="249"/>
        </table:table-row>
        <table:table-row table:style-name="ro1">
          <table:table-cell table:number-columns-repeated="2"/>
          <table:table-cell/>
          <table:table-cell table:formula="oooc:=IF([.C2175]=&quot;&quot;;&quot;&quot;;LOWER(LEFT([.C2175];1))&amp;RIGHT([.C2175];LEN([.C2175])-1))">
            <text:p/>
          </table:table-cell>
          <table:table-cell table:number-columns-repeated="249"/>
        </table:table-row>
        <table:table-row table:style-name="ro1">
          <table:table-cell table:number-columns-repeated="2"/>
          <table:table-cell/>
          <table:table-cell table:formula="oooc:=IF([.C2176]=&quot;&quot;;&quot;&quot;;LOWER(LEFT([.C2176];1))&amp;RIGHT([.C2176];LEN([.C2176])-1))">
            <text:p/>
          </table:table-cell>
          <table:table-cell table:number-columns-repeated="249"/>
        </table:table-row>
        <table:table-row table:style-name="ro1">
          <table:table-cell table:number-columns-repeated="2"/>
          <table:table-cell/>
          <table:table-cell table:formula="oooc:=IF([.C2177]=&quot;&quot;;&quot;&quot;;LOWER(LEFT([.C2177];1))&amp;RIGHT([.C2177];LEN([.C2177])-1))">
            <text:p/>
          </table:table-cell>
          <table:table-cell table:number-columns-repeated="249"/>
        </table:table-row>
        <table:table-row table:style-name="ro1">
          <table:table-cell table:number-columns-repeated="2"/>
          <table:table-cell/>
          <table:table-cell table:formula="oooc:=IF([.C2178]=&quot;&quot;;&quot;&quot;;LOWER(LEFT([.C2178];1))&amp;RIGHT([.C2178];LEN([.C2178])-1))">
            <text:p/>
          </table:table-cell>
          <table:table-cell table:number-columns-repeated="249"/>
        </table:table-row>
        <table:table-row table:style-name="ro1">
          <table:table-cell table:number-columns-repeated="2"/>
          <table:table-cell/>
          <table:table-cell table:formula="oooc:=IF([.C2179]=&quot;&quot;;&quot;&quot;;LOWER(LEFT([.C2179];1))&amp;RIGHT([.C2179];LEN([.C2179])-1))">
            <text:p/>
          </table:table-cell>
          <table:table-cell table:number-columns-repeated="249"/>
        </table:table-row>
        <table:table-row table:style-name="ro1">
          <table:table-cell table:number-columns-repeated="2"/>
          <table:table-cell/>
          <table:table-cell table:formula="oooc:=IF([.C2180]=&quot;&quot;;&quot;&quot;;LOWER(LEFT([.C2180];1))&amp;RIGHT([.C2180];LEN([.C2180])-1))">
            <text:p/>
          </table:table-cell>
          <table:table-cell table:number-columns-repeated="249"/>
        </table:table-row>
        <table:table-row table:style-name="ro1">
          <table:table-cell table:number-columns-repeated="2"/>
          <table:table-cell/>
          <table:table-cell table:formula="oooc:=IF([.C2181]=&quot;&quot;;&quot;&quot;;LOWER(LEFT([.C2181];1))&amp;RIGHT([.C2181];LEN([.C2181])-1))">
            <text:p/>
          </table:table-cell>
          <table:table-cell table:number-columns-repeated="249"/>
        </table:table-row>
        <table:table-row table:style-name="ro1">
          <table:table-cell table:number-columns-repeated="2"/>
          <table:table-cell/>
          <table:table-cell table:formula="oooc:=IF([.C2182]=&quot;&quot;;&quot;&quot;;LOWER(LEFT([.C2182];1))&amp;RIGHT([.C2182];LEN([.C2182])-1))">
            <text:p/>
          </table:table-cell>
          <table:table-cell table:number-columns-repeated="249"/>
        </table:table-row>
        <table:table-row table:style-name="ro1">
          <table:table-cell table:number-columns-repeated="2"/>
          <table:table-cell/>
          <table:table-cell table:formula="oooc:=IF([.C2183]=&quot;&quot;;&quot;&quot;;LOWER(LEFT([.C2183];1))&amp;RIGHT([.C2183];LEN([.C2183])-1))">
            <text:p/>
          </table:table-cell>
          <table:table-cell table:number-columns-repeated="249"/>
        </table:table-row>
        <table:table-row table:style-name="ro1">
          <table:table-cell table:number-columns-repeated="2"/>
          <table:table-cell/>
          <table:table-cell table:formula="oooc:=IF([.C2184]=&quot;&quot;;&quot;&quot;;LOWER(LEFT([.C2184];1))&amp;RIGHT([.C2184];LEN([.C2184])-1))">
            <text:p/>
          </table:table-cell>
          <table:table-cell table:number-columns-repeated="249"/>
        </table:table-row>
        <table:table-row table:style-name="ro1">
          <table:table-cell table:number-columns-repeated="2"/>
          <table:table-cell/>
          <table:table-cell table:formula="oooc:=IF([.C2185]=&quot;&quot;;&quot;&quot;;LOWER(LEFT([.C2185];1))&amp;RIGHT([.C2185];LEN([.C2185])-1))">
            <text:p/>
          </table:table-cell>
          <table:table-cell table:number-columns-repeated="249"/>
        </table:table-row>
        <table:table-row table:style-name="ro1">
          <table:table-cell table:number-columns-repeated="2"/>
          <table:table-cell/>
          <table:table-cell table:formula="oooc:=IF([.C2186]=&quot;&quot;;&quot;&quot;;LOWER(LEFT([.C2186];1))&amp;RIGHT([.C2186];LEN([.C2186])-1))">
            <text:p/>
          </table:table-cell>
          <table:table-cell table:number-columns-repeated="249"/>
        </table:table-row>
        <table:table-row table:style-name="ro1">
          <table:table-cell table:number-columns-repeated="2"/>
          <table:table-cell/>
          <table:table-cell table:formula="oooc:=IF([.C2187]=&quot;&quot;;&quot;&quot;;LOWER(LEFT([.C2187];1))&amp;RIGHT([.C2187];LEN([.C2187])-1))">
            <text:p/>
          </table:table-cell>
          <table:table-cell table:number-columns-repeated="249"/>
        </table:table-row>
        <table:table-row table:style-name="ro1">
          <table:table-cell table:number-columns-repeated="2"/>
          <table:table-cell/>
          <table:table-cell table:formula="oooc:=IF([.C2188]=&quot;&quot;;&quot;&quot;;LOWER(LEFT([.C2188];1))&amp;RIGHT([.C2188];LEN([.C2188])-1))">
            <text:p/>
          </table:table-cell>
          <table:table-cell table:number-columns-repeated="249"/>
        </table:table-row>
        <table:table-row table:style-name="ro1">
          <table:table-cell table:number-columns-repeated="2"/>
          <table:table-cell/>
          <table:table-cell table:formula="oooc:=IF([.C2189]=&quot;&quot;;&quot;&quot;;LOWER(LEFT([.C2189];1))&amp;RIGHT([.C2189];LEN([.C2189])-1))">
            <text:p/>
          </table:table-cell>
          <table:table-cell table:number-columns-repeated="249"/>
        </table:table-row>
        <table:table-row table:style-name="ro1">
          <table:table-cell table:number-columns-repeated="2"/>
          <table:table-cell/>
          <table:table-cell table:formula="oooc:=IF([.C2190]=&quot;&quot;;&quot;&quot;;LOWER(LEFT([.C2190];1))&amp;RIGHT([.C2190];LEN([.C2190])-1))">
            <text:p/>
          </table:table-cell>
          <table:table-cell table:number-columns-repeated="249"/>
        </table:table-row>
        <table:table-row table:style-name="ro1">
          <table:table-cell table:number-columns-repeated="2"/>
          <table:table-cell/>
          <table:table-cell table:formula="oooc:=IF([.C2191]=&quot;&quot;;&quot;&quot;;LOWER(LEFT([.C2191];1))&amp;RIGHT([.C2191];LEN([.C2191])-1))">
            <text:p/>
          </table:table-cell>
          <table:table-cell table:number-columns-repeated="249"/>
        </table:table-row>
        <table:table-row table:style-name="ro1">
          <table:table-cell table:number-columns-repeated="2"/>
          <table:table-cell/>
          <table:table-cell table:formula="oooc:=IF([.C2192]=&quot;&quot;;&quot;&quot;;LOWER(LEFT([.C2192];1))&amp;RIGHT([.C2192];LEN([.C2192])-1))">
            <text:p/>
          </table:table-cell>
          <table:table-cell table:number-columns-repeated="249"/>
        </table:table-row>
        <table:table-row table:style-name="ro1">
          <table:table-cell table:number-columns-repeated="2"/>
          <table:table-cell/>
          <table:table-cell table:formula="oooc:=IF([.C2193]=&quot;&quot;;&quot;&quot;;LOWER(LEFT([.C2193];1))&amp;RIGHT([.C2193];LEN([.C2193])-1))">
            <text:p/>
          </table:table-cell>
          <table:table-cell table:number-columns-repeated="249"/>
        </table:table-row>
        <table:table-row table:style-name="ro1">
          <table:table-cell table:number-columns-repeated="2"/>
          <table:table-cell/>
          <table:table-cell table:formula="oooc:=IF([.C2194]=&quot;&quot;;&quot;&quot;;LOWER(LEFT([.C2194];1))&amp;RIGHT([.C2194];LEN([.C2194])-1))">
            <text:p/>
          </table:table-cell>
          <table:table-cell table:number-columns-repeated="249"/>
        </table:table-row>
        <table:table-row table:style-name="ro1">
          <table:table-cell table:number-columns-repeated="2"/>
          <table:table-cell/>
          <table:table-cell table:formula="oooc:=IF([.C2195]=&quot;&quot;;&quot;&quot;;LOWER(LEFT([.C2195];1))&amp;RIGHT([.C2195];LEN([.C2195])-1))">
            <text:p/>
          </table:table-cell>
          <table:table-cell table:number-columns-repeated="249"/>
        </table:table-row>
        <table:table-row table:style-name="ro1">
          <table:table-cell table:number-columns-repeated="2"/>
          <table:table-cell/>
          <table:table-cell table:formula="oooc:=IF([.C2196]=&quot;&quot;;&quot;&quot;;LOWER(LEFT([.C2196];1))&amp;RIGHT([.C2196];LEN([.C2196])-1))">
            <text:p/>
          </table:table-cell>
          <table:table-cell table:number-columns-repeated="249"/>
        </table:table-row>
        <table:table-row table:style-name="ro1">
          <table:table-cell table:number-columns-repeated="2"/>
          <table:table-cell/>
          <table:table-cell table:formula="oooc:=IF([.C2197]=&quot;&quot;;&quot;&quot;;LOWER(LEFT([.C2197];1))&amp;RIGHT([.C2197];LEN([.C2197])-1))">
            <text:p/>
          </table:table-cell>
          <table:table-cell table:number-columns-repeated="249"/>
        </table:table-row>
        <table:table-row table:style-name="ro1">
          <table:table-cell table:number-columns-repeated="2"/>
          <table:table-cell/>
          <table:table-cell table:formula="oooc:=IF([.C2198]=&quot;&quot;;&quot;&quot;;LOWER(LEFT([.C2198];1))&amp;RIGHT([.C2198];LEN([.C2198])-1))">
            <text:p/>
          </table:table-cell>
          <table:table-cell table:number-columns-repeated="249"/>
        </table:table-row>
        <table:table-row table:style-name="ro1">
          <table:table-cell table:number-columns-repeated="2"/>
          <table:table-cell/>
          <table:table-cell table:formula="oooc:=IF([.C2199]=&quot;&quot;;&quot;&quot;;LOWER(LEFT([.C2199];1))&amp;RIGHT([.C2199];LEN([.C2199])-1))">
            <text:p/>
          </table:table-cell>
          <table:table-cell table:number-columns-repeated="249"/>
        </table:table-row>
        <table:table-row table:style-name="ro1">
          <table:table-cell table:number-columns-repeated="2"/>
          <table:table-cell/>
          <table:table-cell table:formula="oooc:=IF([.C2200]=&quot;&quot;;&quot;&quot;;LOWER(LEFT([.C2200];1))&amp;RIGHT([.C2200];LEN([.C2200])-1))">
            <text:p/>
          </table:table-cell>
          <table:table-cell table:number-columns-repeated="249"/>
        </table:table-row>
        <table:table-row table:style-name="ro1">
          <table:table-cell table:number-columns-repeated="2"/>
          <table:table-cell/>
          <table:table-cell table:formula="oooc:=IF([.C2201]=&quot;&quot;;&quot;&quot;;LOWER(LEFT([.C2201];1))&amp;RIGHT([.C2201];LEN([.C2201])-1))">
            <text:p/>
          </table:table-cell>
          <table:table-cell table:number-columns-repeated="249"/>
        </table:table-row>
        <table:table-row table:style-name="ro1">
          <table:table-cell table:number-columns-repeated="2"/>
          <table:table-cell/>
          <table:table-cell table:formula="oooc:=IF([.C2202]=&quot;&quot;;&quot;&quot;;LOWER(LEFT([.C2202];1))&amp;RIGHT([.C2202];LEN([.C2202])-1))">
            <text:p/>
          </table:table-cell>
          <table:table-cell table:number-columns-repeated="249"/>
        </table:table-row>
        <table:table-row table:style-name="ro1">
          <table:table-cell table:number-columns-repeated="2"/>
          <table:table-cell/>
          <table:table-cell table:formula="oooc:=IF([.C2203]=&quot;&quot;;&quot;&quot;;LOWER(LEFT([.C2203];1))&amp;RIGHT([.C2203];LEN([.C2203])-1))">
            <text:p/>
          </table:table-cell>
          <table:table-cell table:number-columns-repeated="249"/>
        </table:table-row>
        <table:table-row table:style-name="ro1">
          <table:table-cell table:number-columns-repeated="2"/>
          <table:table-cell/>
          <table:table-cell table:formula="oooc:=IF([.C2204]=&quot;&quot;;&quot;&quot;;LOWER(LEFT([.C2204];1))&amp;RIGHT([.C2204];LEN([.C2204])-1))">
            <text:p/>
          </table:table-cell>
          <table:table-cell table:number-columns-repeated="249"/>
        </table:table-row>
        <table:table-row table:style-name="ro1">
          <table:table-cell table:number-columns-repeated="2"/>
          <table:table-cell/>
          <table:table-cell table:formula="oooc:=IF([.C2205]=&quot;&quot;;&quot;&quot;;LOWER(LEFT([.C2205];1))&amp;RIGHT([.C2205];LEN([.C2205])-1))">
            <text:p/>
          </table:table-cell>
          <table:table-cell table:number-columns-repeated="249"/>
        </table:table-row>
        <table:table-row table:style-name="ro1">
          <table:table-cell table:number-columns-repeated="2"/>
          <table:table-cell/>
          <table:table-cell table:formula="oooc:=IF([.C2206]=&quot;&quot;;&quot;&quot;;LOWER(LEFT([.C2206];1))&amp;RIGHT([.C2206];LEN([.C2206])-1))">
            <text:p/>
          </table:table-cell>
          <table:table-cell table:number-columns-repeated="249"/>
        </table:table-row>
        <table:table-row table:style-name="ro1">
          <table:table-cell table:number-columns-repeated="2"/>
          <table:table-cell/>
          <table:table-cell table:formula="oooc:=IF([.C2207]=&quot;&quot;;&quot;&quot;;LOWER(LEFT([.C2207];1))&amp;RIGHT([.C2207];LEN([.C2207])-1))">
            <text:p/>
          </table:table-cell>
          <table:table-cell table:number-columns-repeated="249"/>
        </table:table-row>
        <table:table-row table:style-name="ro1">
          <table:table-cell table:number-columns-repeated="2"/>
          <table:table-cell/>
          <table:table-cell table:formula="oooc:=IF([.C2208]=&quot;&quot;;&quot;&quot;;LOWER(LEFT([.C2208];1))&amp;RIGHT([.C2208];LEN([.C2208])-1))">
            <text:p/>
          </table:table-cell>
          <table:table-cell table:number-columns-repeated="249"/>
        </table:table-row>
        <table:table-row table:style-name="ro1">
          <table:table-cell table:number-columns-repeated="2"/>
          <table:table-cell/>
          <table:table-cell table:formula="oooc:=IF([.C2209]=&quot;&quot;;&quot;&quot;;LOWER(LEFT([.C2209];1))&amp;RIGHT([.C2209];LEN([.C2209])-1))">
            <text:p/>
          </table:table-cell>
          <table:table-cell table:number-columns-repeated="249"/>
        </table:table-row>
        <table:table-row table:style-name="ro1">
          <table:table-cell table:number-columns-repeated="2"/>
          <table:table-cell/>
          <table:table-cell table:formula="oooc:=IF([.C2210]=&quot;&quot;;&quot;&quot;;LOWER(LEFT([.C2210];1))&amp;RIGHT([.C2210];LEN([.C2210])-1))">
            <text:p/>
          </table:table-cell>
          <table:table-cell table:number-columns-repeated="249"/>
        </table:table-row>
        <table:table-row table:style-name="ro1">
          <table:table-cell table:number-columns-repeated="2"/>
          <table:table-cell/>
          <table:table-cell table:formula="oooc:=IF([.C2211]=&quot;&quot;;&quot;&quot;;LOWER(LEFT([.C2211];1))&amp;RIGHT([.C2211];LEN([.C2211])-1))">
            <text:p/>
          </table:table-cell>
          <table:table-cell table:number-columns-repeated="249"/>
        </table:table-row>
        <table:table-row table:style-name="ro1">
          <table:table-cell table:number-columns-repeated="2"/>
          <table:table-cell/>
          <table:table-cell table:formula="oooc:=IF([.C2212]=&quot;&quot;;&quot;&quot;;LOWER(LEFT([.C2212];1))&amp;RIGHT([.C2212];LEN([.C2212])-1))">
            <text:p/>
          </table:table-cell>
          <table:table-cell table:number-columns-repeated="249"/>
        </table:table-row>
        <table:table-row table:style-name="ro1">
          <table:table-cell table:number-columns-repeated="2"/>
          <table:table-cell/>
          <table:table-cell table:formula="oooc:=IF([.C2213]=&quot;&quot;;&quot;&quot;;LOWER(LEFT([.C2213];1))&amp;RIGHT([.C2213];LEN([.C2213])-1))">
            <text:p/>
          </table:table-cell>
          <table:table-cell table:number-columns-repeated="249"/>
        </table:table-row>
        <table:table-row table:style-name="ro1">
          <table:table-cell table:number-columns-repeated="2"/>
          <table:table-cell/>
          <table:table-cell table:formula="oooc:=IF([.C2214]=&quot;&quot;;&quot;&quot;;LOWER(LEFT([.C2214];1))&amp;RIGHT([.C2214];LEN([.C2214])-1))">
            <text:p/>
          </table:table-cell>
          <table:table-cell table:number-columns-repeated="249"/>
        </table:table-row>
        <table:table-row table:style-name="ro1">
          <table:table-cell table:number-columns-repeated="2"/>
          <table:table-cell/>
          <table:table-cell table:formula="oooc:=IF([.C2215]=&quot;&quot;;&quot;&quot;;LOWER(LEFT([.C2215];1))&amp;RIGHT([.C2215];LEN([.C2215])-1))">
            <text:p/>
          </table:table-cell>
          <table:table-cell table:number-columns-repeated="249"/>
        </table:table-row>
        <table:table-row table:style-name="ro1">
          <table:table-cell table:number-columns-repeated="2"/>
          <table:table-cell/>
          <table:table-cell table:formula="oooc:=IF([.C2216]=&quot;&quot;;&quot;&quot;;LOWER(LEFT([.C2216];1))&amp;RIGHT([.C2216];LEN([.C2216])-1))">
            <text:p/>
          </table:table-cell>
          <table:table-cell table:number-columns-repeated="249"/>
        </table:table-row>
        <table:table-row table:style-name="ro1">
          <table:table-cell table:number-columns-repeated="2"/>
          <table:table-cell/>
          <table:table-cell table:formula="oooc:=IF([.C2217]=&quot;&quot;;&quot;&quot;;LOWER(LEFT([.C2217];1))&amp;RIGHT([.C2217];LEN([.C2217])-1))">
            <text:p/>
          </table:table-cell>
          <table:table-cell table:number-columns-repeated="249"/>
        </table:table-row>
        <table:table-row table:style-name="ro1">
          <table:table-cell table:number-columns-repeated="2"/>
          <table:table-cell/>
          <table:table-cell table:formula="oooc:=IF([.C2218]=&quot;&quot;;&quot;&quot;;LOWER(LEFT([.C2218];1))&amp;RIGHT([.C2218];LEN([.C2218])-1))">
            <text:p/>
          </table:table-cell>
          <table:table-cell table:number-columns-repeated="249"/>
        </table:table-row>
        <table:table-row table:style-name="ro1">
          <table:table-cell table:number-columns-repeated="2"/>
          <table:table-cell/>
          <table:table-cell table:formula="oooc:=IF([.C2219]=&quot;&quot;;&quot;&quot;;LOWER(LEFT([.C2219];1))&amp;RIGHT([.C2219];LEN([.C2219])-1))">
            <text:p/>
          </table:table-cell>
          <table:table-cell table:number-columns-repeated="249"/>
        </table:table-row>
        <table:table-row table:style-name="ro1">
          <table:table-cell table:number-columns-repeated="2"/>
          <table:table-cell/>
          <table:table-cell table:formula="oooc:=IF([.C2220]=&quot;&quot;;&quot;&quot;;LOWER(LEFT([.C2220];1))&amp;RIGHT([.C2220];LEN([.C2220])-1))">
            <text:p/>
          </table:table-cell>
          <table:table-cell table:number-columns-repeated="249"/>
        </table:table-row>
        <table:table-row table:style-name="ro1">
          <table:table-cell table:number-columns-repeated="2"/>
          <table:table-cell/>
          <table:table-cell table:formula="oooc:=IF([.C2221]=&quot;&quot;;&quot;&quot;;LOWER(LEFT([.C2221];1))&amp;RIGHT([.C2221];LEN([.C2221])-1))">
            <text:p/>
          </table:table-cell>
          <table:table-cell table:number-columns-repeated="249"/>
        </table:table-row>
        <table:table-row table:style-name="ro1">
          <table:table-cell table:number-columns-repeated="2"/>
          <table:table-cell/>
          <table:table-cell table:formula="oooc:=IF([.C2222]=&quot;&quot;;&quot;&quot;;LOWER(LEFT([.C2222];1))&amp;RIGHT([.C2222];LEN([.C2222])-1))">
            <text:p/>
          </table:table-cell>
          <table:table-cell table:number-columns-repeated="249"/>
        </table:table-row>
        <table:table-row table:style-name="ro1">
          <table:table-cell table:number-columns-repeated="2"/>
          <table:table-cell/>
          <table:table-cell table:formula="oooc:=IF([.C2223]=&quot;&quot;;&quot;&quot;;LOWER(LEFT([.C2223];1))&amp;RIGHT([.C2223];LEN([.C2223])-1))">
            <text:p/>
          </table:table-cell>
          <table:table-cell table:number-columns-repeated="249"/>
        </table:table-row>
        <table:table-row table:style-name="ro1">
          <table:table-cell table:number-columns-repeated="2"/>
          <table:table-cell/>
          <table:table-cell table:formula="oooc:=IF([.C2224]=&quot;&quot;;&quot;&quot;;LOWER(LEFT([.C2224];1))&amp;RIGHT([.C2224];LEN([.C2224])-1))">
            <text:p/>
          </table:table-cell>
          <table:table-cell table:number-columns-repeated="249"/>
        </table:table-row>
        <table:table-row table:style-name="ro1">
          <table:table-cell table:number-columns-repeated="2"/>
          <table:table-cell/>
          <table:table-cell table:formula="oooc:=IF([.C2225]=&quot;&quot;;&quot;&quot;;LOWER(LEFT([.C2225];1))&amp;RIGHT([.C2225];LEN([.C2225])-1))">
            <text:p/>
          </table:table-cell>
          <table:table-cell table:number-columns-repeated="249"/>
        </table:table-row>
        <table:table-row table:style-name="ro1">
          <table:table-cell table:number-columns-repeated="2"/>
          <table:table-cell/>
          <table:table-cell table:formula="oooc:=IF([.C2226]=&quot;&quot;;&quot;&quot;;LOWER(LEFT([.C2226];1))&amp;RIGHT([.C2226];LEN([.C2226])-1))">
            <text:p/>
          </table:table-cell>
          <table:table-cell table:number-columns-repeated="249"/>
        </table:table-row>
        <table:table-row table:style-name="ro1">
          <table:table-cell table:number-columns-repeated="2"/>
          <table:table-cell/>
          <table:table-cell table:formula="oooc:=IF([.C2227]=&quot;&quot;;&quot;&quot;;LOWER(LEFT([.C2227];1))&amp;RIGHT([.C2227];LEN([.C2227])-1))">
            <text:p/>
          </table:table-cell>
          <table:table-cell table:number-columns-repeated="249"/>
        </table:table-row>
        <table:table-row table:style-name="ro1">
          <table:table-cell table:number-columns-repeated="2"/>
          <table:table-cell/>
          <table:table-cell table:formula="oooc:=IF([.C2228]=&quot;&quot;;&quot;&quot;;LOWER(LEFT([.C2228];1))&amp;RIGHT([.C2228];LEN([.C2228])-1))">
            <text:p/>
          </table:table-cell>
          <table:table-cell table:number-columns-repeated="249"/>
        </table:table-row>
        <table:table-row table:style-name="ro1">
          <table:table-cell table:number-columns-repeated="2"/>
          <table:table-cell/>
          <table:table-cell table:formula="oooc:=IF([.C2229]=&quot;&quot;;&quot;&quot;;LOWER(LEFT([.C2229];1))&amp;RIGHT([.C2229];LEN([.C2229])-1))">
            <text:p/>
          </table:table-cell>
          <table:table-cell table:number-columns-repeated="249"/>
        </table:table-row>
        <table:table-row table:style-name="ro1">
          <table:table-cell table:number-columns-repeated="2"/>
          <table:table-cell/>
          <table:table-cell table:formula="oooc:=IF([.C2230]=&quot;&quot;;&quot;&quot;;LOWER(LEFT([.C2230];1))&amp;RIGHT([.C2230];LEN([.C2230])-1))">
            <text:p/>
          </table:table-cell>
          <table:table-cell table:number-columns-repeated="249"/>
        </table:table-row>
        <table:table-row table:style-name="ro1">
          <table:table-cell table:number-columns-repeated="2"/>
          <table:table-cell/>
          <table:table-cell table:formula="oooc:=IF([.C2231]=&quot;&quot;;&quot;&quot;;LOWER(LEFT([.C2231];1))&amp;RIGHT([.C2231];LEN([.C2231])-1))">
            <text:p/>
          </table:table-cell>
          <table:table-cell table:number-columns-repeated="249"/>
        </table:table-row>
        <table:table-row table:style-name="ro1">
          <table:table-cell table:number-columns-repeated="2"/>
          <table:table-cell/>
          <table:table-cell table:formula="oooc:=IF([.C2232]=&quot;&quot;;&quot;&quot;;LOWER(LEFT([.C2232];1))&amp;RIGHT([.C2232];LEN([.C2232])-1))">
            <text:p/>
          </table:table-cell>
          <table:table-cell table:number-columns-repeated="249"/>
        </table:table-row>
        <table:table-row table:style-name="ro1">
          <table:table-cell table:number-columns-repeated="2"/>
          <table:table-cell/>
          <table:table-cell table:formula="oooc:=IF([.C2233]=&quot;&quot;;&quot;&quot;;LOWER(LEFT([.C2233];1))&amp;RIGHT([.C2233];LEN([.C2233])-1))">
            <text:p/>
          </table:table-cell>
          <table:table-cell table:number-columns-repeated="249"/>
        </table:table-row>
        <table:table-row table:style-name="ro1">
          <table:table-cell table:number-columns-repeated="2"/>
          <table:table-cell/>
          <table:table-cell table:formula="oooc:=IF([.C2234]=&quot;&quot;;&quot;&quot;;LOWER(LEFT([.C2234];1))&amp;RIGHT([.C2234];LEN([.C2234])-1))">
            <text:p/>
          </table:table-cell>
          <table:table-cell table:number-columns-repeated="249"/>
        </table:table-row>
        <table:table-row table:style-name="ro1">
          <table:table-cell table:number-columns-repeated="2"/>
          <table:table-cell/>
          <table:table-cell table:formula="oooc:=IF([.C2235]=&quot;&quot;;&quot;&quot;;LOWER(LEFT([.C2235];1))&amp;RIGHT([.C2235];LEN([.C2235])-1))">
            <text:p/>
          </table:table-cell>
          <table:table-cell table:number-columns-repeated="249"/>
        </table:table-row>
        <table:table-row table:style-name="ro1">
          <table:table-cell table:number-columns-repeated="2"/>
          <table:table-cell/>
          <table:table-cell table:formula="oooc:=IF([.C2236]=&quot;&quot;;&quot;&quot;;LOWER(LEFT([.C2236];1))&amp;RIGHT([.C2236];LEN([.C2236])-1))">
            <text:p/>
          </table:table-cell>
          <table:table-cell table:number-columns-repeated="249"/>
        </table:table-row>
        <table:table-row table:style-name="ro1">
          <table:table-cell table:number-columns-repeated="2"/>
          <table:table-cell/>
          <table:table-cell table:formula="oooc:=IF([.C2237]=&quot;&quot;;&quot;&quot;;LOWER(LEFT([.C2237];1))&amp;RIGHT([.C2237];LEN([.C2237])-1))">
            <text:p/>
          </table:table-cell>
          <table:table-cell table:number-columns-repeated="249"/>
        </table:table-row>
        <table:table-row table:style-name="ro1">
          <table:table-cell table:number-columns-repeated="2"/>
          <table:table-cell/>
          <table:table-cell table:formula="oooc:=IF([.C2238]=&quot;&quot;;&quot;&quot;;LOWER(LEFT([.C2238];1))&amp;RIGHT([.C2238];LEN([.C2238])-1))">
            <text:p/>
          </table:table-cell>
          <table:table-cell table:number-columns-repeated="249"/>
        </table:table-row>
        <table:table-row table:style-name="ro1">
          <table:table-cell table:number-columns-repeated="2"/>
          <table:table-cell/>
          <table:table-cell table:formula="oooc:=IF([.C2239]=&quot;&quot;;&quot;&quot;;LOWER(LEFT([.C2239];1))&amp;RIGHT([.C2239];LEN([.C2239])-1))">
            <text:p/>
          </table:table-cell>
          <table:table-cell table:number-columns-repeated="249"/>
        </table:table-row>
        <table:table-row table:style-name="ro1">
          <table:table-cell table:number-columns-repeated="2"/>
          <table:table-cell/>
          <table:table-cell table:formula="oooc:=IF([.C2240]=&quot;&quot;;&quot;&quot;;LOWER(LEFT([.C2240];1))&amp;RIGHT([.C2240];LEN([.C2240])-1))">
            <text:p/>
          </table:table-cell>
          <table:table-cell table:number-columns-repeated="249"/>
        </table:table-row>
        <table:table-row table:style-name="ro1">
          <table:table-cell table:number-columns-repeated="2"/>
          <table:table-cell/>
          <table:table-cell table:formula="oooc:=IF([.C2241]=&quot;&quot;;&quot;&quot;;LOWER(LEFT([.C2241];1))&amp;RIGHT([.C2241];LEN([.C2241])-1))">
            <text:p/>
          </table:table-cell>
          <table:table-cell table:number-columns-repeated="249"/>
        </table:table-row>
        <table:table-row table:style-name="ro1">
          <table:table-cell table:number-columns-repeated="2"/>
          <table:table-cell/>
          <table:table-cell table:formula="oooc:=IF([.C2242]=&quot;&quot;;&quot;&quot;;LOWER(LEFT([.C2242];1))&amp;RIGHT([.C2242];LEN([.C2242])-1))">
            <text:p/>
          </table:table-cell>
          <table:table-cell table:number-columns-repeated="249"/>
        </table:table-row>
        <table:table-row table:style-name="ro1">
          <table:table-cell table:number-columns-repeated="2"/>
          <table:table-cell/>
          <table:table-cell table:formula="oooc:=IF([.C2243]=&quot;&quot;;&quot;&quot;;LOWER(LEFT([.C2243];1))&amp;RIGHT([.C2243];LEN([.C2243])-1))">
            <text:p/>
          </table:table-cell>
          <table:table-cell table:number-columns-repeated="249"/>
        </table:table-row>
        <table:table-row table:style-name="ro1">
          <table:table-cell table:number-columns-repeated="2"/>
          <table:table-cell/>
          <table:table-cell table:formula="oooc:=IF([.C2244]=&quot;&quot;;&quot;&quot;;LOWER(LEFT([.C2244];1))&amp;RIGHT([.C2244];LEN([.C2244])-1))">
            <text:p/>
          </table:table-cell>
          <table:table-cell table:number-columns-repeated="249"/>
        </table:table-row>
        <table:table-row table:style-name="ro1">
          <table:table-cell table:number-columns-repeated="2"/>
          <table:table-cell/>
          <table:table-cell table:formula="oooc:=IF([.C2245]=&quot;&quot;;&quot;&quot;;LOWER(LEFT([.C2245];1))&amp;RIGHT([.C2245];LEN([.C2245])-1))">
            <text:p/>
          </table:table-cell>
          <table:table-cell table:number-columns-repeated="249"/>
        </table:table-row>
        <table:table-row table:style-name="ro1">
          <table:table-cell table:number-columns-repeated="2"/>
          <table:table-cell/>
          <table:table-cell table:formula="oooc:=IF([.C2246]=&quot;&quot;;&quot;&quot;;LOWER(LEFT([.C2246];1))&amp;RIGHT([.C2246];LEN([.C2246])-1))">
            <text:p/>
          </table:table-cell>
          <table:table-cell table:number-columns-repeated="249"/>
        </table:table-row>
        <table:table-row table:style-name="ro1">
          <table:table-cell table:number-columns-repeated="2"/>
          <table:table-cell/>
          <table:table-cell table:formula="oooc:=IF([.C2247]=&quot;&quot;;&quot;&quot;;LOWER(LEFT([.C2247];1))&amp;RIGHT([.C2247];LEN([.C2247])-1))">
            <text:p/>
          </table:table-cell>
          <table:table-cell table:number-columns-repeated="249"/>
        </table:table-row>
        <table:table-row table:style-name="ro1">
          <table:table-cell table:number-columns-repeated="2"/>
          <table:table-cell/>
          <table:table-cell table:formula="oooc:=IF([.C2248]=&quot;&quot;;&quot;&quot;;LOWER(LEFT([.C2248];1))&amp;RIGHT([.C2248];LEN([.C2248])-1))">
            <text:p/>
          </table:table-cell>
          <table:table-cell table:number-columns-repeated="249"/>
        </table:table-row>
        <table:table-row table:style-name="ro1">
          <table:table-cell table:number-columns-repeated="2"/>
          <table:table-cell/>
          <table:table-cell table:formula="oooc:=IF([.C2249]=&quot;&quot;;&quot;&quot;;LOWER(LEFT([.C2249];1))&amp;RIGHT([.C2249];LEN([.C2249])-1))">
            <text:p/>
          </table:table-cell>
          <table:table-cell table:number-columns-repeated="249"/>
        </table:table-row>
        <table:table-row table:style-name="ro1">
          <table:table-cell table:number-columns-repeated="2"/>
          <table:table-cell/>
          <table:table-cell table:formula="oooc:=IF([.C2250]=&quot;&quot;;&quot;&quot;;LOWER(LEFT([.C2250];1))&amp;RIGHT([.C2250];LEN([.C2250])-1))">
            <text:p/>
          </table:table-cell>
          <table:table-cell table:number-columns-repeated="249"/>
        </table:table-row>
        <table:table-row table:style-name="ro1">
          <table:table-cell table:number-columns-repeated="2"/>
          <table:table-cell/>
          <table:table-cell table:formula="oooc:=IF([.C2251]=&quot;&quot;;&quot;&quot;;LOWER(LEFT([.C2251];1))&amp;RIGHT([.C2251];LEN([.C2251])-1))">
            <text:p/>
          </table:table-cell>
          <table:table-cell table:number-columns-repeated="249"/>
        </table:table-row>
        <table:table-row table:style-name="ro1">
          <table:table-cell table:number-columns-repeated="2"/>
          <table:table-cell/>
          <table:table-cell table:formula="oooc:=IF([.C2252]=&quot;&quot;;&quot;&quot;;LOWER(LEFT([.C2252];1))&amp;RIGHT([.C2252];LEN([.C2252])-1))">
            <text:p/>
          </table:table-cell>
          <table:table-cell table:number-columns-repeated="249"/>
        </table:table-row>
        <table:table-row table:style-name="ro1">
          <table:table-cell table:number-columns-repeated="2"/>
          <table:table-cell/>
          <table:table-cell table:formula="oooc:=IF([.C2253]=&quot;&quot;;&quot;&quot;;LOWER(LEFT([.C2253];1))&amp;RIGHT([.C2253];LEN([.C2253])-1))">
            <text:p/>
          </table:table-cell>
          <table:table-cell table:number-columns-repeated="249"/>
        </table:table-row>
        <table:table-row table:style-name="ro1">
          <table:table-cell table:number-columns-repeated="2"/>
          <table:table-cell/>
          <table:table-cell table:formula="oooc:=IF([.C2254]=&quot;&quot;;&quot;&quot;;LOWER(LEFT([.C2254];1))&amp;RIGHT([.C2254];LEN([.C2254])-1))">
            <text:p/>
          </table:table-cell>
          <table:table-cell table:number-columns-repeated="249"/>
        </table:table-row>
        <table:table-row table:style-name="ro1">
          <table:table-cell table:number-columns-repeated="2"/>
          <table:table-cell/>
          <table:table-cell table:formula="oooc:=IF([.C2255]=&quot;&quot;;&quot;&quot;;LOWER(LEFT([.C2255];1))&amp;RIGHT([.C2255];LEN([.C2255])-1))">
            <text:p/>
          </table:table-cell>
          <table:table-cell table:number-columns-repeated="249"/>
        </table:table-row>
        <table:table-row table:style-name="ro1">
          <table:table-cell table:number-columns-repeated="2"/>
          <table:table-cell/>
          <table:table-cell table:formula="oooc:=IF([.C2256]=&quot;&quot;;&quot;&quot;;LOWER(LEFT([.C2256];1))&amp;RIGHT([.C2256];LEN([.C2256])-1))">
            <text:p/>
          </table:table-cell>
          <table:table-cell table:number-columns-repeated="249"/>
        </table:table-row>
        <table:table-row table:style-name="ro1">
          <table:table-cell table:number-columns-repeated="2"/>
          <table:table-cell/>
          <table:table-cell table:formula="oooc:=IF([.C2257]=&quot;&quot;;&quot;&quot;;LOWER(LEFT([.C2257];1))&amp;RIGHT([.C2257];LEN([.C2257])-1))">
            <text:p/>
          </table:table-cell>
          <table:table-cell table:number-columns-repeated="249"/>
        </table:table-row>
        <table:table-row table:style-name="ro1">
          <table:table-cell table:number-columns-repeated="2"/>
          <table:table-cell/>
          <table:table-cell table:formula="oooc:=IF([.C2258]=&quot;&quot;;&quot;&quot;;LOWER(LEFT([.C2258];1))&amp;RIGHT([.C2258];LEN([.C2258])-1))">
            <text:p/>
          </table:table-cell>
          <table:table-cell table:number-columns-repeated="249"/>
        </table:table-row>
        <table:table-row table:style-name="ro1">
          <table:table-cell table:number-columns-repeated="2"/>
          <table:table-cell/>
          <table:table-cell table:formula="oooc:=IF([.C2259]=&quot;&quot;;&quot;&quot;;LOWER(LEFT([.C2259];1))&amp;RIGHT([.C2259];LEN([.C2259])-1))">
            <text:p/>
          </table:table-cell>
          <table:table-cell table:number-columns-repeated="249"/>
        </table:table-row>
        <table:table-row table:style-name="ro1">
          <table:table-cell table:number-columns-repeated="2"/>
          <table:table-cell/>
          <table:table-cell table:formula="oooc:=IF([.C2260]=&quot;&quot;;&quot;&quot;;LOWER(LEFT([.C2260];1))&amp;RIGHT([.C2260];LEN([.C2260])-1))">
            <text:p/>
          </table:table-cell>
          <table:table-cell table:number-columns-repeated="249"/>
        </table:table-row>
        <table:table-row table:style-name="ro1">
          <table:table-cell table:number-columns-repeated="2"/>
          <table:table-cell/>
          <table:table-cell table:formula="oooc:=IF([.C2261]=&quot;&quot;;&quot;&quot;;LOWER(LEFT([.C2261];1))&amp;RIGHT([.C2261];LEN([.C2261])-1))">
            <text:p/>
          </table:table-cell>
          <table:table-cell table:number-columns-repeated="249"/>
        </table:table-row>
        <table:table-row table:style-name="ro1">
          <table:table-cell table:number-columns-repeated="2"/>
          <table:table-cell/>
          <table:table-cell table:formula="oooc:=IF([.C2262]=&quot;&quot;;&quot;&quot;;LOWER(LEFT([.C2262];1))&amp;RIGHT([.C2262];LEN([.C2262])-1))">
            <text:p/>
          </table:table-cell>
          <table:table-cell table:number-columns-repeated="249"/>
        </table:table-row>
        <table:table-row table:style-name="ro1">
          <table:table-cell table:number-columns-repeated="2"/>
          <table:table-cell/>
          <table:table-cell table:formula="oooc:=IF([.C2263]=&quot;&quot;;&quot;&quot;;LOWER(LEFT([.C2263];1))&amp;RIGHT([.C2263];LEN([.C2263])-1))">
            <text:p/>
          </table:table-cell>
          <table:table-cell table:number-columns-repeated="249"/>
        </table:table-row>
        <table:table-row table:style-name="ro1">
          <table:table-cell table:number-columns-repeated="2"/>
          <table:table-cell/>
          <table:table-cell table:formula="oooc:=IF([.C2264]=&quot;&quot;;&quot;&quot;;LOWER(LEFT([.C2264];1))&amp;RIGHT([.C2264];LEN([.C2264])-1))">
            <text:p/>
          </table:table-cell>
          <table:table-cell table:number-columns-repeated="249"/>
        </table:table-row>
        <table:table-row table:style-name="ro1">
          <table:table-cell table:number-columns-repeated="2"/>
          <table:table-cell/>
          <table:table-cell table:formula="oooc:=IF([.C2265]=&quot;&quot;;&quot;&quot;;LOWER(LEFT([.C2265];1))&amp;RIGHT([.C2265];LEN([.C2265])-1))">
            <text:p/>
          </table:table-cell>
          <table:table-cell table:number-columns-repeated="249"/>
        </table:table-row>
        <table:table-row table:style-name="ro1">
          <table:table-cell table:number-columns-repeated="2"/>
          <table:table-cell/>
          <table:table-cell table:formula="oooc:=IF([.C2266]=&quot;&quot;;&quot;&quot;;LOWER(LEFT([.C2266];1))&amp;RIGHT([.C2266];LEN([.C2266])-1))">
            <text:p/>
          </table:table-cell>
          <table:table-cell table:number-columns-repeated="249"/>
        </table:table-row>
        <table:table-row table:style-name="ro1">
          <table:table-cell table:number-columns-repeated="2"/>
          <table:table-cell/>
          <table:table-cell table:formula="oooc:=IF([.C2267]=&quot;&quot;;&quot;&quot;;LOWER(LEFT([.C2267];1))&amp;RIGHT([.C2267];LEN([.C2267])-1))">
            <text:p/>
          </table:table-cell>
          <table:table-cell table:number-columns-repeated="249"/>
        </table:table-row>
        <table:table-row table:style-name="ro1">
          <table:table-cell table:number-columns-repeated="2"/>
          <table:table-cell/>
          <table:table-cell table:formula="oooc:=IF([.C2268]=&quot;&quot;;&quot;&quot;;LOWER(LEFT([.C2268];1))&amp;RIGHT([.C2268];LEN([.C2268])-1))">
            <text:p/>
          </table:table-cell>
          <table:table-cell table:number-columns-repeated="249"/>
        </table:table-row>
        <table:table-row table:style-name="ro1">
          <table:table-cell table:number-columns-repeated="2"/>
          <table:table-cell/>
          <table:table-cell table:formula="oooc:=IF([.C2269]=&quot;&quot;;&quot;&quot;;LOWER(LEFT([.C2269];1))&amp;RIGHT([.C2269];LEN([.C2269])-1))">
            <text:p/>
          </table:table-cell>
          <table:table-cell table:number-columns-repeated="249"/>
        </table:table-row>
        <table:table-row table:style-name="ro1">
          <table:table-cell table:number-columns-repeated="2"/>
          <table:table-cell/>
          <table:table-cell table:formula="oooc:=IF([.C2270]=&quot;&quot;;&quot;&quot;;LOWER(LEFT([.C2270];1))&amp;RIGHT([.C2270];LEN([.C2270])-1))">
            <text:p/>
          </table:table-cell>
          <table:table-cell table:number-columns-repeated="249"/>
        </table:table-row>
        <table:table-row table:style-name="ro1">
          <table:table-cell table:number-columns-repeated="2"/>
          <table:table-cell/>
          <table:table-cell table:formula="oooc:=IF([.C2271]=&quot;&quot;;&quot;&quot;;LOWER(LEFT([.C2271];1))&amp;RIGHT([.C2271];LEN([.C2271])-1))">
            <text:p/>
          </table:table-cell>
          <table:table-cell table:number-columns-repeated="249"/>
        </table:table-row>
        <table:table-row table:style-name="ro1">
          <table:table-cell table:number-columns-repeated="2"/>
          <table:table-cell/>
          <table:table-cell table:formula="oooc:=IF([.C2272]=&quot;&quot;;&quot;&quot;;LOWER(LEFT([.C2272];1))&amp;RIGHT([.C2272];LEN([.C2272])-1))">
            <text:p/>
          </table:table-cell>
          <table:table-cell table:number-columns-repeated="249"/>
        </table:table-row>
        <table:table-row table:style-name="ro1">
          <table:table-cell table:number-columns-repeated="2"/>
          <table:table-cell/>
          <table:table-cell table:formula="oooc:=IF([.C2273]=&quot;&quot;;&quot;&quot;;LOWER(LEFT([.C2273];1))&amp;RIGHT([.C2273];LEN([.C2273])-1))">
            <text:p/>
          </table:table-cell>
          <table:table-cell table:number-columns-repeated="249"/>
        </table:table-row>
        <table:table-row table:style-name="ro1">
          <table:table-cell table:number-columns-repeated="2"/>
          <table:table-cell/>
          <table:table-cell table:formula="oooc:=IF([.C2274]=&quot;&quot;;&quot;&quot;;LOWER(LEFT([.C2274];1))&amp;RIGHT([.C2274];LEN([.C2274])-1))">
            <text:p/>
          </table:table-cell>
          <table:table-cell table:number-columns-repeated="249"/>
        </table:table-row>
        <table:table-row table:style-name="ro1">
          <table:table-cell table:number-columns-repeated="2"/>
          <table:table-cell/>
          <table:table-cell table:formula="oooc:=IF([.C2275]=&quot;&quot;;&quot;&quot;;LOWER(LEFT([.C2275];1))&amp;RIGHT([.C2275];LEN([.C2275])-1))">
            <text:p/>
          </table:table-cell>
          <table:table-cell table:number-columns-repeated="249"/>
        </table:table-row>
        <table:table-row table:style-name="ro1">
          <table:table-cell table:number-columns-repeated="2"/>
          <table:table-cell/>
          <table:table-cell table:formula="oooc:=IF([.C2276]=&quot;&quot;;&quot;&quot;;LOWER(LEFT([.C2276];1))&amp;RIGHT([.C2276];LEN([.C2276])-1))">
            <text:p/>
          </table:table-cell>
          <table:table-cell table:number-columns-repeated="249"/>
        </table:table-row>
        <table:table-row table:style-name="ro1">
          <table:table-cell table:number-columns-repeated="2"/>
          <table:table-cell/>
          <table:table-cell table:formula="oooc:=IF([.C2277]=&quot;&quot;;&quot;&quot;;LOWER(LEFT([.C2277];1))&amp;RIGHT([.C2277];LEN([.C2277])-1))">
            <text:p/>
          </table:table-cell>
          <table:table-cell table:number-columns-repeated="249"/>
        </table:table-row>
        <table:table-row table:style-name="ro1">
          <table:table-cell table:number-columns-repeated="2"/>
          <table:table-cell/>
          <table:table-cell table:formula="oooc:=IF([.C2278]=&quot;&quot;;&quot;&quot;;LOWER(LEFT([.C2278];1))&amp;RIGHT([.C2278];LEN([.C2278])-1))">
            <text:p/>
          </table:table-cell>
          <table:table-cell table:number-columns-repeated="249"/>
        </table:table-row>
        <table:table-row table:style-name="ro1">
          <table:table-cell table:number-columns-repeated="2"/>
          <table:table-cell/>
          <table:table-cell table:formula="oooc:=IF([.C2279]=&quot;&quot;;&quot;&quot;;LOWER(LEFT([.C2279];1))&amp;RIGHT([.C2279];LEN([.C2279])-1))">
            <text:p/>
          </table:table-cell>
          <table:table-cell table:number-columns-repeated="249"/>
        </table:table-row>
        <table:table-row table:style-name="ro1">
          <table:table-cell table:number-columns-repeated="2"/>
          <table:table-cell/>
          <table:table-cell table:formula="oooc:=IF([.C2280]=&quot;&quot;;&quot;&quot;;LOWER(LEFT([.C2280];1))&amp;RIGHT([.C2280];LEN([.C2280])-1))">
            <text:p/>
          </table:table-cell>
          <table:table-cell table:number-columns-repeated="249"/>
        </table:table-row>
        <table:table-row table:style-name="ro1">
          <table:table-cell table:number-columns-repeated="2"/>
          <table:table-cell/>
          <table:table-cell table:formula="oooc:=IF([.C2281]=&quot;&quot;;&quot;&quot;;LOWER(LEFT([.C2281];1))&amp;RIGHT([.C2281];LEN([.C2281])-1))">
            <text:p/>
          </table:table-cell>
          <table:table-cell table:number-columns-repeated="249"/>
        </table:table-row>
        <table:table-row table:style-name="ro1">
          <table:table-cell table:number-columns-repeated="2"/>
          <table:table-cell/>
          <table:table-cell table:formula="oooc:=IF([.C2282]=&quot;&quot;;&quot;&quot;;LOWER(LEFT([.C2282];1))&amp;RIGHT([.C2282];LEN([.C2282])-1))">
            <text:p/>
          </table:table-cell>
          <table:table-cell table:number-columns-repeated="249"/>
        </table:table-row>
        <table:table-row table:style-name="ro1">
          <table:table-cell table:number-columns-repeated="2"/>
          <table:table-cell/>
          <table:table-cell table:formula="oooc:=IF([.C2283]=&quot;&quot;;&quot;&quot;;LOWER(LEFT([.C2283];1))&amp;RIGHT([.C2283];LEN([.C2283])-1))">
            <text:p/>
          </table:table-cell>
          <table:table-cell table:number-columns-repeated="249"/>
        </table:table-row>
        <table:table-row table:style-name="ro1">
          <table:table-cell table:number-columns-repeated="2"/>
          <table:table-cell/>
          <table:table-cell table:formula="oooc:=IF([.C2284]=&quot;&quot;;&quot;&quot;;LOWER(LEFT([.C2284];1))&amp;RIGHT([.C2284];LEN([.C2284])-1))">
            <text:p/>
          </table:table-cell>
          <table:table-cell table:number-columns-repeated="249"/>
        </table:table-row>
        <table:table-row table:style-name="ro1">
          <table:table-cell table:number-columns-repeated="2"/>
          <table:table-cell/>
          <table:table-cell table:formula="oooc:=IF([.C2285]=&quot;&quot;;&quot;&quot;;LOWER(LEFT([.C2285];1))&amp;RIGHT([.C2285];LEN([.C2285])-1))">
            <text:p/>
          </table:table-cell>
          <table:table-cell table:number-columns-repeated="249"/>
        </table:table-row>
        <table:table-row table:style-name="ro1">
          <table:table-cell table:number-columns-repeated="2"/>
          <table:table-cell/>
          <table:table-cell table:formula="oooc:=IF([.C2286]=&quot;&quot;;&quot;&quot;;LOWER(LEFT([.C2286];1))&amp;RIGHT([.C2286];LEN([.C2286])-1))">
            <text:p/>
          </table:table-cell>
          <table:table-cell table:number-columns-repeated="249"/>
        </table:table-row>
        <table:table-row table:style-name="ro1">
          <table:table-cell table:number-columns-repeated="2"/>
          <table:table-cell/>
          <table:table-cell table:formula="oooc:=IF([.C2287]=&quot;&quot;;&quot;&quot;;LOWER(LEFT([.C2287];1))&amp;RIGHT([.C2287];LEN([.C2287])-1))">
            <text:p/>
          </table:table-cell>
          <table:table-cell table:number-columns-repeated="249"/>
        </table:table-row>
        <table:table-row table:style-name="ro1">
          <table:table-cell table:number-columns-repeated="2"/>
          <table:table-cell/>
          <table:table-cell table:formula="oooc:=IF([.C2288]=&quot;&quot;;&quot;&quot;;LOWER(LEFT([.C2288];1))&amp;RIGHT([.C2288];LEN([.C2288])-1))">
            <text:p/>
          </table:table-cell>
          <table:table-cell table:number-columns-repeated="249"/>
        </table:table-row>
        <table:table-row table:style-name="ro1">
          <table:table-cell table:number-columns-repeated="2"/>
          <table:table-cell/>
          <table:table-cell table:formula="oooc:=IF([.C2289]=&quot;&quot;;&quot;&quot;;LOWER(LEFT([.C2289];1))&amp;RIGHT([.C2289];LEN([.C2289])-1))">
            <text:p/>
          </table:table-cell>
          <table:table-cell table:number-columns-repeated="249"/>
        </table:table-row>
        <table:table-row table:style-name="ro1">
          <table:table-cell table:number-columns-repeated="2"/>
          <table:table-cell/>
          <table:table-cell table:formula="oooc:=IF([.C2290]=&quot;&quot;;&quot;&quot;;LOWER(LEFT([.C2290];1))&amp;RIGHT([.C2290];LEN([.C2290])-1))">
            <text:p/>
          </table:table-cell>
          <table:table-cell table:number-columns-repeated="249"/>
        </table:table-row>
        <table:table-row table:style-name="ro1">
          <table:table-cell table:number-columns-repeated="2"/>
          <table:table-cell/>
          <table:table-cell table:formula="oooc:=IF([.C2291]=&quot;&quot;;&quot;&quot;;LOWER(LEFT([.C2291];1))&amp;RIGHT([.C2291];LEN([.C2291])-1))">
            <text:p/>
          </table:table-cell>
          <table:table-cell table:number-columns-repeated="249"/>
        </table:table-row>
        <table:table-row table:style-name="ro1">
          <table:table-cell table:number-columns-repeated="2"/>
          <table:table-cell/>
          <table:table-cell table:formula="oooc:=IF([.C2292]=&quot;&quot;;&quot;&quot;;LOWER(LEFT([.C2292];1))&amp;RIGHT([.C2292];LEN([.C2292])-1))">
            <text:p/>
          </table:table-cell>
          <table:table-cell table:number-columns-repeated="249"/>
        </table:table-row>
        <table:table-row table:style-name="ro1">
          <table:table-cell table:number-columns-repeated="2"/>
          <table:table-cell/>
          <table:table-cell table:formula="oooc:=IF([.C2293]=&quot;&quot;;&quot;&quot;;LOWER(LEFT([.C2293];1))&amp;RIGHT([.C2293];LEN([.C2293])-1))">
            <text:p/>
          </table:table-cell>
          <table:table-cell table:number-columns-repeated="249"/>
        </table:table-row>
        <table:table-row table:style-name="ro1">
          <table:table-cell table:number-columns-repeated="2"/>
          <table:table-cell/>
          <table:table-cell table:formula="oooc:=IF([.C2294]=&quot;&quot;;&quot;&quot;;LOWER(LEFT([.C2294];1))&amp;RIGHT([.C2294];LEN([.C2294])-1))">
            <text:p/>
          </table:table-cell>
          <table:table-cell table:number-columns-repeated="249"/>
        </table:table-row>
        <table:table-row table:style-name="ro1">
          <table:table-cell table:number-columns-repeated="2"/>
          <table:table-cell/>
          <table:table-cell table:formula="oooc:=IF([.C2295]=&quot;&quot;;&quot;&quot;;LOWER(LEFT([.C2295];1))&amp;RIGHT([.C2295];LEN([.C2295])-1))">
            <text:p/>
          </table:table-cell>
          <table:table-cell table:number-columns-repeated="249"/>
        </table:table-row>
        <table:table-row table:style-name="ro1">
          <table:table-cell table:number-columns-repeated="2"/>
          <table:table-cell/>
          <table:table-cell table:formula="oooc:=IF([.C2296]=&quot;&quot;;&quot;&quot;;LOWER(LEFT([.C2296];1))&amp;RIGHT([.C2296];LEN([.C2296])-1))">
            <text:p/>
          </table:table-cell>
          <table:table-cell table:number-columns-repeated="249"/>
        </table:table-row>
        <table:table-row table:style-name="ro1">
          <table:table-cell table:number-columns-repeated="2"/>
          <table:table-cell/>
          <table:table-cell table:formula="oooc:=IF([.C2297]=&quot;&quot;;&quot;&quot;;LOWER(LEFT([.C2297];1))&amp;RIGHT([.C2297];LEN([.C2297])-1))">
            <text:p/>
          </table:table-cell>
          <table:table-cell table:number-columns-repeated="249"/>
        </table:table-row>
        <table:table-row table:style-name="ro1">
          <table:table-cell table:number-columns-repeated="2"/>
          <table:table-cell/>
          <table:table-cell table:formula="oooc:=IF([.C2298]=&quot;&quot;;&quot;&quot;;LOWER(LEFT([.C2298];1))&amp;RIGHT([.C2298];LEN([.C2298])-1))">
            <text:p/>
          </table:table-cell>
          <table:table-cell table:number-columns-repeated="249"/>
        </table:table-row>
        <table:table-row table:style-name="ro1">
          <table:table-cell table:number-columns-repeated="2"/>
          <table:table-cell/>
          <table:table-cell table:formula="oooc:=IF([.C2299]=&quot;&quot;;&quot;&quot;;LOWER(LEFT([.C2299];1))&amp;RIGHT([.C2299];LEN([.C2299])-1))">
            <text:p/>
          </table:table-cell>
          <table:table-cell table:number-columns-repeated="249"/>
        </table:table-row>
        <table:table-row table:style-name="ro1">
          <table:table-cell table:number-columns-repeated="2"/>
          <table:table-cell/>
          <table:table-cell table:formula="oooc:=IF([.C2300]=&quot;&quot;;&quot;&quot;;LOWER(LEFT([.C2300];1))&amp;RIGHT([.C2300];LEN([.C2300])-1))">
            <text:p/>
          </table:table-cell>
          <table:table-cell table:number-columns-repeated="249"/>
        </table:table-row>
        <table:table-row table:style-name="ro1">
          <table:table-cell table:number-columns-repeated="2"/>
          <table:table-cell/>
          <table:table-cell table:formula="oooc:=IF([.C2301]=&quot;&quot;;&quot;&quot;;LOWER(LEFT([.C2301];1))&amp;RIGHT([.C2301];LEN([.C2301])-1))">
            <text:p/>
          </table:table-cell>
          <table:table-cell table:number-columns-repeated="249"/>
        </table:table-row>
        <table:table-row table:style-name="ro1">
          <table:table-cell table:number-columns-repeated="2"/>
          <table:table-cell/>
          <table:table-cell table:formula="oooc:=IF([.C2302]=&quot;&quot;;&quot;&quot;;LOWER(LEFT([.C2302];1))&amp;RIGHT([.C2302];LEN([.C2302])-1))">
            <text:p/>
          </table:table-cell>
          <table:table-cell table:number-columns-repeated="249"/>
        </table:table-row>
        <table:table-row table:style-name="ro1">
          <table:table-cell table:number-columns-repeated="2"/>
          <table:table-cell/>
          <table:table-cell table:formula="oooc:=IF([.C2303]=&quot;&quot;;&quot;&quot;;LOWER(LEFT([.C2303];1))&amp;RIGHT([.C2303];LEN([.C2303])-1))">
            <text:p/>
          </table:table-cell>
          <table:table-cell table:number-columns-repeated="249"/>
        </table:table-row>
        <table:table-row table:style-name="ro1">
          <table:table-cell table:number-columns-repeated="2"/>
          <table:table-cell/>
          <table:table-cell table:formula="oooc:=IF([.C2304]=&quot;&quot;;&quot;&quot;;LOWER(LEFT([.C2304];1))&amp;RIGHT([.C2304];LEN([.C2304])-1))">
            <text:p/>
          </table:table-cell>
          <table:table-cell table:number-columns-repeated="249"/>
        </table:table-row>
        <table:table-row table:style-name="ro1">
          <table:table-cell table:number-columns-repeated="2"/>
          <table:table-cell/>
          <table:table-cell table:formula="oooc:=IF([.C2305]=&quot;&quot;;&quot;&quot;;LOWER(LEFT([.C2305];1))&amp;RIGHT([.C2305];LEN([.C2305])-1))">
            <text:p/>
          </table:table-cell>
          <table:table-cell table:number-columns-repeated="249"/>
        </table:table-row>
        <table:table-row table:style-name="ro1">
          <table:table-cell table:number-columns-repeated="2"/>
          <table:table-cell/>
          <table:table-cell table:formula="oooc:=IF([.C2306]=&quot;&quot;;&quot;&quot;;LOWER(LEFT([.C2306];1))&amp;RIGHT([.C2306];LEN([.C2306])-1))">
            <text:p/>
          </table:table-cell>
          <table:table-cell table:number-columns-repeated="249"/>
        </table:table-row>
        <table:table-row table:style-name="ro1">
          <table:table-cell table:number-columns-repeated="2"/>
          <table:table-cell/>
          <table:table-cell table:formula="oooc:=IF([.C2307]=&quot;&quot;;&quot;&quot;;LOWER(LEFT([.C2307];1))&amp;RIGHT([.C2307];LEN([.C2307])-1))">
            <text:p/>
          </table:table-cell>
          <table:table-cell table:number-columns-repeated="249"/>
        </table:table-row>
        <table:table-row table:style-name="ro1">
          <table:table-cell table:number-columns-repeated="2"/>
          <table:table-cell/>
          <table:table-cell table:formula="oooc:=IF([.C2308]=&quot;&quot;;&quot;&quot;;LOWER(LEFT([.C2308];1))&amp;RIGHT([.C2308];LEN([.C2308])-1))">
            <text:p/>
          </table:table-cell>
          <table:table-cell table:number-columns-repeated="249"/>
        </table:table-row>
        <table:table-row table:style-name="ro1">
          <table:table-cell table:number-columns-repeated="2"/>
          <table:table-cell/>
          <table:table-cell table:formula="oooc:=IF([.C2309]=&quot;&quot;;&quot;&quot;;LOWER(LEFT([.C2309];1))&amp;RIGHT([.C2309];LEN([.C2309])-1))">
            <text:p/>
          </table:table-cell>
          <table:table-cell table:number-columns-repeated="249"/>
        </table:table-row>
        <table:table-row table:style-name="ro1">
          <table:table-cell table:number-columns-repeated="2"/>
          <table:table-cell/>
          <table:table-cell table:formula="oooc:=IF([.C2310]=&quot;&quot;;&quot;&quot;;LOWER(LEFT([.C2310];1))&amp;RIGHT([.C2310];LEN([.C2310])-1))">
            <text:p/>
          </table:table-cell>
          <table:table-cell table:number-columns-repeated="249"/>
        </table:table-row>
        <table:table-row table:style-name="ro1">
          <table:table-cell table:number-columns-repeated="2"/>
          <table:table-cell/>
          <table:table-cell table:formula="oooc:=IF([.C2311]=&quot;&quot;;&quot;&quot;;LOWER(LEFT([.C2311];1))&amp;RIGHT([.C2311];LEN([.C2311])-1))">
            <text:p/>
          </table:table-cell>
          <table:table-cell table:number-columns-repeated="249"/>
        </table:table-row>
        <table:table-row table:style-name="ro1">
          <table:table-cell table:number-columns-repeated="2"/>
          <table:table-cell/>
          <table:table-cell table:formula="oooc:=IF([.C2312]=&quot;&quot;;&quot;&quot;;LOWER(LEFT([.C2312];1))&amp;RIGHT([.C2312];LEN([.C2312])-1))">
            <text:p/>
          </table:table-cell>
          <table:table-cell table:number-columns-repeated="249"/>
        </table:table-row>
        <table:table-row table:style-name="ro1">
          <table:table-cell table:number-columns-repeated="2"/>
          <table:table-cell/>
          <table:table-cell table:formula="oooc:=IF([.C2313]=&quot;&quot;;&quot;&quot;;LOWER(LEFT([.C2313];1))&amp;RIGHT([.C2313];LEN([.C2313])-1))">
            <text:p/>
          </table:table-cell>
          <table:table-cell table:number-columns-repeated="249"/>
        </table:table-row>
        <table:table-row table:style-name="ro1">
          <table:table-cell table:number-columns-repeated="2"/>
          <table:table-cell/>
          <table:table-cell table:formula="oooc:=IF([.C2314]=&quot;&quot;;&quot;&quot;;LOWER(LEFT([.C2314];1))&amp;RIGHT([.C2314];LEN([.C2314])-1))">
            <text:p/>
          </table:table-cell>
          <table:table-cell table:number-columns-repeated="249"/>
        </table:table-row>
        <table:table-row table:style-name="ro1">
          <table:table-cell table:number-columns-repeated="2"/>
          <table:table-cell/>
          <table:table-cell table:formula="oooc:=IF([.C2315]=&quot;&quot;;&quot;&quot;;LOWER(LEFT([.C2315];1))&amp;RIGHT([.C2315];LEN([.C2315])-1))">
            <text:p/>
          </table:table-cell>
          <table:table-cell table:number-columns-repeated="249"/>
        </table:table-row>
        <table:table-row table:style-name="ro1">
          <table:table-cell table:number-columns-repeated="2"/>
          <table:table-cell/>
          <table:table-cell table:formula="oooc:=IF([.C2316]=&quot;&quot;;&quot;&quot;;LOWER(LEFT([.C2316];1))&amp;RIGHT([.C2316];LEN([.C2316])-1))">
            <text:p/>
          </table:table-cell>
          <table:table-cell table:number-columns-repeated="249"/>
        </table:table-row>
        <table:table-row table:style-name="ro1">
          <table:table-cell table:number-columns-repeated="2"/>
          <table:table-cell/>
          <table:table-cell table:formula="oooc:=IF([.C2317]=&quot;&quot;;&quot;&quot;;LOWER(LEFT([.C2317];1))&amp;RIGHT([.C2317];LEN([.C2317])-1))">
            <text:p/>
          </table:table-cell>
          <table:table-cell table:number-columns-repeated="249"/>
        </table:table-row>
        <table:table-row table:style-name="ro1">
          <table:table-cell table:number-columns-repeated="2"/>
          <table:table-cell/>
          <table:table-cell table:formula="oooc:=IF([.C2318]=&quot;&quot;;&quot;&quot;;LOWER(LEFT([.C2318];1))&amp;RIGHT([.C2318];LEN([.C2318])-1))">
            <text:p/>
          </table:table-cell>
          <table:table-cell table:number-columns-repeated="249"/>
        </table:table-row>
        <table:table-row table:style-name="ro1">
          <table:table-cell table:number-columns-repeated="2"/>
          <table:table-cell/>
          <table:table-cell table:formula="oooc:=IF([.C2319]=&quot;&quot;;&quot;&quot;;LOWER(LEFT([.C2319];1))&amp;RIGHT([.C2319];LEN([.C2319])-1))">
            <text:p/>
          </table:table-cell>
          <table:table-cell table:number-columns-repeated="249"/>
        </table:table-row>
        <table:table-row table:style-name="ro1">
          <table:table-cell table:number-columns-repeated="2"/>
          <table:table-cell/>
          <table:table-cell table:formula="oooc:=IF([.C2320]=&quot;&quot;;&quot;&quot;;LOWER(LEFT([.C2320];1))&amp;RIGHT([.C2320];LEN([.C2320])-1))">
            <text:p/>
          </table:table-cell>
          <table:table-cell table:number-columns-repeated="249"/>
        </table:table-row>
        <table:table-row table:style-name="ro1">
          <table:table-cell table:number-columns-repeated="2"/>
          <table:table-cell/>
          <table:table-cell table:formula="oooc:=IF([.C2321]=&quot;&quot;;&quot;&quot;;LOWER(LEFT([.C2321];1))&amp;RIGHT([.C2321];LEN([.C2321])-1))">
            <text:p/>
          </table:table-cell>
          <table:table-cell table:number-columns-repeated="249"/>
        </table:table-row>
        <table:table-row table:style-name="ro1">
          <table:table-cell table:number-columns-repeated="2"/>
          <table:table-cell/>
          <table:table-cell table:formula="oooc:=IF([.C2322]=&quot;&quot;;&quot;&quot;;LOWER(LEFT([.C2322];1))&amp;RIGHT([.C2322];LEN([.C2322])-1))">
            <text:p/>
          </table:table-cell>
          <table:table-cell table:number-columns-repeated="249"/>
        </table:table-row>
        <table:table-row table:style-name="ro1">
          <table:table-cell table:number-columns-repeated="2"/>
          <table:table-cell/>
          <table:table-cell table:formula="oooc:=IF([.C2323]=&quot;&quot;;&quot;&quot;;LOWER(LEFT([.C2323];1))&amp;RIGHT([.C2323];LEN([.C2323])-1))">
            <text:p/>
          </table:table-cell>
          <table:table-cell table:number-columns-repeated="249"/>
        </table:table-row>
        <table:table-row table:style-name="ro1">
          <table:table-cell table:number-columns-repeated="2"/>
          <table:table-cell/>
          <table:table-cell table:formula="oooc:=IF([.C2324]=&quot;&quot;;&quot;&quot;;LOWER(LEFT([.C2324];1))&amp;RIGHT([.C2324];LEN([.C2324])-1))">
            <text:p/>
          </table:table-cell>
          <table:table-cell table:number-columns-repeated="249"/>
        </table:table-row>
        <table:table-row table:style-name="ro1">
          <table:table-cell table:number-columns-repeated="2"/>
          <table:table-cell/>
          <table:table-cell table:formula="oooc:=IF([.C2325]=&quot;&quot;;&quot;&quot;;LOWER(LEFT([.C2325];1))&amp;RIGHT([.C2325];LEN([.C2325])-1))">
            <text:p/>
          </table:table-cell>
          <table:table-cell table:number-columns-repeated="249"/>
        </table:table-row>
        <table:table-row table:style-name="ro1">
          <table:table-cell table:number-columns-repeated="2"/>
          <table:table-cell/>
          <table:table-cell table:formula="oooc:=IF([.C2326]=&quot;&quot;;&quot;&quot;;LOWER(LEFT([.C2326];1))&amp;RIGHT([.C2326];LEN([.C2326])-1))">
            <text:p/>
          </table:table-cell>
          <table:table-cell table:number-columns-repeated="249"/>
        </table:table-row>
        <table:table-row table:style-name="ro1">
          <table:table-cell table:number-columns-repeated="2"/>
          <table:table-cell/>
          <table:table-cell table:formula="oooc:=IF([.C2327]=&quot;&quot;;&quot;&quot;;LOWER(LEFT([.C2327];1))&amp;RIGHT([.C2327];LEN([.C2327])-1))">
            <text:p/>
          </table:table-cell>
          <table:table-cell table:number-columns-repeated="249"/>
        </table:table-row>
        <table:table-row table:style-name="ro1">
          <table:table-cell table:number-columns-repeated="2"/>
          <table:table-cell/>
          <table:table-cell table:formula="oooc:=IF([.C2328]=&quot;&quot;;&quot;&quot;;LOWER(LEFT([.C2328];1))&amp;RIGHT([.C2328];LEN([.C2328])-1))">
            <text:p/>
          </table:table-cell>
          <table:table-cell table:number-columns-repeated="249"/>
        </table:table-row>
        <table:table-row table:style-name="ro1">
          <table:table-cell table:number-columns-repeated="2"/>
          <table:table-cell/>
          <table:table-cell table:formula="oooc:=IF([.C2329]=&quot;&quot;;&quot;&quot;;LOWER(LEFT([.C2329];1))&amp;RIGHT([.C2329];LEN([.C2329])-1))">
            <text:p/>
          </table:table-cell>
          <table:table-cell table:number-columns-repeated="249"/>
        </table:table-row>
        <table:table-row table:style-name="ro1">
          <table:table-cell table:number-columns-repeated="2"/>
          <table:table-cell/>
          <table:table-cell table:formula="oooc:=IF([.C2330]=&quot;&quot;;&quot;&quot;;LOWER(LEFT([.C2330];1))&amp;RIGHT([.C2330];LEN([.C2330])-1))">
            <text:p/>
          </table:table-cell>
          <table:table-cell table:number-columns-repeated="249"/>
        </table:table-row>
        <table:table-row table:style-name="ro1">
          <table:table-cell table:number-columns-repeated="2"/>
          <table:table-cell/>
          <table:table-cell table:formula="oooc:=IF([.C2331]=&quot;&quot;;&quot;&quot;;LOWER(LEFT([.C2331];1))&amp;RIGHT([.C2331];LEN([.C2331])-1))">
            <text:p/>
          </table:table-cell>
          <table:table-cell table:number-columns-repeated="249"/>
        </table:table-row>
        <table:table-row table:style-name="ro1">
          <table:table-cell table:number-columns-repeated="2"/>
          <table:table-cell/>
          <table:table-cell table:formula="oooc:=IF([.C2332]=&quot;&quot;;&quot;&quot;;LOWER(LEFT([.C2332];1))&amp;RIGHT([.C2332];LEN([.C2332])-1))">
            <text:p/>
          </table:table-cell>
          <table:table-cell table:number-columns-repeated="249"/>
        </table:table-row>
        <table:table-row table:style-name="ro1">
          <table:table-cell table:number-columns-repeated="2"/>
          <table:table-cell/>
          <table:table-cell table:formula="oooc:=IF([.C2333]=&quot;&quot;;&quot;&quot;;LOWER(LEFT([.C2333];1))&amp;RIGHT([.C2333];LEN([.C2333])-1))">
            <text:p/>
          </table:table-cell>
          <table:table-cell table:number-columns-repeated="249"/>
        </table:table-row>
        <table:table-row table:style-name="ro1">
          <table:table-cell table:number-columns-repeated="2"/>
          <table:table-cell/>
          <table:table-cell table:formula="oooc:=IF([.C2334]=&quot;&quot;;&quot;&quot;;LOWER(LEFT([.C2334];1))&amp;RIGHT([.C2334];LEN([.C2334])-1))">
            <text:p/>
          </table:table-cell>
          <table:table-cell table:number-columns-repeated="249"/>
        </table:table-row>
        <table:table-row table:style-name="ro1">
          <table:table-cell table:number-columns-repeated="2"/>
          <table:table-cell/>
          <table:table-cell table:formula="oooc:=IF([.C2335]=&quot;&quot;;&quot;&quot;;LOWER(LEFT([.C2335];1))&amp;RIGHT([.C2335];LEN([.C2335])-1))">
            <text:p/>
          </table:table-cell>
          <table:table-cell table:number-columns-repeated="249"/>
        </table:table-row>
        <table:table-row table:style-name="ro1">
          <table:table-cell table:number-columns-repeated="2"/>
          <table:table-cell/>
          <table:table-cell table:formula="oooc:=IF([.C2336]=&quot;&quot;;&quot;&quot;;LOWER(LEFT([.C2336];1))&amp;RIGHT([.C2336];LEN([.C2336])-1))">
            <text:p/>
          </table:table-cell>
          <table:table-cell table:number-columns-repeated="249"/>
        </table:table-row>
        <table:table-row table:style-name="ro1">
          <table:table-cell table:number-columns-repeated="2"/>
          <table:table-cell/>
          <table:table-cell table:formula="oooc:=IF([.C2337]=&quot;&quot;;&quot;&quot;;LOWER(LEFT([.C2337];1))&amp;RIGHT([.C2337];LEN([.C2337])-1))">
            <text:p/>
          </table:table-cell>
          <table:table-cell table:number-columns-repeated="249"/>
        </table:table-row>
        <table:table-row table:style-name="ro1">
          <table:table-cell table:number-columns-repeated="2"/>
          <table:table-cell/>
          <table:table-cell table:formula="oooc:=IF([.C2338]=&quot;&quot;;&quot;&quot;;LOWER(LEFT([.C2338];1))&amp;RIGHT([.C2338];LEN([.C2338])-1))">
            <text:p/>
          </table:table-cell>
          <table:table-cell table:number-columns-repeated="249"/>
        </table:table-row>
        <table:table-row table:style-name="ro1">
          <table:table-cell table:number-columns-repeated="2"/>
          <table:table-cell/>
          <table:table-cell table:formula="oooc:=IF([.C2339]=&quot;&quot;;&quot;&quot;;LOWER(LEFT([.C2339];1))&amp;RIGHT([.C2339];LEN([.C2339])-1))">
            <text:p/>
          </table:table-cell>
          <table:table-cell table:number-columns-repeated="249"/>
        </table:table-row>
        <table:table-row table:style-name="ro1">
          <table:table-cell table:number-columns-repeated="2"/>
          <table:table-cell/>
          <table:table-cell table:formula="oooc:=IF([.C2340]=&quot;&quot;;&quot;&quot;;LOWER(LEFT([.C2340];1))&amp;RIGHT([.C2340];LEN([.C2340])-1))">
            <text:p/>
          </table:table-cell>
          <table:table-cell table:number-columns-repeated="249"/>
        </table:table-row>
        <table:table-row table:style-name="ro1">
          <table:table-cell table:number-columns-repeated="2"/>
          <table:table-cell/>
          <table:table-cell table:formula="oooc:=IF([.C2341]=&quot;&quot;;&quot;&quot;;LOWER(LEFT([.C2341];1))&amp;RIGHT([.C2341];LEN([.C2341])-1))">
            <text:p/>
          </table:table-cell>
          <table:table-cell table:number-columns-repeated="249"/>
        </table:table-row>
        <table:table-row table:style-name="ro1">
          <table:table-cell table:number-columns-repeated="2"/>
          <table:table-cell/>
          <table:table-cell table:formula="oooc:=IF([.C2342]=&quot;&quot;;&quot;&quot;;LOWER(LEFT([.C2342];1))&amp;RIGHT([.C2342];LEN([.C2342])-1))">
            <text:p/>
          </table:table-cell>
          <table:table-cell table:number-columns-repeated="249"/>
        </table:table-row>
        <table:table-row table:style-name="ro1">
          <table:table-cell table:number-columns-repeated="2"/>
          <table:table-cell/>
          <table:table-cell table:formula="oooc:=IF([.C2343]=&quot;&quot;;&quot;&quot;;LOWER(LEFT([.C2343];1))&amp;RIGHT([.C2343];LEN([.C2343])-1))">
            <text:p/>
          </table:table-cell>
          <table:table-cell table:number-columns-repeated="249"/>
        </table:table-row>
        <table:table-row table:style-name="ro1">
          <table:table-cell table:number-columns-repeated="2"/>
          <table:table-cell/>
          <table:table-cell table:formula="oooc:=IF([.C2344]=&quot;&quot;;&quot;&quot;;LOWER(LEFT([.C2344];1))&amp;RIGHT([.C2344];LEN([.C2344])-1))">
            <text:p/>
          </table:table-cell>
          <table:table-cell table:number-columns-repeated="249"/>
        </table:table-row>
        <table:table-row table:style-name="ro1">
          <table:table-cell table:number-columns-repeated="2"/>
          <table:table-cell/>
          <table:table-cell table:formula="oooc:=IF([.C2345]=&quot;&quot;;&quot;&quot;;LOWER(LEFT([.C2345];1))&amp;RIGHT([.C2345];LEN([.C2345])-1))">
            <text:p/>
          </table:table-cell>
          <table:table-cell table:number-columns-repeated="249"/>
        </table:table-row>
        <table:table-row table:style-name="ro1">
          <table:table-cell table:number-columns-repeated="2"/>
          <table:table-cell/>
          <table:table-cell table:formula="oooc:=IF([.C2346]=&quot;&quot;;&quot;&quot;;LOWER(LEFT([.C2346];1))&amp;RIGHT([.C2346];LEN([.C2346])-1))">
            <text:p/>
          </table:table-cell>
          <table:table-cell table:number-columns-repeated="249"/>
        </table:table-row>
        <table:table-row table:style-name="ro1">
          <table:table-cell table:number-columns-repeated="2"/>
          <table:table-cell/>
          <table:table-cell table:formula="oooc:=IF([.C2347]=&quot;&quot;;&quot;&quot;;LOWER(LEFT([.C2347];1))&amp;RIGHT([.C2347];LEN([.C2347])-1))">
            <text:p/>
          </table:table-cell>
          <table:table-cell table:number-columns-repeated="249"/>
        </table:table-row>
        <table:table-row table:style-name="ro1">
          <table:table-cell table:number-columns-repeated="2"/>
          <table:table-cell/>
          <table:table-cell table:formula="oooc:=IF([.C2348]=&quot;&quot;;&quot;&quot;;LOWER(LEFT([.C2348];1))&amp;RIGHT([.C2348];LEN([.C2348])-1))">
            <text:p/>
          </table:table-cell>
          <table:table-cell table:number-columns-repeated="249"/>
        </table:table-row>
        <table:table-row table:style-name="ro1">
          <table:table-cell table:number-columns-repeated="2"/>
          <table:table-cell/>
          <table:table-cell table:formula="oooc:=IF([.C2349]=&quot;&quot;;&quot;&quot;;LOWER(LEFT([.C2349];1))&amp;RIGHT([.C2349];LEN([.C2349])-1))">
            <text:p/>
          </table:table-cell>
          <table:table-cell table:number-columns-repeated="249"/>
        </table:table-row>
        <table:table-row table:style-name="ro1">
          <table:table-cell table:number-columns-repeated="2"/>
          <table:table-cell/>
          <table:table-cell table:formula="oooc:=IF([.C2350]=&quot;&quot;;&quot;&quot;;LOWER(LEFT([.C2350];1))&amp;RIGHT([.C2350];LEN([.C2350])-1))">
            <text:p/>
          </table:table-cell>
          <table:table-cell table:number-columns-repeated="249"/>
        </table:table-row>
        <table:table-row table:style-name="ro1">
          <table:table-cell table:number-columns-repeated="2"/>
          <table:table-cell/>
          <table:table-cell table:formula="oooc:=IF([.C2351]=&quot;&quot;;&quot;&quot;;LOWER(LEFT([.C2351];1))&amp;RIGHT([.C2351];LEN([.C2351])-1))">
            <text:p/>
          </table:table-cell>
          <table:table-cell table:number-columns-repeated="249"/>
        </table:table-row>
        <table:table-row table:style-name="ro1">
          <table:table-cell table:number-columns-repeated="2"/>
          <table:table-cell/>
          <table:table-cell table:formula="oooc:=IF([.C2352]=&quot;&quot;;&quot;&quot;;LOWER(LEFT([.C2352];1))&amp;RIGHT([.C2352];LEN([.C2352])-1))">
            <text:p/>
          </table:table-cell>
          <table:table-cell table:number-columns-repeated="249"/>
        </table:table-row>
        <table:table-row table:style-name="ro1">
          <table:table-cell table:number-columns-repeated="2"/>
          <table:table-cell/>
          <table:table-cell table:formula="oooc:=IF([.C2353]=&quot;&quot;;&quot;&quot;;LOWER(LEFT([.C2353];1))&amp;RIGHT([.C2353];LEN([.C2353])-1))">
            <text:p/>
          </table:table-cell>
          <table:table-cell table:number-columns-repeated="249"/>
        </table:table-row>
        <table:table-row table:style-name="ro1">
          <table:table-cell table:number-columns-repeated="2"/>
          <table:table-cell/>
          <table:table-cell table:formula="oooc:=IF([.C2354]=&quot;&quot;;&quot;&quot;;LOWER(LEFT([.C2354];1))&amp;RIGHT([.C2354];LEN([.C2354])-1))">
            <text:p/>
          </table:table-cell>
          <table:table-cell table:number-columns-repeated="249"/>
        </table:table-row>
        <table:table-row table:style-name="ro1">
          <table:table-cell table:number-columns-repeated="2"/>
          <table:table-cell/>
          <table:table-cell table:formula="oooc:=IF([.C2355]=&quot;&quot;;&quot;&quot;;LOWER(LEFT([.C2355];1))&amp;RIGHT([.C2355];LEN([.C2355])-1))">
            <text:p/>
          </table:table-cell>
          <table:table-cell table:number-columns-repeated="249"/>
        </table:table-row>
        <table:table-row table:style-name="ro1">
          <table:table-cell table:number-columns-repeated="2"/>
          <table:table-cell/>
          <table:table-cell table:formula="oooc:=IF([.C2356]=&quot;&quot;;&quot;&quot;;LOWER(LEFT([.C2356];1))&amp;RIGHT([.C2356];LEN([.C2356])-1))">
            <text:p/>
          </table:table-cell>
          <table:table-cell table:number-columns-repeated="249"/>
        </table:table-row>
        <table:table-row table:style-name="ro1">
          <table:table-cell table:number-columns-repeated="2"/>
          <table:table-cell/>
          <table:table-cell table:formula="oooc:=IF([.C2357]=&quot;&quot;;&quot;&quot;;LOWER(LEFT([.C2357];1))&amp;RIGHT([.C2357];LEN([.C2357])-1))">
            <text:p/>
          </table:table-cell>
          <table:table-cell table:number-columns-repeated="249"/>
        </table:table-row>
        <table:table-row table:style-name="ro1">
          <table:table-cell table:number-columns-repeated="2"/>
          <table:table-cell/>
          <table:table-cell table:formula="oooc:=IF([.C2358]=&quot;&quot;;&quot;&quot;;LOWER(LEFT([.C2358];1))&amp;RIGHT([.C2358];LEN([.C2358])-1))">
            <text:p/>
          </table:table-cell>
          <table:table-cell table:number-columns-repeated="249"/>
        </table:table-row>
        <table:table-row table:style-name="ro1">
          <table:table-cell table:number-columns-repeated="2"/>
          <table:table-cell/>
          <table:table-cell table:formula="oooc:=IF([.C2359]=&quot;&quot;;&quot;&quot;;LOWER(LEFT([.C2359];1))&amp;RIGHT([.C2359];LEN([.C2359])-1))">
            <text:p/>
          </table:table-cell>
          <table:table-cell table:number-columns-repeated="249"/>
        </table:table-row>
        <table:table-row table:style-name="ro1">
          <table:table-cell table:number-columns-repeated="2"/>
          <table:table-cell/>
          <table:table-cell table:formula="oooc:=IF([.C2360]=&quot;&quot;;&quot;&quot;;LOWER(LEFT([.C2360];1))&amp;RIGHT([.C2360];LEN([.C2360])-1))">
            <text:p/>
          </table:table-cell>
          <table:table-cell table:number-columns-repeated="249"/>
        </table:table-row>
        <table:table-row table:style-name="ro1">
          <table:table-cell table:number-columns-repeated="2"/>
          <table:table-cell/>
          <table:table-cell table:formula="oooc:=IF([.C2361]=&quot;&quot;;&quot;&quot;;LOWER(LEFT([.C2361];1))&amp;RIGHT([.C2361];LEN([.C2361])-1))">
            <text:p/>
          </table:table-cell>
          <table:table-cell table:number-columns-repeated="249"/>
        </table:table-row>
        <table:table-row table:style-name="ro1">
          <table:table-cell table:number-columns-repeated="2"/>
          <table:table-cell/>
          <table:table-cell table:formula="oooc:=IF([.C2362]=&quot;&quot;;&quot;&quot;;LOWER(LEFT([.C2362];1))&amp;RIGHT([.C2362];LEN([.C2362])-1))">
            <text:p/>
          </table:table-cell>
          <table:table-cell table:number-columns-repeated="249"/>
        </table:table-row>
        <table:table-row table:style-name="ro1">
          <table:table-cell table:number-columns-repeated="2"/>
          <table:table-cell/>
          <table:table-cell table:formula="oooc:=IF([.C2363]=&quot;&quot;;&quot;&quot;;LOWER(LEFT([.C2363];1))&amp;RIGHT([.C2363];LEN([.C2363])-1))">
            <text:p/>
          </table:table-cell>
          <table:table-cell table:number-columns-repeated="249"/>
        </table:table-row>
        <table:table-row table:style-name="ro1">
          <table:table-cell table:number-columns-repeated="2"/>
          <table:table-cell/>
          <table:table-cell table:formula="oooc:=IF([.C2364]=&quot;&quot;;&quot;&quot;;LOWER(LEFT([.C2364];1))&amp;RIGHT([.C2364];LEN([.C2364])-1))">
            <text:p/>
          </table:table-cell>
          <table:table-cell table:number-columns-repeated="249"/>
        </table:table-row>
        <table:table-row table:style-name="ro1">
          <table:table-cell table:number-columns-repeated="2"/>
          <table:table-cell/>
          <table:table-cell table:formula="oooc:=IF([.C2365]=&quot;&quot;;&quot;&quot;;LOWER(LEFT([.C2365];1))&amp;RIGHT([.C2365];LEN([.C2365])-1))">
            <text:p/>
          </table:table-cell>
          <table:table-cell table:number-columns-repeated="249"/>
        </table:table-row>
        <table:table-row table:style-name="ro1">
          <table:table-cell table:number-columns-repeated="2"/>
          <table:table-cell/>
          <table:table-cell table:formula="oooc:=IF([.C2366]=&quot;&quot;;&quot;&quot;;LOWER(LEFT([.C2366];1))&amp;RIGHT([.C2366];LEN([.C2366])-1))">
            <text:p/>
          </table:table-cell>
          <table:table-cell table:number-columns-repeated="249"/>
        </table:table-row>
        <table:table-row table:style-name="ro1">
          <table:table-cell table:number-columns-repeated="2"/>
          <table:table-cell/>
          <table:table-cell table:formula="oooc:=IF([.C2367]=&quot;&quot;;&quot;&quot;;LOWER(LEFT([.C2367];1))&amp;RIGHT([.C2367];LEN([.C2367])-1))">
            <text:p/>
          </table:table-cell>
          <table:table-cell table:number-columns-repeated="249"/>
        </table:table-row>
        <table:table-row table:style-name="ro1">
          <table:table-cell table:number-columns-repeated="2"/>
          <table:table-cell/>
          <table:table-cell table:formula="oooc:=IF([.C2368]=&quot;&quot;;&quot;&quot;;LOWER(LEFT([.C2368];1))&amp;RIGHT([.C2368];LEN([.C2368])-1))">
            <text:p/>
          </table:table-cell>
          <table:table-cell table:number-columns-repeated="249"/>
        </table:table-row>
        <table:table-row table:style-name="ro1">
          <table:table-cell table:number-columns-repeated="2"/>
          <table:table-cell/>
          <table:table-cell table:formula="oooc:=IF([.C2369]=&quot;&quot;;&quot;&quot;;LOWER(LEFT([.C2369];1))&amp;RIGHT([.C2369];LEN([.C2369])-1))">
            <text:p/>
          </table:table-cell>
          <table:table-cell table:number-columns-repeated="249"/>
        </table:table-row>
        <table:table-row table:style-name="ro1">
          <table:table-cell table:number-columns-repeated="2"/>
          <table:table-cell/>
          <table:table-cell table:formula="oooc:=IF([.C2370]=&quot;&quot;;&quot;&quot;;LOWER(LEFT([.C2370];1))&amp;RIGHT([.C2370];LEN([.C2370])-1))">
            <text:p/>
          </table:table-cell>
          <table:table-cell table:number-columns-repeated="249"/>
        </table:table-row>
        <table:table-row table:style-name="ro1">
          <table:table-cell table:number-columns-repeated="2"/>
          <table:table-cell/>
          <table:table-cell table:formula="oooc:=IF([.C2371]=&quot;&quot;;&quot;&quot;;LOWER(LEFT([.C2371];1))&amp;RIGHT([.C2371];LEN([.C2371])-1))">
            <text:p/>
          </table:table-cell>
          <table:table-cell table:number-columns-repeated="249"/>
        </table:table-row>
        <table:table-row table:style-name="ro1">
          <table:table-cell table:number-columns-repeated="2"/>
          <table:table-cell/>
          <table:table-cell table:formula="oooc:=IF([.C2372]=&quot;&quot;;&quot;&quot;;LOWER(LEFT([.C2372];1))&amp;RIGHT([.C2372];LEN([.C2372])-1))">
            <text:p/>
          </table:table-cell>
          <table:table-cell table:number-columns-repeated="249"/>
        </table:table-row>
        <table:table-row table:style-name="ro1">
          <table:table-cell table:number-columns-repeated="2"/>
          <table:table-cell/>
          <table:table-cell table:formula="oooc:=IF([.C2373]=&quot;&quot;;&quot;&quot;;LOWER(LEFT([.C2373];1))&amp;RIGHT([.C2373];LEN([.C2373])-1))">
            <text:p/>
          </table:table-cell>
          <table:table-cell table:number-columns-repeated="249"/>
        </table:table-row>
        <table:table-row table:style-name="ro1">
          <table:table-cell table:number-columns-repeated="2"/>
          <table:table-cell/>
          <table:table-cell table:formula="oooc:=IF([.C2374]=&quot;&quot;;&quot;&quot;;LOWER(LEFT([.C2374];1))&amp;RIGHT([.C2374];LEN([.C2374])-1))">
            <text:p/>
          </table:table-cell>
          <table:table-cell table:number-columns-repeated="249"/>
        </table:table-row>
        <table:table-row table:style-name="ro1">
          <table:table-cell table:number-columns-repeated="2"/>
          <table:table-cell/>
          <table:table-cell table:formula="oooc:=IF([.C2375]=&quot;&quot;;&quot;&quot;;LOWER(LEFT([.C2375];1))&amp;RIGHT([.C2375];LEN([.C2375])-1))">
            <text:p/>
          </table:table-cell>
          <table:table-cell table:number-columns-repeated="249"/>
        </table:table-row>
        <table:table-row table:style-name="ro1">
          <table:table-cell table:number-columns-repeated="2"/>
          <table:table-cell/>
          <table:table-cell table:formula="oooc:=IF([.C2376]=&quot;&quot;;&quot;&quot;;LOWER(LEFT([.C2376];1))&amp;RIGHT([.C2376];LEN([.C2376])-1))">
            <text:p/>
          </table:table-cell>
          <table:table-cell table:number-columns-repeated="249"/>
        </table:table-row>
        <table:table-row table:style-name="ro1">
          <table:table-cell table:number-columns-repeated="2"/>
          <table:table-cell/>
          <table:table-cell table:formula="oooc:=IF([.C2377]=&quot;&quot;;&quot;&quot;;LOWER(LEFT([.C2377];1))&amp;RIGHT([.C2377];LEN([.C2377])-1))">
            <text:p/>
          </table:table-cell>
          <table:table-cell table:number-columns-repeated="249"/>
        </table:table-row>
        <table:table-row table:style-name="ro1">
          <table:table-cell table:number-columns-repeated="2"/>
          <table:table-cell/>
          <table:table-cell table:formula="oooc:=IF([.C2378]=&quot;&quot;;&quot;&quot;;LOWER(LEFT([.C2378];1))&amp;RIGHT([.C2378];LEN([.C2378])-1))">
            <text:p/>
          </table:table-cell>
          <table:table-cell table:number-columns-repeated="249"/>
        </table:table-row>
        <table:table-row table:style-name="ro1">
          <table:table-cell table:number-columns-repeated="2"/>
          <table:table-cell/>
          <table:table-cell table:formula="oooc:=IF([.C2379]=&quot;&quot;;&quot;&quot;;LOWER(LEFT([.C2379];1))&amp;RIGHT([.C2379];LEN([.C2379])-1))">
            <text:p/>
          </table:table-cell>
          <table:table-cell table:number-columns-repeated="249"/>
        </table:table-row>
        <table:table-row table:style-name="ro1">
          <table:table-cell table:number-columns-repeated="2"/>
          <table:table-cell/>
          <table:table-cell table:formula="oooc:=IF([.C2380]=&quot;&quot;;&quot;&quot;;LOWER(LEFT([.C2380];1))&amp;RIGHT([.C2380];LEN([.C2380])-1))">
            <text:p/>
          </table:table-cell>
          <table:table-cell table:number-columns-repeated="249"/>
        </table:table-row>
        <table:table-row table:style-name="ro1">
          <table:table-cell table:number-columns-repeated="2"/>
          <table:table-cell/>
          <table:table-cell table:formula="oooc:=IF([.C2381]=&quot;&quot;;&quot;&quot;;LOWER(LEFT([.C2381];1))&amp;RIGHT([.C2381];LEN([.C2381])-1))">
            <text:p/>
          </table:table-cell>
          <table:table-cell table:number-columns-repeated="249"/>
        </table:table-row>
        <table:table-row table:style-name="ro1">
          <table:table-cell table:number-columns-repeated="2"/>
          <table:table-cell/>
          <table:table-cell table:formula="oooc:=IF([.C2382]=&quot;&quot;;&quot;&quot;;LOWER(LEFT([.C2382];1))&amp;RIGHT([.C2382];LEN([.C2382])-1))">
            <text:p/>
          </table:table-cell>
          <table:table-cell table:number-columns-repeated="249"/>
        </table:table-row>
        <table:table-row table:style-name="ro1">
          <table:table-cell table:number-columns-repeated="2"/>
          <table:table-cell/>
          <table:table-cell table:formula="oooc:=IF([.C2383]=&quot;&quot;;&quot;&quot;;LOWER(LEFT([.C2383];1))&amp;RIGHT([.C2383];LEN([.C2383])-1))">
            <text:p/>
          </table:table-cell>
          <table:table-cell table:number-columns-repeated="249"/>
        </table:table-row>
        <table:table-row table:style-name="ro1">
          <table:table-cell table:number-columns-repeated="2"/>
          <table:table-cell/>
          <table:table-cell table:formula="oooc:=IF([.C2384]=&quot;&quot;;&quot;&quot;;LOWER(LEFT([.C2384];1))&amp;RIGHT([.C2384];LEN([.C2384])-1))">
            <text:p/>
          </table:table-cell>
          <table:table-cell table:number-columns-repeated="249"/>
        </table:table-row>
        <table:table-row table:style-name="ro1">
          <table:table-cell table:number-columns-repeated="2"/>
          <table:table-cell/>
          <table:table-cell table:formula="oooc:=IF([.C2385]=&quot;&quot;;&quot;&quot;;LOWER(LEFT([.C2385];1))&amp;RIGHT([.C2385];LEN([.C2385])-1))">
            <text:p/>
          </table:table-cell>
          <table:table-cell table:number-columns-repeated="249"/>
        </table:table-row>
        <table:table-row table:style-name="ro1">
          <table:table-cell table:number-columns-repeated="2"/>
          <table:table-cell/>
          <table:table-cell table:formula="oooc:=IF([.C2386]=&quot;&quot;;&quot;&quot;;LOWER(LEFT([.C2386];1))&amp;RIGHT([.C2386];LEN([.C2386])-1))">
            <text:p/>
          </table:table-cell>
          <table:table-cell table:number-columns-repeated="249"/>
        </table:table-row>
        <table:table-row table:style-name="ro1">
          <table:table-cell table:number-columns-repeated="2"/>
          <table:table-cell/>
          <table:table-cell table:formula="oooc:=IF([.C2387]=&quot;&quot;;&quot;&quot;;LOWER(LEFT([.C2387];1))&amp;RIGHT([.C2387];LEN([.C2387])-1))">
            <text:p/>
          </table:table-cell>
          <table:table-cell table:number-columns-repeated="249"/>
        </table:table-row>
        <table:table-row table:style-name="ro1">
          <table:table-cell table:number-columns-repeated="2"/>
          <table:table-cell/>
          <table:table-cell table:formula="oooc:=IF([.C2388]=&quot;&quot;;&quot;&quot;;LOWER(LEFT([.C2388];1))&amp;RIGHT([.C2388];LEN([.C2388])-1))">
            <text:p/>
          </table:table-cell>
          <table:table-cell table:number-columns-repeated="249"/>
        </table:table-row>
        <table:table-row table:style-name="ro1">
          <table:table-cell table:number-columns-repeated="2"/>
          <table:table-cell/>
          <table:table-cell table:formula="oooc:=IF([.C2389]=&quot;&quot;;&quot;&quot;;LOWER(LEFT([.C2389];1))&amp;RIGHT([.C2389];LEN([.C2389])-1))">
            <text:p/>
          </table:table-cell>
          <table:table-cell table:number-columns-repeated="249"/>
        </table:table-row>
        <table:table-row table:style-name="ro1">
          <table:table-cell table:number-columns-repeated="2"/>
          <table:table-cell/>
          <table:table-cell table:formula="oooc:=IF([.C2390]=&quot;&quot;;&quot;&quot;;LOWER(LEFT([.C2390];1))&amp;RIGHT([.C2390];LEN([.C2390])-1))">
            <text:p/>
          </table:table-cell>
          <table:table-cell table:number-columns-repeated="249"/>
        </table:table-row>
        <table:table-row table:style-name="ro1">
          <table:table-cell table:number-columns-repeated="2"/>
          <table:table-cell/>
          <table:table-cell table:formula="oooc:=IF([.C2391]=&quot;&quot;;&quot;&quot;;LOWER(LEFT([.C2391];1))&amp;RIGHT([.C2391];LEN([.C2391])-1))">
            <text:p/>
          </table:table-cell>
          <table:table-cell table:number-columns-repeated="249"/>
        </table:table-row>
        <table:table-row table:style-name="ro1">
          <table:table-cell table:number-columns-repeated="2"/>
          <table:table-cell/>
          <table:table-cell table:formula="oooc:=IF([.C2392]=&quot;&quot;;&quot;&quot;;LOWER(LEFT([.C2392];1))&amp;RIGHT([.C2392];LEN([.C2392])-1))">
            <text:p/>
          </table:table-cell>
          <table:table-cell table:number-columns-repeated="249"/>
        </table:table-row>
        <table:table-row table:style-name="ro1">
          <table:table-cell table:number-columns-repeated="2"/>
          <table:table-cell/>
          <table:table-cell table:formula="oooc:=IF([.C2393]=&quot;&quot;;&quot;&quot;;LOWER(LEFT([.C2393];1))&amp;RIGHT([.C2393];LEN([.C2393])-1))">
            <text:p/>
          </table:table-cell>
          <table:table-cell table:number-columns-repeated="249"/>
        </table:table-row>
        <table:table-row table:style-name="ro1">
          <table:table-cell table:number-columns-repeated="2"/>
          <table:table-cell/>
          <table:table-cell table:formula="oooc:=IF([.C2394]=&quot;&quot;;&quot;&quot;;LOWER(LEFT([.C2394];1))&amp;RIGHT([.C2394];LEN([.C2394])-1))">
            <text:p/>
          </table:table-cell>
          <table:table-cell table:number-columns-repeated="249"/>
        </table:table-row>
        <table:table-row table:style-name="ro1">
          <table:table-cell table:number-columns-repeated="2"/>
          <table:table-cell/>
          <table:table-cell table:formula="oooc:=IF([.C2395]=&quot;&quot;;&quot;&quot;;LOWER(LEFT([.C2395];1))&amp;RIGHT([.C2395];LEN([.C2395])-1))">
            <text:p/>
          </table:table-cell>
          <table:table-cell table:number-columns-repeated="249"/>
        </table:table-row>
        <table:table-row table:style-name="ro1">
          <table:table-cell table:number-columns-repeated="2"/>
          <table:table-cell/>
          <table:table-cell table:formula="oooc:=IF([.C2396]=&quot;&quot;;&quot;&quot;;LOWER(LEFT([.C2396];1))&amp;RIGHT([.C2396];LEN([.C2396])-1))">
            <text:p/>
          </table:table-cell>
          <table:table-cell table:number-columns-repeated="249"/>
        </table:table-row>
        <table:table-row table:style-name="ro1">
          <table:table-cell table:number-columns-repeated="2"/>
          <table:table-cell/>
          <table:table-cell table:formula="oooc:=IF([.C2397]=&quot;&quot;;&quot;&quot;;LOWER(LEFT([.C2397];1))&amp;RIGHT([.C2397];LEN([.C2397])-1))">
            <text:p/>
          </table:table-cell>
          <table:table-cell table:number-columns-repeated="249"/>
        </table:table-row>
        <table:table-row table:style-name="ro1">
          <table:table-cell table:number-columns-repeated="2"/>
          <table:table-cell/>
          <table:table-cell table:formula="oooc:=IF([.C2398]=&quot;&quot;;&quot;&quot;;LOWER(LEFT([.C2398];1))&amp;RIGHT([.C2398];LEN([.C2398])-1))">
            <text:p/>
          </table:table-cell>
          <table:table-cell table:number-columns-repeated="249"/>
        </table:table-row>
        <table:table-row table:style-name="ro1">
          <table:table-cell table:number-columns-repeated="2"/>
          <table:table-cell/>
          <table:table-cell table:formula="oooc:=IF([.C2399]=&quot;&quot;;&quot;&quot;;LOWER(LEFT([.C2399];1))&amp;RIGHT([.C2399];LEN([.C2399])-1))">
            <text:p/>
          </table:table-cell>
          <table:table-cell table:number-columns-repeated="249"/>
        </table:table-row>
        <table:table-row table:style-name="ro1">
          <table:table-cell table:number-columns-repeated="2"/>
          <table:table-cell/>
          <table:table-cell table:formula="oooc:=IF([.C2400]=&quot;&quot;;&quot;&quot;;LOWER(LEFT([.C2400];1))&amp;RIGHT([.C2400];LEN([.C2400])-1))">
            <text:p/>
          </table:table-cell>
          <table:table-cell table:number-columns-repeated="249"/>
        </table:table-row>
        <table:table-row table:style-name="ro1">
          <table:table-cell table:number-columns-repeated="2"/>
          <table:table-cell/>
          <table:table-cell table:formula="oooc:=IF([.C2401]=&quot;&quot;;&quot;&quot;;LOWER(LEFT([.C2401];1))&amp;RIGHT([.C2401];LEN([.C2401])-1))">
            <text:p/>
          </table:table-cell>
          <table:table-cell table:number-columns-repeated="249"/>
        </table:table-row>
        <table:table-row table:style-name="ro1">
          <table:table-cell table:number-columns-repeated="2"/>
          <table:table-cell/>
          <table:table-cell table:formula="oooc:=IF([.C2402]=&quot;&quot;;&quot;&quot;;LOWER(LEFT([.C2402];1))&amp;RIGHT([.C2402];LEN([.C2402])-1))">
            <text:p/>
          </table:table-cell>
          <table:table-cell table:number-columns-repeated="249"/>
        </table:table-row>
        <table:table-row table:style-name="ro1">
          <table:table-cell table:number-columns-repeated="2"/>
          <table:table-cell/>
          <table:table-cell table:formula="oooc:=IF([.C2403]=&quot;&quot;;&quot;&quot;;LOWER(LEFT([.C2403];1))&amp;RIGHT([.C2403];LEN([.C2403])-1))">
            <text:p/>
          </table:table-cell>
          <table:table-cell table:number-columns-repeated="249"/>
        </table:table-row>
        <table:table-row table:style-name="ro1">
          <table:table-cell table:number-columns-repeated="2"/>
          <table:table-cell/>
          <table:table-cell table:formula="oooc:=IF([.C2404]=&quot;&quot;;&quot;&quot;;LOWER(LEFT([.C2404];1))&amp;RIGHT([.C2404];LEN([.C2404])-1))">
            <text:p/>
          </table:table-cell>
          <table:table-cell table:number-columns-repeated="249"/>
        </table:table-row>
        <table:table-row table:style-name="ro1">
          <table:table-cell table:number-columns-repeated="2"/>
          <table:table-cell/>
          <table:table-cell table:formula="oooc:=IF([.C2405]=&quot;&quot;;&quot;&quot;;LOWER(LEFT([.C2405];1))&amp;RIGHT([.C2405];LEN([.C2405])-1))">
            <text:p/>
          </table:table-cell>
          <table:table-cell table:number-columns-repeated="249"/>
        </table:table-row>
        <table:table-row table:style-name="ro1">
          <table:table-cell table:number-columns-repeated="2"/>
          <table:table-cell/>
          <table:table-cell table:formula="oooc:=IF([.C2406]=&quot;&quot;;&quot;&quot;;LOWER(LEFT([.C2406];1))&amp;RIGHT([.C2406];LEN([.C2406])-1))">
            <text:p/>
          </table:table-cell>
          <table:table-cell table:number-columns-repeated="249"/>
        </table:table-row>
        <table:table-row table:style-name="ro1">
          <table:table-cell table:number-columns-repeated="2"/>
          <table:table-cell/>
          <table:table-cell table:formula="oooc:=IF([.C2407]=&quot;&quot;;&quot;&quot;;LOWER(LEFT([.C2407];1))&amp;RIGHT([.C2407];LEN([.C2407])-1))">
            <text:p/>
          </table:table-cell>
          <table:table-cell table:number-columns-repeated="249"/>
        </table:table-row>
        <table:table-row table:style-name="ro1">
          <table:table-cell table:number-columns-repeated="2"/>
          <table:table-cell/>
          <table:table-cell table:formula="oooc:=IF([.C2408]=&quot;&quot;;&quot;&quot;;LOWER(LEFT([.C2408];1))&amp;RIGHT([.C2408];LEN([.C2408])-1))">
            <text:p/>
          </table:table-cell>
          <table:table-cell table:number-columns-repeated="249"/>
        </table:table-row>
        <table:table-row table:style-name="ro1">
          <table:table-cell table:number-columns-repeated="2"/>
          <table:table-cell/>
          <table:table-cell table:formula="oooc:=IF([.C2409]=&quot;&quot;;&quot;&quot;;LOWER(LEFT([.C2409];1))&amp;RIGHT([.C2409];LEN([.C2409])-1))">
            <text:p/>
          </table:table-cell>
          <table:table-cell table:number-columns-repeated="249"/>
        </table:table-row>
        <table:table-row table:style-name="ro1">
          <table:table-cell table:number-columns-repeated="2"/>
          <table:table-cell/>
          <table:table-cell table:formula="oooc:=IF([.C2410]=&quot;&quot;;&quot;&quot;;LOWER(LEFT([.C2410];1))&amp;RIGHT([.C2410];LEN([.C2410])-1))">
            <text:p/>
          </table:table-cell>
          <table:table-cell table:number-columns-repeated="249"/>
        </table:table-row>
        <table:table-row table:style-name="ro1">
          <table:table-cell table:number-columns-repeated="2"/>
          <table:table-cell/>
          <table:table-cell table:formula="oooc:=IF([.C2411]=&quot;&quot;;&quot;&quot;;LOWER(LEFT([.C2411];1))&amp;RIGHT([.C2411];LEN([.C2411])-1))">
            <text:p/>
          </table:table-cell>
          <table:table-cell table:number-columns-repeated="249"/>
        </table:table-row>
        <table:table-row table:style-name="ro1">
          <table:table-cell table:number-columns-repeated="2"/>
          <table:table-cell/>
          <table:table-cell table:formula="oooc:=IF([.C2412]=&quot;&quot;;&quot;&quot;;LOWER(LEFT([.C2412];1))&amp;RIGHT([.C2412];LEN([.C2412])-1))">
            <text:p/>
          </table:table-cell>
          <table:table-cell table:number-columns-repeated="249"/>
        </table:table-row>
        <table:table-row table:style-name="ro1">
          <table:table-cell table:number-columns-repeated="2"/>
          <table:table-cell/>
          <table:table-cell table:formula="oooc:=IF([.C2413]=&quot;&quot;;&quot;&quot;;LOWER(LEFT([.C2413];1))&amp;RIGHT([.C2413];LEN([.C2413])-1))">
            <text:p/>
          </table:table-cell>
          <table:table-cell table:number-columns-repeated="249"/>
        </table:table-row>
        <table:table-row table:style-name="ro1">
          <table:table-cell table:number-columns-repeated="2"/>
          <table:table-cell/>
          <table:table-cell table:formula="oooc:=IF([.C2414]=&quot;&quot;;&quot;&quot;;LOWER(LEFT([.C2414];1))&amp;RIGHT([.C2414];LEN([.C2414])-1))">
            <text:p/>
          </table:table-cell>
          <table:table-cell table:number-columns-repeated="249"/>
        </table:table-row>
        <table:table-row table:style-name="ro1">
          <table:table-cell table:number-columns-repeated="2"/>
          <table:table-cell/>
          <table:table-cell table:formula="oooc:=IF([.C2415]=&quot;&quot;;&quot;&quot;;LOWER(LEFT([.C2415];1))&amp;RIGHT([.C2415];LEN([.C2415])-1))">
            <text:p/>
          </table:table-cell>
          <table:table-cell table:number-columns-repeated="249"/>
        </table:table-row>
        <table:table-row table:style-name="ro1">
          <table:table-cell table:number-columns-repeated="2"/>
          <table:table-cell/>
          <table:table-cell table:formula="oooc:=IF([.C2416]=&quot;&quot;;&quot;&quot;;LOWER(LEFT([.C2416];1))&amp;RIGHT([.C2416];LEN([.C2416])-1))">
            <text:p/>
          </table:table-cell>
          <table:table-cell table:number-columns-repeated="249"/>
        </table:table-row>
        <table:table-row table:style-name="ro1">
          <table:table-cell table:number-columns-repeated="2"/>
          <table:table-cell/>
          <table:table-cell table:formula="oooc:=IF([.C2417]=&quot;&quot;;&quot;&quot;;LOWER(LEFT([.C2417];1))&amp;RIGHT([.C2417];LEN([.C2417])-1))">
            <text:p/>
          </table:table-cell>
          <table:table-cell table:number-columns-repeated="249"/>
        </table:table-row>
        <table:table-row table:style-name="ro1">
          <table:table-cell table:number-columns-repeated="2"/>
          <table:table-cell/>
          <table:table-cell table:formula="oooc:=IF([.C2418]=&quot;&quot;;&quot;&quot;;LOWER(LEFT([.C2418];1))&amp;RIGHT([.C2418];LEN([.C2418])-1))">
            <text:p/>
          </table:table-cell>
          <table:table-cell table:number-columns-repeated="249"/>
        </table:table-row>
        <table:table-row table:style-name="ro1">
          <table:table-cell table:number-columns-repeated="2"/>
          <table:table-cell/>
          <table:table-cell table:formula="oooc:=IF([.C2419]=&quot;&quot;;&quot;&quot;;LOWER(LEFT([.C2419];1))&amp;RIGHT([.C2419];LEN([.C2419])-1))">
            <text:p/>
          </table:table-cell>
          <table:table-cell table:number-columns-repeated="249"/>
        </table:table-row>
        <table:table-row table:style-name="ro1">
          <table:table-cell table:number-columns-repeated="2"/>
          <table:table-cell/>
          <table:table-cell table:formula="oooc:=IF([.C2420]=&quot;&quot;;&quot;&quot;;LOWER(LEFT([.C2420];1))&amp;RIGHT([.C2420];LEN([.C2420])-1))">
            <text:p/>
          </table:table-cell>
          <table:table-cell table:number-columns-repeated="249"/>
        </table:table-row>
        <table:table-row table:style-name="ro1">
          <table:table-cell table:number-columns-repeated="2"/>
          <table:table-cell/>
          <table:table-cell table:formula="oooc:=IF([.C2421]=&quot;&quot;;&quot;&quot;;LOWER(LEFT([.C2421];1))&amp;RIGHT([.C2421];LEN([.C2421])-1))">
            <text:p/>
          </table:table-cell>
          <table:table-cell table:number-columns-repeated="249"/>
        </table:table-row>
        <table:table-row table:style-name="ro1">
          <table:table-cell table:number-columns-repeated="2"/>
          <table:table-cell/>
          <table:table-cell table:formula="oooc:=IF([.C2422]=&quot;&quot;;&quot;&quot;;LOWER(LEFT([.C2422];1))&amp;RIGHT([.C2422];LEN([.C2422])-1))">
            <text:p/>
          </table:table-cell>
          <table:table-cell table:number-columns-repeated="249"/>
        </table:table-row>
        <table:table-row table:style-name="ro1">
          <table:table-cell table:number-columns-repeated="2"/>
          <table:table-cell/>
          <table:table-cell table:formula="oooc:=IF([.C2423]=&quot;&quot;;&quot;&quot;;LOWER(LEFT([.C2423];1))&amp;RIGHT([.C2423];LEN([.C2423])-1))">
            <text:p/>
          </table:table-cell>
          <table:table-cell table:number-columns-repeated="249"/>
        </table:table-row>
        <table:table-row table:style-name="ro1">
          <table:table-cell table:number-columns-repeated="2"/>
          <table:table-cell/>
          <table:table-cell table:formula="oooc:=IF([.C2424]=&quot;&quot;;&quot;&quot;;LOWER(LEFT([.C2424];1))&amp;RIGHT([.C2424];LEN([.C2424])-1))">
            <text:p/>
          </table:table-cell>
          <table:table-cell table:number-columns-repeated="249"/>
        </table:table-row>
        <table:table-row table:style-name="ro1">
          <table:table-cell table:number-columns-repeated="2"/>
          <table:table-cell/>
          <table:table-cell table:formula="oooc:=IF([.C2425]=&quot;&quot;;&quot;&quot;;LOWER(LEFT([.C2425];1))&amp;RIGHT([.C2425];LEN([.C2425])-1))">
            <text:p/>
          </table:table-cell>
          <table:table-cell table:number-columns-repeated="249"/>
        </table:table-row>
        <table:table-row table:style-name="ro1">
          <table:table-cell table:number-columns-repeated="2"/>
          <table:table-cell/>
          <table:table-cell table:formula="oooc:=IF([.C2426]=&quot;&quot;;&quot;&quot;;LOWER(LEFT([.C2426];1))&amp;RIGHT([.C2426];LEN([.C2426])-1))">
            <text:p/>
          </table:table-cell>
          <table:table-cell table:number-columns-repeated="249"/>
        </table:table-row>
        <table:table-row table:style-name="ro1">
          <table:table-cell table:number-columns-repeated="2"/>
          <table:table-cell/>
          <table:table-cell table:formula="oooc:=IF([.C2427]=&quot;&quot;;&quot;&quot;;LOWER(LEFT([.C2427];1))&amp;RIGHT([.C2427];LEN([.C2427])-1))">
            <text:p/>
          </table:table-cell>
          <table:table-cell table:number-columns-repeated="249"/>
        </table:table-row>
        <table:table-row table:style-name="ro1">
          <table:table-cell table:number-columns-repeated="2"/>
          <table:table-cell/>
          <table:table-cell table:formula="oooc:=IF([.C2428]=&quot;&quot;;&quot;&quot;;LOWER(LEFT([.C2428];1))&amp;RIGHT([.C2428];LEN([.C2428])-1))">
            <text:p/>
          </table:table-cell>
          <table:table-cell table:number-columns-repeated="249"/>
        </table:table-row>
        <table:table-row table:style-name="ro1">
          <table:table-cell table:number-columns-repeated="2"/>
          <table:table-cell/>
          <table:table-cell table:formula="oooc:=IF([.C2429]=&quot;&quot;;&quot;&quot;;LOWER(LEFT([.C2429];1))&amp;RIGHT([.C2429];LEN([.C2429])-1))">
            <text:p/>
          </table:table-cell>
          <table:table-cell table:number-columns-repeated="249"/>
        </table:table-row>
        <table:table-row table:style-name="ro1">
          <table:table-cell table:number-columns-repeated="2"/>
          <table:table-cell/>
          <table:table-cell table:formula="oooc:=IF([.C2430]=&quot;&quot;;&quot;&quot;;LOWER(LEFT([.C2430];1))&amp;RIGHT([.C2430];LEN([.C2430])-1))">
            <text:p/>
          </table:table-cell>
          <table:table-cell table:number-columns-repeated="249"/>
        </table:table-row>
        <table:table-row table:style-name="ro1">
          <table:table-cell table:number-columns-repeated="2"/>
          <table:table-cell/>
          <table:table-cell table:formula="oooc:=IF([.C2431]=&quot;&quot;;&quot;&quot;;LOWER(LEFT([.C2431];1))&amp;RIGHT([.C2431];LEN([.C2431])-1))">
            <text:p/>
          </table:table-cell>
          <table:table-cell table:number-columns-repeated="249"/>
        </table:table-row>
        <table:table-row table:style-name="ro1">
          <table:table-cell table:number-columns-repeated="2"/>
          <table:table-cell/>
          <table:table-cell table:formula="oooc:=IF([.C2432]=&quot;&quot;;&quot;&quot;;LOWER(LEFT([.C2432];1))&amp;RIGHT([.C2432];LEN([.C2432])-1))">
            <text:p/>
          </table:table-cell>
          <table:table-cell table:number-columns-repeated="249"/>
        </table:table-row>
        <table:table-row table:style-name="ro1">
          <table:table-cell table:number-columns-repeated="2"/>
          <table:table-cell/>
          <table:table-cell table:formula="oooc:=IF([.C2433]=&quot;&quot;;&quot;&quot;;LOWER(LEFT([.C2433];1))&amp;RIGHT([.C2433];LEN([.C2433])-1))">
            <text:p/>
          </table:table-cell>
          <table:table-cell table:number-columns-repeated="249"/>
        </table:table-row>
        <table:table-row table:style-name="ro1">
          <table:table-cell table:number-columns-repeated="2"/>
          <table:table-cell/>
          <table:table-cell table:formula="oooc:=IF([.C2434]=&quot;&quot;;&quot;&quot;;LOWER(LEFT([.C2434];1))&amp;RIGHT([.C2434];LEN([.C2434])-1))">
            <text:p/>
          </table:table-cell>
          <table:table-cell table:number-columns-repeated="249"/>
        </table:table-row>
        <table:table-row table:style-name="ro1">
          <table:table-cell table:number-columns-repeated="2"/>
          <table:table-cell/>
          <table:table-cell table:formula="oooc:=IF([.C2435]=&quot;&quot;;&quot;&quot;;LOWER(LEFT([.C2435];1))&amp;RIGHT([.C2435];LEN([.C2435])-1))">
            <text:p/>
          </table:table-cell>
          <table:table-cell table:number-columns-repeated="249"/>
        </table:table-row>
        <table:table-row table:style-name="ro1">
          <table:table-cell table:number-columns-repeated="2"/>
          <table:table-cell/>
          <table:table-cell table:formula="oooc:=IF([.C2436]=&quot;&quot;;&quot;&quot;;LOWER(LEFT([.C2436];1))&amp;RIGHT([.C2436];LEN([.C2436])-1))">
            <text:p/>
          </table:table-cell>
          <table:table-cell table:number-columns-repeated="249"/>
        </table:table-row>
        <table:table-row table:style-name="ro1">
          <table:table-cell table:number-columns-repeated="2"/>
          <table:table-cell/>
          <table:table-cell table:formula="oooc:=IF([.C2437]=&quot;&quot;;&quot;&quot;;LOWER(LEFT([.C2437];1))&amp;RIGHT([.C2437];LEN([.C2437])-1))">
            <text:p/>
          </table:table-cell>
          <table:table-cell table:number-columns-repeated="249"/>
        </table:table-row>
        <table:table-row table:style-name="ro1">
          <table:table-cell table:number-columns-repeated="2"/>
          <table:table-cell/>
          <table:table-cell table:formula="oooc:=IF([.C2438]=&quot;&quot;;&quot;&quot;;LOWER(LEFT([.C2438];1))&amp;RIGHT([.C2438];LEN([.C2438])-1))">
            <text:p/>
          </table:table-cell>
          <table:table-cell table:number-columns-repeated="249"/>
        </table:table-row>
        <table:table-row table:style-name="ro1">
          <table:table-cell table:number-columns-repeated="2"/>
          <table:table-cell/>
          <table:table-cell table:formula="oooc:=IF([.C2439]=&quot;&quot;;&quot;&quot;;LOWER(LEFT([.C2439];1))&amp;RIGHT([.C2439];LEN([.C2439])-1))">
            <text:p/>
          </table:table-cell>
          <table:table-cell table:number-columns-repeated="249"/>
        </table:table-row>
        <table:table-row table:style-name="ro1">
          <table:table-cell table:number-columns-repeated="2"/>
          <table:table-cell/>
          <table:table-cell table:formula="oooc:=IF([.C2440]=&quot;&quot;;&quot;&quot;;LOWER(LEFT([.C2440];1))&amp;RIGHT([.C2440];LEN([.C2440])-1))">
            <text:p/>
          </table:table-cell>
          <table:table-cell table:number-columns-repeated="249"/>
        </table:table-row>
        <table:table-row table:style-name="ro1">
          <table:table-cell table:number-columns-repeated="2"/>
          <table:table-cell/>
          <table:table-cell table:formula="oooc:=IF([.C2441]=&quot;&quot;;&quot;&quot;;LOWER(LEFT([.C2441];1))&amp;RIGHT([.C2441];LEN([.C2441])-1))">
            <text:p/>
          </table:table-cell>
          <table:table-cell table:number-columns-repeated="249"/>
        </table:table-row>
        <table:table-row table:style-name="ro1">
          <table:table-cell table:number-columns-repeated="2"/>
          <table:table-cell/>
          <table:table-cell table:formula="oooc:=IF([.C2442]=&quot;&quot;;&quot;&quot;;LOWER(LEFT([.C2442];1))&amp;RIGHT([.C2442];LEN([.C2442])-1))">
            <text:p/>
          </table:table-cell>
          <table:table-cell table:number-columns-repeated="249"/>
        </table:table-row>
        <table:table-row table:style-name="ro1">
          <table:table-cell table:number-columns-repeated="2"/>
          <table:table-cell/>
          <table:table-cell table:formula="oooc:=IF([.C2443]=&quot;&quot;;&quot;&quot;;LOWER(LEFT([.C2443];1))&amp;RIGHT([.C2443];LEN([.C2443])-1))">
            <text:p/>
          </table:table-cell>
          <table:table-cell table:number-columns-repeated="249"/>
        </table:table-row>
        <table:table-row table:style-name="ro1">
          <table:table-cell table:number-columns-repeated="2"/>
          <table:table-cell/>
          <table:table-cell table:formula="oooc:=IF([.C2444]=&quot;&quot;;&quot;&quot;;LOWER(LEFT([.C2444];1))&amp;RIGHT([.C2444];LEN([.C2444])-1))">
            <text:p/>
          </table:table-cell>
          <table:table-cell table:number-columns-repeated="249"/>
        </table:table-row>
        <table:table-row table:style-name="ro1">
          <table:table-cell table:number-columns-repeated="2"/>
          <table:table-cell/>
          <table:table-cell table:formula="oooc:=IF([.C2445]=&quot;&quot;;&quot;&quot;;LOWER(LEFT([.C2445];1))&amp;RIGHT([.C2445];LEN([.C2445])-1))">
            <text:p/>
          </table:table-cell>
          <table:table-cell table:number-columns-repeated="249"/>
        </table:table-row>
        <table:table-row table:style-name="ro1">
          <table:table-cell table:number-columns-repeated="2"/>
          <table:table-cell/>
          <table:table-cell table:formula="oooc:=IF([.C2446]=&quot;&quot;;&quot;&quot;;LOWER(LEFT([.C2446];1))&amp;RIGHT([.C2446];LEN([.C2446])-1))">
            <text:p/>
          </table:table-cell>
          <table:table-cell table:number-columns-repeated="249"/>
        </table:table-row>
        <table:table-row table:style-name="ro1">
          <table:table-cell table:number-columns-repeated="2"/>
          <table:table-cell/>
          <table:table-cell table:formula="oooc:=IF([.C2447]=&quot;&quot;;&quot;&quot;;LOWER(LEFT([.C2447];1))&amp;RIGHT([.C2447];LEN([.C2447])-1))">
            <text:p/>
          </table:table-cell>
          <table:table-cell table:number-columns-repeated="249"/>
        </table:table-row>
        <table:table-row table:style-name="ro1">
          <table:table-cell table:number-columns-repeated="2"/>
          <table:table-cell/>
          <table:table-cell table:formula="oooc:=IF([.C2448]=&quot;&quot;;&quot;&quot;;LOWER(LEFT([.C2448];1))&amp;RIGHT([.C2448];LEN([.C2448])-1))">
            <text:p/>
          </table:table-cell>
          <table:table-cell table:number-columns-repeated="249"/>
        </table:table-row>
        <table:table-row table:style-name="ro1">
          <table:table-cell table:number-columns-repeated="2"/>
          <table:table-cell/>
          <table:table-cell table:formula="oooc:=IF([.C2449]=&quot;&quot;;&quot;&quot;;LOWER(LEFT([.C2449];1))&amp;RIGHT([.C2449];LEN([.C2449])-1))">
            <text:p/>
          </table:table-cell>
          <table:table-cell table:number-columns-repeated="249"/>
        </table:table-row>
        <table:table-row table:style-name="ro1">
          <table:table-cell table:number-columns-repeated="2"/>
          <table:table-cell/>
          <table:table-cell table:formula="oooc:=IF([.C2450]=&quot;&quot;;&quot;&quot;;LOWER(LEFT([.C2450];1))&amp;RIGHT([.C2450];LEN([.C2450])-1))">
            <text:p/>
          </table:table-cell>
          <table:table-cell table:number-columns-repeated="249"/>
        </table:table-row>
        <table:table-row table:style-name="ro1">
          <table:table-cell table:number-columns-repeated="2"/>
          <table:table-cell/>
          <table:table-cell table:formula="oooc:=IF([.C2451]=&quot;&quot;;&quot;&quot;;LOWER(LEFT([.C2451];1))&amp;RIGHT([.C2451];LEN([.C2451])-1))">
            <text:p/>
          </table:table-cell>
          <table:table-cell table:number-columns-repeated="249"/>
        </table:table-row>
        <table:table-row table:style-name="ro1">
          <table:table-cell table:number-columns-repeated="2"/>
          <table:table-cell/>
          <table:table-cell table:formula="oooc:=IF([.C2452]=&quot;&quot;;&quot;&quot;;LOWER(LEFT([.C2452];1))&amp;RIGHT([.C2452];LEN([.C2452])-1))">
            <text:p/>
          </table:table-cell>
          <table:table-cell table:number-columns-repeated="249"/>
        </table:table-row>
        <table:table-row table:style-name="ro1">
          <table:table-cell table:number-columns-repeated="2"/>
          <table:table-cell/>
          <table:table-cell table:formula="oooc:=IF([.C2453]=&quot;&quot;;&quot;&quot;;LOWER(LEFT([.C2453];1))&amp;RIGHT([.C2453];LEN([.C2453])-1))">
            <text:p/>
          </table:table-cell>
          <table:table-cell table:number-columns-repeated="249"/>
        </table:table-row>
        <table:table-row table:style-name="ro1">
          <table:table-cell table:number-columns-repeated="2"/>
          <table:table-cell/>
          <table:table-cell table:formula="oooc:=IF([.C2454]=&quot;&quot;;&quot;&quot;;LOWER(LEFT([.C2454];1))&amp;RIGHT([.C2454];LEN([.C2454])-1))">
            <text:p/>
          </table:table-cell>
          <table:table-cell table:number-columns-repeated="249"/>
        </table:table-row>
        <table:table-row table:style-name="ro1">
          <table:table-cell table:number-columns-repeated="2"/>
          <table:table-cell/>
          <table:table-cell table:formula="oooc:=IF([.C2455]=&quot;&quot;;&quot;&quot;;LOWER(LEFT([.C2455];1))&amp;RIGHT([.C2455];LEN([.C2455])-1))">
            <text:p/>
          </table:table-cell>
          <table:table-cell table:number-columns-repeated="249"/>
        </table:table-row>
        <table:table-row table:style-name="ro1">
          <table:table-cell table:number-columns-repeated="2"/>
          <table:table-cell/>
          <table:table-cell table:formula="oooc:=IF([.C2456]=&quot;&quot;;&quot;&quot;;LOWER(LEFT([.C2456];1))&amp;RIGHT([.C2456];LEN([.C2456])-1))">
            <text:p/>
          </table:table-cell>
          <table:table-cell table:number-columns-repeated="249"/>
        </table:table-row>
        <table:table-row table:style-name="ro1">
          <table:table-cell table:number-columns-repeated="2"/>
          <table:table-cell/>
          <table:table-cell table:formula="oooc:=IF([.C2457]=&quot;&quot;;&quot;&quot;;LOWER(LEFT([.C2457];1))&amp;RIGHT([.C2457];LEN([.C2457])-1))">
            <text:p/>
          </table:table-cell>
          <table:table-cell table:number-columns-repeated="249"/>
        </table:table-row>
        <table:table-row table:style-name="ro1">
          <table:table-cell table:number-columns-repeated="2"/>
          <table:table-cell/>
          <table:table-cell table:formula="oooc:=IF([.C2458]=&quot;&quot;;&quot;&quot;;LOWER(LEFT([.C2458];1))&amp;RIGHT([.C2458];LEN([.C2458])-1))">
            <text:p/>
          </table:table-cell>
          <table:table-cell table:number-columns-repeated="249"/>
        </table:table-row>
        <table:table-row table:style-name="ro1">
          <table:table-cell table:number-columns-repeated="2"/>
          <table:table-cell/>
          <table:table-cell table:formula="oooc:=IF([.C2459]=&quot;&quot;;&quot;&quot;;LOWER(LEFT([.C2459];1))&amp;RIGHT([.C2459];LEN([.C2459])-1))">
            <text:p/>
          </table:table-cell>
          <table:table-cell table:number-columns-repeated="249"/>
        </table:table-row>
        <table:table-row table:style-name="ro1">
          <table:table-cell table:number-columns-repeated="2"/>
          <table:table-cell/>
          <table:table-cell table:formula="oooc:=IF([.C2460]=&quot;&quot;;&quot;&quot;;LOWER(LEFT([.C2460];1))&amp;RIGHT([.C2460];LEN([.C2460])-1))">
            <text:p/>
          </table:table-cell>
          <table:table-cell table:number-columns-repeated="249"/>
        </table:table-row>
        <table:table-row table:style-name="ro1">
          <table:table-cell table:number-columns-repeated="2"/>
          <table:table-cell/>
          <table:table-cell table:formula="oooc:=IF([.C2461]=&quot;&quot;;&quot;&quot;;LOWER(LEFT([.C2461];1))&amp;RIGHT([.C2461];LEN([.C2461])-1))">
            <text:p/>
          </table:table-cell>
          <table:table-cell table:number-columns-repeated="249"/>
        </table:table-row>
        <table:table-row table:style-name="ro1">
          <table:table-cell table:number-columns-repeated="2"/>
          <table:table-cell/>
          <table:table-cell table:formula="oooc:=IF([.C2462]=&quot;&quot;;&quot;&quot;;LOWER(LEFT([.C2462];1))&amp;RIGHT([.C2462];LEN([.C2462])-1))">
            <text:p/>
          </table:table-cell>
          <table:table-cell table:number-columns-repeated="249"/>
        </table:table-row>
        <table:table-row table:style-name="ro1">
          <table:table-cell table:number-columns-repeated="2"/>
          <table:table-cell/>
          <table:table-cell table:formula="oooc:=IF([.C2463]=&quot;&quot;;&quot;&quot;;LOWER(LEFT([.C2463];1))&amp;RIGHT([.C2463];LEN([.C2463])-1))">
            <text:p/>
          </table:table-cell>
          <table:table-cell table:number-columns-repeated="249"/>
        </table:table-row>
        <table:table-row table:style-name="ro1">
          <table:table-cell table:number-columns-repeated="2"/>
          <table:table-cell/>
          <table:table-cell table:formula="oooc:=IF([.C2464]=&quot;&quot;;&quot;&quot;;LOWER(LEFT([.C2464];1))&amp;RIGHT([.C2464];LEN([.C2464])-1))">
            <text:p/>
          </table:table-cell>
          <table:table-cell table:number-columns-repeated="249"/>
        </table:table-row>
        <table:table-row table:style-name="ro1">
          <table:table-cell table:number-columns-repeated="2"/>
          <table:table-cell/>
          <table:table-cell table:formula="oooc:=IF([.C2465]=&quot;&quot;;&quot;&quot;;LOWER(LEFT([.C2465];1))&amp;RIGHT([.C2465];LEN([.C2465])-1))">
            <text:p/>
          </table:table-cell>
          <table:table-cell table:number-columns-repeated="249"/>
        </table:table-row>
        <table:table-row table:style-name="ro1">
          <table:table-cell table:number-columns-repeated="2"/>
          <table:table-cell/>
          <table:table-cell table:formula="oooc:=IF([.C2466]=&quot;&quot;;&quot;&quot;;LOWER(LEFT([.C2466];1))&amp;RIGHT([.C2466];LEN([.C2466])-1))">
            <text:p/>
          </table:table-cell>
          <table:table-cell table:number-columns-repeated="249"/>
        </table:table-row>
        <table:table-row table:style-name="ro1">
          <table:table-cell table:number-columns-repeated="2"/>
          <table:table-cell/>
          <table:table-cell table:formula="oooc:=IF([.C2467]=&quot;&quot;;&quot;&quot;;LOWER(LEFT([.C2467];1))&amp;RIGHT([.C2467];LEN([.C2467])-1))">
            <text:p/>
          </table:table-cell>
          <table:table-cell table:number-columns-repeated="249"/>
        </table:table-row>
        <table:table-row table:style-name="ro1">
          <table:table-cell table:number-columns-repeated="2"/>
          <table:table-cell/>
          <table:table-cell table:formula="oooc:=IF([.C2468]=&quot;&quot;;&quot;&quot;;LOWER(LEFT([.C2468];1))&amp;RIGHT([.C2468];LEN([.C2468])-1))">
            <text:p/>
          </table:table-cell>
          <table:table-cell table:number-columns-repeated="249"/>
        </table:table-row>
        <table:table-row table:style-name="ro1">
          <table:table-cell table:number-columns-repeated="2"/>
          <table:table-cell/>
          <table:table-cell table:formula="oooc:=IF([.C2469]=&quot;&quot;;&quot;&quot;;LOWER(LEFT([.C2469];1))&amp;RIGHT([.C2469];LEN([.C2469])-1))">
            <text:p/>
          </table:table-cell>
          <table:table-cell table:number-columns-repeated="249"/>
        </table:table-row>
        <table:table-row table:style-name="ro1">
          <table:table-cell table:number-columns-repeated="2"/>
          <table:table-cell/>
          <table:table-cell table:formula="oooc:=IF([.C2470]=&quot;&quot;;&quot;&quot;;LOWER(LEFT([.C2470];1))&amp;RIGHT([.C2470];LEN([.C2470])-1))">
            <text:p/>
          </table:table-cell>
          <table:table-cell table:number-columns-repeated="249"/>
        </table:table-row>
        <table:table-row table:style-name="ro1">
          <table:table-cell table:number-columns-repeated="2"/>
          <table:table-cell/>
          <table:table-cell table:formula="oooc:=IF([.C2471]=&quot;&quot;;&quot;&quot;;LOWER(LEFT([.C2471];1))&amp;RIGHT([.C2471];LEN([.C2471])-1))">
            <text:p/>
          </table:table-cell>
          <table:table-cell table:number-columns-repeated="249"/>
        </table:table-row>
        <table:table-row table:style-name="ro1">
          <table:table-cell table:number-columns-repeated="2"/>
          <table:table-cell/>
          <table:table-cell table:formula="oooc:=IF([.C2472]=&quot;&quot;;&quot;&quot;;LOWER(LEFT([.C2472];1))&amp;RIGHT([.C2472];LEN([.C2472])-1))">
            <text:p/>
          </table:table-cell>
          <table:table-cell table:number-columns-repeated="249"/>
        </table:table-row>
        <table:table-row table:style-name="ro1">
          <table:table-cell table:number-columns-repeated="2"/>
          <table:table-cell/>
          <table:table-cell table:formula="oooc:=IF([.C2473]=&quot;&quot;;&quot;&quot;;LOWER(LEFT([.C2473];1))&amp;RIGHT([.C2473];LEN([.C2473])-1))">
            <text:p/>
          </table:table-cell>
          <table:table-cell table:number-columns-repeated="249"/>
        </table:table-row>
        <table:table-row table:style-name="ro1">
          <table:table-cell table:number-columns-repeated="2"/>
          <table:table-cell/>
          <table:table-cell table:formula="oooc:=IF([.C2474]=&quot;&quot;;&quot;&quot;;LOWER(LEFT([.C2474];1))&amp;RIGHT([.C2474];LEN([.C2474])-1))">
            <text:p/>
          </table:table-cell>
          <table:table-cell table:number-columns-repeated="249"/>
        </table:table-row>
        <table:table-row table:style-name="ro1">
          <table:table-cell table:number-columns-repeated="2"/>
          <table:table-cell/>
          <table:table-cell table:formula="oooc:=IF([.C2475]=&quot;&quot;;&quot;&quot;;LOWER(LEFT([.C2475];1))&amp;RIGHT([.C2475];LEN([.C2475])-1))">
            <text:p/>
          </table:table-cell>
          <table:table-cell table:number-columns-repeated="249"/>
        </table:table-row>
        <table:table-row table:style-name="ro1">
          <table:table-cell table:number-columns-repeated="2"/>
          <table:table-cell/>
          <table:table-cell table:formula="oooc:=IF([.C2476]=&quot;&quot;;&quot;&quot;;LOWER(LEFT([.C2476];1))&amp;RIGHT([.C2476];LEN([.C2476])-1))">
            <text:p/>
          </table:table-cell>
          <table:table-cell table:number-columns-repeated="249"/>
        </table:table-row>
        <table:table-row table:style-name="ro1">
          <table:table-cell table:number-columns-repeated="2"/>
          <table:table-cell/>
          <table:table-cell table:formula="oooc:=IF([.C2477]=&quot;&quot;;&quot;&quot;;LOWER(LEFT([.C2477];1))&amp;RIGHT([.C2477];LEN([.C2477])-1))">
            <text:p/>
          </table:table-cell>
          <table:table-cell table:number-columns-repeated="249"/>
        </table:table-row>
        <table:table-row table:style-name="ro1">
          <table:table-cell table:number-columns-repeated="2"/>
          <table:table-cell/>
          <table:table-cell table:formula="oooc:=IF([.C2478]=&quot;&quot;;&quot;&quot;;LOWER(LEFT([.C2478];1))&amp;RIGHT([.C2478];LEN([.C2478])-1))">
            <text:p/>
          </table:table-cell>
          <table:table-cell table:number-columns-repeated="249"/>
        </table:table-row>
        <table:table-row table:style-name="ro1">
          <table:table-cell table:number-columns-repeated="2"/>
          <table:table-cell/>
          <table:table-cell table:formula="oooc:=IF([.C2479]=&quot;&quot;;&quot;&quot;;LOWER(LEFT([.C2479];1))&amp;RIGHT([.C2479];LEN([.C2479])-1))">
            <text:p/>
          </table:table-cell>
          <table:table-cell table:number-columns-repeated="249"/>
        </table:table-row>
        <table:table-row table:style-name="ro1">
          <table:table-cell table:number-columns-repeated="2"/>
          <table:table-cell/>
          <table:table-cell table:formula="oooc:=IF([.C2480]=&quot;&quot;;&quot;&quot;;LOWER(LEFT([.C2480];1))&amp;RIGHT([.C2480];LEN([.C2480])-1))">
            <text:p/>
          </table:table-cell>
          <table:table-cell table:number-columns-repeated="249"/>
        </table:table-row>
        <table:table-row table:style-name="ro1">
          <table:table-cell table:number-columns-repeated="2"/>
          <table:table-cell/>
          <table:table-cell table:formula="oooc:=IF([.C2481]=&quot;&quot;;&quot;&quot;;LOWER(LEFT([.C2481];1))&amp;RIGHT([.C2481];LEN([.C2481])-1))">
            <text:p/>
          </table:table-cell>
          <table:table-cell table:number-columns-repeated="249"/>
        </table:table-row>
        <table:table-row table:style-name="ro1">
          <table:table-cell table:number-columns-repeated="2"/>
          <table:table-cell/>
          <table:table-cell table:formula="oooc:=IF([.C2482]=&quot;&quot;;&quot;&quot;;LOWER(LEFT([.C2482];1))&amp;RIGHT([.C2482];LEN([.C2482])-1))">
            <text:p/>
          </table:table-cell>
          <table:table-cell table:number-columns-repeated="249"/>
        </table:table-row>
        <table:table-row table:style-name="ro1">
          <table:table-cell table:number-columns-repeated="2"/>
          <table:table-cell/>
          <table:table-cell table:formula="oooc:=IF([.C2483]=&quot;&quot;;&quot;&quot;;LOWER(LEFT([.C2483];1))&amp;RIGHT([.C2483];LEN([.C2483])-1))">
            <text:p/>
          </table:table-cell>
          <table:table-cell table:number-columns-repeated="249"/>
        </table:table-row>
        <table:table-row table:style-name="ro1">
          <table:table-cell table:number-columns-repeated="2"/>
          <table:table-cell/>
          <table:table-cell table:formula="oooc:=IF([.C2484]=&quot;&quot;;&quot;&quot;;LOWER(LEFT([.C2484];1))&amp;RIGHT([.C2484];LEN([.C2484])-1))">
            <text:p/>
          </table:table-cell>
          <table:table-cell table:number-columns-repeated="249"/>
        </table:table-row>
        <table:table-row table:style-name="ro1">
          <table:table-cell table:number-columns-repeated="2"/>
          <table:table-cell/>
          <table:table-cell table:formula="oooc:=IF([.C2485]=&quot;&quot;;&quot;&quot;;LOWER(LEFT([.C2485];1))&amp;RIGHT([.C2485];LEN([.C2485])-1))">
            <text:p/>
          </table:table-cell>
          <table:table-cell table:number-columns-repeated="249"/>
        </table:table-row>
        <table:table-row table:style-name="ro1">
          <table:table-cell table:number-columns-repeated="2"/>
          <table:table-cell/>
          <table:table-cell table:formula="oooc:=IF([.C2486]=&quot;&quot;;&quot;&quot;;LOWER(LEFT([.C2486];1))&amp;RIGHT([.C2486];LEN([.C2486])-1))">
            <text:p/>
          </table:table-cell>
          <table:table-cell table:number-columns-repeated="249"/>
        </table:table-row>
        <table:table-row table:style-name="ro1">
          <table:table-cell table:number-columns-repeated="2"/>
          <table:table-cell/>
          <table:table-cell table:formula="oooc:=IF([.C2487]=&quot;&quot;;&quot;&quot;;LOWER(LEFT([.C2487];1))&amp;RIGHT([.C2487];LEN([.C2487])-1))">
            <text:p/>
          </table:table-cell>
          <table:table-cell table:number-columns-repeated="249"/>
        </table:table-row>
        <table:table-row table:style-name="ro1">
          <table:table-cell table:number-columns-repeated="2"/>
          <table:table-cell/>
          <table:table-cell table:formula="oooc:=IF([.C2488]=&quot;&quot;;&quot;&quot;;LOWER(LEFT([.C2488];1))&amp;RIGHT([.C2488];LEN([.C2488])-1))">
            <text:p/>
          </table:table-cell>
          <table:table-cell table:number-columns-repeated="249"/>
        </table:table-row>
        <table:table-row table:style-name="ro1">
          <table:table-cell table:number-columns-repeated="2"/>
          <table:table-cell/>
          <table:table-cell table:formula="oooc:=IF([.C2489]=&quot;&quot;;&quot;&quot;;LOWER(LEFT([.C2489];1))&amp;RIGHT([.C2489];LEN([.C2489])-1))">
            <text:p/>
          </table:table-cell>
          <table:table-cell table:number-columns-repeated="249"/>
        </table:table-row>
        <table:table-row table:style-name="ro1">
          <table:table-cell table:number-columns-repeated="2"/>
          <table:table-cell/>
          <table:table-cell table:formula="oooc:=IF([.C2490]=&quot;&quot;;&quot;&quot;;LOWER(LEFT([.C2490];1))&amp;RIGHT([.C2490];LEN([.C2490])-1))">
            <text:p/>
          </table:table-cell>
          <table:table-cell table:number-columns-repeated="249"/>
        </table:table-row>
        <table:table-row table:style-name="ro1">
          <table:table-cell table:number-columns-repeated="2"/>
          <table:table-cell/>
          <table:table-cell table:formula="oooc:=IF([.C2491]=&quot;&quot;;&quot;&quot;;LOWER(LEFT([.C2491];1))&amp;RIGHT([.C2491];LEN([.C2491])-1))">
            <text:p/>
          </table:table-cell>
          <table:table-cell table:number-columns-repeated="249"/>
        </table:table-row>
        <table:table-row table:style-name="ro1">
          <table:table-cell table:number-columns-repeated="2"/>
          <table:table-cell/>
          <table:table-cell table:formula="oooc:=IF([.C2492]=&quot;&quot;;&quot;&quot;;LOWER(LEFT([.C2492];1))&amp;RIGHT([.C2492];LEN([.C2492])-1))">
            <text:p/>
          </table:table-cell>
          <table:table-cell table:number-columns-repeated="249"/>
        </table:table-row>
        <table:table-row table:style-name="ro1">
          <table:table-cell table:number-columns-repeated="2"/>
          <table:table-cell/>
          <table:table-cell table:formula="oooc:=IF([.C2493]=&quot;&quot;;&quot;&quot;;LOWER(LEFT([.C2493];1))&amp;RIGHT([.C2493];LEN([.C2493])-1))">
            <text:p/>
          </table:table-cell>
          <table:table-cell table:number-columns-repeated="249"/>
        </table:table-row>
        <table:table-row table:style-name="ro1">
          <table:table-cell table:number-columns-repeated="2"/>
          <table:table-cell/>
          <table:table-cell table:formula="oooc:=IF([.C2494]=&quot;&quot;;&quot;&quot;;LOWER(LEFT([.C2494];1))&amp;RIGHT([.C2494];LEN([.C2494])-1))">
            <text:p/>
          </table:table-cell>
          <table:table-cell table:number-columns-repeated="249"/>
        </table:table-row>
        <table:table-row table:style-name="ro1">
          <table:table-cell table:number-columns-repeated="2"/>
          <table:table-cell/>
          <table:table-cell table:formula="oooc:=IF([.C2495]=&quot;&quot;;&quot;&quot;;LOWER(LEFT([.C2495];1))&amp;RIGHT([.C2495];LEN([.C2495])-1))">
            <text:p/>
          </table:table-cell>
          <table:table-cell table:number-columns-repeated="249"/>
        </table:table-row>
        <table:table-row table:style-name="ro1">
          <table:table-cell table:number-columns-repeated="2"/>
          <table:table-cell/>
          <table:table-cell table:formula="oooc:=IF([.C2496]=&quot;&quot;;&quot;&quot;;LOWER(LEFT([.C2496];1))&amp;RIGHT([.C2496];LEN([.C2496])-1))">
            <text:p/>
          </table:table-cell>
          <table:table-cell table:number-columns-repeated="249"/>
        </table:table-row>
        <table:table-row table:style-name="ro1">
          <table:table-cell table:number-columns-repeated="2"/>
          <table:table-cell/>
          <table:table-cell table:formula="oooc:=IF([.C2497]=&quot;&quot;;&quot;&quot;;LOWER(LEFT([.C2497];1))&amp;RIGHT([.C2497];LEN([.C2497])-1))">
            <text:p/>
          </table:table-cell>
          <table:table-cell table:number-columns-repeated="249"/>
        </table:table-row>
        <table:table-row table:style-name="ro1">
          <table:table-cell table:number-columns-repeated="2"/>
          <table:table-cell/>
          <table:table-cell table:formula="oooc:=IF([.C2498]=&quot;&quot;;&quot;&quot;;LOWER(LEFT([.C2498];1))&amp;RIGHT([.C2498];LEN([.C2498])-1))">
            <text:p/>
          </table:table-cell>
          <table:table-cell table:number-columns-repeated="249"/>
        </table:table-row>
        <table:table-row table:style-name="ro1">
          <table:table-cell table:number-columns-repeated="2"/>
          <table:table-cell/>
          <table:table-cell table:formula="oooc:=IF([.C2499]=&quot;&quot;;&quot;&quot;;LOWER(LEFT([.C2499];1))&amp;RIGHT([.C2499];LEN([.C2499])-1))">
            <text:p/>
          </table:table-cell>
          <table:table-cell table:number-columns-repeated="249"/>
        </table:table-row>
        <table:table-row table:style-name="ro1">
          <table:table-cell table:number-columns-repeated="2"/>
          <table:table-cell/>
          <table:table-cell table:formula="oooc:=IF([.C2500]=&quot;&quot;;&quot;&quot;;LOWER(LEFT([.C2500];1))&amp;RIGHT([.C2500];LEN([.C2500])-1))">
            <text:p/>
          </table:table-cell>
          <table:table-cell table:number-columns-repeated="249"/>
        </table:table-row>
        <table:table-row table:style-name="ro1">
          <table:table-cell table:number-columns-repeated="2"/>
          <table:table-cell/>
          <table:table-cell table:formula="oooc:=IF([.C2501]=&quot;&quot;;&quot;&quot;;LOWER(LEFT([.C2501];1))&amp;RIGHT([.C2501];LEN([.C2501])-1))">
            <text:p/>
          </table:table-cell>
          <table:table-cell table:number-columns-repeated="249"/>
        </table:table-row>
        <table:table-row table:style-name="ro1">
          <table:table-cell table:number-columns-repeated="2"/>
          <table:table-cell/>
          <table:table-cell table:formula="oooc:=IF([.C2502]=&quot;&quot;;&quot;&quot;;LOWER(LEFT([.C2502];1))&amp;RIGHT([.C2502];LEN([.C2502])-1))">
            <text:p/>
          </table:table-cell>
          <table:table-cell table:number-columns-repeated="249"/>
        </table:table-row>
        <table:table-row table:style-name="ro1">
          <table:table-cell table:number-columns-repeated="2"/>
          <table:table-cell/>
          <table:table-cell table:formula="oooc:=IF([.C2503]=&quot;&quot;;&quot;&quot;;LOWER(LEFT([.C2503];1))&amp;RIGHT([.C2503];LEN([.C2503])-1))">
            <text:p/>
          </table:table-cell>
          <table:table-cell table:number-columns-repeated="249"/>
        </table:table-row>
        <table:table-row table:style-name="ro1">
          <table:table-cell table:number-columns-repeated="2"/>
          <table:table-cell/>
          <table:table-cell table:formula="oooc:=IF([.C2504]=&quot;&quot;;&quot;&quot;;LOWER(LEFT([.C2504];1))&amp;RIGHT([.C2504];LEN([.C2504])-1))">
            <text:p/>
          </table:table-cell>
          <table:table-cell table:number-columns-repeated="249"/>
        </table:table-row>
        <table:table-row table:style-name="ro1">
          <table:table-cell table:number-columns-repeated="2"/>
          <table:table-cell/>
          <table:table-cell table:formula="oooc:=IF([.C2505]=&quot;&quot;;&quot;&quot;;LOWER(LEFT([.C2505];1))&amp;RIGHT([.C2505];LEN([.C2505])-1))">
            <text:p/>
          </table:table-cell>
          <table:table-cell table:number-columns-repeated="249"/>
        </table:table-row>
        <table:table-row table:style-name="ro1">
          <table:table-cell table:number-columns-repeated="2"/>
          <table:table-cell/>
          <table:table-cell table:formula="oooc:=IF([.C2506]=&quot;&quot;;&quot;&quot;;LOWER(LEFT([.C2506];1))&amp;RIGHT([.C2506];LEN([.C2506])-1))">
            <text:p/>
          </table:table-cell>
          <table:table-cell table:number-columns-repeated="249"/>
        </table:table-row>
        <table:table-row table:style-name="ro1">
          <table:table-cell table:number-columns-repeated="2"/>
          <table:table-cell/>
          <table:table-cell table:formula="oooc:=IF([.C2507]=&quot;&quot;;&quot;&quot;;LOWER(LEFT([.C2507];1))&amp;RIGHT([.C2507];LEN([.C2507])-1))">
            <text:p/>
          </table:table-cell>
          <table:table-cell table:number-columns-repeated="249"/>
        </table:table-row>
        <table:table-row table:style-name="ro1">
          <table:table-cell table:number-columns-repeated="2"/>
          <table:table-cell/>
          <table:table-cell table:formula="oooc:=IF([.C2508]=&quot;&quot;;&quot;&quot;;LOWER(LEFT([.C2508];1))&amp;RIGHT([.C2508];LEN([.C2508])-1))">
            <text:p/>
          </table:table-cell>
          <table:table-cell table:number-columns-repeated="249"/>
        </table:table-row>
        <table:table-row table:style-name="ro1">
          <table:table-cell table:number-columns-repeated="2"/>
          <table:table-cell/>
          <table:table-cell table:formula="oooc:=IF([.C2509]=&quot;&quot;;&quot;&quot;;LOWER(LEFT([.C2509];1))&amp;RIGHT([.C2509];LEN([.C2509])-1))">
            <text:p/>
          </table:table-cell>
          <table:table-cell table:number-columns-repeated="249"/>
        </table:table-row>
        <table:table-row table:style-name="ro1">
          <table:table-cell table:number-columns-repeated="2"/>
          <table:table-cell/>
          <table:table-cell table:formula="oooc:=IF([.C2510]=&quot;&quot;;&quot;&quot;;LOWER(LEFT([.C2510];1))&amp;RIGHT([.C2510];LEN([.C2510])-1))">
            <text:p/>
          </table:table-cell>
          <table:table-cell table:number-columns-repeated="249"/>
        </table:table-row>
        <table:table-row table:style-name="ro1">
          <table:table-cell table:number-columns-repeated="2"/>
          <table:table-cell/>
          <table:table-cell table:formula="oooc:=IF([.C2511]=&quot;&quot;;&quot;&quot;;LOWER(LEFT([.C2511];1))&amp;RIGHT([.C2511];LEN([.C2511])-1))">
            <text:p/>
          </table:table-cell>
          <table:table-cell table:number-columns-repeated="249"/>
        </table:table-row>
        <table:table-row table:style-name="ro1">
          <table:table-cell table:number-columns-repeated="2"/>
          <table:table-cell/>
          <table:table-cell table:formula="oooc:=IF([.C2512]=&quot;&quot;;&quot;&quot;;LOWER(LEFT([.C2512];1))&amp;RIGHT([.C2512];LEN([.C2512])-1))">
            <text:p/>
          </table:table-cell>
          <table:table-cell table:number-columns-repeated="249"/>
        </table:table-row>
        <table:table-row table:style-name="ro1">
          <table:table-cell table:number-columns-repeated="2"/>
          <table:table-cell/>
          <table:table-cell table:formula="oooc:=IF([.C2513]=&quot;&quot;;&quot;&quot;;LOWER(LEFT([.C2513];1))&amp;RIGHT([.C2513];LEN([.C2513])-1))">
            <text:p/>
          </table:table-cell>
          <table:table-cell table:number-columns-repeated="249"/>
        </table:table-row>
        <table:table-row table:style-name="ro1">
          <table:table-cell table:number-columns-repeated="2"/>
          <table:table-cell/>
          <table:table-cell table:formula="oooc:=IF([.C2514]=&quot;&quot;;&quot;&quot;;LOWER(LEFT([.C2514];1))&amp;RIGHT([.C2514];LEN([.C2514])-1))">
            <text:p/>
          </table:table-cell>
          <table:table-cell table:number-columns-repeated="249"/>
        </table:table-row>
        <table:table-row table:style-name="ro1">
          <table:table-cell table:number-columns-repeated="2"/>
          <table:table-cell/>
          <table:table-cell table:formula="oooc:=IF([.C2515]=&quot;&quot;;&quot;&quot;;LOWER(LEFT([.C2515];1))&amp;RIGHT([.C2515];LEN([.C2515])-1))">
            <text:p/>
          </table:table-cell>
          <table:table-cell table:number-columns-repeated="249"/>
        </table:table-row>
        <table:table-row table:style-name="ro1">
          <table:table-cell table:number-columns-repeated="2"/>
          <table:table-cell/>
          <table:table-cell table:formula="oooc:=IF([.C2516]=&quot;&quot;;&quot;&quot;;LOWER(LEFT([.C2516];1))&amp;RIGHT([.C2516];LEN([.C2516])-1))">
            <text:p/>
          </table:table-cell>
          <table:table-cell table:number-columns-repeated="249"/>
        </table:table-row>
        <table:table-row table:style-name="ro1">
          <table:table-cell table:number-columns-repeated="2"/>
          <table:table-cell/>
          <table:table-cell table:formula="oooc:=IF([.C2517]=&quot;&quot;;&quot;&quot;;LOWER(LEFT([.C2517];1))&amp;RIGHT([.C2517];LEN([.C2517])-1))">
            <text:p/>
          </table:table-cell>
          <table:table-cell table:number-columns-repeated="249"/>
        </table:table-row>
        <table:table-row table:style-name="ro1">
          <table:table-cell table:number-columns-repeated="2"/>
          <table:table-cell/>
          <table:table-cell table:formula="oooc:=IF([.C2518]=&quot;&quot;;&quot;&quot;;LOWER(LEFT([.C2518];1))&amp;RIGHT([.C2518];LEN([.C2518])-1))">
            <text:p/>
          </table:table-cell>
          <table:table-cell table:number-columns-repeated="249"/>
        </table:table-row>
        <table:table-row table:style-name="ro1">
          <table:table-cell table:number-columns-repeated="2"/>
          <table:table-cell/>
          <table:table-cell table:formula="oooc:=IF([.C2519]=&quot;&quot;;&quot;&quot;;LOWER(LEFT([.C2519];1))&amp;RIGHT([.C2519];LEN([.C2519])-1))">
            <text:p/>
          </table:table-cell>
          <table:table-cell table:number-columns-repeated="249"/>
        </table:table-row>
        <table:table-row table:style-name="ro1">
          <table:table-cell table:number-columns-repeated="2"/>
          <table:table-cell/>
          <table:table-cell table:formula="oooc:=IF([.C2520]=&quot;&quot;;&quot;&quot;;LOWER(LEFT([.C2520];1))&amp;RIGHT([.C2520];LEN([.C2520])-1))">
            <text:p/>
          </table:table-cell>
          <table:table-cell table:number-columns-repeated="249"/>
        </table:table-row>
        <table:table-row table:style-name="ro1">
          <table:table-cell table:number-columns-repeated="2"/>
          <table:table-cell/>
          <table:table-cell table:formula="oooc:=IF([.C2521]=&quot;&quot;;&quot;&quot;;LOWER(LEFT([.C2521];1))&amp;RIGHT([.C2521];LEN([.C2521])-1))">
            <text:p/>
          </table:table-cell>
          <table:table-cell table:number-columns-repeated="249"/>
        </table:table-row>
        <table:table-row table:style-name="ro1">
          <table:table-cell table:number-columns-repeated="2"/>
          <table:table-cell/>
          <table:table-cell table:formula="oooc:=IF([.C2522]=&quot;&quot;;&quot;&quot;;LOWER(LEFT([.C2522];1))&amp;RIGHT([.C2522];LEN([.C2522])-1))">
            <text:p/>
          </table:table-cell>
          <table:table-cell table:number-columns-repeated="249"/>
        </table:table-row>
        <table:table-row table:style-name="ro1">
          <table:table-cell table:number-columns-repeated="2"/>
          <table:table-cell/>
          <table:table-cell table:formula="oooc:=IF([.C2523]=&quot;&quot;;&quot;&quot;;LOWER(LEFT([.C2523];1))&amp;RIGHT([.C2523];LEN([.C2523])-1))">
            <text:p/>
          </table:table-cell>
          <table:table-cell table:number-columns-repeated="249"/>
        </table:table-row>
        <table:table-row table:style-name="ro1">
          <table:table-cell table:number-columns-repeated="2"/>
          <table:table-cell/>
          <table:table-cell table:formula="oooc:=IF([.C2524]=&quot;&quot;;&quot;&quot;;LOWER(LEFT([.C2524];1))&amp;RIGHT([.C2524];LEN([.C2524])-1))">
            <text:p/>
          </table:table-cell>
          <table:table-cell table:number-columns-repeated="249"/>
        </table:table-row>
        <table:table-row table:style-name="ro1">
          <table:table-cell table:number-columns-repeated="2"/>
          <table:table-cell/>
          <table:table-cell table:formula="oooc:=IF([.C2525]=&quot;&quot;;&quot;&quot;;LOWER(LEFT([.C2525];1))&amp;RIGHT([.C2525];LEN([.C2525])-1))">
            <text:p/>
          </table:table-cell>
          <table:table-cell table:number-columns-repeated="249"/>
        </table:table-row>
        <table:table-row table:style-name="ro1">
          <table:table-cell table:number-columns-repeated="2"/>
          <table:table-cell/>
          <table:table-cell table:formula="oooc:=IF([.C2526]=&quot;&quot;;&quot;&quot;;LOWER(LEFT([.C2526];1))&amp;RIGHT([.C2526];LEN([.C2526])-1))">
            <text:p/>
          </table:table-cell>
          <table:table-cell table:number-columns-repeated="249"/>
        </table:table-row>
        <table:table-row table:style-name="ro1">
          <table:table-cell table:number-columns-repeated="2"/>
          <table:table-cell/>
          <table:table-cell table:formula="oooc:=IF([.C2527]=&quot;&quot;;&quot;&quot;;LOWER(LEFT([.C2527];1))&amp;RIGHT([.C2527];LEN([.C2527])-1))">
            <text:p/>
          </table:table-cell>
          <table:table-cell table:number-columns-repeated="249"/>
        </table:table-row>
        <table:table-row table:style-name="ro1">
          <table:table-cell table:number-columns-repeated="2"/>
          <table:table-cell/>
          <table:table-cell table:formula="oooc:=IF([.C2528]=&quot;&quot;;&quot;&quot;;LOWER(LEFT([.C2528];1))&amp;RIGHT([.C2528];LEN([.C2528])-1))">
            <text:p/>
          </table:table-cell>
          <table:table-cell table:number-columns-repeated="249"/>
        </table:table-row>
        <table:table-row table:style-name="ro1">
          <table:table-cell table:number-columns-repeated="2"/>
          <table:table-cell/>
          <table:table-cell table:formula="oooc:=IF([.C2529]=&quot;&quot;;&quot;&quot;;LOWER(LEFT([.C2529];1))&amp;RIGHT([.C2529];LEN([.C2529])-1))">
            <text:p/>
          </table:table-cell>
          <table:table-cell table:number-columns-repeated="249"/>
        </table:table-row>
        <table:table-row table:style-name="ro1">
          <table:table-cell table:number-columns-repeated="2"/>
          <table:table-cell/>
          <table:table-cell table:formula="oooc:=IF([.C2530]=&quot;&quot;;&quot;&quot;;LOWER(LEFT([.C2530];1))&amp;RIGHT([.C2530];LEN([.C2530])-1))">
            <text:p/>
          </table:table-cell>
          <table:table-cell table:number-columns-repeated="249"/>
        </table:table-row>
        <table:table-row table:style-name="ro1">
          <table:table-cell table:number-columns-repeated="2"/>
          <table:table-cell/>
          <table:table-cell table:formula="oooc:=IF([.C2531]=&quot;&quot;;&quot;&quot;;LOWER(LEFT([.C2531];1))&amp;RIGHT([.C2531];LEN([.C2531])-1))">
            <text:p/>
          </table:table-cell>
          <table:table-cell table:number-columns-repeated="249"/>
        </table:table-row>
        <table:table-row table:style-name="ro1">
          <table:table-cell table:number-columns-repeated="2"/>
          <table:table-cell/>
          <table:table-cell table:formula="oooc:=IF([.C2532]=&quot;&quot;;&quot;&quot;;LOWER(LEFT([.C2532];1))&amp;RIGHT([.C2532];LEN([.C2532])-1))">
            <text:p/>
          </table:table-cell>
          <table:table-cell table:number-columns-repeated="249"/>
        </table:table-row>
        <table:table-row table:style-name="ro1">
          <table:table-cell table:number-columns-repeated="2"/>
          <table:table-cell/>
          <table:table-cell table:formula="oooc:=IF([.C2533]=&quot;&quot;;&quot;&quot;;LOWER(LEFT([.C2533];1))&amp;RIGHT([.C2533];LEN([.C2533])-1))">
            <text:p/>
          </table:table-cell>
          <table:table-cell table:number-columns-repeated="249"/>
        </table:table-row>
        <table:table-row table:style-name="ro1">
          <table:table-cell table:number-columns-repeated="2"/>
          <table:table-cell/>
          <table:table-cell table:formula="oooc:=IF([.C2534]=&quot;&quot;;&quot;&quot;;LOWER(LEFT([.C2534];1))&amp;RIGHT([.C2534];LEN([.C2534])-1))">
            <text:p/>
          </table:table-cell>
          <table:table-cell table:number-columns-repeated="249"/>
        </table:table-row>
        <table:table-row table:style-name="ro1">
          <table:table-cell table:number-columns-repeated="2"/>
          <table:table-cell/>
          <table:table-cell table:formula="oooc:=IF([.C2535]=&quot;&quot;;&quot;&quot;;LOWER(LEFT([.C2535];1))&amp;RIGHT([.C2535];LEN([.C2535])-1))">
            <text:p/>
          </table:table-cell>
          <table:table-cell table:number-columns-repeated="249"/>
        </table:table-row>
        <table:table-row table:style-name="ro1">
          <table:table-cell table:number-columns-repeated="2"/>
          <table:table-cell/>
          <table:table-cell table:formula="oooc:=IF([.C2536]=&quot;&quot;;&quot;&quot;;LOWER(LEFT([.C2536];1))&amp;RIGHT([.C2536];LEN([.C2536])-1))">
            <text:p/>
          </table:table-cell>
          <table:table-cell table:number-columns-repeated="249"/>
        </table:table-row>
        <table:table-row table:style-name="ro1">
          <table:table-cell table:number-columns-repeated="2"/>
          <table:table-cell/>
          <table:table-cell table:formula="oooc:=IF([.C2537]=&quot;&quot;;&quot;&quot;;LOWER(LEFT([.C2537];1))&amp;RIGHT([.C2537];LEN([.C2537])-1))">
            <text:p/>
          </table:table-cell>
          <table:table-cell table:number-columns-repeated="249"/>
        </table:table-row>
        <table:table-row table:style-name="ro1">
          <table:table-cell table:number-columns-repeated="2"/>
          <table:table-cell/>
          <table:table-cell table:formula="oooc:=IF([.C2538]=&quot;&quot;;&quot;&quot;;LOWER(LEFT([.C2538];1))&amp;RIGHT([.C2538];LEN([.C2538])-1))">
            <text:p/>
          </table:table-cell>
          <table:table-cell table:number-columns-repeated="249"/>
        </table:table-row>
        <table:table-row table:style-name="ro1">
          <table:table-cell table:number-columns-repeated="2"/>
          <table:table-cell/>
          <table:table-cell table:formula="oooc:=IF([.C2539]=&quot;&quot;;&quot;&quot;;LOWER(LEFT([.C2539];1))&amp;RIGHT([.C2539];LEN([.C2539])-1))">
            <text:p/>
          </table:table-cell>
          <table:table-cell table:number-columns-repeated="249"/>
        </table:table-row>
        <table:table-row table:style-name="ro1">
          <table:table-cell table:number-columns-repeated="2"/>
          <table:table-cell/>
          <table:table-cell table:formula="oooc:=IF([.C2540]=&quot;&quot;;&quot;&quot;;LOWER(LEFT([.C2540];1))&amp;RIGHT([.C2540];LEN([.C2540])-1))">
            <text:p/>
          </table:table-cell>
          <table:table-cell table:number-columns-repeated="249"/>
        </table:table-row>
        <table:table-row table:style-name="ro1" table:number-rows-repeated="62995">
          <table:table-cell table:number-columns-repeated="253"/>
        </table:table-row>
        <table:table-row table:style-name="ro1">
          <table:table-cell table:number-columns-repeated="253"/>
        </table:table-row>
      </table:table>
      <table:table table:name="proz" table:style-name="ta1" table:print="false">
        <table:table-column table:style-name="co7" table:default-cell-style-name="Default"/>
        <table:table-column table:style-name="co8" table:default-cell-style-name="Default"/>
        <table:table-column table:style-name="co5" table:default-cell-style-name="ce3"/>
        <table:table-column table:style-name="co6" table:default-cell-style-name="Default"/>
        <table:table-row table:style-name="ro1">
          <table:table-cell table:style-name="ce1" office:value-type="string">
            <text:p>Pro:</text:p>
          </table:table-cell>
          <table:table-cell table:style-name="ce1" office:value-type="string">
            <text:p>pkg.name*</text:p>
          </table:table-cell>
          <table:table-cell table:style-name="ce1" office:value-type="string">
            <text:p>name*</text:p>
          </table:table-cell>
          <table:table-cell table:style-name="ce1" office:value-type="string">
            <text:p>humble</text:p>
          </table:table-cell>
        </table:table-row>
        <table:table-row table:style-name="ro1">
          <table:table-cell table:formula="oooc:=LOW(QUIET([.A1];[.C2]))" office:value-type="string" office:string-value="pro:">
            <text:p>pro:</text:p>
          </table:table-cell>
          <table:table-cell table:style-name="ce5" table:formula="oooc:=[pkgz.B6]" office:value-type="string" office:string-value="info.lrbh.codive.schema.template">
            <text:p>info.lrbh.codive.schema.template</text:p>
          </table:table-cell>
          <table:table-cell office:value-type="string">
            <text:p>Cleaner</text:p>
          </table:table-cell>
          <table:table-cell table:formula="oooc:=LOW(QUIET([.C2];[.C2]))" office:value-type="string" office:string-value="cleaner">
            <text:p>cleaner</text:p>
          </table:table-cell>
        </table:table-row>
        <table:table-row table:style-name="ro1">
          <table:table-cell table:formula="oooc:=LOW(QUIET([.A2];[.C3]))" office:value-type="string" office:string-value="pro:">
            <text:p>pro:</text:p>
          </table:table-cell>
          <table:table-cell table:formula="oooc:=QUIET([.B2];[.C3])" office:value-type="string" office:string-value="info.lrbh.codive.schema.template">
            <text:p>info.lrbh.codive.schema.template</text:p>
          </table:table-cell>
          <table:table-cell office:value-type="string">
            <text:p>Tokeniser</text:p>
          </table:table-cell>
          <table:table-cell table:formula="oooc:=LOW(QUIET([.C3];[.C3]))" office:value-type="string" office:string-value="tokeniser">
            <text:p>tokeniser</text:p>
          </table:table-cell>
        </table:table-row>
        <table:table-row table:style-name="ro1">
          <table:table-cell table:formula="oooc:=LOW(QUIET([.A3];[.C4]))" office:value-type="string" office:string-value="pro:">
            <text:p>pro:</text:p>
          </table:table-cell>
          <table:table-cell table:formula="oooc:=QUIET([.B3];[.C4])" office:value-type="string" office:string-value="info.lrbh.codive.schema.template">
            <text:p>info.lrbh.codive.schema.template</text:p>
          </table:table-cell>
          <table:table-cell office:value-type="string">
            <text:p>Parser</text:p>
          </table:table-cell>
          <table:table-cell table:formula="oooc:=LOW(QUIET([.C4];[.C4]))" office:value-type="string" office:string-value="parser">
            <text:p>parser</text:p>
          </table:table-cell>
        </table:table-row>
        <table:table-row table:style-name="ro1">
          <table:table-cell table:formula="oooc:=LOW(QUIET([.A4];[.C5]))" office:value-type="string" office:string-value="pro:">
            <text:p>pro:</text:p>
          </table:table-cell>
          <table:table-cell table:formula="oooc:=QUIET([.B4];[.C5])" office:value-type="string" office:string-value="info.lrbh.codive.schema.template">
            <text:p>info.lrbh.codive.schema.template</text:p>
          </table:table-cell>
          <table:table-cell office:value-type="string">
            <text:p>Linker</text:p>
          </table:table-cell>
          <table:table-cell table:formula="oooc:=LOW(QUIET([.C5];[.C5]))" office:value-type="string" office:string-value="linker">
            <text:p>linker</text:p>
          </table:table-cell>
        </table:table-row>
        <table:table-row table:style-name="ro1">
          <table:table-cell table:formula="oooc:=LOW(QUIET([.A5];[.C6]))" office:value-type="string" office:string-value="pro:">
            <text:p>pro:</text:p>
          </table:table-cell>
          <table:table-cell table:formula="oooc:=QUIET([.B5];[.C6])" office:value-type="string" office:string-value="info.lrbh.codive.schema.template">
            <text:p>info.lrbh.codive.schema.template</text:p>
          </table:table-cell>
          <table:table-cell office:value-type="string">
            <text:p>Compiler</text:p>
          </table:table-cell>
          <table:table-cell table:formula="oooc:=LOW(QUIET([.C6];[.C6]))" office:value-type="string" office:string-value="compiler">
            <text:p>compiler</text:p>
          </table:table-cell>
        </table:table-row>
        <table:table-row table:style-name="ro1">
          <table:table-cell table:formula="oooc:=LOW(QUIET([.A6];[.C7]))" office:value-type="string" office:string-value=".">
            <text:p>.</text:p>
          </table:table-cell>
          <table:table-cell table:formula="oooc:=QUIET([.B6];[.C7])" office:value-type="string" office:string-value=".">
            <text:p>.</text:p>
          </table:table-cell>
          <table:table-cell/>
          <table:table-cell table:formula="oooc:=LOW(QUIET([.C7];[.C7]))" office:value-type="string" office:string-value=".">
            <text:p>.</text:p>
          </table:table-cell>
        </table:table-row>
        <table:table-row table:style-name="ro1">
          <table:table-cell table:formula="oooc:=LOW(QUIET([.A7];[.C8]))" office:value-type="string" office:string-value=".">
            <text:p>.</text:p>
          </table:table-cell>
          <table:table-cell table:formula="oooc:=QUIET([.B7];[.C8])" office:value-type="string" office:string-value=".">
            <text:p>.</text:p>
          </table:table-cell>
          <table:table-cell/>
          <table:table-cell table:formula="oooc:=LOW(QUIET([.C8];[.C8]))" office:value-type="string" office:string-value=".">
            <text:p>.</text:p>
          </table:table-cell>
        </table:table-row>
        <table:table-row table:style-name="ro1">
          <table:table-cell table:formula="oooc:=LOW(QUIET([.A8];[.C9]))" office:value-type="string" office:string-value=".">
            <text:p>.</text:p>
          </table:table-cell>
          <table:table-cell table:formula="oooc:=QUIET([.B8];[.C9])" office:value-type="string" office:string-value=".">
            <text:p>.</text:p>
          </table:table-cell>
          <table:table-cell/>
          <table:table-cell table:formula="oooc:=LOW(QUIET([.C9];[.C9]))" office:value-type="string" office:string-value=".">
            <text:p>.</text:p>
          </table:table-cell>
        </table:table-row>
        <table:table-row table:style-name="ro1">
          <table:table-cell table:formula="oooc:=LOW(QUIET([.A9];[.C10]))" office:value-type="string" office:string-value=".">
            <text:p>.</text:p>
          </table:table-cell>
          <table:table-cell table:formula="oooc:=QUIET([.B9];[.C10])" office:value-type="string" office:string-value=".">
            <text:p>.</text:p>
          </table:table-cell>
          <table:table-cell/>
          <table:table-cell table:formula="oooc:=LOW(QUIET([.C10];[.C10]))" office:value-type="string" office:string-value=".">
            <text:p>.</text:p>
          </table:table-cell>
        </table:table-row>
        <table:table-row table:style-name="ro1">
          <table:table-cell table:formula="oooc:=LOW(QUIET([.A10];[.C11]))" office:value-type="string" office:string-value=".">
            <text:p>.</text:p>
          </table:table-cell>
          <table:table-cell table:formula="oooc:=QUIET([.B10];[.C11])" office:value-type="string" office:string-value=".">
            <text:p>.</text:p>
          </table:table-cell>
          <table:table-cell/>
          <table:table-cell table:formula="oooc:=LOW(QUIET([.C11];[.C11]))" office:value-type="string" office:string-value=".">
            <text:p>.</text:p>
          </table:table-cell>
        </table:table-row>
        <table:table-row table:style-name="ro1">
          <table:table-cell table:formula="oooc:=LOW(QUIET([.A11];[.C12]))" office:value-type="string" office:string-value=".">
            <text:p>.</text:p>
          </table:table-cell>
          <table:table-cell table:formula="oooc:=QUIET([.B11];[.C12])" office:value-type="string" office:string-value=".">
            <text:p>.</text:p>
          </table:table-cell>
          <table:table-cell/>
          <table:table-cell table:formula="oooc:=LOW(QUIET([.C12];[.C12]))" office:value-type="string" office:string-value=".">
            <text:p>.</text:p>
          </table:table-cell>
        </table:table-row>
        <table:table-row table:style-name="ro1">
          <table:table-cell table:formula="oooc:=LOW(QUIET([.A12];[.C13]))" office:value-type="string" office:string-value=".">
            <text:p>.</text:p>
          </table:table-cell>
          <table:table-cell table:formula="oooc:=QUIET([.B12];[.C13])" office:value-type="string" office:string-value=".">
            <text:p>.</text:p>
          </table:table-cell>
          <table:table-cell/>
          <table:table-cell table:formula="oooc:=LOW(QUIET([.C13];[.C13]))" office:value-type="string" office:string-value=".">
            <text:p>.</text:p>
          </table:table-cell>
        </table:table-row>
        <table:table-row table:style-name="ro1">
          <table:table-cell table:formula="oooc:=LOW(QUIET([.A13];[.C14]))" office:value-type="string" office:string-value=".">
            <text:p>.</text:p>
          </table:table-cell>
          <table:table-cell table:formula="oooc:=QUIET([.B13];[.C14])" office:value-type="string" office:string-value=".">
            <text:p>.</text:p>
          </table:table-cell>
          <table:table-cell/>
          <table:table-cell table:formula="oooc:=LOW(QUIET([.C14];[.C14]))" office:value-type="string" office:string-value=".">
            <text:p>.</text:p>
          </table:table-cell>
        </table:table-row>
        <table:table-row table:style-name="ro1">
          <table:table-cell table:formula="oooc:=LOW(QUIET([.A14];[.C15]))" office:value-type="string" office:string-value=".">
            <text:p>.</text:p>
          </table:table-cell>
          <table:table-cell table:formula="oooc:=QUIET([.B14];[.C15])" office:value-type="string" office:string-value=".">
            <text:p>.</text:p>
          </table:table-cell>
          <table:table-cell/>
          <table:table-cell table:formula="oooc:=LOW(QUIET([.C15];[.C15]))" office:value-type="string" office:string-value=".">
            <text:p>.</text:p>
          </table:table-cell>
        </table:table-row>
        <table:table-row table:style-name="ro1">
          <table:table-cell table:formula="oooc:=LOW(QUIET([.A15];[.C16]))" office:value-type="string" office:string-value=".">
            <text:p>.</text:p>
          </table:table-cell>
          <table:table-cell table:formula="oooc:=QUIET([.B15];[.C16])" office:value-type="string" office:string-value=".">
            <text:p>.</text:p>
          </table:table-cell>
          <table:table-cell/>
          <table:table-cell table:formula="oooc:=LOW(QUIET([.C16];[.C16]))" office:value-type="string" office:string-value=".">
            <text:p>.</text:p>
          </table:table-cell>
        </table:table-row>
        <table:table-row table:style-name="ro1">
          <table:table-cell table:formula="oooc:=LOW(QUIET([.A16];[.C17]))" office:value-type="string" office:string-value=".">
            <text:p>.</text:p>
          </table:table-cell>
          <table:table-cell table:formula="oooc:=QUIET([.B16];[.C17])" office:value-type="string" office:string-value=".">
            <text:p>.</text:p>
          </table:table-cell>
          <table:table-cell/>
          <table:table-cell table:formula="oooc:=LOW(QUIET([.C17];[.C17]))" office:value-type="string" office:string-value=".">
            <text:p>.</text:p>
          </table:table-cell>
        </table:table-row>
        <table:table-row table:style-name="ro1">
          <table:table-cell table:formula="oooc:=LOW(QUIET([.A17];[.C18]))" office:value-type="string" office:string-value=".">
            <text:p>.</text:p>
          </table:table-cell>
          <table:table-cell table:formula="oooc:=QUIET([.B17];[.C18])" office:value-type="string" office:string-value=".">
            <text:p>.</text:p>
          </table:table-cell>
          <table:table-cell/>
          <table:table-cell table:formula="oooc:=LOW(QUIET([.C18];[.C18]))" office:value-type="string" office:string-value=".">
            <text:p>.</text:p>
          </table:table-cell>
        </table:table-row>
        <table:table-row table:style-name="ro1">
          <table:table-cell table:formula="oooc:=LOW(QUIET([.A18];[.C19]))" office:value-type="string" office:string-value=".">
            <text:p>.</text:p>
          </table:table-cell>
          <table:table-cell table:formula="oooc:=QUIET([.B18];[.C19])" office:value-type="string" office:string-value=".">
            <text:p>.</text:p>
          </table:table-cell>
          <table:table-cell/>
          <table:table-cell table:formula="oooc:=LOW(QUIET([.C19];[.C19]))" office:value-type="string" office:string-value=".">
            <text:p>.</text:p>
          </table:table-cell>
        </table:table-row>
        <table:table-row table:style-name="ro1">
          <table:table-cell table:formula="oooc:=LOW(QUIET([.A19];[.C20]))" office:value-type="string" office:string-value=".">
            <text:p>.</text:p>
          </table:table-cell>
          <table:table-cell table:formula="oooc:=QUIET([.B19];[.C20])" office:value-type="string" office:string-value=".">
            <text:p>.</text:p>
          </table:table-cell>
          <table:table-cell/>
          <table:table-cell table:formula="oooc:=LOW(QUIET([.C20];[.C20]))" office:value-type="string" office:string-value=".">
            <text:p>.</text:p>
          </table:table-cell>
        </table:table-row>
        <table:table-row table:style-name="ro1">
          <table:table-cell table:formula="oooc:=LOW(QUIET([.A20];[.C21]))" office:value-type="string" office:string-value=".">
            <text:p>.</text:p>
          </table:table-cell>
          <table:table-cell table:formula="oooc:=QUIET([.B20];[.C21])" office:value-type="string" office:string-value=".">
            <text:p>.</text:p>
          </table:table-cell>
          <table:table-cell/>
          <table:table-cell table:formula="oooc:=LOW(QUIET([.C21];[.C21]))" office:value-type="string" office:string-value=".">
            <text:p>.</text:p>
          </table:table-cell>
        </table:table-row>
        <table:table-row table:style-name="ro1">
          <table:table-cell table:formula="oooc:=LOW(QUIET([.A21];[.C22]))" office:value-type="string" office:string-value=".">
            <text:p>.</text:p>
          </table:table-cell>
          <table:table-cell table:formula="oooc:=QUIET([.B21];[.C22])" office:value-type="string" office:string-value=".">
            <text:p>.</text:p>
          </table:table-cell>
          <table:table-cell/>
          <table:table-cell table:formula="oooc:=LOW(QUIET([.C22];[.C22]))" office:value-type="string" office:string-value=".">
            <text:p>.</text:p>
          </table:table-cell>
        </table:table-row>
        <table:table-row table:style-name="ro1">
          <table:table-cell table:formula="oooc:=LOW(QUIET([.A22];[.C23]))" office:value-type="string" office:string-value=".">
            <text:p>.</text:p>
          </table:table-cell>
          <table:table-cell table:formula="oooc:=QUIET([.B22];[.C23])" office:value-type="string" office:string-value=".">
            <text:p>.</text:p>
          </table:table-cell>
          <table:table-cell/>
          <table:table-cell table:formula="oooc:=LOW(QUIET([.C23];[.C23]))" office:value-type="string" office:string-value=".">
            <text:p>.</text:p>
          </table:table-cell>
        </table:table-row>
        <table:table-row table:style-name="ro1">
          <table:table-cell table:formula="oooc:=LOW(QUIET([.A23];[.C24]))" office:value-type="string" office:string-value=".">
            <text:p>.</text:p>
          </table:table-cell>
          <table:table-cell table:formula="oooc:=QUIET([.B23];[.C24])" office:value-type="string" office:string-value=".">
            <text:p>.</text:p>
          </table:table-cell>
          <table:table-cell/>
          <table:table-cell table:formula="oooc:=LOW(QUIET([.C24];[.C24]))" office:value-type="string" office:string-value=".">
            <text:p>.</text:p>
          </table:table-cell>
        </table:table-row>
        <table:table-row table:style-name="ro1">
          <table:table-cell table:formula="oooc:=LOW(QUIET([.A24];[.C25]))" office:value-type="string" office:string-value=".">
            <text:p>.</text:p>
          </table:table-cell>
          <table:table-cell table:formula="oooc:=QUIET([.B24];[.C25])" office:value-type="string" office:string-value=".">
            <text:p>.</text:p>
          </table:table-cell>
          <table:table-cell/>
          <table:table-cell table:formula="oooc:=LOW(QUIET([.C25];[.C25]))" office:value-type="string" office:string-value=".">
            <text:p>.</text:p>
          </table:table-cell>
        </table:table-row>
        <table:table-row table:style-name="ro1">
          <table:table-cell table:formula="oooc:=LOW(QUIET([.A25];[.C26]))" office:value-type="string" office:string-value=".">
            <text:p>.</text:p>
          </table:table-cell>
          <table:table-cell table:formula="oooc:=QUIET([.B25];[.C26])" office:value-type="string" office:string-value=".">
            <text:p>.</text:p>
          </table:table-cell>
          <table:table-cell/>
          <table:table-cell table:formula="oooc:=LOW(QUIET([.C26];[.C26]))" office:value-type="string" office:string-value=".">
            <text:p>.</text:p>
          </table:table-cell>
        </table:table-row>
        <table:table-row table:style-name="ro1">
          <table:table-cell table:formula="oooc:=LOW(QUIET([.A26];[.C27]))" office:value-type="string" office:string-value=".">
            <text:p>.</text:p>
          </table:table-cell>
          <table:table-cell table:formula="oooc:=QUIET([.B26];[.C27])" office:value-type="string" office:string-value=".">
            <text:p>.</text:p>
          </table:table-cell>
          <table:table-cell/>
          <table:table-cell table:formula="oooc:=LOW(QUIET([.C27];[.C27]))" office:value-type="string" office:string-value=".">
            <text:p>.</text:p>
          </table:table-cell>
        </table:table-row>
        <table:table-row table:style-name="ro1">
          <table:table-cell table:formula="oooc:=LOW(QUIET([.A27];[.C28]))" office:value-type="string" office:string-value=".">
            <text:p>.</text:p>
          </table:table-cell>
          <table:table-cell table:formula="oooc:=QUIET([.B27];[.C28])" office:value-type="string" office:string-value=".">
            <text:p>.</text:p>
          </table:table-cell>
          <table:table-cell/>
          <table:table-cell table:formula="oooc:=LOW(QUIET([.C28];[.C28]))" office:value-type="string" office:string-value=".">
            <text:p>.</text:p>
          </table:table-cell>
        </table:table-row>
        <table:table-row table:style-name="ro1">
          <table:table-cell table:formula="oooc:=LOW(QUIET([.A28];[.C29]))" office:value-type="string" office:string-value=".">
            <text:p>.</text:p>
          </table:table-cell>
          <table:table-cell table:formula="oooc:=QUIET([.B28];[.C29])" office:value-type="string" office:string-value=".">
            <text:p>.</text:p>
          </table:table-cell>
          <table:table-cell/>
          <table:table-cell table:formula="oooc:=LOW(QUIET([.C29];[.C29]))" office:value-type="string" office:string-value=".">
            <text:p>.</text:p>
          </table:table-cell>
        </table:table-row>
        <table:table-row table:style-name="ro1">
          <table:table-cell table:formula="oooc:=LOW(QUIET([.A29];[.C30]))" office:value-type="string" office:string-value=".">
            <text:p>.</text:p>
          </table:table-cell>
          <table:table-cell table:formula="oooc:=QUIET([.B29];[.C30])" office:value-type="string" office:string-value=".">
            <text:p>.</text:p>
          </table:table-cell>
          <table:table-cell/>
          <table:table-cell table:formula="oooc:=LOW(QUIET([.C30];[.C30]))" office:value-type="string" office:string-value=".">
            <text:p>.</text:p>
          </table:table-cell>
        </table:table-row>
        <table:table-row table:style-name="ro1">
          <table:table-cell table:formula="oooc:=LOW(QUIET([.A30];[.C31]))" office:value-type="string" office:string-value=".">
            <text:p>.</text:p>
          </table:table-cell>
          <table:table-cell table:formula="oooc:=QUIET([.B30];[.C31])" office:value-type="string" office:string-value=".">
            <text:p>.</text:p>
          </table:table-cell>
          <table:table-cell/>
          <table:table-cell table:formula="oooc:=LOW(QUIET([.C31];[.C31]))" office:value-type="string" office:string-value=".">
            <text:p>.</text:p>
          </table:table-cell>
        </table:table-row>
        <table:table-row table:style-name="ro1">
          <table:table-cell table:formula="oooc:=LOW(QUIET([.A31];[.C32]))" office:value-type="string" office:string-value=".">
            <text:p>.</text:p>
          </table:table-cell>
          <table:table-cell table:formula="oooc:=QUIET([.B31];[.C32])" office:value-type="string" office:string-value=".">
            <text:p>.</text:p>
          </table:table-cell>
          <table:table-cell/>
          <table:table-cell table:formula="oooc:=LOW(QUIET([.C32];[.C32]))" office:value-type="string" office:string-value=".">
            <text:p>.</text:p>
          </table:table-cell>
        </table:table-row>
      </table:table>
      <table:table table:name="iprz" table:style-name="ta1" table:print="false">
        <table:table-column table:style-name="co9" table:default-cell-style-name="Default"/>
        <table:table-column table:style-name="co2" table:default-cell-style-name="Default"/>
        <table:table-column table:style-name="co10" table:default-cell-style-name="Default"/>
        <table:table-column table:style-name="co11" table:default-cell-style-name="ce3"/>
        <table:table-column table:style-name="co3" table:number-columns-repeated="251" table:default-cell-style-name="Default"/>
        <table:table-row table:style-name="ro1">
          <table:table-cell table:style-name="ce1" office:value-type="string">
            <text:p>Ipr:</text:p>
          </table:table-cell>
          <table:table-cell table:style-name="ce1" office:value-type="string">
            <text:p>res.pkg.name*</text:p>
          </table:table-cell>
          <table:table-cell table:style-name="ce1" office:value-type="string">
            <text:p>res.name*</text:p>
          </table:table-cell>
          <table:table-cell table:style-name="ce1" office:value-type="string">
            <text:p>ipe*</text:p>
          </table:table-cell>
          <table:table-cell table:style-name="ce1" table:number-columns-repeated="251"/>
        </table:table-row>
        <table:table-row table:style-name="ro1">
          <table:table-cell table:formula="oooc:=LOW(QUIET([.A1];[.D2]))" office:value-type="string" office:string-value="ipr:">
            <text:p>ipr:</text:p>
          </table:table-cell>
          <table:table-cell table:style-name="ce5" table:formula="oooc:=[pkgz.B4]" office:value-type="string" office:string-value="info.lrbh.codable.schema.template">
            <text:p>info.lrbh.codable.schema.template</text:p>
          </table:table-cell>
          <table:table-cell table:style-name="ce5" table:formula="oooc:=[resz.C4]" office:value-type="string" office:string-value="Parsement">
            <text:p>Parsement</text:p>
          </table:table-cell>
          <table:table-cell office:value-type="string">
            <text:p>java.util.List</text:p>
          </table:table-cell>
          <table:table-cell table:number-columns-repeated="251"/>
        </table:table-row>
        <table:table-row table:style-name="ro1">
          <table:table-cell table:formula="oooc:=LOW(QUIET([.A2];[.D3]))" office:value-type="string" office:string-value="ipr:">
            <text:p>ipr:</text:p>
          </table:table-cell>
          <table:table-cell table:formula="oooc:=QUIET([.B2];[.D3])" office:value-type="string" office:string-value="info.lrbh.codable.schema.template">
            <text:p>info.lrbh.codable.schema.template</text:p>
          </table:table-cell>
          <table:table-cell table:formula="oooc:=QUIET([.C2];[.D3])" office:value-type="string" office:string-value="Parsement">
            <text:p>Parsement</text:p>
          </table:table-cell>
          <table:table-cell office:value-type="string">
            <text:p>java.util.ArrayList</text:p>
          </table:table-cell>
          <table:table-cell table:number-columns-repeated="251"/>
        </table:table-row>
        <table:table-row table:style-name="ro1">
          <table:table-cell table:formula="oooc:=LOW(QUIET([.A3];[.D4]))" office:value-type="string" office:string-value="ipr:">
            <text:p>ipr:</text:p>
          </table:table-cell>
          <table:table-cell table:style-name="ce5" table:formula="oooc:=[pkgz.B5]" office:value-type="string" office:string-value="info.lrbh.codable.schema.template.parsement">
            <text:p>info.lrbh.codable.schema.template.parsement</text:p>
          </table:table-cell>
          <table:table-cell table:style-name="ce5" table:formula="oooc:=[resz.C7]" office:value-type="string" office:string-value="Constant">
            <text:p>Constant</text:p>
          </table:table-cell>
          <table:table-cell office:value-type="string">
            <text:p>info.lrbh.codable.schema.template.Parsement</text:p>
          </table:table-cell>
          <table:table-cell table:number-columns-repeated="251"/>
        </table:table-row>
        <table:table-row table:style-name="ro1">
          <table:table-cell table:formula="oooc:=LOW(QUIET([.A4];[.D5]))" office:value-type="string" office:string-value="ipr:">
            <text:p>ipr:</text:p>
          </table:table-cell>
          <table:table-cell table:formula="oooc:=QUIET([.B4];[.D6])" office:value-type="string" office:string-value="info.lrbh.codable.schema.template.parsement">
            <text:p>info.lrbh.codable.schema.template.parsement</text:p>
          </table:table-cell>
          <table:table-cell table:style-name="ce5" table:formula="oooc:=[resz.C8]" office:value-type="string" office:string-value="Variable">
            <text:p>Variable</text:p>
          </table:table-cell>
          <table:table-cell office:value-type="string">
            <text:p>info.lrbh.codable.schema.template.Parsement</text:p>
          </table:table-cell>
          <table:table-cell table:number-columns-repeated="251"/>
        </table:table-row>
        <table:table-row table:style-name="ro1">
          <table:table-cell table:formula="oooc:=LOW(QUIET([.A5];[.D6]))" office:value-type="string" office:string-value="ipr:">
            <text:p>ipr:</text:p>
          </table:table-cell>
          <table:table-cell table:formula="oooc:=QUIET([.B5];[.D7])" office:value-type="string" office:string-value="info.lrbh.codable.schema.template.parsement">
            <text:p>info.lrbh.codable.schema.template.parsement</text:p>
          </table:table-cell>
          <table:table-cell table:style-name="ce5" table:formula="oooc:=[resz.C9]" office:value-type="string" office:string-value="Iteration">
            <text:p>Iteration</text:p>
          </table:table-cell>
          <table:table-cell office:value-type="string">
            <text:p>info.lrbh.codable.schema.template.Parsement</text:p>
          </table:table-cell>
          <table:table-cell table:number-columns-repeated="251"/>
        </table:table-row>
        <table:table-row table:style-name="ro1">
          <table:table-cell table:formula="oooc:=LOW(QUIET([.A6];[.D7]))" office:value-type="string" office:string-value="ipr:">
            <text:p>ipr:</text:p>
          </table:table-cell>
          <table:table-cell table:formula="oooc:=QUIET([.B5];[.D7])" office:value-type="string" office:string-value="info.lrbh.codable.schema.template.parsement">
            <text:p>info.lrbh.codable.schema.template.parsement</text:p>
          </table:table-cell>
          <table:table-cell table:style-name="ce5" table:formula="oooc:=[resz.C10]" office:value-type="string" office:string-value="Condition">
            <text:p>Condition</text:p>
          </table:table-cell>
          <table:table-cell office:value-type="string">
            <text:p>info.lrbh.codable.schema.template.Parsement</text:p>
          </table:table-cell>
          <table:table-cell table:number-columns-repeated="251"/>
        </table:table-row>
        <table:table-row table:style-name="ro1">
          <table:table-cell table:formula="oooc:=LOW(QUIET([.A7];[.D8]))" office:value-type="string" office:string-value="ipr:">
            <text:p>ipr:</text:p>
          </table:table-cell>
          <table:table-cell table:formula="oooc:=QUIET([.B7];[.D8])" office:value-type="string" office:string-value="info.lrbh.codable.schema.template.parsement">
            <text:p>info.lrbh.codable.schema.template.parsement</text:p>
          </table:table-cell>
          <table:table-cell table:style-name="ce5" table:formula="oooc:=[resz.C11]" office:value-type="string" office:string-value="Alternative">
            <text:p>Alternative</text:p>
          </table:table-cell>
          <table:table-cell office:value-type="string">
            <text:p>info.lrbh.codable.schema.template.Parsement</text:p>
          </table:table-cell>
          <table:table-cell table:number-columns-repeated="251"/>
        </table:table-row>
        <table:table-row table:style-name="ro1">
          <table:table-cell table:formula="oooc:=LOW(QUIET([.A8];[.D9]))" office:value-type="string" office:string-value="ipr:">
            <text:p>ipr:</text:p>
          </table:table-cell>
          <table:table-cell table:style-name="ce5" table:formula="oooc:=[pkgz.B3]" office:value-type="string" office:string-value="info.lrbh.codable.schema">
            <text:p>info.lrbh.codable.schema</text:p>
          </table:table-cell>
          <table:table-cell table:style-name="ce5" table:formula="oooc:=[resz.C13]" office:value-type="string" office:string-value="Relation">
            <text:p>Relation</text:p>
          </table:table-cell>
          <table:table-cell office:value-type="string">
            <text:p>java.util.List</text:p>
          </table:table-cell>
          <table:table-cell table:number-columns-repeated="251"/>
        </table:table-row>
        <table:table-row table:style-name="ro1">
          <table:table-cell table:formula="oooc:=LOW(QUIET([.A9];[.D10]))" office:value-type="string" office:string-value="ipr:">
            <text:p>ipr:</text:p>
          </table:table-cell>
          <table:table-cell table:formula="oooc:=QUIET([.B9];[.D10])" office:value-type="string" office:string-value="info.lrbh.codable.schema">
            <text:p>info.lrbh.codable.schema</text:p>
          </table:table-cell>
          <table:table-cell table:formula="oooc:=QUIET([.C9];[.D10])" office:value-type="string" office:string-value="Relation">
            <text:p>Relation</text:p>
          </table:table-cell>
          <table:table-cell office:value-type="string">
            <text:p>java.util.ArrayList</text:p>
          </table:table-cell>
          <table:table-cell table:number-columns-repeated="251"/>
        </table:table-row>
        <table:table-row table:style-name="ro1">
          <table:table-cell table:formula="oooc:=LOW(QUIET([.A10];[.D11]))" office:value-type="string" office:string-value="ipr:">
            <text:p>ipr:</text:p>
          </table:table-cell>
          <table:table-cell table:formula="oooc:=QUIET([.B10];[.D11])" office:value-type="string" office:string-value="info.lrbh.codable.schema">
            <text:p>info.lrbh.codable.schema</text:p>
          </table:table-cell>
          <table:table-cell table:style-name="ce5" table:formula="oooc:=[resz.C14]" office:value-type="string" office:string-value="Record">
            <text:p>Record</text:p>
          </table:table-cell>
          <table:table-cell office:value-type="string">
            <text:p>java.util.Map</text:p>
          </table:table-cell>
          <table:table-cell table:number-columns-repeated="251"/>
        </table:table-row>
        <table:table-row table:style-name="ro1">
          <table:table-cell table:formula="oooc:=LOW(QUIET([.A11];[.D12]))" office:value-type="string" office:string-value="ipr:">
            <text:p>ipr:</text:p>
          </table:table-cell>
          <table:table-cell table:formula="oooc:=QUIET([.B11];[.D12])" office:value-type="string" office:string-value="info.lrbh.codable.schema">
            <text:p>info.lrbh.codable.schema</text:p>
          </table:table-cell>
          <table:table-cell table:formula="oooc:=QUIET([.C11];[.D12])" office:value-type="string" office:string-value="Record">
            <text:p>Record</text:p>
          </table:table-cell>
          <table:table-cell office:value-type="string">
            <text:p>java.util.HashMap</text:p>
          </table:table-cell>
          <table:table-cell table:number-columns-repeated="251"/>
        </table:table-row>
        <table:table-row table:style-name="ro1">
          <table:table-cell table:formula="oooc:=LOW(QUIET([.A12];[.D13]))" office:value-type="string" office:string-value="ipr:">
            <text:p>ipr:</text:p>
          </table:table-cell>
          <table:table-cell table:style-name="ce5" table:formula="oooc:=[pkgz.B2]" office:value-type="string" office:string-value="info.lrbh.codable">
            <text:p>info.lrbh.codable</text:p>
          </table:table-cell>
          <table:table-cell table:style-name="ce5" table:formula="oooc:=[resz.C19]" office:value-type="string" office:string-value="Schema">
            <text:p>Schema</text:p>
          </table:table-cell>
          <table:table-cell office:value-type="string">
            <text:p>java.util.List</text:p>
          </table:table-cell>
          <table:table-cell table:number-columns-repeated="251"/>
        </table:table-row>
        <table:table-row table:style-name="ro1">
          <table:table-cell table:formula="oooc:=LOW(QUIET([.A13];[.D14]))" office:value-type="string" office:string-value="ipr:">
            <text:p>ipr:</text:p>
          </table:table-cell>
          <table:table-cell table:formula="oooc:=QUIET([.B13];[.D14])" office:value-type="string" office:string-value="info.lrbh.codable">
            <text:p>info.lrbh.codable</text:p>
          </table:table-cell>
          <table:table-cell table:formula="oooc:=QUIET([.C13];[.D14])" office:value-type="string" office:string-value="Schema">
            <text:p>Schema</text:p>
          </table:table-cell>
          <table:table-cell office:value-type="string">
            <text:p>java.util.ArrayList</text:p>
          </table:table-cell>
          <table:table-cell table:number-columns-repeated="251"/>
        </table:table-row>
        <table:table-row table:style-name="ro1">
          <table:table-cell table:formula="oooc:=LOW(QUIET([.A14];[.D15]))" office:value-type="string" office:string-value="ipr:">
            <text:p>ipr:</text:p>
          </table:table-cell>
          <table:table-cell table:formula="oooc:=QUIET([.B14];[.D15])" office:value-type="string" office:string-value="info.lrbh.codable">
            <text:p>info.lrbh.codable</text:p>
          </table:table-cell>
          <table:table-cell table:formula="oooc:=QUIET([.C14];[.D15])" office:value-type="string" office:string-value="Schema">
            <text:p>Schema</text:p>
          </table:table-cell>
          <table:table-cell office:value-type="string">
            <text:p>java.util.Map</text:p>
          </table:table-cell>
          <table:table-cell table:number-columns-repeated="251"/>
        </table:table-row>
        <table:table-row table:style-name="ro1">
          <table:table-cell table:formula="oooc:=LOW(QUIET([.A15];[.D16]))" office:value-type="string" office:string-value="ipr:">
            <text:p>ipr:</text:p>
          </table:table-cell>
          <table:table-cell table:formula="oooc:=QUIET([.B15];[.D16])" office:value-type="string" office:string-value="info.lrbh.codable">
            <text:p>info.lrbh.codable</text:p>
          </table:table-cell>
          <table:table-cell table:formula="oooc:=QUIET([.C15];[.D16])" office:value-type="string" office:string-value="Schema">
            <text:p>Schema</text:p>
          </table:table-cell>
          <table:table-cell office:value-type="string">
            <text:p>java.util.HashMap</text:p>
          </table:table-cell>
          <table:table-cell table:number-columns-repeated="251"/>
        </table:table-row>
        <table:table-row table:style-name="ro1">
          <table:table-cell table:formula="oooc:=LOW(QUIET([.A16];[.D17]))" office:value-type="string" office:string-value="ipr:">
            <text:p>ipr:</text:p>
          </table:table-cell>
          <table:table-cell table:formula="oooc:=QUIET([.B16];[.D17])" office:value-type="string" office:string-value="info.lrbh.codable">
            <text:p>info.lrbh.codable</text:p>
          </table:table-cell>
          <table:table-cell table:formula="oooc:=QUIET([.C16];[.D17])" office:value-type="string" office:string-value="Schema">
            <text:p>Schema</text:p>
          </table:table-cell>
          <table:table-cell office:value-type="string">
            <text:p>info.lrbh.codable.schema.Symbol</text:p>
          </table:table-cell>
          <table:table-cell table:number-columns-repeated="251"/>
        </table:table-row>
        <table:table-row table:style-name="ro1">
          <table:table-cell table:formula="oooc:=LOW(QUIET([.A17];[.D18]))" office:value-type="string" office:string-value="ipr:">
            <text:p>ipr:</text:p>
          </table:table-cell>
          <table:table-cell table:formula="oooc:=QUIET([.B17];[.D18])" office:value-type="string" office:string-value="info.lrbh.codable">
            <text:p>info.lrbh.codable</text:p>
          </table:table-cell>
          <table:table-cell table:formula="oooc:=QUIET([.C17];[.D18])" office:value-type="string" office:string-value="Schema">
            <text:p>Schema</text:p>
          </table:table-cell>
          <table:table-cell office:value-type="string">
            <text:p>info.lrbh.codable.schema.Relation</text:p>
          </table:table-cell>
          <table:table-cell table:number-columns-repeated="251"/>
        </table:table-row>
        <table:table-row table:style-name="ro1">
          <table:table-cell table:formula="oooc:=LOW(QUIET([.A18];[.D19]))" office:value-type="string" office:string-value="ipr:">
            <text:p>ipr:</text:p>
          </table:table-cell>
          <table:table-cell table:formula="oooc:=QUIET([.B18];[.D19])" office:value-type="string" office:string-value="info.lrbh.codable">
            <text:p>info.lrbh.codable</text:p>
          </table:table-cell>
          <table:table-cell table:formula="oooc:=QUIET([.C18];[.D19])" office:value-type="string" office:string-value="Schema">
            <text:p>Schema</text:p>
          </table:table-cell>
          <table:table-cell office:value-type="string">
            <text:p>info.lrbh.codable.schema.Record</text:p>
          </table:table-cell>
          <table:table-cell table:number-columns-repeated="251"/>
        </table:table-row>
        <table:table-row table:style-name="ro1">
          <table:table-cell table:formula="oooc:=LOW(QUIET([.A19];[.D20]))" office:value-type="string" office:string-value="ipr:">
            <text:p>ipr:</text:p>
          </table:table-cell>
          <table:table-cell table:formula="oooc:=QUIET([.B19];[.D20])" office:value-type="string" office:string-value="info.lrbh.codable">
            <text:p>info.lrbh.codable</text:p>
          </table:table-cell>
          <table:table-cell table:formula="oooc:=QUIET([.C19];[.D20])" office:value-type="string" office:string-value="Schema">
            <text:p>Schema</text:p>
          </table:table-cell>
          <table:table-cell office:value-type="string">
            <text:p>info.lrbh.codable.schema.Function</text:p>
          </table:table-cell>
          <table:table-cell table:number-columns-repeated="251"/>
        </table:table-row>
        <table:table-row table:style-name="ro1">
          <table:table-cell table:formula="oooc:=LOW(QUIET([.A20];[.D21]))" office:value-type="string" office:string-value="ipr:">
            <text:p>ipr:</text:p>
          </table:table-cell>
          <table:table-cell table:formula="oooc:=QUIET([.B20];[.D21])" office:value-type="string" office:string-value="info.lrbh.codable">
            <text:p>info.lrbh.codable</text:p>
          </table:table-cell>
          <table:table-cell table:formula="oooc:=QUIET([.C20];[.D21])" office:value-type="string" office:string-value="Schema">
            <text:p>Schema</text:p>
          </table:table-cell>
          <table:table-cell office:value-type="string">
            <text:p>info.lrbh.codable.schema.Procedure</text:p>
          </table:table-cell>
          <table:table-cell table:number-columns-repeated="251"/>
        </table:table-row>
        <table:table-row table:style-name="ro1">
          <table:table-cell table:formula="oooc:=LOW(QUIET([.A21];[.D22]))" office:value-type="string" office:string-value="ipr:">
            <text:p>ipr:</text:p>
          </table:table-cell>
          <table:table-cell table:formula="oooc:=QUIET([.B21];[.D22])" office:value-type="string" office:string-value="info.lrbh.codable">
            <text:p>info.lrbh.codable</text:p>
          </table:table-cell>
          <table:table-cell table:formula="oooc:=QUIET([.C21];[.D22])" office:value-type="string" office:string-value="Schema">
            <text:p>Schema</text:p>
          </table:table-cell>
          <table:table-cell office:value-type="string">
            <text:p>info.lrbh.codable.schema.Template</text:p>
          </table:table-cell>
          <table:table-cell table:number-columns-repeated="251"/>
        </table:table-row>
        <table:table-row table:style-name="ro1">
          <table:table-cell table:formula="oooc:=LOW(QUIET([.A22];[.D23]))" office:value-type="string" office:string-value="ipr:">
            <text:p>ipr:</text:p>
          </table:table-cell>
          <table:table-cell table:formula="oooc:=QUIET([.B22];[.D23])" office:value-type="string" office:string-value="info.lrbh.codable">
            <text:p>info.lrbh.codable</text:p>
          </table:table-cell>
          <table:table-cell table:formula="oooc:=QUIET([.C22];[.D23])" office:value-type="string" office:string-value="Schema">
            <text:p>Schema</text:p>
          </table:table-cell>
          <table:table-cell office:value-type="string">
            <text:p>info.lrbh.codable.schema.Vertex</text:p>
          </table:table-cell>
          <table:table-cell table:number-columns-repeated="251"/>
        </table:table-row>
        <table:table-row table:style-name="ro1">
          <table:table-cell table:formula="oooc:=LOW(QUIET([.A23];[.D26]))" office:value-type="string" office:string-value="ipr:">
            <text:p>ipr:</text:p>
          </table:table-cell>
          <table:table-cell table:style-name="ce5" table:formula="oooc:=[pkgz.B6]" office:value-type="string" office:string-value="info.lrbh.codive.schema.template">
            <text:p>info.lrbh.codive.schema.template</text:p>
          </table:table-cell>
          <table:table-cell table:style-name="ce5" table:formula="oooc:=[proz.C2]" office:value-type="string" office:string-value="Cleaner">
            <text:p>Cleaner</text:p>
          </table:table-cell>
          <table:table-cell office:value-type="string">
            <text:p>java.util.Arrays</text:p>
          </table:table-cell>
          <table:table-cell table:number-columns-repeated="251"/>
        </table:table-row>
        <table:table-row table:style-name="ro1">
          <table:table-cell table:formula="oooc:=LOW(QUIET([.A24];[.D24]))" office:value-type="string" office:string-value="ipr:">
            <text:p>ipr:</text:p>
          </table:table-cell>
          <table:table-cell table:formula="oooc:=QUIET([.B24];[.D24])" office:value-type="string" office:string-value="info.lrbh.codive.schema.template">
            <text:p>info.lrbh.codive.schema.template</text:p>
          </table:table-cell>
          <table:table-cell table:formula="oooc:=QUIET([.C24];[.D24])" office:value-type="string" office:string-value="Cleaner">
            <text:p>Cleaner</text:p>
          </table:table-cell>
          <table:table-cell office:value-type="string">
            <text:p>java.util.List</text:p>
          </table:table-cell>
          <table:table-cell table:number-columns-repeated="251"/>
        </table:table-row>
        <table:table-row table:style-name="ro1">
          <table:table-cell table:formula="oooc:=LOW(QUIET([.A25];[.D25]))" office:value-type="string" office:string-value="ipr:">
            <text:p>ipr:</text:p>
          </table:table-cell>
          <table:table-cell table:formula="oooc:=QUIET([.B25];[.D25])" office:value-type="string" office:string-value="info.lrbh.codive.schema.template">
            <text:p>info.lrbh.codive.schema.template</text:p>
          </table:table-cell>
          <table:table-cell table:formula="oooc:=QUIET([.C25];[.D25])" office:value-type="string" office:string-value="Cleaner">
            <text:p>Cleaner</text:p>
          </table:table-cell>
          <table:table-cell office:value-type="string">
            <text:p>info.lrbh.codable.schema.template.Cleanment</text:p>
          </table:table-cell>
          <table:table-cell table:number-columns-repeated="251"/>
        </table:table-row>
        <table:table-row table:style-name="ro1">
          <table:table-cell table:formula="oooc:=LOW(QUIET([.A26];[.D27]))" office:value-type="string" office:string-value="ipr:">
            <text:p>ipr:</text:p>
          </table:table-cell>
          <table:table-cell table:formula="oooc:=QUIET([.B26];[.D27])" office:value-type="string" office:string-value="info.lrbh.codive.schema.template">
            <text:p>info.lrbh.codive.schema.template</text:p>
          </table:table-cell>
          <table:table-cell table:style-name="ce5" table:formula="oooc:=[proz.C3]" office:value-type="string" office:string-value="Tokeniser">
            <text:p>Tokeniser</text:p>
          </table:table-cell>
          <table:table-cell office:value-type="string">
            <text:p>java.util.List</text:p>
          </table:table-cell>
          <table:table-cell table:number-columns-repeated="251"/>
        </table:table-row>
        <table:table-row table:style-name="ro1">
          <table:table-cell table:formula="oooc:=LOW(QUIET([.A27];[.D28]))" office:value-type="string" office:string-value="ipr:">
            <text:p>ipr:</text:p>
          </table:table-cell>
          <table:table-cell table:formula="oooc:=QUIET([.B27];[.D28])" office:value-type="string" office:string-value="info.lrbh.codive.schema.template">
            <text:p>info.lrbh.codive.schema.template</text:p>
          </table:table-cell>
          <table:table-cell table:formula="oooc:=QUIET([.C27];[.D30])" office:value-type="string" office:string-value="Tokeniser">
            <text:p>Tokeniser</text:p>
          </table:table-cell>
          <table:table-cell office:value-type="string">
            <text:p>java.util.ArrayList</text:p>
          </table:table-cell>
          <table:table-cell table:number-columns-repeated="251"/>
        </table:table-row>
        <table:table-row table:style-name="ro1">
          <table:table-cell table:formula="oooc:=LOW(QUIET([.A28];[.D29]))" office:value-type="string" office:string-value="ipr:">
            <text:p>ipr:</text:p>
          </table:table-cell>
          <table:table-cell table:formula="oooc:=QUIET([.B28];[.D29])" office:value-type="string" office:string-value="info.lrbh.codive.schema.template">
            <text:p>info.lrbh.codive.schema.template</text:p>
          </table:table-cell>
          <table:table-cell table:formula="oooc:=QUIET([.C28];[.D29])" office:value-type="string" office:string-value="Tokeniser">
            <text:p>Tokeniser</text:p>
          </table:table-cell>
          <table:table-cell office:value-type="string">
            <text:p>info.lrbh.codable.schema.template.Cleanment</text:p>
          </table:table-cell>
          <table:table-cell table:number-columns-repeated="251"/>
        </table:table-row>
        <table:table-row table:style-name="ro1">
          <table:table-cell table:formula="oooc:=LOW(QUIET([.A29];[.D30]))" office:value-type="string" office:string-value="ipr:">
            <text:p>ipr:</text:p>
          </table:table-cell>
          <table:table-cell table:formula="oooc:=QUIET([.B29];[.D30])" office:value-type="string" office:string-value="info.lrbh.codive.schema.template">
            <text:p>info.lrbh.codive.schema.template</text:p>
          </table:table-cell>
          <table:table-cell table:formula="oooc:=QUIET([.C29];[.D30])" office:value-type="string" office:string-value="Tokeniser">
            <text:p>Tokeniser</text:p>
          </table:table-cell>
          <table:table-cell office:value-type="string">
            <text:p>info.lrbh.codable.schema.template.Token</text:p>
          </table:table-cell>
          <table:table-cell table:number-columns-repeated="251"/>
        </table:table-row>
        <table:table-row table:style-name="ro1">
          <table:table-cell table:formula="oooc:=LOW(QUIET([.A30];[.D31]))" office:value-type="string" office:string-value="ipr:">
            <text:p>ipr:</text:p>
          </table:table-cell>
          <table:table-cell table:formula="oooc:=QUIET([.B30];[.D31])" office:value-type="string" office:string-value="info.lrbh.codive.schema.template">
            <text:p>info.lrbh.codive.schema.template</text:p>
          </table:table-cell>
          <table:table-cell table:style-name="ce5" table:formula="oooc:=[proz.C4]" office:value-type="string" office:string-value="Parser">
            <text:p>Parser</text:p>
          </table:table-cell>
          <table:table-cell office:value-type="string">
            <text:p>java.util.List</text:p>
          </table:table-cell>
          <table:table-cell table:number-columns-repeated="251"/>
        </table:table-row>
        <table:table-row table:style-name="ro1">
          <table:table-cell table:formula="oooc:=LOW(QUIET([.A31];[.D32]))" office:value-type="string" office:string-value="ipr:">
            <text:p>ipr:</text:p>
          </table:table-cell>
          <table:table-cell table:formula="oooc:=QUIET([.B31];[.D32])" office:value-type="string" office:string-value="info.lrbh.codive.schema.template">
            <text:p>info.lrbh.codive.schema.template</text:p>
          </table:table-cell>
          <table:table-cell table:formula="oooc:=QUIET([.C31];[.D34])" office:value-type="string" office:string-value="Parser">
            <text:p>Parser</text:p>
          </table:table-cell>
          <table:table-cell office:value-type="string">
            <text:p>java.util.ArrayList</text:p>
          </table:table-cell>
          <table:table-cell table:number-columns-repeated="251"/>
        </table:table-row>
        <table:table-row table:style-name="ro1">
          <table:table-cell table:formula="oooc:=LOW(QUIET([.A32];[.D33]))" office:value-type="string" office:string-value="ipr:">
            <text:p>ipr:</text:p>
          </table:table-cell>
          <table:table-cell table:formula="oooc:=QUIET([.B32];[.D33])" office:value-type="string" office:string-value="info.lrbh.codive.schema.template">
            <text:p>info.lrbh.codive.schema.template</text:p>
          </table:table-cell>
          <table:table-cell table:formula="oooc:=QUIET([.C32];[.D35])" office:value-type="string" office:string-value="Parser">
            <text:p>Parser</text:p>
          </table:table-cell>
          <table:table-cell office:value-type="string">
            <text:p>info.lrbh.codable.schema.template.Token</text:p>
          </table:table-cell>
          <table:table-cell table:number-columns-repeated="251"/>
        </table:table-row>
        <table:table-row table:style-name="ro1">
          <table:table-cell table:formula="oooc:=LOW(QUIET([.A33];[.D34]))" office:value-type="string" office:string-value="ipr:">
            <text:p>ipr:</text:p>
          </table:table-cell>
          <table:table-cell table:formula="oooc:=QUIET([.B33];[.D34])" office:value-type="string" office:string-value="info.lrbh.codive.schema.template">
            <text:p>info.lrbh.codive.schema.template</text:p>
          </table:table-cell>
          <table:table-cell table:formula="oooc:=QUIET([.C33];[.D36])" office:value-type="string" office:string-value="Parser">
            <text:p>Parser</text:p>
          </table:table-cell>
          <table:table-cell office:value-type="string">
            <text:p>info.lrbh.codable.schema.template.Parsement</text:p>
          </table:table-cell>
          <table:table-cell table:number-columns-repeated="251"/>
        </table:table-row>
        <table:table-row table:style-name="ro1">
          <table:table-cell table:formula="oooc:=LOW(QUIET([.A34];[.D35]))" office:value-type="string" office:string-value="ipr:">
            <text:p>ipr:</text:p>
          </table:table-cell>
          <table:table-cell table:formula="oooc:=QUIET([.B34];[.D35])" office:value-type="string" office:string-value="info.lrbh.codive.schema.template">
            <text:p>info.lrbh.codive.schema.template</text:p>
          </table:table-cell>
          <table:table-cell table:formula="oooc:=QUIET([.C34];[.D37])" office:value-type="string" office:string-value="Parser">
            <text:p>Parser</text:p>
          </table:table-cell>
          <table:table-cell office:value-type="string">
            <text:p>info.lrbh.codable.schema.template.parsement.Constant</text:p>
          </table:table-cell>
          <table:table-cell table:number-columns-repeated="251"/>
        </table:table-row>
        <table:table-row table:style-name="ro1">
          <table:table-cell table:formula="oooc:=LOW(QUIET([.A35];[.D36]))" office:value-type="string" office:string-value="ipr:">
            <text:p>ipr:</text:p>
          </table:table-cell>
          <table:table-cell table:formula="oooc:=QUIET([.B35];[.D36])" office:value-type="string" office:string-value="info.lrbh.codive.schema.template">
            <text:p>info.lrbh.codive.schema.template</text:p>
          </table:table-cell>
          <table:table-cell table:formula="oooc:=QUIET([.C35];[.D38])" office:value-type="string" office:string-value="Parser">
            <text:p>Parser</text:p>
          </table:table-cell>
          <table:table-cell office:value-type="string">
            <text:p>info.lrbh.codable.schema.template.parsement.Variable</text:p>
          </table:table-cell>
          <table:table-cell table:number-columns-repeated="251"/>
        </table:table-row>
        <table:table-row table:style-name="ro1">
          <table:table-cell table:formula="oooc:=LOW(QUIET([.A36];[.D37]))" office:value-type="string" office:string-value="ipr:">
            <text:p>ipr:</text:p>
          </table:table-cell>
          <table:table-cell table:formula="oooc:=QUIET([.B36];[.D37])" office:value-type="string" office:string-value="info.lrbh.codive.schema.template">
            <text:p>info.lrbh.codive.schema.template</text:p>
          </table:table-cell>
          <table:table-cell table:formula="oooc:=QUIET([.C36];[.D39])" office:value-type="string" office:string-value="Parser">
            <text:p>Parser</text:p>
          </table:table-cell>
          <table:table-cell office:value-type="string">
            <text:p>info.lrbh.codable.schema.template.parsement.Iteration</text:p>
          </table:table-cell>
          <table:table-cell table:number-columns-repeated="251"/>
        </table:table-row>
        <table:table-row table:style-name="ro1">
          <table:table-cell table:formula="oooc:=LOW(QUIET([.A37];[.D38]))" office:value-type="string" office:string-value="ipr:">
            <text:p>ipr:</text:p>
          </table:table-cell>
          <table:table-cell table:formula="oooc:=QUIET([.B37];[.D38])" office:value-type="string" office:string-value="info.lrbh.codive.schema.template">
            <text:p>info.lrbh.codive.schema.template</text:p>
          </table:table-cell>
          <table:table-cell table:formula="oooc:=QUIET([.C37];[.D38])" office:value-type="string" office:string-value="Parser">
            <text:p>Parser</text:p>
          </table:table-cell>
          <table:table-cell office:value-type="string">
            <text:p>info.lrbh.codable.schema.template.parsement.Condition</text:p>
          </table:table-cell>
          <table:table-cell table:number-columns-repeated="251"/>
        </table:table-row>
        <table:table-row table:style-name="ro1">
          <table:table-cell table:formula="oooc:=LOW(QUIET([.A38];[.D39]))" office:value-type="string" office:string-value="ipr:">
            <text:p>ipr:</text:p>
          </table:table-cell>
          <table:table-cell table:formula="oooc:=QUIET([.B38];[.D39])" office:value-type="string" office:string-value="info.lrbh.codive.schema.template">
            <text:p>info.lrbh.codive.schema.template</text:p>
          </table:table-cell>
          <table:table-cell table:formula="oooc:=QUIET([.C38];[.D39])" office:value-type="string" office:string-value="Parser">
            <text:p>Parser</text:p>
          </table:table-cell>
          <table:table-cell office:value-type="string">
            <text:p>info.lrbh.codable.schema.template.parsement.Alternative</text:p>
          </table:table-cell>
          <table:table-cell table:number-columns-repeated="251"/>
        </table:table-row>
        <table:table-row table:style-name="ro1">
          <table:table-cell table:formula="oooc:=LOW(QUIET([.A39];[.D40]))" office:value-type="string" office:string-value="ipr:">
            <text:p>ipr:</text:p>
          </table:table-cell>
          <table:table-cell table:formula="oooc:=QUIET([.B39];[.D40])" office:value-type="string" office:string-value="info.lrbh.codive.schema.template">
            <text:p>info.lrbh.codive.schema.template</text:p>
          </table:table-cell>
          <table:table-cell table:style-name="ce5" table:formula="oooc:=[proz.C5]" office:value-type="string" office:string-value="Linker">
            <text:p>Linker</text:p>
          </table:table-cell>
          <table:table-cell office:value-type="string">
            <text:p>java.util.List</text:p>
          </table:table-cell>
          <table:table-cell table:number-columns-repeated="251"/>
        </table:table-row>
        <table:table-row table:style-name="ro1">
          <table:table-cell table:formula="oooc:=LOW(QUIET([.A40];[.D41]))" office:value-type="string" office:string-value="ipr:">
            <text:p>ipr:</text:p>
          </table:table-cell>
          <table:table-cell table:formula="oooc:=QUIET([.B40];[.D41])" office:value-type="string" office:string-value="info.lrbh.codive.schema.template">
            <text:p>info.lrbh.codive.schema.template</text:p>
          </table:table-cell>
          <table:table-cell table:formula="oooc:=QUIET([.C40];[.D41])" office:value-type="string" office:string-value="Linker">
            <text:p>Linker</text:p>
          </table:table-cell>
          <table:table-cell office:value-type="string">
            <text:p>java.util.ArrayList</text:p>
          </table:table-cell>
          <table:table-cell table:number-columns-repeated="251"/>
        </table:table-row>
        <table:table-row table:style-name="ro1">
          <table:table-cell table:formula="oooc:=LOW(QUIET([.A41];[.D42]))" office:value-type="string" office:string-value="ipr:">
            <text:p>ipr:</text:p>
          </table:table-cell>
          <table:table-cell table:formula="oooc:=QUIET([.B41];[.D42])" office:value-type="string" office:string-value="info.lrbh.codive.schema.template">
            <text:p>info.lrbh.codive.schema.template</text:p>
          </table:table-cell>
          <table:table-cell table:formula="oooc:=QUIET([.C41];[.D42])" office:value-type="string" office:string-value="Linker">
            <text:p>Linker</text:p>
          </table:table-cell>
          <table:table-cell office:value-type="string">
            <text:p>java.util.Map</text:p>
          </table:table-cell>
          <table:table-cell table:number-columns-repeated="251"/>
        </table:table-row>
        <table:table-row table:style-name="ro1">
          <table:table-cell table:formula="oooc:=LOW(QUIET([.A42];[.D43]))" office:value-type="string" office:string-value="ipr:">
            <text:p>ipr:</text:p>
          </table:table-cell>
          <table:table-cell table:formula="oooc:=QUIET([.B42];[.D43])" office:value-type="string" office:string-value="info.lrbh.codive.schema.template">
            <text:p>info.lrbh.codive.schema.template</text:p>
          </table:table-cell>
          <table:table-cell table:formula="oooc:=QUIET([.C42];[.D43])" office:value-type="string" office:string-value="Linker">
            <text:p>Linker</text:p>
          </table:table-cell>
          <table:table-cell office:value-type="string">
            <text:p>java.util.HashMap</text:p>
          </table:table-cell>
          <table:table-cell table:number-columns-repeated="251"/>
        </table:table-row>
        <table:table-row table:style-name="ro1">
          <table:table-cell table:formula="oooc:=LOW(QUIET([.A42];[.D44]))" office:value-type="string" office:string-value="ipr:">
            <text:p>ipr:</text:p>
          </table:table-cell>
          <table:table-cell table:formula="oooc:=QUIET([.B42];[.D44])" office:value-type="string" office:string-value="info.lrbh.codive.schema.template">
            <text:p>info.lrbh.codive.schema.template</text:p>
          </table:table-cell>
          <table:table-cell table:formula="oooc:=QUIET([.C42];[.D44])" office:value-type="string" office:string-value="Linker">
            <text:p>Linker</text:p>
          </table:table-cell>
          <table:table-cell office:value-type="string">
            <text:p>info.lrbh.codable.schema.Record</text:p>
          </table:table-cell>
          <table:table-cell table:number-columns-repeated="251"/>
        </table:table-row>
        <table:table-row table:style-name="ro1">
          <table:table-cell table:formula="oooc:=LOW(QUIET([.A44];[.D45]))" office:value-type="string" office:string-value="ipr:">
            <text:p>ipr:</text:p>
          </table:table-cell>
          <table:table-cell table:formula="oooc:=QUIET([.B44];[.D45])" office:value-type="string" office:string-value="info.lrbh.codive.schema.template">
            <text:p>info.lrbh.codive.schema.template</text:p>
          </table:table-cell>
          <table:table-cell table:formula="oooc:=QUIET([.C41];[.D45])" office:value-type="string" office:string-value="Linker">
            <text:p>Linker</text:p>
          </table:table-cell>
          <table:table-cell office:value-type="string">
            <text:p>info.lrbh.codable.schema.template.Parsement</text:p>
          </table:table-cell>
          <table:table-cell table:number-columns-repeated="251"/>
        </table:table-row>
        <table:table-row table:style-name="ro1">
          <table:table-cell table:formula="oooc:=LOW(QUIET([.A45];[.D46]))" office:value-type="string" office:string-value="ipr:">
            <text:p>ipr:</text:p>
          </table:table-cell>
          <table:table-cell table:formula="oooc:=QUIET([.B45];[.D46])" office:value-type="string" office:string-value="info.lrbh.codive.schema.template">
            <text:p>info.lrbh.codive.schema.template</text:p>
          </table:table-cell>
          <table:table-cell table:formula="oooc:=QUIET([.C45];[.D46])" office:value-type="string" office:string-value="Linker">
            <text:p>Linker</text:p>
          </table:table-cell>
          <table:table-cell office:value-type="string">
            <text:p>info.lrbh.codable.schema.template.parsement.Constant</text:p>
          </table:table-cell>
          <table:table-cell table:number-columns-repeated="251"/>
        </table:table-row>
        <table:table-row table:style-name="ro1">
          <table:table-cell table:formula="oooc:=LOW(QUIET([.A46];[.D47]))" office:value-type="string" office:string-value="ipr:">
            <text:p>ipr:</text:p>
          </table:table-cell>
          <table:table-cell table:formula="oooc:=QUIET([.B46];[.D47])" office:value-type="string" office:string-value="info.lrbh.codive.schema.template">
            <text:p>info.lrbh.codive.schema.template</text:p>
          </table:table-cell>
          <table:table-cell table:formula="oooc:=QUIET([.C46];[.D47])" office:value-type="string" office:string-value="Linker">
            <text:p>Linker</text:p>
          </table:table-cell>
          <table:table-cell office:value-type="string">
            <text:p>info.lrbh.codable.schema.template.parsement.Variable</text:p>
          </table:table-cell>
          <table:table-cell table:number-columns-repeated="251"/>
        </table:table-row>
        <table:table-row table:style-name="ro1">
          <table:table-cell table:formula="oooc:=LOW(QUIET([.A47];[.D48]))" office:value-type="string" office:string-value="ipr:">
            <text:p>ipr:</text:p>
          </table:table-cell>
          <table:table-cell table:formula="oooc:=QUIET([.B47];[.D48])" office:value-type="string" office:string-value="info.lrbh.codive.schema.template">
            <text:p>info.lrbh.codive.schema.template</text:p>
          </table:table-cell>
          <table:table-cell table:formula="oooc:=QUIET([.C47];[.D48])" office:value-type="string" office:string-value="Linker">
            <text:p>Linker</text:p>
          </table:table-cell>
          <table:table-cell office:value-type="string">
            <text:p>info.lrbh.codable.schema.template.parsement.Iteration</text:p>
          </table:table-cell>
          <table:table-cell table:number-columns-repeated="251"/>
        </table:table-row>
        <table:table-row table:style-name="ro1">
          <table:table-cell table:formula="oooc:=LOW(QUIET([.A48];[.D49]))" office:value-type="string" office:string-value="ipr:">
            <text:p>ipr:</text:p>
          </table:table-cell>
          <table:table-cell table:formula="oooc:=QUIET([.B48];[.D49])" office:value-type="string" office:string-value="info.lrbh.codive.schema.template">
            <text:p>info.lrbh.codive.schema.template</text:p>
          </table:table-cell>
          <table:table-cell table:formula="oooc:=QUIET([.C48];[.D49])" office:value-type="string" office:string-value="Linker">
            <text:p>Linker</text:p>
          </table:table-cell>
          <table:table-cell office:value-type="string">
            <text:p>info.lrbh.codable.schema.template.parsement.Condition</text:p>
          </table:table-cell>
          <table:table-cell table:number-columns-repeated="251"/>
        </table:table-row>
        <table:table-row table:style-name="ro1">
          <table:table-cell table:formula="oooc:=LOW(QUIET([.A49];[.D50]))" office:value-type="string" office:string-value="ipr:">
            <text:p>ipr:</text:p>
          </table:table-cell>
          <table:table-cell table:formula="oooc:=QUIET([.B49];[.D50])" office:value-type="string" office:string-value="info.lrbh.codive.schema.template">
            <text:p>info.lrbh.codive.schema.template</text:p>
          </table:table-cell>
          <table:table-cell table:formula="oooc:=QUIET([.C49];[.D50])" office:value-type="string" office:string-value="Linker">
            <text:p>Linker</text:p>
          </table:table-cell>
          <table:table-cell office:value-type="string">
            <text:p>info.lrbh.codable.schema.template.parsement.Alternative</text:p>
          </table:table-cell>
          <table:table-cell table:number-columns-repeated="251"/>
        </table:table-row>
        <table:table-row table:style-name="ro1">
          <table:table-cell table:formula="oooc:=LOW(QUIET([.A50];[.D51]))" office:value-type="string" office:string-value="ipr:">
            <text:p>ipr:</text:p>
          </table:table-cell>
          <table:table-cell table:formula="oooc:=QUIET([.B50];[.D51])" office:value-type="string" office:string-value="info.lrbh.codive.schema.template">
            <text:p>info.lrbh.codive.schema.template</text:p>
          </table:table-cell>
          <table:table-cell table:formula="oooc:=QUIET([.C50];[.D51])" office:value-type="string" office:string-value="Linker">
            <text:p>Linker</text:p>
          </table:table-cell>
          <table:table-cell office:value-type="string">
            <text:p>info.lrbh.codable.schema.template.Link</text:p>
          </table:table-cell>
          <table:table-cell table:number-columns-repeated="251"/>
        </table:table-row>
        <table:table-row table:style-name="ro1">
          <table:table-cell table:formula="oooc:=LOW(QUIET([.A51];[.D52]))" office:value-type="string" office:string-value="ipr:">
            <text:p>ipr:</text:p>
          </table:table-cell>
          <table:table-cell table:formula="oooc:=QUIET([.B51];[.D52])" office:value-type="string" office:string-value="info.lrbh.codive.schema.template">
            <text:p>info.lrbh.codive.schema.template</text:p>
          </table:table-cell>
          <table:table-cell table:style-name="ce5" table:formula="oooc:=[proz.C6]" office:value-type="string" office:string-value="Compiler">
            <text:p>Compiler</text:p>
          </table:table-cell>
          <table:table-cell office:value-type="string">
            <text:p>java.util.List</text:p>
          </table:table-cell>
          <table:table-cell table:number-columns-repeated="251"/>
        </table:table-row>
        <table:table-row table:style-name="ro1">
          <table:table-cell table:formula="oooc:=LOW(QUIET([.A52];[.D53]))" office:value-type="string" office:string-value="ipr:">
            <text:p>ipr:</text:p>
          </table:table-cell>
          <table:table-cell table:formula="oooc:=QUIET([.B52];[.D53])" office:value-type="string" office:string-value="info.lrbh.codive.schema.template">
            <text:p>info.lrbh.codive.schema.template</text:p>
          </table:table-cell>
          <table:table-cell table:formula="oooc:=QUIET([.C52];[.D53])" office:value-type="string" office:string-value="Compiler">
            <text:p>Compiler</text:p>
          </table:table-cell>
          <table:table-cell office:value-type="string">
            <text:p>java.util.ArrayList</text:p>
          </table:table-cell>
          <table:table-cell table:number-columns-repeated="251"/>
        </table:table-row>
        <table:table-row table:style-name="ro1">
          <table:table-cell table:formula="oooc:=LOW(QUIET([.A53];[.D54]))" office:value-type="string" office:string-value="ipr:">
            <text:p>ipr:</text:p>
          </table:table-cell>
          <table:table-cell table:formula="oooc:=QUIET([.B53];[.D54])" office:value-type="string" office:string-value="info.lrbh.codive.schema.template">
            <text:p>info.lrbh.codive.schema.template</text:p>
          </table:table-cell>
          <table:table-cell table:formula="oooc:=QUIET([.C53];[.D54])" office:value-type="string" office:string-value="Compiler">
            <text:p>Compiler</text:p>
          </table:table-cell>
          <table:table-cell office:value-type="string">
            <text:p>info.lrbh.codable.schema.template.Link</text:p>
          </table:table-cell>
          <table:table-cell table:number-columns-repeated="251"/>
        </table:table-row>
        <table:table-row table:style-name="ro1">
          <table:table-cell table:formula="oooc:=LOW(QUIET([.A54];[.D55]))" office:value-type="string" office:string-value="ipr:">
            <text:p>ipr:</text:p>
          </table:table-cell>
          <table:table-cell table:formula="oooc:=QUIET([.B54];[.D55])" office:value-type="string" office:string-value="info.lrbh.codive.schema.template">
            <text:p>info.lrbh.codive.schema.template</text:p>
          </table:table-cell>
          <table:table-cell table:formula="oooc:=QUIET([.C54];[.D55])" office:value-type="string" office:string-value="Compiler">
            <text:p>Compiler</text:p>
          </table:table-cell>
          <table:table-cell office:value-type="string">
            <text:p>info.lrbh.codable.schema.template.Compilement</text:p>
          </table:table-cell>
          <table:table-cell table:number-columns-repeated="251"/>
        </table:table-row>
        <table:table-row table:style-name="ro1">
          <table:table-cell table:formula="oooc:=LOW(QUIET([.A55];[.D56]))" office:value-type="string" office:string-value=".">
            <text:p>.</text:p>
          </table:table-cell>
          <table:table-cell table:formula="oooc:=QUIET([.B55];[.D56])" office:value-type="string" office:string-value=".">
            <text:p>.</text:p>
          </table:table-cell>
          <table:table-cell table:formula="oooc:=QUIET([.C55];[.D56])" office:value-type="string" office:string-value=".">
            <text:p>.</text:p>
          </table:table-cell>
          <table:table-cell/>
          <table:table-cell table:number-columns-repeated="251"/>
        </table:table-row>
        <table:table-row table:style-name="ro1">
          <table:table-cell table:formula="oooc:=LOW(QUIET([.A56];[.D57]))" office:value-type="string" office:string-value=".">
            <text:p>.</text:p>
          </table:table-cell>
          <table:table-cell table:formula="oooc:=QUIET([.B56];[.D57])" office:value-type="string" office:string-value=".">
            <text:p>.</text:p>
          </table:table-cell>
          <table:table-cell table:formula="oooc:=QUIET([.C56];[.D57])" office:value-type="string" office:string-value=".">
            <text:p>.</text:p>
          </table:table-cell>
          <table:table-cell/>
          <table:table-cell table:number-columns-repeated="251"/>
        </table:table-row>
        <table:table-row table:style-name="ro1">
          <table:table-cell table:formula="oooc:=LOW(QUIET([.A57];[.D58]))" office:value-type="string" office:string-value=".">
            <text:p>.</text:p>
          </table:table-cell>
          <table:table-cell table:formula="oooc:=QUIET([.B57];[.D58])" office:value-type="string" office:string-value=".">
            <text:p>.</text:p>
          </table:table-cell>
          <table:table-cell/>
          <table:table-cell/>
          <table:table-cell table:number-columns-repeated="251"/>
        </table:table-row>
        <table:table-row table:style-name="ro1">
          <table:table-cell table:formula="oooc:=LOW(QUIET([.A58];[.D59]))" office:value-type="string" office:string-value=".">
            <text:p>.</text:p>
          </table:table-cell>
          <table:table-cell table:formula="oooc:=QUIET([.B58];[.D59])" office:value-type="string" office:string-value=".">
            <text:p>.</text:p>
          </table:table-cell>
          <table:table-cell/>
          <table:table-cell/>
          <table:table-cell table:number-columns-repeated="251"/>
        </table:table-row>
        <table:table-row table:style-name="ro1">
          <table:table-cell table:formula="oooc:=LOW(QUIET([.A59];[.D60]))" office:value-type="string" office:string-value=".">
            <text:p>.</text:p>
          </table:table-cell>
          <table:table-cell table:formula="oooc:=QUIET([.B59];[.D60])" office:value-type="string" office:string-value=".">
            <text:p>.</text:p>
          </table:table-cell>
          <table:table-cell/>
          <table:table-cell/>
          <table:table-cell table:number-columns-repeated="251"/>
        </table:table-row>
        <table:table-row table:style-name="ro1">
          <table:table-cell table:formula="oooc:=LOW(QUIET([.A60];[.D61]))" office:value-type="string" office:string-value=".">
            <text:p>.</text:p>
          </table:table-cell>
          <table:table-cell table:formula="oooc:=QUIET([.B60];[.D61])" office:value-type="string" office:string-value=".">
            <text:p>.</text:p>
          </table:table-cell>
          <table:table-cell/>
          <table:table-cell/>
          <table:table-cell table:number-columns-repeated="251"/>
        </table:table-row>
        <table:table-row table:style-name="ro1">
          <table:table-cell table:formula="oooc:=LOW(QUIET([.A61];[.D62]))" office:value-type="string" office:string-value=".">
            <text:p>.</text:p>
          </table:table-cell>
          <table:table-cell table:formula="oooc:=QUIET([.B61];[.D62])" office:value-type="string" office:string-value=".">
            <text:p>.</text:p>
          </table:table-cell>
          <table:table-cell/>
          <table:table-cell/>
          <table:table-cell table:number-columns-repeated="251"/>
        </table:table-row>
        <table:table-row table:style-name="ro1">
          <table:table-cell table:formula="oooc:=LOW(QUIET([.A62];[.D63]))" office:value-type="string" office:string-value=".">
            <text:p>.</text:p>
          </table:table-cell>
          <table:table-cell table:formula="oooc:=QUIET([.B62];[.D63])" office:value-type="string" office:string-value=".">
            <text:p>.</text:p>
          </table:table-cell>
          <table:table-cell/>
          <table:table-cell/>
          <table:table-cell table:number-columns-repeated="251"/>
        </table:table-row>
        <table:table-row table:style-name="ro1">
          <table:table-cell table:formula="oooc:=LOW(QUIET([.A63];[.D64]))" office:value-type="string" office:string-value=".">
            <text:p>.</text:p>
          </table:table-cell>
          <table:table-cell table:formula="oooc:=QUIET([.B63];[.D64])" office:value-type="string" office:string-value=".">
            <text:p>.</text:p>
          </table:table-cell>
          <table:table-cell/>
          <table:table-cell/>
          <table:table-cell table:number-columns-repeated="251"/>
        </table:table-row>
        <table:table-row table:style-name="ro1">
          <table:table-cell table:formula="oooc:=LOW(QUIET([.A64];[.D65]))" office:value-type="string" office:string-value=".">
            <text:p>.</text:p>
          </table:table-cell>
          <table:table-cell table:formula="oooc:=QUIET([.B64];[.D65])" office:value-type="string" office:string-value=".">
            <text:p>.</text:p>
          </table:table-cell>
          <table:table-cell/>
          <table:table-cell/>
          <table:table-cell table:number-columns-repeated="251"/>
        </table:table-row>
        <table:table-row table:style-name="ro1">
          <table:table-cell table:formula="oooc:=LOW(QUIET([.A65];[.D66]))" office:value-type="string" office:string-value=".">
            <text:p>.</text:p>
          </table:table-cell>
          <table:table-cell table:formula="oooc:=QUIET([.B65];[.D66])" office:value-type="string" office:string-value=".">
            <text:p>.</text:p>
          </table:table-cell>
          <table:table-cell/>
          <table:table-cell/>
          <table:table-cell table:number-columns-repeated="251"/>
        </table:table-row>
        <table:table-row table:style-name="ro1">
          <table:table-cell table:formula="oooc:=LOW(QUIET([.A66];[.D67]))" office:value-type="string" office:string-value=".">
            <text:p>.</text:p>
          </table:table-cell>
          <table:table-cell table:formula="oooc:=QUIET([.B66];[.D67])" office:value-type="string" office:string-value=".">
            <text:p>.</text:p>
          </table:table-cell>
          <table:table-cell/>
          <table:table-cell/>
          <table:table-cell table:number-columns-repeated="251"/>
        </table:table-row>
        <table:table-row table:style-name="ro1">
          <table:table-cell table:formula="oooc:=LOW(QUIET([.A67];[.D68]))" office:value-type="string" office:string-value=".">
            <text:p>.</text:p>
          </table:table-cell>
          <table:table-cell table:formula="oooc:=QUIET([.B67];[.D68])" office:value-type="string" office:string-value=".">
            <text:p>.</text:p>
          </table:table-cell>
          <table:table-cell/>
          <table:table-cell/>
          <table:table-cell table:number-columns-repeated="251"/>
        </table:table-row>
        <table:table-row table:style-name="ro1">
          <table:table-cell table:formula="oooc:=LOW(QUIET([.A68];[.D69]))" office:value-type="string" office:string-value=".">
            <text:p>.</text:p>
          </table:table-cell>
          <table:table-cell table:formula="oooc:=QUIET([.B68];[.D69])" office:value-type="string" office:string-value=".">
            <text:p>.</text:p>
          </table:table-cell>
          <table:table-cell/>
          <table:table-cell/>
          <table:table-cell table:number-columns-repeated="251"/>
        </table:table-row>
        <table:table-row table:style-name="ro1">
          <table:table-cell table:formula="oooc:=LOW(QUIET([.A69];[.D70]))" office:value-type="string" office:string-value=".">
            <text:p>.</text:p>
          </table:table-cell>
          <table:table-cell table:formula="oooc:=QUIET([.B69];[.D70])" office:value-type="string" office:string-value=".">
            <text:p>.</text:p>
          </table:table-cell>
          <table:table-cell/>
          <table:table-cell/>
          <table:table-cell table:number-columns-repeated="251"/>
        </table:table-row>
        <table:table-row table:style-name="ro1">
          <table:table-cell table:formula="oooc:=LOW(QUIET([.A70];[.D71]))" office:value-type="string" office:string-value=".">
            <text:p>.</text:p>
          </table:table-cell>
          <table:table-cell table:formula="oooc:=QUIET([.B70];[.D71])" office:value-type="string" office:string-value=".">
            <text:p>.</text:p>
          </table:table-cell>
          <table:table-cell/>
          <table:table-cell/>
          <table:table-cell table:number-columns-repeated="251"/>
        </table:table-row>
        <table:table-row table:style-name="ro1">
          <table:table-cell table:formula="oooc:=LOW(QUIET([.A71];[.D72]))" office:value-type="string" office:string-value=".">
            <text:p>.</text:p>
          </table:table-cell>
          <table:table-cell table:formula="oooc:=QUIET([.B71];[.D72])" office:value-type="string" office:string-value=".">
            <text:p>.</text:p>
          </table:table-cell>
          <table:table-cell/>
          <table:table-cell/>
          <table:table-cell table:number-columns-repeated="251"/>
        </table:table-row>
        <table:table-row table:style-name="ro1">
          <table:table-cell table:formula="oooc:=LOW(QUIET([.A72];[.D73]))" office:value-type="string" office:string-value=".">
            <text:p>.</text:p>
          </table:table-cell>
          <table:table-cell table:formula="oooc:=QUIET([.B72];[.D73])" office:value-type="string" office:string-value=".">
            <text:p>.</text:p>
          </table:table-cell>
          <table:table-cell/>
          <table:table-cell/>
          <table:table-cell table:number-columns-repeated="251"/>
        </table:table-row>
        <table:table-row table:style-name="ro1">
          <table:table-cell table:formula="oooc:=LOW(QUIET([.A73];[.D74]))" office:value-type="string" office:string-value=".">
            <text:p>.</text:p>
          </table:table-cell>
          <table:table-cell table:formula="oooc:=QUIET([.B73];[.D74])" office:value-type="string" office:string-value=".">
            <text:p>.</text:p>
          </table:table-cell>
          <table:table-cell/>
          <table:table-cell/>
          <table:table-cell table:number-columns-repeated="251"/>
        </table:table-row>
        <table:table-row table:style-name="ro1">
          <table:table-cell table:formula="oooc:=LOW(QUIET([.A74];[.D75]))" office:value-type="string" office:string-value=".">
            <text:p>.</text:p>
          </table:table-cell>
          <table:table-cell table:formula="oooc:=QUIET([.B74];[.D75])" office:value-type="string" office:string-value=".">
            <text:p>.</text:p>
          </table:table-cell>
          <table:table-cell/>
          <table:table-cell/>
          <table:table-cell table:number-columns-repeated="251"/>
        </table:table-row>
        <table:table-row table:style-name="ro1">
          <table:table-cell table:formula="oooc:=LOW(QUIET([.A75];[.D76]))" office:value-type="string" office:string-value=".">
            <text:p>.</text:p>
          </table:table-cell>
          <table:table-cell table:formula="oooc:=QUIET([.B75];[.D76])" office:value-type="string" office:string-value=".">
            <text:p>.</text:p>
          </table:table-cell>
          <table:table-cell/>
          <table:table-cell/>
          <table:table-cell table:number-columns-repeated="251"/>
        </table:table-row>
        <table:table-row table:style-name="ro1">
          <table:table-cell table:formula="oooc:=LOW(QUIET([.A76];[.D77]))" office:value-type="string" office:string-value=".">
            <text:p>.</text:p>
          </table:table-cell>
          <table:table-cell table:formula="oooc:=QUIET([.B76];[.D77])" office:value-type="string" office:string-value=".">
            <text:p>.</text:p>
          </table:table-cell>
          <table:table-cell/>
          <table:table-cell/>
          <table:table-cell table:number-columns-repeated="251"/>
        </table:table-row>
        <table:table-row table:style-name="ro1">
          <table:table-cell table:formula="oooc:=LOW(QUIET([.A77];[.D78]))" office:value-type="string" office:string-value=".">
            <text:p>.</text:p>
          </table:table-cell>
          <table:table-cell table:formula="oooc:=QUIET([.B77];[.D78])" office:value-type="string" office:string-value=".">
            <text:p>.</text:p>
          </table:table-cell>
          <table:table-cell/>
          <table:table-cell/>
          <table:table-cell table:number-columns-repeated="251"/>
        </table:table-row>
        <table:table-row table:style-name="ro1">
          <table:table-cell table:formula="oooc:=LOW(QUIET([.A78];[.D79]))" office:value-type="string" office:string-value=".">
            <text:p>.</text:p>
          </table:table-cell>
          <table:table-cell table:formula="oooc:=QUIET([.B78];[.D79])" office:value-type="string" office:string-value=".">
            <text:p>.</text:p>
          </table:table-cell>
          <table:table-cell/>
          <table:table-cell/>
          <table:table-cell table:number-columns-repeated="251"/>
        </table:table-row>
        <table:table-row table:style-name="ro1">
          <table:table-cell table:formula="oooc:=LOW(QUIET([.A79];[.D80]))" office:value-type="string" office:string-value=".">
            <text:p>.</text:p>
          </table:table-cell>
          <table:table-cell table:formula="oooc:=QUIET([.B79];[.D80])" office:value-type="string" office:string-value=".">
            <text:p>.</text:p>
          </table:table-cell>
          <table:table-cell/>
          <table:table-cell/>
          <table:table-cell table:number-columns-repeated="251"/>
        </table:table-row>
        <table:table-row table:style-name="ro1">
          <table:table-cell table:formula="oooc:=LOW(QUIET([.A80];[.D81]))" office:value-type="string" office:string-value=".">
            <text:p>.</text:p>
          </table:table-cell>
          <table:table-cell table:formula="oooc:=QUIET([.B80];[.D81])" office:value-type="string" office:string-value=".">
            <text:p>.</text:p>
          </table:table-cell>
          <table:table-cell/>
          <table:table-cell/>
          <table:table-cell table:number-columns-repeated="251"/>
        </table:table-row>
        <table:table-row table:style-name="ro1">
          <table:table-cell table:formula="oooc:=LOW(QUIET([.A81];[.D82]))" office:value-type="string" office:string-value=".">
            <text:p>.</text:p>
          </table:table-cell>
          <table:table-cell table:formula="oooc:=QUIET([.B81];[.D82])" office:value-type="string" office:string-value=".">
            <text:p>.</text:p>
          </table:table-cell>
          <table:table-cell/>
          <table:table-cell/>
          <table:table-cell table:number-columns-repeated="251"/>
        </table:table-row>
        <table:table-row table:style-name="ro1" table:number-rows-repeated="65453">
          <table:table-cell table:number-columns-repeated="255"/>
        </table:table-row>
        <table:table-row table:style-name="ro1">
          <table:table-cell table:number-columns-repeated="255"/>
        </table:table-row>
      </table:table>
      <table:table table:name="fldz" table:style-name="ta1" table:print="false">
        <office:forms form:automatic-focus="false" form:apply-design-mode="false"/>
        <table:table-column table:style-name="co9" table:default-cell-style-name="Default"/>
        <table:table-column table:style-name="co2" table:default-cell-style-name="Default"/>
        <table:table-column table:style-name="co5" table:default-cell-style-name="Default"/>
        <table:table-column table:style-name="co12" table:default-cell-style-name="ce3"/>
        <table:table-column table:style-name="co13" table:default-cell-style-name="Default"/>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9"/>
        <table:table-column table:style-name="co3" table:default-cell-style-name="ce9"/>
        <table:table-column table:style-name="co3" table:number-columns-repeated="243" table:default-cell-style-name="Default"/>
        <table:table-row table:style-name="ro1">
          <table:table-cell table:style-name="ce1" office:value-type="string">
            <text:p>Fld:</text:p>
          </table:table-cell>
          <table:table-cell table:style-name="ce1" office:value-type="string">
            <text:p>res.pkg.name*</text:p>
          </table:table-cell>
          <table:table-cell table:style-name="ce1" office:value-type="string">
            <text:p>res.name*</text:p>
          </table:table-cell>
          <table:table-cell table:style-name="ce1" office:value-type="string">
            <text:p>name*</text:p>
          </table:table-cell>
          <table:table-cell table:style-name="ce1" office:value-type="string">
            <text:p>posh</text:p>
          </table:table-cell>
          <table:table-cell table:style-name="ce1" office:value-type="string">
            <text:p>isList</text:p>
          </table:table-cell>
          <table:table-cell table:style-name="ce1" office:value-type="string">
            <text:p>isMap</text:p>
          </table:table-cell>
          <table:table-cell table:style-name="ce1" office:value-type="string">
            <text:p>dec</text:p>
          </table:table-cell>
          <table:table-cell table:style-name="ce1" office:value-type="string">
            <text:p>def</text:p>
          </table:table-cell>
          <table:table-cell table:style-name="ce1" office:value-type="string">
            <text:p>eg</text:p>
          </table:table-cell>
          <table:table-cell table:style-name="ce10"/>
          <table:table-cell table:style-name="ce1" table:number-columns-repeated="243"/>
        </table:table-row>
        <table:table-row table:style-name="ro1">
          <table:table-cell table:style-name="ce7" table:formula="oooc:=LOW(QUIET([.A1];[.D2]))" office:value-type="string" office:string-value="fld:">
            <text:p>fld:</text:p>
          </table:table-cell>
          <table:table-cell table:style-name="ce8" table:formula="oooc:=[pkgz.B4]" office:value-type="string" office:string-value="info.lrbh.codable.schema.template">
            <text:p>info.lrbh.codable.schema.template</text:p>
          </table:table-cell>
          <table:table-cell table:style-name="ce8" table:formula="oooc:=[resz.C2]" office:value-type="string" office:string-value="Cleanment">
            <text:p>Cleanment</text:p>
          </table:table-cell>
          <table:table-cell office:value-type="string">
            <text:p>string</text:p>
          </table:table-cell>
          <table:table-cell table:formula="oooc:=HIGH(QUIET([.D2];[.D2]))" office:value-type="string" office:string-value="String">
            <text:p>String</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D2]))&amp;[.E2]" office:value-type="string" office:string-value="cleanmentString">
            <text:p>cleanmentString</text:p>
          </table:table-cell>
          <table:table-cell table:style-name="ce7"/>
          <table:table-cell table:style-name="ce2" table:number-columns-repeated="243"/>
        </table:table-row>
        <table:table-row table:style-name="ro1">
          <table:table-cell table:style-name="ce7" table:formula="oooc:=LOW(QUIET([.A2];[.D3]))" office:value-type="string" office:string-value="fld:">
            <text:p>fld:</text:p>
          </table:table-cell>
          <table:table-cell table:style-name="ce7" table:formula="oooc:=QUIET([.B2];[.D3])" office:value-type="string" office:string-value="info.lrbh.codable.schema.template">
            <text:p>info.lrbh.codable.schema.template</text:p>
          </table:table-cell>
          <table:table-cell table:style-name="ce7" table:formula="oooc:=QUIET([.C2];[.D3])" office:value-type="string" office:string-value="Cleanment">
            <text:p>Cleanment</text:p>
          </table:table-cell>
          <table:table-cell office:value-type="string">
            <text:p>opener</text:p>
          </table:table-cell>
          <table:table-cell table:formula="oooc:=HIGH(QUIET([.D3];[.D3]))" office:value-type="string" office:string-value="Opener">
            <text:p>Open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3];[.D3]))&amp;[.E3]" office:value-type="string" office:string-value="cleanmentOpener">
            <text:p>cleanmentOpener</text:p>
          </table:table-cell>
          <table:table-cell table:style-name="ce7"/>
          <table:table-cell table:style-name="ce2" table:number-columns-repeated="243"/>
        </table:table-row>
        <table:table-row table:style-name="ro1">
          <table:table-cell table:style-name="ce7" table:formula="oooc:=LOW(QUIET([.A3];[.D4]))" office:value-type="string" office:string-value="fld:">
            <text:p>fld:</text:p>
          </table:table-cell>
          <table:table-cell table:style-name="ce7" table:formula="oooc:=QUIET([.B3];[.D4])" office:value-type="string" office:string-value="info.lrbh.codable.schema.template">
            <text:p>info.lrbh.codable.schema.template</text:p>
          </table:table-cell>
          <table:table-cell table:style-name="ce7" table:formula="oooc:=QUIET([.C3];[.D4])" office:value-type="string" office:string-value="Cleanment">
            <text:p>Cleanment</text:p>
          </table:table-cell>
          <table:table-cell office:value-type="string">
            <text:p>closer</text:p>
          </table:table-cell>
          <table:table-cell table:formula="oooc:=HIGH(QUIET([.D4];[.D4]))" office:value-type="string" office:string-value="Closer">
            <text:p>Clos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4];[.D4]))&amp;[.E4]" office:value-type="string" office:string-value="cleanmentCloser">
            <text:p>cleanmentCloser</text:p>
          </table:table-cell>
          <table:table-cell table:style-name="ce7"/>
          <table:table-cell table:style-name="ce2" table:number-columns-repeated="243"/>
        </table:table-row>
        <table:table-row table:style-name="ro1">
          <table:table-cell table:style-name="ce7" table:formula="oooc:=LOW(QUIET([.A4];[.D5]))" office:value-type="string" office:string-value="fld:">
            <text:p>fld:</text:p>
          </table:table-cell>
          <table:table-cell table:style-name="ce7" table:formula="oooc:=QUIET([.B4];[.D5])" office:value-type="string" office:string-value="info.lrbh.codable.schema.template">
            <text:p>info.lrbh.codable.schema.template</text:p>
          </table:table-cell>
          <table:table-cell table:style-name="ce8" table:formula="oooc:=[resz.C3]" office:value-type="string" office:string-value="Token">
            <text:p>Token</text:p>
          </table:table-cell>
          <table:table-cell office:value-type="string">
            <text:p>string</text:p>
          </table:table-cell>
          <table:table-cell table:formula="oooc:=HIGH(QUIET([.D5];[.D5]))" office:value-type="string" office:string-value="String">
            <text:p>String</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5];[.D5]))&amp;[.E5]" office:value-type="string" office:string-value="tokenString">
            <text:p>tokenString</text:p>
          </table:table-cell>
          <table:table-cell table:style-name="ce7"/>
          <table:table-cell table:style-name="ce2" table:number-columns-repeated="243"/>
        </table:table-row>
        <table:table-row table:style-name="ro1">
          <table:table-cell table:style-name="ce7" table:formula="oooc:=LOW(QUIET([.A5];[.D6]))" office:value-type="string" office:string-value="fld:">
            <text:p>fld:</text:p>
          </table:table-cell>
          <table:table-cell table:style-name="ce7" table:formula="oooc:=QUIET([.B5];[.D6])" office:value-type="string" office:string-value="info.lrbh.codable.schema.template">
            <text:p>info.lrbh.codable.schema.template</text:p>
          </table:table-cell>
          <table:table-cell table:style-name="ce7" table:formula="oooc:=QUIET([.C5];[.D6])" office:value-type="string" office:string-value="Token">
            <text:p>Token</text:p>
          </table:table-cell>
          <table:table-cell office:value-type="string">
            <text:p>opener</text:p>
          </table:table-cell>
          <table:table-cell table:formula="oooc:=HIGH(QUIET([.D6];[.D6]))" office:value-type="string" office:string-value="Opener">
            <text:p>Open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6];[.D6]))&amp;[.E6]" office:value-type="string" office:string-value="tokenOpener">
            <text:p>tokenOpener</text:p>
          </table:table-cell>
          <table:table-cell table:style-name="ce7"/>
          <table:table-cell table:style-name="ce2" table:number-columns-repeated="243"/>
        </table:table-row>
        <table:table-row table:style-name="ro1">
          <table:table-cell table:style-name="ce7" table:formula="oooc:=LOW(QUIET([.A6];[.D7]))" office:value-type="string" office:string-value="fld:">
            <text:p>fld:</text:p>
          </table:table-cell>
          <table:table-cell table:style-name="ce7" table:formula="oooc:=QUIET([.B6];[.D7])" office:value-type="string" office:string-value="info.lrbh.codable.schema.template">
            <text:p>info.lrbh.codable.schema.template</text:p>
          </table:table-cell>
          <table:table-cell table:style-name="ce7" table:formula="oooc:=QUIET([.C6];[.D7])" office:value-type="string" office:string-value="Token">
            <text:p>Token</text:p>
          </table:table-cell>
          <table:table-cell office:value-type="string">
            <text:p>closer</text:p>
          </table:table-cell>
          <table:table-cell table:formula="oooc:=HIGH(QUIET([.D7];[.D7]))" office:value-type="string" office:string-value="Closer">
            <text:p>Clos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7];[.D7]))&amp;[.E7]" office:value-type="string" office:string-value="tokenCloser">
            <text:p>tokenCloser</text:p>
          </table:table-cell>
          <table:table-cell table:style-name="ce7"/>
          <table:table-cell table:style-name="ce2" table:number-columns-repeated="243"/>
        </table:table-row>
        <table:table-row table:style-name="ro1">
          <table:table-cell table:style-name="ce7" table:formula="oooc:=LOW(QUIET([.A7];[.D8]))" office:value-type="string" office:string-value="fld:">
            <text:p>fld:</text:p>
          </table:table-cell>
          <table:table-cell table:style-name="ce7" table:formula="oooc:=QUIET([.B7];[.D8])" office:value-type="string" office:string-value="info.lrbh.codable.schema.template">
            <text:p>info.lrbh.codable.schema.template</text:p>
          </table:table-cell>
          <table:table-cell table:style-name="ce8" table:formula="oooc:=[resz.C4]" office:value-type="string" office:string-value="Parsement">
            <text:p>Parsement</text:p>
          </table:table-cell>
          <table:table-cell office:value-type="string">
            <text:p>parsementz</text:p>
          </table:table-cell>
          <table:table-cell table:formula="oooc:=HIGH(QUIET([.D8];[.D8]))" office:value-type="string" office:string-value="Parsementz">
            <text:p>Parsementz</text:p>
          </table:table-cell>
          <table:table-cell office:value-type="string">
            <text:p>isList</text:p>
          </table:table-cell>
          <table:table-cell office:value-type="string">
            <text:p>null</text:p>
          </table:table-cell>
          <table:table-cell office:value-type="string">
            <text:p>List_&lt;Parsement&gt;</text:p>
          </table:table-cell>
          <table:table-cell office:value-type="string">
            <text:p>ArrayList_&lt;Parsement&gt;_()</text:p>
          </table:table-cell>
          <table:table-cell table:style-name="ce7" table:formula="oooc:=LOW(QUIET([.C8];[.D8]))&amp;[.E8]" office:value-type="string" office:string-value="parsementParsementz">
            <text:p>parsementParsementz</text:p>
          </table:table-cell>
          <table:table-cell table:style-name="ce7"/>
          <table:table-cell table:style-name="ce2" table:number-columns-repeated="243"/>
        </table:table-row>
        <table:table-row table:style-name="ro1">
          <table:table-cell table:style-name="ce7" table:formula="oooc:=LOW(QUIET([.A8];[.D9]))" office:value-type="string" office:string-value="fld:">
            <text:p>fld:</text:p>
          </table:table-cell>
          <table:table-cell table:style-name="ce7" table:formula="oooc:=QUIET([.B8];[.D9])" office:value-type="string" office:string-value="info.lrbh.codable.schema.template">
            <text:p>info.lrbh.codable.schema.template</text:p>
          </table:table-cell>
          <table:table-cell table:style-name="ce8" table:formula="oooc:=[resz.C5]" office:value-type="string" office:string-value="Link">
            <text:p>Link</text:p>
          </table:table-cell>
          <table:table-cell office:value-type="string">
            <text:p>value</text:p>
          </table:table-cell>
          <table:table-cell table:formula="oooc:=HIGH(QUIET([.D9];[.D9]))" office:value-type="string" office:string-value="Value">
            <text:p>Value</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9];[.D9]))&amp;[.E9]" office:value-type="string" office:string-value="linkValue">
            <text:p>linkValue</text:p>
          </table:table-cell>
          <table:table-cell table:style-name="ce7"/>
          <table:table-cell table:style-name="ce2" table:number-columns-repeated="243"/>
        </table:table-row>
        <table:table-row table:style-name="ro1">
          <table:table-cell table:style-name="ce7" table:formula="oooc:=LOW(QUIET([.A9];[.D10]))" office:value-type="string" office:string-value="fld:">
            <text:p>fld:</text:p>
          </table:table-cell>
          <table:table-cell table:style-name="ce7" table:formula="oooc:=QUIET([.B9];[.D10])" office:value-type="string" office:string-value="info.lrbh.codable.schema.template">
            <text:p>info.lrbh.codable.schema.template</text:p>
          </table:table-cell>
          <table:table-cell table:style-name="ce8" table:formula="oooc:=[resz.C6]" office:value-type="string" office:string-value="Compilement">
            <text:p>Compilement</text:p>
          </table:table-cell>
          <table:table-cell office:value-type="string">
            <text:p>value</text:p>
          </table:table-cell>
          <table:table-cell table:formula="oooc:=HIGH(QUIET([.D10];[.D10]))" office:value-type="string" office:string-value="Value">
            <text:p>Value</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0];[.D10]))&amp;[.E10]" office:value-type="string" office:string-value="compilementValue">
            <text:p>compilementValue</text:p>
          </table:table-cell>
          <table:table-cell table:style-name="ce7"/>
          <table:table-cell table:number-columns-repeated="243"/>
        </table:table-row>
        <table:table-row table:style-name="ro1">
          <table:table-cell table:style-name="ce7" table:formula="oooc:=LOW(QUIET([.A10];[.D11]))" office:value-type="string" office:string-value="fld:">
            <text:p>fld:</text:p>
          </table:table-cell>
          <table:table-cell table:style-name="ce8" table:formula="oooc:=[pkgz.B5]" office:value-type="string" office:string-value="info.lrbh.codable.schema.template.parsement">
            <text:p>info.lrbh.codable.schema.template.parsement</text:p>
          </table:table-cell>
          <table:table-cell table:style-name="ce8" table:formula="oooc:=[resz.C7]" office:value-type="string" office:string-value="Constant">
            <text:p>Constant</text:p>
          </table:table-cell>
          <table:table-cell office:value-type="string">
            <text:p>value</text:p>
          </table:table-cell>
          <table:table-cell table:formula="oooc:=HIGH(QUIET([.D11];[.D11]))" office:value-type="string" office:string-value="Value">
            <text:p>Value</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1];[.D11]))&amp;[.E11]" office:value-type="string" office:string-value="constantValue">
            <text:p>constantValue</text:p>
          </table:table-cell>
          <table:table-cell table:style-name="ce7"/>
          <table:table-cell table:number-columns-repeated="243"/>
        </table:table-row>
        <table:table-row table:style-name="ro1">
          <table:table-cell table:style-name="ce7" table:formula="oooc:=LOW(QUIET([.A11];[.D12]))" office:value-type="string" office:string-value="fld:">
            <text:p>fld:</text:p>
          </table:table-cell>
          <table:table-cell table:style-name="ce7" table:formula="oooc:=QUIET([.B11];[.D12])" office:value-type="string" office:string-value="info.lrbh.codable.schema.template.parsement">
            <text:p>info.lrbh.codable.schema.template.parsement</text:p>
          </table:table-cell>
          <table:table-cell table:style-name="ce8" table:formula="oooc:=[resz.C8]" office:value-type="string" office:string-value="Variable">
            <text:p>Variable</text:p>
          </table:table-cell>
          <table:table-cell office:value-type="string">
            <text:p>qualifier</text:p>
          </table:table-cell>
          <table:table-cell table:formula="oooc:=HIGH(QUIET([.D12];[.D12]))" office:value-type="string" office:string-value="Qualifier">
            <text:p>Qualifi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2];[.D12]))&amp;[.E12]" office:value-type="string" office:string-value="variableQualifier">
            <text:p>variableQualifier</text:p>
          </table:table-cell>
          <table:table-cell table:style-name="ce7"/>
          <table:table-cell table:number-columns-repeated="243"/>
        </table:table-row>
        <table:table-row table:style-name="ro1">
          <table:table-cell table:style-name="ce7" table:formula="oooc:=LOW(QUIET([.A12];[.D13]))" office:value-type="string" office:string-value="fld:">
            <text:p>fld:</text:p>
          </table:table-cell>
          <table:table-cell table:style-name="ce7" table:formula="oooc:=QUIET([.B12];[.D13])" office:value-type="string" office:string-value="info.lrbh.codable.schema.template.parsement">
            <text:p>info.lrbh.codable.schema.template.parsement</text:p>
          </table:table-cell>
          <table:table-cell table:style-name="ce7" table:formula="oooc:=QUIET([.C12];[.D13])" office:value-type="string" office:string-value="Variable">
            <text:p>Variable</text:p>
          </table:table-cell>
          <table:table-cell office:value-type="string">
            <text:p>identifier</text:p>
          </table:table-cell>
          <table:table-cell table:formula="oooc:=HIGH(QUIET([.D13];[.D13]))" office:value-type="string" office:string-value="Identifier">
            <text:p>Identifi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3];[.D13]))&amp;[.E13]" office:value-type="string" office:string-value="variableIdentifier">
            <text:p>variableIdentifier</text:p>
          </table:table-cell>
          <table:table-cell table:style-name="ce7"/>
          <table:table-cell table:number-columns-repeated="243"/>
        </table:table-row>
        <table:table-row table:style-name="ro1">
          <table:table-cell table:style-name="ce7" table:formula="oooc:=LOW(QUIET([.A13];[.D14]))" office:value-type="string" office:string-value="fld:">
            <text:p>fld:</text:p>
          </table:table-cell>
          <table:table-cell table:style-name="ce7" table:formula="oooc:=QUIET([.B13];[.D14])" office:value-type="string" office:string-value="info.lrbh.codable.schema.template.parsement">
            <text:p>info.lrbh.codable.schema.template.parsement</text:p>
          </table:table-cell>
          <table:table-cell table:style-name="ce8" table:formula="oooc:=[resz.C9]" office:value-type="string" office:string-value="Iteration">
            <text:p>Iteration</text:p>
          </table:table-cell>
          <table:table-cell office:value-type="string">
            <text:p>instance</text:p>
          </table:table-cell>
          <table:table-cell table:formula="oooc:=HIGH(QUIET([.D14];[.D14]))" office:value-type="string" office:string-value="Instance">
            <text:p>Instance</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4];[.D14]))&amp;[.E14]" office:value-type="string" office:string-value="iterationInstance">
            <text:p>iterationInstance</text:p>
          </table:table-cell>
          <table:table-cell table:style-name="ce7"/>
          <table:table-cell table:number-columns-repeated="243"/>
        </table:table-row>
        <table:table-row table:style-name="ro1">
          <table:table-cell table:style-name="ce7" table:formula="oooc:=LOW(QUIET([.A14];[.D15]))" office:value-type="string" office:string-value="fld:">
            <text:p>fld:</text:p>
          </table:table-cell>
          <table:table-cell table:style-name="ce7" table:formula="oooc:=QUIET([.B14];[.D15])" office:value-type="string" office:string-value="info.lrbh.codable.schema.template.parsement">
            <text:p>info.lrbh.codable.schema.template.parsement</text:p>
          </table:table-cell>
          <table:table-cell table:style-name="ce7" table:formula="oooc:=QUIET([.C14];[.D15])" office:value-type="string" office:string-value="Iteration">
            <text:p>Iteration</text:p>
          </table:table-cell>
          <table:table-cell office:value-type="string">
            <text:p>qualifier</text:p>
          </table:table-cell>
          <table:table-cell table:formula="oooc:=HIGH(QUIET([.D15];[.D15]))" office:value-type="string" office:string-value="Qualifier">
            <text:p>Qualifi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5];[.D15]))&amp;[.E15]" office:value-type="string" office:string-value="iterationQualifier">
            <text:p>iterationQualifier</text:p>
          </table:table-cell>
          <table:table-cell table:style-name="ce7"/>
          <table:table-cell table:number-columns-repeated="243"/>
        </table:table-row>
        <table:table-row table:style-name="ro1">
          <table:table-cell table:style-name="ce7" table:formula="oooc:=LOW(QUIET([.A15];[.D16]))" office:value-type="string" office:string-value="fld:">
            <text:p>fld:</text:p>
          </table:table-cell>
          <table:table-cell table:style-name="ce7" table:formula="oooc:=QUIET([.B15];[.D16])" office:value-type="string" office:string-value="info.lrbh.codable.schema.template.parsement">
            <text:p>info.lrbh.codable.schema.template.parsement</text:p>
          </table:table-cell>
          <table:table-cell table:style-name="ce7" table:formula="oooc:=QUIET([.C15];[.D16])" office:value-type="string" office:string-value="Iteration">
            <text:p>Iteration</text:p>
          </table:table-cell>
          <table:table-cell office:value-type="string">
            <text:p>identifier</text:p>
          </table:table-cell>
          <table:table-cell table:formula="oooc:=HIGH(QUIET([.D16];[.D16]))" office:value-type="string" office:string-value="Identifier">
            <text:p>Identifier</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6];[.D16]))&amp;[.E16]" office:value-type="string" office:string-value="iterationIdentifier">
            <text:p>iterationIdentifier</text:p>
          </table:table-cell>
          <table:table-cell table:style-name="ce7"/>
          <table:table-cell table:number-columns-repeated="243"/>
        </table:table-row>
        <table:table-row table:style-name="ro1">
          <table:table-cell table:style-name="ce7" table:formula="oooc:=LOW(QUIET([.A16];[.D17]))" office:value-type="string" office:string-value="fld:">
            <text:p>fld:</text:p>
          </table:table-cell>
          <table:table-cell table:style-name="ce7" table:formula="oooc:=QUIET([.B16];[.D17])" office:value-type="string" office:string-value="info.lrbh.codable.schema.template.parsement">
            <text:p>info.lrbh.codable.schema.template.parsement</text:p>
          </table:table-cell>
          <table:table-cell table:style-name="ce8" table:formula="oooc:=[resz.C10]" office:value-type="string" office:string-value="Condition">
            <text:p>Condition</text:p>
          </table:table-cell>
          <table:table-cell office:value-type="string">
            <text:p>expression</text:p>
          </table:table-cell>
          <table:table-cell table:formula="oooc:=HIGH(QUIET([.D17];[.D17]))" office:value-type="string" office:string-value="Expression">
            <text:p>Expression</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7];[.D17]))&amp;[.E17]" office:value-type="string" office:string-value="conditionExpression">
            <text:p>conditionExpression</text:p>
          </table:table-cell>
          <table:table-cell table:style-name="ce7"/>
          <table:table-cell table:number-columns-repeated="243"/>
        </table:table-row>
        <table:table-row table:style-name="ro1">
          <table:table-cell table:style-name="ce7" table:formula="oooc:=LOW(QUIET([.A17];[.D18]))" office:value-type="string" office:string-value="fld:">
            <text:p>fld:</text:p>
          </table:table-cell>
          <table:table-cell table:style-name="ce7" table:formula="oooc:=QUIET([.B17];[.D18])" office:value-type="string" office:string-value="info.lrbh.codable.schema.template.parsement">
            <text:p>info.lrbh.codable.schema.template.parsement</text:p>
          </table:table-cell>
          <table:table-cell table:style-name="ce8" table:formula="oooc:=[resz.C11]" office:value-type="string" office:string-value="Alternative">
            <text:p>Alternative</text:p>
          </table:table-cell>
          <table:table-cell office:value-type="string">
            <text:p>expression</text:p>
          </table:table-cell>
          <table:table-cell table:formula="oooc:=HIGH(QUIET([.D18];[.D18]))" office:value-type="string" office:string-value="Expression">
            <text:p>Expression</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18];[.D18]))&amp;[.E18]" office:value-type="string" office:string-value="alternativeExpression">
            <text:p>alternativeExpression</text:p>
          </table:table-cell>
          <table:table-cell table:style-name="ce7"/>
          <table:table-cell table:number-columns-repeated="243"/>
        </table:table-row>
        <table:table-row table:style-name="ro1">
          <table:table-cell table:style-name="ce7" table:formula="oooc:=LOW(QUIET([.A37];[.D19]))" office:value-type="string" office:string-value="fld:">
            <text:p>fld:</text:p>
          </table:table-cell>
          <table:table-cell table:style-name="ce8" table:formula="oooc:=[pkgz.B3]" office:value-type="string" office:string-value="info.lrbh.codable.schema">
            <text:p>info.lrbh.codable.schema</text:p>
          </table:table-cell>
          <table:table-cell table:style-name="ce8" table:formula="oooc:=[resz.C12]" office:value-type="string" office:string-value="Symbol">
            <text:p>Symbol</text:p>
          </table:table-cell>
          <table:table-cell table:style-name="ce2" office:value-type="string">
            <text:p>name</text:p>
          </table:table-cell>
          <table:table-cell table:formula="oooc:=HIGH(QUIET([.D19];[.D19]))" office:value-type="string" office:string-value="Name">
            <text:p>Name</text:p>
          </table:table-cell>
          <table:table-cell table:number-columns-repeated="2" table:style-name="ce2" office:value-type="string">
            <text:p>null</text:p>
          </table:table-cell>
          <table:table-cell table:style-name="ce2" office:value-type="string">
            <text:p>String</text:p>
          </table:table-cell>
          <table:table-cell table:style-name="ce2" office:value-type="string">
            <text:p>String_()</text:p>
          </table:table-cell>
          <table:table-cell table:style-name="ce7" table:formula="oooc:=LOW(QUIET([.C19];[.D19]))&amp;[.E19]" office:value-type="string" office:string-value="symbolName">
            <text:p>symbolName</text:p>
          </table:table-cell>
          <table:table-cell table:style-name="ce7"/>
          <table:table-cell table:number-columns-repeated="243"/>
        </table:table-row>
        <table:table-row table:style-name="ro1">
          <table:table-cell table:style-name="ce7" table:formula="oooc:=LOW(QUIET([.A19];[.D20]))" office:value-type="string" office:string-value="fld:">
            <text:p>fld:</text:p>
          </table:table-cell>
          <table:table-cell table:style-name="ce7" table:formula="oooc:=QUIET([.B19];[.D20])" office:value-type="string" office:string-value="info.lrbh.codable.schema">
            <text:p>info.lrbh.codable.schema</text:p>
          </table:table-cell>
          <table:table-cell table:style-name="ce7" table:formula="oooc:=QUIET([.C19];[.D20])" office:value-type="string" office:string-value="Symbol">
            <text:p>Symbol</text:p>
          </table:table-cell>
          <table:table-cell table:style-name="ce2" office:value-type="string">
            <text:p>value</text:p>
          </table:table-cell>
          <table:table-cell table:formula="oooc:=HIGH(QUIET([.D20];[.D20]))" office:value-type="string" office:string-value="Value">
            <text:p>Value</text:p>
          </table:table-cell>
          <table:table-cell table:number-columns-repeated="2" table:style-name="ce2" office:value-type="string">
            <text:p>null</text:p>
          </table:table-cell>
          <table:table-cell table:style-name="ce2" office:value-type="string">
            <text:p>String</text:p>
          </table:table-cell>
          <table:table-cell table:style-name="ce2" office:value-type="string">
            <text:p>String_()</text:p>
          </table:table-cell>
          <table:table-cell table:style-name="ce7" table:formula="oooc:=LOW(QUIET([.C20];[.D20]))&amp;[.E20]" office:value-type="string" office:string-value="symbolValue">
            <text:p>symbolValue</text:p>
          </table:table-cell>
          <table:table-cell table:style-name="ce7"/>
          <table:table-cell table:number-columns-repeated="243"/>
        </table:table-row>
        <table:table-row table:style-name="ro1">
          <table:table-cell table:style-name="ce7" table:formula="oooc:=LOW(QUIET([.A20];[.D21]))" office:value-type="string" office:string-value="fld:">
            <text:p>fld:</text:p>
          </table:table-cell>
          <table:table-cell table:style-name="ce7" table:formula="oooc:=QUIET([.B20];[.D21])" office:value-type="string" office:string-value="info.lrbh.codable.schema">
            <text:p>info.lrbh.codable.schema</text:p>
          </table:table-cell>
          <table:table-cell table:style-name="ce8" table:formula="oooc:=[resz.C13]" office:value-type="string" office:string-value="Relation">
            <text:p>Relation</text:p>
          </table:table-cell>
          <table:table-cell office:value-type="string">
            <text:p>id</text:p>
          </table:table-cell>
          <table:table-cell table:formula="oooc:=HIGH(QUIET([.D21];[.D21]))" office:value-type="string" office:string-value="Id">
            <text:p>Id</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1];[.D21]))&amp;[.E21]" office:value-type="string" office:string-value="relationId">
            <text:p>relationId</text:p>
          </table:table-cell>
          <table:table-cell table:style-name="ce7"/>
          <table:table-cell table:number-columns-repeated="243"/>
        </table:table-row>
        <table:table-row table:style-name="ro1">
          <table:table-cell table:style-name="ce7" table:formula="oooc:=LOW(QUIET([.A21];[.D22]))" office:value-type="string" office:string-value="fld:">
            <text:p>fld:</text:p>
          </table:table-cell>
          <table:table-cell table:style-name="ce7" table:formula="oooc:=QUIET([.B21];[.D22])" office:value-type="string" office:string-value="info.lrbh.codable.schema">
            <text:p>info.lrbh.codable.schema</text:p>
          </table:table-cell>
          <table:table-cell table:style-name="ce7" table:formula="oooc:=QUIET([.C21];[.D22])" office:value-type="string" office:string-value="Relation">
            <text:p>Relation</text:p>
          </table:table-cell>
          <table:table-cell office:value-type="string">
            <text:p>namez</text:p>
          </table:table-cell>
          <table:table-cell table:formula="oooc:=HIGH(QUIET([.D22];[.D22]))" office:value-type="string" office:string-value="Namez">
            <text:p>Namez</text:p>
          </table:table-cell>
          <table:table-cell office:value-type="string">
            <text:p>isList</text:p>
          </table:table-cell>
          <table:table-cell office:value-type="string">
            <text:p>null</text:p>
          </table:table-cell>
          <table:table-cell office:value-type="string">
            <text:p>List_&lt;String&gt;</text:p>
          </table:table-cell>
          <table:table-cell office:value-type="string">
            <text:p>ArrayList_&lt;String&gt;_()</text:p>
          </table:table-cell>
          <table:table-cell table:style-name="ce7" table:formula="oooc:=LOW(QUIET([.C22];[.D22]))&amp;[.E22]" office:value-type="string" office:string-value="relationNamez">
            <text:p>relationNamez</text:p>
          </table:table-cell>
          <table:table-cell table:style-name="ce7"/>
          <table:table-cell table:number-columns-repeated="243"/>
        </table:table-row>
        <table:table-row table:style-name="ro1">
          <table:table-cell table:style-name="ce7" table:formula="oooc:=LOW(QUIET([.A22];[.D23]))" office:value-type="string" office:string-value="fld:">
            <text:p>fld:</text:p>
          </table:table-cell>
          <table:table-cell table:style-name="ce7" table:formula="oooc:=QUIET([.B22];[.D23])" office:value-type="string" office:string-value="info.lrbh.codable.schema">
            <text:p>info.lrbh.codable.schema</text:p>
          </table:table-cell>
          <table:table-cell table:style-name="ce8" table:formula="oooc:=[resz.C14]" office:value-type="string" office:string-value="Record">
            <text:p>Record</text:p>
          </table:table-cell>
          <table:table-cell office:value-type="string">
            <text:p>ref</text:p>
          </table:table-cell>
          <table:table-cell table:formula="oooc:=HIGH(QUIET([.D23];[.D23]))" office:value-type="string" office:string-value="Ref">
            <text:p>Ref</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3];[.D23]))&amp;[.E23]" office:value-type="string" office:string-value="recordRef">
            <text:p>recordRef</text:p>
          </table:table-cell>
          <table:table-cell table:style-name="ce7"/>
          <table:table-cell table:number-columns-repeated="243"/>
        </table:table-row>
        <table:table-row table:style-name="ro1">
          <table:table-cell table:style-name="ce7" table:formula="oooc:=LOW(QUIET([.A23];[.D24]))" office:value-type="string" office:string-value="fld:">
            <text:p>fld:</text:p>
          </table:table-cell>
          <table:table-cell table:style-name="ce7" table:formula="oooc:=QUIET([.B23];[.D24])" office:value-type="string" office:string-value="info.lrbh.codable.schema">
            <text:p>info.lrbh.codable.schema</text:p>
          </table:table-cell>
          <table:table-cell table:style-name="ce7" table:formula="oooc:=QUIET([.C23];[.D24])" office:value-type="string" office:string-value="Record">
            <text:p>Record</text:p>
          </table:table-cell>
          <table:table-cell office:value-type="string">
            <text:p>valuez</text:p>
          </table:table-cell>
          <table:table-cell table:formula="oooc:=HIGH(QUIET([.D24];[.D24]))" office:value-type="string" office:string-value="Valuez">
            <text:p>Valuez</text:p>
          </table:table-cell>
          <table:table-cell office:value-type="string">
            <text:p>null</text:p>
          </table:table-cell>
          <table:table-cell office:value-type="string">
            <text:p>isMap</text:p>
          </table:table-cell>
          <table:table-cell office:value-type="string">
            <text:p>Map_&lt;String,_String&gt;</text:p>
          </table:table-cell>
          <table:table-cell office:value-type="string">
            <text:p>HashMap_&lt;String,_String&gt;_()</text:p>
          </table:table-cell>
          <table:table-cell table:style-name="ce7" table:formula="oooc:=LOW(QUIET([.C24];[.D24]))&amp;[.E24]" office:value-type="string" office:string-value="recordValuez">
            <text:p>recordValuez</text:p>
          </table:table-cell>
          <table:table-cell table:style-name="ce7"/>
          <table:table-cell table:number-columns-repeated="243"/>
        </table:table-row>
        <table:table-row table:style-name="ro1">
          <table:table-cell table:style-name="ce7" table:formula="oooc:=LOW(QUIET([.A24];[.D25]))" office:value-type="string" office:string-value="fld:">
            <text:p>fld:</text:p>
          </table:table-cell>
          <table:table-cell table:style-name="ce7" table:formula="oooc:=QUIET([.B24];[.D25])" office:value-type="string" office:string-value="info.lrbh.codable.schema">
            <text:p>info.lrbh.codable.schema</text:p>
          </table:table-cell>
          <table:table-cell table:style-name="ce8" table:formula="oooc:=[resz.C15]" office:value-type="string" office:string-value="Function">
            <text:p>Function</text:p>
          </table:table-cell>
          <table:table-cell office:value-type="string">
            <text:p>signature</text:p>
          </table:table-cell>
          <table:table-cell table:formula="oooc:=HIGH(QUIET([.D25];[.D25]))" office:value-type="string" office:string-value="Signature">
            <text:p>Signature</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5];[.D25]))&amp;[.E25]" office:value-type="string" office:string-value="functionSignature">
            <text:p>functionSignature</text:p>
          </table:table-cell>
          <table:table-cell table:style-name="ce7"/>
          <table:table-cell table:number-columns-repeated="243"/>
        </table:table-row>
        <table:table-row table:style-name="ro1">
          <table:table-cell table:style-name="ce7" table:formula="oooc:=LOW(QUIET([.A25];[.D26]))" office:value-type="string" office:string-value="fld:">
            <text:p>fld:</text:p>
          </table:table-cell>
          <table:table-cell table:style-name="ce7" table:formula="oooc:=QUIET([.B25];[.D26])" office:value-type="string" office:string-value="info.lrbh.codable.schema">
            <text:p>info.lrbh.codable.schema</text:p>
          </table:table-cell>
          <table:table-cell table:style-name="ce7" table:formula="oooc:=QUIET([.C25];[.D26])" office:value-type="string" office:string-value="Function">
            <text:p>Function</text:p>
          </table:table-cell>
          <table:table-cell office:value-type="string">
            <text:p>body</text:p>
          </table:table-cell>
          <table:table-cell table:formula="oooc:=HIGH(QUIET([.D26];[.D26]))" office:value-type="string" office:string-value="Body">
            <text:p>Body</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6];[.D26]))&amp;[.E26]" office:value-type="string" office:string-value="functionBody">
            <text:p>functionBody</text:p>
          </table:table-cell>
          <table:table-cell table:style-name="ce7"/>
          <table:table-cell table:number-columns-repeated="243"/>
        </table:table-row>
        <table:table-row table:style-name="ro1">
          <table:table-cell table:style-name="ce7" table:formula="oooc:=LOW(QUIET([.A26];[.D27]))" office:value-type="string" office:string-value="fld:">
            <text:p>fld:</text:p>
          </table:table-cell>
          <table:table-cell table:style-name="ce7" table:formula="oooc:=QUIET([.B26];[.D27])" office:value-type="string" office:string-value="info.lrbh.codable.schema">
            <text:p>info.lrbh.codable.schema</text:p>
          </table:table-cell>
          <table:table-cell table:style-name="ce8" table:formula="oooc:=[resz.C16]" office:value-type="string" office:string-value="Procedure">
            <text:p>Procedure</text:p>
          </table:table-cell>
          <table:table-cell office:value-type="string">
            <text:p>string</text:p>
          </table:table-cell>
          <table:table-cell table:formula="oooc:=HIGH(QUIET([.D27];[.D27]))" office:value-type="string" office:string-value="String">
            <text:p>String</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7];[.D27]))&amp;[.E27]" office:value-type="string" office:string-value="procedureString">
            <text:p>procedureString</text:p>
          </table:table-cell>
          <table:table-cell table:style-name="ce7"/>
          <table:table-cell table:number-columns-repeated="243"/>
        </table:table-row>
        <table:table-row table:style-name="ro1">
          <table:table-cell table:style-name="ce7" table:formula="oooc:=LOW(QUIET([.A27];[.D28]))" office:value-type="string" office:string-value="fld:">
            <text:p>fld:</text:p>
          </table:table-cell>
          <table:table-cell table:style-name="ce7" table:formula="oooc:=QUIET([.B27];[.D28])" office:value-type="string" office:string-value="info.lrbh.codable.schema">
            <text:p>info.lrbh.codable.schema</text:p>
          </table:table-cell>
          <table:table-cell table:style-name="ce8" table:formula="oooc:=[resz.C17]" office:value-type="string" office:string-value="Template">
            <text:p>Template</text:p>
          </table:table-cell>
          <table:table-cell office:value-type="string">
            <text:p>string</text:p>
          </table:table-cell>
          <table:table-cell table:formula="oooc:=HIGH(QUIET([.D28];[.D28]))" office:value-type="string" office:string-value="String">
            <text:p>String</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8];[.D28]))&amp;[.E28]" office:value-type="string" office:string-value="templateString">
            <text:p>templateString</text:p>
          </table:table-cell>
          <table:table-cell table:style-name="ce7"/>
          <table:table-cell table:number-columns-repeated="243"/>
        </table:table-row>
        <table:table-row table:style-name="ro1">
          <table:table-cell table:style-name="ce7" table:formula="oooc:=LOW(QUIET([.A28];[.D29]))" office:value-type="string" office:string-value="fld:">
            <text:p>fld:</text:p>
          </table:table-cell>
          <table:table-cell table:style-name="ce7" table:formula="oooc:=QUIET([.B28];[.D29])" office:value-type="string" office:string-value="info.lrbh.codable.schema">
            <text:p>info.lrbh.codable.schema</text:p>
          </table:table-cell>
          <table:table-cell table:style-name="ce8" table:formula="oooc:=[resz.C18]" office:value-type="string" office:string-value="Vertex">
            <text:p>Vertex</text:p>
          </table:table-cell>
          <table:table-cell office:value-type="string">
            <text:p>string</text:p>
          </table:table-cell>
          <table:table-cell table:formula="oooc:=HIGH(QUIET([.D29];[.D29]))" office:value-type="string" office:string-value="String">
            <text:p>String</text:p>
          </table:table-cell>
          <table:table-cell table:number-columns-repeated="2" office:value-type="string">
            <text:p>null</text:p>
          </table:table-cell>
          <table:table-cell office:value-type="string">
            <text:p>String</text:p>
          </table:table-cell>
          <table:table-cell office:value-type="string">
            <text:p>String_()</text:p>
          </table:table-cell>
          <table:table-cell table:style-name="ce7" table:formula="oooc:=LOW(QUIET([.C29];[.D29]))&amp;[.E29]" office:value-type="string" office:string-value="vertexString">
            <text:p>vertexString</text:p>
          </table:table-cell>
          <table:table-cell table:style-name="ce7"/>
          <table:table-cell table:number-columns-repeated="243"/>
        </table:table-row>
        <table:table-row table:style-name="ro1">
          <table:table-cell table:style-name="ce7" table:formula="oooc:=LOW(QUIET([.A1];[.D30]))" office:value-type="string" office:string-value="fld:">
            <text:p>fld:</text:p>
          </table:table-cell>
          <table:table-cell table:style-name="ce8" table:formula="oooc:=[pkgz.B2]" office:value-type="string" office:string-value="info.lrbh.codable">
            <text:p>info.lrbh.codable</text:p>
          </table:table-cell>
          <table:table-cell table:style-name="ce8" table:formula="oooc:=[resz.C19]" office:value-type="string" office:string-value="Schema">
            <text:p>Schema</text:p>
          </table:table-cell>
          <table:table-cell table:style-name="ce2" office:value-type="string">
            <text:p>symbolz</text:p>
          </table:table-cell>
          <table:table-cell table:formula="oooc:=HIGH(QUIET([.D30];[.D30]))" office:value-type="string" office:string-value="Symbolz">
            <text:p>Symbolz</text:p>
          </table:table-cell>
          <table:table-cell table:style-name="ce2" office:value-type="string">
            <text:p>null</text:p>
          </table:table-cell>
          <table:table-cell table:style-name="ce2" office:value-type="string">
            <text:p>isMap</text:p>
          </table:table-cell>
          <table:table-cell table:style-name="ce2" office:value-type="string">
            <text:p>Map_&lt;String,_Symbol&gt;</text:p>
          </table:table-cell>
          <table:table-cell table:style-name="ce2" office:value-type="string">
            <text:p>HashMap_&lt;String,_Symbol&gt;_()</text:p>
          </table:table-cell>
          <table:table-cell table:style-name="ce7" table:formula="oooc:=LOW(QUIET([.C30];[.D30]))&amp;[.E30]" office:value-type="string" office:string-value="schemaSymbolz">
            <text:p>schemaSymbolz</text:p>
          </table:table-cell>
          <table:table-cell table:style-name="ce7"/>
          <table:table-cell table:number-columns-repeated="243"/>
        </table:table-row>
        <table:table-row table:style-name="ro1">
          <table:table-cell table:style-name="ce7" table:formula="oooc:=LOW(QUIET([.A30];[.D31]))" office:value-type="string" office:string-value="fld:">
            <text:p>fld:</text:p>
          </table:table-cell>
          <table:table-cell table:style-name="ce7" table:formula="oooc:=QUIET([.B30];[.D31])" office:value-type="string" office:string-value="info.lrbh.codable">
            <text:p>info.lrbh.codable</text:p>
          </table:table-cell>
          <table:table-cell table:style-name="ce7" table:formula="oooc:=QUIET([.C30];[.D31])" office:value-type="string" office:string-value="Schema">
            <text:p>Schema</text:p>
          </table:table-cell>
          <table:table-cell table:style-name="ce2" office:value-type="string">
            <text:p>relationz</text:p>
          </table:table-cell>
          <table:table-cell table:formula="oooc:=HIGH(QUIET([.D31];[.D31]))" office:value-type="string" office:string-value="Relationz">
            <text:p>Relationz</text:p>
          </table:table-cell>
          <table:table-cell table:style-name="ce2" office:value-type="string">
            <text:p>null</text:p>
          </table:table-cell>
          <table:table-cell table:style-name="ce2" office:value-type="string">
            <text:p>isMap</text:p>
          </table:table-cell>
          <table:table-cell table:style-name="ce2" office:value-type="string">
            <text:p>Map_&lt;String,_Relation&gt;</text:p>
          </table:table-cell>
          <table:table-cell table:style-name="ce2" office:value-type="string">
            <text:p>HashMap_&lt;String,_Relation&gt;_()</text:p>
          </table:table-cell>
          <table:table-cell table:style-name="ce7" table:formula="oooc:=LOW(QUIET([.C31];[.D31]))&amp;[.E31]" office:value-type="string" office:string-value="schemaRelationz">
            <text:p>schemaRelationz</text:p>
          </table:table-cell>
          <table:table-cell table:style-name="ce7"/>
          <table:table-cell table:number-columns-repeated="243"/>
        </table:table-row>
        <table:table-row table:style-name="ro1">
          <table:table-cell table:style-name="ce7" table:formula="oooc:=LOW(QUIET([.A31];[.D32]))" office:value-type="string" office:string-value="fld:">
            <text:p>fld:</text:p>
          </table:table-cell>
          <table:table-cell table:style-name="ce7" table:formula="oooc:=QUIET([.B31];[.D32])" office:value-type="string" office:string-value="info.lrbh.codable">
            <text:p>info.lrbh.codable</text:p>
          </table:table-cell>
          <table:table-cell table:style-name="ce7" table:formula="oooc:=QUIET([.C31];[.D32])" office:value-type="string" office:string-value="Schema">
            <text:p>Schema</text:p>
          </table:table-cell>
          <table:table-cell table:style-name="ce2" office:value-type="string">
            <text:p>recordz</text:p>
          </table:table-cell>
          <table:table-cell table:formula="oooc:=HIGH(QUIET([.D32];[.D32]))" office:value-type="string" office:string-value="Recordz">
            <text:p>Recordz</text:p>
          </table:table-cell>
          <table:table-cell table:style-name="ce2" office:value-type="string">
            <text:p>null</text:p>
          </table:table-cell>
          <table:table-cell table:style-name="ce2" office:value-type="string">
            <text:p>isMap</text:p>
          </table:table-cell>
          <table:table-cell table:style-name="ce2" office:value-type="string">
            <text:p>Map_&lt;String,_Record&gt;</text:p>
          </table:table-cell>
          <table:table-cell table:style-name="ce2" office:value-type="string">
            <text:p>HashMap_&lt;String,_Record&gt;_()</text:p>
          </table:table-cell>
          <table:table-cell table:style-name="ce7" table:formula="oooc:=LOW(QUIET([.C32];[.D32]))&amp;[.E32]" office:value-type="string" office:string-value="schemaRecordz">
            <text:p>schemaRecordz</text:p>
          </table:table-cell>
          <table:table-cell table:style-name="ce7"/>
          <table:table-cell table:number-columns-repeated="243"/>
        </table:table-row>
        <table:table-row table:style-name="ro1">
          <table:table-cell table:style-name="ce7" table:formula="oooc:=LOW(QUIET([.A32];[.D33]))" office:value-type="string" office:string-value="fld:">
            <text:p>fld:</text:p>
          </table:table-cell>
          <table:table-cell table:style-name="ce7" table:formula="oooc:=QUIET([.B32];[.D33])" office:value-type="string" office:string-value="info.lrbh.codable">
            <text:p>info.lrbh.codable</text:p>
          </table:table-cell>
          <table:table-cell table:style-name="ce7" table:formula="oooc:=QUIET([.C32];[.D33])" office:value-type="string" office:string-value="Schema">
            <text:p>Schema</text:p>
          </table:table-cell>
          <table:table-cell table:style-name="ce2" office:value-type="string">
            <text:p>functionz</text:p>
          </table:table-cell>
          <table:table-cell table:formula="oooc:=HIGH(QUIET([.D33];[.D33]))" office:value-type="string" office:string-value="Functionz">
            <text:p>Functionz</text:p>
          </table:table-cell>
          <table:table-cell table:style-name="ce2" office:value-type="string">
            <text:p>null</text:p>
          </table:table-cell>
          <table:table-cell table:style-name="ce2" office:value-type="string">
            <text:p>isMap</text:p>
          </table:table-cell>
          <table:table-cell table:style-name="ce2" office:value-type="string">
            <text:p>Map_&lt;String,_Function&gt;</text:p>
          </table:table-cell>
          <table:table-cell table:style-name="ce2" office:value-type="string">
            <text:p>HashMap_&lt;String,_Function&gt;_()</text:p>
          </table:table-cell>
          <table:table-cell table:style-name="ce7" table:formula="oooc:=LOW(QUIET([.C33];[.D33]))&amp;[.E33]" office:value-type="string" office:string-value="schemaFunctionz">
            <text:p>schemaFunctionz</text:p>
          </table:table-cell>
          <table:table-cell table:style-name="ce7"/>
          <table:table-cell table:number-columns-repeated="243"/>
        </table:table-row>
        <table:table-row table:style-name="ro1">
          <table:table-cell table:style-name="ce7" table:formula="oooc:=LOW(QUIET([.A33];[.D34]))" office:value-type="string" office:string-value="fld:">
            <text:p>fld:</text:p>
          </table:table-cell>
          <table:table-cell table:style-name="ce7" table:formula="oooc:=QUIET([.B33];[.D34])" office:value-type="string" office:string-value="info.lrbh.codable">
            <text:p>info.lrbh.codable</text:p>
          </table:table-cell>
          <table:table-cell table:style-name="ce7" table:formula="oooc:=QUIET([.C33];[.D34])" office:value-type="string" office:string-value="Schema">
            <text:p>Schema</text:p>
          </table:table-cell>
          <table:table-cell table:style-name="ce2" office:value-type="string">
            <text:p>procedure</text:p>
          </table:table-cell>
          <table:table-cell table:formula="oooc:=HIGH(QUIET([.D34];[.D34]))" office:value-type="string" office:string-value="Procedure">
            <text:p>Procedure</text:p>
          </table:table-cell>
          <table:table-cell table:number-columns-repeated="2" table:style-name="ce2" office:value-type="string">
            <text:p>null</text:p>
          </table:table-cell>
          <table:table-cell table:style-name="ce2" office:value-type="string">
            <text:p>Procedure</text:p>
          </table:table-cell>
          <table:table-cell table:style-name="ce2" office:value-type="string">
            <text:p>Procedure_()</text:p>
          </table:table-cell>
          <table:table-cell table:style-name="ce7" table:formula="oooc:=LOW(QUIET([.C34];[.D34]))&amp;[.E34]" office:value-type="string" office:string-value="schemaProcedure">
            <text:p>schemaProcedure</text:p>
          </table:table-cell>
          <table:table-cell table:style-name="ce7"/>
          <table:table-cell table:number-columns-repeated="243"/>
        </table:table-row>
        <table:table-row table:style-name="ro1">
          <table:table-cell table:style-name="ce7" table:formula="oooc:=LOW(QUIET([.A34];[.D35]))" office:value-type="string" office:string-value="fld:">
            <text:p>fld:</text:p>
          </table:table-cell>
          <table:table-cell table:style-name="ce7" table:formula="oooc:=QUIET([.B34];[.D35])" office:value-type="string" office:string-value="info.lrbh.codable">
            <text:p>info.lrbh.codable</text:p>
          </table:table-cell>
          <table:table-cell table:style-name="ce7" table:formula="oooc:=QUIET([.C34];[.D35])" office:value-type="string" office:string-value="Schema">
            <text:p>Schema</text:p>
          </table:table-cell>
          <table:table-cell table:style-name="ce2" office:value-type="string">
            <text:p>template</text:p>
          </table:table-cell>
          <table:table-cell table:formula="oooc:=HIGH(QUIET([.D35];[.D35]))" office:value-type="string" office:string-value="Template">
            <text:p>Template</text:p>
          </table:table-cell>
          <table:table-cell table:number-columns-repeated="2" table:style-name="ce2" office:value-type="string">
            <text:p>null</text:p>
          </table:table-cell>
          <table:table-cell table:style-name="ce2" office:value-type="string">
            <text:p>Template</text:p>
          </table:table-cell>
          <table:table-cell table:style-name="ce2" office:value-type="string">
            <text:p>Template_()</text:p>
          </table:table-cell>
          <table:table-cell table:style-name="ce7" table:formula="oooc:=LOW(QUIET([.C35];[.D35]))&amp;[.E35]" office:value-type="string" office:string-value="schemaTemplate">
            <text:p>schemaTemplate</text:p>
          </table:table-cell>
          <table:table-cell table:style-name="ce7"/>
          <table:table-cell table:number-columns-repeated="243"/>
        </table:table-row>
        <table:table-row table:style-name="ro1">
          <table:table-cell table:style-name="ce7" table:formula="oooc:=LOW(QUIET([.A35];[.D36]))" office:value-type="string" office:string-value="fld:">
            <text:p>fld:</text:p>
          </table:table-cell>
          <table:table-cell table:style-name="ce7" table:formula="oooc:=QUIET([.B35];[.D36])" office:value-type="string" office:string-value="info.lrbh.codable">
            <text:p>info.lrbh.codable</text:p>
          </table:table-cell>
          <table:table-cell table:style-name="ce7" table:formula="oooc:=QUIET([.C35];[.D36])" office:value-type="string" office:string-value="Schema">
            <text:p>Schema</text:p>
          </table:table-cell>
          <table:table-cell table:style-name="ce2" office:value-type="string">
            <text:p>vertex</text:p>
          </table:table-cell>
          <table:table-cell table:formula="oooc:=HIGH(QUIET([.D36];[.D36]))" office:value-type="string" office:string-value="Vertex">
            <text:p>Vertex</text:p>
          </table:table-cell>
          <table:table-cell table:number-columns-repeated="2" table:style-name="ce2" office:value-type="string">
            <text:p>null</text:p>
          </table:table-cell>
          <table:table-cell table:style-name="ce2" office:value-type="string">
            <text:p>Vertex</text:p>
          </table:table-cell>
          <table:table-cell table:style-name="ce2" office:value-type="string">
            <text:p>Vertex_()</text:p>
          </table:table-cell>
          <table:table-cell table:style-name="ce7" table:formula="oooc:=LOW(QUIET([.C36];[.D36]))&amp;[.E36]" office:value-type="string" office:string-value="schemaVertex">
            <text:p>schemaVertex</text:p>
          </table:table-cell>
          <table:table-cell table:style-name="ce7"/>
          <table:table-cell table:number-columns-repeated="243"/>
        </table:table-row>
        <table:table-row table:style-name="ro1">
          <table:table-cell table:style-name="ce7" table:formula="oooc:=LOW(QUIET([.A36];[.D37]))" office:value-type="string" office:string-value="fld:">
            <text:p>fld:</text:p>
          </table:table-cell>
          <table:table-cell table:style-name="ce7" table:formula="oooc:=QUIET([.B36];[.D37])" office:value-type="string" office:string-value="info.lrbh.codable">
            <text:p>info.lrbh.codable</text:p>
          </table:table-cell>
          <table:table-cell table:style-name="ce7" table:formula="oooc:=QUIET([.C36];[.D37])" office:value-type="string" office:string-value="Schema">
            <text:p>Schema</text:p>
          </table:table-cell>
          <table:table-cell table:style-name="ce2" office:value-type="string">
            <text:p>keyz</text:p>
          </table:table-cell>
          <table:table-cell table:formula="oooc:=HIGH(QUIET([.D37];[.D37]))" office:value-type="string" office:string-value="Keyz">
            <text:p>Keyz</text:p>
          </table:table-cell>
          <table:table-cell table:style-name="ce2" office:value-type="string">
            <text:p>isList</text:p>
          </table:table-cell>
          <table:table-cell table:style-name="ce2" office:value-type="string">
            <text:p>null</text:p>
          </table:table-cell>
          <table:table-cell table:style-name="ce2" office:value-type="string">
            <text:p>List_&lt;String&gt;</text:p>
          </table:table-cell>
          <table:table-cell table:style-name="ce2" office:value-type="string">
            <text:p>ArrayList_&lt;String&gt;_()</text:p>
          </table:table-cell>
          <table:table-cell table:style-name="ce7" table:formula="oooc:=LOW(QUIET([.C37];[.D37]))&amp;[.E37]" office:value-type="string" office:string-value="schemaKeyz">
            <text:p>schemaKeyz</text:p>
          </table:table-cell>
          <table:table-cell table:style-name="ce7"/>
          <table:table-cell table:number-columns-repeated="243"/>
        </table:table-row>
        <table:table-row table:style-name="ro1">
          <table:table-cell table:style-name="ce7" table:formula="oooc:=LOW(QUIET([.A18];[.D38]))" office:value-type="string" office:string-value=".">
            <text:p>.</text:p>
          </table:table-cell>
          <table:table-cell table:style-name="ce7" table:formula="oooc:=QUIET([.B18];[.D38])" office:value-type="string" office:string-value=".">
            <text:p>.</text:p>
          </table:table-cell>
          <table:table-cell table:style-name="ce7" table:formula="oooc:=QUIET([.C18];[.D38])" office:value-type="string" office:string-value=".">
            <text:p>.</text:p>
          </table:table-cell>
          <table:table-cell/>
          <table:table-cell table:formula="oooc:=HIGH(QUIET([.D38];[.D38]))" office:value-type="string" office:string-value=".">
            <text:p>.</text:p>
          </table:table-cell>
          <table:table-cell table:number-columns-repeated="4"/>
          <table:table-cell table:style-name="ce7" table:formula="oooc:=LOW(QUIET([.C38];[.D38]))&amp;[.E38]" office:value-type="string" office:string-value="..">
            <text:p>..</text:p>
          </table:table-cell>
          <table:table-cell table:style-name="ce7"/>
          <table:table-cell table:number-columns-repeated="243"/>
        </table:table-row>
        <table:table-row table:style-name="ro1">
          <table:table-cell table:style-name="ce7" table:formula="oooc:=LOW(QUIET([.A38];[.D39]))" office:value-type="string" office:string-value=".">
            <text:p>.</text:p>
          </table:table-cell>
          <table:table-cell table:style-name="ce7" table:formula="oooc:=QUIET([.B38];[.D39])" office:value-type="string" office:string-value=".">
            <text:p>.</text:p>
          </table:table-cell>
          <table:table-cell table:style-name="ce7" table:formula="oooc:=QUIET([.C38];[.D39])" office:value-type="string" office:string-value=".">
            <text:p>.</text:p>
          </table:table-cell>
          <table:table-cell/>
          <table:table-cell table:formula="oooc:=HIGH(QUIET([.D39];[.D39]))" office:value-type="string" office:string-value=".">
            <text:p>.</text:p>
          </table:table-cell>
          <table:table-cell table:number-columns-repeated="4"/>
          <table:table-cell table:style-name="ce7" table:formula="oooc:=LOW(QUIET([.C39];[.D39]))&amp;[.E39]" office:value-type="string" office:string-value="..">
            <text:p>..</text:p>
          </table:table-cell>
          <table:table-cell table:style-name="ce7"/>
          <table:table-cell table:number-columns-repeated="243"/>
        </table:table-row>
        <table:table-row table:style-name="ro1">
          <table:table-cell table:style-name="ce7" table:formula="oooc:=LOW(QUIET([.A39];[.D40]))" office:value-type="string" office:string-value=".">
            <text:p>.</text:p>
          </table:table-cell>
          <table:table-cell table:style-name="ce7" table:formula="oooc:=QUIET([.B39];[.D40])" office:value-type="string" office:string-value=".">
            <text:p>.</text:p>
          </table:table-cell>
          <table:table-cell table:style-name="ce7" table:formula="oooc:=QUIET([.C39];[.D40])" office:value-type="string" office:string-value=".">
            <text:p>.</text:p>
          </table:table-cell>
          <table:table-cell/>
          <table:table-cell table:formula="oooc:=HIGH(QUIET([.D40];[.D40]))" office:value-type="string" office:string-value=".">
            <text:p>.</text:p>
          </table:table-cell>
          <table:table-cell table:number-columns-repeated="4"/>
          <table:table-cell table:style-name="ce7" table:formula="oooc:=LOW(QUIET([.C40];[.D40]))&amp;[.E40]" office:value-type="string" office:string-value="..">
            <text:p>..</text:p>
          </table:table-cell>
          <table:table-cell table:style-name="ce7"/>
          <table:table-cell table:number-columns-repeated="243"/>
        </table:table-row>
        <table:table-row table:style-name="ro1">
          <table:table-cell table:style-name="ce7" table:formula="oooc:=LOW(QUIET([.A40];[.D41]))" office:value-type="string" office:string-value=".">
            <text:p>.</text:p>
          </table:table-cell>
          <table:table-cell table:style-name="ce7" table:formula="oooc:=QUIET([.B40];[.D41])" office:value-type="string" office:string-value=".">
            <text:p>.</text:p>
          </table:table-cell>
          <table:table-cell table:style-name="ce7" table:formula="oooc:=QUIET([.C40];[.D41])" office:value-type="string" office:string-value=".">
            <text:p>.</text:p>
          </table:table-cell>
          <table:table-cell/>
          <table:table-cell table:formula="oooc:=HIGH(QUIET([.D41];[.D41]))" office:value-type="string" office:string-value=".">
            <text:p>.</text:p>
          </table:table-cell>
          <table:table-cell table:number-columns-repeated="4"/>
          <table:table-cell table:style-name="ce7" table:formula="oooc:=LOW(QUIET([.C41];[.D41]))&amp;[.E41]" office:value-type="string" office:string-value="..">
            <text:p>..</text:p>
          </table:table-cell>
          <table:table-cell table:number-columns-repeated="244"/>
        </table:table-row>
        <table:table-row table:style-name="ro1">
          <table:table-cell table:style-name="ce7" table:formula="oooc:=LOW(QUIET([.A41];[.D42]))" office:value-type="string" office:string-value=".">
            <text:p>.</text:p>
          </table:table-cell>
          <table:table-cell table:style-name="ce7" table:formula="oooc:=QUIET([.B41];[.D42])" office:value-type="string" office:string-value=".">
            <text:p>.</text:p>
          </table:table-cell>
          <table:table-cell table:style-name="ce7" table:formula="oooc:=QUIET([.C41];[.D42])" office:value-type="string" office:string-value=".">
            <text:p>.</text:p>
          </table:table-cell>
          <table:table-cell/>
          <table:table-cell table:formula="oooc:=HIGH(QUIET([.D42];[.D42]))" office:value-type="string" office:string-value=".">
            <text:p>.</text:p>
          </table:table-cell>
          <table:table-cell table:number-columns-repeated="4"/>
          <table:table-cell table:style-name="ce7" table:formula="oooc:=LOW(QUIET([.C42];[.D42]))&amp;[.E42]" office:value-type="string" office:string-value="..">
            <text:p>..</text:p>
          </table:table-cell>
          <table:table-cell table:number-columns-repeated="244"/>
        </table:table-row>
        <table:table-row table:style-name="ro1">
          <table:table-cell table:style-name="ce7" table:formula="oooc:=LOW(QUIET([.A42];[.D43]))" office:value-type="string" office:string-value=".">
            <text:p>.</text:p>
          </table:table-cell>
          <table:table-cell table:style-name="ce7" table:formula="oooc:=QUIET([.B42];[.D43])" office:value-type="string" office:string-value=".">
            <text:p>.</text:p>
          </table:table-cell>
          <table:table-cell table:style-name="ce7" table:formula="oooc:=QUIET([.C42];[.D43])" office:value-type="string" office:string-value=".">
            <text:p>.</text:p>
          </table:table-cell>
          <table:table-cell/>
          <table:table-cell table:formula="oooc:=HIGH(QUIET([.D43];[.D43]))" office:value-type="string" office:string-value=".">
            <text:p>.</text:p>
          </table:table-cell>
          <table:table-cell table:number-columns-repeated="4"/>
          <table:table-cell table:style-name="ce7" table:formula="oooc:=LOW(QUIET([.C43];[.D43]))&amp;[.E43]" office:value-type="string" office:string-value="..">
            <text:p>..</text:p>
          </table:table-cell>
          <table:table-cell table:number-columns-repeated="244"/>
        </table:table-row>
        <table:table-row table:style-name="ro1">
          <table:table-cell table:style-name="ce7" table:formula="oooc:=LOW(QUIET([.A43];[.D44]))" office:value-type="string" office:string-value=".">
            <text:p>.</text:p>
          </table:table-cell>
          <table:table-cell table:style-name="ce7" table:formula="oooc:=QUIET([.B43];[.D44])" office:value-type="string" office:string-value=".">
            <text:p>.</text:p>
          </table:table-cell>
          <table:table-cell table:style-name="ce7" table:formula="oooc:=QUIET([.C43];[.D44])" office:value-type="string" office:string-value=".">
            <text:p>.</text:p>
          </table:table-cell>
          <table:table-cell/>
          <table:table-cell table:formula="oooc:=HIGH(QUIET([.D44];[.D44]))" office:value-type="string" office:string-value=".">
            <text:p>.</text:p>
          </table:table-cell>
          <table:table-cell table:number-columns-repeated="4"/>
          <table:table-cell table:style-name="ce7" table:formula="oooc:=LOW(QUIET([.C44];[.D44]))&amp;[.E44]" office:value-type="string" office:string-value="..">
            <text:p>..</text:p>
          </table:table-cell>
          <table:table-cell table:number-columns-repeated="244"/>
        </table:table-row>
        <table:table-row table:style-name="ro1">
          <table:table-cell table:style-name="ce7" table:formula="oooc:=LOW(QUIET([.A44];[.D45]))" office:value-type="string" office:string-value=".">
            <text:p>.</text:p>
          </table:table-cell>
          <table:table-cell table:style-name="ce7" table:formula="oooc:=QUIET([.B44];[.D45])" office:value-type="string" office:string-value=".">
            <text:p>.</text:p>
          </table:table-cell>
          <table:table-cell table:style-name="ce7" table:formula="oooc:=QUIET([.C44];[.D45])" office:value-type="string" office:string-value=".">
            <text:p>.</text:p>
          </table:table-cell>
          <table:table-cell/>
          <table:table-cell table:formula="oooc:=HIGH(QUIET([.D45];[.D45]))" office:value-type="string" office:string-value=".">
            <text:p>.</text:p>
          </table:table-cell>
          <table:table-cell table:number-columns-repeated="4"/>
          <table:table-cell table:style-name="ce7" table:formula="oooc:=LOW(QUIET([.C45];[.D45]))&amp;[.E45]" office:value-type="string" office:string-value="..">
            <text:p>..</text:p>
          </table:table-cell>
          <table:table-cell table:number-columns-repeated="244"/>
        </table:table-row>
        <table:table-row table:style-name="ro1">
          <table:table-cell table:style-name="ce7" table:formula="oooc:=LOW(QUIET([.A45];[.D46]))" office:value-type="string" office:string-value=".">
            <text:p>.</text:p>
          </table:table-cell>
          <table:table-cell table:style-name="ce7" table:formula="oooc:=QUIET([.B45];[.D46])" office:value-type="string" office:string-value=".">
            <text:p>.</text:p>
          </table:table-cell>
          <table:table-cell table:style-name="ce7" table:formula="oooc:=QUIET([.C45];[.D46])" office:value-type="string" office:string-value=".">
            <text:p>.</text:p>
          </table:table-cell>
          <table:table-cell/>
          <table:table-cell table:formula="oooc:=HIGH(QUIET([.D46];[.D46]))" office:value-type="string" office:string-value=".">
            <text:p>.</text:p>
          </table:table-cell>
          <table:table-cell table:number-columns-repeated="4"/>
          <table:table-cell table:style-name="ce7" table:formula="oooc:=LOW(QUIET([.C46];[.D46]))&amp;[.E46]" office:value-type="string" office:string-value="..">
            <text:p>..</text:p>
          </table:table-cell>
          <table:table-cell table:number-columns-repeated="244"/>
        </table:table-row>
        <table:table-row table:style-name="ro1">
          <table:table-cell table:style-name="ce7" table:formula="oooc:=LOW(QUIET([.A46];[.D47]))" office:value-type="string" office:string-value=".">
            <text:p>.</text:p>
          </table:table-cell>
          <table:table-cell table:style-name="ce7" table:formula="oooc:=QUIET([.B46];[.D47])" office:value-type="string" office:string-value=".">
            <text:p>.</text:p>
          </table:table-cell>
          <table:table-cell table:style-name="ce7" table:formula="oooc:=QUIET([.C46];[.D47])" office:value-type="string" office:string-value=".">
            <text:p>.</text:p>
          </table:table-cell>
          <table:table-cell/>
          <table:table-cell table:formula="oooc:=HIGH(QUIET([.D47];[.D47]))" office:value-type="string" office:string-value=".">
            <text:p>.</text:p>
          </table:table-cell>
          <table:table-cell table:number-columns-repeated="4"/>
          <table:table-cell table:style-name="ce7" table:formula="oooc:=LOW(QUIET([.C47];[.D47]))&amp;[.E47]" office:value-type="string" office:string-value="..">
            <text:p>..</text:p>
          </table:table-cell>
          <table:table-cell table:number-columns-repeated="244"/>
        </table:table-row>
        <table:table-row table:style-name="ro1">
          <table:table-cell table:style-name="ce7" table:formula="oooc:=LOW(QUIET([.A47];[.D48]))" office:value-type="string" office:string-value=".">
            <text:p>.</text:p>
          </table:table-cell>
          <table:table-cell table:style-name="ce7" table:formula="oooc:=QUIET([.B47];[.D48])" office:value-type="string" office:string-value=".">
            <text:p>.</text:p>
          </table:table-cell>
          <table:table-cell table:style-name="ce7" table:formula="oooc:=QUIET([.C47];[.D48])" office:value-type="string" office:string-value=".">
            <text:p>.</text:p>
          </table:table-cell>
          <table:table-cell/>
          <table:table-cell table:formula="oooc:=HIGH(QUIET([.D48];[.D48]))" office:value-type="string" office:string-value=".">
            <text:p>.</text:p>
          </table:table-cell>
          <table:table-cell table:number-columns-repeated="4"/>
          <table:table-cell table:style-name="ce7" table:formula="oooc:=LOW(QUIET([.C48];[.D48]))&amp;[.E48]" office:value-type="string" office:string-value="..">
            <text:p>..</text:p>
          </table:table-cell>
          <table:table-cell table:number-columns-repeated="244"/>
        </table:table-row>
        <table:table-row table:style-name="ro1">
          <table:table-cell table:style-name="ce7" table:formula="oooc:=LOW(QUIET([.A48];[.D49]))" office:value-type="string" office:string-value=".">
            <text:p>.</text:p>
          </table:table-cell>
          <table:table-cell table:style-name="ce7" table:formula="oooc:=QUIET([.B48];[.D49])" office:value-type="string" office:string-value=".">
            <text:p>.</text:p>
          </table:table-cell>
          <table:table-cell table:style-name="ce7" table:formula="oooc:=QUIET([.C48];[.D49])" office:value-type="string" office:string-value=".">
            <text:p>.</text:p>
          </table:table-cell>
          <table:table-cell/>
          <table:table-cell table:formula="oooc:=HIGH(QUIET([.D49];[.D49]))" office:value-type="string" office:string-value=".">
            <text:p>.</text:p>
          </table:table-cell>
          <table:table-cell table:number-columns-repeated="4"/>
          <table:table-cell table:style-name="ce7" table:formula="oooc:=LOW(QUIET([.C49];[.D49]))&amp;[.E49]" office:value-type="string" office:string-value="..">
            <text:p>..</text:p>
          </table:table-cell>
          <table:table-cell table:number-columns-repeated="244"/>
        </table:table-row>
        <table:table-row table:style-name="ro1">
          <table:table-cell table:style-name="ce7" table:formula="oooc:=LOW(QUIET([.A49];[.D50]))" office:value-type="string" office:string-value=".">
            <text:p>.</text:p>
          </table:table-cell>
          <table:table-cell table:style-name="ce7" table:formula="oooc:=QUIET([.B49];[.D50])" office:value-type="string" office:string-value=".">
            <text:p>.</text:p>
          </table:table-cell>
          <table:table-cell table:style-name="ce7" table:formula="oooc:=QUIET([.C49];[.D50])" office:value-type="string" office:string-value=".">
            <text:p>.</text:p>
          </table:table-cell>
          <table:table-cell/>
          <table:table-cell table:formula="oooc:=HIGH(QUIET([.D50];[.D50]))" office:value-type="string" office:string-value=".">
            <text:p>.</text:p>
          </table:table-cell>
          <table:table-cell table:number-columns-repeated="4"/>
          <table:table-cell table:style-name="ce7" table:formula="oooc:=LOW(QUIET([.C50];[.D50]))&amp;[.E50]" office:value-type="string" office:string-value="..">
            <text:p>..</text:p>
          </table:table-cell>
          <table:table-cell table:number-columns-repeated="244"/>
        </table:table-row>
        <table:table-row table:style-name="ro1">
          <table:table-cell table:style-name="ce7" table:formula="oooc:=LOW(QUIET([.A50];[.D51]))" office:value-type="string" office:string-value=".">
            <text:p>.</text:p>
          </table:table-cell>
          <table:table-cell table:style-name="ce7" table:formula="oooc:=QUIET([.B50];[.D51])" office:value-type="string" office:string-value=".">
            <text:p>.</text:p>
          </table:table-cell>
          <table:table-cell table:style-name="ce7" table:formula="oooc:=QUIET([.C50];[.D51])" office:value-type="string" office:string-value=".">
            <text:p>.</text:p>
          </table:table-cell>
          <table:table-cell/>
          <table:table-cell table:formula="oooc:=HIGH(QUIET([.D51];[.D51]))" office:value-type="string" office:string-value=".">
            <text:p>.</text:p>
          </table:table-cell>
          <table:table-cell table:number-columns-repeated="4"/>
          <table:table-cell table:style-name="ce7" table:formula="oooc:=LOW(QUIET([.C51];[.D51]))&amp;[.E51]" office:value-type="string" office:string-value="..">
            <text:p>..</text:p>
          </table:table-cell>
          <table:table-cell table:number-columns-repeated="244"/>
        </table:table-row>
        <table:table-row table:style-name="ro1">
          <table:table-cell table:style-name="ce7" table:formula="oooc:=LOW(QUIET([.A51];[.D52]))" office:value-type="string" office:string-value=".">
            <text:p>.</text:p>
          </table:table-cell>
          <table:table-cell table:style-name="ce7" table:formula="oooc:=QUIET([.B51];[.D52])" office:value-type="string" office:string-value=".">
            <text:p>.</text:p>
          </table:table-cell>
          <table:table-cell table:style-name="ce7" table:formula="oooc:=QUIET([.C51];[.D52])" office:value-type="string" office:string-value=".">
            <text:p>.</text:p>
          </table:table-cell>
          <table:table-cell/>
          <table:table-cell table:formula="oooc:=HIGH(QUIET([.D52];[.D52]))" office:value-type="string" office:string-value=".">
            <text:p>.</text:p>
          </table:table-cell>
          <table:table-cell table:number-columns-repeated="4"/>
          <table:table-cell table:style-name="ce7" table:formula="oooc:=LOW(QUIET([.C52];[.D52]))&amp;[.E52]" office:value-type="string" office:string-value="..">
            <text:p>..</text:p>
          </table:table-cell>
          <table:table-cell table:number-columns-repeated="244"/>
        </table:table-row>
        <table:table-row table:style-name="ro1">
          <table:table-cell table:style-name="ce7" table:formula="oooc:=LOW(QUIET([.A52];[.D53]))" office:value-type="string" office:string-value=".">
            <text:p>.</text:p>
          </table:table-cell>
          <table:table-cell table:style-name="ce7" table:formula="oooc:=QUIET([.B52];[.D53])" office:value-type="string" office:string-value=".">
            <text:p>.</text:p>
          </table:table-cell>
          <table:table-cell table:style-name="ce7" table:formula="oooc:=QUIET([.C52];[.D53])" office:value-type="string" office:string-value=".">
            <text:p>.</text:p>
          </table:table-cell>
          <table:table-cell/>
          <table:table-cell table:formula="oooc:=HIGH(QUIET([.D53];[.D53]))" office:value-type="string" office:string-value=".">
            <text:p>.</text:p>
          </table:table-cell>
          <table:table-cell table:number-columns-repeated="4"/>
          <table:table-cell table:style-name="ce7" table:formula="oooc:=LOW(QUIET([.C53];[.D53]))&amp;[.E53]" office:value-type="string" office:string-value="..">
            <text:p>..</text:p>
          </table:table-cell>
          <table:table-cell table:number-columns-repeated="244"/>
        </table:table-row>
        <table:table-row table:style-name="ro1">
          <table:table-cell table:style-name="ce7" table:formula="oooc:=LOW(QUIET([.A53];[.D54]))" office:value-type="string" office:string-value=".">
            <text:p>.</text:p>
          </table:table-cell>
          <table:table-cell table:style-name="ce7" table:formula="oooc:=QUIET([.B53];[.D54])" office:value-type="string" office:string-value=".">
            <text:p>.</text:p>
          </table:table-cell>
          <table:table-cell table:style-name="ce7" table:formula="oooc:=QUIET([.C53];[.D54])" office:value-type="string" office:string-value=".">
            <text:p>.</text:p>
          </table:table-cell>
          <table:table-cell/>
          <table:table-cell table:formula="oooc:=HIGH(QUIET([.D54];[.D54]))" office:value-type="string" office:string-value=".">
            <text:p>.</text:p>
          </table:table-cell>
          <table:table-cell table:number-columns-repeated="4"/>
          <table:table-cell table:style-name="ce7" table:formula="oooc:=LOW(QUIET([.C54];[.D54]))&amp;[.E54]" office:value-type="string" office:string-value="..">
            <text:p>..</text:p>
          </table:table-cell>
          <table:table-cell table:number-columns-repeated="244"/>
        </table:table-row>
        <table:table-row table:style-name="ro1">
          <table:table-cell table:style-name="ce7" table:formula="oooc:=LOW(QUIET([.A54];[.D55]))" office:value-type="string" office:string-value=".">
            <text:p>.</text:p>
          </table:table-cell>
          <table:table-cell table:style-name="ce7" table:formula="oooc:=QUIET([.B54];[.D55])" office:value-type="string" office:string-value=".">
            <text:p>.</text:p>
          </table:table-cell>
          <table:table-cell table:style-name="ce7" table:formula="oooc:=QUIET([.C54];[.D55])" office:value-type="string" office:string-value=".">
            <text:p>.</text:p>
          </table:table-cell>
          <table:table-cell/>
          <table:table-cell table:formula="oooc:=HIGH(QUIET([.D55];[.D55]))" office:value-type="string" office:string-value=".">
            <text:p>.</text:p>
          </table:table-cell>
          <table:table-cell table:number-columns-repeated="4"/>
          <table:table-cell table:style-name="ce7" table:formula="oooc:=LOW(QUIET([.C55];[.D55]))&amp;[.E55]" office:value-type="string" office:string-value="..">
            <text:p>..</text:p>
          </table:table-cell>
          <table:table-cell table:number-columns-repeated="244"/>
        </table:table-row>
        <table:table-row table:style-name="ro1">
          <table:table-cell table:style-name="ce7" table:formula="oooc:=LOW(QUIET([.A55];[.D56]))" office:value-type="string" office:string-value=".">
            <text:p>.</text:p>
          </table:table-cell>
          <table:table-cell table:style-name="ce7" table:formula="oooc:=QUIET([.B55];[.D56])" office:value-type="string" office:string-value=".">
            <text:p>.</text:p>
          </table:table-cell>
          <table:table-cell table:style-name="ce7" table:formula="oooc:=QUIET([.C55];[.D56])" office:value-type="string" office:string-value=".">
            <text:p>.</text:p>
          </table:table-cell>
          <table:table-cell/>
          <table:table-cell table:formula="oooc:=HIGH(QUIET([.D56];[.D56]))" office:value-type="string" office:string-value=".">
            <text:p>.</text:p>
          </table:table-cell>
          <table:table-cell table:number-columns-repeated="4"/>
          <table:table-cell table:style-name="ce7" table:formula="oooc:=LOW(QUIET([.C56];[.D56]))&amp;[.E56]" office:value-type="string" office:string-value="..">
            <text:p>..</text:p>
          </table:table-cell>
          <table:table-cell table:number-columns-repeated="244"/>
        </table:table-row>
        <table:table-row table:style-name="ro1">
          <table:table-cell table:style-name="ce7" table:formula="oooc:=LOW(QUIET([.A56];[.D57]))" office:value-type="string" office:string-value=".">
            <text:p>.</text:p>
          </table:table-cell>
          <table:table-cell table:style-name="ce7" table:formula="oooc:=QUIET([.B56];[.D57])" office:value-type="string" office:string-value=".">
            <text:p>.</text:p>
          </table:table-cell>
          <table:table-cell table:style-name="ce7" table:formula="oooc:=QUIET([.C56];[.D57])" office:value-type="string" office:string-value=".">
            <text:p>.</text:p>
          </table:table-cell>
          <table:table-cell/>
          <table:table-cell table:formula="oooc:=HIGH(QUIET([.D57];[.D57]))" office:value-type="string" office:string-value=".">
            <text:p>.</text:p>
          </table:table-cell>
          <table:table-cell table:number-columns-repeated="4"/>
          <table:table-cell table:style-name="ce7" table:formula="oooc:=LOW(QUIET([.C57];[.D57]))&amp;[.E57]" office:value-type="string" office:string-value="..">
            <text:p>..</text:p>
          </table:table-cell>
          <table:table-cell table:number-columns-repeated="244"/>
        </table:table-row>
        <table:table-row table:style-name="ro1">
          <table:table-cell table:style-name="ce7" table:formula="oooc:=LOW(QUIET([.A57];[.D58]))" office:value-type="string" office:string-value=".">
            <text:p>.</text:p>
          </table:table-cell>
          <table:table-cell table:style-name="ce7" table:formula="oooc:=QUIET([.B57];[.D58])" office:value-type="string" office:string-value=".">
            <text:p>.</text:p>
          </table:table-cell>
          <table:table-cell table:style-name="ce7" table:formula="oooc:=QUIET([.C57];[.D58])" office:value-type="string" office:string-value=".">
            <text:p>.</text:p>
          </table:table-cell>
          <table:table-cell/>
          <table:table-cell table:formula="oooc:=HIGH(QUIET([.D58];[.D58]))" office:value-type="string" office:string-value=".">
            <text:p>.</text:p>
          </table:table-cell>
          <table:table-cell table:number-columns-repeated="4"/>
          <table:table-cell table:style-name="ce7" table:formula="oooc:=LOW(QUIET([.C58];[.D58]))&amp;[.E58]" office:value-type="string" office:string-value="..">
            <text:p>..</text:p>
          </table:table-cell>
          <table:table-cell table:number-columns-repeated="244"/>
        </table:table-row>
        <table:table-row table:style-name="ro1">
          <table:table-cell table:style-name="ce7" table:formula="oooc:=LOW(QUIET([.A58];[.D59]))" office:value-type="string" office:string-value=".">
            <text:p>.</text:p>
          </table:table-cell>
          <table:table-cell table:style-name="ce7" table:formula="oooc:=QUIET([.B58];[.D59])" office:value-type="string" office:string-value=".">
            <text:p>.</text:p>
          </table:table-cell>
          <table:table-cell table:style-name="ce7" table:formula="oooc:=QUIET([.C58];[.D59])" office:value-type="string" office:string-value=".">
            <text:p>.</text:p>
          </table:table-cell>
          <table:table-cell/>
          <table:table-cell table:formula="oooc:=HIGH(QUIET([.D59];[.D59]))" office:value-type="string" office:string-value=".">
            <text:p>.</text:p>
          </table:table-cell>
          <table:table-cell table:number-columns-repeated="4"/>
          <table:table-cell table:style-name="ce7" table:formula="oooc:=LOW(QUIET([.C59];[.D59]))&amp;[.E59]" office:value-type="string" office:string-value="..">
            <text:p>..</text:p>
          </table:table-cell>
          <table:table-cell table:number-columns-repeated="244"/>
        </table:table-row>
        <table:table-row table:style-name="ro1">
          <table:table-cell table:style-name="ce7" table:formula="oooc:=LOW(QUIET([.A59];[.D60]))" office:value-type="string" office:string-value=".">
            <text:p>.</text:p>
          </table:table-cell>
          <table:table-cell table:style-name="ce7" table:formula="oooc:=QUIET([.B59];[.D60])" office:value-type="string" office:string-value=".">
            <text:p>.</text:p>
          </table:table-cell>
          <table:table-cell table:style-name="ce7" table:formula="oooc:=QUIET([.C59];[.D60])" office:value-type="string" office:string-value=".">
            <text:p>.</text:p>
          </table:table-cell>
          <table:table-cell/>
          <table:table-cell table:formula="oooc:=HIGH(QUIET([.D60];[.D60]))" office:value-type="string" office:string-value=".">
            <text:p>.</text:p>
          </table:table-cell>
          <table:table-cell table:number-columns-repeated="4"/>
          <table:table-cell table:style-name="ce7" table:formula="oooc:=LOW(QUIET([.C60];[.D60]))&amp;[.E60]" office:value-type="string" office:string-value="..">
            <text:p>..</text:p>
          </table:table-cell>
          <table:table-cell table:number-columns-repeated="244"/>
        </table:table-row>
        <table:table-row table:style-name="ro1">
          <table:table-cell table:style-name="ce7" table:formula="oooc:=LOW(QUIET([.A60];[.D61]))" office:value-type="string" office:string-value=".">
            <text:p>.</text:p>
          </table:table-cell>
          <table:table-cell table:style-name="ce7" table:formula="oooc:=QUIET([.B60];[.D61])" office:value-type="string" office:string-value=".">
            <text:p>.</text:p>
          </table:table-cell>
          <table:table-cell table:style-name="ce7" table:formula="oooc:=QUIET([.C60];[.D61])" office:value-type="string" office:string-value=".">
            <text:p>.</text:p>
          </table:table-cell>
          <table:table-cell/>
          <table:table-cell table:formula="oooc:=HIGH(QUIET([.D61];[.D61]))" office:value-type="string" office:string-value=".">
            <text:p>.</text:p>
          </table:table-cell>
          <table:table-cell table:number-columns-repeated="4"/>
          <table:table-cell table:style-name="ce7" table:formula="oooc:=LOW(QUIET([.C61];[.D61]))&amp;[.E61]" office:value-type="string" office:string-value="..">
            <text:p>..</text:p>
          </table:table-cell>
          <table:table-cell table:number-columns-repeated="244"/>
        </table:table-row>
        <table:table-row table:style-name="ro1">
          <table:table-cell table:style-name="ce7" table:formula="oooc:=LOW(QUIET([.A61];[.D62]))" office:value-type="string" office:string-value=".">
            <text:p>.</text:p>
          </table:table-cell>
          <table:table-cell table:style-name="ce7" table:formula="oooc:=QUIET([.B61];[.D62])" office:value-type="string" office:string-value=".">
            <text:p>.</text:p>
          </table:table-cell>
          <table:table-cell table:style-name="ce7" table:formula="oooc:=QUIET([.C61];[.D62])" office:value-type="string" office:string-value=".">
            <text:p>.</text:p>
          </table:table-cell>
          <table:table-cell/>
          <table:table-cell table:formula="oooc:=HIGH(QUIET([.D62];[.D62]))" office:value-type="string" office:string-value=".">
            <text:p>.</text:p>
          </table:table-cell>
          <table:table-cell table:number-columns-repeated="4"/>
          <table:table-cell table:style-name="ce7" table:formula="oooc:=LOW(QUIET([.C62];[.D62]))&amp;[.E62]" office:value-type="string" office:string-value="..">
            <text:p>..</text:p>
          </table:table-cell>
          <table:table-cell table:number-columns-repeated="244"/>
        </table:table-row>
        <table:table-row table:style-name="ro1">
          <table:table-cell table:style-name="ce7" table:formula="oooc:=LOW(QUIET([.A62];[.D63]))" office:value-type="string" office:string-value=".">
            <text:p>.</text:p>
          </table:table-cell>
          <table:table-cell table:style-name="ce7" table:formula="oooc:=QUIET([.B62];[.D63])" office:value-type="string" office:string-value=".">
            <text:p>.</text:p>
          </table:table-cell>
          <table:table-cell table:style-name="ce7" table:formula="oooc:=QUIET([.C62];[.D63])" office:value-type="string" office:string-value=".">
            <text:p>.</text:p>
          </table:table-cell>
          <table:table-cell/>
          <table:table-cell table:formula="oooc:=HIGH(QUIET([.D63];[.D63]))" office:value-type="string" office:string-value=".">
            <text:p>.</text:p>
          </table:table-cell>
          <table:table-cell table:number-columns-repeated="4"/>
          <table:table-cell table:style-name="ce7" table:formula="oooc:=LOW(QUIET([.C63];[.D63]))&amp;[.E63]" office:value-type="string" office:string-value="..">
            <text:p>..</text:p>
          </table:table-cell>
          <table:table-cell table:number-columns-repeated="244"/>
        </table:table-row>
        <table:table-row table:style-name="ro1" table:number-rows-repeated="65472">
          <table:table-cell table:number-columns-repeated="254"/>
        </table:table-row>
        <table:table-row table:style-name="ro1">
          <table:table-cell table:number-columns-repeated="254"/>
        </table:table-row>
      </table:table>
      <table:table table:name="mtdz" table:style-name="ta1" table:print="false">
        <table:table-column table:style-name="co7" table:default-cell-style-name="Default"/>
        <table:table-column table:style-name="co8" table:default-cell-style-name="Default"/>
        <table:table-column table:style-name="co19" table:default-cell-style-name="Default"/>
        <table:table-column table:style-name="co20" table:default-cell-style-name="ce3"/>
        <table:table-column table:style-name="co21" table:default-cell-style-name="ce9"/>
        <table:table-column table:style-name="co22" table:default-cell-style-name="ce3"/>
        <table:table-column table:style-name="co23" table:default-cell-style-name="ce3"/>
        <table:table-column table:style-name="co24" table:default-cell-style-name="ce9"/>
        <table:table-column table:style-name="co3" table:number-columns-repeated="248" table:default-cell-style-name="Default"/>
        <table:table-row table:style-name="ro1">
          <table:table-cell table:style-name="ce1" office:value-type="string">
            <text:p>Mtd:</text:p>
          </table:table-cell>
          <table:table-cell table:style-name="ce1" office:value-type="string">
            <text:p>pro.pkg.name*</text:p>
          </table:table-cell>
          <table:table-cell table:style-name="ce1" office:value-type="string">
            <text:p>pro.name*</text:p>
          </table:table-cell>
          <table:table-cell table:style-name="ce1" office:value-type="string">
            <text:p>name*</text:p>
          </table:table-cell>
          <table:table-cell table:style-name="ce1" office:value-type="string">
            <text:p>posh</text:p>
          </table:table-cell>
          <table:table-cell table:style-name="ce1" office:value-type="string">
            <text:p>dec</text:p>
          </table:table-cell>
          <table:table-cell table:style-name="ce1" office:value-type="string">
            <text:p>def</text:p>
          </table:table-cell>
          <table:table-cell table:style-name="ce1" office:value-type="string">
            <text:p>eg</text:p>
          </table:table-cell>
          <table:table-cell table:style-name="ce1" table:number-columns-repeated="248"/>
        </table:table-row>
        <table:table-row table:style-name="ro1">
          <table:table-cell table:formula="oooc:=LOW(QUIET([.A1];[.D2]))" office:value-type="string" office:string-value="mtd:">
            <text:p>mtd:</text:p>
          </table:table-cell>
          <table:table-cell table:style-name="ce5" table:formula="oooc:=[pkgz.B6]" office:value-type="string" office:string-value="info.lrbh.codive.schema.template">
            <text:p>info.lrbh.codive.schema.template</text:p>
          </table:table-cell>
          <table:table-cell table:style-name="ce5" table:formula="oooc:=[proz.C2]" office:value-type="string" office:string-value="Cleaner">
            <text:p>Cleaner</text:p>
          </table:table-cell>
          <table:table-cell office:value-type="string">
            <text:p>cleaning</text:p>
          </table:table-cell>
          <table:table-cell table:formula="oooc:=HIGH(QUIET([.D2];[.D2]))" office:value-type="string" office:string-value="Cleaning">
            <text:p>Cleaning</text:p>
          </table:table-cell>
          <table:table-cell office:value-type="string">
            <text:p>Cleanment</text:p>
          </table:table-cell>
          <table:table-cell office:value-type="string">
            <text:p>Cleanment_()</text:p>
          </table:table-cell>
          <table:table-cell table:formula="oooc:=LOW(QUIET([.C2];[.D2])&amp;HIGH(QUIET([.D2];[.D2])))" office:value-type="string" office:string-value="cleanerCleaning">
            <text:p>cleanerCleaning</text:p>
          </table:table-cell>
          <table:table-cell table:number-columns-repeated="248"/>
        </table:table-row>
        <table:table-row table:style-name="ro1">
          <table:table-cell table:formula="oooc:=LOW(QUIET([.A2];[.D3]))" office:value-type="string" office:string-value="mtd:">
            <text:p>mtd:</text:p>
          </table:table-cell>
          <table:table-cell table:formula="oooc:=QUIET([.B2];[.D3])" office:value-type="string" office:string-value="info.lrbh.codive.schema.template">
            <text:p>info.lrbh.codive.schema.template</text:p>
          </table:table-cell>
          <table:table-cell table:style-name="ce5" table:formula="oooc:=[proz.C3]" office:value-type="string" office:string-value="Tokeniser">
            <text:p>Tokeniser</text:p>
          </table:table-cell>
          <table:table-cell office:value-type="string">
            <text:p>tokenisation</text:p>
          </table:table-cell>
          <table:table-cell table:formula="oooc:=HIGH(QUIET([.D3];[.D3]))" office:value-type="string" office:string-value="Tokenisation">
            <text:p>Tokenisation</text:p>
          </table:table-cell>
          <table:table-cell office:value-type="string">
            <text:p>List_&lt;Token&gt;</text:p>
          </table:table-cell>
          <table:table-cell office:value-type="string">
            <text:p>ArrayList_&lt;Token&gt;_()</text:p>
          </table:table-cell>
          <table:table-cell table:formula="oooc:=LOW(QUIET([.C3];[.D3])&amp;HIGH(QUIET([.D3];[.D3])))" office:value-type="string" office:string-value="tokeniserTokenisation">
            <text:p>tokeniserTokenisation</text:p>
          </table:table-cell>
          <table:table-cell table:number-columns-repeated="248"/>
        </table:table-row>
        <table:table-row table:style-name="ro1">
          <table:table-cell table:formula="oooc:=LOW(QUIET([.A3];[.D4]))" office:value-type="string" office:string-value="mtd:">
            <text:p>mtd:</text:p>
          </table:table-cell>
          <table:table-cell table:formula="oooc:=QUIET([.B3];[.D4])" office:value-type="string" office:string-value="info.lrbh.codive.schema.template">
            <text:p>info.lrbh.codive.schema.template</text:p>
          </table:table-cell>
          <table:table-cell table:style-name="ce5" table:formula="oooc:=[proz.C4]" office:value-type="string" office:string-value="Parser">
            <text:p>Parser</text:p>
          </table:table-cell>
          <table:table-cell office:value-type="string">
            <text:p>parsing</text:p>
          </table:table-cell>
          <table:table-cell table:formula="oooc:=HIGH(QUIET([.D4];[.D4]))" office:value-type="string" office:string-value="Parsing">
            <text:p>Parsing</text:p>
          </table:table-cell>
          <table:table-cell office:value-type="string">
            <text:p>Parsement</text:p>
          </table:table-cell>
          <table:table-cell office:value-type="string">
            <text:p>Parsement_()</text:p>
          </table:table-cell>
          <table:table-cell table:formula="oooc:=LOW(QUIET([.C4];[.D4])&amp;HIGH(QUIET([.D4];[.D4])))" office:value-type="string" office:string-value="parserParsing">
            <text:p>parserParsing</text:p>
          </table:table-cell>
          <table:table-cell table:number-columns-repeated="248"/>
        </table:table-row>
        <table:table-row table:style-name="ro1">
          <table:table-cell table:formula="oooc:=LOW(QUIET([.A4];[.D5]))" office:value-type="string" office:string-value="mtd:">
            <text:p>mtd:</text:p>
          </table:table-cell>
          <table:table-cell table:formula="oooc:=QUIET([.B4];[.D5])" office:value-type="string" office:string-value="info.lrbh.codive.schema.template">
            <text:p>info.lrbh.codive.schema.template</text:p>
          </table:table-cell>
          <table:table-cell table:style-name="ce5" table:formula="oooc:=[proz.C5]" office:value-type="string" office:string-value="Linker">
            <text:p>Linker</text:p>
          </table:table-cell>
          <table:table-cell office:value-type="string">
            <text:p>linking</text:p>
          </table:table-cell>
          <table:table-cell table:formula="oooc:=HIGH(QUIET([.D5];[.D5]))" office:value-type="string" office:string-value="Linking">
            <text:p>Linking</text:p>
          </table:table-cell>
          <table:table-cell office:value-type="string">
            <text:p>List_&lt;Link&gt;</text:p>
          </table:table-cell>
          <table:table-cell office:value-type="string">
            <text:p>ArrayList_&lt;Link&gt;_()</text:p>
          </table:table-cell>
          <table:table-cell table:formula="oooc:=LOW(QUIET([.C5];[.D5])&amp;HIGH(QUIET([.D5];[.D5])))" office:value-type="string" office:string-value="linkerLinking">
            <text:p>linkerLinking</text:p>
          </table:table-cell>
          <table:table-cell table:number-columns-repeated="248"/>
        </table:table-row>
        <table:table-row table:style-name="ro1">
          <table:table-cell table:formula="oooc:=LOW(QUIET([.A5];[.D6]))" office:value-type="string" office:string-value="mtd:">
            <text:p>mtd:</text:p>
          </table:table-cell>
          <table:table-cell table:formula="oooc:=QUIET([.B5];[.D6])" office:value-type="string" office:string-value="info.lrbh.codive.schema.template">
            <text:p>info.lrbh.codive.schema.template</text:p>
          </table:table-cell>
          <table:table-cell table:style-name="ce5" table:formula="oooc:=[proz.C6]" office:value-type="string" office:string-value="Compiler">
            <text:p>Compiler</text:p>
          </table:table-cell>
          <table:table-cell office:value-type="string">
            <text:p>compilation</text:p>
          </table:table-cell>
          <table:table-cell table:formula="oooc:=HIGH(QUIET([.D6];[.D6]))" office:value-type="string" office:string-value="Compilation">
            <text:p>Compilation</text:p>
          </table:table-cell>
          <table:table-cell office:value-type="string">
            <text:p>List_&lt;Compilement&gt;</text:p>
          </table:table-cell>
          <table:table-cell office:value-type="string">
            <text:p>ArrayList_&lt;Compilement&gt;_()</text:p>
          </table:table-cell>
          <table:table-cell table:formula="oooc:=LOW(QUIET([.C6];[.D6])&amp;HIGH(QUIET([.D6];[.D6])))" office:value-type="string" office:string-value="compilerCompilation">
            <text:p>compilerCompilation</text:p>
          </table:table-cell>
          <table:table-cell table:number-columns-repeated="248"/>
        </table:table-row>
        <table:table-row table:style-name="ro1">
          <table:table-cell table:formula="oooc:=LOW(QUIET([.A6];[.D7]))" office:value-type="string" office:string-value=".">
            <text:p>.</text:p>
          </table:table-cell>
          <table:table-cell table:formula="oooc:=QUIET([.B6];[.D7])" office:value-type="string" office:string-value=".">
            <text:p>.</text:p>
          </table:table-cell>
          <table:table-cell table:formula="oooc:=QUIET([.C6];[.D7])" office:value-type="string" office:string-value=".">
            <text:p>.</text:p>
          </table:table-cell>
          <table:table-cell/>
          <table:table-cell table:formula="oooc:=HIGH(QUIET([.D7];[.D7]))" office:value-type="string" office:string-value=".">
            <text:p>.</text:p>
          </table:table-cell>
          <table:table-cell table:number-columns-repeated="2"/>
          <table:table-cell table:formula="oooc:=LOW(QUIET([.C7];[.D7])&amp;HIGH(QUIET([.D7];[.D7])))" office:value-type="string" office:string-value="..">
            <text:p>..</text:p>
          </table:table-cell>
          <table:table-cell table:number-columns-repeated="248"/>
        </table:table-row>
        <table:table-row table:style-name="ro1">
          <table:table-cell table:formula="oooc:=LOW(QUIET([.A7];[.D8]))" office:value-type="string" office:string-value=".">
            <text:p>.</text:p>
          </table:table-cell>
          <table:table-cell table:formula="oooc:=QUIET([.B7];[.D8])" office:value-type="string" office:string-value=".">
            <text:p>.</text:p>
          </table:table-cell>
          <table:table-cell table:formula="oooc:=QUIET([.C7];[.D8])" office:value-type="string" office:string-value=".">
            <text:p>.</text:p>
          </table:table-cell>
          <table:table-cell/>
          <table:table-cell table:formula="oooc:=HIGH(QUIET([.D8];[.D8]))" office:value-type="string" office:string-value=".">
            <text:p>.</text:p>
          </table:table-cell>
          <table:table-cell table:number-columns-repeated="2"/>
          <table:table-cell table:formula="oooc:=LOW(QUIET([.C8];[.D8])&amp;HIGH(QUIET([.D8];[.D8])))" office:value-type="string" office:string-value="..">
            <text:p>..</text:p>
          </table:table-cell>
          <table:table-cell table:number-columns-repeated="248"/>
        </table:table-row>
        <table:table-row table:style-name="ro1">
          <table:table-cell table:formula="oooc:=LOW(QUIET([.A8];[.D9]))" office:value-type="string" office:string-value=".">
            <text:p>.</text:p>
          </table:table-cell>
          <table:table-cell table:formula="oooc:=QUIET([.B8];[.D9])" office:value-type="string" office:string-value=".">
            <text:p>.</text:p>
          </table:table-cell>
          <table:table-cell table:formula="oooc:=QUIET([.C8];[.D9])" office:value-type="string" office:string-value=".">
            <text:p>.</text:p>
          </table:table-cell>
          <table:table-cell/>
          <table:table-cell table:formula="oooc:=HIGH(QUIET([.D9];[.D9]))" office:value-type="string" office:string-value=".">
            <text:p>.</text:p>
          </table:table-cell>
          <table:table-cell table:number-columns-repeated="2"/>
          <table:table-cell table:formula="oooc:=LOW(QUIET([.C9];[.D9])&amp;HIGH(QUIET([.D9];[.D9])))" office:value-type="string" office:string-value="..">
            <text:p>..</text:p>
          </table:table-cell>
          <table:table-cell table:number-columns-repeated="248"/>
        </table:table-row>
        <table:table-row table:style-name="ro1">
          <table:table-cell table:formula="oooc:=LOW(QUIET([.A9];[.D10]))" office:value-type="string" office:string-value=".">
            <text:p>.</text:p>
          </table:table-cell>
          <table:table-cell table:formula="oooc:=QUIET([.B9];[.D10])" office:value-type="string" office:string-value=".">
            <text:p>.</text:p>
          </table:table-cell>
          <table:table-cell table:formula="oooc:=QUIET([.C9];[.D10])" office:value-type="string" office:string-value=".">
            <text:p>.</text:p>
          </table:table-cell>
          <table:table-cell/>
          <table:table-cell table:formula="oooc:=HIGH(QUIET([.D10];[.D10]))" office:value-type="string" office:string-value=".">
            <text:p>.</text:p>
          </table:table-cell>
          <table:table-cell table:number-columns-repeated="2"/>
          <table:table-cell table:formula="oooc:=LOW(QUIET([.C10];[.D10])&amp;HIGH(QUIET([.D10];[.D10])))" office:value-type="string" office:string-value="..">
            <text:p>..</text:p>
          </table:table-cell>
          <table:table-cell table:number-columns-repeated="248"/>
        </table:table-row>
        <table:table-row table:style-name="ro1">
          <table:table-cell table:formula="oooc:=LOW(QUIET([.A10];[.D11]))" office:value-type="string" office:string-value=".">
            <text:p>.</text:p>
          </table:table-cell>
          <table:table-cell table:formula="oooc:=QUIET([.B10];[.D11])" office:value-type="string" office:string-value=".">
            <text:p>.</text:p>
          </table:table-cell>
          <table:table-cell table:formula="oooc:=QUIET([.C10];[.D11])" office:value-type="string" office:string-value=".">
            <text:p>.</text:p>
          </table:table-cell>
          <table:table-cell/>
          <table:table-cell table:formula="oooc:=HIGH(QUIET([.D11];[.D11]))" office:value-type="string" office:string-value=".">
            <text:p>.</text:p>
          </table:table-cell>
          <table:table-cell table:number-columns-repeated="2"/>
          <table:table-cell table:formula="oooc:=LOW(QUIET([.C11];[.D11])&amp;HIGH(QUIET([.D11];[.D11])))" office:value-type="string" office:string-value="..">
            <text:p>..</text:p>
          </table:table-cell>
          <table:table-cell table:number-columns-repeated="248"/>
        </table:table-row>
        <table:table-row table:style-name="ro1">
          <table:table-cell table:formula="oooc:=LOW(QUIET([.A11];[.D12]))" office:value-type="string" office:string-value=".">
            <text:p>.</text:p>
          </table:table-cell>
          <table:table-cell table:formula="oooc:=QUIET([.B11];[.D12])" office:value-type="string" office:string-value=".">
            <text:p>.</text:p>
          </table:table-cell>
          <table:table-cell table:formula="oooc:=QUIET([.C11];[.D12])" office:value-type="string" office:string-value=".">
            <text:p>.</text:p>
          </table:table-cell>
          <table:table-cell/>
          <table:table-cell table:formula="oooc:=HIGH(QUIET([.D12];[.D12]))" office:value-type="string" office:string-value=".">
            <text:p>.</text:p>
          </table:table-cell>
          <table:table-cell table:number-columns-repeated="2"/>
          <table:table-cell table:formula="oooc:=LOW(QUIET([.C12];[.D12])&amp;HIGH(QUIET([.D12];[.D12])))" office:value-type="string" office:string-value="..">
            <text:p>..</text:p>
          </table:table-cell>
          <table:table-cell table:number-columns-repeated="248"/>
        </table:table-row>
        <table:table-row table:style-name="ro1">
          <table:table-cell table:formula="oooc:=LOW(QUIET([.A12];[.D13]))" office:value-type="string" office:string-value=".">
            <text:p>.</text:p>
          </table:table-cell>
          <table:table-cell table:formula="oooc:=QUIET([.B12];[.D13])" office:value-type="string" office:string-value=".">
            <text:p>.</text:p>
          </table:table-cell>
          <table:table-cell table:formula="oooc:=QUIET([.C12];[.D13])" office:value-type="string" office:string-value=".">
            <text:p>.</text:p>
          </table:table-cell>
          <table:table-cell/>
          <table:table-cell table:formula="oooc:=HIGH(QUIET([.D13];[.D13]))" office:value-type="string" office:string-value=".">
            <text:p>.</text:p>
          </table:table-cell>
          <table:table-cell table:number-columns-repeated="2"/>
          <table:table-cell table:formula="oooc:=LOW(QUIET([.C13];[.D13])&amp;HIGH(QUIET([.D13];[.D13])))" office:value-type="string" office:string-value="..">
            <text:p>..</text:p>
          </table:table-cell>
          <table:table-cell table:number-columns-repeated="248"/>
        </table:table-row>
        <table:table-row table:style-name="ro1">
          <table:table-cell table:formula="oooc:=LOW(QUIET([.A13];[.D14]))" office:value-type="string" office:string-value=".">
            <text:p>.</text:p>
          </table:table-cell>
          <table:table-cell table:formula="oooc:=QUIET([.B13];[.D14])" office:value-type="string" office:string-value=".">
            <text:p>.</text:p>
          </table:table-cell>
          <table:table-cell table:formula="oooc:=QUIET([.C13];[.D14])" office:value-type="string" office:string-value=".">
            <text:p>.</text:p>
          </table:table-cell>
          <table:table-cell/>
          <table:table-cell table:formula="oooc:=HIGH(QUIET([.D14];[.D14]))" office:value-type="string" office:string-value=".">
            <text:p>.</text:p>
          </table:table-cell>
          <table:table-cell table:number-columns-repeated="2"/>
          <table:table-cell table:formula="oooc:=LOW(QUIET([.C14];[.D14])&amp;HIGH(QUIET([.D14];[.D14])))" office:value-type="string" office:string-value="..">
            <text:p>..</text:p>
          </table:table-cell>
          <table:table-cell table:number-columns-repeated="248"/>
        </table:table-row>
        <table:table-row table:style-name="ro1">
          <table:table-cell table:formula="oooc:=LOW(QUIET([.A14];[.D15]))" office:value-type="string" office:string-value=".">
            <text:p>.</text:p>
          </table:table-cell>
          <table:table-cell table:formula="oooc:=QUIET([.B14];[.D15])" office:value-type="string" office:string-value=".">
            <text:p>.</text:p>
          </table:table-cell>
          <table:table-cell table:formula="oooc:=QUIET([.C14];[.D15])" office:value-type="string" office:string-value=".">
            <text:p>.</text:p>
          </table:table-cell>
          <table:table-cell/>
          <table:table-cell table:formula="oooc:=HIGH(QUIET([.D15];[.D15]))" office:value-type="string" office:string-value=".">
            <text:p>.</text:p>
          </table:table-cell>
          <table:table-cell table:number-columns-repeated="2"/>
          <table:table-cell table:formula="oooc:=LOW(QUIET([.C15];[.D15])&amp;HIGH(QUIET([.D15];[.D15])))" office:value-type="string" office:string-value="..">
            <text:p>..</text:p>
          </table:table-cell>
          <table:table-cell table:number-columns-repeated="248"/>
        </table:table-row>
        <table:table-row table:style-name="ro1">
          <table:table-cell table:formula="oooc:=LOW(QUIET([.A15];[.D16]))" office:value-type="string" office:string-value=".">
            <text:p>.</text:p>
          </table:table-cell>
          <table:table-cell table:formula="oooc:=QUIET([.B15];[.D16])" office:value-type="string" office:string-value=".">
            <text:p>.</text:p>
          </table:table-cell>
          <table:table-cell table:formula="oooc:=QUIET([.C15];[.D16])" office:value-type="string" office:string-value=".">
            <text:p>.</text:p>
          </table:table-cell>
          <table:table-cell/>
          <table:table-cell table:formula="oooc:=HIGH(QUIET([.D16];[.D16]))" office:value-type="string" office:string-value=".">
            <text:p>.</text:p>
          </table:table-cell>
          <table:table-cell table:number-columns-repeated="2"/>
          <table:table-cell table:formula="oooc:=LOW(QUIET([.C16];[.D16])&amp;HIGH(QUIET([.D16];[.D16])))" office:value-type="string" office:string-value="..">
            <text:p>..</text:p>
          </table:table-cell>
          <table:table-cell table:number-columns-repeated="248"/>
        </table:table-row>
        <table:table-row table:style-name="ro1">
          <table:table-cell table:formula="oooc:=LOW(QUIET([.A16];[.D17]))" office:value-type="string" office:string-value=".">
            <text:p>.</text:p>
          </table:table-cell>
          <table:table-cell table:formula="oooc:=QUIET([.B16];[.D17])" office:value-type="string" office:string-value=".">
            <text:p>.</text:p>
          </table:table-cell>
          <table:table-cell table:formula="oooc:=QUIET([.C16];[.D17])" office:value-type="string" office:string-value=".">
            <text:p>.</text:p>
          </table:table-cell>
          <table:table-cell/>
          <table:table-cell table:formula="oooc:=HIGH(QUIET([.D17];[.D17]))" office:value-type="string" office:string-value=".">
            <text:p>.</text:p>
          </table:table-cell>
          <table:table-cell table:number-columns-repeated="2"/>
          <table:table-cell table:formula="oooc:=LOW(QUIET([.C17];[.D17])&amp;HIGH(QUIET([.D17];[.D17])))" office:value-type="string" office:string-value="..">
            <text:p>..</text:p>
          </table:table-cell>
          <table:table-cell table:number-columns-repeated="248"/>
        </table:table-row>
        <table:table-row table:style-name="ro1">
          <table:table-cell table:formula="oooc:=LOW(QUIET([.A17];[.D18]))" office:value-type="string" office:string-value=".">
            <text:p>.</text:p>
          </table:table-cell>
          <table:table-cell table:formula="oooc:=QUIET([.B17];[.D18])" office:value-type="string" office:string-value=".">
            <text:p>.</text:p>
          </table:table-cell>
          <table:table-cell table:formula="oooc:=QUIET([.C17];[.D18])" office:value-type="string" office:string-value=".">
            <text:p>.</text:p>
          </table:table-cell>
          <table:table-cell/>
          <table:table-cell table:formula="oooc:=HIGH(QUIET([.D18];[.D18]))" office:value-type="string" office:string-value=".">
            <text:p>.</text:p>
          </table:table-cell>
          <table:table-cell table:number-columns-repeated="2"/>
          <table:table-cell table:formula="oooc:=LOW(QUIET([.C18];[.D18])&amp;HIGH(QUIET([.D18];[.D18])))" office:value-type="string" office:string-value="..">
            <text:p>..</text:p>
          </table:table-cell>
          <table:table-cell table:number-columns-repeated="248"/>
        </table:table-row>
        <table:table-row table:style-name="ro1">
          <table:table-cell table:formula="oooc:=LOW(QUIET([.A18];[.D19]))" office:value-type="string" office:string-value=".">
            <text:p>.</text:p>
          </table:table-cell>
          <table:table-cell table:formula="oooc:=QUIET([.B18];[.D19])" office:value-type="string" office:string-value=".">
            <text:p>.</text:p>
          </table:table-cell>
          <table:table-cell table:formula="oooc:=QUIET([.C18];[.D19])" office:value-type="string" office:string-value=".">
            <text:p>.</text:p>
          </table:table-cell>
          <table:table-cell/>
          <table:table-cell table:formula="oooc:=HIGH(QUIET([.D19];[.D19]))" office:value-type="string" office:string-value=".">
            <text:p>.</text:p>
          </table:table-cell>
          <table:table-cell table:number-columns-repeated="2"/>
          <table:table-cell table:formula="oooc:=LOW(QUIET([.C19];[.D19])&amp;HIGH(QUIET([.D19];[.D19])))" office:value-type="string" office:string-value="..">
            <text:p>..</text:p>
          </table:table-cell>
          <table:table-cell table:number-columns-repeated="248"/>
        </table:table-row>
        <table:table-row table:style-name="ro1">
          <table:table-cell table:formula="oooc:=LOW(QUIET([.A19];[.D20]))" office:value-type="string" office:string-value=".">
            <text:p>.</text:p>
          </table:table-cell>
          <table:table-cell table:formula="oooc:=QUIET([.B19];[.D20])" office:value-type="string" office:string-value=".">
            <text:p>.</text:p>
          </table:table-cell>
          <table:table-cell table:formula="oooc:=QUIET([.C19];[.D20])" office:value-type="string" office:string-value=".">
            <text:p>.</text:p>
          </table:table-cell>
          <table:table-cell/>
          <table:table-cell table:formula="oooc:=HIGH(QUIET([.D20];[.D20]))" office:value-type="string" office:string-value=".">
            <text:p>.</text:p>
          </table:table-cell>
          <table:table-cell table:number-columns-repeated="2"/>
          <table:table-cell table:formula="oooc:=LOW(QUIET([.C20];[.D20])&amp;HIGH(QUIET([.D20];[.D20])))" office:value-type="string" office:string-value="..">
            <text:p>..</text:p>
          </table:table-cell>
          <table:table-cell table:number-columns-repeated="248"/>
        </table:table-row>
        <table:table-row table:style-name="ro1">
          <table:table-cell table:formula="oooc:=LOW(QUIET([.A20];[.D21]))" office:value-type="string" office:string-value=".">
            <text:p>.</text:p>
          </table:table-cell>
          <table:table-cell table:formula="oooc:=QUIET([.B20];[.D21])" office:value-type="string" office:string-value=".">
            <text:p>.</text:p>
          </table:table-cell>
          <table:table-cell table:formula="oooc:=QUIET([.C20];[.D21])" office:value-type="string" office:string-value=".">
            <text:p>.</text:p>
          </table:table-cell>
          <table:table-cell/>
          <table:table-cell table:formula="oooc:=HIGH(QUIET([.D21];[.D21]))" office:value-type="string" office:string-value=".">
            <text:p>.</text:p>
          </table:table-cell>
          <table:table-cell table:number-columns-repeated="2"/>
          <table:table-cell table:formula="oooc:=LOW(QUIET([.C21];[.D21])&amp;HIGH(QUIET([.D21];[.D21])))" office:value-type="string" office:string-value="..">
            <text:p>..</text:p>
          </table:table-cell>
          <table:table-cell table:number-columns-repeated="248"/>
        </table:table-row>
        <table:table-row table:style-name="ro1">
          <table:table-cell table:formula="oooc:=LOW(QUIET([.A21];[.D22]))" office:value-type="string" office:string-value=".">
            <text:p>.</text:p>
          </table:table-cell>
          <table:table-cell table:formula="oooc:=QUIET([.B21];[.D22])" office:value-type="string" office:string-value=".">
            <text:p>.</text:p>
          </table:table-cell>
          <table:table-cell table:formula="oooc:=QUIET([.C21];[.D22])" office:value-type="string" office:string-value=".">
            <text:p>.</text:p>
          </table:table-cell>
          <table:table-cell/>
          <table:table-cell table:formula="oooc:=HIGH(QUIET([.D22];[.D22]))" office:value-type="string" office:string-value=".">
            <text:p>.</text:p>
          </table:table-cell>
          <table:table-cell table:number-columns-repeated="2"/>
          <table:table-cell table:formula="oooc:=LOW(QUIET([.C22];[.D22])&amp;HIGH(QUIET([.D22];[.D22])))" office:value-type="string" office:string-value="..">
            <text:p>..</text:p>
          </table:table-cell>
          <table:table-cell table:number-columns-repeated="248"/>
        </table:table-row>
        <table:table-row table:style-name="ro1">
          <table:table-cell table:formula="oooc:=LOW(QUIET([.A22];[.D23]))" office:value-type="string" office:string-value=".">
            <text:p>.</text:p>
          </table:table-cell>
          <table:table-cell table:formula="oooc:=QUIET([.B22];[.D23])" office:value-type="string" office:string-value=".">
            <text:p>.</text:p>
          </table:table-cell>
          <table:table-cell table:formula="oooc:=QUIET([.C22];[.D23])" office:value-type="string" office:string-value=".">
            <text:p>.</text:p>
          </table:table-cell>
          <table:table-cell/>
          <table:table-cell table:formula="oooc:=HIGH(QUIET([.D23];[.D23]))" office:value-type="string" office:string-value=".">
            <text:p>.</text:p>
          </table:table-cell>
          <table:table-cell table:number-columns-repeated="2"/>
          <table:table-cell table:formula="oooc:=LOW(QUIET([.C23];[.D23])&amp;HIGH(QUIET([.D23];[.D23])))" office:value-type="string" office:string-value="..">
            <text:p>..</text:p>
          </table:table-cell>
          <table:table-cell table:number-columns-repeated="248"/>
        </table:table-row>
        <table:table-row table:style-name="ro1">
          <table:table-cell table:formula="oooc:=LOW(QUIET([.A23];[.D24]))" office:value-type="string" office:string-value=".">
            <text:p>.</text:p>
          </table:table-cell>
          <table:table-cell table:formula="oooc:=QUIET([.B23];[.D24])" office:value-type="string" office:string-value=".">
            <text:p>.</text:p>
          </table:table-cell>
          <table:table-cell table:formula="oooc:=QUIET([.C23];[.D24])" office:value-type="string" office:string-value=".">
            <text:p>.</text:p>
          </table:table-cell>
          <table:table-cell/>
          <table:table-cell table:formula="oooc:=HIGH(QUIET([.D24];[.D24]))" office:value-type="string" office:string-value=".">
            <text:p>.</text:p>
          </table:table-cell>
          <table:table-cell table:number-columns-repeated="2"/>
          <table:table-cell table:formula="oooc:=LOW(QUIET([.C24];[.D24])&amp;HIGH(QUIET([.D24];[.D24])))" office:value-type="string" office:string-value="..">
            <text:p>..</text:p>
          </table:table-cell>
          <table:table-cell table:number-columns-repeated="248"/>
        </table:table-row>
        <table:table-row table:style-name="ro1">
          <table:table-cell table:formula="oooc:=LOW(QUIET([.A24];[.D25]))" office:value-type="string" office:string-value=".">
            <text:p>.</text:p>
          </table:table-cell>
          <table:table-cell table:formula="oooc:=QUIET([.B24];[.D25])" office:value-type="string" office:string-value=".">
            <text:p>.</text:p>
          </table:table-cell>
          <table:table-cell table:formula="oooc:=QUIET([.C24];[.D25])" office:value-type="string" office:string-value=".">
            <text:p>.</text:p>
          </table:table-cell>
          <table:table-cell/>
          <table:table-cell table:formula="oooc:=HIGH(QUIET([.D25];[.D25]))" office:value-type="string" office:string-value=".">
            <text:p>.</text:p>
          </table:table-cell>
          <table:table-cell table:number-columns-repeated="2"/>
          <table:table-cell table:formula="oooc:=LOW(QUIET([.C25];[.D25])&amp;HIGH(QUIET([.D25];[.D25])))" office:value-type="string" office:string-value="..">
            <text:p>..</text:p>
          </table:table-cell>
          <table:table-cell table:number-columns-repeated="248"/>
        </table:table-row>
        <table:table-row table:style-name="ro1">
          <table:table-cell table:formula="oooc:=LOW(QUIET([.A25];[.D26]))" office:value-type="string" office:string-value=".">
            <text:p>.</text:p>
          </table:table-cell>
          <table:table-cell table:formula="oooc:=QUIET([.B25];[.D26])" office:value-type="string" office:string-value=".">
            <text:p>.</text:p>
          </table:table-cell>
          <table:table-cell table:formula="oooc:=QUIET([.C25];[.D26])" office:value-type="string" office:string-value=".">
            <text:p>.</text:p>
          </table:table-cell>
          <table:table-cell/>
          <table:table-cell table:formula="oooc:=HIGH(QUIET([.D26];[.D26]))" office:value-type="string" office:string-value=".">
            <text:p>.</text:p>
          </table:table-cell>
          <table:table-cell table:number-columns-repeated="2"/>
          <table:table-cell table:formula="oooc:=LOW(QUIET([.C26];[.D26])&amp;HIGH(QUIET([.D26];[.D26])))" office:value-type="string" office:string-value="..">
            <text:p>..</text:p>
          </table:table-cell>
          <table:table-cell table:number-columns-repeated="248"/>
        </table:table-row>
        <table:table-row table:style-name="ro1">
          <table:table-cell table:formula="oooc:=LOW(QUIET([.A26];[.D27]))" office:value-type="string" office:string-value=".">
            <text:p>.</text:p>
          </table:table-cell>
          <table:table-cell table:formula="oooc:=QUIET([.B26];[.D27])" office:value-type="string" office:string-value=".">
            <text:p>.</text:p>
          </table:table-cell>
          <table:table-cell table:formula="oooc:=QUIET([.C26];[.D27])" office:value-type="string" office:string-value=".">
            <text:p>.</text:p>
          </table:table-cell>
          <table:table-cell/>
          <table:table-cell table:formula="oooc:=HIGH(QUIET([.D27];[.D27]))" office:value-type="string" office:string-value=".">
            <text:p>.</text:p>
          </table:table-cell>
          <table:table-cell table:number-columns-repeated="2"/>
          <table:table-cell table:formula="oooc:=LOW(QUIET([.C27];[.D27])&amp;HIGH(QUIET([.D27];[.D27])))" office:value-type="string" office:string-value="..">
            <text:p>..</text:p>
          </table:table-cell>
          <table:table-cell table:number-columns-repeated="248"/>
        </table:table-row>
        <table:table-row table:style-name="ro1">
          <table:table-cell table:formula="oooc:=LOW(QUIET([.A27];[.D28]))" office:value-type="string" office:string-value=".">
            <text:p>.</text:p>
          </table:table-cell>
          <table:table-cell table:formula="oooc:=QUIET([.B27];[.D28])" office:value-type="string" office:string-value=".">
            <text:p>.</text:p>
          </table:table-cell>
          <table:table-cell table:formula="oooc:=QUIET([.C27];[.D28])" office:value-type="string" office:string-value=".">
            <text:p>.</text:p>
          </table:table-cell>
          <table:table-cell/>
          <table:table-cell table:formula="oooc:=HIGH(QUIET([.D28];[.D28]))" office:value-type="string" office:string-value=".">
            <text:p>.</text:p>
          </table:table-cell>
          <table:table-cell table:number-columns-repeated="2"/>
          <table:table-cell table:formula="oooc:=LOW(QUIET([.C28];[.D28])&amp;HIGH(QUIET([.D28];[.D28])))" office:value-type="string" office:string-value="..">
            <text:p>..</text:p>
          </table:table-cell>
          <table:table-cell table:number-columns-repeated="248"/>
        </table:table-row>
        <table:table-row table:style-name="ro1">
          <table:table-cell table:formula="oooc:=LOW(QUIET([.A28];[.D29]))" office:value-type="string" office:string-value=".">
            <text:p>.</text:p>
          </table:table-cell>
          <table:table-cell table:formula="oooc:=QUIET([.B28];[.D29])" office:value-type="string" office:string-value=".">
            <text:p>.</text:p>
          </table:table-cell>
          <table:table-cell table:formula="oooc:=QUIET([.C28];[.D29])" office:value-type="string" office:string-value=".">
            <text:p>.</text:p>
          </table:table-cell>
          <table:table-cell/>
          <table:table-cell table:formula="oooc:=HIGH(QUIET([.D29];[.D29]))" office:value-type="string" office:string-value=".">
            <text:p>.</text:p>
          </table:table-cell>
          <table:table-cell table:number-columns-repeated="2"/>
          <table:table-cell table:formula="oooc:=LOW(QUIET([.C29];[.D29])&amp;HIGH(QUIET([.D29];[.D29])))" office:value-type="string" office:string-value="..">
            <text:p>..</text:p>
          </table:table-cell>
          <table:table-cell table:number-columns-repeated="248"/>
        </table:table-row>
        <table:table-row table:style-name="ro1">
          <table:table-cell table:formula="oooc:=LOW(QUIET([.A29];[.D30]))" office:value-type="string" office:string-value=".">
            <text:p>.</text:p>
          </table:table-cell>
          <table:table-cell table:formula="oooc:=QUIET([.B29];[.D30])" office:value-type="string" office:string-value=".">
            <text:p>.</text:p>
          </table:table-cell>
          <table:table-cell table:formula="oooc:=QUIET([.C29];[.D30])" office:value-type="string" office:string-value=".">
            <text:p>.</text:p>
          </table:table-cell>
          <table:table-cell/>
          <table:table-cell table:formula="oooc:=HIGH(QUIET([.D30];[.D30]))" office:value-type="string" office:string-value=".">
            <text:p>.</text:p>
          </table:table-cell>
          <table:table-cell table:number-columns-repeated="2"/>
          <table:table-cell table:formula="oooc:=LOW(QUIET([.C30];[.D30])&amp;HIGH(QUIET([.D30];[.D30])))" office:value-type="string" office:string-value="..">
            <text:p>..</text:p>
          </table:table-cell>
          <table:table-cell table:number-columns-repeated="248"/>
        </table:table-row>
        <table:table-row table:style-name="ro1">
          <table:table-cell table:formula="oooc:=LOW(QUIET([.A30];[.D31]))" office:value-type="string" office:string-value=".">
            <text:p>.</text:p>
          </table:table-cell>
          <table:table-cell table:formula="oooc:=QUIET([.B30];[.D31])" office:value-type="string" office:string-value=".">
            <text:p>.</text:p>
          </table:table-cell>
          <table:table-cell table:formula="oooc:=QUIET([.C30];[.D31])" office:value-type="string" office:string-value=".">
            <text:p>.</text:p>
          </table:table-cell>
          <table:table-cell/>
          <table:table-cell table:formula="oooc:=HIGH(QUIET([.D31];[.D31]))" office:value-type="string" office:string-value=".">
            <text:p>.</text:p>
          </table:table-cell>
          <table:table-cell table:number-columns-repeated="2"/>
          <table:table-cell table:formula="oooc:=LOW(QUIET([.C31];[.D31])&amp;HIGH(QUIET([.D31];[.D31])))" office:value-type="string" office:string-value="..">
            <text:p>..</text:p>
          </table:table-cell>
          <table:table-cell table:number-columns-repeated="248"/>
        </table:table-row>
        <table:table-row table:style-name="ro1">
          <table:table-cell table:formula="oooc:=LOW(QUIET([.A31];[.D32]))" office:value-type="string" office:string-value=".">
            <text:p>.</text:p>
          </table:table-cell>
          <table:table-cell table:formula="oooc:=QUIET([.B31];[.D32])" office:value-type="string" office:string-value=".">
            <text:p>.</text:p>
          </table:table-cell>
          <table:table-cell table:formula="oooc:=QUIET([.C31];[.D32])" office:value-type="string" office:string-value=".">
            <text:p>.</text:p>
          </table:table-cell>
          <table:table-cell/>
          <table:table-cell table:formula="oooc:=HIGH(QUIET([.D32];[.D32]))" office:value-type="string" office:string-value=".">
            <text:p>.</text:p>
          </table:table-cell>
          <table:table-cell table:number-columns-repeated="2"/>
          <table:table-cell table:formula="oooc:=LOW(QUIET([.C32];[.D32])&amp;HIGH(QUIET([.D32];[.D32])))" office:value-type="string" office:string-value="..">
            <text:p>..</text:p>
          </table:table-cell>
          <table:table-cell table:number-columns-repeated="248"/>
        </table:table-row>
        <table:table-row table:style-name="ro1" table:number-rows-repeated="65503">
          <table:table-cell table:number-columns-repeated="256"/>
        </table:table-row>
        <table:table-row table:style-name="ro1">
          <table:table-cell table:number-columns-repeated="256"/>
        </table:table-row>
      </table:table>
      <table:table table:name="prmz" table:style-name="ta1" table:print="false">
        <office:forms form:automatic-focus="false" form:apply-design-mode="false"/>
        <table:table-column table:style-name="co15" table:default-cell-style-name="Default"/>
        <table:table-column table:style-name="co25" table:default-cell-style-name="Default"/>
        <table:table-column table:style-name="co26" table:default-cell-style-name="Default"/>
        <table:table-column table:style-name="co5" table:default-cell-style-name="Default"/>
        <table:table-column table:style-name="co12" table:default-cell-style-name="ce3"/>
        <table:table-column table:style-name="co27" table:default-cell-style-name="ce3"/>
        <table:table-column table:style-name="co28" table:default-cell-style-name="ce3"/>
        <table:table-column table:style-name="co29" table:default-cell-style-name="ce9"/>
        <table:table-column table:style-name="co3" table:number-columns-repeated="248" table:default-cell-style-name="Default"/>
        <table:table-row table:style-name="ro1">
          <table:table-cell table:style-name="ce1" office:value-type="string">
            <text:p>Prm:</text:p>
          </table:table-cell>
          <table:table-cell table:style-name="ce1" office:value-type="string">
            <text:p>mtd.pro.pkg.name*</text:p>
          </table:table-cell>
          <table:table-cell table:style-name="ce1" office:value-type="string">
            <text:p>mtd.pro.name*</text:p>
          </table:table-cell>
          <table:table-cell table:style-name="ce1" office:value-type="string">
            <text:p>mtd.name*</text:p>
          </table:table-cell>
          <table:table-cell table:style-name="ce1" office:value-type="string">
            <text:p>name*</text:p>
          </table:table-cell>
          <table:table-cell table:style-name="ce1" office:value-type="string">
            <text:p>dec</text:p>
          </table:table-cell>
          <table:table-cell table:style-name="ce1" office:value-type="string">
            <text:p>def</text:p>
          </table:table-cell>
          <table:table-cell table:style-name="ce1" office:value-type="string">
            <text:p>eg</text:p>
          </table:table-cell>
          <table:table-cell table:style-name="ce1" table:number-columns-repeated="248"/>
        </table:table-row>
        <table:table-row table:style-name="ro1">
          <table:table-cell table:formula="oooc:=LOW(QUIET([.A1];[.E2]))" office:value-type="string" office:string-value="prm:">
            <text:p>prm:</text:p>
          </table:table-cell>
          <table:table-cell table:style-name="ce11" table:formula="oooc:=[pkgz.B6]" office:value-type="string" office:string-value="info.lrbh.codive.schema.template">
            <text:p>info.lrbh.codive.schema.template</text:p>
          </table:table-cell>
          <table:table-cell table:style-name="ce11" table:formula="oooc:=[proz.C2]" office:value-type="string" office:string-value="Cleaner">
            <text:p>Cleaner</text:p>
          </table:table-cell>
          <table:table-cell table:style-name="ce11" table:formula="oooc:=[mtdz.D2]" office:value-type="string" office:string-value="cleaning">
            <text:p>cleaning</text:p>
          </table:table-cell>
          <table:table-cell office:value-type="string">
            <text:p>cleanee</text:p>
          </table:table-cell>
          <table:table-cell office:value-type="string">
            <text:p>String</text:p>
          </table:table-cell>
          <table:table-cell office:value-type="string">
            <text:p>String_()</text:p>
          </table:table-cell>
          <table:table-cell table:formula="oooc:=LOW(QUIET([.C2];[.E2]))&amp;HIGH(QUIET([.E2];[.E2]))" office:value-type="string" office:string-value="cleanerCleanee">
            <text:p>cleanerCleanee</text:p>
          </table:table-cell>
          <table:table-cell table:number-columns-repeated="248"/>
        </table:table-row>
        <table:table-row table:style-name="ro1">
          <table:table-cell table:formula="oooc:=LOW(QUIET([.A2];[.E3]))" office:value-type="string" office:string-value="prm:">
            <text:p>prm:</text:p>
          </table:table-cell>
          <table:table-cell table:formula="oooc:=QUIET([.B2];[.E3])" office:value-type="string" office:string-value="info.lrbh.codive.schema.template">
            <text:p>info.lrbh.codive.schema.template</text:p>
          </table:table-cell>
          <table:table-cell table:formula="oooc:=QUIET([.C2];[.E3])" office:value-type="string" office:string-value="Cleaner">
            <text:p>Cleaner</text:p>
          </table:table-cell>
          <table:table-cell table:formula="oooc:=QUIET([.D2];[.E3])" office:value-type="string" office:string-value="cleaning">
            <text:p>cleaning</text:p>
          </table:table-cell>
          <table:table-cell office:value-type="string">
            <text:p>opener</text:p>
          </table:table-cell>
          <table:table-cell office:value-type="string">
            <text:p>String</text:p>
          </table:table-cell>
          <table:table-cell office:value-type="string">
            <text:p>String_()</text:p>
          </table:table-cell>
          <table:table-cell table:formula="oooc:=LOW(QUIET([.C3];[.E3]))&amp;HIGH(QUIET([.E3];[.E3]))" office:value-type="string" office:string-value="cleanerOpener">
            <text:p>cleanerOpener</text:p>
          </table:table-cell>
          <table:table-cell table:number-columns-repeated="248"/>
        </table:table-row>
        <table:table-row table:style-name="ro1">
          <table:table-cell table:formula="oooc:=LOW(QUIET([.A3];[.E4]))" office:value-type="string" office:string-value="prm:">
            <text:p>prm:</text:p>
          </table:table-cell>
          <table:table-cell table:formula="oooc:=QUIET([.B3];[.E4])" office:value-type="string" office:string-value="info.lrbh.codive.schema.template">
            <text:p>info.lrbh.codive.schema.template</text:p>
          </table:table-cell>
          <table:table-cell table:formula="oooc:=QUIET([.C3];[.E4])" office:value-type="string" office:string-value="Cleaner">
            <text:p>Cleaner</text:p>
          </table:table-cell>
          <table:table-cell table:formula="oooc:=QUIET([.D3];[.E4])" office:value-type="string" office:string-value="cleaning">
            <text:p>cleaning</text:p>
          </table:table-cell>
          <table:table-cell office:value-type="string">
            <text:p>closer</text:p>
          </table:table-cell>
          <table:table-cell office:value-type="string">
            <text:p>String</text:p>
          </table:table-cell>
          <table:table-cell office:value-type="string">
            <text:p>String_()</text:p>
          </table:table-cell>
          <table:table-cell table:formula="oooc:=LOW(QUIET([.C4];[.E4]))&amp;HIGH(QUIET([.E4];[.E4]))" office:value-type="string" office:string-value="cleanerCloser">
            <text:p>cleanerCloser</text:p>
          </table:table-cell>
          <table:table-cell table:number-columns-repeated="248"/>
        </table:table-row>
        <table:table-row table:style-name="ro1">
          <table:table-cell table:formula="oooc:=LOW(QUIET([.A4];[.E5]))" office:value-type="string" office:string-value="prm:">
            <text:p>prm:</text:p>
          </table:table-cell>
          <table:table-cell table:formula="oooc:=QUIET([.B4];[.E5])" office:value-type="string" office:string-value="info.lrbh.codive.schema.template">
            <text:p>info.lrbh.codive.schema.template</text:p>
          </table:table-cell>
          <table:table-cell table:formula="oooc:=QUIET([.C4];[.E5])" office:value-type="string" office:string-value="Cleaner">
            <text:p>Cleaner</text:p>
          </table:table-cell>
          <table:table-cell table:formula="oooc:=QUIET([.D4];[.E5])" office:value-type="string" office:string-value="cleaning">
            <text:p>cleaning</text:p>
          </table:table-cell>
          <table:table-cell office:value-type="string">
            <text:p>margin</text:p>
          </table:table-cell>
          <table:table-cell office:value-type="string">
            <text:p>String</text:p>
          </table:table-cell>
          <table:table-cell office:value-type="string">
            <text:p>String_()</text:p>
          </table:table-cell>
          <table:table-cell table:formula="oooc:=LOW(QUIET([.C5];[.E5]))&amp;HIGH(QUIET([.E5];[.E5]))" office:value-type="string" office:string-value="cleanerMargin">
            <text:p>cleanerMargin</text:p>
          </table:table-cell>
          <table:table-cell table:number-columns-repeated="248"/>
        </table:table-row>
        <table:table-row table:style-name="ro1">
          <table:table-cell table:formula="oooc:=LOW(QUIET([.A5];[.E6]))" office:value-type="string" office:string-value="prm:">
            <text:p>prm:</text:p>
          </table:table-cell>
          <table:table-cell table:formula="oooc:=QUIET([.B5];[.E6])" office:value-type="string" office:string-value="info.lrbh.codive.schema.template">
            <text:p>info.lrbh.codive.schema.template</text:p>
          </table:table-cell>
          <table:table-cell table:style-name="ce11" table:formula="oooc:=[proz.C3]" office:value-type="string" office:string-value="Tokeniser">
            <text:p>Tokeniser</text:p>
          </table:table-cell>
          <table:table-cell table:style-name="ce11" table:formula="oooc:=[mtdz.D3]" office:value-type="string" office:string-value="tokenisation">
            <text:p>tokenisation</text:p>
          </table:table-cell>
          <table:table-cell office:value-type="string">
            <text:p>cleanment</text:p>
          </table:table-cell>
          <table:table-cell office:value-type="string">
            <text:p>Cleanment</text:p>
          </table:table-cell>
          <table:table-cell office:value-type="string">
            <text:p>Cleanment_()</text:p>
          </table:table-cell>
          <table:table-cell table:formula="oooc:=LOW(QUIET([.C6];[.E6]))&amp;HIGH(QUIET([.E6];[.E6]))" office:value-type="string" office:string-value="tokeniserCleanment">
            <text:p>tokeniserCleanment</text:p>
          </table:table-cell>
          <table:table-cell table:number-columns-repeated="248"/>
        </table:table-row>
        <table:table-row table:style-name="ro1">
          <table:table-cell table:formula="oooc:=LOW(QUIET([.A6];[.E7]))" office:value-type="string" office:string-value="prm:">
            <text:p>prm:</text:p>
          </table:table-cell>
          <table:table-cell table:formula="oooc:=QUIET([.B6];[.E7])" office:value-type="string" office:string-value="info.lrbh.codive.schema.template">
            <text:p>info.lrbh.codive.schema.template</text:p>
          </table:table-cell>
          <table:table-cell table:style-name="ce11" table:formula="oooc:=[proz.C4]" office:value-type="string" office:string-value="Parser">
            <text:p>Parser</text:p>
          </table:table-cell>
          <table:table-cell table:style-name="ce11" table:formula="oooc:=[mtdz.D4]" office:value-type="string" office:string-value="parsing">
            <text:p>parsing</text:p>
          </table:table-cell>
          <table:table-cell office:value-type="string">
            <text:p>tokenz</text:p>
          </table:table-cell>
          <table:table-cell office:value-type="string">
            <text:p>List_&lt;Token&gt;</text:p>
          </table:table-cell>
          <table:table-cell office:value-type="string">
            <text:p>ArrayList_&lt;Token&gt;_()</text:p>
          </table:table-cell>
          <table:table-cell table:formula="oooc:=LOW(QUIET([.C7];[.E7]))&amp;HIGH(QUIET([.E7];[.E7]))" office:value-type="string" office:string-value="parserTokenz">
            <text:p>parserTokenz</text:p>
          </table:table-cell>
          <table:table-cell table:number-columns-repeated="248"/>
        </table:table-row>
        <table:table-row table:style-name="ro1">
          <table:table-cell table:formula="oooc:=LOW(QUIET([.A7];[.E8]))" office:value-type="string" office:string-value="prm:">
            <text:p>prm:</text:p>
          </table:table-cell>
          <table:table-cell table:formula="oooc:=QUIET([.B7];[.E8])" office:value-type="string" office:string-value="info.lrbh.codive.schema.template">
            <text:p>info.lrbh.codive.schema.template</text:p>
          </table:table-cell>
          <table:table-cell table:style-name="ce11" table:formula="oooc:=[proz.C5]" office:value-type="string" office:string-value="Linker">
            <text:p>Linker</text:p>
          </table:table-cell>
          <table:table-cell table:style-name="ce11" table:formula="oooc:=[mtdz.D5]" office:value-type="string" office:string-value="linking">
            <text:p>linking</text:p>
          </table:table-cell>
          <table:table-cell office:value-type="string">
            <text:p>parsement</text:p>
          </table:table-cell>
          <table:table-cell office:value-type="string">
            <text:p>Parsement</text:p>
          </table:table-cell>
          <table:table-cell office:value-type="string">
            <text:p>Parsement_()</text:p>
          </table:table-cell>
          <table:table-cell table:formula="oooc:=LOW(QUIET([.C8];[.E8]))&amp;HIGH(QUIET([.E8];[.E8]))" office:value-type="string" office:string-value="linkerParsement">
            <text:p>linkerParsement</text:p>
          </table:table-cell>
          <table:table-cell table:number-columns-repeated="248"/>
        </table:table-row>
        <table:table-row table:style-name="ro1">
          <table:table-cell table:formula="oooc:=LOW(QUIET([.A8];[.E9]))" office:value-type="string" office:string-value="prm:">
            <text:p>prm:</text:p>
          </table:table-cell>
          <table:table-cell table:formula="oooc:=QUIET([.B8];[.E9])" office:value-type="string" office:string-value="info.lrbh.codive.schema.template">
            <text:p>info.lrbh.codive.schema.template</text:p>
          </table:table-cell>
          <table:table-cell table:formula="oooc:=QUIET([.C8];[.E9])" office:value-type="string" office:string-value="Linker">
            <text:p>Linker</text:p>
          </table:table-cell>
          <table:table-cell table:formula="oooc:=QUIET([.D8];[.E9])" office:value-type="string" office:string-value="linking">
            <text:p>linking</text:p>
          </table:table-cell>
          <table:table-cell office:value-type="string">
            <text:p>keyz</text:p>
          </table:table-cell>
          <table:table-cell office:value-type="string">
            <text:p>List_&lt;String&gt;</text:p>
          </table:table-cell>
          <table:table-cell office:value-type="string">
            <text:p>ArrayList_&lt;String&gt;_()</text:p>
          </table:table-cell>
          <table:table-cell table:formula="oooc:=LOW(QUIET([.C9];[.E9]))&amp;HIGH(QUIET([.E9];[.E9]))" office:value-type="string" office:string-value="linkerKeyz">
            <text:p>linkerKeyz</text:p>
          </table:table-cell>
          <table:table-cell table:number-columns-repeated="248"/>
        </table:table-row>
        <table:table-row table:style-name="ro1">
          <table:table-cell table:formula="oooc:=LOW(QUIET([.A9];[.E10]))" office:value-type="string" office:string-value="prm:">
            <text:p>prm:</text:p>
          </table:table-cell>
          <table:table-cell table:formula="oooc:=QUIET([.B9];[.E10])" office:value-type="string" office:string-value="info.lrbh.codive.schema.template">
            <text:p>info.lrbh.codive.schema.template</text:p>
          </table:table-cell>
          <table:table-cell table:formula="oooc:=QUIET([.C9];[.E10])" office:value-type="string" office:string-value="Linker">
            <text:p>Linker</text:p>
          </table:table-cell>
          <table:table-cell table:formula="oooc:=QUIET([.D9];[.E10])" office:value-type="string" office:string-value="linking">
            <text:p>linking</text:p>
          </table:table-cell>
          <table:table-cell office:value-type="string">
            <text:p>recordz</text:p>
          </table:table-cell>
          <table:table-cell office:value-type="string">
            <text:p>Map_&lt;String,_Record&gt;</text:p>
          </table:table-cell>
          <table:table-cell office:value-type="string">
            <text:p>HashMap_&lt;String,_Record&gt;_()</text:p>
          </table:table-cell>
          <table:table-cell table:formula="oooc:=LOW(QUIET([.C10];[.E10]))&amp;HIGH(QUIET([.E10];[.E10]))" office:value-type="string" office:string-value="linkerRecordz">
            <text:p>linkerRecordz</text:p>
          </table:table-cell>
          <table:table-cell table:number-columns-repeated="248"/>
        </table:table-row>
        <table:table-row table:style-name="ro1">
          <table:table-cell table:formula="oooc:=LOW(QUIET([.A10];[.E11]))" office:value-type="string" office:string-value="prm:">
            <text:p>prm:</text:p>
          </table:table-cell>
          <table:table-cell table:formula="oooc:=QUIET([.B10];[.E11])" office:value-type="string" office:string-value="info.lrbh.codive.schema.template">
            <text:p>info.lrbh.codive.schema.template</text:p>
          </table:table-cell>
          <table:table-cell table:style-name="ce11" table:formula="oooc:=[proz.C6]" office:value-type="string" office:string-value="Compiler">
            <text:p>Compiler</text:p>
          </table:table-cell>
          <table:table-cell table:style-name="ce11" table:formula="oooc:=[mtdz.D6]" office:value-type="string" office:string-value="compilation">
            <text:p>compilation</text:p>
          </table:table-cell>
          <table:table-cell office:value-type="string">
            <text:p>linkz</text:p>
          </table:table-cell>
          <table:table-cell office:value-type="string">
            <text:p>List_&lt;Link&gt;</text:p>
          </table:table-cell>
          <table:table-cell office:value-type="string">
            <text:p>ArrayList_&lt;Link&gt;_()</text:p>
          </table:table-cell>
          <table:table-cell table:formula="oooc:=LOW(QUIET([.C11];[.E11]))&amp;HIGH(QUIET([.E11];[.E11]))" office:value-type="string" office:string-value="compilerLinkz">
            <text:p>compilerLinkz</text:p>
          </table:table-cell>
          <table:table-cell table:number-columns-repeated="248"/>
        </table:table-row>
        <table:table-row table:style-name="ro1">
          <table:table-cell table:formula="oooc:=LOW(QUIET([.A11];[.E12]))" office:value-type="string" office:string-value="prm:">
            <text:p>prm:</text:p>
          </table:table-cell>
          <table:table-cell table:formula="oooc:=QUIET([.B11];[.E12])" office:value-type="string" office:string-value="info.lrbh.codive.schema.template">
            <text:p>info.lrbh.codive.schema.template</text:p>
          </table:table-cell>
          <table:table-cell table:formula="oooc:=QUIET([.C11];[.E12])" office:value-type="string" office:string-value="Compiler">
            <text:p>Compiler</text:p>
          </table:table-cell>
          <table:table-cell table:formula="oooc:=QUIET([.D11];[.E12])" office:value-type="string" office:string-value="compilation">
            <text:p>compilation</text:p>
          </table:table-cell>
          <table:table-cell office:value-type="string">
            <text:p>eofMarker</text:p>
          </table:table-cell>
          <table:table-cell office:value-type="string">
            <text:p>String</text:p>
          </table:table-cell>
          <table:table-cell office:value-type="string">
            <text:p>String_()</text:p>
          </table:table-cell>
          <table:table-cell table:formula="oooc:=LOW(QUIET([.C12];[.E12]))&amp;HIGH(QUIET([.E12];[.E12]))" office:value-type="string" office:string-value="compilerEofMarker">
            <text:p>compilerEofMarker</text:p>
          </table:table-cell>
          <table:table-cell table:number-columns-repeated="248"/>
        </table:table-row>
        <table:table-row table:style-name="ro1">
          <table:table-cell table:formula="oooc:=LOW(QUIET([.A12];[.E13]))" office:value-type="string" office:string-value=".">
            <text:p>.</text:p>
          </table:table-cell>
          <table:table-cell table:formula="oooc:=QUIET([.B12];[.E13])" office:value-type="string" office:string-value=".">
            <text:p>.</text:p>
          </table:table-cell>
          <table:table-cell table:formula="oooc:=QUIET([.C12];[.E13])" office:value-type="string" office:string-value=".">
            <text:p>.</text:p>
          </table:table-cell>
          <table:table-cell table:formula="oooc:=QUIET([.D12];[.E13])" office:value-type="string" office:string-value=".">
            <text:p>.</text:p>
          </table:table-cell>
          <table:table-cell/>
          <table:table-cell table:number-columns-repeated="2"/>
          <table:table-cell table:formula="oooc:=LOW(QUIET([.C13];[.E13]))&amp;HIGH(QUIET([.E13];[.E13]))" office:value-type="string" office:string-value="..">
            <text:p>..</text:p>
          </table:table-cell>
          <table:table-cell table:number-columns-repeated="248"/>
        </table:table-row>
        <table:table-row table:style-name="ro1">
          <table:table-cell table:formula="oooc:=LOW(QUIET([.A13];[.E14]))" office:value-type="string" office:string-value=".">
            <text:p>.</text:p>
          </table:table-cell>
          <table:table-cell table:formula="oooc:=QUIET([.B13];[.E14])" office:value-type="string" office:string-value=".">
            <text:p>.</text:p>
          </table:table-cell>
          <table:table-cell table:formula="oooc:=QUIET([.C13];[.E14])" office:value-type="string" office:string-value=".">
            <text:p>.</text:p>
          </table:table-cell>
          <table:table-cell table:formula="oooc:=QUIET([.D13];[.E14])" office:value-type="string" office:string-value=".">
            <text:p>.</text:p>
          </table:table-cell>
          <table:table-cell/>
          <table:table-cell table:number-columns-repeated="2"/>
          <table:table-cell table:formula="oooc:=LOW(QUIET([.C14];[.E14]))&amp;HIGH(QUIET([.E14];[.E14]))" office:value-type="string" office:string-value="..">
            <text:p>..</text:p>
          </table:table-cell>
          <table:table-cell table:number-columns-repeated="248"/>
        </table:table-row>
        <table:table-row table:style-name="ro1">
          <table:table-cell table:formula="oooc:=LOW(QUIET([.A14];[.E15]))" office:value-type="string" office:string-value=".">
            <text:p>.</text:p>
          </table:table-cell>
          <table:table-cell table:formula="oooc:=QUIET([.B14];[.E15])" office:value-type="string" office:string-value=".">
            <text:p>.</text:p>
          </table:table-cell>
          <table:table-cell table:formula="oooc:=QUIET([.C14];[.E15])" office:value-type="string" office:string-value=".">
            <text:p>.</text:p>
          </table:table-cell>
          <table:table-cell table:formula="oooc:=QUIET([.D14];[.E15])" office:value-type="string" office:string-value=".">
            <text:p>.</text:p>
          </table:table-cell>
          <table:table-cell/>
          <table:table-cell table:number-columns-repeated="2"/>
          <table:table-cell table:formula="oooc:=LOW(QUIET([.C15];[.E15]))&amp;HIGH(QUIET([.E15];[.E15]))" office:value-type="string" office:string-value="..">
            <text:p>..</text:p>
          </table:table-cell>
          <table:table-cell table:number-columns-repeated="248"/>
        </table:table-row>
        <table:table-row table:style-name="ro1">
          <table:table-cell table:formula="oooc:=LOW(QUIET([.A15];[.E16]))" office:value-type="string" office:string-value=".">
            <text:p>.</text:p>
          </table:table-cell>
          <table:table-cell table:formula="oooc:=QUIET([.B15];[.E16])" office:value-type="string" office:string-value=".">
            <text:p>.</text:p>
          </table:table-cell>
          <table:table-cell table:formula="oooc:=QUIET([.C15];[.E16])" office:value-type="string" office:string-value=".">
            <text:p>.</text:p>
          </table:table-cell>
          <table:table-cell table:formula="oooc:=QUIET([.D15];[.E16])" office:value-type="string" office:string-value=".">
            <text:p>.</text:p>
          </table:table-cell>
          <table:table-cell/>
          <table:table-cell table:number-columns-repeated="2"/>
          <table:table-cell table:formula="oooc:=LOW(QUIET([.C16];[.E16]))&amp;HIGH(QUIET([.E16];[.E16]))" office:value-type="string" office:string-value="..">
            <text:p>..</text:p>
          </table:table-cell>
          <table:table-cell table:number-columns-repeated="248"/>
        </table:table-row>
        <table:table-row table:style-name="ro1">
          <table:table-cell table:formula="oooc:=LOW(QUIET([.A16];[.E17]))" office:value-type="string" office:string-value=".">
            <text:p>.</text:p>
          </table:table-cell>
          <table:table-cell table:formula="oooc:=QUIET([.B16];[.E17])" office:value-type="string" office:string-value=".">
            <text:p>.</text:p>
          </table:table-cell>
          <table:table-cell table:formula="oooc:=QUIET([.C16];[.E17])" office:value-type="string" office:string-value=".">
            <text:p>.</text:p>
          </table:table-cell>
          <table:table-cell table:formula="oooc:=QUIET([.D16];[.E17])" office:value-type="string" office:string-value=".">
            <text:p>.</text:p>
          </table:table-cell>
          <table:table-cell/>
          <table:table-cell table:number-columns-repeated="2"/>
          <table:table-cell table:formula="oooc:=LOW(QUIET([.C17];[.E17]))&amp;HIGH(QUIET([.E17];[.E17]))" office:value-type="string" office:string-value="..">
            <text:p>..</text:p>
          </table:table-cell>
          <table:table-cell table:number-columns-repeated="248"/>
        </table:table-row>
        <table:table-row table:style-name="ro1">
          <table:table-cell table:formula="oooc:=LOW(QUIET([.A17];[.E18]))" office:value-type="string" office:string-value=".">
            <text:p>.</text:p>
          </table:table-cell>
          <table:table-cell table:formula="oooc:=QUIET([.B17];[.E18])" office:value-type="string" office:string-value=".">
            <text:p>.</text:p>
          </table:table-cell>
          <table:table-cell table:formula="oooc:=QUIET([.C17];[.E18])" office:value-type="string" office:string-value=".">
            <text:p>.</text:p>
          </table:table-cell>
          <table:table-cell table:formula="oooc:=QUIET([.D17];[.E18])" office:value-type="string" office:string-value=".">
            <text:p>.</text:p>
          </table:table-cell>
          <table:table-cell/>
          <table:table-cell table:number-columns-repeated="2"/>
          <table:table-cell table:formula="oooc:=LOW(QUIET([.C18];[.E18]))&amp;HIGH(QUIET([.E18];[.E18]))" office:value-type="string" office:string-value="..">
            <text:p>..</text:p>
          </table:table-cell>
          <table:table-cell table:number-columns-repeated="248"/>
        </table:table-row>
        <table:table-row table:style-name="ro1">
          <table:table-cell table:formula="oooc:=LOW(QUIET([.A18];[.E19]))" office:value-type="string" office:string-value=".">
            <text:p>.</text:p>
          </table:table-cell>
          <table:table-cell table:formula="oooc:=QUIET([.B18];[.E19])" office:value-type="string" office:string-value=".">
            <text:p>.</text:p>
          </table:table-cell>
          <table:table-cell table:formula="oooc:=QUIET([.C18];[.E19])" office:value-type="string" office:string-value=".">
            <text:p>.</text:p>
          </table:table-cell>
          <table:table-cell table:formula="oooc:=QUIET([.D18];[.E19])" office:value-type="string" office:string-value=".">
            <text:p>.</text:p>
          </table:table-cell>
          <table:table-cell/>
          <table:table-cell table:number-columns-repeated="2"/>
          <table:table-cell table:formula="oooc:=LOW(QUIET([.C19];[.E19]))&amp;HIGH(QUIET([.E19];[.E19]))" office:value-type="string" office:string-value="..">
            <text:p>..</text:p>
          </table:table-cell>
          <table:table-cell table:number-columns-repeated="248"/>
        </table:table-row>
        <table:table-row table:style-name="ro1">
          <table:table-cell table:formula="oooc:=LOW(QUIET([.A19];[.E20]))" office:value-type="string" office:string-value=".">
            <text:p>.</text:p>
          </table:table-cell>
          <table:table-cell table:formula="oooc:=QUIET([.B19];[.E20])" office:value-type="string" office:string-value=".">
            <text:p>.</text:p>
          </table:table-cell>
          <table:table-cell table:formula="oooc:=QUIET([.C19];[.E20])" office:value-type="string" office:string-value=".">
            <text:p>.</text:p>
          </table:table-cell>
          <table:table-cell table:formula="oooc:=QUIET([.D19];[.E20])" office:value-type="string" office:string-value=".">
            <text:p>.</text:p>
          </table:table-cell>
          <table:table-cell/>
          <table:table-cell table:number-columns-repeated="2"/>
          <table:table-cell table:formula="oooc:=LOW(QUIET([.C20];[.E20]))&amp;HIGH(QUIET([.E20];[.E20]))" office:value-type="string" office:string-value="..">
            <text:p>..</text:p>
          </table:table-cell>
          <table:table-cell table:number-columns-repeated="248"/>
        </table:table-row>
        <table:table-row table:style-name="ro1">
          <table:table-cell table:formula="oooc:=LOW(QUIET([.A20];[.E21]))" office:value-type="string" office:string-value=".">
            <text:p>.</text:p>
          </table:table-cell>
          <table:table-cell table:formula="oooc:=QUIET([.B20];[.E21])" office:value-type="string" office:string-value=".">
            <text:p>.</text:p>
          </table:table-cell>
          <table:table-cell table:formula="oooc:=QUIET([.C20];[.E21])" office:value-type="string" office:string-value=".">
            <text:p>.</text:p>
          </table:table-cell>
          <table:table-cell table:formula="oooc:=QUIET([.D20];[.E21])" office:value-type="string" office:string-value=".">
            <text:p>.</text:p>
          </table:table-cell>
          <table:table-cell/>
          <table:table-cell table:number-columns-repeated="2"/>
          <table:table-cell table:formula="oooc:=LOW(QUIET([.C21];[.E21]))&amp;HIGH(QUIET([.E21];[.E21]))" office:value-type="string" office:string-value="..">
            <text:p>..</text:p>
          </table:table-cell>
          <table:table-cell table:number-columns-repeated="248"/>
        </table:table-row>
        <table:table-row table:style-name="ro1">
          <table:table-cell table:formula="oooc:=LOW(QUIET([.A21];[.E22]))" office:value-type="string" office:string-value=".">
            <text:p>.</text:p>
          </table:table-cell>
          <table:table-cell table:formula="oooc:=QUIET([.B21];[.E22])" office:value-type="string" office:string-value=".">
            <text:p>.</text:p>
          </table:table-cell>
          <table:table-cell table:formula="oooc:=QUIET([.C21];[.E22])" office:value-type="string" office:string-value=".">
            <text:p>.</text:p>
          </table:table-cell>
          <table:table-cell table:formula="oooc:=QUIET([.D21];[.E22])" office:value-type="string" office:string-value=".">
            <text:p>.</text:p>
          </table:table-cell>
          <table:table-cell/>
          <table:table-cell table:number-columns-repeated="2"/>
          <table:table-cell table:formula="oooc:=LOW(QUIET([.C22];[.E22]))&amp;HIGH(QUIET([.E22];[.E22]))" office:value-type="string" office:string-value="..">
            <text:p>..</text:p>
          </table:table-cell>
          <table:table-cell table:number-columns-repeated="248"/>
        </table:table-row>
        <table:table-row table:style-name="ro1">
          <table:table-cell table:formula="oooc:=LOW(QUIET([.A22];[.E23]))" office:value-type="string" office:string-value=".">
            <text:p>.</text:p>
          </table:table-cell>
          <table:table-cell table:formula="oooc:=QUIET([.B22];[.E23])" office:value-type="string" office:string-value=".">
            <text:p>.</text:p>
          </table:table-cell>
          <table:table-cell table:formula="oooc:=QUIET([.C22];[.E23])" office:value-type="string" office:string-value=".">
            <text:p>.</text:p>
          </table:table-cell>
          <table:table-cell table:formula="oooc:=QUIET([.D22];[.E23])" office:value-type="string" office:string-value=".">
            <text:p>.</text:p>
          </table:table-cell>
          <table:table-cell/>
          <table:table-cell table:number-columns-repeated="2"/>
          <table:table-cell table:formula="oooc:=LOW(QUIET([.C23];[.E23]))&amp;HIGH(QUIET([.E23];[.E23]))" office:value-type="string" office:string-value="..">
            <text:p>..</text:p>
          </table:table-cell>
          <table:table-cell table:number-columns-repeated="248"/>
        </table:table-row>
        <table:table-row table:style-name="ro1">
          <table:table-cell table:formula="oooc:=LOW(QUIET([.A23];[.E24]))" office:value-type="string" office:string-value=".">
            <text:p>.</text:p>
          </table:table-cell>
          <table:table-cell table:formula="oooc:=QUIET([.B23];[.E24])" office:value-type="string" office:string-value=".">
            <text:p>.</text:p>
          </table:table-cell>
          <table:table-cell table:formula="oooc:=QUIET([.C23];[.E24])" office:value-type="string" office:string-value=".">
            <text:p>.</text:p>
          </table:table-cell>
          <table:table-cell table:formula="oooc:=QUIET([.D23];[.E24])" office:value-type="string" office:string-value=".">
            <text:p>.</text:p>
          </table:table-cell>
          <table:table-cell/>
          <table:table-cell table:number-columns-repeated="2"/>
          <table:table-cell table:formula="oooc:=LOW(QUIET([.C24];[.E24]))&amp;HIGH(QUIET([.E24];[.E24]))" office:value-type="string" office:string-value="..">
            <text:p>..</text:p>
          </table:table-cell>
          <table:table-cell table:number-columns-repeated="248"/>
        </table:table-row>
        <table:table-row table:style-name="ro1">
          <table:table-cell table:formula="oooc:=LOW(QUIET([.A24];[.E25]))" office:value-type="string" office:string-value=".">
            <text:p>.</text:p>
          </table:table-cell>
          <table:table-cell table:formula="oooc:=QUIET([.B24];[.E25])" office:value-type="string" office:string-value=".">
            <text:p>.</text:p>
          </table:table-cell>
          <table:table-cell table:formula="oooc:=QUIET([.C24];[.E25])" office:value-type="string" office:string-value=".">
            <text:p>.</text:p>
          </table:table-cell>
          <table:table-cell table:formula="oooc:=QUIET([.D24];[.E25])" office:value-type="string" office:string-value=".">
            <text:p>.</text:p>
          </table:table-cell>
          <table:table-cell/>
          <table:table-cell table:number-columns-repeated="2"/>
          <table:table-cell table:formula="oooc:=LOW(QUIET([.C25];[.E25]))&amp;HIGH(QUIET([.E25];[.E25]))" office:value-type="string" office:string-value="..">
            <text:p>..</text:p>
          </table:table-cell>
          <table:table-cell table:number-columns-repeated="248"/>
        </table:table-row>
        <table:table-row table:style-name="ro1">
          <table:table-cell table:formula="oooc:=LOW(QUIET([.A25];[.E26]))" office:value-type="string" office:string-value=".">
            <text:p>.</text:p>
          </table:table-cell>
          <table:table-cell table:formula="oooc:=QUIET([.B25];[.E26])" office:value-type="string" office:string-value=".">
            <text:p>.</text:p>
          </table:table-cell>
          <table:table-cell table:formula="oooc:=QUIET([.C25];[.E26])" office:value-type="string" office:string-value=".">
            <text:p>.</text:p>
          </table:table-cell>
          <table:table-cell table:formula="oooc:=QUIET([.D25];[.E26])" office:value-type="string" office:string-value=".">
            <text:p>.</text:p>
          </table:table-cell>
          <table:table-cell/>
          <table:table-cell table:number-columns-repeated="2"/>
          <table:table-cell table:formula="oooc:=LOW(QUIET([.C26];[.E26]))&amp;HIGH(QUIET([.E26];[.E26]))" office:value-type="string" office:string-value="..">
            <text:p>..</text:p>
          </table:table-cell>
          <table:table-cell table:number-columns-repeated="248"/>
        </table:table-row>
        <table:table-row table:style-name="ro1">
          <table:table-cell table:formula="oooc:=LOW(QUIET([.A26];[.E27]))" office:value-type="string" office:string-value=".">
            <text:p>.</text:p>
          </table:table-cell>
          <table:table-cell table:formula="oooc:=QUIET([.B26];[.E27])" office:value-type="string" office:string-value=".">
            <text:p>.</text:p>
          </table:table-cell>
          <table:table-cell table:formula="oooc:=QUIET([.C26];[.E27])" office:value-type="string" office:string-value=".">
            <text:p>.</text:p>
          </table:table-cell>
          <table:table-cell table:formula="oooc:=QUIET([.D26];[.E27])" office:value-type="string" office:string-value=".">
            <text:p>.</text:p>
          </table:table-cell>
          <table:table-cell/>
          <table:table-cell table:number-columns-repeated="2"/>
          <table:table-cell table:formula="oooc:=LOW(QUIET([.C27];[.E27]))&amp;HIGH(QUIET([.E27];[.E27]))" office:value-type="string" office:string-value="..">
            <text:p>..</text:p>
          </table:table-cell>
          <table:table-cell table:number-columns-repeated="248"/>
        </table:table-row>
        <table:table-row table:style-name="ro1">
          <table:table-cell table:formula="oooc:=LOW(QUIET([.A27];[.E28]))" office:value-type="string" office:string-value=".">
            <text:p>.</text:p>
          </table:table-cell>
          <table:table-cell table:formula="oooc:=QUIET([.B27];[.E28])" office:value-type="string" office:string-value=".">
            <text:p>.</text:p>
          </table:table-cell>
          <table:table-cell table:formula="oooc:=QUIET([.C27];[.E28])" office:value-type="string" office:string-value=".">
            <text:p>.</text:p>
          </table:table-cell>
          <table:table-cell table:formula="oooc:=QUIET([.D27];[.E28])" office:value-type="string" office:string-value=".">
            <text:p>.</text:p>
          </table:table-cell>
          <table:table-cell/>
          <table:table-cell table:number-columns-repeated="2"/>
          <table:table-cell table:formula="oooc:=LOW(QUIET([.C28];[.E28]))&amp;HIGH(QUIET([.E28];[.E28]))" office:value-type="string" office:string-value="..">
            <text:p>..</text:p>
          </table:table-cell>
          <table:table-cell table:number-columns-repeated="248"/>
        </table:table-row>
        <table:table-row table:style-name="ro1">
          <table:table-cell table:formula="oooc:=LOW(QUIET([.A28];[.E29]))" office:value-type="string" office:string-value=".">
            <text:p>.</text:p>
          </table:table-cell>
          <table:table-cell table:formula="oooc:=QUIET([.B28];[.E29])" office:value-type="string" office:string-value=".">
            <text:p>.</text:p>
          </table:table-cell>
          <table:table-cell table:formula="oooc:=QUIET([.C28];[.E29])" office:value-type="string" office:string-value=".">
            <text:p>.</text:p>
          </table:table-cell>
          <table:table-cell table:formula="oooc:=QUIET([.D28];[.E29])" office:value-type="string" office:string-value=".">
            <text:p>.</text:p>
          </table:table-cell>
          <table:table-cell/>
          <table:table-cell table:number-columns-repeated="2"/>
          <table:table-cell table:formula="oooc:=LOW(QUIET([.C29];[.E29]))&amp;HIGH(QUIET([.E29];[.E29]))" office:value-type="string" office:string-value="..">
            <text:p>..</text:p>
          </table:table-cell>
          <table:table-cell table:number-columns-repeated="248"/>
        </table:table-row>
        <table:table-row table:style-name="ro1">
          <table:table-cell table:formula="oooc:=LOW(QUIET([.A29];[.E30]))" office:value-type="string" office:string-value=".">
            <text:p>.</text:p>
          </table:table-cell>
          <table:table-cell table:formula="oooc:=QUIET([.B29];[.E30])" office:value-type="string" office:string-value=".">
            <text:p>.</text:p>
          </table:table-cell>
          <table:table-cell table:formula="oooc:=QUIET([.C29];[.E30])" office:value-type="string" office:string-value=".">
            <text:p>.</text:p>
          </table:table-cell>
          <table:table-cell table:formula="oooc:=QUIET([.D29];[.E30])" office:value-type="string" office:string-value=".">
            <text:p>.</text:p>
          </table:table-cell>
          <table:table-cell/>
          <table:table-cell table:number-columns-repeated="2"/>
          <table:table-cell table:formula="oooc:=LOW(QUIET([.C30];[.E30]))&amp;HIGH(QUIET([.E30];[.E30]))" office:value-type="string" office:string-value="..">
            <text:p>..</text:p>
          </table:table-cell>
          <table:table-cell table:number-columns-repeated="248"/>
        </table:table-row>
        <table:table-row table:style-name="ro1">
          <table:table-cell table:formula="oooc:=LOW(QUIET([.A30];[.E31]))" office:value-type="string" office:string-value=".">
            <text:p>.</text:p>
          </table:table-cell>
          <table:table-cell table:formula="oooc:=QUIET([.B30];[.E31])" office:value-type="string" office:string-value=".">
            <text:p>.</text:p>
          </table:table-cell>
          <table:table-cell table:formula="oooc:=QUIET([.C30];[.E31])" office:value-type="string" office:string-value=".">
            <text:p>.</text:p>
          </table:table-cell>
          <table:table-cell table:formula="oooc:=QUIET([.D30];[.E31])" office:value-type="string" office:string-value=".">
            <text:p>.</text:p>
          </table:table-cell>
          <table:table-cell/>
          <table:table-cell table:number-columns-repeated="2"/>
          <table:table-cell table:formula="oooc:=LOW(QUIET([.C31];[.E31]))&amp;HIGH(QUIET([.E31];[.E31]))" office:value-type="string" office:string-value="..">
            <text:p>..</text:p>
          </table:table-cell>
          <table:table-cell table:number-columns-repeated="248"/>
        </table:table-row>
        <table:table-row table:style-name="ro1">
          <table:table-cell table:formula="oooc:=LOW(QUIET([.A31];[.E32]))" office:value-type="string" office:string-value=".">
            <text:p>.</text:p>
          </table:table-cell>
          <table:table-cell table:formula="oooc:=QUIET([.B31];[.E32])" office:value-type="string" office:string-value=".">
            <text:p>.</text:p>
          </table:table-cell>
          <table:table-cell table:formula="oooc:=QUIET([.C31];[.E32])" office:value-type="string" office:string-value=".">
            <text:p>.</text:p>
          </table:table-cell>
          <table:table-cell table:formula="oooc:=QUIET([.D31];[.E32])" office:value-type="string" office:string-value=".">
            <text:p>.</text:p>
          </table:table-cell>
          <table:table-cell/>
          <table:table-cell table:number-columns-repeated="2"/>
          <table:table-cell table:formula="oooc:=LOW(QUIET([.C32];[.E32]))&amp;HIGH(QUIET([.E32];[.E32]))" office:value-type="string" office:string-value="..">
            <text:p>..</text:p>
          </table:table-cell>
          <table:table-cell table:number-columns-repeated="248"/>
        </table:table-row>
        <table:table-row table:style-name="ro1" table:number-rows-repeated="65503">
          <table:table-cell table:number-columns-repeated="256"/>
        </table:table-row>
        <table:table-row table:style-name="ro1">
          <table:table-cell table:number-columns-repeated="256"/>
        </table:table-row>
      </table:table>
      <table:table table:name="mlnz" table:style-name="ta1" table:print="false">
        <office:forms form:automatic-focus="false" form:apply-design-mode="false"/>
        <table:table-column table:style-name="co30" table:default-cell-style-name="Default"/>
        <table:table-column table:style-name="co25" table:default-cell-style-name="Default"/>
        <table:table-column table:style-name="co31" table:default-cell-style-name="Default"/>
        <table:table-column table:style-name="co5" table:default-cell-style-name="Default"/>
        <table:table-column table:style-name="co32" table:default-cell-style-name="ce3"/>
        <table:table-column table:style-name="co33" table:default-cell-style-name="ce3"/>
        <table:table-column table:style-name="co3" table:number-columns-repeated="250" table:default-cell-style-name="Default"/>
        <table:table-row table:style-name="ro1">
          <table:table-cell table:style-name="ce1" office:value-type="string">
            <text:p>Mln:</text:p>
          </table:table-cell>
          <table:table-cell table:style-name="ce1" office:value-type="string">
            <text:p>mtd.pro.pkg.name*</text:p>
          </table:table-cell>
          <table:table-cell table:style-name="ce1" office:value-type="string">
            <text:p>mtd.pro.name*</text:p>
          </table:table-cell>
          <table:table-cell table:style-name="ce1" office:value-type="string">
            <text:p>mtd.name*</text:p>
          </table:table-cell>
          <table:table-cell table:style-name="ce1" office:value-type="string">
            <text:p>name*</text:p>
          </table:table-cell>
          <table:table-cell table:style-name="ce1" office:value-type="string">
            <text:p>value</text:p>
          </table:table-cell>
          <table:table-cell table:style-name="ce1" table:number-columns-repeated="250"/>
        </table:table-row>
        <table:table-row table:style-name="ro1">
          <table:table-cell table:formula="oooc:=LOW(QUIET([.A1];[.E2]))" office:value-type="string" office:string-value="mln:">
            <text:p>mln:</text:p>
          </table:table-cell>
          <table:table-cell table:style-name="ce11" table:formula="oooc:=[pkgz.B6]" office:value-type="string" office:string-value="info.lrbh.codive.schema.template">
            <text:p>info.lrbh.codive.schema.template</text:p>
          </table:table-cell>
          <table:table-cell table:style-name="ce11" table:formula="oooc:=[proz.C2]" office:value-type="string" office:string-value="Cleaner">
            <text:p>Cleaner</text:p>
          </table:table-cell>
          <table:table-cell table:style-name="ce11" table:formula="oooc:=[mtdz.D2]" office:value-type="string" office:string-value="cleaning">
            <text:p>cleaning</text:p>
          </table:table-cell>
          <table:table-cell office:value-type="float" office:value="1">
            <text:p>1</text:p>
          </table:table-cell>
          <table:table-cell office:value-type="string">
            <text:p>Cleanment_cleanment_=_new_Cleanment_();</text:p>
          </table:table-cell>
          <table:table-cell table:number-columns-repeated="250"/>
        </table:table-row>
        <table:table-row table:style-name="ro1">
          <table:table-cell table:formula="oooc:=LOW(QUIET([.A2];[.E3]))" office:value-type="string" office:string-value="mln:">
            <text:p>mln:</text:p>
          </table:table-cell>
          <table:table-cell table:formula="oooc:=QUIET([.B2];[.E3])" office:value-type="string" office:string-value="info.lrbh.codive.schema.template">
            <text:p>info.lrbh.codive.schema.template</text:p>
          </table:table-cell>
          <table:table-cell table:formula="oooc:=QUIET([.C2];[.E3])" office:value-type="string" office:string-value="Cleaner">
            <text:p>Cleaner</text:p>
          </table:table-cell>
          <table:table-cell table:formula="oooc:=QUIET([.D2];[.E3])" office:value-type="string" office:string-value="cleaning">
            <text:p>cleaning</text:p>
          </table:table-cell>
          <table:table-cell office:value-type="float" office:value="2">
            <text:p>2</text:p>
          </table:table-cell>
          <table:table-cell office:value-type="string">
            <text:p>if_(margin_==_null)</text:p>
          </table:table-cell>
          <table:table-cell table:number-columns-repeated="250"/>
        </table:table-row>
        <table:table-row table:style-name="ro1">
          <table:table-cell table:formula="oooc:=LOW(QUIET([.A3];[.E4]))" office:value-type="string" office:string-value="mln:">
            <text:p>mln:</text:p>
          </table:table-cell>
          <table:table-cell table:formula="oooc:=QUIET([.B3];[.E4])" office:value-type="string" office:string-value="info.lrbh.codive.schema.template">
            <text:p>info.lrbh.codive.schema.template</text:p>
          </table:table-cell>
          <table:table-cell table:formula="oooc:=QUIET([.C3];[.E4])" office:value-type="string" office:string-value="Cleaner">
            <text:p>Cleaner</text:p>
          </table:table-cell>
          <table:table-cell table:formula="oooc:=QUIET([.D3];[.E4])" office:value-type="string" office:string-value="cleaning">
            <text:p>cleaning</text:p>
          </table:table-cell>
          <table:table-cell office:value-type="float" office:value="3">
            <text:p>3</text:p>
          </table:table-cell>
          <table:table-cell office:value-type="string">
            <text:p>{</text:p>
          </table:table-cell>
          <table:table-cell table:number-columns-repeated="250"/>
        </table:table-row>
        <table:table-row table:style-name="ro1">
          <table:table-cell table:formula="oooc:=LOW(QUIET([.A4];[.E5]))" office:value-type="string" office:string-value="mln:">
            <text:p>mln:</text:p>
          </table:table-cell>
          <table:table-cell table:formula="oooc:=QUIET([.B4];[.E5])" office:value-type="string" office:string-value="info.lrbh.codive.schema.template">
            <text:p>info.lrbh.codive.schema.template</text:p>
          </table:table-cell>
          <table:table-cell table:formula="oooc:=QUIET([.C4];[.E5])" office:value-type="string" office:string-value="Cleaner">
            <text:p>Cleaner</text:p>
          </table:table-cell>
          <table:table-cell table:formula="oooc:=QUIET([.D4];[.E5])" office:value-type="string" office:string-value="cleaning">
            <text:p>cleaning</text:p>
          </table:table-cell>
          <table:table-cell office:value-type="float" office:value="4">
            <text:p>4</text:p>
          </table:table-cell>
          <table:table-cell office:value-type="string">
            <text:p>__cleanment.setString_(cleanee);</text:p>
          </table:table-cell>
          <table:table-cell table:number-columns-repeated="250"/>
        </table:table-row>
        <table:table-row table:style-name="ro1">
          <table:table-cell table:formula="oooc:=LOW(QUIET([.A5];[.E6]))" office:value-type="string" office:string-value="mln:">
            <text:p>mln:</text:p>
          </table:table-cell>
          <table:table-cell table:formula="oooc:=QUIET([.B5];[.E6])" office:value-type="string" office:string-value="info.lrbh.codive.schema.template">
            <text:p>info.lrbh.codive.schema.template</text:p>
          </table:table-cell>
          <table:table-cell table:formula="oooc:=QUIET([.C5];[.E6])" office:value-type="string" office:string-value="Cleaner">
            <text:p>Cleaner</text:p>
          </table:table-cell>
          <table:table-cell table:formula="oooc:=QUIET([.D5];[.E6])" office:value-type="string" office:string-value="cleaning">
            <text:p>cleaning</text:p>
          </table:table-cell>
          <table:table-cell office:value-type="float" office:value="5">
            <text:p>5</text:p>
          </table:table-cell>
          <table:table-cell office:value-type="string">
            <text:p>__cleanment.setOpener_(opener);</text:p>
          </table:table-cell>
          <table:table-cell table:number-columns-repeated="250"/>
        </table:table-row>
        <table:table-row table:style-name="ro1">
          <table:table-cell table:formula="oooc:=LOW(QUIET([.A6];[.E7]))" office:value-type="string" office:string-value="mln:">
            <text:p>mln:</text:p>
          </table:table-cell>
          <table:table-cell table:formula="oooc:=QUIET([.B6];[.E7])" office:value-type="string" office:string-value="info.lrbh.codive.schema.template">
            <text:p>info.lrbh.codive.schema.template</text:p>
          </table:table-cell>
          <table:table-cell table:formula="oooc:=QUIET([.C6];[.E7])" office:value-type="string" office:string-value="Cleaner">
            <text:p>Cleaner</text:p>
          </table:table-cell>
          <table:table-cell table:formula="oooc:=QUIET([.D6];[.E7])" office:value-type="string" office:string-value="cleaning">
            <text:p>cleaning</text:p>
          </table:table-cell>
          <table:table-cell office:value-type="float" office:value="6">
            <text:p>6</text:p>
          </table:table-cell>
          <table:table-cell office:value-type="string">
            <text:p>__cleanment.setCloser_(closer);</text:p>
          </table:table-cell>
          <table:table-cell table:number-columns-repeated="250"/>
        </table:table-row>
        <table:table-row table:style-name="ro1">
          <table:table-cell table:formula="oooc:=LOW(QUIET([.A7];[.E8]))" office:value-type="string" office:string-value="mln:">
            <text:p>mln:</text:p>
          </table:table-cell>
          <table:table-cell table:formula="oooc:=QUIET([.B7];[.E8])" office:value-type="string" office:string-value="info.lrbh.codive.schema.template">
            <text:p>info.lrbh.codive.schema.template</text:p>
          </table:table-cell>
          <table:table-cell table:formula="oooc:=QUIET([.C7];[.E8])" office:value-type="string" office:string-value="Cleaner">
            <text:p>Cleaner</text:p>
          </table:table-cell>
          <table:table-cell table:formula="oooc:=QUIET([.D7];[.E8])" office:value-type="string" office:string-value="cleaning">
            <text:p>cleaning</text:p>
          </table:table-cell>
          <table:table-cell office:value-type="float" office:value="7">
            <text:p>7</text:p>
          </table:table-cell>
          <table:table-cell office:value-type="string">
            <text:p>}</text:p>
          </table:table-cell>
          <table:table-cell table:number-columns-repeated="250"/>
        </table:table-row>
        <table:table-row table:style-name="ro1">
          <table:table-cell table:formula="oooc:=LOW(QUIET([.A8];[.E9]))" office:value-type="string" office:string-value="mln:">
            <text:p>mln:</text:p>
          </table:table-cell>
          <table:table-cell table:formula="oooc:=QUIET([.B8];[.E9])" office:value-type="string" office:string-value="info.lrbh.codive.schema.template">
            <text:p>info.lrbh.codive.schema.template</text:p>
          </table:table-cell>
          <table:table-cell table:formula="oooc:=QUIET([.C8];[.E9])" office:value-type="string" office:string-value="Cleaner">
            <text:p>Cleaner</text:p>
          </table:table-cell>
          <table:table-cell table:formula="oooc:=QUIET([.D8];[.E9])" office:value-type="string" office:string-value="cleaning">
            <text:p>cleaning</text:p>
          </table:table-cell>
          <table:table-cell office:value-type="float" office:value="8">
            <text:p>8</text:p>
          </table:table-cell>
          <table:table-cell office:value-type="string">
            <text:p>else</text:p>
          </table:table-cell>
          <table:table-cell table:number-columns-repeated="250"/>
        </table:table-row>
        <table:table-row table:style-name="ro1">
          <table:table-cell table:formula="oooc:=LOW(QUIET([.A9];[.E10]))" office:value-type="string" office:string-value="mln:">
            <text:p>mln:</text:p>
          </table:table-cell>
          <table:table-cell table:formula="oooc:=QUIET([.B9];[.E10])" office:value-type="string" office:string-value="info.lrbh.codive.schema.template">
            <text:p>info.lrbh.codive.schema.template</text:p>
          </table:table-cell>
          <table:table-cell table:formula="oooc:=QUIET([.C9];[.E10])" office:value-type="string" office:string-value="Cleaner">
            <text:p>Cleaner</text:p>
          </table:table-cell>
          <table:table-cell table:formula="oooc:=QUIET([.D9];[.E10])" office:value-type="string" office:string-value="cleaning">
            <text:p>cleaning</text:p>
          </table:table-cell>
          <table:table-cell office:value-type="float" office:value="9">
            <text:p>9</text:p>
          </table:table-cell>
          <table:table-cell office:value-type="string">
            <text:p>{</text:p>
          </table:table-cell>
          <table:table-cell table:number-columns-repeated="250"/>
        </table:table-row>
        <table:table-row table:style-name="ro1">
          <table:table-cell table:formula="oooc:=LOW(QUIET([.A10];[.E11]))" office:value-type="string" office:string-value="mln:">
            <text:p>mln:</text:p>
          </table:table-cell>
          <table:table-cell table:formula="oooc:=QUIET([.B10];[.E11])" office:value-type="string" office:string-value="info.lrbh.codive.schema.template">
            <text:p>info.lrbh.codive.schema.template</text:p>
          </table:table-cell>
          <table:table-cell table:formula="oooc:=QUIET([.C10];[.E11])" office:value-type="string" office:string-value="Cleaner">
            <text:p>Cleaner</text:p>
          </table:table-cell>
          <table:table-cell table:formula="oooc:=QUIET([.D10];[.E11])" office:value-type="string" office:string-value="cleaning">
            <text:p>cleaning</text:p>
          </table:table-cell>
          <table:table-cell office:value-type="float" office:value="10">
            <text:p>10</text:p>
          </table:table-cell>
          <table:table-cell office:value-type="string">
            <text:p>__StringBuffer_buffer_=_new_StringBuffer_();</text:p>
          </table:table-cell>
          <table:table-cell table:number-columns-repeated="250"/>
        </table:table-row>
        <table:table-row table:style-name="ro1">
          <table:table-cell table:formula="oooc:=LOW(QUIET([.A11];[.E12]))" office:value-type="string" office:string-value="mln:">
            <text:p>mln:</text:p>
          </table:table-cell>
          <table:table-cell table:formula="oooc:=QUIET([.B11];[.E12])" office:value-type="string" office:string-value="info.lrbh.codive.schema.template">
            <text:p>info.lrbh.codive.schema.template</text:p>
          </table:table-cell>
          <table:table-cell table:formula="oooc:=QUIET([.C11];[.E12])" office:value-type="string" office:string-value="Cleaner">
            <text:p>Cleaner</text:p>
          </table:table-cell>
          <table:table-cell table:formula="oooc:=QUIET([.D11];[.E12])" office:value-type="string" office:string-value="cleaning">
            <text:p>cleaning</text:p>
          </table:table-cell>
          <table:table-cell office:value-type="float" office:value="11">
            <text:p>11</text:p>
          </table:table-cell>
          <table:table-cell office:value-type="string">
            <text:p>__for_(<text:a xlink:href="mailto:String_string@1">String_string@1</text:a>_cleanee.split_(escaped_("\n")))</text:p>
          </table:table-cell>
          <table:table-cell table:number-columns-repeated="250"/>
        </table:table-row>
        <table:table-row table:style-name="ro1">
          <table:table-cell table:formula="oooc:=LOW(QUIET([.A12];[.E13]))" office:value-type="string" office:string-value="mln:">
            <text:p>mln:</text:p>
          </table:table-cell>
          <table:table-cell table:formula="oooc:=QUIET([.B12];[.E13])" office:value-type="string" office:string-value="info.lrbh.codive.schema.template">
            <text:p>info.lrbh.codive.schema.template</text:p>
          </table:table-cell>
          <table:table-cell table:formula="oooc:=QUIET([.C12];[.E13])" office:value-type="string" office:string-value="Cleaner">
            <text:p>Cleaner</text:p>
          </table:table-cell>
          <table:table-cell table:formula="oooc:=QUIET([.D12];[.E13])" office:value-type="string" office:string-value="cleaning">
            <text:p>cleaning</text:p>
          </table:table-cell>
          <table:table-cell office:value-type="float" office:value="12">
            <text:p>12</text:p>
          </table:table-cell>
          <table:table-cell office:value-type="string">
            <text:p>____if_(buffer.length_()_==_0)_buffer.append_(unmargined_(string,_margin));</text:p>
          </table:table-cell>
          <table:table-cell table:number-columns-repeated="250"/>
        </table:table-row>
        <table:table-row table:style-name="ro1">
          <table:table-cell table:formula="oooc:=LOW(QUIET([.A13];[.E14]))" office:value-type="string" office:string-value="mln:">
            <text:p>mln:</text:p>
          </table:table-cell>
          <table:table-cell table:formula="oooc:=QUIET([.B13];[.E14])" office:value-type="string" office:string-value="info.lrbh.codive.schema.template">
            <text:p>info.lrbh.codive.schema.template</text:p>
          </table:table-cell>
          <table:table-cell table:formula="oooc:=QUIET([.C13];[.E14])" office:value-type="string" office:string-value="Cleaner">
            <text:p>Cleaner</text:p>
          </table:table-cell>
          <table:table-cell table:formula="oooc:=QUIET([.D13];[.E14])" office:value-type="string" office:string-value="cleaning">
            <text:p>cleaning</text:p>
          </table:table-cell>
          <table:table-cell office:value-type="float" office:value="13">
            <text:p>13</text:p>
          </table:table-cell>
          <table:table-cell office:value-type="string">
            <text:p>____else_buffer.append_("\n").append_(unmargined_(string,_margin));</text:p>
          </table:table-cell>
          <table:table-cell table:number-columns-repeated="250"/>
        </table:table-row>
        <table:table-row table:style-name="ro1">
          <table:table-cell table:formula="oooc:=LOW(QUIET([.A14];[.E15]))" office:value-type="string" office:string-value="mln:">
            <text:p>mln:</text:p>
          </table:table-cell>
          <table:table-cell table:formula="oooc:=QUIET([.B14];[.E15])" office:value-type="string" office:string-value="info.lrbh.codive.schema.template">
            <text:p>info.lrbh.codive.schema.template</text:p>
          </table:table-cell>
          <table:table-cell table:formula="oooc:=QUIET([.C14];[.E15])" office:value-type="string" office:string-value="Cleaner">
            <text:p>Cleaner</text:p>
          </table:table-cell>
          <table:table-cell table:formula="oooc:=QUIET([.D14];[.E15])" office:value-type="string" office:string-value="cleaning">
            <text:p>cleaning</text:p>
          </table:table-cell>
          <table:table-cell office:value-type="float" office:value="14">
            <text:p>14</text:p>
          </table:table-cell>
          <table:table-cell office:value-type="string">
            <text:p>__cleanment.setString_(buffer.toString_());</text:p>
          </table:table-cell>
          <table:table-cell table:number-columns-repeated="250"/>
        </table:table-row>
        <table:table-row table:style-name="ro1">
          <table:table-cell table:formula="oooc:=LOW(QUIET([.A15];[.E16]))" office:value-type="string" office:string-value="mln:">
            <text:p>mln:</text:p>
          </table:table-cell>
          <table:table-cell table:formula="oooc:=QUIET([.B15];[.E16])" office:value-type="string" office:string-value="info.lrbh.codive.schema.template">
            <text:p>info.lrbh.codive.schema.template</text:p>
          </table:table-cell>
          <table:table-cell table:formula="oooc:=QUIET([.C15];[.E16])" office:value-type="string" office:string-value="Cleaner">
            <text:p>Cleaner</text:p>
          </table:table-cell>
          <table:table-cell table:formula="oooc:=QUIET([.D15];[.E16])" office:value-type="string" office:string-value="cleaning">
            <text:p>cleaning</text:p>
          </table:table-cell>
          <table:table-cell office:value-type="float" office:value="15">
            <text:p>15</text:p>
          </table:table-cell>
          <table:table-cell office:value-type="string">
            <text:p>__cleanment.setOpener_(opener);</text:p>
          </table:table-cell>
          <table:table-cell table:number-columns-repeated="250"/>
        </table:table-row>
        <table:table-row table:style-name="ro1">
          <table:table-cell table:formula="oooc:=LOW(QUIET([.A16];[.E17]))" office:value-type="string" office:string-value="mln:">
            <text:p>mln:</text:p>
          </table:table-cell>
          <table:table-cell table:formula="oooc:=QUIET([.B16];[.E17])" office:value-type="string" office:string-value="info.lrbh.codive.schema.template">
            <text:p>info.lrbh.codive.schema.template</text:p>
          </table:table-cell>
          <table:table-cell table:formula="oooc:=QUIET([.C16];[.E17])" office:value-type="string" office:string-value="Cleaner">
            <text:p>Cleaner</text:p>
          </table:table-cell>
          <table:table-cell table:formula="oooc:=QUIET([.D16];[.E17])" office:value-type="string" office:string-value="cleaning">
            <text:p>cleaning</text:p>
          </table:table-cell>
          <table:table-cell office:value-type="float" office:value="16">
            <text:p>16</text:p>
          </table:table-cell>
          <table:table-cell office:value-type="string">
            <text:p>__cleanment.setCloser_(closer);</text:p>
          </table:table-cell>
          <table:table-cell table:number-columns-repeated="250"/>
        </table:table-row>
        <table:table-row table:style-name="ro1">
          <table:table-cell table:formula="oooc:=LOW(QUIET([.A17];[.E18]))" office:value-type="string" office:string-value="mln:">
            <text:p>mln:</text:p>
          </table:table-cell>
          <table:table-cell table:formula="oooc:=QUIET([.B17];[.E18])" office:value-type="string" office:string-value="info.lrbh.codive.schema.template">
            <text:p>info.lrbh.codive.schema.template</text:p>
          </table:table-cell>
          <table:table-cell table:formula="oooc:=QUIET([.C17];[.E18])" office:value-type="string" office:string-value="Cleaner">
            <text:p>Cleaner</text:p>
          </table:table-cell>
          <table:table-cell table:formula="oooc:=QUIET([.D17];[.E18])" office:value-type="string" office:string-value="cleaning">
            <text:p>cleaning</text:p>
          </table:table-cell>
          <table:table-cell office:value-type="float" office:value="17">
            <text:p>17</text:p>
          </table:table-cell>
          <table:table-cell office:value-type="string">
            <text:p>}</text:p>
          </table:table-cell>
          <table:table-cell table:number-columns-repeated="250"/>
        </table:table-row>
        <table:table-row table:style-name="ro1">
          <table:table-cell table:formula="oooc:=LOW(QUIET([.A18];[.E19]))" office:value-type="string" office:string-value="mln:">
            <text:p>mln:</text:p>
          </table:table-cell>
          <table:table-cell table:formula="oooc:=QUIET([.B18];[.E19])" office:value-type="string" office:string-value="info.lrbh.codive.schema.template">
            <text:p>info.lrbh.codive.schema.template</text:p>
          </table:table-cell>
          <table:table-cell table:formula="oooc:=QUIET([.C18];[.E19])" office:value-type="string" office:string-value="Cleaner">
            <text:p>Cleaner</text:p>
          </table:table-cell>
          <table:table-cell table:formula="oooc:=QUIET([.D18];[.E19])" office:value-type="string" office:string-value="cleaning">
            <text:p>cleaning</text:p>
          </table:table-cell>
          <table:table-cell office:value-type="float" office:value="18">
            <text:p>18</text:p>
          </table:table-cell>
          <table:table-cell office:value-type="string">
            <text:p>return_cleanment;</text:p>
          </table:table-cell>
          <table:table-cell table:number-columns-repeated="250"/>
        </table:table-row>
        <table:table-row table:style-name="ro1">
          <table:table-cell table:formula="oooc:=LOW(QUIET([.A19];[.E20]))" office:value-type="string" office:string-value="mln:">
            <text:p>mln:</text:p>
          </table:table-cell>
          <table:table-cell table:formula="oooc:=QUIET([.B19];[.E20])" office:value-type="string" office:string-value="info.lrbh.codive.schema.template">
            <text:p>info.lrbh.codive.schema.template</text:p>
          </table:table-cell>
          <table:table-cell table:style-name="ce11" table:formula="oooc:=[proz.C3]" office:value-type="string" office:string-value="Tokeniser">
            <text:p>Tokeniser</text:p>
          </table:table-cell>
          <table:table-cell table:style-name="ce11" table:formula="oooc:=[mtdz.D3]" office:value-type="string" office:string-value="tokenisation">
            <text:p>tokenisation</text:p>
          </table:table-cell>
          <table:table-cell office:value-type="float" office:value="1">
            <text:p>1</text:p>
          </table:table-cell>
          <table:table-cell office:value-type="string">
            <text:p>if_(idsTokenisability_(cleanment))</text:p>
          </table:table-cell>
          <table:table-cell table:number-columns-repeated="250"/>
        </table:table-row>
        <table:table-row table:style-name="ro1">
          <table:table-cell table:formula="oooc:=LOW(QUIET([.A20];[.E21]))" office:value-type="string" office:string-value="mln:">
            <text:p>mln:</text:p>
          </table:table-cell>
          <table:table-cell table:formula="oooc:=QUIET([.B20];[.E21])" office:value-type="string" office:string-value="info.lrbh.codive.schema.template">
            <text:p>info.lrbh.codive.schema.template</text:p>
          </table:table-cell>
          <table:table-cell table:formula="oooc:=QUIET([.C20];[.E21])" office:value-type="string" office:string-value="Tokeniser">
            <text:p>Tokeniser</text:p>
          </table:table-cell>
          <table:table-cell table:formula="oooc:=QUIET([.D20];[.E21])" office:value-type="string" office:string-value="tokenisation">
            <text:p>tokenisation</text:p>
          </table:table-cell>
          <table:table-cell office:value-type="float" office:value="2">
            <text:p>2</text:p>
          </table:table-cell>
          <table:table-cell office:value-type="string">
            <text:p>__if_(idsInitialNativity_(cleanment))_return_union_(nativ_(cleanment),_tokenisation_(postNative_(cleanment)));</text:p>
          </table:table-cell>
          <table:table-cell table:number-columns-repeated="250"/>
        </table:table-row>
        <table:table-row table:style-name="ro1">
          <table:table-cell table:formula="oooc:=LOW(QUIET([.A21];[.E22]))" office:value-type="string" office:string-value="mln:">
            <text:p>mln:</text:p>
          </table:table-cell>
          <table:table-cell table:formula="oooc:=QUIET([.B21];[.E22])" office:value-type="string" office:string-value="info.lrbh.codive.schema.template">
            <text:p>info.lrbh.codive.schema.template</text:p>
          </table:table-cell>
          <table:table-cell table:formula="oooc:=QUIET([.C21];[.E22])" office:value-type="string" office:string-value="Tokeniser">
            <text:p>Tokeniser</text:p>
          </table:table-cell>
          <table:table-cell table:formula="oooc:=QUIET([.D21];[.E22])" office:value-type="string" office:string-value="tokenisation">
            <text:p>tokenisation</text:p>
          </table:table-cell>
          <table:table-cell office:value-type="float" office:value="3">
            <text:p>3</text:p>
          </table:table-cell>
          <table:table-cell office:value-type="string">
            <text:p>__else_if_(idsMedialNativity_(cleanment))_return_union_(foreign_(cleanment),_tokenisation_(postForeign_(cleanment)));</text:p>
          </table:table-cell>
          <table:table-cell table:number-columns-repeated="250"/>
        </table:table-row>
        <table:table-row table:style-name="ro1">
          <table:table-cell table:formula="oooc:=LOW(QUIET([.A22];[.E23]))" office:value-type="string" office:string-value="mln:">
            <text:p>mln:</text:p>
          </table:table-cell>
          <table:table-cell table:formula="oooc:=QUIET([.B22];[.E23])" office:value-type="string" office:string-value="info.lrbh.codive.schema.template">
            <text:p>info.lrbh.codive.schema.template</text:p>
          </table:table-cell>
          <table:table-cell table:formula="oooc:=QUIET([.C22];[.E23])" office:value-type="string" office:string-value="Tokeniser">
            <text:p>Tokeniser</text:p>
          </table:table-cell>
          <table:table-cell table:formula="oooc:=QUIET([.D22];[.E23])" office:value-type="string" office:string-value="tokenisation">
            <text:p>tokenisation</text:p>
          </table:table-cell>
          <table:table-cell office:value-type="float" office:value="4">
            <text:p>4</text:p>
          </table:table-cell>
          <table:table-cell office:value-type="string">
            <text:p>__else_return_union_(finalToken_(cleanment),_null);</text:p>
          </table:table-cell>
          <table:table-cell table:number-columns-repeated="250"/>
        </table:table-row>
        <table:table-row table:style-name="ro1">
          <table:table-cell table:formula="oooc:=LOW(QUIET([.A23];[.E24]))" office:value-type="string" office:string-value="mln:">
            <text:p>mln:</text:p>
          </table:table-cell>
          <table:table-cell table:formula="oooc:=QUIET([.B23];[.E24])" office:value-type="string" office:string-value="info.lrbh.codive.schema.template">
            <text:p>info.lrbh.codive.schema.template</text:p>
          </table:table-cell>
          <table:table-cell table:formula="oooc:=QUIET([.C23];[.E24])" office:value-type="string" office:string-value="Tokeniser">
            <text:p>Tokeniser</text:p>
          </table:table-cell>
          <table:table-cell table:formula="oooc:=QUIET([.D23];[.E24])" office:value-type="string" office:string-value="tokenisation">
            <text:p>tokenisation</text:p>
          </table:table-cell>
          <table:table-cell office:value-type="float" office:value="5">
            <text:p>5</text:p>
          </table:table-cell>
          <table:table-cell office:value-type="string">
            <text:p>else_return_union_(null,_null);</text:p>
          </table:table-cell>
          <table:table-cell table:number-columns-repeated="250"/>
        </table:table-row>
        <table:table-row table:style-name="ro1">
          <table:table-cell table:formula="oooc:=LOW(QUIET([.A24];[.E25]))" office:value-type="string" office:string-value="mln:">
            <text:p>mln:</text:p>
          </table:table-cell>
          <table:table-cell table:formula="oooc:=QUIET([.B24];[.E25])" office:value-type="string" office:string-value="info.lrbh.codive.schema.template">
            <text:p>info.lrbh.codive.schema.template</text:p>
          </table:table-cell>
          <table:table-cell table:style-name="ce11" table:formula="oooc:=[proz.C4]" office:value-type="string" office:string-value="Parser">
            <text:p>Parser</text:p>
          </table:table-cell>
          <table:table-cell table:style-name="ce11" table:formula="oooc:=[mtdz.D4]" office:value-type="string" office:string-value="parsing">
            <text:p>parsing</text:p>
          </table:table-cell>
          <table:table-cell office:value-type="float" office:value="1">
            <text:p>1</text:p>
          </table:table-cell>
          <table:table-cell office:value-type="string">
            <text:p>Parsement_parsement_=_new_Parsement_();</text:p>
          </table:table-cell>
          <table:table-cell table:number-columns-repeated="250"/>
        </table:table-row>
        <table:table-row table:style-name="ro1">
          <table:table-cell table:formula="oooc:=LOW(QUIET([.A25];[.E26]))" office:value-type="string" office:string-value="mln:">
            <text:p>mln:</text:p>
          </table:table-cell>
          <table:table-cell table:formula="oooc:=QUIET([.B25];[.E26])" office:value-type="string" office:string-value="info.lrbh.codive.schema.template">
            <text:p>info.lrbh.codive.schema.template</text:p>
          </table:table-cell>
          <table:table-cell table:formula="oooc:=QUIET([.C25];[.E26])" office:value-type="string" office:string-value="Parser">
            <text:p>Parser</text:p>
          </table:table-cell>
          <table:table-cell table:formula="oooc:=QUIET([.D25];[.E26])" office:value-type="string" office:string-value="parsing">
            <text:p>parsing</text:p>
          </table:table-cell>
          <table:table-cell office:value-type="float" office:value="2">
            <text:p>2</text:p>
          </table:table-cell>
          <table:table-cell office:value-type="string">
            <text:p>parsement.setParsementz_(parsementz_(tokenz));</text:p>
          </table:table-cell>
          <table:table-cell table:number-columns-repeated="250"/>
        </table:table-row>
        <table:table-row table:style-name="ro1">
          <table:table-cell table:formula="oooc:=LOW(QUIET([.A26];[.E27]))" office:value-type="string" office:string-value="mln:">
            <text:p>mln:</text:p>
          </table:table-cell>
          <table:table-cell table:formula="oooc:=QUIET([.B26];[.E27])" office:value-type="string" office:string-value="info.lrbh.codive.schema.template">
            <text:p>info.lrbh.codive.schema.template</text:p>
          </table:table-cell>
          <table:table-cell table:formula="oooc:=QUIET([.C26];[.E27])" office:value-type="string" office:string-value="Parser">
            <text:p>Parser</text:p>
          </table:table-cell>
          <table:table-cell table:formula="oooc:=QUIET([.D26];[.E27])" office:value-type="string" office:string-value="parsing">
            <text:p>parsing</text:p>
          </table:table-cell>
          <table:table-cell office:value-type="float" office:value="3">
            <text:p>3</text:p>
          </table:table-cell>
          <table:table-cell office:value-type="string">
            <text:p>return_parsement;</text:p>
          </table:table-cell>
          <table:table-cell table:number-columns-repeated="250"/>
        </table:table-row>
        <table:table-row table:style-name="ro1">
          <table:table-cell table:formula="oooc:=LOW(QUIET([.A27];[.E28]))" office:value-type="string" office:string-value="mln:">
            <text:p>mln:</text:p>
          </table:table-cell>
          <table:table-cell table:formula="oooc:=QUIET([.B27];[.E28])" office:value-type="string" office:string-value="info.lrbh.codive.schema.template">
            <text:p>info.lrbh.codive.schema.template</text:p>
          </table:table-cell>
          <table:table-cell table:style-name="ce11" table:formula="oooc:=[proz.C5]" office:value-type="string" office:string-value="Linker">
            <text:p>Linker</text:p>
          </table:table-cell>
          <table:table-cell table:style-name="ce11" table:formula="oooc:=[mtdz.D5]" office:value-type="string" office:string-value="linking">
            <text:p>linking</text:p>
          </table:table-cell>
          <table:table-cell office:value-type="float" office:value="1">
            <text:p>1</text:p>
          </table:table-cell>
          <table:table-cell office:value-type="string">
            <text:p>context_=_new_HashMap_&lt;String,_Record&gt;_();</text:p>
          </table:table-cell>
          <table:table-cell table:number-columns-repeated="250"/>
        </table:table-row>
        <table:table-row table:style-name="ro1">
          <table:table-cell table:formula="oooc:=LOW(QUIET([.A28];[.E29]))" office:value-type="string" office:string-value="mln:">
            <text:p>mln:</text:p>
          </table:table-cell>
          <table:table-cell table:formula="oooc:=QUIET([.B28];[.E29])" office:value-type="string" office:string-value="info.lrbh.codive.schema.template">
            <text:p>info.lrbh.codive.schema.template</text:p>
          </table:table-cell>
          <table:table-cell table:formula="oooc:=QUIET([.C28];[.E29])" office:value-type="string" office:string-value="Linker">
            <text:p>Linker</text:p>
          </table:table-cell>
          <table:table-cell table:formula="oooc:=QUIET([.D28];[.E29])" office:value-type="string" office:string-value="linking">
            <text:p>linking</text:p>
          </table:table-cell>
          <table:table-cell office:value-type="float" office:value="2">
            <text:p>2</text:p>
          </table:table-cell>
          <table:table-cell office:value-type="string">
            <text:p>for_(Record_<text:a xlink:href="mailto:record@1">record@1</text:a>_recordz.values_())</text:p>
          </table:table-cell>
          <table:table-cell table:number-columns-repeated="250"/>
        </table:table-row>
        <table:table-row table:style-name="ro1">
          <table:table-cell table:formula="oooc:=LOW(QUIET([.A29];[.E30]))" office:value-type="string" office:string-value="mln:">
            <text:p>mln:</text:p>
          </table:table-cell>
          <table:table-cell table:formula="oooc:=QUIET([.B29];[.E30])" office:value-type="string" office:string-value="info.lrbh.codive.schema.template">
            <text:p>info.lrbh.codive.schema.template</text:p>
          </table:table-cell>
          <table:table-cell table:formula="oooc:=QUIET([.C29];[.E30])" office:value-type="string" office:string-value="Linker">
            <text:p>Linker</text:p>
          </table:table-cell>
          <table:table-cell table:formula="oooc:=QUIET([.D29];[.E30])" office:value-type="string" office:string-value="linking">
            <text:p>linking</text:p>
          </table:table-cell>
          <table:table-cell office:value-type="float" office:value="3">
            <text:p>3</text:p>
          </table:table-cell>
          <table:table-cell office:value-type="string">
            <text:p>__if_(idsStatic_(record))</text:p>
          </table:table-cell>
          <table:table-cell table:number-columns-repeated="250"/>
        </table:table-row>
        <table:table-row table:style-name="ro1">
          <table:table-cell table:formula="oooc:=LOW(QUIET([.A30];[.E31]))" office:value-type="string" office:string-value="mln:">
            <text:p>mln:</text:p>
          </table:table-cell>
          <table:table-cell table:formula="oooc:=QUIET([.B30];[.E31])" office:value-type="string" office:string-value="info.lrbh.codive.schema.template">
            <text:p>info.lrbh.codive.schema.template</text:p>
          </table:table-cell>
          <table:table-cell table:formula="oooc:=QUIET([.C30];[.E31])" office:value-type="string" office:string-value="Linker">
            <text:p>Linker</text:p>
          </table:table-cell>
          <table:table-cell table:formula="oooc:=QUIET([.D30];[.E31])" office:value-type="string" office:string-value="linking">
            <text:p>linking</text:p>
          </table:table-cell>
          <table:table-cell office:value-type="float" office:value="4">
            <text:p>4</text:p>
          </table:table-cell>
          <table:table-cell office:value-type="string">
            <text:p>____context.put_(record.ref_(),_record);</text:p>
          </table:table-cell>
          <table:table-cell table:number-columns-repeated="250"/>
        </table:table-row>
        <table:table-row table:style-name="ro1">
          <table:table-cell table:formula="oooc:=LOW(QUIET([.A31];[.E32]))" office:value-type="string" office:string-value="mln:">
            <text:p>mln:</text:p>
          </table:table-cell>
          <table:table-cell table:formula="oooc:=QUIET([.B31];[.E32])" office:value-type="string" office:string-value="info.lrbh.codive.schema.template">
            <text:p>info.lrbh.codive.schema.template</text:p>
          </table:table-cell>
          <table:table-cell table:formula="oooc:=QUIET([.C31];[.E32])" office:value-type="string" office:string-value="Linker">
            <text:p>Linker</text:p>
          </table:table-cell>
          <table:table-cell table:formula="oooc:=QUIET([.D31];[.E32])" office:value-type="string" office:string-value="linking">
            <text:p>linking</text:p>
          </table:table-cell>
          <table:table-cell office:value-type="float" office:value="5">
            <text:p>5</text:p>
          </table:table-cell>
          <table:table-cell office:value-type="string">
            <text:p>return_linking_(parsement.parsementz_(),_keyz,_recordz);</text:p>
          </table:table-cell>
          <table:table-cell table:number-columns-repeated="250"/>
        </table:table-row>
        <table:table-row table:style-name="ro1">
          <table:table-cell table:formula="oooc:=LOW(QUIET([.A32];[.E33]))" office:value-type="string" office:string-value="mln:">
            <text:p>mln:</text:p>
          </table:table-cell>
          <table:table-cell table:formula="oooc:=QUIET([.B32];[.E33])" office:value-type="string" office:string-value="info.lrbh.codive.schema.template">
            <text:p>info.lrbh.codive.schema.template</text:p>
          </table:table-cell>
          <table:table-cell table:style-name="ce11" table:formula="oooc:=[proz.C6]" office:value-type="string" office:string-value="Compiler">
            <text:p>Compiler</text:p>
          </table:table-cell>
          <table:table-cell table:style-name="ce11" table:formula="oooc:=[mtdz.D6]" office:value-type="string" office:string-value="compilation">
            <text:p>compilation</text:p>
          </table:table-cell>
          <table:table-cell office:value-type="float" office:value="1">
            <text:p>1</text:p>
          </table:table-cell>
          <table:table-cell office:value-type="string">
            <text:p>if_(idsCompilability_(linkz))</text:p>
          </table:table-cell>
          <table:table-cell table:number-columns-repeated="250"/>
        </table:table-row>
        <table:table-row table:style-name="ro1">
          <table:table-cell table:formula="oooc:=LOW(QUIET([.A33];[.E34]))" office:value-type="string" office:string-value="mln:">
            <text:p>mln:</text:p>
          </table:table-cell>
          <table:table-cell table:formula="oooc:=QUIET([.B33];[.E34])" office:value-type="string" office:string-value="info.lrbh.codive.schema.template">
            <text:p>info.lrbh.codive.schema.template</text:p>
          </table:table-cell>
          <table:table-cell table:formula="oooc:=QUIET([.C33];[.E34])" office:value-type="string" office:string-value="Compiler">
            <text:p>Compiler</text:p>
          </table:table-cell>
          <table:table-cell table:formula="oooc:=QUIET([.D33];[.E34])" office:value-type="string" office:string-value="compilation">
            <text:p>compilation</text:p>
          </table:table-cell>
          <table:table-cell office:value-type="float" office:value="2">
            <text:p>2</text:p>
          </table:table-cell>
          <table:table-cell office:value-type="string">
            <text:p>__return_union</text:p>
          </table:table-cell>
          <table:table-cell table:number-columns-repeated="250"/>
        </table:table-row>
        <table:table-row table:style-name="ro1">
          <table:table-cell table:formula="oooc:=LOW(QUIET([.A34];[.E35]))" office:value-type="string" office:string-value="mln:">
            <text:p>mln:</text:p>
          </table:table-cell>
          <table:table-cell table:formula="oooc:=QUIET([.B34];[.E35])" office:value-type="string" office:string-value="info.lrbh.codive.schema.template">
            <text:p>info.lrbh.codive.schema.template</text:p>
          </table:table-cell>
          <table:table-cell table:formula="oooc:=QUIET([.C34];[.E35])" office:value-type="string" office:string-value="Compiler">
            <text:p>Compiler</text:p>
          </table:table-cell>
          <table:table-cell table:formula="oooc:=QUIET([.D34];[.E35])" office:value-type="string" office:string-value="compilation">
            <text:p>compilation</text:p>
          </table:table-cell>
          <table:table-cell office:value-type="float" office:value="3">
            <text:p>3</text:p>
          </table:table-cell>
          <table:table-cell office:value-type="string">
            <text:p>__(</text:p>
          </table:table-cell>
          <table:table-cell table:number-columns-repeated="250"/>
        </table:table-row>
        <table:table-row table:style-name="ro1">
          <table:table-cell table:formula="oooc:=LOW(QUIET([.A35];[.E36]))" office:value-type="string" office:string-value="mln:">
            <text:p>mln:</text:p>
          </table:table-cell>
          <table:table-cell table:formula="oooc:=QUIET([.B35];[.E36])" office:value-type="string" office:string-value="info.lrbh.codive.schema.template">
            <text:p>info.lrbh.codive.schema.template</text:p>
          </table:table-cell>
          <table:table-cell table:formula="oooc:=QUIET([.C35];[.E36])" office:value-type="string" office:string-value="Compiler">
            <text:p>Compiler</text:p>
          </table:table-cell>
          <table:table-cell table:formula="oooc:=QUIET([.D35];[.E36])" office:value-type="string" office:string-value="compilation">
            <text:p>compilation</text:p>
          </table:table-cell>
          <table:table-cell office:value-type="float" office:value="4">
            <text:p>4</text:p>
          </table:table-cell>
          <table:table-cell office:value-type="string">
            <text:p>____compilement_(first_(linkz,_eofMarker)),</text:p>
          </table:table-cell>
          <table:table-cell table:number-columns-repeated="250"/>
        </table:table-row>
        <table:table-row table:style-name="ro1">
          <table:table-cell table:formula="oooc:=LOW(QUIET([.A36];[.E37]))" office:value-type="string" office:string-value="mln:">
            <text:p>mln:</text:p>
          </table:table-cell>
          <table:table-cell table:formula="oooc:=QUIET([.B36];[.E37])" office:value-type="string" office:string-value="info.lrbh.codive.schema.template">
            <text:p>info.lrbh.codive.schema.template</text:p>
          </table:table-cell>
          <table:table-cell table:formula="oooc:=QUIET([.C36];[.E37])" office:value-type="string" office:string-value="Compiler">
            <text:p>Compiler</text:p>
          </table:table-cell>
          <table:table-cell table:formula="oooc:=QUIET([.D36];[.E37])" office:value-type="string" office:string-value="compilation">
            <text:p>compilation</text:p>
          </table:table-cell>
          <table:table-cell office:value-type="float" office:value="5">
            <text:p>5</text:p>
          </table:table-cell>
          <table:table-cell office:value-type="string">
            <text:p>____compilation_(rest_(linkz,_eofMarker),_eofMarker)</text:p>
          </table:table-cell>
          <table:table-cell table:number-columns-repeated="250"/>
        </table:table-row>
        <table:table-row table:style-name="ro1">
          <table:table-cell table:formula="oooc:=LOW(QUIET([.A37];[.E38]))" office:value-type="string" office:string-value="mln:">
            <text:p>mln:</text:p>
          </table:table-cell>
          <table:table-cell table:formula="oooc:=QUIET([.B37];[.E38])" office:value-type="string" office:string-value="info.lrbh.codive.schema.template">
            <text:p>info.lrbh.codive.schema.template</text:p>
          </table:table-cell>
          <table:table-cell table:formula="oooc:=QUIET([.C37];[.E38])" office:value-type="string" office:string-value="Compiler">
            <text:p>Compiler</text:p>
          </table:table-cell>
          <table:table-cell table:formula="oooc:=QUIET([.D37];[.E38])" office:value-type="string" office:string-value="compilation">
            <text:p>compilation</text:p>
          </table:table-cell>
          <table:table-cell office:value-type="float" office:value="6">
            <text:p>6</text:p>
          </table:table-cell>
          <table:table-cell office:value-type="string">
            <text:p>__);</text:p>
          </table:table-cell>
          <table:table-cell table:number-columns-repeated="250"/>
        </table:table-row>
        <table:table-row table:style-name="ro1">
          <table:table-cell table:formula="oooc:=LOW(QUIET([.A38];[.E39]))" office:value-type="string" office:string-value="mln:">
            <text:p>mln:</text:p>
          </table:table-cell>
          <table:table-cell table:formula="oooc:=QUIET([.B38];[.E39])" office:value-type="string" office:string-value="info.lrbh.codive.schema.template">
            <text:p>info.lrbh.codive.schema.template</text:p>
          </table:table-cell>
          <table:table-cell table:formula="oooc:=QUIET([.C38];[.E39])" office:value-type="string" office:string-value="Compiler">
            <text:p>Compiler</text:p>
          </table:table-cell>
          <table:table-cell table:formula="oooc:=QUIET([.D38];[.E39])" office:value-type="string" office:string-value="compilation">
            <text:p>compilation</text:p>
          </table:table-cell>
          <table:table-cell office:value-type="float" office:value="7">
            <text:p>7</text:p>
          </table:table-cell>
          <table:table-cell office:value-type="string">
            <text:p>else_return_union_(null,_null);</text:p>
          </table:table-cell>
          <table:table-cell table:number-columns-repeated="250"/>
        </table:table-row>
        <table:table-row table:style-name="ro1">
          <table:table-cell table:formula="oooc:=LOW(QUIET([.A39];[.E40]))" office:value-type="string" office:string-value=".">
            <text:p>.</text:p>
          </table:table-cell>
          <table:table-cell table:formula="oooc:=QUIET([.B39];[.E40])" office:value-type="string" office:string-value=".">
            <text:p>.</text:p>
          </table:table-cell>
          <table:table-cell table:formula="oooc:=QUIET([.C39];[.E40])" office:value-type="string" office:string-value=".">
            <text:p>.</text:p>
          </table:table-cell>
          <table:table-cell table:formula="oooc:=QUIET([.D39];[.E40])" office:value-type="string" office:string-value=".">
            <text:p>.</text:p>
          </table:table-cell>
          <table:table-cell/>
          <table:table-cell table:number-columns-repeated="251"/>
        </table:table-row>
        <table:table-row table:style-name="ro1">
          <table:table-cell table:formula="oooc:=LOW(QUIET([.A40];[.E41]))" office:value-type="string" office:string-value=".">
            <text:p>.</text:p>
          </table:table-cell>
          <table:table-cell table:formula="oooc:=QUIET([.B40];[.E41])" office:value-type="string" office:string-value=".">
            <text:p>.</text:p>
          </table:table-cell>
          <table:table-cell table:formula="oooc:=QUIET([.C40];[.E41])" office:value-type="string" office:string-value=".">
            <text:p>.</text:p>
          </table:table-cell>
          <table:table-cell table:formula="oooc:=QUIET([.D40];[.E41])" office:value-type="string" office:string-value=".">
            <text:p>.</text:p>
          </table:table-cell>
          <table:table-cell/>
          <table:table-cell table:number-columns-repeated="251"/>
        </table:table-row>
        <table:table-row table:style-name="ro1">
          <table:table-cell table:formula="oooc:=LOW(QUIET([.A41];[.E42]))" office:value-type="string" office:string-value=".">
            <text:p>.</text:p>
          </table:table-cell>
          <table:table-cell table:formula="oooc:=QUIET([.B41];[.E42])" office:value-type="string" office:string-value=".">
            <text:p>.</text:p>
          </table:table-cell>
          <table:table-cell table:formula="oooc:=QUIET([.C41];[.E42])" office:value-type="string" office:string-value=".">
            <text:p>.</text:p>
          </table:table-cell>
          <table:table-cell table:formula="oooc:=QUIET([.D41];[.E42])" office:value-type="string" office:string-value=".">
            <text:p>.</text:p>
          </table:table-cell>
          <table:table-cell/>
          <table:table-cell table:number-columns-repeated="251"/>
        </table:table-row>
        <table:table-row table:style-name="ro1">
          <table:table-cell table:formula="oooc:=LOW(QUIET([.A42];[.E43]))" office:value-type="string" office:string-value=".">
            <text:p>.</text:p>
          </table:table-cell>
          <table:table-cell table:formula="oooc:=QUIET([.B42];[.E43])" office:value-type="string" office:string-value=".">
            <text:p>.</text:p>
          </table:table-cell>
          <table:table-cell table:formula="oooc:=QUIET([.C42];[.E43])" office:value-type="string" office:string-value=".">
            <text:p>.</text:p>
          </table:table-cell>
          <table:table-cell table:formula="oooc:=QUIET([.D42];[.E43])" office:value-type="string" office:string-value=".">
            <text:p>.</text:p>
          </table:table-cell>
          <table:table-cell/>
          <table:table-cell table:number-columns-repeated="251"/>
        </table:table-row>
        <table:table-row table:style-name="ro1">
          <table:table-cell table:formula="oooc:=LOW(QUIET([.A43];[.E44]))" office:value-type="string" office:string-value=".">
            <text:p>.</text:p>
          </table:table-cell>
          <table:table-cell table:formula="oooc:=QUIET([.B43];[.E44])" office:value-type="string" office:string-value=".">
            <text:p>.</text:p>
          </table:table-cell>
          <table:table-cell table:formula="oooc:=QUIET([.C43];[.E44])" office:value-type="string" office:string-value=".">
            <text:p>.</text:p>
          </table:table-cell>
          <table:table-cell table:formula="oooc:=QUIET([.D43];[.E44])" office:value-type="string" office:string-value=".">
            <text:p>.</text:p>
          </table:table-cell>
          <table:table-cell/>
          <table:table-cell table:number-columns-repeated="251"/>
        </table:table-row>
        <table:table-row table:style-name="ro1">
          <table:table-cell table:formula="oooc:=LOW(QUIET([.A44];[.E45]))" office:value-type="string" office:string-value=".">
            <text:p>.</text:p>
          </table:table-cell>
          <table:table-cell table:formula="oooc:=QUIET([.B44];[.E45])" office:value-type="string" office:string-value=".">
            <text:p>.</text:p>
          </table:table-cell>
          <table:table-cell table:formula="oooc:=QUIET([.C44];[.E45])" office:value-type="string" office:string-value=".">
            <text:p>.</text:p>
          </table:table-cell>
          <table:table-cell table:formula="oooc:=QUIET([.D44];[.E45])" office:value-type="string" office:string-value=".">
            <text:p>.</text:p>
          </table:table-cell>
          <table:table-cell/>
          <table:table-cell table:number-columns-repeated="251"/>
        </table:table-row>
        <table:table-row table:style-name="ro1">
          <table:table-cell table:formula="oooc:=LOW(QUIET([.A45];[.E46]))" office:value-type="string" office:string-value=".">
            <text:p>.</text:p>
          </table:table-cell>
          <table:table-cell table:formula="oooc:=QUIET([.B45];[.E46])" office:value-type="string" office:string-value=".">
            <text:p>.</text:p>
          </table:table-cell>
          <table:table-cell table:formula="oooc:=QUIET([.C45];[.E46])" office:value-type="string" office:string-value=".">
            <text:p>.</text:p>
          </table:table-cell>
          <table:table-cell table:formula="oooc:=QUIET([.D45];[.E46])" office:value-type="string" office:string-value=".">
            <text:p>.</text:p>
          </table:table-cell>
          <table:table-cell/>
          <table:table-cell table:number-columns-repeated="251"/>
        </table:table-row>
        <table:table-row table:style-name="ro1">
          <table:table-cell table:formula="oooc:=LOW(QUIET([.A46];[.E47]))" office:value-type="string" office:string-value=".">
            <text:p>.</text:p>
          </table:table-cell>
          <table:table-cell table:formula="oooc:=QUIET([.B46];[.E47])" office:value-type="string" office:string-value=".">
            <text:p>.</text:p>
          </table:table-cell>
          <table:table-cell table:formula="oooc:=QUIET([.C46];[.E47])" office:value-type="string" office:string-value=".">
            <text:p>.</text:p>
          </table:table-cell>
          <table:table-cell table:formula="oooc:=QUIET([.D46];[.E47])" office:value-type="string" office:string-value=".">
            <text:p>.</text:p>
          </table:table-cell>
          <table:table-cell/>
          <table:table-cell table:number-columns-repeated="251"/>
        </table:table-row>
        <table:table-row table:style-name="ro1">
          <table:table-cell table:formula="oooc:=LOW(QUIET([.A47];[.E48]))" office:value-type="string" office:string-value=".">
            <text:p>.</text:p>
          </table:table-cell>
          <table:table-cell table:formula="oooc:=QUIET([.B47];[.E48])" office:value-type="string" office:string-value=".">
            <text:p>.</text:p>
          </table:table-cell>
          <table:table-cell table:formula="oooc:=QUIET([.C47];[.E48])" office:value-type="string" office:string-value=".">
            <text:p>.</text:p>
          </table:table-cell>
          <table:table-cell table:formula="oooc:=QUIET([.D47];[.E48])" office:value-type="string" office:string-value=".">
            <text:p>.</text:p>
          </table:table-cell>
          <table:table-cell/>
          <table:table-cell table:number-columns-repeated="251"/>
        </table:table-row>
        <table:table-row table:style-name="ro1">
          <table:table-cell table:formula="oooc:=LOW(QUIET([.A48];[.E49]))" office:value-type="string" office:string-value=".">
            <text:p>.</text:p>
          </table:table-cell>
          <table:table-cell table:formula="oooc:=QUIET([.B48];[.E49])" office:value-type="string" office:string-value=".">
            <text:p>.</text:p>
          </table:table-cell>
          <table:table-cell table:formula="oooc:=QUIET([.C48];[.E49])" office:value-type="string" office:string-value=".">
            <text:p>.</text:p>
          </table:table-cell>
          <table:table-cell table:formula="oooc:=QUIET([.D48];[.E49])" office:value-type="string" office:string-value=".">
            <text:p>.</text:p>
          </table:table-cell>
          <table:table-cell/>
          <table:table-cell table:number-columns-repeated="251"/>
        </table:table-row>
        <table:table-row table:style-name="ro1">
          <table:table-cell table:formula="oooc:=LOW(QUIET([.A49];[.E50]))" office:value-type="string" office:string-value=".">
            <text:p>.</text:p>
          </table:table-cell>
          <table:table-cell table:formula="oooc:=QUIET([.B49];[.E50])" office:value-type="string" office:string-value=".">
            <text:p>.</text:p>
          </table:table-cell>
          <table:table-cell table:formula="oooc:=QUIET([.C49];[.E50])" office:value-type="string" office:string-value=".">
            <text:p>.</text:p>
          </table:table-cell>
          <table:table-cell table:formula="oooc:=QUIET([.D49];[.E50])" office:value-type="string" office:string-value=".">
            <text:p>.</text:p>
          </table:table-cell>
          <table:table-cell/>
          <table:table-cell table:number-columns-repeated="251"/>
        </table:table-row>
        <table:table-row table:style-name="ro1">
          <table:table-cell table:formula="oooc:=LOW(QUIET([.A50];[.E51]))" office:value-type="string" office:string-value=".">
            <text:p>.</text:p>
          </table:table-cell>
          <table:table-cell table:formula="oooc:=QUIET([.B50];[.E51])" office:value-type="string" office:string-value=".">
            <text:p>.</text:p>
          </table:table-cell>
          <table:table-cell table:formula="oooc:=QUIET([.C50];[.E51])" office:value-type="string" office:string-value=".">
            <text:p>.</text:p>
          </table:table-cell>
          <table:table-cell table:formula="oooc:=QUIET([.D50];[.E51])" office:value-type="string" office:string-value=".">
            <text:p>.</text:p>
          </table:table-cell>
          <table:table-cell/>
          <table:table-cell table:number-columns-repeated="251"/>
        </table:table-row>
        <table:table-row table:style-name="ro1">
          <table:table-cell table:formula="oooc:=LOW(QUIET([.A51];[.E52]))" office:value-type="string" office:string-value=".">
            <text:p>.</text:p>
          </table:table-cell>
          <table:table-cell table:formula="oooc:=QUIET([.B51];[.E52])" office:value-type="string" office:string-value=".">
            <text:p>.</text:p>
          </table:table-cell>
          <table:table-cell table:formula="oooc:=QUIET([.C51];[.E52])" office:value-type="string" office:string-value=".">
            <text:p>.</text:p>
          </table:table-cell>
          <table:table-cell table:formula="oooc:=QUIET([.D51];[.E52])" office:value-type="string" office:string-value=".">
            <text:p>.</text:p>
          </table:table-cell>
          <table:table-cell/>
          <table:table-cell table:number-columns-repeated="251"/>
        </table:table-row>
        <table:table-row table:style-name="ro1">
          <table:table-cell table:formula="oooc:=LOW(QUIET([.A52];[.E53]))" office:value-type="string" office:string-value=".">
            <text:p>.</text:p>
          </table:table-cell>
          <table:table-cell table:formula="oooc:=QUIET([.B52];[.E53])" office:value-type="string" office:string-value=".">
            <text:p>.</text:p>
          </table:table-cell>
          <table:table-cell table:formula="oooc:=QUIET([.C52];[.E53])" office:value-type="string" office:string-value=".">
            <text:p>.</text:p>
          </table:table-cell>
          <table:table-cell table:formula="oooc:=QUIET([.D52];[.E53])" office:value-type="string" office:string-value=".">
            <text:p>.</text:p>
          </table:table-cell>
          <table:table-cell/>
          <table:table-cell table:number-columns-repeated="251"/>
        </table:table-row>
        <table:table-row table:style-name="ro1">
          <table:table-cell table:formula="oooc:=LOW(QUIET([.A53];[.E54]))" office:value-type="string" office:string-value=".">
            <text:p>.</text:p>
          </table:table-cell>
          <table:table-cell table:formula="oooc:=QUIET([.B53];[.E54])" office:value-type="string" office:string-value=".">
            <text:p>.</text:p>
          </table:table-cell>
          <table:table-cell table:formula="oooc:=QUIET([.C53];[.E54])" office:value-type="string" office:string-value=".">
            <text:p>.</text:p>
          </table:table-cell>
          <table:table-cell table:formula="oooc:=QUIET([.D53];[.E54])" office:value-type="string" office:string-value=".">
            <text:p>.</text:p>
          </table:table-cell>
          <table:table-cell/>
          <table:table-cell table:number-columns-repeated="251"/>
        </table:table-row>
        <table:table-row table:style-name="ro1">
          <table:table-cell table:formula="oooc:=LOW(QUIET([.A54];[.E55]))" office:value-type="string" office:string-value=".">
            <text:p>.</text:p>
          </table:table-cell>
          <table:table-cell table:formula="oooc:=QUIET([.B54];[.E55])" office:value-type="string" office:string-value=".">
            <text:p>.</text:p>
          </table:table-cell>
          <table:table-cell table:formula="oooc:=QUIET([.C54];[.E55])" office:value-type="string" office:string-value=".">
            <text:p>.</text:p>
          </table:table-cell>
          <table:table-cell table:formula="oooc:=QUIET([.D54];[.E55])" office:value-type="string" office:string-value=".">
            <text:p>.</text:p>
          </table:table-cell>
          <table:table-cell/>
          <table:table-cell table:number-columns-repeated="251"/>
        </table:table-row>
        <table:table-row table:style-name="ro1">
          <table:table-cell table:formula="oooc:=LOW(QUIET([.A55];[.E56]))" office:value-type="string" office:string-value=".">
            <text:p>.</text:p>
          </table:table-cell>
          <table:table-cell table:formula="oooc:=QUIET([.B55];[.E56])" office:value-type="string" office:string-value=".">
            <text:p>.</text:p>
          </table:table-cell>
          <table:table-cell table:formula="oooc:=QUIET([.C55];[.E56])" office:value-type="string" office:string-value=".">
            <text:p>.</text:p>
          </table:table-cell>
          <table:table-cell table:formula="oooc:=QUIET([.D55];[.E56])" office:value-type="string" office:string-value=".">
            <text:p>.</text:p>
          </table:table-cell>
          <table:table-cell/>
          <table:table-cell table:number-columns-repeated="251"/>
        </table:table-row>
        <table:table-row table:style-name="ro1">
          <table:table-cell table:formula="oooc:=LOW(QUIET([.A56];[.E57]))" office:value-type="string" office:string-value=".">
            <text:p>.</text:p>
          </table:table-cell>
          <table:table-cell table:formula="oooc:=QUIET([.B56];[.E57])" office:value-type="string" office:string-value=".">
            <text:p>.</text:p>
          </table:table-cell>
          <table:table-cell table:formula="oooc:=QUIET([.C56];[.E57])" office:value-type="string" office:string-value=".">
            <text:p>.</text:p>
          </table:table-cell>
          <table:table-cell table:formula="oooc:=QUIET([.D56];[.E57])" office:value-type="string" office:string-value=".">
            <text:p>.</text:p>
          </table:table-cell>
          <table:table-cell/>
          <table:table-cell table:number-columns-repeated="251"/>
        </table:table-row>
        <table:table-row table:style-name="ro1">
          <table:table-cell table:formula="oooc:=LOW(QUIET([.A57];[.E58]))" office:value-type="string" office:string-value=".">
            <text:p>.</text:p>
          </table:table-cell>
          <table:table-cell table:formula="oooc:=QUIET([.B57];[.E58])" office:value-type="string" office:string-value=".">
            <text:p>.</text:p>
          </table:table-cell>
          <table:table-cell table:formula="oooc:=QUIET([.C57];[.E58])" office:value-type="string" office:string-value=".">
            <text:p>.</text:p>
          </table:table-cell>
          <table:table-cell table:formula="oooc:=QUIET([.D57];[.E58])" office:value-type="string" office:string-value=".">
            <text:p>.</text:p>
          </table:table-cell>
          <table:table-cell/>
          <table:table-cell table:number-columns-repeated="251"/>
        </table:table-row>
        <table:table-row table:style-name="ro1">
          <table:table-cell table:formula="oooc:=LOW(QUIET([.A58];[.E59]))" office:value-type="string" office:string-value=".">
            <text:p>.</text:p>
          </table:table-cell>
          <table:table-cell table:formula="oooc:=QUIET([.B58];[.E59])" office:value-type="string" office:string-value=".">
            <text:p>.</text:p>
          </table:table-cell>
          <table:table-cell table:formula="oooc:=QUIET([.C58];[.E59])" office:value-type="string" office:string-value=".">
            <text:p>.</text:p>
          </table:table-cell>
          <table:table-cell table:formula="oooc:=QUIET([.D58];[.E59])" office:value-type="string" office:string-value=".">
            <text:p>.</text:p>
          </table:table-cell>
          <table:table-cell/>
          <table:table-cell table:number-columns-repeated="251"/>
        </table:table-row>
        <table:table-row table:style-name="ro1">
          <table:table-cell table:formula="oooc:=LOW(QUIET([.A59];[.E60]))" office:value-type="string" office:string-value=".">
            <text:p>.</text:p>
          </table:table-cell>
          <table:table-cell table:formula="oooc:=QUIET([.B59];[.E60])" office:value-type="string" office:string-value=".">
            <text:p>.</text:p>
          </table:table-cell>
          <table:table-cell table:formula="oooc:=QUIET([.C59];[.E60])" office:value-type="string" office:string-value=".">
            <text:p>.</text:p>
          </table:table-cell>
          <table:table-cell table:formula="oooc:=QUIET([.D59];[.E60])" office:value-type="string" office:string-value=".">
            <text:p>.</text:p>
          </table:table-cell>
          <table:table-cell/>
          <table:table-cell table:number-columns-repeated="251"/>
        </table:table-row>
        <table:table-row table:style-name="ro1">
          <table:table-cell table:formula="oooc:=LOW(QUIET([.A60];[.E61]))" office:value-type="string" office:string-value=".">
            <text:p>.</text:p>
          </table:table-cell>
          <table:table-cell table:formula="oooc:=QUIET([.B60];[.E61])" office:value-type="string" office:string-value=".">
            <text:p>.</text:p>
          </table:table-cell>
          <table:table-cell table:formula="oooc:=QUIET([.C60];[.E61])" office:value-type="string" office:string-value=".">
            <text:p>.</text:p>
          </table:table-cell>
          <table:table-cell table:formula="oooc:=QUIET([.D60];[.E61])" office:value-type="string" office:string-value=".">
            <text:p>.</text:p>
          </table:table-cell>
          <table:table-cell/>
          <table:table-cell table:number-columns-repeated="251"/>
        </table:table-row>
        <table:table-row table:style-name="ro1">
          <table:table-cell table:formula="oooc:=LOW(QUIET([.A61];[.E62]))" office:value-type="string" office:string-value=".">
            <text:p>.</text:p>
          </table:table-cell>
          <table:table-cell table:formula="oooc:=QUIET([.B61];[.E62])" office:value-type="string" office:string-value=".">
            <text:p>.</text:p>
          </table:table-cell>
          <table:table-cell table:formula="oooc:=QUIET([.C61];[.E62])" office:value-type="string" office:string-value=".">
            <text:p>.</text:p>
          </table:table-cell>
          <table:table-cell table:formula="oooc:=QUIET([.D61];[.E62])" office:value-type="string" office:string-value=".">
            <text:p>.</text:p>
          </table:table-cell>
          <table:table-cell/>
          <table:table-cell table:number-columns-repeated="251"/>
        </table:table-row>
        <table:table-row table:style-name="ro1">
          <table:table-cell table:formula="oooc:=LOW(QUIET([.A62];[.E63]))" office:value-type="string" office:string-value=".">
            <text:p>.</text:p>
          </table:table-cell>
          <table:table-cell table:formula="oooc:=QUIET([.B62];[.E63])" office:value-type="string" office:string-value=".">
            <text:p>.</text:p>
          </table:table-cell>
          <table:table-cell table:formula="oooc:=QUIET([.C62];[.E63])" office:value-type="string" office:string-value=".">
            <text:p>.</text:p>
          </table:table-cell>
          <table:table-cell table:formula="oooc:=QUIET([.D62];[.E63])" office:value-type="string" office:string-value=".">
            <text:p>.</text:p>
          </table:table-cell>
          <table:table-cell/>
          <table:table-cell table:number-columns-repeated="251"/>
        </table:table-row>
        <table:table-row table:style-name="ro1">
          <table:table-cell table:formula="oooc:=LOW(QUIET([.A63];[.E64]))" office:value-type="string" office:string-value=".">
            <text:p>.</text:p>
          </table:table-cell>
          <table:table-cell table:formula="oooc:=QUIET([.B63];[.E64])" office:value-type="string" office:string-value=".">
            <text:p>.</text:p>
          </table:table-cell>
          <table:table-cell table:formula="oooc:=QUIET([.C63];[.E64])" office:value-type="string" office:string-value=".">
            <text:p>.</text:p>
          </table:table-cell>
          <table:table-cell table:formula="oooc:=QUIET([.D63];[.E64])" office:value-type="string" office:string-value=".">
            <text:p>.</text:p>
          </table:table-cell>
          <table:table-cell/>
          <table:table-cell table:number-columns-repeated="251"/>
        </table:table-row>
        <table:table-row table:style-name="ro1" table:number-rows-repeated="65471">
          <table:table-cell table:number-columns-repeated="256"/>
        </table:table-row>
        <table:table-row table:style-name="ro1">
          <table:table-cell table:number-columns-repeated="256"/>
        </table:table-row>
      </table:table>
      <table:table table:name="plnz" table:style-name="ta1" table:print="false">
        <office:forms form:automatic-focus="false" form:apply-design-mode="false"/>
        <table:table-column table:style-name="co34" table:default-cell-style-name="Default"/>
        <table:table-column table:style-name="co25" table:default-cell-style-name="Default"/>
        <table:table-column table:style-name="co10" table:default-cell-style-name="Default"/>
        <table:table-column table:style-name="co32" table:default-cell-style-name="ce3"/>
        <table:table-column table:style-name="co35" table:default-cell-style-name="ce3"/>
        <table:table-column table:style-name="co3" table:number-columns-repeated="251" table:default-cell-style-name="Default"/>
        <table:table-row table:style-name="ro1">
          <table:table-cell table:style-name="ce1" office:value-type="string">
            <text:p>Pln:</text:p>
          </table:table-cell>
          <table:table-cell table:style-name="ce1" office:value-type="string">
            <text:p>pro.pkg.name*</text:p>
          </table:table-cell>
          <table:table-cell table:style-name="ce1" office:value-type="string">
            <text:p>pro.name*</text:p>
          </table:table-cell>
          <table:table-cell table:style-name="ce1" office:value-type="string">
            <text:p>name*</text:p>
          </table:table-cell>
          <table:table-cell table:style-name="ce1" office:value-type="string">
            <text:p>value</text:p>
          </table:table-cell>
          <table:table-cell table:style-name="ce1" table:number-columns-repeated="251"/>
        </table:table-row>
        <table:table-row table:style-name="ro1">
          <table:table-cell table:formula="oooc:=LOW(QUIET([.A1];[.D2]))" office:value-type="string" office:string-value="pln:">
            <text:p>pln:</text:p>
          </table:table-cell>
          <table:table-cell table:style-name="ce11" table:formula="oooc:=[pkgz.B6]" office:value-type="string" office:string-value="info.lrbh.codive.schema.template">
            <text:p>info.lrbh.codive.schema.template</text:p>
          </table:table-cell>
          <table:table-cell table:style-name="ce11" table:formula="oooc:=[proz.C2]" office:value-type="string" office:string-value="Cleaner">
            <text:p>Cleaner</text:p>
          </table:table-cell>
          <table:table-cell office:value-type="float" office:value="1">
            <text:p>1</text:p>
          </table:table-cell>
          <table:table-cell office:value-type="string">
            <text:p>public_static_final_String_escaped_(String_string)</text:p>
          </table:table-cell>
          <table:table-cell table:number-columns-repeated="251"/>
        </table:table-row>
        <table:table-row table:style-name="ro1">
          <table:table-cell table:formula="oooc:=LOW(QUIET([.A2];[.D3]))" office:value-type="string" office:string-value="pln:">
            <text:p>pln:</text:p>
          </table:table-cell>
          <table:table-cell table:formula="oooc:=LOW(QUIET([.B2];[.D3]))" office:value-type="string" office:string-value="info.lrbh.codive.schema.template">
            <text:p>info.lrbh.codive.schema.template</text:p>
          </table:table-cell>
          <table:table-cell table:formula="oooc:=QUIET([.C2];[.D3])" office:value-type="string" office:string-value="Cleaner">
            <text:p>Cleaner</text:p>
          </table:table-cell>
          <table:table-cell office:value-type="float" office:value="2">
            <text:p>2</text:p>
          </table:table-cell>
          <table:table-cell office:value-type="string">
            <text:p>{</text:p>
          </table:table-cell>
          <table:table-cell table:number-columns-repeated="251"/>
        </table:table-row>
        <table:table-row table:style-name="ro1">
          <table:table-cell table:formula="oooc:=LOW(QUIET([.A3];[.D4]))" office:value-type="string" office:string-value="pln:">
            <text:p>pln:</text:p>
          </table:table-cell>
          <table:table-cell table:formula="oooc:=LOW(QUIET([.B3];[.D4]))" office:value-type="string" office:string-value="info.lrbh.codive.schema.template">
            <text:p>info.lrbh.codive.schema.template</text:p>
          </table:table-cell>
          <table:table-cell table:formula="oooc:=QUIET([.C3];[.D4])" office:value-type="string" office:string-value="Cleaner">
            <text:p>Cleaner</text:p>
          </table:table-cell>
          <table:table-cell office:value-type="float" office:value="3">
            <text:p>3</text:p>
          </table:table-cell>
          <table:table-cell office:value-type="string">
            <text:p>__StringBuffer_buffer_=_new_StringBuffer_();</text:p>
          </table:table-cell>
          <table:table-cell table:number-columns-repeated="251"/>
        </table:table-row>
        <table:table-row table:style-name="ro1">
          <table:table-cell table:formula="oooc:=LOW(QUIET([.A4];[.D5]))" office:value-type="string" office:string-value="pln:">
            <text:p>pln:</text:p>
          </table:table-cell>
          <table:table-cell table:formula="oooc:=LOW(QUIET([.B4];[.D5]))" office:value-type="string" office:string-value="info.lrbh.codive.schema.template">
            <text:p>info.lrbh.codive.schema.template</text:p>
          </table:table-cell>
          <table:table-cell table:formula="oooc:=QUIET([.C4];[.D5])" office:value-type="string" office:string-value="Cleaner">
            <text:p>Cleaner</text:p>
          </table:table-cell>
          <table:table-cell office:value-type="float" office:value="4">
            <text:p>4</text:p>
          </table:table-cell>
          <table:table-cell office:value-type="string">
            <text:p>__List_&lt;String&gt;_escapable_=_Arrays.asList_("(",_")",_"{",_"}",_"[",_"]",_"^",_"$",_"\n",_"\r",_"\t",_"|");</text:p>
          </table:table-cell>
          <table:table-cell table:number-columns-repeated="251"/>
        </table:table-row>
        <table:table-row table:style-name="ro1">
          <table:table-cell table:formula="oooc:=LOW(QUIET([.A5];[.D6]))" office:value-type="string" office:string-value="pln:">
            <text:p>pln:</text:p>
          </table:table-cell>
          <table:table-cell table:formula="oooc:=LOW(QUIET([.B5];[.D6]))" office:value-type="string" office:string-value="info.lrbh.codive.schema.template">
            <text:p>info.lrbh.codive.schema.template</text:p>
          </table:table-cell>
          <table:table-cell table:formula="oooc:=QUIET([.C5];[.D6])" office:value-type="string" office:string-value="Cleaner">
            <text:p>Cleaner</text:p>
          </table:table-cell>
          <table:table-cell office:value-type="float" office:value="5">
            <text:p>5</text:p>
          </table:table-cell>
          <table:table-cell office:value-type="string">
            <text:p>__for_(Integer_i_=_0;_i_&lt;_string.length_();_i++)</text:p>
          </table:table-cell>
          <table:table-cell table:number-columns-repeated="251"/>
        </table:table-row>
        <table:table-row table:style-name="ro1">
          <table:table-cell table:formula="oooc:=LOW(QUIET([.A6];[.D7]))" office:value-type="string" office:string-value="pln:">
            <text:p>pln:</text:p>
          </table:table-cell>
          <table:table-cell table:formula="oooc:=LOW(QUIET([.B6];[.D7]))" office:value-type="string" office:string-value="info.lrbh.codive.schema.template">
            <text:p>info.lrbh.codive.schema.template</text:p>
          </table:table-cell>
          <table:table-cell table:formula="oooc:=QUIET([.C6];[.D7])" office:value-type="string" office:string-value="Cleaner">
            <text:p>Cleaner</text:p>
          </table:table-cell>
          <table:table-cell office:value-type="float" office:value="6">
            <text:p>6</text:p>
          </table:table-cell>
          <table:table-cell office:value-type="string">
            <text:p>__{</text:p>
          </table:table-cell>
          <table:table-cell table:number-columns-repeated="251"/>
        </table:table-row>
        <table:table-row table:style-name="ro1">
          <table:table-cell table:formula="oooc:=LOW(QUIET([.A7];[.D8]))" office:value-type="string" office:string-value="pln:">
            <text:p>pln:</text:p>
          </table:table-cell>
          <table:table-cell table:formula="oooc:=LOW(QUIET([.B7];[.D8]))" office:value-type="string" office:string-value="info.lrbh.codive.schema.template">
            <text:p>info.lrbh.codive.schema.template</text:p>
          </table:table-cell>
          <table:table-cell table:formula="oooc:=QUIET([.C7];[.D8])" office:value-type="string" office:string-value="Cleaner">
            <text:p>Cleaner</text:p>
          </table:table-cell>
          <table:table-cell office:value-type="float" office:value="7">
            <text:p>7</text:p>
          </table:table-cell>
          <table:table-cell office:value-type="string">
            <text:p>____String_s_=_string.substring_(i,_i_+_1);</text:p>
          </table:table-cell>
          <table:table-cell table:number-columns-repeated="251"/>
        </table:table-row>
        <table:table-row table:style-name="ro1">
          <table:table-cell table:formula="oooc:=LOW(QUIET([.A8];[.D9]))" office:value-type="string" office:string-value="pln:">
            <text:p>pln:</text:p>
          </table:table-cell>
          <table:table-cell table:formula="oooc:=LOW(QUIET([.B8];[.D9]))" office:value-type="string" office:string-value="info.lrbh.codive.schema.template">
            <text:p>info.lrbh.codive.schema.template</text:p>
          </table:table-cell>
          <table:table-cell table:formula="oooc:=QUIET([.C8];[.D9])" office:value-type="string" office:string-value="Cleaner">
            <text:p>Cleaner</text:p>
          </table:table-cell>
          <table:table-cell office:value-type="float" office:value="8">
            <text:p>8</text:p>
          </table:table-cell>
          <table:table-cell office:value-type="string">
            <text:p>____if_(escapable.contains_(s))_buffer.append_("\\").append_(s);</text:p>
          </table:table-cell>
          <table:table-cell table:number-columns-repeated="251"/>
        </table:table-row>
        <table:table-row table:style-name="ro1">
          <table:table-cell table:formula="oooc:=LOW(QUIET([.A9];[.D10]))" office:value-type="string" office:string-value="pln:">
            <text:p>pln:</text:p>
          </table:table-cell>
          <table:table-cell table:formula="oooc:=LOW(QUIET([.B9];[.D10]))" office:value-type="string" office:string-value="info.lrbh.codive.schema.template">
            <text:p>info.lrbh.codive.schema.template</text:p>
          </table:table-cell>
          <table:table-cell table:formula="oooc:=QUIET([.C9];[.D10])" office:value-type="string" office:string-value="Cleaner">
            <text:p>Cleaner</text:p>
          </table:table-cell>
          <table:table-cell office:value-type="float" office:value="9">
            <text:p>9</text:p>
          </table:table-cell>
          <table:table-cell office:value-type="string">
            <text:p>____else_buffer.append_(s);</text:p>
          </table:table-cell>
          <table:table-cell table:number-columns-repeated="251"/>
        </table:table-row>
        <table:table-row table:style-name="ro1">
          <table:table-cell table:formula="oooc:=LOW(QUIET([.A10];[.D11]))" office:value-type="string" office:string-value="pln:">
            <text:p>pln:</text:p>
          </table:table-cell>
          <table:table-cell table:formula="oooc:=LOW(QUIET([.B10];[.D11]))" office:value-type="string" office:string-value="info.lrbh.codive.schema.template">
            <text:p>info.lrbh.codive.schema.template</text:p>
          </table:table-cell>
          <table:table-cell table:formula="oooc:=QUIET([.C10];[.D11])" office:value-type="string" office:string-value="Cleaner">
            <text:p>Cleaner</text:p>
          </table:table-cell>
          <table:table-cell office:value-type="float" office:value="10">
            <text:p>10</text:p>
          </table:table-cell>
          <table:table-cell office:value-type="string">
            <text:p>__}</text:p>
          </table:table-cell>
          <table:table-cell table:number-columns-repeated="251"/>
        </table:table-row>
        <table:table-row table:style-name="ro1">
          <table:table-cell table:formula="oooc:=LOW(QUIET([.A11];[.D12]))" office:value-type="string" office:string-value="pln:">
            <text:p>pln:</text:p>
          </table:table-cell>
          <table:table-cell table:formula="oooc:=LOW(QUIET([.B11];[.D12]))" office:value-type="string" office:string-value="info.lrbh.codive.schema.template">
            <text:p>info.lrbh.codive.schema.template</text:p>
          </table:table-cell>
          <table:table-cell table:formula="oooc:=QUIET([.C11];[.D12])" office:value-type="string" office:string-value="Cleaner">
            <text:p>Cleaner</text:p>
          </table:table-cell>
          <table:table-cell office:value-type="float" office:value="11">
            <text:p>11</text:p>
          </table:table-cell>
          <table:table-cell office:value-type="string">
            <text:p>__return_buffer.toString_();</text:p>
          </table:table-cell>
          <table:table-cell table:number-columns-repeated="251"/>
        </table:table-row>
        <table:table-row table:style-name="ro1">
          <table:table-cell table:formula="oooc:=LOW(QUIET([.A12];[.D13]))" office:value-type="string" office:string-value="pln:">
            <text:p>pln:</text:p>
          </table:table-cell>
          <table:table-cell table:formula="oooc:=LOW(QUIET([.B12];[.D13]))" office:value-type="string" office:string-value="info.lrbh.codive.schema.template">
            <text:p>info.lrbh.codive.schema.template</text:p>
          </table:table-cell>
          <table:table-cell table:formula="oooc:=QUIET([.C12];[.D13])" office:value-type="string" office:string-value="Cleaner">
            <text:p>Cleaner</text:p>
          </table:table-cell>
          <table:table-cell office:value-type="float" office:value="12">
            <text:p>12</text:p>
          </table:table-cell>
          <table:table-cell office:value-type="string">
            <text:p>}</text:p>
          </table:table-cell>
          <table:table-cell table:number-columns-repeated="251"/>
        </table:table-row>
        <table:table-row table:style-name="ro1">
          <table:table-cell table:formula="oooc:=LOW(QUIET([.A13];[.D14]))" office:value-type="string" office:string-value="pln:">
            <text:p>pln:</text:p>
          </table:table-cell>
          <table:table-cell table:formula="oooc:=LOW(QUIET([.B13];[.D14]))" office:value-type="string" office:string-value="info.lrbh.codive.schema.template">
            <text:p>info.lrbh.codive.schema.template</text:p>
          </table:table-cell>
          <table:table-cell table:formula="oooc:=QUIET([.C13];[.D14])" office:value-type="string" office:string-value="Cleaner">
            <text:p>Cleaner</text:p>
          </table:table-cell>
          <table:table-cell office:value-type="float" office:value="13">
            <text:p>13</text:p>
          </table:table-cell>
          <table:table-cell office:value-type="string">
            <text:p>_</text:p>
          </table:table-cell>
          <table:table-cell table:number-columns-repeated="251"/>
        </table:table-row>
        <table:table-row table:style-name="ro1">
          <table:table-cell table:formula="oooc:=LOW(QUIET([.A14];[.D15]))" office:value-type="string" office:string-value="pln:">
            <text:p>pln:</text:p>
          </table:table-cell>
          <table:table-cell table:formula="oooc:=LOW(QUIET([.B14];[.D15]))" office:value-type="string" office:string-value="info.lrbh.codive.schema.template">
            <text:p>info.lrbh.codive.schema.template</text:p>
          </table:table-cell>
          <table:table-cell table:formula="oooc:=QUIET([.C14];[.D15])" office:value-type="string" office:string-value="Cleaner">
            <text:p>Cleaner</text:p>
          </table:table-cell>
          <table:table-cell office:value-type="float" office:value="14">
            <text:p>14</text:p>
          </table:table-cell>
          <table:table-cell office:value-type="string">
            <text:p>private_static_final_String_unmargined_(String_string,_String_margin)</text:p>
          </table:table-cell>
          <table:table-cell table:number-columns-repeated="251"/>
        </table:table-row>
        <table:table-row table:style-name="ro1">
          <table:table-cell table:formula="oooc:=LOW(QUIET([.A15];[.D16]))" office:value-type="string" office:string-value="pln:">
            <text:p>pln:</text:p>
          </table:table-cell>
          <table:table-cell table:formula="oooc:=LOW(QUIET([.B15];[.D16]))" office:value-type="string" office:string-value="info.lrbh.codive.schema.template">
            <text:p>info.lrbh.codive.schema.template</text:p>
          </table:table-cell>
          <table:table-cell table:formula="oooc:=QUIET([.C15];[.D16])" office:value-type="string" office:string-value="Cleaner">
            <text:p>Cleaner</text:p>
          </table:table-cell>
          <table:table-cell office:value-type="float" office:value="15">
            <text:p>15</text:p>
          </table:table-cell>
          <table:table-cell office:value-type="string">
            <text:p>{</text:p>
          </table:table-cell>
          <table:table-cell table:number-columns-repeated="251"/>
        </table:table-row>
        <table:table-row table:style-name="ro1">
          <table:table-cell table:formula="oooc:=LOW(QUIET([.A16];[.D17]))" office:value-type="string" office:string-value="pln:">
            <text:p>pln:</text:p>
          </table:table-cell>
          <table:table-cell table:formula="oooc:=LOW(QUIET([.B16];[.D17]))" office:value-type="string" office:string-value="info.lrbh.codive.schema.template">
            <text:p>info.lrbh.codive.schema.template</text:p>
          </table:table-cell>
          <table:table-cell table:formula="oooc:=QUIET([.C16];[.D17])" office:value-type="string" office:string-value="Cleaner">
            <text:p>Cleaner</text:p>
          </table:table-cell>
          <table:table-cell office:value-type="float" office:value="16">
            <text:p>16</text:p>
          </table:table-cell>
          <table:table-cell office:value-type="string">
            <text:p>__return_string.trim_().replaceFirst_("^\\.?",_"").replaceFirst_("\\_*"_+_escaped_(margin)_+_"\\_?",_"");</text:p>
          </table:table-cell>
          <table:table-cell table:number-columns-repeated="251"/>
        </table:table-row>
        <table:table-row table:style-name="ro1">
          <table:table-cell table:formula="oooc:=LOW(QUIET([.A17];[.D18]))" office:value-type="string" office:string-value="pln:">
            <text:p>pln:</text:p>
          </table:table-cell>
          <table:table-cell table:formula="oooc:=LOW(QUIET([.B17];[.D18]))" office:value-type="string" office:string-value="info.lrbh.codive.schema.template">
            <text:p>info.lrbh.codive.schema.template</text:p>
          </table:table-cell>
          <table:table-cell table:formula="oooc:=QUIET([.C17];[.D18])" office:value-type="string" office:string-value="Cleaner">
            <text:p>Cleaner</text:p>
          </table:table-cell>
          <table:table-cell office:value-type="float" office:value="17">
            <text:p>17</text:p>
          </table:table-cell>
          <table:table-cell office:value-type="string">
            <text:p>}</text:p>
          </table:table-cell>
          <table:table-cell table:number-columns-repeated="251"/>
        </table:table-row>
        <table:table-row table:style-name="ro1">
          <table:table-cell table:formula="oooc:=LOW(QUIET([.A18];[.D19]))" office:value-type="string" office:string-value="pln:">
            <text:p>pln:</text:p>
          </table:table-cell>
          <table:table-cell table:formula="oooc:=LOW(QUIET([.B18];[.D19]))" office:value-type="string" office:string-value="info.lrbh.codive.schema.template">
            <text:p>info.lrbh.codive.schema.template</text:p>
          </table:table-cell>
          <table:table-cell table:style-name="ce11" table:formula="oooc:=[proz.C3]" office:value-type="string" office:string-value="Tokeniser">
            <text:p>Tokeniser</text:p>
          </table:table-cell>
          <table:table-cell office:value-type="float" office:value="1">
            <text:p>1</text:p>
          </table:table-cell>
          <table:table-cell office:value-type="string">
            <text:p>private_static_final_Boolean_idsTokenisability_(Cleanment_cleanment)</text:p>
          </table:table-cell>
          <table:table-cell table:number-columns-repeated="251"/>
        </table:table-row>
        <table:table-row table:style-name="ro1">
          <table:table-cell table:formula="oooc:=LOW(QUIET([.A19];[.D20]))" office:value-type="string" office:string-value="pln:">
            <text:p>pln:</text:p>
          </table:table-cell>
          <table:table-cell table:formula="oooc:=LOW(QUIET([.B19];[.D20]))" office:value-type="string" office:string-value="info.lrbh.codive.schema.template">
            <text:p>info.lrbh.codive.schema.template</text:p>
          </table:table-cell>
          <table:table-cell table:formula="oooc:=QUIET([.C19];[.D20])" office:value-type="string" office:string-value="Tokeniser">
            <text:p>Tokeniser</text:p>
          </table:table-cell>
          <table:table-cell office:value-type="float" office:value="2">
            <text:p>2</text:p>
          </table:table-cell>
          <table:table-cell office:value-type="string">
            <text:p>{</text:p>
          </table:table-cell>
          <table:table-cell table:number-columns-repeated="251"/>
        </table:table-row>
        <table:table-row table:style-name="ro1">
          <table:table-cell table:formula="oooc:=LOW(QUIET([.A20];[.D21]))" office:value-type="string" office:string-value="pln:">
            <text:p>pln:</text:p>
          </table:table-cell>
          <table:table-cell table:formula="oooc:=LOW(QUIET([.B20];[.D21]))" office:value-type="string" office:string-value="info.lrbh.codive.schema.template">
            <text:p>info.lrbh.codive.schema.template</text:p>
          </table:table-cell>
          <table:table-cell table:formula="oooc:=QUIET([.C20];[.D21])" office:value-type="string" office:string-value="Tokeniser">
            <text:p>Tokeniser</text:p>
          </table:table-cell>
          <table:table-cell office:value-type="float" office:value="3">
            <text:p>3</text:p>
          </table:table-cell>
          <table:table-cell office:value-type="string">
            <text:p>__return_cleanment.string_().length_()_&gt;_0;</text:p>
          </table:table-cell>
          <table:table-cell table:number-columns-repeated="251"/>
        </table:table-row>
        <table:table-row table:style-name="ro1">
          <table:table-cell table:formula="oooc:=LOW(QUIET([.A21];[.D22]))" office:value-type="string" office:string-value="pln:">
            <text:p>pln:</text:p>
          </table:table-cell>
          <table:table-cell table:formula="oooc:=LOW(QUIET([.B21];[.D22]))" office:value-type="string" office:string-value="info.lrbh.codive.schema.template">
            <text:p>info.lrbh.codive.schema.template</text:p>
          </table:table-cell>
          <table:table-cell table:formula="oooc:=QUIET([.C21];[.D22])" office:value-type="string" office:string-value="Tokeniser">
            <text:p>Tokeniser</text:p>
          </table:table-cell>
          <table:table-cell office:value-type="float" office:value="4">
            <text:p>4</text:p>
          </table:table-cell>
          <table:table-cell office:value-type="string">
            <text:p>}</text:p>
          </table:table-cell>
          <table:table-cell table:number-columns-repeated="251"/>
        </table:table-row>
        <table:table-row table:style-name="ro1">
          <table:table-cell table:formula="oooc:=LOW(QUIET([.A22];[.D23]))" office:value-type="string" office:string-value="pln:">
            <text:p>pln:</text:p>
          </table:table-cell>
          <table:table-cell table:formula="oooc:=LOW(QUIET([.B22];[.D23]))" office:value-type="string" office:string-value="info.lrbh.codive.schema.template">
            <text:p>info.lrbh.codive.schema.template</text:p>
          </table:table-cell>
          <table:table-cell table:formula="oooc:=QUIET([.C22];[.D23])" office:value-type="string" office:string-value="Tokeniser">
            <text:p>Tokeniser</text:p>
          </table:table-cell>
          <table:table-cell office:value-type="float" office:value="5">
            <text:p>5</text:p>
          </table:table-cell>
          <table:table-cell office:value-type="string">
            <text:p>_</text:p>
          </table:table-cell>
          <table:table-cell table:number-columns-repeated="251"/>
        </table:table-row>
        <table:table-row table:style-name="ro1">
          <table:table-cell table:formula="oooc:=LOW(QUIET([.A23];[.D24]))" office:value-type="string" office:string-value="pln:">
            <text:p>pln:</text:p>
          </table:table-cell>
          <table:table-cell table:formula="oooc:=LOW(QUIET([.B23];[.D24]))" office:value-type="string" office:string-value="info.lrbh.codive.schema.template">
            <text:p>info.lrbh.codive.schema.template</text:p>
          </table:table-cell>
          <table:table-cell table:formula="oooc:=QUIET([.C23];[.D24])" office:value-type="string" office:string-value="Tokeniser">
            <text:p>Tokeniser</text:p>
          </table:table-cell>
          <table:table-cell office:value-type="float" office:value="6">
            <text:p>6</text:p>
          </table:table-cell>
          <table:table-cell office:value-type="string">
            <text:p>private_static_final_Boolean_idsInitialNativity_(Cleanment_cleanment)</text:p>
          </table:table-cell>
          <table:table-cell table:number-columns-repeated="251"/>
        </table:table-row>
        <table:table-row table:style-name="ro1">
          <table:table-cell table:formula="oooc:=LOW(QUIET([.A24];[.D25]))" office:value-type="string" office:string-value="pln:">
            <text:p>pln:</text:p>
          </table:table-cell>
          <table:table-cell table:formula="oooc:=LOW(QUIET([.B24];[.D25]))" office:value-type="string" office:string-value="info.lrbh.codive.schema.template">
            <text:p>info.lrbh.codive.schema.template</text:p>
          </table:table-cell>
          <table:table-cell table:formula="oooc:=QUIET([.C24];[.D25])" office:value-type="string" office:string-value="Tokeniser">
            <text:p>Tokeniser</text:p>
          </table:table-cell>
          <table:table-cell office:value-type="float" office:value="7">
            <text:p>7</text:p>
          </table:table-cell>
          <table:table-cell office:value-type="string">
            <text:p>{</text:p>
          </table:table-cell>
          <table:table-cell table:number-columns-repeated="251"/>
        </table:table-row>
        <table:table-row table:style-name="ro1">
          <table:table-cell table:formula="oooc:=LOW(QUIET([.A25];[.D26]))" office:value-type="string" office:string-value="pln:">
            <text:p>pln:</text:p>
          </table:table-cell>
          <table:table-cell table:formula="oooc:=LOW(QUIET([.B25];[.D26]))" office:value-type="string" office:string-value="info.lrbh.codive.schema.template">
            <text:p>info.lrbh.codive.schema.template</text:p>
          </table:table-cell>
          <table:table-cell table:formula="oooc:=QUIET([.C25];[.D26])" office:value-type="string" office:string-value="Tokeniser">
            <text:p>Tokeniser</text:p>
          </table:table-cell>
          <table:table-cell office:value-type="float" office:value="8">
            <text:p>8</text:p>
          </table:table-cell>
          <table:table-cell office:value-type="string">
            <text:p>__return_cleanment.string_().startsWith_(cleanment.opener_())</text:p>
          </table:table-cell>
          <table:table-cell table:number-columns-repeated="251"/>
        </table:table-row>
        <table:table-row table:style-name="ro1">
          <table:table-cell table:formula="oooc:=LOW(QUIET([.A26];[.D27]))" office:value-type="string" office:string-value="pln:">
            <text:p>pln:</text:p>
          </table:table-cell>
          <table:table-cell table:formula="oooc:=LOW(QUIET([.B26];[.D27]))" office:value-type="string" office:string-value="info.lrbh.codive.schema.template">
            <text:p>info.lrbh.codive.schema.template</text:p>
          </table:table-cell>
          <table:table-cell table:formula="oooc:=QUIET([.C26];[.D27])" office:value-type="string" office:string-value="Tokeniser">
            <text:p>Tokeniser</text:p>
          </table:table-cell>
          <table:table-cell office:value-type="float" office:value="9">
            <text:p>9</text:p>
          </table:table-cell>
          <table:table-cell office:value-type="string">
            <text:p>__&amp;&amp;_cleanment.string_().indexOf_(cleanment.closer_())_&gt;=_cleanment.opener_().length_();</text:p>
          </table:table-cell>
          <table:table-cell table:number-columns-repeated="251"/>
        </table:table-row>
        <table:table-row table:style-name="ro1">
          <table:table-cell table:formula="oooc:=LOW(QUIET([.A27];[.D28]))" office:value-type="string" office:string-value="pln:">
            <text:p>pln:</text:p>
          </table:table-cell>
          <table:table-cell table:formula="oooc:=LOW(QUIET([.B27];[.D28]))" office:value-type="string" office:string-value="info.lrbh.codive.schema.template">
            <text:p>info.lrbh.codive.schema.template</text:p>
          </table:table-cell>
          <table:table-cell table:formula="oooc:=QUIET([.C27];[.D28])" office:value-type="string" office:string-value="Tokeniser">
            <text:p>Tokeniser</text:p>
          </table:table-cell>
          <table:table-cell office:value-type="float" office:value="10">
            <text:p>10</text:p>
          </table:table-cell>
          <table:table-cell office:value-type="string">
            <text:p>}</text:p>
          </table:table-cell>
          <table:table-cell table:number-columns-repeated="251"/>
        </table:table-row>
        <table:table-row table:style-name="ro1">
          <table:table-cell table:formula="oooc:=LOW(QUIET([.A28];[.D29]))" office:value-type="string" office:string-value="pln:">
            <text:p>pln:</text:p>
          </table:table-cell>
          <table:table-cell table:formula="oooc:=LOW(QUIET([.B28];[.D29]))" office:value-type="string" office:string-value="info.lrbh.codive.schema.template">
            <text:p>info.lrbh.codive.schema.template</text:p>
          </table:table-cell>
          <table:table-cell table:formula="oooc:=QUIET([.C28];[.D29])" office:value-type="string" office:string-value="Tokeniser">
            <text:p>Tokeniser</text:p>
          </table:table-cell>
          <table:table-cell office:value-type="float" office:value="11">
            <text:p>11</text:p>
          </table:table-cell>
          <table:table-cell office:value-type="string">
            <text:p>_</text:p>
          </table:table-cell>
          <table:table-cell table:number-columns-repeated="251"/>
        </table:table-row>
        <table:table-row table:style-name="ro1">
          <table:table-cell table:formula="oooc:=LOW(QUIET([.A29];[.D30]))" office:value-type="string" office:string-value="pln:">
            <text:p>pln:</text:p>
          </table:table-cell>
          <table:table-cell table:formula="oooc:=LOW(QUIET([.B29];[.D30]))" office:value-type="string" office:string-value="info.lrbh.codive.schema.template">
            <text:p>info.lrbh.codive.schema.template</text:p>
          </table:table-cell>
          <table:table-cell table:formula="oooc:=QUIET([.C29];[.D30])" office:value-type="string" office:string-value="Tokeniser">
            <text:p>Tokeniser</text:p>
          </table:table-cell>
          <table:table-cell office:value-type="float" office:value="12">
            <text:p>12</text:p>
          </table:table-cell>
          <table:table-cell office:value-type="string">
            <text:p>private_static_final_Boolean_idsMedialNativity_(Cleanment_cleanment)</text:p>
          </table:table-cell>
          <table:table-cell table:number-columns-repeated="251"/>
        </table:table-row>
        <table:table-row table:style-name="ro1">
          <table:table-cell table:formula="oooc:=LOW(QUIET([.A30];[.D31]))" office:value-type="string" office:string-value="pln:">
            <text:p>pln:</text:p>
          </table:table-cell>
          <table:table-cell table:formula="oooc:=LOW(QUIET([.B30];[.D31]))" office:value-type="string" office:string-value="info.lrbh.codive.schema.template">
            <text:p>info.lrbh.codive.schema.template</text:p>
          </table:table-cell>
          <table:table-cell table:formula="oooc:=QUIET([.C30];[.D31])" office:value-type="string" office:string-value="Tokeniser">
            <text:p>Tokeniser</text:p>
          </table:table-cell>
          <table:table-cell office:value-type="float" office:value="13">
            <text:p>13</text:p>
          </table:table-cell>
          <table:table-cell office:value-type="string">
            <text:p>{</text:p>
          </table:table-cell>
          <table:table-cell table:number-columns-repeated="251"/>
        </table:table-row>
        <table:table-row table:style-name="ro1">
          <table:table-cell table:formula="oooc:=LOW(QUIET([.A31];[.D32]))" office:value-type="string" office:string-value="pln:">
            <text:p>pln:</text:p>
          </table:table-cell>
          <table:table-cell table:formula="oooc:=LOW(QUIET([.B31];[.D32]))" office:value-type="string" office:string-value="info.lrbh.codive.schema.template">
            <text:p>info.lrbh.codive.schema.template</text:p>
          </table:table-cell>
          <table:table-cell table:formula="oooc:=QUIET([.C31];[.D32])" office:value-type="string" office:string-value="Tokeniser">
            <text:p>Tokeniser</text:p>
          </table:table-cell>
          <table:table-cell office:value-type="float" office:value="14">
            <text:p>14</text:p>
          </table:table-cell>
          <table:table-cell office:value-type="string">
            <text:p>__return_cleanment.string_().indexOf_(cleanment.opener_())_&gt;_0</text:p>
          </table:table-cell>
          <table:table-cell table:number-columns-repeated="251"/>
        </table:table-row>
        <table:table-row table:style-name="ro1">
          <table:table-cell table:formula="oooc:=LOW(QUIET([.A32];[.D33]))" office:value-type="string" office:string-value="pln:">
            <text:p>pln:</text:p>
          </table:table-cell>
          <table:table-cell table:formula="oooc:=LOW(QUIET([.B32];[.D33]))" office:value-type="string" office:string-value="info.lrbh.codive.schema.template">
            <text:p>info.lrbh.codive.schema.template</text:p>
          </table:table-cell>
          <table:table-cell table:formula="oooc:=QUIET([.C32];[.D33])" office:value-type="string" office:string-value="Tokeniser">
            <text:p>Tokeniser</text:p>
          </table:table-cell>
          <table:table-cell office:value-type="float" office:value="15">
            <text:p>15</text:p>
          </table:table-cell>
          <table:table-cell office:value-type="string">
            <text:p>__&amp;&amp;_cleanment.string_().indexOf_(cleanment.closer_())_&gt;_cleanment.string_().indexOf_(cleanment.opener_());</text:p>
          </table:table-cell>
          <table:table-cell table:number-columns-repeated="251"/>
        </table:table-row>
        <table:table-row table:style-name="ro1">
          <table:table-cell table:formula="oooc:=LOW(QUIET([.A33];[.D34]))" office:value-type="string" office:string-value="pln:">
            <text:p>pln:</text:p>
          </table:table-cell>
          <table:table-cell table:formula="oooc:=LOW(QUIET([.B33];[.D34]))" office:value-type="string" office:string-value="info.lrbh.codive.schema.template">
            <text:p>info.lrbh.codive.schema.template</text:p>
          </table:table-cell>
          <table:table-cell table:formula="oooc:=QUIET([.C33];[.D34])" office:value-type="string" office:string-value="Tokeniser">
            <text:p>Tokeniser</text:p>
          </table:table-cell>
          <table:table-cell office:value-type="float" office:value="16">
            <text:p>16</text:p>
          </table:table-cell>
          <table:table-cell office:value-type="string">
            <text:p>}</text:p>
          </table:table-cell>
          <table:table-cell table:number-columns-repeated="251"/>
        </table:table-row>
        <table:table-row table:style-name="ro1">
          <table:table-cell table:formula="oooc:=LOW(QUIET([.A34];[.D35]))" office:value-type="string" office:string-value="pln:">
            <text:p>pln:</text:p>
          </table:table-cell>
          <table:table-cell table:formula="oooc:=LOW(QUIET([.B34];[.D35]))" office:value-type="string" office:string-value="info.lrbh.codive.schema.template">
            <text:p>info.lrbh.codive.schema.template</text:p>
          </table:table-cell>
          <table:table-cell table:formula="oooc:=QUIET([.C34];[.D35])" office:value-type="string" office:string-value="Tokeniser">
            <text:p>Tokeniser</text:p>
          </table:table-cell>
          <table:table-cell office:value-type="float" office:value="17">
            <text:p>17</text:p>
          </table:table-cell>
          <table:table-cell office:value-type="string">
            <text:p>_</text:p>
          </table:table-cell>
          <table:table-cell table:number-columns-repeated="251"/>
        </table:table-row>
        <table:table-row table:style-name="ro1">
          <table:table-cell table:formula="oooc:=LOW(QUIET([.A35];[.D36]))" office:value-type="string" office:string-value="pln:">
            <text:p>pln:</text:p>
          </table:table-cell>
          <table:table-cell table:formula="oooc:=LOW(QUIET([.B35];[.D36]))" office:value-type="string" office:string-value="info.lrbh.codive.schema.template">
            <text:p>info.lrbh.codive.schema.template</text:p>
          </table:table-cell>
          <table:table-cell table:formula="oooc:=QUIET([.C35];[.D36])" office:value-type="string" office:string-value="Tokeniser">
            <text:p>Tokeniser</text:p>
          </table:table-cell>
          <table:table-cell office:value-type="float" office:value="18">
            <text:p>18</text:p>
          </table:table-cell>
          <table:table-cell office:value-type="string">
            <text:p>private_static_final_Cleanment_postNative_(Cleanment_cleanment)</text:p>
          </table:table-cell>
          <table:table-cell table:number-columns-repeated="251"/>
        </table:table-row>
        <table:table-row table:style-name="ro1">
          <table:table-cell table:formula="oooc:=LOW(QUIET([.A36];[.D37]))" office:value-type="string" office:string-value="pln:">
            <text:p>pln:</text:p>
          </table:table-cell>
          <table:table-cell table:formula="oooc:=LOW(QUIET([.B36];[.D37]))" office:value-type="string" office:string-value="info.lrbh.codive.schema.template">
            <text:p>info.lrbh.codive.schema.template</text:p>
          </table:table-cell>
          <table:table-cell table:formula="oooc:=QUIET([.C36];[.D37])" office:value-type="string" office:string-value="Tokeniser">
            <text:p>Tokeniser</text:p>
          </table:table-cell>
          <table:table-cell office:value-type="float" office:value="19">
            <text:p>19</text:p>
          </table:table-cell>
          <table:table-cell office:value-type="string">
            <text:p>{</text:p>
          </table:table-cell>
          <table:table-cell table:number-columns-repeated="251"/>
        </table:table-row>
        <table:table-row table:style-name="ro1">
          <table:table-cell table:formula="oooc:=LOW(QUIET([.A37];[.D38]))" office:value-type="string" office:string-value="pln:">
            <text:p>pln:</text:p>
          </table:table-cell>
          <table:table-cell table:formula="oooc:=LOW(QUIET([.B37];[.D38]))" office:value-type="string" office:string-value="info.lrbh.codive.schema.template">
            <text:p>info.lrbh.codive.schema.template</text:p>
          </table:table-cell>
          <table:table-cell table:formula="oooc:=QUIET([.C37];[.D38])" office:value-type="string" office:string-value="Tokeniser">
            <text:p>Tokeniser</text:p>
          </table:table-cell>
          <table:table-cell office:value-type="float" office:value="20">
            <text:p>20</text:p>
          </table:table-cell>
          <table:table-cell office:value-type="string">
            <text:p>__cleanment.setString</text:p>
          </table:table-cell>
          <table:table-cell table:number-columns-repeated="251"/>
        </table:table-row>
        <table:table-row table:style-name="ro1">
          <table:table-cell table:formula="oooc:=LOW(QUIET([.A38];[.D39]))" office:value-type="string" office:string-value="pln:">
            <text:p>pln:</text:p>
          </table:table-cell>
          <table:table-cell table:formula="oooc:=LOW(QUIET([.B38];[.D39]))" office:value-type="string" office:string-value="info.lrbh.codive.schema.template">
            <text:p>info.lrbh.codive.schema.template</text:p>
          </table:table-cell>
          <table:table-cell table:formula="oooc:=QUIET([.C38];[.D39])" office:value-type="string" office:string-value="Tokeniser">
            <text:p>Tokeniser</text:p>
          </table:table-cell>
          <table:table-cell office:value-type="float" office:value="21">
            <text:p>21</text:p>
          </table:table-cell>
          <table:table-cell office:value-type="string">
            <text:p>__(</text:p>
          </table:table-cell>
          <table:table-cell table:number-columns-repeated="251"/>
        </table:table-row>
        <table:table-row table:style-name="ro1">
          <table:table-cell table:formula="oooc:=LOW(QUIET([.A39];[.D40]))" office:value-type="string" office:string-value="pln:">
            <text:p>pln:</text:p>
          </table:table-cell>
          <table:table-cell table:formula="oooc:=LOW(QUIET([.B39];[.D40]))" office:value-type="string" office:string-value="info.lrbh.codive.schema.template">
            <text:p>info.lrbh.codive.schema.template</text:p>
          </table:table-cell>
          <table:table-cell table:formula="oooc:=QUIET([.C39];[.D40])" office:value-type="string" office:string-value="Tokeniser">
            <text:p>Tokeniser</text:p>
          </table:table-cell>
          <table:table-cell office:value-type="float" office:value="22">
            <text:p>22</text:p>
          </table:table-cell>
          <table:table-cell office:value-type="string">
            <text:p>____cleanment.string_().substring</text:p>
          </table:table-cell>
          <table:table-cell table:number-columns-repeated="251"/>
        </table:table-row>
        <table:table-row table:style-name="ro1">
          <table:table-cell table:formula="oooc:=LOW(QUIET([.A40];[.D41]))" office:value-type="string" office:string-value="pln:">
            <text:p>pln:</text:p>
          </table:table-cell>
          <table:table-cell table:formula="oooc:=LOW(QUIET([.B40];[.D41]))" office:value-type="string" office:string-value="info.lrbh.codive.schema.template">
            <text:p>info.lrbh.codive.schema.template</text:p>
          </table:table-cell>
          <table:table-cell table:formula="oooc:=QUIET([.C40];[.D41])" office:value-type="string" office:string-value="Tokeniser">
            <text:p>Tokeniser</text:p>
          </table:table-cell>
          <table:table-cell office:value-type="float" office:value="23">
            <text:p>23</text:p>
          </table:table-cell>
          <table:table-cell office:value-type="string">
            <text:p>____(</text:p>
          </table:table-cell>
          <table:table-cell table:number-columns-repeated="251"/>
        </table:table-row>
        <table:table-row table:style-name="ro1">
          <table:table-cell table:formula="oooc:=LOW(QUIET([.A41];[.D42]))" office:value-type="string" office:string-value="pln:">
            <text:p>pln:</text:p>
          </table:table-cell>
          <table:table-cell table:formula="oooc:=LOW(QUIET([.B41];[.D42]))" office:value-type="string" office:string-value="info.lrbh.codive.schema.template">
            <text:p>info.lrbh.codive.schema.template</text:p>
          </table:table-cell>
          <table:table-cell table:formula="oooc:=QUIET([.C41];[.D42])" office:value-type="string" office:string-value="Tokeniser">
            <text:p>Tokeniser</text:p>
          </table:table-cell>
          <table:table-cell office:value-type="float" office:value="24">
            <text:p>24</text:p>
          </table:table-cell>
          <table:table-cell office:value-type="string">
            <text:p>______cleanment.string_().indexOf_(cleanment.closer_())</text:p>
          </table:table-cell>
          <table:table-cell table:number-columns-repeated="251"/>
        </table:table-row>
        <table:table-row table:style-name="ro1">
          <table:table-cell table:formula="oooc:=LOW(QUIET([.A42];[.D43]))" office:value-type="string" office:string-value="pln:">
            <text:p>pln:</text:p>
          </table:table-cell>
          <table:table-cell table:formula="oooc:=LOW(QUIET([.B42];[.D43]))" office:value-type="string" office:string-value="info.lrbh.codive.schema.template">
            <text:p>info.lrbh.codive.schema.template</text:p>
          </table:table-cell>
          <table:table-cell table:formula="oooc:=QUIET([.C42];[.D43])" office:value-type="string" office:string-value="Tokeniser">
            <text:p>Tokeniser</text:p>
          </table:table-cell>
          <table:table-cell office:value-type="float" office:value="25">
            <text:p>25</text:p>
          </table:table-cell>
          <table:table-cell office:value-type="string">
            <text:p>______+_cleanment.closer_().length_()</text:p>
          </table:table-cell>
          <table:table-cell table:number-columns-repeated="251"/>
        </table:table-row>
        <table:table-row table:style-name="ro1">
          <table:table-cell table:formula="oooc:=LOW(QUIET([.A43];[.D44]))" office:value-type="string" office:string-value="pln:">
            <text:p>pln:</text:p>
          </table:table-cell>
          <table:table-cell table:formula="oooc:=LOW(QUIET([.B43];[.D44]))" office:value-type="string" office:string-value="info.lrbh.codive.schema.template">
            <text:p>info.lrbh.codive.schema.template</text:p>
          </table:table-cell>
          <table:table-cell table:formula="oooc:=QUIET([.C43];[.D44])" office:value-type="string" office:string-value="Tokeniser">
            <text:p>Tokeniser</text:p>
          </table:table-cell>
          <table:table-cell office:value-type="float" office:value="26">
            <text:p>26</text:p>
          </table:table-cell>
          <table:table-cell office:value-type="string">
            <text:p>____)</text:p>
          </table:table-cell>
          <table:table-cell table:number-columns-repeated="251"/>
        </table:table-row>
        <table:table-row table:style-name="ro1">
          <table:table-cell table:formula="oooc:=LOW(QUIET([.A44];[.D45]))" office:value-type="string" office:string-value="pln:">
            <text:p>pln:</text:p>
          </table:table-cell>
          <table:table-cell table:formula="oooc:=LOW(QUIET([.B44];[.D45]))" office:value-type="string" office:string-value="info.lrbh.codive.schema.template">
            <text:p>info.lrbh.codive.schema.template</text:p>
          </table:table-cell>
          <table:table-cell table:formula="oooc:=QUIET([.C44];[.D45])" office:value-type="string" office:string-value="Tokeniser">
            <text:p>Tokeniser</text:p>
          </table:table-cell>
          <table:table-cell office:value-type="float" office:value="27">
            <text:p>27</text:p>
          </table:table-cell>
          <table:table-cell office:value-type="string">
            <text:p>__);</text:p>
          </table:table-cell>
          <table:table-cell table:number-columns-repeated="251"/>
        </table:table-row>
        <table:table-row table:style-name="ro1">
          <table:table-cell table:formula="oooc:=LOW(QUIET([.A45];[.D46]))" office:value-type="string" office:string-value="pln:">
            <text:p>pln:</text:p>
          </table:table-cell>
          <table:table-cell table:formula="oooc:=LOW(QUIET([.B45];[.D46]))" office:value-type="string" office:string-value="info.lrbh.codive.schema.template">
            <text:p>info.lrbh.codive.schema.template</text:p>
          </table:table-cell>
          <table:table-cell table:formula="oooc:=QUIET([.C45];[.D46])" office:value-type="string" office:string-value="Tokeniser">
            <text:p>Tokeniser</text:p>
          </table:table-cell>
          <table:table-cell office:value-type="float" office:value="28">
            <text:p>28</text:p>
          </table:table-cell>
          <table:table-cell office:value-type="string">
            <text:p>__Cleanment_postNative_=_new_Cleanment_();</text:p>
          </table:table-cell>
          <table:table-cell table:number-columns-repeated="251"/>
        </table:table-row>
        <table:table-row table:style-name="ro1">
          <table:table-cell table:formula="oooc:=LOW(QUIET([.A46];[.D47]))" office:value-type="string" office:string-value="pln:">
            <text:p>pln:</text:p>
          </table:table-cell>
          <table:table-cell table:formula="oooc:=LOW(QUIET([.B46];[.D47]))" office:value-type="string" office:string-value="info.lrbh.codive.schema.template">
            <text:p>info.lrbh.codive.schema.template</text:p>
          </table:table-cell>
          <table:table-cell table:formula="oooc:=QUIET([.C46];[.D47])" office:value-type="string" office:string-value="Tokeniser">
            <text:p>Tokeniser</text:p>
          </table:table-cell>
          <table:table-cell office:value-type="float" office:value="29">
            <text:p>29</text:p>
          </table:table-cell>
          <table:table-cell office:value-type="string">
            <text:p>__return_postNative;</text:p>
          </table:table-cell>
          <table:table-cell table:number-columns-repeated="251"/>
        </table:table-row>
        <table:table-row table:style-name="ro1">
          <table:table-cell table:formula="oooc:=LOW(QUIET([.A47];[.D48]))" office:value-type="string" office:string-value="pln:">
            <text:p>pln:</text:p>
          </table:table-cell>
          <table:table-cell table:formula="oooc:=LOW(QUIET([.B47];[.D48]))" office:value-type="string" office:string-value="info.lrbh.codive.schema.template">
            <text:p>info.lrbh.codive.schema.template</text:p>
          </table:table-cell>
          <table:table-cell table:formula="oooc:=QUIET([.C47];[.D48])" office:value-type="string" office:string-value="Tokeniser">
            <text:p>Tokeniser</text:p>
          </table:table-cell>
          <table:table-cell office:value-type="float" office:value="30">
            <text:p>30</text:p>
          </table:table-cell>
          <table:table-cell office:value-type="string">
            <text:p>}</text:p>
          </table:table-cell>
          <table:table-cell table:number-columns-repeated="251"/>
        </table:table-row>
        <table:table-row table:style-name="ro1">
          <table:table-cell table:formula="oooc:=LOW(QUIET([.A48];[.D49]))" office:value-type="string" office:string-value="pln:">
            <text:p>pln:</text:p>
          </table:table-cell>
          <table:table-cell table:formula="oooc:=LOW(QUIET([.B48];[.D49]))" office:value-type="string" office:string-value="info.lrbh.codive.schema.template">
            <text:p>info.lrbh.codive.schema.template</text:p>
          </table:table-cell>
          <table:table-cell table:formula="oooc:=QUIET([.C48];[.D49])" office:value-type="string" office:string-value="Tokeniser">
            <text:p>Tokeniser</text:p>
          </table:table-cell>
          <table:table-cell office:value-type="float" office:value="31">
            <text:p>31</text:p>
          </table:table-cell>
          <table:table-cell office:value-type="string">
            <text:p>_</text:p>
          </table:table-cell>
          <table:table-cell table:number-columns-repeated="251"/>
        </table:table-row>
        <table:table-row table:style-name="ro1">
          <table:table-cell table:formula="oooc:=LOW(QUIET([.A49];[.D50]))" office:value-type="string" office:string-value="pln:">
            <text:p>pln:</text:p>
          </table:table-cell>
          <table:table-cell table:formula="oooc:=LOW(QUIET([.B49];[.D50]))" office:value-type="string" office:string-value="info.lrbh.codive.schema.template">
            <text:p>info.lrbh.codive.schema.template</text:p>
          </table:table-cell>
          <table:table-cell table:formula="oooc:=QUIET([.C49];[.D50])" office:value-type="string" office:string-value="Tokeniser">
            <text:p>Tokeniser</text:p>
          </table:table-cell>
          <table:table-cell office:value-type="float" office:value="32">
            <text:p>32</text:p>
          </table:table-cell>
          <table:table-cell office:value-type="string">
            <text:p>private_static_final_Cleanment_postForeign_(Cleanment_cleanment)</text:p>
          </table:table-cell>
          <table:table-cell table:number-columns-repeated="251"/>
        </table:table-row>
        <table:table-row table:style-name="ro1">
          <table:table-cell table:formula="oooc:=LOW(QUIET([.A50];[.D51]))" office:value-type="string" office:string-value="pln:">
            <text:p>pln:</text:p>
          </table:table-cell>
          <table:table-cell table:formula="oooc:=LOW(QUIET([.B50];[.D51]))" office:value-type="string" office:string-value="info.lrbh.codive.schema.template">
            <text:p>info.lrbh.codive.schema.template</text:p>
          </table:table-cell>
          <table:table-cell table:formula="oooc:=QUIET([.C50];[.D51])" office:value-type="string" office:string-value="Tokeniser">
            <text:p>Tokeniser</text:p>
          </table:table-cell>
          <table:table-cell office:value-type="float" office:value="33">
            <text:p>33</text:p>
          </table:table-cell>
          <table:table-cell office:value-type="string">
            <text:p>{</text:p>
          </table:table-cell>
          <table:table-cell table:number-columns-repeated="251"/>
        </table:table-row>
        <table:table-row table:style-name="ro1">
          <table:table-cell table:formula="oooc:=LOW(QUIET([.A51];[.D52]))" office:value-type="string" office:string-value="pln:">
            <text:p>pln:</text:p>
          </table:table-cell>
          <table:table-cell table:formula="oooc:=LOW(QUIET([.B51];[.D52]))" office:value-type="string" office:string-value="info.lrbh.codive.schema.template">
            <text:p>info.lrbh.codive.schema.template</text:p>
          </table:table-cell>
          <table:table-cell table:formula="oooc:=QUIET([.C51];[.D52])" office:value-type="string" office:string-value="Tokeniser">
            <text:p>Tokeniser</text:p>
          </table:table-cell>
          <table:table-cell office:value-type="float" office:value="34">
            <text:p>34</text:p>
          </table:table-cell>
          <table:table-cell office:value-type="string">
            <text:p>__cleanment.setString</text:p>
          </table:table-cell>
          <table:table-cell table:number-columns-repeated="251"/>
        </table:table-row>
        <table:table-row table:style-name="ro1">
          <table:table-cell table:formula="oooc:=LOW(QUIET([.A52];[.D53]))" office:value-type="string" office:string-value="pln:">
            <text:p>pln:</text:p>
          </table:table-cell>
          <table:table-cell table:formula="oooc:=LOW(QUIET([.B52];[.D53]))" office:value-type="string" office:string-value="info.lrbh.codive.schema.template">
            <text:p>info.lrbh.codive.schema.template</text:p>
          </table:table-cell>
          <table:table-cell table:formula="oooc:=QUIET([.C52];[.D53])" office:value-type="string" office:string-value="Tokeniser">
            <text:p>Tokeniser</text:p>
          </table:table-cell>
          <table:table-cell office:value-type="float" office:value="35">
            <text:p>35</text:p>
          </table:table-cell>
          <table:table-cell office:value-type="string">
            <text:p>__(</text:p>
          </table:table-cell>
          <table:table-cell table:number-columns-repeated="251"/>
        </table:table-row>
        <table:table-row table:style-name="ro1">
          <table:table-cell table:formula="oooc:=LOW(QUIET([.A53];[.D54]))" office:value-type="string" office:string-value="pln:">
            <text:p>pln:</text:p>
          </table:table-cell>
          <table:table-cell table:formula="oooc:=LOW(QUIET([.B53];[.D54]))" office:value-type="string" office:string-value="info.lrbh.codive.schema.template">
            <text:p>info.lrbh.codive.schema.template</text:p>
          </table:table-cell>
          <table:table-cell table:formula="oooc:=QUIET([.C53];[.D54])" office:value-type="string" office:string-value="Tokeniser">
            <text:p>Tokeniser</text:p>
          </table:table-cell>
          <table:table-cell office:value-type="float" office:value="36">
            <text:p>36</text:p>
          </table:table-cell>
          <table:table-cell office:value-type="string">
            <text:p>____cleanment.string_().substring</text:p>
          </table:table-cell>
          <table:table-cell table:number-columns-repeated="251"/>
        </table:table-row>
        <table:table-row table:style-name="ro1">
          <table:table-cell table:formula="oooc:=LOW(QUIET([.A54];[.D55]))" office:value-type="string" office:string-value="pln:">
            <text:p>pln:</text:p>
          </table:table-cell>
          <table:table-cell table:formula="oooc:=LOW(QUIET([.B54];[.D55]))" office:value-type="string" office:string-value="info.lrbh.codive.schema.template">
            <text:p>info.lrbh.codive.schema.template</text:p>
          </table:table-cell>
          <table:table-cell table:formula="oooc:=QUIET([.C54];[.D55])" office:value-type="string" office:string-value="Tokeniser">
            <text:p>Tokeniser</text:p>
          </table:table-cell>
          <table:table-cell office:value-type="float" office:value="37">
            <text:p>37</text:p>
          </table:table-cell>
          <table:table-cell office:value-type="string">
            <text:p>____(</text:p>
          </table:table-cell>
          <table:table-cell table:number-columns-repeated="251"/>
        </table:table-row>
        <table:table-row table:style-name="ro1">
          <table:table-cell table:formula="oooc:=LOW(QUIET([.A55];[.D56]))" office:value-type="string" office:string-value="pln:">
            <text:p>pln:</text:p>
          </table:table-cell>
          <table:table-cell table:formula="oooc:=LOW(QUIET([.B55];[.D56]))" office:value-type="string" office:string-value="info.lrbh.codive.schema.template">
            <text:p>info.lrbh.codive.schema.template</text:p>
          </table:table-cell>
          <table:table-cell table:formula="oooc:=QUIET([.C55];[.D56])" office:value-type="string" office:string-value="Tokeniser">
            <text:p>Tokeniser</text:p>
          </table:table-cell>
          <table:table-cell office:value-type="float" office:value="38">
            <text:p>38</text:p>
          </table:table-cell>
          <table:table-cell office:value-type="string">
            <text:p>______cleanment.string_().indexOf_(cleanment.opener_())</text:p>
          </table:table-cell>
          <table:table-cell table:number-columns-repeated="251"/>
        </table:table-row>
        <table:table-row table:style-name="ro1">
          <table:table-cell table:formula="oooc:=LOW(QUIET([.A56];[.D57]))" office:value-type="string" office:string-value="pln:">
            <text:p>pln:</text:p>
          </table:table-cell>
          <table:table-cell table:formula="oooc:=LOW(QUIET([.B56];[.D57]))" office:value-type="string" office:string-value="info.lrbh.codive.schema.template">
            <text:p>info.lrbh.codive.schema.template</text:p>
          </table:table-cell>
          <table:table-cell table:formula="oooc:=QUIET([.C56];[.D57])" office:value-type="string" office:string-value="Tokeniser">
            <text:p>Tokeniser</text:p>
          </table:table-cell>
          <table:table-cell office:value-type="float" office:value="39">
            <text:p>39</text:p>
          </table:table-cell>
          <table:table-cell office:value-type="string">
            <text:p>____)</text:p>
          </table:table-cell>
          <table:table-cell table:number-columns-repeated="251"/>
        </table:table-row>
        <table:table-row table:style-name="ro1">
          <table:table-cell table:formula="oooc:=LOW(QUIET([.A57];[.D58]))" office:value-type="string" office:string-value="pln:">
            <text:p>pln:</text:p>
          </table:table-cell>
          <table:table-cell table:formula="oooc:=LOW(QUIET([.B57];[.D58]))" office:value-type="string" office:string-value="info.lrbh.codive.schema.template">
            <text:p>info.lrbh.codive.schema.template</text:p>
          </table:table-cell>
          <table:table-cell table:formula="oooc:=QUIET([.C57];[.D58])" office:value-type="string" office:string-value="Tokeniser">
            <text:p>Tokeniser</text:p>
          </table:table-cell>
          <table:table-cell office:value-type="float" office:value="40">
            <text:p>40</text:p>
          </table:table-cell>
          <table:table-cell office:value-type="string">
            <text:p>__);</text:p>
          </table:table-cell>
          <table:table-cell table:number-columns-repeated="251"/>
        </table:table-row>
        <table:table-row table:style-name="ro1">
          <table:table-cell table:formula="oooc:=LOW(QUIET([.A58];[.D59]))" office:value-type="string" office:string-value="pln:">
            <text:p>pln:</text:p>
          </table:table-cell>
          <table:table-cell table:formula="oooc:=LOW(QUIET([.B58];[.D59]))" office:value-type="string" office:string-value="info.lrbh.codive.schema.template">
            <text:p>info.lrbh.codive.schema.template</text:p>
          </table:table-cell>
          <table:table-cell table:formula="oooc:=QUIET([.C58];[.D59])" office:value-type="string" office:string-value="Tokeniser">
            <text:p>Tokeniser</text:p>
          </table:table-cell>
          <table:table-cell office:value-type="float" office:value="41">
            <text:p>41</text:p>
          </table:table-cell>
          <table:table-cell office:value-type="string">
            <text:p>__Cleanment_postNative_=_new_Cleanment_();</text:p>
          </table:table-cell>
          <table:table-cell table:number-columns-repeated="251"/>
        </table:table-row>
        <table:table-row table:style-name="ro1">
          <table:table-cell table:formula="oooc:=LOW(QUIET([.A59];[.D60]))" office:value-type="string" office:string-value="pln:">
            <text:p>pln:</text:p>
          </table:table-cell>
          <table:table-cell table:formula="oooc:=LOW(QUIET([.B59];[.D60]))" office:value-type="string" office:string-value="info.lrbh.codive.schema.template">
            <text:p>info.lrbh.codive.schema.template</text:p>
          </table:table-cell>
          <table:table-cell table:formula="oooc:=QUIET([.C59];[.D60])" office:value-type="string" office:string-value="Tokeniser">
            <text:p>Tokeniser</text:p>
          </table:table-cell>
          <table:table-cell office:value-type="float" office:value="42">
            <text:p>42</text:p>
          </table:table-cell>
          <table:table-cell office:value-type="string">
            <text:p>__return_postNative;</text:p>
          </table:table-cell>
          <table:table-cell table:number-columns-repeated="251"/>
        </table:table-row>
        <table:table-row table:style-name="ro1">
          <table:table-cell table:formula="oooc:=LOW(QUIET([.A60];[.D61]))" office:value-type="string" office:string-value="pln:">
            <text:p>pln:</text:p>
          </table:table-cell>
          <table:table-cell table:formula="oooc:=LOW(QUIET([.B60];[.D61]))" office:value-type="string" office:string-value="info.lrbh.codive.schema.template">
            <text:p>info.lrbh.codive.schema.template</text:p>
          </table:table-cell>
          <table:table-cell table:formula="oooc:=QUIET([.C60];[.D61])" office:value-type="string" office:string-value="Tokeniser">
            <text:p>Tokeniser</text:p>
          </table:table-cell>
          <table:table-cell office:value-type="float" office:value="43">
            <text:p>43</text:p>
          </table:table-cell>
          <table:table-cell office:value-type="string">
            <text:p>}</text:p>
          </table:table-cell>
          <table:table-cell table:number-columns-repeated="251"/>
        </table:table-row>
        <table:table-row table:style-name="ro1">
          <table:table-cell table:formula="oooc:=LOW(QUIET([.A61];[.D62]))" office:value-type="string" office:string-value="pln:">
            <text:p>pln:</text:p>
          </table:table-cell>
          <table:table-cell table:formula="oooc:=LOW(QUIET([.B61];[.D62]))" office:value-type="string" office:string-value="info.lrbh.codive.schema.template">
            <text:p>info.lrbh.codive.schema.template</text:p>
          </table:table-cell>
          <table:table-cell table:formula="oooc:=QUIET([.C61];[.D62])" office:value-type="string" office:string-value="Tokeniser">
            <text:p>Tokeniser</text:p>
          </table:table-cell>
          <table:table-cell office:value-type="float" office:value="44">
            <text:p>44</text:p>
          </table:table-cell>
          <table:table-cell office:value-type="string">
            <text:p>_</text:p>
          </table:table-cell>
          <table:table-cell table:number-columns-repeated="251"/>
        </table:table-row>
        <table:table-row table:style-name="ro1">
          <table:table-cell table:formula="oooc:=LOW(QUIET([.A62];[.D63]))" office:value-type="string" office:string-value="pln:">
            <text:p>pln:</text:p>
          </table:table-cell>
          <table:table-cell table:formula="oooc:=LOW(QUIET([.B62];[.D63]))" office:value-type="string" office:string-value="info.lrbh.codive.schema.template">
            <text:p>info.lrbh.codive.schema.template</text:p>
          </table:table-cell>
          <table:table-cell table:formula="oooc:=QUIET([.C62];[.D63])" office:value-type="string" office:string-value="Tokeniser">
            <text:p>Tokeniser</text:p>
          </table:table-cell>
          <table:table-cell office:value-type="float" office:value="45">
            <text:p>45</text:p>
          </table:table-cell>
          <table:table-cell office:value-type="string">
            <text:p>private_static_final_Token_nativ_(Cleanment_cleanment)</text:p>
          </table:table-cell>
          <table:table-cell table:number-columns-repeated="251"/>
        </table:table-row>
        <table:table-row table:style-name="ro1">
          <table:table-cell table:formula="oooc:=LOW(QUIET([.A63];[.D64]))" office:value-type="string" office:string-value="pln:">
            <text:p>pln:</text:p>
          </table:table-cell>
          <table:table-cell table:formula="oooc:=LOW(QUIET([.B63];[.D64]))" office:value-type="string" office:string-value="info.lrbh.codive.schema.template">
            <text:p>info.lrbh.codive.schema.template</text:p>
          </table:table-cell>
          <table:table-cell table:formula="oooc:=QUIET([.C63];[.D64])" office:value-type="string" office:string-value="Tokeniser">
            <text:p>Tokeniser</text:p>
          </table:table-cell>
          <table:table-cell office:value-type="float" office:value="46">
            <text:p>46</text:p>
          </table:table-cell>
          <table:table-cell office:value-type="string">
            <text:p>{</text:p>
          </table:table-cell>
          <table:table-cell table:number-columns-repeated="251"/>
        </table:table-row>
        <table:table-row table:style-name="ro1">
          <table:table-cell table:formula="oooc:=LOW(QUIET([.A64];[.D65]))" office:value-type="string" office:string-value="pln:">
            <text:p>pln:</text:p>
          </table:table-cell>
          <table:table-cell table:formula="oooc:=LOW(QUIET([.B64];[.D65]))" office:value-type="string" office:string-value="info.lrbh.codive.schema.template">
            <text:p>info.lrbh.codive.schema.template</text:p>
          </table:table-cell>
          <table:table-cell table:formula="oooc:=QUIET([.C64];[.D65])" office:value-type="string" office:string-value="Tokeniser">
            <text:p>Tokeniser</text:p>
          </table:table-cell>
          <table:table-cell office:value-type="float" office:value="47">
            <text:p>47</text:p>
          </table:table-cell>
          <table:table-cell office:value-type="string">
            <text:p>__Token_token_=_new_Token_();</text:p>
          </table:table-cell>
          <table:table-cell table:number-columns-repeated="251"/>
        </table:table-row>
        <table:table-row table:style-name="ro1">
          <table:table-cell table:formula="oooc:=LOW(QUIET([.A65];[.D66]))" office:value-type="string" office:string-value="pln:">
            <text:p>pln:</text:p>
          </table:table-cell>
          <table:table-cell table:formula="oooc:=LOW(QUIET([.B65];[.D66]))" office:value-type="string" office:string-value="info.lrbh.codive.schema.template">
            <text:p>info.lrbh.codive.schema.template</text:p>
          </table:table-cell>
          <table:table-cell table:formula="oooc:=QUIET([.C65];[.D66])" office:value-type="string" office:string-value="Tokeniser">
            <text:p>Tokeniser</text:p>
          </table:table-cell>
          <table:table-cell office:value-type="float" office:value="48">
            <text:p>48</text:p>
          </table:table-cell>
          <table:table-cell office:value-type="string">
            <text:p>__token.setString</text:p>
          </table:table-cell>
          <table:table-cell table:number-columns-repeated="251"/>
        </table:table-row>
        <table:table-row table:style-name="ro1">
          <table:table-cell table:formula="oooc:=LOW(QUIET([.A66];[.D67]))" office:value-type="string" office:string-value="pln:">
            <text:p>pln:</text:p>
          </table:table-cell>
          <table:table-cell table:formula="oooc:=LOW(QUIET([.B66];[.D67]))" office:value-type="string" office:string-value="info.lrbh.codive.schema.template">
            <text:p>info.lrbh.codive.schema.template</text:p>
          </table:table-cell>
          <table:table-cell table:formula="oooc:=QUIET([.C66];[.D67])" office:value-type="string" office:string-value="Tokeniser">
            <text:p>Tokeniser</text:p>
          </table:table-cell>
          <table:table-cell office:value-type="float" office:value="49">
            <text:p>49</text:p>
          </table:table-cell>
          <table:table-cell office:value-type="string">
            <text:p>__(</text:p>
          </table:table-cell>
          <table:table-cell table:number-columns-repeated="251"/>
        </table:table-row>
        <table:table-row table:style-name="ro1">
          <table:table-cell table:formula="oooc:=LOW(QUIET([.A67];[.D68]))" office:value-type="string" office:string-value="pln:">
            <text:p>pln:</text:p>
          </table:table-cell>
          <table:table-cell table:formula="oooc:=LOW(QUIET([.B67];[.D68]))" office:value-type="string" office:string-value="info.lrbh.codive.schema.template">
            <text:p>info.lrbh.codive.schema.template</text:p>
          </table:table-cell>
          <table:table-cell table:formula="oooc:=QUIET([.C67];[.D68])" office:value-type="string" office:string-value="Tokeniser">
            <text:p>Tokeniser</text:p>
          </table:table-cell>
          <table:table-cell office:value-type="float" office:value="50">
            <text:p>50</text:p>
          </table:table-cell>
          <table:table-cell office:value-type="string">
            <text:p>____cleanment.string_().substring</text:p>
          </table:table-cell>
          <table:table-cell table:number-columns-repeated="251"/>
        </table:table-row>
        <table:table-row table:style-name="ro1">
          <table:table-cell table:formula="oooc:=LOW(QUIET([.A68];[.D69]))" office:value-type="string" office:string-value="pln:">
            <text:p>pln:</text:p>
          </table:table-cell>
          <table:table-cell table:formula="oooc:=LOW(QUIET([.B68];[.D69]))" office:value-type="string" office:string-value="info.lrbh.codive.schema.template">
            <text:p>info.lrbh.codive.schema.template</text:p>
          </table:table-cell>
          <table:table-cell table:formula="oooc:=QUIET([.C68];[.D69])" office:value-type="string" office:string-value="Tokeniser">
            <text:p>Tokeniser</text:p>
          </table:table-cell>
          <table:table-cell office:value-type="float" office:value="51">
            <text:p>51</text:p>
          </table:table-cell>
          <table:table-cell office:value-type="string">
            <text:p>____(</text:p>
          </table:table-cell>
          <table:table-cell table:number-columns-repeated="251"/>
        </table:table-row>
        <table:table-row table:style-name="ro1">
          <table:table-cell table:formula="oooc:=LOW(QUIET([.A69];[.D70]))" office:value-type="string" office:string-value="pln:">
            <text:p>pln:</text:p>
          </table:table-cell>
          <table:table-cell table:formula="oooc:=LOW(QUIET([.B69];[.D70]))" office:value-type="string" office:string-value="info.lrbh.codive.schema.template">
            <text:p>info.lrbh.codive.schema.template</text:p>
          </table:table-cell>
          <table:table-cell table:formula="oooc:=QUIET([.C69];[.D70])" office:value-type="string" office:string-value="Tokeniser">
            <text:p>Tokeniser</text:p>
          </table:table-cell>
          <table:table-cell office:value-type="float" office:value="52">
            <text:p>52</text:p>
          </table:table-cell>
          <table:table-cell office:value-type="string">
            <text:p>______0,</text:p>
          </table:table-cell>
          <table:table-cell table:number-columns-repeated="251"/>
        </table:table-row>
        <table:table-row table:style-name="ro1">
          <table:table-cell table:formula="oooc:=LOW(QUIET([.A70];[.D71]))" office:value-type="string" office:string-value="pln:">
            <text:p>pln:</text:p>
          </table:table-cell>
          <table:table-cell table:formula="oooc:=LOW(QUIET([.B70];[.D71]))" office:value-type="string" office:string-value="info.lrbh.codive.schema.template">
            <text:p>info.lrbh.codive.schema.template</text:p>
          </table:table-cell>
          <table:table-cell table:formula="oooc:=QUIET([.C70];[.D71])" office:value-type="string" office:string-value="Tokeniser">
            <text:p>Tokeniser</text:p>
          </table:table-cell>
          <table:table-cell office:value-type="float" office:value="53">
            <text:p>53</text:p>
          </table:table-cell>
          <table:table-cell office:value-type="string">
            <text:p>______cleanment.string_().indexOf_(cleanment.closer_())</text:p>
          </table:table-cell>
          <table:table-cell table:number-columns-repeated="251"/>
        </table:table-row>
        <table:table-row table:style-name="ro1">
          <table:table-cell table:formula="oooc:=LOW(QUIET([.A71];[.D72]))" office:value-type="string" office:string-value="pln:">
            <text:p>pln:</text:p>
          </table:table-cell>
          <table:table-cell table:formula="oooc:=LOW(QUIET([.B71];[.D72]))" office:value-type="string" office:string-value="info.lrbh.codive.schema.template">
            <text:p>info.lrbh.codive.schema.template</text:p>
          </table:table-cell>
          <table:table-cell table:formula="oooc:=QUIET([.C71];[.D72])" office:value-type="string" office:string-value="Tokeniser">
            <text:p>Tokeniser</text:p>
          </table:table-cell>
          <table:table-cell office:value-type="float" office:value="54">
            <text:p>54</text:p>
          </table:table-cell>
          <table:table-cell office:value-type="string">
            <text:p>______+_cleanment.closer_().length_()</text:p>
          </table:table-cell>
          <table:table-cell table:number-columns-repeated="251"/>
        </table:table-row>
        <table:table-row table:style-name="ro1">
          <table:table-cell table:formula="oooc:=LOW(QUIET([.A72];[.D73]))" office:value-type="string" office:string-value="pln:">
            <text:p>pln:</text:p>
          </table:table-cell>
          <table:table-cell table:formula="oooc:=LOW(QUIET([.B72];[.D73]))" office:value-type="string" office:string-value="info.lrbh.codive.schema.template">
            <text:p>info.lrbh.codive.schema.template</text:p>
          </table:table-cell>
          <table:table-cell table:formula="oooc:=QUIET([.C72];[.D73])" office:value-type="string" office:string-value="Tokeniser">
            <text:p>Tokeniser</text:p>
          </table:table-cell>
          <table:table-cell office:value-type="float" office:value="55">
            <text:p>55</text:p>
          </table:table-cell>
          <table:table-cell office:value-type="string">
            <text:p>____)</text:p>
          </table:table-cell>
          <table:table-cell table:number-columns-repeated="251"/>
        </table:table-row>
        <table:table-row table:style-name="ro1">
          <table:table-cell table:formula="oooc:=LOW(QUIET([.A73];[.D74]))" office:value-type="string" office:string-value="pln:">
            <text:p>pln:</text:p>
          </table:table-cell>
          <table:table-cell table:formula="oooc:=LOW(QUIET([.B73];[.D74]))" office:value-type="string" office:string-value="info.lrbh.codive.schema.template">
            <text:p>info.lrbh.codive.schema.template</text:p>
          </table:table-cell>
          <table:table-cell table:formula="oooc:=QUIET([.C73];[.D74])" office:value-type="string" office:string-value="Tokeniser">
            <text:p>Tokeniser</text:p>
          </table:table-cell>
          <table:table-cell office:value-type="float" office:value="56">
            <text:p>56</text:p>
          </table:table-cell>
          <table:table-cell office:value-type="string">
            <text:p>__);</text:p>
          </table:table-cell>
          <table:table-cell table:number-columns-repeated="251"/>
        </table:table-row>
        <table:table-row table:style-name="ro1">
          <table:table-cell table:formula="oooc:=LOW(QUIET([.A74];[.D75]))" office:value-type="string" office:string-value="pln:">
            <text:p>pln:</text:p>
          </table:table-cell>
          <table:table-cell table:formula="oooc:=LOW(QUIET([.B74];[.D75]))" office:value-type="string" office:string-value="info.lrbh.codive.schema.template">
            <text:p>info.lrbh.codive.schema.template</text:p>
          </table:table-cell>
          <table:table-cell table:formula="oooc:=QUIET([.C74];[.D75])" office:value-type="string" office:string-value="Tokeniser">
            <text:p>Tokeniser</text:p>
          </table:table-cell>
          <table:table-cell office:value-type="float" office:value="57">
            <text:p>57</text:p>
          </table:table-cell>
          <table:table-cell office:value-type="string">
            <text:p>__token.setOpener_(cleanment.opener_());</text:p>
          </table:table-cell>
          <table:table-cell table:number-columns-repeated="251"/>
        </table:table-row>
        <table:table-row table:style-name="ro1">
          <table:table-cell table:formula="oooc:=LOW(QUIET([.A75];[.D76]))" office:value-type="string" office:string-value="pln:">
            <text:p>pln:</text:p>
          </table:table-cell>
          <table:table-cell table:formula="oooc:=LOW(QUIET([.B75];[.D76]))" office:value-type="string" office:string-value="info.lrbh.codive.schema.template">
            <text:p>info.lrbh.codive.schema.template</text:p>
          </table:table-cell>
          <table:table-cell table:formula="oooc:=QUIET([.C75];[.D76])" office:value-type="string" office:string-value="Tokeniser">
            <text:p>Tokeniser</text:p>
          </table:table-cell>
          <table:table-cell office:value-type="float" office:value="58">
            <text:p>58</text:p>
          </table:table-cell>
          <table:table-cell office:value-type="string">
            <text:p>__token.setCloser_(cleanment.closer_());</text:p>
          </table:table-cell>
          <table:table-cell table:number-columns-repeated="251"/>
        </table:table-row>
        <table:table-row table:style-name="ro1">
          <table:table-cell table:formula="oooc:=LOW(QUIET([.A76];[.D77]))" office:value-type="string" office:string-value="pln:">
            <text:p>pln:</text:p>
          </table:table-cell>
          <table:table-cell table:formula="oooc:=LOW(QUIET([.B76];[.D77]))" office:value-type="string" office:string-value="info.lrbh.codive.schema.template">
            <text:p>info.lrbh.codive.schema.template</text:p>
          </table:table-cell>
          <table:table-cell table:formula="oooc:=QUIET([.C76];[.D77])" office:value-type="string" office:string-value="Tokeniser">
            <text:p>Tokeniser</text:p>
          </table:table-cell>
          <table:table-cell office:value-type="float" office:value="59">
            <text:p>59</text:p>
          </table:table-cell>
          <table:table-cell office:value-type="string">
            <text:p>__return_token;</text:p>
          </table:table-cell>
          <table:table-cell table:number-columns-repeated="251"/>
        </table:table-row>
        <table:table-row table:style-name="ro1">
          <table:table-cell table:formula="oooc:=LOW(QUIET([.A77];[.D78]))" office:value-type="string" office:string-value="pln:">
            <text:p>pln:</text:p>
          </table:table-cell>
          <table:table-cell table:formula="oooc:=LOW(QUIET([.B77];[.D78]))" office:value-type="string" office:string-value="info.lrbh.codive.schema.template">
            <text:p>info.lrbh.codive.schema.template</text:p>
          </table:table-cell>
          <table:table-cell table:formula="oooc:=QUIET([.C77];[.D78])" office:value-type="string" office:string-value="Tokeniser">
            <text:p>Tokeniser</text:p>
          </table:table-cell>
          <table:table-cell office:value-type="float" office:value="60">
            <text:p>60</text:p>
          </table:table-cell>
          <table:table-cell office:value-type="string">
            <text:p>}</text:p>
          </table:table-cell>
          <table:table-cell table:number-columns-repeated="251"/>
        </table:table-row>
        <table:table-row table:style-name="ro1">
          <table:table-cell table:formula="oooc:=LOW(QUIET([.A78];[.D79]))" office:value-type="string" office:string-value="pln:">
            <text:p>pln:</text:p>
          </table:table-cell>
          <table:table-cell table:formula="oooc:=LOW(QUIET([.B78];[.D79]))" office:value-type="string" office:string-value="info.lrbh.codive.schema.template">
            <text:p>info.lrbh.codive.schema.template</text:p>
          </table:table-cell>
          <table:table-cell table:formula="oooc:=QUIET([.C78];[.D79])" office:value-type="string" office:string-value="Tokeniser">
            <text:p>Tokeniser</text:p>
          </table:table-cell>
          <table:table-cell office:value-type="float" office:value="61">
            <text:p>61</text:p>
          </table:table-cell>
          <table:table-cell office:value-type="string">
            <text:p>_</text:p>
          </table:table-cell>
          <table:table-cell table:number-columns-repeated="251"/>
        </table:table-row>
        <table:table-row table:style-name="ro1">
          <table:table-cell table:formula="oooc:=LOW(QUIET([.A79];[.D80]))" office:value-type="string" office:string-value="pln:">
            <text:p>pln:</text:p>
          </table:table-cell>
          <table:table-cell table:formula="oooc:=LOW(QUIET([.B79];[.D80]))" office:value-type="string" office:string-value="info.lrbh.codive.schema.template">
            <text:p>info.lrbh.codive.schema.template</text:p>
          </table:table-cell>
          <table:table-cell table:formula="oooc:=QUIET([.C79];[.D80])" office:value-type="string" office:string-value="Tokeniser">
            <text:p>Tokeniser</text:p>
          </table:table-cell>
          <table:table-cell office:value-type="float" office:value="62">
            <text:p>62</text:p>
          </table:table-cell>
          <table:table-cell office:value-type="string">
            <text:p>private_static_final_Token_foreign_(Cleanment_cleanment)</text:p>
          </table:table-cell>
          <table:table-cell table:number-columns-repeated="251"/>
        </table:table-row>
        <table:table-row table:style-name="ro1">
          <table:table-cell table:formula="oooc:=LOW(QUIET([.A80];[.D81]))" office:value-type="string" office:string-value="pln:">
            <text:p>pln:</text:p>
          </table:table-cell>
          <table:table-cell table:formula="oooc:=LOW(QUIET([.B80];[.D81]))" office:value-type="string" office:string-value="info.lrbh.codive.schema.template">
            <text:p>info.lrbh.codive.schema.template</text:p>
          </table:table-cell>
          <table:table-cell table:formula="oooc:=QUIET([.C80];[.D81])" office:value-type="string" office:string-value="Tokeniser">
            <text:p>Tokeniser</text:p>
          </table:table-cell>
          <table:table-cell office:value-type="float" office:value="63">
            <text:p>63</text:p>
          </table:table-cell>
          <table:table-cell office:value-type="string">
            <text:p>{</text:p>
          </table:table-cell>
          <table:table-cell table:number-columns-repeated="251"/>
        </table:table-row>
        <table:table-row table:style-name="ro1">
          <table:table-cell table:formula="oooc:=LOW(QUIET([.A81];[.D82]))" office:value-type="string" office:string-value="pln:">
            <text:p>pln:</text:p>
          </table:table-cell>
          <table:table-cell table:formula="oooc:=LOW(QUIET([.B81];[.D82]))" office:value-type="string" office:string-value="info.lrbh.codive.schema.template">
            <text:p>info.lrbh.codive.schema.template</text:p>
          </table:table-cell>
          <table:table-cell table:formula="oooc:=QUIET([.C81];[.D82])" office:value-type="string" office:string-value="Tokeniser">
            <text:p>Tokeniser</text:p>
          </table:table-cell>
          <table:table-cell office:value-type="float" office:value="64">
            <text:p>64</text:p>
          </table:table-cell>
          <table:table-cell office:value-type="string">
            <text:p>__Token_token_=_new_Token_();</text:p>
          </table:table-cell>
          <table:table-cell table:number-columns-repeated="251"/>
        </table:table-row>
        <table:table-row table:style-name="ro1">
          <table:table-cell table:formula="oooc:=LOW(QUIET([.A82];[.D83]))" office:value-type="string" office:string-value="pln:">
            <text:p>pln:</text:p>
          </table:table-cell>
          <table:table-cell table:formula="oooc:=LOW(QUIET([.B82];[.D83]))" office:value-type="string" office:string-value="info.lrbh.codive.schema.template">
            <text:p>info.lrbh.codive.schema.template</text:p>
          </table:table-cell>
          <table:table-cell table:formula="oooc:=QUIET([.C82];[.D83])" office:value-type="string" office:string-value="Tokeniser">
            <text:p>Tokeniser</text:p>
          </table:table-cell>
          <table:table-cell office:value-type="float" office:value="65">
            <text:p>65</text:p>
          </table:table-cell>
          <table:table-cell office:value-type="string">
            <text:p>__token.setString</text:p>
          </table:table-cell>
          <table:table-cell table:number-columns-repeated="251"/>
        </table:table-row>
        <table:table-row table:style-name="ro1">
          <table:table-cell table:formula="oooc:=LOW(QUIET([.A83];[.D84]))" office:value-type="string" office:string-value="pln:">
            <text:p>pln:</text:p>
          </table:table-cell>
          <table:table-cell table:formula="oooc:=LOW(QUIET([.B83];[.D84]))" office:value-type="string" office:string-value="info.lrbh.codive.schema.template">
            <text:p>info.lrbh.codive.schema.template</text:p>
          </table:table-cell>
          <table:table-cell table:formula="oooc:=QUIET([.C83];[.D84])" office:value-type="string" office:string-value="Tokeniser">
            <text:p>Tokeniser</text:p>
          </table:table-cell>
          <table:table-cell office:value-type="float" office:value="66">
            <text:p>66</text:p>
          </table:table-cell>
          <table:table-cell office:value-type="string">
            <text:p>__(</text:p>
          </table:table-cell>
          <table:table-cell table:number-columns-repeated="251"/>
        </table:table-row>
        <table:table-row table:style-name="ro1">
          <table:table-cell table:formula="oooc:=LOW(QUIET([.A84];[.D85]))" office:value-type="string" office:string-value="pln:">
            <text:p>pln:</text:p>
          </table:table-cell>
          <table:table-cell table:formula="oooc:=LOW(QUIET([.B84];[.D85]))" office:value-type="string" office:string-value="info.lrbh.codive.schema.template">
            <text:p>info.lrbh.codive.schema.template</text:p>
          </table:table-cell>
          <table:table-cell table:formula="oooc:=QUIET([.C84];[.D85])" office:value-type="string" office:string-value="Tokeniser">
            <text:p>Tokeniser</text:p>
          </table:table-cell>
          <table:table-cell office:value-type="float" office:value="67">
            <text:p>67</text:p>
          </table:table-cell>
          <table:table-cell office:value-type="string">
            <text:p>____cleanment.string_().substring</text:p>
          </table:table-cell>
          <table:table-cell table:number-columns-repeated="251"/>
        </table:table-row>
        <table:table-row table:style-name="ro1">
          <table:table-cell table:formula="oooc:=LOW(QUIET([.A85];[.D86]))" office:value-type="string" office:string-value="pln:">
            <text:p>pln:</text:p>
          </table:table-cell>
          <table:table-cell table:formula="oooc:=LOW(QUIET([.B85];[.D86]))" office:value-type="string" office:string-value="info.lrbh.codive.schema.template">
            <text:p>info.lrbh.codive.schema.template</text:p>
          </table:table-cell>
          <table:table-cell table:formula="oooc:=QUIET([.C85];[.D86])" office:value-type="string" office:string-value="Tokeniser">
            <text:p>Tokeniser</text:p>
          </table:table-cell>
          <table:table-cell office:value-type="float" office:value="68">
            <text:p>68</text:p>
          </table:table-cell>
          <table:table-cell office:value-type="string">
            <text:p>____(</text:p>
          </table:table-cell>
          <table:table-cell table:number-columns-repeated="251"/>
        </table:table-row>
        <table:table-row table:style-name="ro1">
          <table:table-cell table:formula="oooc:=LOW(QUIET([.A86];[.D87]))" office:value-type="string" office:string-value="pln:">
            <text:p>pln:</text:p>
          </table:table-cell>
          <table:table-cell table:formula="oooc:=LOW(QUIET([.B86];[.D87]))" office:value-type="string" office:string-value="info.lrbh.codive.schema.template">
            <text:p>info.lrbh.codive.schema.template</text:p>
          </table:table-cell>
          <table:table-cell table:formula="oooc:=QUIET([.C86];[.D87])" office:value-type="string" office:string-value="Tokeniser">
            <text:p>Tokeniser</text:p>
          </table:table-cell>
          <table:table-cell office:value-type="float" office:value="69">
            <text:p>69</text:p>
          </table:table-cell>
          <table:table-cell office:value-type="string">
            <text:p>______0,</text:p>
          </table:table-cell>
          <table:table-cell table:number-columns-repeated="251"/>
        </table:table-row>
        <table:table-row table:style-name="ro1">
          <table:table-cell table:formula="oooc:=LOW(QUIET([.A87];[.D88]))" office:value-type="string" office:string-value="pln:">
            <text:p>pln:</text:p>
          </table:table-cell>
          <table:table-cell table:formula="oooc:=LOW(QUIET([.B87];[.D88]))" office:value-type="string" office:string-value="info.lrbh.codive.schema.template">
            <text:p>info.lrbh.codive.schema.template</text:p>
          </table:table-cell>
          <table:table-cell table:formula="oooc:=QUIET([.C87];[.D88])" office:value-type="string" office:string-value="Tokeniser">
            <text:p>Tokeniser</text:p>
          </table:table-cell>
          <table:table-cell office:value-type="float" office:value="70">
            <text:p>70</text:p>
          </table:table-cell>
          <table:table-cell office:value-type="string">
            <text:p>______cleanment.string_().indexOf_(cleanment.opener_())</text:p>
          </table:table-cell>
          <table:table-cell table:number-columns-repeated="251"/>
        </table:table-row>
        <table:table-row table:style-name="ro1">
          <table:table-cell table:formula="oooc:=LOW(QUIET([.A88];[.D89]))" office:value-type="string" office:string-value="pln:">
            <text:p>pln:</text:p>
          </table:table-cell>
          <table:table-cell table:formula="oooc:=LOW(QUIET([.B88];[.D89]))" office:value-type="string" office:string-value="info.lrbh.codive.schema.template">
            <text:p>info.lrbh.codive.schema.template</text:p>
          </table:table-cell>
          <table:table-cell table:formula="oooc:=QUIET([.C88];[.D89])" office:value-type="string" office:string-value="Tokeniser">
            <text:p>Tokeniser</text:p>
          </table:table-cell>
          <table:table-cell office:value-type="float" office:value="71">
            <text:p>71</text:p>
          </table:table-cell>
          <table:table-cell office:value-type="string">
            <text:p>____)</text:p>
          </table:table-cell>
          <table:table-cell table:number-columns-repeated="251"/>
        </table:table-row>
        <table:table-row table:style-name="ro1">
          <table:table-cell table:formula="oooc:=LOW(QUIET([.A89];[.D90]))" office:value-type="string" office:string-value="pln:">
            <text:p>pln:</text:p>
          </table:table-cell>
          <table:table-cell table:formula="oooc:=LOW(QUIET([.B89];[.D90]))" office:value-type="string" office:string-value="info.lrbh.codive.schema.template">
            <text:p>info.lrbh.codive.schema.template</text:p>
          </table:table-cell>
          <table:table-cell table:formula="oooc:=QUIET([.C89];[.D90])" office:value-type="string" office:string-value="Tokeniser">
            <text:p>Tokeniser</text:p>
          </table:table-cell>
          <table:table-cell office:value-type="float" office:value="72">
            <text:p>72</text:p>
          </table:table-cell>
          <table:table-cell office:value-type="string">
            <text:p>__);</text:p>
          </table:table-cell>
          <table:table-cell table:number-columns-repeated="251"/>
        </table:table-row>
        <table:table-row table:style-name="ro1">
          <table:table-cell table:formula="oooc:=LOW(QUIET([.A90];[.D91]))" office:value-type="string" office:string-value="pln:">
            <text:p>pln:</text:p>
          </table:table-cell>
          <table:table-cell table:formula="oooc:=LOW(QUIET([.B90];[.D91]))" office:value-type="string" office:string-value="info.lrbh.codive.schema.template">
            <text:p>info.lrbh.codive.schema.template</text:p>
          </table:table-cell>
          <table:table-cell table:formula="oooc:=QUIET([.C90];[.D91])" office:value-type="string" office:string-value="Tokeniser">
            <text:p>Tokeniser</text:p>
          </table:table-cell>
          <table:table-cell office:value-type="float" office:value="73">
            <text:p>73</text:p>
          </table:table-cell>
          <table:table-cell office:value-type="string">
            <text:p>__token.setOpener_(cleanment.opener_());</text:p>
          </table:table-cell>
          <table:table-cell table:number-columns-repeated="251"/>
        </table:table-row>
        <table:table-row table:style-name="ro1">
          <table:table-cell table:formula="oooc:=LOW(QUIET([.A91];[.D92]))" office:value-type="string" office:string-value="pln:">
            <text:p>pln:</text:p>
          </table:table-cell>
          <table:table-cell table:formula="oooc:=LOW(QUIET([.B91];[.D92]))" office:value-type="string" office:string-value="info.lrbh.codive.schema.template">
            <text:p>info.lrbh.codive.schema.template</text:p>
          </table:table-cell>
          <table:table-cell table:formula="oooc:=QUIET([.C91];[.D92])" office:value-type="string" office:string-value="Tokeniser">
            <text:p>Tokeniser</text:p>
          </table:table-cell>
          <table:table-cell office:value-type="float" office:value="74">
            <text:p>74</text:p>
          </table:table-cell>
          <table:table-cell office:value-type="string">
            <text:p>__token.setCloser_(cleanment.closer_());</text:p>
          </table:table-cell>
          <table:table-cell table:number-columns-repeated="251"/>
        </table:table-row>
        <table:table-row table:style-name="ro1">
          <table:table-cell table:formula="oooc:=LOW(QUIET([.A92];[.D93]))" office:value-type="string" office:string-value="pln:">
            <text:p>pln:</text:p>
          </table:table-cell>
          <table:table-cell table:formula="oooc:=LOW(QUIET([.B92];[.D93]))" office:value-type="string" office:string-value="info.lrbh.codive.schema.template">
            <text:p>info.lrbh.codive.schema.template</text:p>
          </table:table-cell>
          <table:table-cell table:formula="oooc:=QUIET([.C92];[.D93])" office:value-type="string" office:string-value="Tokeniser">
            <text:p>Tokeniser</text:p>
          </table:table-cell>
          <table:table-cell office:value-type="float" office:value="75">
            <text:p>75</text:p>
          </table:table-cell>
          <table:table-cell office:value-type="string">
            <text:p>__return_token;</text:p>
          </table:table-cell>
          <table:table-cell table:number-columns-repeated="251"/>
        </table:table-row>
        <table:table-row table:style-name="ro1">
          <table:table-cell table:formula="oooc:=LOW(QUIET([.A93];[.D94]))" office:value-type="string" office:string-value="pln:">
            <text:p>pln:</text:p>
          </table:table-cell>
          <table:table-cell table:formula="oooc:=LOW(QUIET([.B93];[.D94]))" office:value-type="string" office:string-value="info.lrbh.codive.schema.template">
            <text:p>info.lrbh.codive.schema.template</text:p>
          </table:table-cell>
          <table:table-cell table:formula="oooc:=QUIET([.C93];[.D94])" office:value-type="string" office:string-value="Tokeniser">
            <text:p>Tokeniser</text:p>
          </table:table-cell>
          <table:table-cell office:value-type="float" office:value="76">
            <text:p>76</text:p>
          </table:table-cell>
          <table:table-cell office:value-type="string">
            <text:p>}</text:p>
          </table:table-cell>
          <table:table-cell table:number-columns-repeated="251"/>
        </table:table-row>
        <table:table-row table:style-name="ro1">
          <table:table-cell table:formula="oooc:=LOW(QUIET([.A94];[.D95]))" office:value-type="string" office:string-value="pln:">
            <text:p>pln:</text:p>
          </table:table-cell>
          <table:table-cell table:formula="oooc:=LOW(QUIET([.B94];[.D95]))" office:value-type="string" office:string-value="info.lrbh.codive.schema.template">
            <text:p>info.lrbh.codive.schema.template</text:p>
          </table:table-cell>
          <table:table-cell table:formula="oooc:=QUIET([.C94];[.D95])" office:value-type="string" office:string-value="Tokeniser">
            <text:p>Tokeniser</text:p>
          </table:table-cell>
          <table:table-cell office:value-type="float" office:value="77">
            <text:p>77</text:p>
          </table:table-cell>
          <table:table-cell office:value-type="string">
            <text:p>_</text:p>
          </table:table-cell>
          <table:table-cell table:number-columns-repeated="251"/>
        </table:table-row>
        <table:table-row table:style-name="ro1">
          <table:table-cell table:formula="oooc:=LOW(QUIET([.A95];[.D96]))" office:value-type="string" office:string-value="pln:">
            <text:p>pln:</text:p>
          </table:table-cell>
          <table:table-cell table:formula="oooc:=LOW(QUIET([.B95];[.D96]))" office:value-type="string" office:string-value="info.lrbh.codive.schema.template">
            <text:p>info.lrbh.codive.schema.template</text:p>
          </table:table-cell>
          <table:table-cell table:formula="oooc:=QUIET([.C95];[.D96])" office:value-type="string" office:string-value="Tokeniser">
            <text:p>Tokeniser</text:p>
          </table:table-cell>
          <table:table-cell office:value-type="float" office:value="78">
            <text:p>78</text:p>
          </table:table-cell>
          <table:table-cell office:value-type="string">
            <text:p>private_static_final_Token_finalToken_(Cleanment_cleanment)</text:p>
          </table:table-cell>
          <table:table-cell table:number-columns-repeated="251"/>
        </table:table-row>
        <table:table-row table:style-name="ro1">
          <table:table-cell table:formula="oooc:=LOW(QUIET([.A96];[.D97]))" office:value-type="string" office:string-value="pln:">
            <text:p>pln:</text:p>
          </table:table-cell>
          <table:table-cell table:formula="oooc:=LOW(QUIET([.B96];[.D97]))" office:value-type="string" office:string-value="info.lrbh.codive.schema.template">
            <text:p>info.lrbh.codive.schema.template</text:p>
          </table:table-cell>
          <table:table-cell table:formula="oooc:=QUIET([.C96];[.D97])" office:value-type="string" office:string-value="Tokeniser">
            <text:p>Tokeniser</text:p>
          </table:table-cell>
          <table:table-cell office:value-type="float" office:value="79">
            <text:p>79</text:p>
          </table:table-cell>
          <table:table-cell office:value-type="string">
            <text:p>{</text:p>
          </table:table-cell>
          <table:table-cell table:number-columns-repeated="251"/>
        </table:table-row>
        <table:table-row table:style-name="ro1">
          <table:table-cell table:formula="oooc:=LOW(QUIET([.A97];[.D98]))" office:value-type="string" office:string-value="pln:">
            <text:p>pln:</text:p>
          </table:table-cell>
          <table:table-cell table:formula="oooc:=LOW(QUIET([.B97];[.D98]))" office:value-type="string" office:string-value="info.lrbh.codive.schema.template">
            <text:p>info.lrbh.codive.schema.template</text:p>
          </table:table-cell>
          <table:table-cell table:formula="oooc:=QUIET([.C97];[.D98])" office:value-type="string" office:string-value="Tokeniser">
            <text:p>Tokeniser</text:p>
          </table:table-cell>
          <table:table-cell office:value-type="float" office:value="80">
            <text:p>80</text:p>
          </table:table-cell>
          <table:table-cell office:value-type="string">
            <text:p>__Token_token_=_new_Token_();</text:p>
          </table:table-cell>
          <table:table-cell table:number-columns-repeated="251"/>
        </table:table-row>
        <table:table-row table:style-name="ro1">
          <table:table-cell table:formula="oooc:=LOW(QUIET([.A98];[.D99]))" office:value-type="string" office:string-value="pln:">
            <text:p>pln:</text:p>
          </table:table-cell>
          <table:table-cell table:formula="oooc:=LOW(QUIET([.B98];[.D99]))" office:value-type="string" office:string-value="info.lrbh.codive.schema.template">
            <text:p>info.lrbh.codive.schema.template</text:p>
          </table:table-cell>
          <table:table-cell table:formula="oooc:=QUIET([.C98];[.D99])" office:value-type="string" office:string-value="Tokeniser">
            <text:p>Tokeniser</text:p>
          </table:table-cell>
          <table:table-cell office:value-type="float" office:value="81">
            <text:p>81</text:p>
          </table:table-cell>
          <table:table-cell office:value-type="string">
            <text:p>__token.setString_(cleanment.string_());</text:p>
          </table:table-cell>
          <table:table-cell table:number-columns-repeated="251"/>
        </table:table-row>
        <table:table-row table:style-name="ro1">
          <table:table-cell table:formula="oooc:=LOW(QUIET([.A99];[.D100]))" office:value-type="string" office:string-value="pln:">
            <text:p>pln:</text:p>
          </table:table-cell>
          <table:table-cell table:formula="oooc:=LOW(QUIET([.B99];[.D100]))" office:value-type="string" office:string-value="info.lrbh.codive.schema.template">
            <text:p>info.lrbh.codive.schema.template</text:p>
          </table:table-cell>
          <table:table-cell table:formula="oooc:=QUIET([.C99];[.D100])" office:value-type="string" office:string-value="Tokeniser">
            <text:p>Tokeniser</text:p>
          </table:table-cell>
          <table:table-cell office:value-type="float" office:value="82">
            <text:p>82</text:p>
          </table:table-cell>
          <table:table-cell office:value-type="string">
            <text:p>__token.setOpener_(cleanment.opener_());</text:p>
          </table:table-cell>
          <table:table-cell table:number-columns-repeated="251"/>
        </table:table-row>
        <table:table-row table:style-name="ro1">
          <table:table-cell table:formula="oooc:=LOW(QUIET([.A100];[.D101]))" office:value-type="string" office:string-value="pln:">
            <text:p>pln:</text:p>
          </table:table-cell>
          <table:table-cell table:formula="oooc:=LOW(QUIET([.B100];[.D101]))" office:value-type="string" office:string-value="info.lrbh.codive.schema.template">
            <text:p>info.lrbh.codive.schema.template</text:p>
          </table:table-cell>
          <table:table-cell table:formula="oooc:=QUIET([.C100];[.D101])" office:value-type="string" office:string-value="Tokeniser">
            <text:p>Tokeniser</text:p>
          </table:table-cell>
          <table:table-cell office:value-type="float" office:value="83">
            <text:p>83</text:p>
          </table:table-cell>
          <table:table-cell office:value-type="string">
            <text:p>__token.setCloser_(cleanment.closer_());</text:p>
          </table:table-cell>
          <table:table-cell table:number-columns-repeated="251"/>
        </table:table-row>
        <table:table-row table:style-name="ro1">
          <table:table-cell table:formula="oooc:=LOW(QUIET([.A101];[.D102]))" office:value-type="string" office:string-value="pln:">
            <text:p>pln:</text:p>
          </table:table-cell>
          <table:table-cell table:formula="oooc:=LOW(QUIET([.B101];[.D102]))" office:value-type="string" office:string-value="info.lrbh.codive.schema.template">
            <text:p>info.lrbh.codive.schema.template</text:p>
          </table:table-cell>
          <table:table-cell table:formula="oooc:=QUIET([.C101];[.D102])" office:value-type="string" office:string-value="Tokeniser">
            <text:p>Tokeniser</text:p>
          </table:table-cell>
          <table:table-cell office:value-type="float" office:value="84">
            <text:p>84</text:p>
          </table:table-cell>
          <table:table-cell office:value-type="string">
            <text:p>__return_token;</text:p>
          </table:table-cell>
          <table:table-cell table:number-columns-repeated="251"/>
        </table:table-row>
        <table:table-row table:style-name="ro1">
          <table:table-cell table:formula="oooc:=LOW(QUIET([.A102];[.D103]))" office:value-type="string" office:string-value="pln:">
            <text:p>pln:</text:p>
          </table:table-cell>
          <table:table-cell table:formula="oooc:=LOW(QUIET([.B102];[.D103]))" office:value-type="string" office:string-value="info.lrbh.codive.schema.template">
            <text:p>info.lrbh.codive.schema.template</text:p>
          </table:table-cell>
          <table:table-cell table:formula="oooc:=QUIET([.C102];[.D103])" office:value-type="string" office:string-value="Tokeniser">
            <text:p>Tokeniser</text:p>
          </table:table-cell>
          <table:table-cell office:value-type="float" office:value="85">
            <text:p>85</text:p>
          </table:table-cell>
          <table:table-cell office:value-type="string">
            <text:p>}</text:p>
          </table:table-cell>
          <table:table-cell table:number-columns-repeated="251"/>
        </table:table-row>
        <table:table-row table:style-name="ro1">
          <table:table-cell table:formula="oooc:=LOW(QUIET([.A103];[.D104]))" office:value-type="string" office:string-value="pln:">
            <text:p>pln:</text:p>
          </table:table-cell>
          <table:table-cell table:formula="oooc:=LOW(QUIET([.B103];[.D104]))" office:value-type="string" office:string-value="info.lrbh.codive.schema.template">
            <text:p>info.lrbh.codive.schema.template</text:p>
          </table:table-cell>
          <table:table-cell table:formula="oooc:=QUIET([.C103];[.D104])" office:value-type="string" office:string-value="Tokeniser">
            <text:p>Tokeniser</text:p>
          </table:table-cell>
          <table:table-cell office:value-type="float" office:value="86">
            <text:p>86</text:p>
          </table:table-cell>
          <table:table-cell office:value-type="string">
            <text:p>_</text:p>
          </table:table-cell>
          <table:table-cell table:number-columns-repeated="251"/>
        </table:table-row>
        <table:table-row table:style-name="ro1">
          <table:table-cell table:formula="oooc:=LOW(QUIET([.A104];[.D105]))" office:value-type="string" office:string-value="pln:">
            <text:p>pln:</text:p>
          </table:table-cell>
          <table:table-cell table:formula="oooc:=LOW(QUIET([.B104];[.D105]))" office:value-type="string" office:string-value="info.lrbh.codive.schema.template">
            <text:p>info.lrbh.codive.schema.template</text:p>
          </table:table-cell>
          <table:table-cell table:formula="oooc:=QUIET([.C104];[.D105])" office:value-type="string" office:string-value="Tokeniser">
            <text:p>Tokeniser</text:p>
          </table:table-cell>
          <table:table-cell office:value-type="float" office:value="87">
            <text:p>87</text:p>
          </table:table-cell>
          <table:table-cell office:value-type="string">
            <text:p>private_static_final_List_&lt;Token&gt;_union_(Token_token,_List_&lt;Token&gt;_tokenz)</text:p>
          </table:table-cell>
          <table:table-cell table:number-columns-repeated="251"/>
        </table:table-row>
        <table:table-row table:style-name="ro1">
          <table:table-cell table:formula="oooc:=LOW(QUIET([.A105];[.D106]))" office:value-type="string" office:string-value="pln:">
            <text:p>pln:</text:p>
          </table:table-cell>
          <table:table-cell table:formula="oooc:=LOW(QUIET([.B105];[.D106]))" office:value-type="string" office:string-value="info.lrbh.codive.schema.template">
            <text:p>info.lrbh.codive.schema.template</text:p>
          </table:table-cell>
          <table:table-cell table:formula="oooc:=QUIET([.C105];[.D106])" office:value-type="string" office:string-value="Tokeniser">
            <text:p>Tokeniser</text:p>
          </table:table-cell>
          <table:table-cell office:value-type="float" office:value="88">
            <text:p>88</text:p>
          </table:table-cell>
          <table:table-cell office:value-type="string">
            <text:p>{</text:p>
          </table:table-cell>
          <table:table-cell table:number-columns-repeated="251"/>
        </table:table-row>
        <table:table-row table:style-name="ro1">
          <table:table-cell table:formula="oooc:=LOW(QUIET([.A106];[.D107]))" office:value-type="string" office:string-value="pln:">
            <text:p>pln:</text:p>
          </table:table-cell>
          <table:table-cell table:formula="oooc:=LOW(QUIET([.B106];[.D107]))" office:value-type="string" office:string-value="info.lrbh.codive.schema.template">
            <text:p>info.lrbh.codive.schema.template</text:p>
          </table:table-cell>
          <table:table-cell table:formula="oooc:=QUIET([.C106];[.D107])" office:value-type="string" office:string-value="Tokeniser">
            <text:p>Tokeniser</text:p>
          </table:table-cell>
          <table:table-cell office:value-type="float" office:value="89">
            <text:p>89</text:p>
          </table:table-cell>
          <table:table-cell office:value-type="string">
            <text:p>__List_&lt;Token&gt;_union_=_new_ArrayList_&lt;Token&gt;_();</text:p>
          </table:table-cell>
          <table:table-cell table:number-columns-repeated="251"/>
        </table:table-row>
        <table:table-row table:style-name="ro1">
          <table:table-cell table:formula="oooc:=LOW(QUIET([.A107];[.D108]))" office:value-type="string" office:string-value="pln:">
            <text:p>pln:</text:p>
          </table:table-cell>
          <table:table-cell table:formula="oooc:=LOW(QUIET([.B107];[.D108]))" office:value-type="string" office:string-value="info.lrbh.codive.schema.template">
            <text:p>info.lrbh.codive.schema.template</text:p>
          </table:table-cell>
          <table:table-cell table:formula="oooc:=QUIET([.C107];[.D108])" office:value-type="string" office:string-value="Tokeniser">
            <text:p>Tokeniser</text:p>
          </table:table-cell>
          <table:table-cell office:value-type="float" office:value="90">
            <text:p>90</text:p>
          </table:table-cell>
          <table:table-cell office:value-type="string">
            <text:p>__if_(token_!=_null)_union.add_(token);</text:p>
          </table:table-cell>
          <table:table-cell table:number-columns-repeated="251"/>
        </table:table-row>
        <table:table-row table:style-name="ro1">
          <table:table-cell table:formula="oooc:=LOW(QUIET([.A108];[.D109]))" office:value-type="string" office:string-value="pln:">
            <text:p>pln:</text:p>
          </table:table-cell>
          <table:table-cell table:formula="oooc:=LOW(QUIET([.B108];[.D109]))" office:value-type="string" office:string-value="info.lrbh.codive.schema.template">
            <text:p>info.lrbh.codive.schema.template</text:p>
          </table:table-cell>
          <table:table-cell table:formula="oooc:=QUIET([.C108];[.D109])" office:value-type="string" office:string-value="Tokeniser">
            <text:p>Tokeniser</text:p>
          </table:table-cell>
          <table:table-cell office:value-type="float" office:value="91">
            <text:p>91</text:p>
          </table:table-cell>
          <table:table-cell office:value-type="string">
            <text:p>__if_(tokenz_!=_null)_union.addAll_(tokenz);</text:p>
          </table:table-cell>
          <table:table-cell table:number-columns-repeated="251"/>
        </table:table-row>
        <table:table-row table:style-name="ro1">
          <table:table-cell table:formula="oooc:=LOW(QUIET([.A109];[.D110]))" office:value-type="string" office:string-value="pln:">
            <text:p>pln:</text:p>
          </table:table-cell>
          <table:table-cell table:formula="oooc:=LOW(QUIET([.B109];[.D110]))" office:value-type="string" office:string-value="info.lrbh.codive.schema.template">
            <text:p>info.lrbh.codive.schema.template</text:p>
          </table:table-cell>
          <table:table-cell table:formula="oooc:=QUIET([.C109];[.D110])" office:value-type="string" office:string-value="Tokeniser">
            <text:p>Tokeniser</text:p>
          </table:table-cell>
          <table:table-cell office:value-type="float" office:value="92">
            <text:p>92</text:p>
          </table:table-cell>
          <table:table-cell office:value-type="string">
            <text:p>__return_union;</text:p>
          </table:table-cell>
          <table:table-cell table:number-columns-repeated="251"/>
        </table:table-row>
        <table:table-row table:style-name="ro1">
          <table:table-cell table:formula="oooc:=LOW(QUIET([.A110];[.D111]))" office:value-type="string" office:string-value="pln:">
            <text:p>pln:</text:p>
          </table:table-cell>
          <table:table-cell table:formula="oooc:=LOW(QUIET([.B110];[.D111]))" office:value-type="string" office:string-value="info.lrbh.codive.schema.template">
            <text:p>info.lrbh.codive.schema.template</text:p>
          </table:table-cell>
          <table:table-cell table:formula="oooc:=QUIET([.C110];[.D111])" office:value-type="string" office:string-value="Tokeniser">
            <text:p>Tokeniser</text:p>
          </table:table-cell>
          <table:table-cell office:value-type="float" office:value="93">
            <text:p>93</text:p>
          </table:table-cell>
          <table:table-cell office:value-type="string">
            <text:p>}</text:p>
          </table:table-cell>
          <table:table-cell table:number-columns-repeated="251"/>
        </table:table-row>
        <table:table-row table:style-name="ro1">
          <table:table-cell table:formula="oooc:=LOW(QUIET([.A111];[.D112]))" office:value-type="string" office:string-value="pln:">
            <text:p>pln:</text:p>
          </table:table-cell>
          <table:table-cell table:formula="oooc:=LOW(QUIET([.B111];[.D112]))" office:value-type="string" office:string-value="info.lrbh.codive.schema.template">
            <text:p>info.lrbh.codive.schema.template</text:p>
          </table:table-cell>
          <table:table-cell table:style-name="ce11" table:formula="oooc:=[proz.C4]" office:value-type="string" office:string-value="Parser">
            <text:p>Parser</text:p>
          </table:table-cell>
          <table:table-cell office:value-type="float" office:value="1">
            <text:p>1</text:p>
          </table:table-cell>
          <table:table-cell office:value-type="string">
            <text:p>private_static_final_Boolean_idsParsibility_(List_&lt;Token&gt;_tokenz)</text:p>
          </table:table-cell>
          <table:table-cell table:number-columns-repeated="251"/>
        </table:table-row>
        <table:table-row table:style-name="ro1">
          <table:table-cell table:formula="oooc:=LOW(QUIET([.A112];[.D113]))" office:value-type="string" office:string-value="pln:">
            <text:p>pln:</text:p>
          </table:table-cell>
          <table:table-cell table:formula="oooc:=LOW(QUIET([.B112];[.D113]))" office:value-type="string" office:string-value="info.lrbh.codive.schema.template">
            <text:p>info.lrbh.codive.schema.template</text:p>
          </table:table-cell>
          <table:table-cell table:formula="oooc:=QUIET([.C112];[.D113])" office:value-type="string" office:string-value="Parser">
            <text:p>Parser</text:p>
          </table:table-cell>
          <table:table-cell office:value-type="float" office:value="2">
            <text:p>2</text:p>
          </table:table-cell>
          <table:table-cell office:value-type="string">
            <text:p>{</text:p>
          </table:table-cell>
          <table:table-cell table:number-columns-repeated="251"/>
        </table:table-row>
        <table:table-row table:style-name="ro1">
          <table:table-cell table:formula="oooc:=LOW(QUIET([.A113];[.D114]))" office:value-type="string" office:string-value="pln:">
            <text:p>pln:</text:p>
          </table:table-cell>
          <table:table-cell table:formula="oooc:=LOW(QUIET([.B113];[.D114]))" office:value-type="string" office:string-value="info.lrbh.codive.schema.template">
            <text:p>info.lrbh.codive.schema.template</text:p>
          </table:table-cell>
          <table:table-cell table:formula="oooc:=QUIET([.C113];[.D114])" office:value-type="string" office:string-value="Parser">
            <text:p>Parser</text:p>
          </table:table-cell>
          <table:table-cell office:value-type="float" office:value="3">
            <text:p>3</text:p>
          </table:table-cell>
          <table:table-cell office:value-type="string">
            <text:p>__return_tokenz.size_()_&gt;_0;</text:p>
          </table:table-cell>
          <table:table-cell table:number-columns-repeated="251"/>
        </table:table-row>
        <table:table-row table:style-name="ro1">
          <table:table-cell table:formula="oooc:=LOW(QUIET([.A114];[.D115]))" office:value-type="string" office:string-value="pln:">
            <text:p>pln:</text:p>
          </table:table-cell>
          <table:table-cell table:formula="oooc:=LOW(QUIET([.B114];[.D115]))" office:value-type="string" office:string-value="info.lrbh.codive.schema.template">
            <text:p>info.lrbh.codive.schema.template</text:p>
          </table:table-cell>
          <table:table-cell table:formula="oooc:=QUIET([.C114];[.D115])" office:value-type="string" office:string-value="Parser">
            <text:p>Parser</text:p>
          </table:table-cell>
          <table:table-cell office:value-type="float" office:value="4">
            <text:p>4</text:p>
          </table:table-cell>
          <table:table-cell office:value-type="string">
            <text:p>}</text:p>
          </table:table-cell>
          <table:table-cell table:number-columns-repeated="251"/>
        </table:table-row>
        <table:table-row table:style-name="ro1">
          <table:table-cell table:formula="oooc:=LOW(QUIET([.A115];[.D116]))" office:value-type="string" office:string-value="pln:">
            <text:p>pln:</text:p>
          </table:table-cell>
          <table:table-cell table:formula="oooc:=LOW(QUIET([.B115];[.D116]))" office:value-type="string" office:string-value="info.lrbh.codive.schema.template">
            <text:p>info.lrbh.codive.schema.template</text:p>
          </table:table-cell>
          <table:table-cell table:formula="oooc:=QUIET([.C115];[.D116])" office:value-type="string" office:string-value="Parser">
            <text:p>Parser</text:p>
          </table:table-cell>
          <table:table-cell office:value-type="float" office:value="5">
            <text:p>5</text:p>
          </table:table-cell>
          <table:table-cell office:value-type="string">
            <text:p>_</text:p>
          </table:table-cell>
          <table:table-cell table:number-columns-repeated="251"/>
        </table:table-row>
        <table:table-row table:style-name="ro1">
          <table:table-cell table:formula="oooc:=LOW(QUIET([.A116];[.D117]))" office:value-type="string" office:string-value="pln:">
            <text:p>pln:</text:p>
          </table:table-cell>
          <table:table-cell table:formula="oooc:=LOW(QUIET([.B116];[.D117]))" office:value-type="string" office:string-value="info.lrbh.codive.schema.template">
            <text:p>info.lrbh.codive.schema.template</text:p>
          </table:table-cell>
          <table:table-cell table:formula="oooc:=QUIET([.C116];[.D117])" office:value-type="string" office:string-value="Parser">
            <text:p>Parser</text:p>
          </table:table-cell>
          <table:table-cell office:value-type="float" office:value="6">
            <text:p>6</text:p>
          </table:table-cell>
          <table:table-cell office:value-type="string">
            <text:p>private_static_final_Boolean_idsConstant_(Token_token)</text:p>
          </table:table-cell>
          <table:table-cell table:number-columns-repeated="251"/>
        </table:table-row>
        <table:table-row table:style-name="ro1">
          <table:table-cell table:formula="oooc:=LOW(QUIET([.A117];[.D118]))" office:value-type="string" office:string-value="pln:">
            <text:p>pln:</text:p>
          </table:table-cell>
          <table:table-cell table:formula="oooc:=LOW(QUIET([.B117];[.D118]))" office:value-type="string" office:string-value="info.lrbh.codive.schema.template">
            <text:p>info.lrbh.codive.schema.template</text:p>
          </table:table-cell>
          <table:table-cell table:formula="oooc:=QUIET([.C117];[.D118])" office:value-type="string" office:string-value="Parser">
            <text:p>Parser</text:p>
          </table:table-cell>
          <table:table-cell office:value-type="float" office:value="7">
            <text:p>7</text:p>
          </table:table-cell>
          <table:table-cell office:value-type="string">
            <text:p>{</text:p>
          </table:table-cell>
          <table:table-cell table:number-columns-repeated="251"/>
        </table:table-row>
        <table:table-row table:style-name="ro1">
          <table:table-cell table:formula="oooc:=LOW(QUIET([.A118];[.D119]))" office:value-type="string" office:string-value="pln:">
            <text:p>pln:</text:p>
          </table:table-cell>
          <table:table-cell table:formula="oooc:=LOW(QUIET([.B118];[.D119]))" office:value-type="string" office:string-value="info.lrbh.codive.schema.template">
            <text:p>info.lrbh.codive.schema.template</text:p>
          </table:table-cell>
          <table:table-cell table:formula="oooc:=QUIET([.C118];[.D119])" office:value-type="string" office:string-value="Parser">
            <text:p>Parser</text:p>
          </table:table-cell>
          <table:table-cell office:value-type="float" office:value="8">
            <text:p>8</text:p>
          </table:table-cell>
          <table:table-cell office:value-type="string">
            <text:p>__return_!_token.string_().startsWith_(token.opener_())</text:p>
          </table:table-cell>
          <table:table-cell table:number-columns-repeated="251"/>
        </table:table-row>
        <table:table-row table:style-name="ro1">
          <table:table-cell table:formula="oooc:=LOW(QUIET([.A119];[.D120]))" office:value-type="string" office:string-value="pln:">
            <text:p>pln:</text:p>
          </table:table-cell>
          <table:table-cell table:formula="oooc:=LOW(QUIET([.B119];[.D120]))" office:value-type="string" office:string-value="info.lrbh.codive.schema.template">
            <text:p>info.lrbh.codive.schema.template</text:p>
          </table:table-cell>
          <table:table-cell table:formula="oooc:=QUIET([.C119];[.D120])" office:value-type="string" office:string-value="Parser">
            <text:p>Parser</text:p>
          </table:table-cell>
          <table:table-cell office:value-type="float" office:value="9">
            <text:p>9</text:p>
          </table:table-cell>
          <table:table-cell office:value-type="string">
            <text:p>__||_!_token.string_().endsWith_(token.closer_());</text:p>
          </table:table-cell>
          <table:table-cell table:number-columns-repeated="251"/>
        </table:table-row>
        <table:table-row table:style-name="ro1">
          <table:table-cell table:formula="oooc:=LOW(QUIET([.A120];[.D121]))" office:value-type="string" office:string-value="pln:">
            <text:p>pln:</text:p>
          </table:table-cell>
          <table:table-cell table:formula="oooc:=LOW(QUIET([.B120];[.D121]))" office:value-type="string" office:string-value="info.lrbh.codive.schema.template">
            <text:p>info.lrbh.codive.schema.template</text:p>
          </table:table-cell>
          <table:table-cell table:formula="oooc:=QUIET([.C120];[.D121])" office:value-type="string" office:string-value="Parser">
            <text:p>Parser</text:p>
          </table:table-cell>
          <table:table-cell office:value-type="float" office:value="10">
            <text:p>10</text:p>
          </table:table-cell>
          <table:table-cell office:value-type="string">
            <text:p>}</text:p>
          </table:table-cell>
          <table:table-cell table:number-columns-repeated="251"/>
        </table:table-row>
        <table:table-row table:style-name="ro1">
          <table:table-cell table:formula="oooc:=LOW(QUIET([.A121];[.D122]))" office:value-type="string" office:string-value="pln:">
            <text:p>pln:</text:p>
          </table:table-cell>
          <table:table-cell table:formula="oooc:=LOW(QUIET([.B121];[.D122]))" office:value-type="string" office:string-value="info.lrbh.codive.schema.template">
            <text:p>info.lrbh.codive.schema.template</text:p>
          </table:table-cell>
          <table:table-cell table:formula="oooc:=QUIET([.C121];[.D122])" office:value-type="string" office:string-value="Parser">
            <text:p>Parser</text:p>
          </table:table-cell>
          <table:table-cell office:value-type="float" office:value="11">
            <text:p>11</text:p>
          </table:table-cell>
          <table:table-cell office:value-type="string">
            <text:p>_</text:p>
          </table:table-cell>
          <table:table-cell table:number-columns-repeated="251"/>
        </table:table-row>
        <table:table-row table:style-name="ro1">
          <table:table-cell table:formula="oooc:=LOW(QUIET([.A122];[.D123]))" office:value-type="string" office:string-value="pln:">
            <text:p>pln:</text:p>
          </table:table-cell>
          <table:table-cell table:formula="oooc:=LOW(QUIET([.B122];[.D123]))" office:value-type="string" office:string-value="info.lrbh.codive.schema.template">
            <text:p>info.lrbh.codive.schema.template</text:p>
          </table:table-cell>
          <table:table-cell table:formula="oooc:=QUIET([.C122];[.D123])" office:value-type="string" office:string-value="Parser">
            <text:p>Parser</text:p>
          </table:table-cell>
          <table:table-cell office:value-type="float" office:value="12">
            <text:p>12</text:p>
          </table:table-cell>
          <table:table-cell office:value-type="string">
            <text:p>private_static_final_Boolean_idsVariable_(Token_token)</text:p>
          </table:table-cell>
          <table:table-cell table:number-columns-repeated="251"/>
        </table:table-row>
        <table:table-row table:style-name="ro1">
          <table:table-cell table:formula="oooc:=LOW(QUIET([.A123];[.D124]))" office:value-type="string" office:string-value="pln:">
            <text:p>pln:</text:p>
          </table:table-cell>
          <table:table-cell table:formula="oooc:=LOW(QUIET([.B123];[.D124]))" office:value-type="string" office:string-value="info.lrbh.codive.schema.template">
            <text:p>info.lrbh.codive.schema.template</text:p>
          </table:table-cell>
          <table:table-cell table:formula="oooc:=QUIET([.C123];[.D124])" office:value-type="string" office:string-value="Parser">
            <text:p>Parser</text:p>
          </table:table-cell>
          <table:table-cell office:value-type="float" office:value="13">
            <text:p>13</text:p>
          </table:table-cell>
          <table:table-cell office:value-type="string">
            <text:p>{</text:p>
          </table:table-cell>
          <table:table-cell table:number-columns-repeated="251"/>
        </table:table-row>
        <table:table-row table:style-name="ro1">
          <table:table-cell table:formula="oooc:=LOW(QUIET([.A124];[.D125]))" office:value-type="string" office:string-value="pln:">
            <text:p>pln:</text:p>
          </table:table-cell>
          <table:table-cell table:formula="oooc:=LOW(QUIET([.B124];[.D125]))" office:value-type="string" office:string-value="info.lrbh.codive.schema.template">
            <text:p>info.lrbh.codive.schema.template</text:p>
          </table:table-cell>
          <table:table-cell table:formula="oooc:=QUIET([.C124];[.D125])" office:value-type="string" office:string-value="Parser">
            <text:p>Parser</text:p>
          </table:table-cell>
          <table:table-cell office:value-type="float" office:value="14">
            <text:p>14</text:p>
          </table:table-cell>
          <table:table-cell office:value-type="string">
            <text:p>__return_!_idsConstant_(token)</text:p>
          </table:table-cell>
          <table:table-cell table:number-columns-repeated="251"/>
        </table:table-row>
        <table:table-row table:style-name="ro1">
          <table:table-cell table:formula="oooc:=LOW(QUIET([.A125];[.D126]))" office:value-type="string" office:string-value="pln:">
            <text:p>pln:</text:p>
          </table:table-cell>
          <table:table-cell table:formula="oooc:=LOW(QUIET([.B125];[.D126]))" office:value-type="string" office:string-value="info.lrbh.codive.schema.template">
            <text:p>info.lrbh.codive.schema.template</text:p>
          </table:table-cell>
          <table:table-cell table:formula="oooc:=QUIET([.C125];[.D126])" office:value-type="string" office:string-value="Parser">
            <text:p>Parser</text:p>
          </table:table-cell>
          <table:table-cell office:value-type="float" office:value="15">
            <text:p>15</text:p>
          </table:table-cell>
          <table:table-cell office:value-type="string">
            <text:p>__&amp;&amp;_interior_(token).matches_("@2");</text:p>
          </table:table-cell>
          <table:table-cell table:number-columns-repeated="251"/>
        </table:table-row>
        <table:table-row table:style-name="ro1">
          <table:table-cell table:formula="oooc:=LOW(QUIET([.A126];[.D127]))" office:value-type="string" office:string-value="pln:">
            <text:p>pln:</text:p>
          </table:table-cell>
          <table:table-cell table:formula="oooc:=LOW(QUIET([.B126];[.D127]))" office:value-type="string" office:string-value="info.lrbh.codive.schema.template">
            <text:p>info.lrbh.codive.schema.template</text:p>
          </table:table-cell>
          <table:table-cell table:formula="oooc:=QUIET([.C126];[.D127])" office:value-type="string" office:string-value="Parser">
            <text:p>Parser</text:p>
          </table:table-cell>
          <table:table-cell office:value-type="float" office:value="16">
            <text:p>16</text:p>
          </table:table-cell>
          <table:table-cell office:value-type="string">
            <text:p>}</text:p>
          </table:table-cell>
          <table:table-cell table:number-columns-repeated="251"/>
        </table:table-row>
        <table:table-row table:style-name="ro1">
          <table:table-cell table:formula="oooc:=LOW(QUIET([.A127];[.D128]))" office:value-type="string" office:string-value="pln:">
            <text:p>pln:</text:p>
          </table:table-cell>
          <table:table-cell table:formula="oooc:=LOW(QUIET([.B127];[.D128]))" office:value-type="string" office:string-value="info.lrbh.codive.schema.template">
            <text:p>info.lrbh.codive.schema.template</text:p>
          </table:table-cell>
          <table:table-cell table:formula="oooc:=QUIET([.C127];[.D128])" office:value-type="string" office:string-value="Parser">
            <text:p>Parser</text:p>
          </table:table-cell>
          <table:table-cell office:value-type="float" office:value="17">
            <text:p>17</text:p>
          </table:table-cell>
          <table:table-cell office:value-type="string">
            <text:p>_</text:p>
          </table:table-cell>
          <table:table-cell table:number-columns-repeated="251"/>
        </table:table-row>
        <table:table-row table:style-name="ro1">
          <table:table-cell table:formula="oooc:=LOW(QUIET([.A128];[.D129]))" office:value-type="string" office:string-value="pln:">
            <text:p>pln:</text:p>
          </table:table-cell>
          <table:table-cell table:formula="oooc:=LOW(QUIET([.B128];[.D129]))" office:value-type="string" office:string-value="info.lrbh.codive.schema.template">
            <text:p>info.lrbh.codive.schema.template</text:p>
          </table:table-cell>
          <table:table-cell table:formula="oooc:=QUIET([.C128];[.D129])" office:value-type="string" office:string-value="Parser">
            <text:p>Parser</text:p>
          </table:table-cell>
          <table:table-cell office:value-type="float" office:value="18">
            <text:p>18</text:p>
          </table:table-cell>
          <table:table-cell office:value-type="string">
            <text:p>private_static_final_Boolean_idsIteration_(Token_token)</text:p>
          </table:table-cell>
          <table:table-cell table:number-columns-repeated="251"/>
        </table:table-row>
        <table:table-row table:style-name="ro1">
          <table:table-cell table:formula="oooc:=LOW(QUIET([.A129];[.D130]))" office:value-type="string" office:string-value="pln:">
            <text:p>pln:</text:p>
          </table:table-cell>
          <table:table-cell table:formula="oooc:=LOW(QUIET([.B129];[.D130]))" office:value-type="string" office:string-value="info.lrbh.codive.schema.template">
            <text:p>info.lrbh.codive.schema.template</text:p>
          </table:table-cell>
          <table:table-cell table:formula="oooc:=QUIET([.C129];[.D130])" office:value-type="string" office:string-value="Parser">
            <text:p>Parser</text:p>
          </table:table-cell>
          <table:table-cell office:value-type="float" office:value="19">
            <text:p>19</text:p>
          </table:table-cell>
          <table:table-cell office:value-type="string">
            <text:p>{</text:p>
          </table:table-cell>
          <table:table-cell table:number-columns-repeated="251"/>
        </table:table-row>
        <table:table-row table:style-name="ro1">
          <table:table-cell table:formula="oooc:=LOW(QUIET([.A130];[.D131]))" office:value-type="string" office:string-value="pln:">
            <text:p>pln:</text:p>
          </table:table-cell>
          <table:table-cell table:formula="oooc:=LOW(QUIET([.B130];[.D131]))" office:value-type="string" office:string-value="info.lrbh.codive.schema.template">
            <text:p>info.lrbh.codive.schema.template</text:p>
          </table:table-cell>
          <table:table-cell table:formula="oooc:=QUIET([.C130];[.D131])" office:value-type="string" office:string-value="Parser">
            <text:p>Parser</text:p>
          </table:table-cell>
          <table:table-cell office:value-type="float" office:value="20">
            <text:p>20</text:p>
          </table:table-cell>
          <table:table-cell office:value-type="string">
            <text:p>__return_!_idsConstant_(token)</text:p>
          </table:table-cell>
          <table:table-cell table:number-columns-repeated="251"/>
        </table:table-row>
        <table:table-row table:style-name="ro1">
          <table:table-cell table:formula="oooc:=LOW(QUIET([.A131];[.D132]))" office:value-type="string" office:string-value="pln:">
            <text:p>pln:</text:p>
          </table:table-cell>
          <table:table-cell table:formula="oooc:=LOW(QUIET([.B131];[.D132]))" office:value-type="string" office:string-value="info.lrbh.codive.schema.template">
            <text:p>info.lrbh.codive.schema.template</text:p>
          </table:table-cell>
          <table:table-cell table:formula="oooc:=QUIET([.C131];[.D132])" office:value-type="string" office:string-value="Parser">
            <text:p>Parser</text:p>
          </table:table-cell>
          <table:table-cell office:value-type="float" office:value="21">
            <text:p>21</text:p>
          </table:table-cell>
          <table:table-cell office:value-type="string">
            <text:p>__&amp;&amp;_interior_(token).matches_("@3");</text:p>
          </table:table-cell>
          <table:table-cell table:number-columns-repeated="251"/>
        </table:table-row>
        <table:table-row table:style-name="ro1">
          <table:table-cell table:formula="oooc:=LOW(QUIET([.A132];[.D133]))" office:value-type="string" office:string-value="pln:">
            <text:p>pln:</text:p>
          </table:table-cell>
          <table:table-cell table:formula="oooc:=LOW(QUIET([.B132];[.D133]))" office:value-type="string" office:string-value="info.lrbh.codive.schema.template">
            <text:p>info.lrbh.codive.schema.template</text:p>
          </table:table-cell>
          <table:table-cell table:formula="oooc:=QUIET([.C132];[.D133])" office:value-type="string" office:string-value="Parser">
            <text:p>Parser</text:p>
          </table:table-cell>
          <table:table-cell office:value-type="float" office:value="22">
            <text:p>22</text:p>
          </table:table-cell>
          <table:table-cell office:value-type="string">
            <text:p>}</text:p>
          </table:table-cell>
          <table:table-cell table:number-columns-repeated="251"/>
        </table:table-row>
        <table:table-row table:style-name="ro1">
          <table:table-cell table:formula="oooc:=LOW(QUIET([.A133];[.D134]))" office:value-type="string" office:string-value="pln:">
            <text:p>pln:</text:p>
          </table:table-cell>
          <table:table-cell table:formula="oooc:=LOW(QUIET([.B133];[.D134]))" office:value-type="string" office:string-value="info.lrbh.codive.schema.template">
            <text:p>info.lrbh.codive.schema.template</text:p>
          </table:table-cell>
          <table:table-cell table:formula="oooc:=QUIET([.C133];[.D134])" office:value-type="string" office:string-value="Parser">
            <text:p>Parser</text:p>
          </table:table-cell>
          <table:table-cell office:value-type="float" office:value="23">
            <text:p>23</text:p>
          </table:table-cell>
          <table:table-cell office:value-type="string">
            <text:p>_</text:p>
          </table:table-cell>
          <table:table-cell table:number-columns-repeated="251"/>
        </table:table-row>
        <table:table-row table:style-name="ro1">
          <table:table-cell table:formula="oooc:=LOW(QUIET([.A134];[.D135]))" office:value-type="string" office:string-value="pln:">
            <text:p>pln:</text:p>
          </table:table-cell>
          <table:table-cell table:formula="oooc:=LOW(QUIET([.B134];[.D135]))" office:value-type="string" office:string-value="info.lrbh.codive.schema.template">
            <text:p>info.lrbh.codive.schema.template</text:p>
          </table:table-cell>
          <table:table-cell table:formula="oooc:=QUIET([.C134];[.D135])" office:value-type="string" office:string-value="Parser">
            <text:p>Parser</text:p>
          </table:table-cell>
          <table:table-cell office:value-type="float" office:value="24">
            <text:p>24</text:p>
          </table:table-cell>
          <table:table-cell office:value-type="string">
            <text:p>private_static_final_Boolean_idsCondition_(Token_token)</text:p>
          </table:table-cell>
          <table:table-cell table:number-columns-repeated="251"/>
        </table:table-row>
        <table:table-row table:style-name="ro1">
          <table:table-cell table:formula="oooc:=LOW(QUIET([.A135];[.D136]))" office:value-type="string" office:string-value="pln:">
            <text:p>pln:</text:p>
          </table:table-cell>
          <table:table-cell table:formula="oooc:=LOW(QUIET([.B135];[.D136]))" office:value-type="string" office:string-value="info.lrbh.codive.schema.template">
            <text:p>info.lrbh.codive.schema.template</text:p>
          </table:table-cell>
          <table:table-cell table:formula="oooc:=QUIET([.C135];[.D136])" office:value-type="string" office:string-value="Parser">
            <text:p>Parser</text:p>
          </table:table-cell>
          <table:table-cell office:value-type="float" office:value="25">
            <text:p>25</text:p>
          </table:table-cell>
          <table:table-cell office:value-type="string">
            <text:p>{</text:p>
          </table:table-cell>
          <table:table-cell table:number-columns-repeated="251"/>
        </table:table-row>
        <table:table-row table:style-name="ro1">
          <table:table-cell table:formula="oooc:=LOW(QUIET([.A136];[.D137]))" office:value-type="string" office:string-value="pln:">
            <text:p>pln:</text:p>
          </table:table-cell>
          <table:table-cell table:formula="oooc:=LOW(QUIET([.B136];[.D137]))" office:value-type="string" office:string-value="info.lrbh.codive.schema.template">
            <text:p>info.lrbh.codive.schema.template</text:p>
          </table:table-cell>
          <table:table-cell table:formula="oooc:=QUIET([.C136];[.D137])" office:value-type="string" office:string-value="Parser">
            <text:p>Parser</text:p>
          </table:table-cell>
          <table:table-cell office:value-type="float" office:value="26">
            <text:p>26</text:p>
          </table:table-cell>
          <table:table-cell office:value-type="string">
            <text:p>__return_!_idsConstant_(token)</text:p>
          </table:table-cell>
          <table:table-cell table:number-columns-repeated="251"/>
        </table:table-row>
        <table:table-row table:style-name="ro1">
          <table:table-cell table:formula="oooc:=LOW(QUIET([.A137];[.D138]))" office:value-type="string" office:string-value="pln:">
            <text:p>pln:</text:p>
          </table:table-cell>
          <table:table-cell table:formula="oooc:=LOW(QUIET([.B137];[.D138]))" office:value-type="string" office:string-value="info.lrbh.codive.schema.template">
            <text:p>info.lrbh.codive.schema.template</text:p>
          </table:table-cell>
          <table:table-cell table:formula="oooc:=QUIET([.C137];[.D138])" office:value-type="string" office:string-value="Parser">
            <text:p>Parser</text:p>
          </table:table-cell>
          <table:table-cell office:value-type="float" office:value="27">
            <text:p>27</text:p>
          </table:table-cell>
          <table:table-cell office:value-type="string">
            <text:p>__&amp;&amp;_interior_(token).matches_("@4");</text:p>
          </table:table-cell>
          <table:table-cell table:number-columns-repeated="251"/>
        </table:table-row>
        <table:table-row table:style-name="ro1">
          <table:table-cell table:formula="oooc:=LOW(QUIET([.A138];[.D139]))" office:value-type="string" office:string-value="pln:">
            <text:p>pln:</text:p>
          </table:table-cell>
          <table:table-cell table:formula="oooc:=LOW(QUIET([.B138];[.D139]))" office:value-type="string" office:string-value="info.lrbh.codive.schema.template">
            <text:p>info.lrbh.codive.schema.template</text:p>
          </table:table-cell>
          <table:table-cell table:formula="oooc:=QUIET([.C138];[.D139])" office:value-type="string" office:string-value="Parser">
            <text:p>Parser</text:p>
          </table:table-cell>
          <table:table-cell office:value-type="float" office:value="28">
            <text:p>28</text:p>
          </table:table-cell>
          <table:table-cell office:value-type="string">
            <text:p>}</text:p>
          </table:table-cell>
          <table:table-cell table:number-columns-repeated="251"/>
        </table:table-row>
        <table:table-row table:style-name="ro1">
          <table:table-cell table:formula="oooc:=LOW(QUIET([.A139];[.D140]))" office:value-type="string" office:string-value="pln:">
            <text:p>pln:</text:p>
          </table:table-cell>
          <table:table-cell table:formula="oooc:=LOW(QUIET([.B139];[.D140]))" office:value-type="string" office:string-value="info.lrbh.codive.schema.template">
            <text:p>info.lrbh.codive.schema.template</text:p>
          </table:table-cell>
          <table:table-cell table:formula="oooc:=QUIET([.C139];[.D140])" office:value-type="string" office:string-value="Parser">
            <text:p>Parser</text:p>
          </table:table-cell>
          <table:table-cell office:value-type="float" office:value="29">
            <text:p>29</text:p>
          </table:table-cell>
          <table:table-cell office:value-type="string">
            <text:p>_</text:p>
          </table:table-cell>
          <table:table-cell table:number-columns-repeated="251"/>
        </table:table-row>
        <table:table-row table:style-name="ro1">
          <table:table-cell table:formula="oooc:=LOW(QUIET([.A140];[.D141]))" office:value-type="string" office:string-value="pln:">
            <text:p>pln:</text:p>
          </table:table-cell>
          <table:table-cell table:formula="oooc:=LOW(QUIET([.B140];[.D141]))" office:value-type="string" office:string-value="info.lrbh.codive.schema.template">
            <text:p>info.lrbh.codive.schema.template</text:p>
          </table:table-cell>
          <table:table-cell table:formula="oooc:=QUIET([.C140];[.D141])" office:value-type="string" office:string-value="Parser">
            <text:p>Parser</text:p>
          </table:table-cell>
          <table:table-cell office:value-type="float" office:value="30">
            <text:p>30</text:p>
          </table:table-cell>
          <table:table-cell office:value-type="string">
            <text:p>private_static_final_Boolean_idsAlternative_(Token_token)</text:p>
          </table:table-cell>
          <table:table-cell table:number-columns-repeated="251"/>
        </table:table-row>
        <table:table-row table:style-name="ro1">
          <table:table-cell table:formula="oooc:=LOW(QUIET([.A141];[.D142]))" office:value-type="string" office:string-value="pln:">
            <text:p>pln:</text:p>
          </table:table-cell>
          <table:table-cell table:formula="oooc:=LOW(QUIET([.B141];[.D142]))" office:value-type="string" office:string-value="info.lrbh.codive.schema.template">
            <text:p>info.lrbh.codive.schema.template</text:p>
          </table:table-cell>
          <table:table-cell table:formula="oooc:=QUIET([.C141];[.D142])" office:value-type="string" office:string-value="Parser">
            <text:p>Parser</text:p>
          </table:table-cell>
          <table:table-cell office:value-type="float" office:value="31">
            <text:p>31</text:p>
          </table:table-cell>
          <table:table-cell office:value-type="string">
            <text:p>{</text:p>
          </table:table-cell>
          <table:table-cell table:number-columns-repeated="251"/>
        </table:table-row>
        <table:table-row table:style-name="ro1">
          <table:table-cell table:formula="oooc:=LOW(QUIET([.A142];[.D143]))" office:value-type="string" office:string-value="pln:">
            <text:p>pln:</text:p>
          </table:table-cell>
          <table:table-cell table:formula="oooc:=LOW(QUIET([.B142];[.D143]))" office:value-type="string" office:string-value="info.lrbh.codive.schema.template">
            <text:p>info.lrbh.codive.schema.template</text:p>
          </table:table-cell>
          <table:table-cell table:formula="oooc:=QUIET([.C142];[.D143])" office:value-type="string" office:string-value="Parser">
            <text:p>Parser</text:p>
          </table:table-cell>
          <table:table-cell office:value-type="float" office:value="32">
            <text:p>32</text:p>
          </table:table-cell>
          <table:table-cell office:value-type="string">
            <text:p>__return_!_idsConstant_(token)</text:p>
          </table:table-cell>
          <table:table-cell table:number-columns-repeated="251"/>
        </table:table-row>
        <table:table-row table:style-name="ro1">
          <table:table-cell table:formula="oooc:=LOW(QUIET([.A143];[.D144]))" office:value-type="string" office:string-value="pln:">
            <text:p>pln:</text:p>
          </table:table-cell>
          <table:table-cell table:formula="oooc:=LOW(QUIET([.B143];[.D144]))" office:value-type="string" office:string-value="info.lrbh.codive.schema.template">
            <text:p>info.lrbh.codive.schema.template</text:p>
          </table:table-cell>
          <table:table-cell table:formula="oooc:=QUIET([.C143];[.D144])" office:value-type="string" office:string-value="Parser">
            <text:p>Parser</text:p>
          </table:table-cell>
          <table:table-cell office:value-type="float" office:value="33">
            <text:p>33</text:p>
          </table:table-cell>
          <table:table-cell office:value-type="string">
            <text:p>__&amp;&amp;_interior_(token).matches_("@5");</text:p>
          </table:table-cell>
          <table:table-cell table:number-columns-repeated="251"/>
        </table:table-row>
        <table:table-row table:style-name="ro1">
          <table:table-cell table:formula="oooc:=LOW(QUIET([.A144];[.D145]))" office:value-type="string" office:string-value="pln:">
            <text:p>pln:</text:p>
          </table:table-cell>
          <table:table-cell table:formula="oooc:=LOW(QUIET([.B144];[.D145]))" office:value-type="string" office:string-value="info.lrbh.codive.schema.template">
            <text:p>info.lrbh.codive.schema.template</text:p>
          </table:table-cell>
          <table:table-cell table:formula="oooc:=QUIET([.C144];[.D145])" office:value-type="string" office:string-value="Parser">
            <text:p>Parser</text:p>
          </table:table-cell>
          <table:table-cell office:value-type="float" office:value="34">
            <text:p>34</text:p>
          </table:table-cell>
          <table:table-cell office:value-type="string">
            <text:p>}</text:p>
          </table:table-cell>
          <table:table-cell table:number-columns-repeated="251"/>
        </table:table-row>
        <table:table-row table:style-name="ro1">
          <table:table-cell table:formula="oooc:=LOW(QUIET([.A145];[.D146]))" office:value-type="string" office:string-value="pln:">
            <text:p>pln:</text:p>
          </table:table-cell>
          <table:table-cell table:formula="oooc:=LOW(QUIET([.B145];[.D146]))" office:value-type="string" office:string-value="info.lrbh.codive.schema.template">
            <text:p>info.lrbh.codive.schema.template</text:p>
          </table:table-cell>
          <table:table-cell table:formula="oooc:=QUIET([.C145];[.D146])" office:value-type="string" office:string-value="Parser">
            <text:p>Parser</text:p>
          </table:table-cell>
          <table:table-cell office:value-type="float" office:value="35">
            <text:p>35</text:p>
          </table:table-cell>
          <table:table-cell office:value-type="string">
            <text:p>_</text:p>
          </table:table-cell>
          <table:table-cell table:number-columns-repeated="251"/>
        </table:table-row>
        <table:table-row table:style-name="ro1">
          <table:table-cell table:formula="oooc:=LOW(QUIET([.A146];[.D147]))" office:value-type="string" office:string-value="pln:">
            <text:p>pln:</text:p>
          </table:table-cell>
          <table:table-cell table:formula="oooc:=LOW(QUIET([.B146];[.D147]))" office:value-type="string" office:string-value="info.lrbh.codive.schema.template">
            <text:p>info.lrbh.codive.schema.template</text:p>
          </table:table-cell>
          <table:table-cell table:formula="oooc:=QUIET([.C146];[.D147])" office:value-type="string" office:string-value="Parser">
            <text:p>Parser</text:p>
          </table:table-cell>
          <table:table-cell office:value-type="float" office:value="36">
            <text:p>36</text:p>
          </table:table-cell>
          <table:table-cell office:value-type="string">
            <text:p>private_static_final_Boolean_idsEnding_(Token_token)</text:p>
          </table:table-cell>
          <table:table-cell table:number-columns-repeated="251"/>
        </table:table-row>
        <table:table-row table:style-name="ro1">
          <table:table-cell table:formula="oooc:=LOW(QUIET([.A147];[.D148]))" office:value-type="string" office:string-value="pln:">
            <text:p>pln:</text:p>
          </table:table-cell>
          <table:table-cell table:formula="oooc:=LOW(QUIET([.B147];[.D148]))" office:value-type="string" office:string-value="info.lrbh.codive.schema.template">
            <text:p>info.lrbh.codive.schema.template</text:p>
          </table:table-cell>
          <table:table-cell table:formula="oooc:=QUIET([.C147];[.D148])" office:value-type="string" office:string-value="Parser">
            <text:p>Parser</text:p>
          </table:table-cell>
          <table:table-cell office:value-type="float" office:value="37">
            <text:p>37</text:p>
          </table:table-cell>
          <table:table-cell office:value-type="string">
            <text:p>{</text:p>
          </table:table-cell>
          <table:table-cell table:number-columns-repeated="251"/>
        </table:table-row>
        <table:table-row table:style-name="ro1">
          <table:table-cell table:formula="oooc:=LOW(QUIET([.A148];[.D149]))" office:value-type="string" office:string-value="pln:">
            <text:p>pln:</text:p>
          </table:table-cell>
          <table:table-cell table:formula="oooc:=LOW(QUIET([.B148];[.D149]))" office:value-type="string" office:string-value="info.lrbh.codive.schema.template">
            <text:p>info.lrbh.codive.schema.template</text:p>
          </table:table-cell>
          <table:table-cell table:formula="oooc:=QUIET([.C148];[.D149])" office:value-type="string" office:string-value="Parser">
            <text:p>Parser</text:p>
          </table:table-cell>
          <table:table-cell office:value-type="float" office:value="38">
            <text:p>38</text:p>
          </table:table-cell>
          <table:table-cell office:value-type="string">
            <text:p>__return_!_idsConstant_(token)</text:p>
          </table:table-cell>
          <table:table-cell table:number-columns-repeated="251"/>
        </table:table-row>
        <table:table-row table:style-name="ro1">
          <table:table-cell table:formula="oooc:=LOW(QUIET([.A149];[.D150]))" office:value-type="string" office:string-value="pln:">
            <text:p>pln:</text:p>
          </table:table-cell>
          <table:table-cell table:formula="oooc:=LOW(QUIET([.B149];[.D150]))" office:value-type="string" office:string-value="info.lrbh.codive.schema.template">
            <text:p>info.lrbh.codive.schema.template</text:p>
          </table:table-cell>
          <table:table-cell table:formula="oooc:=QUIET([.C149];[.D150])" office:value-type="string" office:string-value="Parser">
            <text:p>Parser</text:p>
          </table:table-cell>
          <table:table-cell office:value-type="float" office:value="39">
            <text:p>39</text:p>
          </table:table-cell>
          <table:table-cell office:value-type="string">
            <text:p>__&amp;&amp;_interior_(token).matches_("^$");</text:p>
          </table:table-cell>
          <table:table-cell table:number-columns-repeated="251"/>
        </table:table-row>
        <table:table-row table:style-name="ro1">
          <table:table-cell table:formula="oooc:=LOW(QUIET([.A150];[.D151]))" office:value-type="string" office:string-value="pln:">
            <text:p>pln:</text:p>
          </table:table-cell>
          <table:table-cell table:formula="oooc:=LOW(QUIET([.B150];[.D151]))" office:value-type="string" office:string-value="info.lrbh.codive.schema.template">
            <text:p>info.lrbh.codive.schema.template</text:p>
          </table:table-cell>
          <table:table-cell table:formula="oooc:=QUIET([.C150];[.D151])" office:value-type="string" office:string-value="Parser">
            <text:p>Parser</text:p>
          </table:table-cell>
          <table:table-cell office:value-type="float" office:value="40">
            <text:p>40</text:p>
          </table:table-cell>
          <table:table-cell office:value-type="string">
            <text:p>}</text:p>
          </table:table-cell>
          <table:table-cell table:number-columns-repeated="251"/>
        </table:table-row>
        <table:table-row table:style-name="ro1">
          <table:table-cell table:formula="oooc:=LOW(QUIET([.A151];[.D152]))" office:value-type="string" office:string-value="pln:">
            <text:p>pln:</text:p>
          </table:table-cell>
          <table:table-cell table:formula="oooc:=LOW(QUIET([.B151];[.D152]))" office:value-type="string" office:string-value="info.lrbh.codive.schema.template">
            <text:p>info.lrbh.codive.schema.template</text:p>
          </table:table-cell>
          <table:table-cell table:formula="oooc:=QUIET([.C151];[.D152])" office:value-type="string" office:string-value="Parser">
            <text:p>Parser</text:p>
          </table:table-cell>
          <table:table-cell office:value-type="float" office:value="41">
            <text:p>41</text:p>
          </table:table-cell>
          <table:table-cell office:value-type="string">
            <text:p>_</text:p>
          </table:table-cell>
          <table:table-cell table:number-columns-repeated="251"/>
        </table:table-row>
        <table:table-row table:style-name="ro1">
          <table:table-cell table:formula="oooc:=LOW(QUIET([.A152];[.D153]))" office:value-type="string" office:string-value="pln:">
            <text:p>pln:</text:p>
          </table:table-cell>
          <table:table-cell table:formula="oooc:=LOW(QUIET([.B152];[.D153]))" office:value-type="string" office:string-value="info.lrbh.codive.schema.template">
            <text:p>info.lrbh.codive.schema.template</text:p>
          </table:table-cell>
          <table:table-cell table:formula="oooc:=QUIET([.C152];[.D153])" office:value-type="string" office:string-value="Parser">
            <text:p>Parser</text:p>
          </table:table-cell>
          <table:table-cell office:value-type="float" office:value="42">
            <text:p>42</text:p>
          </table:table-cell>
          <table:table-cell office:value-type="string">
            <text:p>private_static_final_String_interior_(Token_token)</text:p>
          </table:table-cell>
          <table:table-cell table:number-columns-repeated="251"/>
        </table:table-row>
        <table:table-row table:style-name="ro1">
          <table:table-cell table:formula="oooc:=LOW(QUIET([.A153];[.D154]))" office:value-type="string" office:string-value="pln:">
            <text:p>pln:</text:p>
          </table:table-cell>
          <table:table-cell table:formula="oooc:=LOW(QUIET([.B153];[.D154]))" office:value-type="string" office:string-value="info.lrbh.codive.schema.template">
            <text:p>info.lrbh.codive.schema.template</text:p>
          </table:table-cell>
          <table:table-cell table:formula="oooc:=QUIET([.C153];[.D154])" office:value-type="string" office:string-value="Parser">
            <text:p>Parser</text:p>
          </table:table-cell>
          <table:table-cell office:value-type="float" office:value="43">
            <text:p>43</text:p>
          </table:table-cell>
          <table:table-cell office:value-type="string">
            <text:p>{</text:p>
          </table:table-cell>
          <table:table-cell table:number-columns-repeated="251"/>
        </table:table-row>
        <table:table-row table:style-name="ro1">
          <table:table-cell table:formula="oooc:=LOW(QUIET([.A154];[.D155]))" office:value-type="string" office:string-value="pln:">
            <text:p>pln:</text:p>
          </table:table-cell>
          <table:table-cell table:formula="oooc:=LOW(QUIET([.B154];[.D155]))" office:value-type="string" office:string-value="info.lrbh.codive.schema.template">
            <text:p>info.lrbh.codive.schema.template</text:p>
          </table:table-cell>
          <table:table-cell table:formula="oooc:=QUIET([.C154];[.D155])" office:value-type="string" office:string-value="Parser">
            <text:p>Parser</text:p>
          </table:table-cell>
          <table:table-cell office:value-type="float" office:value="44">
            <text:p>44</text:p>
          </table:table-cell>
          <table:table-cell office:value-type="string">
            <text:p>__return_token.string_().substring</text:p>
          </table:table-cell>
          <table:table-cell table:number-columns-repeated="251"/>
        </table:table-row>
        <table:table-row table:style-name="ro1">
          <table:table-cell table:formula="oooc:=LOW(QUIET([.A155];[.D156]))" office:value-type="string" office:string-value="pln:">
            <text:p>pln:</text:p>
          </table:table-cell>
          <table:table-cell table:formula="oooc:=LOW(QUIET([.B155];[.D156]))" office:value-type="string" office:string-value="info.lrbh.codive.schema.template">
            <text:p>info.lrbh.codive.schema.template</text:p>
          </table:table-cell>
          <table:table-cell table:formula="oooc:=QUIET([.C155];[.D156])" office:value-type="string" office:string-value="Parser">
            <text:p>Parser</text:p>
          </table:table-cell>
          <table:table-cell office:value-type="float" office:value="45">
            <text:p>45</text:p>
          </table:table-cell>
          <table:table-cell office:value-type="string">
            <text:p>__(</text:p>
          </table:table-cell>
          <table:table-cell table:number-columns-repeated="251"/>
        </table:table-row>
        <table:table-row table:style-name="ro1">
          <table:table-cell table:formula="oooc:=LOW(QUIET([.A156];[.D157]))" office:value-type="string" office:string-value="pln:">
            <text:p>pln:</text:p>
          </table:table-cell>
          <table:table-cell table:formula="oooc:=LOW(QUIET([.B156];[.D157]))" office:value-type="string" office:string-value="info.lrbh.codive.schema.template">
            <text:p>info.lrbh.codive.schema.template</text:p>
          </table:table-cell>
          <table:table-cell table:formula="oooc:=QUIET([.C156];[.D157])" office:value-type="string" office:string-value="Parser">
            <text:p>Parser</text:p>
          </table:table-cell>
          <table:table-cell office:value-type="float" office:value="46">
            <text:p>46</text:p>
          </table:table-cell>
          <table:table-cell office:value-type="string">
            <text:p>____token.opener_().length_(),</text:p>
          </table:table-cell>
          <table:table-cell table:number-columns-repeated="251"/>
        </table:table-row>
        <table:table-row table:style-name="ro1">
          <table:table-cell table:formula="oooc:=LOW(QUIET([.A157];[.D158]))" office:value-type="string" office:string-value="pln:">
            <text:p>pln:</text:p>
          </table:table-cell>
          <table:table-cell table:formula="oooc:=LOW(QUIET([.B157];[.D158]))" office:value-type="string" office:string-value="info.lrbh.codive.schema.template">
            <text:p>info.lrbh.codive.schema.template</text:p>
          </table:table-cell>
          <table:table-cell table:formula="oooc:=QUIET([.C157];[.D158])" office:value-type="string" office:string-value="Parser">
            <text:p>Parser</text:p>
          </table:table-cell>
          <table:table-cell office:value-type="float" office:value="47">
            <text:p>47</text:p>
          </table:table-cell>
          <table:table-cell office:value-type="string">
            <text:p>____token.string_().length_()</text:p>
          </table:table-cell>
          <table:table-cell table:number-columns-repeated="251"/>
        </table:table-row>
        <table:table-row table:style-name="ro1">
          <table:table-cell table:formula="oooc:=LOW(QUIET([.A158];[.D159]))" office:value-type="string" office:string-value="pln:">
            <text:p>pln:</text:p>
          </table:table-cell>
          <table:table-cell table:formula="oooc:=LOW(QUIET([.B158];[.D159]))" office:value-type="string" office:string-value="info.lrbh.codive.schema.template">
            <text:p>info.lrbh.codive.schema.template</text:p>
          </table:table-cell>
          <table:table-cell table:formula="oooc:=QUIET([.C158];[.D159])" office:value-type="string" office:string-value="Parser">
            <text:p>Parser</text:p>
          </table:table-cell>
          <table:table-cell office:value-type="float" office:value="48">
            <text:p>48</text:p>
          </table:table-cell>
          <table:table-cell office:value-type="string">
            <text:p>____-_token.closer_().length_()</text:p>
          </table:table-cell>
          <table:table-cell table:number-columns-repeated="251"/>
        </table:table-row>
        <table:table-row table:style-name="ro1">
          <table:table-cell table:formula="oooc:=LOW(QUIET([.A159];[.D160]))" office:value-type="string" office:string-value="pln:">
            <text:p>pln:</text:p>
          </table:table-cell>
          <table:table-cell table:formula="oooc:=LOW(QUIET([.B159];[.D160]))" office:value-type="string" office:string-value="info.lrbh.codive.schema.template">
            <text:p>info.lrbh.codive.schema.template</text:p>
          </table:table-cell>
          <table:table-cell table:formula="oooc:=QUIET([.C159];[.D160])" office:value-type="string" office:string-value="Parser">
            <text:p>Parser</text:p>
          </table:table-cell>
          <table:table-cell office:value-type="float" office:value="49">
            <text:p>49</text:p>
          </table:table-cell>
          <table:table-cell office:value-type="string">
            <text:p>__);</text:p>
          </table:table-cell>
          <table:table-cell table:number-columns-repeated="251"/>
        </table:table-row>
        <table:table-row table:style-name="ro1">
          <table:table-cell table:formula="oooc:=LOW(QUIET([.A160];[.D161]))" office:value-type="string" office:string-value="pln:">
            <text:p>pln:</text:p>
          </table:table-cell>
          <table:table-cell table:formula="oooc:=LOW(QUIET([.B160];[.D161]))" office:value-type="string" office:string-value="info.lrbh.codive.schema.template">
            <text:p>info.lrbh.codive.schema.template</text:p>
          </table:table-cell>
          <table:table-cell table:formula="oooc:=QUIET([.C160];[.D161])" office:value-type="string" office:string-value="Parser">
            <text:p>Parser</text:p>
          </table:table-cell>
          <table:table-cell office:value-type="float" office:value="50">
            <text:p>50</text:p>
          </table:table-cell>
          <table:table-cell office:value-type="string">
            <text:p>}</text:p>
          </table:table-cell>
          <table:table-cell table:number-columns-repeated="251"/>
        </table:table-row>
        <table:table-row table:style-name="ro1">
          <table:table-cell table:formula="oooc:=LOW(QUIET([.A161];[.D162]))" office:value-type="string" office:string-value="pln:">
            <text:p>pln:</text:p>
          </table:table-cell>
          <table:table-cell table:formula="oooc:=LOW(QUIET([.B161];[.D162]))" office:value-type="string" office:string-value="info.lrbh.codive.schema.template">
            <text:p>info.lrbh.codive.schema.template</text:p>
          </table:table-cell>
          <table:table-cell table:formula="oooc:=QUIET([.C161];[.D162])" office:value-type="string" office:string-value="Parser">
            <text:p>Parser</text:p>
          </table:table-cell>
          <table:table-cell office:value-type="float" office:value="51">
            <text:p>51</text:p>
          </table:table-cell>
          <table:table-cell office:value-type="string">
            <text:p>_</text:p>
          </table:table-cell>
          <table:table-cell table:number-columns-repeated="251"/>
        </table:table-row>
        <table:table-row table:style-name="ro1">
          <table:table-cell table:formula="oooc:=LOW(QUIET([.A162];[.D163]))" office:value-type="string" office:string-value="pln:">
            <text:p>pln:</text:p>
          </table:table-cell>
          <table:table-cell table:formula="oooc:=LOW(QUIET([.B162];[.D163]))" office:value-type="string" office:string-value="info.lrbh.codive.schema.template">
            <text:p>info.lrbh.codive.schema.template</text:p>
          </table:table-cell>
          <table:table-cell table:formula="oooc:=QUIET([.C162];[.D163])" office:value-type="string" office:string-value="Parser">
            <text:p>Parser</text:p>
          </table:table-cell>
          <table:table-cell office:value-type="float" office:value="52">
            <text:p>52</text:p>
          </table:table-cell>
          <table:table-cell office:value-type="string">
            <text:p>private_static_final_Token_first_(List_&lt;Token&gt;_tokenz)</text:p>
          </table:table-cell>
          <table:table-cell table:number-columns-repeated="251"/>
        </table:table-row>
        <table:table-row table:style-name="ro1">
          <table:table-cell table:formula="oooc:=LOW(QUIET([.A163];[.D164]))" office:value-type="string" office:string-value="pln:">
            <text:p>pln:</text:p>
          </table:table-cell>
          <table:table-cell table:formula="oooc:=LOW(QUIET([.B163];[.D164]))" office:value-type="string" office:string-value="info.lrbh.codive.schema.template">
            <text:p>info.lrbh.codive.schema.template</text:p>
          </table:table-cell>
          <table:table-cell table:formula="oooc:=QUIET([.C163];[.D164])" office:value-type="string" office:string-value="Parser">
            <text:p>Parser</text:p>
          </table:table-cell>
          <table:table-cell office:value-type="float" office:value="53">
            <text:p>53</text:p>
          </table:table-cell>
          <table:table-cell office:value-type="string">
            <text:p>{</text:p>
          </table:table-cell>
          <table:table-cell table:number-columns-repeated="251"/>
        </table:table-row>
        <table:table-row table:style-name="ro1">
          <table:table-cell table:formula="oooc:=LOW(QUIET([.A164];[.D165]))" office:value-type="string" office:string-value="pln:">
            <text:p>pln:</text:p>
          </table:table-cell>
          <table:table-cell table:formula="oooc:=LOW(QUIET([.B164];[.D165]))" office:value-type="string" office:string-value="info.lrbh.codive.schema.template">
            <text:p>info.lrbh.codive.schema.template</text:p>
          </table:table-cell>
          <table:table-cell table:formula="oooc:=QUIET([.C164];[.D165])" office:value-type="string" office:string-value="Parser">
            <text:p>Parser</text:p>
          </table:table-cell>
          <table:table-cell office:value-type="float" office:value="54">
            <text:p>54</text:p>
          </table:table-cell>
          <table:table-cell office:value-type="string">
            <text:p>__return_tokenz.get_(0);</text:p>
          </table:table-cell>
          <table:table-cell table:number-columns-repeated="251"/>
        </table:table-row>
        <table:table-row table:style-name="ro1">
          <table:table-cell table:formula="oooc:=LOW(QUIET([.A165];[.D166]))" office:value-type="string" office:string-value="pln:">
            <text:p>pln:</text:p>
          </table:table-cell>
          <table:table-cell table:formula="oooc:=LOW(QUIET([.B165];[.D166]))" office:value-type="string" office:string-value="info.lrbh.codive.schema.template">
            <text:p>info.lrbh.codive.schema.template</text:p>
          </table:table-cell>
          <table:table-cell table:formula="oooc:=QUIET([.C165];[.D166])" office:value-type="string" office:string-value="Parser">
            <text:p>Parser</text:p>
          </table:table-cell>
          <table:table-cell office:value-type="float" office:value="55">
            <text:p>55</text:p>
          </table:table-cell>
          <table:table-cell office:value-type="string">
            <text:p>}</text:p>
          </table:table-cell>
          <table:table-cell table:number-columns-repeated="251"/>
        </table:table-row>
        <table:table-row table:style-name="ro1">
          <table:table-cell table:formula="oooc:=LOW(QUIET([.A166];[.D167]))" office:value-type="string" office:string-value="pln:">
            <text:p>pln:</text:p>
          </table:table-cell>
          <table:table-cell table:formula="oooc:=LOW(QUIET([.B166];[.D167]))" office:value-type="string" office:string-value="info.lrbh.codive.schema.template">
            <text:p>info.lrbh.codive.schema.template</text:p>
          </table:table-cell>
          <table:table-cell table:formula="oooc:=QUIET([.C166];[.D167])" office:value-type="string" office:string-value="Parser">
            <text:p>Parser</text:p>
          </table:table-cell>
          <table:table-cell office:value-type="float" office:value="56">
            <text:p>56</text:p>
          </table:table-cell>
          <table:table-cell office:value-type="string">
            <text:p>_</text:p>
          </table:table-cell>
          <table:table-cell table:number-columns-repeated="251"/>
        </table:table-row>
        <table:table-row table:style-name="ro1">
          <table:table-cell table:formula="oooc:=LOW(QUIET([.A167];[.D168]))" office:value-type="string" office:string-value="pln:">
            <text:p>pln:</text:p>
          </table:table-cell>
          <table:table-cell table:formula="oooc:=LOW(QUIET([.B167];[.D168]))" office:value-type="string" office:string-value="info.lrbh.codive.schema.template">
            <text:p>info.lrbh.codive.schema.template</text:p>
          </table:table-cell>
          <table:table-cell table:formula="oooc:=QUIET([.C167];[.D168])" office:value-type="string" office:string-value="Parser">
            <text:p>Parser</text:p>
          </table:table-cell>
          <table:table-cell office:value-type="float" office:value="57">
            <text:p>57</text:p>
          </table:table-cell>
          <table:table-cell office:value-type="string">
            <text:p>private_static_final_List_&lt;Token&gt;_rest_(List_&lt;Token&gt;_tokenz)</text:p>
          </table:table-cell>
          <table:table-cell table:number-columns-repeated="251"/>
        </table:table-row>
        <table:table-row table:style-name="ro1">
          <table:table-cell table:formula="oooc:=LOW(QUIET([.A168];[.D169]))" office:value-type="string" office:string-value="pln:">
            <text:p>pln:</text:p>
          </table:table-cell>
          <table:table-cell table:formula="oooc:=LOW(QUIET([.B168];[.D169]))" office:value-type="string" office:string-value="info.lrbh.codive.schema.template">
            <text:p>info.lrbh.codive.schema.template</text:p>
          </table:table-cell>
          <table:table-cell table:formula="oooc:=QUIET([.C168];[.D169])" office:value-type="string" office:string-value="Parser">
            <text:p>Parser</text:p>
          </table:table-cell>
          <table:table-cell office:value-type="float" office:value="58">
            <text:p>58</text:p>
          </table:table-cell>
          <table:table-cell office:value-type="string">
            <text:p>{</text:p>
          </table:table-cell>
          <table:table-cell table:number-columns-repeated="251"/>
        </table:table-row>
        <table:table-row table:style-name="ro1">
          <table:table-cell table:formula="oooc:=LOW(QUIET([.A169];[.D170]))" office:value-type="string" office:string-value="pln:">
            <text:p>pln:</text:p>
          </table:table-cell>
          <table:table-cell table:formula="oooc:=LOW(QUIET([.B169];[.D170]))" office:value-type="string" office:string-value="info.lrbh.codive.schema.template">
            <text:p>info.lrbh.codive.schema.template</text:p>
          </table:table-cell>
          <table:table-cell table:formula="oooc:=QUIET([.C169];[.D170])" office:value-type="string" office:string-value="Parser">
            <text:p>Parser</text:p>
          </table:table-cell>
          <table:table-cell office:value-type="float" office:value="59">
            <text:p>59</text:p>
          </table:table-cell>
          <table:table-cell office:value-type="string">
            <text:p>__List_&lt;Token&gt;_tz_=_new_ArrayList_&lt;Token&gt;_();</text:p>
          </table:table-cell>
          <table:table-cell table:number-columns-repeated="251"/>
        </table:table-row>
        <table:table-row table:style-name="ro1">
          <table:table-cell table:formula="oooc:=LOW(QUIET([.A170];[.D171]))" office:value-type="string" office:string-value="pln:">
            <text:p>pln:</text:p>
          </table:table-cell>
          <table:table-cell table:formula="oooc:=LOW(QUIET([.B170];[.D171]))" office:value-type="string" office:string-value="info.lrbh.codive.schema.template">
            <text:p>info.lrbh.codive.schema.template</text:p>
          </table:table-cell>
          <table:table-cell table:formula="oooc:=QUIET([.C170];[.D171])" office:value-type="string" office:string-value="Parser">
            <text:p>Parser</text:p>
          </table:table-cell>
          <table:table-cell office:value-type="float" office:value="60">
            <text:p>60</text:p>
          </table:table-cell>
          <table:table-cell office:value-type="string">
            <text:p>__if_(tokenz.size_()_&gt;_1)</text:p>
          </table:table-cell>
          <table:table-cell table:number-columns-repeated="251"/>
        </table:table-row>
        <table:table-row table:style-name="ro1">
          <table:table-cell table:formula="oooc:=LOW(QUIET([.A171];[.D172]))" office:value-type="string" office:string-value="pln:">
            <text:p>pln:</text:p>
          </table:table-cell>
          <table:table-cell table:formula="oooc:=LOW(QUIET([.B171];[.D172]))" office:value-type="string" office:string-value="info.lrbh.codive.schema.template">
            <text:p>info.lrbh.codive.schema.template</text:p>
          </table:table-cell>
          <table:table-cell table:formula="oooc:=QUIET([.C171];[.D172])" office:value-type="string" office:string-value="Parser">
            <text:p>Parser</text:p>
          </table:table-cell>
          <table:table-cell office:value-type="float" office:value="61">
            <text:p>61</text:p>
          </table:table-cell>
          <table:table-cell office:value-type="string">
            <text:p>____for_(Integer_i_=_1;_i_&lt;_tokenz.size_();_i++)</text:p>
          </table:table-cell>
          <table:table-cell table:number-columns-repeated="251"/>
        </table:table-row>
        <table:table-row table:style-name="ro1">
          <table:table-cell table:formula="oooc:=LOW(QUIET([.A172];[.D173]))" office:value-type="string" office:string-value="pln:">
            <text:p>pln:</text:p>
          </table:table-cell>
          <table:table-cell table:formula="oooc:=LOW(QUIET([.B172];[.D173]))" office:value-type="string" office:string-value="info.lrbh.codive.schema.template">
            <text:p>info.lrbh.codive.schema.template</text:p>
          </table:table-cell>
          <table:table-cell table:formula="oooc:=QUIET([.C172];[.D173])" office:value-type="string" office:string-value="Parser">
            <text:p>Parser</text:p>
          </table:table-cell>
          <table:table-cell office:value-type="float" office:value="62">
            <text:p>62</text:p>
          </table:table-cell>
          <table:table-cell office:value-type="string">
            <text:p>______tz.add_(tokenz.get_(i));</text:p>
          </table:table-cell>
          <table:table-cell table:number-columns-repeated="251"/>
        </table:table-row>
        <table:table-row table:style-name="ro1">
          <table:table-cell table:formula="oooc:=LOW(QUIET([.A173];[.D174]))" office:value-type="string" office:string-value="pln:">
            <text:p>pln:</text:p>
          </table:table-cell>
          <table:table-cell table:formula="oooc:=LOW(QUIET([.B173];[.D174]))" office:value-type="string" office:string-value="info.lrbh.codive.schema.template">
            <text:p>info.lrbh.codive.schema.template</text:p>
          </table:table-cell>
          <table:table-cell table:formula="oooc:=QUIET([.C173];[.D174])" office:value-type="string" office:string-value="Parser">
            <text:p>Parser</text:p>
          </table:table-cell>
          <table:table-cell office:value-type="float" office:value="63">
            <text:p>63</text:p>
          </table:table-cell>
          <table:table-cell office:value-type="string">
            <text:p>__return_tz;</text:p>
          </table:table-cell>
          <table:table-cell table:number-columns-repeated="251"/>
        </table:table-row>
        <table:table-row table:style-name="ro1">
          <table:table-cell table:formula="oooc:=LOW(QUIET([.A174];[.D175]))" office:value-type="string" office:string-value="pln:">
            <text:p>pln:</text:p>
          </table:table-cell>
          <table:table-cell table:formula="oooc:=LOW(QUIET([.B174];[.D175]))" office:value-type="string" office:string-value="info.lrbh.codive.schema.template">
            <text:p>info.lrbh.codive.schema.template</text:p>
          </table:table-cell>
          <table:table-cell table:formula="oooc:=QUIET([.C174];[.D175])" office:value-type="string" office:string-value="Parser">
            <text:p>Parser</text:p>
          </table:table-cell>
          <table:table-cell office:value-type="float" office:value="64">
            <text:p>64</text:p>
          </table:table-cell>
          <table:table-cell office:value-type="string">
            <text:p>}</text:p>
          </table:table-cell>
          <table:table-cell table:number-columns-repeated="251"/>
        </table:table-row>
        <table:table-row table:style-name="ro1">
          <table:table-cell table:formula="oooc:=LOW(QUIET([.A175];[.D176]))" office:value-type="string" office:string-value="pln:">
            <text:p>pln:</text:p>
          </table:table-cell>
          <table:table-cell table:formula="oooc:=LOW(QUIET([.B175];[.D176]))" office:value-type="string" office:string-value="info.lrbh.codive.schema.template">
            <text:p>info.lrbh.codive.schema.template</text:p>
          </table:table-cell>
          <table:table-cell table:formula="oooc:=QUIET([.C175];[.D176])" office:value-type="string" office:string-value="Parser">
            <text:p>Parser</text:p>
          </table:table-cell>
          <table:table-cell office:value-type="float" office:value="65">
            <text:p>65</text:p>
          </table:table-cell>
          <table:table-cell office:value-type="string">
            <text:p>_</text:p>
          </table:table-cell>
          <table:table-cell table:number-columns-repeated="251"/>
        </table:table-row>
        <table:table-row table:style-name="ro1">
          <table:table-cell table:formula="oooc:=LOW(QUIET([.A176];[.D177]))" office:value-type="string" office:string-value="pln:">
            <text:p>pln:</text:p>
          </table:table-cell>
          <table:table-cell table:formula="oooc:=LOW(QUIET([.B176];[.D177]))" office:value-type="string" office:string-value="info.lrbh.codive.schema.template">
            <text:p>info.lrbh.codive.schema.template</text:p>
          </table:table-cell>
          <table:table-cell table:formula="oooc:=QUIET([.C176];[.D177])" office:value-type="string" office:string-value="Parser">
            <text:p>Parser</text:p>
          </table:table-cell>
          <table:table-cell office:value-type="float" office:value="66">
            <text:p>66</text:p>
          </table:table-cell>
          <table:table-cell office:value-type="string">
            <text:p>private_static_final_List_&lt;Token&gt;_iterateez_(List_&lt;Token&gt;_tokenz)</text:p>
          </table:table-cell>
          <table:table-cell table:number-columns-repeated="251"/>
        </table:table-row>
        <table:table-row table:style-name="ro1">
          <table:table-cell table:formula="oooc:=LOW(QUIET([.A177];[.D178]))" office:value-type="string" office:string-value="pln:">
            <text:p>pln:</text:p>
          </table:table-cell>
          <table:table-cell table:formula="oooc:=LOW(QUIET([.B177];[.D178]))" office:value-type="string" office:string-value="info.lrbh.codive.schema.template">
            <text:p>info.lrbh.codive.schema.template</text:p>
          </table:table-cell>
          <table:table-cell table:formula="oooc:=QUIET([.C177];[.D178])" office:value-type="string" office:string-value="Parser">
            <text:p>Parser</text:p>
          </table:table-cell>
          <table:table-cell office:value-type="float" office:value="67">
            <text:p>67</text:p>
          </table:table-cell>
          <table:table-cell office:value-type="string">
            <text:p>{</text:p>
          </table:table-cell>
          <table:table-cell table:number-columns-repeated="251"/>
        </table:table-row>
        <table:table-row table:style-name="ro1">
          <table:table-cell table:formula="oooc:=LOW(QUIET([.A178];[.D179]))" office:value-type="string" office:string-value="pln:">
            <text:p>pln:</text:p>
          </table:table-cell>
          <table:table-cell table:formula="oooc:=LOW(QUIET([.B178];[.D179]))" office:value-type="string" office:string-value="info.lrbh.codive.schema.template">
            <text:p>info.lrbh.codive.schema.template</text:p>
          </table:table-cell>
          <table:table-cell table:formula="oooc:=QUIET([.C178];[.D179])" office:value-type="string" office:string-value="Parser">
            <text:p>Parser</text:p>
          </table:table-cell>
          <table:table-cell office:value-type="float" office:value="68">
            <text:p>68</text:p>
          </table:table-cell>
          <table:table-cell office:value-type="string">
            <text:p>__List_&lt;Token&gt;_tz_=_new_ArrayList_&lt;Token&gt;_();</text:p>
          </table:table-cell>
          <table:table-cell table:number-columns-repeated="251"/>
        </table:table-row>
        <table:table-row table:style-name="ro1">
          <table:table-cell table:formula="oooc:=LOW(QUIET([.A179];[.D180]))" office:value-type="string" office:string-value="pln:">
            <text:p>pln:</text:p>
          </table:table-cell>
          <table:table-cell table:formula="oooc:=LOW(QUIET([.B179];[.D180]))" office:value-type="string" office:string-value="info.lrbh.codive.schema.template">
            <text:p>info.lrbh.codive.schema.template</text:p>
          </table:table-cell>
          <table:table-cell table:formula="oooc:=QUIET([.C179];[.D180])" office:value-type="string" office:string-value="Parser">
            <text:p>Parser</text:p>
          </table:table-cell>
          <table:table-cell office:value-type="float" office:value="69">
            <text:p>69</text:p>
          </table:table-cell>
          <table:table-cell office:value-type="string">
            <text:p>__Boolean_foundEnding_=_false;</text:p>
          </table:table-cell>
          <table:table-cell table:number-columns-repeated="251"/>
        </table:table-row>
        <table:table-row table:style-name="ro1">
          <table:table-cell table:formula="oooc:=LOW(QUIET([.A180];[.D181]))" office:value-type="string" office:string-value="pln:">
            <text:p>pln:</text:p>
          </table:table-cell>
          <table:table-cell table:formula="oooc:=LOW(QUIET([.B180];[.D181]))" office:value-type="string" office:string-value="info.lrbh.codive.schema.template">
            <text:p>info.lrbh.codive.schema.template</text:p>
          </table:table-cell>
          <table:table-cell table:formula="oooc:=QUIET([.C180];[.D181])" office:value-type="string" office:string-value="Parser">
            <text:p>Parser</text:p>
          </table:table-cell>
          <table:table-cell office:value-type="float" office:value="70">
            <text:p>70</text:p>
          </table:table-cell>
          <table:table-cell office:value-type="string">
            <text:p>__for_(<text:a xlink:href="mailto:Token_token@1">Token_token@1</text:a>_tokenz)</text:p>
          </table:table-cell>
          <table:table-cell table:number-columns-repeated="251"/>
        </table:table-row>
        <table:table-row table:style-name="ro1">
          <table:table-cell table:formula="oooc:=LOW(QUIET([.A181];[.D182]))" office:value-type="string" office:string-value="pln:">
            <text:p>pln:</text:p>
          </table:table-cell>
          <table:table-cell table:formula="oooc:=LOW(QUIET([.B181];[.D182]))" office:value-type="string" office:string-value="info.lrbh.codive.schema.template">
            <text:p>info.lrbh.codive.schema.template</text:p>
          </table:table-cell>
          <table:table-cell table:formula="oooc:=QUIET([.C181];[.D182])" office:value-type="string" office:string-value="Parser">
            <text:p>Parser</text:p>
          </table:table-cell>
          <table:table-cell office:value-type="float" office:value="71">
            <text:p>71</text:p>
          </table:table-cell>
          <table:table-cell office:value-type="string">
            <text:p>____if_(foundEnding)_;</text:p>
          </table:table-cell>
          <table:table-cell table:number-columns-repeated="251"/>
        </table:table-row>
        <table:table-row table:style-name="ro1">
          <table:table-cell table:formula="oooc:=LOW(QUIET([.A182];[.D183]))" office:value-type="string" office:string-value="pln:">
            <text:p>pln:</text:p>
          </table:table-cell>
          <table:table-cell table:formula="oooc:=LOW(QUIET([.B182];[.D183]))" office:value-type="string" office:string-value="info.lrbh.codive.schema.template">
            <text:p>info.lrbh.codive.schema.template</text:p>
          </table:table-cell>
          <table:table-cell table:formula="oooc:=QUIET([.C182];[.D183])" office:value-type="string" office:string-value="Parser">
            <text:p>Parser</text:p>
          </table:table-cell>
          <table:table-cell office:value-type="float" office:value="72">
            <text:p>72</text:p>
          </table:table-cell>
          <table:table-cell office:value-type="string">
            <text:p>____else_if_(idsEnding_(token))_foundEnding_=_true;</text:p>
          </table:table-cell>
          <table:table-cell table:number-columns-repeated="251"/>
        </table:table-row>
        <table:table-row table:style-name="ro1">
          <table:table-cell table:formula="oooc:=LOW(QUIET([.A183];[.D184]))" office:value-type="string" office:string-value="pln:">
            <text:p>pln:</text:p>
          </table:table-cell>
          <table:table-cell table:formula="oooc:=LOW(QUIET([.B183];[.D184]))" office:value-type="string" office:string-value="info.lrbh.codive.schema.template">
            <text:p>info.lrbh.codive.schema.template</text:p>
          </table:table-cell>
          <table:table-cell table:formula="oooc:=QUIET([.C183];[.D184])" office:value-type="string" office:string-value="Parser">
            <text:p>Parser</text:p>
          </table:table-cell>
          <table:table-cell office:value-type="float" office:value="73">
            <text:p>73</text:p>
          </table:table-cell>
          <table:table-cell office:value-type="string">
            <text:p>____else_tz.add_(token);</text:p>
          </table:table-cell>
          <table:table-cell table:number-columns-repeated="251"/>
        </table:table-row>
        <table:table-row table:style-name="ro1">
          <table:table-cell table:formula="oooc:=LOW(QUIET([.A184];[.D185]))" office:value-type="string" office:string-value="pln:">
            <text:p>pln:</text:p>
          </table:table-cell>
          <table:table-cell table:formula="oooc:=LOW(QUIET([.B184];[.D185]))" office:value-type="string" office:string-value="info.lrbh.codive.schema.template">
            <text:p>info.lrbh.codive.schema.template</text:p>
          </table:table-cell>
          <table:table-cell table:formula="oooc:=QUIET([.C184];[.D185])" office:value-type="string" office:string-value="Parser">
            <text:p>Parser</text:p>
          </table:table-cell>
          <table:table-cell office:value-type="float" office:value="74">
            <text:p>74</text:p>
          </table:table-cell>
          <table:table-cell office:value-type="string">
            <text:p>__return_tz;</text:p>
          </table:table-cell>
          <table:table-cell table:number-columns-repeated="251"/>
        </table:table-row>
        <table:table-row table:style-name="ro1">
          <table:table-cell table:formula="oooc:=LOW(QUIET([.A185];[.D186]))" office:value-type="string" office:string-value="pln:">
            <text:p>pln:</text:p>
          </table:table-cell>
          <table:table-cell table:formula="oooc:=LOW(QUIET([.B185];[.D186]))" office:value-type="string" office:string-value="info.lrbh.codive.schema.template">
            <text:p>info.lrbh.codive.schema.template</text:p>
          </table:table-cell>
          <table:table-cell table:formula="oooc:=QUIET([.C185];[.D186])" office:value-type="string" office:string-value="Parser">
            <text:p>Parser</text:p>
          </table:table-cell>
          <table:table-cell office:value-type="float" office:value="75">
            <text:p>75</text:p>
          </table:table-cell>
          <table:table-cell office:value-type="string">
            <text:p>}</text:p>
          </table:table-cell>
          <table:table-cell table:number-columns-repeated="251"/>
        </table:table-row>
        <table:table-row table:style-name="ro1">
          <table:table-cell table:formula="oooc:=LOW(QUIET([.A186];[.D187]))" office:value-type="string" office:string-value="pln:">
            <text:p>pln:</text:p>
          </table:table-cell>
          <table:table-cell table:formula="oooc:=LOW(QUIET([.B186];[.D187]))" office:value-type="string" office:string-value="info.lrbh.codive.schema.template">
            <text:p>info.lrbh.codive.schema.template</text:p>
          </table:table-cell>
          <table:table-cell table:formula="oooc:=QUIET([.C186];[.D187])" office:value-type="string" office:string-value="Parser">
            <text:p>Parser</text:p>
          </table:table-cell>
          <table:table-cell office:value-type="float" office:value="76">
            <text:p>76</text:p>
          </table:table-cell>
          <table:table-cell office:value-type="string">
            <text:p>_</text:p>
          </table:table-cell>
          <table:table-cell table:number-columns-repeated="251"/>
        </table:table-row>
        <table:table-row table:style-name="ro1">
          <table:table-cell table:formula="oooc:=LOW(QUIET([.A187];[.D188]))" office:value-type="string" office:string-value="pln:">
            <text:p>pln:</text:p>
          </table:table-cell>
          <table:table-cell table:formula="oooc:=LOW(QUIET([.B187];[.D188]))" office:value-type="string" office:string-value="info.lrbh.codive.schema.template">
            <text:p>info.lrbh.codive.schema.template</text:p>
          </table:table-cell>
          <table:table-cell table:formula="oooc:=QUIET([.C187];[.D188])" office:value-type="string" office:string-value="Parser">
            <text:p>Parser</text:p>
          </table:table-cell>
          <table:table-cell office:value-type="float" office:value="77">
            <text:p>77</text:p>
          </table:table-cell>
          <table:table-cell office:value-type="string">
            <text:p>private_static_final_List_&lt;Token&gt;_postIterateez_(List_&lt;Token&gt;_tokenz)</text:p>
          </table:table-cell>
          <table:table-cell table:number-columns-repeated="251"/>
        </table:table-row>
        <table:table-row table:style-name="ro1">
          <table:table-cell table:formula="oooc:=LOW(QUIET([.A188];[.D189]))" office:value-type="string" office:string-value="pln:">
            <text:p>pln:</text:p>
          </table:table-cell>
          <table:table-cell table:formula="oooc:=LOW(QUIET([.B188];[.D189]))" office:value-type="string" office:string-value="info.lrbh.codive.schema.template">
            <text:p>info.lrbh.codive.schema.template</text:p>
          </table:table-cell>
          <table:table-cell table:formula="oooc:=QUIET([.C188];[.D189])" office:value-type="string" office:string-value="Parser">
            <text:p>Parser</text:p>
          </table:table-cell>
          <table:table-cell office:value-type="float" office:value="78">
            <text:p>78</text:p>
          </table:table-cell>
          <table:table-cell office:value-type="string">
            <text:p>{</text:p>
          </table:table-cell>
          <table:table-cell table:number-columns-repeated="251"/>
        </table:table-row>
        <table:table-row table:style-name="ro1">
          <table:table-cell table:formula="oooc:=LOW(QUIET([.A189];[.D190]))" office:value-type="string" office:string-value="pln:">
            <text:p>pln:</text:p>
          </table:table-cell>
          <table:table-cell table:formula="oooc:=LOW(QUIET([.B189];[.D190]))" office:value-type="string" office:string-value="info.lrbh.codive.schema.template">
            <text:p>info.lrbh.codive.schema.template</text:p>
          </table:table-cell>
          <table:table-cell table:formula="oooc:=QUIET([.C189];[.D190])" office:value-type="string" office:string-value="Parser">
            <text:p>Parser</text:p>
          </table:table-cell>
          <table:table-cell office:value-type="float" office:value="79">
            <text:p>79</text:p>
          </table:table-cell>
          <table:table-cell office:value-type="string">
            <text:p>__List_&lt;Token&gt;_tz_=_new_ArrayList_&lt;Token&gt;_();</text:p>
          </table:table-cell>
          <table:table-cell table:number-columns-repeated="251"/>
        </table:table-row>
        <table:table-row table:style-name="ro1">
          <table:table-cell table:formula="oooc:=LOW(QUIET([.A190];[.D191]))" office:value-type="string" office:string-value="pln:">
            <text:p>pln:</text:p>
          </table:table-cell>
          <table:table-cell table:formula="oooc:=LOW(QUIET([.B190];[.D191]))" office:value-type="string" office:string-value="info.lrbh.codive.schema.template">
            <text:p>info.lrbh.codive.schema.template</text:p>
          </table:table-cell>
          <table:table-cell table:formula="oooc:=QUIET([.C190];[.D191])" office:value-type="string" office:string-value="Parser">
            <text:p>Parser</text:p>
          </table:table-cell>
          <table:table-cell office:value-type="float" office:value="80">
            <text:p>80</text:p>
          </table:table-cell>
          <table:table-cell office:value-type="string">
            <text:p>__Boolean_foundEnding_=_false;</text:p>
          </table:table-cell>
          <table:table-cell table:number-columns-repeated="251"/>
        </table:table-row>
        <table:table-row table:style-name="ro1">
          <table:table-cell table:formula="oooc:=LOW(QUIET([.A191];[.D192]))" office:value-type="string" office:string-value="pln:">
            <text:p>pln:</text:p>
          </table:table-cell>
          <table:table-cell table:formula="oooc:=LOW(QUIET([.B191];[.D192]))" office:value-type="string" office:string-value="info.lrbh.codive.schema.template">
            <text:p>info.lrbh.codive.schema.template</text:p>
          </table:table-cell>
          <table:table-cell table:formula="oooc:=QUIET([.C191];[.D192])" office:value-type="string" office:string-value="Parser">
            <text:p>Parser</text:p>
          </table:table-cell>
          <table:table-cell office:value-type="float" office:value="81">
            <text:p>81</text:p>
          </table:table-cell>
          <table:table-cell office:value-type="string">
            <text:p>__for_(<text:a xlink:href="mailto:Token_token@1">Token_token@1</text:a>_tokenz)</text:p>
          </table:table-cell>
          <table:table-cell table:number-columns-repeated="251"/>
        </table:table-row>
        <table:table-row table:style-name="ro1">
          <table:table-cell table:formula="oooc:=LOW(QUIET([.A192];[.D193]))" office:value-type="string" office:string-value="pln:">
            <text:p>pln:</text:p>
          </table:table-cell>
          <table:table-cell table:formula="oooc:=LOW(QUIET([.B192];[.D193]))" office:value-type="string" office:string-value="info.lrbh.codive.schema.template">
            <text:p>info.lrbh.codive.schema.template</text:p>
          </table:table-cell>
          <table:table-cell table:formula="oooc:=QUIET([.C192];[.D193])" office:value-type="string" office:string-value="Parser">
            <text:p>Parser</text:p>
          </table:table-cell>
          <table:table-cell office:value-type="float" office:value="82">
            <text:p>82</text:p>
          </table:table-cell>
          <table:table-cell office:value-type="string">
            <text:p>____if_(foundEnding)_tz.add_(token);</text:p>
          </table:table-cell>
          <table:table-cell table:number-columns-repeated="251"/>
        </table:table-row>
        <table:table-row table:style-name="ro1">
          <table:table-cell table:formula="oooc:=LOW(QUIET([.A193];[.D194]))" office:value-type="string" office:string-value="pln:">
            <text:p>pln:</text:p>
          </table:table-cell>
          <table:table-cell table:formula="oooc:=LOW(QUIET([.B193];[.D194]))" office:value-type="string" office:string-value="info.lrbh.codive.schema.template">
            <text:p>info.lrbh.codive.schema.template</text:p>
          </table:table-cell>
          <table:table-cell table:formula="oooc:=QUIET([.C193];[.D194])" office:value-type="string" office:string-value="Parser">
            <text:p>Parser</text:p>
          </table:table-cell>
          <table:table-cell office:value-type="float" office:value="83">
            <text:p>83</text:p>
          </table:table-cell>
          <table:table-cell office:value-type="string">
            <text:p>____else_if_(idsEnding_(token))_foundEnding_=_true;</text:p>
          </table:table-cell>
          <table:table-cell table:number-columns-repeated="251"/>
        </table:table-row>
        <table:table-row table:style-name="ro1">
          <table:table-cell table:formula="oooc:=LOW(QUIET([.A194];[.D195]))" office:value-type="string" office:string-value="pln:">
            <text:p>pln:</text:p>
          </table:table-cell>
          <table:table-cell table:formula="oooc:=LOW(QUIET([.B194];[.D195]))" office:value-type="string" office:string-value="info.lrbh.codive.schema.template">
            <text:p>info.lrbh.codive.schema.template</text:p>
          </table:table-cell>
          <table:table-cell table:formula="oooc:=QUIET([.C194];[.D195])" office:value-type="string" office:string-value="Parser">
            <text:p>Parser</text:p>
          </table:table-cell>
          <table:table-cell office:value-type="float" office:value="84">
            <text:p>84</text:p>
          </table:table-cell>
          <table:table-cell office:value-type="string">
            <text:p>____else_;</text:p>
          </table:table-cell>
          <table:table-cell table:number-columns-repeated="251"/>
        </table:table-row>
        <table:table-row table:style-name="ro1">
          <table:table-cell table:formula="oooc:=LOW(QUIET([.A195];[.D196]))" office:value-type="string" office:string-value="pln:">
            <text:p>pln:</text:p>
          </table:table-cell>
          <table:table-cell table:formula="oooc:=LOW(QUIET([.B195];[.D196]))" office:value-type="string" office:string-value="info.lrbh.codive.schema.template">
            <text:p>info.lrbh.codive.schema.template</text:p>
          </table:table-cell>
          <table:table-cell table:formula="oooc:=QUIET([.C195];[.D196])" office:value-type="string" office:string-value="Parser">
            <text:p>Parser</text:p>
          </table:table-cell>
          <table:table-cell office:value-type="float" office:value="85">
            <text:p>85</text:p>
          </table:table-cell>
          <table:table-cell office:value-type="string">
            <text:p>__return_tz;</text:p>
          </table:table-cell>
          <table:table-cell table:number-columns-repeated="251"/>
        </table:table-row>
        <table:table-row table:style-name="ro1">
          <table:table-cell table:formula="oooc:=LOW(QUIET([.A196];[.D197]))" office:value-type="string" office:string-value="pln:">
            <text:p>pln:</text:p>
          </table:table-cell>
          <table:table-cell table:formula="oooc:=LOW(QUIET([.B196];[.D197]))" office:value-type="string" office:string-value="info.lrbh.codive.schema.template">
            <text:p>info.lrbh.codive.schema.template</text:p>
          </table:table-cell>
          <table:table-cell table:formula="oooc:=QUIET([.C196];[.D197])" office:value-type="string" office:string-value="Parser">
            <text:p>Parser</text:p>
          </table:table-cell>
          <table:table-cell office:value-type="float" office:value="86">
            <text:p>86</text:p>
          </table:table-cell>
          <table:table-cell office:value-type="string">
            <text:p>}</text:p>
          </table:table-cell>
          <table:table-cell table:number-columns-repeated="251"/>
        </table:table-row>
        <table:table-row table:style-name="ro1">
          <table:table-cell table:formula="oooc:=LOW(QUIET([.A197];[.D198]))" office:value-type="string" office:string-value="pln:">
            <text:p>pln:</text:p>
          </table:table-cell>
          <table:table-cell table:formula="oooc:=LOW(QUIET([.B197];[.D198]))" office:value-type="string" office:string-value="info.lrbh.codive.schema.template">
            <text:p>info.lrbh.codive.schema.template</text:p>
          </table:table-cell>
          <table:table-cell table:formula="oooc:=QUIET([.C197];[.D198])" office:value-type="string" office:string-value="Parser">
            <text:p>Parser</text:p>
          </table:table-cell>
          <table:table-cell office:value-type="float" office:value="87">
            <text:p>87</text:p>
          </table:table-cell>
          <table:table-cell office:value-type="string">
            <text:p>_</text:p>
          </table:table-cell>
          <table:table-cell table:number-columns-repeated="251"/>
        </table:table-row>
        <table:table-row table:style-name="ro1">
          <table:table-cell table:formula="oooc:=LOW(QUIET([.A198];[.D199]))" office:value-type="string" office:string-value="pln:">
            <text:p>pln:</text:p>
          </table:table-cell>
          <table:table-cell table:formula="oooc:=LOW(QUIET([.B198];[.D199]))" office:value-type="string" office:string-value="info.lrbh.codive.schema.template">
            <text:p>info.lrbh.codive.schema.template</text:p>
          </table:table-cell>
          <table:table-cell table:formula="oooc:=QUIET([.C198];[.D199])" office:value-type="string" office:string-value="Parser">
            <text:p>Parser</text:p>
          </table:table-cell>
          <table:table-cell office:value-type="float" office:value="88">
            <text:p>88</text:p>
          </table:table-cell>
          <table:table-cell office:value-type="string">
            <text:p>private_static_final_List_&lt;Token&gt;_conditeez_(List_&lt;Token&gt;_tokenz)</text:p>
          </table:table-cell>
          <table:table-cell table:number-columns-repeated="251"/>
        </table:table-row>
        <table:table-row table:style-name="ro1">
          <table:table-cell table:formula="oooc:=LOW(QUIET([.A199];[.D200]))" office:value-type="string" office:string-value="pln:">
            <text:p>pln:</text:p>
          </table:table-cell>
          <table:table-cell table:formula="oooc:=LOW(QUIET([.B199];[.D200]))" office:value-type="string" office:string-value="info.lrbh.codive.schema.template">
            <text:p>info.lrbh.codive.schema.template</text:p>
          </table:table-cell>
          <table:table-cell table:formula="oooc:=QUIET([.C199];[.D200])" office:value-type="string" office:string-value="Parser">
            <text:p>Parser</text:p>
          </table:table-cell>
          <table:table-cell office:value-type="float" office:value="89">
            <text:p>89</text:p>
          </table:table-cell>
          <table:table-cell office:value-type="string">
            <text:p>{</text:p>
          </table:table-cell>
          <table:table-cell table:number-columns-repeated="251"/>
        </table:table-row>
        <table:table-row table:style-name="ro1">
          <table:table-cell table:formula="oooc:=LOW(QUIET([.A200];[.D201]))" office:value-type="string" office:string-value="pln:">
            <text:p>pln:</text:p>
          </table:table-cell>
          <table:table-cell table:formula="oooc:=LOW(QUIET([.B200];[.D201]))" office:value-type="string" office:string-value="info.lrbh.codive.schema.template">
            <text:p>info.lrbh.codive.schema.template</text:p>
          </table:table-cell>
          <table:table-cell table:formula="oooc:=QUIET([.C200];[.D201])" office:value-type="string" office:string-value="Parser">
            <text:p>Parser</text:p>
          </table:table-cell>
          <table:table-cell office:value-type="float" office:value="90">
            <text:p>90</text:p>
          </table:table-cell>
          <table:table-cell office:value-type="string">
            <text:p>__List_&lt;Token&gt;_tz_=_new_ArrayList_&lt;Token&gt;_();</text:p>
          </table:table-cell>
          <table:table-cell table:number-columns-repeated="251"/>
        </table:table-row>
        <table:table-row table:style-name="ro1">
          <table:table-cell table:formula="oooc:=LOW(QUIET([.A201];[.D202]))" office:value-type="string" office:string-value="pln:">
            <text:p>pln:</text:p>
          </table:table-cell>
          <table:table-cell table:formula="oooc:=LOW(QUIET([.B201];[.D202]))" office:value-type="string" office:string-value="info.lrbh.codive.schema.template">
            <text:p>info.lrbh.codive.schema.template</text:p>
          </table:table-cell>
          <table:table-cell table:formula="oooc:=QUIET([.C201];[.D202])" office:value-type="string" office:string-value="Parser">
            <text:p>Parser</text:p>
          </table:table-cell>
          <table:table-cell office:value-type="float" office:value="91">
            <text:p>91</text:p>
          </table:table-cell>
          <table:table-cell office:value-type="string">
            <text:p>__Boolean_foundEnding_=_false;</text:p>
          </table:table-cell>
          <table:table-cell table:number-columns-repeated="251"/>
        </table:table-row>
        <table:table-row table:style-name="ro1">
          <table:table-cell table:formula="oooc:=LOW(QUIET([.A202];[.D203]))" office:value-type="string" office:string-value="pln:">
            <text:p>pln:</text:p>
          </table:table-cell>
          <table:table-cell table:formula="oooc:=LOW(QUIET([.B202];[.D203]))" office:value-type="string" office:string-value="info.lrbh.codive.schema.template">
            <text:p>info.lrbh.codive.schema.template</text:p>
          </table:table-cell>
          <table:table-cell table:formula="oooc:=QUIET([.C202];[.D203])" office:value-type="string" office:string-value="Parser">
            <text:p>Parser</text:p>
          </table:table-cell>
          <table:table-cell office:value-type="float" office:value="92">
            <text:p>92</text:p>
          </table:table-cell>
          <table:table-cell office:value-type="string">
            <text:p>__for_(<text:a xlink:href="mailto:Token_token@1">Token_token@1</text:a>_tokenz)</text:p>
          </table:table-cell>
          <table:table-cell table:number-columns-repeated="251"/>
        </table:table-row>
        <table:table-row table:style-name="ro1">
          <table:table-cell table:formula="oooc:=LOW(QUIET([.A203];[.D204]))" office:value-type="string" office:string-value="pln:">
            <text:p>pln:</text:p>
          </table:table-cell>
          <table:table-cell table:formula="oooc:=LOW(QUIET([.B203];[.D204]))" office:value-type="string" office:string-value="info.lrbh.codive.schema.template">
            <text:p>info.lrbh.codive.schema.template</text:p>
          </table:table-cell>
          <table:table-cell table:formula="oooc:=QUIET([.C203];[.D204])" office:value-type="string" office:string-value="Parser">
            <text:p>Parser</text:p>
          </table:table-cell>
          <table:table-cell office:value-type="float" office:value="93">
            <text:p>93</text:p>
          </table:table-cell>
          <table:table-cell office:value-type="string">
            <text:p>____if_(foundEnding)_;</text:p>
          </table:table-cell>
          <table:table-cell table:number-columns-repeated="251"/>
        </table:table-row>
        <table:table-row table:style-name="ro1">
          <table:table-cell table:formula="oooc:=LOW(QUIET([.A204];[.D205]))" office:value-type="string" office:string-value="pln:">
            <text:p>pln:</text:p>
          </table:table-cell>
          <table:table-cell table:formula="oooc:=LOW(QUIET([.B204];[.D205]))" office:value-type="string" office:string-value="info.lrbh.codive.schema.template">
            <text:p>info.lrbh.codive.schema.template</text:p>
          </table:table-cell>
          <table:table-cell table:formula="oooc:=QUIET([.C204];[.D205])" office:value-type="string" office:string-value="Parser">
            <text:p>Parser</text:p>
          </table:table-cell>
          <table:table-cell office:value-type="float" office:value="94">
            <text:p>94</text:p>
          </table:table-cell>
          <table:table-cell office:value-type="string">
            <text:p>____else_if_(idsEnding_(token)_||_idsAlternative_(token))_foundEnding_=_true;</text:p>
          </table:table-cell>
          <table:table-cell table:number-columns-repeated="251"/>
        </table:table-row>
        <table:table-row table:style-name="ro1">
          <table:table-cell table:formula="oooc:=LOW(QUIET([.A205];[.D206]))" office:value-type="string" office:string-value="pln:">
            <text:p>pln:</text:p>
          </table:table-cell>
          <table:table-cell table:formula="oooc:=LOW(QUIET([.B205];[.D206]))" office:value-type="string" office:string-value="info.lrbh.codive.schema.template">
            <text:p>info.lrbh.codive.schema.template</text:p>
          </table:table-cell>
          <table:table-cell table:formula="oooc:=QUIET([.C205];[.D206])" office:value-type="string" office:string-value="Parser">
            <text:p>Parser</text:p>
          </table:table-cell>
          <table:table-cell office:value-type="float" office:value="95">
            <text:p>95</text:p>
          </table:table-cell>
          <table:table-cell office:value-type="string">
            <text:p>____else_tz.add_(token);</text:p>
          </table:table-cell>
          <table:table-cell table:number-columns-repeated="251"/>
        </table:table-row>
        <table:table-row table:style-name="ro1">
          <table:table-cell table:formula="oooc:=LOW(QUIET([.A206];[.D207]))" office:value-type="string" office:string-value="pln:">
            <text:p>pln:</text:p>
          </table:table-cell>
          <table:table-cell table:formula="oooc:=LOW(QUIET([.B206];[.D207]))" office:value-type="string" office:string-value="info.lrbh.codive.schema.template">
            <text:p>info.lrbh.codive.schema.template</text:p>
          </table:table-cell>
          <table:table-cell table:formula="oooc:=QUIET([.C206];[.D207])" office:value-type="string" office:string-value="Parser">
            <text:p>Parser</text:p>
          </table:table-cell>
          <table:table-cell office:value-type="float" office:value="96">
            <text:p>96</text:p>
          </table:table-cell>
          <table:table-cell office:value-type="string">
            <text:p>__return_tz;</text:p>
          </table:table-cell>
          <table:table-cell table:number-columns-repeated="251"/>
        </table:table-row>
        <table:table-row table:style-name="ro1">
          <table:table-cell table:formula="oooc:=LOW(QUIET([.A207];[.D208]))" office:value-type="string" office:string-value="pln:">
            <text:p>pln:</text:p>
          </table:table-cell>
          <table:table-cell table:formula="oooc:=LOW(QUIET([.B207];[.D208]))" office:value-type="string" office:string-value="info.lrbh.codive.schema.template">
            <text:p>info.lrbh.codive.schema.template</text:p>
          </table:table-cell>
          <table:table-cell table:formula="oooc:=QUIET([.C207];[.D208])" office:value-type="string" office:string-value="Parser">
            <text:p>Parser</text:p>
          </table:table-cell>
          <table:table-cell office:value-type="float" office:value="97">
            <text:p>97</text:p>
          </table:table-cell>
          <table:table-cell office:value-type="string">
            <text:p>}</text:p>
          </table:table-cell>
          <table:table-cell table:number-columns-repeated="251"/>
        </table:table-row>
        <table:table-row table:style-name="ro1">
          <table:table-cell table:formula="oooc:=LOW(QUIET([.A208];[.D209]))" office:value-type="string" office:string-value="pln:">
            <text:p>pln:</text:p>
          </table:table-cell>
          <table:table-cell table:formula="oooc:=LOW(QUIET([.B208];[.D209]))" office:value-type="string" office:string-value="info.lrbh.codive.schema.template">
            <text:p>info.lrbh.codive.schema.template</text:p>
          </table:table-cell>
          <table:table-cell table:formula="oooc:=QUIET([.C208];[.D209])" office:value-type="string" office:string-value="Parser">
            <text:p>Parser</text:p>
          </table:table-cell>
          <table:table-cell office:value-type="float" office:value="98">
            <text:p>98</text:p>
          </table:table-cell>
          <table:table-cell office:value-type="string">
            <text:p>_</text:p>
          </table:table-cell>
          <table:table-cell table:number-columns-repeated="251"/>
        </table:table-row>
        <table:table-row table:style-name="ro1">
          <table:table-cell table:formula="oooc:=LOW(QUIET([.A209];[.D210]))" office:value-type="string" office:string-value="pln:">
            <text:p>pln:</text:p>
          </table:table-cell>
          <table:table-cell table:formula="oooc:=LOW(QUIET([.B209];[.D210]))" office:value-type="string" office:string-value="info.lrbh.codive.schema.template">
            <text:p>info.lrbh.codive.schema.template</text:p>
          </table:table-cell>
          <table:table-cell table:formula="oooc:=QUIET([.C209];[.D210])" office:value-type="string" office:string-value="Parser">
            <text:p>Parser</text:p>
          </table:table-cell>
          <table:table-cell office:value-type="float" office:value="99">
            <text:p>99</text:p>
          </table:table-cell>
          <table:table-cell office:value-type="string">
            <text:p>private_static_final_List_&lt;Token&gt;_postconditeez_(List_&lt;Token&gt;_tokenz)</text:p>
          </table:table-cell>
          <table:table-cell table:number-columns-repeated="251"/>
        </table:table-row>
        <table:table-row table:style-name="ro1">
          <table:table-cell table:formula="oooc:=LOW(QUIET([.A210];[.D211]))" office:value-type="string" office:string-value="pln:">
            <text:p>pln:</text:p>
          </table:table-cell>
          <table:table-cell table:formula="oooc:=LOW(QUIET([.B210];[.D211]))" office:value-type="string" office:string-value="info.lrbh.codive.schema.template">
            <text:p>info.lrbh.codive.schema.template</text:p>
          </table:table-cell>
          <table:table-cell table:formula="oooc:=QUIET([.C210];[.D211])" office:value-type="string" office:string-value="Parser">
            <text:p>Parser</text:p>
          </table:table-cell>
          <table:table-cell office:value-type="float" office:value="100">
            <text:p>100</text:p>
          </table:table-cell>
          <table:table-cell office:value-type="string">
            <text:p>{</text:p>
          </table:table-cell>
          <table:table-cell table:number-columns-repeated="251"/>
        </table:table-row>
        <table:table-row table:style-name="ro1">
          <table:table-cell table:formula="oooc:=LOW(QUIET([.A211];[.D212]))" office:value-type="string" office:string-value="pln:">
            <text:p>pln:</text:p>
          </table:table-cell>
          <table:table-cell table:formula="oooc:=LOW(QUIET([.B211];[.D212]))" office:value-type="string" office:string-value="info.lrbh.codive.schema.template">
            <text:p>info.lrbh.codive.schema.template</text:p>
          </table:table-cell>
          <table:table-cell table:formula="oooc:=QUIET([.C211];[.D212])" office:value-type="string" office:string-value="Parser">
            <text:p>Parser</text:p>
          </table:table-cell>
          <table:table-cell office:value-type="float" office:value="101">
            <text:p>101</text:p>
          </table:table-cell>
          <table:table-cell office:value-type="string">
            <text:p>__List_&lt;Token&gt;_tz_=_new_ArrayList_&lt;Token&gt;_();</text:p>
          </table:table-cell>
          <table:table-cell table:number-columns-repeated="251"/>
        </table:table-row>
        <table:table-row table:style-name="ro1">
          <table:table-cell table:formula="oooc:=LOW(QUIET([.A212];[.D213]))" office:value-type="string" office:string-value="pln:">
            <text:p>pln:</text:p>
          </table:table-cell>
          <table:table-cell table:formula="oooc:=LOW(QUIET([.B212];[.D213]))" office:value-type="string" office:string-value="info.lrbh.codive.schema.template">
            <text:p>info.lrbh.codive.schema.template</text:p>
          </table:table-cell>
          <table:table-cell table:formula="oooc:=QUIET([.C212];[.D213])" office:value-type="string" office:string-value="Parser">
            <text:p>Parser</text:p>
          </table:table-cell>
          <table:table-cell office:value-type="float" office:value="102">
            <text:p>102</text:p>
          </table:table-cell>
          <table:table-cell office:value-type="string">
            <text:p>__Boolean_foundEnding_=_false;</text:p>
          </table:table-cell>
          <table:table-cell table:number-columns-repeated="251"/>
        </table:table-row>
        <table:table-row table:style-name="ro1">
          <table:table-cell table:formula="oooc:=LOW(QUIET([.A213];[.D214]))" office:value-type="string" office:string-value="pln:">
            <text:p>pln:</text:p>
          </table:table-cell>
          <table:table-cell table:formula="oooc:=LOW(QUIET([.B213];[.D214]))" office:value-type="string" office:string-value="info.lrbh.codive.schema.template">
            <text:p>info.lrbh.codive.schema.template</text:p>
          </table:table-cell>
          <table:table-cell table:formula="oooc:=QUIET([.C213];[.D214])" office:value-type="string" office:string-value="Parser">
            <text:p>Parser</text:p>
          </table:table-cell>
          <table:table-cell office:value-type="float" office:value="103">
            <text:p>103</text:p>
          </table:table-cell>
          <table:table-cell office:value-type="string">
            <text:p>__for_(<text:a xlink:href="mailto:Token_token@1">Token_token@1</text:a>_tokenz)</text:p>
          </table:table-cell>
          <table:table-cell table:number-columns-repeated="251"/>
        </table:table-row>
        <table:table-row table:style-name="ro1">
          <table:table-cell table:formula="oooc:=LOW(QUIET([.A214];[.D215]))" office:value-type="string" office:string-value="pln:">
            <text:p>pln:</text:p>
          </table:table-cell>
          <table:table-cell table:formula="oooc:=LOW(QUIET([.B214];[.D215]))" office:value-type="string" office:string-value="info.lrbh.codive.schema.template">
            <text:p>info.lrbh.codive.schema.template</text:p>
          </table:table-cell>
          <table:table-cell table:formula="oooc:=QUIET([.C214];[.D215])" office:value-type="string" office:string-value="Parser">
            <text:p>Parser</text:p>
          </table:table-cell>
          <table:table-cell office:value-type="float" office:value="104">
            <text:p>104</text:p>
          </table:table-cell>
          <table:table-cell office:value-type="string">
            <text:p>____if_(foundEnding)_tz.add_(token);</text:p>
          </table:table-cell>
          <table:table-cell table:number-columns-repeated="251"/>
        </table:table-row>
        <table:table-row table:style-name="ro1">
          <table:table-cell table:formula="oooc:=LOW(QUIET([.A215];[.D216]))" office:value-type="string" office:string-value="pln:">
            <text:p>pln:</text:p>
          </table:table-cell>
          <table:table-cell table:formula="oooc:=LOW(QUIET([.B215];[.D216]))" office:value-type="string" office:string-value="info.lrbh.codive.schema.template">
            <text:p>info.lrbh.codive.schema.template</text:p>
          </table:table-cell>
          <table:table-cell table:formula="oooc:=QUIET([.C215];[.D216])" office:value-type="string" office:string-value="Parser">
            <text:p>Parser</text:p>
          </table:table-cell>
          <table:table-cell office:value-type="float" office:value="105">
            <text:p>105</text:p>
          </table:table-cell>
          <table:table-cell office:value-type="string">
            <text:p>____else_if_(idsEnding_(token))_foundEnding_=_true;</text:p>
          </table:table-cell>
          <table:table-cell table:number-columns-repeated="251"/>
        </table:table-row>
        <table:table-row table:style-name="ro1">
          <table:table-cell table:formula="oooc:=LOW(QUIET([.A216];[.D217]))" office:value-type="string" office:string-value="pln:">
            <text:p>pln:</text:p>
          </table:table-cell>
          <table:table-cell table:formula="oooc:=LOW(QUIET([.B216];[.D217]))" office:value-type="string" office:string-value="info.lrbh.codive.schema.template">
            <text:p>info.lrbh.codive.schema.template</text:p>
          </table:table-cell>
          <table:table-cell table:formula="oooc:=QUIET([.C216];[.D217])" office:value-type="string" office:string-value="Parser">
            <text:p>Parser</text:p>
          </table:table-cell>
          <table:table-cell office:value-type="float" office:value="106">
            <text:p>106</text:p>
          </table:table-cell>
          <table:table-cell office:value-type="string">
            <text:p>____else_if_(idsAlternative_(token))_{tz.add_(token);_foundEnding_=_true;}</text:p>
          </table:table-cell>
          <table:table-cell table:number-columns-repeated="251"/>
        </table:table-row>
        <table:table-row table:style-name="ro1">
          <table:table-cell table:formula="oooc:=LOW(QUIET([.A217];[.D218]))" office:value-type="string" office:string-value="pln:">
            <text:p>pln:</text:p>
          </table:table-cell>
          <table:table-cell table:formula="oooc:=LOW(QUIET([.B217];[.D218]))" office:value-type="string" office:string-value="info.lrbh.codive.schema.template">
            <text:p>info.lrbh.codive.schema.template</text:p>
          </table:table-cell>
          <table:table-cell table:formula="oooc:=QUIET([.C217];[.D218])" office:value-type="string" office:string-value="Parser">
            <text:p>Parser</text:p>
          </table:table-cell>
          <table:table-cell office:value-type="float" office:value="107">
            <text:p>107</text:p>
          </table:table-cell>
          <table:table-cell office:value-type="string">
            <text:p>____else_;</text:p>
          </table:table-cell>
          <table:table-cell table:number-columns-repeated="251"/>
        </table:table-row>
        <table:table-row table:style-name="ro1">
          <table:table-cell table:formula="oooc:=LOW(QUIET([.A218];[.D219]))" office:value-type="string" office:string-value="pln:">
            <text:p>pln:</text:p>
          </table:table-cell>
          <table:table-cell table:formula="oooc:=LOW(QUIET([.B218];[.D219]))" office:value-type="string" office:string-value="info.lrbh.codive.schema.template">
            <text:p>info.lrbh.codive.schema.template</text:p>
          </table:table-cell>
          <table:table-cell table:formula="oooc:=QUIET([.C218];[.D219])" office:value-type="string" office:string-value="Parser">
            <text:p>Parser</text:p>
          </table:table-cell>
          <table:table-cell office:value-type="float" office:value="108">
            <text:p>108</text:p>
          </table:table-cell>
          <table:table-cell office:value-type="string">
            <text:p>__return_tz;</text:p>
          </table:table-cell>
          <table:table-cell table:number-columns-repeated="251"/>
        </table:table-row>
        <table:table-row table:style-name="ro1">
          <table:table-cell table:formula="oooc:=LOW(QUIET([.A219];[.D220]))" office:value-type="string" office:string-value="pln:">
            <text:p>pln:</text:p>
          </table:table-cell>
          <table:table-cell table:formula="oooc:=LOW(QUIET([.B219];[.D220]))" office:value-type="string" office:string-value="info.lrbh.codive.schema.template">
            <text:p>info.lrbh.codive.schema.template</text:p>
          </table:table-cell>
          <table:table-cell table:formula="oooc:=QUIET([.C219];[.D220])" office:value-type="string" office:string-value="Parser">
            <text:p>Parser</text:p>
          </table:table-cell>
          <table:table-cell office:value-type="float" office:value="109">
            <text:p>109</text:p>
          </table:table-cell>
          <table:table-cell office:value-type="string">
            <text:p>}</text:p>
          </table:table-cell>
          <table:table-cell table:number-columns-repeated="251"/>
        </table:table-row>
        <table:table-row table:style-name="ro1">
          <table:table-cell table:formula="oooc:=LOW(QUIET([.A220];[.D221]))" office:value-type="string" office:string-value="pln:">
            <text:p>pln:</text:p>
          </table:table-cell>
          <table:table-cell table:formula="oooc:=LOW(QUIET([.B220];[.D221]))" office:value-type="string" office:string-value="info.lrbh.codive.schema.template">
            <text:p>info.lrbh.codive.schema.template</text:p>
          </table:table-cell>
          <table:table-cell table:formula="oooc:=QUIET([.C220];[.D221])" office:value-type="string" office:string-value="Parser">
            <text:p>Parser</text:p>
          </table:table-cell>
          <table:table-cell office:value-type="float" office:value="110">
            <text:p>110</text:p>
          </table:table-cell>
          <table:table-cell office:value-type="string">
            <text:p>_</text:p>
          </table:table-cell>
          <table:table-cell table:number-columns-repeated="251"/>
        </table:table-row>
        <table:table-row table:style-name="ro1">
          <table:table-cell table:formula="oooc:=LOW(QUIET([.A221];[.D222]))" office:value-type="string" office:string-value="pln:">
            <text:p>pln:</text:p>
          </table:table-cell>
          <table:table-cell table:formula="oooc:=LOW(QUIET([.B221];[.D222]))" office:value-type="string" office:string-value="info.lrbh.codive.schema.template">
            <text:p>info.lrbh.codive.schema.template</text:p>
          </table:table-cell>
          <table:table-cell table:formula="oooc:=QUIET([.C221];[.D222])" office:value-type="string" office:string-value="Parser">
            <text:p>Parser</text:p>
          </table:table-cell>
          <table:table-cell office:value-type="float" office:value="111">
            <text:p>111</text:p>
          </table:table-cell>
          <table:table-cell office:value-type="string">
            <text:p>private_static_final_Constant_constant_(Token_token)</text:p>
          </table:table-cell>
          <table:table-cell table:number-columns-repeated="251"/>
        </table:table-row>
        <table:table-row table:style-name="ro1">
          <table:table-cell table:formula="oooc:=LOW(QUIET([.A222];[.D223]))" office:value-type="string" office:string-value="pln:">
            <text:p>pln:</text:p>
          </table:table-cell>
          <table:table-cell table:formula="oooc:=LOW(QUIET([.B222];[.D223]))" office:value-type="string" office:string-value="info.lrbh.codive.schema.template">
            <text:p>info.lrbh.codive.schema.template</text:p>
          </table:table-cell>
          <table:table-cell table:formula="oooc:=QUIET([.C222];[.D223])" office:value-type="string" office:string-value="Parser">
            <text:p>Parser</text:p>
          </table:table-cell>
          <table:table-cell office:value-type="float" office:value="112">
            <text:p>112</text:p>
          </table:table-cell>
          <table:table-cell office:value-type="string">
            <text:p>{</text:p>
          </table:table-cell>
          <table:table-cell table:number-columns-repeated="251"/>
        </table:table-row>
        <table:table-row table:style-name="ro1">
          <table:table-cell table:formula="oooc:=LOW(QUIET([.A223];[.D224]))" office:value-type="string" office:string-value="pln:">
            <text:p>pln:</text:p>
          </table:table-cell>
          <table:table-cell table:formula="oooc:=LOW(QUIET([.B223];[.D224]))" office:value-type="string" office:string-value="info.lrbh.codive.schema.template">
            <text:p>info.lrbh.codive.schema.template</text:p>
          </table:table-cell>
          <table:table-cell table:formula="oooc:=QUIET([.C223];[.D224])" office:value-type="string" office:string-value="Parser">
            <text:p>Parser</text:p>
          </table:table-cell>
          <table:table-cell office:value-type="float" office:value="113">
            <text:p>113</text:p>
          </table:table-cell>
          <table:table-cell office:value-type="string">
            <text:p>__Constant_constant_=_new_Constant_();</text:p>
          </table:table-cell>
          <table:table-cell table:number-columns-repeated="251"/>
        </table:table-row>
        <table:table-row table:style-name="ro1">
          <table:table-cell table:formula="oooc:=LOW(QUIET([.A224];[.D225]))" office:value-type="string" office:string-value="pln:">
            <text:p>pln:</text:p>
          </table:table-cell>
          <table:table-cell table:formula="oooc:=LOW(QUIET([.B224];[.D225]))" office:value-type="string" office:string-value="info.lrbh.codive.schema.template">
            <text:p>info.lrbh.codive.schema.template</text:p>
          </table:table-cell>
          <table:table-cell table:formula="oooc:=QUIET([.C224];[.D225])" office:value-type="string" office:string-value="Parser">
            <text:p>Parser</text:p>
          </table:table-cell>
          <table:table-cell office:value-type="float" office:value="114">
            <text:p>114</text:p>
          </table:table-cell>
          <table:table-cell office:value-type="string">
            <text:p>__constant.setValue_(token.string_());</text:p>
          </table:table-cell>
          <table:table-cell table:number-columns-repeated="251"/>
        </table:table-row>
        <table:table-row table:style-name="ro1">
          <table:table-cell table:formula="oooc:=LOW(QUIET([.A225];[.D226]))" office:value-type="string" office:string-value="pln:">
            <text:p>pln:</text:p>
          </table:table-cell>
          <table:table-cell table:formula="oooc:=LOW(QUIET([.B225];[.D226]))" office:value-type="string" office:string-value="info.lrbh.codive.schema.template">
            <text:p>info.lrbh.codive.schema.template</text:p>
          </table:table-cell>
          <table:table-cell table:formula="oooc:=QUIET([.C225];[.D226])" office:value-type="string" office:string-value="Parser">
            <text:p>Parser</text:p>
          </table:table-cell>
          <table:table-cell office:value-type="float" office:value="115">
            <text:p>115</text:p>
          </table:table-cell>
          <table:table-cell office:value-type="string">
            <text:p>__return_constant;</text:p>
          </table:table-cell>
          <table:table-cell table:number-columns-repeated="251"/>
        </table:table-row>
        <table:table-row table:style-name="ro1">
          <table:table-cell table:formula="oooc:=LOW(QUIET([.A226];[.D227]))" office:value-type="string" office:string-value="pln:">
            <text:p>pln:</text:p>
          </table:table-cell>
          <table:table-cell table:formula="oooc:=LOW(QUIET([.B226];[.D227]))" office:value-type="string" office:string-value="info.lrbh.codive.schema.template">
            <text:p>info.lrbh.codive.schema.template</text:p>
          </table:table-cell>
          <table:table-cell table:formula="oooc:=QUIET([.C226];[.D227])" office:value-type="string" office:string-value="Parser">
            <text:p>Parser</text:p>
          </table:table-cell>
          <table:table-cell office:value-type="float" office:value="116">
            <text:p>116</text:p>
          </table:table-cell>
          <table:table-cell office:value-type="string">
            <text:p>}</text:p>
          </table:table-cell>
          <table:table-cell table:number-columns-repeated="251"/>
        </table:table-row>
        <table:table-row table:style-name="ro1">
          <table:table-cell table:formula="oooc:=LOW(QUIET([.A227];[.D228]))" office:value-type="string" office:string-value="pln:">
            <text:p>pln:</text:p>
          </table:table-cell>
          <table:table-cell table:formula="oooc:=LOW(QUIET([.B227];[.D228]))" office:value-type="string" office:string-value="info.lrbh.codive.schema.template">
            <text:p>info.lrbh.codive.schema.template</text:p>
          </table:table-cell>
          <table:table-cell table:formula="oooc:=QUIET([.C227];[.D228])" office:value-type="string" office:string-value="Parser">
            <text:p>Parser</text:p>
          </table:table-cell>
          <table:table-cell office:value-type="float" office:value="117">
            <text:p>117</text:p>
          </table:table-cell>
          <table:table-cell office:value-type="string">
            <text:p>_</text:p>
          </table:table-cell>
          <table:table-cell table:number-columns-repeated="251"/>
        </table:table-row>
        <table:table-row table:style-name="ro1">
          <table:table-cell table:formula="oooc:=LOW(QUIET([.A228];[.D229]))" office:value-type="string" office:string-value="pln:">
            <text:p>pln:</text:p>
          </table:table-cell>
          <table:table-cell table:formula="oooc:=LOW(QUIET([.B228];[.D229]))" office:value-type="string" office:string-value="info.lrbh.codive.schema.template">
            <text:p>info.lrbh.codive.schema.template</text:p>
          </table:table-cell>
          <table:table-cell table:formula="oooc:=QUIET([.C228];[.D229])" office:value-type="string" office:string-value="Parser">
            <text:p>Parser</text:p>
          </table:table-cell>
          <table:table-cell office:value-type="float" office:value="118">
            <text:p>118</text:p>
          </table:table-cell>
          <table:table-cell office:value-type="string">
            <text:p>private_static_final_Variable_variable_(Token_token)</text:p>
          </table:table-cell>
          <table:table-cell table:number-columns-repeated="251"/>
        </table:table-row>
        <table:table-row table:style-name="ro1">
          <table:table-cell table:formula="oooc:=LOW(QUIET([.A229];[.D230]))" office:value-type="string" office:string-value="pln:">
            <text:p>pln:</text:p>
          </table:table-cell>
          <table:table-cell table:formula="oooc:=LOW(QUIET([.B229];[.D230]))" office:value-type="string" office:string-value="info.lrbh.codive.schema.template">
            <text:p>info.lrbh.codive.schema.template</text:p>
          </table:table-cell>
          <table:table-cell table:formula="oooc:=QUIET([.C229];[.D230])" office:value-type="string" office:string-value="Parser">
            <text:p>Parser</text:p>
          </table:table-cell>
          <table:table-cell office:value-type="float" office:value="119">
            <text:p>119</text:p>
          </table:table-cell>
          <table:table-cell office:value-type="string">
            <text:p>{</text:p>
          </table:table-cell>
          <table:table-cell table:number-columns-repeated="251"/>
        </table:table-row>
        <table:table-row table:style-name="ro1">
          <table:table-cell table:formula="oooc:=LOW(QUIET([.A230];[.D231]))" office:value-type="string" office:string-value="pln:">
            <text:p>pln:</text:p>
          </table:table-cell>
          <table:table-cell table:formula="oooc:=LOW(QUIET([.B230];[.D231]))" office:value-type="string" office:string-value="info.lrbh.codive.schema.template">
            <text:p>info.lrbh.codive.schema.template</text:p>
          </table:table-cell>
          <table:table-cell table:formula="oooc:=QUIET([.C230];[.D231])" office:value-type="string" office:string-value="Parser">
            <text:p>Parser</text:p>
          </table:table-cell>
          <table:table-cell office:value-type="float" office:value="120">
            <text:p>120</text:p>
          </table:table-cell>
          <table:table-cell office:value-type="string">
            <text:p>__Variable_variable_=_new_Variable_();</text:p>
          </table:table-cell>
          <table:table-cell table:number-columns-repeated="251"/>
        </table:table-row>
        <table:table-row table:style-name="ro1">
          <table:table-cell table:formula="oooc:=LOW(QUIET([.A231];[.D232]))" office:value-type="string" office:string-value="pln:">
            <text:p>pln:</text:p>
          </table:table-cell>
          <table:table-cell table:formula="oooc:=LOW(QUIET([.B231];[.D232]))" office:value-type="string" office:string-value="info.lrbh.codive.schema.template">
            <text:p>info.lrbh.codive.schema.template</text:p>
          </table:table-cell>
          <table:table-cell table:formula="oooc:=QUIET([.C231];[.D232])" office:value-type="string" office:string-value="Parser">
            <text:p>Parser</text:p>
          </table:table-cell>
          <table:table-cell office:value-type="float" office:value="121">
            <text:p>121</text:p>
          </table:table-cell>
          <table:table-cell office:value-type="string">
            <text:p>__variable.setQualifier_(interior_(token).split_("\\.")_[0]);</text:p>
          </table:table-cell>
          <table:table-cell table:number-columns-repeated="251"/>
        </table:table-row>
        <table:table-row table:style-name="ro1">
          <table:table-cell table:formula="oooc:=LOW(QUIET([.A232];[.D233]))" office:value-type="string" office:string-value="pln:">
            <text:p>pln:</text:p>
          </table:table-cell>
          <table:table-cell table:formula="oooc:=LOW(QUIET([.B232];[.D233]))" office:value-type="string" office:string-value="info.lrbh.codive.schema.template">
            <text:p>info.lrbh.codive.schema.template</text:p>
          </table:table-cell>
          <table:table-cell table:formula="oooc:=QUIET([.C232];[.D233])" office:value-type="string" office:string-value="Parser">
            <text:p>Parser</text:p>
          </table:table-cell>
          <table:table-cell office:value-type="float" office:value="122">
            <text:p>122</text:p>
          </table:table-cell>
          <table:table-cell office:value-type="string">
            <text:p>__variable.setIdentifier_(interior_(token).split_("\\.")_[1]);</text:p>
          </table:table-cell>
          <table:table-cell table:number-columns-repeated="251"/>
        </table:table-row>
        <table:table-row table:style-name="ro1">
          <table:table-cell table:formula="oooc:=LOW(QUIET([.A233];[.D234]))" office:value-type="string" office:string-value="pln:">
            <text:p>pln:</text:p>
          </table:table-cell>
          <table:table-cell table:formula="oooc:=LOW(QUIET([.B233];[.D234]))" office:value-type="string" office:string-value="info.lrbh.codive.schema.template">
            <text:p>info.lrbh.codive.schema.template</text:p>
          </table:table-cell>
          <table:table-cell table:formula="oooc:=QUIET([.C233];[.D234])" office:value-type="string" office:string-value="Parser">
            <text:p>Parser</text:p>
          </table:table-cell>
          <table:table-cell office:value-type="float" office:value="123">
            <text:p>123</text:p>
          </table:table-cell>
          <table:table-cell office:value-type="string">
            <text:p>__return_variable;</text:p>
          </table:table-cell>
          <table:table-cell table:number-columns-repeated="251"/>
        </table:table-row>
        <table:table-row table:style-name="ro1">
          <table:table-cell table:formula="oooc:=LOW(QUIET([.A234];[.D235]))" office:value-type="string" office:string-value="pln:">
            <text:p>pln:</text:p>
          </table:table-cell>
          <table:table-cell table:formula="oooc:=LOW(QUIET([.B234];[.D235]))" office:value-type="string" office:string-value="info.lrbh.codive.schema.template">
            <text:p>info.lrbh.codive.schema.template</text:p>
          </table:table-cell>
          <table:table-cell table:formula="oooc:=QUIET([.C234];[.D235])" office:value-type="string" office:string-value="Parser">
            <text:p>Parser</text:p>
          </table:table-cell>
          <table:table-cell office:value-type="float" office:value="124">
            <text:p>124</text:p>
          </table:table-cell>
          <table:table-cell office:value-type="string">
            <text:p>}</text:p>
          </table:table-cell>
          <table:table-cell table:number-columns-repeated="251"/>
        </table:table-row>
        <table:table-row table:style-name="ro1">
          <table:table-cell table:formula="oooc:=LOW(QUIET([.A235];[.D236]))" office:value-type="string" office:string-value="pln:">
            <text:p>pln:</text:p>
          </table:table-cell>
          <table:table-cell table:formula="oooc:=LOW(QUIET([.B235];[.D236]))" office:value-type="string" office:string-value="info.lrbh.codive.schema.template">
            <text:p>info.lrbh.codive.schema.template</text:p>
          </table:table-cell>
          <table:table-cell table:formula="oooc:=QUIET([.C235];[.D236])" office:value-type="string" office:string-value="Parser">
            <text:p>Parser</text:p>
          </table:table-cell>
          <table:table-cell office:value-type="float" office:value="125">
            <text:p>125</text:p>
          </table:table-cell>
          <table:table-cell office:value-type="string">
            <text:p>_</text:p>
          </table:table-cell>
          <table:table-cell table:number-columns-repeated="251"/>
        </table:table-row>
        <table:table-row table:style-name="ro1">
          <table:table-cell table:formula="oooc:=LOW(QUIET([.A236];[.D237]))" office:value-type="string" office:string-value="pln:">
            <text:p>pln:</text:p>
          </table:table-cell>
          <table:table-cell table:formula="oooc:=LOW(QUIET([.B236];[.D237]))" office:value-type="string" office:string-value="info.lrbh.codive.schema.template">
            <text:p>info.lrbh.codive.schema.template</text:p>
          </table:table-cell>
          <table:table-cell table:formula="oooc:=QUIET([.C236];[.D237])" office:value-type="string" office:string-value="Parser">
            <text:p>Parser</text:p>
          </table:table-cell>
          <table:table-cell office:value-type="float" office:value="126">
            <text:p>126</text:p>
          </table:table-cell>
          <table:table-cell office:value-type="string">
            <text:p>private_static_final_Iteration_iteration_(Token_token,_List_&lt;Token&gt;_tokenz)</text:p>
          </table:table-cell>
          <table:table-cell table:number-columns-repeated="251"/>
        </table:table-row>
        <table:table-row table:style-name="ro1">
          <table:table-cell table:formula="oooc:=LOW(QUIET([.A237];[.D238]))" office:value-type="string" office:string-value="pln:">
            <text:p>pln:</text:p>
          </table:table-cell>
          <table:table-cell table:formula="oooc:=LOW(QUIET([.B237];[.D238]))" office:value-type="string" office:string-value="info.lrbh.codive.schema.template">
            <text:p>info.lrbh.codive.schema.template</text:p>
          </table:table-cell>
          <table:table-cell table:formula="oooc:=QUIET([.C237];[.D238])" office:value-type="string" office:string-value="Parser">
            <text:p>Parser</text:p>
          </table:table-cell>
          <table:table-cell office:value-type="float" office:value="127">
            <text:p>127</text:p>
          </table:table-cell>
          <table:table-cell office:value-type="string">
            <text:p>{</text:p>
          </table:table-cell>
          <table:table-cell table:number-columns-repeated="251"/>
        </table:table-row>
        <table:table-row table:style-name="ro1">
          <table:table-cell table:formula="oooc:=LOW(QUIET([.A238];[.D239]))" office:value-type="string" office:string-value="pln:">
            <text:p>pln:</text:p>
          </table:table-cell>
          <table:table-cell table:formula="oooc:=LOW(QUIET([.B238];[.D239]))" office:value-type="string" office:string-value="info.lrbh.codive.schema.template">
            <text:p>info.lrbh.codive.schema.template</text:p>
          </table:table-cell>
          <table:table-cell table:formula="oooc:=QUIET([.C238];[.D239])" office:value-type="string" office:string-value="Parser">
            <text:p>Parser</text:p>
          </table:table-cell>
          <table:table-cell office:value-type="float" office:value="128">
            <text:p>128</text:p>
          </table:table-cell>
          <table:table-cell office:value-type="string">
            <text:p>__String_instance_=_interior_(token).split_("@1")_[0];</text:p>
          </table:table-cell>
          <table:table-cell table:number-columns-repeated="251"/>
        </table:table-row>
        <table:table-row table:style-name="ro1">
          <table:table-cell table:formula="oooc:=LOW(QUIET([.A239];[.D240]))" office:value-type="string" office:string-value="pln:">
            <text:p>pln:</text:p>
          </table:table-cell>
          <table:table-cell table:formula="oooc:=LOW(QUIET([.B239];[.D240]))" office:value-type="string" office:string-value="info.lrbh.codive.schema.template">
            <text:p>info.lrbh.codive.schema.template</text:p>
          </table:table-cell>
          <table:table-cell table:formula="oooc:=QUIET([.C239];[.D240])" office:value-type="string" office:string-value="Parser">
            <text:p>Parser</text:p>
          </table:table-cell>
          <table:table-cell office:value-type="float" office:value="129">
            <text:p>129</text:p>
          </table:table-cell>
          <table:table-cell office:value-type="string">
            <text:p>__String_list_=_interior_(token).split_("@1")_[1];</text:p>
          </table:table-cell>
          <table:table-cell table:number-columns-repeated="251"/>
        </table:table-row>
        <table:table-row table:style-name="ro1">
          <table:table-cell table:formula="oooc:=LOW(QUIET([.A240];[.D241]))" office:value-type="string" office:string-value="pln:">
            <text:p>pln:</text:p>
          </table:table-cell>
          <table:table-cell table:formula="oooc:=LOW(QUIET([.B240];[.D241]))" office:value-type="string" office:string-value="info.lrbh.codive.schema.template">
            <text:p>info.lrbh.codive.schema.template</text:p>
          </table:table-cell>
          <table:table-cell table:formula="oooc:=QUIET([.C240];[.D241])" office:value-type="string" office:string-value="Parser">
            <text:p>Parser</text:p>
          </table:table-cell>
          <table:table-cell office:value-type="float" office:value="130">
            <text:p>130</text:p>
          </table:table-cell>
          <table:table-cell office:value-type="string">
            <text:p>__Boolean_hasDot_=_list.indexOf_(".")_&gt;_0;</text:p>
          </table:table-cell>
          <table:table-cell table:number-columns-repeated="251"/>
        </table:table-row>
        <table:table-row table:style-name="ro1">
          <table:table-cell table:formula="oooc:=LOW(QUIET([.A241];[.D242]))" office:value-type="string" office:string-value="pln:">
            <text:p>pln:</text:p>
          </table:table-cell>
          <table:table-cell table:formula="oooc:=LOW(QUIET([.B241];[.D242]))" office:value-type="string" office:string-value="info.lrbh.codive.schema.template">
            <text:p>info.lrbh.codive.schema.template</text:p>
          </table:table-cell>
          <table:table-cell table:formula="oooc:=QUIET([.C241];[.D242])" office:value-type="string" office:string-value="Parser">
            <text:p>Parser</text:p>
          </table:table-cell>
          <table:table-cell office:value-type="float" office:value="131">
            <text:p>131</text:p>
          </table:table-cell>
          <table:table-cell office:value-type="string">
            <text:p>__String_qualifier_=_hasDot?_list.split_("\\.")_[0]@1_"";</text:p>
          </table:table-cell>
          <table:table-cell table:number-columns-repeated="251"/>
        </table:table-row>
        <table:table-row table:style-name="ro1">
          <table:table-cell table:formula="oooc:=LOW(QUIET([.A242];[.D243]))" office:value-type="string" office:string-value="pln:">
            <text:p>pln:</text:p>
          </table:table-cell>
          <table:table-cell table:formula="oooc:=LOW(QUIET([.B242];[.D243]))" office:value-type="string" office:string-value="info.lrbh.codive.schema.template">
            <text:p>info.lrbh.codive.schema.template</text:p>
          </table:table-cell>
          <table:table-cell table:formula="oooc:=QUIET([.C242];[.D243])" office:value-type="string" office:string-value="Parser">
            <text:p>Parser</text:p>
          </table:table-cell>
          <table:table-cell office:value-type="float" office:value="132">
            <text:p>132</text:p>
          </table:table-cell>
          <table:table-cell office:value-type="string">
            <text:p>__String_identifier_=_hasDot?_list.split_("\\.")_[1]@1_list;</text:p>
          </table:table-cell>
          <table:table-cell table:number-columns-repeated="251"/>
        </table:table-row>
        <table:table-row table:style-name="ro1">
          <table:table-cell table:formula="oooc:=LOW(QUIET([.A243];[.D244]))" office:value-type="string" office:string-value="pln:">
            <text:p>pln:</text:p>
          </table:table-cell>
          <table:table-cell table:formula="oooc:=LOW(QUIET([.B243];[.D244]))" office:value-type="string" office:string-value="info.lrbh.codive.schema.template">
            <text:p>info.lrbh.codive.schema.template</text:p>
          </table:table-cell>
          <table:table-cell table:formula="oooc:=QUIET([.C243];[.D244])" office:value-type="string" office:string-value="Parser">
            <text:p>Parser</text:p>
          </table:table-cell>
          <table:table-cell office:value-type="float" office:value="133">
            <text:p>133</text:p>
          </table:table-cell>
          <table:table-cell office:value-type="string">
            <text:p>__Iteration_iteration_=_new_Iteration_();</text:p>
          </table:table-cell>
          <table:table-cell table:number-columns-repeated="251"/>
        </table:table-row>
        <table:table-row table:style-name="ro1">
          <table:table-cell table:formula="oooc:=LOW(QUIET([.A244];[.D245]))" office:value-type="string" office:string-value="pln:">
            <text:p>pln:</text:p>
          </table:table-cell>
          <table:table-cell table:formula="oooc:=LOW(QUIET([.B244];[.D245]))" office:value-type="string" office:string-value="info.lrbh.codive.schema.template">
            <text:p>info.lrbh.codive.schema.template</text:p>
          </table:table-cell>
          <table:table-cell table:formula="oooc:=QUIET([.C244];[.D245])" office:value-type="string" office:string-value="Parser">
            <text:p>Parser</text:p>
          </table:table-cell>
          <table:table-cell office:value-type="float" office:value="134">
            <text:p>134</text:p>
          </table:table-cell>
          <table:table-cell office:value-type="string">
            <text:p>__iteration.setInstance_(instance);</text:p>
          </table:table-cell>
          <table:table-cell table:number-columns-repeated="251"/>
        </table:table-row>
        <table:table-row table:style-name="ro1">
          <table:table-cell table:formula="oooc:=LOW(QUIET([.A245];[.D246]))" office:value-type="string" office:string-value="pln:">
            <text:p>pln:</text:p>
          </table:table-cell>
          <table:table-cell table:formula="oooc:=LOW(QUIET([.B245];[.D246]))" office:value-type="string" office:string-value="info.lrbh.codive.schema.template">
            <text:p>info.lrbh.codive.schema.template</text:p>
          </table:table-cell>
          <table:table-cell table:formula="oooc:=QUIET([.C245];[.D246])" office:value-type="string" office:string-value="Parser">
            <text:p>Parser</text:p>
          </table:table-cell>
          <table:table-cell office:value-type="float" office:value="135">
            <text:p>135</text:p>
          </table:table-cell>
          <table:table-cell office:value-type="string">
            <text:p>__iteration.setQualifier_(qualifier);</text:p>
          </table:table-cell>
          <table:table-cell table:number-columns-repeated="251"/>
        </table:table-row>
        <table:table-row table:style-name="ro1">
          <table:table-cell table:formula="oooc:=LOW(QUIET([.A246];[.D247]))" office:value-type="string" office:string-value="pln:">
            <text:p>pln:</text:p>
          </table:table-cell>
          <table:table-cell table:formula="oooc:=LOW(QUIET([.B246];[.D247]))" office:value-type="string" office:string-value="info.lrbh.codive.schema.template">
            <text:p>info.lrbh.codive.schema.template</text:p>
          </table:table-cell>
          <table:table-cell table:formula="oooc:=QUIET([.C246];[.D247])" office:value-type="string" office:string-value="Parser">
            <text:p>Parser</text:p>
          </table:table-cell>
          <table:table-cell office:value-type="float" office:value="136">
            <text:p>136</text:p>
          </table:table-cell>
          <table:table-cell office:value-type="string">
            <text:p>__iteration.setIdentifier_(identifier);</text:p>
          </table:table-cell>
          <table:table-cell table:number-columns-repeated="251"/>
        </table:table-row>
        <table:table-row table:style-name="ro1">
          <table:table-cell table:formula="oooc:=LOW(QUIET([.A247];[.D248]))" office:value-type="string" office:string-value="pln:">
            <text:p>pln:</text:p>
          </table:table-cell>
          <table:table-cell table:formula="oooc:=LOW(QUIET([.B247];[.D248]))" office:value-type="string" office:string-value="info.lrbh.codive.schema.template">
            <text:p>info.lrbh.codive.schema.template</text:p>
          </table:table-cell>
          <table:table-cell table:formula="oooc:=QUIET([.C247];[.D248])" office:value-type="string" office:string-value="Parser">
            <text:p>Parser</text:p>
          </table:table-cell>
          <table:table-cell office:value-type="float" office:value="137">
            <text:p>137</text:p>
          </table:table-cell>
          <table:table-cell office:value-type="string">
            <text:p>__iteration.setParsementz_(parsementz_(tokenz));</text:p>
          </table:table-cell>
          <table:table-cell table:number-columns-repeated="251"/>
        </table:table-row>
        <table:table-row table:style-name="ro1">
          <table:table-cell table:formula="oooc:=LOW(QUIET([.A248];[.D249]))" office:value-type="string" office:string-value="pln:">
            <text:p>pln:</text:p>
          </table:table-cell>
          <table:table-cell table:formula="oooc:=LOW(QUIET([.B248];[.D249]))" office:value-type="string" office:string-value="info.lrbh.codive.schema.template">
            <text:p>info.lrbh.codive.schema.template</text:p>
          </table:table-cell>
          <table:table-cell table:formula="oooc:=QUIET([.C248];[.D249])" office:value-type="string" office:string-value="Parser">
            <text:p>Parser</text:p>
          </table:table-cell>
          <table:table-cell office:value-type="float" office:value="138">
            <text:p>138</text:p>
          </table:table-cell>
          <table:table-cell office:value-type="string">
            <text:p>__return_iteration;</text:p>
          </table:table-cell>
          <table:table-cell table:number-columns-repeated="251"/>
        </table:table-row>
        <table:table-row table:style-name="ro1">
          <table:table-cell table:formula="oooc:=LOW(QUIET([.A249];[.D250]))" office:value-type="string" office:string-value="pln:">
            <text:p>pln:</text:p>
          </table:table-cell>
          <table:table-cell table:formula="oooc:=LOW(QUIET([.B249];[.D250]))" office:value-type="string" office:string-value="info.lrbh.codive.schema.template">
            <text:p>info.lrbh.codive.schema.template</text:p>
          </table:table-cell>
          <table:table-cell table:formula="oooc:=QUIET([.C249];[.D250])" office:value-type="string" office:string-value="Parser">
            <text:p>Parser</text:p>
          </table:table-cell>
          <table:table-cell office:value-type="float" office:value="139">
            <text:p>139</text:p>
          </table:table-cell>
          <table:table-cell office:value-type="string">
            <text:p>}</text:p>
          </table:table-cell>
          <table:table-cell table:number-columns-repeated="251"/>
        </table:table-row>
        <table:table-row table:style-name="ro1">
          <table:table-cell table:formula="oooc:=LOW(QUIET([.A250];[.D251]))" office:value-type="string" office:string-value="pln:">
            <text:p>pln:</text:p>
          </table:table-cell>
          <table:table-cell table:formula="oooc:=LOW(QUIET([.B250];[.D251]))" office:value-type="string" office:string-value="info.lrbh.codive.schema.template">
            <text:p>info.lrbh.codive.schema.template</text:p>
          </table:table-cell>
          <table:table-cell table:formula="oooc:=QUIET([.C250];[.D251])" office:value-type="string" office:string-value="Parser">
            <text:p>Parser</text:p>
          </table:table-cell>
          <table:table-cell office:value-type="float" office:value="140">
            <text:p>140</text:p>
          </table:table-cell>
          <table:table-cell office:value-type="string">
            <text:p>_</text:p>
          </table:table-cell>
          <table:table-cell table:number-columns-repeated="251"/>
        </table:table-row>
        <table:table-row table:style-name="ro1">
          <table:table-cell table:formula="oooc:=LOW(QUIET([.A251];[.D252]))" office:value-type="string" office:string-value="pln:">
            <text:p>pln:</text:p>
          </table:table-cell>
          <table:table-cell table:formula="oooc:=LOW(QUIET([.B251];[.D252]))" office:value-type="string" office:string-value="info.lrbh.codive.schema.template">
            <text:p>info.lrbh.codive.schema.template</text:p>
          </table:table-cell>
          <table:table-cell table:formula="oooc:=QUIET([.C251];[.D252])" office:value-type="string" office:string-value="Parser">
            <text:p>Parser</text:p>
          </table:table-cell>
          <table:table-cell office:value-type="float" office:value="141">
            <text:p>141</text:p>
          </table:table-cell>
          <table:table-cell office:value-type="string">
            <text:p>private_static_final_Condition_condition_(Token_token,_List_&lt;Token&gt;_tokenz)</text:p>
          </table:table-cell>
          <table:table-cell table:number-columns-repeated="251"/>
        </table:table-row>
        <table:table-row table:style-name="ro1">
          <table:table-cell table:formula="oooc:=LOW(QUIET([.A252];[.D253]))" office:value-type="string" office:string-value="pln:">
            <text:p>pln:</text:p>
          </table:table-cell>
          <table:table-cell table:formula="oooc:=LOW(QUIET([.B252];[.D253]))" office:value-type="string" office:string-value="info.lrbh.codive.schema.template">
            <text:p>info.lrbh.codive.schema.template</text:p>
          </table:table-cell>
          <table:table-cell table:formula="oooc:=QUIET([.C252];[.D253])" office:value-type="string" office:string-value="Parser">
            <text:p>Parser</text:p>
          </table:table-cell>
          <table:table-cell office:value-type="float" office:value="142">
            <text:p>142</text:p>
          </table:table-cell>
          <table:table-cell office:value-type="string">
            <text:p>{</text:p>
          </table:table-cell>
          <table:table-cell table:number-columns-repeated="251"/>
        </table:table-row>
        <table:table-row table:style-name="ro1">
          <table:table-cell table:formula="oooc:=LOW(QUIET([.A253];[.D254]))" office:value-type="string" office:string-value="pln:">
            <text:p>pln:</text:p>
          </table:table-cell>
          <table:table-cell table:formula="oooc:=LOW(QUIET([.B253];[.D254]))" office:value-type="string" office:string-value="info.lrbh.codive.schema.template">
            <text:p>info.lrbh.codive.schema.template</text:p>
          </table:table-cell>
          <table:table-cell table:formula="oooc:=QUIET([.C253];[.D254])" office:value-type="string" office:string-value="Parser">
            <text:p>Parser</text:p>
          </table:table-cell>
          <table:table-cell office:value-type="float" office:value="143">
            <text:p>143</text:p>
          </table:table-cell>
          <table:table-cell office:value-type="string">
            <text:p>__Condition_condition_=_new_Condition_();</text:p>
          </table:table-cell>
          <table:table-cell table:number-columns-repeated="251"/>
        </table:table-row>
        <table:table-row table:style-name="ro1">
          <table:table-cell table:formula="oooc:=LOW(QUIET([.A254];[.D255]))" office:value-type="string" office:string-value="pln:">
            <text:p>pln:</text:p>
          </table:table-cell>
          <table:table-cell table:formula="oooc:=LOW(QUIET([.B254];[.D255]))" office:value-type="string" office:string-value="info.lrbh.codive.schema.template">
            <text:p>info.lrbh.codive.schema.template</text:p>
          </table:table-cell>
          <table:table-cell table:formula="oooc:=QUIET([.C254];[.D255])" office:value-type="string" office:string-value="Parser">
            <text:p>Parser</text:p>
          </table:table-cell>
          <table:table-cell office:value-type="float" office:value="144">
            <text:p>144</text:p>
          </table:table-cell>
          <table:table-cell office:value-type="string">
            <text:p>__condition.setExpression_(interior_(token));</text:p>
          </table:table-cell>
          <table:table-cell table:number-columns-repeated="251"/>
        </table:table-row>
        <table:table-row table:style-name="ro1">
          <table:table-cell table:formula="oooc:=LOW(QUIET([.A255];[.D256]))" office:value-type="string" office:string-value="pln:">
            <text:p>pln:</text:p>
          </table:table-cell>
          <table:table-cell table:formula="oooc:=LOW(QUIET([.B255];[.D256]))" office:value-type="string" office:string-value="info.lrbh.codive.schema.template">
            <text:p>info.lrbh.codive.schema.template</text:p>
          </table:table-cell>
          <table:table-cell table:formula="oooc:=QUIET([.C255];[.D256])" office:value-type="string" office:string-value="Parser">
            <text:p>Parser</text:p>
          </table:table-cell>
          <table:table-cell office:value-type="float" office:value="145">
            <text:p>145</text:p>
          </table:table-cell>
          <table:table-cell office:value-type="string">
            <text:p>__condition.setParsementz_(parsementz_(tokenz));</text:p>
          </table:table-cell>
          <table:table-cell table:number-columns-repeated="251"/>
        </table:table-row>
        <table:table-row table:style-name="ro1">
          <table:table-cell table:formula="oooc:=LOW(QUIET([.A256];[.D257]))" office:value-type="string" office:string-value="pln:">
            <text:p>pln:</text:p>
          </table:table-cell>
          <table:table-cell table:formula="oooc:=LOW(QUIET([.B256];[.D257]))" office:value-type="string" office:string-value="info.lrbh.codive.schema.template">
            <text:p>info.lrbh.codive.schema.template</text:p>
          </table:table-cell>
          <table:table-cell table:formula="oooc:=QUIET([.C256];[.D257])" office:value-type="string" office:string-value="Parser">
            <text:p>Parser</text:p>
          </table:table-cell>
          <table:table-cell office:value-type="float" office:value="146">
            <text:p>146</text:p>
          </table:table-cell>
          <table:table-cell office:value-type="string">
            <text:p>__return_condition;</text:p>
          </table:table-cell>
          <table:table-cell table:number-columns-repeated="251"/>
        </table:table-row>
        <table:table-row table:style-name="ro1">
          <table:table-cell table:formula="oooc:=LOW(QUIET([.A257];[.D258]))" office:value-type="string" office:string-value="pln:">
            <text:p>pln:</text:p>
          </table:table-cell>
          <table:table-cell table:formula="oooc:=LOW(QUIET([.B257];[.D258]))" office:value-type="string" office:string-value="info.lrbh.codive.schema.template">
            <text:p>info.lrbh.codive.schema.template</text:p>
          </table:table-cell>
          <table:table-cell table:formula="oooc:=QUIET([.C257];[.D258])" office:value-type="string" office:string-value="Parser">
            <text:p>Parser</text:p>
          </table:table-cell>
          <table:table-cell office:value-type="float" office:value="147">
            <text:p>147</text:p>
          </table:table-cell>
          <table:table-cell office:value-type="string">
            <text:p>}</text:p>
          </table:table-cell>
          <table:table-cell table:number-columns-repeated="251"/>
        </table:table-row>
        <table:table-row table:style-name="ro1">
          <table:table-cell table:formula="oooc:=LOW(QUIET([.A258];[.D259]))" office:value-type="string" office:string-value="pln:">
            <text:p>pln:</text:p>
          </table:table-cell>
          <table:table-cell table:formula="oooc:=LOW(QUIET([.B258];[.D259]))" office:value-type="string" office:string-value="info.lrbh.codive.schema.template">
            <text:p>info.lrbh.codive.schema.template</text:p>
          </table:table-cell>
          <table:table-cell table:formula="oooc:=QUIET([.C258];[.D259])" office:value-type="string" office:string-value="Parser">
            <text:p>Parser</text:p>
          </table:table-cell>
          <table:table-cell office:value-type="float" office:value="148">
            <text:p>148</text:p>
          </table:table-cell>
          <table:table-cell office:value-type="string">
            <text:p>_</text:p>
          </table:table-cell>
          <table:table-cell table:number-columns-repeated="251"/>
        </table:table-row>
        <table:table-row table:style-name="ro1">
          <table:table-cell table:formula="oooc:=LOW(QUIET([.A259];[.D260]))" office:value-type="string" office:string-value="pln:">
            <text:p>pln:</text:p>
          </table:table-cell>
          <table:table-cell table:formula="oooc:=LOW(QUIET([.B259];[.D260]))" office:value-type="string" office:string-value="info.lrbh.codive.schema.template">
            <text:p>info.lrbh.codive.schema.template</text:p>
          </table:table-cell>
          <table:table-cell table:formula="oooc:=QUIET([.C259];[.D260])" office:value-type="string" office:string-value="Parser">
            <text:p>Parser</text:p>
          </table:table-cell>
          <table:table-cell office:value-type="float" office:value="149">
            <text:p>149</text:p>
          </table:table-cell>
          <table:table-cell office:value-type="string">
            <text:p>private_static_final_Alternative_alternative_(Token_token,_List_&lt;Token&gt;_tokenz)</text:p>
          </table:table-cell>
          <table:table-cell table:number-columns-repeated="251"/>
        </table:table-row>
        <table:table-row table:style-name="ro1">
          <table:table-cell table:formula="oooc:=LOW(QUIET([.A260];[.D261]))" office:value-type="string" office:string-value="pln:">
            <text:p>pln:</text:p>
          </table:table-cell>
          <table:table-cell table:formula="oooc:=LOW(QUIET([.B260];[.D261]))" office:value-type="string" office:string-value="info.lrbh.codive.schema.template">
            <text:p>info.lrbh.codive.schema.template</text:p>
          </table:table-cell>
          <table:table-cell table:formula="oooc:=QUIET([.C260];[.D261])" office:value-type="string" office:string-value="Parser">
            <text:p>Parser</text:p>
          </table:table-cell>
          <table:table-cell office:value-type="float" office:value="150">
            <text:p>150</text:p>
          </table:table-cell>
          <table:table-cell office:value-type="string">
            <text:p>{</text:p>
          </table:table-cell>
          <table:table-cell table:number-columns-repeated="251"/>
        </table:table-row>
        <table:table-row table:style-name="ro1">
          <table:table-cell table:formula="oooc:=LOW(QUIET([.A261];[.D262]))" office:value-type="string" office:string-value="pln:">
            <text:p>pln:</text:p>
          </table:table-cell>
          <table:table-cell table:formula="oooc:=LOW(QUIET([.B261];[.D262]))" office:value-type="string" office:string-value="info.lrbh.codive.schema.template">
            <text:p>info.lrbh.codive.schema.template</text:p>
          </table:table-cell>
          <table:table-cell table:formula="oooc:=QUIET([.C261];[.D262])" office:value-type="string" office:string-value="Parser">
            <text:p>Parser</text:p>
          </table:table-cell>
          <table:table-cell office:value-type="float" office:value="151">
            <text:p>151</text:p>
          </table:table-cell>
          <table:table-cell office:value-type="string">
            <text:p>__Alternative_alternative_=_new_Alternative_();</text:p>
          </table:table-cell>
          <table:table-cell table:number-columns-repeated="251"/>
        </table:table-row>
        <table:table-row table:style-name="ro1">
          <table:table-cell table:formula="oooc:=LOW(QUIET([.A262];[.D263]))" office:value-type="string" office:string-value="pln:">
            <text:p>pln:</text:p>
          </table:table-cell>
          <table:table-cell table:formula="oooc:=LOW(QUIET([.B262];[.D263]))" office:value-type="string" office:string-value="info.lrbh.codive.schema.template">
            <text:p>info.lrbh.codive.schema.template</text:p>
          </table:table-cell>
          <table:table-cell table:formula="oooc:=QUIET([.C262];[.D263])" office:value-type="string" office:string-value="Parser">
            <text:p>Parser</text:p>
          </table:table-cell>
          <table:table-cell office:value-type="float" office:value="152">
            <text:p>152</text:p>
          </table:table-cell>
          <table:table-cell office:value-type="string">
            <text:p>__alternative.setParsementz_(parsementz_(tokenz));</text:p>
          </table:table-cell>
          <table:table-cell table:number-columns-repeated="251"/>
        </table:table-row>
        <table:table-row table:style-name="ro1">
          <table:table-cell table:formula="oooc:=LOW(QUIET([.A263];[.D264]))" office:value-type="string" office:string-value="pln:">
            <text:p>pln:</text:p>
          </table:table-cell>
          <table:table-cell table:formula="oooc:=LOW(QUIET([.B263];[.D264]))" office:value-type="string" office:string-value="info.lrbh.codive.schema.template">
            <text:p>info.lrbh.codive.schema.template</text:p>
          </table:table-cell>
          <table:table-cell table:formula="oooc:=QUIET([.C263];[.D264])" office:value-type="string" office:string-value="Parser">
            <text:p>Parser</text:p>
          </table:table-cell>
          <table:table-cell office:value-type="float" office:value="153">
            <text:p>153</text:p>
          </table:table-cell>
          <table:table-cell office:value-type="string">
            <text:p>__return_alternative;</text:p>
          </table:table-cell>
          <table:table-cell table:number-columns-repeated="251"/>
        </table:table-row>
        <table:table-row table:style-name="ro1">
          <table:table-cell table:formula="oooc:=LOW(QUIET([.A264];[.D265]))" office:value-type="string" office:string-value="pln:">
            <text:p>pln:</text:p>
          </table:table-cell>
          <table:table-cell table:formula="oooc:=LOW(QUIET([.B264];[.D265]))" office:value-type="string" office:string-value="info.lrbh.codive.schema.template">
            <text:p>info.lrbh.codive.schema.template</text:p>
          </table:table-cell>
          <table:table-cell table:formula="oooc:=QUIET([.C264];[.D265])" office:value-type="string" office:string-value="Parser">
            <text:p>Parser</text:p>
          </table:table-cell>
          <table:table-cell office:value-type="float" office:value="154">
            <text:p>154</text:p>
          </table:table-cell>
          <table:table-cell office:value-type="string">
            <text:p>}</text:p>
          </table:table-cell>
          <table:table-cell table:number-columns-repeated="251"/>
        </table:table-row>
        <table:table-row table:style-name="ro1">
          <table:table-cell table:formula="oooc:=LOW(QUIET([.A265];[.D266]))" office:value-type="string" office:string-value="pln:">
            <text:p>pln:</text:p>
          </table:table-cell>
          <table:table-cell table:formula="oooc:=LOW(QUIET([.B265];[.D266]))" office:value-type="string" office:string-value="info.lrbh.codive.schema.template">
            <text:p>info.lrbh.codive.schema.template</text:p>
          </table:table-cell>
          <table:table-cell table:formula="oooc:=QUIET([.C265];[.D266])" office:value-type="string" office:string-value="Parser">
            <text:p>Parser</text:p>
          </table:table-cell>
          <table:table-cell office:value-type="float" office:value="155">
            <text:p>155</text:p>
          </table:table-cell>
          <table:table-cell office:value-type="string">
            <text:p>_</text:p>
          </table:table-cell>
          <table:table-cell table:number-columns-repeated="251"/>
        </table:table-row>
        <table:table-row table:style-name="ro1">
          <table:table-cell table:formula="oooc:=LOW(QUIET([.A266];[.D267]))" office:value-type="string" office:string-value="pln:">
            <text:p>pln:</text:p>
          </table:table-cell>
          <table:table-cell table:formula="oooc:=LOW(QUIET([.B266];[.D267]))" office:value-type="string" office:string-value="info.lrbh.codive.schema.template">
            <text:p>info.lrbh.codive.schema.template</text:p>
          </table:table-cell>
          <table:table-cell table:formula="oooc:=QUIET([.C266];[.D267])" office:value-type="string" office:string-value="Parser">
            <text:p>Parser</text:p>
          </table:table-cell>
          <table:table-cell office:value-type="float" office:value="156">
            <text:p>156</text:p>
          </table:table-cell>
          <table:table-cell office:value-type="string">
            <text:p>private_static_List_&lt;Parsement&gt;_parsementz_(List_&lt;Token&gt;_tokenz)</text:p>
          </table:table-cell>
          <table:table-cell table:number-columns-repeated="251"/>
        </table:table-row>
        <table:table-row table:style-name="ro1">
          <table:table-cell table:formula="oooc:=LOW(QUIET([.A267];[.D268]))" office:value-type="string" office:string-value="pln:">
            <text:p>pln:</text:p>
          </table:table-cell>
          <table:table-cell table:formula="oooc:=LOW(QUIET([.B267];[.D268]))" office:value-type="string" office:string-value="info.lrbh.codive.schema.template">
            <text:p>info.lrbh.codive.schema.template</text:p>
          </table:table-cell>
          <table:table-cell table:formula="oooc:=QUIET([.C267];[.D268])" office:value-type="string" office:string-value="Parser">
            <text:p>Parser</text:p>
          </table:table-cell>
          <table:table-cell office:value-type="float" office:value="157">
            <text:p>157</text:p>
          </table:table-cell>
          <table:table-cell office:value-type="string">
            <text:p>{</text:p>
          </table:table-cell>
          <table:table-cell table:number-columns-repeated="251"/>
        </table:table-row>
        <table:table-row table:style-name="ro1">
          <table:table-cell table:formula="oooc:=LOW(QUIET([.A268];[.D269]))" office:value-type="string" office:string-value="pln:">
            <text:p>pln:</text:p>
          </table:table-cell>
          <table:table-cell table:formula="oooc:=LOW(QUIET([.B268];[.D269]))" office:value-type="string" office:string-value="info.lrbh.codive.schema.template">
            <text:p>info.lrbh.codive.schema.template</text:p>
          </table:table-cell>
          <table:table-cell table:formula="oooc:=QUIET([.C268];[.D269])" office:value-type="string" office:string-value="Parser">
            <text:p>Parser</text:p>
          </table:table-cell>
          <table:table-cell office:value-type="float" office:value="158">
            <text:p>158</text:p>
          </table:table-cell>
          <table:table-cell office:value-type="string">
            <text:p>__if_(idsParsibility_(tokenz))</text:p>
          </table:table-cell>
          <table:table-cell table:number-columns-repeated="251"/>
        </table:table-row>
        <table:table-row table:style-name="ro1">
          <table:table-cell table:formula="oooc:=LOW(QUIET([.A269];[.D270]))" office:value-type="string" office:string-value="pln:">
            <text:p>pln:</text:p>
          </table:table-cell>
          <table:table-cell table:formula="oooc:=LOW(QUIET([.B269];[.D270]))" office:value-type="string" office:string-value="info.lrbh.codive.schema.template">
            <text:p>info.lrbh.codive.schema.template</text:p>
          </table:table-cell>
          <table:table-cell table:formula="oooc:=QUIET([.C269];[.D270])" office:value-type="string" office:string-value="Parser">
            <text:p>Parser</text:p>
          </table:table-cell>
          <table:table-cell office:value-type="float" office:value="159">
            <text:p>159</text:p>
          </table:table-cell>
          <table:table-cell office:value-type="string">
            <text:p>____if_(idsConstant_(first_(tokenz)))</text:p>
          </table:table-cell>
          <table:table-cell table:number-columns-repeated="251"/>
        </table:table-row>
        <table:table-row table:style-name="ro1">
          <table:table-cell table:formula="oooc:=LOW(QUIET([.A270];[.D271]))" office:value-type="string" office:string-value="pln:">
            <text:p>pln:</text:p>
          </table:table-cell>
          <table:table-cell table:formula="oooc:=LOW(QUIET([.B270];[.D271]))" office:value-type="string" office:string-value="info.lrbh.codive.schema.template">
            <text:p>info.lrbh.codive.schema.template</text:p>
          </table:table-cell>
          <table:table-cell table:formula="oooc:=QUIET([.C270];[.D271])" office:value-type="string" office:string-value="Parser">
            <text:p>Parser</text:p>
          </table:table-cell>
          <table:table-cell office:value-type="float" office:value="160">
            <text:p>160</text:p>
          </table:table-cell>
          <table:table-cell office:value-type="string">
            <text:p>______return_union_(constant_(first_(tokenz)),_parsementz_(rest_(tokenz)));</text:p>
          </table:table-cell>
          <table:table-cell table:number-columns-repeated="251"/>
        </table:table-row>
        <table:table-row table:style-name="ro1">
          <table:table-cell table:formula="oooc:=LOW(QUIET([.A271];[.D272]))" office:value-type="string" office:string-value="pln:">
            <text:p>pln:</text:p>
          </table:table-cell>
          <table:table-cell table:formula="oooc:=LOW(QUIET([.B271];[.D272]))" office:value-type="string" office:string-value="info.lrbh.codive.schema.template">
            <text:p>info.lrbh.codive.schema.template</text:p>
          </table:table-cell>
          <table:table-cell table:formula="oooc:=QUIET([.C271];[.D272])" office:value-type="string" office:string-value="Parser">
            <text:p>Parser</text:p>
          </table:table-cell>
          <table:table-cell office:value-type="float" office:value="161">
            <text:p>161</text:p>
          </table:table-cell>
          <table:table-cell office:value-type="string">
            <text:p>____else_if_(idsVariable_(first_(tokenz)))</text:p>
          </table:table-cell>
          <table:table-cell table:number-columns-repeated="251"/>
        </table:table-row>
        <table:table-row table:style-name="ro1">
          <table:table-cell table:formula="oooc:=LOW(QUIET([.A272];[.D273]))" office:value-type="string" office:string-value="pln:">
            <text:p>pln:</text:p>
          </table:table-cell>
          <table:table-cell table:formula="oooc:=LOW(QUIET([.B272];[.D273]))" office:value-type="string" office:string-value="info.lrbh.codive.schema.template">
            <text:p>info.lrbh.codive.schema.template</text:p>
          </table:table-cell>
          <table:table-cell table:formula="oooc:=QUIET([.C272];[.D273])" office:value-type="string" office:string-value="Parser">
            <text:p>Parser</text:p>
          </table:table-cell>
          <table:table-cell office:value-type="float" office:value="162">
            <text:p>162</text:p>
          </table:table-cell>
          <table:table-cell office:value-type="string">
            <text:p>______return_union_(variable_(first_(tokenz)),_parsementz_(rest_(tokenz)));</text:p>
          </table:table-cell>
          <table:table-cell table:number-columns-repeated="251"/>
        </table:table-row>
        <table:table-row table:style-name="ro1">
          <table:table-cell table:formula="oooc:=LOW(QUIET([.A273];[.D274]))" office:value-type="string" office:string-value="pln:">
            <text:p>pln:</text:p>
          </table:table-cell>
          <table:table-cell table:formula="oooc:=LOW(QUIET([.B273];[.D274]))" office:value-type="string" office:string-value="info.lrbh.codive.schema.template">
            <text:p>info.lrbh.codive.schema.template</text:p>
          </table:table-cell>
          <table:table-cell table:formula="oooc:=QUIET([.C273];[.D274])" office:value-type="string" office:string-value="Parser">
            <text:p>Parser</text:p>
          </table:table-cell>
          <table:table-cell office:value-type="float" office:value="163">
            <text:p>163</text:p>
          </table:table-cell>
          <table:table-cell office:value-type="string">
            <text:p>____else_if_(idsIteration_(first_(tokenz)))</text:p>
          </table:table-cell>
          <table:table-cell table:number-columns-repeated="251"/>
        </table:table-row>
        <table:table-row table:style-name="ro1">
          <table:table-cell table:formula="oooc:=LOW(QUIET([.A274];[.D275]))" office:value-type="string" office:string-value="pln:">
            <text:p>pln:</text:p>
          </table:table-cell>
          <table:table-cell table:formula="oooc:=LOW(QUIET([.B274];[.D275]))" office:value-type="string" office:string-value="info.lrbh.codive.schema.template">
            <text:p>info.lrbh.codive.schema.template</text:p>
          </table:table-cell>
          <table:table-cell table:formula="oooc:=QUIET([.C274];[.D275])" office:value-type="string" office:string-value="Parser">
            <text:p>Parser</text:p>
          </table:table-cell>
          <table:table-cell office:value-type="float" office:value="164">
            <text:p>164</text:p>
          </table:table-cell>
          <table:table-cell office:value-type="string">
            <text:p>______return_union_(iteration_(first_(tokenz),_iterateez_(tokenz)),_parsementz_(postIterateez_(tokenz)));</text:p>
          </table:table-cell>
          <table:table-cell table:number-columns-repeated="251"/>
        </table:table-row>
        <table:table-row table:style-name="ro1">
          <table:table-cell table:formula="oooc:=LOW(QUIET([.A275];[.D276]))" office:value-type="string" office:string-value="pln:">
            <text:p>pln:</text:p>
          </table:table-cell>
          <table:table-cell table:formula="oooc:=LOW(QUIET([.B275];[.D276]))" office:value-type="string" office:string-value="info.lrbh.codive.schema.template">
            <text:p>info.lrbh.codive.schema.template</text:p>
          </table:table-cell>
          <table:table-cell table:formula="oooc:=QUIET([.C275];[.D276])" office:value-type="string" office:string-value="Parser">
            <text:p>Parser</text:p>
          </table:table-cell>
          <table:table-cell office:value-type="float" office:value="165">
            <text:p>165</text:p>
          </table:table-cell>
          <table:table-cell office:value-type="string">
            <text:p>____else_if_(idsCondition_(first_(tokenz)))</text:p>
          </table:table-cell>
          <table:table-cell table:number-columns-repeated="251"/>
        </table:table-row>
        <table:table-row table:style-name="ro1">
          <table:table-cell table:formula="oooc:=LOW(QUIET([.A276];[.D277]))" office:value-type="string" office:string-value="pln:">
            <text:p>pln:</text:p>
          </table:table-cell>
          <table:table-cell table:formula="oooc:=LOW(QUIET([.B276];[.D277]))" office:value-type="string" office:string-value="info.lrbh.codive.schema.template">
            <text:p>info.lrbh.codive.schema.template</text:p>
          </table:table-cell>
          <table:table-cell table:formula="oooc:=QUIET([.C276];[.D277])" office:value-type="string" office:string-value="Parser">
            <text:p>Parser</text:p>
          </table:table-cell>
          <table:table-cell office:value-type="float" office:value="166">
            <text:p>166</text:p>
          </table:table-cell>
          <table:table-cell office:value-type="string">
            <text:p>______return_union_(condition_(first_(tokenz),_conditeez_(tokenz)),_parsementz_(postconditeez_(tokenz)));</text:p>
          </table:table-cell>
          <table:table-cell table:number-columns-repeated="251"/>
        </table:table-row>
        <table:table-row table:style-name="ro1">
          <table:table-cell table:formula="oooc:=LOW(QUIET([.A277];[.D278]))" office:value-type="string" office:string-value="pln:">
            <text:p>pln:</text:p>
          </table:table-cell>
          <table:table-cell table:formula="oooc:=LOW(QUIET([.B277];[.D278]))" office:value-type="string" office:string-value="info.lrbh.codive.schema.template">
            <text:p>info.lrbh.codive.schema.template</text:p>
          </table:table-cell>
          <table:table-cell table:formula="oooc:=QUIET([.C277];[.D278])" office:value-type="string" office:string-value="Parser">
            <text:p>Parser</text:p>
          </table:table-cell>
          <table:table-cell office:value-type="float" office:value="167">
            <text:p>167</text:p>
          </table:table-cell>
          <table:table-cell office:value-type="string">
            <text:p>____else_if_(idsAlternative_(first_(tokenz)))</text:p>
          </table:table-cell>
          <table:table-cell table:number-columns-repeated="251"/>
        </table:table-row>
        <table:table-row table:style-name="ro1">
          <table:table-cell table:formula="oooc:=LOW(QUIET([.A278];[.D279]))" office:value-type="string" office:string-value="pln:">
            <text:p>pln:</text:p>
          </table:table-cell>
          <table:table-cell table:formula="oooc:=LOW(QUIET([.B278];[.D279]))" office:value-type="string" office:string-value="info.lrbh.codive.schema.template">
            <text:p>info.lrbh.codive.schema.template</text:p>
          </table:table-cell>
          <table:table-cell table:formula="oooc:=QUIET([.C278];[.D279])" office:value-type="string" office:string-value="Parser">
            <text:p>Parser</text:p>
          </table:table-cell>
          <table:table-cell office:value-type="float" office:value="168">
            <text:p>168</text:p>
          </table:table-cell>
          <table:table-cell office:value-type="string">
            <text:p>______return_union_(alternative_(first_(tokenz),_conditeez_(tokenz)),_parsementz_(postconditeez_(tokenz)));</text:p>
          </table:table-cell>
          <table:table-cell table:number-columns-repeated="251"/>
        </table:table-row>
        <table:table-row table:style-name="ro1">
          <table:table-cell table:formula="oooc:=LOW(QUIET([.A279];[.D280]))" office:value-type="string" office:string-value="pln:">
            <text:p>pln:</text:p>
          </table:table-cell>
          <table:table-cell table:formula="oooc:=LOW(QUIET([.B279];[.D280]))" office:value-type="string" office:string-value="info.lrbh.codive.schema.template">
            <text:p>info.lrbh.codive.schema.template</text:p>
          </table:table-cell>
          <table:table-cell table:formula="oooc:=QUIET([.C279];[.D280])" office:value-type="string" office:string-value="Parser">
            <text:p>Parser</text:p>
          </table:table-cell>
          <table:table-cell office:value-type="float" office:value="169">
            <text:p>169</text:p>
          </table:table-cell>
          <table:table-cell office:value-type="string">
            <text:p>____else_return_union_(null,_null);</text:p>
          </table:table-cell>
          <table:table-cell table:number-columns-repeated="251"/>
        </table:table-row>
        <table:table-row table:style-name="ro1">
          <table:table-cell table:formula="oooc:=LOW(QUIET([.A280];[.D281]))" office:value-type="string" office:string-value="pln:">
            <text:p>pln:</text:p>
          </table:table-cell>
          <table:table-cell table:formula="oooc:=LOW(QUIET([.B280];[.D281]))" office:value-type="string" office:string-value="info.lrbh.codive.schema.template">
            <text:p>info.lrbh.codive.schema.template</text:p>
          </table:table-cell>
          <table:table-cell table:formula="oooc:=QUIET([.C280];[.D281])" office:value-type="string" office:string-value="Parser">
            <text:p>Parser</text:p>
          </table:table-cell>
          <table:table-cell office:value-type="float" office:value="170">
            <text:p>170</text:p>
          </table:table-cell>
          <table:table-cell office:value-type="string">
            <text:p>__else_return_union_(null,_null);</text:p>
          </table:table-cell>
          <table:table-cell table:number-columns-repeated="251"/>
        </table:table-row>
        <table:table-row table:style-name="ro1">
          <table:table-cell table:formula="oooc:=LOW(QUIET([.A281];[.D282]))" office:value-type="string" office:string-value="pln:">
            <text:p>pln:</text:p>
          </table:table-cell>
          <table:table-cell table:formula="oooc:=LOW(QUIET([.B281];[.D282]))" office:value-type="string" office:string-value="info.lrbh.codive.schema.template">
            <text:p>info.lrbh.codive.schema.template</text:p>
          </table:table-cell>
          <table:table-cell table:formula="oooc:=QUIET([.C281];[.D282])" office:value-type="string" office:string-value="Parser">
            <text:p>Parser</text:p>
          </table:table-cell>
          <table:table-cell office:value-type="float" office:value="171">
            <text:p>171</text:p>
          </table:table-cell>
          <table:table-cell office:value-type="string">
            <text:p>}</text:p>
          </table:table-cell>
          <table:table-cell table:number-columns-repeated="251"/>
        </table:table-row>
        <table:table-row table:style-name="ro1">
          <table:table-cell table:formula="oooc:=LOW(QUIET([.A282];[.D283]))" office:value-type="string" office:string-value="pln:">
            <text:p>pln:</text:p>
          </table:table-cell>
          <table:table-cell table:formula="oooc:=LOW(QUIET([.B282];[.D283]))" office:value-type="string" office:string-value="info.lrbh.codive.schema.template">
            <text:p>info.lrbh.codive.schema.template</text:p>
          </table:table-cell>
          <table:table-cell table:formula="oooc:=QUIET([.C282];[.D283])" office:value-type="string" office:string-value="Parser">
            <text:p>Parser</text:p>
          </table:table-cell>
          <table:table-cell office:value-type="float" office:value="172">
            <text:p>172</text:p>
          </table:table-cell>
          <table:table-cell office:value-type="string">
            <text:p>_</text:p>
          </table:table-cell>
          <table:table-cell table:number-columns-repeated="251"/>
        </table:table-row>
        <table:table-row table:style-name="ro1">
          <table:table-cell table:formula="oooc:=LOW(QUIET([.A283];[.D284]))" office:value-type="string" office:string-value="pln:">
            <text:p>pln:</text:p>
          </table:table-cell>
          <table:table-cell table:formula="oooc:=LOW(QUIET([.B283];[.D284]))" office:value-type="string" office:string-value="info.lrbh.codive.schema.template">
            <text:p>info.lrbh.codive.schema.template</text:p>
          </table:table-cell>
          <table:table-cell table:formula="oooc:=QUIET([.C283];[.D284])" office:value-type="string" office:string-value="Parser">
            <text:p>Parser</text:p>
          </table:table-cell>
          <table:table-cell office:value-type="float" office:value="173">
            <text:p>173</text:p>
          </table:table-cell>
          <table:table-cell office:value-type="string">
            <text:p>private_static_List_&lt;Parsement&gt;_union_(Parsement_parsement,_List_&lt;Parsement&gt;_parsementz)</text:p>
          </table:table-cell>
          <table:table-cell table:number-columns-repeated="251"/>
        </table:table-row>
        <table:table-row table:style-name="ro1">
          <table:table-cell table:formula="oooc:=LOW(QUIET([.A284];[.D285]))" office:value-type="string" office:string-value="pln:">
            <text:p>pln:</text:p>
          </table:table-cell>
          <table:table-cell table:formula="oooc:=LOW(QUIET([.B284];[.D285]))" office:value-type="string" office:string-value="info.lrbh.codive.schema.template">
            <text:p>info.lrbh.codive.schema.template</text:p>
          </table:table-cell>
          <table:table-cell table:formula="oooc:=QUIET([.C284];[.D285])" office:value-type="string" office:string-value="Parser">
            <text:p>Parser</text:p>
          </table:table-cell>
          <table:table-cell office:value-type="float" office:value="174">
            <text:p>174</text:p>
          </table:table-cell>
          <table:table-cell office:value-type="string">
            <text:p>{</text:p>
          </table:table-cell>
          <table:table-cell table:number-columns-repeated="251"/>
        </table:table-row>
        <table:table-row table:style-name="ro1">
          <table:table-cell table:formula="oooc:=LOW(QUIET([.A285];[.D286]))" office:value-type="string" office:string-value="pln:">
            <text:p>pln:</text:p>
          </table:table-cell>
          <table:table-cell table:formula="oooc:=LOW(QUIET([.B285];[.D286]))" office:value-type="string" office:string-value="info.lrbh.codive.schema.template">
            <text:p>info.lrbh.codive.schema.template</text:p>
          </table:table-cell>
          <table:table-cell table:formula="oooc:=QUIET([.C285];[.D286])" office:value-type="string" office:string-value="Parser">
            <text:p>Parser</text:p>
          </table:table-cell>
          <table:table-cell office:value-type="float" office:value="175">
            <text:p>175</text:p>
          </table:table-cell>
          <table:table-cell office:value-type="string">
            <text:p>__List_&lt;Parsement&gt;_union_=_new_ArrayList_&lt;Parsement&gt;_();</text:p>
          </table:table-cell>
          <table:table-cell table:number-columns-repeated="251"/>
        </table:table-row>
        <table:table-row table:style-name="ro1">
          <table:table-cell table:formula="oooc:=LOW(QUIET([.A286];[.D287]))" office:value-type="string" office:string-value="pln:">
            <text:p>pln:</text:p>
          </table:table-cell>
          <table:table-cell table:formula="oooc:=LOW(QUIET([.B286];[.D287]))" office:value-type="string" office:string-value="info.lrbh.codive.schema.template">
            <text:p>info.lrbh.codive.schema.template</text:p>
          </table:table-cell>
          <table:table-cell table:formula="oooc:=QUIET([.C286];[.D287])" office:value-type="string" office:string-value="Parser">
            <text:p>Parser</text:p>
          </table:table-cell>
          <table:table-cell office:value-type="float" office:value="176">
            <text:p>176</text:p>
          </table:table-cell>
          <table:table-cell office:value-type="string">
            <text:p>__if_(parsement_!=_null)_union.add_(parsement);</text:p>
          </table:table-cell>
          <table:table-cell table:number-columns-repeated="251"/>
        </table:table-row>
        <table:table-row table:style-name="ro1">
          <table:table-cell table:formula="oooc:=LOW(QUIET([.A287];[.D288]))" office:value-type="string" office:string-value="pln:">
            <text:p>pln:</text:p>
          </table:table-cell>
          <table:table-cell table:formula="oooc:=LOW(QUIET([.B287];[.D288]))" office:value-type="string" office:string-value="info.lrbh.codive.schema.template">
            <text:p>info.lrbh.codive.schema.template</text:p>
          </table:table-cell>
          <table:table-cell table:formula="oooc:=QUIET([.C287];[.D288])" office:value-type="string" office:string-value="Parser">
            <text:p>Parser</text:p>
          </table:table-cell>
          <table:table-cell office:value-type="float" office:value="177">
            <text:p>177</text:p>
          </table:table-cell>
          <table:table-cell office:value-type="string">
            <text:p>__if_(parsementz_!=_null)_union.addAll_(parsementz);</text:p>
          </table:table-cell>
          <table:table-cell table:number-columns-repeated="251"/>
        </table:table-row>
        <table:table-row table:style-name="ro1">
          <table:table-cell table:formula="oooc:=LOW(QUIET([.A288];[.D289]))" office:value-type="string" office:string-value="pln:">
            <text:p>pln:</text:p>
          </table:table-cell>
          <table:table-cell table:formula="oooc:=LOW(QUIET([.B288];[.D289]))" office:value-type="string" office:string-value="info.lrbh.codive.schema.template">
            <text:p>info.lrbh.codive.schema.template</text:p>
          </table:table-cell>
          <table:table-cell table:formula="oooc:=QUIET([.C288];[.D289])" office:value-type="string" office:string-value="Parser">
            <text:p>Parser</text:p>
          </table:table-cell>
          <table:table-cell office:value-type="float" office:value="178">
            <text:p>178</text:p>
          </table:table-cell>
          <table:table-cell office:value-type="string">
            <text:p>__return_union;</text:p>
          </table:table-cell>
          <table:table-cell table:number-columns-repeated="251"/>
        </table:table-row>
        <table:table-row table:style-name="ro1">
          <table:table-cell table:formula="oooc:=LOW(QUIET([.A289];[.D290]))" office:value-type="string" office:string-value="pln:">
            <text:p>pln:</text:p>
          </table:table-cell>
          <table:table-cell table:formula="oooc:=LOW(QUIET([.B289];[.D290]))" office:value-type="string" office:string-value="info.lrbh.codive.schema.template">
            <text:p>info.lrbh.codive.schema.template</text:p>
          </table:table-cell>
          <table:table-cell table:formula="oooc:=QUIET([.C289];[.D290])" office:value-type="string" office:string-value="Parser">
            <text:p>Parser</text:p>
          </table:table-cell>
          <table:table-cell office:value-type="float" office:value="179">
            <text:p>179</text:p>
          </table:table-cell>
          <table:table-cell office:value-type="string">
            <text:p>}</text:p>
          </table:table-cell>
          <table:table-cell table:number-columns-repeated="251"/>
        </table:table-row>
        <table:table-row table:style-name="ro1">
          <table:table-cell table:formula="oooc:=LOW(QUIET([.A290];[.D291]))" office:value-type="string" office:string-value="pln:">
            <text:p>pln:</text:p>
          </table:table-cell>
          <table:table-cell table:formula="oooc:=LOW(QUIET([.B290];[.D291]))" office:value-type="string" office:string-value="info.lrbh.codive.schema.template">
            <text:p>info.lrbh.codive.schema.template</text:p>
          </table:table-cell>
          <table:table-cell table:style-name="ce11" table:formula="oooc:=[proz.C5]" office:value-type="string" office:string-value="Linker">
            <text:p>Linker</text:p>
          </table:table-cell>
          <table:table-cell office:value-type="float" office:value="1">
            <text:p>1</text:p>
          </table:table-cell>
          <table:table-cell office:value-type="string">
            <text:p>private_static_final_Boolean_idsStatic_(Record_record)</text:p>
          </table:table-cell>
          <table:table-cell table:number-columns-repeated="251"/>
        </table:table-row>
        <table:table-row table:style-name="ro1">
          <table:table-cell table:formula="oooc:=LOW(QUIET([.A291];[.D292]))" office:value-type="string" office:string-value="pln:">
            <text:p>pln:</text:p>
          </table:table-cell>
          <table:table-cell table:formula="oooc:=LOW(QUIET([.B291];[.D292]))" office:value-type="string" office:string-value="info.lrbh.codive.schema.template">
            <text:p>info.lrbh.codive.schema.template</text:p>
          </table:table-cell>
          <table:table-cell table:formula="oooc:=QUIET([.C291];[.D292])" office:value-type="string" office:string-value="Linker">
            <text:p>Linker</text:p>
          </table:table-cell>
          <table:table-cell office:value-type="float" office:value="2">
            <text:p>2</text:p>
          </table:table-cell>
          <table:table-cell office:value-type="string">
            <text:p>{</text:p>
          </table:table-cell>
          <table:table-cell table:number-columns-repeated="251"/>
        </table:table-row>
        <table:table-row table:style-name="ro1">
          <table:table-cell table:formula="oooc:=LOW(QUIET([.A292];[.D293]))" office:value-type="string" office:string-value="pln:">
            <text:p>pln:</text:p>
          </table:table-cell>
          <table:table-cell table:formula="oooc:=LOW(QUIET([.B292];[.D293]))" office:value-type="string" office:string-value="info.lrbh.codive.schema.template">
            <text:p>info.lrbh.codive.schema.template</text:p>
          </table:table-cell>
          <table:table-cell table:formula="oooc:=QUIET([.C292];[.D293])" office:value-type="string" office:string-value="Linker">
            <text:p>Linker</text:p>
          </table:table-cell>
          <table:table-cell office:value-type="float" office:value="3">
            <text:p>3</text:p>
          </table:table-cell>
          <table:table-cell office:value-type="string">
            <text:p>__Boolean_statik_=_true;</text:p>
          </table:table-cell>
          <table:table-cell table:number-columns-repeated="251"/>
        </table:table-row>
        <table:table-row table:style-name="ro1">
          <table:table-cell table:formula="oooc:=LOW(QUIET([.A293];[.D294]))" office:value-type="string" office:string-value="pln:">
            <text:p>pln:</text:p>
          </table:table-cell>
          <table:table-cell table:formula="oooc:=LOW(QUIET([.B293];[.D294]))" office:value-type="string" office:string-value="info.lrbh.codive.schema.template">
            <text:p>info.lrbh.codive.schema.template</text:p>
          </table:table-cell>
          <table:table-cell table:formula="oooc:=QUIET([.C293];[.D294])" office:value-type="string" office:string-value="Linker">
            <text:p>Linker</text:p>
          </table:table-cell>
          <table:table-cell office:value-type="float" office:value="4">
            <text:p>4</text:p>
          </table:table-cell>
          <table:table-cell office:value-type="string">
            <text:p>__for_(<text:a xlink:href="mailto:String_name@1">String_name@1</text:a>_record.valuez_().keySet_())</text:p>
          </table:table-cell>
          <table:table-cell table:number-columns-repeated="251"/>
        </table:table-row>
        <table:table-row table:style-name="ro1">
          <table:table-cell table:formula="oooc:=LOW(QUIET([.A294];[.D295]))" office:value-type="string" office:string-value="pln:">
            <text:p>pln:</text:p>
          </table:table-cell>
          <table:table-cell table:formula="oooc:=LOW(QUIET([.B294];[.D295]))" office:value-type="string" office:string-value="info.lrbh.codive.schema.template">
            <text:p>info.lrbh.codive.schema.template</text:p>
          </table:table-cell>
          <table:table-cell table:formula="oooc:=QUIET([.C294];[.D295])" office:value-type="string" office:string-value="Linker">
            <text:p>Linker</text:p>
          </table:table-cell>
          <table:table-cell office:value-type="float" office:value="5">
            <text:p>5</text:p>
          </table:table-cell>
          <table:table-cell office:value-type="string">
            <text:p>____if_(name.endsWith_("*"))</text:p>
          </table:table-cell>
          <table:table-cell table:number-columns-repeated="251"/>
        </table:table-row>
        <table:table-row table:style-name="ro1">
          <table:table-cell table:formula="oooc:=LOW(QUIET([.A295];[.D296]))" office:value-type="string" office:string-value="pln:">
            <text:p>pln:</text:p>
          </table:table-cell>
          <table:table-cell table:formula="oooc:=LOW(QUIET([.B295];[.D296]))" office:value-type="string" office:string-value="info.lrbh.codive.schema.template">
            <text:p>info.lrbh.codive.schema.template</text:p>
          </table:table-cell>
          <table:table-cell table:formula="oooc:=QUIET([.C295];[.D296])" office:value-type="string" office:string-value="Linker">
            <text:p>Linker</text:p>
          </table:table-cell>
          <table:table-cell office:value-type="float" office:value="6">
            <text:p>6</text:p>
          </table:table-cell>
          <table:table-cell office:value-type="string">
            <text:p>______statik_=_false;</text:p>
          </table:table-cell>
          <table:table-cell table:number-columns-repeated="251"/>
        </table:table-row>
        <table:table-row table:style-name="ro1">
          <table:table-cell table:formula="oooc:=LOW(QUIET([.A296];[.D297]))" office:value-type="string" office:string-value="pln:">
            <text:p>pln:</text:p>
          </table:table-cell>
          <table:table-cell table:formula="oooc:=LOW(QUIET([.B296];[.D297]))" office:value-type="string" office:string-value="info.lrbh.codive.schema.template">
            <text:p>info.lrbh.codive.schema.template</text:p>
          </table:table-cell>
          <table:table-cell table:formula="oooc:=QUIET([.C296];[.D297])" office:value-type="string" office:string-value="Linker">
            <text:p>Linker</text:p>
          </table:table-cell>
          <table:table-cell office:value-type="float" office:value="7">
            <text:p>7</text:p>
          </table:table-cell>
          <table:table-cell office:value-type="string">
            <text:p>__return_statik;</text:p>
          </table:table-cell>
          <table:table-cell table:number-columns-repeated="251"/>
        </table:table-row>
        <table:table-row table:style-name="ro1">
          <table:table-cell table:formula="oooc:=LOW(QUIET([.A297];[.D298]))" office:value-type="string" office:string-value="pln:">
            <text:p>pln:</text:p>
          </table:table-cell>
          <table:table-cell table:formula="oooc:=LOW(QUIET([.B297];[.D298]))" office:value-type="string" office:string-value="info.lrbh.codive.schema.template">
            <text:p>info.lrbh.codive.schema.template</text:p>
          </table:table-cell>
          <table:table-cell table:formula="oooc:=QUIET([.C297];[.D298])" office:value-type="string" office:string-value="Linker">
            <text:p>Linker</text:p>
          </table:table-cell>
          <table:table-cell office:value-type="float" office:value="8">
            <text:p>8</text:p>
          </table:table-cell>
          <table:table-cell office:value-type="string">
            <text:p>}</text:p>
          </table:table-cell>
          <table:table-cell table:number-columns-repeated="251"/>
        </table:table-row>
        <table:table-row table:style-name="ro1">
          <table:table-cell table:formula="oooc:=LOW(QUIET([.A298];[.D299]))" office:value-type="string" office:string-value="pln:">
            <text:p>pln:</text:p>
          </table:table-cell>
          <table:table-cell table:formula="oooc:=LOW(QUIET([.B298];[.D299]))" office:value-type="string" office:string-value="info.lrbh.codive.schema.template">
            <text:p>info.lrbh.codive.schema.template</text:p>
          </table:table-cell>
          <table:table-cell table:formula="oooc:=QUIET([.C298];[.D299])" office:value-type="string" office:string-value="Linker">
            <text:p>Linker</text:p>
          </table:table-cell>
          <table:table-cell office:value-type="float" office:value="9">
            <text:p>9</text:p>
          </table:table-cell>
          <table:table-cell office:value-type="string">
            <text:p>_</text:p>
          </table:table-cell>
          <table:table-cell table:number-columns-repeated="251"/>
        </table:table-row>
        <table:table-row table:style-name="ro1">
          <table:table-cell table:formula="oooc:=LOW(QUIET([.A299];[.D300]))" office:value-type="string" office:string-value="pln:">
            <text:p>pln:</text:p>
          </table:table-cell>
          <table:table-cell table:formula="oooc:=LOW(QUIET([.B299];[.D300]))" office:value-type="string" office:string-value="info.lrbh.codive.schema.template">
            <text:p>info.lrbh.codive.schema.template</text:p>
          </table:table-cell>
          <table:table-cell table:formula="oooc:=QUIET([.C299];[.D300])" office:value-type="string" office:string-value="Linker">
            <text:p>Linker</text:p>
          </table:table-cell>
          <table:table-cell office:value-type="float" office:value="10">
            <text:p>10</text:p>
          </table:table-cell>
          <table:table-cell office:value-type="string">
            <text:p>private_static_final_Boolean_idsLinkability_(List_&lt;Parsement&gt;_parsementz)</text:p>
          </table:table-cell>
          <table:table-cell table:number-columns-repeated="251"/>
        </table:table-row>
        <table:table-row table:style-name="ro1">
          <table:table-cell table:formula="oooc:=LOW(QUIET([.A300];[.D301]))" office:value-type="string" office:string-value="pln:">
            <text:p>pln:</text:p>
          </table:table-cell>
          <table:table-cell table:formula="oooc:=LOW(QUIET([.B300];[.D301]))" office:value-type="string" office:string-value="info.lrbh.codive.schema.template">
            <text:p>info.lrbh.codive.schema.template</text:p>
          </table:table-cell>
          <table:table-cell table:formula="oooc:=QUIET([.C300];[.D301])" office:value-type="string" office:string-value="Linker">
            <text:p>Linker</text:p>
          </table:table-cell>
          <table:table-cell office:value-type="float" office:value="11">
            <text:p>11</text:p>
          </table:table-cell>
          <table:table-cell office:value-type="string">
            <text:p>{</text:p>
          </table:table-cell>
          <table:table-cell table:number-columns-repeated="251"/>
        </table:table-row>
        <table:table-row table:style-name="ro1">
          <table:table-cell table:formula="oooc:=LOW(QUIET([.A301];[.D302]))" office:value-type="string" office:string-value="pln:">
            <text:p>pln:</text:p>
          </table:table-cell>
          <table:table-cell table:formula="oooc:=LOW(QUIET([.B301];[.D302]))" office:value-type="string" office:string-value="info.lrbh.codive.schema.template">
            <text:p>info.lrbh.codive.schema.template</text:p>
          </table:table-cell>
          <table:table-cell table:formula="oooc:=QUIET([.C301];[.D302])" office:value-type="string" office:string-value="Linker">
            <text:p>Linker</text:p>
          </table:table-cell>
          <table:table-cell office:value-type="float" office:value="12">
            <text:p>12</text:p>
          </table:table-cell>
          <table:table-cell office:value-type="string">
            <text:p>__return_parsementz.size_()_&gt;_0;</text:p>
          </table:table-cell>
          <table:table-cell table:number-columns-repeated="251"/>
        </table:table-row>
        <table:table-row table:style-name="ro1">
          <table:table-cell table:formula="oooc:=LOW(QUIET([.A302];[.D303]))" office:value-type="string" office:string-value="pln:">
            <text:p>pln:</text:p>
          </table:table-cell>
          <table:table-cell table:formula="oooc:=LOW(QUIET([.B302];[.D303]))" office:value-type="string" office:string-value="info.lrbh.codive.schema.template">
            <text:p>info.lrbh.codive.schema.template</text:p>
          </table:table-cell>
          <table:table-cell table:formula="oooc:=QUIET([.C302];[.D303])" office:value-type="string" office:string-value="Linker">
            <text:p>Linker</text:p>
          </table:table-cell>
          <table:table-cell office:value-type="float" office:value="13">
            <text:p>13</text:p>
          </table:table-cell>
          <table:table-cell office:value-type="string">
            <text:p>}</text:p>
          </table:table-cell>
          <table:table-cell table:number-columns-repeated="251"/>
        </table:table-row>
        <table:table-row table:style-name="ro1">
          <table:table-cell table:formula="oooc:=LOW(QUIET([.A303];[.D304]))" office:value-type="string" office:string-value="pln:">
            <text:p>pln:</text:p>
          </table:table-cell>
          <table:table-cell table:formula="oooc:=LOW(QUIET([.B303];[.D304]))" office:value-type="string" office:string-value="info.lrbh.codive.schema.template">
            <text:p>info.lrbh.codive.schema.template</text:p>
          </table:table-cell>
          <table:table-cell table:formula="oooc:=QUIET([.C303];[.D304])" office:value-type="string" office:string-value="Linker">
            <text:p>Linker</text:p>
          </table:table-cell>
          <table:table-cell office:value-type="float" office:value="14">
            <text:p>14</text:p>
          </table:table-cell>
          <table:table-cell office:value-type="string">
            <text:p>_</text:p>
          </table:table-cell>
          <table:table-cell table:number-columns-repeated="251"/>
        </table:table-row>
        <table:table-row table:style-name="ro1">
          <table:table-cell table:formula="oooc:=LOW(QUIET([.A304];[.D305]))" office:value-type="string" office:string-value="pln:">
            <text:p>pln:</text:p>
          </table:table-cell>
          <table:table-cell table:formula="oooc:=LOW(QUIET([.B304];[.D305]))" office:value-type="string" office:string-value="info.lrbh.codive.schema.template">
            <text:p>info.lrbh.codive.schema.template</text:p>
          </table:table-cell>
          <table:table-cell table:formula="oooc:=QUIET([.C304];[.D305])" office:value-type="string" office:string-value="Linker">
            <text:p>Linker</text:p>
          </table:table-cell>
          <table:table-cell office:value-type="float" office:value="15">
            <text:p>15</text:p>
          </table:table-cell>
          <table:table-cell office:value-type="string">
            <text:p>private_static_final_Boolean_idsConstant_(Parsement_parsement)</text:p>
          </table:table-cell>
          <table:table-cell table:number-columns-repeated="251"/>
        </table:table-row>
        <table:table-row table:style-name="ro1">
          <table:table-cell table:formula="oooc:=LOW(QUIET([.A305];[.D306]))" office:value-type="string" office:string-value="pln:">
            <text:p>pln:</text:p>
          </table:table-cell>
          <table:table-cell table:formula="oooc:=LOW(QUIET([.B305];[.D306]))" office:value-type="string" office:string-value="info.lrbh.codive.schema.template">
            <text:p>info.lrbh.codive.schema.template</text:p>
          </table:table-cell>
          <table:table-cell table:formula="oooc:=QUIET([.C305];[.D306])" office:value-type="string" office:string-value="Linker">
            <text:p>Linker</text:p>
          </table:table-cell>
          <table:table-cell office:value-type="float" office:value="16">
            <text:p>16</text:p>
          </table:table-cell>
          <table:table-cell office:value-type="string">
            <text:p>{</text:p>
          </table:table-cell>
          <table:table-cell table:number-columns-repeated="251"/>
        </table:table-row>
        <table:table-row table:style-name="ro1">
          <table:table-cell table:formula="oooc:=LOW(QUIET([.A306];[.D307]))" office:value-type="string" office:string-value="pln:">
            <text:p>pln:</text:p>
          </table:table-cell>
          <table:table-cell table:formula="oooc:=LOW(QUIET([.B306];[.D307]))" office:value-type="string" office:string-value="info.lrbh.codive.schema.template">
            <text:p>info.lrbh.codive.schema.template</text:p>
          </table:table-cell>
          <table:table-cell table:formula="oooc:=QUIET([.C306];[.D307])" office:value-type="string" office:string-value="Linker">
            <text:p>Linker</text:p>
          </table:table-cell>
          <table:table-cell office:value-type="float" office:value="17">
            <text:p>17</text:p>
          </table:table-cell>
          <table:table-cell office:value-type="string">
            <text:p>__return_parsement_instanceof_Constant;</text:p>
          </table:table-cell>
          <table:table-cell table:number-columns-repeated="251"/>
        </table:table-row>
        <table:table-row table:style-name="ro1">
          <table:table-cell table:formula="oooc:=LOW(QUIET([.A307];[.D308]))" office:value-type="string" office:string-value="pln:">
            <text:p>pln:</text:p>
          </table:table-cell>
          <table:table-cell table:formula="oooc:=LOW(QUIET([.B307];[.D308]))" office:value-type="string" office:string-value="info.lrbh.codive.schema.template">
            <text:p>info.lrbh.codive.schema.template</text:p>
          </table:table-cell>
          <table:table-cell table:formula="oooc:=QUIET([.C307];[.D308])" office:value-type="string" office:string-value="Linker">
            <text:p>Linker</text:p>
          </table:table-cell>
          <table:table-cell office:value-type="float" office:value="18">
            <text:p>18</text:p>
          </table:table-cell>
          <table:table-cell office:value-type="string">
            <text:p>}</text:p>
          </table:table-cell>
          <table:table-cell table:number-columns-repeated="251"/>
        </table:table-row>
        <table:table-row table:style-name="ro1">
          <table:table-cell table:formula="oooc:=LOW(QUIET([.A308];[.D309]))" office:value-type="string" office:string-value="pln:">
            <text:p>pln:</text:p>
          </table:table-cell>
          <table:table-cell table:formula="oooc:=LOW(QUIET([.B308];[.D309]))" office:value-type="string" office:string-value="info.lrbh.codive.schema.template">
            <text:p>info.lrbh.codive.schema.template</text:p>
          </table:table-cell>
          <table:table-cell table:formula="oooc:=QUIET([.C308];[.D309])" office:value-type="string" office:string-value="Linker">
            <text:p>Linker</text:p>
          </table:table-cell>
          <table:table-cell office:value-type="float" office:value="19">
            <text:p>19</text:p>
          </table:table-cell>
          <table:table-cell office:value-type="string">
            <text:p>_</text:p>
          </table:table-cell>
          <table:table-cell table:number-columns-repeated="251"/>
        </table:table-row>
        <table:table-row table:style-name="ro1">
          <table:table-cell table:formula="oooc:=LOW(QUIET([.A309];[.D310]))" office:value-type="string" office:string-value="pln:">
            <text:p>pln:</text:p>
          </table:table-cell>
          <table:table-cell table:formula="oooc:=LOW(QUIET([.B309];[.D310]))" office:value-type="string" office:string-value="info.lrbh.codive.schema.template">
            <text:p>info.lrbh.codive.schema.template</text:p>
          </table:table-cell>
          <table:table-cell table:formula="oooc:=QUIET([.C309];[.D310])" office:value-type="string" office:string-value="Linker">
            <text:p>Linker</text:p>
          </table:table-cell>
          <table:table-cell office:value-type="float" office:value="20">
            <text:p>20</text:p>
          </table:table-cell>
          <table:table-cell office:value-type="string">
            <text:p>private_static_final_Boolean_idsVariable_(Parsement_parsement)</text:p>
          </table:table-cell>
          <table:table-cell table:number-columns-repeated="251"/>
        </table:table-row>
        <table:table-row table:style-name="ro1">
          <table:table-cell table:formula="oooc:=LOW(QUIET([.A310];[.D311]))" office:value-type="string" office:string-value="pln:">
            <text:p>pln:</text:p>
          </table:table-cell>
          <table:table-cell table:formula="oooc:=LOW(QUIET([.B310];[.D311]))" office:value-type="string" office:string-value="info.lrbh.codive.schema.template">
            <text:p>info.lrbh.codive.schema.template</text:p>
          </table:table-cell>
          <table:table-cell table:formula="oooc:=QUIET([.C310];[.D311])" office:value-type="string" office:string-value="Linker">
            <text:p>Linker</text:p>
          </table:table-cell>
          <table:table-cell office:value-type="float" office:value="21">
            <text:p>21</text:p>
          </table:table-cell>
          <table:table-cell office:value-type="string">
            <text:p>{</text:p>
          </table:table-cell>
          <table:table-cell table:number-columns-repeated="251"/>
        </table:table-row>
        <table:table-row table:style-name="ro1">
          <table:table-cell table:formula="oooc:=LOW(QUIET([.A311];[.D312]))" office:value-type="string" office:string-value="pln:">
            <text:p>pln:</text:p>
          </table:table-cell>
          <table:table-cell table:formula="oooc:=LOW(QUIET([.B311];[.D312]))" office:value-type="string" office:string-value="info.lrbh.codive.schema.template">
            <text:p>info.lrbh.codive.schema.template</text:p>
          </table:table-cell>
          <table:table-cell table:formula="oooc:=QUIET([.C311];[.D312])" office:value-type="string" office:string-value="Linker">
            <text:p>Linker</text:p>
          </table:table-cell>
          <table:table-cell office:value-type="float" office:value="22">
            <text:p>22</text:p>
          </table:table-cell>
          <table:table-cell office:value-type="string">
            <text:p>__return_parsement_instanceof_Variable;</text:p>
          </table:table-cell>
          <table:table-cell table:number-columns-repeated="251"/>
        </table:table-row>
        <table:table-row table:style-name="ro1">
          <table:table-cell table:formula="oooc:=LOW(QUIET([.A312];[.D313]))" office:value-type="string" office:string-value="pln:">
            <text:p>pln:</text:p>
          </table:table-cell>
          <table:table-cell table:formula="oooc:=LOW(QUIET([.B312];[.D313]))" office:value-type="string" office:string-value="info.lrbh.codive.schema.template">
            <text:p>info.lrbh.codive.schema.template</text:p>
          </table:table-cell>
          <table:table-cell table:formula="oooc:=QUIET([.C312];[.D313])" office:value-type="string" office:string-value="Linker">
            <text:p>Linker</text:p>
          </table:table-cell>
          <table:table-cell office:value-type="float" office:value="23">
            <text:p>23</text:p>
          </table:table-cell>
          <table:table-cell office:value-type="string">
            <text:p>}</text:p>
          </table:table-cell>
          <table:table-cell table:number-columns-repeated="251"/>
        </table:table-row>
        <table:table-row table:style-name="ro1">
          <table:table-cell table:formula="oooc:=LOW(QUIET([.A313];[.D314]))" office:value-type="string" office:string-value="pln:">
            <text:p>pln:</text:p>
          </table:table-cell>
          <table:table-cell table:formula="oooc:=LOW(QUIET([.B313];[.D314]))" office:value-type="string" office:string-value="info.lrbh.codive.schema.template">
            <text:p>info.lrbh.codive.schema.template</text:p>
          </table:table-cell>
          <table:table-cell table:formula="oooc:=QUIET([.C313];[.D314])" office:value-type="string" office:string-value="Linker">
            <text:p>Linker</text:p>
          </table:table-cell>
          <table:table-cell office:value-type="float" office:value="24">
            <text:p>24</text:p>
          </table:table-cell>
          <table:table-cell office:value-type="string">
            <text:p>_</text:p>
          </table:table-cell>
          <table:table-cell table:number-columns-repeated="251"/>
        </table:table-row>
        <table:table-row table:style-name="ro1">
          <table:table-cell table:formula="oooc:=LOW(QUIET([.A314];[.D315]))" office:value-type="string" office:string-value="pln:">
            <text:p>pln:</text:p>
          </table:table-cell>
          <table:table-cell table:formula="oooc:=LOW(QUIET([.B314];[.D315]))" office:value-type="string" office:string-value="info.lrbh.codive.schema.template">
            <text:p>info.lrbh.codive.schema.template</text:p>
          </table:table-cell>
          <table:table-cell table:formula="oooc:=QUIET([.C314];[.D315])" office:value-type="string" office:string-value="Linker">
            <text:p>Linker</text:p>
          </table:table-cell>
          <table:table-cell office:value-type="float" office:value="25">
            <text:p>25</text:p>
          </table:table-cell>
          <table:table-cell office:value-type="string">
            <text:p>private_static_final_Boolean_idsIteration_(Parsement_parsement)</text:p>
          </table:table-cell>
          <table:table-cell table:number-columns-repeated="251"/>
        </table:table-row>
        <table:table-row table:style-name="ro1">
          <table:table-cell table:formula="oooc:=LOW(QUIET([.A315];[.D316]))" office:value-type="string" office:string-value="pln:">
            <text:p>pln:</text:p>
          </table:table-cell>
          <table:table-cell table:formula="oooc:=LOW(QUIET([.B315];[.D316]))" office:value-type="string" office:string-value="info.lrbh.codive.schema.template">
            <text:p>info.lrbh.codive.schema.template</text:p>
          </table:table-cell>
          <table:table-cell table:formula="oooc:=QUIET([.C315];[.D316])" office:value-type="string" office:string-value="Linker">
            <text:p>Linker</text:p>
          </table:table-cell>
          <table:table-cell office:value-type="float" office:value="26">
            <text:p>26</text:p>
          </table:table-cell>
          <table:table-cell office:value-type="string">
            <text:p>{</text:p>
          </table:table-cell>
          <table:table-cell table:number-columns-repeated="251"/>
        </table:table-row>
        <table:table-row table:style-name="ro1">
          <table:table-cell table:formula="oooc:=LOW(QUIET([.A316];[.D317]))" office:value-type="string" office:string-value="pln:">
            <text:p>pln:</text:p>
          </table:table-cell>
          <table:table-cell table:formula="oooc:=LOW(QUIET([.B316];[.D317]))" office:value-type="string" office:string-value="info.lrbh.codive.schema.template">
            <text:p>info.lrbh.codive.schema.template</text:p>
          </table:table-cell>
          <table:table-cell table:formula="oooc:=QUIET([.C316];[.D317])" office:value-type="string" office:string-value="Linker">
            <text:p>Linker</text:p>
          </table:table-cell>
          <table:table-cell office:value-type="float" office:value="27">
            <text:p>27</text:p>
          </table:table-cell>
          <table:table-cell office:value-type="string">
            <text:p>__return_parsement_instanceof_Iteration;</text:p>
          </table:table-cell>
          <table:table-cell table:number-columns-repeated="251"/>
        </table:table-row>
        <table:table-row table:style-name="ro1">
          <table:table-cell table:formula="oooc:=LOW(QUIET([.A317];[.D318]))" office:value-type="string" office:string-value="pln:">
            <text:p>pln:</text:p>
          </table:table-cell>
          <table:table-cell table:formula="oooc:=LOW(QUIET([.B317];[.D318]))" office:value-type="string" office:string-value="info.lrbh.codive.schema.template">
            <text:p>info.lrbh.codive.schema.template</text:p>
          </table:table-cell>
          <table:table-cell table:formula="oooc:=QUIET([.C317];[.D318])" office:value-type="string" office:string-value="Linker">
            <text:p>Linker</text:p>
          </table:table-cell>
          <table:table-cell office:value-type="float" office:value="28">
            <text:p>28</text:p>
          </table:table-cell>
          <table:table-cell office:value-type="string">
            <text:p>}</text:p>
          </table:table-cell>
          <table:table-cell table:number-columns-repeated="251"/>
        </table:table-row>
        <table:table-row table:style-name="ro1">
          <table:table-cell table:formula="oooc:=LOW(QUIET([.A318];[.D319]))" office:value-type="string" office:string-value="pln:">
            <text:p>pln:</text:p>
          </table:table-cell>
          <table:table-cell table:formula="oooc:=LOW(QUIET([.B318];[.D319]))" office:value-type="string" office:string-value="info.lrbh.codive.schema.template">
            <text:p>info.lrbh.codive.schema.template</text:p>
          </table:table-cell>
          <table:table-cell table:formula="oooc:=QUIET([.C318];[.D319])" office:value-type="string" office:string-value="Linker">
            <text:p>Linker</text:p>
          </table:table-cell>
          <table:table-cell office:value-type="float" office:value="29">
            <text:p>29</text:p>
          </table:table-cell>
          <table:table-cell office:value-type="string">
            <text:p>_</text:p>
          </table:table-cell>
          <table:table-cell table:number-columns-repeated="251"/>
        </table:table-row>
        <table:table-row table:style-name="ro1">
          <table:table-cell table:formula="oooc:=LOW(QUIET([.A319];[.D320]))" office:value-type="string" office:string-value="pln:">
            <text:p>pln:</text:p>
          </table:table-cell>
          <table:table-cell table:formula="oooc:=LOW(QUIET([.B319];[.D320]))" office:value-type="string" office:string-value="info.lrbh.codive.schema.template">
            <text:p>info.lrbh.codive.schema.template</text:p>
          </table:table-cell>
          <table:table-cell table:formula="oooc:=QUIET([.C319];[.D320])" office:value-type="string" office:string-value="Linker">
            <text:p>Linker</text:p>
          </table:table-cell>
          <table:table-cell office:value-type="float" office:value="30">
            <text:p>30</text:p>
          </table:table-cell>
          <table:table-cell office:value-type="string">
            <text:p>private_static_final_Boolean_idsCondition_(Parsement_parsement)</text:p>
          </table:table-cell>
          <table:table-cell table:number-columns-repeated="251"/>
        </table:table-row>
        <table:table-row table:style-name="ro1">
          <table:table-cell table:formula="oooc:=LOW(QUIET([.A320];[.D321]))" office:value-type="string" office:string-value="pln:">
            <text:p>pln:</text:p>
          </table:table-cell>
          <table:table-cell table:formula="oooc:=LOW(QUIET([.B320];[.D321]))" office:value-type="string" office:string-value="info.lrbh.codive.schema.template">
            <text:p>info.lrbh.codive.schema.template</text:p>
          </table:table-cell>
          <table:table-cell table:formula="oooc:=QUIET([.C320];[.D321])" office:value-type="string" office:string-value="Linker">
            <text:p>Linker</text:p>
          </table:table-cell>
          <table:table-cell office:value-type="float" office:value="31">
            <text:p>31</text:p>
          </table:table-cell>
          <table:table-cell office:value-type="string">
            <text:p>{</text:p>
          </table:table-cell>
          <table:table-cell table:number-columns-repeated="251"/>
        </table:table-row>
        <table:table-row table:style-name="ro1">
          <table:table-cell table:formula="oooc:=LOW(QUIET([.A321];[.D322]))" office:value-type="string" office:string-value="pln:">
            <text:p>pln:</text:p>
          </table:table-cell>
          <table:table-cell table:formula="oooc:=LOW(QUIET([.B321];[.D322]))" office:value-type="string" office:string-value="info.lrbh.codive.schema.template">
            <text:p>info.lrbh.codive.schema.template</text:p>
          </table:table-cell>
          <table:table-cell table:formula="oooc:=QUIET([.C321];[.D322])" office:value-type="string" office:string-value="Linker">
            <text:p>Linker</text:p>
          </table:table-cell>
          <table:table-cell office:value-type="float" office:value="32">
            <text:p>32</text:p>
          </table:table-cell>
          <table:table-cell office:value-type="string">
            <text:p>__return_parsement_instanceof_Iteration;</text:p>
          </table:table-cell>
          <table:table-cell table:number-columns-repeated="251"/>
        </table:table-row>
        <table:table-row table:style-name="ro1">
          <table:table-cell table:formula="oooc:=LOW(QUIET([.A322];[.D323]))" office:value-type="string" office:string-value="pln:">
            <text:p>pln:</text:p>
          </table:table-cell>
          <table:table-cell table:formula="oooc:=LOW(QUIET([.B322];[.D323]))" office:value-type="string" office:string-value="info.lrbh.codive.schema.template">
            <text:p>info.lrbh.codive.schema.template</text:p>
          </table:table-cell>
          <table:table-cell table:formula="oooc:=QUIET([.C322];[.D323])" office:value-type="string" office:string-value="Linker">
            <text:p>Linker</text:p>
          </table:table-cell>
          <table:table-cell office:value-type="float" office:value="33">
            <text:p>33</text:p>
          </table:table-cell>
          <table:table-cell office:value-type="string">
            <text:p>}</text:p>
          </table:table-cell>
          <table:table-cell table:number-columns-repeated="251"/>
        </table:table-row>
        <table:table-row table:style-name="ro1">
          <table:table-cell table:formula="oooc:=LOW(QUIET([.A323];[.D324]))" office:value-type="string" office:string-value="pln:">
            <text:p>pln:</text:p>
          </table:table-cell>
          <table:table-cell table:formula="oooc:=LOW(QUIET([.B323];[.D324]))" office:value-type="string" office:string-value="info.lrbh.codive.schema.template">
            <text:p>info.lrbh.codive.schema.template</text:p>
          </table:table-cell>
          <table:table-cell table:formula="oooc:=QUIET([.C323];[.D324])" office:value-type="string" office:string-value="Linker">
            <text:p>Linker</text:p>
          </table:table-cell>
          <table:table-cell office:value-type="float" office:value="34">
            <text:p>34</text:p>
          </table:table-cell>
          <table:table-cell office:value-type="string">
            <text:p>_</text:p>
          </table:table-cell>
          <table:table-cell table:number-columns-repeated="251"/>
        </table:table-row>
        <table:table-row table:style-name="ro1">
          <table:table-cell table:formula="oooc:=LOW(QUIET([.A324];[.D325]))" office:value-type="string" office:string-value="pln:">
            <text:p>pln:</text:p>
          </table:table-cell>
          <table:table-cell table:formula="oooc:=LOW(QUIET([.B324];[.D325]))" office:value-type="string" office:string-value="info.lrbh.codive.schema.template">
            <text:p>info.lrbh.codive.schema.template</text:p>
          </table:table-cell>
          <table:table-cell table:formula="oooc:=QUIET([.C324];[.D325])" office:value-type="string" office:string-value="Linker">
            <text:p>Linker</text:p>
          </table:table-cell>
          <table:table-cell office:value-type="float" office:value="35">
            <text:p>35</text:p>
          </table:table-cell>
          <table:table-cell office:value-type="string">
            <text:p>private_static_final_Boolean_idsAlternative_(Parsement_parsement)</text:p>
          </table:table-cell>
          <table:table-cell table:number-columns-repeated="251"/>
        </table:table-row>
        <table:table-row table:style-name="ro1">
          <table:table-cell table:formula="oooc:=LOW(QUIET([.A325];[.D326]))" office:value-type="string" office:string-value="pln:">
            <text:p>pln:</text:p>
          </table:table-cell>
          <table:table-cell table:formula="oooc:=LOW(QUIET([.B325];[.D326]))" office:value-type="string" office:string-value="info.lrbh.codive.schema.template">
            <text:p>info.lrbh.codive.schema.template</text:p>
          </table:table-cell>
          <table:table-cell table:formula="oooc:=QUIET([.C325];[.D326])" office:value-type="string" office:string-value="Linker">
            <text:p>Linker</text:p>
          </table:table-cell>
          <table:table-cell office:value-type="float" office:value="36">
            <text:p>36</text:p>
          </table:table-cell>
          <table:table-cell office:value-type="string">
            <text:p>{</text:p>
          </table:table-cell>
          <table:table-cell table:number-columns-repeated="251"/>
        </table:table-row>
        <table:table-row table:style-name="ro1">
          <table:table-cell table:formula="oooc:=LOW(QUIET([.A326];[.D327]))" office:value-type="string" office:string-value="pln:">
            <text:p>pln:</text:p>
          </table:table-cell>
          <table:table-cell table:formula="oooc:=LOW(QUIET([.B326];[.D327]))" office:value-type="string" office:string-value="info.lrbh.codive.schema.template">
            <text:p>info.lrbh.codive.schema.template</text:p>
          </table:table-cell>
          <table:table-cell table:formula="oooc:=QUIET([.C326];[.D327])" office:value-type="string" office:string-value="Linker">
            <text:p>Linker</text:p>
          </table:table-cell>
          <table:table-cell office:value-type="float" office:value="37">
            <text:p>37</text:p>
          </table:table-cell>
          <table:table-cell office:value-type="string">
            <text:p>__return_parsement_instanceof_Alternative;</text:p>
          </table:table-cell>
          <table:table-cell table:number-columns-repeated="251"/>
        </table:table-row>
        <table:table-row table:style-name="ro1">
          <table:table-cell table:formula="oooc:=LOW(QUIET([.A327];[.D328]))" office:value-type="string" office:string-value="pln:">
            <text:p>pln:</text:p>
          </table:table-cell>
          <table:table-cell table:formula="oooc:=LOW(QUIET([.B327];[.D328]))" office:value-type="string" office:string-value="info.lrbh.codive.schema.template">
            <text:p>info.lrbh.codive.schema.template</text:p>
          </table:table-cell>
          <table:table-cell table:formula="oooc:=QUIET([.C327];[.D328])" office:value-type="string" office:string-value="Linker">
            <text:p>Linker</text:p>
          </table:table-cell>
          <table:table-cell office:value-type="float" office:value="38">
            <text:p>38</text:p>
          </table:table-cell>
          <table:table-cell office:value-type="string">
            <text:p>}</text:p>
          </table:table-cell>
          <table:table-cell table:number-columns-repeated="251"/>
        </table:table-row>
        <table:table-row table:style-name="ro1">
          <table:table-cell table:formula="oooc:=LOW(QUIET([.A328];[.D329]))" office:value-type="string" office:string-value="pln:">
            <text:p>pln:</text:p>
          </table:table-cell>
          <table:table-cell table:formula="oooc:=LOW(QUIET([.B328];[.D329]))" office:value-type="string" office:string-value="info.lrbh.codive.schema.template">
            <text:p>info.lrbh.codive.schema.template</text:p>
          </table:table-cell>
          <table:table-cell table:formula="oooc:=QUIET([.C328];[.D329])" office:value-type="string" office:string-value="Linker">
            <text:p>Linker</text:p>
          </table:table-cell>
          <table:table-cell office:value-type="float" office:value="39">
            <text:p>39</text:p>
          </table:table-cell>
          <table:table-cell office:value-type="string">
            <text:p>_</text:p>
          </table:table-cell>
          <table:table-cell table:number-columns-repeated="251"/>
        </table:table-row>
        <table:table-row table:style-name="ro1">
          <table:table-cell table:formula="oooc:=LOW(QUIET([.A329];[.D330]))" office:value-type="string" office:string-value="pln:">
            <text:p>pln:</text:p>
          </table:table-cell>
          <table:table-cell table:formula="oooc:=LOW(QUIET([.B329];[.D330]))" office:value-type="string" office:string-value="info.lrbh.codive.schema.template">
            <text:p>info.lrbh.codive.schema.template</text:p>
          </table:table-cell>
          <table:table-cell table:formula="oooc:=QUIET([.C329];[.D330])" office:value-type="string" office:string-value="Linker">
            <text:p>Linker</text:p>
          </table:table-cell>
          <table:table-cell office:value-type="float" office:value="40">
            <text:p>40</text:p>
          </table:table-cell>
          <table:table-cell office:value-type="string">
            <text:p>private_static_final_Boolean_idsTrue_(Condition_condition)</text:p>
          </table:table-cell>
          <table:table-cell table:number-columns-repeated="251"/>
        </table:table-row>
        <table:table-row table:style-name="ro1">
          <table:table-cell table:formula="oooc:=LOW(QUIET([.A330];[.D331]))" office:value-type="string" office:string-value="pln:">
            <text:p>pln:</text:p>
          </table:table-cell>
          <table:table-cell table:formula="oooc:=LOW(QUIET([.B330];[.D331]))" office:value-type="string" office:string-value="info.lrbh.codive.schema.template">
            <text:p>info.lrbh.codive.schema.template</text:p>
          </table:table-cell>
          <table:table-cell table:formula="oooc:=QUIET([.C330];[.D331])" office:value-type="string" office:string-value="Linker">
            <text:p>Linker</text:p>
          </table:table-cell>
          <table:table-cell office:value-type="float" office:value="41">
            <text:p>41</text:p>
          </table:table-cell>
          <table:table-cell office:value-type="string">
            <text:p>{</text:p>
          </table:table-cell>
          <table:table-cell table:number-columns-repeated="251"/>
        </table:table-row>
        <table:table-row table:style-name="ro1">
          <table:table-cell table:formula="oooc:=LOW(QUIET([.A331];[.D332]))" office:value-type="string" office:string-value="pln:">
            <text:p>pln:</text:p>
          </table:table-cell>
          <table:table-cell table:formula="oooc:=LOW(QUIET([.B331];[.D332]))" office:value-type="string" office:string-value="info.lrbh.codive.schema.template">
            <text:p>info.lrbh.codive.schema.template</text:p>
          </table:table-cell>
          <table:table-cell table:formula="oooc:=QUIET([.C331];[.D332])" office:value-type="string" office:string-value="Linker">
            <text:p>Linker</text:p>
          </table:table-cell>
          <table:table-cell office:value-type="float" office:value="42">
            <text:p>42</text:p>
          </table:table-cell>
          <table:table-cell office:value-type="string">
            <text:p>__Integer_index_=_condition.expression_().indexOf_(".");</text:p>
          </table:table-cell>
          <table:table-cell table:number-columns-repeated="251"/>
        </table:table-row>
        <table:table-row table:style-name="ro1">
          <table:table-cell table:formula="oooc:=LOW(QUIET([.A332];[.D333]))" office:value-type="string" office:string-value="pln:">
            <text:p>pln:</text:p>
          </table:table-cell>
          <table:table-cell table:formula="oooc:=LOW(QUIET([.B332];[.D333]))" office:value-type="string" office:string-value="info.lrbh.codive.schema.template">
            <text:p>info.lrbh.codive.schema.template</text:p>
          </table:table-cell>
          <table:table-cell table:formula="oooc:=QUIET([.C332];[.D333])" office:value-type="string" office:string-value="Linker">
            <text:p>Linker</text:p>
          </table:table-cell>
          <table:table-cell office:value-type="float" office:value="43">
            <text:p>43</text:p>
          </table:table-cell>
          <table:table-cell office:value-type="string">
            <text:p>__String_qualifier_=_condition.expression_().substring_(0,_index);</text:p>
          </table:table-cell>
          <table:table-cell table:number-columns-repeated="251"/>
        </table:table-row>
        <table:table-row table:style-name="ro1">
          <table:table-cell table:formula="oooc:=LOW(QUIET([.A333];[.D334]))" office:value-type="string" office:string-value="pln:">
            <text:p>pln:</text:p>
          </table:table-cell>
          <table:table-cell table:formula="oooc:=LOW(QUIET([.B333];[.D334]))" office:value-type="string" office:string-value="info.lrbh.codive.schema.template">
            <text:p>info.lrbh.codive.schema.template</text:p>
          </table:table-cell>
          <table:table-cell table:formula="oooc:=QUIET([.C333];[.D334])" office:value-type="string" office:string-value="Linker">
            <text:p>Linker</text:p>
          </table:table-cell>
          <table:table-cell office:value-type="float" office:value="44">
            <text:p>44</text:p>
          </table:table-cell>
          <table:table-cell office:value-type="string">
            <text:p>__String_identifier_=_condition.expression_().substring_(index_+_1);</text:p>
          </table:table-cell>
          <table:table-cell table:number-columns-repeated="251"/>
        </table:table-row>
        <table:table-row table:style-name="ro1">
          <table:table-cell table:formula="oooc:=LOW(QUIET([.A334];[.D335]))" office:value-type="string" office:string-value="pln:">
            <text:p>pln:</text:p>
          </table:table-cell>
          <table:table-cell table:formula="oooc:=LOW(QUIET([.B334];[.D335]))" office:value-type="string" office:string-value="info.lrbh.codive.schema.template">
            <text:p>info.lrbh.codive.schema.template</text:p>
          </table:table-cell>
          <table:table-cell table:formula="oooc:=QUIET([.C334];[.D335])" office:value-type="string" office:string-value="Linker">
            <text:p>Linker</text:p>
          </table:table-cell>
          <table:table-cell office:value-type="float" office:value="45">
            <text:p>45</text:p>
          </table:table-cell>
          <table:table-cell office:value-type="string">
            <text:p>__if_(context.get_(qualifier)_==_null)_return_false;</text:p>
          </table:table-cell>
          <table:table-cell table:number-columns-repeated="251"/>
        </table:table-row>
        <table:table-row table:style-name="ro1">
          <table:table-cell table:formula="oooc:=LOW(QUIET([.A335];[.D336]))" office:value-type="string" office:string-value="pln:">
            <text:p>pln:</text:p>
          </table:table-cell>
          <table:table-cell table:formula="oooc:=LOW(QUIET([.B335];[.D336]))" office:value-type="string" office:string-value="info.lrbh.codive.schema.template">
            <text:p>info.lrbh.codive.schema.template</text:p>
          </table:table-cell>
          <table:table-cell table:formula="oooc:=QUIET([.C335];[.D336])" office:value-type="string" office:string-value="Linker">
            <text:p>Linker</text:p>
          </table:table-cell>
          <table:table-cell office:value-type="float" office:value="46">
            <text:p>46</text:p>
          </table:table-cell>
          <table:table-cell office:value-type="string">
            <text:p>__else_if_(context.get_(qualifier).valuez_().get_(identifier)_==_null)_return_false;</text:p>
          </table:table-cell>
          <table:table-cell table:number-columns-repeated="251"/>
        </table:table-row>
        <table:table-row table:style-name="ro1">
          <table:table-cell table:formula="oooc:=LOW(QUIET([.A336];[.D337]))" office:value-type="string" office:string-value="pln:">
            <text:p>pln:</text:p>
          </table:table-cell>
          <table:table-cell table:formula="oooc:=LOW(QUIET([.B336];[.D337]))" office:value-type="string" office:string-value="info.lrbh.codive.schema.template">
            <text:p>info.lrbh.codive.schema.template</text:p>
          </table:table-cell>
          <table:table-cell table:formula="oooc:=QUIET([.C336];[.D337])" office:value-type="string" office:string-value="Linker">
            <text:p>Linker</text:p>
          </table:table-cell>
          <table:table-cell office:value-type="float" office:value="47">
            <text:p>47</text:p>
          </table:table-cell>
          <table:table-cell office:value-type="string">
            <text:p>__else_if_(context.get_(qualifier).valuez_().get_(identifier).equals_("null"))_return_false;</text:p>
          </table:table-cell>
          <table:table-cell table:number-columns-repeated="251"/>
        </table:table-row>
        <table:table-row table:style-name="ro1">
          <table:table-cell table:formula="oooc:=LOW(QUIET([.A337];[.D338]))" office:value-type="string" office:string-value="pln:">
            <text:p>pln:</text:p>
          </table:table-cell>
          <table:table-cell table:formula="oooc:=LOW(QUIET([.B337];[.D338]))" office:value-type="string" office:string-value="info.lrbh.codive.schema.template">
            <text:p>info.lrbh.codive.schema.template</text:p>
          </table:table-cell>
          <table:table-cell table:formula="oooc:=QUIET([.C337];[.D338])" office:value-type="string" office:string-value="Linker">
            <text:p>Linker</text:p>
          </table:table-cell>
          <table:table-cell office:value-type="float" office:value="48">
            <text:p>48</text:p>
          </table:table-cell>
          <table:table-cell office:value-type="string">
            <text:p>__else_return_true;</text:p>
          </table:table-cell>
          <table:table-cell table:number-columns-repeated="251"/>
        </table:table-row>
        <table:table-row table:style-name="ro1">
          <table:table-cell table:formula="oooc:=LOW(QUIET([.A338];[.D339]))" office:value-type="string" office:string-value="pln:">
            <text:p>pln:</text:p>
          </table:table-cell>
          <table:table-cell table:formula="oooc:=LOW(QUIET([.B338];[.D339]))" office:value-type="string" office:string-value="info.lrbh.codive.schema.template">
            <text:p>info.lrbh.codive.schema.template</text:p>
          </table:table-cell>
          <table:table-cell table:formula="oooc:=QUIET([.C338];[.D339])" office:value-type="string" office:string-value="Linker">
            <text:p>Linker</text:p>
          </table:table-cell>
          <table:table-cell office:value-type="float" office:value="49">
            <text:p>49</text:p>
          </table:table-cell>
          <table:table-cell office:value-type="string">
            <text:p>}</text:p>
          </table:table-cell>
          <table:table-cell table:number-columns-repeated="251"/>
        </table:table-row>
        <table:table-row table:style-name="ro1">
          <table:table-cell table:formula="oooc:=LOW(QUIET([.A339];[.D340]))" office:value-type="string" office:string-value="pln:">
            <text:p>pln:</text:p>
          </table:table-cell>
          <table:table-cell table:formula="oooc:=LOW(QUIET([.B339];[.D340]))" office:value-type="string" office:string-value="info.lrbh.codive.schema.template">
            <text:p>info.lrbh.codive.schema.template</text:p>
          </table:table-cell>
          <table:table-cell table:formula="oooc:=QUIET([.C339];[.D340])" office:value-type="string" office:string-value="Linker">
            <text:p>Linker</text:p>
          </table:table-cell>
          <table:table-cell office:value-type="float" office:value="50">
            <text:p>50</text:p>
          </table:table-cell>
          <table:table-cell office:value-type="string">
            <text:p>_</text:p>
          </table:table-cell>
          <table:table-cell table:number-columns-repeated="251"/>
        </table:table-row>
        <table:table-row table:style-name="ro1">
          <table:table-cell table:formula="oooc:=LOW(QUIET([.A340];[.D341]))" office:value-type="string" office:string-value="pln:">
            <text:p>pln:</text:p>
          </table:table-cell>
          <table:table-cell table:formula="oooc:=LOW(QUIET([.B340];[.D341]))" office:value-type="string" office:string-value="info.lrbh.codive.schema.template">
            <text:p>info.lrbh.codive.schema.template</text:p>
          </table:table-cell>
          <table:table-cell table:formula="oooc:=QUIET([.C340];[.D341])" office:value-type="string" office:string-value="Linker">
            <text:p>Linker</text:p>
          </table:table-cell>
          <table:table-cell office:value-type="float" office:value="51">
            <text:p>51</text:p>
          </table:table-cell>
          <table:table-cell office:value-type="string">
            <text:p>private_static_final_Boolean_idsTrue_(Alternative_alternative)</text:p>
          </table:table-cell>
          <table:table-cell table:number-columns-repeated="251"/>
        </table:table-row>
        <table:table-row table:style-name="ro1">
          <table:table-cell table:formula="oooc:=LOW(QUIET([.A341];[.D342]))" office:value-type="string" office:string-value="pln:">
            <text:p>pln:</text:p>
          </table:table-cell>
          <table:table-cell table:formula="oooc:=LOW(QUIET([.B341];[.D342]))" office:value-type="string" office:string-value="info.lrbh.codive.schema.template">
            <text:p>info.lrbh.codive.schema.template</text:p>
          </table:table-cell>
          <table:table-cell table:formula="oooc:=QUIET([.C341];[.D342])" office:value-type="string" office:string-value="Linker">
            <text:p>Linker</text:p>
          </table:table-cell>
          <table:table-cell office:value-type="float" office:value="52">
            <text:p>52</text:p>
          </table:table-cell>
          <table:table-cell office:value-type="string">
            <text:p>{</text:p>
          </table:table-cell>
          <table:table-cell table:number-columns-repeated="251"/>
        </table:table-row>
        <table:table-row table:style-name="ro1">
          <table:table-cell table:formula="oooc:=LOW(QUIET([.A342];[.D343]))" office:value-type="string" office:string-value="pln:">
            <text:p>pln:</text:p>
          </table:table-cell>
          <table:table-cell table:formula="oooc:=LOW(QUIET([.B342];[.D343]))" office:value-type="string" office:string-value="info.lrbh.codive.schema.template">
            <text:p>info.lrbh.codive.schema.template</text:p>
          </table:table-cell>
          <table:table-cell table:formula="oooc:=QUIET([.C342];[.D343])" office:value-type="string" office:string-value="Linker">
            <text:p>Linker</text:p>
          </table:table-cell>
          <table:table-cell office:value-type="float" office:value="53">
            <text:p>53</text:p>
          </table:table-cell>
          <table:table-cell office:value-type="string">
            <text:p>__if_(alternative.expression_().equals_(""))_return_true;</text:p>
          </table:table-cell>
          <table:table-cell table:number-columns-repeated="251"/>
        </table:table-row>
        <table:table-row table:style-name="ro1">
          <table:table-cell table:formula="oooc:=LOW(QUIET([.A343];[.D344]))" office:value-type="string" office:string-value="pln:">
            <text:p>pln:</text:p>
          </table:table-cell>
          <table:table-cell table:formula="oooc:=LOW(QUIET([.B343];[.D344]))" office:value-type="string" office:string-value="info.lrbh.codive.schema.template">
            <text:p>info.lrbh.codive.schema.template</text:p>
          </table:table-cell>
          <table:table-cell table:formula="oooc:=QUIET([.C343];[.D344])" office:value-type="string" office:string-value="Linker">
            <text:p>Linker</text:p>
          </table:table-cell>
          <table:table-cell office:value-type="float" office:value="54">
            <text:p>54</text:p>
          </table:table-cell>
          <table:table-cell office:value-type="string">
            <text:p>__Integer_index_=_alternative.expression_().indexOf_(".");</text:p>
          </table:table-cell>
          <table:table-cell table:number-columns-repeated="251"/>
        </table:table-row>
        <table:table-row table:style-name="ro1">
          <table:table-cell table:formula="oooc:=LOW(QUIET([.A344];[.D345]))" office:value-type="string" office:string-value="pln:">
            <text:p>pln:</text:p>
          </table:table-cell>
          <table:table-cell table:formula="oooc:=LOW(QUIET([.B344];[.D345]))" office:value-type="string" office:string-value="info.lrbh.codive.schema.template">
            <text:p>info.lrbh.codive.schema.template</text:p>
          </table:table-cell>
          <table:table-cell table:formula="oooc:=QUIET([.C344];[.D345])" office:value-type="string" office:string-value="Linker">
            <text:p>Linker</text:p>
          </table:table-cell>
          <table:table-cell office:value-type="float" office:value="55">
            <text:p>55</text:p>
          </table:table-cell>
          <table:table-cell office:value-type="string">
            <text:p>__String_qualifier_=_alternative.expression_().substring_(0,_index);</text:p>
          </table:table-cell>
          <table:table-cell table:number-columns-repeated="251"/>
        </table:table-row>
        <table:table-row table:style-name="ro1">
          <table:table-cell table:formula="oooc:=LOW(QUIET([.A345];[.D346]))" office:value-type="string" office:string-value="pln:">
            <text:p>pln:</text:p>
          </table:table-cell>
          <table:table-cell table:formula="oooc:=LOW(QUIET([.B345];[.D346]))" office:value-type="string" office:string-value="info.lrbh.codive.schema.template">
            <text:p>info.lrbh.codive.schema.template</text:p>
          </table:table-cell>
          <table:table-cell table:formula="oooc:=QUIET([.C345];[.D346])" office:value-type="string" office:string-value="Linker">
            <text:p>Linker</text:p>
          </table:table-cell>
          <table:table-cell office:value-type="float" office:value="56">
            <text:p>56</text:p>
          </table:table-cell>
          <table:table-cell office:value-type="string">
            <text:p>__String_identifier_=_alternative.expression_().substring_(index_+_1);</text:p>
          </table:table-cell>
          <table:table-cell table:number-columns-repeated="251"/>
        </table:table-row>
        <table:table-row table:style-name="ro1">
          <table:table-cell table:formula="oooc:=LOW(QUIET([.A346];[.D347]))" office:value-type="string" office:string-value="pln:">
            <text:p>pln:</text:p>
          </table:table-cell>
          <table:table-cell table:formula="oooc:=LOW(QUIET([.B346];[.D347]))" office:value-type="string" office:string-value="info.lrbh.codive.schema.template">
            <text:p>info.lrbh.codive.schema.template</text:p>
          </table:table-cell>
          <table:table-cell table:formula="oooc:=QUIET([.C346];[.D347])" office:value-type="string" office:string-value="Linker">
            <text:p>Linker</text:p>
          </table:table-cell>
          <table:table-cell office:value-type="float" office:value="57">
            <text:p>57</text:p>
          </table:table-cell>
          <table:table-cell office:value-type="string">
            <text:p>__if_(context.get_(qualifier)_==_null)_return_false;</text:p>
          </table:table-cell>
          <table:table-cell table:number-columns-repeated="251"/>
        </table:table-row>
        <table:table-row table:style-name="ro1">
          <table:table-cell table:formula="oooc:=LOW(QUIET([.A347];[.D348]))" office:value-type="string" office:string-value="pln:">
            <text:p>pln:</text:p>
          </table:table-cell>
          <table:table-cell table:formula="oooc:=LOW(QUIET([.B347];[.D348]))" office:value-type="string" office:string-value="info.lrbh.codive.schema.template">
            <text:p>info.lrbh.codive.schema.template</text:p>
          </table:table-cell>
          <table:table-cell table:formula="oooc:=QUIET([.C347];[.D348])" office:value-type="string" office:string-value="Linker">
            <text:p>Linker</text:p>
          </table:table-cell>
          <table:table-cell office:value-type="float" office:value="58">
            <text:p>58</text:p>
          </table:table-cell>
          <table:table-cell office:value-type="string">
            <text:p>__else_if_(context.get_(qualifier).valuez_().get_(identifier)_==_null)_return_false;</text:p>
          </table:table-cell>
          <table:table-cell table:number-columns-repeated="251"/>
        </table:table-row>
        <table:table-row table:style-name="ro1">
          <table:table-cell table:formula="oooc:=LOW(QUIET([.A348];[.D349]))" office:value-type="string" office:string-value="pln:">
            <text:p>pln:</text:p>
          </table:table-cell>
          <table:table-cell table:formula="oooc:=LOW(QUIET([.B348];[.D349]))" office:value-type="string" office:string-value="info.lrbh.codive.schema.template">
            <text:p>info.lrbh.codive.schema.template</text:p>
          </table:table-cell>
          <table:table-cell table:formula="oooc:=QUIET([.C348];[.D349])" office:value-type="string" office:string-value="Linker">
            <text:p>Linker</text:p>
          </table:table-cell>
          <table:table-cell office:value-type="float" office:value="59">
            <text:p>59</text:p>
          </table:table-cell>
          <table:table-cell office:value-type="string">
            <text:p>__else_if_(context.get_(qualifier).valuez_().get_(identifier).equals_("null"))_return_false;</text:p>
          </table:table-cell>
          <table:table-cell table:number-columns-repeated="251"/>
        </table:table-row>
        <table:table-row table:style-name="ro1">
          <table:table-cell table:formula="oooc:=LOW(QUIET([.A349];[.D350]))" office:value-type="string" office:string-value="pln:">
            <text:p>pln:</text:p>
          </table:table-cell>
          <table:table-cell table:formula="oooc:=LOW(QUIET([.B349];[.D350]))" office:value-type="string" office:string-value="info.lrbh.codive.schema.template">
            <text:p>info.lrbh.codive.schema.template</text:p>
          </table:table-cell>
          <table:table-cell table:formula="oooc:=QUIET([.C349];[.D350])" office:value-type="string" office:string-value="Linker">
            <text:p>Linker</text:p>
          </table:table-cell>
          <table:table-cell office:value-type="float" office:value="60">
            <text:p>60</text:p>
          </table:table-cell>
          <table:table-cell office:value-type="string">
            <text:p>__else_return_true;</text:p>
          </table:table-cell>
          <table:table-cell table:number-columns-repeated="251"/>
        </table:table-row>
        <table:table-row table:style-name="ro1">
          <table:table-cell table:formula="oooc:=LOW(QUIET([.A350];[.D351]))" office:value-type="string" office:string-value="pln:">
            <text:p>pln:</text:p>
          </table:table-cell>
          <table:table-cell table:formula="oooc:=LOW(QUIET([.B350];[.D351]))" office:value-type="string" office:string-value="info.lrbh.codive.schema.template">
            <text:p>info.lrbh.codive.schema.template</text:p>
          </table:table-cell>
          <table:table-cell table:formula="oooc:=QUIET([.C350];[.D351])" office:value-type="string" office:string-value="Linker">
            <text:p>Linker</text:p>
          </table:table-cell>
          <table:table-cell office:value-type="float" office:value="61">
            <text:p>61</text:p>
          </table:table-cell>
          <table:table-cell office:value-type="string">
            <text:p>}</text:p>
          </table:table-cell>
          <table:table-cell table:number-columns-repeated="251"/>
        </table:table-row>
        <table:table-row table:style-name="ro1">
          <table:table-cell table:formula="oooc:=LOW(QUIET([.A351];[.D352]))" office:value-type="string" office:string-value="pln:">
            <text:p>pln:</text:p>
          </table:table-cell>
          <table:table-cell table:formula="oooc:=LOW(QUIET([.B351];[.D352]))" office:value-type="string" office:string-value="info.lrbh.codive.schema.template">
            <text:p>info.lrbh.codive.schema.template</text:p>
          </table:table-cell>
          <table:table-cell table:formula="oooc:=QUIET([.C351];[.D352])" office:value-type="string" office:string-value="Linker">
            <text:p>Linker</text:p>
          </table:table-cell>
          <table:table-cell office:value-type="float" office:value="62">
            <text:p>62</text:p>
          </table:table-cell>
          <table:table-cell office:value-type="string">
            <text:p>_</text:p>
          </table:table-cell>
          <table:table-cell table:number-columns-repeated="251"/>
        </table:table-row>
        <table:table-row table:style-name="ro1">
          <table:table-cell table:formula="oooc:=LOW(QUIET([.A352];[.D353]))" office:value-type="string" office:string-value="pln:">
            <text:p>pln:</text:p>
          </table:table-cell>
          <table:table-cell table:formula="oooc:=LOW(QUIET([.B352];[.D353]))" office:value-type="string" office:string-value="info.lrbh.codive.schema.template">
            <text:p>info.lrbh.codive.schema.template</text:p>
          </table:table-cell>
          <table:table-cell table:formula="oooc:=QUIET([.C352];[.D353])" office:value-type="string" office:string-value="Linker">
            <text:p>Linker</text:p>
          </table:table-cell>
          <table:table-cell office:value-type="float" office:value="63">
            <text:p>63</text:p>
          </table:table-cell>
          <table:table-cell office:value-type="string">
            <text:p>private_static_final_String_keyPrefix_(Iteration_iteration)</text:p>
          </table:table-cell>
          <table:table-cell table:number-columns-repeated="251"/>
        </table:table-row>
        <table:table-row table:style-name="ro1">
          <table:table-cell table:formula="oooc:=LOW(QUIET([.A353];[.D354]))" office:value-type="string" office:string-value="pln:">
            <text:p>pln:</text:p>
          </table:table-cell>
          <table:table-cell table:formula="oooc:=LOW(QUIET([.B353];[.D354]))" office:value-type="string" office:string-value="info.lrbh.codive.schema.template">
            <text:p>info.lrbh.codive.schema.template</text:p>
          </table:table-cell>
          <table:table-cell table:formula="oooc:=QUIET([.C353];[.D354])" office:value-type="string" office:string-value="Linker">
            <text:p>Linker</text:p>
          </table:table-cell>
          <table:table-cell office:value-type="float" office:value="64">
            <text:p>64</text:p>
          </table:table-cell>
          <table:table-cell office:value-type="string">
            <text:p>{</text:p>
          </table:table-cell>
          <table:table-cell table:number-columns-repeated="251"/>
        </table:table-row>
        <table:table-row table:style-name="ro1">
          <table:table-cell table:formula="oooc:=LOW(QUIET([.A354];[.D355]))" office:value-type="string" office:string-value="pln:">
            <text:p>pln:</text:p>
          </table:table-cell>
          <table:table-cell table:formula="oooc:=LOW(QUIET([.B354];[.D355]))" office:value-type="string" office:string-value="info.lrbh.codive.schema.template">
            <text:p>info.lrbh.codive.schema.template</text:p>
          </table:table-cell>
          <table:table-cell table:formula="oooc:=QUIET([.C354];[.D355])" office:value-type="string" office:string-value="Linker">
            <text:p>Linker</text:p>
          </table:table-cell>
          <table:table-cell office:value-type="float" office:value="65">
            <text:p>65</text:p>
          </table:table-cell>
          <table:table-cell office:value-type="string">
            <text:p>__if_(iteration.qualifier_().equals_(""))_return_iteration.identifier_();</text:p>
          </table:table-cell>
          <table:table-cell table:number-columns-repeated="251"/>
        </table:table-row>
        <table:table-row table:style-name="ro1">
          <table:table-cell table:formula="oooc:=LOW(QUIET([.A355];[.D356]))" office:value-type="string" office:string-value="pln:">
            <text:p>pln:</text:p>
          </table:table-cell>
          <table:table-cell table:formula="oooc:=LOW(QUIET([.B355];[.D356]))" office:value-type="string" office:string-value="info.lrbh.codive.schema.template">
            <text:p>info.lrbh.codive.schema.template</text:p>
          </table:table-cell>
          <table:table-cell table:formula="oooc:=QUIET([.C355];[.D356])" office:value-type="string" office:string-value="Linker">
            <text:p>Linker</text:p>
          </table:table-cell>
          <table:table-cell office:value-type="float" office:value="66">
            <text:p>66</text:p>
          </table:table-cell>
          <table:table-cell office:value-type="string">
            <text:p>__else_return_key_(context.get_(iteration.qualifier_()))</text:p>
          </table:table-cell>
          <table:table-cell table:number-columns-repeated="251"/>
        </table:table-row>
        <table:table-row table:style-name="ro1">
          <table:table-cell table:formula="oooc:=LOW(QUIET([.A356];[.D357]))" office:value-type="string" office:string-value="pln:">
            <text:p>pln:</text:p>
          </table:table-cell>
          <table:table-cell table:formula="oooc:=LOW(QUIET([.B356];[.D357]))" office:value-type="string" office:string-value="info.lrbh.codive.schema.template">
            <text:p>info.lrbh.codive.schema.template</text:p>
          </table:table-cell>
          <table:table-cell table:formula="oooc:=QUIET([.C356];[.D357])" office:value-type="string" office:string-value="Linker">
            <text:p>Linker</text:p>
          </table:table-cell>
          <table:table-cell office:value-type="float" office:value="67">
            <text:p>67</text:p>
          </table:table-cell>
          <table:table-cell office:value-type="string">
            <text:p>__.replaceFirst_(iteration.qualifier_(),_iteration.identifier_());</text:p>
          </table:table-cell>
          <table:table-cell table:number-columns-repeated="251"/>
        </table:table-row>
        <table:table-row table:style-name="ro1">
          <table:table-cell table:formula="oooc:=LOW(QUIET([.A357];[.D358]))" office:value-type="string" office:string-value="pln:">
            <text:p>pln:</text:p>
          </table:table-cell>
          <table:table-cell table:formula="oooc:=LOW(QUIET([.B357];[.D358]))" office:value-type="string" office:string-value="info.lrbh.codive.schema.template">
            <text:p>info.lrbh.codive.schema.template</text:p>
          </table:table-cell>
          <table:table-cell table:formula="oooc:=QUIET([.C357];[.D358])" office:value-type="string" office:string-value="Linker">
            <text:p>Linker</text:p>
          </table:table-cell>
          <table:table-cell office:value-type="float" office:value="68">
            <text:p>68</text:p>
          </table:table-cell>
          <table:table-cell office:value-type="string">
            <text:p>}</text:p>
          </table:table-cell>
          <table:table-cell table:number-columns-repeated="251"/>
        </table:table-row>
        <table:table-row table:style-name="ro1">
          <table:table-cell table:formula="oooc:=LOW(QUIET([.A358];[.D359]))" office:value-type="string" office:string-value="pln:">
            <text:p>pln:</text:p>
          </table:table-cell>
          <table:table-cell table:formula="oooc:=LOW(QUIET([.B358];[.D359]))" office:value-type="string" office:string-value="info.lrbh.codive.schema.template">
            <text:p>info.lrbh.codive.schema.template</text:p>
          </table:table-cell>
          <table:table-cell table:formula="oooc:=QUIET([.C358];[.D359])" office:value-type="string" office:string-value="Linker">
            <text:p>Linker</text:p>
          </table:table-cell>
          <table:table-cell office:value-type="float" office:value="69">
            <text:p>69</text:p>
          </table:table-cell>
          <table:table-cell office:value-type="string">
            <text:p>_</text:p>
          </table:table-cell>
          <table:table-cell table:number-columns-repeated="251"/>
        </table:table-row>
        <table:table-row table:style-name="ro1">
          <table:table-cell table:formula="oooc:=LOW(QUIET([.A359];[.D360]))" office:value-type="string" office:string-value="pln:">
            <text:p>pln:</text:p>
          </table:table-cell>
          <table:table-cell table:formula="oooc:=LOW(QUIET([.B359];[.D360]))" office:value-type="string" office:string-value="info.lrbh.codive.schema.template">
            <text:p>info.lrbh.codive.schema.template</text:p>
          </table:table-cell>
          <table:table-cell table:formula="oooc:=QUIET([.C359];[.D360])" office:value-type="string" office:string-value="Linker">
            <text:p>Linker</text:p>
          </table:table-cell>
          <table:table-cell office:value-type="float" office:value="70">
            <text:p>70</text:p>
          </table:table-cell>
          <table:table-cell office:value-type="string">
            <text:p>private_static_final_String_key_(Record_record)</text:p>
          </table:table-cell>
          <table:table-cell table:number-columns-repeated="251"/>
        </table:table-row>
        <table:table-row table:style-name="ro1">
          <table:table-cell table:formula="oooc:=LOW(QUIET([.A360];[.D361]))" office:value-type="string" office:string-value="pln:">
            <text:p>pln:</text:p>
          </table:table-cell>
          <table:table-cell table:formula="oooc:=LOW(QUIET([.B360];[.D361]))" office:value-type="string" office:string-value="info.lrbh.codive.schema.template">
            <text:p>info.lrbh.codive.schema.template</text:p>
          </table:table-cell>
          <table:table-cell table:formula="oooc:=QUIET([.C360];[.D361])" office:value-type="string" office:string-value="Linker">
            <text:p>Linker</text:p>
          </table:table-cell>
          <table:table-cell office:value-type="float" office:value="71">
            <text:p>71</text:p>
          </table:table-cell>
          <table:table-cell office:value-type="string">
            <text:p>{</text:p>
          </table:table-cell>
          <table:table-cell table:number-columns-repeated="251"/>
        </table:table-row>
        <table:table-row table:style-name="ro1">
          <table:table-cell table:formula="oooc:=LOW(QUIET([.A361];[.D362]))" office:value-type="string" office:string-value="pln:">
            <text:p>pln:</text:p>
          </table:table-cell>
          <table:table-cell table:formula="oooc:=LOW(QUIET([.B361];[.D362]))" office:value-type="string" office:string-value="info.lrbh.codive.schema.template">
            <text:p>info.lrbh.codive.schema.template</text:p>
          </table:table-cell>
          <table:table-cell table:formula="oooc:=QUIET([.C361];[.D362])" office:value-type="string" office:string-value="Linker">
            <text:p>Linker</text:p>
          </table:table-cell>
          <table:table-cell office:value-type="float" office:value="72">
            <text:p>72</text:p>
          </table:table-cell>
          <table:table-cell office:value-type="string">
            <text:p>__StringBuffer_buffer_=_new_StringBuffer_(record.ref_());</text:p>
          </table:table-cell>
          <table:table-cell table:number-columns-repeated="251"/>
        </table:table-row>
        <table:table-row table:style-name="ro1">
          <table:table-cell table:formula="oooc:=LOW(QUIET([.A362];[.D363]))" office:value-type="string" office:string-value="pln:">
            <text:p>pln:</text:p>
          </table:table-cell>
          <table:table-cell table:formula="oooc:=LOW(QUIET([.B362];[.D363]))" office:value-type="string" office:string-value="info.lrbh.codive.schema.template">
            <text:p>info.lrbh.codive.schema.template</text:p>
          </table:table-cell>
          <table:table-cell table:formula="oooc:=QUIET([.C362];[.D363])" office:value-type="string" office:string-value="Linker">
            <text:p>Linker</text:p>
          </table:table-cell>
          <table:table-cell office:value-type="float" office:value="73">
            <text:p>73</text:p>
          </table:table-cell>
          <table:table-cell office:value-type="string">
            <text:p>__for_(<text:a xlink:href="mailto:String_name@1">String_name@1</text:a>_record.valuez_().keySet_())</text:p>
          </table:table-cell>
          <table:table-cell table:number-columns-repeated="251"/>
        </table:table-row>
        <table:table-row table:style-name="ro1">
          <table:table-cell table:formula="oooc:=LOW(QUIET([.A363];[.D364]))" office:value-type="string" office:string-value="pln:">
            <text:p>pln:</text:p>
          </table:table-cell>
          <table:table-cell table:formula="oooc:=LOW(QUIET([.B363];[.D364]))" office:value-type="string" office:string-value="info.lrbh.codive.schema.template">
            <text:p>info.lrbh.codive.schema.template</text:p>
          </table:table-cell>
          <table:table-cell table:formula="oooc:=QUIET([.C363];[.D364])" office:value-type="string" office:string-value="Linker">
            <text:p>Linker</text:p>
          </table:table-cell>
          <table:table-cell office:value-type="float" office:value="74">
            <text:p>74</text:p>
          </table:table-cell>
          <table:table-cell office:value-type="string">
            <text:p>____if_(name.endsWith_("*"))</text:p>
          </table:table-cell>
          <table:table-cell table:number-columns-repeated="251"/>
        </table:table-row>
        <table:table-row table:style-name="ro1">
          <table:table-cell table:formula="oooc:=LOW(QUIET([.A364];[.D365]))" office:value-type="string" office:string-value="pln:">
            <text:p>pln:</text:p>
          </table:table-cell>
          <table:table-cell table:formula="oooc:=LOW(QUIET([.B364];[.D365]))" office:value-type="string" office:string-value="info.lrbh.codive.schema.template">
            <text:p>info.lrbh.codive.schema.template</text:p>
          </table:table-cell>
          <table:table-cell table:formula="oooc:=QUIET([.C364];[.D365])" office:value-type="string" office:string-value="Linker">
            <text:p>Linker</text:p>
          </table:table-cell>
          <table:table-cell office:value-type="float" office:value="75">
            <text:p>75</text:p>
          </table:table-cell>
          <table:table-cell office:value-type="string">
            <text:p>______buffer.append_("_").append_(record.valuez_().get_(name));</text:p>
          </table:table-cell>
          <table:table-cell table:number-columns-repeated="251"/>
        </table:table-row>
        <table:table-row table:style-name="ro1">
          <table:table-cell table:formula="oooc:=LOW(QUIET([.A365];[.D366]))" office:value-type="string" office:string-value="pln:">
            <text:p>pln:</text:p>
          </table:table-cell>
          <table:table-cell table:formula="oooc:=LOW(QUIET([.B365];[.D366]))" office:value-type="string" office:string-value="info.lrbh.codive.schema.template">
            <text:p>info.lrbh.codive.schema.template</text:p>
          </table:table-cell>
          <table:table-cell table:formula="oooc:=QUIET([.C365];[.D366])" office:value-type="string" office:string-value="Linker">
            <text:p>Linker</text:p>
          </table:table-cell>
          <table:table-cell office:value-type="float" office:value="76">
            <text:p>76</text:p>
          </table:table-cell>
          <table:table-cell office:value-type="string">
            <text:p>__return_buffer.toString_();</text:p>
          </table:table-cell>
          <table:table-cell table:number-columns-repeated="251"/>
        </table:table-row>
        <table:table-row table:style-name="ro1">
          <table:table-cell table:formula="oooc:=LOW(QUIET([.A366];[.D367]))" office:value-type="string" office:string-value="pln:">
            <text:p>pln:</text:p>
          </table:table-cell>
          <table:table-cell table:formula="oooc:=LOW(QUIET([.B366];[.D367]))" office:value-type="string" office:string-value="info.lrbh.codive.schema.template">
            <text:p>info.lrbh.codive.schema.template</text:p>
          </table:table-cell>
          <table:table-cell table:formula="oooc:=QUIET([.C366];[.D367])" office:value-type="string" office:string-value="Linker">
            <text:p>Linker</text:p>
          </table:table-cell>
          <table:table-cell office:value-type="float" office:value="77">
            <text:p>77</text:p>
          </table:table-cell>
          <table:table-cell office:value-type="string">
            <text:p>}</text:p>
          </table:table-cell>
          <table:table-cell table:number-columns-repeated="251"/>
        </table:table-row>
        <table:table-row table:style-name="ro1">
          <table:table-cell table:formula="oooc:=LOW(QUIET([.A367];[.D368]))" office:value-type="string" office:string-value="pln:">
            <text:p>pln:</text:p>
          </table:table-cell>
          <table:table-cell table:formula="oooc:=LOW(QUIET([.B367];[.D368]))" office:value-type="string" office:string-value="info.lrbh.codive.schema.template">
            <text:p>info.lrbh.codive.schema.template</text:p>
          </table:table-cell>
          <table:table-cell table:formula="oooc:=QUIET([.C367];[.D368])" office:value-type="string" office:string-value="Linker">
            <text:p>Linker</text:p>
          </table:table-cell>
          <table:table-cell office:value-type="float" office:value="78">
            <text:p>78</text:p>
          </table:table-cell>
          <table:table-cell office:value-type="string">
            <text:p>_</text:p>
          </table:table-cell>
          <table:table-cell table:number-columns-repeated="251"/>
        </table:table-row>
        <table:table-row table:style-name="ro1">
          <table:table-cell table:formula="oooc:=LOW(QUIET([.A368];[.D369]))" office:value-type="string" office:string-value="pln:">
            <text:p>pln:</text:p>
          </table:table-cell>
          <table:table-cell table:formula="oooc:=LOW(QUIET([.B368];[.D369]))" office:value-type="string" office:string-value="info.lrbh.codive.schema.template">
            <text:p>info.lrbh.codive.schema.template</text:p>
          </table:table-cell>
          <table:table-cell table:formula="oooc:=QUIET([.C368];[.D369])" office:value-type="string" office:string-value="Linker">
            <text:p>Linker</text:p>
          </table:table-cell>
          <table:table-cell office:value-type="float" office:value="79">
            <text:p>79</text:p>
          </table:table-cell>
          <table:table-cell office:value-type="string">
            <text:p>private_static_final_List_&lt;Record&gt;_recordz_(String_keyPrefix,_List_&lt;String&gt;_keyz,_Map_&lt;String,_Record&gt;_recordz)</text:p>
          </table:table-cell>
          <table:table-cell table:number-columns-repeated="251"/>
        </table:table-row>
        <table:table-row table:style-name="ro1">
          <table:table-cell table:formula="oooc:=LOW(QUIET([.A369];[.D370]))" office:value-type="string" office:string-value="pln:">
            <text:p>pln:</text:p>
          </table:table-cell>
          <table:table-cell table:formula="oooc:=LOW(QUIET([.B369];[.D370]))" office:value-type="string" office:string-value="info.lrbh.codive.schema.template">
            <text:p>info.lrbh.codive.schema.template</text:p>
          </table:table-cell>
          <table:table-cell table:formula="oooc:=QUIET([.C369];[.D370])" office:value-type="string" office:string-value="Linker">
            <text:p>Linker</text:p>
          </table:table-cell>
          <table:table-cell office:value-type="float" office:value="80">
            <text:p>80</text:p>
          </table:table-cell>
          <table:table-cell office:value-type="string">
            <text:p>{</text:p>
          </table:table-cell>
          <table:table-cell table:number-columns-repeated="251"/>
        </table:table-row>
        <table:table-row table:style-name="ro1">
          <table:table-cell table:formula="oooc:=LOW(QUIET([.A370];[.D371]))" office:value-type="string" office:string-value="pln:">
            <text:p>pln:</text:p>
          </table:table-cell>
          <table:table-cell table:formula="oooc:=LOW(QUIET([.B370];[.D371]))" office:value-type="string" office:string-value="info.lrbh.codive.schema.template">
            <text:p>info.lrbh.codive.schema.template</text:p>
          </table:table-cell>
          <table:table-cell table:formula="oooc:=QUIET([.C370];[.D371])" office:value-type="string" office:string-value="Linker">
            <text:p>Linker</text:p>
          </table:table-cell>
          <table:table-cell office:value-type="float" office:value="81">
            <text:p>81</text:p>
          </table:table-cell>
          <table:table-cell office:value-type="string">
            <text:p>__List_&lt;Record&gt;_rz_=_new_ArrayList_&lt;Record&gt;_();</text:p>
          </table:table-cell>
          <table:table-cell table:number-columns-repeated="251"/>
        </table:table-row>
        <table:table-row table:style-name="ro1">
          <table:table-cell table:formula="oooc:=LOW(QUIET([.A371];[.D372]))" office:value-type="string" office:string-value="pln:">
            <text:p>pln:</text:p>
          </table:table-cell>
          <table:table-cell table:formula="oooc:=LOW(QUIET([.B371];[.D372]))" office:value-type="string" office:string-value="info.lrbh.codive.schema.template">
            <text:p>info.lrbh.codive.schema.template</text:p>
          </table:table-cell>
          <table:table-cell table:formula="oooc:=QUIET([.C371];[.D372])" office:value-type="string" office:string-value="Linker">
            <text:p>Linker</text:p>
          </table:table-cell>
          <table:table-cell office:value-type="float" office:value="82">
            <text:p>82</text:p>
          </table:table-cell>
          <table:table-cell office:value-type="string">
            <text:p>__for_(<text:a xlink:href="mailto:String_key@1">String_key@1</text:a>_keyz)</text:p>
          </table:table-cell>
          <table:table-cell table:number-columns-repeated="251"/>
        </table:table-row>
        <table:table-row table:style-name="ro1">
          <table:table-cell table:formula="oooc:=LOW(QUIET([.A372];[.D373]))" office:value-type="string" office:string-value="pln:">
            <text:p>pln:</text:p>
          </table:table-cell>
          <table:table-cell table:formula="oooc:=LOW(QUIET([.B372];[.D373]))" office:value-type="string" office:string-value="info.lrbh.codive.schema.template">
            <text:p>info.lrbh.codive.schema.template</text:p>
          </table:table-cell>
          <table:table-cell table:formula="oooc:=QUIET([.C372];[.D373])" office:value-type="string" office:string-value="Linker">
            <text:p>Linker</text:p>
          </table:table-cell>
          <table:table-cell office:value-type="float" office:value="83">
            <text:p>83</text:p>
          </table:table-cell>
          <table:table-cell office:value-type="string">
            <text:p>____if_(key.startsWith_(keyPrefix))</text:p>
          </table:table-cell>
          <table:table-cell table:number-columns-repeated="251"/>
        </table:table-row>
        <table:table-row table:style-name="ro1">
          <table:table-cell table:formula="oooc:=LOW(QUIET([.A373];[.D374]))" office:value-type="string" office:string-value="pln:">
            <text:p>pln:</text:p>
          </table:table-cell>
          <table:table-cell table:formula="oooc:=LOW(QUIET([.B373];[.D374]))" office:value-type="string" office:string-value="info.lrbh.codive.schema.template">
            <text:p>info.lrbh.codive.schema.template</text:p>
          </table:table-cell>
          <table:table-cell table:formula="oooc:=QUIET([.C373];[.D374])" office:value-type="string" office:string-value="Linker">
            <text:p>Linker</text:p>
          </table:table-cell>
          <table:table-cell office:value-type="float" office:value="84">
            <text:p>84</text:p>
          </table:table-cell>
          <table:table-cell office:value-type="string">
            <text:p>______rz.add_(recordz.get_(key));</text:p>
          </table:table-cell>
          <table:table-cell table:number-columns-repeated="251"/>
        </table:table-row>
        <table:table-row table:style-name="ro1">
          <table:table-cell table:formula="oooc:=LOW(QUIET([.A374];[.D375]))" office:value-type="string" office:string-value="pln:">
            <text:p>pln:</text:p>
          </table:table-cell>
          <table:table-cell table:formula="oooc:=LOW(QUIET([.B374];[.D375]))" office:value-type="string" office:string-value="info.lrbh.codive.schema.template">
            <text:p>info.lrbh.codive.schema.template</text:p>
          </table:table-cell>
          <table:table-cell table:formula="oooc:=QUIET([.C374];[.D375])" office:value-type="string" office:string-value="Linker">
            <text:p>Linker</text:p>
          </table:table-cell>
          <table:table-cell office:value-type="float" office:value="85">
            <text:p>85</text:p>
          </table:table-cell>
          <table:table-cell office:value-type="string">
            <text:p>__return_rz;</text:p>
          </table:table-cell>
          <table:table-cell table:number-columns-repeated="251"/>
        </table:table-row>
        <table:table-row table:style-name="ro1">
          <table:table-cell table:formula="oooc:=LOW(QUIET([.A375];[.D376]))" office:value-type="string" office:string-value="pln:">
            <text:p>pln:</text:p>
          </table:table-cell>
          <table:table-cell table:formula="oooc:=LOW(QUIET([.B375];[.D376]))" office:value-type="string" office:string-value="info.lrbh.codive.schema.template">
            <text:p>info.lrbh.codive.schema.template</text:p>
          </table:table-cell>
          <table:table-cell table:formula="oooc:=QUIET([.C375];[.D376])" office:value-type="string" office:string-value="Linker">
            <text:p>Linker</text:p>
          </table:table-cell>
          <table:table-cell office:value-type="float" office:value="86">
            <text:p>86</text:p>
          </table:table-cell>
          <table:table-cell office:value-type="string">
            <text:p>}</text:p>
          </table:table-cell>
          <table:table-cell table:number-columns-repeated="251"/>
        </table:table-row>
        <table:table-row table:style-name="ro1">
          <table:table-cell table:formula="oooc:=LOW(QUIET([.A376];[.D377]))" office:value-type="string" office:string-value="pln:">
            <text:p>pln:</text:p>
          </table:table-cell>
          <table:table-cell table:formula="oooc:=LOW(QUIET([.B376];[.D377]))" office:value-type="string" office:string-value="info.lrbh.codive.schema.template">
            <text:p>info.lrbh.codive.schema.template</text:p>
          </table:table-cell>
          <table:table-cell table:formula="oooc:=QUIET([.C376];[.D377])" office:value-type="string" office:string-value="Linker">
            <text:p>Linker</text:p>
          </table:table-cell>
          <table:table-cell office:value-type="float" office:value="87">
            <text:p>87</text:p>
          </table:table-cell>
          <table:table-cell office:value-type="string">
            <text:p>_</text:p>
          </table:table-cell>
          <table:table-cell table:number-columns-repeated="251"/>
        </table:table-row>
        <table:table-row table:style-name="ro1">
          <table:table-cell table:formula="oooc:=LOW(QUIET([.A377];[.D378]))" office:value-type="string" office:string-value="pln:">
            <text:p>pln:</text:p>
          </table:table-cell>
          <table:table-cell table:formula="oooc:=LOW(QUIET([.B377];[.D378]))" office:value-type="string" office:string-value="info.lrbh.codive.schema.template">
            <text:p>info.lrbh.codive.schema.template</text:p>
          </table:table-cell>
          <table:table-cell table:formula="oooc:=QUIET([.C377];[.D378])" office:value-type="string" office:string-value="Linker">
            <text:p>Linker</text:p>
          </table:table-cell>
          <table:table-cell office:value-type="float" office:value="88">
            <text:p>88</text:p>
          </table:table-cell>
          <table:table-cell office:value-type="string">
            <text:p>private_static_final_Parsement_first_(List_&lt;Parsement&gt;_parsementz)</text:p>
          </table:table-cell>
          <table:table-cell table:number-columns-repeated="251"/>
        </table:table-row>
        <table:table-row table:style-name="ro1">
          <table:table-cell table:formula="oooc:=LOW(QUIET([.A378];[.D379]))" office:value-type="string" office:string-value="pln:">
            <text:p>pln:</text:p>
          </table:table-cell>
          <table:table-cell table:formula="oooc:=LOW(QUIET([.B378];[.D379]))" office:value-type="string" office:string-value="info.lrbh.codive.schema.template">
            <text:p>info.lrbh.codive.schema.template</text:p>
          </table:table-cell>
          <table:table-cell table:formula="oooc:=QUIET([.C378];[.D379])" office:value-type="string" office:string-value="Linker">
            <text:p>Linker</text:p>
          </table:table-cell>
          <table:table-cell office:value-type="float" office:value="89">
            <text:p>89</text:p>
          </table:table-cell>
          <table:table-cell office:value-type="string">
            <text:p>{</text:p>
          </table:table-cell>
          <table:table-cell table:number-columns-repeated="251"/>
        </table:table-row>
        <table:table-row table:style-name="ro1">
          <table:table-cell table:formula="oooc:=LOW(QUIET([.A379];[.D380]))" office:value-type="string" office:string-value="pln:">
            <text:p>pln:</text:p>
          </table:table-cell>
          <table:table-cell table:formula="oooc:=LOW(QUIET([.B379];[.D380]))" office:value-type="string" office:string-value="info.lrbh.codive.schema.template">
            <text:p>info.lrbh.codive.schema.template</text:p>
          </table:table-cell>
          <table:table-cell table:formula="oooc:=QUIET([.C379];[.D380])" office:value-type="string" office:string-value="Linker">
            <text:p>Linker</text:p>
          </table:table-cell>
          <table:table-cell office:value-type="float" office:value="90">
            <text:p>90</text:p>
          </table:table-cell>
          <table:table-cell office:value-type="string">
            <text:p>__return_parsementz.get_(0);</text:p>
          </table:table-cell>
          <table:table-cell table:number-columns-repeated="251"/>
        </table:table-row>
        <table:table-row table:style-name="ro1">
          <table:table-cell table:formula="oooc:=LOW(QUIET([.A380];[.D381]))" office:value-type="string" office:string-value="pln:">
            <text:p>pln:</text:p>
          </table:table-cell>
          <table:table-cell table:formula="oooc:=LOW(QUIET([.B380];[.D381]))" office:value-type="string" office:string-value="info.lrbh.codive.schema.template">
            <text:p>info.lrbh.codive.schema.template</text:p>
          </table:table-cell>
          <table:table-cell table:formula="oooc:=QUIET([.C380];[.D381])" office:value-type="string" office:string-value="Linker">
            <text:p>Linker</text:p>
          </table:table-cell>
          <table:table-cell office:value-type="float" office:value="91">
            <text:p>91</text:p>
          </table:table-cell>
          <table:table-cell office:value-type="string">
            <text:p>}</text:p>
          </table:table-cell>
          <table:table-cell table:number-columns-repeated="251"/>
        </table:table-row>
        <table:table-row table:style-name="ro1">
          <table:table-cell table:formula="oooc:=LOW(QUIET([.A381];[.D382]))" office:value-type="string" office:string-value="pln:">
            <text:p>pln:</text:p>
          </table:table-cell>
          <table:table-cell table:formula="oooc:=LOW(QUIET([.B381];[.D382]))" office:value-type="string" office:string-value="info.lrbh.codive.schema.template">
            <text:p>info.lrbh.codive.schema.template</text:p>
          </table:table-cell>
          <table:table-cell table:formula="oooc:=QUIET([.C381];[.D382])" office:value-type="string" office:string-value="Linker">
            <text:p>Linker</text:p>
          </table:table-cell>
          <table:table-cell office:value-type="float" office:value="92">
            <text:p>92</text:p>
          </table:table-cell>
          <table:table-cell office:value-type="string">
            <text:p>_</text:p>
          </table:table-cell>
          <table:table-cell table:number-columns-repeated="251"/>
        </table:table-row>
        <table:table-row table:style-name="ro1">
          <table:table-cell table:formula="oooc:=LOW(QUIET([.A382];[.D383]))" office:value-type="string" office:string-value="pln:">
            <text:p>pln:</text:p>
          </table:table-cell>
          <table:table-cell table:formula="oooc:=LOW(QUIET([.B382];[.D383]))" office:value-type="string" office:string-value="info.lrbh.codive.schema.template">
            <text:p>info.lrbh.codive.schema.template</text:p>
          </table:table-cell>
          <table:table-cell table:formula="oooc:=QUIET([.C382];[.D383])" office:value-type="string" office:string-value="Linker">
            <text:p>Linker</text:p>
          </table:table-cell>
          <table:table-cell office:value-type="float" office:value="93">
            <text:p>93</text:p>
          </table:table-cell>
          <table:table-cell office:value-type="string">
            <text:p>private_static_final_List_&lt;Parsement&gt;_rest_(List_&lt;Parsement&gt;_parsementz)</text:p>
          </table:table-cell>
          <table:table-cell table:number-columns-repeated="251"/>
        </table:table-row>
        <table:table-row table:style-name="ro1">
          <table:table-cell table:formula="oooc:=LOW(QUIET([.A383];[.D384]))" office:value-type="string" office:string-value="pln:">
            <text:p>pln:</text:p>
          </table:table-cell>
          <table:table-cell table:formula="oooc:=LOW(QUIET([.B383];[.D384]))" office:value-type="string" office:string-value="info.lrbh.codive.schema.template">
            <text:p>info.lrbh.codive.schema.template</text:p>
          </table:table-cell>
          <table:table-cell table:formula="oooc:=QUIET([.C383];[.D384])" office:value-type="string" office:string-value="Linker">
            <text:p>Linker</text:p>
          </table:table-cell>
          <table:table-cell office:value-type="float" office:value="94">
            <text:p>94</text:p>
          </table:table-cell>
          <table:table-cell office:value-type="string">
            <text:p>{</text:p>
          </table:table-cell>
          <table:table-cell table:number-columns-repeated="251"/>
        </table:table-row>
        <table:table-row table:style-name="ro1">
          <table:table-cell table:formula="oooc:=LOW(QUIET([.A384];[.D385]))" office:value-type="string" office:string-value="pln:">
            <text:p>pln:</text:p>
          </table:table-cell>
          <table:table-cell table:formula="oooc:=LOW(QUIET([.B384];[.D385]))" office:value-type="string" office:string-value="info.lrbh.codive.schema.template">
            <text:p>info.lrbh.codive.schema.template</text:p>
          </table:table-cell>
          <table:table-cell table:formula="oooc:=QUIET([.C384];[.D385])" office:value-type="string" office:string-value="Linker">
            <text:p>Linker</text:p>
          </table:table-cell>
          <table:table-cell office:value-type="float" office:value="95">
            <text:p>95</text:p>
          </table:table-cell>
          <table:table-cell office:value-type="string">
            <text:p>__List_&lt;Parsement&gt;_rest_=_new_ArrayList_&lt;Parsement&gt;_();</text:p>
          </table:table-cell>
          <table:table-cell table:number-columns-repeated="251"/>
        </table:table-row>
        <table:table-row table:style-name="ro1">
          <table:table-cell table:formula="oooc:=LOW(QUIET([.A385];[.D386]))" office:value-type="string" office:string-value="pln:">
            <text:p>pln:</text:p>
          </table:table-cell>
          <table:table-cell table:formula="oooc:=LOW(QUIET([.B385];[.D386]))" office:value-type="string" office:string-value="info.lrbh.codive.schema.template">
            <text:p>info.lrbh.codive.schema.template</text:p>
          </table:table-cell>
          <table:table-cell table:formula="oooc:=QUIET([.C385];[.D386])" office:value-type="string" office:string-value="Linker">
            <text:p>Linker</text:p>
          </table:table-cell>
          <table:table-cell office:value-type="float" office:value="96">
            <text:p>96</text:p>
          </table:table-cell>
          <table:table-cell office:value-type="string">
            <text:p>__if_(parsementz.size_()_&gt;_1)</text:p>
          </table:table-cell>
          <table:table-cell table:number-columns-repeated="251"/>
        </table:table-row>
        <table:table-row table:style-name="ro1">
          <table:table-cell table:formula="oooc:=LOW(QUIET([.A386];[.D387]))" office:value-type="string" office:string-value="pln:">
            <text:p>pln:</text:p>
          </table:table-cell>
          <table:table-cell table:formula="oooc:=LOW(QUIET([.B386];[.D387]))" office:value-type="string" office:string-value="info.lrbh.codive.schema.template">
            <text:p>info.lrbh.codive.schema.template</text:p>
          </table:table-cell>
          <table:table-cell table:formula="oooc:=QUIET([.C386];[.D387])" office:value-type="string" office:string-value="Linker">
            <text:p>Linker</text:p>
          </table:table-cell>
          <table:table-cell office:value-type="float" office:value="97">
            <text:p>97</text:p>
          </table:table-cell>
          <table:table-cell office:value-type="string">
            <text:p>____for_(Integer_i_=_1;_i_&lt;_parsementz.size_();_i++)</text:p>
          </table:table-cell>
          <table:table-cell table:number-columns-repeated="251"/>
        </table:table-row>
        <table:table-row table:style-name="ro1">
          <table:table-cell table:formula="oooc:=LOW(QUIET([.A387];[.D388]))" office:value-type="string" office:string-value="pln:">
            <text:p>pln:</text:p>
          </table:table-cell>
          <table:table-cell table:formula="oooc:=LOW(QUIET([.B387];[.D388]))" office:value-type="string" office:string-value="info.lrbh.codive.schema.template">
            <text:p>info.lrbh.codive.schema.template</text:p>
          </table:table-cell>
          <table:table-cell table:formula="oooc:=QUIET([.C387];[.D388])" office:value-type="string" office:string-value="Linker">
            <text:p>Linker</text:p>
          </table:table-cell>
          <table:table-cell office:value-type="float" office:value="98">
            <text:p>98</text:p>
          </table:table-cell>
          <table:table-cell office:value-type="string">
            <text:p>______rest.add_(parsementz.get_(i));</text:p>
          </table:table-cell>
          <table:table-cell table:number-columns-repeated="251"/>
        </table:table-row>
        <table:table-row table:style-name="ro1">
          <table:table-cell table:formula="oooc:=LOW(QUIET([.A388];[.D389]))" office:value-type="string" office:string-value="pln:">
            <text:p>pln:</text:p>
          </table:table-cell>
          <table:table-cell table:formula="oooc:=LOW(QUIET([.B388];[.D389]))" office:value-type="string" office:string-value="info.lrbh.codive.schema.template">
            <text:p>info.lrbh.codive.schema.template</text:p>
          </table:table-cell>
          <table:table-cell table:formula="oooc:=QUIET([.C388];[.D389])" office:value-type="string" office:string-value="Linker">
            <text:p>Linker</text:p>
          </table:table-cell>
          <table:table-cell office:value-type="float" office:value="99">
            <text:p>99</text:p>
          </table:table-cell>
          <table:table-cell office:value-type="string">
            <text:p>__return_rest;</text:p>
          </table:table-cell>
          <table:table-cell table:number-columns-repeated="251"/>
        </table:table-row>
        <table:table-row table:style-name="ro1">
          <table:table-cell table:formula="oooc:=LOW(QUIET([.A389];[.D390]))" office:value-type="string" office:string-value="pln:">
            <text:p>pln:</text:p>
          </table:table-cell>
          <table:table-cell table:formula="oooc:=LOW(QUIET([.B389];[.D390]))" office:value-type="string" office:string-value="info.lrbh.codive.schema.template">
            <text:p>info.lrbh.codive.schema.template</text:p>
          </table:table-cell>
          <table:table-cell table:formula="oooc:=QUIET([.C389];[.D390])" office:value-type="string" office:string-value="Linker">
            <text:p>Linker</text:p>
          </table:table-cell>
          <table:table-cell office:value-type="float" office:value="100">
            <text:p>100</text:p>
          </table:table-cell>
          <table:table-cell office:value-type="string">
            <text:p>}</text:p>
          </table:table-cell>
          <table:table-cell table:number-columns-repeated="251"/>
        </table:table-row>
        <table:table-row table:style-name="ro1">
          <table:table-cell table:formula="oooc:=LOW(QUIET([.A390];[.D391]))" office:value-type="string" office:string-value="pln:">
            <text:p>pln:</text:p>
          </table:table-cell>
          <table:table-cell table:formula="oooc:=LOW(QUIET([.B390];[.D391]))" office:value-type="string" office:string-value="info.lrbh.codive.schema.template">
            <text:p>info.lrbh.codive.schema.template</text:p>
          </table:table-cell>
          <table:table-cell table:formula="oooc:=QUIET([.C390];[.D391])" office:value-type="string" office:string-value="Linker">
            <text:p>Linker</text:p>
          </table:table-cell>
          <table:table-cell office:value-type="float" office:value="101">
            <text:p>101</text:p>
          </table:table-cell>
          <table:table-cell office:value-type="string">
            <text:p>_</text:p>
          </table:table-cell>
          <table:table-cell table:number-columns-repeated="251"/>
        </table:table-row>
        <table:table-row table:style-name="ro1">
          <table:table-cell table:formula="oooc:=LOW(QUIET([.A391];[.D392]))" office:value-type="string" office:string-value="pln:">
            <text:p>pln:</text:p>
          </table:table-cell>
          <table:table-cell table:formula="oooc:=LOW(QUIET([.B391];[.D392]))" office:value-type="string" office:string-value="info.lrbh.codive.schema.template">
            <text:p>info.lrbh.codive.schema.template</text:p>
          </table:table-cell>
          <table:table-cell table:formula="oooc:=QUIET([.C391];[.D392])" office:value-type="string" office:string-value="Linker">
            <text:p>Linker</text:p>
          </table:table-cell>
          <table:table-cell office:value-type="float" office:value="102">
            <text:p>102</text:p>
          </table:table-cell>
          <table:table-cell office:value-type="string">
            <text:p>private_static_final_List_&lt;Parsement&gt;_postCondition_(List_&lt;Parsement&gt;_parsementz)</text:p>
          </table:table-cell>
          <table:table-cell table:number-columns-repeated="251"/>
        </table:table-row>
        <table:table-row table:style-name="ro1">
          <table:table-cell table:formula="oooc:=LOW(QUIET([.A392];[.D393]))" office:value-type="string" office:string-value="pln:">
            <text:p>pln:</text:p>
          </table:table-cell>
          <table:table-cell table:formula="oooc:=LOW(QUIET([.B392];[.D393]))" office:value-type="string" office:string-value="info.lrbh.codive.schema.template">
            <text:p>info.lrbh.codive.schema.template</text:p>
          </table:table-cell>
          <table:table-cell table:formula="oooc:=QUIET([.C392];[.D393])" office:value-type="string" office:string-value="Linker">
            <text:p>Linker</text:p>
          </table:table-cell>
          <table:table-cell office:value-type="float" office:value="103">
            <text:p>103</text:p>
          </table:table-cell>
          <table:table-cell office:value-type="string">
            <text:p>{</text:p>
          </table:table-cell>
          <table:table-cell table:number-columns-repeated="251"/>
        </table:table-row>
        <table:table-row table:style-name="ro1">
          <table:table-cell table:formula="oooc:=LOW(QUIET([.A393];[.D394]))" office:value-type="string" office:string-value="pln:">
            <text:p>pln:</text:p>
          </table:table-cell>
          <table:table-cell table:formula="oooc:=LOW(QUIET([.B393];[.D394]))" office:value-type="string" office:string-value="info.lrbh.codive.schema.template">
            <text:p>info.lrbh.codive.schema.template</text:p>
          </table:table-cell>
          <table:table-cell table:formula="oooc:=QUIET([.C393];[.D394])" office:value-type="string" office:string-value="Linker">
            <text:p>Linker</text:p>
          </table:table-cell>
          <table:table-cell office:value-type="float" office:value="104">
            <text:p>104</text:p>
          </table:table-cell>
          <table:table-cell office:value-type="string">
            <text:p>__return_idsAlternative_(first_(parsementz))?</text:p>
          </table:table-cell>
          <table:table-cell table:number-columns-repeated="251"/>
        </table:table-row>
        <table:table-row table:style-name="ro1">
          <table:table-cell table:formula="oooc:=LOW(QUIET([.A394];[.D395]))" office:value-type="string" office:string-value="pln:">
            <text:p>pln:</text:p>
          </table:table-cell>
          <table:table-cell table:formula="oooc:=LOW(QUIET([.B394];[.D395]))" office:value-type="string" office:string-value="info.lrbh.codive.schema.template">
            <text:p>info.lrbh.codive.schema.template</text:p>
          </table:table-cell>
          <table:table-cell table:formula="oooc:=QUIET([.C394];[.D395])" office:value-type="string" office:string-value="Linker">
            <text:p>Linker</text:p>
          </table:table-cell>
          <table:table-cell office:value-type="float" office:value="105">
            <text:p>105</text:p>
          </table:table-cell>
          <table:table-cell office:value-type="string">
            <text:p>____rest_(parsementz)@1__//_to_be@1_postCondition_(rest_(parsementz))</text:p>
          </table:table-cell>
          <table:table-cell table:number-columns-repeated="251"/>
        </table:table-row>
        <table:table-row table:style-name="ro1">
          <table:table-cell table:formula="oooc:=LOW(QUIET([.A395];[.D396]))" office:value-type="string" office:string-value="pln:">
            <text:p>pln:</text:p>
          </table:table-cell>
          <table:table-cell table:formula="oooc:=LOW(QUIET([.B395];[.D396]))" office:value-type="string" office:string-value="info.lrbh.codive.schema.template">
            <text:p>info.lrbh.codive.schema.template</text:p>
          </table:table-cell>
          <table:table-cell table:formula="oooc:=QUIET([.C395];[.D396])" office:value-type="string" office:string-value="Linker">
            <text:p>Linker</text:p>
          </table:table-cell>
          <table:table-cell office:value-type="float" office:value="106">
            <text:p>106</text:p>
          </table:table-cell>
          <table:table-cell office:value-type="string">
            <text:p>____parsementz;</text:p>
          </table:table-cell>
          <table:table-cell table:number-columns-repeated="251"/>
        </table:table-row>
        <table:table-row table:style-name="ro1">
          <table:table-cell table:formula="oooc:=LOW(QUIET([.A396];[.D397]))" office:value-type="string" office:string-value="pln:">
            <text:p>pln:</text:p>
          </table:table-cell>
          <table:table-cell table:formula="oooc:=LOW(QUIET([.B396];[.D397]))" office:value-type="string" office:string-value="info.lrbh.codive.schema.template">
            <text:p>info.lrbh.codive.schema.template</text:p>
          </table:table-cell>
          <table:table-cell table:formula="oooc:=QUIET([.C396];[.D397])" office:value-type="string" office:string-value="Linker">
            <text:p>Linker</text:p>
          </table:table-cell>
          <table:table-cell office:value-type="float" office:value="107">
            <text:p>107</text:p>
          </table:table-cell>
          <table:table-cell office:value-type="string">
            <text:p>}</text:p>
          </table:table-cell>
          <table:table-cell table:number-columns-repeated="251"/>
        </table:table-row>
        <table:table-row table:style-name="ro1">
          <table:table-cell table:formula="oooc:=LOW(QUIET([.A397];[.D398]))" office:value-type="string" office:string-value="pln:">
            <text:p>pln:</text:p>
          </table:table-cell>
          <table:table-cell table:formula="oooc:=LOW(QUIET([.B397];[.D398]))" office:value-type="string" office:string-value="info.lrbh.codive.schema.template">
            <text:p>info.lrbh.codive.schema.template</text:p>
          </table:table-cell>
          <table:table-cell table:formula="oooc:=QUIET([.C397];[.D398])" office:value-type="string" office:string-value="Linker">
            <text:p>Linker</text:p>
          </table:table-cell>
          <table:table-cell office:value-type="float" office:value="108">
            <text:p>108</text:p>
          </table:table-cell>
          <table:table-cell office:value-type="string">
            <text:p>_</text:p>
          </table:table-cell>
          <table:table-cell table:number-columns-repeated="251"/>
        </table:table-row>
        <table:table-row table:style-name="ro2">
          <table:table-cell table:formula="oooc:=LOW(QUIET([.A398];[.D399]))" office:value-type="string" office:string-value="pln:">
            <text:p>pln:</text:p>
          </table:table-cell>
          <table:table-cell table:formula="oooc:=LOW(QUIET([.B398];[.D399]))" office:value-type="string" office:string-value="info.lrbh.codive.schema.template">
            <text:p>info.lrbh.codive.schema.template</text:p>
          </table:table-cell>
          <table:table-cell table:formula="oooc:=QUIET([.C398];[.D399])" office:value-type="string" office:string-value="Linker">
            <text:p>Linker</text:p>
          </table:table-cell>
          <table:table-cell office:value-type="float" office:value="109">
            <text:p>109</text:p>
          </table:table-cell>
          <table:table-cell office:value-type="string">
            <text:p>private_static_final_List_&lt;Link&gt;_constant_(Parsement_parsement)</text:p>
          </table:table-cell>
          <table:table-cell table:number-columns-repeated="251"/>
        </table:table-row>
        <table:table-row table:style-name="ro1">
          <table:table-cell table:formula="oooc:=LOW(QUIET([.A399];[.D400]))" office:value-type="string" office:string-value="pln:">
            <text:p>pln:</text:p>
          </table:table-cell>
          <table:table-cell table:formula="oooc:=LOW(QUIET([.B399];[.D400]))" office:value-type="string" office:string-value="info.lrbh.codive.schema.template">
            <text:p>info.lrbh.codive.schema.template</text:p>
          </table:table-cell>
          <table:table-cell table:formula="oooc:=QUIET([.C399];[.D400])" office:value-type="string" office:string-value="Linker">
            <text:p>Linker</text:p>
          </table:table-cell>
          <table:table-cell office:value-type="float" office:value="110">
            <text:p>110</text:p>
          </table:table-cell>
          <table:table-cell office:value-type="string">
            <text:p>{</text:p>
          </table:table-cell>
          <table:table-cell table:number-columns-repeated="251"/>
        </table:table-row>
        <table:table-row table:style-name="ro1">
          <table:table-cell table:formula="oooc:=LOW(QUIET([.A400];[.D401]))" office:value-type="string" office:string-value="pln:">
            <text:p>pln:</text:p>
          </table:table-cell>
          <table:table-cell table:formula="oooc:=LOW(QUIET([.B400];[.D401]))" office:value-type="string" office:string-value="info.lrbh.codive.schema.template">
            <text:p>info.lrbh.codive.schema.template</text:p>
          </table:table-cell>
          <table:table-cell table:formula="oooc:=QUIET([.C400];[.D401])" office:value-type="string" office:string-value="Linker">
            <text:p>Linker</text:p>
          </table:table-cell>
          <table:table-cell office:value-type="float" office:value="111">
            <text:p>111</text:p>
          </table:table-cell>
          <table:table-cell office:value-type="string">
            <text:p>__List_&lt;Link&gt;_linkz_=_new_ArrayList_&lt;Link&gt;_();</text:p>
          </table:table-cell>
          <table:table-cell table:number-columns-repeated="251"/>
        </table:table-row>
        <table:table-row table:style-name="ro1">
          <table:table-cell table:formula="oooc:=LOW(QUIET([.A401];[.D402]))" office:value-type="string" office:string-value="pln:">
            <text:p>pln:</text:p>
          </table:table-cell>
          <table:table-cell table:formula="oooc:=LOW(QUIET([.B401];[.D402]))" office:value-type="string" office:string-value="info.lrbh.codive.schema.template">
            <text:p>info.lrbh.codive.schema.template</text:p>
          </table:table-cell>
          <table:table-cell table:formula="oooc:=QUIET([.C401];[.D402])" office:value-type="string" office:string-value="Linker">
            <text:p>Linker</text:p>
          </table:table-cell>
          <table:table-cell office:value-type="float" office:value="112">
            <text:p>112</text:p>
          </table:table-cell>
          <table:table-cell office:value-type="string">
            <text:p>__Link_link_=_new_Link_();</text:p>
          </table:table-cell>
          <table:table-cell table:number-columns-repeated="251"/>
        </table:table-row>
        <table:table-row table:style-name="ro1">
          <table:table-cell table:formula="oooc:=LOW(QUIET([.A402];[.D403]))" office:value-type="string" office:string-value="pln:">
            <text:p>pln:</text:p>
          </table:table-cell>
          <table:table-cell table:formula="oooc:=LOW(QUIET([.B402];[.D403]))" office:value-type="string" office:string-value="info.lrbh.codive.schema.template">
            <text:p>info.lrbh.codive.schema.template</text:p>
          </table:table-cell>
          <table:table-cell table:formula="oooc:=QUIET([.C402];[.D403])" office:value-type="string" office:string-value="Linker">
            <text:p>Linker</text:p>
          </table:table-cell>
          <table:table-cell office:value-type="float" office:value="113">
            <text:p>113</text:p>
          </table:table-cell>
          <table:table-cell office:value-type="string">
            <text:p>__link.setValue_(((Constant)_parsement).value_());</text:p>
          </table:table-cell>
          <table:table-cell table:number-columns-repeated="251"/>
        </table:table-row>
        <table:table-row table:style-name="ro1">
          <table:table-cell table:formula="oooc:=LOW(QUIET([.A403];[.D404]))" office:value-type="string" office:string-value="pln:">
            <text:p>pln:</text:p>
          </table:table-cell>
          <table:table-cell table:formula="oooc:=LOW(QUIET([.B403];[.D404]))" office:value-type="string" office:string-value="info.lrbh.codive.schema.template">
            <text:p>info.lrbh.codive.schema.template</text:p>
          </table:table-cell>
          <table:table-cell table:formula="oooc:=QUIET([.C403];[.D404])" office:value-type="string" office:string-value="Linker">
            <text:p>Linker</text:p>
          </table:table-cell>
          <table:table-cell office:value-type="float" office:value="114">
            <text:p>114</text:p>
          </table:table-cell>
          <table:table-cell office:value-type="string">
            <text:p>__linkz.add_(link);</text:p>
          </table:table-cell>
          <table:table-cell table:number-columns-repeated="251"/>
        </table:table-row>
        <table:table-row table:style-name="ro1">
          <table:table-cell table:formula="oooc:=LOW(QUIET([.A404];[.D405]))" office:value-type="string" office:string-value="pln:">
            <text:p>pln:</text:p>
          </table:table-cell>
          <table:table-cell table:formula="oooc:=LOW(QUIET([.B404];[.D405]))" office:value-type="string" office:string-value="info.lrbh.codive.schema.template">
            <text:p>info.lrbh.codive.schema.template</text:p>
          </table:table-cell>
          <table:table-cell table:formula="oooc:=QUIET([.C404];[.D405])" office:value-type="string" office:string-value="Linker">
            <text:p>Linker</text:p>
          </table:table-cell>
          <table:table-cell office:value-type="float" office:value="115">
            <text:p>115</text:p>
          </table:table-cell>
          <table:table-cell office:value-type="string">
            <text:p>__return_linkz;</text:p>
          </table:table-cell>
          <table:table-cell table:number-columns-repeated="251"/>
        </table:table-row>
        <table:table-row table:style-name="ro1">
          <table:table-cell table:formula="oooc:=LOW(QUIET([.A405];[.D406]))" office:value-type="string" office:string-value="pln:">
            <text:p>pln:</text:p>
          </table:table-cell>
          <table:table-cell table:formula="oooc:=LOW(QUIET([.B405];[.D406]))" office:value-type="string" office:string-value="info.lrbh.codive.schema.template">
            <text:p>info.lrbh.codive.schema.template</text:p>
          </table:table-cell>
          <table:table-cell table:formula="oooc:=QUIET([.C405];[.D406])" office:value-type="string" office:string-value="Linker">
            <text:p>Linker</text:p>
          </table:table-cell>
          <table:table-cell office:value-type="float" office:value="116">
            <text:p>116</text:p>
          </table:table-cell>
          <table:table-cell office:value-type="string">
            <text:p>}</text:p>
          </table:table-cell>
          <table:table-cell table:number-columns-repeated="251"/>
        </table:table-row>
        <table:table-row table:style-name="ro1">
          <table:table-cell table:formula="oooc:=LOW(QUIET([.A406];[.D407]))" office:value-type="string" office:string-value="pln:">
            <text:p>pln:</text:p>
          </table:table-cell>
          <table:table-cell table:formula="oooc:=LOW(QUIET([.B406];[.D407]))" office:value-type="string" office:string-value="info.lrbh.codive.schema.template">
            <text:p>info.lrbh.codive.schema.template</text:p>
          </table:table-cell>
          <table:table-cell table:formula="oooc:=QUIET([.C406];[.D407])" office:value-type="string" office:string-value="Linker">
            <text:p>Linker</text:p>
          </table:table-cell>
          <table:table-cell office:value-type="float" office:value="117">
            <text:p>117</text:p>
          </table:table-cell>
          <table:table-cell office:value-type="string">
            <text:p>_</text:p>
          </table:table-cell>
          <table:table-cell table:number-columns-repeated="251"/>
        </table:table-row>
        <table:table-row table:style-name="ro1">
          <table:table-cell table:formula="oooc:=LOW(QUIET([.A407];[.D408]))" office:value-type="string" office:string-value="pln:">
            <text:p>pln:</text:p>
          </table:table-cell>
          <table:table-cell table:formula="oooc:=LOW(QUIET([.B407];[.D408]))" office:value-type="string" office:string-value="info.lrbh.codive.schema.template">
            <text:p>info.lrbh.codive.schema.template</text:p>
          </table:table-cell>
          <table:table-cell table:formula="oooc:=QUIET([.C407];[.D408])" office:value-type="string" office:string-value="Linker">
            <text:p>Linker</text:p>
          </table:table-cell>
          <table:table-cell office:value-type="float" office:value="118">
            <text:p>118</text:p>
          </table:table-cell>
          <table:table-cell office:value-type="string">
            <text:p>private_static_final_List_&lt;Link&gt;_variable_(Parsement_parsement)</text:p>
          </table:table-cell>
          <table:table-cell table:number-columns-repeated="251"/>
        </table:table-row>
        <table:table-row table:style-name="ro1">
          <table:table-cell table:formula="oooc:=LOW(QUIET([.A408];[.D409]))" office:value-type="string" office:string-value="pln:">
            <text:p>pln:</text:p>
          </table:table-cell>
          <table:table-cell table:formula="oooc:=LOW(QUIET([.B408];[.D409]))" office:value-type="string" office:string-value="info.lrbh.codive.schema.template">
            <text:p>info.lrbh.codive.schema.template</text:p>
          </table:table-cell>
          <table:table-cell table:formula="oooc:=QUIET([.C408];[.D409])" office:value-type="string" office:string-value="Linker">
            <text:p>Linker</text:p>
          </table:table-cell>
          <table:table-cell office:value-type="float" office:value="119">
            <text:p>119</text:p>
          </table:table-cell>
          <table:table-cell office:value-type="string">
            <text:p>{</text:p>
          </table:table-cell>
          <table:table-cell table:number-columns-repeated="251"/>
        </table:table-row>
        <table:table-row table:style-name="ro1">
          <table:table-cell table:formula="oooc:=LOW(QUIET([.A409];[.D410]))" office:value-type="string" office:string-value="pln:">
            <text:p>pln:</text:p>
          </table:table-cell>
          <table:table-cell table:formula="oooc:=LOW(QUIET([.B409];[.D410]))" office:value-type="string" office:string-value="info.lrbh.codive.schema.template">
            <text:p>info.lrbh.codive.schema.template</text:p>
          </table:table-cell>
          <table:table-cell table:formula="oooc:=QUIET([.C409];[.D410])" office:value-type="string" office:string-value="Linker">
            <text:p>Linker</text:p>
          </table:table-cell>
          <table:table-cell office:value-type="float" office:value="120">
            <text:p>120</text:p>
          </table:table-cell>
          <table:table-cell office:value-type="string">
            <text:p>__List_&lt;Link&gt;_linkz_=_new_ArrayList_&lt;Link&gt;_();</text:p>
          </table:table-cell>
          <table:table-cell table:number-columns-repeated="251"/>
        </table:table-row>
        <table:table-row table:style-name="ro1">
          <table:table-cell table:formula="oooc:=LOW(QUIET([.A410];[.D411]))" office:value-type="string" office:string-value="pln:">
            <text:p>pln:</text:p>
          </table:table-cell>
          <table:table-cell table:formula="oooc:=LOW(QUIET([.B410];[.D411]))" office:value-type="string" office:string-value="info.lrbh.codive.schema.template">
            <text:p>info.lrbh.codive.schema.template</text:p>
          </table:table-cell>
          <table:table-cell table:formula="oooc:=QUIET([.C410];[.D411])" office:value-type="string" office:string-value="Linker">
            <text:p>Linker</text:p>
          </table:table-cell>
          <table:table-cell office:value-type="float" office:value="121">
            <text:p>121</text:p>
          </table:table-cell>
          <table:table-cell office:value-type="string">
            <text:p>__Link_link_=_new_Link_();</text:p>
          </table:table-cell>
          <table:table-cell table:number-columns-repeated="251"/>
        </table:table-row>
        <table:table-row table:style-name="ro1">
          <table:table-cell table:formula="oooc:=LOW(QUIET([.A411];[.D412]))" office:value-type="string" office:string-value="pln:">
            <text:p>pln:</text:p>
          </table:table-cell>
          <table:table-cell table:formula="oooc:=LOW(QUIET([.B411];[.D412]))" office:value-type="string" office:string-value="info.lrbh.codive.schema.template">
            <text:p>info.lrbh.codive.schema.template</text:p>
          </table:table-cell>
          <table:table-cell table:formula="oooc:=QUIET([.C411];[.D412])" office:value-type="string" office:string-value="Linker">
            <text:p>Linker</text:p>
          </table:table-cell>
          <table:table-cell office:value-type="float" office:value="122">
            <text:p>122</text:p>
          </table:table-cell>
          <table:table-cell office:value-type="string">
            <text:p>__Variable_variable_=_(Variable)_parsement;</text:p>
          </table:table-cell>
          <table:table-cell table:number-columns-repeated="251"/>
        </table:table-row>
        <table:table-row table:style-name="ro1">
          <table:table-cell table:formula="oooc:=LOW(QUIET([.A412];[.D413]))" office:value-type="string" office:string-value="pln:">
            <text:p>pln:</text:p>
          </table:table-cell>
          <table:table-cell table:formula="oooc:=LOW(QUIET([.B412];[.D413]))" office:value-type="string" office:string-value="info.lrbh.codive.schema.template">
            <text:p>info.lrbh.codive.schema.template</text:p>
          </table:table-cell>
          <table:table-cell table:formula="oooc:=QUIET([.C412];[.D413])" office:value-type="string" office:string-value="Linker">
            <text:p>Linker</text:p>
          </table:table-cell>
          <table:table-cell office:value-type="float" office:value="123">
            <text:p>123</text:p>
          </table:table-cell>
          <table:table-cell office:value-type="string">
            <text:p>__Record_record_=_context.get_(variable.qualifier_());</text:p>
          </table:table-cell>
          <table:table-cell table:number-columns-repeated="251"/>
        </table:table-row>
        <table:table-row table:style-name="ro1">
          <table:table-cell table:formula="oooc:=LOW(QUIET([.A413];[.D414]))" office:value-type="string" office:string-value="pln:">
            <text:p>pln:</text:p>
          </table:table-cell>
          <table:table-cell table:formula="oooc:=LOW(QUIET([.B413];[.D414]))" office:value-type="string" office:string-value="info.lrbh.codive.schema.template">
            <text:p>info.lrbh.codive.schema.template</text:p>
          </table:table-cell>
          <table:table-cell table:formula="oooc:=QUIET([.C413];[.D414])" office:value-type="string" office:string-value="Linker">
            <text:p>Linker</text:p>
          </table:table-cell>
          <table:table-cell office:value-type="float" office:value="124">
            <text:p>124</text:p>
          </table:table-cell>
          <table:table-cell office:value-type="string">
            <text:p>__String_value_=_record.valuez_().get_(variable.identifier_());</text:p>
          </table:table-cell>
          <table:table-cell table:number-columns-repeated="251"/>
        </table:table-row>
        <table:table-row table:style-name="ro1">
          <table:table-cell table:formula="oooc:=LOW(QUIET([.A414];[.D415]))" office:value-type="string" office:string-value="pln:">
            <text:p>pln:</text:p>
          </table:table-cell>
          <table:table-cell table:formula="oooc:=LOW(QUIET([.B414];[.D415]))" office:value-type="string" office:string-value="info.lrbh.codive.schema.template">
            <text:p>info.lrbh.codive.schema.template</text:p>
          </table:table-cell>
          <table:table-cell table:formula="oooc:=QUIET([.C414];[.D415])" office:value-type="string" office:string-value="Linker">
            <text:p>Linker</text:p>
          </table:table-cell>
          <table:table-cell office:value-type="float" office:value="125">
            <text:p>125</text:p>
          </table:table-cell>
          <table:table-cell office:value-type="string">
            <text:p>__link.setValue_(value);</text:p>
          </table:table-cell>
          <table:table-cell table:number-columns-repeated="251"/>
        </table:table-row>
        <table:table-row table:style-name="ro1">
          <table:table-cell table:formula="oooc:=LOW(QUIET([.A415];[.D416]))" office:value-type="string" office:string-value="pln:">
            <text:p>pln:</text:p>
          </table:table-cell>
          <table:table-cell table:formula="oooc:=LOW(QUIET([.B415];[.D416]))" office:value-type="string" office:string-value="info.lrbh.codive.schema.template">
            <text:p>info.lrbh.codive.schema.template</text:p>
          </table:table-cell>
          <table:table-cell table:formula="oooc:=QUIET([.C415];[.D416])" office:value-type="string" office:string-value="Linker">
            <text:p>Linker</text:p>
          </table:table-cell>
          <table:table-cell office:value-type="float" office:value="126">
            <text:p>126</text:p>
          </table:table-cell>
          <table:table-cell office:value-type="string">
            <text:p>__linkz.add_(link);</text:p>
          </table:table-cell>
          <table:table-cell table:number-columns-repeated="251"/>
        </table:table-row>
        <table:table-row table:style-name="ro1">
          <table:table-cell table:formula="oooc:=LOW(QUIET([.A416];[.D417]))" office:value-type="string" office:string-value="pln:">
            <text:p>pln:</text:p>
          </table:table-cell>
          <table:table-cell table:formula="oooc:=LOW(QUIET([.B416];[.D417]))" office:value-type="string" office:string-value="info.lrbh.codive.schema.template">
            <text:p>info.lrbh.codive.schema.template</text:p>
          </table:table-cell>
          <table:table-cell table:formula="oooc:=QUIET([.C416];[.D417])" office:value-type="string" office:string-value="Linker">
            <text:p>Linker</text:p>
          </table:table-cell>
          <table:table-cell office:value-type="float" office:value="127">
            <text:p>127</text:p>
          </table:table-cell>
          <table:table-cell office:value-type="string">
            <text:p>__return_linkz;</text:p>
          </table:table-cell>
          <table:table-cell table:number-columns-repeated="251"/>
        </table:table-row>
        <table:table-row table:style-name="ro1">
          <table:table-cell table:formula="oooc:=LOW(QUIET([.A417];[.D418]))" office:value-type="string" office:string-value="pln:">
            <text:p>pln:</text:p>
          </table:table-cell>
          <table:table-cell table:formula="oooc:=LOW(QUIET([.B417];[.D418]))" office:value-type="string" office:string-value="info.lrbh.codive.schema.template">
            <text:p>info.lrbh.codive.schema.template</text:p>
          </table:table-cell>
          <table:table-cell table:formula="oooc:=QUIET([.C417];[.D418])" office:value-type="string" office:string-value="Linker">
            <text:p>Linker</text:p>
          </table:table-cell>
          <table:table-cell office:value-type="float" office:value="128">
            <text:p>128</text:p>
          </table:table-cell>
          <table:table-cell office:value-type="string">
            <text:p>}</text:p>
          </table:table-cell>
          <table:table-cell table:number-columns-repeated="251"/>
        </table:table-row>
        <table:table-row table:style-name="ro1">
          <table:table-cell table:formula="oooc:=LOW(QUIET([.A418];[.D419]))" office:value-type="string" office:string-value="pln:">
            <text:p>pln:</text:p>
          </table:table-cell>
          <table:table-cell table:formula="oooc:=LOW(QUIET([.B418];[.D419]))" office:value-type="string" office:string-value="info.lrbh.codive.schema.template">
            <text:p>info.lrbh.codive.schema.template</text:p>
          </table:table-cell>
          <table:table-cell table:formula="oooc:=QUIET([.C418];[.D419])" office:value-type="string" office:string-value="Linker">
            <text:p>Linker</text:p>
          </table:table-cell>
          <table:table-cell office:value-type="float" office:value="129">
            <text:p>129</text:p>
          </table:table-cell>
          <table:table-cell office:value-type="string">
            <text:p>_</text:p>
          </table:table-cell>
          <table:table-cell table:number-columns-repeated="251"/>
        </table:table-row>
        <table:table-row table:style-name="ro1">
          <table:table-cell table:formula="oooc:=LOW(QUIET([.A419];[.D420]))" office:value-type="string" office:string-value="pln:">
            <text:p>pln:</text:p>
          </table:table-cell>
          <table:table-cell table:formula="oooc:=LOW(QUIET([.B419];[.D420]))" office:value-type="string" office:string-value="info.lrbh.codive.schema.template">
            <text:p>info.lrbh.codive.schema.template</text:p>
          </table:table-cell>
          <table:table-cell table:formula="oooc:=QUIET([.C419];[.D420])" office:value-type="string" office:string-value="Linker">
            <text:p>Linker</text:p>
          </table:table-cell>
          <table:table-cell office:value-type="float" office:value="130">
            <text:p>130</text:p>
          </table:table-cell>
          <table:table-cell office:value-type="string">
            <text:p>private_static_final_List_&lt;Link&gt;_iteration_(Parsement_parsement,_List_&lt;String&gt;_keyz,_Map_&lt;String,_Record&gt;_recordz)</text:p>
          </table:table-cell>
          <table:table-cell table:number-columns-repeated="251"/>
        </table:table-row>
        <table:table-row table:style-name="ro1">
          <table:table-cell table:formula="oooc:=LOW(QUIET([.A420];[.D421]))" office:value-type="string" office:string-value="pln:">
            <text:p>pln:</text:p>
          </table:table-cell>
          <table:table-cell table:formula="oooc:=LOW(QUIET([.B420];[.D421]))" office:value-type="string" office:string-value="info.lrbh.codive.schema.template">
            <text:p>info.lrbh.codive.schema.template</text:p>
          </table:table-cell>
          <table:table-cell table:formula="oooc:=QUIET([.C420];[.D421])" office:value-type="string" office:string-value="Linker">
            <text:p>Linker</text:p>
          </table:table-cell>
          <table:table-cell office:value-type="float" office:value="131">
            <text:p>131</text:p>
          </table:table-cell>
          <table:table-cell office:value-type="string">
            <text:p>{</text:p>
          </table:table-cell>
          <table:table-cell table:number-columns-repeated="251"/>
        </table:table-row>
        <table:table-row table:style-name="ro1">
          <table:table-cell table:formula="oooc:=LOW(QUIET([.A421];[.D422]))" office:value-type="string" office:string-value="pln:">
            <text:p>pln:</text:p>
          </table:table-cell>
          <table:table-cell table:formula="oooc:=LOW(QUIET([.B421];[.D422]))" office:value-type="string" office:string-value="info.lrbh.codive.schema.template">
            <text:p>info.lrbh.codive.schema.template</text:p>
          </table:table-cell>
          <table:table-cell table:formula="oooc:=QUIET([.C421];[.D422])" office:value-type="string" office:string-value="Linker">
            <text:p>Linker</text:p>
          </table:table-cell>
          <table:table-cell office:value-type="float" office:value="132">
            <text:p>132</text:p>
          </table:table-cell>
          <table:table-cell office:value-type="string">
            <text:p>__List_&lt;Link&gt;_linkz_=_new_ArrayList_&lt;Link&gt;_();</text:p>
          </table:table-cell>
          <table:table-cell table:number-columns-repeated="251"/>
        </table:table-row>
        <table:table-row table:style-name="ro1">
          <table:table-cell table:formula="oooc:=LOW(QUIET([.A422];[.D423]))" office:value-type="string" office:string-value="pln:">
            <text:p>pln:</text:p>
          </table:table-cell>
          <table:table-cell table:formula="oooc:=LOW(QUIET([.B422];[.D423]))" office:value-type="string" office:string-value="info.lrbh.codive.schema.template">
            <text:p>info.lrbh.codive.schema.template</text:p>
          </table:table-cell>
          <table:table-cell table:formula="oooc:=QUIET([.C422];[.D423])" office:value-type="string" office:string-value="Linker">
            <text:p>Linker</text:p>
          </table:table-cell>
          <table:table-cell office:value-type="float" office:value="133">
            <text:p>133</text:p>
          </table:table-cell>
          <table:table-cell office:value-type="string">
            <text:p>__Iteration_iteration_=_(Iteration)_parsement;</text:p>
          </table:table-cell>
          <table:table-cell table:number-columns-repeated="251"/>
        </table:table-row>
        <table:table-row table:style-name="ro1">
          <table:table-cell table:formula="oooc:=LOW(QUIET([.A423];[.D424]))" office:value-type="string" office:string-value="pln:">
            <text:p>pln:</text:p>
          </table:table-cell>
          <table:table-cell table:formula="oooc:=LOW(QUIET([.B423];[.D424]))" office:value-type="string" office:string-value="info.lrbh.codive.schema.template">
            <text:p>info.lrbh.codive.schema.template</text:p>
          </table:table-cell>
          <table:table-cell table:formula="oooc:=QUIET([.C423];[.D424])" office:value-type="string" office:string-value="Linker">
            <text:p>Linker</text:p>
          </table:table-cell>
          <table:table-cell office:value-type="float" office:value="134">
            <text:p>134</text:p>
          </table:table-cell>
          <table:table-cell office:value-type="string">
            <text:p>__String_keyPrefix_=_keyPrefix_(iteration);</text:p>
          </table:table-cell>
          <table:table-cell table:number-columns-repeated="251"/>
        </table:table-row>
        <table:table-row table:style-name="ro1">
          <table:table-cell table:formula="oooc:=LOW(QUIET([.A424];[.D425]))" office:value-type="string" office:string-value="pln:">
            <text:p>pln:</text:p>
          </table:table-cell>
          <table:table-cell table:formula="oooc:=LOW(QUIET([.B424];[.D425]))" office:value-type="string" office:string-value="info.lrbh.codive.schema.template">
            <text:p>info.lrbh.codive.schema.template</text:p>
          </table:table-cell>
          <table:table-cell table:formula="oooc:=QUIET([.C424];[.D425])" office:value-type="string" office:string-value="Linker">
            <text:p>Linker</text:p>
          </table:table-cell>
          <table:table-cell office:value-type="float" office:value="135">
            <text:p>135</text:p>
          </table:table-cell>
          <table:table-cell office:value-type="string">
            <text:p>__for_(Record_record@1_recordz_(keyPrefix,_keyz,_recordz))</text:p>
          </table:table-cell>
          <table:table-cell table:number-columns-repeated="251"/>
        </table:table-row>
        <table:table-row table:style-name="ro1">
          <table:table-cell table:formula="oooc:=LOW(QUIET([.A425];[.D426]))" office:value-type="string" office:string-value="pln:">
            <text:p>pln:</text:p>
          </table:table-cell>
          <table:table-cell table:formula="oooc:=LOW(QUIET([.B425];[.D426]))" office:value-type="string" office:string-value="info.lrbh.codive.schema.template">
            <text:p>info.lrbh.codive.schema.template</text:p>
          </table:table-cell>
          <table:table-cell table:formula="oooc:=QUIET([.C425];[.D426])" office:value-type="string" office:string-value="Linker">
            <text:p>Linker</text:p>
          </table:table-cell>
          <table:table-cell office:value-type="float" office:value="136">
            <text:p>136</text:p>
          </table:table-cell>
          <table:table-cell office:value-type="string">
            <text:p>__{</text:p>
          </table:table-cell>
          <table:table-cell table:number-columns-repeated="251"/>
        </table:table-row>
        <table:table-row table:style-name="ro1">
          <table:table-cell table:formula="oooc:=LOW(QUIET([.A426];[.D427]))" office:value-type="string" office:string-value="pln:">
            <text:p>pln:</text:p>
          </table:table-cell>
          <table:table-cell table:formula="oooc:=LOW(QUIET([.B426];[.D427]))" office:value-type="string" office:string-value="info.lrbh.codive.schema.template">
            <text:p>info.lrbh.codive.schema.template</text:p>
          </table:table-cell>
          <table:table-cell table:formula="oooc:=QUIET([.C426];[.D427])" office:value-type="string" office:string-value="Linker">
            <text:p>Linker</text:p>
          </table:table-cell>
          <table:table-cell office:value-type="float" office:value="137">
            <text:p>137</text:p>
          </table:table-cell>
          <table:table-cell office:value-type="string">
            <text:p>____context.put_(iteration.qualifier_(),_record);</text:p>
          </table:table-cell>
          <table:table-cell table:number-columns-repeated="251"/>
        </table:table-row>
        <table:table-row table:style-name="ro1">
          <table:table-cell table:formula="oooc:=LOW(QUIET([.A427];[.D428]))" office:value-type="string" office:string-value="pln:">
            <text:p>pln:</text:p>
          </table:table-cell>
          <table:table-cell table:formula="oooc:=LOW(QUIET([.B427];[.D428]))" office:value-type="string" office:string-value="info.lrbh.codive.schema.template">
            <text:p>info.lrbh.codive.schema.template</text:p>
          </table:table-cell>
          <table:table-cell table:formula="oooc:=QUIET([.C427];[.D428])" office:value-type="string" office:string-value="Linker">
            <text:p>Linker</text:p>
          </table:table-cell>
          <table:table-cell office:value-type="float" office:value="138">
            <text:p>138</text:p>
          </table:table-cell>
          <table:table-cell office:value-type="string">
            <text:p>____linkz_=_linking_(iteration.parsementz_(),_keyz,_recordz);</text:p>
          </table:table-cell>
          <table:table-cell table:number-columns-repeated="251"/>
        </table:table-row>
        <table:table-row table:style-name="ro1">
          <table:table-cell table:formula="oooc:=LOW(QUIET([.A428];[.D429]))" office:value-type="string" office:string-value="pln:">
            <text:p>pln:</text:p>
          </table:table-cell>
          <table:table-cell table:formula="oooc:=LOW(QUIET([.B428];[.D429]))" office:value-type="string" office:string-value="info.lrbh.codive.schema.template">
            <text:p>info.lrbh.codive.schema.template</text:p>
          </table:table-cell>
          <table:table-cell table:formula="oooc:=QUIET([.C428];[.D429])" office:value-type="string" office:string-value="Linker">
            <text:p>Linker</text:p>
          </table:table-cell>
          <table:table-cell office:value-type="float" office:value="139">
            <text:p>139</text:p>
          </table:table-cell>
          <table:table-cell office:value-type="string">
            <text:p>__}</text:p>
          </table:table-cell>
          <table:table-cell table:number-columns-repeated="251"/>
        </table:table-row>
        <table:table-row table:style-name="ro1">
          <table:table-cell table:formula="oooc:=LOW(QUIET([.A429];[.D430]))" office:value-type="string" office:string-value="pln:">
            <text:p>pln:</text:p>
          </table:table-cell>
          <table:table-cell table:formula="oooc:=LOW(QUIET([.B429];[.D430]))" office:value-type="string" office:string-value="info.lrbh.codive.schema.template">
            <text:p>info.lrbh.codive.schema.template</text:p>
          </table:table-cell>
          <table:table-cell table:formula="oooc:=QUIET([.C429];[.D430])" office:value-type="string" office:string-value="Linker">
            <text:p>Linker</text:p>
          </table:table-cell>
          <table:table-cell office:value-type="float" office:value="140">
            <text:p>140</text:p>
          </table:table-cell>
          <table:table-cell office:value-type="string">
            <text:p>__context.remove_(iteration.qualifier_());</text:p>
          </table:table-cell>
          <table:table-cell table:number-columns-repeated="251"/>
        </table:table-row>
        <table:table-row table:style-name="ro1">
          <table:table-cell table:formula="oooc:=LOW(QUIET([.A430];[.D431]))" office:value-type="string" office:string-value="pln:">
            <text:p>pln:</text:p>
          </table:table-cell>
          <table:table-cell table:formula="oooc:=LOW(QUIET([.B430];[.D431]))" office:value-type="string" office:string-value="info.lrbh.codive.schema.template">
            <text:p>info.lrbh.codive.schema.template</text:p>
          </table:table-cell>
          <table:table-cell table:formula="oooc:=QUIET([.C430];[.D431])" office:value-type="string" office:string-value="Linker">
            <text:p>Linker</text:p>
          </table:table-cell>
          <table:table-cell office:value-type="float" office:value="141">
            <text:p>141</text:p>
          </table:table-cell>
          <table:table-cell office:value-type="string">
            <text:p>__return_linkz;</text:p>
          </table:table-cell>
          <table:table-cell table:number-columns-repeated="251"/>
        </table:table-row>
        <table:table-row table:style-name="ro1">
          <table:table-cell table:formula="oooc:=LOW(QUIET([.A431];[.D432]))" office:value-type="string" office:string-value="pln:">
            <text:p>pln:</text:p>
          </table:table-cell>
          <table:table-cell table:formula="oooc:=LOW(QUIET([.B431];[.D432]))" office:value-type="string" office:string-value="info.lrbh.codive.schema.template">
            <text:p>info.lrbh.codive.schema.template</text:p>
          </table:table-cell>
          <table:table-cell table:formula="oooc:=QUIET([.C431];[.D432])" office:value-type="string" office:string-value="Linker">
            <text:p>Linker</text:p>
          </table:table-cell>
          <table:table-cell office:value-type="float" office:value="142">
            <text:p>142</text:p>
          </table:table-cell>
          <table:table-cell office:value-type="string">
            <text:p>}</text:p>
          </table:table-cell>
          <table:table-cell table:number-columns-repeated="251"/>
        </table:table-row>
        <table:table-row table:style-name="ro1">
          <table:table-cell table:formula="oooc:=LOW(QUIET([.A432];[.D433]))" office:value-type="string" office:string-value="pln:">
            <text:p>pln:</text:p>
          </table:table-cell>
          <table:table-cell table:formula="oooc:=LOW(QUIET([.B432];[.D433]))" office:value-type="string" office:string-value="info.lrbh.codive.schema.template">
            <text:p>info.lrbh.codive.schema.template</text:p>
          </table:table-cell>
          <table:table-cell table:formula="oooc:=QUIET([.C432];[.D433])" office:value-type="string" office:string-value="Linker">
            <text:p>Linker</text:p>
          </table:table-cell>
          <table:table-cell office:value-type="float" office:value="143">
            <text:p>143</text:p>
          </table:table-cell>
          <table:table-cell office:value-type="string">
            <text:p>_</text:p>
          </table:table-cell>
          <table:table-cell table:number-columns-repeated="251"/>
        </table:table-row>
        <table:table-row table:style-name="ro1">
          <table:table-cell table:formula="oooc:=LOW(QUIET([.A433];[.D434]))" office:value-type="string" office:string-value="pln:">
            <text:p>pln:</text:p>
          </table:table-cell>
          <table:table-cell table:formula="oooc:=LOW(QUIET([.B433];[.D434]))" office:value-type="string" office:string-value="info.lrbh.codive.schema.template">
            <text:p>info.lrbh.codive.schema.template</text:p>
          </table:table-cell>
          <table:table-cell table:formula="oooc:=QUIET([.C433];[.D434])" office:value-type="string" office:string-value="Linker">
            <text:p>Linker</text:p>
          </table:table-cell>
          <table:table-cell office:value-type="float" office:value="144">
            <text:p>144</text:p>
          </table:table-cell>
          <table:table-cell office:value-type="string">
            <text:p>private_static_final_List_&lt;Link&gt;_block_(Parsement_parsement,_List_&lt;String&gt;_keyz,_Map_&lt;String,_Record&gt;_recordz)</text:p>
          </table:table-cell>
          <table:table-cell table:number-columns-repeated="251"/>
        </table:table-row>
        <table:table-row table:style-name="ro1">
          <table:table-cell table:formula="oooc:=LOW(QUIET([.A434];[.D435]))" office:value-type="string" office:string-value="pln:">
            <text:p>pln:</text:p>
          </table:table-cell>
          <table:table-cell table:formula="oooc:=LOW(QUIET([.B434];[.D435]))" office:value-type="string" office:string-value="info.lrbh.codive.schema.template">
            <text:p>info.lrbh.codive.schema.template</text:p>
          </table:table-cell>
          <table:table-cell table:formula="oooc:=QUIET([.C434];[.D435])" office:value-type="string" office:string-value="Linker">
            <text:p>Linker</text:p>
          </table:table-cell>
          <table:table-cell office:value-type="float" office:value="145">
            <text:p>145</text:p>
          </table:table-cell>
          <table:table-cell office:value-type="string">
            <text:p>{</text:p>
          </table:table-cell>
          <table:table-cell table:number-columns-repeated="251"/>
        </table:table-row>
        <table:table-row table:style-name="ro1">
          <table:table-cell table:formula="oooc:=LOW(QUIET([.A435];[.D436]))" office:value-type="string" office:string-value="pln:">
            <text:p>pln:</text:p>
          </table:table-cell>
          <table:table-cell table:formula="oooc:=LOW(QUIET([.B435];[.D436]))" office:value-type="string" office:string-value="info.lrbh.codive.schema.template">
            <text:p>info.lrbh.codive.schema.template</text:p>
          </table:table-cell>
          <table:table-cell table:formula="oooc:=QUIET([.C435];[.D436])" office:value-type="string" office:string-value="Linker">
            <text:p>Linker</text:p>
          </table:table-cell>
          <table:table-cell office:value-type="float" office:value="146">
            <text:p>146</text:p>
          </table:table-cell>
          <table:table-cell office:value-type="string">
            <text:p>__return_linking_(parsement.parsementz_(),_keyz,_recordz);</text:p>
          </table:table-cell>
          <table:table-cell table:number-columns-repeated="251"/>
        </table:table-row>
        <table:table-row table:style-name="ro1">
          <table:table-cell table:formula="oooc:=LOW(QUIET([.A436];[.D437]))" office:value-type="string" office:string-value="pln:">
            <text:p>pln:</text:p>
          </table:table-cell>
          <table:table-cell table:formula="oooc:=LOW(QUIET([.B436];[.D437]))" office:value-type="string" office:string-value="info.lrbh.codive.schema.template">
            <text:p>info.lrbh.codive.schema.template</text:p>
          </table:table-cell>
          <table:table-cell table:formula="oooc:=QUIET([.C436];[.D437])" office:value-type="string" office:string-value="Linker">
            <text:p>Linker</text:p>
          </table:table-cell>
          <table:table-cell office:value-type="float" office:value="147">
            <text:p>147</text:p>
          </table:table-cell>
          <table:table-cell office:value-type="string">
            <text:p>}</text:p>
          </table:table-cell>
          <table:table-cell table:number-columns-repeated="251"/>
        </table:table-row>
        <table:table-row table:style-name="ro1">
          <table:table-cell table:formula="oooc:=LOW(QUIET([.A437];[.D438]))" office:value-type="string" office:string-value="pln:">
            <text:p>pln:</text:p>
          </table:table-cell>
          <table:table-cell table:formula="oooc:=LOW(QUIET([.B437];[.D438]))" office:value-type="string" office:string-value="info.lrbh.codive.schema.template">
            <text:p>info.lrbh.codive.schema.template</text:p>
          </table:table-cell>
          <table:table-cell table:formula="oooc:=QUIET([.C437];[.D438])" office:value-type="string" office:string-value="Linker">
            <text:p>Linker</text:p>
          </table:table-cell>
          <table:table-cell office:value-type="float" office:value="148">
            <text:p>148</text:p>
          </table:table-cell>
          <table:table-cell office:value-type="string">
            <text:p>_</text:p>
          </table:table-cell>
          <table:table-cell table:number-columns-repeated="251"/>
        </table:table-row>
        <table:table-row table:style-name="ro1">
          <table:table-cell table:formula="oooc:=LOW(QUIET([.A438];[.D439]))" office:value-type="string" office:string-value="pln:">
            <text:p>pln:</text:p>
          </table:table-cell>
          <table:table-cell table:formula="oooc:=LOW(QUIET([.B438];[.D439]))" office:value-type="string" office:string-value="info.lrbh.codive.schema.template">
            <text:p>info.lrbh.codive.schema.template</text:p>
          </table:table-cell>
          <table:table-cell table:formula="oooc:=QUIET([.C438];[.D439])" office:value-type="string" office:string-value="Linker">
            <text:p>Linker</text:p>
          </table:table-cell>
          <table:table-cell office:value-type="float" office:value="149">
            <text:p>149</text:p>
          </table:table-cell>
          <table:table-cell office:value-type="string">
            <text:p>private_static_final_List_&lt;Link&gt;_union_(List_&lt;Link&gt;_leftz,_List_&lt;Link&gt;_rightz)</text:p>
          </table:table-cell>
          <table:table-cell table:number-columns-repeated="251"/>
        </table:table-row>
        <table:table-row table:style-name="ro1">
          <table:table-cell table:formula="oooc:=LOW(QUIET([.A439];[.D440]))" office:value-type="string" office:string-value="pln:">
            <text:p>pln:</text:p>
          </table:table-cell>
          <table:table-cell table:formula="oooc:=LOW(QUIET([.B439];[.D440]))" office:value-type="string" office:string-value="info.lrbh.codive.schema.template">
            <text:p>info.lrbh.codive.schema.template</text:p>
          </table:table-cell>
          <table:table-cell table:formula="oooc:=QUIET([.C439];[.D440])" office:value-type="string" office:string-value="Linker">
            <text:p>Linker</text:p>
          </table:table-cell>
          <table:table-cell office:value-type="float" office:value="150">
            <text:p>150</text:p>
          </table:table-cell>
          <table:table-cell office:value-type="string">
            <text:p>{</text:p>
          </table:table-cell>
          <table:table-cell table:number-columns-repeated="251"/>
        </table:table-row>
        <table:table-row table:style-name="ro1">
          <table:table-cell table:formula="oooc:=LOW(QUIET([.A440];[.D441]))" office:value-type="string" office:string-value="pln:">
            <text:p>pln:</text:p>
          </table:table-cell>
          <table:table-cell table:formula="oooc:=LOW(QUIET([.B440];[.D441]))" office:value-type="string" office:string-value="info.lrbh.codive.schema.template">
            <text:p>info.lrbh.codive.schema.template</text:p>
          </table:table-cell>
          <table:table-cell table:formula="oooc:=QUIET([.C440];[.D441])" office:value-type="string" office:string-value="Linker">
            <text:p>Linker</text:p>
          </table:table-cell>
          <table:table-cell office:value-type="float" office:value="151">
            <text:p>151</text:p>
          </table:table-cell>
          <table:table-cell office:value-type="string">
            <text:p>__List_&lt;Link&gt;_union_=_new_ArrayList_&lt;Link&gt;_();</text:p>
          </table:table-cell>
          <table:table-cell table:number-columns-repeated="251"/>
        </table:table-row>
        <table:table-row table:style-name="ro1">
          <table:table-cell table:formula="oooc:=LOW(QUIET([.A441];[.D442]))" office:value-type="string" office:string-value="pln:">
            <text:p>pln:</text:p>
          </table:table-cell>
          <table:table-cell table:formula="oooc:=LOW(QUIET([.B441];[.D442]))" office:value-type="string" office:string-value="info.lrbh.codive.schema.template">
            <text:p>info.lrbh.codive.schema.template</text:p>
          </table:table-cell>
          <table:table-cell table:formula="oooc:=QUIET([.C441];[.D442])" office:value-type="string" office:string-value="Linker">
            <text:p>Linker</text:p>
          </table:table-cell>
          <table:table-cell office:value-type="float" office:value="152">
            <text:p>152</text:p>
          </table:table-cell>
          <table:table-cell office:value-type="string">
            <text:p>__if_(leftz_!=_null)_union.addAll_(leftz);</text:p>
          </table:table-cell>
          <table:table-cell table:number-columns-repeated="251"/>
        </table:table-row>
        <table:table-row table:style-name="ro1">
          <table:table-cell table:formula="oooc:=LOW(QUIET([.A442];[.D443]))" office:value-type="string" office:string-value="pln:">
            <text:p>pln:</text:p>
          </table:table-cell>
          <table:table-cell table:formula="oooc:=LOW(QUIET([.B442];[.D443]))" office:value-type="string" office:string-value="info.lrbh.codive.schema.template">
            <text:p>info.lrbh.codive.schema.template</text:p>
          </table:table-cell>
          <table:table-cell table:formula="oooc:=QUIET([.C442];[.D443])" office:value-type="string" office:string-value="Linker">
            <text:p>Linker</text:p>
          </table:table-cell>
          <table:table-cell office:value-type="float" office:value="153">
            <text:p>153</text:p>
          </table:table-cell>
          <table:table-cell office:value-type="string">
            <text:p>__if_(rightz_!=_null)_union.addAll_(rightz);</text:p>
          </table:table-cell>
          <table:table-cell table:number-columns-repeated="251"/>
        </table:table-row>
        <table:table-row table:style-name="ro1">
          <table:table-cell table:formula="oooc:=LOW(QUIET([.A443];[.D444]))" office:value-type="string" office:string-value="pln:">
            <text:p>pln:</text:p>
          </table:table-cell>
          <table:table-cell table:formula="oooc:=LOW(QUIET([.B443];[.D444]))" office:value-type="string" office:string-value="info.lrbh.codive.schema.template">
            <text:p>info.lrbh.codive.schema.template</text:p>
          </table:table-cell>
          <table:table-cell table:formula="oooc:=QUIET([.C443];[.D444])" office:value-type="string" office:string-value="Linker">
            <text:p>Linker</text:p>
          </table:table-cell>
          <table:table-cell office:value-type="float" office:value="154">
            <text:p>154</text:p>
          </table:table-cell>
          <table:table-cell office:value-type="string">
            <text:p>__return_union;</text:p>
          </table:table-cell>
          <table:table-cell table:number-columns-repeated="251"/>
        </table:table-row>
        <table:table-row table:style-name="ro1">
          <table:table-cell table:formula="oooc:=LOW(QUIET([.A444];[.D445]))" office:value-type="string" office:string-value="pln:">
            <text:p>pln:</text:p>
          </table:table-cell>
          <table:table-cell table:formula="oooc:=LOW(QUIET([.B444];[.D445]))" office:value-type="string" office:string-value="info.lrbh.codive.schema.template">
            <text:p>info.lrbh.codive.schema.template</text:p>
          </table:table-cell>
          <table:table-cell table:formula="oooc:=QUIET([.C444];[.D445])" office:value-type="string" office:string-value="Linker">
            <text:p>Linker</text:p>
          </table:table-cell>
          <table:table-cell office:value-type="float" office:value="155">
            <text:p>155</text:p>
          </table:table-cell>
          <table:table-cell office:value-type="string">
            <text:p>}</text:p>
          </table:table-cell>
          <table:table-cell table:number-columns-repeated="251"/>
        </table:table-row>
        <table:table-row table:style-name="ro1">
          <table:table-cell table:formula="oooc:=LOW(QUIET([.A445];[.D446]))" office:value-type="string" office:string-value="pln:">
            <text:p>pln:</text:p>
          </table:table-cell>
          <table:table-cell table:formula="oooc:=LOW(QUIET([.B445];[.D446]))" office:value-type="string" office:string-value="info.lrbh.codive.schema.template">
            <text:p>info.lrbh.codive.schema.template</text:p>
          </table:table-cell>
          <table:table-cell table:formula="oooc:=QUIET([.C445];[.D446])" office:value-type="string" office:string-value="Linker">
            <text:p>Linker</text:p>
          </table:table-cell>
          <table:table-cell office:value-type="float" office:value="156">
            <text:p>156</text:p>
          </table:table-cell>
          <table:table-cell office:value-type="string">
            <text:p>_</text:p>
          </table:table-cell>
          <table:table-cell table:number-columns-repeated="251"/>
        </table:table-row>
        <table:table-row table:style-name="ro1">
          <table:table-cell table:formula="oooc:=LOW(QUIET([.A446];[.D447]))" office:value-type="string" office:string-value="pln:">
            <text:p>pln:</text:p>
          </table:table-cell>
          <table:table-cell table:formula="oooc:=LOW(QUIET([.B446];[.D447]))" office:value-type="string" office:string-value="info.lrbh.codive.schema.template">
            <text:p>info.lrbh.codive.schema.template</text:p>
          </table:table-cell>
          <table:table-cell table:formula="oooc:=QUIET([.C446];[.D447])" office:value-type="string" office:string-value="Linker">
            <text:p>Linker</text:p>
          </table:table-cell>
          <table:table-cell office:value-type="float" office:value="157">
            <text:p>157</text:p>
          </table:table-cell>
          <table:table-cell office:value-type="string">
            <text:p>private_static_final_List_&lt;Link&gt;_constant_(List_&lt;Parsement&gt;_parsementz,_List_&lt;String&gt;_keyz,_Map_&lt;String,_Record&gt;_recordz)</text:p>
          </table:table-cell>
          <table:table-cell table:number-columns-repeated="251"/>
        </table:table-row>
        <table:table-row table:style-name="ro1">
          <table:table-cell table:formula="oooc:=LOW(QUIET([.A447];[.D448]))" office:value-type="string" office:string-value="pln:">
            <text:p>pln:</text:p>
          </table:table-cell>
          <table:table-cell table:formula="oooc:=LOW(QUIET([.B447];[.D448]))" office:value-type="string" office:string-value="info.lrbh.codive.schema.template">
            <text:p>info.lrbh.codive.schema.template</text:p>
          </table:table-cell>
          <table:table-cell table:formula="oooc:=QUIET([.C447];[.D448])" office:value-type="string" office:string-value="Linker">
            <text:p>Linker</text:p>
          </table:table-cell>
          <table:table-cell office:value-type="float" office:value="158">
            <text:p>158</text:p>
          </table:table-cell>
          <table:table-cell office:value-type="string">
            <text:p>{</text:p>
          </table:table-cell>
          <table:table-cell table:number-columns-repeated="251"/>
        </table:table-row>
        <table:table-row table:style-name="ro1">
          <table:table-cell table:formula="oooc:=LOW(QUIET([.A448];[.D449]))" office:value-type="string" office:string-value="pln:">
            <text:p>pln:</text:p>
          </table:table-cell>
          <table:table-cell table:formula="oooc:=LOW(QUIET([.B448];[.D449]))" office:value-type="string" office:string-value="info.lrbh.codive.schema.template">
            <text:p>info.lrbh.codive.schema.template</text:p>
          </table:table-cell>
          <table:table-cell table:formula="oooc:=QUIET([.C448];[.D449])" office:value-type="string" office:string-value="Linker">
            <text:p>Linker</text:p>
          </table:table-cell>
          <table:table-cell office:value-type="float" office:value="159">
            <text:p>159</text:p>
          </table:table-cell>
          <table:table-cell office:value-type="string">
            <text:p>__return_union_(constant_(first_(parsementz)),_linking_(rest_(parsementz),_keyz,_recordz));</text:p>
          </table:table-cell>
          <table:table-cell table:number-columns-repeated="251"/>
        </table:table-row>
        <table:table-row table:style-name="ro1">
          <table:table-cell table:formula="oooc:=LOW(QUIET([.A449];[.D450]))" office:value-type="string" office:string-value="pln:">
            <text:p>pln:</text:p>
          </table:table-cell>
          <table:table-cell table:formula="oooc:=LOW(QUIET([.B449];[.D450]))" office:value-type="string" office:string-value="info.lrbh.codive.schema.template">
            <text:p>info.lrbh.codive.schema.template</text:p>
          </table:table-cell>
          <table:table-cell table:formula="oooc:=QUIET([.C449];[.D450])" office:value-type="string" office:string-value="Linker">
            <text:p>Linker</text:p>
          </table:table-cell>
          <table:table-cell office:value-type="float" office:value="160">
            <text:p>160</text:p>
          </table:table-cell>
          <table:table-cell office:value-type="string">
            <text:p>}</text:p>
          </table:table-cell>
          <table:table-cell table:number-columns-repeated="251"/>
        </table:table-row>
        <table:table-row table:style-name="ro1">
          <table:table-cell table:formula="oooc:=LOW(QUIET([.A450];[.D451]))" office:value-type="string" office:string-value="pln:">
            <text:p>pln:</text:p>
          </table:table-cell>
          <table:table-cell table:formula="oooc:=LOW(QUIET([.B450];[.D451]))" office:value-type="string" office:string-value="info.lrbh.codive.schema.template">
            <text:p>info.lrbh.codive.schema.template</text:p>
          </table:table-cell>
          <table:table-cell table:formula="oooc:=QUIET([.C450];[.D451])" office:value-type="string" office:string-value="Linker">
            <text:p>Linker</text:p>
          </table:table-cell>
          <table:table-cell office:value-type="float" office:value="161">
            <text:p>161</text:p>
          </table:table-cell>
          <table:table-cell office:value-type="string">
            <text:p>_</text:p>
          </table:table-cell>
          <table:table-cell table:number-columns-repeated="251"/>
        </table:table-row>
        <table:table-row table:style-name="ro1">
          <table:table-cell table:formula="oooc:=LOW(QUIET([.A451];[.D452]))" office:value-type="string" office:string-value="pln:">
            <text:p>pln:</text:p>
          </table:table-cell>
          <table:table-cell table:formula="oooc:=LOW(QUIET([.B451];[.D452]))" office:value-type="string" office:string-value="info.lrbh.codive.schema.template">
            <text:p>info.lrbh.codive.schema.template</text:p>
          </table:table-cell>
          <table:table-cell table:formula="oooc:=QUIET([.C451];[.D452])" office:value-type="string" office:string-value="Linker">
            <text:p>Linker</text:p>
          </table:table-cell>
          <table:table-cell office:value-type="float" office:value="162">
            <text:p>162</text:p>
          </table:table-cell>
          <table:table-cell office:value-type="string">
            <text:p>private_static_final_List_&lt;Link&gt;_variable_(List_&lt;Parsement&gt;_parsementz,_List_&lt;String&gt;_keyz,_Map_&lt;String,_Record&gt;_recordz)</text:p>
          </table:table-cell>
          <table:table-cell table:number-columns-repeated="251"/>
        </table:table-row>
        <table:table-row table:style-name="ro1">
          <table:table-cell table:formula="oooc:=LOW(QUIET([.A452];[.D453]))" office:value-type="string" office:string-value="pln:">
            <text:p>pln:</text:p>
          </table:table-cell>
          <table:table-cell table:formula="oooc:=LOW(QUIET([.B452];[.D453]))" office:value-type="string" office:string-value="info.lrbh.codive.schema.template">
            <text:p>info.lrbh.codive.schema.template</text:p>
          </table:table-cell>
          <table:table-cell table:formula="oooc:=QUIET([.C452];[.D453])" office:value-type="string" office:string-value="Linker">
            <text:p>Linker</text:p>
          </table:table-cell>
          <table:table-cell office:value-type="float" office:value="163">
            <text:p>163</text:p>
          </table:table-cell>
          <table:table-cell office:value-type="string">
            <text:p>{</text:p>
          </table:table-cell>
          <table:table-cell table:number-columns-repeated="251"/>
        </table:table-row>
        <table:table-row table:style-name="ro1">
          <table:table-cell table:formula="oooc:=LOW(QUIET([.A453];[.D454]))" office:value-type="string" office:string-value="pln:">
            <text:p>pln:</text:p>
          </table:table-cell>
          <table:table-cell table:formula="oooc:=LOW(QUIET([.B453];[.D454]))" office:value-type="string" office:string-value="info.lrbh.codive.schema.template">
            <text:p>info.lrbh.codive.schema.template</text:p>
          </table:table-cell>
          <table:table-cell table:formula="oooc:=QUIET([.C453];[.D454])" office:value-type="string" office:string-value="Linker">
            <text:p>Linker</text:p>
          </table:table-cell>
          <table:table-cell office:value-type="float" office:value="164">
            <text:p>164</text:p>
          </table:table-cell>
          <table:table-cell office:value-type="string">
            <text:p>__return_union_(variable_(first_(parsementz)),_linking_(rest_(parsementz),_keyz,_recordz));</text:p>
          </table:table-cell>
          <table:table-cell table:number-columns-repeated="251"/>
        </table:table-row>
        <table:table-row table:style-name="ro1">
          <table:table-cell table:formula="oooc:=LOW(QUIET([.A454];[.D455]))" office:value-type="string" office:string-value="pln:">
            <text:p>pln:</text:p>
          </table:table-cell>
          <table:table-cell table:formula="oooc:=LOW(QUIET([.B454];[.D455]))" office:value-type="string" office:string-value="info.lrbh.codive.schema.template">
            <text:p>info.lrbh.codive.schema.template</text:p>
          </table:table-cell>
          <table:table-cell table:formula="oooc:=QUIET([.C454];[.D455])" office:value-type="string" office:string-value="Linker">
            <text:p>Linker</text:p>
          </table:table-cell>
          <table:table-cell office:value-type="float" office:value="165">
            <text:p>165</text:p>
          </table:table-cell>
          <table:table-cell office:value-type="string">
            <text:p>}</text:p>
          </table:table-cell>
          <table:table-cell table:number-columns-repeated="251"/>
        </table:table-row>
        <table:table-row table:style-name="ro1">
          <table:table-cell table:formula="oooc:=LOW(QUIET([.A455];[.D456]))" office:value-type="string" office:string-value="pln:">
            <text:p>pln:</text:p>
          </table:table-cell>
          <table:table-cell table:formula="oooc:=LOW(QUIET([.B455];[.D456]))" office:value-type="string" office:string-value="info.lrbh.codive.schema.template">
            <text:p>info.lrbh.codive.schema.template</text:p>
          </table:table-cell>
          <table:table-cell table:formula="oooc:=QUIET([.C455];[.D456])" office:value-type="string" office:string-value="Linker">
            <text:p>Linker</text:p>
          </table:table-cell>
          <table:table-cell office:value-type="float" office:value="166">
            <text:p>166</text:p>
          </table:table-cell>
          <table:table-cell office:value-type="string">
            <text:p>_</text:p>
          </table:table-cell>
          <table:table-cell table:number-columns-repeated="251"/>
        </table:table-row>
        <table:table-row table:style-name="ro1">
          <table:table-cell table:formula="oooc:=LOW(QUIET([.A456];[.D457]))" office:value-type="string" office:string-value="pln:">
            <text:p>pln:</text:p>
          </table:table-cell>
          <table:table-cell table:formula="oooc:=LOW(QUIET([.B456];[.D457]))" office:value-type="string" office:string-value="info.lrbh.codive.schema.template">
            <text:p>info.lrbh.codive.schema.template</text:p>
          </table:table-cell>
          <table:table-cell table:formula="oooc:=QUIET([.C456];[.D457])" office:value-type="string" office:string-value="Linker">
            <text:p>Linker</text:p>
          </table:table-cell>
          <table:table-cell office:value-type="float" office:value="167">
            <text:p>167</text:p>
          </table:table-cell>
          <table:table-cell office:value-type="string">
            <text:p>private_static_final_List_&lt;Link&gt;_iteration_(List_&lt;Parsement&gt;_parsementz,_List_&lt;String&gt;_keyz,_Map_&lt;String,_Record&gt;_recordz)</text:p>
          </table:table-cell>
          <table:table-cell table:number-columns-repeated="251"/>
        </table:table-row>
        <table:table-row table:style-name="ro1">
          <table:table-cell table:formula="oooc:=LOW(QUIET([.A457];[.D458]))" office:value-type="string" office:string-value="pln:">
            <text:p>pln:</text:p>
          </table:table-cell>
          <table:table-cell table:formula="oooc:=LOW(QUIET([.B457];[.D458]))" office:value-type="string" office:string-value="info.lrbh.codive.schema.template">
            <text:p>info.lrbh.codive.schema.template</text:p>
          </table:table-cell>
          <table:table-cell table:formula="oooc:=QUIET([.C457];[.D458])" office:value-type="string" office:string-value="Linker">
            <text:p>Linker</text:p>
          </table:table-cell>
          <table:table-cell office:value-type="float" office:value="168">
            <text:p>168</text:p>
          </table:table-cell>
          <table:table-cell office:value-type="string">
            <text:p>{</text:p>
          </table:table-cell>
          <table:table-cell table:number-columns-repeated="251"/>
        </table:table-row>
        <table:table-row table:style-name="ro1">
          <table:table-cell table:formula="oooc:=LOW(QUIET([.A458];[.D459]))" office:value-type="string" office:string-value="pln:">
            <text:p>pln:</text:p>
          </table:table-cell>
          <table:table-cell table:formula="oooc:=LOW(QUIET([.B458];[.D459]))" office:value-type="string" office:string-value="info.lrbh.codive.schema.template">
            <text:p>info.lrbh.codive.schema.template</text:p>
          </table:table-cell>
          <table:table-cell table:formula="oooc:=QUIET([.C458];[.D459])" office:value-type="string" office:string-value="Linker">
            <text:p>Linker</text:p>
          </table:table-cell>
          <table:table-cell office:value-type="float" office:value="169">
            <text:p>169</text:p>
          </table:table-cell>
          <table:table-cell office:value-type="string">
            <text:p>__return_union</text:p>
          </table:table-cell>
          <table:table-cell table:number-columns-repeated="251"/>
        </table:table-row>
        <table:table-row table:style-name="ro1">
          <table:table-cell table:formula="oooc:=LOW(QUIET([.A459];[.D460]))" office:value-type="string" office:string-value="pln:">
            <text:p>pln:</text:p>
          </table:table-cell>
          <table:table-cell table:formula="oooc:=LOW(QUIET([.B459];[.D460]))" office:value-type="string" office:string-value="info.lrbh.codive.schema.template">
            <text:p>info.lrbh.codive.schema.template</text:p>
          </table:table-cell>
          <table:table-cell table:formula="oooc:=QUIET([.C459];[.D460])" office:value-type="string" office:string-value="Linker">
            <text:p>Linker</text:p>
          </table:table-cell>
          <table:table-cell office:value-type="float" office:value="170">
            <text:p>170</text:p>
          </table:table-cell>
          <table:table-cell office:value-type="string">
            <text:p>__(</text:p>
          </table:table-cell>
          <table:table-cell table:number-columns-repeated="251"/>
        </table:table-row>
        <table:table-row table:style-name="ro1">
          <table:table-cell table:formula="oooc:=LOW(QUIET([.A460];[.D461]))" office:value-type="string" office:string-value="pln:">
            <text:p>pln:</text:p>
          </table:table-cell>
          <table:table-cell table:formula="oooc:=LOW(QUIET([.B460];[.D461]))" office:value-type="string" office:string-value="info.lrbh.codive.schema.template">
            <text:p>info.lrbh.codive.schema.template</text:p>
          </table:table-cell>
          <table:table-cell table:formula="oooc:=QUIET([.C460];[.D461])" office:value-type="string" office:string-value="Linker">
            <text:p>Linker</text:p>
          </table:table-cell>
          <table:table-cell office:value-type="float" office:value="171">
            <text:p>171</text:p>
          </table:table-cell>
          <table:table-cell office:value-type="string">
            <text:p>____iteration_(first_(parsementz),_keyz,_recordz),</text:p>
          </table:table-cell>
          <table:table-cell table:number-columns-repeated="251"/>
        </table:table-row>
        <table:table-row table:style-name="ro1">
          <table:table-cell table:formula="oooc:=LOW(QUIET([.A461];[.D462]))" office:value-type="string" office:string-value="pln:">
            <text:p>pln:</text:p>
          </table:table-cell>
          <table:table-cell table:formula="oooc:=LOW(QUIET([.B461];[.D462]))" office:value-type="string" office:string-value="info.lrbh.codive.schema.template">
            <text:p>info.lrbh.codive.schema.template</text:p>
          </table:table-cell>
          <table:table-cell table:formula="oooc:=QUIET([.C461];[.D462])" office:value-type="string" office:string-value="Linker">
            <text:p>Linker</text:p>
          </table:table-cell>
          <table:table-cell office:value-type="float" office:value="172">
            <text:p>172</text:p>
          </table:table-cell>
          <table:table-cell office:value-type="string">
            <text:p>____linking_(rest_(parsementz),_keyz,_recordz)</text:p>
          </table:table-cell>
          <table:table-cell table:number-columns-repeated="251"/>
        </table:table-row>
        <table:table-row table:style-name="ro1">
          <table:table-cell table:formula="oooc:=LOW(QUIET([.A462];[.D463]))" office:value-type="string" office:string-value="pln:">
            <text:p>pln:</text:p>
          </table:table-cell>
          <table:table-cell table:formula="oooc:=LOW(QUIET([.B462];[.D463]))" office:value-type="string" office:string-value="info.lrbh.codive.schema.template">
            <text:p>info.lrbh.codive.schema.template</text:p>
          </table:table-cell>
          <table:table-cell table:formula="oooc:=QUIET([.C462];[.D463])" office:value-type="string" office:string-value="Linker">
            <text:p>Linker</text:p>
          </table:table-cell>
          <table:table-cell office:value-type="float" office:value="173">
            <text:p>173</text:p>
          </table:table-cell>
          <table:table-cell office:value-type="string">
            <text:p>__);</text:p>
          </table:table-cell>
          <table:table-cell table:number-columns-repeated="251"/>
        </table:table-row>
        <table:table-row table:style-name="ro1">
          <table:table-cell table:formula="oooc:=LOW(QUIET([.A463];[.D464]))" office:value-type="string" office:string-value="pln:">
            <text:p>pln:</text:p>
          </table:table-cell>
          <table:table-cell table:formula="oooc:=LOW(QUIET([.B463];[.D464]))" office:value-type="string" office:string-value="info.lrbh.codive.schema.template">
            <text:p>info.lrbh.codive.schema.template</text:p>
          </table:table-cell>
          <table:table-cell table:formula="oooc:=QUIET([.C463];[.D464])" office:value-type="string" office:string-value="Linker">
            <text:p>Linker</text:p>
          </table:table-cell>
          <table:table-cell office:value-type="float" office:value="174">
            <text:p>174</text:p>
          </table:table-cell>
          <table:table-cell office:value-type="string">
            <text:p>}</text:p>
          </table:table-cell>
          <table:table-cell table:number-columns-repeated="251"/>
        </table:table-row>
        <table:table-row table:style-name="ro1">
          <table:table-cell table:formula="oooc:=LOW(QUIET([.A464];[.D465]))" office:value-type="string" office:string-value="pln:">
            <text:p>pln:</text:p>
          </table:table-cell>
          <table:table-cell table:formula="oooc:=LOW(QUIET([.B464];[.D465]))" office:value-type="string" office:string-value="info.lrbh.codive.schema.template">
            <text:p>info.lrbh.codive.schema.template</text:p>
          </table:table-cell>
          <table:table-cell table:formula="oooc:=QUIET([.C464];[.D465])" office:value-type="string" office:string-value="Linker">
            <text:p>Linker</text:p>
          </table:table-cell>
          <table:table-cell office:value-type="float" office:value="175">
            <text:p>175</text:p>
          </table:table-cell>
          <table:table-cell office:value-type="string">
            <text:p>_</text:p>
          </table:table-cell>
          <table:table-cell table:number-columns-repeated="251"/>
        </table:table-row>
        <table:table-row table:style-name="ro1">
          <table:table-cell table:formula="oooc:=LOW(QUIET([.A465];[.D466]))" office:value-type="string" office:string-value="pln:">
            <text:p>pln:</text:p>
          </table:table-cell>
          <table:table-cell table:formula="oooc:=LOW(QUIET([.B465];[.D466]))" office:value-type="string" office:string-value="info.lrbh.codive.schema.template">
            <text:p>info.lrbh.codive.schema.template</text:p>
          </table:table-cell>
          <table:table-cell table:formula="oooc:=QUIET([.C465];[.D466])" office:value-type="string" office:string-value="Linker">
            <text:p>Linker</text:p>
          </table:table-cell>
          <table:table-cell office:value-type="float" office:value="176">
            <text:p>176</text:p>
          </table:table-cell>
          <table:table-cell office:value-type="string">
            <text:p>private_static_final_List_&lt;Link&gt;_condition_(List_&lt;Parsement&gt;_parsementz,_List_&lt;String&gt;_keyz,_Map_&lt;String,_Record&gt;_recordz)</text:p>
          </table:table-cell>
          <table:table-cell table:number-columns-repeated="251"/>
        </table:table-row>
        <table:table-row table:style-name="ro1">
          <table:table-cell table:formula="oooc:=LOW(QUIET([.A466];[.D467]))" office:value-type="string" office:string-value="pln:">
            <text:p>pln:</text:p>
          </table:table-cell>
          <table:table-cell table:formula="oooc:=LOW(QUIET([.B466];[.D467]))" office:value-type="string" office:string-value="info.lrbh.codive.schema.template">
            <text:p>info.lrbh.codive.schema.template</text:p>
          </table:table-cell>
          <table:table-cell table:formula="oooc:=QUIET([.C466];[.D467])" office:value-type="string" office:string-value="Linker">
            <text:p>Linker</text:p>
          </table:table-cell>
          <table:table-cell office:value-type="float" office:value="177">
            <text:p>177</text:p>
          </table:table-cell>
          <table:table-cell office:value-type="string">
            <text:p>{</text:p>
          </table:table-cell>
          <table:table-cell table:number-columns-repeated="251"/>
        </table:table-row>
        <table:table-row table:style-name="ro1">
          <table:table-cell table:formula="oooc:=LOW(QUIET([.A467];[.D468]))" office:value-type="string" office:string-value="pln:">
            <text:p>pln:</text:p>
          </table:table-cell>
          <table:table-cell table:formula="oooc:=LOW(QUIET([.B467];[.D468]))" office:value-type="string" office:string-value="info.lrbh.codive.schema.template">
            <text:p>info.lrbh.codive.schema.template</text:p>
          </table:table-cell>
          <table:table-cell table:formula="oooc:=QUIET([.C467];[.D468])" office:value-type="string" office:string-value="Linker">
            <text:p>Linker</text:p>
          </table:table-cell>
          <table:table-cell office:value-type="float" office:value="178">
            <text:p>178</text:p>
          </table:table-cell>
          <table:table-cell office:value-type="string">
            <text:p>__return</text:p>
          </table:table-cell>
          <table:table-cell table:number-columns-repeated="251"/>
        </table:table-row>
        <table:table-row table:style-name="ro1">
          <table:table-cell table:formula="oooc:=LOW(QUIET([.A468];[.D469]))" office:value-type="string" office:string-value="pln:">
            <text:p>pln:</text:p>
          </table:table-cell>
          <table:table-cell table:formula="oooc:=LOW(QUIET([.B468];[.D469]))" office:value-type="string" office:string-value="info.lrbh.codive.schema.template">
            <text:p>info.lrbh.codive.schema.template</text:p>
          </table:table-cell>
          <table:table-cell table:formula="oooc:=QUIET([.C468];[.D469])" office:value-type="string" office:string-value="Linker">
            <text:p>Linker</text:p>
          </table:table-cell>
          <table:table-cell office:value-type="float" office:value="179">
            <text:p>179</text:p>
          </table:table-cell>
          <table:table-cell office:value-type="string">
            <text:p>____idsTrue_((Condition)_first_(parsementz))?</text:p>
          </table:table-cell>
          <table:table-cell table:number-columns-repeated="251"/>
        </table:table-row>
        <table:table-row table:style-name="ro1">
          <table:table-cell table:formula="oooc:=LOW(QUIET([.A469];[.D470]))" office:value-type="string" office:string-value="pln:">
            <text:p>pln:</text:p>
          </table:table-cell>
          <table:table-cell table:formula="oooc:=LOW(QUIET([.B469];[.D470]))" office:value-type="string" office:string-value="info.lrbh.codive.schema.template">
            <text:p>info.lrbh.codive.schema.template</text:p>
          </table:table-cell>
          <table:table-cell table:formula="oooc:=QUIET([.C469];[.D470])" office:value-type="string" office:string-value="Linker">
            <text:p>Linker</text:p>
          </table:table-cell>
          <table:table-cell office:value-type="float" office:value="180">
            <text:p>180</text:p>
          </table:table-cell>
          <table:table-cell office:value-type="string">
            <text:p>____union</text:p>
          </table:table-cell>
          <table:table-cell table:number-columns-repeated="251"/>
        </table:table-row>
        <table:table-row table:style-name="ro1">
          <table:table-cell table:formula="oooc:=LOW(QUIET([.A470];[.D471]))" office:value-type="string" office:string-value="pln:">
            <text:p>pln:</text:p>
          </table:table-cell>
          <table:table-cell table:formula="oooc:=LOW(QUIET([.B470];[.D471]))" office:value-type="string" office:string-value="info.lrbh.codive.schema.template">
            <text:p>info.lrbh.codive.schema.template</text:p>
          </table:table-cell>
          <table:table-cell table:formula="oooc:=QUIET([.C470];[.D471])" office:value-type="string" office:string-value="Linker">
            <text:p>Linker</text:p>
          </table:table-cell>
          <table:table-cell office:value-type="float" office:value="181">
            <text:p>181</text:p>
          </table:table-cell>
          <table:table-cell office:value-type="string">
            <text:p>____(</text:p>
          </table:table-cell>
          <table:table-cell table:number-columns-repeated="251"/>
        </table:table-row>
        <table:table-row table:style-name="ro1">
          <table:table-cell table:formula="oooc:=LOW(QUIET([.A471];[.D472]))" office:value-type="string" office:string-value="pln:">
            <text:p>pln:</text:p>
          </table:table-cell>
          <table:table-cell table:formula="oooc:=LOW(QUIET([.B471];[.D472]))" office:value-type="string" office:string-value="info.lrbh.codive.schema.template">
            <text:p>info.lrbh.codive.schema.template</text:p>
          </table:table-cell>
          <table:table-cell table:formula="oooc:=QUIET([.C471];[.D472])" office:value-type="string" office:string-value="Linker">
            <text:p>Linker</text:p>
          </table:table-cell>
          <table:table-cell office:value-type="float" office:value="182">
            <text:p>182</text:p>
          </table:table-cell>
          <table:table-cell office:value-type="string">
            <text:p>______block_(first_(parsementz),_keyz,_recordz),</text:p>
          </table:table-cell>
          <table:table-cell table:number-columns-repeated="251"/>
        </table:table-row>
        <table:table-row table:style-name="ro1">
          <table:table-cell table:formula="oooc:=LOW(QUIET([.A472];[.D473]))" office:value-type="string" office:string-value="pln:">
            <text:p>pln:</text:p>
          </table:table-cell>
          <table:table-cell table:formula="oooc:=LOW(QUIET([.B472];[.D473]))" office:value-type="string" office:string-value="info.lrbh.codive.schema.template">
            <text:p>info.lrbh.codive.schema.template</text:p>
          </table:table-cell>
          <table:table-cell table:formula="oooc:=QUIET([.C472];[.D473])" office:value-type="string" office:string-value="Linker">
            <text:p>Linker</text:p>
          </table:table-cell>
          <table:table-cell office:value-type="float" office:value="183">
            <text:p>183</text:p>
          </table:table-cell>
          <table:table-cell office:value-type="string">
            <text:p>______linking_(postCondition_(parsementz),_keyz,_recordz)</text:p>
          </table:table-cell>
          <table:table-cell table:number-columns-repeated="251"/>
        </table:table-row>
        <table:table-row table:style-name="ro1">
          <table:table-cell table:formula="oooc:=LOW(QUIET([.A473];[.D474]))" office:value-type="string" office:string-value="pln:">
            <text:p>pln:</text:p>
          </table:table-cell>
          <table:table-cell table:formula="oooc:=LOW(QUIET([.B473];[.D474]))" office:value-type="string" office:string-value="info.lrbh.codive.schema.template">
            <text:p>info.lrbh.codive.schema.template</text:p>
          </table:table-cell>
          <table:table-cell table:formula="oooc:=QUIET([.C473];[.D474])" office:value-type="string" office:string-value="Linker">
            <text:p>Linker</text:p>
          </table:table-cell>
          <table:table-cell office:value-type="float" office:value="184">
            <text:p>184</text:p>
          </table:table-cell>
          <table:table-cell office:value-type="string">
            <text:p>____)@1</text:p>
          </table:table-cell>
          <table:table-cell table:number-columns-repeated="251"/>
        </table:table-row>
        <table:table-row table:style-name="ro1">
          <table:table-cell table:formula="oooc:=LOW(QUIET([.A474];[.D475]))" office:value-type="string" office:string-value="pln:">
            <text:p>pln:</text:p>
          </table:table-cell>
          <table:table-cell table:formula="oooc:=LOW(QUIET([.B474];[.D475]))" office:value-type="string" office:string-value="info.lrbh.codive.schema.template">
            <text:p>info.lrbh.codive.schema.template</text:p>
          </table:table-cell>
          <table:table-cell table:formula="oooc:=QUIET([.C474];[.D475])" office:value-type="string" office:string-value="Linker">
            <text:p>Linker</text:p>
          </table:table-cell>
          <table:table-cell office:value-type="float" office:value="185">
            <text:p>185</text:p>
          </table:table-cell>
          <table:table-cell office:value-type="string">
            <text:p>____linking_(rest_(parsementz),_keyz,_recordz)</text:p>
          </table:table-cell>
          <table:table-cell table:number-columns-repeated="251"/>
        </table:table-row>
        <table:table-row table:style-name="ro1">
          <table:table-cell table:formula="oooc:=LOW(QUIET([.A475];[.D476]))" office:value-type="string" office:string-value="pln:">
            <text:p>pln:</text:p>
          </table:table-cell>
          <table:table-cell table:formula="oooc:=LOW(QUIET([.B475];[.D476]))" office:value-type="string" office:string-value="info.lrbh.codive.schema.template">
            <text:p>info.lrbh.codive.schema.template</text:p>
          </table:table-cell>
          <table:table-cell table:formula="oooc:=QUIET([.C475];[.D476])" office:value-type="string" office:string-value="Linker">
            <text:p>Linker</text:p>
          </table:table-cell>
          <table:table-cell office:value-type="float" office:value="186">
            <text:p>186</text:p>
          </table:table-cell>
          <table:table-cell office:value-type="string">
            <text:p>__;</text:p>
          </table:table-cell>
          <table:table-cell table:number-columns-repeated="251"/>
        </table:table-row>
        <table:table-row table:style-name="ro1">
          <table:table-cell table:formula="oooc:=LOW(QUIET([.A476];[.D477]))" office:value-type="string" office:string-value="pln:">
            <text:p>pln:</text:p>
          </table:table-cell>
          <table:table-cell table:formula="oooc:=LOW(QUIET([.B476];[.D477]))" office:value-type="string" office:string-value="info.lrbh.codive.schema.template">
            <text:p>info.lrbh.codive.schema.template</text:p>
          </table:table-cell>
          <table:table-cell table:formula="oooc:=QUIET([.C476];[.D477])" office:value-type="string" office:string-value="Linker">
            <text:p>Linker</text:p>
          </table:table-cell>
          <table:table-cell office:value-type="float" office:value="187">
            <text:p>187</text:p>
          </table:table-cell>
          <table:table-cell office:value-type="string">
            <text:p>}</text:p>
          </table:table-cell>
          <table:table-cell table:number-columns-repeated="251"/>
        </table:table-row>
        <table:table-row table:style-name="ro1">
          <table:table-cell table:formula="oooc:=LOW(QUIET([.A477];[.D478]))" office:value-type="string" office:string-value="pln:">
            <text:p>pln:</text:p>
          </table:table-cell>
          <table:table-cell table:formula="oooc:=LOW(QUIET([.B477];[.D478]))" office:value-type="string" office:string-value="info.lrbh.codive.schema.template">
            <text:p>info.lrbh.codive.schema.template</text:p>
          </table:table-cell>
          <table:table-cell table:formula="oooc:=QUIET([.C477];[.D478])" office:value-type="string" office:string-value="Linker">
            <text:p>Linker</text:p>
          </table:table-cell>
          <table:table-cell office:value-type="float" office:value="188">
            <text:p>188</text:p>
          </table:table-cell>
          <table:table-cell office:value-type="string">
            <text:p>_</text:p>
          </table:table-cell>
          <table:table-cell table:number-columns-repeated="251"/>
        </table:table-row>
        <table:table-row table:style-name="ro1">
          <table:table-cell table:formula="oooc:=LOW(QUIET([.A478];[.D479]))" office:value-type="string" office:string-value="pln:">
            <text:p>pln:</text:p>
          </table:table-cell>
          <table:table-cell table:formula="oooc:=LOW(QUIET([.B478];[.D479]))" office:value-type="string" office:string-value="info.lrbh.codive.schema.template">
            <text:p>info.lrbh.codive.schema.template</text:p>
          </table:table-cell>
          <table:table-cell table:formula="oooc:=QUIET([.C478];[.D479])" office:value-type="string" office:string-value="Linker">
            <text:p>Linker</text:p>
          </table:table-cell>
          <table:table-cell office:value-type="float" office:value="189">
            <text:p>189</text:p>
          </table:table-cell>
          <table:table-cell office:value-type="string">
            <text:p>private_static_final_List_&lt;Link&gt;_alternative_(List_&lt;Parsement&gt;_parsementz,_List_&lt;String&gt;_keyz,_Map_&lt;String,_Record&gt;_recordz)</text:p>
          </table:table-cell>
          <table:table-cell table:number-columns-repeated="251"/>
        </table:table-row>
        <table:table-row table:style-name="ro1">
          <table:table-cell table:formula="oooc:=LOW(QUIET([.A479];[.D480]))" office:value-type="string" office:string-value="pln:">
            <text:p>pln:</text:p>
          </table:table-cell>
          <table:table-cell table:formula="oooc:=LOW(QUIET([.B479];[.D480]))" office:value-type="string" office:string-value="info.lrbh.codive.schema.template">
            <text:p>info.lrbh.codive.schema.template</text:p>
          </table:table-cell>
          <table:table-cell table:formula="oooc:=QUIET([.C479];[.D480])" office:value-type="string" office:string-value="Linker">
            <text:p>Linker</text:p>
          </table:table-cell>
          <table:table-cell office:value-type="float" office:value="190">
            <text:p>190</text:p>
          </table:table-cell>
          <table:table-cell office:value-type="string">
            <text:p>{</text:p>
          </table:table-cell>
          <table:table-cell table:number-columns-repeated="251"/>
        </table:table-row>
        <table:table-row table:style-name="ro1">
          <table:table-cell table:formula="oooc:=LOW(QUIET([.A480];[.D481]))" office:value-type="string" office:string-value="pln:">
            <text:p>pln:</text:p>
          </table:table-cell>
          <table:table-cell table:formula="oooc:=LOW(QUIET([.B480];[.D481]))" office:value-type="string" office:string-value="info.lrbh.codive.schema.template">
            <text:p>info.lrbh.codive.schema.template</text:p>
          </table:table-cell>
          <table:table-cell table:formula="oooc:=QUIET([.C480];[.D481])" office:value-type="string" office:string-value="Linker">
            <text:p>Linker</text:p>
          </table:table-cell>
          <table:table-cell office:value-type="float" office:value="191">
            <text:p>191</text:p>
          </table:table-cell>
          <table:table-cell office:value-type="string">
            <text:p>__return</text:p>
          </table:table-cell>
          <table:table-cell table:number-columns-repeated="251"/>
        </table:table-row>
        <table:table-row table:style-name="ro1">
          <table:table-cell table:formula="oooc:=LOW(QUIET([.A481];[.D482]))" office:value-type="string" office:string-value="pln:">
            <text:p>pln:</text:p>
          </table:table-cell>
          <table:table-cell table:formula="oooc:=LOW(QUIET([.B481];[.D482]))" office:value-type="string" office:string-value="info.lrbh.codive.schema.template">
            <text:p>info.lrbh.codive.schema.template</text:p>
          </table:table-cell>
          <table:table-cell table:formula="oooc:=QUIET([.C481];[.D482])" office:value-type="string" office:string-value="Linker">
            <text:p>Linker</text:p>
          </table:table-cell>
          <table:table-cell office:value-type="float" office:value="192">
            <text:p>192</text:p>
          </table:table-cell>
          <table:table-cell office:value-type="string">
            <text:p>____idsTrue_((Alternative)_first_(parsementz))?</text:p>
          </table:table-cell>
          <table:table-cell table:number-columns-repeated="251"/>
        </table:table-row>
        <table:table-row table:style-name="ro1">
          <table:table-cell table:formula="oooc:=LOW(QUIET([.A482];[.D483]))" office:value-type="string" office:string-value="pln:">
            <text:p>pln:</text:p>
          </table:table-cell>
          <table:table-cell table:formula="oooc:=LOW(QUIET([.B482];[.D483]))" office:value-type="string" office:string-value="info.lrbh.codive.schema.template">
            <text:p>info.lrbh.codive.schema.template</text:p>
          </table:table-cell>
          <table:table-cell table:formula="oooc:=QUIET([.C482];[.D483])" office:value-type="string" office:string-value="Linker">
            <text:p>Linker</text:p>
          </table:table-cell>
          <table:table-cell office:value-type="float" office:value="193">
            <text:p>193</text:p>
          </table:table-cell>
          <table:table-cell office:value-type="string">
            <text:p>____union</text:p>
          </table:table-cell>
          <table:table-cell table:number-columns-repeated="251"/>
        </table:table-row>
        <table:table-row table:style-name="ro1">
          <table:table-cell table:formula="oooc:=LOW(QUIET([.A483];[.D484]))" office:value-type="string" office:string-value="pln:">
            <text:p>pln:</text:p>
          </table:table-cell>
          <table:table-cell table:formula="oooc:=LOW(QUIET([.B483];[.D484]))" office:value-type="string" office:string-value="info.lrbh.codive.schema.template">
            <text:p>info.lrbh.codive.schema.template</text:p>
          </table:table-cell>
          <table:table-cell table:formula="oooc:=QUIET([.C483];[.D484])" office:value-type="string" office:string-value="Linker">
            <text:p>Linker</text:p>
          </table:table-cell>
          <table:table-cell office:value-type="float" office:value="194">
            <text:p>194</text:p>
          </table:table-cell>
          <table:table-cell office:value-type="string">
            <text:p>____(</text:p>
          </table:table-cell>
          <table:table-cell table:number-columns-repeated="251"/>
        </table:table-row>
        <table:table-row table:style-name="ro1">
          <table:table-cell table:formula="oooc:=LOW(QUIET([.A484];[.D485]))" office:value-type="string" office:string-value="pln:">
            <text:p>pln:</text:p>
          </table:table-cell>
          <table:table-cell table:formula="oooc:=LOW(QUIET([.B484];[.D485]))" office:value-type="string" office:string-value="info.lrbh.codive.schema.template">
            <text:p>info.lrbh.codive.schema.template</text:p>
          </table:table-cell>
          <table:table-cell table:formula="oooc:=QUIET([.C484];[.D485])" office:value-type="string" office:string-value="Linker">
            <text:p>Linker</text:p>
          </table:table-cell>
          <table:table-cell office:value-type="float" office:value="195">
            <text:p>195</text:p>
          </table:table-cell>
          <table:table-cell office:value-type="string">
            <text:p>______block_(first_(parsementz),_keyz,_recordz),</text:p>
          </table:table-cell>
          <table:table-cell table:number-columns-repeated="251"/>
        </table:table-row>
        <table:table-row table:style-name="ro1">
          <table:table-cell table:formula="oooc:=LOW(QUIET([.A485];[.D486]))" office:value-type="string" office:string-value="pln:">
            <text:p>pln:</text:p>
          </table:table-cell>
          <table:table-cell table:formula="oooc:=LOW(QUIET([.B485];[.D486]))" office:value-type="string" office:string-value="info.lrbh.codive.schema.template">
            <text:p>info.lrbh.codive.schema.template</text:p>
          </table:table-cell>
          <table:table-cell table:formula="oooc:=QUIET([.C485];[.D486])" office:value-type="string" office:string-value="Linker">
            <text:p>Linker</text:p>
          </table:table-cell>
          <table:table-cell office:value-type="float" office:value="196">
            <text:p>196</text:p>
          </table:table-cell>
          <table:table-cell office:value-type="string">
            <text:p>______linking_(postCondition_(parsementz),_keyz,_recordz)</text:p>
          </table:table-cell>
          <table:table-cell table:number-columns-repeated="251"/>
        </table:table-row>
        <table:table-row table:style-name="ro1">
          <table:table-cell table:formula="oooc:=LOW(QUIET([.A486];[.D487]))" office:value-type="string" office:string-value="pln:">
            <text:p>pln:</text:p>
          </table:table-cell>
          <table:table-cell table:formula="oooc:=LOW(QUIET([.B486];[.D487]))" office:value-type="string" office:string-value="info.lrbh.codive.schema.template">
            <text:p>info.lrbh.codive.schema.template</text:p>
          </table:table-cell>
          <table:table-cell table:formula="oooc:=QUIET([.C486];[.D487])" office:value-type="string" office:string-value="Linker">
            <text:p>Linker</text:p>
          </table:table-cell>
          <table:table-cell office:value-type="float" office:value="197">
            <text:p>197</text:p>
          </table:table-cell>
          <table:table-cell office:value-type="string">
            <text:p>____)@1</text:p>
          </table:table-cell>
          <table:table-cell table:number-columns-repeated="251"/>
        </table:table-row>
        <table:table-row table:style-name="ro1">
          <table:table-cell table:formula="oooc:=LOW(QUIET([.A487];[.D488]))" office:value-type="string" office:string-value="pln:">
            <text:p>pln:</text:p>
          </table:table-cell>
          <table:table-cell table:formula="oooc:=LOW(QUIET([.B487];[.D488]))" office:value-type="string" office:string-value="info.lrbh.codive.schema.template">
            <text:p>info.lrbh.codive.schema.template</text:p>
          </table:table-cell>
          <table:table-cell table:formula="oooc:=QUIET([.C487];[.D488])" office:value-type="string" office:string-value="Linker">
            <text:p>Linker</text:p>
          </table:table-cell>
          <table:table-cell office:value-type="float" office:value="198">
            <text:p>198</text:p>
          </table:table-cell>
          <table:table-cell office:value-type="string">
            <text:p>____linking_(rest_(parsementz),_keyz,_recordz)</text:p>
          </table:table-cell>
          <table:table-cell table:number-columns-repeated="251"/>
        </table:table-row>
        <table:table-row table:style-name="ro1">
          <table:table-cell table:formula="oooc:=LOW(QUIET([.A488];[.D489]))" office:value-type="string" office:string-value="pln:">
            <text:p>pln:</text:p>
          </table:table-cell>
          <table:table-cell table:formula="oooc:=LOW(QUIET([.B488];[.D489]))" office:value-type="string" office:string-value="info.lrbh.codive.schema.template">
            <text:p>info.lrbh.codive.schema.template</text:p>
          </table:table-cell>
          <table:table-cell table:formula="oooc:=QUIET([.C488];[.D489])" office:value-type="string" office:string-value="Linker">
            <text:p>Linker</text:p>
          </table:table-cell>
          <table:table-cell office:value-type="float" office:value="199">
            <text:p>199</text:p>
          </table:table-cell>
          <table:table-cell office:value-type="string">
            <text:p>__;</text:p>
          </table:table-cell>
          <table:table-cell table:number-columns-repeated="251"/>
        </table:table-row>
        <table:table-row table:style-name="ro1">
          <table:table-cell table:formula="oooc:=LOW(QUIET([.A489];[.D490]))" office:value-type="string" office:string-value="pln:">
            <text:p>pln:</text:p>
          </table:table-cell>
          <table:table-cell table:formula="oooc:=LOW(QUIET([.B489];[.D490]))" office:value-type="string" office:string-value="info.lrbh.codive.schema.template">
            <text:p>info.lrbh.codive.schema.template</text:p>
          </table:table-cell>
          <table:table-cell table:formula="oooc:=QUIET([.C489];[.D490])" office:value-type="string" office:string-value="Linker">
            <text:p>Linker</text:p>
          </table:table-cell>
          <table:table-cell office:value-type="float" office:value="200">
            <text:p>200</text:p>
          </table:table-cell>
          <table:table-cell office:value-type="string">
            <text:p>}</text:p>
          </table:table-cell>
          <table:table-cell table:number-columns-repeated="251"/>
        </table:table-row>
        <table:table-row table:style-name="ro1">
          <table:table-cell table:formula="oooc:=LOW(QUIET([.A490];[.D491]))" office:value-type="string" office:string-value="pln:">
            <text:p>pln:</text:p>
          </table:table-cell>
          <table:table-cell table:formula="oooc:=LOW(QUIET([.B490];[.D491]))" office:value-type="string" office:string-value="info.lrbh.codive.schema.template">
            <text:p>info.lrbh.codive.schema.template</text:p>
          </table:table-cell>
          <table:table-cell table:formula="oooc:=QUIET([.C490];[.D491])" office:value-type="string" office:string-value="Linker">
            <text:p>Linker</text:p>
          </table:table-cell>
          <table:table-cell office:value-type="float" office:value="201">
            <text:p>201</text:p>
          </table:table-cell>
          <table:table-cell office:value-type="string">
            <text:p>_</text:p>
          </table:table-cell>
          <table:table-cell table:number-columns-repeated="251"/>
        </table:table-row>
        <table:table-row table:style-name="ro1">
          <table:table-cell table:formula="oooc:=LOW(QUIET([.A491];[.D492]))" office:value-type="string" office:string-value="pln:">
            <text:p>pln:</text:p>
          </table:table-cell>
          <table:table-cell table:formula="oooc:=LOW(QUIET([.B491];[.D492]))" office:value-type="string" office:string-value="info.lrbh.codive.schema.template">
            <text:p>info.lrbh.codive.schema.template</text:p>
          </table:table-cell>
          <table:table-cell table:formula="oooc:=QUIET([.C491];[.D492])" office:value-type="string" office:string-value="Linker">
            <text:p>Linker</text:p>
          </table:table-cell>
          <table:table-cell office:value-type="float" office:value="202">
            <text:p>202</text:p>
          </table:table-cell>
          <table:table-cell office:value-type="string">
            <text:p>private_static_final_List_&lt;Link&gt;_linking_(List_&lt;Parsement&gt;_parsementz,_List_&lt;String&gt;_keyz,_Map_&lt;String,_Record&gt;_recordz)</text:p>
          </table:table-cell>
          <table:table-cell table:number-columns-repeated="251"/>
        </table:table-row>
        <table:table-row table:style-name="ro1">
          <table:table-cell table:formula="oooc:=LOW(QUIET([.A492];[.D493]))" office:value-type="string" office:string-value="pln:">
            <text:p>pln:</text:p>
          </table:table-cell>
          <table:table-cell table:formula="oooc:=LOW(QUIET([.B492];[.D493]))" office:value-type="string" office:string-value="info.lrbh.codive.schema.template">
            <text:p>info.lrbh.codive.schema.template</text:p>
          </table:table-cell>
          <table:table-cell table:formula="oooc:=QUIET([.C492];[.D493])" office:value-type="string" office:string-value="Linker">
            <text:p>Linker</text:p>
          </table:table-cell>
          <table:table-cell office:value-type="float" office:value="203">
            <text:p>203</text:p>
          </table:table-cell>
          <table:table-cell office:value-type="string">
            <text:p>{</text:p>
          </table:table-cell>
          <table:table-cell table:number-columns-repeated="251"/>
        </table:table-row>
        <table:table-row table:style-name="ro1">
          <table:table-cell table:formula="oooc:=LOW(QUIET([.A493];[.D494]))" office:value-type="string" office:string-value="pln:">
            <text:p>pln:</text:p>
          </table:table-cell>
          <table:table-cell table:formula="oooc:=LOW(QUIET([.B493];[.D494]))" office:value-type="string" office:string-value="info.lrbh.codive.schema.template">
            <text:p>info.lrbh.codive.schema.template</text:p>
          </table:table-cell>
          <table:table-cell table:formula="oooc:=QUIET([.C493];[.D494])" office:value-type="string" office:string-value="Linker">
            <text:p>Linker</text:p>
          </table:table-cell>
          <table:table-cell office:value-type="float" office:value="204">
            <text:p>204</text:p>
          </table:table-cell>
          <table:table-cell office:value-type="string">
            <text:p>__if_(idsLinkability_(parsementz))</text:p>
          </table:table-cell>
          <table:table-cell table:number-columns-repeated="251"/>
        </table:table-row>
        <table:table-row table:style-name="ro1">
          <table:table-cell table:formula="oooc:=LOW(QUIET([.A494];[.D495]))" office:value-type="string" office:string-value="pln:">
            <text:p>pln:</text:p>
          </table:table-cell>
          <table:table-cell table:formula="oooc:=LOW(QUIET([.B494];[.D495]))" office:value-type="string" office:string-value="info.lrbh.codive.schema.template">
            <text:p>info.lrbh.codive.schema.template</text:p>
          </table:table-cell>
          <table:table-cell table:formula="oooc:=QUIET([.C494];[.D495])" office:value-type="string" office:string-value="Linker">
            <text:p>Linker</text:p>
          </table:table-cell>
          <table:table-cell office:value-type="float" office:value="205">
            <text:p>205</text:p>
          </table:table-cell>
          <table:table-cell office:value-type="string">
            <text:p>____if_(idsConstant_(first_(parsementz)))_return_constant_(parsementz,_keyz,_recordz);</text:p>
          </table:table-cell>
          <table:table-cell table:number-columns-repeated="251"/>
        </table:table-row>
        <table:table-row table:style-name="ro1">
          <table:table-cell table:formula="oooc:=LOW(QUIET([.A495];[.D496]))" office:value-type="string" office:string-value="pln:">
            <text:p>pln:</text:p>
          </table:table-cell>
          <table:table-cell table:formula="oooc:=LOW(QUIET([.B495];[.D496]))" office:value-type="string" office:string-value="info.lrbh.codive.schema.template">
            <text:p>info.lrbh.codive.schema.template</text:p>
          </table:table-cell>
          <table:table-cell table:formula="oooc:=QUIET([.C495];[.D496])" office:value-type="string" office:string-value="Linker">
            <text:p>Linker</text:p>
          </table:table-cell>
          <table:table-cell office:value-type="float" office:value="206">
            <text:p>206</text:p>
          </table:table-cell>
          <table:table-cell office:value-type="string">
            <text:p>____else_if_(idsVariable_(first_(parsementz)))_return_variable_(parsementz,_keyz,_recordz);</text:p>
          </table:table-cell>
          <table:table-cell table:number-columns-repeated="251"/>
        </table:table-row>
        <table:table-row table:style-name="ro1">
          <table:table-cell table:formula="oooc:=LOW(QUIET([.A496];[.D497]))" office:value-type="string" office:string-value="pln:">
            <text:p>pln:</text:p>
          </table:table-cell>
          <table:table-cell table:formula="oooc:=LOW(QUIET([.B496];[.D497]))" office:value-type="string" office:string-value="info.lrbh.codive.schema.template">
            <text:p>info.lrbh.codive.schema.template</text:p>
          </table:table-cell>
          <table:table-cell table:formula="oooc:=QUIET([.C496];[.D497])" office:value-type="string" office:string-value="Linker">
            <text:p>Linker</text:p>
          </table:table-cell>
          <table:table-cell office:value-type="float" office:value="207">
            <text:p>207</text:p>
          </table:table-cell>
          <table:table-cell office:value-type="string">
            <text:p>____else_if_(idsIteration_(first_(parsementz)))_return_iteration_(parsementz,_keyz,_recordz);</text:p>
          </table:table-cell>
          <table:table-cell table:number-columns-repeated="251"/>
        </table:table-row>
        <table:table-row table:style-name="ro1">
          <table:table-cell table:formula="oooc:=LOW(QUIET([.A497];[.D498]))" office:value-type="string" office:string-value="pln:">
            <text:p>pln:</text:p>
          </table:table-cell>
          <table:table-cell table:formula="oooc:=LOW(QUIET([.B497];[.D498]))" office:value-type="string" office:string-value="info.lrbh.codive.schema.template">
            <text:p>info.lrbh.codive.schema.template</text:p>
          </table:table-cell>
          <table:table-cell table:formula="oooc:=QUIET([.C497];[.D498])" office:value-type="string" office:string-value="Linker">
            <text:p>Linker</text:p>
          </table:table-cell>
          <table:table-cell office:value-type="float" office:value="208">
            <text:p>208</text:p>
          </table:table-cell>
          <table:table-cell office:value-type="string">
            <text:p>____else_if_(idsCondition_(first_(parsementz)))_return_condition_(parsementz,_keyz,_recordz);</text:p>
          </table:table-cell>
          <table:table-cell table:number-columns-repeated="251"/>
        </table:table-row>
        <table:table-row table:style-name="ro1">
          <table:table-cell table:formula="oooc:=LOW(QUIET([.A498];[.D499]))" office:value-type="string" office:string-value="pln:">
            <text:p>pln:</text:p>
          </table:table-cell>
          <table:table-cell table:formula="oooc:=LOW(QUIET([.B498];[.D499]))" office:value-type="string" office:string-value="info.lrbh.codive.schema.template">
            <text:p>info.lrbh.codive.schema.template</text:p>
          </table:table-cell>
          <table:table-cell table:formula="oooc:=QUIET([.C498];[.D499])" office:value-type="string" office:string-value="Linker">
            <text:p>Linker</text:p>
          </table:table-cell>
          <table:table-cell office:value-type="float" office:value="209">
            <text:p>209</text:p>
          </table:table-cell>
          <table:table-cell office:value-type="string">
            <text:p>____else_if_(idsAlternative_(first_(parsementz)))_return_alternative_(parsementz,_keyz,_recordz);</text:p>
          </table:table-cell>
          <table:table-cell table:number-columns-repeated="251"/>
        </table:table-row>
        <table:table-row table:style-name="ro1">
          <table:table-cell table:formula="oooc:=LOW(QUIET([.A499];[.D500]))" office:value-type="string" office:string-value="pln:">
            <text:p>pln:</text:p>
          </table:table-cell>
          <table:table-cell table:formula="oooc:=LOW(QUIET([.B499];[.D500]))" office:value-type="string" office:string-value="info.lrbh.codive.schema.template">
            <text:p>info.lrbh.codive.schema.template</text:p>
          </table:table-cell>
          <table:table-cell table:formula="oooc:=QUIET([.C499];[.D500])" office:value-type="string" office:string-value="Linker">
            <text:p>Linker</text:p>
          </table:table-cell>
          <table:table-cell office:value-type="float" office:value="210">
            <text:p>210</text:p>
          </table:table-cell>
          <table:table-cell office:value-type="string">
            <text:p>____else_return_union_(null,_null);</text:p>
          </table:table-cell>
          <table:table-cell table:number-columns-repeated="251"/>
        </table:table-row>
        <table:table-row table:style-name="ro1">
          <table:table-cell table:formula="oooc:=LOW(QUIET([.A500];[.D501]))" office:value-type="string" office:string-value="pln:">
            <text:p>pln:</text:p>
          </table:table-cell>
          <table:table-cell table:formula="oooc:=LOW(QUIET([.B500];[.D501]))" office:value-type="string" office:string-value="info.lrbh.codive.schema.template">
            <text:p>info.lrbh.codive.schema.template</text:p>
          </table:table-cell>
          <table:table-cell table:formula="oooc:=QUIET([.C500];[.D501])" office:value-type="string" office:string-value="Linker">
            <text:p>Linker</text:p>
          </table:table-cell>
          <table:table-cell office:value-type="float" office:value="211">
            <text:p>211</text:p>
          </table:table-cell>
          <table:table-cell office:value-type="string">
            <text:p>__else_return_union_(null,_null);</text:p>
          </table:table-cell>
          <table:table-cell table:number-columns-repeated="251"/>
        </table:table-row>
        <table:table-row table:style-name="ro1">
          <table:table-cell table:formula="oooc:=LOW(QUIET([.A501];[.D502]))" office:value-type="string" office:string-value="pln:">
            <text:p>pln:</text:p>
          </table:table-cell>
          <table:table-cell table:formula="oooc:=LOW(QUIET([.B501];[.D502]))" office:value-type="string" office:string-value="info.lrbh.codive.schema.template">
            <text:p>info.lrbh.codive.schema.template</text:p>
          </table:table-cell>
          <table:table-cell table:formula="oooc:=QUIET([.C501];[.D502])" office:value-type="string" office:string-value="Linker">
            <text:p>Linker</text:p>
          </table:table-cell>
          <table:table-cell office:value-type="float" office:value="212">
            <text:p>212</text:p>
          </table:table-cell>
          <table:table-cell office:value-type="string">
            <text:p>}</text:p>
          </table:table-cell>
          <table:table-cell table:number-columns-repeated="251"/>
        </table:table-row>
        <table:table-row table:style-name="ro1">
          <table:table-cell table:formula="oooc:=LOW(QUIET([.A502];[.D503]))" office:value-type="string" office:string-value="pln:">
            <text:p>pln:</text:p>
          </table:table-cell>
          <table:table-cell table:formula="oooc:=LOW(QUIET([.B502];[.D503]))" office:value-type="string" office:string-value="info.lrbh.codive.schema.template">
            <text:p>info.lrbh.codive.schema.template</text:p>
          </table:table-cell>
          <table:table-cell table:style-name="ce11" table:formula="oooc:=[proz.C6]" office:value-type="string" office:string-value="Compiler">
            <text:p>Compiler</text:p>
          </table:table-cell>
          <table:table-cell office:value-type="float" office:value="1">
            <text:p>1</text:p>
          </table:table-cell>
          <table:table-cell office:value-type="string">
            <text:p>private_static_final_Boolean_idsCompilability_(List_&lt;Link&gt;_linkz)</text:p>
          </table:table-cell>
          <table:table-cell table:number-columns-repeated="251"/>
        </table:table-row>
        <table:table-row table:style-name="ro1">
          <table:table-cell table:formula="oooc:=LOW(QUIET([.A503];[.D504]))" office:value-type="string" office:string-value="pln:">
            <text:p>pln:</text:p>
          </table:table-cell>
          <table:table-cell table:formula="oooc:=LOW(QUIET([.B503];[.D504]))" office:value-type="string" office:string-value="info.lrbh.codive.schema.template">
            <text:p>info.lrbh.codive.schema.template</text:p>
          </table:table-cell>
          <table:table-cell table:formula="oooc:=QUIET([.C503];[.D504])" office:value-type="string" office:string-value="Compiler">
            <text:p>Compiler</text:p>
          </table:table-cell>
          <table:table-cell office:value-type="float" office:value="2">
            <text:p>2</text:p>
          </table:table-cell>
          <table:table-cell office:value-type="string">
            <text:p>{</text:p>
          </table:table-cell>
          <table:table-cell table:number-columns-repeated="251"/>
        </table:table-row>
        <table:table-row table:style-name="ro1">
          <table:table-cell table:formula="oooc:=LOW(QUIET([.A504];[.D505]))" office:value-type="string" office:string-value="pln:">
            <text:p>pln:</text:p>
          </table:table-cell>
          <table:table-cell table:formula="oooc:=LOW(QUIET([.B504];[.D505]))" office:value-type="string" office:string-value="info.lrbh.codive.schema.template">
            <text:p>info.lrbh.codive.schema.template</text:p>
          </table:table-cell>
          <table:table-cell table:formula="oooc:=QUIET([.C504];[.D505])" office:value-type="string" office:string-value="Compiler">
            <text:p>Compiler</text:p>
          </table:table-cell>
          <table:table-cell office:value-type="float" office:value="3">
            <text:p>3</text:p>
          </table:table-cell>
          <table:table-cell office:value-type="string">
            <text:p>__return_linkz.size_()_&gt;_0;</text:p>
          </table:table-cell>
          <table:table-cell table:number-columns-repeated="251"/>
        </table:table-row>
        <table:table-row table:style-name="ro1">
          <table:table-cell table:formula="oooc:=LOW(QUIET([.A505];[.D506]))" office:value-type="string" office:string-value="pln:">
            <text:p>pln:</text:p>
          </table:table-cell>
          <table:table-cell table:formula="oooc:=LOW(QUIET([.B505];[.D506]))" office:value-type="string" office:string-value="info.lrbh.codive.schema.template">
            <text:p>info.lrbh.codive.schema.template</text:p>
          </table:table-cell>
          <table:table-cell table:formula="oooc:=QUIET([.C505];[.D506])" office:value-type="string" office:string-value="Compiler">
            <text:p>Compiler</text:p>
          </table:table-cell>
          <table:table-cell office:value-type="float" office:value="4">
            <text:p>4</text:p>
          </table:table-cell>
          <table:table-cell office:value-type="string">
            <text:p>}</text:p>
          </table:table-cell>
          <table:table-cell table:number-columns-repeated="251"/>
        </table:table-row>
        <table:table-row table:style-name="ro1">
          <table:table-cell table:formula="oooc:=LOW(QUIET([.A506];[.D507]))" office:value-type="string" office:string-value="pln:">
            <text:p>pln:</text:p>
          </table:table-cell>
          <table:table-cell table:formula="oooc:=LOW(QUIET([.B506];[.D507]))" office:value-type="string" office:string-value="info.lrbh.codive.schema.template">
            <text:p>info.lrbh.codive.schema.template</text:p>
          </table:table-cell>
          <table:table-cell table:formula="oooc:=QUIET([.C506];[.D507])" office:value-type="string" office:string-value="Compiler">
            <text:p>Compiler</text:p>
          </table:table-cell>
          <table:table-cell office:value-type="float" office:value="5">
            <text:p>5</text:p>
          </table:table-cell>
          <table:table-cell office:value-type="string">
            <text:p>_</text:p>
          </table:table-cell>
          <table:table-cell table:number-columns-repeated="251"/>
        </table:table-row>
        <table:table-row table:style-name="ro1">
          <table:table-cell table:formula="oooc:=LOW(QUIET([.A507];[.D508]))" office:value-type="string" office:string-value="pln:">
            <text:p>pln:</text:p>
          </table:table-cell>
          <table:table-cell table:formula="oooc:=LOW(QUIET([.B507];[.D508]))" office:value-type="string" office:string-value="info.lrbh.codive.schema.template">
            <text:p>info.lrbh.codive.schema.template</text:p>
          </table:table-cell>
          <table:table-cell table:formula="oooc:=QUIET([.C507];[.D508])" office:value-type="string" office:string-value="Compiler">
            <text:p>Compiler</text:p>
          </table:table-cell>
          <table:table-cell office:value-type="float" office:value="6">
            <text:p>6</text:p>
          </table:table-cell>
          <table:table-cell office:value-type="string">
            <text:p>private_static_final_List_&lt;Link&gt;_first_(List_&lt;Link&gt;_linkz,_String_eofMarker)</text:p>
          </table:table-cell>
          <table:table-cell table:number-columns-repeated="251"/>
        </table:table-row>
        <table:table-row table:style-name="ro1">
          <table:table-cell table:formula="oooc:=LOW(QUIET([.A508];[.D509]))" office:value-type="string" office:string-value="pln:">
            <text:p>pln:</text:p>
          </table:table-cell>
          <table:table-cell table:formula="oooc:=LOW(QUIET([.B508];[.D509]))" office:value-type="string" office:string-value="info.lrbh.codive.schema.template">
            <text:p>info.lrbh.codive.schema.template</text:p>
          </table:table-cell>
          <table:table-cell table:formula="oooc:=QUIET([.C508];[.D509])" office:value-type="string" office:string-value="Compiler">
            <text:p>Compiler</text:p>
          </table:table-cell>
          <table:table-cell office:value-type="float" office:value="7">
            <text:p>7</text:p>
          </table:table-cell>
          <table:table-cell office:value-type="string">
            <text:p>{</text:p>
          </table:table-cell>
          <table:table-cell table:number-columns-repeated="251"/>
        </table:table-row>
        <table:table-row table:style-name="ro1">
          <table:table-cell table:formula="oooc:=LOW(QUIET([.A509];[.D510]))" office:value-type="string" office:string-value="pln:">
            <text:p>pln:</text:p>
          </table:table-cell>
          <table:table-cell table:formula="oooc:=LOW(QUIET([.B509];[.D510]))" office:value-type="string" office:string-value="info.lrbh.codive.schema.template">
            <text:p>info.lrbh.codive.schema.template</text:p>
          </table:table-cell>
          <table:table-cell table:formula="oooc:=QUIET([.C509];[.D510])" office:value-type="string" office:string-value="Compiler">
            <text:p>Compiler</text:p>
          </table:table-cell>
          <table:table-cell office:value-type="float" office:value="8">
            <text:p>8</text:p>
          </table:table-cell>
          <table:table-cell office:value-type="string">
            <text:p>__List_&lt;Link&gt;_rest_=_new_ArrayList_&lt;Link&gt;_();</text:p>
          </table:table-cell>
          <table:table-cell table:number-columns-repeated="251"/>
        </table:table-row>
        <table:table-row table:style-name="ro1">
          <table:table-cell table:formula="oooc:=LOW(QUIET([.A510];[.D511]))" office:value-type="string" office:string-value="pln:">
            <text:p>pln:</text:p>
          </table:table-cell>
          <table:table-cell table:formula="oooc:=LOW(QUIET([.B510];[.D511]))" office:value-type="string" office:string-value="info.lrbh.codive.schema.template">
            <text:p>info.lrbh.codive.schema.template</text:p>
          </table:table-cell>
          <table:table-cell table:formula="oooc:=QUIET([.C510];[.D511])" office:value-type="string" office:string-value="Compiler">
            <text:p>Compiler</text:p>
          </table:table-cell>
          <table:table-cell office:value-type="float" office:value="9">
            <text:p>9</text:p>
          </table:table-cell>
          <table:table-cell office:value-type="string">
            <text:p>__Boolean_seenOne_=_false;</text:p>
          </table:table-cell>
          <table:table-cell table:number-columns-repeated="251"/>
        </table:table-row>
        <table:table-row table:style-name="ro1">
          <table:table-cell table:formula="oooc:=LOW(QUIET([.A511];[.D512]))" office:value-type="string" office:string-value="pln:">
            <text:p>pln:</text:p>
          </table:table-cell>
          <table:table-cell table:formula="oooc:=LOW(QUIET([.B511];[.D512]))" office:value-type="string" office:string-value="info.lrbh.codive.schema.template">
            <text:p>info.lrbh.codive.schema.template</text:p>
          </table:table-cell>
          <table:table-cell table:formula="oooc:=QUIET([.C511];[.D512])" office:value-type="string" office:string-value="Compiler">
            <text:p>Compiler</text:p>
          </table:table-cell>
          <table:table-cell office:value-type="float" office:value="10">
            <text:p>10</text:p>
          </table:table-cell>
          <table:table-cell office:value-type="string">
            <text:p>__Boolean_appending_=_true;</text:p>
          </table:table-cell>
          <table:table-cell table:number-columns-repeated="251"/>
        </table:table-row>
        <table:table-row table:style-name="ro1">
          <table:table-cell table:formula="oooc:=LOW(QUIET([.A512];[.D513]))" office:value-type="string" office:string-value="pln:">
            <text:p>pln:</text:p>
          </table:table-cell>
          <table:table-cell table:formula="oooc:=LOW(QUIET([.B512];[.D513]))" office:value-type="string" office:string-value="info.lrbh.codive.schema.template">
            <text:p>info.lrbh.codive.schema.template</text:p>
          </table:table-cell>
          <table:table-cell table:formula="oooc:=QUIET([.C512];[.D513])" office:value-type="string" office:string-value="Compiler">
            <text:p>Compiler</text:p>
          </table:table-cell>
          <table:table-cell office:value-type="float" office:value="11">
            <text:p>11</text:p>
          </table:table-cell>
          <table:table-cell office:value-type="string">
            <text:p>__for_(<text:a xlink:href="mailto:Link_link@1">Link_link@1</text:a>_linkz)</text:p>
          </table:table-cell>
          <table:table-cell table:number-columns-repeated="251"/>
        </table:table-row>
        <table:table-row table:style-name="ro1">
          <table:table-cell table:formula="oooc:=LOW(QUIET([.A513];[.D514]))" office:value-type="string" office:string-value="pln:">
            <text:p>pln:</text:p>
          </table:table-cell>
          <table:table-cell table:formula="oooc:=LOW(QUIET([.B513];[.D514]))" office:value-type="string" office:string-value="info.lrbh.codive.schema.template">
            <text:p>info.lrbh.codive.schema.template</text:p>
          </table:table-cell>
          <table:table-cell table:formula="oooc:=QUIET([.C513];[.D514])" office:value-type="string" office:string-value="Compiler">
            <text:p>Compiler</text:p>
          </table:table-cell>
          <table:table-cell office:value-type="float" office:value="12">
            <text:p>12</text:p>
          </table:table-cell>
          <table:table-cell office:value-type="string">
            <text:p>____if_(link.value_().equals_(eofMarker))</text:p>
          </table:table-cell>
          <table:table-cell table:number-columns-repeated="251"/>
        </table:table-row>
        <table:table-row table:style-name="ro1">
          <table:table-cell table:formula="oooc:=LOW(QUIET([.A514];[.D515]))" office:value-type="string" office:string-value="pln:">
            <text:p>pln:</text:p>
          </table:table-cell>
          <table:table-cell table:formula="oooc:=LOW(QUIET([.B514];[.D515]))" office:value-type="string" office:string-value="info.lrbh.codive.schema.template">
            <text:p>info.lrbh.codive.schema.template</text:p>
          </table:table-cell>
          <table:table-cell table:formula="oooc:=QUIET([.C514];[.D515])" office:value-type="string" office:string-value="Compiler">
            <text:p>Compiler</text:p>
          </table:table-cell>
          <table:table-cell office:value-type="float" office:value="13">
            <text:p>13</text:p>
          </table:table-cell>
          <table:table-cell office:value-type="string">
            <text:p>______if_(seenOne)_rest.add_(link);</text:p>
          </table:table-cell>
          <table:table-cell table:number-columns-repeated="251"/>
        </table:table-row>
        <table:table-row table:style-name="ro1">
          <table:table-cell table:formula="oooc:=LOW(QUIET([.A515];[.D516]))" office:value-type="string" office:string-value="pln:">
            <text:p>pln:</text:p>
          </table:table-cell>
          <table:table-cell table:formula="oooc:=LOW(QUIET([.B515];[.D516]))" office:value-type="string" office:string-value="info.lrbh.codive.schema.template">
            <text:p>info.lrbh.codive.schema.template</text:p>
          </table:table-cell>
          <table:table-cell table:formula="oooc:=QUIET([.C515];[.D516])" office:value-type="string" office:string-value="Compiler">
            <text:p>Compiler</text:p>
          </table:table-cell>
          <table:table-cell office:value-type="float" office:value="14">
            <text:p>14</text:p>
          </table:table-cell>
          <table:table-cell office:value-type="string">
            <text:p>______else_appending_=_false;</text:p>
          </table:table-cell>
          <table:table-cell table:number-columns-repeated="251"/>
        </table:table-row>
        <table:table-row table:style-name="ro1">
          <table:table-cell table:formula="oooc:=LOW(QUIET([.A516];[.D517]))" office:value-type="string" office:string-value="pln:">
            <text:p>pln:</text:p>
          </table:table-cell>
          <table:table-cell table:formula="oooc:=LOW(QUIET([.B516];[.D517]))" office:value-type="string" office:string-value="info.lrbh.codive.schema.template">
            <text:p>info.lrbh.codive.schema.template</text:p>
          </table:table-cell>
          <table:table-cell table:formula="oooc:=QUIET([.C516];[.D517])" office:value-type="string" office:string-value="Compiler">
            <text:p>Compiler</text:p>
          </table:table-cell>
          <table:table-cell office:value-type="float" office:value="15">
            <text:p>15</text:p>
          </table:table-cell>
          <table:table-cell office:value-type="string">
            <text:p>____else_if_(appending)_rest.add_(link);</text:p>
          </table:table-cell>
          <table:table-cell table:number-columns-repeated="251"/>
        </table:table-row>
        <table:table-row table:style-name="ro1">
          <table:table-cell table:formula="oooc:=LOW(QUIET([.A517];[.D518]))" office:value-type="string" office:string-value="pln:">
            <text:p>pln:</text:p>
          </table:table-cell>
          <table:table-cell table:formula="oooc:=LOW(QUIET([.B517];[.D518]))" office:value-type="string" office:string-value="info.lrbh.codive.schema.template">
            <text:p>info.lrbh.codive.schema.template</text:p>
          </table:table-cell>
          <table:table-cell table:formula="oooc:=QUIET([.C517];[.D518])" office:value-type="string" office:string-value="Compiler">
            <text:p>Compiler</text:p>
          </table:table-cell>
          <table:table-cell office:value-type="float" office:value="16">
            <text:p>16</text:p>
          </table:table-cell>
          <table:table-cell office:value-type="string">
            <text:p>____else_;</text:p>
          </table:table-cell>
          <table:table-cell table:number-columns-repeated="251"/>
        </table:table-row>
        <table:table-row table:style-name="ro1">
          <table:table-cell table:formula="oooc:=LOW(QUIET([.A518];[.D519]))" office:value-type="string" office:string-value="pln:">
            <text:p>pln:</text:p>
          </table:table-cell>
          <table:table-cell table:formula="oooc:=LOW(QUIET([.B518];[.D519]))" office:value-type="string" office:string-value="info.lrbh.codive.schema.template">
            <text:p>info.lrbh.codive.schema.template</text:p>
          </table:table-cell>
          <table:table-cell table:formula="oooc:=QUIET([.C518];[.D519])" office:value-type="string" office:string-value="Compiler">
            <text:p>Compiler</text:p>
          </table:table-cell>
          <table:table-cell office:value-type="float" office:value="17">
            <text:p>17</text:p>
          </table:table-cell>
          <table:table-cell office:value-type="string">
            <text:p>__return_rest;</text:p>
          </table:table-cell>
          <table:table-cell table:number-columns-repeated="251"/>
        </table:table-row>
        <table:table-row table:style-name="ro1">
          <table:table-cell table:formula="oooc:=LOW(QUIET([.A519];[.D520]))" office:value-type="string" office:string-value="pln:">
            <text:p>pln:</text:p>
          </table:table-cell>
          <table:table-cell table:formula="oooc:=LOW(QUIET([.B519];[.D520]))" office:value-type="string" office:string-value="info.lrbh.codive.schema.template">
            <text:p>info.lrbh.codive.schema.template</text:p>
          </table:table-cell>
          <table:table-cell table:formula="oooc:=QUIET([.C519];[.D520])" office:value-type="string" office:string-value="Compiler">
            <text:p>Compiler</text:p>
          </table:table-cell>
          <table:table-cell office:value-type="float" office:value="18">
            <text:p>18</text:p>
          </table:table-cell>
          <table:table-cell office:value-type="string">
            <text:p>}</text:p>
          </table:table-cell>
          <table:table-cell table:number-columns-repeated="251"/>
        </table:table-row>
        <table:table-row table:style-name="ro1">
          <table:table-cell table:formula="oooc:=LOW(QUIET([.A520];[.D521]))" office:value-type="string" office:string-value="pln:">
            <text:p>pln:</text:p>
          </table:table-cell>
          <table:table-cell table:formula="oooc:=LOW(QUIET([.B520];[.D521]))" office:value-type="string" office:string-value="info.lrbh.codive.schema.template">
            <text:p>info.lrbh.codive.schema.template</text:p>
          </table:table-cell>
          <table:table-cell table:formula="oooc:=QUIET([.C520];[.D521])" office:value-type="string" office:string-value="Compiler">
            <text:p>Compiler</text:p>
          </table:table-cell>
          <table:table-cell office:value-type="float" office:value="19">
            <text:p>19</text:p>
          </table:table-cell>
          <table:table-cell office:value-type="string">
            <text:p>_</text:p>
          </table:table-cell>
          <table:table-cell table:number-columns-repeated="251"/>
        </table:table-row>
        <table:table-row table:style-name="ro1">
          <table:table-cell table:formula="oooc:=LOW(QUIET([.A521];[.D522]))" office:value-type="string" office:string-value="pln:">
            <text:p>pln:</text:p>
          </table:table-cell>
          <table:table-cell table:formula="oooc:=LOW(QUIET([.B521];[.D522]))" office:value-type="string" office:string-value="info.lrbh.codive.schema.template">
            <text:p>info.lrbh.codive.schema.template</text:p>
          </table:table-cell>
          <table:table-cell table:formula="oooc:=QUIET([.C521];[.D522])" office:value-type="string" office:string-value="Compiler">
            <text:p>Compiler</text:p>
          </table:table-cell>
          <table:table-cell office:value-type="float" office:value="20">
            <text:p>20</text:p>
          </table:table-cell>
          <table:table-cell office:value-type="string">
            <text:p>private_static_final_List_&lt;Link&gt;_rest_(List_&lt;Link&gt;_linkz,_String_eofMarker)</text:p>
          </table:table-cell>
          <table:table-cell table:number-columns-repeated="251"/>
        </table:table-row>
        <table:table-row table:style-name="ro1">
          <table:table-cell table:formula="oooc:=LOW(QUIET([.A522];[.D523]))" office:value-type="string" office:string-value="pln:">
            <text:p>pln:</text:p>
          </table:table-cell>
          <table:table-cell table:formula="oooc:=LOW(QUIET([.B522];[.D523]))" office:value-type="string" office:string-value="info.lrbh.codive.schema.template">
            <text:p>info.lrbh.codive.schema.template</text:p>
          </table:table-cell>
          <table:table-cell table:formula="oooc:=QUIET([.C522];[.D523])" office:value-type="string" office:string-value="Compiler">
            <text:p>Compiler</text:p>
          </table:table-cell>
          <table:table-cell office:value-type="float" office:value="21">
            <text:p>21</text:p>
          </table:table-cell>
          <table:table-cell office:value-type="string">
            <text:p>{</text:p>
          </table:table-cell>
          <table:table-cell table:number-columns-repeated="251"/>
        </table:table-row>
        <table:table-row table:style-name="ro1">
          <table:table-cell table:formula="oooc:=LOW(QUIET([.A523];[.D524]))" office:value-type="string" office:string-value="pln:">
            <text:p>pln:</text:p>
          </table:table-cell>
          <table:table-cell table:formula="oooc:=LOW(QUIET([.B523];[.D524]))" office:value-type="string" office:string-value="info.lrbh.codive.schema.template">
            <text:p>info.lrbh.codive.schema.template</text:p>
          </table:table-cell>
          <table:table-cell table:formula="oooc:=QUIET([.C523];[.D524])" office:value-type="string" office:string-value="Compiler">
            <text:p>Compiler</text:p>
          </table:table-cell>
          <table:table-cell office:value-type="float" office:value="22">
            <text:p>22</text:p>
          </table:table-cell>
          <table:table-cell office:value-type="string">
            <text:p>__List_&lt;Link&gt;_rest_=_new_ArrayList_&lt;Link&gt;_();</text:p>
          </table:table-cell>
          <table:table-cell table:number-columns-repeated="251"/>
        </table:table-row>
        <table:table-row table:style-name="ro1">
          <table:table-cell table:formula="oooc:=LOW(QUIET([.A524];[.D525]))" office:value-type="string" office:string-value="pln:">
            <text:p>pln:</text:p>
          </table:table-cell>
          <table:table-cell table:formula="oooc:=LOW(QUIET([.B524];[.D525]))" office:value-type="string" office:string-value="info.lrbh.codive.schema.template">
            <text:p>info.lrbh.codive.schema.template</text:p>
          </table:table-cell>
          <table:table-cell table:formula="oooc:=QUIET([.C524];[.D525])" office:value-type="string" office:string-value="Compiler">
            <text:p>Compiler</text:p>
          </table:table-cell>
          <table:table-cell office:value-type="float" office:value="23">
            <text:p>23</text:p>
          </table:table-cell>
          <table:table-cell office:value-type="string">
            <text:p>__Boolean_seenOne_=_false;</text:p>
          </table:table-cell>
          <table:table-cell table:number-columns-repeated="251"/>
        </table:table-row>
        <table:table-row table:style-name="ro1">
          <table:table-cell table:formula="oooc:=LOW(QUIET([.A525];[.D526]))" office:value-type="string" office:string-value="pln:">
            <text:p>pln:</text:p>
          </table:table-cell>
          <table:table-cell table:formula="oooc:=LOW(QUIET([.B525];[.D526]))" office:value-type="string" office:string-value="info.lrbh.codive.schema.template">
            <text:p>info.lrbh.codive.schema.template</text:p>
          </table:table-cell>
          <table:table-cell table:formula="oooc:=QUIET([.C525];[.D526])" office:value-type="string" office:string-value="Compiler">
            <text:p>Compiler</text:p>
          </table:table-cell>
          <table:table-cell office:value-type="float" office:value="24">
            <text:p>24</text:p>
          </table:table-cell>
          <table:table-cell office:value-type="string">
            <text:p>__Boolean_appending_=_false;</text:p>
          </table:table-cell>
          <table:table-cell table:number-columns-repeated="251"/>
        </table:table-row>
        <table:table-row table:style-name="ro1">
          <table:table-cell table:formula="oooc:=LOW(QUIET([.A526];[.D527]))" office:value-type="string" office:string-value="pln:">
            <text:p>pln:</text:p>
          </table:table-cell>
          <table:table-cell table:formula="oooc:=LOW(QUIET([.B526];[.D527]))" office:value-type="string" office:string-value="info.lrbh.codive.schema.template">
            <text:p>info.lrbh.codive.schema.template</text:p>
          </table:table-cell>
          <table:table-cell table:formula="oooc:=QUIET([.C526];[.D527])" office:value-type="string" office:string-value="Compiler">
            <text:p>Compiler</text:p>
          </table:table-cell>
          <table:table-cell office:value-type="float" office:value="25">
            <text:p>25</text:p>
          </table:table-cell>
          <table:table-cell office:value-type="string">
            <text:p>__for_(<text:a xlink:href="mailto:Link_link@1">Link_link@1</text:a>_linkz)</text:p>
          </table:table-cell>
          <table:table-cell table:number-columns-repeated="251"/>
        </table:table-row>
        <table:table-row table:style-name="ro1">
          <table:table-cell table:formula="oooc:=LOW(QUIET([.A527];[.D528]))" office:value-type="string" office:string-value="pln:">
            <text:p>pln:</text:p>
          </table:table-cell>
          <table:table-cell table:formula="oooc:=LOW(QUIET([.B527];[.D528]))" office:value-type="string" office:string-value="info.lrbh.codive.schema.template">
            <text:p>info.lrbh.codive.schema.template</text:p>
          </table:table-cell>
          <table:table-cell table:formula="oooc:=QUIET([.C527];[.D528])" office:value-type="string" office:string-value="Compiler">
            <text:p>Compiler</text:p>
          </table:table-cell>
          <table:table-cell office:value-type="float" office:value="26">
            <text:p>26</text:p>
          </table:table-cell>
          <table:table-cell office:value-type="string">
            <text:p>____if_(link.value_().equals_(eofMarker))</text:p>
          </table:table-cell>
          <table:table-cell table:number-columns-repeated="251"/>
        </table:table-row>
        <table:table-row table:style-name="ro1">
          <table:table-cell table:formula="oooc:=LOW(QUIET([.A528];[.D529]))" office:value-type="string" office:string-value="pln:">
            <text:p>pln:</text:p>
          </table:table-cell>
          <table:table-cell table:formula="oooc:=LOW(QUIET([.B528];[.D529]))" office:value-type="string" office:string-value="info.lrbh.codive.schema.template">
            <text:p>info.lrbh.codive.schema.template</text:p>
          </table:table-cell>
          <table:table-cell table:formula="oooc:=QUIET([.C528];[.D529])" office:value-type="string" office:string-value="Compiler">
            <text:p>Compiler</text:p>
          </table:table-cell>
          <table:table-cell office:value-type="float" office:value="27">
            <text:p>27</text:p>
          </table:table-cell>
          <table:table-cell office:value-type="string">
            <text:p>______if_(seenOne)_rest.add_(link);</text:p>
          </table:table-cell>
          <table:table-cell table:number-columns-repeated="251"/>
        </table:table-row>
        <table:table-row table:style-name="ro1">
          <table:table-cell table:formula="oooc:=LOW(QUIET([.A529];[.D530]))" office:value-type="string" office:string-value="pln:">
            <text:p>pln:</text:p>
          </table:table-cell>
          <table:table-cell table:formula="oooc:=LOW(QUIET([.B529];[.D530]))" office:value-type="string" office:string-value="info.lrbh.codive.schema.template">
            <text:p>info.lrbh.codive.schema.template</text:p>
          </table:table-cell>
          <table:table-cell table:formula="oooc:=QUIET([.C529];[.D530])" office:value-type="string" office:string-value="Compiler">
            <text:p>Compiler</text:p>
          </table:table-cell>
          <table:table-cell office:value-type="float" office:value="28">
            <text:p>28</text:p>
          </table:table-cell>
          <table:table-cell office:value-type="string">
            <text:p>______else_appending_=_true;</text:p>
          </table:table-cell>
          <table:table-cell table:number-columns-repeated="251"/>
        </table:table-row>
        <table:table-row table:style-name="ro1">
          <table:table-cell table:formula="oooc:=LOW(QUIET([.A530];[.D531]))" office:value-type="string" office:string-value="pln:">
            <text:p>pln:</text:p>
          </table:table-cell>
          <table:table-cell table:formula="oooc:=LOW(QUIET([.B530];[.D531]))" office:value-type="string" office:string-value="info.lrbh.codive.schema.template">
            <text:p>info.lrbh.codive.schema.template</text:p>
          </table:table-cell>
          <table:table-cell table:formula="oooc:=QUIET([.C530];[.D531])" office:value-type="string" office:string-value="Compiler">
            <text:p>Compiler</text:p>
          </table:table-cell>
          <table:table-cell office:value-type="float" office:value="29">
            <text:p>29</text:p>
          </table:table-cell>
          <table:table-cell office:value-type="string">
            <text:p>____else_if_(appending)_rest.add_(link);</text:p>
          </table:table-cell>
          <table:table-cell table:number-columns-repeated="251"/>
        </table:table-row>
        <table:table-row table:style-name="ro1">
          <table:table-cell table:formula="oooc:=LOW(QUIET([.A531];[.D532]))" office:value-type="string" office:string-value="pln:">
            <text:p>pln:</text:p>
          </table:table-cell>
          <table:table-cell table:formula="oooc:=LOW(QUIET([.B531];[.D532]))" office:value-type="string" office:string-value="info.lrbh.codive.schema.template">
            <text:p>info.lrbh.codive.schema.template</text:p>
          </table:table-cell>
          <table:table-cell table:formula="oooc:=QUIET([.C531];[.D532])" office:value-type="string" office:string-value="Compiler">
            <text:p>Compiler</text:p>
          </table:table-cell>
          <table:table-cell office:value-type="float" office:value="30">
            <text:p>30</text:p>
          </table:table-cell>
          <table:table-cell office:value-type="string">
            <text:p>____else_;</text:p>
          </table:table-cell>
          <table:table-cell table:number-columns-repeated="251"/>
        </table:table-row>
        <table:table-row table:style-name="ro1">
          <table:table-cell table:formula="oooc:=LOW(QUIET([.A532];[.D533]))" office:value-type="string" office:string-value="pln:">
            <text:p>pln:</text:p>
          </table:table-cell>
          <table:table-cell table:formula="oooc:=LOW(QUIET([.B532];[.D533]))" office:value-type="string" office:string-value="info.lrbh.codive.schema.template">
            <text:p>info.lrbh.codive.schema.template</text:p>
          </table:table-cell>
          <table:table-cell table:formula="oooc:=QUIET([.C532];[.D533])" office:value-type="string" office:string-value="Compiler">
            <text:p>Compiler</text:p>
          </table:table-cell>
          <table:table-cell office:value-type="float" office:value="31">
            <text:p>31</text:p>
          </table:table-cell>
          <table:table-cell office:value-type="string">
            <text:p>__return_rest;</text:p>
          </table:table-cell>
          <table:table-cell table:number-columns-repeated="251"/>
        </table:table-row>
        <table:table-row table:style-name="ro1">
          <table:table-cell table:formula="oooc:=LOW(QUIET([.A533];[.D534]))" office:value-type="string" office:string-value="pln:">
            <text:p>pln:</text:p>
          </table:table-cell>
          <table:table-cell table:formula="oooc:=LOW(QUIET([.B533];[.D534]))" office:value-type="string" office:string-value="info.lrbh.codive.schema.template">
            <text:p>info.lrbh.codive.schema.template</text:p>
          </table:table-cell>
          <table:table-cell table:formula="oooc:=QUIET([.C533];[.D534])" office:value-type="string" office:string-value="Compiler">
            <text:p>Compiler</text:p>
          </table:table-cell>
          <table:table-cell office:value-type="float" office:value="32">
            <text:p>32</text:p>
          </table:table-cell>
          <table:table-cell office:value-type="string">
            <text:p>}</text:p>
          </table:table-cell>
          <table:table-cell table:number-columns-repeated="251"/>
        </table:table-row>
        <table:table-row table:style-name="ro1">
          <table:table-cell table:formula="oooc:=LOW(QUIET([.A534];[.D535]))" office:value-type="string" office:string-value="pln:">
            <text:p>pln:</text:p>
          </table:table-cell>
          <table:table-cell table:formula="oooc:=LOW(QUIET([.B534];[.D535]))" office:value-type="string" office:string-value="info.lrbh.codive.schema.template">
            <text:p>info.lrbh.codive.schema.template</text:p>
          </table:table-cell>
          <table:table-cell table:formula="oooc:=QUIET([.C534];[.D535])" office:value-type="string" office:string-value="Compiler">
            <text:p>Compiler</text:p>
          </table:table-cell>
          <table:table-cell office:value-type="float" office:value="33">
            <text:p>33</text:p>
          </table:table-cell>
          <table:table-cell office:value-type="string">
            <text:p>_</text:p>
          </table:table-cell>
          <table:table-cell table:number-columns-repeated="251"/>
        </table:table-row>
        <table:table-row table:style-name="ro1">
          <table:table-cell table:formula="oooc:=LOW(QUIET([.A535];[.D536]))" office:value-type="string" office:string-value="pln:">
            <text:p>pln:</text:p>
          </table:table-cell>
          <table:table-cell table:formula="oooc:=LOW(QUIET([.B535];[.D536]))" office:value-type="string" office:string-value="info.lrbh.codive.schema.template">
            <text:p>info.lrbh.codive.schema.template</text:p>
          </table:table-cell>
          <table:table-cell table:formula="oooc:=QUIET([.C535];[.D536])" office:value-type="string" office:string-value="Compiler">
            <text:p>Compiler</text:p>
          </table:table-cell>
          <table:table-cell office:value-type="float" office:value="34">
            <text:p>34</text:p>
          </table:table-cell>
          <table:table-cell office:value-type="string">
            <text:p>private_static_final_List_&lt;Compilement&gt;_union_(Compilement_compilement,_List_&lt;Compilement&gt;_compilementz)</text:p>
          </table:table-cell>
          <table:table-cell table:number-columns-repeated="251"/>
        </table:table-row>
        <table:table-row table:style-name="ro1">
          <table:table-cell table:formula="oooc:=LOW(QUIET([.A536];[.D537]))" office:value-type="string" office:string-value="pln:">
            <text:p>pln:</text:p>
          </table:table-cell>
          <table:table-cell table:formula="oooc:=LOW(QUIET([.B536];[.D537]))" office:value-type="string" office:string-value="info.lrbh.codive.schema.template">
            <text:p>info.lrbh.codive.schema.template</text:p>
          </table:table-cell>
          <table:table-cell table:formula="oooc:=QUIET([.C536];[.D537])" office:value-type="string" office:string-value="Compiler">
            <text:p>Compiler</text:p>
          </table:table-cell>
          <table:table-cell office:value-type="float" office:value="35">
            <text:p>35</text:p>
          </table:table-cell>
          <table:table-cell office:value-type="string">
            <text:p>{</text:p>
          </table:table-cell>
          <table:table-cell table:number-columns-repeated="251"/>
        </table:table-row>
        <table:table-row table:style-name="ro1">
          <table:table-cell table:formula="oooc:=LOW(QUIET([.A537];[.D538]))" office:value-type="string" office:string-value="pln:">
            <text:p>pln:</text:p>
          </table:table-cell>
          <table:table-cell table:formula="oooc:=LOW(QUIET([.B537];[.D538]))" office:value-type="string" office:string-value="info.lrbh.codive.schema.template">
            <text:p>info.lrbh.codive.schema.template</text:p>
          </table:table-cell>
          <table:table-cell table:formula="oooc:=QUIET([.C537];[.D538])" office:value-type="string" office:string-value="Compiler">
            <text:p>Compiler</text:p>
          </table:table-cell>
          <table:table-cell office:value-type="float" office:value="36">
            <text:p>36</text:p>
          </table:table-cell>
          <table:table-cell office:value-type="string">
            <text:p>__List_&lt;Compilement&gt;_union_=_new_ArrayList_&lt;Compilement&gt;_();</text:p>
          </table:table-cell>
          <table:table-cell table:number-columns-repeated="251"/>
        </table:table-row>
        <table:table-row table:style-name="ro1">
          <table:table-cell table:formula="oooc:=LOW(QUIET([.A538];[.D539]))" office:value-type="string" office:string-value="pln:">
            <text:p>pln:</text:p>
          </table:table-cell>
          <table:table-cell table:formula="oooc:=LOW(QUIET([.B538];[.D539]))" office:value-type="string" office:string-value="info.lrbh.codive.schema.template">
            <text:p>info.lrbh.codive.schema.template</text:p>
          </table:table-cell>
          <table:table-cell table:formula="oooc:=QUIET([.C538];[.D539])" office:value-type="string" office:string-value="Compiler">
            <text:p>Compiler</text:p>
          </table:table-cell>
          <table:table-cell office:value-type="float" office:value="37">
            <text:p>37</text:p>
          </table:table-cell>
          <table:table-cell office:value-type="string">
            <text:p>__if_(compilement_!=_null)_union.add_(compilement);</text:p>
          </table:table-cell>
          <table:table-cell table:number-columns-repeated="251"/>
        </table:table-row>
        <table:table-row table:style-name="ro1">
          <table:table-cell table:formula="oooc:=LOW(QUIET([.A539];[.D540]))" office:value-type="string" office:string-value="pln:">
            <text:p>pln:</text:p>
          </table:table-cell>
          <table:table-cell table:formula="oooc:=LOW(QUIET([.B539];[.D540]))" office:value-type="string" office:string-value="info.lrbh.codive.schema.template">
            <text:p>info.lrbh.codive.schema.template</text:p>
          </table:table-cell>
          <table:table-cell table:formula="oooc:=QUIET([.C539];[.D540])" office:value-type="string" office:string-value="Compiler">
            <text:p>Compiler</text:p>
          </table:table-cell>
          <table:table-cell office:value-type="float" office:value="38">
            <text:p>38</text:p>
          </table:table-cell>
          <table:table-cell office:value-type="string">
            <text:p>__if_(compilementz_!=_null)_union.addAll_(compilementz);</text:p>
          </table:table-cell>
          <table:table-cell table:number-columns-repeated="251"/>
        </table:table-row>
        <table:table-row table:style-name="ro1">
          <table:table-cell table:formula="oooc:=LOW(QUIET([.A540];[.D541]))" office:value-type="string" office:string-value="pln:">
            <text:p>pln:</text:p>
          </table:table-cell>
          <table:table-cell table:formula="oooc:=LOW(QUIET([.B540];[.D541]))" office:value-type="string" office:string-value="info.lrbh.codive.schema.template">
            <text:p>info.lrbh.codive.schema.template</text:p>
          </table:table-cell>
          <table:table-cell table:formula="oooc:=QUIET([.C540];[.D541])" office:value-type="string" office:string-value="Compiler">
            <text:p>Compiler</text:p>
          </table:table-cell>
          <table:table-cell office:value-type="float" office:value="39">
            <text:p>39</text:p>
          </table:table-cell>
          <table:table-cell office:value-type="string">
            <text:p>__return_union;</text:p>
          </table:table-cell>
          <table:table-cell table:number-columns-repeated="251"/>
        </table:table-row>
        <table:table-row table:style-name="ro1">
          <table:table-cell table:formula="oooc:=LOW(QUIET([.A541];[.D542]))" office:value-type="string" office:string-value="pln:">
            <text:p>pln:</text:p>
          </table:table-cell>
          <table:table-cell table:formula="oooc:=LOW(QUIET([.B541];[.D542]))" office:value-type="string" office:string-value="info.lrbh.codive.schema.template">
            <text:p>info.lrbh.codive.schema.template</text:p>
          </table:table-cell>
          <table:table-cell table:formula="oooc:=QUIET([.C541];[.D542])" office:value-type="string" office:string-value="Compiler">
            <text:p>Compiler</text:p>
          </table:table-cell>
          <table:table-cell office:value-type="float" office:value="40">
            <text:p>40</text:p>
          </table:table-cell>
          <table:table-cell office:value-type="string">
            <text:p>}</text:p>
          </table:table-cell>
          <table:table-cell table:number-columns-repeated="251"/>
        </table:table-row>
        <table:table-row table:style-name="ro1">
          <table:table-cell table:formula="oooc:=LOW(QUIET([.A542];[.D543]))" office:value-type="string" office:string-value="pln:">
            <text:p>pln:</text:p>
          </table:table-cell>
          <table:table-cell table:formula="oooc:=LOW(QUIET([.B542];[.D543]))" office:value-type="string" office:string-value="info.lrbh.codive.schema.template">
            <text:p>info.lrbh.codive.schema.template</text:p>
          </table:table-cell>
          <table:table-cell table:formula="oooc:=QUIET([.C542];[.D543])" office:value-type="string" office:string-value="Compiler">
            <text:p>Compiler</text:p>
          </table:table-cell>
          <table:table-cell office:value-type="float" office:value="41">
            <text:p>41</text:p>
          </table:table-cell>
          <table:table-cell office:value-type="string">
            <text:p>_</text:p>
          </table:table-cell>
          <table:table-cell table:number-columns-repeated="251"/>
        </table:table-row>
        <table:table-row table:style-name="ro1">
          <table:table-cell table:formula="oooc:=LOW(QUIET([.A543];[.D544]))" office:value-type="string" office:string-value="pln:">
            <text:p>pln:</text:p>
          </table:table-cell>
          <table:table-cell table:formula="oooc:=LOW(QUIET([.B543];[.D544]))" office:value-type="string" office:string-value="info.lrbh.codive.schema.template">
            <text:p>info.lrbh.codive.schema.template</text:p>
          </table:table-cell>
          <table:table-cell table:formula="oooc:=QUIET([.C543];[.D544])" office:value-type="string" office:string-value="Compiler">
            <text:p>Compiler</text:p>
          </table:table-cell>
          <table:table-cell office:value-type="float" office:value="42">
            <text:p>42</text:p>
          </table:table-cell>
          <table:table-cell office:value-type="string">
            <text:p>private_static_final_Compilement_compilement_(List_&lt;Link&gt;_linkz)</text:p>
          </table:table-cell>
          <table:table-cell table:number-columns-repeated="251"/>
        </table:table-row>
        <table:table-row table:style-name="ro1">
          <table:table-cell table:formula="oooc:=LOW(QUIET([.A544];[.D545]))" office:value-type="string" office:string-value="pln:">
            <text:p>pln:</text:p>
          </table:table-cell>
          <table:table-cell table:formula="oooc:=LOW(QUIET([.B544];[.D545]))" office:value-type="string" office:string-value="info.lrbh.codive.schema.template">
            <text:p>info.lrbh.codive.schema.template</text:p>
          </table:table-cell>
          <table:table-cell table:formula="oooc:=QUIET([.C544];[.D545])" office:value-type="string" office:string-value="Compiler">
            <text:p>Compiler</text:p>
          </table:table-cell>
          <table:table-cell office:value-type="float" office:value="43">
            <text:p>43</text:p>
          </table:table-cell>
          <table:table-cell office:value-type="string">
            <text:p>{</text:p>
          </table:table-cell>
          <table:table-cell table:number-columns-repeated="251"/>
        </table:table-row>
        <table:table-row table:style-name="ro1">
          <table:table-cell table:formula="oooc:=LOW(QUIET([.A545];[.D546]))" office:value-type="string" office:string-value="pln:">
            <text:p>pln:</text:p>
          </table:table-cell>
          <table:table-cell table:formula="oooc:=LOW(QUIET([.B545];[.D546]))" office:value-type="string" office:string-value="info.lrbh.codive.schema.template">
            <text:p>info.lrbh.codive.schema.template</text:p>
          </table:table-cell>
          <table:table-cell table:formula="oooc:=QUIET([.C545];[.D546])" office:value-type="string" office:string-value="Compiler">
            <text:p>Compiler</text:p>
          </table:table-cell>
          <table:table-cell office:value-type="float" office:value="44">
            <text:p>44</text:p>
          </table:table-cell>
          <table:table-cell office:value-type="string">
            <text:p>__Compilement_compilement_=_new_Compilement_();</text:p>
          </table:table-cell>
          <table:table-cell table:number-columns-repeated="251"/>
        </table:table-row>
        <table:table-row table:style-name="ro1">
          <table:table-cell table:formula="oooc:=LOW(QUIET([.A546];[.D547]))" office:value-type="string" office:string-value="pln:">
            <text:p>pln:</text:p>
          </table:table-cell>
          <table:table-cell table:formula="oooc:=LOW(QUIET([.B546];[.D547]))" office:value-type="string" office:string-value="info.lrbh.codive.schema.template">
            <text:p>info.lrbh.codive.schema.template</text:p>
          </table:table-cell>
          <table:table-cell table:formula="oooc:=QUIET([.C546];[.D547])" office:value-type="string" office:string-value="Compiler">
            <text:p>Compiler</text:p>
          </table:table-cell>
          <table:table-cell office:value-type="float" office:value="45">
            <text:p>45</text:p>
          </table:table-cell>
          <table:table-cell office:value-type="string">
            <text:p>__StringBuffer_buffer_=_new_StringBuffer_();</text:p>
          </table:table-cell>
          <table:table-cell table:number-columns-repeated="251"/>
        </table:table-row>
        <table:table-row table:style-name="ro1">
          <table:table-cell table:formula="oooc:=LOW(QUIET([.A547];[.D548]))" office:value-type="string" office:string-value="pln:">
            <text:p>pln:</text:p>
          </table:table-cell>
          <table:table-cell table:formula="oooc:=LOW(QUIET([.B547];[.D548]))" office:value-type="string" office:string-value="info.lrbh.codive.schema.template">
            <text:p>info.lrbh.codive.schema.template</text:p>
          </table:table-cell>
          <table:table-cell table:formula="oooc:=QUIET([.C547];[.D548])" office:value-type="string" office:string-value="Compiler">
            <text:p>Compiler</text:p>
          </table:table-cell>
          <table:table-cell office:value-type="float" office:value="46">
            <text:p>46</text:p>
          </table:table-cell>
          <table:table-cell office:value-type="string">
            <text:p>__for_(<text:a xlink:href="mailto:Link_link@1">Link_link@1</text:a>_linkz)_buffer.append_(link.value_());</text:p>
          </table:table-cell>
          <table:table-cell table:number-columns-repeated="251"/>
        </table:table-row>
        <table:table-row table:style-name="ro1">
          <table:table-cell table:formula="oooc:=LOW(QUIET([.A548];[.D549]))" office:value-type="string" office:string-value="pln:">
            <text:p>pln:</text:p>
          </table:table-cell>
          <table:table-cell table:formula="oooc:=LOW(QUIET([.B548];[.D549]))" office:value-type="string" office:string-value="info.lrbh.codive.schema.template">
            <text:p>info.lrbh.codive.schema.template</text:p>
          </table:table-cell>
          <table:table-cell table:formula="oooc:=QUIET([.C548];[.D549])" office:value-type="string" office:string-value="Compiler">
            <text:p>Compiler</text:p>
          </table:table-cell>
          <table:table-cell office:value-type="float" office:value="47">
            <text:p>47</text:p>
          </table:table-cell>
          <table:table-cell office:value-type="string">
            <text:p>__compilement.setValue_(buffer.toString_());</text:p>
          </table:table-cell>
          <table:table-cell table:number-columns-repeated="251"/>
        </table:table-row>
        <table:table-row table:style-name="ro1">
          <table:table-cell table:formula="oooc:=LOW(QUIET([.A549];[.D550]))" office:value-type="string" office:string-value="pln:">
            <text:p>pln:</text:p>
          </table:table-cell>
          <table:table-cell table:formula="oooc:=LOW(QUIET([.B549];[.D550]))" office:value-type="string" office:string-value="info.lrbh.codive.schema.template">
            <text:p>info.lrbh.codive.schema.template</text:p>
          </table:table-cell>
          <table:table-cell table:formula="oooc:=QUIET([.C549];[.D550])" office:value-type="string" office:string-value="Compiler">
            <text:p>Compiler</text:p>
          </table:table-cell>
          <table:table-cell office:value-type="float" office:value="48">
            <text:p>48</text:p>
          </table:table-cell>
          <table:table-cell office:value-type="string">
            <text:p>__return_compilement;</text:p>
          </table:table-cell>
          <table:table-cell table:number-columns-repeated="251"/>
        </table:table-row>
        <table:table-row table:style-name="ro1">
          <table:table-cell table:formula="oooc:=LOW(QUIET([.A550];[.D551]))" office:value-type="string" office:string-value="pln:">
            <text:p>pln:</text:p>
          </table:table-cell>
          <table:table-cell table:formula="oooc:=LOW(QUIET([.B550];[.D551]))" office:value-type="string" office:string-value="info.lrbh.codive.schema.template">
            <text:p>info.lrbh.codive.schema.template</text:p>
          </table:table-cell>
          <table:table-cell table:formula="oooc:=QUIET([.C550];[.D551])" office:value-type="string" office:string-value="Compiler">
            <text:p>Compiler</text:p>
          </table:table-cell>
          <table:table-cell office:value-type="float" office:value="49">
            <text:p>49</text:p>
          </table:table-cell>
          <table:table-cell office:value-type="string">
            <text:p>}</text:p>
          </table:table-cell>
          <table:table-cell table:number-columns-repeated="251"/>
        </table:table-row>
        <table:table-row table:style-name="ro1">
          <table:table-cell table:formula="oooc:=LOW(QUIET([.A551];[.D552]))" office:value-type="string" office:string-value=".">
            <text:p>.</text:p>
          </table:table-cell>
          <table:table-cell table:formula="oooc:=LOW(QUIET([.B551];[.D552]))" office:value-type="string" office:string-value=".">
            <text:p>.</text:p>
          </table:table-cell>
          <table:table-cell table:formula="oooc:=QUIET([.C551];[.D552])" office:value-type="string" office:string-value=".">
            <text:p>.</text:p>
          </table:table-cell>
          <table:table-cell/>
          <table:table-cell table:number-columns-repeated="252"/>
        </table:table-row>
        <table:table-row table:style-name="ro1">
          <table:table-cell table:formula="oooc:=LOW(QUIET([.A552];[.D553]))" office:value-type="string" office:string-value=".">
            <text:p>.</text:p>
          </table:table-cell>
          <table:table-cell table:formula="oooc:=LOW(QUIET([.B552];[.D553]))" office:value-type="string" office:string-value=".">
            <text:p>.</text:p>
          </table:table-cell>
          <table:table-cell table:formula="oooc:=QUIET([.C552];[.D553])" office:value-type="string" office:string-value=".">
            <text:p>.</text:p>
          </table:table-cell>
          <table:table-cell/>
          <table:table-cell table:number-columns-repeated="252"/>
        </table:table-row>
        <table:table-row table:style-name="ro1">
          <table:table-cell table:formula="oooc:=LOW(QUIET([.A553];[.D554]))" office:value-type="string" office:string-value=".">
            <text:p>.</text:p>
          </table:table-cell>
          <table:table-cell table:formula="oooc:=LOW(QUIET([.B553];[.D554]))" office:value-type="string" office:string-value=".">
            <text:p>.</text:p>
          </table:table-cell>
          <table:table-cell table:formula="oooc:=QUIET([.C553];[.D554])" office:value-type="string" office:string-value=".">
            <text:p>.</text:p>
          </table:table-cell>
          <table:table-cell/>
          <table:table-cell table:number-columns-repeated="252"/>
        </table:table-row>
        <table:table-row table:style-name="ro1">
          <table:table-cell table:formula="oooc:=LOW(QUIET([.A554];[.D555]))" office:value-type="string" office:string-value=".">
            <text:p>.</text:p>
          </table:table-cell>
          <table:table-cell table:formula="oooc:=LOW(QUIET([.B554];[.D555]))" office:value-type="string" office:string-value=".">
            <text:p>.</text:p>
          </table:table-cell>
          <table:table-cell table:formula="oooc:=QUIET([.C554];[.D555])" office:value-type="string" office:string-value=".">
            <text:p>.</text:p>
          </table:table-cell>
          <table:table-cell/>
          <table:table-cell table:number-columns-repeated="252"/>
        </table:table-row>
        <table:table-row table:style-name="ro1">
          <table:table-cell table:formula="oooc:=LOW(QUIET([.A555];[.D556]))" office:value-type="string" office:string-value=".">
            <text:p>.</text:p>
          </table:table-cell>
          <table:table-cell table:formula="oooc:=LOW(QUIET([.B555];[.D556]))" office:value-type="string" office:string-value=".">
            <text:p>.</text:p>
          </table:table-cell>
          <table:table-cell table:formula="oooc:=QUIET([.C555];[.D556])" office:value-type="string" office:string-value=".">
            <text:p>.</text:p>
          </table:table-cell>
          <table:table-cell/>
          <table:table-cell table:number-columns-repeated="252"/>
        </table:table-row>
        <table:table-row table:style-name="ro1">
          <table:table-cell table:formula="oooc:=LOW(QUIET([.A556];[.D557]))" office:value-type="string" office:string-value=".">
            <text:p>.</text:p>
          </table:table-cell>
          <table:table-cell table:formula="oooc:=LOW(QUIET([.B556];[.D557]))" office:value-type="string" office:string-value=".">
            <text:p>.</text:p>
          </table:table-cell>
          <table:table-cell table:formula="oooc:=QUIET([.C556];[.D557])" office:value-type="string" office:string-value=".">
            <text:p>.</text:p>
          </table:table-cell>
          <table:table-cell/>
          <table:table-cell table:number-columns-repeated="252"/>
        </table:table-row>
        <table:table-row table:style-name="ro1">
          <table:table-cell table:formula="oooc:=LOW(QUIET([.A557];[.D558]))" office:value-type="string" office:string-value=".">
            <text:p>.</text:p>
          </table:table-cell>
          <table:table-cell table:formula="oooc:=LOW(QUIET([.B557];[.D558]))" office:value-type="string" office:string-value=".">
            <text:p>.</text:p>
          </table:table-cell>
          <table:table-cell table:formula="oooc:=QUIET([.C557];[.D558])" office:value-type="string" office:string-value=".">
            <text:p>.</text:p>
          </table:table-cell>
          <table:table-cell/>
          <table:table-cell table:number-columns-repeated="252"/>
        </table:table-row>
        <table:table-row table:style-name="ro1">
          <table:table-cell table:formula="oooc:=LOW(QUIET([.A558];[.D559]))" office:value-type="string" office:string-value=".">
            <text:p>.</text:p>
          </table:table-cell>
          <table:table-cell table:formula="oooc:=LOW(QUIET([.B558];[.D559]))" office:value-type="string" office:string-value=".">
            <text:p>.</text:p>
          </table:table-cell>
          <table:table-cell table:formula="oooc:=QUIET([.C558];[.D559])" office:value-type="string" office:string-value=".">
            <text:p>.</text:p>
          </table:table-cell>
          <table:table-cell/>
          <table:table-cell table:number-columns-repeated="252"/>
        </table:table-row>
        <table:table-row table:style-name="ro1">
          <table:table-cell table:formula="oooc:=LOW(QUIET([.A559];[.D560]))" office:value-type="string" office:string-value=".">
            <text:p>.</text:p>
          </table:table-cell>
          <table:table-cell table:formula="oooc:=LOW(QUIET([.B559];[.D560]))" office:value-type="string" office:string-value=".">
            <text:p>.</text:p>
          </table:table-cell>
          <table:table-cell table:formula="oooc:=QUIET([.C559];[.D560])" office:value-type="string" office:string-value=".">
            <text:p>.</text:p>
          </table:table-cell>
          <table:table-cell/>
          <table:table-cell table:number-columns-repeated="252"/>
        </table:table-row>
        <table:table-row table:style-name="ro1">
          <table:table-cell table:formula="oooc:=LOW(QUIET([.A560];[.D561]))" office:value-type="string" office:string-value=".">
            <text:p>.</text:p>
          </table:table-cell>
          <table:table-cell table:formula="oooc:=LOW(QUIET([.B560];[.D561]))" office:value-type="string" office:string-value=".">
            <text:p>.</text:p>
          </table:table-cell>
          <table:table-cell table:formula="oooc:=QUIET([.C560];[.D561])" office:value-type="string" office:string-value=".">
            <text:p>.</text:p>
          </table:table-cell>
          <table:table-cell/>
          <table:table-cell table:number-columns-repeated="252"/>
        </table:table-row>
        <table:table-row table:style-name="ro1">
          <table:table-cell table:formula="oooc:=LOW(QUIET([.A561];[.D562]))" office:value-type="string" office:string-value=".">
            <text:p>.</text:p>
          </table:table-cell>
          <table:table-cell table:formula="oooc:=LOW(QUIET([.B561];[.D562]))" office:value-type="string" office:string-value=".">
            <text:p>.</text:p>
          </table:table-cell>
          <table:table-cell table:formula="oooc:=QUIET([.C561];[.D562])" office:value-type="string" office:string-value=".">
            <text:p>.</text:p>
          </table:table-cell>
          <table:table-cell/>
          <table:table-cell table:number-columns-repeated="252"/>
        </table:table-row>
        <table:table-row table:style-name="ro1">
          <table:table-cell table:formula="oooc:=LOW(QUIET([.A562];[.D563]))" office:value-type="string" office:string-value=".">
            <text:p>.</text:p>
          </table:table-cell>
          <table:table-cell table:formula="oooc:=LOW(QUIET([.B562];[.D563]))" office:value-type="string" office:string-value=".">
            <text:p>.</text:p>
          </table:table-cell>
          <table:table-cell table:formula="oooc:=QUIET([.C562];[.D563])" office:value-type="string" office:string-value=".">
            <text:p>.</text:p>
          </table:table-cell>
          <table:table-cell/>
          <table:table-cell table:number-columns-repeated="252"/>
        </table:table-row>
        <table:table-row table:style-name="ro1">
          <table:table-cell table:formula="oooc:=LOW(QUIET([.A563];[.D564]))" office:value-type="string" office:string-value=".">
            <text:p>.</text:p>
          </table:table-cell>
          <table:table-cell table:formula="oooc:=LOW(QUIET([.B563];[.D564]))" office:value-type="string" office:string-value=".">
            <text:p>.</text:p>
          </table:table-cell>
          <table:table-cell table:formula="oooc:=QUIET([.C563];[.D564])" office:value-type="string" office:string-value=".">
            <text:p>.</text:p>
          </table:table-cell>
          <table:table-cell/>
          <table:table-cell table:number-columns-repeated="252"/>
        </table:table-row>
        <table:table-row table:style-name="ro1">
          <table:table-cell table:formula="oooc:=LOW(QUIET([.A564];[.D565]))" office:value-type="string" office:string-value=".">
            <text:p>.</text:p>
          </table:table-cell>
          <table:table-cell table:formula="oooc:=LOW(QUIET([.B564];[.D565]))" office:value-type="string" office:string-value=".">
            <text:p>.</text:p>
          </table:table-cell>
          <table:table-cell table:formula="oooc:=QUIET([.C564];[.D565])" office:value-type="string" office:string-value=".">
            <text:p>.</text:p>
          </table:table-cell>
          <table:table-cell/>
          <table:table-cell table:number-columns-repeated="252"/>
        </table:table-row>
        <table:table-row table:style-name="ro1">
          <table:table-cell table:formula="oooc:=LOW(QUIET([.A565];[.D566]))" office:value-type="string" office:string-value=".">
            <text:p>.</text:p>
          </table:table-cell>
          <table:table-cell table:formula="oooc:=LOW(QUIET([.B565];[.D566]))" office:value-type="string" office:string-value=".">
            <text:p>.</text:p>
          </table:table-cell>
          <table:table-cell table:formula="oooc:=QUIET([.C565];[.D566])" office:value-type="string" office:string-value=".">
            <text:p>.</text:p>
          </table:table-cell>
          <table:table-cell/>
          <table:table-cell table:number-columns-repeated="252"/>
        </table:table-row>
        <table:table-row table:style-name="ro1">
          <table:table-cell table:formula="oooc:=LOW(QUIET([.A566];[.D567]))" office:value-type="string" office:string-value=".">
            <text:p>.</text:p>
          </table:table-cell>
          <table:table-cell table:formula="oooc:=LOW(QUIET([.B566];[.D567]))" office:value-type="string" office:string-value=".">
            <text:p>.</text:p>
          </table:table-cell>
          <table:table-cell table:formula="oooc:=QUIET([.C566];[.D567])" office:value-type="string" office:string-value=".">
            <text:p>.</text:p>
          </table:table-cell>
          <table:table-cell/>
          <table:table-cell table:number-columns-repeated="252"/>
        </table:table-row>
        <table:table-row table:style-name="ro1">
          <table:table-cell table:formula="oooc:=LOW(QUIET([.A567];[.D568]))" office:value-type="string" office:string-value=".">
            <text:p>.</text:p>
          </table:table-cell>
          <table:table-cell table:formula="oooc:=LOW(QUIET([.B567];[.D568]))" office:value-type="string" office:string-value=".">
            <text:p>.</text:p>
          </table:table-cell>
          <table:table-cell table:formula="oooc:=QUIET([.C567];[.D568])" office:value-type="string" office:string-value=".">
            <text:p>.</text:p>
          </table:table-cell>
          <table:table-cell/>
          <table:table-cell table:number-columns-repeated="252"/>
        </table:table-row>
        <table:table-row table:style-name="ro1">
          <table:table-cell table:formula="oooc:=LOW(QUIET([.A568];[.D569]))" office:value-type="string" office:string-value=".">
            <text:p>.</text:p>
          </table:table-cell>
          <table:table-cell table:formula="oooc:=LOW(QUIET([.B568];[.D569]))" office:value-type="string" office:string-value=".">
            <text:p>.</text:p>
          </table:table-cell>
          <table:table-cell table:formula="oooc:=QUIET([.C568];[.D569])" office:value-type="string" office:string-value=".">
            <text:p>.</text:p>
          </table:table-cell>
          <table:table-cell/>
          <table:table-cell table:number-columns-repeated="252"/>
        </table:table-row>
        <table:table-row table:style-name="ro1">
          <table:table-cell table:formula="oooc:=LOW(QUIET([.A569];[.D570]))" office:value-type="string" office:string-value=".">
            <text:p>.</text:p>
          </table:table-cell>
          <table:table-cell table:formula="oooc:=LOW(QUIET([.B569];[.D570]))" office:value-type="string" office:string-value=".">
            <text:p>.</text:p>
          </table:table-cell>
          <table:table-cell table:formula="oooc:=QUIET([.C569];[.D570])" office:value-type="string" office:string-value=".">
            <text:p>.</text:p>
          </table:table-cell>
          <table:table-cell/>
          <table:table-cell table:number-columns-repeated="252"/>
        </table:table-row>
        <table:table-row table:style-name="ro1">
          <table:table-cell table:formula="oooc:=LOW(QUIET([.A570];[.D571]))" office:value-type="string" office:string-value=".">
            <text:p>.</text:p>
          </table:table-cell>
          <table:table-cell table:formula="oooc:=LOW(QUIET([.B570];[.D571]))" office:value-type="string" office:string-value=".">
            <text:p>.</text:p>
          </table:table-cell>
          <table:table-cell table:formula="oooc:=QUIET([.C570];[.D571])" office:value-type="string" office:string-value=".">
            <text:p>.</text:p>
          </table:table-cell>
          <table:table-cell/>
          <table:table-cell table:number-columns-repeated="252"/>
        </table:table-row>
        <table:table-row table:style-name="ro1">
          <table:table-cell table:formula="oooc:=LOW(QUIET([.A571];[.D572]))" office:value-type="string" office:string-value=".">
            <text:p>.</text:p>
          </table:table-cell>
          <table:table-cell table:formula="oooc:=LOW(QUIET([.B571];[.D572]))" office:value-type="string" office:string-value=".">
            <text:p>.</text:p>
          </table:table-cell>
          <table:table-cell table:formula="oooc:=QUIET([.C571];[.D572])" office:value-type="string" office:string-value=".">
            <text:p>.</text:p>
          </table:table-cell>
          <table:table-cell/>
          <table:table-cell table:number-columns-repeated="252"/>
        </table:table-row>
        <table:table-row table:style-name="ro1">
          <table:table-cell table:formula="oooc:=LOW(QUIET([.A572];[.D573]))" office:value-type="string" office:string-value=".">
            <text:p>.</text:p>
          </table:table-cell>
          <table:table-cell table:formula="oooc:=LOW(QUIET([.B572];[.D573]))" office:value-type="string" office:string-value=".">
            <text:p>.</text:p>
          </table:table-cell>
          <table:table-cell table:formula="oooc:=QUIET([.C572];[.D573])" office:value-type="string" office:string-value=".">
            <text:p>.</text:p>
          </table:table-cell>
          <table:table-cell/>
          <table:table-cell table:number-columns-repeated="252"/>
        </table:table-row>
        <table:table-row table:style-name="ro1">
          <table:table-cell table:formula="oooc:=LOW(QUIET([.A573];[.D574]))" office:value-type="string" office:string-value=".">
            <text:p>.</text:p>
          </table:table-cell>
          <table:table-cell table:formula="oooc:=LOW(QUIET([.B573];[.D574]))" office:value-type="string" office:string-value=".">
            <text:p>.</text:p>
          </table:table-cell>
          <table:table-cell table:formula="oooc:=QUIET([.C573];[.D574])" office:value-type="string" office:string-value=".">
            <text:p>.</text:p>
          </table:table-cell>
          <table:table-cell/>
          <table:table-cell table:number-columns-repeated="252"/>
        </table:table-row>
        <table:table-row table:style-name="ro1">
          <table:table-cell table:formula="oooc:=LOW(QUIET([.A574];[.D575]))" office:value-type="string" office:string-value=".">
            <text:p>.</text:p>
          </table:table-cell>
          <table:table-cell table:formula="oooc:=LOW(QUIET([.B574];[.D575]))" office:value-type="string" office:string-value=".">
            <text:p>.</text:p>
          </table:table-cell>
          <table:table-cell table:formula="oooc:=QUIET([.C574];[.D575])" office:value-type="string" office:string-value=".">
            <text:p>.</text:p>
          </table:table-cell>
          <table:table-cell/>
          <table:table-cell table:number-columns-repeated="252"/>
        </table:table-row>
        <table:table-row table:style-name="ro1">
          <table:table-cell table:formula="oooc:=LOW(QUIET([.A575];[.D576]))" office:value-type="string" office:string-value=".">
            <text:p>.</text:p>
          </table:table-cell>
          <table:table-cell table:formula="oooc:=LOW(QUIET([.B575];[.D576]))" office:value-type="string" office:string-value=".">
            <text:p>.</text:p>
          </table:table-cell>
          <table:table-cell table:formula="oooc:=QUIET([.C575];[.D576])" office:value-type="string" office:string-value=".">
            <text:p>.</text:p>
          </table:table-cell>
          <table:table-cell/>
          <table:table-cell table:number-columns-repeated="252"/>
        </table:table-row>
        <table:table-row table:style-name="ro1">
          <table:table-cell table:formula="oooc:=LOW(QUIET([.A576];[.D577]))" office:value-type="string" office:string-value=".">
            <text:p>.</text:p>
          </table:table-cell>
          <table:table-cell table:formula="oooc:=LOW(QUIET([.B576];[.D577]))" office:value-type="string" office:string-value=".">
            <text:p>.</text:p>
          </table:table-cell>
          <table:table-cell table:formula="oooc:=QUIET([.C576];[.D577])" office:value-type="string" office:string-value=".">
            <text:p>.</text:p>
          </table:table-cell>
          <table:table-cell/>
          <table:table-cell table:number-columns-repeated="252"/>
        </table:table-row>
        <table:table-row table:style-name="ro1">
          <table:table-cell table:formula="oooc:=LOW(QUIET([.A577];[.D578]))" office:value-type="string" office:string-value=".">
            <text:p>.</text:p>
          </table:table-cell>
          <table:table-cell table:formula="oooc:=LOW(QUIET([.B577];[.D578]))" office:value-type="string" office:string-value=".">
            <text:p>.</text:p>
          </table:table-cell>
          <table:table-cell table:formula="oooc:=QUIET([.C577];[.D578])" office:value-type="string" office:string-value=".">
            <text:p>.</text:p>
          </table:table-cell>
          <table:table-cell/>
          <table:table-cell table:number-columns-repeated="252"/>
        </table:table-row>
        <table:table-row table:style-name="ro1">
          <table:table-cell table:formula="oooc:=LOW(QUIET([.A578];[.D579]))" office:value-type="string" office:string-value=".">
            <text:p>.</text:p>
          </table:table-cell>
          <table:table-cell table:formula="oooc:=LOW(QUIET([.B578];[.D579]))" office:value-type="string" office:string-value=".">
            <text:p>.</text:p>
          </table:table-cell>
          <table:table-cell table:formula="oooc:=QUIET([.C578];[.D579])" office:value-type="string" office:string-value=".">
            <text:p>.</text:p>
          </table:table-cell>
          <table:table-cell/>
          <table:table-cell table:number-columns-repeated="252"/>
        </table:table-row>
        <table:table-row table:style-name="ro1">
          <table:table-cell table:formula="oooc:=LOW(QUIET([.A579];[.D580]))" office:value-type="string" office:string-value=".">
            <text:p>.</text:p>
          </table:table-cell>
          <table:table-cell table:formula="oooc:=LOW(QUIET([.B579];[.D580]))" office:value-type="string" office:string-value=".">
            <text:p>.</text:p>
          </table:table-cell>
          <table:table-cell table:formula="oooc:=QUIET([.C579];[.D580])" office:value-type="string" office:string-value=".">
            <text:p>.</text:p>
          </table:table-cell>
          <table:table-cell/>
          <table:table-cell table:number-columns-repeated="252"/>
        </table:table-row>
        <table:table-row table:style-name="ro1">
          <table:table-cell table:formula="oooc:=LOW(QUIET([.A580];[.D581]))" office:value-type="string" office:string-value=".">
            <text:p>.</text:p>
          </table:table-cell>
          <table:table-cell table:formula="oooc:=LOW(QUIET([.B580];[.D581]))" office:value-type="string" office:string-value=".">
            <text:p>.</text:p>
          </table:table-cell>
          <table:table-cell table:formula="oooc:=QUIET([.C580];[.D581])" office:value-type="string" office:string-value=".">
            <text:p>.</text:p>
          </table:table-cell>
          <table:table-cell/>
          <table:table-cell table:number-columns-repeated="252"/>
        </table:table-row>
        <table:table-row table:style-name="ro1">
          <table:table-cell table:formula="oooc:=LOW(QUIET([.A581];[.D582]))" office:value-type="string" office:string-value=".">
            <text:p>.</text:p>
          </table:table-cell>
          <table:table-cell table:formula="oooc:=LOW(QUIET([.B581];[.D582]))" office:value-type="string" office:string-value=".">
            <text:p>.</text:p>
          </table:table-cell>
          <table:table-cell table:formula="oooc:=QUIET([.C581];[.D582])" office:value-type="string" office:string-value=".">
            <text:p>.</text:p>
          </table:table-cell>
          <table:table-cell/>
          <table:table-cell table:number-columns-repeated="252"/>
        </table:table-row>
        <table:table-row table:style-name="ro1">
          <table:table-cell table:formula="oooc:=LOW(QUIET([.A582];[.D583]))" office:value-type="string" office:string-value=".">
            <text:p>.</text:p>
          </table:table-cell>
          <table:table-cell table:formula="oooc:=LOW(QUIET([.B582];[.D583]))" office:value-type="string" office:string-value=".">
            <text:p>.</text:p>
          </table:table-cell>
          <table:table-cell table:formula="oooc:=QUIET([.C582];[.D583])" office:value-type="string" office:string-value=".">
            <text:p>.</text:p>
          </table:table-cell>
          <table:table-cell/>
          <table:table-cell table:number-columns-repeated="252"/>
        </table:table-row>
        <table:table-row table:style-name="ro1">
          <table:table-cell table:formula="oooc:=LOW(QUIET([.A583];[.D584]))" office:value-type="string" office:string-value=".">
            <text:p>.</text:p>
          </table:table-cell>
          <table:table-cell table:formula="oooc:=LOW(QUIET([.B583];[.D584]))" office:value-type="string" office:string-value=".">
            <text:p>.</text:p>
          </table:table-cell>
          <table:table-cell table:formula="oooc:=QUIET([.C583];[.D584])" office:value-type="string" office:string-value=".">
            <text:p>.</text:p>
          </table:table-cell>
          <table:table-cell/>
          <table:table-cell table:number-columns-repeated="252"/>
        </table:table-row>
        <table:table-row table:style-name="ro1">
          <table:table-cell table:formula="oooc:=LOW(QUIET([.A584];[.D585]))" office:value-type="string" office:string-value=".">
            <text:p>.</text:p>
          </table:table-cell>
          <table:table-cell table:formula="oooc:=LOW(QUIET([.B584];[.D585]))" office:value-type="string" office:string-value=".">
            <text:p>.</text:p>
          </table:table-cell>
          <table:table-cell table:formula="oooc:=QUIET([.C584];[.D585])" office:value-type="string" office:string-value=".">
            <text:p>.</text:p>
          </table:table-cell>
          <table:table-cell/>
          <table:table-cell table:number-columns-repeated="252"/>
        </table:table-row>
        <table:table-row table:style-name="ro1">
          <table:table-cell table:formula="oooc:=LOW(QUIET([.A585];[.D586]))" office:value-type="string" office:string-value=".">
            <text:p>.</text:p>
          </table:table-cell>
          <table:table-cell table:formula="oooc:=LOW(QUIET([.B585];[.D586]))" office:value-type="string" office:string-value=".">
            <text:p>.</text:p>
          </table:table-cell>
          <table:table-cell table:formula="oooc:=QUIET([.C585];[.D586])" office:value-type="string" office:string-value=".">
            <text:p>.</text:p>
          </table:table-cell>
          <table:table-cell/>
          <table:table-cell table:number-columns-repeated="252"/>
        </table:table-row>
        <table:table-row table:style-name="ro1">
          <table:table-cell table:formula="oooc:=LOW(QUIET([.A586];[.D587]))" office:value-type="string" office:string-value=".">
            <text:p>.</text:p>
          </table:table-cell>
          <table:table-cell table:formula="oooc:=LOW(QUIET([.B586];[.D587]))" office:value-type="string" office:string-value=".">
            <text:p>.</text:p>
          </table:table-cell>
          <table:table-cell table:formula="oooc:=QUIET([.C586];[.D587])" office:value-type="string" office:string-value=".">
            <text:p>.</text:p>
          </table:table-cell>
          <table:table-cell/>
          <table:table-cell table:number-columns-repeated="252"/>
        </table:table-row>
        <table:table-row table:style-name="ro1">
          <table:table-cell table:formula="oooc:=LOW(QUIET([.A587];[.D588]))" office:value-type="string" office:string-value=".">
            <text:p>.</text:p>
          </table:table-cell>
          <table:table-cell table:formula="oooc:=LOW(QUIET([.B587];[.D588]))" office:value-type="string" office:string-value=".">
            <text:p>.</text:p>
          </table:table-cell>
          <table:table-cell table:formula="oooc:=QUIET([.C587];[.D588])" office:value-type="string" office:string-value=".">
            <text:p>.</text:p>
          </table:table-cell>
          <table:table-cell/>
          <table:table-cell table:number-columns-repeated="252"/>
        </table:table-row>
        <table:table-row table:style-name="ro1">
          <table:table-cell table:formula="oooc:=LOW(QUIET([.A588];[.D589]))" office:value-type="string" office:string-value=".">
            <text:p>.</text:p>
          </table:table-cell>
          <table:table-cell table:formula="oooc:=LOW(QUIET([.B588];[.D589]))" office:value-type="string" office:string-value=".">
            <text:p>.</text:p>
          </table:table-cell>
          <table:table-cell table:formula="oooc:=QUIET([.C588];[.D589])" office:value-type="string" office:string-value=".">
            <text:p>.</text:p>
          </table:table-cell>
          <table:table-cell/>
          <table:table-cell table:number-columns-repeated="252"/>
        </table:table-row>
        <table:table-row table:style-name="ro1">
          <table:table-cell table:formula="oooc:=LOW(QUIET([.A589];[.D590]))" office:value-type="string" office:string-value=".">
            <text:p>.</text:p>
          </table:table-cell>
          <table:table-cell table:formula="oooc:=LOW(QUIET([.B589];[.D590]))" office:value-type="string" office:string-value=".">
            <text:p>.</text:p>
          </table:table-cell>
          <table:table-cell table:formula="oooc:=QUIET([.C589];[.D590])" office:value-type="string" office:string-value=".">
            <text:p>.</text:p>
          </table:table-cell>
          <table:table-cell/>
          <table:table-cell table:number-columns-repeated="252"/>
        </table:table-row>
        <table:table-row table:style-name="ro1">
          <table:table-cell table:formula="oooc:=LOW(QUIET([.A590];[.D591]))" office:value-type="string" office:string-value=".">
            <text:p>.</text:p>
          </table:table-cell>
          <table:table-cell table:formula="oooc:=LOW(QUIET([.B590];[.D591]))" office:value-type="string" office:string-value=".">
            <text:p>.</text:p>
          </table:table-cell>
          <table:table-cell table:formula="oooc:=QUIET([.C590];[.D591])" office:value-type="string" office:string-value=".">
            <text:p>.</text:p>
          </table:table-cell>
          <table:table-cell/>
          <table:table-cell table:number-columns-repeated="252"/>
        </table:table-row>
        <table:table-row table:style-name="ro1">
          <table:table-cell table:formula="oooc:=LOW(QUIET([.A591];[.D592]))" office:value-type="string" office:string-value=".">
            <text:p>.</text:p>
          </table:table-cell>
          <table:table-cell table:formula="oooc:=LOW(QUIET([.B591];[.D592]))" office:value-type="string" office:string-value=".">
            <text:p>.</text:p>
          </table:table-cell>
          <table:table-cell table:formula="oooc:=QUIET([.C591];[.D592])" office:value-type="string" office:string-value=".">
            <text:p>.</text:p>
          </table:table-cell>
          <table:table-cell/>
          <table:table-cell table:number-columns-repeated="252"/>
        </table:table-row>
        <table:table-row table:style-name="ro1">
          <table:table-cell table:formula="oooc:=LOW(QUIET([.A592];[.D593]))" office:value-type="string" office:string-value=".">
            <text:p>.</text:p>
          </table:table-cell>
          <table:table-cell table:formula="oooc:=LOW(QUIET([.B592];[.D593]))" office:value-type="string" office:string-value=".">
            <text:p>.</text:p>
          </table:table-cell>
          <table:table-cell table:formula="oooc:=QUIET([.C592];[.D593])" office:value-type="string" office:string-value=".">
            <text:p>.</text:p>
          </table:table-cell>
          <table:table-cell/>
          <table:table-cell table:number-columns-repeated="252"/>
        </table:table-row>
        <table:table-row table:style-name="ro1">
          <table:table-cell table:formula="oooc:=LOW(QUIET([.A593];[.D594]))" office:value-type="string" office:string-value=".">
            <text:p>.</text:p>
          </table:table-cell>
          <table:table-cell table:formula="oooc:=LOW(QUIET([.B593];[.D594]))" office:value-type="string" office:string-value=".">
            <text:p>.</text:p>
          </table:table-cell>
          <table:table-cell table:formula="oooc:=QUIET([.C593];[.D594])" office:value-type="string" office:string-value=".">
            <text:p>.</text:p>
          </table:table-cell>
          <table:table-cell/>
          <table:table-cell table:number-columns-repeated="252"/>
        </table:table-row>
        <table:table-row table:style-name="ro1">
          <table:table-cell table:formula="oooc:=LOW(QUIET([.A594];[.D595]))" office:value-type="string" office:string-value=".">
            <text:p>.</text:p>
          </table:table-cell>
          <table:table-cell table:formula="oooc:=LOW(QUIET([.B594];[.D595]))" office:value-type="string" office:string-value=".">
            <text:p>.</text:p>
          </table:table-cell>
          <table:table-cell table:formula="oooc:=QUIET([.C594];[.D595])" office:value-type="string" office:string-value=".">
            <text:p>.</text:p>
          </table:table-cell>
          <table:table-cell/>
          <table:table-cell table:number-columns-repeated="252"/>
        </table:table-row>
        <table:table-row table:style-name="ro1">
          <table:table-cell table:formula="oooc:=LOW(QUIET([.A595];[.D596]))" office:value-type="string" office:string-value=".">
            <text:p>.</text:p>
          </table:table-cell>
          <table:table-cell table:formula="oooc:=LOW(QUIET([.B595];[.D596]))" office:value-type="string" office:string-value=".">
            <text:p>.</text:p>
          </table:table-cell>
          <table:table-cell table:formula="oooc:=QUIET([.C595];[.D596])" office:value-type="string" office:string-value=".">
            <text:p>.</text:p>
          </table:table-cell>
          <table:table-cell/>
          <table:table-cell table:number-columns-repeated="252"/>
        </table:table-row>
        <table:table-row table:style-name="ro1">
          <table:table-cell table:formula="oooc:=LOW(QUIET([.A596];[.D597]))" office:value-type="string" office:string-value=".">
            <text:p>.</text:p>
          </table:table-cell>
          <table:table-cell table:formula="oooc:=LOW(QUIET([.B596];[.D597]))" office:value-type="string" office:string-value=".">
            <text:p>.</text:p>
          </table:table-cell>
          <table:table-cell table:formula="oooc:=QUIET([.C596];[.D597])" office:value-type="string" office:string-value=".">
            <text:p>.</text:p>
          </table:table-cell>
          <table:table-cell/>
          <table:table-cell table:number-columns-repeated="252"/>
        </table:table-row>
        <table:table-row table:style-name="ro1">
          <table:table-cell table:formula="oooc:=LOW(QUIET([.A597];[.D598]))" office:value-type="string" office:string-value=".">
            <text:p>.</text:p>
          </table:table-cell>
          <table:table-cell table:formula="oooc:=LOW(QUIET([.B597];[.D598]))" office:value-type="string" office:string-value=".">
            <text:p>.</text:p>
          </table:table-cell>
          <table:table-cell table:formula="oooc:=QUIET([.C597];[.D598])" office:value-type="string" office:string-value=".">
            <text:p>.</text:p>
          </table:table-cell>
          <table:table-cell/>
          <table:table-cell table:number-columns-repeated="252"/>
        </table:table-row>
        <table:table-row table:style-name="ro1">
          <table:table-cell table:formula="oooc:=LOW(QUIET([.A598];[.D599]))" office:value-type="string" office:string-value=".">
            <text:p>.</text:p>
          </table:table-cell>
          <table:table-cell table:formula="oooc:=LOW(QUIET([.B598];[.D599]))" office:value-type="string" office:string-value=".">
            <text:p>.</text:p>
          </table:table-cell>
          <table:table-cell table:formula="oooc:=QUIET([.C598];[.D599])" office:value-type="string" office:string-value=".">
            <text:p>.</text:p>
          </table:table-cell>
          <table:table-cell/>
          <table:table-cell table:number-columns-repeated="252"/>
        </table:table-row>
        <table:table-row table:style-name="ro1">
          <table:table-cell table:formula="oooc:=LOW(QUIET([.A599];[.D600]))" office:value-type="string" office:string-value=".">
            <text:p>.</text:p>
          </table:table-cell>
          <table:table-cell table:formula="oooc:=LOW(QUIET([.B599];[.D600]))" office:value-type="string" office:string-value=".">
            <text:p>.</text:p>
          </table:table-cell>
          <table:table-cell table:formula="oooc:=QUIET([.C599];[.D600])" office:value-type="string" office:string-value=".">
            <text:p>.</text:p>
          </table:table-cell>
          <table:table-cell/>
          <table:table-cell table:number-columns-repeated="252"/>
        </table:table-row>
        <table:table-row table:style-name="ro1">
          <table:table-cell table:formula="oooc:=LOW(QUIET([.A600];[.D601]))" office:value-type="string" office:string-value=".">
            <text:p>.</text:p>
          </table:table-cell>
          <table:table-cell table:formula="oooc:=LOW(QUIET([.B600];[.D601]))" office:value-type="string" office:string-value=".">
            <text:p>.</text:p>
          </table:table-cell>
          <table:table-cell table:formula="oooc:=QUIET([.C600];[.D601])" office:value-type="string" office:string-value=".">
            <text:p>.</text:p>
          </table:table-cell>
          <table:table-cell/>
          <table:table-cell table:number-columns-repeated="252"/>
        </table:table-row>
        <table:table-row table:style-name="ro1">
          <table:table-cell table:formula="oooc:=LOW(QUIET([.A601];[.D602]))" office:value-type="string" office:string-value=".">
            <text:p>.</text:p>
          </table:table-cell>
          <table:table-cell table:formula="oooc:=LOW(QUIET([.B601];[.D602]))" office:value-type="string" office:string-value=".">
            <text:p>.</text:p>
          </table:table-cell>
          <table:table-cell table:formula="oooc:=QUIET([.C601];[.D602])" office:value-type="string" office:string-value=".">
            <text:p>.</text:p>
          </table:table-cell>
          <table:table-cell/>
          <table:table-cell table:number-columns-repeated="252"/>
        </table:table-row>
        <table:table-row table:style-name="ro1">
          <table:table-cell table:formula="oooc:=LOW(QUIET([.A602];[.D603]))" office:value-type="string" office:string-value=".">
            <text:p>.</text:p>
          </table:table-cell>
          <table:table-cell table:formula="oooc:=LOW(QUIET([.B602];[.D603]))" office:value-type="string" office:string-value=".">
            <text:p>.</text:p>
          </table:table-cell>
          <table:table-cell table:formula="oooc:=QUIET([.C602];[.D603])" office:value-type="string" office:string-value=".">
            <text:p>.</text:p>
          </table:table-cell>
          <table:table-cell/>
          <table:table-cell table:number-columns-repeated="252"/>
        </table:table-row>
        <table:table-row table:style-name="ro1">
          <table:table-cell table:formula="oooc:=LOW(QUIET([.A603];[.D604]))" office:value-type="string" office:string-value=".">
            <text:p>.</text:p>
          </table:table-cell>
          <table:table-cell table:formula="oooc:=LOW(QUIET([.B603];[.D604]))" office:value-type="string" office:string-value=".">
            <text:p>.</text:p>
          </table:table-cell>
          <table:table-cell table:formula="oooc:=QUIET([.C603];[.D604])" office:value-type="string" office:string-value=".">
            <text:p>.</text:p>
          </table:table-cell>
          <table:table-cell/>
          <table:table-cell table:number-columns-repeated="252"/>
        </table:table-row>
        <table:table-row table:style-name="ro1">
          <table:table-cell table:formula="oooc:=LOW(QUIET([.A604];[.D605]))" office:value-type="string" office:string-value=".">
            <text:p>.</text:p>
          </table:table-cell>
          <table:table-cell table:formula="oooc:=LOW(QUIET([.B604];[.D605]))" office:value-type="string" office:string-value=".">
            <text:p>.</text:p>
          </table:table-cell>
          <table:table-cell table:formula="oooc:=QUIET([.C604];[.D605])" office:value-type="string" office:string-value=".">
            <text:p>.</text:p>
          </table:table-cell>
          <table:table-cell/>
          <table:table-cell table:number-columns-repeated="252"/>
        </table:table-row>
        <table:table-row table:style-name="ro1">
          <table:table-cell table:formula="oooc:=LOW(QUIET([.A605];[.D606]))" office:value-type="string" office:string-value=".">
            <text:p>.</text:p>
          </table:table-cell>
          <table:table-cell table:formula="oooc:=LOW(QUIET([.B605];[.D606]))" office:value-type="string" office:string-value=".">
            <text:p>.</text:p>
          </table:table-cell>
          <table:table-cell table:formula="oooc:=QUIET([.C605];[.D606])" office:value-type="string" office:string-value=".">
            <text:p>.</text:p>
          </table:table-cell>
          <table:table-cell/>
          <table:table-cell table:number-columns-repeated="252"/>
        </table:table-row>
        <table:table-row table:style-name="ro1">
          <table:table-cell table:formula="oooc:=LOW(QUIET([.A606];[.D607]))" office:value-type="string" office:string-value=".">
            <text:p>.</text:p>
          </table:table-cell>
          <table:table-cell table:formula="oooc:=LOW(QUIET([.B606];[.D607]))" office:value-type="string" office:string-value=".">
            <text:p>.</text:p>
          </table:table-cell>
          <table:table-cell table:formula="oooc:=QUIET([.C606];[.D607])" office:value-type="string" office:string-value=".">
            <text:p>.</text:p>
          </table:table-cell>
          <table:table-cell/>
          <table:table-cell table:number-columns-repeated="252"/>
        </table:table-row>
        <table:table-row table:style-name="ro1">
          <table:table-cell table:formula="oooc:=LOW(QUIET([.A607];[.D608]))" office:value-type="string" office:string-value=".">
            <text:p>.</text:p>
          </table:table-cell>
          <table:table-cell table:formula="oooc:=LOW(QUIET([.B607];[.D608]))" office:value-type="string" office:string-value=".">
            <text:p>.</text:p>
          </table:table-cell>
          <table:table-cell table:formula="oooc:=QUIET([.C607];[.D608])" office:value-type="string" office:string-value=".">
            <text:p>.</text:p>
          </table:table-cell>
          <table:table-cell/>
          <table:table-cell table:number-columns-repeated="252"/>
        </table:table-row>
        <table:table-row table:style-name="ro1">
          <table:table-cell table:formula="oooc:=LOW(QUIET([.A608];[.D609]))" office:value-type="string" office:string-value=".">
            <text:p>.</text:p>
          </table:table-cell>
          <table:table-cell table:formula="oooc:=LOW(QUIET([.B608];[.D609]))" office:value-type="string" office:string-value=".">
            <text:p>.</text:p>
          </table:table-cell>
          <table:table-cell table:formula="oooc:=QUIET([.C608];[.D609])" office:value-type="string" office:string-value=".">
            <text:p>.</text:p>
          </table:table-cell>
          <table:table-cell/>
          <table:table-cell table:number-columns-repeated="252"/>
        </table:table-row>
        <table:table-row table:style-name="ro1">
          <table:table-cell table:formula="oooc:=LOW(QUIET([.A609];[.D610]))" office:value-type="string" office:string-value=".">
            <text:p>.</text:p>
          </table:table-cell>
          <table:table-cell table:formula="oooc:=LOW(QUIET([.B609];[.D610]))" office:value-type="string" office:string-value=".">
            <text:p>.</text:p>
          </table:table-cell>
          <table:table-cell table:formula="oooc:=QUIET([.C609];[.D610])" office:value-type="string" office:string-value=".">
            <text:p>.</text:p>
          </table:table-cell>
          <table:table-cell/>
          <table:table-cell table:number-columns-repeated="252"/>
        </table:table-row>
        <table:table-row table:style-name="ro1">
          <table:table-cell table:formula="oooc:=LOW(QUIET([.A610];[.D611]))" office:value-type="string" office:string-value=".">
            <text:p>.</text:p>
          </table:table-cell>
          <table:table-cell table:formula="oooc:=LOW(QUIET([.B610];[.D611]))" office:value-type="string" office:string-value=".">
            <text:p>.</text:p>
          </table:table-cell>
          <table:table-cell table:formula="oooc:=QUIET([.C610];[.D611])" office:value-type="string" office:string-value=".">
            <text:p>.</text:p>
          </table:table-cell>
          <table:table-cell/>
          <table:table-cell table:number-columns-repeated="252"/>
        </table:table-row>
        <table:table-row table:style-name="ro1">
          <table:table-cell table:formula="oooc:=LOW(QUIET([.A611];[.D612]))" office:value-type="string" office:string-value=".">
            <text:p>.</text:p>
          </table:table-cell>
          <table:table-cell table:formula="oooc:=LOW(QUIET([.B611];[.D612]))" office:value-type="string" office:string-value=".">
            <text:p>.</text:p>
          </table:table-cell>
          <table:table-cell table:formula="oooc:=QUIET([.C611];[.D612])" office:value-type="string" office:string-value=".">
            <text:p>.</text:p>
          </table:table-cell>
          <table:table-cell/>
          <table:table-cell table:number-columns-repeated="252"/>
        </table:table-row>
        <table:table-row table:style-name="ro1">
          <table:table-cell table:formula="oooc:=LOW(QUIET([.A612];[.D613]))" office:value-type="string" office:string-value=".">
            <text:p>.</text:p>
          </table:table-cell>
          <table:table-cell table:formula="oooc:=LOW(QUIET([.B612];[.D613]))" office:value-type="string" office:string-value=".">
            <text:p>.</text:p>
          </table:table-cell>
          <table:table-cell table:formula="oooc:=QUIET([.C612];[.D613])" office:value-type="string" office:string-value=".">
            <text:p>.</text:p>
          </table:table-cell>
          <table:table-cell/>
          <table:table-cell table:number-columns-repeated="252"/>
        </table:table-row>
        <table:table-row table:style-name="ro1">
          <table:table-cell table:formula="oooc:=LOW(QUIET([.A613];[.D614]))" office:value-type="string" office:string-value=".">
            <text:p>.</text:p>
          </table:table-cell>
          <table:table-cell table:formula="oooc:=LOW(QUIET([.B613];[.D614]))" office:value-type="string" office:string-value=".">
            <text:p>.</text:p>
          </table:table-cell>
          <table:table-cell table:formula="oooc:=QUIET([.C613];[.D614])" office:value-type="string" office:string-value=".">
            <text:p>.</text:p>
          </table:table-cell>
          <table:table-cell/>
          <table:table-cell table:number-columns-repeated="252"/>
        </table:table-row>
        <table:table-row table:style-name="ro1">
          <table:table-cell table:formula="oooc:=LOW(QUIET([.A614];[.D615]))" office:value-type="string" office:string-value=".">
            <text:p>.</text:p>
          </table:table-cell>
          <table:table-cell table:formula="oooc:=LOW(QUIET([.B614];[.D615]))" office:value-type="string" office:string-value=".">
            <text:p>.</text:p>
          </table:table-cell>
          <table:table-cell table:formula="oooc:=QUIET([.C614];[.D615])" office:value-type="string" office:string-value=".">
            <text:p>.</text:p>
          </table:table-cell>
          <table:table-cell/>
          <table:table-cell table:number-columns-repeated="252"/>
        </table:table-row>
        <table:table-row table:style-name="ro1">
          <table:table-cell table:formula="oooc:=LOW(QUIET([.A615];[.D616]))" office:value-type="string" office:string-value=".">
            <text:p>.</text:p>
          </table:table-cell>
          <table:table-cell table:formula="oooc:=LOW(QUIET([.B615];[.D616]))" office:value-type="string" office:string-value=".">
            <text:p>.</text:p>
          </table:table-cell>
          <table:table-cell table:formula="oooc:=QUIET([.C615];[.D616])" office:value-type="string" office:string-value=".">
            <text:p>.</text:p>
          </table:table-cell>
          <table:table-cell/>
          <table:table-cell table:number-columns-repeated="252"/>
        </table:table-row>
        <table:table-row table:style-name="ro1">
          <table:table-cell table:formula="oooc:=LOW(QUIET([.A616];[.D617]))" office:value-type="string" office:string-value=".">
            <text:p>.</text:p>
          </table:table-cell>
          <table:table-cell table:formula="oooc:=LOW(QUIET([.B616];[.D617]))" office:value-type="string" office:string-value=".">
            <text:p>.</text:p>
          </table:table-cell>
          <table:table-cell table:formula="oooc:=QUIET([.C616];[.D617])" office:value-type="string" office:string-value=".">
            <text:p>.</text:p>
          </table:table-cell>
          <table:table-cell/>
          <table:table-cell table:number-columns-repeated="252"/>
        </table:table-row>
        <table:table-row table:style-name="ro1">
          <table:table-cell table:formula="oooc:=LOW(QUIET([.A617];[.D618]))" office:value-type="string" office:string-value=".">
            <text:p>.</text:p>
          </table:table-cell>
          <table:table-cell table:formula="oooc:=LOW(QUIET([.B617];[.D618]))" office:value-type="string" office:string-value=".">
            <text:p>.</text:p>
          </table:table-cell>
          <table:table-cell table:formula="oooc:=QUIET([.C617];[.D618])" office:value-type="string" office:string-value=".">
            <text:p>.</text:p>
          </table:table-cell>
          <table:table-cell/>
          <table:table-cell table:number-columns-repeated="252"/>
        </table:table-row>
        <table:table-row table:style-name="ro1">
          <table:table-cell table:formula="oooc:=LOW(QUIET([.A618];[.D619]))" office:value-type="string" office:string-value=".">
            <text:p>.</text:p>
          </table:table-cell>
          <table:table-cell table:formula="oooc:=LOW(QUIET([.B618];[.D619]))" office:value-type="string" office:string-value=".">
            <text:p>.</text:p>
          </table:table-cell>
          <table:table-cell table:formula="oooc:=QUIET([.C618];[.D619])" office:value-type="string" office:string-value=".">
            <text:p>.</text:p>
          </table:table-cell>
          <table:table-cell/>
          <table:table-cell table:number-columns-repeated="252"/>
        </table:table-row>
        <table:table-row table:style-name="ro1">
          <table:table-cell table:formula="oooc:=LOW(QUIET([.A619];[.D620]))" office:value-type="string" office:string-value=".">
            <text:p>.</text:p>
          </table:table-cell>
          <table:table-cell table:formula="oooc:=LOW(QUIET([.B619];[.D620]))" office:value-type="string" office:string-value=".">
            <text:p>.</text:p>
          </table:table-cell>
          <table:table-cell table:formula="oooc:=QUIET([.C619];[.D620])" office:value-type="string" office:string-value=".">
            <text:p>.</text:p>
          </table:table-cell>
          <table:table-cell/>
          <table:table-cell table:number-columns-repeated="252"/>
        </table:table-row>
        <table:table-row table:style-name="ro1">
          <table:table-cell table:formula="oooc:=LOW(QUIET([.A620];[.D621]))" office:value-type="string" office:string-value=".">
            <text:p>.</text:p>
          </table:table-cell>
          <table:table-cell table:formula="oooc:=LOW(QUIET([.B620];[.D621]))" office:value-type="string" office:string-value=".">
            <text:p>.</text:p>
          </table:table-cell>
          <table:table-cell table:formula="oooc:=QUIET([.C620];[.D621])" office:value-type="string" office:string-value=".">
            <text:p>.</text:p>
          </table:table-cell>
          <table:table-cell/>
          <table:table-cell table:number-columns-repeated="252"/>
        </table:table-row>
        <table:table-row table:style-name="ro1">
          <table:table-cell table:formula="oooc:=LOW(QUIET([.A621];[.D622]))" office:value-type="string" office:string-value=".">
            <text:p>.</text:p>
          </table:table-cell>
          <table:table-cell table:formula="oooc:=LOW(QUIET([.B621];[.D622]))" office:value-type="string" office:string-value=".">
            <text:p>.</text:p>
          </table:table-cell>
          <table:table-cell table:formula="oooc:=QUIET([.C621];[.D622])" office:value-type="string" office:string-value=".">
            <text:p>.</text:p>
          </table:table-cell>
          <table:table-cell/>
          <table:table-cell table:number-columns-repeated="252"/>
        </table:table-row>
        <table:table-row table:style-name="ro1">
          <table:table-cell table:formula="oooc:=LOW(QUIET([.A622];[.D623]))" office:value-type="string" office:string-value=".">
            <text:p>.</text:p>
          </table:table-cell>
          <table:table-cell table:formula="oooc:=LOW(QUIET([.B622];[.D623]))" office:value-type="string" office:string-value=".">
            <text:p>.</text:p>
          </table:table-cell>
          <table:table-cell table:formula="oooc:=QUIET([.C622];[.D623])" office:value-type="string" office:string-value=".">
            <text:p>.</text:p>
          </table:table-cell>
          <table:table-cell/>
          <table:table-cell table:number-columns-repeated="252"/>
        </table:table-row>
        <table:table-row table:style-name="ro1">
          <table:table-cell table:formula="oooc:=LOW(QUIET([.A623];[.D624]))" office:value-type="string" office:string-value=".">
            <text:p>.</text:p>
          </table:table-cell>
          <table:table-cell table:formula="oooc:=LOW(QUIET([.B623];[.D624]))" office:value-type="string" office:string-value=".">
            <text:p>.</text:p>
          </table:table-cell>
          <table:table-cell table:formula="oooc:=QUIET([.C623];[.D624])" office:value-type="string" office:string-value=".">
            <text:p>.</text:p>
          </table:table-cell>
          <table:table-cell/>
          <table:table-cell table:number-columns-repeated="252"/>
        </table:table-row>
        <table:table-row table:style-name="ro1">
          <table:table-cell table:formula="oooc:=LOW(QUIET([.A624];[.D625]))" office:value-type="string" office:string-value=".">
            <text:p>.</text:p>
          </table:table-cell>
          <table:table-cell table:formula="oooc:=LOW(QUIET([.B624];[.D625]))" office:value-type="string" office:string-value=".">
            <text:p>.</text:p>
          </table:table-cell>
          <table:table-cell table:formula="oooc:=QUIET([.C624];[.D625])" office:value-type="string" office:string-value=".">
            <text:p>.</text:p>
          </table:table-cell>
          <table:table-cell/>
          <table:table-cell table:number-columns-repeated="252"/>
        </table:table-row>
        <table:table-row table:style-name="ro1">
          <table:table-cell table:formula="oooc:=LOW(QUIET([.A625];[.D626]))" office:value-type="string" office:string-value=".">
            <text:p>.</text:p>
          </table:table-cell>
          <table:table-cell table:formula="oooc:=LOW(QUIET([.B625];[.D626]))" office:value-type="string" office:string-value=".">
            <text:p>.</text:p>
          </table:table-cell>
          <table:table-cell table:formula="oooc:=QUIET([.C625];[.D626])" office:value-type="string" office:string-value=".">
            <text:p>.</text:p>
          </table:table-cell>
          <table:table-cell/>
          <table:table-cell table:number-columns-repeated="252"/>
        </table:table-row>
        <table:table-row table:style-name="ro1">
          <table:table-cell table:formula="oooc:=LOW(QUIET([.A626];[.D627]))" office:value-type="string" office:string-value=".">
            <text:p>.</text:p>
          </table:table-cell>
          <table:table-cell table:formula="oooc:=LOW(QUIET([.B626];[.D627]))" office:value-type="string" office:string-value=".">
            <text:p>.</text:p>
          </table:table-cell>
          <table:table-cell table:formula="oooc:=QUIET([.C626];[.D627])" office:value-type="string" office:string-value=".">
            <text:p>.</text:p>
          </table:table-cell>
          <table:table-cell/>
          <table:table-cell table:number-columns-repeated="252"/>
        </table:table-row>
        <table:table-row table:style-name="ro1">
          <table:table-cell table:formula="oooc:=LOW(QUIET([.A627];[.D628]))" office:value-type="string" office:string-value=".">
            <text:p>.</text:p>
          </table:table-cell>
          <table:table-cell table:formula="oooc:=LOW(QUIET([.B627];[.D628]))" office:value-type="string" office:string-value=".">
            <text:p>.</text:p>
          </table:table-cell>
          <table:table-cell table:formula="oooc:=QUIET([.C627];[.D628])" office:value-type="string" office:string-value=".">
            <text:p>.</text:p>
          </table:table-cell>
          <table:table-cell/>
          <table:table-cell table:number-columns-repeated="252"/>
        </table:table-row>
        <table:table-row table:style-name="ro1">
          <table:table-cell table:formula="oooc:=LOW(QUIET([.A628];[.D629]))" office:value-type="string" office:string-value=".">
            <text:p>.</text:p>
          </table:table-cell>
          <table:table-cell table:formula="oooc:=LOW(QUIET([.B628];[.D629]))" office:value-type="string" office:string-value=".">
            <text:p>.</text:p>
          </table:table-cell>
          <table:table-cell table:formula="oooc:=QUIET([.C628];[.D629])" office:value-type="string" office:string-value=".">
            <text:p>.</text:p>
          </table:table-cell>
          <table:table-cell/>
          <table:table-cell table:number-columns-repeated="252"/>
        </table:table-row>
        <table:table-row table:style-name="ro1">
          <table:table-cell table:formula="oooc:=LOW(QUIET([.A629];[.D630]))" office:value-type="string" office:string-value=".">
            <text:p>.</text:p>
          </table:table-cell>
          <table:table-cell table:formula="oooc:=LOW(QUIET([.B629];[.D630]))" office:value-type="string" office:string-value=".">
            <text:p>.</text:p>
          </table:table-cell>
          <table:table-cell table:formula="oooc:=QUIET([.C629];[.D630])" office:value-type="string" office:string-value=".">
            <text:p>.</text:p>
          </table:table-cell>
          <table:table-cell/>
          <table:table-cell table:number-columns-repeated="252"/>
        </table:table-row>
        <table:table-row table:style-name="ro1">
          <table:table-cell table:formula="oooc:=LOW(QUIET([.A630];[.D631]))" office:value-type="string" office:string-value=".">
            <text:p>.</text:p>
          </table:table-cell>
          <table:table-cell table:formula="oooc:=LOW(QUIET([.B630];[.D631]))" office:value-type="string" office:string-value=".">
            <text:p>.</text:p>
          </table:table-cell>
          <table:table-cell table:formula="oooc:=QUIET([.C630];[.D631])" office:value-type="string" office:string-value=".">
            <text:p>.</text:p>
          </table:table-cell>
          <table:table-cell/>
          <table:table-cell table:number-columns-repeated="252"/>
        </table:table-row>
        <table:table-row table:style-name="ro1">
          <table:table-cell table:formula="oooc:=LOW(QUIET([.A631];[.D632]))" office:value-type="string" office:string-value=".">
            <text:p>.</text:p>
          </table:table-cell>
          <table:table-cell table:formula="oooc:=LOW(QUIET([.B631];[.D632]))" office:value-type="string" office:string-value=".">
            <text:p>.</text:p>
          </table:table-cell>
          <table:table-cell table:formula="oooc:=QUIET([.C631];[.D632])" office:value-type="string" office:string-value=".">
            <text:p>.</text:p>
          </table:table-cell>
          <table:table-cell/>
          <table:table-cell table:number-columns-repeated="252"/>
        </table:table-row>
        <table:table-row table:style-name="ro1">
          <table:table-cell table:formula="oooc:=LOW(QUIET([.A632];[.D633]))" office:value-type="string" office:string-value=".">
            <text:p>.</text:p>
          </table:table-cell>
          <table:table-cell table:formula="oooc:=LOW(QUIET([.B632];[.D633]))" office:value-type="string" office:string-value=".">
            <text:p>.</text:p>
          </table:table-cell>
          <table:table-cell table:formula="oooc:=QUIET([.C632];[.D633])" office:value-type="string" office:string-value=".">
            <text:p>.</text:p>
          </table:table-cell>
          <table:table-cell/>
          <table:table-cell table:number-columns-repeated="252"/>
        </table:table-row>
        <table:table-row table:style-name="ro1">
          <table:table-cell table:formula="oooc:=LOW(QUIET([.A633];[.D634]))" office:value-type="string" office:string-value=".">
            <text:p>.</text:p>
          </table:table-cell>
          <table:table-cell table:formula="oooc:=LOW(QUIET([.B633];[.D634]))" office:value-type="string" office:string-value=".">
            <text:p>.</text:p>
          </table:table-cell>
          <table:table-cell table:formula="oooc:=QUIET([.C633];[.D634])" office:value-type="string" office:string-value=".">
            <text:p>.</text:p>
          </table:table-cell>
          <table:table-cell/>
          <table:table-cell table:number-columns-repeated="252"/>
        </table:table-row>
        <table:table-row table:style-name="ro1">
          <table:table-cell table:formula="oooc:=LOW(QUIET([.A634];[.D635]))" office:value-type="string" office:string-value=".">
            <text:p>.</text:p>
          </table:table-cell>
          <table:table-cell table:formula="oooc:=LOW(QUIET([.B634];[.D635]))" office:value-type="string" office:string-value=".">
            <text:p>.</text:p>
          </table:table-cell>
          <table:table-cell table:formula="oooc:=QUIET([.C634];[.D635])" office:value-type="string" office:string-value=".">
            <text:p>.</text:p>
          </table:table-cell>
          <table:table-cell/>
          <table:table-cell table:number-columns-repeated="252"/>
        </table:table-row>
        <table:table-row table:style-name="ro1">
          <table:table-cell table:formula="oooc:=LOW(QUIET([.A635];[.D636]))" office:value-type="string" office:string-value=".">
            <text:p>.</text:p>
          </table:table-cell>
          <table:table-cell table:formula="oooc:=LOW(QUIET([.B635];[.D636]))" office:value-type="string" office:string-value=".">
            <text:p>.</text:p>
          </table:table-cell>
          <table:table-cell table:formula="oooc:=QUIET([.C635];[.D636])" office:value-type="string" office:string-value=".">
            <text:p>.</text:p>
          </table:table-cell>
          <table:table-cell/>
          <table:table-cell table:number-columns-repeated="252"/>
        </table:table-row>
        <table:table-row table:style-name="ro1">
          <table:table-cell table:formula="oooc:=LOW(QUIET([.A636];[.D637]))" office:value-type="string" office:string-value=".">
            <text:p>.</text:p>
          </table:table-cell>
          <table:table-cell table:formula="oooc:=LOW(QUIET([.B636];[.D637]))" office:value-type="string" office:string-value=".">
            <text:p>.</text:p>
          </table:table-cell>
          <table:table-cell table:formula="oooc:=QUIET([.C636];[.D637])" office:value-type="string" office:string-value=".">
            <text:p>.</text:p>
          </table:table-cell>
          <table:table-cell/>
          <table:table-cell table:number-columns-repeated="252"/>
        </table:table-row>
        <table:table-row table:style-name="ro1">
          <table:table-cell table:formula="oooc:=LOW(QUIET([.A637];[.D638]))" office:value-type="string" office:string-value=".">
            <text:p>.</text:p>
          </table:table-cell>
          <table:table-cell table:formula="oooc:=LOW(QUIET([.B637];[.D638]))" office:value-type="string" office:string-value=".">
            <text:p>.</text:p>
          </table:table-cell>
          <table:table-cell table:formula="oooc:=QUIET([.C637];[.D638])" office:value-type="string" office:string-value=".">
            <text:p>.</text:p>
          </table:table-cell>
          <table:table-cell/>
          <table:table-cell table:number-columns-repeated="252"/>
        </table:table-row>
        <table:table-row table:style-name="ro1">
          <table:table-cell table:formula="oooc:=LOW(QUIET([.A638];[.D639]))" office:value-type="string" office:string-value=".">
            <text:p>.</text:p>
          </table:table-cell>
          <table:table-cell table:formula="oooc:=LOW(QUIET([.B638];[.D639]))" office:value-type="string" office:string-value=".">
            <text:p>.</text:p>
          </table:table-cell>
          <table:table-cell table:formula="oooc:=QUIET([.C638];[.D639])" office:value-type="string" office:string-value=".">
            <text:p>.</text:p>
          </table:table-cell>
          <table:table-cell/>
          <table:table-cell table:number-columns-repeated="252"/>
        </table:table-row>
        <table:table-row table:style-name="ro1">
          <table:table-cell table:formula="oooc:=LOW(QUIET([.A639];[.D640]))" office:value-type="string" office:string-value=".">
            <text:p>.</text:p>
          </table:table-cell>
          <table:table-cell table:formula="oooc:=LOW(QUIET([.B639];[.D640]))" office:value-type="string" office:string-value=".">
            <text:p>.</text:p>
          </table:table-cell>
          <table:table-cell table:formula="oooc:=QUIET([.C639];[.D640])" office:value-type="string" office:string-value=".">
            <text:p>.</text:p>
          </table:table-cell>
          <table:table-cell/>
          <table:table-cell table:number-columns-repeated="252"/>
        </table:table-row>
        <table:table-row table:style-name="ro1">
          <table:table-cell table:formula="oooc:=LOW(QUIET([.A640];[.D641]))" office:value-type="string" office:string-value=".">
            <text:p>.</text:p>
          </table:table-cell>
          <table:table-cell table:formula="oooc:=LOW(QUIET([.B640];[.D641]))" office:value-type="string" office:string-value=".">
            <text:p>.</text:p>
          </table:table-cell>
          <table:table-cell table:formula="oooc:=QUIET([.C640];[.D641])" office:value-type="string" office:string-value=".">
            <text:p>.</text:p>
          </table:table-cell>
          <table:table-cell/>
          <table:table-cell table:number-columns-repeated="252"/>
        </table:table-row>
        <table:table-row table:style-name="ro1">
          <table:table-cell table:formula="oooc:=LOW(QUIET([.A641];[.D642]))" office:value-type="string" office:string-value=".">
            <text:p>.</text:p>
          </table:table-cell>
          <table:table-cell table:formula="oooc:=LOW(QUIET([.B641];[.D642]))" office:value-type="string" office:string-value=".">
            <text:p>.</text:p>
          </table:table-cell>
          <table:table-cell table:formula="oooc:=QUIET([.C641];[.D642])" office:value-type="string" office:string-value=".">
            <text:p>.</text:p>
          </table:table-cell>
          <table:table-cell/>
          <table:table-cell table:number-columns-repeated="252"/>
        </table:table-row>
        <table:table-row table:style-name="ro1">
          <table:table-cell table:formula="oooc:=LOW(QUIET([.A642];[.D643]))" office:value-type="string" office:string-value=".">
            <text:p>.</text:p>
          </table:table-cell>
          <table:table-cell table:formula="oooc:=LOW(QUIET([.B642];[.D643]))" office:value-type="string" office:string-value=".">
            <text:p>.</text:p>
          </table:table-cell>
          <table:table-cell table:formula="oooc:=QUIET([.C642];[.D643])" office:value-type="string" office:string-value=".">
            <text:p>.</text:p>
          </table:table-cell>
          <table:table-cell/>
          <table:table-cell table:number-columns-repeated="252"/>
        </table:table-row>
        <table:table-row table:style-name="ro1">
          <table:table-cell table:formula="oooc:=LOW(QUIET([.A643];[.D644]))" office:value-type="string" office:string-value=".">
            <text:p>.</text:p>
          </table:table-cell>
          <table:table-cell table:formula="oooc:=LOW(QUIET([.B643];[.D644]))" office:value-type="string" office:string-value=".">
            <text:p>.</text:p>
          </table:table-cell>
          <table:table-cell table:formula="oooc:=QUIET([.C643];[.D644])" office:value-type="string" office:string-value=".">
            <text:p>.</text:p>
          </table:table-cell>
          <table:table-cell/>
          <table:table-cell table:number-columns-repeated="252"/>
        </table:table-row>
        <table:table-row table:style-name="ro1">
          <table:table-cell table:formula="oooc:=LOW(QUIET([.A644];[.D645]))" office:value-type="string" office:string-value=".">
            <text:p>.</text:p>
          </table:table-cell>
          <table:table-cell table:formula="oooc:=LOW(QUIET([.B644];[.D645]))" office:value-type="string" office:string-value=".">
            <text:p>.</text:p>
          </table:table-cell>
          <table:table-cell table:formula="oooc:=QUIET([.C644];[.D645])" office:value-type="string" office:string-value=".">
            <text:p>.</text:p>
          </table:table-cell>
          <table:table-cell/>
          <table:table-cell table:number-columns-repeated="252"/>
        </table:table-row>
        <table:table-row table:style-name="ro1">
          <table:table-cell table:formula="oooc:=LOW(QUIET([.A645];[.D646]))" office:value-type="string" office:string-value=".">
            <text:p>.</text:p>
          </table:table-cell>
          <table:table-cell table:formula="oooc:=LOW(QUIET([.B645];[.D646]))" office:value-type="string" office:string-value=".">
            <text:p>.</text:p>
          </table:table-cell>
          <table:table-cell table:formula="oooc:=QUIET([.C645];[.D646])" office:value-type="string" office:string-value=".">
            <text:p>.</text:p>
          </table:table-cell>
          <table:table-cell/>
          <table:table-cell table:number-columns-repeated="252"/>
        </table:table-row>
        <table:table-row table:style-name="ro1">
          <table:table-cell table:formula="oooc:=LOW(QUIET([.A646];[.D647]))" office:value-type="string" office:string-value=".">
            <text:p>.</text:p>
          </table:table-cell>
          <table:table-cell table:formula="oooc:=LOW(QUIET([.B646];[.D647]))" office:value-type="string" office:string-value=".">
            <text:p>.</text:p>
          </table:table-cell>
          <table:table-cell table:formula="oooc:=QUIET([.C646];[.D647])" office:value-type="string" office:string-value=".">
            <text:p>.</text:p>
          </table:table-cell>
          <table:table-cell/>
          <table:table-cell table:number-columns-repeated="252"/>
        </table:table-row>
        <table:table-row table:style-name="ro1">
          <table:table-cell table:formula="oooc:=LOW(QUIET([.A647];[.D648]))" office:value-type="string" office:string-value=".">
            <text:p>.</text:p>
          </table:table-cell>
          <table:table-cell table:formula="oooc:=LOW(QUIET([.B647];[.D648]))" office:value-type="string" office:string-value=".">
            <text:p>.</text:p>
          </table:table-cell>
          <table:table-cell table:formula="oooc:=QUIET([.C647];[.D648])" office:value-type="string" office:string-value=".">
            <text:p>.</text:p>
          </table:table-cell>
          <table:table-cell/>
          <table:table-cell table:number-columns-repeated="252"/>
        </table:table-row>
        <table:table-row table:style-name="ro1">
          <table:table-cell table:formula="oooc:=LOW(QUIET([.A648];[.D649]))" office:value-type="string" office:string-value=".">
            <text:p>.</text:p>
          </table:table-cell>
          <table:table-cell table:formula="oooc:=LOW(QUIET([.B648];[.D649]))" office:value-type="string" office:string-value=".">
            <text:p>.</text:p>
          </table:table-cell>
          <table:table-cell table:formula="oooc:=QUIET([.C648];[.D649])" office:value-type="string" office:string-value=".">
            <text:p>.</text:p>
          </table:table-cell>
          <table:table-cell/>
          <table:table-cell table:number-columns-repeated="252"/>
        </table:table-row>
        <table:table-row table:style-name="ro1">
          <table:table-cell table:formula="oooc:=LOW(QUIET([.A649];[.D650]))" office:value-type="string" office:string-value=".">
            <text:p>.</text:p>
          </table:table-cell>
          <table:table-cell table:formula="oooc:=LOW(QUIET([.B649];[.D650]))" office:value-type="string" office:string-value=".">
            <text:p>.</text:p>
          </table:table-cell>
          <table:table-cell table:formula="oooc:=QUIET([.C649];[.D650])" office:value-type="string" office:string-value=".">
            <text:p>.</text:p>
          </table:table-cell>
          <table:table-cell/>
          <table:table-cell table:number-columns-repeated="252"/>
        </table:table-row>
        <table:table-row table:style-name="ro1">
          <table:table-cell table:formula="oooc:=LOW(QUIET([.A650];[.D651]))" office:value-type="string" office:string-value=".">
            <text:p>.</text:p>
          </table:table-cell>
          <table:table-cell table:formula="oooc:=LOW(QUIET([.B650];[.D651]))" office:value-type="string" office:string-value=".">
            <text:p>.</text:p>
          </table:table-cell>
          <table:table-cell table:formula="oooc:=QUIET([.C650];[.D651])" office:value-type="string" office:string-value=".">
            <text:p>.</text:p>
          </table:table-cell>
          <table:table-cell/>
          <table:table-cell table:number-columns-repeated="252"/>
        </table:table-row>
        <table:table-row table:style-name="ro1">
          <table:table-cell table:formula="oooc:=LOW(QUIET([.A651];[.D652]))" office:value-type="string" office:string-value=".">
            <text:p>.</text:p>
          </table:table-cell>
          <table:table-cell table:formula="oooc:=LOW(QUIET([.B651];[.D652]))" office:value-type="string" office:string-value=".">
            <text:p>.</text:p>
          </table:table-cell>
          <table:table-cell table:formula="oooc:=QUIET([.C651];[.D652])" office:value-type="string" office:string-value=".">
            <text:p>.</text:p>
          </table:table-cell>
          <table:table-cell/>
          <table:table-cell table:number-columns-repeated="252"/>
        </table:table-row>
        <table:table-row table:style-name="ro1">
          <table:table-cell table:formula="oooc:=LOW(QUIET([.A652];[.D653]))" office:value-type="string" office:string-value=".">
            <text:p>.</text:p>
          </table:table-cell>
          <table:table-cell table:formula="oooc:=LOW(QUIET([.B652];[.D653]))" office:value-type="string" office:string-value=".">
            <text:p>.</text:p>
          </table:table-cell>
          <table:table-cell table:formula="oooc:=QUIET([.C652];[.D653])" office:value-type="string" office:string-value=".">
            <text:p>.</text:p>
          </table:table-cell>
          <table:table-cell/>
          <table:table-cell table:number-columns-repeated="252"/>
        </table:table-row>
        <table:table-row table:style-name="ro1">
          <table:table-cell table:formula="oooc:=LOW(QUIET([.A653];[.D654]))" office:value-type="string" office:string-value=".">
            <text:p>.</text:p>
          </table:table-cell>
          <table:table-cell table:formula="oooc:=LOW(QUIET([.B653];[.D654]))" office:value-type="string" office:string-value=".">
            <text:p>.</text:p>
          </table:table-cell>
          <table:table-cell table:formula="oooc:=QUIET([.C653];[.D654])" office:value-type="string" office:string-value=".">
            <text:p>.</text:p>
          </table:table-cell>
          <table:table-cell/>
          <table:table-cell table:number-columns-repeated="252"/>
        </table:table-row>
        <table:table-row table:style-name="ro1">
          <table:table-cell table:formula="oooc:=LOW(QUIET([.A654];[.D655]))" office:value-type="string" office:string-value=".">
            <text:p>.</text:p>
          </table:table-cell>
          <table:table-cell table:formula="oooc:=LOW(QUIET([.B654];[.D655]))" office:value-type="string" office:string-value=".">
            <text:p>.</text:p>
          </table:table-cell>
          <table:table-cell table:formula="oooc:=QUIET([.C654];[.D655])" office:value-type="string" office:string-value=".">
            <text:p>.</text:p>
          </table:table-cell>
          <table:table-cell/>
          <table:table-cell table:number-columns-repeated="252"/>
        </table:table-row>
        <table:table-row table:style-name="ro1">
          <table:table-cell table:formula="oooc:=LOW(QUIET([.A655];[.D656]))" office:value-type="string" office:string-value=".">
            <text:p>.</text:p>
          </table:table-cell>
          <table:table-cell table:formula="oooc:=LOW(QUIET([.B655];[.D656]))" office:value-type="string" office:string-value=".">
            <text:p>.</text:p>
          </table:table-cell>
          <table:table-cell table:formula="oooc:=QUIET([.C655];[.D656])" office:value-type="string" office:string-value=".">
            <text:p>.</text:p>
          </table:table-cell>
          <table:table-cell/>
          <table:table-cell table:number-columns-repeated="252"/>
        </table:table-row>
        <table:table-row table:style-name="ro1">
          <table:table-cell table:formula="oooc:=LOW(QUIET([.A656];[.D657]))" office:value-type="string" office:string-value=".">
            <text:p>.</text:p>
          </table:table-cell>
          <table:table-cell table:formula="oooc:=LOW(QUIET([.B656];[.D657]))" office:value-type="string" office:string-value=".">
            <text:p>.</text:p>
          </table:table-cell>
          <table:table-cell table:formula="oooc:=QUIET([.C656];[.D657])" office:value-type="string" office:string-value=".">
            <text:p>.</text:p>
          </table:table-cell>
          <table:table-cell/>
          <table:table-cell table:number-columns-repeated="252"/>
        </table:table-row>
        <table:table-row table:style-name="ro1">
          <table:table-cell table:formula="oooc:=LOW(QUIET([.A657];[.D658]))" office:value-type="string" office:string-value=".">
            <text:p>.</text:p>
          </table:table-cell>
          <table:table-cell table:formula="oooc:=LOW(QUIET([.B657];[.D658]))" office:value-type="string" office:string-value=".">
            <text:p>.</text:p>
          </table:table-cell>
          <table:table-cell table:formula="oooc:=QUIET([.C657];[.D658])" office:value-type="string" office:string-value=".">
            <text:p>.</text:p>
          </table:table-cell>
          <table:table-cell/>
          <table:table-cell table:number-columns-repeated="252"/>
        </table:table-row>
        <table:table-row table:style-name="ro1">
          <table:table-cell table:formula="oooc:=LOW(QUIET([.A658];[.D659]))" office:value-type="string" office:string-value=".">
            <text:p>.</text:p>
          </table:table-cell>
          <table:table-cell table:formula="oooc:=LOW(QUIET([.B658];[.D659]))" office:value-type="string" office:string-value=".">
            <text:p>.</text:p>
          </table:table-cell>
          <table:table-cell table:formula="oooc:=QUIET([.C658];[.D659])" office:value-type="string" office:string-value=".">
            <text:p>.</text:p>
          </table:table-cell>
          <table:table-cell/>
          <table:table-cell table:number-columns-repeated="252"/>
        </table:table-row>
        <table:table-row table:style-name="ro1">
          <table:table-cell table:formula="oooc:=LOW(QUIET([.A659];[.D660]))" office:value-type="string" office:string-value=".">
            <text:p>.</text:p>
          </table:table-cell>
          <table:table-cell table:formula="oooc:=LOW(QUIET([.B659];[.D660]))" office:value-type="string" office:string-value=".">
            <text:p>.</text:p>
          </table:table-cell>
          <table:table-cell table:formula="oooc:=QUIET([.C659];[.D660])" office:value-type="string" office:string-value=".">
            <text:p>.</text:p>
          </table:table-cell>
          <table:table-cell/>
          <table:table-cell table:number-columns-repeated="252"/>
        </table:table-row>
        <table:table-row table:style-name="ro1">
          <table:table-cell table:formula="oooc:=LOW(QUIET([.A660];[.D661]))" office:value-type="string" office:string-value=".">
            <text:p>.</text:p>
          </table:table-cell>
          <table:table-cell table:formula="oooc:=LOW(QUIET([.B660];[.D661]))" office:value-type="string" office:string-value=".">
            <text:p>.</text:p>
          </table:table-cell>
          <table:table-cell table:formula="oooc:=QUIET([.C660];[.D661])" office:value-type="string" office:string-value=".">
            <text:p>.</text:p>
          </table:table-cell>
          <table:table-cell/>
          <table:table-cell table:number-columns-repeated="252"/>
        </table:table-row>
        <table:table-row table:style-name="ro1">
          <table:table-cell table:formula="oooc:=LOW(QUIET([.A661];[.D662]))" office:value-type="string" office:string-value=".">
            <text:p>.</text:p>
          </table:table-cell>
          <table:table-cell table:formula="oooc:=LOW(QUIET([.B661];[.D662]))" office:value-type="string" office:string-value=".">
            <text:p>.</text:p>
          </table:table-cell>
          <table:table-cell table:formula="oooc:=QUIET([.C661];[.D662])" office:value-type="string" office:string-value=".">
            <text:p>.</text:p>
          </table:table-cell>
          <table:table-cell/>
          <table:table-cell table:number-columns-repeated="252"/>
        </table:table-row>
        <table:table-row table:style-name="ro1">
          <table:table-cell table:formula="oooc:=LOW(QUIET([.A662];[.D663]))" office:value-type="string" office:string-value=".">
            <text:p>.</text:p>
          </table:table-cell>
          <table:table-cell table:formula="oooc:=LOW(QUIET([.B662];[.D663]))" office:value-type="string" office:string-value=".">
            <text:p>.</text:p>
          </table:table-cell>
          <table:table-cell table:formula="oooc:=QUIET([.C662];[.D663])" office:value-type="string" office:string-value=".">
            <text:p>.</text:p>
          </table:table-cell>
          <table:table-cell/>
          <table:table-cell table:number-columns-repeated="252"/>
        </table:table-row>
        <table:table-row table:style-name="ro1">
          <table:table-cell table:formula="oooc:=LOW(QUIET([.A663];[.D664]))" office:value-type="string" office:string-value=".">
            <text:p>.</text:p>
          </table:table-cell>
          <table:table-cell table:formula="oooc:=LOW(QUIET([.B663];[.D664]))" office:value-type="string" office:string-value=".">
            <text:p>.</text:p>
          </table:table-cell>
          <table:table-cell table:formula="oooc:=QUIET([.C663];[.D664])" office:value-type="string" office:string-value=".">
            <text:p>.</text:p>
          </table:table-cell>
          <table:table-cell/>
          <table:table-cell table:number-columns-repeated="252"/>
        </table:table-row>
        <table:table-row table:style-name="ro1">
          <table:table-cell table:formula="oooc:=LOW(QUIET([.A664];[.D665]))" office:value-type="string" office:string-value=".">
            <text:p>.</text:p>
          </table:table-cell>
          <table:table-cell table:formula="oooc:=LOW(QUIET([.B664];[.D665]))" office:value-type="string" office:string-value=".">
            <text:p>.</text:p>
          </table:table-cell>
          <table:table-cell table:formula="oooc:=QUIET([.C664];[.D665])" office:value-type="string" office:string-value=".">
            <text:p>.</text:p>
          </table:table-cell>
          <table:table-cell/>
          <table:table-cell table:number-columns-repeated="252"/>
        </table:table-row>
        <table:table-row table:style-name="ro1">
          <table:table-cell table:formula="oooc:=LOW(QUIET([.A665];[.D666]))" office:value-type="string" office:string-value=".">
            <text:p>.</text:p>
          </table:table-cell>
          <table:table-cell table:formula="oooc:=LOW(QUIET([.B665];[.D666]))" office:value-type="string" office:string-value=".">
            <text:p>.</text:p>
          </table:table-cell>
          <table:table-cell table:formula="oooc:=QUIET([.C665];[.D666])" office:value-type="string" office:string-value=".">
            <text:p>.</text:p>
          </table:table-cell>
          <table:table-cell/>
          <table:table-cell table:number-columns-repeated="252"/>
        </table:table-row>
        <table:table-row table:style-name="ro1">
          <table:table-cell table:formula="oooc:=LOW(QUIET([.A666];[.D667]))" office:value-type="string" office:string-value=".">
            <text:p>.</text:p>
          </table:table-cell>
          <table:table-cell table:formula="oooc:=LOW(QUIET([.B666];[.D667]))" office:value-type="string" office:string-value=".">
            <text:p>.</text:p>
          </table:table-cell>
          <table:table-cell table:formula="oooc:=QUIET([.C666];[.D667])" office:value-type="string" office:string-value=".">
            <text:p>.</text:p>
          </table:table-cell>
          <table:table-cell/>
          <table:table-cell table:number-columns-repeated="252"/>
        </table:table-row>
        <table:table-row table:style-name="ro1">
          <table:table-cell table:formula="oooc:=LOW(QUIET([.A667];[.D668]))" office:value-type="string" office:string-value=".">
            <text:p>.</text:p>
          </table:table-cell>
          <table:table-cell table:formula="oooc:=LOW(QUIET([.B667];[.D668]))" office:value-type="string" office:string-value=".">
            <text:p>.</text:p>
          </table:table-cell>
          <table:table-cell table:formula="oooc:=QUIET([.C667];[.D668])" office:value-type="string" office:string-value=".">
            <text:p>.</text:p>
          </table:table-cell>
          <table:table-cell/>
          <table:table-cell table:number-columns-repeated="252"/>
        </table:table-row>
        <table:table-row table:style-name="ro1">
          <table:table-cell table:formula="oooc:=LOW(QUIET([.A668];[.D669]))" office:value-type="string" office:string-value=".">
            <text:p>.</text:p>
          </table:table-cell>
          <table:table-cell table:formula="oooc:=LOW(QUIET([.B668];[.D669]))" office:value-type="string" office:string-value=".">
            <text:p>.</text:p>
          </table:table-cell>
          <table:table-cell table:formula="oooc:=QUIET([.C668];[.D669])" office:value-type="string" office:string-value=".">
            <text:p>.</text:p>
          </table:table-cell>
          <table:table-cell/>
          <table:table-cell table:number-columns-repeated="252"/>
        </table:table-row>
        <table:table-row table:style-name="ro1">
          <table:table-cell table:formula="oooc:=LOW(QUIET([.A669];[.D670]))" office:value-type="string" office:string-value=".">
            <text:p>.</text:p>
          </table:table-cell>
          <table:table-cell table:formula="oooc:=LOW(QUIET([.B669];[.D670]))" office:value-type="string" office:string-value=".">
            <text:p>.</text:p>
          </table:table-cell>
          <table:table-cell table:formula="oooc:=QUIET([.C669];[.D670])" office:value-type="string" office:string-value=".">
            <text:p>.</text:p>
          </table:table-cell>
          <table:table-cell/>
          <table:table-cell table:number-columns-repeated="252"/>
        </table:table-row>
        <table:table-row table:style-name="ro1">
          <table:table-cell table:formula="oooc:=LOW(QUIET([.A670];[.D671]))" office:value-type="string" office:string-value=".">
            <text:p>.</text:p>
          </table:table-cell>
          <table:table-cell table:formula="oooc:=LOW(QUIET([.B670];[.D671]))" office:value-type="string" office:string-value=".">
            <text:p>.</text:p>
          </table:table-cell>
          <table:table-cell table:formula="oooc:=QUIET([.C670];[.D671])" office:value-type="string" office:string-value=".">
            <text:p>.</text:p>
          </table:table-cell>
          <table:table-cell/>
          <table:table-cell table:number-columns-repeated="252"/>
        </table:table-row>
        <table:table-row table:style-name="ro1">
          <table:table-cell table:formula="oooc:=LOW(QUIET([.A671];[.D672]))" office:value-type="string" office:string-value=".">
            <text:p>.</text:p>
          </table:table-cell>
          <table:table-cell table:formula="oooc:=LOW(QUIET([.B671];[.D672]))" office:value-type="string" office:string-value=".">
            <text:p>.</text:p>
          </table:table-cell>
          <table:table-cell table:formula="oooc:=QUIET([.C671];[.D672])" office:value-type="string" office:string-value=".">
            <text:p>.</text:p>
          </table:table-cell>
          <table:table-cell/>
          <table:table-cell table:number-columns-repeated="252"/>
        </table:table-row>
        <table:table-row table:style-name="ro1">
          <table:table-cell table:formula="oooc:=LOW(QUIET([.A672];[.D673]))" office:value-type="string" office:string-value=".">
            <text:p>.</text:p>
          </table:table-cell>
          <table:table-cell table:formula="oooc:=LOW(QUIET([.B672];[.D673]))" office:value-type="string" office:string-value=".">
            <text:p>.</text:p>
          </table:table-cell>
          <table:table-cell table:formula="oooc:=QUIET([.C672];[.D673])" office:value-type="string" office:string-value=".">
            <text:p>.</text:p>
          </table:table-cell>
          <table:table-cell/>
          <table:table-cell table:number-columns-repeated="252"/>
        </table:table-row>
        <table:table-row table:style-name="ro1">
          <table:table-cell table:formula="oooc:=LOW(QUIET([.A673];[.D674]))" office:value-type="string" office:string-value=".">
            <text:p>.</text:p>
          </table:table-cell>
          <table:table-cell table:formula="oooc:=LOW(QUIET([.B673];[.D674]))" office:value-type="string" office:string-value=".">
            <text:p>.</text:p>
          </table:table-cell>
          <table:table-cell table:formula="oooc:=QUIET([.C673];[.D674])" office:value-type="string" office:string-value=".">
            <text:p>.</text:p>
          </table:table-cell>
          <table:table-cell/>
          <table:table-cell table:number-columns-repeated="252"/>
        </table:table-row>
        <table:table-row table:style-name="ro1">
          <table:table-cell table:formula="oooc:=LOW(QUIET([.A674];[.D675]))" office:value-type="string" office:string-value=".">
            <text:p>.</text:p>
          </table:table-cell>
          <table:table-cell table:formula="oooc:=LOW(QUIET([.B674];[.D675]))" office:value-type="string" office:string-value=".">
            <text:p>.</text:p>
          </table:table-cell>
          <table:table-cell table:formula="oooc:=QUIET([.C674];[.D675])" office:value-type="string" office:string-value=".">
            <text:p>.</text:p>
          </table:table-cell>
          <table:table-cell/>
          <table:table-cell table:number-columns-repeated="252"/>
        </table:table-row>
        <table:table-row table:style-name="ro1">
          <table:table-cell table:formula="oooc:=LOW(QUIET([.A675];[.D676]))" office:value-type="string" office:string-value=".">
            <text:p>.</text:p>
          </table:table-cell>
          <table:table-cell table:formula="oooc:=LOW(QUIET([.B675];[.D676]))" office:value-type="string" office:string-value=".">
            <text:p>.</text:p>
          </table:table-cell>
          <table:table-cell table:formula="oooc:=QUIET([.C675];[.D676])" office:value-type="string" office:string-value=".">
            <text:p>.</text:p>
          </table:table-cell>
          <table:table-cell/>
          <table:table-cell table:number-columns-repeated="252"/>
        </table:table-row>
        <table:table-row table:style-name="ro1">
          <table:table-cell table:formula="oooc:=LOW(QUIET([.A676];[.D677]))" office:value-type="string" office:string-value=".">
            <text:p>.</text:p>
          </table:table-cell>
          <table:table-cell table:formula="oooc:=LOW(QUIET([.B676];[.D677]))" office:value-type="string" office:string-value=".">
            <text:p>.</text:p>
          </table:table-cell>
          <table:table-cell table:formula="oooc:=QUIET([.C676];[.D677])" office:value-type="string" office:string-value=".">
            <text:p>.</text:p>
          </table:table-cell>
          <table:table-cell/>
          <table:table-cell table:number-columns-repeated="252"/>
        </table:table-row>
        <table:table-row table:style-name="ro1">
          <table:table-cell table:formula="oooc:=LOW(QUIET([.A677];[.D678]))" office:value-type="string" office:string-value=".">
            <text:p>.</text:p>
          </table:table-cell>
          <table:table-cell table:formula="oooc:=LOW(QUIET([.B677];[.D678]))" office:value-type="string" office:string-value=".">
            <text:p>.</text:p>
          </table:table-cell>
          <table:table-cell table:formula="oooc:=QUIET([.C677];[.D678])" office:value-type="string" office:string-value=".">
            <text:p>.</text:p>
          </table:table-cell>
          <table:table-cell/>
          <table:table-cell table:number-columns-repeated="252"/>
        </table:table-row>
        <table:table-row table:style-name="ro1">
          <table:table-cell table:formula="oooc:=LOW(QUIET([.A678];[.D679]))" office:value-type="string" office:string-value=".">
            <text:p>.</text:p>
          </table:table-cell>
          <table:table-cell table:formula="oooc:=LOW(QUIET([.B678];[.D679]))" office:value-type="string" office:string-value=".">
            <text:p>.</text:p>
          </table:table-cell>
          <table:table-cell table:formula="oooc:=QUIET([.C678];[.D679])" office:value-type="string" office:string-value=".">
            <text:p>.</text:p>
          </table:table-cell>
          <table:table-cell/>
          <table:table-cell table:number-columns-repeated="252"/>
        </table:table-row>
        <table:table-row table:style-name="ro1">
          <table:table-cell table:formula="oooc:=LOW(QUIET([.A679];[.D680]))" office:value-type="string" office:string-value=".">
            <text:p>.</text:p>
          </table:table-cell>
          <table:table-cell table:formula="oooc:=LOW(QUIET([.B679];[.D680]))" office:value-type="string" office:string-value=".">
            <text:p>.</text:p>
          </table:table-cell>
          <table:table-cell table:formula="oooc:=QUIET([.C679];[.D680])" office:value-type="string" office:string-value=".">
            <text:p>.</text:p>
          </table:table-cell>
          <table:table-cell/>
          <table:table-cell table:number-columns-repeated="252"/>
        </table:table-row>
        <table:table-row table:style-name="ro1">
          <table:table-cell table:formula="oooc:=LOW(QUIET([.A680];[.D681]))" office:value-type="string" office:string-value=".">
            <text:p>.</text:p>
          </table:table-cell>
          <table:table-cell table:formula="oooc:=LOW(QUIET([.B680];[.D681]))" office:value-type="string" office:string-value=".">
            <text:p>.</text:p>
          </table:table-cell>
          <table:table-cell table:formula="oooc:=QUIET([.C680];[.D681])" office:value-type="string" office:string-value=".">
            <text:p>.</text:p>
          </table:table-cell>
          <table:table-cell/>
          <table:table-cell table:number-columns-repeated="252"/>
        </table:table-row>
        <table:table-row table:style-name="ro1">
          <table:table-cell table:formula="oooc:=LOW(QUIET([.A681];[.D682]))" office:value-type="string" office:string-value=".">
            <text:p>.</text:p>
          </table:table-cell>
          <table:table-cell table:formula="oooc:=LOW(QUIET([.B681];[.D682]))" office:value-type="string" office:string-value=".">
            <text:p>.</text:p>
          </table:table-cell>
          <table:table-cell table:formula="oooc:=QUIET([.C681];[.D682])" office:value-type="string" office:string-value=".">
            <text:p>.</text:p>
          </table:table-cell>
          <table:table-cell/>
          <table:table-cell table:number-columns-repeated="252"/>
        </table:table-row>
        <table:table-row table:style-name="ro1">
          <table:table-cell table:formula="oooc:=LOW(QUIET([.A682];[.D683]))" office:value-type="string" office:string-value=".">
            <text:p>.</text:p>
          </table:table-cell>
          <table:table-cell table:formula="oooc:=LOW(QUIET([.B682];[.D683]))" office:value-type="string" office:string-value=".">
            <text:p>.</text:p>
          </table:table-cell>
          <table:table-cell table:formula="oooc:=QUIET([.C682];[.D683])" office:value-type="string" office:string-value=".">
            <text:p>.</text:p>
          </table:table-cell>
          <table:table-cell/>
          <table:table-cell table:number-columns-repeated="252"/>
        </table:table-row>
        <table:table-row table:style-name="ro1">
          <table:table-cell table:formula="oooc:=LOW(QUIET([.A683];[.D684]))" office:value-type="string" office:string-value=".">
            <text:p>.</text:p>
          </table:table-cell>
          <table:table-cell table:formula="oooc:=LOW(QUIET([.B683];[.D684]))" office:value-type="string" office:string-value=".">
            <text:p>.</text:p>
          </table:table-cell>
          <table:table-cell table:formula="oooc:=QUIET([.C683];[.D684])" office:value-type="string" office:string-value=".">
            <text:p>.</text:p>
          </table:table-cell>
          <table:table-cell/>
          <table:table-cell table:number-columns-repeated="252"/>
        </table:table-row>
        <table:table-row table:style-name="ro1">
          <table:table-cell table:formula="oooc:=LOW(QUIET([.A684];[.D685]))" office:value-type="string" office:string-value=".">
            <text:p>.</text:p>
          </table:table-cell>
          <table:table-cell table:formula="oooc:=LOW(QUIET([.B684];[.D685]))" office:value-type="string" office:string-value=".">
            <text:p>.</text:p>
          </table:table-cell>
          <table:table-cell table:formula="oooc:=QUIET([.C684];[.D685])" office:value-type="string" office:string-value=".">
            <text:p>.</text:p>
          </table:table-cell>
          <table:table-cell/>
          <table:table-cell table:number-columns-repeated="252"/>
        </table:table-row>
        <table:table-row table:style-name="ro1">
          <table:table-cell table:formula="oooc:=LOW(QUIET([.A685];[.D686]))" office:value-type="string" office:string-value=".">
            <text:p>.</text:p>
          </table:table-cell>
          <table:table-cell table:formula="oooc:=LOW(QUIET([.B685];[.D686]))" office:value-type="string" office:string-value=".">
            <text:p>.</text:p>
          </table:table-cell>
          <table:table-cell table:formula="oooc:=QUIET([.C685];[.D686])" office:value-type="string" office:string-value=".">
            <text:p>.</text:p>
          </table:table-cell>
          <table:table-cell/>
          <table:table-cell table:number-columns-repeated="252"/>
        </table:table-row>
        <table:table-row table:style-name="ro1">
          <table:table-cell table:formula="oooc:=LOW(QUIET([.A686];[.D687]))" office:value-type="string" office:string-value=".">
            <text:p>.</text:p>
          </table:table-cell>
          <table:table-cell table:formula="oooc:=LOW(QUIET([.B686];[.D687]))" office:value-type="string" office:string-value=".">
            <text:p>.</text:p>
          </table:table-cell>
          <table:table-cell table:formula="oooc:=QUIET([.C686];[.D687])" office:value-type="string" office:string-value=".">
            <text:p>.</text:p>
          </table:table-cell>
          <table:table-cell/>
          <table:table-cell table:number-columns-repeated="252"/>
        </table:table-row>
        <table:table-row table:style-name="ro1">
          <table:table-cell table:formula="oooc:=LOW(QUIET([.A687];[.D688]))" office:value-type="string" office:string-value=".">
            <text:p>.</text:p>
          </table:table-cell>
          <table:table-cell table:formula="oooc:=LOW(QUIET([.B687];[.D688]))" office:value-type="string" office:string-value=".">
            <text:p>.</text:p>
          </table:table-cell>
          <table:table-cell table:formula="oooc:=QUIET([.C687];[.D688])" office:value-type="string" office:string-value=".">
            <text:p>.</text:p>
          </table:table-cell>
          <table:table-cell/>
          <table:table-cell table:number-columns-repeated="252"/>
        </table:table-row>
        <table:table-row table:style-name="ro1">
          <table:table-cell table:formula="oooc:=LOW(QUIET([.A688];[.D689]))" office:value-type="string" office:string-value=".">
            <text:p>.</text:p>
          </table:table-cell>
          <table:table-cell table:formula="oooc:=LOW(QUIET([.B688];[.D689]))" office:value-type="string" office:string-value=".">
            <text:p>.</text:p>
          </table:table-cell>
          <table:table-cell table:formula="oooc:=QUIET([.C688];[.D689])" office:value-type="string" office:string-value=".">
            <text:p>.</text:p>
          </table:table-cell>
          <table:table-cell/>
          <table:table-cell table:number-columns-repeated="252"/>
        </table:table-row>
        <table:table-row table:style-name="ro1">
          <table:table-cell table:formula="oooc:=LOW(QUIET([.A689];[.D690]))" office:value-type="string" office:string-value=".">
            <text:p>.</text:p>
          </table:table-cell>
          <table:table-cell table:formula="oooc:=LOW(QUIET([.B689];[.D690]))" office:value-type="string" office:string-value=".">
            <text:p>.</text:p>
          </table:table-cell>
          <table:table-cell table:formula="oooc:=QUIET([.C689];[.D690])" office:value-type="string" office:string-value=".">
            <text:p>.</text:p>
          </table:table-cell>
          <table:table-cell/>
          <table:table-cell table:number-columns-repeated="252"/>
        </table:table-row>
        <table:table-row table:style-name="ro1">
          <table:table-cell table:formula="oooc:=LOW(QUIET([.A690];[.D691]))" office:value-type="string" office:string-value=".">
            <text:p>.</text:p>
          </table:table-cell>
          <table:table-cell table:formula="oooc:=LOW(QUIET([.B690];[.D691]))" office:value-type="string" office:string-value=".">
            <text:p>.</text:p>
          </table:table-cell>
          <table:table-cell table:formula="oooc:=QUIET([.C690];[.D691])" office:value-type="string" office:string-value=".">
            <text:p>.</text:p>
          </table:table-cell>
          <table:table-cell/>
          <table:table-cell table:number-columns-repeated="252"/>
        </table:table-row>
        <table:table-row table:style-name="ro1">
          <table:table-cell table:formula="oooc:=LOW(QUIET([.A691];[.D692]))" office:value-type="string" office:string-value=".">
            <text:p>.</text:p>
          </table:table-cell>
          <table:table-cell table:formula="oooc:=LOW(QUIET([.B691];[.D692]))" office:value-type="string" office:string-value=".">
            <text:p>.</text:p>
          </table:table-cell>
          <table:table-cell table:formula="oooc:=QUIET([.C691];[.D692])" office:value-type="string" office:string-value=".">
            <text:p>.</text:p>
          </table:table-cell>
          <table:table-cell/>
          <table:table-cell table:number-columns-repeated="252"/>
        </table:table-row>
        <table:table-row table:style-name="ro1">
          <table:table-cell table:formula="oooc:=LOW(QUIET([.A692];[.D693]))" office:value-type="string" office:string-value=".">
            <text:p>.</text:p>
          </table:table-cell>
          <table:table-cell table:formula="oooc:=LOW(QUIET([.B692];[.D693]))" office:value-type="string" office:string-value=".">
            <text:p>.</text:p>
          </table:table-cell>
          <table:table-cell table:formula="oooc:=QUIET([.C692];[.D693])" office:value-type="string" office:string-value=".">
            <text:p>.</text:p>
          </table:table-cell>
          <table:table-cell/>
          <table:table-cell table:number-columns-repeated="252"/>
        </table:table-row>
        <table:table-row table:style-name="ro1">
          <table:table-cell table:formula="oooc:=LOW(QUIET([.A693];[.D694]))" office:value-type="string" office:string-value=".">
            <text:p>.</text:p>
          </table:table-cell>
          <table:table-cell table:formula="oooc:=LOW(QUIET([.B693];[.D694]))" office:value-type="string" office:string-value=".">
            <text:p>.</text:p>
          </table:table-cell>
          <table:table-cell table:formula="oooc:=QUIET([.C693];[.D694])" office:value-type="string" office:string-value=".">
            <text:p>.</text:p>
          </table:table-cell>
          <table:table-cell/>
          <table:table-cell table:number-columns-repeated="252"/>
        </table:table-row>
        <table:table-row table:style-name="ro1">
          <table:table-cell table:formula="oooc:=LOW(QUIET([.A694];[.D695]))" office:value-type="string" office:string-value=".">
            <text:p>.</text:p>
          </table:table-cell>
          <table:table-cell table:formula="oooc:=LOW(QUIET([.B694];[.D695]))" office:value-type="string" office:string-value=".">
            <text:p>.</text:p>
          </table:table-cell>
          <table:table-cell table:formula="oooc:=QUIET([.C694];[.D695])" office:value-type="string" office:string-value=".">
            <text:p>.</text:p>
          </table:table-cell>
          <table:table-cell/>
          <table:table-cell table:number-columns-repeated="252"/>
        </table:table-row>
        <table:table-row table:style-name="ro1">
          <table:table-cell table:formula="oooc:=LOW(QUIET([.A695];[.D696]))" office:value-type="string" office:string-value=".">
            <text:p>.</text:p>
          </table:table-cell>
          <table:table-cell table:formula="oooc:=LOW(QUIET([.B695];[.D696]))" office:value-type="string" office:string-value=".">
            <text:p>.</text:p>
          </table:table-cell>
          <table:table-cell table:formula="oooc:=QUIET([.C695];[.D696])" office:value-type="string" office:string-value=".">
            <text:p>.</text:p>
          </table:table-cell>
          <table:table-cell/>
          <table:table-cell table:number-columns-repeated="252"/>
        </table:table-row>
        <table:table-row table:style-name="ro1">
          <table:table-cell table:formula="oooc:=LOW(QUIET([.A696];[.D697]))" office:value-type="string" office:string-value=".">
            <text:p>.</text:p>
          </table:table-cell>
          <table:table-cell table:formula="oooc:=LOW(QUIET([.B696];[.D697]))" office:value-type="string" office:string-value=".">
            <text:p>.</text:p>
          </table:table-cell>
          <table:table-cell table:formula="oooc:=QUIET([.C696];[.D697])" office:value-type="string" office:string-value=".">
            <text:p>.</text:p>
          </table:table-cell>
          <table:table-cell/>
          <table:table-cell table:number-columns-repeated="252"/>
        </table:table-row>
        <table:table-row table:style-name="ro1">
          <table:table-cell table:formula="oooc:=LOW(QUIET([.A697];[.D698]))" office:value-type="string" office:string-value=".">
            <text:p>.</text:p>
          </table:table-cell>
          <table:table-cell table:formula="oooc:=LOW(QUIET([.B697];[.D698]))" office:value-type="string" office:string-value=".">
            <text:p>.</text:p>
          </table:table-cell>
          <table:table-cell table:formula="oooc:=QUIET([.C697];[.D698])" office:value-type="string" office:string-value=".">
            <text:p>.</text:p>
          </table:table-cell>
          <table:table-cell/>
          <table:table-cell table:number-columns-repeated="252"/>
        </table:table-row>
        <table:table-row table:style-name="ro1">
          <table:table-cell table:formula="oooc:=LOW(QUIET([.A698];[.D699]))" office:value-type="string" office:string-value=".">
            <text:p>.</text:p>
          </table:table-cell>
          <table:table-cell table:formula="oooc:=LOW(QUIET([.B698];[.D699]))" office:value-type="string" office:string-value=".">
            <text:p>.</text:p>
          </table:table-cell>
          <table:table-cell table:formula="oooc:=QUIET([.C698];[.D699])" office:value-type="string" office:string-value=".">
            <text:p>.</text:p>
          </table:table-cell>
          <table:table-cell/>
          <table:table-cell table:number-columns-repeated="252"/>
        </table:table-row>
        <table:table-row table:style-name="ro1">
          <table:table-cell table:formula="oooc:=LOW(QUIET([.A699];[.D700]))" office:value-type="string" office:string-value=".">
            <text:p>.</text:p>
          </table:table-cell>
          <table:table-cell table:formula="oooc:=LOW(QUIET([.B699];[.D700]))" office:value-type="string" office:string-value=".">
            <text:p>.</text:p>
          </table:table-cell>
          <table:table-cell table:formula="oooc:=QUIET([.C699];[.D700])" office:value-type="string" office:string-value=".">
            <text:p>.</text:p>
          </table:table-cell>
          <table:table-cell/>
          <table:table-cell table:number-columns-repeated="252"/>
        </table:table-row>
        <table:table-row table:style-name="ro1">
          <table:table-cell table:formula="oooc:=LOW(QUIET([.A700];[.D701]))" office:value-type="string" office:string-value=".">
            <text:p>.</text:p>
          </table:table-cell>
          <table:table-cell table:formula="oooc:=LOW(QUIET([.B700];[.D701]))" office:value-type="string" office:string-value=".">
            <text:p>.</text:p>
          </table:table-cell>
          <table:table-cell table:formula="oooc:=QUIET([.C700];[.D701])" office:value-type="string" office:string-value=".">
            <text:p>.</text:p>
          </table:table-cell>
          <table:table-cell/>
          <table:table-cell table:number-columns-repeated="252"/>
        </table:table-row>
        <table:table-row table:style-name="ro1">
          <table:table-cell table:formula="oooc:=LOW(QUIET([.A701];[.D702]))" office:value-type="string" office:string-value=".">
            <text:p>.</text:p>
          </table:table-cell>
          <table:table-cell table:formula="oooc:=LOW(QUIET([.B701];[.D702]))" office:value-type="string" office:string-value=".">
            <text:p>.</text:p>
          </table:table-cell>
          <table:table-cell table:formula="oooc:=QUIET([.C701];[.D702])" office:value-type="string" office:string-value=".">
            <text:p>.</text:p>
          </table:table-cell>
          <table:table-cell/>
          <table:table-cell table:number-columns-repeated="252"/>
        </table:table-row>
        <table:table-row table:style-name="ro1">
          <table:table-cell table:formula="oooc:=LOW(QUIET([.A702];[.D703]))" office:value-type="string" office:string-value=".">
            <text:p>.</text:p>
          </table:table-cell>
          <table:table-cell table:formula="oooc:=LOW(QUIET([.B702];[.D703]))" office:value-type="string" office:string-value=".">
            <text:p>.</text:p>
          </table:table-cell>
          <table:table-cell table:formula="oooc:=QUIET([.C702];[.D703])" office:value-type="string" office:string-value=".">
            <text:p>.</text:p>
          </table:table-cell>
          <table:table-cell/>
          <table:table-cell table:number-columns-repeated="252"/>
        </table:table-row>
        <table:table-row table:style-name="ro1">
          <table:table-cell table:formula="oooc:=LOW(QUIET([.A703];[.D704]))" office:value-type="string" office:string-value=".">
            <text:p>.</text:p>
          </table:table-cell>
          <table:table-cell table:formula="oooc:=LOW(QUIET([.B703];[.D704]))" office:value-type="string" office:string-value=".">
            <text:p>.</text:p>
          </table:table-cell>
          <table:table-cell table:formula="oooc:=QUIET([.C703];[.D704])" office:value-type="string" office:string-value=".">
            <text:p>.</text:p>
          </table:table-cell>
          <table:table-cell/>
          <table:table-cell table:number-columns-repeated="252"/>
        </table:table-row>
        <table:table-row table:style-name="ro1">
          <table:table-cell table:formula="oooc:=LOW(QUIET([.A704];[.D705]))" office:value-type="string" office:string-value=".">
            <text:p>.</text:p>
          </table:table-cell>
          <table:table-cell table:formula="oooc:=LOW(QUIET([.B704];[.D705]))" office:value-type="string" office:string-value=".">
            <text:p>.</text:p>
          </table:table-cell>
          <table:table-cell table:formula="oooc:=QUIET([.C704];[.D705])" office:value-type="string" office:string-value=".">
            <text:p>.</text:p>
          </table:table-cell>
          <table:table-cell/>
          <table:table-cell table:number-columns-repeated="252"/>
        </table:table-row>
        <table:table-row table:style-name="ro1">
          <table:table-cell table:formula="oooc:=LOW(QUIET([.A705];[.D706]))" office:value-type="string" office:string-value=".">
            <text:p>.</text:p>
          </table:table-cell>
          <table:table-cell table:formula="oooc:=LOW(QUIET([.B705];[.D706]))" office:value-type="string" office:string-value=".">
            <text:p>.</text:p>
          </table:table-cell>
          <table:table-cell table:formula="oooc:=QUIET([.C705];[.D706])" office:value-type="string" office:string-value=".">
            <text:p>.</text:p>
          </table:table-cell>
          <table:table-cell/>
          <table:table-cell table:number-columns-repeated="252"/>
        </table:table-row>
        <table:table-row table:style-name="ro1">
          <table:table-cell table:formula="oooc:=LOW(QUIET([.A706];[.D707]))" office:value-type="string" office:string-value=".">
            <text:p>.</text:p>
          </table:table-cell>
          <table:table-cell table:formula="oooc:=LOW(QUIET([.B706];[.D707]))" office:value-type="string" office:string-value=".">
            <text:p>.</text:p>
          </table:table-cell>
          <table:table-cell table:formula="oooc:=QUIET([.C706];[.D707])" office:value-type="string" office:string-value=".">
            <text:p>.</text:p>
          </table:table-cell>
          <table:table-cell/>
          <table:table-cell table:number-columns-repeated="252"/>
        </table:table-row>
        <table:table-row table:style-name="ro1">
          <table:table-cell table:formula="oooc:=LOW(QUIET([.A707];[.D708]))" office:value-type="string" office:string-value=".">
            <text:p>.</text:p>
          </table:table-cell>
          <table:table-cell table:formula="oooc:=LOW(QUIET([.B707];[.D708]))" office:value-type="string" office:string-value=".">
            <text:p>.</text:p>
          </table:table-cell>
          <table:table-cell table:formula="oooc:=QUIET([.C707];[.D708])" office:value-type="string" office:string-value=".">
            <text:p>.</text:p>
          </table:table-cell>
          <table:table-cell/>
          <table:table-cell table:number-columns-repeated="252"/>
        </table:table-row>
        <table:table-row table:style-name="ro1">
          <table:table-cell table:formula="oooc:=LOW(QUIET([.A708];[.D709]))" office:value-type="string" office:string-value=".">
            <text:p>.</text:p>
          </table:table-cell>
          <table:table-cell table:formula="oooc:=LOW(QUIET([.B708];[.D709]))" office:value-type="string" office:string-value=".">
            <text:p>.</text:p>
          </table:table-cell>
          <table:table-cell table:formula="oooc:=QUIET([.C708];[.D709])" office:value-type="string" office:string-value=".">
            <text:p>.</text:p>
          </table:table-cell>
          <table:table-cell/>
          <table:table-cell table:number-columns-repeated="252"/>
        </table:table-row>
        <table:table-row table:style-name="ro1">
          <table:table-cell table:formula="oooc:=LOW(QUIET([.A709];[.D710]))" office:value-type="string" office:string-value=".">
            <text:p>.</text:p>
          </table:table-cell>
          <table:table-cell table:formula="oooc:=LOW(QUIET([.B709];[.D710]))" office:value-type="string" office:string-value=".">
            <text:p>.</text:p>
          </table:table-cell>
          <table:table-cell table:formula="oooc:=QUIET([.C709];[.D710])" office:value-type="string" office:string-value=".">
            <text:p>.</text:p>
          </table:table-cell>
          <table:table-cell/>
          <table:table-cell table:number-columns-repeated="252"/>
        </table:table-row>
        <table:table-row table:style-name="ro1">
          <table:table-cell table:formula="oooc:=LOW(QUIET([.A710];[.D711]))" office:value-type="string" office:string-value=".">
            <text:p>.</text:p>
          </table:table-cell>
          <table:table-cell table:formula="oooc:=LOW(QUIET([.B710];[.D711]))" office:value-type="string" office:string-value=".">
            <text:p>.</text:p>
          </table:table-cell>
          <table:table-cell table:formula="oooc:=QUIET([.C710];[.D711])" office:value-type="string" office:string-value=".">
            <text:p>.</text:p>
          </table:table-cell>
          <table:table-cell/>
          <table:table-cell table:number-columns-repeated="252"/>
        </table:table-row>
        <table:table-row table:style-name="ro1">
          <table:table-cell table:formula="oooc:=LOW(QUIET([.A711];[.D712]))" office:value-type="string" office:string-value=".">
            <text:p>.</text:p>
          </table:table-cell>
          <table:table-cell table:formula="oooc:=LOW(QUIET([.B711];[.D712]))" office:value-type="string" office:string-value=".">
            <text:p>.</text:p>
          </table:table-cell>
          <table:table-cell table:formula="oooc:=QUIET([.C711];[.D712])" office:value-type="string" office:string-value=".">
            <text:p>.</text:p>
          </table:table-cell>
          <table:table-cell/>
          <table:table-cell table:number-columns-repeated="252"/>
        </table:table-row>
        <table:table-row table:style-name="ro1">
          <table:table-cell table:formula="oooc:=LOW(QUIET([.A712];[.D713]))" office:value-type="string" office:string-value=".">
            <text:p>.</text:p>
          </table:table-cell>
          <table:table-cell table:formula="oooc:=LOW(QUIET([.B712];[.D713]))" office:value-type="string" office:string-value=".">
            <text:p>.</text:p>
          </table:table-cell>
          <table:table-cell table:formula="oooc:=QUIET([.C712];[.D713])" office:value-type="string" office:string-value=".">
            <text:p>.</text:p>
          </table:table-cell>
          <table:table-cell/>
          <table:table-cell table:number-columns-repeated="252"/>
        </table:table-row>
        <table:table-row table:style-name="ro1">
          <table:table-cell table:formula="oooc:=LOW(QUIET([.A713];[.D714]))" office:value-type="string" office:string-value=".">
            <text:p>.</text:p>
          </table:table-cell>
          <table:table-cell table:formula="oooc:=LOW(QUIET([.B713];[.D714]))" office:value-type="string" office:string-value=".">
            <text:p>.</text:p>
          </table:table-cell>
          <table:table-cell table:formula="oooc:=QUIET([.C713];[.D714])" office:value-type="string" office:string-value=".">
            <text:p>.</text:p>
          </table:table-cell>
          <table:table-cell/>
          <table:table-cell table:number-columns-repeated="252"/>
        </table:table-row>
        <table:table-row table:style-name="ro1">
          <table:table-cell table:formula="oooc:=LOW(QUIET([.A714];[.D715]))" office:value-type="string" office:string-value=".">
            <text:p>.</text:p>
          </table:table-cell>
          <table:table-cell table:formula="oooc:=LOW(QUIET([.B714];[.D715]))" office:value-type="string" office:string-value=".">
            <text:p>.</text:p>
          </table:table-cell>
          <table:table-cell table:formula="oooc:=QUIET([.C714];[.D715])" office:value-type="string" office:string-value=".">
            <text:p>.</text:p>
          </table:table-cell>
          <table:table-cell/>
          <table:table-cell table:number-columns-repeated="252"/>
        </table:table-row>
        <table:table-row table:style-name="ro1">
          <table:table-cell table:formula="oooc:=LOW(QUIET([.A715];[.D716]))" office:value-type="string" office:string-value=".">
            <text:p>.</text:p>
          </table:table-cell>
          <table:table-cell table:formula="oooc:=LOW(QUIET([.B715];[.D716]))" office:value-type="string" office:string-value=".">
            <text:p>.</text:p>
          </table:table-cell>
          <table:table-cell table:formula="oooc:=QUIET([.C715];[.D716])" office:value-type="string" office:string-value=".">
            <text:p>.</text:p>
          </table:table-cell>
          <table:table-cell/>
          <table:table-cell table:number-columns-repeated="252"/>
        </table:table-row>
        <table:table-row table:style-name="ro1">
          <table:table-cell table:formula="oooc:=LOW(QUIET([.A716];[.D717]))" office:value-type="string" office:string-value=".">
            <text:p>.</text:p>
          </table:table-cell>
          <table:table-cell table:formula="oooc:=LOW(QUIET([.B716];[.D717]))" office:value-type="string" office:string-value=".">
            <text:p>.</text:p>
          </table:table-cell>
          <table:table-cell table:formula="oooc:=QUIET([.C716];[.D717])" office:value-type="string" office:string-value=".">
            <text:p>.</text:p>
          </table:table-cell>
          <table:table-cell/>
          <table:table-cell table:number-columns-repeated="252"/>
        </table:table-row>
        <table:table-row table:style-name="ro1">
          <table:table-cell table:formula="oooc:=LOW(QUIET([.A717];[.D718]))" office:value-type="string" office:string-value=".">
            <text:p>.</text:p>
          </table:table-cell>
          <table:table-cell table:formula="oooc:=LOW(QUIET([.B717];[.D718]))" office:value-type="string" office:string-value=".">
            <text:p>.</text:p>
          </table:table-cell>
          <table:table-cell table:formula="oooc:=QUIET([.C717];[.D718])" office:value-type="string" office:string-value=".">
            <text:p>.</text:p>
          </table:table-cell>
          <table:table-cell/>
          <table:table-cell table:number-columns-repeated="252"/>
        </table:table-row>
        <table:table-row table:style-name="ro1">
          <table:table-cell table:formula="oooc:=LOW(QUIET([.A718];[.D719]))" office:value-type="string" office:string-value=".">
            <text:p>.</text:p>
          </table:table-cell>
          <table:table-cell table:formula="oooc:=LOW(QUIET([.B718];[.D719]))" office:value-type="string" office:string-value=".">
            <text:p>.</text:p>
          </table:table-cell>
          <table:table-cell table:formula="oooc:=QUIET([.C718];[.D719])" office:value-type="string" office:string-value=".">
            <text:p>.</text:p>
          </table:table-cell>
          <table:table-cell/>
          <table:table-cell table:number-columns-repeated="252"/>
        </table:table-row>
        <table:table-row table:style-name="ro1">
          <table:table-cell table:formula="oooc:=LOW(QUIET([.A719];[.D720]))" office:value-type="string" office:string-value=".">
            <text:p>.</text:p>
          </table:table-cell>
          <table:table-cell table:formula="oooc:=LOW(QUIET([.B719];[.D720]))" office:value-type="string" office:string-value=".">
            <text:p>.</text:p>
          </table:table-cell>
          <table:table-cell table:formula="oooc:=QUIET([.C719];[.D720])" office:value-type="string" office:string-value=".">
            <text:p>.</text:p>
          </table:table-cell>
          <table:table-cell/>
          <table:table-cell table:number-columns-repeated="252"/>
        </table:table-row>
        <table:table-row table:style-name="ro1">
          <table:table-cell table:formula="oooc:=LOW(QUIET([.A720];[.D721]))" office:value-type="string" office:string-value=".">
            <text:p>.</text:p>
          </table:table-cell>
          <table:table-cell table:formula="oooc:=LOW(QUIET([.B720];[.D721]))" office:value-type="string" office:string-value=".">
            <text:p>.</text:p>
          </table:table-cell>
          <table:table-cell table:formula="oooc:=QUIET([.C720];[.D721])" office:value-type="string" office:string-value=".">
            <text:p>.</text:p>
          </table:table-cell>
          <table:table-cell/>
          <table:table-cell table:number-columns-repeated="252"/>
        </table:table-row>
        <table:table-row table:style-name="ro1">
          <table:table-cell table:formula="oooc:=LOW(QUIET([.A721];[.D722]))" office:value-type="string" office:string-value=".">
            <text:p>.</text:p>
          </table:table-cell>
          <table:table-cell table:formula="oooc:=LOW(QUIET([.B721];[.D722]))" office:value-type="string" office:string-value=".">
            <text:p>.</text:p>
          </table:table-cell>
          <table:table-cell table:formula="oooc:=QUIET([.C721];[.D722])" office:value-type="string" office:string-value=".">
            <text:p>.</text:p>
          </table:table-cell>
          <table:table-cell/>
          <table:table-cell table:number-columns-repeated="252"/>
        </table:table-row>
        <table:table-row table:style-name="ro1">
          <table:table-cell table:formula="oooc:=LOW(QUIET([.A722];[.D723]))" office:value-type="string" office:string-value=".">
            <text:p>.</text:p>
          </table:table-cell>
          <table:table-cell table:formula="oooc:=LOW(QUIET([.B722];[.D723]))" office:value-type="string" office:string-value=".">
            <text:p>.</text:p>
          </table:table-cell>
          <table:table-cell table:formula="oooc:=QUIET([.C722];[.D723])" office:value-type="string" office:string-value=".">
            <text:p>.</text:p>
          </table:table-cell>
          <table:table-cell/>
          <table:table-cell table:number-columns-repeated="252"/>
        </table:table-row>
        <table:table-row table:style-name="ro1">
          <table:table-cell table:formula="oooc:=LOW(QUIET([.A723];[.D724]))" office:value-type="string" office:string-value=".">
            <text:p>.</text:p>
          </table:table-cell>
          <table:table-cell table:formula="oooc:=LOW(QUIET([.B723];[.D724]))" office:value-type="string" office:string-value=".">
            <text:p>.</text:p>
          </table:table-cell>
          <table:table-cell table:formula="oooc:=QUIET([.C723];[.D724])" office:value-type="string" office:string-value=".">
            <text:p>.</text:p>
          </table:table-cell>
          <table:table-cell/>
          <table:table-cell table:number-columns-repeated="252"/>
        </table:table-row>
        <table:table-row table:style-name="ro1">
          <table:table-cell table:formula="oooc:=LOW(QUIET([.A724];[.D725]))" office:value-type="string" office:string-value=".">
            <text:p>.</text:p>
          </table:table-cell>
          <table:table-cell table:formula="oooc:=LOW(QUIET([.B724];[.D725]))" office:value-type="string" office:string-value=".">
            <text:p>.</text:p>
          </table:table-cell>
          <table:table-cell table:formula="oooc:=QUIET([.C724];[.D725])" office:value-type="string" office:string-value=".">
            <text:p>.</text:p>
          </table:table-cell>
          <table:table-cell/>
          <table:table-cell table:number-columns-repeated="252"/>
        </table:table-row>
        <table:table-row table:style-name="ro1">
          <table:table-cell table:formula="oooc:=LOW(QUIET([.A725];[.D726]))" office:value-type="string" office:string-value=".">
            <text:p>.</text:p>
          </table:table-cell>
          <table:table-cell table:formula="oooc:=LOW(QUIET([.B725];[.D726]))" office:value-type="string" office:string-value=".">
            <text:p>.</text:p>
          </table:table-cell>
          <table:table-cell table:formula="oooc:=QUIET([.C725];[.D726])" office:value-type="string" office:string-value=".">
            <text:p>.</text:p>
          </table:table-cell>
          <table:table-cell/>
          <table:table-cell table:number-columns-repeated="252"/>
        </table:table-row>
        <table:table-row table:style-name="ro1">
          <table:table-cell table:formula="oooc:=LOW(QUIET([.A726];[.D727]))" office:value-type="string" office:string-value=".">
            <text:p>.</text:p>
          </table:table-cell>
          <table:table-cell table:formula="oooc:=LOW(QUIET([.B726];[.D727]))" office:value-type="string" office:string-value=".">
            <text:p>.</text:p>
          </table:table-cell>
          <table:table-cell table:formula="oooc:=QUIET([.C726];[.D727])" office:value-type="string" office:string-value=".">
            <text:p>.</text:p>
          </table:table-cell>
          <table:table-cell/>
          <table:table-cell table:number-columns-repeated="252"/>
        </table:table-row>
        <table:table-row table:style-name="ro1">
          <table:table-cell table:formula="oooc:=LOW(QUIET([.A727];[.D728]))" office:value-type="string" office:string-value=".">
            <text:p>.</text:p>
          </table:table-cell>
          <table:table-cell table:formula="oooc:=LOW(QUIET([.B727];[.D728]))" office:value-type="string" office:string-value=".">
            <text:p>.</text:p>
          </table:table-cell>
          <table:table-cell table:formula="oooc:=QUIET([.C727];[.D728])" office:value-type="string" office:string-value=".">
            <text:p>.</text:p>
          </table:table-cell>
          <table:table-cell/>
          <table:table-cell table:number-columns-repeated="252"/>
        </table:table-row>
        <table:table-row table:style-name="ro1">
          <table:table-cell table:formula="oooc:=LOW(QUIET([.A728];[.D729]))" office:value-type="string" office:string-value=".">
            <text:p>.</text:p>
          </table:table-cell>
          <table:table-cell table:formula="oooc:=LOW(QUIET([.B728];[.D729]))" office:value-type="string" office:string-value=".">
            <text:p>.</text:p>
          </table:table-cell>
          <table:table-cell table:formula="oooc:=QUIET([.C728];[.D729])" office:value-type="string" office:string-value=".">
            <text:p>.</text:p>
          </table:table-cell>
          <table:table-cell/>
          <table:table-cell table:number-columns-repeated="252"/>
        </table:table-row>
        <table:table-row table:style-name="ro1">
          <table:table-cell table:formula="oooc:=LOW(QUIET([.A729];[.D730]))" office:value-type="string" office:string-value=".">
            <text:p>.</text:p>
          </table:table-cell>
          <table:table-cell table:formula="oooc:=LOW(QUIET([.B729];[.D730]))" office:value-type="string" office:string-value=".">
            <text:p>.</text:p>
          </table:table-cell>
          <table:table-cell table:formula="oooc:=QUIET([.C729];[.D730])" office:value-type="string" office:string-value=".">
            <text:p>.</text:p>
          </table:table-cell>
          <table:table-cell/>
          <table:table-cell table:number-columns-repeated="252"/>
        </table:table-row>
        <table:table-row table:style-name="ro1">
          <table:table-cell table:formula="oooc:=LOW(QUIET([.A730];[.D731]))" office:value-type="string" office:string-value=".">
            <text:p>.</text:p>
          </table:table-cell>
          <table:table-cell table:formula="oooc:=LOW(QUIET([.B730];[.D731]))" office:value-type="string" office:string-value=".">
            <text:p>.</text:p>
          </table:table-cell>
          <table:table-cell table:formula="oooc:=QUIET([.C730];[.D731])" office:value-type="string" office:string-value=".">
            <text:p>.</text:p>
          </table:table-cell>
          <table:table-cell/>
          <table:table-cell table:number-columns-repeated="252"/>
        </table:table-row>
        <table:table-row table:style-name="ro1">
          <table:table-cell table:formula="oooc:=LOW(QUIET([.A731];[.D732]))" office:value-type="string" office:string-value=".">
            <text:p>.</text:p>
          </table:table-cell>
          <table:table-cell table:formula="oooc:=LOW(QUIET([.B731];[.D732]))" office:value-type="string" office:string-value=".">
            <text:p>.</text:p>
          </table:table-cell>
          <table:table-cell table:formula="oooc:=QUIET([.C731];[.D732])" office:value-type="string" office:string-value=".">
            <text:p>.</text:p>
          </table:table-cell>
          <table:table-cell/>
          <table:table-cell table:number-columns-repeated="252"/>
        </table:table-row>
        <table:table-row table:style-name="ro1">
          <table:table-cell table:formula="oooc:=LOW(QUIET([.A732];[.D733]))" office:value-type="string" office:string-value=".">
            <text:p>.</text:p>
          </table:table-cell>
          <table:table-cell table:formula="oooc:=LOW(QUIET([.B732];[.D733]))" office:value-type="string" office:string-value=".">
            <text:p>.</text:p>
          </table:table-cell>
          <table:table-cell table:formula="oooc:=QUIET([.C732];[.D733])" office:value-type="string" office:string-value=".">
            <text:p>.</text:p>
          </table:table-cell>
          <table:table-cell/>
          <table:table-cell table:number-columns-repeated="252"/>
        </table:table-row>
        <table:table-row table:style-name="ro1">
          <table:table-cell table:formula="oooc:=LOW(QUIET([.A733];[.D734]))" office:value-type="string" office:string-value=".">
            <text:p>.</text:p>
          </table:table-cell>
          <table:table-cell table:formula="oooc:=LOW(QUIET([.B733];[.D734]))" office:value-type="string" office:string-value=".">
            <text:p>.</text:p>
          </table:table-cell>
          <table:table-cell table:formula="oooc:=QUIET([.C733];[.D734])" office:value-type="string" office:string-value=".">
            <text:p>.</text:p>
          </table:table-cell>
          <table:table-cell/>
          <table:table-cell table:number-columns-repeated="252"/>
        </table:table-row>
        <table:table-row table:style-name="ro1">
          <table:table-cell table:formula="oooc:=LOW(QUIET([.A734];[.D735]))" office:value-type="string" office:string-value=".">
            <text:p>.</text:p>
          </table:table-cell>
          <table:table-cell table:formula="oooc:=LOW(QUIET([.B734];[.D735]))" office:value-type="string" office:string-value=".">
            <text:p>.</text:p>
          </table:table-cell>
          <table:table-cell table:formula="oooc:=QUIET([.C734];[.D735])" office:value-type="string" office:string-value=".">
            <text:p>.</text:p>
          </table:table-cell>
          <table:table-cell/>
          <table:table-cell table:number-columns-repeated="252"/>
        </table:table-row>
        <table:table-row table:style-name="ro1">
          <table:table-cell table:formula="oooc:=LOW(QUIET([.A735];[.D736]))" office:value-type="string" office:string-value=".">
            <text:p>.</text:p>
          </table:table-cell>
          <table:table-cell table:formula="oooc:=LOW(QUIET([.B735];[.D736]))" office:value-type="string" office:string-value=".">
            <text:p>.</text:p>
          </table:table-cell>
          <table:table-cell table:formula="oooc:=QUIET([.C735];[.D736])" office:value-type="string" office:string-value=".">
            <text:p>.</text:p>
          </table:table-cell>
          <table:table-cell/>
          <table:table-cell table:number-columns-repeated="252"/>
        </table:table-row>
        <table:table-row table:style-name="ro1">
          <table:table-cell table:formula="oooc:=LOW(QUIET([.A736];[.D737]))" office:value-type="string" office:string-value=".">
            <text:p>.</text:p>
          </table:table-cell>
          <table:table-cell table:formula="oooc:=LOW(QUIET([.B736];[.D737]))" office:value-type="string" office:string-value=".">
            <text:p>.</text:p>
          </table:table-cell>
          <table:table-cell table:formula="oooc:=QUIET([.C736];[.D737])" office:value-type="string" office:string-value=".">
            <text:p>.</text:p>
          </table:table-cell>
          <table:table-cell/>
          <table:table-cell table:number-columns-repeated="252"/>
        </table:table-row>
        <table:table-row table:style-name="ro1">
          <table:table-cell table:formula="oooc:=LOW(QUIET([.A737];[.D738]))" office:value-type="string" office:string-value=".">
            <text:p>.</text:p>
          </table:table-cell>
          <table:table-cell table:formula="oooc:=LOW(QUIET([.B737];[.D738]))" office:value-type="string" office:string-value=".">
            <text:p>.</text:p>
          </table:table-cell>
          <table:table-cell table:formula="oooc:=QUIET([.C737];[.D738])" office:value-type="string" office:string-value=".">
            <text:p>.</text:p>
          </table:table-cell>
          <table:table-cell/>
          <table:table-cell table:number-columns-repeated="252"/>
        </table:table-row>
        <table:table-row table:style-name="ro1">
          <table:table-cell table:formula="oooc:=LOW(QUIET([.A738];[.D739]))" office:value-type="string" office:string-value=".">
            <text:p>.</text:p>
          </table:table-cell>
          <table:table-cell table:formula="oooc:=LOW(QUIET([.B738];[.D739]))" office:value-type="string" office:string-value=".">
            <text:p>.</text:p>
          </table:table-cell>
          <table:table-cell table:formula="oooc:=QUIET([.C738];[.D739])" office:value-type="string" office:string-value=".">
            <text:p>.</text:p>
          </table:table-cell>
          <table:table-cell/>
          <table:table-cell table:number-columns-repeated="252"/>
        </table:table-row>
        <table:table-row table:style-name="ro1">
          <table:table-cell table:formula="oooc:=LOW(QUIET([.A739];[.D740]))" office:value-type="string" office:string-value=".">
            <text:p>.</text:p>
          </table:table-cell>
          <table:table-cell table:formula="oooc:=LOW(QUIET([.B739];[.D740]))" office:value-type="string" office:string-value=".">
            <text:p>.</text:p>
          </table:table-cell>
          <table:table-cell table:formula="oooc:=QUIET([.C739];[.D740])" office:value-type="string" office:string-value=".">
            <text:p>.</text:p>
          </table:table-cell>
          <table:table-cell/>
          <table:table-cell table:number-columns-repeated="252"/>
        </table:table-row>
        <table:table-row table:style-name="ro1">
          <table:table-cell table:formula="oooc:=LOW(QUIET([.A740];[.D741]))" office:value-type="string" office:string-value=".">
            <text:p>.</text:p>
          </table:table-cell>
          <table:table-cell table:formula="oooc:=LOW(QUIET([.B740];[.D741]))" office:value-type="string" office:string-value=".">
            <text:p>.</text:p>
          </table:table-cell>
          <table:table-cell table:formula="oooc:=QUIET([.C740];[.D741])" office:value-type="string" office:string-value=".">
            <text:p>.</text:p>
          </table:table-cell>
          <table:table-cell/>
          <table:table-cell table:number-columns-repeated="252"/>
        </table:table-row>
        <table:table-row table:style-name="ro1">
          <table:table-cell table:formula="oooc:=LOW(QUIET([.A741];[.D742]))" office:value-type="string" office:string-value=".">
            <text:p>.</text:p>
          </table:table-cell>
          <table:table-cell table:formula="oooc:=LOW(QUIET([.B741];[.D742]))" office:value-type="string" office:string-value=".">
            <text:p>.</text:p>
          </table:table-cell>
          <table:table-cell table:formula="oooc:=QUIET([.C741];[.D742])" office:value-type="string" office:string-value=".">
            <text:p>.</text:p>
          </table:table-cell>
          <table:table-cell/>
          <table:table-cell table:number-columns-repeated="252"/>
        </table:table-row>
        <table:table-row table:style-name="ro1">
          <table:table-cell table:formula="oooc:=LOW(QUIET([.A742];[.D743]))" office:value-type="string" office:string-value=".">
            <text:p>.</text:p>
          </table:table-cell>
          <table:table-cell table:formula="oooc:=LOW(QUIET([.B742];[.D743]))" office:value-type="string" office:string-value=".">
            <text:p>.</text:p>
          </table:table-cell>
          <table:table-cell table:formula="oooc:=QUIET([.C742];[.D743])" office:value-type="string" office:string-value=".">
            <text:p>.</text:p>
          </table:table-cell>
          <table:table-cell/>
          <table:table-cell table:number-columns-repeated="252"/>
        </table:table-row>
        <table:table-row table:style-name="ro1">
          <table:table-cell table:formula="oooc:=LOW(QUIET([.A743];[.D744]))" office:value-type="string" office:string-value=".">
            <text:p>.</text:p>
          </table:table-cell>
          <table:table-cell table:formula="oooc:=LOW(QUIET([.B743];[.D744]))" office:value-type="string" office:string-value=".">
            <text:p>.</text:p>
          </table:table-cell>
          <table:table-cell table:formula="oooc:=QUIET([.C743];[.D744])" office:value-type="string" office:string-value=".">
            <text:p>.</text:p>
          </table:table-cell>
          <table:table-cell/>
          <table:table-cell table:number-columns-repeated="252"/>
        </table:table-row>
        <table:table-row table:style-name="ro1">
          <table:table-cell table:formula="oooc:=LOW(QUIET([.A744];[.D745]))" office:value-type="string" office:string-value=".">
            <text:p>.</text:p>
          </table:table-cell>
          <table:table-cell table:formula="oooc:=LOW(QUIET([.B744];[.D745]))" office:value-type="string" office:string-value=".">
            <text:p>.</text:p>
          </table:table-cell>
          <table:table-cell table:formula="oooc:=QUIET([.C744];[.D745])" office:value-type="string" office:string-value=".">
            <text:p>.</text:p>
          </table:table-cell>
          <table:table-cell/>
          <table:table-cell table:number-columns-repeated="252"/>
        </table:table-row>
        <table:table-row table:style-name="ro1">
          <table:table-cell table:formula="oooc:=LOW(QUIET([.A745];[.D746]))" office:value-type="string" office:string-value=".">
            <text:p>.</text:p>
          </table:table-cell>
          <table:table-cell table:formula="oooc:=LOW(QUIET([.B745];[.D746]))" office:value-type="string" office:string-value=".">
            <text:p>.</text:p>
          </table:table-cell>
          <table:table-cell table:formula="oooc:=QUIET([.C745];[.D746])" office:value-type="string" office:string-value=".">
            <text:p>.</text:p>
          </table:table-cell>
          <table:table-cell/>
          <table:table-cell table:number-columns-repeated="252"/>
        </table:table-row>
        <table:table-row table:style-name="ro1">
          <table:table-cell table:formula="oooc:=LOW(QUIET([.A746];[.D747]))" office:value-type="string" office:string-value=".">
            <text:p>.</text:p>
          </table:table-cell>
          <table:table-cell table:formula="oooc:=LOW(QUIET([.B746];[.D747]))" office:value-type="string" office:string-value=".">
            <text:p>.</text:p>
          </table:table-cell>
          <table:table-cell table:formula="oooc:=QUIET([.C746];[.D747])" office:value-type="string" office:string-value=".">
            <text:p>.</text:p>
          </table:table-cell>
          <table:table-cell/>
          <table:table-cell table:number-columns-repeated="252"/>
        </table:table-row>
        <table:table-row table:style-name="ro1">
          <table:table-cell table:formula="oooc:=LOW(QUIET([.A747];[.D748]))" office:value-type="string" office:string-value=".">
            <text:p>.</text:p>
          </table:table-cell>
          <table:table-cell table:formula="oooc:=LOW(QUIET([.B747];[.D748]))" office:value-type="string" office:string-value=".">
            <text:p>.</text:p>
          </table:table-cell>
          <table:table-cell table:formula="oooc:=QUIET([.C747];[.D748])" office:value-type="string" office:string-value=".">
            <text:p>.</text:p>
          </table:table-cell>
          <table:table-cell/>
          <table:table-cell table:number-columns-repeated="252"/>
        </table:table-row>
        <table:table-row table:style-name="ro1">
          <table:table-cell table:formula="oooc:=LOW(QUIET([.A748];[.D749]))" office:value-type="string" office:string-value=".">
            <text:p>.</text:p>
          </table:table-cell>
          <table:table-cell table:formula="oooc:=LOW(QUIET([.B748];[.D749]))" office:value-type="string" office:string-value=".">
            <text:p>.</text:p>
          </table:table-cell>
          <table:table-cell table:formula="oooc:=QUIET([.C748];[.D749])" office:value-type="string" office:string-value=".">
            <text:p>.</text:p>
          </table:table-cell>
          <table:table-cell/>
          <table:table-cell table:number-columns-repeated="252"/>
        </table:table-row>
        <table:table-row table:style-name="ro1">
          <table:table-cell table:formula="oooc:=LOW(QUIET([.A749];[.D750]))" office:value-type="string" office:string-value=".">
            <text:p>.</text:p>
          </table:table-cell>
          <table:table-cell table:formula="oooc:=LOW(QUIET([.B749];[.D750]))" office:value-type="string" office:string-value=".">
            <text:p>.</text:p>
          </table:table-cell>
          <table:table-cell table:formula="oooc:=QUIET([.C749];[.D750])" office:value-type="string" office:string-value=".">
            <text:p>.</text:p>
          </table:table-cell>
          <table:table-cell/>
          <table:table-cell table:number-columns-repeated="252"/>
        </table:table-row>
        <table:table-row table:style-name="ro1">
          <table:table-cell table:formula="oooc:=LOW(QUIET([.A750];[.D751]))" office:value-type="string" office:string-value=".">
            <text:p>.</text:p>
          </table:table-cell>
          <table:table-cell table:formula="oooc:=LOW(QUIET([.B750];[.D751]))" office:value-type="string" office:string-value=".">
            <text:p>.</text:p>
          </table:table-cell>
          <table:table-cell table:formula="oooc:=QUIET([.C750];[.D751])" office:value-type="string" office:string-value=".">
            <text:p>.</text:p>
          </table:table-cell>
          <table:table-cell/>
          <table:table-cell table:number-columns-repeated="252"/>
        </table:table-row>
        <table:table-row table:style-name="ro1">
          <table:table-cell table:formula="oooc:=LOW(QUIET([.A751];[.D752]))" office:value-type="string" office:string-value=".">
            <text:p>.</text:p>
          </table:table-cell>
          <table:table-cell table:formula="oooc:=LOW(QUIET([.B751];[.D752]))" office:value-type="string" office:string-value=".">
            <text:p>.</text:p>
          </table:table-cell>
          <table:table-cell table:formula="oooc:=QUIET([.C751];[.D752])" office:value-type="string" office:string-value=".">
            <text:p>.</text:p>
          </table:table-cell>
          <table:table-cell/>
          <table:table-cell table:number-columns-repeated="252"/>
        </table:table-row>
        <table:table-row table:style-name="ro1">
          <table:table-cell table:formula="oooc:=LOW(QUIET([.A752];[.D753]))" office:value-type="string" office:string-value=".">
            <text:p>.</text:p>
          </table:table-cell>
          <table:table-cell table:formula="oooc:=LOW(QUIET([.B752];[.D753]))" office:value-type="string" office:string-value=".">
            <text:p>.</text:p>
          </table:table-cell>
          <table:table-cell table:formula="oooc:=QUIET([.C752];[.D753])" office:value-type="string" office:string-value=".">
            <text:p>.</text:p>
          </table:table-cell>
          <table:table-cell/>
          <table:table-cell table:number-columns-repeated="252"/>
        </table:table-row>
        <table:table-row table:style-name="ro1">
          <table:table-cell table:formula="oooc:=LOW(QUIET([.A753];[.D754]))" office:value-type="string" office:string-value=".">
            <text:p>.</text:p>
          </table:table-cell>
          <table:table-cell table:formula="oooc:=LOW(QUIET([.B753];[.D754]))" office:value-type="string" office:string-value=".">
            <text:p>.</text:p>
          </table:table-cell>
          <table:table-cell table:formula="oooc:=QUIET([.C753];[.D754])" office:value-type="string" office:string-value=".">
            <text:p>.</text:p>
          </table:table-cell>
          <table:table-cell/>
          <table:table-cell table:number-columns-repeated="252"/>
        </table:table-row>
        <table:table-row table:style-name="ro1">
          <table:table-cell table:formula="oooc:=LOW(QUIET([.A754];[.D755]))" office:value-type="string" office:string-value=".">
            <text:p>.</text:p>
          </table:table-cell>
          <table:table-cell table:formula="oooc:=LOW(QUIET([.B754];[.D755]))" office:value-type="string" office:string-value=".">
            <text:p>.</text:p>
          </table:table-cell>
          <table:table-cell table:formula="oooc:=QUIET([.C754];[.D755])" office:value-type="string" office:string-value=".">
            <text:p>.</text:p>
          </table:table-cell>
          <table:table-cell/>
          <table:table-cell table:number-columns-repeated="252"/>
        </table:table-row>
        <table:table-row table:style-name="ro1">
          <table:table-cell table:formula="oooc:=LOW(QUIET([.A755];[.D756]))" office:value-type="string" office:string-value=".">
            <text:p>.</text:p>
          </table:table-cell>
          <table:table-cell table:formula="oooc:=LOW(QUIET([.B755];[.D756]))" office:value-type="string" office:string-value=".">
            <text:p>.</text:p>
          </table:table-cell>
          <table:table-cell table:formula="oooc:=QUIET([.C755];[.D756])" office:value-type="string" office:string-value=".">
            <text:p>.</text:p>
          </table:table-cell>
          <table:table-cell/>
          <table:table-cell table:number-columns-repeated="252"/>
        </table:table-row>
        <table:table-row table:style-name="ro1">
          <table:table-cell table:formula="oooc:=LOW(QUIET([.A756];[.D757]))" office:value-type="string" office:string-value=".">
            <text:p>.</text:p>
          </table:table-cell>
          <table:table-cell table:formula="oooc:=LOW(QUIET([.B756];[.D757]))" office:value-type="string" office:string-value=".">
            <text:p>.</text:p>
          </table:table-cell>
          <table:table-cell table:formula="oooc:=QUIET([.C756];[.D757])" office:value-type="string" office:string-value=".">
            <text:p>.</text:p>
          </table:table-cell>
          <table:table-cell/>
          <table:table-cell table:number-columns-repeated="252"/>
        </table:table-row>
        <table:table-row table:style-name="ro1">
          <table:table-cell table:formula="oooc:=LOW(QUIET([.A757];[.D758]))" office:value-type="string" office:string-value=".">
            <text:p>.</text:p>
          </table:table-cell>
          <table:table-cell table:formula="oooc:=LOW(QUIET([.B757];[.D758]))" office:value-type="string" office:string-value=".">
            <text:p>.</text:p>
          </table:table-cell>
          <table:table-cell table:formula="oooc:=QUIET([.C757];[.D758])" office:value-type="string" office:string-value=".">
            <text:p>.</text:p>
          </table:table-cell>
          <table:table-cell/>
          <table:table-cell table:number-columns-repeated="252"/>
        </table:table-row>
        <table:table-row table:style-name="ro1">
          <table:table-cell table:formula="oooc:=LOW(QUIET([.A758];[.D759]))" office:value-type="string" office:string-value=".">
            <text:p>.</text:p>
          </table:table-cell>
          <table:table-cell table:formula="oooc:=LOW(QUIET([.B758];[.D759]))" office:value-type="string" office:string-value=".">
            <text:p>.</text:p>
          </table:table-cell>
          <table:table-cell table:formula="oooc:=QUIET([.C758];[.D759])" office:value-type="string" office:string-value=".">
            <text:p>.</text:p>
          </table:table-cell>
          <table:table-cell/>
          <table:table-cell table:number-columns-repeated="252"/>
        </table:table-row>
        <table:table-row table:style-name="ro1">
          <table:table-cell table:formula="oooc:=LOW(QUIET([.A759];[.D760]))" office:value-type="string" office:string-value=".">
            <text:p>.</text:p>
          </table:table-cell>
          <table:table-cell table:formula="oooc:=LOW(QUIET([.B759];[.D760]))" office:value-type="string" office:string-value=".">
            <text:p>.</text:p>
          </table:table-cell>
          <table:table-cell table:formula="oooc:=QUIET([.C759];[.D760])" office:value-type="string" office:string-value=".">
            <text:p>.</text:p>
          </table:table-cell>
          <table:table-cell/>
          <table:table-cell table:number-columns-repeated="252"/>
        </table:table-row>
        <table:table-row table:style-name="ro1">
          <table:table-cell table:formula="oooc:=LOW(QUIET([.A760];[.D761]))" office:value-type="string" office:string-value=".">
            <text:p>.</text:p>
          </table:table-cell>
          <table:table-cell table:formula="oooc:=LOW(QUIET([.B760];[.D761]))" office:value-type="string" office:string-value=".">
            <text:p>.</text:p>
          </table:table-cell>
          <table:table-cell table:formula="oooc:=QUIET([.C760];[.D761])" office:value-type="string" office:string-value=".">
            <text:p>.</text:p>
          </table:table-cell>
          <table:table-cell/>
          <table:table-cell table:number-columns-repeated="252"/>
        </table:table-row>
        <table:table-row table:style-name="ro1">
          <table:table-cell table:formula="oooc:=LOW(QUIET([.A761];[.D762]))" office:value-type="string" office:string-value=".">
            <text:p>.</text:p>
          </table:table-cell>
          <table:table-cell table:formula="oooc:=LOW(QUIET([.B761];[.D762]))" office:value-type="string" office:string-value=".">
            <text:p>.</text:p>
          </table:table-cell>
          <table:table-cell table:formula="oooc:=QUIET([.C761];[.D762])" office:value-type="string" office:string-value=".">
            <text:p>.</text:p>
          </table:table-cell>
          <table:table-cell/>
          <table:table-cell table:number-columns-repeated="252"/>
        </table:table-row>
        <table:table-row table:style-name="ro1">
          <table:table-cell table:formula="oooc:=LOW(QUIET([.A762];[.D763]))" office:value-type="string" office:string-value=".">
            <text:p>.</text:p>
          </table:table-cell>
          <table:table-cell table:formula="oooc:=LOW(QUIET([.B762];[.D763]))" office:value-type="string" office:string-value=".">
            <text:p>.</text:p>
          </table:table-cell>
          <table:table-cell table:formula="oooc:=QUIET([.C762];[.D763])" office:value-type="string" office:string-value=".">
            <text:p>.</text:p>
          </table:table-cell>
          <table:table-cell/>
          <table:table-cell table:number-columns-repeated="252"/>
        </table:table-row>
        <table:table-row table:style-name="ro1">
          <table:table-cell table:formula="oooc:=LOW(QUIET([.A763];[.D764]))" office:value-type="string" office:string-value=".">
            <text:p>.</text:p>
          </table:table-cell>
          <table:table-cell table:formula="oooc:=LOW(QUIET([.B763];[.D764]))" office:value-type="string" office:string-value=".">
            <text:p>.</text:p>
          </table:table-cell>
          <table:table-cell table:formula="oooc:=QUIET([.C763];[.D764])" office:value-type="string" office:string-value=".">
            <text:p>.</text:p>
          </table:table-cell>
          <table:table-cell/>
          <table:table-cell table:number-columns-repeated="252"/>
        </table:table-row>
        <table:table-row table:style-name="ro1">
          <table:table-cell table:formula="oooc:=LOW(QUIET([.A764];[.D765]))" office:value-type="string" office:string-value=".">
            <text:p>.</text:p>
          </table:table-cell>
          <table:table-cell table:formula="oooc:=LOW(QUIET([.B764];[.D765]))" office:value-type="string" office:string-value=".">
            <text:p>.</text:p>
          </table:table-cell>
          <table:table-cell table:formula="oooc:=QUIET([.C764];[.D765])" office:value-type="string" office:string-value=".">
            <text:p>.</text:p>
          </table:table-cell>
          <table:table-cell/>
          <table:table-cell table:number-columns-repeated="252"/>
        </table:table-row>
        <table:table-row table:style-name="ro1">
          <table:table-cell table:formula="oooc:=LOW(QUIET([.A765];[.D766]))" office:value-type="string" office:string-value=".">
            <text:p>.</text:p>
          </table:table-cell>
          <table:table-cell table:formula="oooc:=LOW(QUIET([.B765];[.D766]))" office:value-type="string" office:string-value=".">
            <text:p>.</text:p>
          </table:table-cell>
          <table:table-cell table:formula="oooc:=QUIET([.C765];[.D766])" office:value-type="string" office:string-value=".">
            <text:p>.</text:p>
          </table:table-cell>
          <table:table-cell/>
          <table:table-cell table:number-columns-repeated="252"/>
        </table:table-row>
        <table:table-row table:style-name="ro1">
          <table:table-cell table:formula="oooc:=LOW(QUIET([.A766];[.D767]))" office:value-type="string" office:string-value=".">
            <text:p>.</text:p>
          </table:table-cell>
          <table:table-cell table:formula="oooc:=LOW(QUIET([.B766];[.D767]))" office:value-type="string" office:string-value=".">
            <text:p>.</text:p>
          </table:table-cell>
          <table:table-cell table:formula="oooc:=QUIET([.C766];[.D767])" office:value-type="string" office:string-value=".">
            <text:p>.</text:p>
          </table:table-cell>
          <table:table-cell/>
          <table:table-cell table:number-columns-repeated="252"/>
        </table:table-row>
        <table:table-row table:style-name="ro1">
          <table:table-cell table:formula="oooc:=LOW(QUIET([.A767];[.D768]))" office:value-type="string" office:string-value=".">
            <text:p>.</text:p>
          </table:table-cell>
          <table:table-cell table:formula="oooc:=LOW(QUIET([.B767];[.D768]))" office:value-type="string" office:string-value=".">
            <text:p>.</text:p>
          </table:table-cell>
          <table:table-cell table:formula="oooc:=QUIET([.C767];[.D768])" office:value-type="string" office:string-value=".">
            <text:p>.</text:p>
          </table:table-cell>
          <table:table-cell/>
          <table:table-cell table:number-columns-repeated="252"/>
        </table:table-row>
        <table:table-row table:style-name="ro1">
          <table:table-cell table:formula="oooc:=LOW(QUIET([.A768];[.D769]))" office:value-type="string" office:string-value=".">
            <text:p>.</text:p>
          </table:table-cell>
          <table:table-cell table:formula="oooc:=LOW(QUIET([.B768];[.D769]))" office:value-type="string" office:string-value=".">
            <text:p>.</text:p>
          </table:table-cell>
          <table:table-cell table:formula="oooc:=QUIET([.C768];[.D769])" office:value-type="string" office:string-value=".">
            <text:p>.</text:p>
          </table:table-cell>
          <table:table-cell/>
          <table:table-cell table:number-columns-repeated="252"/>
        </table:table-row>
        <table:table-row table:style-name="ro1">
          <table:table-cell table:formula="oooc:=LOW(QUIET([.A769];[.D770]))" office:value-type="string" office:string-value=".">
            <text:p>.</text:p>
          </table:table-cell>
          <table:table-cell table:formula="oooc:=LOW(QUIET([.B769];[.D770]))" office:value-type="string" office:string-value=".">
            <text:p>.</text:p>
          </table:table-cell>
          <table:table-cell table:formula="oooc:=QUIET([.C769];[.D770])" office:value-type="string" office:string-value=".">
            <text:p>.</text:p>
          </table:table-cell>
          <table:table-cell/>
          <table:table-cell table:number-columns-repeated="252"/>
        </table:table-row>
        <table:table-row table:style-name="ro1">
          <table:table-cell table:formula="oooc:=LOW(QUIET([.A770];[.D771]))" office:value-type="string" office:string-value=".">
            <text:p>.</text:p>
          </table:table-cell>
          <table:table-cell table:formula="oooc:=LOW(QUIET([.B770];[.D771]))" office:value-type="string" office:string-value=".">
            <text:p>.</text:p>
          </table:table-cell>
          <table:table-cell table:formula="oooc:=QUIET([.C770];[.D771])" office:value-type="string" office:string-value=".">
            <text:p>.</text:p>
          </table:table-cell>
          <table:table-cell/>
          <table:table-cell table:number-columns-repeated="252"/>
        </table:table-row>
        <table:table-row table:style-name="ro1">
          <table:table-cell table:formula="oooc:=LOW(QUIET([.A771];[.D772]))" office:value-type="string" office:string-value=".">
            <text:p>.</text:p>
          </table:table-cell>
          <table:table-cell table:formula="oooc:=LOW(QUIET([.B771];[.D772]))" office:value-type="string" office:string-value=".">
            <text:p>.</text:p>
          </table:table-cell>
          <table:table-cell table:formula="oooc:=QUIET([.C771];[.D772])" office:value-type="string" office:string-value=".">
            <text:p>.</text:p>
          </table:table-cell>
          <table:table-cell/>
          <table:table-cell table:number-columns-repeated="252"/>
        </table:table-row>
        <table:table-row table:style-name="ro1">
          <table:table-cell table:formula="oooc:=LOW(QUIET([.A772];[.D773]))" office:value-type="string" office:string-value=".">
            <text:p>.</text:p>
          </table:table-cell>
          <table:table-cell table:formula="oooc:=LOW(QUIET([.B772];[.D773]))" office:value-type="string" office:string-value=".">
            <text:p>.</text:p>
          </table:table-cell>
          <table:table-cell table:formula="oooc:=QUIET([.C772];[.D773])" office:value-type="string" office:string-value=".">
            <text:p>.</text:p>
          </table:table-cell>
          <table:table-cell/>
          <table:table-cell table:number-columns-repeated="252"/>
        </table:table-row>
        <table:table-row table:style-name="ro1">
          <table:table-cell table:formula="oooc:=LOW(QUIET([.A773];[.D774]))" office:value-type="string" office:string-value=".">
            <text:p>.</text:p>
          </table:table-cell>
          <table:table-cell table:formula="oooc:=LOW(QUIET([.B773];[.D774]))" office:value-type="string" office:string-value=".">
            <text:p>.</text:p>
          </table:table-cell>
          <table:table-cell table:formula="oooc:=QUIET([.C773];[.D774])" office:value-type="string" office:string-value=".">
            <text:p>.</text:p>
          </table:table-cell>
          <table:table-cell/>
          <table:table-cell table:number-columns-repeated="252"/>
        </table:table-row>
        <table:table-row table:style-name="ro1">
          <table:table-cell table:formula="oooc:=LOW(QUIET([.A774];[.D775]))" office:value-type="string" office:string-value=".">
            <text:p>.</text:p>
          </table:table-cell>
          <table:table-cell table:formula="oooc:=LOW(QUIET([.B774];[.D775]))" office:value-type="string" office:string-value=".">
            <text:p>.</text:p>
          </table:table-cell>
          <table:table-cell table:formula="oooc:=QUIET([.C774];[.D775])" office:value-type="string" office:string-value=".">
            <text:p>.</text:p>
          </table:table-cell>
          <table:table-cell/>
          <table:table-cell table:number-columns-repeated="252"/>
        </table:table-row>
        <table:table-row table:style-name="ro1">
          <table:table-cell table:formula="oooc:=LOW(QUIET([.A775];[.D776]))" office:value-type="string" office:string-value=".">
            <text:p>.</text:p>
          </table:table-cell>
          <table:table-cell table:formula="oooc:=LOW(QUIET([.B775];[.D776]))" office:value-type="string" office:string-value=".">
            <text:p>.</text:p>
          </table:table-cell>
          <table:table-cell table:formula="oooc:=QUIET([.C775];[.D776])" office:value-type="string" office:string-value=".">
            <text:p>.</text:p>
          </table:table-cell>
          <table:table-cell/>
          <table:table-cell table:number-columns-repeated="252"/>
        </table:table-row>
        <table:table-row table:style-name="ro1">
          <table:table-cell table:formula="oooc:=LOW(QUIET([.A776];[.D777]))" office:value-type="string" office:string-value=".">
            <text:p>.</text:p>
          </table:table-cell>
          <table:table-cell table:formula="oooc:=LOW(QUIET([.B776];[.D777]))" office:value-type="string" office:string-value=".">
            <text:p>.</text:p>
          </table:table-cell>
          <table:table-cell table:formula="oooc:=QUIET([.C776];[.D777])" office:value-type="string" office:string-value=".">
            <text:p>.</text:p>
          </table:table-cell>
          <table:table-cell/>
          <table:table-cell table:number-columns-repeated="252"/>
        </table:table-row>
        <table:table-row table:style-name="ro1">
          <table:table-cell table:formula="oooc:=LOW(QUIET([.A777];[.D778]))" office:value-type="string" office:string-value=".">
            <text:p>.</text:p>
          </table:table-cell>
          <table:table-cell table:formula="oooc:=LOW(QUIET([.B777];[.D778]))" office:value-type="string" office:string-value=".">
            <text:p>.</text:p>
          </table:table-cell>
          <table:table-cell table:formula="oooc:=QUIET([.C777];[.D778])" office:value-type="string" office:string-value=".">
            <text:p>.</text:p>
          </table:table-cell>
          <table:table-cell/>
          <table:table-cell table:number-columns-repeated="252"/>
        </table:table-row>
        <table:table-row table:style-name="ro1">
          <table:table-cell table:formula="oooc:=LOW(QUIET([.A778];[.D779]))" office:value-type="string" office:string-value=".">
            <text:p>.</text:p>
          </table:table-cell>
          <table:table-cell table:formula="oooc:=LOW(QUIET([.B778];[.D779]))" office:value-type="string" office:string-value=".">
            <text:p>.</text:p>
          </table:table-cell>
          <table:table-cell table:formula="oooc:=QUIET([.C778];[.D779])" office:value-type="string" office:string-value=".">
            <text:p>.</text:p>
          </table:table-cell>
          <table:table-cell/>
          <table:table-cell table:number-columns-repeated="252"/>
        </table:table-row>
        <table:table-row table:style-name="ro1">
          <table:table-cell table:formula="oooc:=LOW(QUIET([.A779];[.D780]))" office:value-type="string" office:string-value=".">
            <text:p>.</text:p>
          </table:table-cell>
          <table:table-cell table:formula="oooc:=LOW(QUIET([.B779];[.D780]))" office:value-type="string" office:string-value=".">
            <text:p>.</text:p>
          </table:table-cell>
          <table:table-cell table:formula="oooc:=QUIET([.C779];[.D780])" office:value-type="string" office:string-value=".">
            <text:p>.</text:p>
          </table:table-cell>
          <table:table-cell/>
          <table:table-cell table:number-columns-repeated="252"/>
        </table:table-row>
        <table:table-row table:style-name="ro1">
          <table:table-cell table:formula="oooc:=LOW(QUIET([.A780];[.D781]))" office:value-type="string" office:string-value=".">
            <text:p>.</text:p>
          </table:table-cell>
          <table:table-cell table:formula="oooc:=LOW(QUIET([.B780];[.D781]))" office:value-type="string" office:string-value=".">
            <text:p>.</text:p>
          </table:table-cell>
          <table:table-cell table:formula="oooc:=QUIET([.C780];[.D781])" office:value-type="string" office:string-value=".">
            <text:p>.</text:p>
          </table:table-cell>
          <table:table-cell/>
          <table:table-cell table:number-columns-repeated="252"/>
        </table:table-row>
        <table:table-row table:style-name="ro1">
          <table:table-cell table:formula="oooc:=LOW(QUIET([.A781];[.D782]))" office:value-type="string" office:string-value=".">
            <text:p>.</text:p>
          </table:table-cell>
          <table:table-cell table:formula="oooc:=LOW(QUIET([.B781];[.D782]))" office:value-type="string" office:string-value=".">
            <text:p>.</text:p>
          </table:table-cell>
          <table:table-cell table:formula="oooc:=QUIET([.C781];[.D782])" office:value-type="string" office:string-value=".">
            <text:p>.</text:p>
          </table:table-cell>
          <table:table-cell/>
          <table:table-cell table:number-columns-repeated="252"/>
        </table:table-row>
        <table:table-row table:style-name="ro1">
          <table:table-cell table:formula="oooc:=LOW(QUIET([.A782];[.D783]))" office:value-type="string" office:string-value=".">
            <text:p>.</text:p>
          </table:table-cell>
          <table:table-cell table:formula="oooc:=LOW(QUIET([.B782];[.D783]))" office:value-type="string" office:string-value=".">
            <text:p>.</text:p>
          </table:table-cell>
          <table:table-cell table:formula="oooc:=QUIET([.C782];[.D783])" office:value-type="string" office:string-value=".">
            <text:p>.</text:p>
          </table:table-cell>
          <table:table-cell/>
          <table:table-cell table:number-columns-repeated="252"/>
        </table:table-row>
        <table:table-row table:style-name="ro1">
          <table:table-cell table:formula="oooc:=LOW(QUIET([.A783];[.D784]))" office:value-type="string" office:string-value=".">
            <text:p>.</text:p>
          </table:table-cell>
          <table:table-cell table:formula="oooc:=LOW(QUIET([.B783];[.D784]))" office:value-type="string" office:string-value=".">
            <text:p>.</text:p>
          </table:table-cell>
          <table:table-cell table:formula="oooc:=QUIET([.C783];[.D784])" office:value-type="string" office:string-value=".">
            <text:p>.</text:p>
          </table:table-cell>
          <table:table-cell/>
          <table:table-cell table:number-columns-repeated="252"/>
        </table:table-row>
        <table:table-row table:style-name="ro1">
          <table:table-cell table:formula="oooc:=LOW(QUIET([.A784];[.D785]))" office:value-type="string" office:string-value=".">
            <text:p>.</text:p>
          </table:table-cell>
          <table:table-cell table:formula="oooc:=LOW(QUIET([.B784];[.D785]))" office:value-type="string" office:string-value=".">
            <text:p>.</text:p>
          </table:table-cell>
          <table:table-cell table:formula="oooc:=QUIET([.C784];[.D785])" office:value-type="string" office:string-value=".">
            <text:p>.</text:p>
          </table:table-cell>
          <table:table-cell/>
          <table:table-cell table:number-columns-repeated="252"/>
        </table:table-row>
        <table:table-row table:style-name="ro1">
          <table:table-cell table:formula="oooc:=LOW(QUIET([.A785];[.D786]))" office:value-type="string" office:string-value=".">
            <text:p>.</text:p>
          </table:table-cell>
          <table:table-cell table:formula="oooc:=LOW(QUIET([.B785];[.D786]))" office:value-type="string" office:string-value=".">
            <text:p>.</text:p>
          </table:table-cell>
          <table:table-cell table:formula="oooc:=QUIET([.C785];[.D786])" office:value-type="string" office:string-value=".">
            <text:p>.</text:p>
          </table:table-cell>
          <table:table-cell/>
          <table:table-cell table:number-columns-repeated="252"/>
        </table:table-row>
        <table:table-row table:style-name="ro1">
          <table:table-cell table:formula="oooc:=LOW(QUIET([.A786];[.D787]))" office:value-type="string" office:string-value=".">
            <text:p>.</text:p>
          </table:table-cell>
          <table:table-cell table:formula="oooc:=LOW(QUIET([.B786];[.D787]))" office:value-type="string" office:string-value=".">
            <text:p>.</text:p>
          </table:table-cell>
          <table:table-cell table:formula="oooc:=QUIET([.C786];[.D787])" office:value-type="string" office:string-value=".">
            <text:p>.</text:p>
          </table:table-cell>
          <table:table-cell/>
          <table:table-cell table:number-columns-repeated="252"/>
        </table:table-row>
        <table:table-row table:style-name="ro1">
          <table:table-cell table:formula="oooc:=LOW(QUIET([.A787];[.D788]))" office:value-type="string" office:string-value=".">
            <text:p>.</text:p>
          </table:table-cell>
          <table:table-cell table:formula="oooc:=LOW(QUIET([.B787];[.D788]))" office:value-type="string" office:string-value=".">
            <text:p>.</text:p>
          </table:table-cell>
          <table:table-cell table:formula="oooc:=QUIET([.C787];[.D788])" office:value-type="string" office:string-value=".">
            <text:p>.</text:p>
          </table:table-cell>
          <table:table-cell/>
          <table:table-cell table:number-columns-repeated="252"/>
        </table:table-row>
        <table:table-row table:style-name="ro1">
          <table:table-cell table:formula="oooc:=LOW(QUIET([.A788];[.D789]))" office:value-type="string" office:string-value=".">
            <text:p>.</text:p>
          </table:table-cell>
          <table:table-cell table:formula="oooc:=LOW(QUIET([.B788];[.D789]))" office:value-type="string" office:string-value=".">
            <text:p>.</text:p>
          </table:table-cell>
          <table:table-cell table:formula="oooc:=QUIET([.C788];[.D789])" office:value-type="string" office:string-value=".">
            <text:p>.</text:p>
          </table:table-cell>
          <table:table-cell/>
          <table:table-cell table:number-columns-repeated="252"/>
        </table:table-row>
        <table:table-row table:style-name="ro1">
          <table:table-cell table:formula="oooc:=LOW(QUIET([.A789];[.D790]))" office:value-type="string" office:string-value=".">
            <text:p>.</text:p>
          </table:table-cell>
          <table:table-cell table:formula="oooc:=LOW(QUIET([.B789];[.D790]))" office:value-type="string" office:string-value=".">
            <text:p>.</text:p>
          </table:table-cell>
          <table:table-cell table:formula="oooc:=QUIET([.C789];[.D790])" office:value-type="string" office:string-value=".">
            <text:p>.</text:p>
          </table:table-cell>
          <table:table-cell/>
          <table:table-cell table:number-columns-repeated="252"/>
        </table:table-row>
        <table:table-row table:style-name="ro1">
          <table:table-cell table:formula="oooc:=LOW(QUIET([.A790];[.D791]))" office:value-type="string" office:string-value=".">
            <text:p>.</text:p>
          </table:table-cell>
          <table:table-cell table:formula="oooc:=LOW(QUIET([.B790];[.D791]))" office:value-type="string" office:string-value=".">
            <text:p>.</text:p>
          </table:table-cell>
          <table:table-cell table:formula="oooc:=QUIET([.C790];[.D791])" office:value-type="string" office:string-value=".">
            <text:p>.</text:p>
          </table:table-cell>
          <table:table-cell/>
          <table:table-cell table:number-columns-repeated="252"/>
        </table:table-row>
        <table:table-row table:style-name="ro1">
          <table:table-cell table:formula="oooc:=LOW(QUIET([.A791];[.D792]))" office:value-type="string" office:string-value=".">
            <text:p>.</text:p>
          </table:table-cell>
          <table:table-cell table:formula="oooc:=LOW(QUIET([.B791];[.D792]))" office:value-type="string" office:string-value=".">
            <text:p>.</text:p>
          </table:table-cell>
          <table:table-cell table:formula="oooc:=QUIET([.C791];[.D792])" office:value-type="string" office:string-value=".">
            <text:p>.</text:p>
          </table:table-cell>
          <table:table-cell/>
          <table:table-cell table:number-columns-repeated="252"/>
        </table:table-row>
        <table:table-row table:style-name="ro1">
          <table:table-cell table:formula="oooc:=LOW(QUIET([.A792];[.D793]))" office:value-type="string" office:string-value=".">
            <text:p>.</text:p>
          </table:table-cell>
          <table:table-cell table:formula="oooc:=LOW(QUIET([.B792];[.D793]))" office:value-type="string" office:string-value=".">
            <text:p>.</text:p>
          </table:table-cell>
          <table:table-cell table:formula="oooc:=QUIET([.C792];[.D793])" office:value-type="string" office:string-value=".">
            <text:p>.</text:p>
          </table:table-cell>
          <table:table-cell/>
          <table:table-cell table:number-columns-repeated="252"/>
        </table:table-row>
        <table:table-row table:style-name="ro1">
          <table:table-cell table:formula="oooc:=LOW(QUIET([.A793];[.D794]))" office:value-type="string" office:string-value=".">
            <text:p>.</text:p>
          </table:table-cell>
          <table:table-cell table:formula="oooc:=LOW(QUIET([.B793];[.D794]))" office:value-type="string" office:string-value=".">
            <text:p>.</text:p>
          </table:table-cell>
          <table:table-cell table:formula="oooc:=QUIET([.C793];[.D794])" office:value-type="string" office:string-value=".">
            <text:p>.</text:p>
          </table:table-cell>
          <table:table-cell/>
          <table:table-cell table:number-columns-repeated="252"/>
        </table:table-row>
        <table:table-row table:style-name="ro1">
          <table:table-cell table:formula="oooc:=LOW(QUIET([.A794];[.D795]))" office:value-type="string" office:string-value=".">
            <text:p>.</text:p>
          </table:table-cell>
          <table:table-cell table:formula="oooc:=LOW(QUIET([.B794];[.D795]))" office:value-type="string" office:string-value=".">
            <text:p>.</text:p>
          </table:table-cell>
          <table:table-cell table:formula="oooc:=QUIET([.C794];[.D795])" office:value-type="string" office:string-value=".">
            <text:p>.</text:p>
          </table:table-cell>
          <table:table-cell/>
          <table:table-cell table:number-columns-repeated="252"/>
        </table:table-row>
        <table:table-row table:style-name="ro1">
          <table:table-cell table:formula="oooc:=LOW(QUIET([.A795];[.D796]))" office:value-type="string" office:string-value=".">
            <text:p>.</text:p>
          </table:table-cell>
          <table:table-cell table:formula="oooc:=LOW(QUIET([.B795];[.D796]))" office:value-type="string" office:string-value=".">
            <text:p>.</text:p>
          </table:table-cell>
          <table:table-cell table:formula="oooc:=QUIET([.C795];[.D796])" office:value-type="string" office:string-value=".">
            <text:p>.</text:p>
          </table:table-cell>
          <table:table-cell/>
          <table:table-cell table:number-columns-repeated="252"/>
        </table:table-row>
        <table:table-row table:style-name="ro1">
          <table:table-cell table:formula="oooc:=LOW(QUIET([.A796];[.D797]))" office:value-type="string" office:string-value=".">
            <text:p>.</text:p>
          </table:table-cell>
          <table:table-cell table:formula="oooc:=LOW(QUIET([.B796];[.D797]))" office:value-type="string" office:string-value=".">
            <text:p>.</text:p>
          </table:table-cell>
          <table:table-cell table:formula="oooc:=QUIET([.C796];[.D797])" office:value-type="string" office:string-value=".">
            <text:p>.</text:p>
          </table:table-cell>
          <table:table-cell/>
          <table:table-cell table:number-columns-repeated="252"/>
        </table:table-row>
        <table:table-row table:style-name="ro1">
          <table:table-cell table:formula="oooc:=LOW(QUIET([.A797];[.D798]))" office:value-type="string" office:string-value=".">
            <text:p>.</text:p>
          </table:table-cell>
          <table:table-cell table:formula="oooc:=LOW(QUIET([.B797];[.D798]))" office:value-type="string" office:string-value=".">
            <text:p>.</text:p>
          </table:table-cell>
          <table:table-cell table:formula="oooc:=QUIET([.C797];[.D798])" office:value-type="string" office:string-value=".">
            <text:p>.</text:p>
          </table:table-cell>
          <table:table-cell/>
          <table:table-cell table:number-columns-repeated="252"/>
        </table:table-row>
        <table:table-row table:style-name="ro1">
          <table:table-cell table:formula="oooc:=LOW(QUIET([.A798];[.D799]))" office:value-type="string" office:string-value=".">
            <text:p>.</text:p>
          </table:table-cell>
          <table:table-cell table:formula="oooc:=LOW(QUIET([.B798];[.D799]))" office:value-type="string" office:string-value=".">
            <text:p>.</text:p>
          </table:table-cell>
          <table:table-cell table:formula="oooc:=QUIET([.C798];[.D799])" office:value-type="string" office:string-value=".">
            <text:p>.</text:p>
          </table:table-cell>
          <table:table-cell/>
          <table:table-cell table:number-columns-repeated="252"/>
        </table:table-row>
        <table:table-row table:style-name="ro1">
          <table:table-cell table:formula="oooc:=LOW(QUIET([.A799];[.D800]))" office:value-type="string" office:string-value=".">
            <text:p>.</text:p>
          </table:table-cell>
          <table:table-cell table:formula="oooc:=LOW(QUIET([.B799];[.D800]))" office:value-type="string" office:string-value=".">
            <text:p>.</text:p>
          </table:table-cell>
          <table:table-cell table:formula="oooc:=QUIET([.C799];[.D800])" office:value-type="string" office:string-value=".">
            <text:p>.</text:p>
          </table:table-cell>
          <table:table-cell/>
          <table:table-cell table:number-columns-repeated="252"/>
        </table:table-row>
        <table:table-row table:style-name="ro1">
          <table:table-cell table:formula="oooc:=LOW(QUIET([.A800];[.D801]))" office:value-type="string" office:string-value=".">
            <text:p>.</text:p>
          </table:table-cell>
          <table:table-cell table:formula="oooc:=LOW(QUIET([.B800];[.D801]))" office:value-type="string" office:string-value=".">
            <text:p>.</text:p>
          </table:table-cell>
          <table:table-cell table:formula="oooc:=QUIET([.C800];[.D801])" office:value-type="string" office:string-value=".">
            <text:p>.</text:p>
          </table:table-cell>
          <table:table-cell/>
          <table:table-cell table:number-columns-repeated="252"/>
        </table:table-row>
        <table:table-row table:style-name="ro1">
          <table:table-cell table:formula="oooc:=LOW(QUIET([.A801];[.D802]))" office:value-type="string" office:string-value=".">
            <text:p>.</text:p>
          </table:table-cell>
          <table:table-cell table:formula="oooc:=LOW(QUIET([.B801];[.D802]))" office:value-type="string" office:string-value=".">
            <text:p>.</text:p>
          </table:table-cell>
          <table:table-cell table:formula="oooc:=QUIET([.C801];[.D802])" office:value-type="string" office:string-value=".">
            <text:p>.</text:p>
          </table:table-cell>
          <table:table-cell/>
          <table:table-cell table:number-columns-repeated="252"/>
        </table:table-row>
        <table:table-row table:style-name="ro1">
          <table:table-cell table:formula="oooc:=LOW(QUIET([.A802];[.D803]))" office:value-type="string" office:string-value=".">
            <text:p>.</text:p>
          </table:table-cell>
          <table:table-cell table:formula="oooc:=LOW(QUIET([.B802];[.D803]))" office:value-type="string" office:string-value=".">
            <text:p>.</text:p>
          </table:table-cell>
          <table:table-cell table:formula="oooc:=QUIET([.C802];[.D803])" office:value-type="string" office:string-value=".">
            <text:p>.</text:p>
          </table:table-cell>
          <table:table-cell/>
          <table:table-cell table:number-columns-repeated="252"/>
        </table:table-row>
        <table:table-row table:style-name="ro1">
          <table:table-cell table:formula="oooc:=LOW(QUIET([.A803];[.D804]))" office:value-type="string" office:string-value=".">
            <text:p>.</text:p>
          </table:table-cell>
          <table:table-cell table:formula="oooc:=LOW(QUIET([.B803];[.D804]))" office:value-type="string" office:string-value=".">
            <text:p>.</text:p>
          </table:table-cell>
          <table:table-cell table:formula="oooc:=QUIET([.C803];[.D804])" office:value-type="string" office:string-value=".">
            <text:p>.</text:p>
          </table:table-cell>
          <table:table-cell/>
          <table:table-cell table:number-columns-repeated="252"/>
        </table:table-row>
        <table:table-row table:style-name="ro1">
          <table:table-cell table:formula="oooc:=LOW(QUIET([.A804];[.D805]))" office:value-type="string" office:string-value=".">
            <text:p>.</text:p>
          </table:table-cell>
          <table:table-cell table:formula="oooc:=LOW(QUIET([.B804];[.D805]))" office:value-type="string" office:string-value=".">
            <text:p>.</text:p>
          </table:table-cell>
          <table:table-cell table:formula="oooc:=QUIET([.C804];[.D805])" office:value-type="string" office:string-value=".">
            <text:p>.</text:p>
          </table:table-cell>
          <table:table-cell/>
          <table:table-cell table:number-columns-repeated="252"/>
        </table:table-row>
        <table:table-row table:style-name="ro1">
          <table:table-cell table:formula="oooc:=LOW(QUIET([.A805];[.D806]))" office:value-type="string" office:string-value=".">
            <text:p>.</text:p>
          </table:table-cell>
          <table:table-cell table:formula="oooc:=LOW(QUIET([.B805];[.D806]))" office:value-type="string" office:string-value=".">
            <text:p>.</text:p>
          </table:table-cell>
          <table:table-cell table:formula="oooc:=QUIET([.C805];[.D806])" office:value-type="string" office:string-value=".">
            <text:p>.</text:p>
          </table:table-cell>
          <table:table-cell/>
          <table:table-cell table:number-columns-repeated="252"/>
        </table:table-row>
        <table:table-row table:style-name="ro1">
          <table:table-cell table:formula="oooc:=LOW(QUIET([.A806];[.D807]))" office:value-type="string" office:string-value=".">
            <text:p>.</text:p>
          </table:table-cell>
          <table:table-cell table:formula="oooc:=LOW(QUIET([.B806];[.D807]))" office:value-type="string" office:string-value=".">
            <text:p>.</text:p>
          </table:table-cell>
          <table:table-cell table:formula="oooc:=QUIET([.C806];[.D807])" office:value-type="string" office:string-value=".">
            <text:p>.</text:p>
          </table:table-cell>
          <table:table-cell/>
          <table:table-cell table:number-columns-repeated="252"/>
        </table:table-row>
        <table:table-row table:style-name="ro1">
          <table:table-cell table:formula="oooc:=LOW(QUIET([.A807];[.D808]))" office:value-type="string" office:string-value=".">
            <text:p>.</text:p>
          </table:table-cell>
          <table:table-cell table:formula="oooc:=LOW(QUIET([.B807];[.D808]))" office:value-type="string" office:string-value=".">
            <text:p>.</text:p>
          </table:table-cell>
          <table:table-cell table:formula="oooc:=QUIET([.C807];[.D808])" office:value-type="string" office:string-value=".">
            <text:p>.</text:p>
          </table:table-cell>
          <table:table-cell/>
          <table:table-cell table:number-columns-repeated="252"/>
        </table:table-row>
        <table:table-row table:style-name="ro1">
          <table:table-cell table:formula="oooc:=LOW(QUIET([.A808];[.D809]))" office:value-type="string" office:string-value=".">
            <text:p>.</text:p>
          </table:table-cell>
          <table:table-cell table:formula="oooc:=LOW(QUIET([.B808];[.D809]))" office:value-type="string" office:string-value=".">
            <text:p>.</text:p>
          </table:table-cell>
          <table:table-cell table:formula="oooc:=QUIET([.C808];[.D809])" office:value-type="string" office:string-value=".">
            <text:p>.</text:p>
          </table:table-cell>
          <table:table-cell/>
          <table:table-cell table:number-columns-repeated="252"/>
        </table:table-row>
        <table:table-row table:style-name="ro1">
          <table:table-cell table:formula="oooc:=LOW(QUIET([.A809];[.D810]))" office:value-type="string" office:string-value=".">
            <text:p>.</text:p>
          </table:table-cell>
          <table:table-cell table:formula="oooc:=LOW(QUIET([.B809];[.D810]))" office:value-type="string" office:string-value=".">
            <text:p>.</text:p>
          </table:table-cell>
          <table:table-cell table:formula="oooc:=QUIET([.C809];[.D810])" office:value-type="string" office:string-value=".">
            <text:p>.</text:p>
          </table:table-cell>
          <table:table-cell/>
          <table:table-cell table:number-columns-repeated="252"/>
        </table:table-row>
        <table:table-row table:style-name="ro1">
          <table:table-cell table:formula="oooc:=LOW(QUIET([.A810];[.D811]))" office:value-type="string" office:string-value=".">
            <text:p>.</text:p>
          </table:table-cell>
          <table:table-cell table:formula="oooc:=LOW(QUIET([.B810];[.D811]))" office:value-type="string" office:string-value=".">
            <text:p>.</text:p>
          </table:table-cell>
          <table:table-cell table:formula="oooc:=QUIET([.C810];[.D811])" office:value-type="string" office:string-value=".">
            <text:p>.</text:p>
          </table:table-cell>
          <table:table-cell/>
          <table:table-cell table:number-columns-repeated="252"/>
        </table:table-row>
        <table:table-row table:style-name="ro1">
          <table:table-cell table:formula="oooc:=LOW(QUIET([.A811];[.D812]))" office:value-type="string" office:string-value=".">
            <text:p>.</text:p>
          </table:table-cell>
          <table:table-cell table:formula="oooc:=LOW(QUIET([.B811];[.D812]))" office:value-type="string" office:string-value=".">
            <text:p>.</text:p>
          </table:table-cell>
          <table:table-cell table:formula="oooc:=QUIET([.C811];[.D812])" office:value-type="string" office:string-value=".">
            <text:p>.</text:p>
          </table:table-cell>
          <table:table-cell/>
          <table:table-cell table:number-columns-repeated="252"/>
        </table:table-row>
        <table:table-row table:style-name="ro1">
          <table:table-cell table:formula="oooc:=LOW(QUIET([.A812];[.D813]))" office:value-type="string" office:string-value=".">
            <text:p>.</text:p>
          </table:table-cell>
          <table:table-cell table:formula="oooc:=LOW(QUIET([.B812];[.D813]))" office:value-type="string" office:string-value=".">
            <text:p>.</text:p>
          </table:table-cell>
          <table:table-cell table:formula="oooc:=QUIET([.C812];[.D813])" office:value-type="string" office:string-value=".">
            <text:p>.</text:p>
          </table:table-cell>
          <table:table-cell/>
          <table:table-cell table:number-columns-repeated="252"/>
        </table:table-row>
        <table:table-row table:style-name="ro1">
          <table:table-cell table:formula="oooc:=LOW(QUIET([.A813];[.D814]))" office:value-type="string" office:string-value=".">
            <text:p>.</text:p>
          </table:table-cell>
          <table:table-cell table:formula="oooc:=LOW(QUIET([.B813];[.D814]))" office:value-type="string" office:string-value=".">
            <text:p>.</text:p>
          </table:table-cell>
          <table:table-cell table:formula="oooc:=QUIET([.C813];[.D814])" office:value-type="string" office:string-value=".">
            <text:p>.</text:p>
          </table:table-cell>
          <table:table-cell/>
          <table:table-cell table:number-columns-repeated="252"/>
        </table:table-row>
        <table:table-row table:style-name="ro1">
          <table:table-cell table:formula="oooc:=LOW(QUIET([.A814];[.D815]))" office:value-type="string" office:string-value=".">
            <text:p>.</text:p>
          </table:table-cell>
          <table:table-cell table:formula="oooc:=LOW(QUIET([.B814];[.D815]))" office:value-type="string" office:string-value=".">
            <text:p>.</text:p>
          </table:table-cell>
          <table:table-cell table:formula="oooc:=QUIET([.C814];[.D815])" office:value-type="string" office:string-value=".">
            <text:p>.</text:p>
          </table:table-cell>
          <table:table-cell/>
          <table:table-cell table:number-columns-repeated="252"/>
        </table:table-row>
        <table:table-row table:style-name="ro1">
          <table:table-cell table:formula="oooc:=LOW(QUIET([.A815];[.D816]))" office:value-type="string" office:string-value=".">
            <text:p>.</text:p>
          </table:table-cell>
          <table:table-cell table:formula="oooc:=LOW(QUIET([.B815];[.D816]))" office:value-type="string" office:string-value=".">
            <text:p>.</text:p>
          </table:table-cell>
          <table:table-cell table:formula="oooc:=QUIET([.C815];[.D816])" office:value-type="string" office:string-value=".">
            <text:p>.</text:p>
          </table:table-cell>
          <table:table-cell/>
          <table:table-cell table:number-columns-repeated="252"/>
        </table:table-row>
        <table:table-row table:style-name="ro1">
          <table:table-cell table:formula="oooc:=LOW(QUIET([.A816];[.D817]))" office:value-type="string" office:string-value=".">
            <text:p>.</text:p>
          </table:table-cell>
          <table:table-cell table:formula="oooc:=LOW(QUIET([.B816];[.D817]))" office:value-type="string" office:string-value=".">
            <text:p>.</text:p>
          </table:table-cell>
          <table:table-cell table:formula="oooc:=QUIET([.C816];[.D817])" office:value-type="string" office:string-value=".">
            <text:p>.</text:p>
          </table:table-cell>
          <table:table-cell/>
          <table:table-cell table:number-columns-repeated="252"/>
        </table:table-row>
        <table:table-row table:style-name="ro1">
          <table:table-cell table:formula="oooc:=LOW(QUIET([.A817];[.D818]))" office:value-type="string" office:string-value=".">
            <text:p>.</text:p>
          </table:table-cell>
          <table:table-cell table:formula="oooc:=LOW(QUIET([.B817];[.D818]))" office:value-type="string" office:string-value=".">
            <text:p>.</text:p>
          </table:table-cell>
          <table:table-cell table:formula="oooc:=QUIET([.C817];[.D818])" office:value-type="string" office:string-value=".">
            <text:p>.</text:p>
          </table:table-cell>
          <table:table-cell/>
          <table:table-cell table:number-columns-repeated="252"/>
        </table:table-row>
        <table:table-row table:style-name="ro1">
          <table:table-cell table:formula="oooc:=LOW(QUIET([.A818];[.D819]))" office:value-type="string" office:string-value=".">
            <text:p>.</text:p>
          </table:table-cell>
          <table:table-cell table:formula="oooc:=LOW(QUIET([.B818];[.D819]))" office:value-type="string" office:string-value=".">
            <text:p>.</text:p>
          </table:table-cell>
          <table:table-cell table:formula="oooc:=QUIET([.C818];[.D819])" office:value-type="string" office:string-value=".">
            <text:p>.</text:p>
          </table:table-cell>
          <table:table-cell/>
          <table:table-cell table:number-columns-repeated="252"/>
        </table:table-row>
        <table:table-row table:style-name="ro1">
          <table:table-cell table:formula="oooc:=LOW(QUIET([.A819];[.D820]))" office:value-type="string" office:string-value=".">
            <text:p>.</text:p>
          </table:table-cell>
          <table:table-cell table:formula="oooc:=LOW(QUIET([.B819];[.D820]))" office:value-type="string" office:string-value=".">
            <text:p>.</text:p>
          </table:table-cell>
          <table:table-cell table:formula="oooc:=QUIET([.C819];[.D820])" office:value-type="string" office:string-value=".">
            <text:p>.</text:p>
          </table:table-cell>
          <table:table-cell/>
          <table:table-cell table:number-columns-repeated="252"/>
        </table:table-row>
        <table:table-row table:style-name="ro1">
          <table:table-cell table:formula="oooc:=LOW(QUIET([.A820];[.D821]))" office:value-type="string" office:string-value=".">
            <text:p>.</text:p>
          </table:table-cell>
          <table:table-cell table:formula="oooc:=LOW(QUIET([.B820];[.D821]))" office:value-type="string" office:string-value=".">
            <text:p>.</text:p>
          </table:table-cell>
          <table:table-cell table:formula="oooc:=QUIET([.C820];[.D821])" office:value-type="string" office:string-value=".">
            <text:p>.</text:p>
          </table:table-cell>
          <table:table-cell/>
          <table:table-cell table:number-columns-repeated="252"/>
        </table:table-row>
        <table:table-row table:style-name="ro1">
          <table:table-cell table:formula="oooc:=LOW(QUIET([.A821];[.D822]))" office:value-type="string" office:string-value=".">
            <text:p>.</text:p>
          </table:table-cell>
          <table:table-cell table:formula="oooc:=LOW(QUIET([.B821];[.D822]))" office:value-type="string" office:string-value=".">
            <text:p>.</text:p>
          </table:table-cell>
          <table:table-cell table:formula="oooc:=QUIET([.C821];[.D822])" office:value-type="string" office:string-value=".">
            <text:p>.</text:p>
          </table:table-cell>
          <table:table-cell/>
          <table:table-cell table:number-columns-repeated="252"/>
        </table:table-row>
        <table:table-row table:style-name="ro1">
          <table:table-cell table:formula="oooc:=LOW(QUIET([.A822];[.D823]))" office:value-type="string" office:string-value=".">
            <text:p>.</text:p>
          </table:table-cell>
          <table:table-cell table:formula="oooc:=LOW(QUIET([.B822];[.D823]))" office:value-type="string" office:string-value=".">
            <text:p>.</text:p>
          </table:table-cell>
          <table:table-cell table:formula="oooc:=QUIET([.C822];[.D823])" office:value-type="string" office:string-value=".">
            <text:p>.</text:p>
          </table:table-cell>
          <table:table-cell/>
          <table:table-cell table:number-columns-repeated="252"/>
        </table:table-row>
        <table:table-row table:style-name="ro1">
          <table:table-cell table:formula="oooc:=LOW(QUIET([.A823];[.D824]))" office:value-type="string" office:string-value=".">
            <text:p>.</text:p>
          </table:table-cell>
          <table:table-cell table:formula="oooc:=LOW(QUIET([.B823];[.D824]))" office:value-type="string" office:string-value=".">
            <text:p>.</text:p>
          </table:table-cell>
          <table:table-cell table:formula="oooc:=QUIET([.C823];[.D824])" office:value-type="string" office:string-value=".">
            <text:p>.</text:p>
          </table:table-cell>
          <table:table-cell/>
          <table:table-cell table:number-columns-repeated="252"/>
        </table:table-row>
        <table:table-row table:style-name="ro1">
          <table:table-cell table:formula="oooc:=LOW(QUIET([.A824];[.D825]))" office:value-type="string" office:string-value=".">
            <text:p>.</text:p>
          </table:table-cell>
          <table:table-cell table:formula="oooc:=LOW(QUIET([.B824];[.D825]))" office:value-type="string" office:string-value=".">
            <text:p>.</text:p>
          </table:table-cell>
          <table:table-cell table:formula="oooc:=QUIET([.C824];[.D825])" office:value-type="string" office:string-value=".">
            <text:p>.</text:p>
          </table:table-cell>
          <table:table-cell/>
          <table:table-cell table:number-columns-repeated="252"/>
        </table:table-row>
        <table:table-row table:style-name="ro1">
          <table:table-cell table:formula="oooc:=LOW(QUIET([.A825];[.D826]))" office:value-type="string" office:string-value=".">
            <text:p>.</text:p>
          </table:table-cell>
          <table:table-cell table:formula="oooc:=LOW(QUIET([.B825];[.D826]))" office:value-type="string" office:string-value=".">
            <text:p>.</text:p>
          </table:table-cell>
          <table:table-cell table:formula="oooc:=QUIET([.C825];[.D826])" office:value-type="string" office:string-value=".">
            <text:p>.</text:p>
          </table:table-cell>
          <table:table-cell/>
          <table:table-cell table:number-columns-repeated="252"/>
        </table:table-row>
        <table:table-row table:style-name="ro1">
          <table:table-cell table:formula="oooc:=LOW(QUIET([.A826];[.D827]))" office:value-type="string" office:string-value=".">
            <text:p>.</text:p>
          </table:table-cell>
          <table:table-cell table:formula="oooc:=LOW(QUIET([.B826];[.D827]))" office:value-type="string" office:string-value=".">
            <text:p>.</text:p>
          </table:table-cell>
          <table:table-cell table:formula="oooc:=QUIET([.C826];[.D827])" office:value-type="string" office:string-value=".">
            <text:p>.</text:p>
          </table:table-cell>
          <table:table-cell/>
          <table:table-cell table:number-columns-repeated="252"/>
        </table:table-row>
        <table:table-row table:style-name="ro1">
          <table:table-cell table:formula="oooc:=LOW(QUIET([.A827];[.D828]))" office:value-type="string" office:string-value=".">
            <text:p>.</text:p>
          </table:table-cell>
          <table:table-cell table:formula="oooc:=LOW(QUIET([.B827];[.D828]))" office:value-type="string" office:string-value=".">
            <text:p>.</text:p>
          </table:table-cell>
          <table:table-cell table:formula="oooc:=QUIET([.C827];[.D828])" office:value-type="string" office:string-value=".">
            <text:p>.</text:p>
          </table:table-cell>
          <table:table-cell/>
          <table:table-cell table:number-columns-repeated="252"/>
        </table:table-row>
        <table:table-row table:style-name="ro1">
          <table:table-cell table:formula="oooc:=LOW(QUIET([.A828];[.D829]))" office:value-type="string" office:string-value=".">
            <text:p>.</text:p>
          </table:table-cell>
          <table:table-cell table:formula="oooc:=LOW(QUIET([.B828];[.D829]))" office:value-type="string" office:string-value=".">
            <text:p>.</text:p>
          </table:table-cell>
          <table:table-cell table:formula="oooc:=QUIET([.C828];[.D829])" office:value-type="string" office:string-value=".">
            <text:p>.</text:p>
          </table:table-cell>
          <table:table-cell/>
          <table:table-cell table:number-columns-repeated="252"/>
        </table:table-row>
        <table:table-row table:style-name="ro1">
          <table:table-cell table:formula="oooc:=LOW(QUIET([.A829];[.D830]))" office:value-type="string" office:string-value=".">
            <text:p>.</text:p>
          </table:table-cell>
          <table:table-cell table:formula="oooc:=LOW(QUIET([.B829];[.D830]))" office:value-type="string" office:string-value=".">
            <text:p>.</text:p>
          </table:table-cell>
          <table:table-cell table:formula="oooc:=QUIET([.C829];[.D830])" office:value-type="string" office:string-value=".">
            <text:p>.</text:p>
          </table:table-cell>
          <table:table-cell/>
          <table:table-cell table:number-columns-repeated="252"/>
        </table:table-row>
        <table:table-row table:style-name="ro1">
          <table:table-cell table:formula="oooc:=LOW(QUIET([.A830];[.D831]))" office:value-type="string" office:string-value=".">
            <text:p>.</text:p>
          </table:table-cell>
          <table:table-cell table:formula="oooc:=LOW(QUIET([.B830];[.D831]))" office:value-type="string" office:string-value=".">
            <text:p>.</text:p>
          </table:table-cell>
          <table:table-cell table:formula="oooc:=QUIET([.C830];[.D831])" office:value-type="string" office:string-value=".">
            <text:p>.</text:p>
          </table:table-cell>
          <table:table-cell/>
          <table:table-cell table:number-columns-repeated="252"/>
        </table:table-row>
        <table:table-row table:style-name="ro1">
          <table:table-cell table:formula="oooc:=LOW(QUIET([.A831];[.D832]))" office:value-type="string" office:string-value=".">
            <text:p>.</text:p>
          </table:table-cell>
          <table:table-cell table:formula="oooc:=LOW(QUIET([.B831];[.D832]))" office:value-type="string" office:string-value=".">
            <text:p>.</text:p>
          </table:table-cell>
          <table:table-cell table:formula="oooc:=QUIET([.C831];[.D832])" office:value-type="string" office:string-value=".">
            <text:p>.</text:p>
          </table:table-cell>
          <table:table-cell/>
          <table:table-cell table:number-columns-repeated="252"/>
        </table:table-row>
        <table:table-row table:style-name="ro1">
          <table:table-cell table:formula="oooc:=LOW(QUIET([.A832];[.D833]))" office:value-type="string" office:string-value=".">
            <text:p>.</text:p>
          </table:table-cell>
          <table:table-cell table:formula="oooc:=LOW(QUIET([.B832];[.D833]))" office:value-type="string" office:string-value=".">
            <text:p>.</text:p>
          </table:table-cell>
          <table:table-cell table:formula="oooc:=QUIET([.C832];[.D833])" office:value-type="string" office:string-value=".">
            <text:p>.</text:p>
          </table:table-cell>
          <table:table-cell/>
          <table:table-cell table:number-columns-repeated="252"/>
        </table:table-row>
        <table:table-row table:style-name="ro1">
          <table:table-cell table:formula="oooc:=LOW(QUIET([.A833];[.D834]))" office:value-type="string" office:string-value=".">
            <text:p>.</text:p>
          </table:table-cell>
          <table:table-cell table:formula="oooc:=LOW(QUIET([.B833];[.D834]))" office:value-type="string" office:string-value=".">
            <text:p>.</text:p>
          </table:table-cell>
          <table:table-cell table:formula="oooc:=QUIET([.C833];[.D834])" office:value-type="string" office:string-value=".">
            <text:p>.</text:p>
          </table:table-cell>
          <table:table-cell/>
          <table:table-cell table:number-columns-repeated="252"/>
        </table:table-row>
        <table:table-row table:style-name="ro1">
          <table:table-cell table:formula="oooc:=LOW(QUIET([.A834];[.D835]))" office:value-type="string" office:string-value=".">
            <text:p>.</text:p>
          </table:table-cell>
          <table:table-cell table:formula="oooc:=LOW(QUIET([.B834];[.D835]))" office:value-type="string" office:string-value=".">
            <text:p>.</text:p>
          </table:table-cell>
          <table:table-cell table:formula="oooc:=QUIET([.C834];[.D835])" office:value-type="string" office:string-value=".">
            <text:p>.</text:p>
          </table:table-cell>
          <table:table-cell/>
          <table:table-cell table:number-columns-repeated="252"/>
        </table:table-row>
        <table:table-row table:style-name="ro1">
          <table:table-cell table:formula="oooc:=LOW(QUIET([.A835];[.D836]))" office:value-type="string" office:string-value=".">
            <text:p>.</text:p>
          </table:table-cell>
          <table:table-cell table:formula="oooc:=LOW(QUIET([.B835];[.D836]))" office:value-type="string" office:string-value=".">
            <text:p>.</text:p>
          </table:table-cell>
          <table:table-cell table:formula="oooc:=QUIET([.C835];[.D836])" office:value-type="string" office:string-value=".">
            <text:p>.</text:p>
          </table:table-cell>
          <table:table-cell/>
          <table:table-cell table:number-columns-repeated="252"/>
        </table:table-row>
        <table:table-row table:style-name="ro1">
          <table:table-cell table:formula="oooc:=LOW(QUIET([.A836];[.D837]))" office:value-type="string" office:string-value=".">
            <text:p>.</text:p>
          </table:table-cell>
          <table:table-cell table:formula="oooc:=LOW(QUIET([.B836];[.D837]))" office:value-type="string" office:string-value=".">
            <text:p>.</text:p>
          </table:table-cell>
          <table:table-cell table:formula="oooc:=QUIET([.C836];[.D837])" office:value-type="string" office:string-value=".">
            <text:p>.</text:p>
          </table:table-cell>
          <table:table-cell/>
          <table:table-cell table:number-columns-repeated="252"/>
        </table:table-row>
        <table:table-row table:style-name="ro1">
          <table:table-cell table:formula="oooc:=LOW(QUIET([.A837];[.D838]))" office:value-type="string" office:string-value=".">
            <text:p>.</text:p>
          </table:table-cell>
          <table:table-cell table:formula="oooc:=LOW(QUIET([.B837];[.D838]))" office:value-type="string" office:string-value=".">
            <text:p>.</text:p>
          </table:table-cell>
          <table:table-cell table:formula="oooc:=QUIET([.C837];[.D838])" office:value-type="string" office:string-value=".">
            <text:p>.</text:p>
          </table:table-cell>
          <table:table-cell/>
          <table:table-cell table:number-columns-repeated="252"/>
        </table:table-row>
        <table:table-row table:style-name="ro1">
          <table:table-cell table:formula="oooc:=LOW(QUIET([.A838];[.D839]))" office:value-type="string" office:string-value=".">
            <text:p>.</text:p>
          </table:table-cell>
          <table:table-cell table:formula="oooc:=LOW(QUIET([.B838];[.D839]))" office:value-type="string" office:string-value=".">
            <text:p>.</text:p>
          </table:table-cell>
          <table:table-cell table:formula="oooc:=QUIET([.C838];[.D839])" office:value-type="string" office:string-value=".">
            <text:p>.</text:p>
          </table:table-cell>
          <table:table-cell/>
          <table:table-cell table:number-columns-repeated="252"/>
        </table:table-row>
        <table:table-row table:style-name="ro1">
          <table:table-cell table:formula="oooc:=LOW(QUIET([.A839];[.D840]))" office:value-type="string" office:string-value=".">
            <text:p>.</text:p>
          </table:table-cell>
          <table:table-cell table:formula="oooc:=LOW(QUIET([.B839];[.D840]))" office:value-type="string" office:string-value=".">
            <text:p>.</text:p>
          </table:table-cell>
          <table:table-cell table:formula="oooc:=QUIET([.C839];[.D840])" office:value-type="string" office:string-value=".">
            <text:p>.</text:p>
          </table:table-cell>
          <table:table-cell/>
          <table:table-cell table:number-columns-repeated="252"/>
        </table:table-row>
        <table:table-row table:style-name="ro1">
          <table:table-cell table:formula="oooc:=LOW(QUIET([.A840];[.D841]))" office:value-type="string" office:string-value=".">
            <text:p>.</text:p>
          </table:table-cell>
          <table:table-cell table:formula="oooc:=LOW(QUIET([.B840];[.D841]))" office:value-type="string" office:string-value=".">
            <text:p>.</text:p>
          </table:table-cell>
          <table:table-cell table:formula="oooc:=QUIET([.C840];[.D841])" office:value-type="string" office:string-value=".">
            <text:p>.</text:p>
          </table:table-cell>
          <table:table-cell/>
          <table:table-cell table:number-columns-repeated="252"/>
        </table:table-row>
        <table:table-row table:style-name="ro1">
          <table:table-cell table:formula="oooc:=LOW(QUIET([.A841];[.D842]))" office:value-type="string" office:string-value=".">
            <text:p>.</text:p>
          </table:table-cell>
          <table:table-cell table:formula="oooc:=LOW(QUIET([.B841];[.D842]))" office:value-type="string" office:string-value=".">
            <text:p>.</text:p>
          </table:table-cell>
          <table:table-cell table:formula="oooc:=QUIET([.C841];[.D842])" office:value-type="string" office:string-value=".">
            <text:p>.</text:p>
          </table:table-cell>
          <table:table-cell/>
          <table:table-cell table:number-columns-repeated="252"/>
        </table:table-row>
        <table:table-row table:style-name="ro1">
          <table:table-cell table:formula="oooc:=LOW(QUIET([.A842];[.D843]))" office:value-type="string" office:string-value=".">
            <text:p>.</text:p>
          </table:table-cell>
          <table:table-cell table:formula="oooc:=LOW(QUIET([.B842];[.D843]))" office:value-type="string" office:string-value=".">
            <text:p>.</text:p>
          </table:table-cell>
          <table:table-cell table:formula="oooc:=QUIET([.C842];[.D843])" office:value-type="string" office:string-value=".">
            <text:p>.</text:p>
          </table:table-cell>
          <table:table-cell/>
          <table:table-cell table:number-columns-repeated="252"/>
        </table:table-row>
        <table:table-row table:style-name="ro1">
          <table:table-cell table:formula="oooc:=LOW(QUIET([.A843];[.D844]))" office:value-type="string" office:string-value=".">
            <text:p>.</text:p>
          </table:table-cell>
          <table:table-cell table:formula="oooc:=LOW(QUIET([.B843];[.D844]))" office:value-type="string" office:string-value=".">
            <text:p>.</text:p>
          </table:table-cell>
          <table:table-cell table:formula="oooc:=QUIET([.C843];[.D844])" office:value-type="string" office:string-value=".">
            <text:p>.</text:p>
          </table:table-cell>
          <table:table-cell/>
          <table:table-cell table:number-columns-repeated="252"/>
        </table:table-row>
        <table:table-row table:style-name="ro1">
          <table:table-cell table:formula="oooc:=LOW(QUIET([.A844];[.D845]))" office:value-type="string" office:string-value=".">
            <text:p>.</text:p>
          </table:table-cell>
          <table:table-cell table:formula="oooc:=LOW(QUIET([.B844];[.D845]))" office:value-type="string" office:string-value=".">
            <text:p>.</text:p>
          </table:table-cell>
          <table:table-cell table:formula="oooc:=QUIET([.C844];[.D845])" office:value-type="string" office:string-value=".">
            <text:p>.</text:p>
          </table:table-cell>
          <table:table-cell/>
          <table:table-cell table:number-columns-repeated="252"/>
        </table:table-row>
        <table:table-row table:style-name="ro1">
          <table:table-cell table:formula="oooc:=LOW(QUIET([.A845];[.D846]))" office:value-type="string" office:string-value=".">
            <text:p>.</text:p>
          </table:table-cell>
          <table:table-cell table:formula="oooc:=LOW(QUIET([.B845];[.D846]))" office:value-type="string" office:string-value=".">
            <text:p>.</text:p>
          </table:table-cell>
          <table:table-cell table:formula="oooc:=QUIET([.C845];[.D846])" office:value-type="string" office:string-value=".">
            <text:p>.</text:p>
          </table:table-cell>
          <table:table-cell/>
          <table:table-cell table:number-columns-repeated="252"/>
        </table:table-row>
        <table:table-row table:style-name="ro1">
          <table:table-cell table:formula="oooc:=LOW(QUIET([.A846];[.D847]))" office:value-type="string" office:string-value=".">
            <text:p>.</text:p>
          </table:table-cell>
          <table:table-cell table:formula="oooc:=LOW(QUIET([.B846];[.D847]))" office:value-type="string" office:string-value=".">
            <text:p>.</text:p>
          </table:table-cell>
          <table:table-cell table:formula="oooc:=QUIET([.C846];[.D847])" office:value-type="string" office:string-value=".">
            <text:p>.</text:p>
          </table:table-cell>
          <table:table-cell/>
          <table:table-cell table:number-columns-repeated="252"/>
        </table:table-row>
        <table:table-row table:style-name="ro1">
          <table:table-cell table:formula="oooc:=LOW(QUIET([.A847];[.D848]))" office:value-type="string" office:string-value=".">
            <text:p>.</text:p>
          </table:table-cell>
          <table:table-cell table:formula="oooc:=LOW(QUIET([.B847];[.D848]))" office:value-type="string" office:string-value=".">
            <text:p>.</text:p>
          </table:table-cell>
          <table:table-cell table:formula="oooc:=QUIET([.C847];[.D848])" office:value-type="string" office:string-value=".">
            <text:p>.</text:p>
          </table:table-cell>
          <table:table-cell/>
          <table:table-cell table:number-columns-repeated="252"/>
        </table:table-row>
        <table:table-row table:style-name="ro1">
          <table:table-cell table:formula="oooc:=LOW(QUIET([.A848];[.D849]))" office:value-type="string" office:string-value=".">
            <text:p>.</text:p>
          </table:table-cell>
          <table:table-cell table:formula="oooc:=LOW(QUIET([.B848];[.D849]))" office:value-type="string" office:string-value=".">
            <text:p>.</text:p>
          </table:table-cell>
          <table:table-cell table:formula="oooc:=QUIET([.C848];[.D849])" office:value-type="string" office:string-value=".">
            <text:p>.</text:p>
          </table:table-cell>
          <table:table-cell/>
          <table:table-cell table:number-columns-repeated="252"/>
        </table:table-row>
        <table:table-row table:style-name="ro1">
          <table:table-cell table:formula="oooc:=LOW(QUIET([.A849];[.D850]))" office:value-type="string" office:string-value=".">
            <text:p>.</text:p>
          </table:table-cell>
          <table:table-cell table:formula="oooc:=LOW(QUIET([.B849];[.D850]))" office:value-type="string" office:string-value=".">
            <text:p>.</text:p>
          </table:table-cell>
          <table:table-cell table:formula="oooc:=QUIET([.C849];[.D850])" office:value-type="string" office:string-value=".">
            <text:p>.</text:p>
          </table:table-cell>
          <table:table-cell/>
          <table:table-cell table:number-columns-repeated="252"/>
        </table:table-row>
        <table:table-row table:style-name="ro1">
          <table:table-cell table:formula="oooc:=LOW(QUIET([.A850];[.D851]))" office:value-type="string" office:string-value=".">
            <text:p>.</text:p>
          </table:table-cell>
          <table:table-cell table:formula="oooc:=LOW(QUIET([.B850];[.D851]))" office:value-type="string" office:string-value=".">
            <text:p>.</text:p>
          </table:table-cell>
          <table:table-cell table:formula="oooc:=QUIET([.C850];[.D851])" office:value-type="string" office:string-value=".">
            <text:p>.</text:p>
          </table:table-cell>
          <table:table-cell/>
          <table:table-cell table:number-columns-repeated="252"/>
        </table:table-row>
        <table:table-row table:style-name="ro1">
          <table:table-cell table:formula="oooc:=LOW(QUIET([.A851];[.D852]))" office:value-type="string" office:string-value=".">
            <text:p>.</text:p>
          </table:table-cell>
          <table:table-cell table:formula="oooc:=LOW(QUIET([.B851];[.D852]))" office:value-type="string" office:string-value=".">
            <text:p>.</text:p>
          </table:table-cell>
          <table:table-cell table:formula="oooc:=QUIET([.C851];[.D852])" office:value-type="string" office:string-value=".">
            <text:p>.</text:p>
          </table:table-cell>
          <table:table-cell/>
          <table:table-cell table:number-columns-repeated="252"/>
        </table:table-row>
        <table:table-row table:style-name="ro1">
          <table:table-cell table:formula="oooc:=LOW(QUIET([.A852];[.D853]))" office:value-type="string" office:string-value=".">
            <text:p>.</text:p>
          </table:table-cell>
          <table:table-cell table:formula="oooc:=LOW(QUIET([.B852];[.D853]))" office:value-type="string" office:string-value=".">
            <text:p>.</text:p>
          </table:table-cell>
          <table:table-cell table:formula="oooc:=QUIET([.C852];[.D853])" office:value-type="string" office:string-value=".">
            <text:p>.</text:p>
          </table:table-cell>
          <table:table-cell/>
          <table:table-cell table:number-columns-repeated="252"/>
        </table:table-row>
        <table:table-row table:style-name="ro1">
          <table:table-cell table:formula="oooc:=LOW(QUIET([.A853];[.D854]))" office:value-type="string" office:string-value=".">
            <text:p>.</text:p>
          </table:table-cell>
          <table:table-cell table:formula="oooc:=LOW(QUIET([.B853];[.D854]))" office:value-type="string" office:string-value=".">
            <text:p>.</text:p>
          </table:table-cell>
          <table:table-cell table:formula="oooc:=QUIET([.C853];[.D854])" office:value-type="string" office:string-value=".">
            <text:p>.</text:p>
          </table:table-cell>
          <table:table-cell/>
          <table:table-cell table:number-columns-repeated="252"/>
        </table:table-row>
        <table:table-row table:style-name="ro1">
          <table:table-cell table:formula="oooc:=LOW(QUIET([.A854];[.D855]))" office:value-type="string" office:string-value=".">
            <text:p>.</text:p>
          </table:table-cell>
          <table:table-cell table:formula="oooc:=LOW(QUIET([.B854];[.D855]))" office:value-type="string" office:string-value=".">
            <text:p>.</text:p>
          </table:table-cell>
          <table:table-cell table:formula="oooc:=QUIET([.C854];[.D855])" office:value-type="string" office:string-value=".">
            <text:p>.</text:p>
          </table:table-cell>
          <table:table-cell/>
          <table:table-cell table:number-columns-repeated="252"/>
        </table:table-row>
        <table:table-row table:style-name="ro1">
          <table:table-cell table:formula="oooc:=LOW(QUIET([.A855];[.D856]))" office:value-type="string" office:string-value=".">
            <text:p>.</text:p>
          </table:table-cell>
          <table:table-cell table:formula="oooc:=LOW(QUIET([.B855];[.D856]))" office:value-type="string" office:string-value=".">
            <text:p>.</text:p>
          </table:table-cell>
          <table:table-cell table:formula="oooc:=QUIET([.C855];[.D856])" office:value-type="string" office:string-value=".">
            <text:p>.</text:p>
          </table:table-cell>
          <table:table-cell/>
          <table:table-cell table:number-columns-repeated="252"/>
        </table:table-row>
        <table:table-row table:style-name="ro1">
          <table:table-cell table:formula="oooc:=LOW(QUIET([.A856];[.D857]))" office:value-type="string" office:string-value=".">
            <text:p>.</text:p>
          </table:table-cell>
          <table:table-cell table:formula="oooc:=LOW(QUIET([.B856];[.D857]))" office:value-type="string" office:string-value=".">
            <text:p>.</text:p>
          </table:table-cell>
          <table:table-cell table:formula="oooc:=QUIET([.C856];[.D857])" office:value-type="string" office:string-value=".">
            <text:p>.</text:p>
          </table:table-cell>
          <table:table-cell/>
          <table:table-cell table:number-columns-repeated="252"/>
        </table:table-row>
        <table:table-row table:style-name="ro1">
          <table:table-cell table:formula="oooc:=LOW(QUIET([.A857];[.D858]))" office:value-type="string" office:string-value=".">
            <text:p>.</text:p>
          </table:table-cell>
          <table:table-cell table:formula="oooc:=LOW(QUIET([.B857];[.D858]))" office:value-type="string" office:string-value=".">
            <text:p>.</text:p>
          </table:table-cell>
          <table:table-cell table:formula="oooc:=QUIET([.C857];[.D858])" office:value-type="string" office:string-value=".">
            <text:p>.</text:p>
          </table:table-cell>
          <table:table-cell/>
          <table:table-cell table:number-columns-repeated="252"/>
        </table:table-row>
        <table:table-row table:style-name="ro1">
          <table:table-cell table:formula="oooc:=LOW(QUIET([.A858];[.D859]))" office:value-type="string" office:string-value=".">
            <text:p>.</text:p>
          </table:table-cell>
          <table:table-cell table:formula="oooc:=LOW(QUIET([.B858];[.D859]))" office:value-type="string" office:string-value=".">
            <text:p>.</text:p>
          </table:table-cell>
          <table:table-cell table:formula="oooc:=QUIET([.C858];[.D859])" office:value-type="string" office:string-value=".">
            <text:p>.</text:p>
          </table:table-cell>
          <table:table-cell/>
          <table:table-cell table:number-columns-repeated="252"/>
        </table:table-row>
        <table:table-row table:style-name="ro1">
          <table:table-cell table:formula="oooc:=LOW(QUIET([.A859];[.D860]))" office:value-type="string" office:string-value=".">
            <text:p>.</text:p>
          </table:table-cell>
          <table:table-cell table:formula="oooc:=LOW(QUIET([.B859];[.D860]))" office:value-type="string" office:string-value=".">
            <text:p>.</text:p>
          </table:table-cell>
          <table:table-cell table:formula="oooc:=QUIET([.C859];[.D860])" office:value-type="string" office:string-value=".">
            <text:p>.</text:p>
          </table:table-cell>
          <table:table-cell/>
          <table:table-cell table:number-columns-repeated="252"/>
        </table:table-row>
        <table:table-row table:style-name="ro1">
          <table:table-cell table:formula="oooc:=LOW(QUIET([.A860];[.D861]))" office:value-type="string" office:string-value=".">
            <text:p>.</text:p>
          </table:table-cell>
          <table:table-cell table:formula="oooc:=LOW(QUIET([.B860];[.D861]))" office:value-type="string" office:string-value=".">
            <text:p>.</text:p>
          </table:table-cell>
          <table:table-cell table:formula="oooc:=QUIET([.C860];[.D861])" office:value-type="string" office:string-value=".">
            <text:p>.</text:p>
          </table:table-cell>
          <table:table-cell/>
          <table:table-cell table:number-columns-repeated="252"/>
        </table:table-row>
        <table:table-row table:style-name="ro1">
          <table:table-cell table:formula="oooc:=LOW(QUIET([.A861];[.D862]))" office:value-type="string" office:string-value=".">
            <text:p>.</text:p>
          </table:table-cell>
          <table:table-cell table:formula="oooc:=LOW(QUIET([.B861];[.D862]))" office:value-type="string" office:string-value=".">
            <text:p>.</text:p>
          </table:table-cell>
          <table:table-cell table:formula="oooc:=QUIET([.C861];[.D862])" office:value-type="string" office:string-value=".">
            <text:p>.</text:p>
          </table:table-cell>
          <table:table-cell/>
          <table:table-cell table:number-columns-repeated="252"/>
        </table:table-row>
        <table:table-row table:style-name="ro1">
          <table:table-cell table:formula="oooc:=LOW(QUIET([.A862];[.D863]))" office:value-type="string" office:string-value=".">
            <text:p>.</text:p>
          </table:table-cell>
          <table:table-cell table:formula="oooc:=LOW(QUIET([.B862];[.D863]))" office:value-type="string" office:string-value=".">
            <text:p>.</text:p>
          </table:table-cell>
          <table:table-cell table:formula="oooc:=QUIET([.C862];[.D863])" office:value-type="string" office:string-value=".">
            <text:p>.</text:p>
          </table:table-cell>
          <table:table-cell/>
          <table:table-cell table:number-columns-repeated="252"/>
        </table:table-row>
        <table:table-row table:style-name="ro1">
          <table:table-cell table:formula="oooc:=LOW(QUIET([.A863];[.D864]))" office:value-type="string" office:string-value=".">
            <text:p>.</text:p>
          </table:table-cell>
          <table:table-cell table:formula="oooc:=LOW(QUIET([.B863];[.D864]))" office:value-type="string" office:string-value=".">
            <text:p>.</text:p>
          </table:table-cell>
          <table:table-cell table:formula="oooc:=QUIET([.C863];[.D864])" office:value-type="string" office:string-value=".">
            <text:p>.</text:p>
          </table:table-cell>
          <table:table-cell/>
          <table:table-cell table:number-columns-repeated="252"/>
        </table:table-row>
        <table:table-row table:style-name="ro1">
          <table:table-cell table:formula="oooc:=LOW(QUIET([.A864];[.D865]))" office:value-type="string" office:string-value=".">
            <text:p>.</text:p>
          </table:table-cell>
          <table:table-cell table:formula="oooc:=LOW(QUIET([.B864];[.D865]))" office:value-type="string" office:string-value=".">
            <text:p>.</text:p>
          </table:table-cell>
          <table:table-cell table:formula="oooc:=QUIET([.C864];[.D865])" office:value-type="string" office:string-value=".">
            <text:p>.</text:p>
          </table:table-cell>
          <table:table-cell/>
          <table:table-cell table:number-columns-repeated="252"/>
        </table:table-row>
        <table:table-row table:style-name="ro1">
          <table:table-cell table:formula="oooc:=LOW(QUIET([.A865];[.D866]))" office:value-type="string" office:string-value=".">
            <text:p>.</text:p>
          </table:table-cell>
          <table:table-cell table:formula="oooc:=LOW(QUIET([.B865];[.D866]))" office:value-type="string" office:string-value=".">
            <text:p>.</text:p>
          </table:table-cell>
          <table:table-cell table:formula="oooc:=QUIET([.C865];[.D866])" office:value-type="string" office:string-value=".">
            <text:p>.</text:p>
          </table:table-cell>
          <table:table-cell/>
          <table:table-cell table:number-columns-repeated="252"/>
        </table:table-row>
        <table:table-row table:style-name="ro1">
          <table:table-cell table:formula="oooc:=LOW(QUIET([.A866];[.D867]))" office:value-type="string" office:string-value=".">
            <text:p>.</text:p>
          </table:table-cell>
          <table:table-cell table:formula="oooc:=LOW(QUIET([.B866];[.D867]))" office:value-type="string" office:string-value=".">
            <text:p>.</text:p>
          </table:table-cell>
          <table:table-cell table:formula="oooc:=QUIET([.C866];[.D867])" office:value-type="string" office:string-value=".">
            <text:p>.</text:p>
          </table:table-cell>
          <table:table-cell/>
          <table:table-cell table:number-columns-repeated="252"/>
        </table:table-row>
        <table:table-row table:style-name="ro1">
          <table:table-cell table:formula="oooc:=LOW(QUIET([.A867];[.D868]))" office:value-type="string" office:string-value=".">
            <text:p>.</text:p>
          </table:table-cell>
          <table:table-cell table:formula="oooc:=LOW(QUIET([.B867];[.D868]))" office:value-type="string" office:string-value=".">
            <text:p>.</text:p>
          </table:table-cell>
          <table:table-cell table:formula="oooc:=QUIET([.C867];[.D868])" office:value-type="string" office:string-value=".">
            <text:p>.</text:p>
          </table:table-cell>
          <table:table-cell/>
          <table:table-cell table:number-columns-repeated="252"/>
        </table:table-row>
        <table:table-row table:style-name="ro1">
          <table:table-cell table:formula="oooc:=LOW(QUIET([.A868];[.D869]))" office:value-type="string" office:string-value=".">
            <text:p>.</text:p>
          </table:table-cell>
          <table:table-cell table:formula="oooc:=LOW(QUIET([.B868];[.D869]))" office:value-type="string" office:string-value=".">
            <text:p>.</text:p>
          </table:table-cell>
          <table:table-cell table:formula="oooc:=QUIET([.C868];[.D869])" office:value-type="string" office:string-value=".">
            <text:p>.</text:p>
          </table:table-cell>
          <table:table-cell/>
          <table:table-cell table:number-columns-repeated="252"/>
        </table:table-row>
        <table:table-row table:style-name="ro1">
          <table:table-cell table:formula="oooc:=LOW(QUIET([.A869];[.D870]))" office:value-type="string" office:string-value=".">
            <text:p>.</text:p>
          </table:table-cell>
          <table:table-cell table:formula="oooc:=LOW(QUIET([.B869];[.D870]))" office:value-type="string" office:string-value=".">
            <text:p>.</text:p>
          </table:table-cell>
          <table:table-cell table:formula="oooc:=QUIET([.C869];[.D870])" office:value-type="string" office:string-value=".">
            <text:p>.</text:p>
          </table:table-cell>
          <table:table-cell/>
          <table:table-cell table:number-columns-repeated="252"/>
        </table:table-row>
        <table:table-row table:style-name="ro1">
          <table:table-cell table:formula="oooc:=LOW(QUIET([.A870];[.D871]))" office:value-type="string" office:string-value=".">
            <text:p>.</text:p>
          </table:table-cell>
          <table:table-cell table:formula="oooc:=LOW(QUIET([.B870];[.D871]))" office:value-type="string" office:string-value=".">
            <text:p>.</text:p>
          </table:table-cell>
          <table:table-cell table:formula="oooc:=QUIET([.C870];[.D871])" office:value-type="string" office:string-value=".">
            <text:p>.</text:p>
          </table:table-cell>
          <table:table-cell/>
          <table:table-cell table:number-columns-repeated="252"/>
        </table:table-row>
        <table:table-row table:style-name="ro1">
          <table:table-cell table:formula="oooc:=LOW(QUIET([.A871];[.D872]))" office:value-type="string" office:string-value=".">
            <text:p>.</text:p>
          </table:table-cell>
          <table:table-cell table:formula="oooc:=LOW(QUIET([.B871];[.D872]))" office:value-type="string" office:string-value=".">
            <text:p>.</text:p>
          </table:table-cell>
          <table:table-cell table:formula="oooc:=QUIET([.C871];[.D872])" office:value-type="string" office:string-value=".">
            <text:p>.</text:p>
          </table:table-cell>
          <table:table-cell/>
          <table:table-cell table:number-columns-repeated="252"/>
        </table:table-row>
        <table:table-row table:style-name="ro1">
          <table:table-cell table:formula="oooc:=LOW(QUIET([.A872];[.D873]))" office:value-type="string" office:string-value=".">
            <text:p>.</text:p>
          </table:table-cell>
          <table:table-cell table:formula="oooc:=LOW(QUIET([.B872];[.D873]))" office:value-type="string" office:string-value=".">
            <text:p>.</text:p>
          </table:table-cell>
          <table:table-cell table:formula="oooc:=QUIET([.C872];[.D873])" office:value-type="string" office:string-value=".">
            <text:p>.</text:p>
          </table:table-cell>
          <table:table-cell/>
          <table:table-cell table:number-columns-repeated="252"/>
        </table:table-row>
        <table:table-row table:style-name="ro1">
          <table:table-cell table:formula="oooc:=LOW(QUIET([.A873];[.D874]))" office:value-type="string" office:string-value=".">
            <text:p>.</text:p>
          </table:table-cell>
          <table:table-cell table:formula="oooc:=LOW(QUIET([.B873];[.D874]))" office:value-type="string" office:string-value=".">
            <text:p>.</text:p>
          </table:table-cell>
          <table:table-cell table:formula="oooc:=QUIET([.C873];[.D874])" office:value-type="string" office:string-value=".">
            <text:p>.</text:p>
          </table:table-cell>
          <table:table-cell/>
          <table:table-cell table:number-columns-repeated="252"/>
        </table:table-row>
        <table:table-row table:style-name="ro1">
          <table:table-cell table:formula="oooc:=LOW(QUIET([.A874];[.D875]))" office:value-type="string" office:string-value=".">
            <text:p>.</text:p>
          </table:table-cell>
          <table:table-cell table:formula="oooc:=LOW(QUIET([.B874];[.D875]))" office:value-type="string" office:string-value=".">
            <text:p>.</text:p>
          </table:table-cell>
          <table:table-cell table:formula="oooc:=QUIET([.C874];[.D875])" office:value-type="string" office:string-value=".">
            <text:p>.</text:p>
          </table:table-cell>
          <table:table-cell/>
          <table:table-cell table:number-columns-repeated="252"/>
        </table:table-row>
        <table:table-row table:style-name="ro1">
          <table:table-cell table:formula="oooc:=LOW(QUIET([.A875];[.D876]))" office:value-type="string" office:string-value=".">
            <text:p>.</text:p>
          </table:table-cell>
          <table:table-cell table:formula="oooc:=LOW(QUIET([.B875];[.D876]))" office:value-type="string" office:string-value=".">
            <text:p>.</text:p>
          </table:table-cell>
          <table:table-cell table:formula="oooc:=QUIET([.C875];[.D876])" office:value-type="string" office:string-value=".">
            <text:p>.</text:p>
          </table:table-cell>
          <table:table-cell/>
          <table:table-cell table:number-columns-repeated="252"/>
        </table:table-row>
        <table:table-row table:style-name="ro1">
          <table:table-cell table:formula="oooc:=LOW(QUIET([.A876];[.D877]))" office:value-type="string" office:string-value=".">
            <text:p>.</text:p>
          </table:table-cell>
          <table:table-cell table:formula="oooc:=LOW(QUIET([.B876];[.D877]))" office:value-type="string" office:string-value=".">
            <text:p>.</text:p>
          </table:table-cell>
          <table:table-cell table:formula="oooc:=QUIET([.C876];[.D877])" office:value-type="string" office:string-value=".">
            <text:p>.</text:p>
          </table:table-cell>
          <table:table-cell/>
          <table:table-cell table:number-columns-repeated="252"/>
        </table:table-row>
        <table:table-row table:style-name="ro1">
          <table:table-cell table:formula="oooc:=LOW(QUIET([.A877];[.D878]))" office:value-type="string" office:string-value=".">
            <text:p>.</text:p>
          </table:table-cell>
          <table:table-cell table:formula="oooc:=LOW(QUIET([.B877];[.D878]))" office:value-type="string" office:string-value=".">
            <text:p>.</text:p>
          </table:table-cell>
          <table:table-cell table:formula="oooc:=QUIET([.C877];[.D878])" office:value-type="string" office:string-value=".">
            <text:p>.</text:p>
          </table:table-cell>
          <table:table-cell/>
          <table:table-cell table:number-columns-repeated="252"/>
        </table:table-row>
        <table:table-row table:style-name="ro1">
          <table:table-cell table:formula="oooc:=LOW(QUIET([.A878];[.D879]))" office:value-type="string" office:string-value=".">
            <text:p>.</text:p>
          </table:table-cell>
          <table:table-cell table:formula="oooc:=LOW(QUIET([.B878];[.D879]))" office:value-type="string" office:string-value=".">
            <text:p>.</text:p>
          </table:table-cell>
          <table:table-cell table:formula="oooc:=QUIET([.C878];[.D879])" office:value-type="string" office:string-value=".">
            <text:p>.</text:p>
          </table:table-cell>
          <table:table-cell/>
          <table:table-cell table:number-columns-repeated="252"/>
        </table:table-row>
        <table:table-row table:style-name="ro1">
          <table:table-cell table:formula="oooc:=LOW(QUIET([.A879];[.D880]))" office:value-type="string" office:string-value=".">
            <text:p>.</text:p>
          </table:table-cell>
          <table:table-cell table:formula="oooc:=LOW(QUIET([.B879];[.D880]))" office:value-type="string" office:string-value=".">
            <text:p>.</text:p>
          </table:table-cell>
          <table:table-cell table:formula="oooc:=QUIET([.C879];[.D880])" office:value-type="string" office:string-value=".">
            <text:p>.</text:p>
          </table:table-cell>
          <table:table-cell/>
          <table:table-cell table:number-columns-repeated="252"/>
        </table:table-row>
        <table:table-row table:style-name="ro1">
          <table:table-cell table:formula="oooc:=LOW(QUIET([.A880];[.D881]))" office:value-type="string" office:string-value=".">
            <text:p>.</text:p>
          </table:table-cell>
          <table:table-cell table:formula="oooc:=LOW(QUIET([.B880];[.D881]))" office:value-type="string" office:string-value=".">
            <text:p>.</text:p>
          </table:table-cell>
          <table:table-cell table:formula="oooc:=QUIET([.C880];[.D881])" office:value-type="string" office:string-value=".">
            <text:p>.</text:p>
          </table:table-cell>
          <table:table-cell/>
          <table:table-cell table:number-columns-repeated="252"/>
        </table:table-row>
        <table:table-row table:style-name="ro1">
          <table:table-cell table:formula="oooc:=LOW(QUIET([.A881];[.D882]))" office:value-type="string" office:string-value=".">
            <text:p>.</text:p>
          </table:table-cell>
          <table:table-cell table:formula="oooc:=LOW(QUIET([.B881];[.D882]))" office:value-type="string" office:string-value=".">
            <text:p>.</text:p>
          </table:table-cell>
          <table:table-cell table:formula="oooc:=QUIET([.C881];[.D882])" office:value-type="string" office:string-value=".">
            <text:p>.</text:p>
          </table:table-cell>
          <table:table-cell/>
          <table:table-cell table:number-columns-repeated="252"/>
        </table:table-row>
        <table:table-row table:style-name="ro1">
          <table:table-cell table:formula="oooc:=LOW(QUIET([.A882];[.D883]))" office:value-type="string" office:string-value=".">
            <text:p>.</text:p>
          </table:table-cell>
          <table:table-cell table:formula="oooc:=LOW(QUIET([.B882];[.D883]))" office:value-type="string" office:string-value=".">
            <text:p>.</text:p>
          </table:table-cell>
          <table:table-cell table:formula="oooc:=QUIET([.C882];[.D883])" office:value-type="string" office:string-value=".">
            <text:p>.</text:p>
          </table:table-cell>
          <table:table-cell/>
          <table:table-cell table:number-columns-repeated="252"/>
        </table:table-row>
        <table:table-row table:style-name="ro1">
          <table:table-cell table:formula="oooc:=LOW(QUIET([.A883];[.D884]))" office:value-type="string" office:string-value=".">
            <text:p>.</text:p>
          </table:table-cell>
          <table:table-cell table:formula="oooc:=LOW(QUIET([.B883];[.D884]))" office:value-type="string" office:string-value=".">
            <text:p>.</text:p>
          </table:table-cell>
          <table:table-cell table:formula="oooc:=QUIET([.C883];[.D884])" office:value-type="string" office:string-value=".">
            <text:p>.</text:p>
          </table:table-cell>
          <table:table-cell/>
          <table:table-cell table:number-columns-repeated="252"/>
        </table:table-row>
        <table:table-row table:style-name="ro1">
          <table:table-cell table:formula="oooc:=LOW(QUIET([.A884];[.D885]))" office:value-type="string" office:string-value=".">
            <text:p>.</text:p>
          </table:table-cell>
          <table:table-cell table:formula="oooc:=LOW(QUIET([.B884];[.D885]))" office:value-type="string" office:string-value=".">
            <text:p>.</text:p>
          </table:table-cell>
          <table:table-cell table:formula="oooc:=QUIET([.C884];[.D885])" office:value-type="string" office:string-value=".">
            <text:p>.</text:p>
          </table:table-cell>
          <table:table-cell/>
          <table:table-cell table:number-columns-repeated="252"/>
        </table:table-row>
        <table:table-row table:style-name="ro1">
          <table:table-cell table:formula="oooc:=LOW(QUIET([.A885];[.D886]))" office:value-type="string" office:string-value=".">
            <text:p>.</text:p>
          </table:table-cell>
          <table:table-cell table:formula="oooc:=LOW(QUIET([.B885];[.D886]))" office:value-type="string" office:string-value=".">
            <text:p>.</text:p>
          </table:table-cell>
          <table:table-cell table:formula="oooc:=QUIET([.C885];[.D886])" office:value-type="string" office:string-value=".">
            <text:p>.</text:p>
          </table:table-cell>
          <table:table-cell/>
          <table:table-cell table:number-columns-repeated="252"/>
        </table:table-row>
        <table:table-row table:style-name="ro1">
          <table:table-cell table:formula="oooc:=LOW(QUIET([.A886];[.D887]))" office:value-type="string" office:string-value=".">
            <text:p>.</text:p>
          </table:table-cell>
          <table:table-cell table:formula="oooc:=LOW(QUIET([.B886];[.D887]))" office:value-type="string" office:string-value=".">
            <text:p>.</text:p>
          </table:table-cell>
          <table:table-cell table:formula="oooc:=QUIET([.C886];[.D887])" office:value-type="string" office:string-value=".">
            <text:p>.</text:p>
          </table:table-cell>
          <table:table-cell/>
          <table:table-cell table:number-columns-repeated="252"/>
        </table:table-row>
        <table:table-row table:style-name="ro1">
          <table:table-cell table:formula="oooc:=LOW(QUIET([.A887];[.D888]))" office:value-type="string" office:string-value=".">
            <text:p>.</text:p>
          </table:table-cell>
          <table:table-cell table:formula="oooc:=LOW(QUIET([.B887];[.D888]))" office:value-type="string" office:string-value=".">
            <text:p>.</text:p>
          </table:table-cell>
          <table:table-cell table:formula="oooc:=QUIET([.C887];[.D888])" office:value-type="string" office:string-value=".">
            <text:p>.</text:p>
          </table:table-cell>
          <table:table-cell/>
          <table:table-cell table:number-columns-repeated="252"/>
        </table:table-row>
        <table:table-row table:style-name="ro1">
          <table:table-cell table:formula="oooc:=LOW(QUIET([.A888];[.D889]))" office:value-type="string" office:string-value=".">
            <text:p>.</text:p>
          </table:table-cell>
          <table:table-cell table:formula="oooc:=LOW(QUIET([.B888];[.D889]))" office:value-type="string" office:string-value=".">
            <text:p>.</text:p>
          </table:table-cell>
          <table:table-cell table:formula="oooc:=QUIET([.C888];[.D889])" office:value-type="string" office:string-value=".">
            <text:p>.</text:p>
          </table:table-cell>
          <table:table-cell/>
          <table:table-cell table:number-columns-repeated="252"/>
        </table:table-row>
        <table:table-row table:style-name="ro1">
          <table:table-cell table:formula="oooc:=LOW(QUIET([.A889];[.D890]))" office:value-type="string" office:string-value=".">
            <text:p>.</text:p>
          </table:table-cell>
          <table:table-cell table:formula="oooc:=LOW(QUIET([.B889];[.D890]))" office:value-type="string" office:string-value=".">
            <text:p>.</text:p>
          </table:table-cell>
          <table:table-cell table:formula="oooc:=QUIET([.C889];[.D890])" office:value-type="string" office:string-value=".">
            <text:p>.</text:p>
          </table:table-cell>
          <table:table-cell/>
          <table:table-cell table:number-columns-repeated="252"/>
        </table:table-row>
        <table:table-row table:style-name="ro1">
          <table:table-cell table:formula="oooc:=LOW(QUIET([.A890];[.D891]))" office:value-type="string" office:string-value=".">
            <text:p>.</text:p>
          </table:table-cell>
          <table:table-cell table:formula="oooc:=LOW(QUIET([.B890];[.D891]))" office:value-type="string" office:string-value=".">
            <text:p>.</text:p>
          </table:table-cell>
          <table:table-cell table:formula="oooc:=QUIET([.C890];[.D891])" office:value-type="string" office:string-value=".">
            <text:p>.</text:p>
          </table:table-cell>
          <table:table-cell/>
          <table:table-cell table:number-columns-repeated="252"/>
        </table:table-row>
        <table:table-row table:style-name="ro1">
          <table:table-cell table:formula="oooc:=LOW(QUIET([.A891];[.D892]))" office:value-type="string" office:string-value=".">
            <text:p>.</text:p>
          </table:table-cell>
          <table:table-cell table:formula="oooc:=LOW(QUIET([.B891];[.D892]))" office:value-type="string" office:string-value=".">
            <text:p>.</text:p>
          </table:table-cell>
          <table:table-cell table:formula="oooc:=QUIET([.C891];[.D892])" office:value-type="string" office:string-value=".">
            <text:p>.</text:p>
          </table:table-cell>
          <table:table-cell/>
          <table:table-cell table:number-columns-repeated="252"/>
        </table:table-row>
        <table:table-row table:style-name="ro1">
          <table:table-cell table:formula="oooc:=LOW(QUIET([.A892];[.D893]))" office:value-type="string" office:string-value=".">
            <text:p>.</text:p>
          </table:table-cell>
          <table:table-cell table:formula="oooc:=LOW(QUIET([.B892];[.D893]))" office:value-type="string" office:string-value=".">
            <text:p>.</text:p>
          </table:table-cell>
          <table:table-cell table:formula="oooc:=QUIET([.C892];[.D893])" office:value-type="string" office:string-value=".">
            <text:p>.</text:p>
          </table:table-cell>
          <table:table-cell/>
          <table:table-cell table:number-columns-repeated="252"/>
        </table:table-row>
        <table:table-row table:style-name="ro1">
          <table:table-cell table:formula="oooc:=LOW(QUIET([.A893];[.D894]))" office:value-type="string" office:string-value=".">
            <text:p>.</text:p>
          </table:table-cell>
          <table:table-cell table:formula="oooc:=LOW(QUIET([.B893];[.D894]))" office:value-type="string" office:string-value=".">
            <text:p>.</text:p>
          </table:table-cell>
          <table:table-cell table:formula="oooc:=QUIET([.C893];[.D894])" office:value-type="string" office:string-value=".">
            <text:p>.</text:p>
          </table:table-cell>
          <table:table-cell/>
          <table:table-cell table:number-columns-repeated="252"/>
        </table:table-row>
        <table:table-row table:style-name="ro1">
          <table:table-cell table:formula="oooc:=LOW(QUIET([.A894];[.D895]))" office:value-type="string" office:string-value=".">
            <text:p>.</text:p>
          </table:table-cell>
          <table:table-cell table:formula="oooc:=LOW(QUIET([.B894];[.D895]))" office:value-type="string" office:string-value=".">
            <text:p>.</text:p>
          </table:table-cell>
          <table:table-cell table:formula="oooc:=QUIET([.C894];[.D895])" office:value-type="string" office:string-value=".">
            <text:p>.</text:p>
          </table:table-cell>
          <table:table-cell/>
          <table:table-cell table:number-columns-repeated="252"/>
        </table:table-row>
        <table:table-row table:style-name="ro1">
          <table:table-cell table:formula="oooc:=LOW(QUIET([.A895];[.D896]))" office:value-type="string" office:string-value=".">
            <text:p>.</text:p>
          </table:table-cell>
          <table:table-cell table:formula="oooc:=LOW(QUIET([.B895];[.D896]))" office:value-type="string" office:string-value=".">
            <text:p>.</text:p>
          </table:table-cell>
          <table:table-cell table:formula="oooc:=QUIET([.C895];[.D896])" office:value-type="string" office:string-value=".">
            <text:p>.</text:p>
          </table:table-cell>
          <table:table-cell/>
          <table:table-cell table:number-columns-repeated="252"/>
        </table:table-row>
        <table:table-row table:style-name="ro1">
          <table:table-cell table:formula="oooc:=LOW(QUIET([.A896];[.D897]))" office:value-type="string" office:string-value=".">
            <text:p>.</text:p>
          </table:table-cell>
          <table:table-cell table:formula="oooc:=LOW(QUIET([.B896];[.D897]))" office:value-type="string" office:string-value=".">
            <text:p>.</text:p>
          </table:table-cell>
          <table:table-cell table:formula="oooc:=QUIET([.C896];[.D897])" office:value-type="string" office:string-value=".">
            <text:p>.</text:p>
          </table:table-cell>
          <table:table-cell/>
          <table:table-cell table:number-columns-repeated="252"/>
        </table:table-row>
        <table:table-row table:style-name="ro1">
          <table:table-cell table:formula="oooc:=LOW(QUIET([.A897];[.D898]))" office:value-type="string" office:string-value=".">
            <text:p>.</text:p>
          </table:table-cell>
          <table:table-cell table:formula="oooc:=LOW(QUIET([.B897];[.D898]))" office:value-type="string" office:string-value=".">
            <text:p>.</text:p>
          </table:table-cell>
          <table:table-cell table:formula="oooc:=QUIET([.C897];[.D898])" office:value-type="string" office:string-value=".">
            <text:p>.</text:p>
          </table:table-cell>
          <table:table-cell/>
          <table:table-cell table:number-columns-repeated="252"/>
        </table:table-row>
        <table:table-row table:style-name="ro1">
          <table:table-cell table:formula="oooc:=LOW(QUIET([.A898];[.D899]))" office:value-type="string" office:string-value=".">
            <text:p>.</text:p>
          </table:table-cell>
          <table:table-cell table:formula="oooc:=LOW(QUIET([.B898];[.D899]))" office:value-type="string" office:string-value=".">
            <text:p>.</text:p>
          </table:table-cell>
          <table:table-cell table:formula="oooc:=QUIET([.C898];[.D899])" office:value-type="string" office:string-value=".">
            <text:p>.</text:p>
          </table:table-cell>
          <table:table-cell/>
          <table:table-cell table:number-columns-repeated="252"/>
        </table:table-row>
        <table:table-row table:style-name="ro1">
          <table:table-cell table:formula="oooc:=LOW(QUIET([.A899];[.D900]))" office:value-type="string" office:string-value=".">
            <text:p>.</text:p>
          </table:table-cell>
          <table:table-cell table:formula="oooc:=LOW(QUIET([.B899];[.D900]))" office:value-type="string" office:string-value=".">
            <text:p>.</text:p>
          </table:table-cell>
          <table:table-cell table:formula="oooc:=QUIET([.C899];[.D900])" office:value-type="string" office:string-value=".">
            <text:p>.</text:p>
          </table:table-cell>
          <table:table-cell/>
          <table:table-cell table:number-columns-repeated="252"/>
        </table:table-row>
        <table:table-row table:style-name="ro1">
          <table:table-cell table:formula="oooc:=LOW(QUIET([.A900];[.D901]))" office:value-type="string" office:string-value=".">
            <text:p>.</text:p>
          </table:table-cell>
          <table:table-cell table:formula="oooc:=LOW(QUIET([.B900];[.D901]))" office:value-type="string" office:string-value=".">
            <text:p>.</text:p>
          </table:table-cell>
          <table:table-cell table:formula="oooc:=QUIET([.C900];[.D901])" office:value-type="string" office:string-value=".">
            <text:p>.</text:p>
          </table:table-cell>
          <table:table-cell/>
          <table:table-cell table:number-columns-repeated="252"/>
        </table:table-row>
        <table:table-row table:style-name="ro1">
          <table:table-cell table:formula="oooc:=LOW(QUIET([.A901];[.D902]))" office:value-type="string" office:string-value=".">
            <text:p>.</text:p>
          </table:table-cell>
          <table:table-cell table:formula="oooc:=LOW(QUIET([.B901];[.D902]))" office:value-type="string" office:string-value=".">
            <text:p>.</text:p>
          </table:table-cell>
          <table:table-cell table:formula="oooc:=QUIET([.C901];[.D902])" office:value-type="string" office:string-value=".">
            <text:p>.</text:p>
          </table:table-cell>
          <table:table-cell/>
          <table:table-cell table:number-columns-repeated="252"/>
        </table:table-row>
        <table:table-row table:style-name="ro1">
          <table:table-cell table:formula="oooc:=LOW(QUIET([.A902];[.D903]))" office:value-type="string" office:string-value=".">
            <text:p>.</text:p>
          </table:table-cell>
          <table:table-cell table:formula="oooc:=LOW(QUIET([.B902];[.D903]))" office:value-type="string" office:string-value=".">
            <text:p>.</text:p>
          </table:table-cell>
          <table:table-cell table:formula="oooc:=QUIET([.C902];[.D903])" office:value-type="string" office:string-value=".">
            <text:p>.</text:p>
          </table:table-cell>
          <table:table-cell/>
          <table:table-cell table:number-columns-repeated="252"/>
        </table:table-row>
        <table:table-row table:style-name="ro1">
          <table:table-cell table:formula="oooc:=LOW(QUIET([.A903];[.D904]))" office:value-type="string" office:string-value=".">
            <text:p>.</text:p>
          </table:table-cell>
          <table:table-cell table:formula="oooc:=LOW(QUIET([.B903];[.D904]))" office:value-type="string" office:string-value=".">
            <text:p>.</text:p>
          </table:table-cell>
          <table:table-cell table:formula="oooc:=QUIET([.C903];[.D904])" office:value-type="string" office:string-value=".">
            <text:p>.</text:p>
          </table:table-cell>
          <table:table-cell/>
          <table:table-cell table:number-columns-repeated="252"/>
        </table:table-row>
        <table:table-row table:style-name="ro1">
          <table:table-cell table:formula="oooc:=LOW(QUIET([.A904];[.D905]))" office:value-type="string" office:string-value=".">
            <text:p>.</text:p>
          </table:table-cell>
          <table:table-cell table:formula="oooc:=LOW(QUIET([.B904];[.D905]))" office:value-type="string" office:string-value=".">
            <text:p>.</text:p>
          </table:table-cell>
          <table:table-cell table:formula="oooc:=QUIET([.C904];[.D905])" office:value-type="string" office:string-value=".">
            <text:p>.</text:p>
          </table:table-cell>
          <table:table-cell/>
          <table:table-cell table:number-columns-repeated="252"/>
        </table:table-row>
        <table:table-row table:style-name="ro1">
          <table:table-cell table:formula="oooc:=LOW(QUIET([.A905];[.D906]))" office:value-type="string" office:string-value=".">
            <text:p>.</text:p>
          </table:table-cell>
          <table:table-cell table:formula="oooc:=LOW(QUIET([.B905];[.D906]))" office:value-type="string" office:string-value=".">
            <text:p>.</text:p>
          </table:table-cell>
          <table:table-cell table:formula="oooc:=QUIET([.C905];[.D906])" office:value-type="string" office:string-value=".">
            <text:p>.</text:p>
          </table:table-cell>
          <table:table-cell/>
          <table:table-cell table:number-columns-repeated="252"/>
        </table:table-row>
        <table:table-row table:style-name="ro1">
          <table:table-cell table:formula="oooc:=LOW(QUIET([.A906];[.D907]))" office:value-type="string" office:string-value=".">
            <text:p>.</text:p>
          </table:table-cell>
          <table:table-cell table:formula="oooc:=LOW(QUIET([.B906];[.D907]))" office:value-type="string" office:string-value=".">
            <text:p>.</text:p>
          </table:table-cell>
          <table:table-cell table:formula="oooc:=QUIET([.C906];[.D907])" office:value-type="string" office:string-value=".">
            <text:p>.</text:p>
          </table:table-cell>
          <table:table-cell/>
          <table:table-cell table:number-columns-repeated="252"/>
        </table:table-row>
        <table:table-row table:style-name="ro1">
          <table:table-cell table:formula="oooc:=LOW(QUIET([.A907];[.D908]))" office:value-type="string" office:string-value=".">
            <text:p>.</text:p>
          </table:table-cell>
          <table:table-cell table:formula="oooc:=LOW(QUIET([.B907];[.D908]))" office:value-type="string" office:string-value=".">
            <text:p>.</text:p>
          </table:table-cell>
          <table:table-cell table:formula="oooc:=QUIET([.C907];[.D908])" office:value-type="string" office:string-value=".">
            <text:p>.</text:p>
          </table:table-cell>
          <table:table-cell/>
          <table:table-cell table:number-columns-repeated="252"/>
        </table:table-row>
        <table:table-row table:style-name="ro1">
          <table:table-cell table:formula="oooc:=LOW(QUIET([.A908];[.D909]))" office:value-type="string" office:string-value=".">
            <text:p>.</text:p>
          </table:table-cell>
          <table:table-cell table:formula="oooc:=LOW(QUIET([.B908];[.D909]))" office:value-type="string" office:string-value=".">
            <text:p>.</text:p>
          </table:table-cell>
          <table:table-cell table:formula="oooc:=QUIET([.C908];[.D909])" office:value-type="string" office:string-value=".">
            <text:p>.</text:p>
          </table:table-cell>
          <table:table-cell/>
          <table:table-cell table:number-columns-repeated="252"/>
        </table:table-row>
        <table:table-row table:style-name="ro1">
          <table:table-cell table:formula="oooc:=LOW(QUIET([.A909];[.D910]))" office:value-type="string" office:string-value=".">
            <text:p>.</text:p>
          </table:table-cell>
          <table:table-cell table:formula="oooc:=LOW(QUIET([.B909];[.D910]))" office:value-type="string" office:string-value=".">
            <text:p>.</text:p>
          </table:table-cell>
          <table:table-cell table:formula="oooc:=QUIET([.C909];[.D910])" office:value-type="string" office:string-value=".">
            <text:p>.</text:p>
          </table:table-cell>
          <table:table-cell/>
          <table:table-cell table:number-columns-repeated="252"/>
        </table:table-row>
        <table:table-row table:style-name="ro1">
          <table:table-cell table:formula="oooc:=LOW(QUIET([.A910];[.D911]))" office:value-type="string" office:string-value=".">
            <text:p>.</text:p>
          </table:table-cell>
          <table:table-cell table:formula="oooc:=LOW(QUIET([.B910];[.D911]))" office:value-type="string" office:string-value=".">
            <text:p>.</text:p>
          </table:table-cell>
          <table:table-cell table:formula="oooc:=QUIET([.C910];[.D911])" office:value-type="string" office:string-value=".">
            <text:p>.</text:p>
          </table:table-cell>
          <table:table-cell/>
          <table:table-cell table:number-columns-repeated="252"/>
        </table:table-row>
        <table:table-row table:style-name="ro1">
          <table:table-cell table:formula="oooc:=LOW(QUIET([.A911];[.D912]))" office:value-type="string" office:string-value=".">
            <text:p>.</text:p>
          </table:table-cell>
          <table:table-cell table:formula="oooc:=LOW(QUIET([.B911];[.D912]))" office:value-type="string" office:string-value=".">
            <text:p>.</text:p>
          </table:table-cell>
          <table:table-cell table:formula="oooc:=QUIET([.C911];[.D912])" office:value-type="string" office:string-value=".">
            <text:p>.</text:p>
          </table:table-cell>
          <table:table-cell/>
          <table:table-cell table:number-columns-repeated="252"/>
        </table:table-row>
        <table:table-row table:style-name="ro1">
          <table:table-cell table:formula="oooc:=LOW(QUIET([.A912];[.D913]))" office:value-type="string" office:string-value=".">
            <text:p>.</text:p>
          </table:table-cell>
          <table:table-cell table:formula="oooc:=LOW(QUIET([.B912];[.D913]))" office:value-type="string" office:string-value=".">
            <text:p>.</text:p>
          </table:table-cell>
          <table:table-cell table:formula="oooc:=QUIET([.C912];[.D913])" office:value-type="string" office:string-value=".">
            <text:p>.</text:p>
          </table:table-cell>
          <table:table-cell/>
          <table:table-cell table:number-columns-repeated="252"/>
        </table:table-row>
        <table:table-row table:style-name="ro1">
          <table:table-cell table:formula="oooc:=LOW(QUIET([.A913];[.D914]))" office:value-type="string" office:string-value=".">
            <text:p>.</text:p>
          </table:table-cell>
          <table:table-cell table:formula="oooc:=LOW(QUIET([.B913];[.D914]))" office:value-type="string" office:string-value=".">
            <text:p>.</text:p>
          </table:table-cell>
          <table:table-cell table:formula="oooc:=QUIET([.C913];[.D914])" office:value-type="string" office:string-value=".">
            <text:p>.</text:p>
          </table:table-cell>
          <table:table-cell/>
          <table:table-cell table:number-columns-repeated="252"/>
        </table:table-row>
        <table:table-row table:style-name="ro1">
          <table:table-cell table:formula="oooc:=LOW(QUIET([.A914];[.D915]))" office:value-type="string" office:string-value=".">
            <text:p>.</text:p>
          </table:table-cell>
          <table:table-cell table:formula="oooc:=LOW(QUIET([.B914];[.D915]))" office:value-type="string" office:string-value=".">
            <text:p>.</text:p>
          </table:table-cell>
          <table:table-cell table:formula="oooc:=QUIET([.C914];[.D915])" office:value-type="string" office:string-value=".">
            <text:p>.</text:p>
          </table:table-cell>
          <table:table-cell/>
          <table:table-cell table:number-columns-repeated="252"/>
        </table:table-row>
        <table:table-row table:style-name="ro1">
          <table:table-cell table:formula="oooc:=LOW(QUIET([.A915];[.D916]))" office:value-type="string" office:string-value=".">
            <text:p>.</text:p>
          </table:table-cell>
          <table:table-cell table:formula="oooc:=LOW(QUIET([.B915];[.D916]))" office:value-type="string" office:string-value=".">
            <text:p>.</text:p>
          </table:table-cell>
          <table:table-cell table:formula="oooc:=QUIET([.C915];[.D916])" office:value-type="string" office:string-value=".">
            <text:p>.</text:p>
          </table:table-cell>
          <table:table-cell/>
          <table:table-cell table:number-columns-repeated="252"/>
        </table:table-row>
        <table:table-row table:style-name="ro1">
          <table:table-cell table:formula="oooc:=LOW(QUIET([.A916];[.D917]))" office:value-type="string" office:string-value=".">
            <text:p>.</text:p>
          </table:table-cell>
          <table:table-cell table:formula="oooc:=LOW(QUIET([.B916];[.D917]))" office:value-type="string" office:string-value=".">
            <text:p>.</text:p>
          </table:table-cell>
          <table:table-cell table:formula="oooc:=QUIET([.C916];[.D917])" office:value-type="string" office:string-value=".">
            <text:p>.</text:p>
          </table:table-cell>
          <table:table-cell/>
          <table:table-cell table:number-columns-repeated="252"/>
        </table:table-row>
        <table:table-row table:style-name="ro1">
          <table:table-cell table:formula="oooc:=LOW(QUIET([.A917];[.D918]))" office:value-type="string" office:string-value=".">
            <text:p>.</text:p>
          </table:table-cell>
          <table:table-cell table:formula="oooc:=LOW(QUIET([.B917];[.D918]))" office:value-type="string" office:string-value=".">
            <text:p>.</text:p>
          </table:table-cell>
          <table:table-cell table:formula="oooc:=QUIET([.C917];[.D918])" office:value-type="string" office:string-value=".">
            <text:p>.</text:p>
          </table:table-cell>
          <table:table-cell/>
          <table:table-cell table:number-columns-repeated="252"/>
        </table:table-row>
        <table:table-row table:style-name="ro1">
          <table:table-cell table:formula="oooc:=LOW(QUIET([.A918];[.D919]))" office:value-type="string" office:string-value=".">
            <text:p>.</text:p>
          </table:table-cell>
          <table:table-cell table:formula="oooc:=LOW(QUIET([.B918];[.D919]))" office:value-type="string" office:string-value=".">
            <text:p>.</text:p>
          </table:table-cell>
          <table:table-cell table:formula="oooc:=QUIET([.C918];[.D919])" office:value-type="string" office:string-value=".">
            <text:p>.</text:p>
          </table:table-cell>
          <table:table-cell/>
          <table:table-cell table:number-columns-repeated="252"/>
        </table:table-row>
        <table:table-row table:style-name="ro1">
          <table:table-cell table:formula="oooc:=LOW(QUIET([.A919];[.D920]))" office:value-type="string" office:string-value=".">
            <text:p>.</text:p>
          </table:table-cell>
          <table:table-cell table:formula="oooc:=LOW(QUIET([.B919];[.D920]))" office:value-type="string" office:string-value=".">
            <text:p>.</text:p>
          </table:table-cell>
          <table:table-cell table:formula="oooc:=QUIET([.C919];[.D920])" office:value-type="string" office:string-value=".">
            <text:p>.</text:p>
          </table:table-cell>
          <table:table-cell/>
          <table:table-cell table:number-columns-repeated="252"/>
        </table:table-row>
        <table:table-row table:style-name="ro1">
          <table:table-cell table:formula="oooc:=LOW(QUIET([.A920];[.D921]))" office:value-type="string" office:string-value=".">
            <text:p>.</text:p>
          </table:table-cell>
          <table:table-cell table:formula="oooc:=LOW(QUIET([.B920];[.D921]))" office:value-type="string" office:string-value=".">
            <text:p>.</text:p>
          </table:table-cell>
          <table:table-cell table:formula="oooc:=QUIET([.C920];[.D921])" office:value-type="string" office:string-value=".">
            <text:p>.</text:p>
          </table:table-cell>
          <table:table-cell/>
          <table:table-cell table:number-columns-repeated="252"/>
        </table:table-row>
        <table:table-row table:style-name="ro1">
          <table:table-cell table:formula="oooc:=LOW(QUIET([.A921];[.D922]))" office:value-type="string" office:string-value=".">
            <text:p>.</text:p>
          </table:table-cell>
          <table:table-cell table:formula="oooc:=LOW(QUIET([.B921];[.D922]))" office:value-type="string" office:string-value=".">
            <text:p>.</text:p>
          </table:table-cell>
          <table:table-cell table:formula="oooc:=QUIET([.C921];[.D922])" office:value-type="string" office:string-value=".">
            <text:p>.</text:p>
          </table:table-cell>
          <table:table-cell/>
          <table:table-cell table:number-columns-repeated="252"/>
        </table:table-row>
        <table:table-row table:style-name="ro1">
          <table:table-cell table:formula="oooc:=LOW(QUIET([.A922];[.D923]))" office:value-type="string" office:string-value=".">
            <text:p>.</text:p>
          </table:table-cell>
          <table:table-cell table:formula="oooc:=LOW(QUIET([.B922];[.D923]))" office:value-type="string" office:string-value=".">
            <text:p>.</text:p>
          </table:table-cell>
          <table:table-cell table:formula="oooc:=QUIET([.C922];[.D923])" office:value-type="string" office:string-value=".">
            <text:p>.</text:p>
          </table:table-cell>
          <table:table-cell/>
          <table:table-cell table:number-columns-repeated="252"/>
        </table:table-row>
        <table:table-row table:style-name="ro1">
          <table:table-cell table:formula="oooc:=LOW(QUIET([.A923];[.D924]))" office:value-type="string" office:string-value=".">
            <text:p>.</text:p>
          </table:table-cell>
          <table:table-cell table:formula="oooc:=LOW(QUIET([.B923];[.D924]))" office:value-type="string" office:string-value=".">
            <text:p>.</text:p>
          </table:table-cell>
          <table:table-cell table:formula="oooc:=QUIET([.C923];[.D924])" office:value-type="string" office:string-value=".">
            <text:p>.</text:p>
          </table:table-cell>
          <table:table-cell/>
          <table:table-cell table:number-columns-repeated="252"/>
        </table:table-row>
        <table:table-row table:style-name="ro1">
          <table:table-cell table:formula="oooc:=LOW(QUIET([.A924];[.D925]))" office:value-type="string" office:string-value=".">
            <text:p>.</text:p>
          </table:table-cell>
          <table:table-cell table:formula="oooc:=LOW(QUIET([.B924];[.D925]))" office:value-type="string" office:string-value=".">
            <text:p>.</text:p>
          </table:table-cell>
          <table:table-cell table:formula="oooc:=QUIET([.C924];[.D925])" office:value-type="string" office:string-value=".">
            <text:p>.</text:p>
          </table:table-cell>
          <table:table-cell/>
          <table:table-cell table:number-columns-repeated="252"/>
        </table:table-row>
        <table:table-row table:style-name="ro1">
          <table:table-cell table:formula="oooc:=LOW(QUIET([.A925];[.D926]))" office:value-type="string" office:string-value=".">
            <text:p>.</text:p>
          </table:table-cell>
          <table:table-cell table:formula="oooc:=LOW(QUIET([.B925];[.D926]))" office:value-type="string" office:string-value=".">
            <text:p>.</text:p>
          </table:table-cell>
          <table:table-cell table:formula="oooc:=QUIET([.C925];[.D926])" office:value-type="string" office:string-value=".">
            <text:p>.</text:p>
          </table:table-cell>
          <table:table-cell/>
          <table:table-cell table:number-columns-repeated="252"/>
        </table:table-row>
        <table:table-row table:style-name="ro1">
          <table:table-cell table:formula="oooc:=LOW(QUIET([.A926];[.D927]))" office:value-type="string" office:string-value=".">
            <text:p>.</text:p>
          </table:table-cell>
          <table:table-cell table:formula="oooc:=LOW(QUIET([.B926];[.D927]))" office:value-type="string" office:string-value=".">
            <text:p>.</text:p>
          </table:table-cell>
          <table:table-cell table:formula="oooc:=QUIET([.C926];[.D927])" office:value-type="string" office:string-value=".">
            <text:p>.</text:p>
          </table:table-cell>
          <table:table-cell/>
          <table:table-cell table:number-columns-repeated="252"/>
        </table:table-row>
        <table:table-row table:style-name="ro1">
          <table:table-cell table:formula="oooc:=LOW(QUIET([.A927];[.D928]))" office:value-type="string" office:string-value=".">
            <text:p>.</text:p>
          </table:table-cell>
          <table:table-cell table:formula="oooc:=LOW(QUIET([.B927];[.D928]))" office:value-type="string" office:string-value=".">
            <text:p>.</text:p>
          </table:table-cell>
          <table:table-cell table:formula="oooc:=QUIET([.C927];[.D928])" office:value-type="string" office:string-value=".">
            <text:p>.</text:p>
          </table:table-cell>
          <table:table-cell/>
          <table:table-cell table:number-columns-repeated="252"/>
        </table:table-row>
        <table:table-row table:style-name="ro1">
          <table:table-cell table:formula="oooc:=LOW(QUIET([.A928];[.D929]))" office:value-type="string" office:string-value=".">
            <text:p>.</text:p>
          </table:table-cell>
          <table:table-cell table:formula="oooc:=LOW(QUIET([.B928];[.D929]))" office:value-type="string" office:string-value=".">
            <text:p>.</text:p>
          </table:table-cell>
          <table:table-cell table:formula="oooc:=QUIET([.C928];[.D929])" office:value-type="string" office:string-value=".">
            <text:p>.</text:p>
          </table:table-cell>
          <table:table-cell/>
          <table:table-cell table:number-columns-repeated="252"/>
        </table:table-row>
        <table:table-row table:style-name="ro1">
          <table:table-cell table:formula="oooc:=LOW(QUIET([.A929];[.D930]))" office:value-type="string" office:string-value=".">
            <text:p>.</text:p>
          </table:table-cell>
          <table:table-cell table:formula="oooc:=LOW(QUIET([.B929];[.D930]))" office:value-type="string" office:string-value=".">
            <text:p>.</text:p>
          </table:table-cell>
          <table:table-cell table:formula="oooc:=QUIET([.C929];[.D930])" office:value-type="string" office:string-value=".">
            <text:p>.</text:p>
          </table:table-cell>
          <table:table-cell/>
          <table:table-cell table:number-columns-repeated="252"/>
        </table:table-row>
        <table:table-row table:style-name="ro1">
          <table:table-cell table:formula="oooc:=LOW(QUIET([.A930];[.D931]))" office:value-type="string" office:string-value=".">
            <text:p>.</text:p>
          </table:table-cell>
          <table:table-cell table:formula="oooc:=LOW(QUIET([.B930];[.D931]))" office:value-type="string" office:string-value=".">
            <text:p>.</text:p>
          </table:table-cell>
          <table:table-cell table:formula="oooc:=QUIET([.C930];[.D931])" office:value-type="string" office:string-value=".">
            <text:p>.</text:p>
          </table:table-cell>
          <table:table-cell/>
          <table:table-cell table:number-columns-repeated="252"/>
        </table:table-row>
        <table:table-row table:style-name="ro1">
          <table:table-cell table:formula="oooc:=LOW(QUIET([.A931];[.D932]))" office:value-type="string" office:string-value=".">
            <text:p>.</text:p>
          </table:table-cell>
          <table:table-cell table:formula="oooc:=LOW(QUIET([.B931];[.D932]))" office:value-type="string" office:string-value=".">
            <text:p>.</text:p>
          </table:table-cell>
          <table:table-cell table:formula="oooc:=QUIET([.C931];[.D932])" office:value-type="string" office:string-value=".">
            <text:p>.</text:p>
          </table:table-cell>
          <table:table-cell/>
          <table:table-cell table:number-columns-repeated="252"/>
        </table:table-row>
        <table:table-row table:style-name="ro1">
          <table:table-cell table:formula="oooc:=LOW(QUIET([.A932];[.D933]))" office:value-type="string" office:string-value=".">
            <text:p>.</text:p>
          </table:table-cell>
          <table:table-cell table:formula="oooc:=LOW(QUIET([.B932];[.D933]))" office:value-type="string" office:string-value=".">
            <text:p>.</text:p>
          </table:table-cell>
          <table:table-cell table:formula="oooc:=QUIET([.C932];[.D933])" office:value-type="string" office:string-value=".">
            <text:p>.</text:p>
          </table:table-cell>
          <table:table-cell/>
          <table:table-cell table:number-columns-repeated="252"/>
        </table:table-row>
        <table:table-row table:style-name="ro1">
          <table:table-cell table:formula="oooc:=LOW(QUIET([.A933];[.D934]))" office:value-type="string" office:string-value=".">
            <text:p>.</text:p>
          </table:table-cell>
          <table:table-cell table:formula="oooc:=LOW(QUIET([.B933];[.D934]))" office:value-type="string" office:string-value=".">
            <text:p>.</text:p>
          </table:table-cell>
          <table:table-cell table:formula="oooc:=QUIET([.C933];[.D934])" office:value-type="string" office:string-value=".">
            <text:p>.</text:p>
          </table:table-cell>
          <table:table-cell/>
          <table:table-cell table:number-columns-repeated="252"/>
        </table:table-row>
        <table:table-row table:style-name="ro1">
          <table:table-cell table:formula="oooc:=LOW(QUIET([.A934];[.D935]))" office:value-type="string" office:string-value=".">
            <text:p>.</text:p>
          </table:table-cell>
          <table:table-cell table:formula="oooc:=LOW(QUIET([.B934];[.D935]))" office:value-type="string" office:string-value=".">
            <text:p>.</text:p>
          </table:table-cell>
          <table:table-cell table:formula="oooc:=QUIET([.C934];[.D935])" office:value-type="string" office:string-value=".">
            <text:p>.</text:p>
          </table:table-cell>
          <table:table-cell/>
          <table:table-cell table:number-columns-repeated="252"/>
        </table:table-row>
        <table:table-row table:style-name="ro1">
          <table:table-cell table:formula="oooc:=LOW(QUIET([.A935];[.D936]))" office:value-type="string" office:string-value=".">
            <text:p>.</text:p>
          </table:table-cell>
          <table:table-cell table:formula="oooc:=LOW(QUIET([.B935];[.D936]))" office:value-type="string" office:string-value=".">
            <text:p>.</text:p>
          </table:table-cell>
          <table:table-cell table:formula="oooc:=QUIET([.C935];[.D936])" office:value-type="string" office:string-value=".">
            <text:p>.</text:p>
          </table:table-cell>
          <table:table-cell/>
          <table:table-cell table:number-columns-repeated="252"/>
        </table:table-row>
        <table:table-row table:style-name="ro1">
          <table:table-cell table:formula="oooc:=LOW(QUIET([.A936];[.D937]))" office:value-type="string" office:string-value=".">
            <text:p>.</text:p>
          </table:table-cell>
          <table:table-cell table:formula="oooc:=LOW(QUIET([.B936];[.D937]))" office:value-type="string" office:string-value=".">
            <text:p>.</text:p>
          </table:table-cell>
          <table:table-cell table:formula="oooc:=QUIET([.C936];[.D937])" office:value-type="string" office:string-value=".">
            <text:p>.</text:p>
          </table:table-cell>
          <table:table-cell/>
          <table:table-cell table:number-columns-repeated="252"/>
        </table:table-row>
        <table:table-row table:style-name="ro1">
          <table:table-cell table:formula="oooc:=LOW(QUIET([.A937];[.D938]))" office:value-type="string" office:string-value=".">
            <text:p>.</text:p>
          </table:table-cell>
          <table:table-cell table:formula="oooc:=LOW(QUIET([.B937];[.D938]))" office:value-type="string" office:string-value=".">
            <text:p>.</text:p>
          </table:table-cell>
          <table:table-cell table:formula="oooc:=QUIET([.C937];[.D938])" office:value-type="string" office:string-value=".">
            <text:p>.</text:p>
          </table:table-cell>
          <table:table-cell/>
          <table:table-cell table:number-columns-repeated="252"/>
        </table:table-row>
        <table:table-row table:style-name="ro1">
          <table:table-cell table:formula="oooc:=LOW(QUIET([.A938];[.D939]))" office:value-type="string" office:string-value=".">
            <text:p>.</text:p>
          </table:table-cell>
          <table:table-cell table:formula="oooc:=LOW(QUIET([.B938];[.D939]))" office:value-type="string" office:string-value=".">
            <text:p>.</text:p>
          </table:table-cell>
          <table:table-cell table:formula="oooc:=QUIET([.C938];[.D939])" office:value-type="string" office:string-value=".">
            <text:p>.</text:p>
          </table:table-cell>
          <table:table-cell/>
          <table:table-cell table:number-columns-repeated="252"/>
        </table:table-row>
        <table:table-row table:style-name="ro1">
          <table:table-cell table:formula="oooc:=LOW(QUIET([.A939];[.D940]))" office:value-type="string" office:string-value=".">
            <text:p>.</text:p>
          </table:table-cell>
          <table:table-cell table:formula="oooc:=LOW(QUIET([.B939];[.D940]))" office:value-type="string" office:string-value=".">
            <text:p>.</text:p>
          </table:table-cell>
          <table:table-cell table:formula="oooc:=QUIET([.C939];[.D940])" office:value-type="string" office:string-value=".">
            <text:p>.</text:p>
          </table:table-cell>
          <table:table-cell/>
          <table:table-cell table:number-columns-repeated="252"/>
        </table:table-row>
        <table:table-row table:style-name="ro1">
          <table:table-cell table:formula="oooc:=LOW(QUIET([.A940];[.D941]))" office:value-type="string" office:string-value=".">
            <text:p>.</text:p>
          </table:table-cell>
          <table:table-cell table:formula="oooc:=LOW(QUIET([.B940];[.D941]))" office:value-type="string" office:string-value=".">
            <text:p>.</text:p>
          </table:table-cell>
          <table:table-cell table:formula="oooc:=QUIET([.C940];[.D941])" office:value-type="string" office:string-value=".">
            <text:p>.</text:p>
          </table:table-cell>
          <table:table-cell/>
          <table:table-cell table:number-columns-repeated="252"/>
        </table:table-row>
        <table:table-row table:style-name="ro1">
          <table:table-cell table:formula="oooc:=LOW(QUIET([.A941];[.D942]))" office:value-type="string" office:string-value=".">
            <text:p>.</text:p>
          </table:table-cell>
          <table:table-cell table:formula="oooc:=LOW(QUIET([.B941];[.D942]))" office:value-type="string" office:string-value=".">
            <text:p>.</text:p>
          </table:table-cell>
          <table:table-cell table:formula="oooc:=QUIET([.C941];[.D942])" office:value-type="string" office:string-value=".">
            <text:p>.</text:p>
          </table:table-cell>
          <table:table-cell/>
          <table:table-cell table:number-columns-repeated="252"/>
        </table:table-row>
        <table:table-row table:style-name="ro1">
          <table:table-cell table:formula="oooc:=LOW(QUIET([.A942];[.D943]))" office:value-type="string" office:string-value=".">
            <text:p>.</text:p>
          </table:table-cell>
          <table:table-cell table:formula="oooc:=LOW(QUIET([.B942];[.D943]))" office:value-type="string" office:string-value=".">
            <text:p>.</text:p>
          </table:table-cell>
          <table:table-cell table:formula="oooc:=QUIET([.C942];[.D943])" office:value-type="string" office:string-value=".">
            <text:p>.</text:p>
          </table:table-cell>
          <table:table-cell/>
          <table:table-cell table:number-columns-repeated="252"/>
        </table:table-row>
        <table:table-row table:style-name="ro1">
          <table:table-cell table:formula="oooc:=LOW(QUIET([.A943];[.D944]))" office:value-type="string" office:string-value=".">
            <text:p>.</text:p>
          </table:table-cell>
          <table:table-cell table:formula="oooc:=LOW(QUIET([.B943];[.D944]))" office:value-type="string" office:string-value=".">
            <text:p>.</text:p>
          </table:table-cell>
          <table:table-cell table:formula="oooc:=QUIET([.C943];[.D944])" office:value-type="string" office:string-value=".">
            <text:p>.</text:p>
          </table:table-cell>
          <table:table-cell/>
          <table:table-cell table:number-columns-repeated="252"/>
        </table:table-row>
        <table:table-row table:style-name="ro1">
          <table:table-cell table:formula="oooc:=LOW(QUIET([.A944];[.D945]))" office:value-type="string" office:string-value=".">
            <text:p>.</text:p>
          </table:table-cell>
          <table:table-cell table:formula="oooc:=LOW(QUIET([.B944];[.D945]))" office:value-type="string" office:string-value=".">
            <text:p>.</text:p>
          </table:table-cell>
          <table:table-cell table:formula="oooc:=QUIET([.C944];[.D945])" office:value-type="string" office:string-value=".">
            <text:p>.</text:p>
          </table:table-cell>
          <table:table-cell/>
          <table:table-cell table:number-columns-repeated="252"/>
        </table:table-row>
        <table:table-row table:style-name="ro1">
          <table:table-cell table:formula="oooc:=LOW(QUIET([.A945];[.D946]))" office:value-type="string" office:string-value=".">
            <text:p>.</text:p>
          </table:table-cell>
          <table:table-cell table:formula="oooc:=LOW(QUIET([.B945];[.D946]))" office:value-type="string" office:string-value=".">
            <text:p>.</text:p>
          </table:table-cell>
          <table:table-cell table:formula="oooc:=QUIET([.C945];[.D946])" office:value-type="string" office:string-value=".">
            <text:p>.</text:p>
          </table:table-cell>
          <table:table-cell/>
          <table:table-cell table:number-columns-repeated="252"/>
        </table:table-row>
        <table:table-row table:style-name="ro1">
          <table:table-cell table:formula="oooc:=LOW(QUIET([.A946];[.D947]))" office:value-type="string" office:string-value=".">
            <text:p>.</text:p>
          </table:table-cell>
          <table:table-cell table:formula="oooc:=LOW(QUIET([.B946];[.D947]))" office:value-type="string" office:string-value=".">
            <text:p>.</text:p>
          </table:table-cell>
          <table:table-cell table:formula="oooc:=QUIET([.C946];[.D947])" office:value-type="string" office:string-value=".">
            <text:p>.</text:p>
          </table:table-cell>
          <table:table-cell/>
          <table:table-cell table:number-columns-repeated="252"/>
        </table:table-row>
        <table:table-row table:style-name="ro1">
          <table:table-cell table:formula="oooc:=LOW(QUIET([.A947];[.D948]))" office:value-type="string" office:string-value=".">
            <text:p>.</text:p>
          </table:table-cell>
          <table:table-cell table:formula="oooc:=LOW(QUIET([.B947];[.D948]))" office:value-type="string" office:string-value=".">
            <text:p>.</text:p>
          </table:table-cell>
          <table:table-cell table:formula="oooc:=QUIET([.C947];[.D948])" office:value-type="string" office:string-value=".">
            <text:p>.</text:p>
          </table:table-cell>
          <table:table-cell/>
          <table:table-cell table:number-columns-repeated="252"/>
        </table:table-row>
        <table:table-row table:style-name="ro1">
          <table:table-cell table:formula="oooc:=LOW(QUIET([.A948];[.D949]))" office:value-type="string" office:string-value=".">
            <text:p>.</text:p>
          </table:table-cell>
          <table:table-cell table:formula="oooc:=LOW(QUIET([.B948];[.D949]))" office:value-type="string" office:string-value=".">
            <text:p>.</text:p>
          </table:table-cell>
          <table:table-cell table:formula="oooc:=QUIET([.C948];[.D949])" office:value-type="string" office:string-value=".">
            <text:p>.</text:p>
          </table:table-cell>
          <table:table-cell/>
          <table:table-cell table:number-columns-repeated="252"/>
        </table:table-row>
        <table:table-row table:style-name="ro1">
          <table:table-cell table:formula="oooc:=LOW(QUIET([.A949];[.D950]))" office:value-type="string" office:string-value=".">
            <text:p>.</text:p>
          </table:table-cell>
          <table:table-cell table:formula="oooc:=LOW(QUIET([.B949];[.D950]))" office:value-type="string" office:string-value=".">
            <text:p>.</text:p>
          </table:table-cell>
          <table:table-cell table:formula="oooc:=QUIET([.C949];[.D950])" office:value-type="string" office:string-value=".">
            <text:p>.</text:p>
          </table:table-cell>
          <table:table-cell/>
          <table:table-cell table:number-columns-repeated="252"/>
        </table:table-row>
        <table:table-row table:style-name="ro1">
          <table:table-cell table:formula="oooc:=LOW(QUIET([.A950];[.D951]))" office:value-type="string" office:string-value=".">
            <text:p>.</text:p>
          </table:table-cell>
          <table:table-cell table:formula="oooc:=LOW(QUIET([.B950];[.D951]))" office:value-type="string" office:string-value=".">
            <text:p>.</text:p>
          </table:table-cell>
          <table:table-cell table:formula="oooc:=QUIET([.C950];[.D951])" office:value-type="string" office:string-value=".">
            <text:p>.</text:p>
          </table:table-cell>
          <table:table-cell/>
          <table:table-cell table:number-columns-repeated="252"/>
        </table:table-row>
        <table:table-row table:style-name="ro1">
          <table:table-cell table:formula="oooc:=LOW(QUIET([.A951];[.D952]))" office:value-type="string" office:string-value=".">
            <text:p>.</text:p>
          </table:table-cell>
          <table:table-cell table:formula="oooc:=LOW(QUIET([.B951];[.D952]))" office:value-type="string" office:string-value=".">
            <text:p>.</text:p>
          </table:table-cell>
          <table:table-cell table:formula="oooc:=QUIET([.C951];[.D952])" office:value-type="string" office:string-value=".">
            <text:p>.</text:p>
          </table:table-cell>
          <table:table-cell/>
          <table:table-cell table:number-columns-repeated="252"/>
        </table:table-row>
        <table:table-row table:style-name="ro1">
          <table:table-cell table:formula="oooc:=LOW(QUIET([.A952];[.D953]))" office:value-type="string" office:string-value=".">
            <text:p>.</text:p>
          </table:table-cell>
          <table:table-cell table:formula="oooc:=LOW(QUIET([.B952];[.D953]))" office:value-type="string" office:string-value=".">
            <text:p>.</text:p>
          </table:table-cell>
          <table:table-cell table:formula="oooc:=QUIET([.C952];[.D953])" office:value-type="string" office:string-value=".">
            <text:p>.</text:p>
          </table:table-cell>
          <table:table-cell/>
          <table:table-cell table:number-columns-repeated="252"/>
        </table:table-row>
        <table:table-row table:style-name="ro1">
          <table:table-cell table:formula="oooc:=LOW(QUIET([.A953];[.D954]))" office:value-type="string" office:string-value=".">
            <text:p>.</text:p>
          </table:table-cell>
          <table:table-cell table:formula="oooc:=LOW(QUIET([.B953];[.D954]))" office:value-type="string" office:string-value=".">
            <text:p>.</text:p>
          </table:table-cell>
          <table:table-cell table:formula="oooc:=QUIET([.C953];[.D954])" office:value-type="string" office:string-value=".">
            <text:p>.</text:p>
          </table:table-cell>
          <table:table-cell/>
          <table:table-cell table:number-columns-repeated="252"/>
        </table:table-row>
        <table:table-row table:style-name="ro1">
          <table:table-cell table:formula="oooc:=LOW(QUIET([.A954];[.D955]))" office:value-type="string" office:string-value=".">
            <text:p>.</text:p>
          </table:table-cell>
          <table:table-cell table:formula="oooc:=LOW(QUIET([.B954];[.D955]))" office:value-type="string" office:string-value=".">
            <text:p>.</text:p>
          </table:table-cell>
          <table:table-cell table:formula="oooc:=QUIET([.C954];[.D955])" office:value-type="string" office:string-value=".">
            <text:p>.</text:p>
          </table:table-cell>
          <table:table-cell/>
          <table:table-cell table:number-columns-repeated="252"/>
        </table:table-row>
        <table:table-row table:style-name="ro1">
          <table:table-cell table:formula="oooc:=LOW(QUIET([.A955];[.D956]))" office:value-type="string" office:string-value=".">
            <text:p>.</text:p>
          </table:table-cell>
          <table:table-cell table:formula="oooc:=LOW(QUIET([.B955];[.D956]))" office:value-type="string" office:string-value=".">
            <text:p>.</text:p>
          </table:table-cell>
          <table:table-cell table:formula="oooc:=QUIET([.C955];[.D956])" office:value-type="string" office:string-value=".">
            <text:p>.</text:p>
          </table:table-cell>
          <table:table-cell/>
          <table:table-cell table:number-columns-repeated="252"/>
        </table:table-row>
        <table:table-row table:style-name="ro1">
          <table:table-cell table:formula="oooc:=LOW(QUIET([.A956];[.D957]))" office:value-type="string" office:string-value=".">
            <text:p>.</text:p>
          </table:table-cell>
          <table:table-cell table:formula="oooc:=LOW(QUIET([.B956];[.D957]))" office:value-type="string" office:string-value=".">
            <text:p>.</text:p>
          </table:table-cell>
          <table:table-cell table:formula="oooc:=QUIET([.C956];[.D957])" office:value-type="string" office:string-value=".">
            <text:p>.</text:p>
          </table:table-cell>
          <table:table-cell/>
          <table:table-cell table:number-columns-repeated="252"/>
        </table:table-row>
        <table:table-row table:style-name="ro1">
          <table:table-cell table:formula="oooc:=LOW(QUIET([.A957];[.D958]))" office:value-type="string" office:string-value=".">
            <text:p>.</text:p>
          </table:table-cell>
          <table:table-cell table:formula="oooc:=LOW(QUIET([.B957];[.D958]))" office:value-type="string" office:string-value=".">
            <text:p>.</text:p>
          </table:table-cell>
          <table:table-cell table:formula="oooc:=QUIET([.C957];[.D958])" office:value-type="string" office:string-value=".">
            <text:p>.</text:p>
          </table:table-cell>
          <table:table-cell/>
          <table:table-cell table:number-columns-repeated="252"/>
        </table:table-row>
        <table:table-row table:style-name="ro1">
          <table:table-cell table:formula="oooc:=LOW(QUIET([.A958];[.D959]))" office:value-type="string" office:string-value=".">
            <text:p>.</text:p>
          </table:table-cell>
          <table:table-cell table:formula="oooc:=LOW(QUIET([.B958];[.D959]))" office:value-type="string" office:string-value=".">
            <text:p>.</text:p>
          </table:table-cell>
          <table:table-cell table:formula="oooc:=QUIET([.C958];[.D959])" office:value-type="string" office:string-value=".">
            <text:p>.</text:p>
          </table:table-cell>
          <table:table-cell/>
          <table:table-cell table:number-columns-repeated="252"/>
        </table:table-row>
        <table:table-row table:style-name="ro1">
          <table:table-cell table:formula="oooc:=LOW(QUIET([.A959];[.D960]))" office:value-type="string" office:string-value=".">
            <text:p>.</text:p>
          </table:table-cell>
          <table:table-cell table:formula="oooc:=LOW(QUIET([.B959];[.D960]))" office:value-type="string" office:string-value=".">
            <text:p>.</text:p>
          </table:table-cell>
          <table:table-cell table:formula="oooc:=QUIET([.C959];[.D960])" office:value-type="string" office:string-value=".">
            <text:p>.</text:p>
          </table:table-cell>
          <table:table-cell/>
          <table:table-cell table:number-columns-repeated="252"/>
        </table:table-row>
        <table:table-row table:style-name="ro1">
          <table:table-cell table:formula="oooc:=LOW(QUIET([.A960];[.D961]))" office:value-type="string" office:string-value=".">
            <text:p>.</text:p>
          </table:table-cell>
          <table:table-cell table:formula="oooc:=LOW(QUIET([.B960];[.D961]))" office:value-type="string" office:string-value=".">
            <text:p>.</text:p>
          </table:table-cell>
          <table:table-cell table:formula="oooc:=QUIET([.C960];[.D961])" office:value-type="string" office:string-value=".">
            <text:p>.</text:p>
          </table:table-cell>
          <table:table-cell/>
          <table:table-cell table:number-columns-repeated="252"/>
        </table:table-row>
        <table:table-row table:style-name="ro1">
          <table:table-cell table:formula="oooc:=LOW(QUIET([.A961];[.D962]))" office:value-type="string" office:string-value=".">
            <text:p>.</text:p>
          </table:table-cell>
          <table:table-cell table:formula="oooc:=LOW(QUIET([.B961];[.D962]))" office:value-type="string" office:string-value=".">
            <text:p>.</text:p>
          </table:table-cell>
          <table:table-cell table:formula="oooc:=QUIET([.C961];[.D962])" office:value-type="string" office:string-value=".">
            <text:p>.</text:p>
          </table:table-cell>
          <table:table-cell/>
          <table:table-cell table:number-columns-repeated="252"/>
        </table:table-row>
        <table:table-row table:style-name="ro1">
          <table:table-cell table:formula="oooc:=LOW(QUIET([.A962];[.D963]))" office:value-type="string" office:string-value=".">
            <text:p>.</text:p>
          </table:table-cell>
          <table:table-cell table:formula="oooc:=LOW(QUIET([.B962];[.D963]))" office:value-type="string" office:string-value=".">
            <text:p>.</text:p>
          </table:table-cell>
          <table:table-cell table:formula="oooc:=QUIET([.C962];[.D963])" office:value-type="string" office:string-value=".">
            <text:p>.</text:p>
          </table:table-cell>
          <table:table-cell/>
          <table:table-cell table:number-columns-repeated="252"/>
        </table:table-row>
        <table:table-row table:style-name="ro1">
          <table:table-cell table:formula="oooc:=LOW(QUIET([.A963];[.D964]))" office:value-type="string" office:string-value=".">
            <text:p>.</text:p>
          </table:table-cell>
          <table:table-cell table:formula="oooc:=LOW(QUIET([.B963];[.D964]))" office:value-type="string" office:string-value=".">
            <text:p>.</text:p>
          </table:table-cell>
          <table:table-cell table:formula="oooc:=QUIET([.C963];[.D964])" office:value-type="string" office:string-value=".">
            <text:p>.</text:p>
          </table:table-cell>
          <table:table-cell/>
          <table:table-cell table:number-columns-repeated="252"/>
        </table:table-row>
        <table:table-row table:style-name="ro1">
          <table:table-cell table:formula="oooc:=LOW(QUIET([.A964];[.D965]))" office:value-type="string" office:string-value=".">
            <text:p>.</text:p>
          </table:table-cell>
          <table:table-cell table:formula="oooc:=LOW(QUIET([.B964];[.D965]))" office:value-type="string" office:string-value=".">
            <text:p>.</text:p>
          </table:table-cell>
          <table:table-cell table:formula="oooc:=QUIET([.C964];[.D965])" office:value-type="string" office:string-value=".">
            <text:p>.</text:p>
          </table:table-cell>
          <table:table-cell/>
          <table:table-cell table:number-columns-repeated="252"/>
        </table:table-row>
        <table:table-row table:style-name="ro1">
          <table:table-cell table:formula="oooc:=LOW(QUIET([.A965];[.D966]))" office:value-type="string" office:string-value=".">
            <text:p>.</text:p>
          </table:table-cell>
          <table:table-cell table:formula="oooc:=LOW(QUIET([.B965];[.D966]))" office:value-type="string" office:string-value=".">
            <text:p>.</text:p>
          </table:table-cell>
          <table:table-cell table:formula="oooc:=QUIET([.C965];[.D966])" office:value-type="string" office:string-value=".">
            <text:p>.</text:p>
          </table:table-cell>
          <table:table-cell/>
          <table:table-cell table:number-columns-repeated="252"/>
        </table:table-row>
        <table:table-row table:style-name="ro1">
          <table:table-cell table:formula="oooc:=LOW(QUIET([.A966];[.D967]))" office:value-type="string" office:string-value=".">
            <text:p>.</text:p>
          </table:table-cell>
          <table:table-cell table:formula="oooc:=LOW(QUIET([.B966];[.D967]))" office:value-type="string" office:string-value=".">
            <text:p>.</text:p>
          </table:table-cell>
          <table:table-cell table:formula="oooc:=QUIET([.C966];[.D967])" office:value-type="string" office:string-value=".">
            <text:p>.</text:p>
          </table:table-cell>
          <table:table-cell/>
          <table:table-cell table:number-columns-repeated="252"/>
        </table:table-row>
        <table:table-row table:style-name="ro1">
          <table:table-cell table:formula="oooc:=LOW(QUIET([.A967];[.D968]))" office:value-type="string" office:string-value=".">
            <text:p>.</text:p>
          </table:table-cell>
          <table:table-cell table:formula="oooc:=LOW(QUIET([.B967];[.D968]))" office:value-type="string" office:string-value=".">
            <text:p>.</text:p>
          </table:table-cell>
          <table:table-cell table:formula="oooc:=QUIET([.C967];[.D968])" office:value-type="string" office:string-value=".">
            <text:p>.</text:p>
          </table:table-cell>
          <table:table-cell/>
          <table:table-cell table:number-columns-repeated="252"/>
        </table:table-row>
        <table:table-row table:style-name="ro1">
          <table:table-cell table:formula="oooc:=LOW(QUIET([.A968];[.D969]))" office:value-type="string" office:string-value=".">
            <text:p>.</text:p>
          </table:table-cell>
          <table:table-cell table:formula="oooc:=LOW(QUIET([.B968];[.D969]))" office:value-type="string" office:string-value=".">
            <text:p>.</text:p>
          </table:table-cell>
          <table:table-cell table:formula="oooc:=QUIET([.C968];[.D969])" office:value-type="string" office:string-value=".">
            <text:p>.</text:p>
          </table:table-cell>
          <table:table-cell/>
          <table:table-cell table:number-columns-repeated="252"/>
        </table:table-row>
        <table:table-row table:style-name="ro1">
          <table:table-cell table:formula="oooc:=LOW(QUIET([.A969];[.D970]))" office:value-type="string" office:string-value=".">
            <text:p>.</text:p>
          </table:table-cell>
          <table:table-cell table:formula="oooc:=LOW(QUIET([.B969];[.D970]))" office:value-type="string" office:string-value=".">
            <text:p>.</text:p>
          </table:table-cell>
          <table:table-cell table:formula="oooc:=QUIET([.C969];[.D970])" office:value-type="string" office:string-value=".">
            <text:p>.</text:p>
          </table:table-cell>
          <table:table-cell/>
          <table:table-cell table:number-columns-repeated="252"/>
        </table:table-row>
        <table:table-row table:style-name="ro1">
          <table:table-cell table:formula="oooc:=LOW(QUIET([.A970];[.D971]))" office:value-type="string" office:string-value=".">
            <text:p>.</text:p>
          </table:table-cell>
          <table:table-cell table:formula="oooc:=LOW(QUIET([.B970];[.D971]))" office:value-type="string" office:string-value=".">
            <text:p>.</text:p>
          </table:table-cell>
          <table:table-cell table:formula="oooc:=QUIET([.C970];[.D971])" office:value-type="string" office:string-value=".">
            <text:p>.</text:p>
          </table:table-cell>
          <table:table-cell/>
          <table:table-cell table:number-columns-repeated="252"/>
        </table:table-row>
        <table:table-row table:style-name="ro1">
          <table:table-cell table:formula="oooc:=LOW(QUIET([.A971];[.D972]))" office:value-type="string" office:string-value=".">
            <text:p>.</text:p>
          </table:table-cell>
          <table:table-cell table:formula="oooc:=LOW(QUIET([.B971];[.D972]))" office:value-type="string" office:string-value=".">
            <text:p>.</text:p>
          </table:table-cell>
          <table:table-cell table:formula="oooc:=QUIET([.C971];[.D972])" office:value-type="string" office:string-value=".">
            <text:p>.</text:p>
          </table:table-cell>
          <table:table-cell/>
          <table:table-cell table:number-columns-repeated="252"/>
        </table:table-row>
        <table:table-row table:style-name="ro1">
          <table:table-cell table:formula="oooc:=LOW(QUIET([.A972];[.D973]))" office:value-type="string" office:string-value=".">
            <text:p>.</text:p>
          </table:table-cell>
          <table:table-cell table:formula="oooc:=LOW(QUIET([.B972];[.D973]))" office:value-type="string" office:string-value=".">
            <text:p>.</text:p>
          </table:table-cell>
          <table:table-cell table:formula="oooc:=QUIET([.C972];[.D973])" office:value-type="string" office:string-value=".">
            <text:p>.</text:p>
          </table:table-cell>
          <table:table-cell/>
          <table:table-cell table:number-columns-repeated="252"/>
        </table:table-row>
        <table:table-row table:style-name="ro1">
          <table:table-cell table:formula="oooc:=LOW(QUIET([.A973];[.D974]))" office:value-type="string" office:string-value=".">
            <text:p>.</text:p>
          </table:table-cell>
          <table:table-cell table:formula="oooc:=LOW(QUIET([.B973];[.D974]))" office:value-type="string" office:string-value=".">
            <text:p>.</text:p>
          </table:table-cell>
          <table:table-cell table:formula="oooc:=QUIET([.C973];[.D974])" office:value-type="string" office:string-value=".">
            <text:p>.</text:p>
          </table:table-cell>
          <table:table-cell/>
          <table:table-cell table:number-columns-repeated="252"/>
        </table:table-row>
        <table:table-row table:style-name="ro1">
          <table:table-cell table:formula="oooc:=LOW(QUIET([.A974];[.D975]))" office:value-type="string" office:string-value=".">
            <text:p>.</text:p>
          </table:table-cell>
          <table:table-cell table:formula="oooc:=LOW(QUIET([.B974];[.D975]))" office:value-type="string" office:string-value=".">
            <text:p>.</text:p>
          </table:table-cell>
          <table:table-cell table:formula="oooc:=QUIET([.C974];[.D975])" office:value-type="string" office:string-value=".">
            <text:p>.</text:p>
          </table:table-cell>
          <table:table-cell/>
          <table:table-cell table:number-columns-repeated="252"/>
        </table:table-row>
        <table:table-row table:style-name="ro1">
          <table:table-cell table:formula="oooc:=LOW(QUIET([.A975];[.D976]))" office:value-type="string" office:string-value=".">
            <text:p>.</text:p>
          </table:table-cell>
          <table:table-cell table:formula="oooc:=LOW(QUIET([.B975];[.D976]))" office:value-type="string" office:string-value=".">
            <text:p>.</text:p>
          </table:table-cell>
          <table:table-cell table:formula="oooc:=QUIET([.C975];[.D976])" office:value-type="string" office:string-value=".">
            <text:p>.</text:p>
          </table:table-cell>
          <table:table-cell/>
          <table:table-cell table:number-columns-repeated="252"/>
        </table:table-row>
        <table:table-row table:style-name="ro1">
          <table:table-cell table:formula="oooc:=LOW(QUIET([.A976];[.D977]))" office:value-type="string" office:string-value=".">
            <text:p>.</text:p>
          </table:table-cell>
          <table:table-cell table:formula="oooc:=LOW(QUIET([.B976];[.D977]))" office:value-type="string" office:string-value=".">
            <text:p>.</text:p>
          </table:table-cell>
          <table:table-cell table:formula="oooc:=QUIET([.C976];[.D977])" office:value-type="string" office:string-value=".">
            <text:p>.</text:p>
          </table:table-cell>
          <table:table-cell/>
          <table:table-cell table:number-columns-repeated="252"/>
        </table:table-row>
        <table:table-row table:style-name="ro1">
          <table:table-cell table:formula="oooc:=LOW(QUIET([.A977];[.D978]))" office:value-type="string" office:string-value=".">
            <text:p>.</text:p>
          </table:table-cell>
          <table:table-cell table:formula="oooc:=LOW(QUIET([.B977];[.D978]))" office:value-type="string" office:string-value=".">
            <text:p>.</text:p>
          </table:table-cell>
          <table:table-cell table:formula="oooc:=QUIET([.C977];[.D978])" office:value-type="string" office:string-value=".">
            <text:p>.</text:p>
          </table:table-cell>
          <table:table-cell/>
          <table:table-cell table:number-columns-repeated="252"/>
        </table:table-row>
        <table:table-row table:style-name="ro1">
          <table:table-cell table:formula="oooc:=LOW(QUIET([.A978];[.D979]))" office:value-type="string" office:string-value=".">
            <text:p>.</text:p>
          </table:table-cell>
          <table:table-cell table:formula="oooc:=LOW(QUIET([.B978];[.D979]))" office:value-type="string" office:string-value=".">
            <text:p>.</text:p>
          </table:table-cell>
          <table:table-cell table:formula="oooc:=QUIET([.C978];[.D979])" office:value-type="string" office:string-value=".">
            <text:p>.</text:p>
          </table:table-cell>
          <table:table-cell/>
          <table:table-cell table:number-columns-repeated="252"/>
        </table:table-row>
        <table:table-row table:style-name="ro1">
          <table:table-cell table:formula="oooc:=LOW(QUIET([.A979];[.D980]))" office:value-type="string" office:string-value=".">
            <text:p>.</text:p>
          </table:table-cell>
          <table:table-cell table:formula="oooc:=LOW(QUIET([.B979];[.D980]))" office:value-type="string" office:string-value=".">
            <text:p>.</text:p>
          </table:table-cell>
          <table:table-cell table:formula="oooc:=QUIET([.C979];[.D980])" office:value-type="string" office:string-value=".">
            <text:p>.</text:p>
          </table:table-cell>
          <table:table-cell/>
          <table:table-cell table:number-columns-repeated="252"/>
        </table:table-row>
        <table:table-row table:style-name="ro1">
          <table:table-cell table:formula="oooc:=LOW(QUIET([.A980];[.D981]))" office:value-type="string" office:string-value=".">
            <text:p>.</text:p>
          </table:table-cell>
          <table:table-cell table:formula="oooc:=LOW(QUIET([.B980];[.D981]))" office:value-type="string" office:string-value=".">
            <text:p>.</text:p>
          </table:table-cell>
          <table:table-cell table:formula="oooc:=QUIET([.C980];[.D981])" office:value-type="string" office:string-value=".">
            <text:p>.</text:p>
          </table:table-cell>
          <table:table-cell/>
          <table:table-cell table:number-columns-repeated="252"/>
        </table:table-row>
        <table:table-row table:style-name="ro1">
          <table:table-cell table:formula="oooc:=LOW(QUIET([.A981];[.D982]))" office:value-type="string" office:string-value=".">
            <text:p>.</text:p>
          </table:table-cell>
          <table:table-cell table:formula="oooc:=LOW(QUIET([.B981];[.D982]))" office:value-type="string" office:string-value=".">
            <text:p>.</text:p>
          </table:table-cell>
          <table:table-cell table:formula="oooc:=QUIET([.C981];[.D982])" office:value-type="string" office:string-value=".">
            <text:p>.</text:p>
          </table:table-cell>
          <table:table-cell/>
          <table:table-cell table:number-columns-repeated="252"/>
        </table:table-row>
        <table:table-row table:style-name="ro1">
          <table:table-cell table:formula="oooc:=LOW(QUIET([.A982];[.D983]))" office:value-type="string" office:string-value=".">
            <text:p>.</text:p>
          </table:table-cell>
          <table:table-cell table:formula="oooc:=LOW(QUIET([.B982];[.D983]))" office:value-type="string" office:string-value=".">
            <text:p>.</text:p>
          </table:table-cell>
          <table:table-cell table:formula="oooc:=QUIET([.C982];[.D983])" office:value-type="string" office:string-value=".">
            <text:p>.</text:p>
          </table:table-cell>
          <table:table-cell/>
          <table:table-cell table:number-columns-repeated="252"/>
        </table:table-row>
        <table:table-row table:style-name="ro1">
          <table:table-cell table:formula="oooc:=LOW(QUIET([.A983];[.D984]))" office:value-type="string" office:string-value=".">
            <text:p>.</text:p>
          </table:table-cell>
          <table:table-cell table:formula="oooc:=LOW(QUIET([.B983];[.D984]))" office:value-type="string" office:string-value=".">
            <text:p>.</text:p>
          </table:table-cell>
          <table:table-cell table:formula="oooc:=QUIET([.C983];[.D984])" office:value-type="string" office:string-value=".">
            <text:p>.</text:p>
          </table:table-cell>
          <table:table-cell/>
          <table:table-cell table:number-columns-repeated="252"/>
        </table:table-row>
        <table:table-row table:style-name="ro1">
          <table:table-cell table:formula="oooc:=LOW(QUIET([.A984];[.D985]))" office:value-type="string" office:string-value=".">
            <text:p>.</text:p>
          </table:table-cell>
          <table:table-cell table:formula="oooc:=LOW(QUIET([.B984];[.D985]))" office:value-type="string" office:string-value=".">
            <text:p>.</text:p>
          </table:table-cell>
          <table:table-cell table:formula="oooc:=QUIET([.C984];[.D985])" office:value-type="string" office:string-value=".">
            <text:p>.</text:p>
          </table:table-cell>
          <table:table-cell/>
          <table:table-cell table:number-columns-repeated="252"/>
        </table:table-row>
        <table:table-row table:style-name="ro1">
          <table:table-cell table:formula="oooc:=LOW(QUIET([.A985];[.D986]))" office:value-type="string" office:string-value=".">
            <text:p>.</text:p>
          </table:table-cell>
          <table:table-cell table:formula="oooc:=LOW(QUIET([.B985];[.D986]))" office:value-type="string" office:string-value=".">
            <text:p>.</text:p>
          </table:table-cell>
          <table:table-cell table:formula="oooc:=QUIET([.C985];[.D986])" office:value-type="string" office:string-value=".">
            <text:p>.</text:p>
          </table:table-cell>
          <table:table-cell/>
          <table:table-cell table:number-columns-repeated="252"/>
        </table:table-row>
        <table:table-row table:style-name="ro1">
          <table:table-cell table:formula="oooc:=LOW(QUIET([.A986];[.D987]))" office:value-type="string" office:string-value=".">
            <text:p>.</text:p>
          </table:table-cell>
          <table:table-cell table:formula="oooc:=LOW(QUIET([.B986];[.D987]))" office:value-type="string" office:string-value=".">
            <text:p>.</text:p>
          </table:table-cell>
          <table:table-cell table:formula="oooc:=QUIET([.C986];[.D987])" office:value-type="string" office:string-value=".">
            <text:p>.</text:p>
          </table:table-cell>
          <table:table-cell/>
          <table:table-cell table:number-columns-repeated="252"/>
        </table:table-row>
        <table:table-row table:style-name="ro1">
          <table:table-cell table:formula="oooc:=LOW(QUIET([.A987];[.D988]))" office:value-type="string" office:string-value=".">
            <text:p>.</text:p>
          </table:table-cell>
          <table:table-cell table:formula="oooc:=LOW(QUIET([.B987];[.D988]))" office:value-type="string" office:string-value=".">
            <text:p>.</text:p>
          </table:table-cell>
          <table:table-cell table:formula="oooc:=QUIET([.C987];[.D988])" office:value-type="string" office:string-value=".">
            <text:p>.</text:p>
          </table:table-cell>
          <table:table-cell/>
          <table:table-cell table:number-columns-repeated="252"/>
        </table:table-row>
        <table:table-row table:style-name="ro1">
          <table:table-cell table:formula="oooc:=LOW(QUIET([.A988];[.D989]))" office:value-type="string" office:string-value=".">
            <text:p>.</text:p>
          </table:table-cell>
          <table:table-cell table:formula="oooc:=LOW(QUIET([.B988];[.D989]))" office:value-type="string" office:string-value=".">
            <text:p>.</text:p>
          </table:table-cell>
          <table:table-cell table:formula="oooc:=QUIET([.C988];[.D989])" office:value-type="string" office:string-value=".">
            <text:p>.</text:p>
          </table:table-cell>
          <table:table-cell/>
          <table:table-cell table:number-columns-repeated="252"/>
        </table:table-row>
        <table:table-row table:style-name="ro1">
          <table:table-cell table:formula="oooc:=LOW(QUIET([.A989];[.D990]))" office:value-type="string" office:string-value=".">
            <text:p>.</text:p>
          </table:table-cell>
          <table:table-cell table:formula="oooc:=LOW(QUIET([.B989];[.D990]))" office:value-type="string" office:string-value=".">
            <text:p>.</text:p>
          </table:table-cell>
          <table:table-cell table:formula="oooc:=QUIET([.C989];[.D990])" office:value-type="string" office:string-value=".">
            <text:p>.</text:p>
          </table:table-cell>
          <table:table-cell/>
          <table:table-cell table:number-columns-repeated="252"/>
        </table:table-row>
        <table:table-row table:style-name="ro1">
          <table:table-cell table:formula="oooc:=LOW(QUIET([.A990];[.D991]))" office:value-type="string" office:string-value=".">
            <text:p>.</text:p>
          </table:table-cell>
          <table:table-cell table:formula="oooc:=LOW(QUIET([.B990];[.D991]))" office:value-type="string" office:string-value=".">
            <text:p>.</text:p>
          </table:table-cell>
          <table:table-cell table:formula="oooc:=QUIET([.C990];[.D991])" office:value-type="string" office:string-value=".">
            <text:p>.</text:p>
          </table:table-cell>
          <table:table-cell/>
          <table:table-cell table:number-columns-repeated="252"/>
        </table:table-row>
        <table:table-row table:style-name="ro1">
          <table:table-cell table:formula="oooc:=LOW(QUIET([.A991];[.D992]))" office:value-type="string" office:string-value=".">
            <text:p>.</text:p>
          </table:table-cell>
          <table:table-cell table:formula="oooc:=LOW(QUIET([.B991];[.D992]))" office:value-type="string" office:string-value=".">
            <text:p>.</text:p>
          </table:table-cell>
          <table:table-cell table:formula="oooc:=QUIET([.C991];[.D992])" office:value-type="string" office:string-value=".">
            <text:p>.</text:p>
          </table:table-cell>
          <table:table-cell/>
          <table:table-cell table:number-columns-repeated="252"/>
        </table:table-row>
        <table:table-row table:style-name="ro1">
          <table:table-cell table:formula="oooc:=LOW(QUIET([.A992];[.D993]))" office:value-type="string" office:string-value=".">
            <text:p>.</text:p>
          </table:table-cell>
          <table:table-cell table:formula="oooc:=LOW(QUIET([.B992];[.D993]))" office:value-type="string" office:string-value=".">
            <text:p>.</text:p>
          </table:table-cell>
          <table:table-cell table:formula="oooc:=QUIET([.C992];[.D993])" office:value-type="string" office:string-value=".">
            <text:p>.</text:p>
          </table:table-cell>
          <table:table-cell/>
          <table:table-cell table:number-columns-repeated="252"/>
        </table:table-row>
        <table:table-row table:style-name="ro1">
          <table:table-cell table:formula="oooc:=LOW(QUIET([.A993];[.D994]))" office:value-type="string" office:string-value=".">
            <text:p>.</text:p>
          </table:table-cell>
          <table:table-cell table:formula="oooc:=LOW(QUIET([.B993];[.D994]))" office:value-type="string" office:string-value=".">
            <text:p>.</text:p>
          </table:table-cell>
          <table:table-cell table:formula="oooc:=QUIET([.C993];[.D994])" office:value-type="string" office:string-value=".">
            <text:p>.</text:p>
          </table:table-cell>
          <table:table-cell/>
          <table:table-cell table:number-columns-repeated="252"/>
        </table:table-row>
        <table:table-row table:style-name="ro1">
          <table:table-cell table:formula="oooc:=LOW(QUIET([.A994];[.D995]))" office:value-type="string" office:string-value=".">
            <text:p>.</text:p>
          </table:table-cell>
          <table:table-cell table:formula="oooc:=LOW(QUIET([.B994];[.D995]))" office:value-type="string" office:string-value=".">
            <text:p>.</text:p>
          </table:table-cell>
          <table:table-cell table:formula="oooc:=QUIET([.C994];[.D995])" office:value-type="string" office:string-value=".">
            <text:p>.</text:p>
          </table:table-cell>
          <table:table-cell/>
          <table:table-cell table:number-columns-repeated="252"/>
        </table:table-row>
        <table:table-row table:style-name="ro1">
          <table:table-cell table:formula="oooc:=LOW(QUIET([.A995];[.D996]))" office:value-type="string" office:string-value=".">
            <text:p>.</text:p>
          </table:table-cell>
          <table:table-cell table:formula="oooc:=LOW(QUIET([.B995];[.D996]))" office:value-type="string" office:string-value=".">
            <text:p>.</text:p>
          </table:table-cell>
          <table:table-cell table:formula="oooc:=QUIET([.C995];[.D996])" office:value-type="string" office:string-value=".">
            <text:p>.</text:p>
          </table:table-cell>
          <table:table-cell/>
          <table:table-cell table:number-columns-repeated="252"/>
        </table:table-row>
        <table:table-row table:style-name="ro1">
          <table:table-cell table:formula="oooc:=LOW(QUIET([.A996];[.D997]))" office:value-type="string" office:string-value=".">
            <text:p>.</text:p>
          </table:table-cell>
          <table:table-cell table:formula="oooc:=LOW(QUIET([.B996];[.D997]))" office:value-type="string" office:string-value=".">
            <text:p>.</text:p>
          </table:table-cell>
          <table:table-cell table:formula="oooc:=QUIET([.C996];[.D997])" office:value-type="string" office:string-value=".">
            <text:p>.</text:p>
          </table:table-cell>
          <table:table-cell/>
          <table:table-cell table:number-columns-repeated="252"/>
        </table:table-row>
        <table:table-row table:style-name="ro1">
          <table:table-cell table:formula="oooc:=LOW(QUIET([.A997];[.D998]))" office:value-type="string" office:string-value=".">
            <text:p>.</text:p>
          </table:table-cell>
          <table:table-cell table:formula="oooc:=LOW(QUIET([.B997];[.D998]))" office:value-type="string" office:string-value=".">
            <text:p>.</text:p>
          </table:table-cell>
          <table:table-cell table:formula="oooc:=QUIET([.C997];[.D998])" office:value-type="string" office:string-value=".">
            <text:p>.</text:p>
          </table:table-cell>
          <table:table-cell/>
          <table:table-cell table:number-columns-repeated="252"/>
        </table:table-row>
        <table:table-row table:style-name="ro1">
          <table:table-cell table:formula="oooc:=LOW(QUIET([.A998];[.D999]))" office:value-type="string" office:string-value=".">
            <text:p>.</text:p>
          </table:table-cell>
          <table:table-cell table:formula="oooc:=LOW(QUIET([.B998];[.D999]))" office:value-type="string" office:string-value=".">
            <text:p>.</text:p>
          </table:table-cell>
          <table:table-cell table:formula="oooc:=QUIET([.C998];[.D999])" office:value-type="string" office:string-value=".">
            <text:p>.</text:p>
          </table:table-cell>
          <table:table-cell/>
          <table:table-cell table:number-columns-repeated="252"/>
        </table:table-row>
        <table:table-row table:style-name="ro1">
          <table:table-cell table:formula="oooc:=LOW(QUIET([.A999];[.D1000]))" office:value-type="string" office:string-value=".">
            <text:p>.</text:p>
          </table:table-cell>
          <table:table-cell table:formula="oooc:=LOW(QUIET([.B999];[.D1000]))" office:value-type="string" office:string-value=".">
            <text:p>.</text:p>
          </table:table-cell>
          <table:table-cell table:formula="oooc:=QUIET([.C999];[.D1000])" office:value-type="string" office:string-value=".">
            <text:p>.</text:p>
          </table:table-cell>
          <table:table-cell/>
          <table:table-cell table:number-columns-repeated="252"/>
        </table:table-row>
        <table:table-row table:style-name="ro1">
          <table:table-cell table:formula="oooc:=LOW(QUIET([.A1000];[.D1001]))" office:value-type="string" office:string-value=".">
            <text:p>.</text:p>
          </table:table-cell>
          <table:table-cell table:formula="oooc:=LOW(QUIET([.B1000];[.D1001]))" office:value-type="string" office:string-value=".">
            <text:p>.</text:p>
          </table:table-cell>
          <table:table-cell table:formula="oooc:=QUIET([.C1000];[.D1001])" office:value-type="string" office:string-value=".">
            <text:p>.</text:p>
          </table:table-cell>
          <table:table-cell/>
          <table:table-cell table:number-columns-repeated="252"/>
        </table:table-row>
        <table:table-row table:style-name="ro1">
          <table:table-cell table:formula="oooc:=LOW(QUIET([.A1001];[.D1002]))" office:value-type="string" office:string-value=".">
            <text:p>.</text:p>
          </table:table-cell>
          <table:table-cell table:formula="oooc:=LOW(QUIET([.B1001];[.D1002]))" office:value-type="string" office:string-value=".">
            <text:p>.</text:p>
          </table:table-cell>
          <table:table-cell table:formula="oooc:=QUIET([.C1001];[.D1002])" office:value-type="string" office:string-value=".">
            <text:p>.</text:p>
          </table:table-cell>
          <table:table-cell/>
          <table:table-cell table:number-columns-repeated="252"/>
        </table:table-row>
        <table:table-row table:style-name="ro1">
          <table:table-cell table:formula="oooc:=LOW(QUIET([.A1002];[.D1003]))" office:value-type="string" office:string-value=".">
            <text:p>.</text:p>
          </table:table-cell>
          <table:table-cell table:formula="oooc:=LOW(QUIET([.B1002];[.D1003]))" office:value-type="string" office:string-value=".">
            <text:p>.</text:p>
          </table:table-cell>
          <table:table-cell table:formula="oooc:=QUIET([.C1002];[.D1003])" office:value-type="string" office:string-value=".">
            <text:p>.</text:p>
          </table:table-cell>
          <table:table-cell/>
          <table:table-cell table:number-columns-repeated="252"/>
        </table:table-row>
        <table:table-row table:style-name="ro1">
          <table:table-cell table:formula="oooc:=LOW(QUIET([.A1003];[.D1004]))" office:value-type="string" office:string-value=".">
            <text:p>.</text:p>
          </table:table-cell>
          <table:table-cell table:formula="oooc:=LOW(QUIET([.B1003];[.D1004]))" office:value-type="string" office:string-value=".">
            <text:p>.</text:p>
          </table:table-cell>
          <table:table-cell table:formula="oooc:=QUIET([.C1003];[.D1004])" office:value-type="string" office:string-value=".">
            <text:p>.</text:p>
          </table:table-cell>
          <table:table-cell/>
          <table:table-cell table:number-columns-repeated="252"/>
        </table:table-row>
        <table:table-row table:style-name="ro1">
          <table:table-cell table:formula="oooc:=LOW(QUIET([.A1004];[.D1005]))" office:value-type="string" office:string-value=".">
            <text:p>.</text:p>
          </table:table-cell>
          <table:table-cell table:formula="oooc:=LOW(QUIET([.B1004];[.D1005]))" office:value-type="string" office:string-value=".">
            <text:p>.</text:p>
          </table:table-cell>
          <table:table-cell table:formula="oooc:=QUIET([.C1004];[.D1005])" office:value-type="string" office:string-value=".">
            <text:p>.</text:p>
          </table:table-cell>
          <table:table-cell/>
          <table:table-cell table:number-columns-repeated="252"/>
        </table:table-row>
        <table:table-row table:style-name="ro1">
          <table:table-cell table:formula="oooc:=LOW(QUIET([.A1005];[.D1006]))" office:value-type="string" office:string-value=".">
            <text:p>.</text:p>
          </table:table-cell>
          <table:table-cell table:formula="oooc:=LOW(QUIET([.B1005];[.D1006]))" office:value-type="string" office:string-value=".">
            <text:p>.</text:p>
          </table:table-cell>
          <table:table-cell table:formula="oooc:=QUIET([.C1005];[.D1006])" office:value-type="string" office:string-value=".">
            <text:p>.</text:p>
          </table:table-cell>
          <table:table-cell/>
          <table:table-cell table:number-columns-repeated="252"/>
        </table:table-row>
        <table:table-row table:style-name="ro1">
          <table:table-cell table:formula="oooc:=LOW(QUIET([.A1006];[.D1007]))" office:value-type="string" office:string-value=".">
            <text:p>.</text:p>
          </table:table-cell>
          <table:table-cell table:formula="oooc:=LOW(QUIET([.B1006];[.D1007]))" office:value-type="string" office:string-value=".">
            <text:p>.</text:p>
          </table:table-cell>
          <table:table-cell table:formula="oooc:=QUIET([.C1006];[.D1007])" office:value-type="string" office:string-value=".">
            <text:p>.</text:p>
          </table:table-cell>
          <table:table-cell/>
          <table:table-cell table:number-columns-repeated="252"/>
        </table:table-row>
        <table:table-row table:style-name="ro1">
          <table:table-cell table:formula="oooc:=LOW(QUIET([.A1007];[.D1008]))" office:value-type="string" office:string-value=".">
            <text:p>.</text:p>
          </table:table-cell>
          <table:table-cell table:formula="oooc:=LOW(QUIET([.B1007];[.D1008]))" office:value-type="string" office:string-value=".">
            <text:p>.</text:p>
          </table:table-cell>
          <table:table-cell table:formula="oooc:=QUIET([.C1007];[.D1008])" office:value-type="string" office:string-value=".">
            <text:p>.</text:p>
          </table:table-cell>
          <table:table-cell/>
          <table:table-cell table:number-columns-repeated="252"/>
        </table:table-row>
        <table:table-row table:style-name="ro1">
          <table:table-cell table:formula="oooc:=LOW(QUIET([.A1008];[.D1009]))" office:value-type="string" office:string-value=".">
            <text:p>.</text:p>
          </table:table-cell>
          <table:table-cell table:formula="oooc:=LOW(QUIET([.B1008];[.D1009]))" office:value-type="string" office:string-value=".">
            <text:p>.</text:p>
          </table:table-cell>
          <table:table-cell table:formula="oooc:=QUIET([.C1008];[.D1009])" office:value-type="string" office:string-value=".">
            <text:p>.</text:p>
          </table:table-cell>
          <table:table-cell/>
          <table:table-cell table:number-columns-repeated="252"/>
        </table:table-row>
        <table:table-row table:style-name="ro1">
          <table:table-cell table:formula="oooc:=LOW(QUIET([.A1009];[.D1010]))" office:value-type="string" office:string-value=".">
            <text:p>.</text:p>
          </table:table-cell>
          <table:table-cell table:formula="oooc:=LOW(QUIET([.B1009];[.D1010]))" office:value-type="string" office:string-value=".">
            <text:p>.</text:p>
          </table:table-cell>
          <table:table-cell table:formula="oooc:=QUIET([.C1009];[.D1010])" office:value-type="string" office:string-value=".">
            <text:p>.</text:p>
          </table:table-cell>
          <table:table-cell/>
          <table:table-cell table:number-columns-repeated="252"/>
        </table:table-row>
        <table:table-row table:style-name="ro1">
          <table:table-cell table:formula="oooc:=LOW(QUIET([.A1010];[.D1011]))" office:value-type="string" office:string-value=".">
            <text:p>.</text:p>
          </table:table-cell>
          <table:table-cell table:formula="oooc:=LOW(QUIET([.B1010];[.D1011]))" office:value-type="string" office:string-value=".">
            <text:p>.</text:p>
          </table:table-cell>
          <table:table-cell table:formula="oooc:=QUIET([.C1010];[.D1011])" office:value-type="string" office:string-value=".">
            <text:p>.</text:p>
          </table:table-cell>
          <table:table-cell/>
          <table:table-cell table:number-columns-repeated="252"/>
        </table:table-row>
        <table:table-row table:style-name="ro1">
          <table:table-cell table:formula="oooc:=LOW(QUIET([.A1011];[.D1012]))" office:value-type="string" office:string-value=".">
            <text:p>.</text:p>
          </table:table-cell>
          <table:table-cell table:formula="oooc:=LOW(QUIET([.B1011];[.D1012]))" office:value-type="string" office:string-value=".">
            <text:p>.</text:p>
          </table:table-cell>
          <table:table-cell table:formula="oooc:=QUIET([.C1011];[.D1012])" office:value-type="string" office:string-value=".">
            <text:p>.</text:p>
          </table:table-cell>
          <table:table-cell/>
          <table:table-cell table:number-columns-repeated="252"/>
        </table:table-row>
        <table:table-row table:style-name="ro1">
          <table:table-cell table:formula="oooc:=LOW(QUIET([.A1012];[.D1013]))" office:value-type="string" office:string-value=".">
            <text:p>.</text:p>
          </table:table-cell>
          <table:table-cell table:formula="oooc:=LOW(QUIET([.B1012];[.D1013]))" office:value-type="string" office:string-value=".">
            <text:p>.</text:p>
          </table:table-cell>
          <table:table-cell table:formula="oooc:=QUIET([.C1012];[.D1013])" office:value-type="string" office:string-value=".">
            <text:p>.</text:p>
          </table:table-cell>
          <table:table-cell/>
          <table:table-cell table:number-columns-repeated="252"/>
        </table:table-row>
        <table:table-row table:style-name="ro1">
          <table:table-cell table:formula="oooc:=LOW(QUIET([.A1013];[.D1014]))" office:value-type="string" office:string-value=".">
            <text:p>.</text:p>
          </table:table-cell>
          <table:table-cell table:formula="oooc:=LOW(QUIET([.B1013];[.D1014]))" office:value-type="string" office:string-value=".">
            <text:p>.</text:p>
          </table:table-cell>
          <table:table-cell table:formula="oooc:=QUIET([.C1013];[.D1014])" office:value-type="string" office:string-value=".">
            <text:p>.</text:p>
          </table:table-cell>
          <table:table-cell/>
          <table:table-cell table:number-columns-repeated="252"/>
        </table:table-row>
        <table:table-row table:style-name="ro1">
          <table:table-cell table:formula="oooc:=LOW(QUIET([.A1014];[.D1015]))" office:value-type="string" office:string-value=".">
            <text:p>.</text:p>
          </table:table-cell>
          <table:table-cell table:formula="oooc:=LOW(QUIET([.B1014];[.D1015]))" office:value-type="string" office:string-value=".">
            <text:p>.</text:p>
          </table:table-cell>
          <table:table-cell table:formula="oooc:=QUIET([.C1014];[.D1015])" office:value-type="string" office:string-value=".">
            <text:p>.</text:p>
          </table:table-cell>
          <table:table-cell/>
          <table:table-cell table:number-columns-repeated="252"/>
        </table:table-row>
        <table:table-row table:style-name="ro1">
          <table:table-cell table:formula="oooc:=LOW(QUIET([.A1015];[.D1016]))" office:value-type="string" office:string-value=".">
            <text:p>.</text:p>
          </table:table-cell>
          <table:table-cell table:formula="oooc:=LOW(QUIET([.B1015];[.D1016]))" office:value-type="string" office:string-value=".">
            <text:p>.</text:p>
          </table:table-cell>
          <table:table-cell table:formula="oooc:=QUIET([.C1015];[.D1016])" office:value-type="string" office:string-value=".">
            <text:p>.</text:p>
          </table:table-cell>
          <table:table-cell/>
          <table:table-cell table:number-columns-repeated="252"/>
        </table:table-row>
        <table:table-row table:style-name="ro1">
          <table:table-cell table:formula="oooc:=LOW(QUIET([.A1016];[.D1017]))" office:value-type="string" office:string-value=".">
            <text:p>.</text:p>
          </table:table-cell>
          <table:table-cell table:formula="oooc:=LOW(QUIET([.B1016];[.D1017]))" office:value-type="string" office:string-value=".">
            <text:p>.</text:p>
          </table:table-cell>
          <table:table-cell table:formula="oooc:=QUIET([.C1016];[.D1017])" office:value-type="string" office:string-value=".">
            <text:p>.</text:p>
          </table:table-cell>
          <table:table-cell/>
          <table:table-cell table:number-columns-repeated="252"/>
        </table:table-row>
        <table:table-row table:style-name="ro1">
          <table:table-cell table:formula="oooc:=LOW(QUIET([.A1017];[.D1018]))" office:value-type="string" office:string-value=".">
            <text:p>.</text:p>
          </table:table-cell>
          <table:table-cell table:formula="oooc:=LOW(QUIET([.B1017];[.D1018]))" office:value-type="string" office:string-value=".">
            <text:p>.</text:p>
          </table:table-cell>
          <table:table-cell table:formula="oooc:=QUIET([.C1017];[.D1018])" office:value-type="string" office:string-value=".">
            <text:p>.</text:p>
          </table:table-cell>
          <table:table-cell/>
          <table:table-cell table:number-columns-repeated="252"/>
        </table:table-row>
        <table:table-row table:style-name="ro1">
          <table:table-cell table:formula="oooc:=LOW(QUIET([.A1018];[.D1019]))" office:value-type="string" office:string-value=".">
            <text:p>.</text:p>
          </table:table-cell>
          <table:table-cell table:formula="oooc:=LOW(QUIET([.B1018];[.D1019]))" office:value-type="string" office:string-value=".">
            <text:p>.</text:p>
          </table:table-cell>
          <table:table-cell table:formula="oooc:=QUIET([.C1018];[.D1019])" office:value-type="string" office:string-value=".">
            <text:p>.</text:p>
          </table:table-cell>
          <table:table-cell/>
          <table:table-cell table:number-columns-repeated="252"/>
        </table:table-row>
        <table:table-row table:style-name="ro1">
          <table:table-cell table:formula="oooc:=LOW(QUIET([.A1019];[.D1020]))" office:value-type="string" office:string-value=".">
            <text:p>.</text:p>
          </table:table-cell>
          <table:table-cell table:formula="oooc:=LOW(QUIET([.B1019];[.D1020]))" office:value-type="string" office:string-value=".">
            <text:p>.</text:p>
          </table:table-cell>
          <table:table-cell table:formula="oooc:=QUIET([.C1019];[.D1020])" office:value-type="string" office:string-value=".">
            <text:p>.</text:p>
          </table:table-cell>
          <table:table-cell/>
          <table:table-cell table:number-columns-repeated="252"/>
        </table:table-row>
        <table:table-row table:style-name="ro1">
          <table:table-cell table:formula="oooc:=LOW(QUIET([.A1020];[.D1021]))" office:value-type="string" office:string-value=".">
            <text:p>.</text:p>
          </table:table-cell>
          <table:table-cell table:formula="oooc:=LOW(QUIET([.B1020];[.D1021]))" office:value-type="string" office:string-value=".">
            <text:p>.</text:p>
          </table:table-cell>
          <table:table-cell table:formula="oooc:=QUIET([.C1020];[.D1021])" office:value-type="string" office:string-value=".">
            <text:p>.</text:p>
          </table:table-cell>
          <table:table-cell/>
          <table:table-cell table:number-columns-repeated="252"/>
        </table:table-row>
        <table:table-row table:style-name="ro1">
          <table:table-cell table:formula="oooc:=LOW(QUIET([.A1021];[.D1022]))" office:value-type="string" office:string-value=".">
            <text:p>.</text:p>
          </table:table-cell>
          <table:table-cell table:formula="oooc:=LOW(QUIET([.B1021];[.D1022]))" office:value-type="string" office:string-value=".">
            <text:p>.</text:p>
          </table:table-cell>
          <table:table-cell table:formula="oooc:=QUIET([.C1021];[.D1022])" office:value-type="string" office:string-value=".">
            <text:p>.</text:p>
          </table:table-cell>
          <table:table-cell/>
          <table:table-cell table:number-columns-repeated="252"/>
        </table:table-row>
        <table:table-row table:style-name="ro1">
          <table:table-cell table:formula="oooc:=LOW(QUIET([.A1022];[.D1023]))" office:value-type="string" office:string-value=".">
            <text:p>.</text:p>
          </table:table-cell>
          <table:table-cell table:formula="oooc:=LOW(QUIET([.B1022];[.D1023]))" office:value-type="string" office:string-value=".">
            <text:p>.</text:p>
          </table:table-cell>
          <table:table-cell table:formula="oooc:=QUIET([.C1022];[.D1023])" office:value-type="string" office:string-value=".">
            <text:p>.</text:p>
          </table:table-cell>
          <table:table-cell/>
          <table:table-cell table:number-columns-repeated="252"/>
        </table:table-row>
        <table:table-row table:style-name="ro1">
          <table:table-cell table:formula="oooc:=LOW(QUIET([.A1023];[.D1024]))" office:value-type="string" office:string-value=".">
            <text:p>.</text:p>
          </table:table-cell>
          <table:table-cell table:formula="oooc:=LOW(QUIET([.B1023];[.D1024]))" office:value-type="string" office:string-value=".">
            <text:p>.</text:p>
          </table:table-cell>
          <table:table-cell table:formula="oooc:=QUIET([.C1023];[.D1024])" office:value-type="string" office:string-value=".">
            <text:p>.</text:p>
          </table:table-cell>
          <table:table-cell/>
          <table:table-cell table:number-columns-repeated="252"/>
        </table:table-row>
        <table:table-row table:style-name="ro1" table:number-rows-repeated="64511">
          <table:table-cell table:number-columns-repeated="256"/>
        </table:table-row>
        <table:table-row table:style-name="ro1">
          <table:table-cell table:number-columns-repeated="256"/>
        </table:table-row>
      </table:table>
      <table:table table:name="pfdz" table:style-name="ta1" table:print="false">
        <office:forms form:automatic-focus="false" form:apply-design-mode="false"/>
        <table:table-column table:style-name="co34" table:default-cell-style-name="Default"/>
        <table:table-column table:style-name="co25" table:default-cell-style-name="Default"/>
        <table:table-column table:style-name="co10" table:default-cell-style-name="Default"/>
        <table:table-column table:style-name="co3" table:default-cell-style-name="ce3"/>
        <table:table-column table:style-name="co27" table:default-cell-style-name="ce3"/>
        <table:table-column table:style-name="co3" table:default-cell-style-name="ce3"/>
        <table:table-row table:style-name="ro1">
          <table:table-cell table:style-name="ce1" office:value-type="string">
            <text:p>Pfd:</text:p>
          </table:table-cell>
          <table:table-cell table:style-name="ce1" office:value-type="string">
            <text:p>pro.pkg.name*</text:p>
          </table:table-cell>
          <table:table-cell table:style-name="ce1" office:value-type="string">
            <text:p>pro.name*</text:p>
          </table:table-cell>
          <table:table-cell table:style-name="ce1" office:value-type="string">
            <text:p>name*</text:p>
          </table:table-cell>
          <table:table-cell table:style-name="ce1" office:value-type="string">
            <text:p>dec</text:p>
          </table:table-cell>
          <table:table-cell table:style-name="ce1" office:value-type="string">
            <text:p>def</text:p>
          </table:table-cell>
        </table:table-row>
        <table:table-row table:style-name="ro1">
          <table:table-cell table:formula="oooc:=LOW(QUIET([.A1];[.D2]))" office:value-type="string" office:string-value="pfd:">
            <text:p>pfd:</text:p>
          </table:table-cell>
          <table:table-cell table:style-name="ce11" table:formula="oooc:=[pkgz.B6]" office:value-type="string" office:string-value="info.lrbh.codive.schema.template">
            <text:p>info.lrbh.codive.schema.template</text:p>
          </table:table-cell>
          <table:table-cell table:style-name="ce11" table:formula="oooc:=[proz.C5]" office:value-type="string" office:string-value="Linker">
            <text:p>Linker</text:p>
          </table:table-cell>
          <table:table-cell office:value-type="string">
            <text:p>context</text:p>
          </table:table-cell>
          <table:table-cell office:value-type="string">
            <text:p>Map_&lt;String,_Record&gt;</text:p>
          </table:table-cell>
          <table:table-cell/>
        </table:table-row>
        <table:table-row table:style-name="ro1">
          <table:table-cell table:formula="oooc:=LOW(QUIET([.A2];[.D3]))" office:value-type="string" office:string-value=".">
            <text:p>.</text:p>
          </table:table-cell>
          <table:table-cell table:formula="oooc:=LOW(QUIET([.B2];[.D3]))" office:value-type="string" office:string-value=".">
            <text:p>.</text:p>
          </table:table-cell>
          <table:table-cell table:formula="oooc:=LOW(QUIET([.C2];[.D3]))" office:value-type="string" office:string-value=".">
            <text:p>.</text:p>
          </table:table-cell>
          <table:table-cell/>
          <table:table-cell table:number-columns-repeated="2"/>
        </table:table-row>
        <table:table-row table:style-name="ro1">
          <table:table-cell table:formula="oooc:=LOW(QUIET([.A3];[.D4]))" office:value-type="string" office:string-value=".">
            <text:p>.</text:p>
          </table:table-cell>
          <table:table-cell table:formula="oooc:=LOW(QUIET([.B3];[.D4]))" office:value-type="string" office:string-value=".">
            <text:p>.</text:p>
          </table:table-cell>
          <table:table-cell table:formula="oooc:=LOW(QUIET([.C3];[.D4]))" office:value-type="string" office:string-value=".">
            <text:p>.</text:p>
          </table:table-cell>
          <table:table-cell/>
          <table:table-cell table:number-columns-repeated="2"/>
        </table:table-row>
        <table:table-row table:style-name="ro1">
          <table:table-cell table:formula="oooc:=LOW(QUIET([.A4];[.D5]))" office:value-type="string" office:string-value=".">
            <text:p>.</text:p>
          </table:table-cell>
          <table:table-cell table:formula="oooc:=LOW(QUIET([.B4];[.D5]))" office:value-type="string" office:string-value=".">
            <text:p>.</text:p>
          </table:table-cell>
          <table:table-cell table:formula="oooc:=LOW(QUIET([.C4];[.D5]))" office:value-type="string" office:string-value=".">
            <text:p>.</text:p>
          </table:table-cell>
          <table:table-cell/>
          <table:table-cell table:number-columns-repeated="2"/>
        </table:table-row>
        <table:table-row table:style-name="ro1">
          <table:table-cell table:formula="oooc:=LOW(QUIET([.A5];[.D6]))" office:value-type="string" office:string-value=".">
            <text:p>.</text:p>
          </table:table-cell>
          <table:table-cell table:formula="oooc:=LOW(QUIET([.B5];[.D6]))" office:value-type="string" office:string-value=".">
            <text:p>.</text:p>
          </table:table-cell>
          <table:table-cell table:formula="oooc:=LOW(QUIET([.C5];[.D6]))" office:value-type="string" office:string-value=".">
            <text:p>.</text:p>
          </table:table-cell>
          <table:table-cell/>
          <table:table-cell table:number-columns-repeated="2"/>
        </table:table-row>
        <table:table-row table:style-name="ro1">
          <table:table-cell table:formula="oooc:=LOW(QUIET([.A6];[.D7]))" office:value-type="string" office:string-value=".">
            <text:p>.</text:p>
          </table:table-cell>
          <table:table-cell table:formula="oooc:=LOW(QUIET([.B6];[.D7]))" office:value-type="string" office:string-value=".">
            <text:p>.</text:p>
          </table:table-cell>
          <table:table-cell table:formula="oooc:=LOW(QUIET([.C6];[.D7]))" office:value-type="string" office:string-value=".">
            <text:p>.</text:p>
          </table:table-cell>
          <table:table-cell/>
          <table:table-cell table:number-columns-repeated="2"/>
        </table:table-row>
        <table:table-row table:style-name="ro1">
          <table:table-cell table:formula="oooc:=LOW(QUIET([.A7];[.D8]))" office:value-type="string" office:string-value=".">
            <text:p>.</text:p>
          </table:table-cell>
          <table:table-cell table:formula="oooc:=LOW(QUIET([.B7];[.D8]))" office:value-type="string" office:string-value=".">
            <text:p>.</text:p>
          </table:table-cell>
          <table:table-cell table:formula="oooc:=LOW(QUIET([.C7];[.D8]))" office:value-type="string" office:string-value=".">
            <text:p>.</text:p>
          </table:table-cell>
          <table:table-cell/>
          <table:table-cell table:number-columns-repeated="2"/>
        </table:table-row>
        <table:table-row table:style-name="ro1">
          <table:table-cell table:formula="oooc:=LOW(QUIET([.A8];[.D9]))" office:value-type="string" office:string-value=".">
            <text:p>.</text:p>
          </table:table-cell>
          <table:table-cell table:formula="oooc:=LOW(QUIET([.B8];[.D9]))" office:value-type="string" office:string-value=".">
            <text:p>.</text:p>
          </table:table-cell>
          <table:table-cell table:formula="oooc:=LOW(QUIET([.C8];[.D9]))" office:value-type="string" office:string-value=".">
            <text:p>.</text:p>
          </table:table-cell>
          <table:table-cell/>
          <table:table-cell table:number-columns-repeated="2"/>
        </table:table-row>
        <table:table-row table:style-name="ro1">
          <table:table-cell table:formula="oooc:=LOW(QUIET([.A9];[.D10]))" office:value-type="string" office:string-value=".">
            <text:p>.</text:p>
          </table:table-cell>
          <table:table-cell table:formula="oooc:=LOW(QUIET([.B9];[.D10]))" office:value-type="string" office:string-value=".">
            <text:p>.</text:p>
          </table:table-cell>
          <table:table-cell table:formula="oooc:=LOW(QUIET([.C9];[.D10]))" office:value-type="string" office:string-value=".">
            <text:p>.</text:p>
          </table:table-cell>
          <table:table-cell/>
          <table:table-cell table:number-columns-repeated="2"/>
        </table:table-row>
        <table:table-row table:style-name="ro1">
          <table:table-cell table:formula="oooc:=LOW(QUIET([.A10];[.D11]))" office:value-type="string" office:string-value=".">
            <text:p>.</text:p>
          </table:table-cell>
          <table:table-cell table:formula="oooc:=LOW(QUIET([.B10];[.D11]))" office:value-type="string" office:string-value=".">
            <text:p>.</text:p>
          </table:table-cell>
          <table:table-cell table:formula="oooc:=LOW(QUIET([.C10];[.D11]))" office:value-type="string" office:string-value=".">
            <text:p>.</text:p>
          </table:table-cell>
          <table:table-cell/>
          <table:table-cell table:number-columns-repeated="2"/>
        </table:table-row>
        <table:table-row table:style-name="ro1">
          <table:table-cell table:formula="oooc:=LOW(QUIET([.A11];[.D12]))" office:value-type="string" office:string-value=".">
            <text:p>.</text:p>
          </table:table-cell>
          <table:table-cell table:formula="oooc:=LOW(QUIET([.B11];[.D12]))" office:value-type="string" office:string-value=".">
            <text:p>.</text:p>
          </table:table-cell>
          <table:table-cell table:formula="oooc:=LOW(QUIET([.C11];[.D12]))" office:value-type="string" office:string-value=".">
            <text:p>.</text:p>
          </table:table-cell>
          <table:table-cell/>
          <table:table-cell table:number-columns-repeated="2"/>
        </table:table-row>
        <table:table-row table:style-name="ro1">
          <table:table-cell table:formula="oooc:=LOW(QUIET([.A12];[.D13]))" office:value-type="string" office:string-value=".">
            <text:p>.</text:p>
          </table:table-cell>
          <table:table-cell table:formula="oooc:=LOW(QUIET([.B12];[.D13]))" office:value-type="string" office:string-value=".">
            <text:p>.</text:p>
          </table:table-cell>
          <table:table-cell table:formula="oooc:=LOW(QUIET([.C12];[.D13]))" office:value-type="string" office:string-value=".">
            <text:p>.</text:p>
          </table:table-cell>
          <table:table-cell/>
          <table:table-cell table:number-columns-repeated="2"/>
        </table:table-row>
        <table:table-row table:style-name="ro1">
          <table:table-cell table:formula="oooc:=LOW(QUIET([.A13];[.D14]))" office:value-type="string" office:string-value=".">
            <text:p>.</text:p>
          </table:table-cell>
          <table:table-cell table:formula="oooc:=LOW(QUIET([.B13];[.D14]))" office:value-type="string" office:string-value=".">
            <text:p>.</text:p>
          </table:table-cell>
          <table:table-cell table:formula="oooc:=LOW(QUIET([.C13];[.D14]))" office:value-type="string" office:string-value=".">
            <text:p>.</text:p>
          </table:table-cell>
          <table:table-cell/>
          <table:table-cell table:number-columns-repeated="2"/>
        </table:table-row>
        <table:table-row table:style-name="ro1">
          <table:table-cell table:formula="oooc:=LOW(QUIET([.A14];[.D15]))" office:value-type="string" office:string-value=".">
            <text:p>.</text:p>
          </table:table-cell>
          <table:table-cell table:formula="oooc:=LOW(QUIET([.B14];[.D15]))" office:value-type="string" office:string-value=".">
            <text:p>.</text:p>
          </table:table-cell>
          <table:table-cell table:formula="oooc:=LOW(QUIET([.C14];[.D15]))" office:value-type="string" office:string-value=".">
            <text:p>.</text:p>
          </table:table-cell>
          <table:table-cell/>
          <table:table-cell table:number-columns-repeated="2"/>
        </table:table-row>
        <table:table-row table:style-name="ro1">
          <table:table-cell table:formula="oooc:=LOW(QUIET([.A15];[.D16]))" office:value-type="string" office:string-value=".">
            <text:p>.</text:p>
          </table:table-cell>
          <table:table-cell table:formula="oooc:=LOW(QUIET([.B15];[.D16]))" office:value-type="string" office:string-value=".">
            <text:p>.</text:p>
          </table:table-cell>
          <table:table-cell table:formula="oooc:=LOW(QUIET([.C15];[.D16]))" office:value-type="string" office:string-value=".">
            <text:p>.</text:p>
          </table:table-cell>
          <table:table-cell/>
          <table:table-cell table:number-columns-repeated="2"/>
        </table:table-row>
        <table:table-row table:style-name="ro1">
          <table:table-cell table:formula="oooc:=LOW(QUIET([.A16];[.D17]))" office:value-type="string" office:string-value=".">
            <text:p>.</text:p>
          </table:table-cell>
          <table:table-cell table:formula="oooc:=LOW(QUIET([.B16];[.D17]))" office:value-type="string" office:string-value=".">
            <text:p>.</text:p>
          </table:table-cell>
          <table:table-cell table:formula="oooc:=LOW(QUIET([.C16];[.D17]))" office:value-type="string" office:string-value=".">
            <text:p>.</text:p>
          </table:table-cell>
          <table:table-cell/>
          <table:table-cell table:number-columns-repeated="2"/>
        </table:table-row>
        <table:table-row table:style-name="ro1">
          <table:table-cell table:formula="oooc:=LOW(QUIET([.A17];[.D18]))" office:value-type="string" office:string-value=".">
            <text:p>.</text:p>
          </table:table-cell>
          <table:table-cell table:formula="oooc:=LOW(QUIET([.B17];[.D18]))" office:value-type="string" office:string-value=".">
            <text:p>.</text:p>
          </table:table-cell>
          <table:table-cell table:formula="oooc:=LOW(QUIET([.C17];[.D18]))" office:value-type="string" office:string-value=".">
            <text:p>.</text:p>
          </table:table-cell>
          <table:table-cell/>
          <table:table-cell table:number-columns-repeated="2"/>
        </table:table-row>
        <table:table-row table:style-name="ro1">
          <table:table-cell table:formula="oooc:=LOW(QUIET([.A18];[.D19]))" office:value-type="string" office:string-value=".">
            <text:p>.</text:p>
          </table:table-cell>
          <table:table-cell table:formula="oooc:=LOW(QUIET([.B18];[.D19]))" office:value-type="string" office:string-value=".">
            <text:p>.</text:p>
          </table:table-cell>
          <table:table-cell table:formula="oooc:=LOW(QUIET([.C18];[.D19]))" office:value-type="string" office:string-value=".">
            <text:p>.</text:p>
          </table:table-cell>
          <table:table-cell/>
          <table:table-cell table:number-columns-repeated="2"/>
        </table:table-row>
        <table:table-row table:style-name="ro1">
          <table:table-cell table:formula="oooc:=LOW(QUIET([.A19];[.D20]))" office:value-type="string" office:string-value=".">
            <text:p>.</text:p>
          </table:table-cell>
          <table:table-cell table:formula="oooc:=LOW(QUIET([.B19];[.D20]))" office:value-type="string" office:string-value=".">
            <text:p>.</text:p>
          </table:table-cell>
          <table:table-cell table:formula="oooc:=LOW(QUIET([.C19];[.D20]))" office:value-type="string" office:string-value=".">
            <text:p>.</text:p>
          </table:table-cell>
          <table:table-cell/>
          <table:table-cell table:number-columns-repeated="2"/>
        </table:table-row>
        <table:table-row table:style-name="ro1">
          <table:table-cell table:formula="oooc:=LOW(QUIET([.A20];[.D21]))" office:value-type="string" office:string-value=".">
            <text:p>.</text:p>
          </table:table-cell>
          <table:table-cell table:formula="oooc:=LOW(QUIET([.B20];[.D21]))" office:value-type="string" office:string-value=".">
            <text:p>.</text:p>
          </table:table-cell>
          <table:table-cell table:formula="oooc:=LOW(QUIET([.C20];[.D21]))" office:value-type="string" office:string-value=".">
            <text:p>.</text:p>
          </table:table-cell>
          <table:table-cell/>
          <table:table-cell table:number-columns-repeated="2"/>
        </table:table-row>
        <table:table-row table:style-name="ro1">
          <table:table-cell table:formula="oooc:=LOW(QUIET([.A21];[.D22]))" office:value-type="string" office:string-value=".">
            <text:p>.</text:p>
          </table:table-cell>
          <table:table-cell table:formula="oooc:=LOW(QUIET([.B21];[.D22]))" office:value-type="string" office:string-value=".">
            <text:p>.</text:p>
          </table:table-cell>
          <table:table-cell table:formula="oooc:=LOW(QUIET([.C21];[.D22]))" office:value-type="string" office:string-value=".">
            <text:p>.</text:p>
          </table:table-cell>
          <table:table-cell/>
          <table:table-cell table:number-columns-repeated="2"/>
        </table:table-row>
        <table:table-row table:style-name="ro1">
          <table:table-cell table:formula="oooc:=LOW(QUIET([.A22];[.D23]))" office:value-type="string" office:string-value=".">
            <text:p>.</text:p>
          </table:table-cell>
          <table:table-cell table:formula="oooc:=LOW(QUIET([.B22];[.D23]))" office:value-type="string" office:string-value=".">
            <text:p>.</text:p>
          </table:table-cell>
          <table:table-cell table:formula="oooc:=LOW(QUIET([.C22];[.D23]))" office:value-type="string" office:string-value=".">
            <text:p>.</text:p>
          </table:table-cell>
          <table:table-cell/>
          <table:table-cell table:number-columns-repeated="2"/>
        </table:table-row>
        <table:table-row table:style-name="ro1">
          <table:table-cell table:formula="oooc:=LOW(QUIET([.A23];[.D24]))" office:value-type="string" office:string-value=".">
            <text:p>.</text:p>
          </table:table-cell>
          <table:table-cell table:formula="oooc:=LOW(QUIET([.B23];[.D24]))" office:value-type="string" office:string-value=".">
            <text:p>.</text:p>
          </table:table-cell>
          <table:table-cell table:formula="oooc:=LOW(QUIET([.C23];[.D24]))" office:value-type="string" office:string-value=".">
            <text:p>.</text:p>
          </table:table-cell>
          <table:table-cell/>
          <table:table-cell table:number-columns-repeated="2"/>
        </table:table-row>
        <table:table-row table:style-name="ro1">
          <table:table-cell table:formula="oooc:=LOW(QUIET([.A24];[.D25]))" office:value-type="string" office:string-value=".">
            <text:p>.</text:p>
          </table:table-cell>
          <table:table-cell table:formula="oooc:=LOW(QUIET([.B24];[.D25]))" office:value-type="string" office:string-value=".">
            <text:p>.</text:p>
          </table:table-cell>
          <table:table-cell table:formula="oooc:=LOW(QUIET([.C24];[.D25]))" office:value-type="string" office:string-value=".">
            <text:p>.</text:p>
          </table:table-cell>
          <table:table-cell/>
          <table:table-cell table:number-columns-repeated="2"/>
        </table:table-row>
        <table:table-row table:style-name="ro1">
          <table:table-cell table:formula="oooc:=LOW(QUIET([.A25];[.D26]))" office:value-type="string" office:string-value=".">
            <text:p>.</text:p>
          </table:table-cell>
          <table:table-cell table:formula="oooc:=LOW(QUIET([.B25];[.D26]))" office:value-type="string" office:string-value=".">
            <text:p>.</text:p>
          </table:table-cell>
          <table:table-cell table:formula="oooc:=LOW(QUIET([.C25];[.D26]))" office:value-type="string" office:string-value=".">
            <text:p>.</text:p>
          </table:table-cell>
          <table:table-cell/>
          <table:table-cell table:number-columns-repeated="2"/>
        </table:table-row>
        <table:table-row table:style-name="ro1">
          <table:table-cell table:formula="oooc:=LOW(QUIET([.A26];[.D27]))" office:value-type="string" office:string-value=".">
            <text:p>.</text:p>
          </table:table-cell>
          <table:table-cell table:formula="oooc:=LOW(QUIET([.B26];[.D27]))" office:value-type="string" office:string-value=".">
            <text:p>.</text:p>
          </table:table-cell>
          <table:table-cell table:formula="oooc:=LOW(QUIET([.C26];[.D27]))" office:value-type="string" office:string-value=".">
            <text:p>.</text:p>
          </table:table-cell>
          <table:table-cell/>
          <table:table-cell table:number-columns-repeated="2"/>
        </table:table-row>
        <table:table-row table:style-name="ro1">
          <table:table-cell table:formula="oooc:=LOW(QUIET([.A27];[.D28]))" office:value-type="string" office:string-value=".">
            <text:p>.</text:p>
          </table:table-cell>
          <table:table-cell table:formula="oooc:=LOW(QUIET([.B27];[.D28]))" office:value-type="string" office:string-value=".">
            <text:p>.</text:p>
          </table:table-cell>
          <table:table-cell table:formula="oooc:=LOW(QUIET([.C27];[.D28]))" office:value-type="string" office:string-value=".">
            <text:p>.</text:p>
          </table:table-cell>
          <table:table-cell/>
          <table:table-cell table:number-columns-repeated="2"/>
        </table:table-row>
        <table:table-row table:style-name="ro1">
          <table:table-cell table:formula="oooc:=LOW(QUIET([.A28];[.D29]))" office:value-type="string" office:string-value=".">
            <text:p>.</text:p>
          </table:table-cell>
          <table:table-cell table:formula="oooc:=LOW(QUIET([.B28];[.D29]))" office:value-type="string" office:string-value=".">
            <text:p>.</text:p>
          </table:table-cell>
          <table:table-cell table:formula="oooc:=LOW(QUIET([.C28];[.D29]))" office:value-type="string" office:string-value=".">
            <text:p>.</text:p>
          </table:table-cell>
          <table:table-cell/>
          <table:table-cell table:number-columns-repeated="2"/>
        </table:table-row>
        <table:table-row table:style-name="ro1">
          <table:table-cell table:formula="oooc:=LOW(QUIET([.A29];[.D30]))" office:value-type="string" office:string-value=".">
            <text:p>.</text:p>
          </table:table-cell>
          <table:table-cell table:formula="oooc:=LOW(QUIET([.B29];[.D30]))" office:value-type="string" office:string-value=".">
            <text:p>.</text:p>
          </table:table-cell>
          <table:table-cell table:formula="oooc:=LOW(QUIET([.C29];[.D30]))" office:value-type="string" office:string-value=".">
            <text:p>.</text:p>
          </table:table-cell>
          <table:table-cell/>
          <table:table-cell table:number-columns-repeated="2"/>
        </table:table-row>
        <table:table-row table:style-name="ro1">
          <table:table-cell table:formula="oooc:=LOW(QUIET([.A30];[.D31]))" office:value-type="string" office:string-value=".">
            <text:p>.</text:p>
          </table:table-cell>
          <table:table-cell table:formula="oooc:=LOW(QUIET([.B30];[.D31]))" office:value-type="string" office:string-value=".">
            <text:p>.</text:p>
          </table:table-cell>
          <table:table-cell table:formula="oooc:=LOW(QUIET([.C30];[.D31]))" office:value-type="string" office:string-value=".">
            <text:p>.</text:p>
          </table:table-cell>
          <table:table-cell/>
          <table:table-cell table:number-columns-repeated="2"/>
        </table:table-row>
        <table:table-row table:style-name="ro1">
          <table:table-cell table:formula="oooc:=LOW(QUIET([.A31];[.D32]))" office:value-type="string" office:string-value=".">
            <text:p>.</text:p>
          </table:table-cell>
          <table:table-cell table:formula="oooc:=LOW(QUIET([.B31];[.D32]))" office:value-type="string" office:string-value=".">
            <text:p>.</text:p>
          </table:table-cell>
          <table:table-cell table:formula="oooc:=LOW(QUIET([.C31];[.D32]))" office:value-type="string" office:string-value=".">
            <text:p>.</text:p>
          </table:table-cell>
          <table:table-cell/>
          <table:table-cell table:number-columns-repeated="2"/>
        </table:table-row>
        <table:table-row table:style-name="ro1" table:number-rows-repeated="65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n" fo:country="GB"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5-12">12/05/2010</text:date>, <text:time>18:17: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2-13T03:32:46</meta:creation-date>
    <dc:date>2010-05-12T18:17:03</dc:date>
    <meta:editing-cycles>379</meta:editing-cycles>
    <meta:editing-duration>P6DT7H23M35S</meta:editing-duration>
    <meta:user-defined meta:name="Info 1"/>
    <meta:user-defined meta:name="Info 2"/>
    <meta:user-defined meta:name="Info 3"/>
    <meta:user-defined meta:name="Info 4"/>
    <meta:document-statistic meta:table-count="10" meta:cell-count="11771"/>
  </office:meta>
</office:document-meta>
</file>

<file path=Basic/Standard/Module1.xml><?xml version="1.0" encoding="utf-8"?>
<!DOCTYPE module  PUBLIC '-//OpenOffice.org//DTD OfficeDocument 1.0//EN'  'module.dtd'>
<script:module xmlns:script="http://openoffice.org/2000/script" script:name="Module1" script:language="StarBasic">
Sub Main ()
  rem MsgBox "Main ()"
  WriteSchema (ThisComponent, "/home/lyndon/desk/schema/mapping")
End Sub

Function Quiet (Message As String, Volume As String) As String
  Q = "."
  If Volume &lt;&gt; "0" Then
    Q = Message
  End If
  Quiet = Q
End Function

Function High (Low As String) As String
  H = ""
  If Len (Low) &gt; 0 Then
    If Len (Low) &gt; 1 Then
      H = UCase (Left (Low, 1)) &amp; Right (Low, Len (Low) - 1)
    Else H = UCase (Low)
    End If
  End If
  High = H
End Function

Function Low (High As String) As String
  L = ""
  If Len (High) &gt; 0 Then
    If Len (High) &gt; 1 Then
      L = LCase (Left (High, 1)) &amp; Right (High, Len (High) - 1)
    Else L = LCase (High)
    End If
  End If
  Low = L
End Function


Function PkgFolder (PkgName As String) As String
  PkgFolder = Replace (PkgName, ".", "/")
End Function


Function Foo (Bar As String, Baz As String) As String
  MsgBox "sdf"
  Foo = Bar &amp; Baz
End Function

</script:module>
</file>

<file path=Basic/Standard/Module2.xml><?xml version="1.0" encoding="utf-8"?>
<!DOCTYPE module  PUBLIC '-//OpenOffice.org//DTD OfficeDocument 1.0//EN'  'module.dtd'>
<script:module xmlns:script="http://openoffice.org/2000/script" script:name="Module2" script:language="StarBasic">
Dim Relations As String
Dim Records As String

Sub WriteSchema (Document As Object, FolderName As String, FileName As String)
  SetSchema (Document.Sheets)
  WriteFile (FolderName, "relations", Relations)
  WriteFile (FolderName, "records", Records)
  MsgBox Relations
  MsgBox Records
End Sub

Sub SetSchema (Sheets As Object)
  P = ""
  I = 0
  While I &lt; Sheets.Count
    Q = ""
    J = 0
    S = Sheets (I).getCellByPosition (0, J).String
    While S &lt;&gt; "."
      R = ""
      K = 0
      S = Sheets (I).getCellByPosition (K, J).String
      While S &lt;&gt; ""
        rem MsgBox S
        R = R &amp; " " &amp; S
        K = K + 1
        S = Sheets (I).getCellByPosition (K, J).String
      WEnd
      rem MsgBox R
      If J = 0 Then
        Relations = Relations &amp; Chr (13) &amp; Trim (R)
      Else
        Records = Records &amp; Chr (13) &amp; Trim (R)
      End If
      Q = Q &amp; Chr (13) &amp; R
      J = J + 1
      S = Sheets (I).getCellByPosition (0, J).String
    WEnd
    rem MsgBox Q
    P = P &amp; Chr (13) &amp; Q
    I = I + 1
  WEnd
  rem MsgBox P
End Sub

Sub WriteFile (FolderName As String, FileName As String, FileContent As String)
  Lyne = "# " &amp; FileName &amp; Chr (13) &amp; FileContent
  MkDir (FolderName)
  FileNo = FreeFile
  Open FolderName &amp; "/" &amp; FileName For Output As #FileNo
  Print #FileNo, Lyne
  Close #FileN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